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0.88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13.34mm"/>
    </style:style>
    <style:style style:name="co6" style:family="table-column">
      <style:table-column-properties fo:break-before="auto" style:column-width="21.5mm"/>
    </style:style>
    <style:style style:name="co7" style:family="table-column">
      <style:table-column-properties fo:break-before="auto" style:column-width="23.78mm"/>
    </style:style>
    <style:style style:name="co8" style:family="table-column">
      <style:table-column-properties fo:break-before="auto" style:column-width="9.24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5mm"/>
    </style:style>
    <style:style style:name="co12" style:family="table-column">
      <style:table-column-properties fo:break-before="auto" style:column-width="52.63mm"/>
    </style:style>
    <style:style style:name="co13" style:family="table-column">
      <style:table-column-properties fo:break-before="auto" style:column-width="14.78mm"/>
    </style:style>
    <style:style style:name="co14" style:family="table-column">
      <style:table-column-properties fo:break-before="auto" style:column-width="40.92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31.94mm"/>
    </style:style>
    <style:style style:name="co17" style:family="table-column">
      <style:table-column-properties fo:break-before="auto" style:column-width="44.47mm"/>
    </style:style>
    <style:style style:name="co18" style:family="table-column">
      <style:table-column-properties fo:break-before="auto" style:column-width="58.9mm"/>
    </style:style>
    <style:style style:name="co19" style:family="table-column">
      <style:table-column-properties fo:break-before="auto" style:column-width="33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first_name_2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last_name_2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istrict</text:p>
          </table:table-cell>
          <table:table-cell/>
          <table:table-cell office:value-type="string" calcext:value-type="string">
            <text:p>INSERT INTO students (dni, code, tuition, names, last_names, email, picture_url, phone, address, district_id) VALUES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4212955" calcext:value-type="float">
            <text:p>44212955</text:p>
          </table:table-cell>
          <table:table-cell office:value-type="float" office:value="2020001" calcext:value-type="float">
            <text:p>2020001</text:p>
          </table:table-cell>
          <table:table-cell table:formula="of:=RANDBETWEEN(1000; 99999)" office:value-type="float" office:value="60176" calcext:value-type="float">
            <text:p>60176</text:p>
          </table:table-cell>
          <table:table-cell office:value-type="string" calcext:value-type="string">
            <text:p>Cherlyn</text:p>
          </table:table-cell>
          <table:table-cell office:value-type="string" calcext:value-type="string">
            <text:p>Jobye</text:p>
          </table:table-cell>
          <table:table-cell office:value-type="string" calcext:value-type="string">
            <text:p>Aarons</text:p>
          </table:table-cell>
          <table:table-cell office:value-type="string" calcext:value-type="string">
            <text:p>Daubeny</text:p>
          </table:table-cell>
          <table:table-cell office:value-type="string" calcext:value-type="string">
            <text:p><text:a xlink:href="mailto:danker7@fotki.com" xlink:type="simple">danker7@fotki.com</text:a>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62-410-758</text:p>
          </table:table-cell>
          <table:table-cell office:value-type="string" calcext:value-type="string">
            <text:p>14 Lakewood Lane</text:p>
          </table:table-cell>
          <table:table-cell table:formula="of:=RANDBETWEEN(1;1833)" office:value-type="float" office:value="1823" calcext:value-type="float">
            <text:p>1823</text:p>
          </table:table-cell>
          <table:table-cell/>
          <table:table-cell table:formula="of:=CONCATENATE(&quot;(&quot;;[.A2];&quot;, &quot;;[.B2];&quot;, &quot;;[.C2];&quot;, '&quot;;[.D2];&quot; &quot;;[.E2];&quot;', '&quot;;[.F2];&quot; &quot;;[.G2];&quot;', '&quot;; [.H2]; &quot;'&quot;; [.I2];&quot;', '&quot;;[.J2];&quot;', '&quot;;[.K2];&quot;', &quot;;[.L2]; &quot;), &quot;)" office:value-type="string" office:string-value="(44212955, 2020001, 60176, 'Cherlyn Jobye', 'Aarons Daubeny', 'danker7@fotki.com'https://librenoticias.com/wp-content/uploads/2020/08/default-user-image.png', '962-410-758', '14 Lakewood Lane', 1823), " calcext:value-type="string">
            <text:p>(44212955, 2020001, 60176, 'Cherlyn Jobye', 'Aarons Daubeny', 'danker7@fotki.com'https://librenoticias.com/wp-content/uploads/2020/08/default-user-image.png', '962-410-758', '14 Lakewood Lane', 182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2468688" calcext:value-type="float">
            <text:p>72468688</text:p>
          </table:table-cell>
          <table:table-cell office:value-type="float" office:value="2020002" calcext:value-type="float">
            <text:p>2020002</text:p>
          </table:table-cell>
          <table:table-cell table:formula="of:=RANDBETWEEN(1000; 99999)" office:value-type="float" office:value="5439" calcext:value-type="float">
            <text:p>5439</text:p>
          </table:table-cell>
          <table:table-cell office:value-type="string" calcext:value-type="string">
            <text:p>Gretel</text:p>
          </table:table-cell>
          <table:table-cell office:value-type="string" calcext:value-type="string">
            <text:p>Myrlene</text:p>
          </table:table-cell>
          <table:table-cell office:value-type="string" calcext:value-type="string">
            <text:p>Abadam</text:p>
          </table:table-cell>
          <table:table-cell office:value-type="string" calcext:value-type="string">
            <text:p>Northill</text:p>
          </table:table-cell>
          <table:table-cell office:value-type="string" calcext:value-type="string">
            <text:p>mnorthill1c@cbc.ca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59-532-505</text:p>
          </table:table-cell>
          <table:table-cell office:value-type="string" calcext:value-type="string">
            <text:p>64705 Ridge Oak Pass</text:p>
          </table:table-cell>
          <table:table-cell table:formula="of:=RANDBETWEEN(1;1833)" office:value-type="float" office:value="452" calcext:value-type="float">
            <text:p>452</text:p>
          </table:table-cell>
          <table:table-cell/>
          <table:table-cell table:formula="of:=CONCATENATE(&quot;(&quot;;[.A3];&quot;, &quot;;[.B3];&quot;, &quot;;[.C3];&quot;, '&quot;;[.D3];&quot; &quot;;[.E3];&quot;', '&quot;;[.F3];&quot; &quot;;[.G3];&quot;', '&quot;; [.H3]; &quot;'&quot;; [.I3];&quot;', '&quot;;[.J3];&quot;', '&quot;;[.K3];&quot;', &quot;;[.L3]; &quot;), &quot;)" office:value-type="string" office:string-value="(72468688, 2020002, 5439, 'Gretel Myrlene', 'Abadam Northill', 'mnorthill1c@cbc.ca'https://librenoticias.com/wp-content/uploads/2020/08/default-user-image.png', '959-532-505', '64705 Ridge Oak Pass', 452), " calcext:value-type="string">
            <text:p>(72468688, 2020002, 5439, 'Gretel Myrlene', 'Abadam Northill', 'mnorthill1c@cbc.ca'https://librenoticias.com/wp-content/uploads/2020/08/default-user-image.png', '959-532-505', '64705 Ridge Oak Pass', 45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2483870" calcext:value-type="float">
            <text:p>72483870</text:p>
          </table:table-cell>
          <table:table-cell office:value-type="float" office:value="2020003" calcext:value-type="float">
            <text:p>2020003</text:p>
          </table:table-cell>
          <table:table-cell table:formula="of:=RANDBETWEEN(1000; 99999)" office:value-type="float" office:value="96476" calcext:value-type="float">
            <text:p>96476</text:p>
          </table:table-cell>
          <table:table-cell office:value-type="string" calcext:value-type="string">
            <text:p>Aylmar</text:p>
          </table:table-cell>
          <table:table-cell office:value-type="string" calcext:value-type="string">
            <text:p>Goober</text:p>
          </table:table-cell>
          <table:table-cell office:value-type="string" calcext:value-type="string">
            <text:p>Abercrombie</text:p>
          </table:table-cell>
          <table:table-cell office:value-type="string" calcext:value-type="string">
            <text:p>Iashvili</text:p>
          </table:table-cell>
          <table:table-cell office:value-type="string" calcext:value-type="string">
            <text:p>giashviliz@appl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59-644-116</text:p>
          </table:table-cell>
          <table:table-cell office:value-type="string" calcext:value-type="string">
            <text:p>8639 Artisan Circle</text:p>
          </table:table-cell>
          <table:table-cell table:formula="of:=RANDBETWEEN(1;1833)" office:value-type="float" office:value="903" calcext:value-type="float">
            <text:p>903</text:p>
          </table:table-cell>
          <table:table-cell/>
          <table:table-cell table:formula="of:=CONCATENATE(&quot;(&quot;;[.A4];&quot;, &quot;;[.B4];&quot;, &quot;;[.C4];&quot;, '&quot;;[.D4];&quot; &quot;;[.E4];&quot;', '&quot;;[.F4];&quot; &quot;;[.G4];&quot;', '&quot;; [.H4]; &quot;'&quot;; [.I4];&quot;', '&quot;;[.J4];&quot;', '&quot;;[.K4];&quot;', &quot;;[.L4]; &quot;), &quot;)" office:value-type="string" office:string-value="(72483870, 2020003, 96476, 'Aylmar Goober', 'Abercrombie Iashvili', 'giashviliz@apple.com'https://librenoticias.com/wp-content/uploads/2020/08/default-user-image.png', '859-644-116', '8639 Artisan Circle', 903), " calcext:value-type="string">
            <text:p>(72483870, 2020003, 96476, 'Aylmar Goober', 'Abercrombie Iashvili', 'giashviliz@apple.com'https://librenoticias.com/wp-content/uploads/2020/08/default-user-image.png', '859-644-116', '8639 Artisan Circle', 90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1934668" calcext:value-type="float">
            <text:p>11934668</text:p>
          </table:table-cell>
          <table:table-cell office:value-type="float" office:value="2020004" calcext:value-type="float">
            <text:p>2020004</text:p>
          </table:table-cell>
          <table:table-cell table:formula="of:=RANDBETWEEN(1000; 99999)" office:value-type="float" office:value="70263" calcext:value-type="float">
            <text:p>70263</text:p>
          </table:table-cell>
          <table:table-cell office:value-type="string" calcext:value-type="string">
            <text:p>Meade</text:p>
          </table:table-cell>
          <table:table-cell office:value-type="string" calcext:value-type="string">
            <text:p>Shay</text:p>
          </table:table-cell>
          <table:table-cell office:value-type="string" calcext:value-type="string">
            <text:p>Abrahams</text:p>
          </table:table-cell>
          <table:table-cell office:value-type="string" calcext:value-type="string">
            <text:p>Moisey</text:p>
          </table:table-cell>
          <table:table-cell office:value-type="string" calcext:value-type="string">
            <text:p>smoisey0@google.d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53-127-151</text:p>
          </table:table-cell>
          <table:table-cell office:value-type="string" calcext:value-type="string">
            <text:p>5903 Bashford Road</text:p>
          </table:table-cell>
          <table:table-cell table:formula="of:=RANDBETWEEN(1;1833)" office:value-type="float" office:value="53" calcext:value-type="float">
            <text:p>53</text:p>
          </table:table-cell>
          <table:table-cell/>
          <table:table-cell table:formula="of:=CONCATENATE(&quot;(&quot;;[.A5];&quot;, &quot;;[.B5];&quot;, &quot;;[.C5];&quot;, '&quot;;[.D5];&quot; &quot;;[.E5];&quot;', '&quot;;[.F5];&quot; &quot;;[.G5];&quot;', '&quot;; [.H5]; &quot;'&quot;; [.I5];&quot;', '&quot;;[.J5];&quot;', '&quot;;[.K5];&quot;', &quot;;[.L5]; &quot;), &quot;)" office:value-type="string" office:string-value="(11934668, 2020004, 70263, 'Meade Shay', 'Abrahams Moisey', 'smoisey0@google.de'https://librenoticias.com/wp-content/uploads/2020/08/default-user-image.png', '153-127-151', '5903 Bashford Road', 53), " calcext:value-type="string">
            <text:p>(11934668, 2020004, 70263, 'Meade Shay', 'Abrahams Moisey', 'smoisey0@google.de'https://librenoticias.com/wp-content/uploads/2020/08/default-user-image.png', '153-127-151', '5903 Bashford Road', 5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1617206" calcext:value-type="float">
            <text:p>11617206</text:p>
          </table:table-cell>
          <table:table-cell office:value-type="float" office:value="2020005" calcext:value-type="float">
            <text:p>2020005</text:p>
          </table:table-cell>
          <table:table-cell table:formula="of:=RANDBETWEEN(1000; 99999)" office:value-type="float" office:value="11862" calcext:value-type="float">
            <text:p>11862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Daren</text:p>
          </table:table-cell>
          <table:table-cell office:value-type="string" calcext:value-type="string">
            <text:p>Ackerley</text:p>
          </table:table-cell>
          <table:table-cell office:value-type="string" calcext:value-type="string">
            <text:p>Canning</text:p>
          </table:table-cell>
          <table:table-cell office:value-type="string" calcext:value-type="string">
            <text:p>dcanning8z@independent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57-198-311</text:p>
          </table:table-cell>
          <table:table-cell office:value-type="string" calcext:value-type="string">
            <text:p>280 Schiller Terrace</text:p>
          </table:table-cell>
          <table:table-cell table:formula="of:=RANDBETWEEN(1;1833)" office:value-type="float" office:value="1223" calcext:value-type="float">
            <text:p>1223</text:p>
          </table:table-cell>
          <table:table-cell/>
          <table:table-cell table:formula="of:=CONCATENATE(&quot;(&quot;;[.A6];&quot;, &quot;;[.B6];&quot;, &quot;;[.C6];&quot;, '&quot;;[.D6];&quot; &quot;;[.E6];&quot;', '&quot;;[.F6];&quot; &quot;;[.G6];&quot;', '&quot;; [.H6]; &quot;'&quot;; [.I6];&quot;', '&quot;;[.J6];&quot;', '&quot;;[.K6];&quot;', &quot;;[.L6]; &quot;), &quot;)" office:value-type="string" office:string-value="(11617206, 2020005, 11862, 'Chip Daren', 'Ackerley Canning', 'dcanning8z@independent.co.uk'https://librenoticias.com/wp-content/uploads/2020/08/default-user-image.png', '257-198-311', '280 Schiller Terrace', 1223), " calcext:value-type="string">
            <text:p>(11617206, 2020005, 11862, 'Chip Daren', 'Ackerley Canning', 'dcanning8z@independent.co.uk'https://librenoticias.com/wp-content/uploads/2020/08/default-user-image.png', '257-198-311', '280 Schiller Terrace', 122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0536687" calcext:value-type="float">
            <text:p>80536687</text:p>
          </table:table-cell>
          <table:table-cell office:value-type="float" office:value="2020006" calcext:value-type="float">
            <text:p>2020006</text:p>
          </table:table-cell>
          <table:table-cell table:formula="of:=RANDBETWEEN(1000; 99999)" office:value-type="float" office:value="19250" calcext:value-type="float">
            <text:p>19250</text:p>
          </table:table-cell>
          <table:table-cell office:value-type="string" calcext:value-type="string">
            <text:p>Marguerite</text:p>
          </table:table-cell>
          <table:table-cell office:value-type="string" calcext:value-type="string">
            <text:p>Greer</text:p>
          </table:table-cell>
          <table:table-cell office:value-type="string" calcext:value-type="string">
            <text:p>Adamolli</text:p>
          </table:table-cell>
          <table:table-cell office:value-type="string" calcext:value-type="string">
            <text:p>Burkwood</text:p>
          </table:table-cell>
          <table:table-cell office:value-type="string" calcext:value-type="string">
            <text:p>gburkwood6t@wile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12-980-865</text:p>
          </table:table-cell>
          <table:table-cell office:value-type="string" calcext:value-type="string">
            <text:p>8 Golden Leaf Trail</text:p>
          </table:table-cell>
          <table:table-cell table:formula="of:=RANDBETWEEN(1;1833)" office:value-type="float" office:value="1069" calcext:value-type="float">
            <text:p>1069</text:p>
          </table:table-cell>
          <table:table-cell/>
          <table:table-cell table:formula="of:=CONCATENATE(&quot;(&quot;;[.A7];&quot;, &quot;;[.B7];&quot;, &quot;;[.C7];&quot;, '&quot;;[.D7];&quot; &quot;;[.E7];&quot;', '&quot;;[.F7];&quot; &quot;;[.G7];&quot;', '&quot;; [.H7]; &quot;'&quot;; [.I7];&quot;', '&quot;;[.J7];&quot;', '&quot;;[.K7];&quot;', &quot;;[.L7]; &quot;), &quot;)" office:value-type="string" office:string-value="(80536687, 2020006, 19250, 'Marguerite Greer', 'Adamolli Burkwood', 'gburkwood6t@wiley.com'https://librenoticias.com/wp-content/uploads/2020/08/default-user-image.png', '512-980-865', '8 Golden Leaf Trail', 1069), " calcext:value-type="string">
            <text:p>(80536687, 2020006, 19250, 'Marguerite Greer', 'Adamolli Burkwood', 'gburkwood6t@wiley.com'https://librenoticias.com/wp-content/uploads/2020/08/default-user-image.png', '512-980-865', '8 Golden Leaf Trail', 106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6790316" calcext:value-type="float">
            <text:p>46790316</text:p>
          </table:table-cell>
          <table:table-cell office:value-type="float" office:value="2020007" calcext:value-type="float">
            <text:p>2020007</text:p>
          </table:table-cell>
          <table:table-cell table:formula="of:=RANDBETWEEN(1000; 99999)" office:value-type="float" office:value="22579" calcext:value-type="float">
            <text:p>22579</text:p>
          </table:table-cell>
          <table:table-cell office:value-type="string" calcext:value-type="string">
            <text:p>Gannie</text:p>
          </table:table-cell>
          <table:table-cell office:value-type="string" calcext:value-type="string">
            <text:p>Ludvig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Thornewill</text:p>
          </table:table-cell>
          <table:table-cell office:value-type="string" calcext:value-type="string">
            <text:p>lthornewill7b@youtub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64-725-644</text:p>
          </table:table-cell>
          <table:table-cell office:value-type="string" calcext:value-type="string">
            <text:p>4456 Hanson Crossing</text:p>
          </table:table-cell>
          <table:table-cell table:formula="of:=RANDBETWEEN(1;1833)" office:value-type="float" office:value="1205" calcext:value-type="float">
            <text:p>1205</text:p>
          </table:table-cell>
          <table:table-cell/>
          <table:table-cell table:formula="of:=CONCATENATE(&quot;(&quot;;[.A8];&quot;, &quot;;[.B8];&quot;, &quot;;[.C8];&quot;, '&quot;;[.D8];&quot; &quot;;[.E8];&quot;', '&quot;;[.F8];&quot; &quot;;[.G8];&quot;', '&quot;; [.H8]; &quot;'&quot;; [.I8];&quot;', '&quot;;[.J8];&quot;', '&quot;;[.K8];&quot;', &quot;;[.L8]; &quot;), &quot;)" office:value-type="string" office:string-value="(46790316, 2020007, 22579, 'Gannie Ludvig', 'Aguilar Thornewill', 'lthornewill7b@youtube.com'https://librenoticias.com/wp-content/uploads/2020/08/default-user-image.png', '364-725-644', '4456 Hanson Crossing', 1205), " calcext:value-type="string">
            <text:p>(46790316, 2020007, 22579, 'Gannie Ludvig', 'Aguilar Thornewill', 'lthornewill7b@youtube.com'https://librenoticias.com/wp-content/uploads/2020/08/default-user-image.png', '364-725-644', '4456 Hanson Crossing', 120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1305938" calcext:value-type="float">
            <text:p>31305938</text:p>
          </table:table-cell>
          <table:table-cell office:value-type="float" office:value="2020008" calcext:value-type="float">
            <text:p>2020008</text:p>
          </table:table-cell>
          <table:table-cell table:formula="of:=RANDBETWEEN(1000; 99999)" office:value-type="float" office:value="61315" calcext:value-type="float">
            <text:p>61315</text:p>
          </table:table-cell>
          <table:table-cell office:value-type="string" calcext:value-type="string">
            <text:p>Jameson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Ahrendsen</text:p>
          </table:table-cell>
          <table:table-cell office:value-type="string" calcext:value-type="string">
            <text:p>Hanniger</text:p>
          </table:table-cell>
          <table:table-cell office:value-type="string" calcext:value-type="string">
            <text:p>bhannigerb0@blogspo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05-976-247</text:p>
          </table:table-cell>
          <table:table-cell office:value-type="string" calcext:value-type="string">
            <text:p>253 Judy Junction</text:p>
          </table:table-cell>
          <table:table-cell table:formula="of:=RANDBETWEEN(1;1833)" office:value-type="float" office:value="1279" calcext:value-type="float">
            <text:p>1279</text:p>
          </table:table-cell>
          <table:table-cell/>
          <table:table-cell table:formula="of:=CONCATENATE(&quot;(&quot;;[.A9];&quot;, &quot;;[.B9];&quot;, &quot;;[.C9];&quot;, '&quot;;[.D9];&quot; &quot;;[.E9];&quot;', '&quot;;[.F9];&quot; &quot;;[.G9];&quot;', '&quot;; [.H9]; &quot;'&quot;; [.I9];&quot;', '&quot;;[.J9];&quot;', '&quot;;[.K9];&quot;', &quot;;[.L9]; &quot;), &quot;)" office:value-type="string" office:string-value="(31305938, 2020008, 61315, 'Jameson Bernardo', 'Ahrendsen Hanniger', 'bhannigerb0@blogspot.com'https://librenoticias.com/wp-content/uploads/2020/08/default-user-image.png', '305-976-247', '253 Judy Junction', 1279), " calcext:value-type="string">
            <text:p>(31305938, 2020008, 61315, 'Jameson Bernardo', 'Ahrendsen Hanniger', 'bhannigerb0@blogspot.com'https://librenoticias.com/wp-content/uploads/2020/08/default-user-image.png', '305-976-247', '253 Judy Junction', 127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0142617" calcext:value-type="float">
            <text:p>20142617</text:p>
          </table:table-cell>
          <table:table-cell office:value-type="float" office:value="2020009" calcext:value-type="float">
            <text:p>2020009</text:p>
          </table:table-cell>
          <table:table-cell table:formula="of:=RANDBETWEEN(1000; 99999)" office:value-type="float" office:value="53069" calcext:value-type="float">
            <text:p>53069</text:p>
          </table:table-cell>
          <table:table-cell office:value-type="string" calcext:value-type="string">
            <text:p>Valma</text:p>
          </table:table-cell>
          <table:table-cell office:value-type="string" calcext:value-type="string">
            <text:p>Brit</text:p>
          </table:table-cell>
          <table:table-cell office:value-type="string" calcext:value-type="string">
            <text:p>Ailward</text:p>
          </table:table-cell>
          <table:table-cell office:value-type="string" calcext:value-type="string">
            <text:p>Shervington</text:p>
          </table:table-cell>
          <table:table-cell office:value-type="string" calcext:value-type="string">
            <text:p>bshervingtonm8@altervista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28-226-380</text:p>
          </table:table-cell>
          <table:table-cell office:value-type="string" calcext:value-type="string">
            <text:p>20 Graceland Trail</text:p>
          </table:table-cell>
          <table:table-cell table:formula="of:=RANDBETWEEN(1;1833)" office:value-type="float" office:value="418" calcext:value-type="float">
            <text:p>418</text:p>
          </table:table-cell>
          <table:table-cell/>
          <table:table-cell table:formula="of:=CONCATENATE(&quot;(&quot;;[.A10];&quot;, &quot;;[.B10];&quot;, &quot;;[.C10];&quot;, '&quot;;[.D10];&quot; &quot;;[.E10];&quot;', '&quot;;[.F10];&quot; &quot;;[.G10];&quot;', '&quot;; [.H10]; &quot;'&quot;; [.I10];&quot;', '&quot;;[.J10];&quot;', '&quot;;[.K10];&quot;', &quot;;[.L10]; &quot;), &quot;)" office:value-type="string" office:string-value="(20142617, 2020009, 53069, 'Valma Brit', 'Ailward Shervington', 'bshervingtonm8@altervista.org'https://librenoticias.com/wp-content/uploads/2020/08/default-user-image.png', '828-226-380', '20 Graceland Trail', 418), " calcext:value-type="string">
            <text:p>(20142617, 2020009, 53069, 'Valma Brit', 'Ailward Shervington', 'bshervingtonm8@altervista.org'https://librenoticias.com/wp-content/uploads/2020/08/default-user-image.png', '828-226-380', '20 Graceland Trail', 41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9652571" calcext:value-type="float">
            <text:p>19652571</text:p>
          </table:table-cell>
          <table:table-cell office:value-type="float" office:value="2020010" calcext:value-type="float">
            <text:p>2020010</text:p>
          </table:table-cell>
          <table:table-cell table:formula="of:=RANDBETWEEN(1000; 99999)" office:value-type="float" office:value="1750" calcext:value-type="float">
            <text:p>1750</text:p>
          </table:table-cell>
          <table:table-cell office:value-type="string" calcext:value-type="string">
            <text:p>Jenni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Alabone</text:p>
          </table:table-cell>
          <table:table-cell office:value-type="string" calcext:value-type="string">
            <text:p>Radborne</text:p>
          </table:table-cell>
          <table:table-cell office:value-type="string" calcext:value-type="string">
            <text:p>iradborneep@sitemet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29-909-298</text:p>
          </table:table-cell>
          <table:table-cell office:value-type="string" calcext:value-type="string">
            <text:p>96923 Lighthouse Bay Hill</text:p>
          </table:table-cell>
          <table:table-cell table:formula="of:=RANDBETWEEN(1;1833)" office:value-type="float" office:value="1542" calcext:value-type="float">
            <text:p>1542</text:p>
          </table:table-cell>
          <table:table-cell/>
          <table:table-cell table:formula="of:=CONCATENATE(&quot;(&quot;;[.A11];&quot;, &quot;;[.B11];&quot;, &quot;;[.C11];&quot;, '&quot;;[.D11];&quot; &quot;;[.E11];&quot;', '&quot;;[.F11];&quot; &quot;;[.G11];&quot;', '&quot;; [.H11]; &quot;'&quot;; [.I11];&quot;', '&quot;;[.J11];&quot;', '&quot;;[.K11];&quot;', &quot;;[.L11]; &quot;), &quot;)" office:value-type="string" office:string-value="(19652571, 2020010, 1750, 'Jenni Iris', 'Alabone Radborne', 'iradborneep@sitemeter.com'https://librenoticias.com/wp-content/uploads/2020/08/default-user-image.png', '229-909-298', '96923 Lighthouse Bay Hill', 1542), " calcext:value-type="string">
            <text:p>(19652571, 2020010, 1750, 'Jenni Iris', 'Alabone Radborne', 'iradborneep@sitemeter.com'https://librenoticias.com/wp-content/uploads/2020/08/default-user-image.png', '229-909-298', '96923 Lighthouse Bay Hill', 154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9570945" calcext:value-type="float">
            <text:p>39570945</text:p>
          </table:table-cell>
          <table:table-cell office:value-type="float" office:value="2020011" calcext:value-type="float">
            <text:p>2020011</text:p>
          </table:table-cell>
          <table:table-cell table:formula="of:=RANDBETWEEN(1000; 99999)" office:value-type="float" office:value="1653" calcext:value-type="float">
            <text:p>1653</text:p>
          </table:table-cell>
          <table:table-cell office:value-type="string" calcext:value-type="string">
            <text:p>Willy</text:p>
          </table:table-cell>
          <table:table-cell office:value-type="string" calcext:value-type="string">
            <text:p>Guenna</text:p>
          </table:table-cell>
          <table:table-cell office:value-type="string" calcext:value-type="string">
            <text:p>Alekseev</text:p>
          </table:table-cell>
          <table:table-cell office:value-type="string" calcext:value-type="string">
            <text:p>Geri</text:p>
          </table:table-cell>
          <table:table-cell office:value-type="string" calcext:value-type="string">
            <text:p>ggerij7@sciencedirec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89-844-310</text:p>
          </table:table-cell>
          <table:table-cell office:value-type="string" calcext:value-type="string">
            <text:p>7995 Ryan Street</text:p>
          </table:table-cell>
          <table:table-cell table:formula="of:=RANDBETWEEN(1;1833)" office:value-type="float" office:value="99" calcext:value-type="float">
            <text:p>99</text:p>
          </table:table-cell>
          <table:table-cell/>
          <table:table-cell table:formula="of:=CONCATENATE(&quot;(&quot;;[.A12];&quot;, &quot;;[.B12];&quot;, &quot;;[.C12];&quot;, '&quot;;[.D12];&quot; &quot;;[.E12];&quot;', '&quot;;[.F12];&quot; &quot;;[.G12];&quot;', '&quot;; [.H12]; &quot;'&quot;; [.I12];&quot;', '&quot;;[.J12];&quot;', '&quot;;[.K12];&quot;', &quot;;[.L12]; &quot;), &quot;)" office:value-type="string" office:string-value="(39570945, 2020011, 1653, 'Willy Guenna', 'Alekseev Geri', 'ggerij7@sciencedirect.com'https://librenoticias.com/wp-content/uploads/2020/08/default-user-image.png', '189-844-310', '7995 Ryan Street', 99), " calcext:value-type="string">
            <text:p>(39570945, 2020011, 1653, 'Willy Guenna', 'Alekseev Geri', 'ggerij7@sciencedirect.com'https://librenoticias.com/wp-content/uploads/2020/08/default-user-image.png', '189-844-310', '7995 Ryan Street', 9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3571067" calcext:value-type="float">
            <text:p>33571067</text:p>
          </table:table-cell>
          <table:table-cell office:value-type="float" office:value="2020012" calcext:value-type="float">
            <text:p>2020012</text:p>
          </table:table-cell>
          <table:table-cell table:formula="of:=RANDBETWEEN(1000; 99999)" office:value-type="float" office:value="23364" calcext:value-type="float">
            <text:p>23364</text:p>
          </table:table-cell>
          <table:table-cell office:value-type="string" calcext:value-type="string">
            <text:p>Shelden</text:p>
          </table:table-cell>
          <table:table-cell office:value-type="string" calcext:value-type="string">
            <text:p>Vern</text:p>
          </table:table-cell>
          <table:table-cell office:value-type="string" calcext:value-type="string">
            <text:p>Alekseicik</text:p>
          </table:table-cell>
          <table:table-cell office:value-type="string" calcext:value-type="string">
            <text:p>Sarl</text:p>
          </table:table-cell>
          <table:table-cell office:value-type="string" calcext:value-type="string">
            <text:p>vsarlqa@guardian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06-951-106</text:p>
          </table:table-cell>
          <table:table-cell office:value-type="string" calcext:value-type="string">
            <text:p>51 Hayes Road</text:p>
          </table:table-cell>
          <table:table-cell table:formula="of:=RANDBETWEEN(1;1833)" office:value-type="float" office:value="1268" calcext:value-type="float">
            <text:p>1268</text:p>
          </table:table-cell>
          <table:table-cell/>
          <table:table-cell table:formula="of:=CONCATENATE(&quot;(&quot;;[.A13];&quot;, &quot;;[.B13];&quot;, &quot;;[.C13];&quot;, '&quot;;[.D13];&quot; &quot;;[.E13];&quot;', '&quot;;[.F13];&quot; &quot;;[.G13];&quot;', '&quot;; [.H13]; &quot;'&quot;; [.I13];&quot;', '&quot;;[.J13];&quot;', '&quot;;[.K13];&quot;', &quot;;[.L13]; &quot;), &quot;)" office:value-type="string" office:string-value="(33571067, 2020012, 23364, 'Shelden Vern', 'Alekseicik Sarl', 'vsarlqa@guardian.co.uk'https://librenoticias.com/wp-content/uploads/2020/08/default-user-image.png', '406-951-106', '51 Hayes Road', 1268), " calcext:value-type="string">
            <text:p>(33571067, 2020012, 23364, 'Shelden Vern', 'Alekseicik Sarl', 'vsarlqa@guardian.co.uk'https://librenoticias.com/wp-content/uploads/2020/08/default-user-image.png', '406-951-106', '51 Hayes Road', 126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6529283" calcext:value-type="float">
            <text:p>56529283</text:p>
          </table:table-cell>
          <table:table-cell office:value-type="float" office:value="2020013" calcext:value-type="float">
            <text:p>2020013</text:p>
          </table:table-cell>
          <table:table-cell table:formula="of:=RANDBETWEEN(1000; 99999)" office:value-type="float" office:value="55382" calcext:value-type="float">
            <text:p>55382</text:p>
          </table:table-cell>
          <table:table-cell office:value-type="string" calcext:value-type="string">
            <text:p>Barrie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Algeo</text:p>
          </table:table-cell>
          <table:table-cell office:value-type="string" calcext:value-type="string">
            <text:p>Stanborough</text:p>
          </table:table-cell>
          <table:table-cell office:value-type="string" calcext:value-type="string">
            <text:p>fstanboroughlw@wordpress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25-751-650</text:p>
          </table:table-cell>
          <table:table-cell office:value-type="string" calcext:value-type="string">
            <text:p>55 Bashford Crossing</text:p>
          </table:table-cell>
          <table:table-cell table:formula="of:=RANDBETWEEN(1;1833)" office:value-type="float" office:value="1707" calcext:value-type="float">
            <text:p>1707</text:p>
          </table:table-cell>
          <table:table-cell/>
          <table:table-cell table:formula="of:=CONCATENATE(&quot;(&quot;;[.A14];&quot;, &quot;;[.B14];&quot;, &quot;;[.C14];&quot;, '&quot;;[.D14];&quot; &quot;;[.E14];&quot;', '&quot;;[.F14];&quot; &quot;;[.G14];&quot;', '&quot;; [.H14]; &quot;'&quot;; [.I14];&quot;', '&quot;;[.J14];&quot;', '&quot;;[.K14];&quot;', &quot;;[.L14]; &quot;), &quot;)" office:value-type="string" office:string-value="(56529283, 2020013, 55382, 'Barrie Fabien', 'Algeo Stanborough', 'fstanboroughlw@wordpress.org'https://librenoticias.com/wp-content/uploads/2020/08/default-user-image.png', '225-751-650', '55 Bashford Crossing', 1707), " calcext:value-type="string">
            <text:p>(56529283, 2020013, 55382, 'Barrie Fabien', 'Algeo Stanborough', 'fstanboroughlw@wordpress.org'https://librenoticias.com/wp-content/uploads/2020/08/default-user-image.png', '225-751-650', '55 Bashford Crossing', 170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7606295" calcext:value-type="float">
            <text:p>97606295</text:p>
          </table:table-cell>
          <table:table-cell office:value-type="float" office:value="2020014" calcext:value-type="float">
            <text:p>2020014</text:p>
          </table:table-cell>
          <table:table-cell table:formula="of:=RANDBETWEEN(1000; 99999)" office:value-type="float" office:value="1719" calcext:value-type="float">
            <text:p>1719</text:p>
          </table:table-cell>
          <table:table-cell office:value-type="string" calcext:value-type="string">
            <text:p>Lian</text:p>
          </table:table-cell>
          <table:table-cell office:value-type="string" calcext:value-type="string">
            <text:p>Glyn</text:p>
          </table:table-cell>
          <table:table-cell office:value-type="string" calcext:value-type="string">
            <text:p>Allabarton</text:p>
          </table:table-cell>
          <table:table-cell office:value-type="string" calcext:value-type="string">
            <text:p>Postan</text:p>
          </table:table-cell>
          <table:table-cell office:value-type="string" calcext:value-type="string">
            <text:p>gpostanr8@drupal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76-753-961</text:p>
          </table:table-cell>
          <table:table-cell office:value-type="string" calcext:value-type="string">
            <text:p>2010 Village Green Pass</text:p>
          </table:table-cell>
          <table:table-cell table:formula="of:=RANDBETWEEN(1;1833)" office:value-type="float" office:value="207" calcext:value-type="float">
            <text:p>207</text:p>
          </table:table-cell>
          <table:table-cell/>
          <table:table-cell table:formula="of:=CONCATENATE(&quot;(&quot;;[.A15];&quot;, &quot;;[.B15];&quot;, &quot;;[.C15];&quot;, '&quot;;[.D15];&quot; &quot;;[.E15];&quot;', '&quot;;[.F15];&quot; &quot;;[.G15];&quot;', '&quot;; [.H15]; &quot;'&quot;; [.I15];&quot;', '&quot;;[.J15];&quot;', '&quot;;[.K15];&quot;', &quot;;[.L15]; &quot;), &quot;)" office:value-type="string" office:string-value="(97606295, 2020014, 1719, 'Lian Glyn', 'Allabarton Postan', 'gpostanr8@drupal.org'https://librenoticias.com/wp-content/uploads/2020/08/default-user-image.png', '976-753-961', '2010 Village Green Pass', 207), " calcext:value-type="string">
            <text:p>(97606295, 2020014, 1719, 'Lian Glyn', 'Allabarton Postan', 'gpostanr8@drupal.org'https://librenoticias.com/wp-content/uploads/2020/08/default-user-image.png', '976-753-961', '2010 Village Green Pass', 20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0576872" calcext:value-type="float">
            <text:p>40576872</text:p>
          </table:table-cell>
          <table:table-cell office:value-type="float" office:value="2020015" calcext:value-type="float">
            <text:p>2020015</text:p>
          </table:table-cell>
          <table:table-cell table:formula="of:=RANDBETWEEN(1000; 99999)" office:value-type="float" office:value="27883" calcext:value-type="float">
            <text:p>27883</text:p>
          </table:table-cell>
          <table:table-cell office:value-type="string" calcext:value-type="string">
            <text:p>Yale</text:p>
          </table:table-cell>
          <table:table-cell office:value-type="string" calcext:value-type="string">
            <text:p>Hebert</text:p>
          </table:table-cell>
          <table:table-cell office:value-type="string" calcext:value-type="string">
            <text:p>Allabush</text:p>
          </table:table-cell>
          <table:table-cell office:value-type="string" calcext:value-type="string">
            <text:p>Zammitt</text:p>
          </table:table-cell>
          <table:table-cell office:value-type="string" calcext:value-type="string">
            <text:p>hzammitt39@com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03-616-956</text:p>
          </table:table-cell>
          <table:table-cell office:value-type="string" calcext:value-type="string">
            <text:p>28 Northridge Drive</text:p>
          </table:table-cell>
          <table:table-cell table:formula="of:=RANDBETWEEN(1;1833)" office:value-type="float" office:value="1699" calcext:value-type="float">
            <text:p>1699</text:p>
          </table:table-cell>
          <table:table-cell/>
          <table:table-cell table:formula="of:=CONCATENATE(&quot;(&quot;;[.A16];&quot;, &quot;;[.B16];&quot;, &quot;;[.C16];&quot;, '&quot;;[.D16];&quot; &quot;;[.E16];&quot;', '&quot;;[.F16];&quot; &quot;;[.G16];&quot;', '&quot;; [.H16]; &quot;'&quot;; [.I16];&quot;', '&quot;;[.J16];&quot;', '&quot;;[.K16];&quot;', &quot;;[.L16]; &quot;), &quot;)" office:value-type="string" office:string-value="(40576872, 2020015, 27883, 'Yale Hebert', 'Allabush Zammitt', 'hzammitt39@com.com'https://librenoticias.com/wp-content/uploads/2020/08/default-user-image.png', '303-616-956', '28 Northridge Drive', 1699), " calcext:value-type="string">
            <text:p>(40576872, 2020015, 27883, 'Yale Hebert', 'Allabush Zammitt', 'hzammitt39@com.com'https://librenoticias.com/wp-content/uploads/2020/08/default-user-image.png', '303-616-956', '28 Northridge Drive', 169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8341704" calcext:value-type="float">
            <text:p>48341704</text:p>
          </table:table-cell>
          <table:table-cell office:value-type="float" office:value="2020016" calcext:value-type="float">
            <text:p>2020016</text:p>
          </table:table-cell>
          <table:table-cell table:formula="of:=RANDBETWEEN(1000; 99999)" office:value-type="float" office:value="44109" calcext:value-type="float">
            <text:p>44109</text:p>
          </table:table-cell>
          <table:table-cell office:value-type="string" calcext:value-type="string">
            <text:p>Kylynn</text:p>
          </table:table-cell>
          <table:table-cell office:value-type="string" calcext:value-type="string">
            <text:p>Della</text:p>
          </table:table-cell>
          <table:table-cell office:value-type="string" calcext:value-type="string">
            <text:p>Allinson</text:p>
          </table:table-cell>
          <table:table-cell office:value-type="string" calcext:value-type="string">
            <text:p>Clinch</text:p>
          </table:table-cell>
          <table:table-cell office:value-type="string" calcext:value-type="string">
            <text:p>dclincheo@zdne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49-356-819</text:p>
          </table:table-cell>
          <table:table-cell office:value-type="string" calcext:value-type="string">
            <text:p>3 Schlimgen Junction</text:p>
          </table:table-cell>
          <table:table-cell table:formula="of:=RANDBETWEEN(1;1833)" office:value-type="float" office:value="838" calcext:value-type="float">
            <text:p>838</text:p>
          </table:table-cell>
          <table:table-cell/>
          <table:table-cell table:formula="of:=CONCATENATE(&quot;(&quot;;[.A17];&quot;, &quot;;[.B17];&quot;, &quot;;[.C17];&quot;, '&quot;;[.D17];&quot; &quot;;[.E17];&quot;', '&quot;;[.F17];&quot; &quot;;[.G17];&quot;', '&quot;; [.H17]; &quot;'&quot;; [.I17];&quot;', '&quot;;[.J17];&quot;', '&quot;;[.K17];&quot;', &quot;;[.L17]; &quot;), &quot;)" office:value-type="string" office:string-value="(48341704, 2020016, 44109, 'Kylynn Della', 'Allinson Clinch', 'dclincheo@zdnet.com'https://librenoticias.com/wp-content/uploads/2020/08/default-user-image.png', '449-356-819', '3 Schlimgen Junction', 838), " calcext:value-type="string">
            <text:p>(48341704, 2020016, 44109, 'Kylynn Della', 'Allinson Clinch', 'dclincheo@zdnet.com'https://librenoticias.com/wp-content/uploads/2020/08/default-user-image.png', '449-356-819', '3 Schlimgen Junction', 83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2793612" calcext:value-type="float">
            <text:p>72793612</text:p>
          </table:table-cell>
          <table:table-cell office:value-type="float" office:value="2020017" calcext:value-type="float">
            <text:p>2020017</text:p>
          </table:table-cell>
          <table:table-cell table:formula="of:=RANDBETWEEN(1000; 99999)" office:value-type="float" office:value="32520" calcext:value-type="float">
            <text:p>32520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Allot</text:p>
          </table:table-cell>
          <table:table-cell office:value-type="string" calcext:value-type="string">
            <text:p>Bilton</text:p>
          </table:table-cell>
          <table:table-cell office:value-type="string" calcext:value-type="string">
            <text:p>hbiltonnm@merriam-webst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33-149-611</text:p>
          </table:table-cell>
          <table:table-cell office:value-type="string" calcext:value-type="string">
            <text:p>33 Bobwhite Parkway</text:p>
          </table:table-cell>
          <table:table-cell table:formula="of:=RANDBETWEEN(1;1833)" office:value-type="float" office:value="448" calcext:value-type="float">
            <text:p>448</text:p>
          </table:table-cell>
          <table:table-cell/>
          <table:table-cell table:formula="of:=CONCATENATE(&quot;(&quot;;[.A18];&quot;, &quot;;[.B18];&quot;, &quot;;[.C18];&quot;, '&quot;;[.D18];&quot; &quot;;[.E18];&quot;', '&quot;;[.F18];&quot; &quot;;[.G18];&quot;', '&quot;; [.H18]; &quot;'&quot;; [.I18];&quot;', '&quot;;[.J18];&quot;', '&quot;;[.K18];&quot;', &quot;;[.L18]; &quot;), &quot;)" office:value-type="string" office:string-value="(72793612, 2020017, 32520, 'Karim Hugh', 'Allot Bilton', 'hbiltonnm@merriam-webster.com'https://librenoticias.com/wp-content/uploads/2020/08/default-user-image.png', '433-149-611', '33 Bobwhite Parkway', 448), " calcext:value-type="string">
            <text:p>(72793612, 2020017, 32520, 'Karim Hugh', 'Allot Bilton', 'hbiltonnm@merriam-webster.com'https://librenoticias.com/wp-content/uploads/2020/08/default-user-image.png', '433-149-611', '33 Bobwhite Parkway', 44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7096685" calcext:value-type="float">
            <text:p>67096685</text:p>
          </table:table-cell>
          <table:table-cell office:value-type="float" office:value="2020018" calcext:value-type="float">
            <text:p>2020018</text:p>
          </table:table-cell>
          <table:table-cell table:formula="of:=RANDBETWEEN(1000; 99999)" office:value-type="float" office:value="86322" calcext:value-type="float">
            <text:p>86322</text:p>
          </table:table-cell>
          <table:table-cell office:value-type="string" calcext:value-type="string">
            <text:p>Felike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Ambrosoli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jschulz6y@nationalgeographi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43-703-199</text:p>
          </table:table-cell>
          <table:table-cell office:value-type="string" calcext:value-type="string">
            <text:p>3 Killdeer Plaza</text:p>
          </table:table-cell>
          <table:table-cell table:formula="of:=RANDBETWEEN(1;1833)" office:value-type="float" office:value="389" calcext:value-type="float">
            <text:p>389</text:p>
          </table:table-cell>
          <table:table-cell/>
          <table:table-cell table:formula="of:=CONCATENATE(&quot;(&quot;;[.A19];&quot;, &quot;;[.B19];&quot;, &quot;;[.C19];&quot;, '&quot;;[.D19];&quot; &quot;;[.E19];&quot;', '&quot;;[.F19];&quot; &quot;;[.G19];&quot;', '&quot;; [.H19]; &quot;'&quot;; [.I19];&quot;', '&quot;;[.J19];&quot;', '&quot;;[.K19];&quot;', &quot;;[.L19]; &quot;), &quot;)" office:value-type="string" office:string-value="(67096685, 2020018, 86322, 'Felike Joshua', 'Ambrosoli Schulz', 'jschulz6y@nationalgeographic.com'https://librenoticias.com/wp-content/uploads/2020/08/default-user-image.png', '943-703-199', '3 Killdeer Plaza', 389), " calcext:value-type="string">
            <text:p>(67096685, 2020018, 86322, 'Felike Joshua', 'Ambrosoli Schulz', 'jschulz6y@nationalgeographic.com'https://librenoticias.com/wp-content/uploads/2020/08/default-user-image.png', '943-703-199', '3 Killdeer Plaza', 38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7300877" calcext:value-type="float">
            <text:p>57300877</text:p>
          </table:table-cell>
          <table:table-cell office:value-type="float" office:value="2020019" calcext:value-type="float">
            <text:p>2020019</text:p>
          </table:table-cell>
          <table:table-cell table:formula="of:=RANDBETWEEN(1000; 99999)" office:value-type="float" office:value="42793" calcext:value-type="float">
            <text:p>42793</text:p>
          </table:table-cell>
          <table:table-cell office:value-type="string" calcext:value-type="string">
            <text:p>Nannette</text:p>
          </table:table-cell>
          <table:table-cell office:value-type="string" calcext:value-type="string">
            <text:p>Rhianna</text:p>
          </table:table-cell>
          <table:table-cell office:value-type="string" calcext:value-type="string">
            <text:p>Andrault</text:p>
          </table:table-cell>
          <table:table-cell office:value-type="string" calcext:value-type="string">
            <text:p>Hastin</text:p>
          </table:table-cell>
          <table:table-cell office:value-type="string" calcext:value-type="string">
            <text:p>rhastin1e@arstechnic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02-318-655</text:p>
          </table:table-cell>
          <table:table-cell office:value-type="string" calcext:value-type="string">
            <text:p>95 Little Fleur Drive</text:p>
          </table:table-cell>
          <table:table-cell table:formula="of:=RANDBETWEEN(1;1833)" office:value-type="float" office:value="444" calcext:value-type="float">
            <text:p>444</text:p>
          </table:table-cell>
          <table:table-cell/>
          <table:table-cell table:formula="of:=CONCATENATE(&quot;(&quot;;[.A20];&quot;, &quot;;[.B20];&quot;, &quot;;[.C20];&quot;, '&quot;;[.D20];&quot; &quot;;[.E20];&quot;', '&quot;;[.F20];&quot; &quot;;[.G20];&quot;', '&quot;; [.H20]; &quot;'&quot;; [.I20];&quot;', '&quot;;[.J20];&quot;', '&quot;;[.K20];&quot;', &quot;;[.L20]; &quot;), &quot;)" office:value-type="string" office:string-value="(57300877, 2020019, 42793, 'Nannette Rhianna', 'Andrault Hastin', 'rhastin1e@arstechnica.com'https://librenoticias.com/wp-content/uploads/2020/08/default-user-image.png', '302-318-655', '95 Little Fleur Drive', 444), " calcext:value-type="string">
            <text:p>(57300877, 2020019, 42793, 'Nannette Rhianna', 'Andrault Hastin', 'rhastin1e@arstechnica.com'https://librenoticias.com/wp-content/uploads/2020/08/default-user-image.png', '302-318-655', '95 Little Fleur Drive', 44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6668074" calcext:value-type="float">
            <text:p>26668074</text:p>
          </table:table-cell>
          <table:table-cell office:value-type="float" office:value="2020020" calcext:value-type="float">
            <text:p>2020020</text:p>
          </table:table-cell>
          <table:table-cell table:formula="of:=RANDBETWEEN(1000; 99999)" office:value-type="float" office:value="71892" calcext:value-type="float">
            <text:p>71892</text:p>
          </table:table-cell>
          <table:table-cell office:value-type="string" calcext:value-type="string">
            <text:p>Moe</text:p>
          </table:table-cell>
          <table:table-cell office:value-type="string" calcext:value-type="string">
            <text:p>Darwin</text:p>
          </table:table-cell>
          <table:table-cell office:value-type="string" calcext:value-type="string">
            <text:p>Andreia</text:p>
          </table:table-cell>
          <table:table-cell office:value-type="string" calcext:value-type="string">
            <text:p>Morfett</text:p>
          </table:table-cell>
          <table:table-cell office:value-type="string" calcext:value-type="string">
            <text:p>dmorfettjv@discover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85-985-301</text:p>
          </table:table-cell>
          <table:table-cell office:value-type="string" calcext:value-type="string">
            <text:p>79 Loftsgordon Court</text:p>
          </table:table-cell>
          <table:table-cell table:formula="of:=RANDBETWEEN(1;1833)" office:value-type="float" office:value="189" calcext:value-type="float">
            <text:p>189</text:p>
          </table:table-cell>
          <table:table-cell/>
          <table:table-cell table:formula="of:=CONCATENATE(&quot;(&quot;;[.A21];&quot;, &quot;;[.B21];&quot;, &quot;;[.C21];&quot;, '&quot;;[.D21];&quot; &quot;;[.E21];&quot;', '&quot;;[.F21];&quot; &quot;;[.G21];&quot;', '&quot;; [.H21]; &quot;'&quot;; [.I21];&quot;', '&quot;;[.J21];&quot;', '&quot;;[.K21];&quot;', &quot;;[.L21]; &quot;), &quot;)" office:value-type="string" office:string-value="(26668074, 2020020, 71892, 'Moe Darwin', 'Andreia Morfett', 'dmorfettjv@discovery.com'https://librenoticias.com/wp-content/uploads/2020/08/default-user-image.png', '985-985-301', '79 Loftsgordon Court', 189), " calcext:value-type="string">
            <text:p>(26668074, 2020020, 71892, 'Moe Darwin', 'Andreia Morfett', 'dmorfettjv@discovery.com'https://librenoticias.com/wp-content/uploads/2020/08/default-user-image.png', '985-985-301', '79 Loftsgordon Court', 18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5371008" calcext:value-type="float">
            <text:p>15371008</text:p>
          </table:table-cell>
          <table:table-cell office:value-type="float" office:value="2020021" calcext:value-type="float">
            <text:p>2020021</text:p>
          </table:table-cell>
          <table:table-cell table:formula="of:=RANDBETWEEN(1000; 99999)" office:value-type="float" office:value="14870" calcext:value-type="float">
            <text:p>14870</text:p>
          </table:table-cell>
          <table:table-cell office:value-type="string" calcext:value-type="string">
            <text:p>Ursuline</text:p>
          </table:table-cell>
          <table:table-cell office:value-type="string" calcext:value-type="string">
            <text:p>Gilbertina</text:p>
          </table:table-cell>
          <table:table-cell office:value-type="string" calcext:value-type="string">
            <text:p>Andress</text:p>
          </table:table-cell>
          <table:table-cell office:value-type="string" calcext:value-type="string">
            <text:p>Spens</text:p>
          </table:table-cell>
          <table:table-cell office:value-type="string" calcext:value-type="string">
            <text:p>gspensm7@independent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84-247-871</text:p>
          </table:table-cell>
          <table:table-cell office:value-type="string" calcext:value-type="string">
            <text:p>42732 Cascade Alley</text:p>
          </table:table-cell>
          <table:table-cell table:formula="of:=RANDBETWEEN(1;1833)" office:value-type="float" office:value="92" calcext:value-type="float">
            <text:p>92</text:p>
          </table:table-cell>
          <table:table-cell/>
          <table:table-cell table:formula="of:=CONCATENATE(&quot;(&quot;;[.A22];&quot;, &quot;;[.B22];&quot;, &quot;;[.C22];&quot;, '&quot;;[.D22];&quot; &quot;;[.E22];&quot;', '&quot;;[.F22];&quot; &quot;;[.G22];&quot;', '&quot;; [.H22]; &quot;'&quot;; [.I22];&quot;', '&quot;;[.J22];&quot;', '&quot;;[.K22];&quot;', &quot;;[.L22]; &quot;), &quot;)" office:value-type="string" office:string-value="(15371008, 2020021, 14870, 'Ursuline Gilbertina', 'Andress Spens', 'gspensm7@independent.co.uk'https://librenoticias.com/wp-content/uploads/2020/08/default-user-image.png', '684-247-871', '42732 Cascade Alley', 92), " calcext:value-type="string">
            <text:p>(15371008, 2020021, 14870, 'Ursuline Gilbertina', 'Andress Spens', 'gspensm7@independent.co.uk'https://librenoticias.com/wp-content/uploads/2020/08/default-user-image.png', '684-247-871', '42732 Cascade Alley', 9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9619549" calcext:value-type="float">
            <text:p>99619549</text:p>
          </table:table-cell>
          <table:table-cell office:value-type="float" office:value="2020022" calcext:value-type="float">
            <text:p>2020022</text:p>
          </table:table-cell>
          <table:table-cell table:formula="of:=RANDBETWEEN(1000; 99999)" office:value-type="float" office:value="81047" calcext:value-type="float">
            <text:p>81047</text:p>
          </table:table-cell>
          <table:table-cell office:value-type="string" calcext:value-type="string">
            <text:p>Horace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Andrus</text:p>
          </table:table-cell>
          <table:table-cell office:value-type="string" calcext:value-type="string">
            <text:p>Adami</text:p>
          </table:table-cell>
          <table:table-cell office:value-type="string" calcext:value-type="string">
            <text:p>nadami1i@newyork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09-249-750</text:p>
          </table:table-cell>
          <table:table-cell office:value-type="string" calcext:value-type="string">
            <text:p>44097 Coleman Pass</text:p>
          </table:table-cell>
          <table:table-cell table:formula="of:=RANDBETWEEN(1;1833)" office:value-type="float" office:value="1583" calcext:value-type="float">
            <text:p>1583</text:p>
          </table:table-cell>
          <table:table-cell/>
          <table:table-cell table:formula="of:=CONCATENATE(&quot;(&quot;;[.A23];&quot;, &quot;;[.B23];&quot;, &quot;;[.C23];&quot;, '&quot;;[.D23];&quot; &quot;;[.E23];&quot;', '&quot;;[.F23];&quot; &quot;;[.G23];&quot;', '&quot;; [.H23]; &quot;'&quot;; [.I23];&quot;', '&quot;;[.J23];&quot;', '&quot;;[.K23];&quot;', &quot;;[.L23]; &quot;), &quot;)" office:value-type="string" office:string-value="(99619549, 2020022, 81047, 'Horace Nat', 'Andrus Adami', 'nadami1i@newyorker.com'https://librenoticias.com/wp-content/uploads/2020/08/default-user-image.png', '709-249-750', '44097 Coleman Pass', 1583), " calcext:value-type="string">
            <text:p>(99619549, 2020022, 81047, 'Horace Nat', 'Andrus Adami', 'nadami1i@newyorker.com'https://librenoticias.com/wp-content/uploads/2020/08/default-user-image.png', '709-249-750', '44097 Coleman Pass', 158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5615582" calcext:value-type="float">
            <text:p>65615582</text:p>
          </table:table-cell>
          <table:table-cell office:value-type="float" office:value="2020023" calcext:value-type="float">
            <text:p>2020023</text:p>
          </table:table-cell>
          <table:table-cell table:formula="of:=RANDBETWEEN(1000; 99999)" office:value-type="float" office:value="71865" calcext:value-type="float">
            <text:p>71865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Sander</text:p>
          </table:table-cell>
          <table:table-cell office:value-type="string" calcext:value-type="string">
            <text:p>Andryszczak</text:p>
          </table:table-cell>
          <table:table-cell office:value-type="string" calcext:value-type="string">
            <text:p>Raubenheim</text:p>
          </table:table-cell>
          <table:table-cell office:value-type="string" calcext:value-type="string">
            <text:p>sraubenheim9f@chicagotribun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79-329-316</text:p>
          </table:table-cell>
          <table:table-cell office:value-type="string" calcext:value-type="string">
            <text:p>9 Hudson Crossing</text:p>
          </table:table-cell>
          <table:table-cell table:formula="of:=RANDBETWEEN(1;1833)" office:value-type="float" office:value="1377" calcext:value-type="float">
            <text:p>1377</text:p>
          </table:table-cell>
          <table:table-cell/>
          <table:table-cell table:formula="of:=CONCATENATE(&quot;(&quot;;[.A24];&quot;, &quot;;[.B24];&quot;, &quot;;[.C24];&quot;, '&quot;;[.D24];&quot; &quot;;[.E24];&quot;', '&quot;;[.F24];&quot; &quot;;[.G24];&quot;', '&quot;; [.H24]; &quot;'&quot;; [.I24];&quot;', '&quot;;[.J24];&quot;', '&quot;;[.K24];&quot;', &quot;;[.L24]; &quot;), &quot;)" office:value-type="string" office:string-value="(65615582, 2020023, 71865, 'Ford Sander', 'Andryszczak Raubenheim', 'sraubenheim9f@chicagotribune.com'https://librenoticias.com/wp-content/uploads/2020/08/default-user-image.png', '679-329-316', '9 Hudson Crossing', 1377), " calcext:value-type="string">
            <text:p>(65615582, 2020023, 71865, 'Ford Sander', 'Andryszczak Raubenheim', 'sraubenheim9f@chicagotribune.com'https://librenoticias.com/wp-content/uploads/2020/08/default-user-image.png', '679-329-316', '9 Hudson Crossing', 137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7636167" calcext:value-type="float">
            <text:p>47636167</text:p>
          </table:table-cell>
          <table:table-cell office:value-type="float" office:value="2020024" calcext:value-type="float">
            <text:p>2020024</text:p>
          </table:table-cell>
          <table:table-cell table:formula="of:=RANDBETWEEN(1000; 99999)" office:value-type="float" office:value="10612" calcext:value-type="float">
            <text:p>10612</text:p>
          </table:table-cell>
          <table:table-cell office:value-type="string" calcext:value-type="string">
            <text:p>Reiko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Angove</text:p>
          </table:table-cell>
          <table:table-cell office:value-type="string" calcext:value-type="string">
            <text:p>Digby</text:p>
          </table:table-cell>
          <table:table-cell office:value-type="string" calcext:value-type="string">
            <text:p>tdigby5y@freeweb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15-475-956</text:p>
          </table:table-cell>
          <table:table-cell office:value-type="string" calcext:value-type="string">
            <text:p>63 Heath Hill</text:p>
          </table:table-cell>
          <table:table-cell table:formula="of:=RANDBETWEEN(1;1833)" office:value-type="float" office:value="1355" calcext:value-type="float">
            <text:p>1355</text:p>
          </table:table-cell>
          <table:table-cell/>
          <table:table-cell table:formula="of:=CONCATENATE(&quot;(&quot;;[.A25];&quot;, &quot;;[.B25];&quot;, &quot;;[.C25];&quot;, '&quot;;[.D25];&quot; &quot;;[.E25];&quot;', '&quot;;[.F25];&quot; &quot;;[.G25];&quot;', '&quot;; [.H25]; &quot;'&quot;; [.I25];&quot;', '&quot;;[.J25];&quot;', '&quot;;[.K25];&quot;', &quot;;[.L25]; &quot;), &quot;)" office:value-type="string" office:string-value="(47636167, 2020024, 10612, 'Reiko Tana', 'Angove Digby', 'tdigby5y@freewebs.com'https://librenoticias.com/wp-content/uploads/2020/08/default-user-image.png', '215-475-956', '63 Heath Hill', 1355), " calcext:value-type="string">
            <text:p>(47636167, 2020024, 10612, 'Reiko Tana', 'Angove Digby', 'tdigby5y@freewebs.com'https://librenoticias.com/wp-content/uploads/2020/08/default-user-image.png', '215-475-956', '63 Heath Hill', 135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4859147" calcext:value-type="float">
            <text:p>54859147</text:p>
          </table:table-cell>
          <table:table-cell office:value-type="float" office:value="2020025" calcext:value-type="float">
            <text:p>2020025</text:p>
          </table:table-cell>
          <table:table-cell table:formula="of:=RANDBETWEEN(1000; 99999)" office:value-type="float" office:value="43426" calcext:value-type="float">
            <text:p>43426</text:p>
          </table:table-cell>
          <table:table-cell office:value-type="string" calcext:value-type="string">
            <text:p>Ozzie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Annatt</text:p>
          </table:table-cell>
          <table:table-cell office:value-type="string" calcext:value-type="string">
            <text:p>Paynter</text:p>
          </table:table-cell>
          <table:table-cell office:value-type="string" calcext:value-type="string">
            <text:p>ppaynterlb@huffingtonpos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74-651-602</text:p>
          </table:table-cell>
          <table:table-cell office:value-type="string" calcext:value-type="string">
            <text:p>5 Hintze Court</text:p>
          </table:table-cell>
          <table:table-cell table:formula="of:=RANDBETWEEN(1;1833)" office:value-type="float" office:value="43" calcext:value-type="float">
            <text:p>43</text:p>
          </table:table-cell>
          <table:table-cell/>
          <table:table-cell table:formula="of:=CONCATENATE(&quot;(&quot;;[.A26];&quot;, &quot;;[.B26];&quot;, &quot;;[.C26];&quot;, '&quot;;[.D26];&quot; &quot;;[.E26];&quot;', '&quot;;[.F26];&quot; &quot;;[.G26];&quot;', '&quot;; [.H26]; &quot;'&quot;; [.I26];&quot;', '&quot;;[.J26];&quot;', '&quot;;[.K26];&quot;', &quot;;[.L26]; &quot;), &quot;)" office:value-type="string" office:string-value="(54859147, 2020025, 43426, 'Ozzie Penny', 'Annatt Paynter', 'ppaynterlb@huffingtonpost.com'https://librenoticias.com/wp-content/uploads/2020/08/default-user-image.png', '574-651-602', '5 Hintze Court', 43), " calcext:value-type="string">
            <text:p>(54859147, 2020025, 43426, 'Ozzie Penny', 'Annatt Paynter', 'ppaynterlb@huffingtonpost.com'https://librenoticias.com/wp-content/uploads/2020/08/default-user-image.png', '574-651-602', '5 Hintze Court', 4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9490916" calcext:value-type="float">
            <text:p>19490916</text:p>
          </table:table-cell>
          <table:table-cell office:value-type="float" office:value="2020026" calcext:value-type="float">
            <text:p>2020026</text:p>
          </table:table-cell>
          <table:table-cell table:formula="of:=RANDBETWEEN(1000; 99999)" office:value-type="float" office:value="80366" calcext:value-type="float">
            <text:p>80366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Osgood</text:p>
          </table:table-cell>
          <table:table-cell office:value-type="string" calcext:value-type="string">
            <text:p>Annic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ochildjs@google.ca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75-639-830</text:p>
          </table:table-cell>
          <table:table-cell office:value-type="string" calcext:value-type="string">
            <text:p>180 Vahlen Alley</text:p>
          </table:table-cell>
          <table:table-cell table:formula="of:=RANDBETWEEN(1;1833)" office:value-type="float" office:value="1215" calcext:value-type="float">
            <text:p>1215</text:p>
          </table:table-cell>
          <table:table-cell/>
          <table:table-cell table:formula="of:=CONCATENATE(&quot;(&quot;;[.A27];&quot;, &quot;;[.B27];&quot;, &quot;;[.C27];&quot;, '&quot;;[.D27];&quot; &quot;;[.E27];&quot;', '&quot;;[.F27];&quot; &quot;;[.G27];&quot;', '&quot;; [.H27]; &quot;'&quot;; [.I27];&quot;', '&quot;;[.J27];&quot;', '&quot;;[.K27];&quot;', &quot;;[.L27]; &quot;), &quot;)" office:value-type="string" office:string-value="(19490916, 2020026, 80366, 'Rodrigo Osgood', 'Annice Child', 'ochildjs@google.ca'https://librenoticias.com/wp-content/uploads/2020/08/default-user-image.png', '975-639-830', '180 Vahlen Alley', 1215), " calcext:value-type="string">
            <text:p>(19490916, 2020026, 80366, 'Rodrigo Osgood', 'Annice Child', 'ochildjs@google.ca'https://librenoticias.com/wp-content/uploads/2020/08/default-user-image.png', '975-639-830', '180 Vahlen Alley', 121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2593054" calcext:value-type="float">
            <text:p>12593054</text:p>
          </table:table-cell>
          <table:table-cell office:value-type="float" office:value="2020027" calcext:value-type="float">
            <text:p>2020027</text:p>
          </table:table-cell>
          <table:table-cell table:formula="of:=RANDBETWEEN(1000; 99999)" office:value-type="float" office:value="24098" calcext:value-type="float">
            <text:p>24098</text:p>
          </table:table-cell>
          <table:table-cell office:value-type="string" calcext:value-type="string">
            <text:p>Kori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Antat</text:p>
          </table:table-cell>
          <table:table-cell office:value-type="string" calcext:value-type="string">
            <text:p>Anker</text:p>
          </table:table-cell>
          <table:table-cell office:value-type="string" calcext:value-type="string">
            <text:p>danker7@fotki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19-247-727</text:p>
          </table:table-cell>
          <table:table-cell office:value-type="string" calcext:value-type="string">
            <text:p>1759 Wayridge Hill</text:p>
          </table:table-cell>
          <table:table-cell table:formula="of:=RANDBETWEEN(1;1833)" office:value-type="float" office:value="421" calcext:value-type="float">
            <text:p>421</text:p>
          </table:table-cell>
          <table:table-cell/>
          <table:table-cell table:formula="of:=CONCATENATE(&quot;(&quot;;[.A28];&quot;, &quot;;[.B28];&quot;, &quot;;[.C28];&quot;, '&quot;;[.D28];&quot; &quot;;[.E28];&quot;', '&quot;;[.F28];&quot; &quot;;[.G28];&quot;', '&quot;; [.H28]; &quot;'&quot;; [.I28];&quot;', '&quot;;[.J28];&quot;', '&quot;;[.K28];&quot;', &quot;;[.L28]; &quot;), &quot;)" office:value-type="string" office:string-value="(12593054, 2020027, 24098, 'Kori Dora', 'Antat Anker', 'danker7@fotki.com'https://librenoticias.com/wp-content/uploads/2020/08/default-user-image.png', '519-247-727', '1759 Wayridge Hill', 421), " calcext:value-type="string">
            <text:p>(12593054, 2020027, 24098, 'Kori Dora', 'Antat Anker', 'danker7@fotki.com'https://librenoticias.com/wp-content/uploads/2020/08/default-user-image.png', '519-247-727', '1759 Wayridge Hill', 42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0846326" calcext:value-type="float">
            <text:p>10846326</text:p>
          </table:table-cell>
          <table:table-cell office:value-type="float" office:value="2020028" calcext:value-type="float">
            <text:p>2020028</text:p>
          </table:table-cell>
          <table:table-cell table:formula="of:=RANDBETWEEN(1000; 99999)" office:value-type="float" office:value="48650" calcext:value-type="float">
            <text:p>48650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Eugen</text:p>
          </table:table-cell>
          <table:table-cell office:value-type="string" calcext:value-type="string">
            <text:p>Aprahamian</text:p>
          </table:table-cell>
          <table:table-cell office:value-type="string" calcext:value-type="string">
            <text:p>Pawfoot</text:p>
          </table:table-cell>
          <table:table-cell office:value-type="string" calcext:value-type="string">
            <text:p>epawfootes@list-manag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26-490-467</text:p>
          </table:table-cell>
          <table:table-cell office:value-type="string" calcext:value-type="string">
            <text:p>16 Sunbrook Trail</text:p>
          </table:table-cell>
          <table:table-cell table:formula="of:=RANDBETWEEN(1;1833)" office:value-type="float" office:value="377" calcext:value-type="float">
            <text:p>377</text:p>
          </table:table-cell>
          <table:table-cell/>
          <table:table-cell table:formula="of:=CONCATENATE(&quot;(&quot;;[.A29];&quot;, &quot;;[.B29];&quot;, &quot;;[.C29];&quot;, '&quot;;[.D29];&quot; &quot;;[.E29];&quot;', '&quot;;[.F29];&quot; &quot;;[.G29];&quot;', '&quot;; [.H29]; &quot;'&quot;; [.I29];&quot;', '&quot;;[.J29];&quot;', '&quot;;[.K29];&quot;', &quot;;[.L29]; &quot;), &quot;)" office:value-type="string" office:string-value="(10846326, 2020028, 48650, 'Vincent Eugen', 'Aprahamian Pawfoot', 'epawfootes@list-manage.com'https://librenoticias.com/wp-content/uploads/2020/08/default-user-image.png', '826-490-467', '16 Sunbrook Trail', 377), " calcext:value-type="string">
            <text:p>(10846326, 2020028, 48650, 'Vincent Eugen', 'Aprahamian Pawfoot', 'epawfootes@list-manage.com'https://librenoticias.com/wp-content/uploads/2020/08/default-user-image.png', '826-490-467', '16 Sunbrook Trail', 37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0384983" calcext:value-type="float">
            <text:p>60384983</text:p>
          </table:table-cell>
          <table:table-cell office:value-type="float" office:value="2020029" calcext:value-type="float">
            <text:p>2020029</text:p>
          </table:table-cell>
          <table:table-cell table:formula="of:=RANDBETWEEN(1000; 99999)" office:value-type="float" office:value="34294" calcext:value-type="float">
            <text:p>34294</text:p>
          </table:table-cell>
          <table:table-cell office:value-type="string" calcext:value-type="string">
            <text:p>Collette</text:p>
          </table:table-cell>
          <table:table-cell office:value-type="string" calcext:value-type="string">
            <text:p>Leonelle</text:p>
          </table:table-cell>
          <table:table-cell office:value-type="string" calcext:value-type="string">
            <text:p>Aries</text:p>
          </table:table-cell>
          <table:table-cell office:value-type="string" calcext:value-type="string">
            <text:p>Leguey</text:p>
          </table:table-cell>
          <table:table-cell office:value-type="string" calcext:value-type="string">
            <text:p>llegueyig@columbia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10-695-458</text:p>
          </table:table-cell>
          <table:table-cell office:value-type="string" calcext:value-type="string">
            <text:p>30978 Redwing Point</text:p>
          </table:table-cell>
          <table:table-cell table:formula="of:=RANDBETWEEN(1;1833)" office:value-type="float" office:value="1095" calcext:value-type="float">
            <text:p>1095</text:p>
          </table:table-cell>
          <table:table-cell/>
          <table:table-cell table:formula="of:=CONCATENATE(&quot;(&quot;;[.A30];&quot;, &quot;;[.B30];&quot;, &quot;;[.C30];&quot;, '&quot;;[.D30];&quot; &quot;;[.E30];&quot;', '&quot;;[.F30];&quot; &quot;;[.G30];&quot;', '&quot;; [.H30]; &quot;'&quot;; [.I30];&quot;', '&quot;;[.J30];&quot;', '&quot;;[.K30];&quot;', &quot;;[.L30]; &quot;), &quot;)" office:value-type="string" office:string-value="(60384983, 2020029, 34294, 'Collette Leonelle', 'Aries Leguey', 'llegueyig@columbia.edu'https://librenoticias.com/wp-content/uploads/2020/08/default-user-image.png', '910-695-458', '30978 Redwing Point', 1095), " calcext:value-type="string">
            <text:p>(60384983, 2020029, 34294, 'Collette Leonelle', 'Aries Leguey', 'llegueyig@columbia.edu'https://librenoticias.com/wp-content/uploads/2020/08/default-user-image.png', '910-695-458', '30978 Redwing Point', 109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0737326" calcext:value-type="float">
            <text:p>70737326</text:p>
          </table:table-cell>
          <table:table-cell office:value-type="float" office:value="2020030" calcext:value-type="float">
            <text:p>2020030</text:p>
          </table:table-cell>
          <table:table-cell table:formula="of:=RANDBETWEEN(1000; 99999)" office:value-type="float" office:value="93670" calcext:value-type="float">
            <text:p>93670</text:p>
          </table:table-cell>
          <table:table-cell office:value-type="string" calcext:value-type="string">
            <text:p>Ferdinand</text:p>
          </table:table-cell>
          <table:table-cell office:value-type="string" calcext:value-type="string">
            <text:p>Manolo</text:p>
          </table:table-cell>
          <table:table-cell office:value-type="string" calcext:value-type="string">
            <text:p>Arlet</text:p>
          </table:table-cell>
          <table:table-cell office:value-type="string" calcext:value-type="string">
            <text:p>Lorait</text:p>
          </table:table-cell>
          <table:table-cell office:value-type="string" calcext:value-type="string">
            <text:p>mloraitbn@amazonaw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43-689-325</text:p>
          </table:table-cell>
          <table:table-cell office:value-type="string" calcext:value-type="string">
            <text:p>97 Lien Hill</text:p>
          </table:table-cell>
          <table:table-cell table:formula="of:=RANDBETWEEN(1;1833)" office:value-type="float" office:value="1454" calcext:value-type="float">
            <text:p>1454</text:p>
          </table:table-cell>
          <table:table-cell/>
          <table:table-cell table:formula="of:=CONCATENATE(&quot;(&quot;;[.A31];&quot;, &quot;;[.B31];&quot;, &quot;;[.C31];&quot;, '&quot;;[.D31];&quot; &quot;;[.E31];&quot;', '&quot;;[.F31];&quot; &quot;;[.G31];&quot;', '&quot;; [.H31]; &quot;'&quot;; [.I31];&quot;', '&quot;;[.J31];&quot;', '&quot;;[.K31];&quot;', &quot;;[.L31]; &quot;), &quot;)" office:value-type="string" office:string-value="(70737326, 2020030, 93670, 'Ferdinand Manolo', 'Arlet Lorait', 'mloraitbn@amazonaws.com'https://librenoticias.com/wp-content/uploads/2020/08/default-user-image.png', '843-689-325', '97 Lien Hill', 1454), " calcext:value-type="string">
            <text:p>(70737326, 2020030, 93670, 'Ferdinand Manolo', 'Arlet Lorait', 'mloraitbn@amazonaws.com'https://librenoticias.com/wp-content/uploads/2020/08/default-user-image.png', '843-689-325', '97 Lien Hill', 145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4777479" calcext:value-type="float">
            <text:p>94777479</text:p>
          </table:table-cell>
          <table:table-cell office:value-type="float" office:value="2020031" calcext:value-type="float">
            <text:p>2020031</text:p>
          </table:table-cell>
          <table:table-cell table:formula="of:=RANDBETWEEN(1000; 99999)" office:value-type="float" office:value="10910" calcext:value-type="float">
            <text:p>10910</text:p>
          </table:table-cell>
          <table:table-cell office:value-type="string" calcext:value-type="string">
            <text:p>Onfre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Armatys</text:p>
          </table:table-cell>
          <table:table-cell office:value-type="string" calcext:value-type="string">
            <text:p>MacGeaney</text:p>
          </table:table-cell>
          <table:table-cell office:value-type="string" calcext:value-type="string">
            <text:p>rmacgeaney2d@discover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03-352-707</text:p>
          </table:table-cell>
          <table:table-cell office:value-type="string" calcext:value-type="string">
            <text:p>30 Londonderry Way</text:p>
          </table:table-cell>
          <table:table-cell table:formula="of:=RANDBETWEEN(1;1833)" office:value-type="float" office:value="120" calcext:value-type="float">
            <text:p>120</text:p>
          </table:table-cell>
          <table:table-cell/>
          <table:table-cell table:formula="of:=CONCATENATE(&quot;(&quot;;[.A32];&quot;, &quot;;[.B32];&quot;, &quot;;[.C32];&quot;, '&quot;;[.D32];&quot; &quot;;[.E32];&quot;', '&quot;;[.F32];&quot; &quot;;[.G32];&quot;', '&quot;; [.H32]; &quot;'&quot;; [.I32];&quot;', '&quot;;[.J32];&quot;', '&quot;;[.K32];&quot;', &quot;;[.L32]; &quot;), &quot;)" office:value-type="string" office:string-value="(94777479, 2020031, 10910, 'Onfre Rodrigo', 'Armatys MacGeaney', 'rmacgeaney2d@discovery.com'https://librenoticias.com/wp-content/uploads/2020/08/default-user-image.png', '503-352-707', '30 Londonderry Way', 120), " calcext:value-type="string">
            <text:p>(94777479, 2020031, 10910, 'Onfre Rodrigo', 'Armatys MacGeaney', 'rmacgeaney2d@discovery.com'https://librenoticias.com/wp-content/uploads/2020/08/default-user-image.png', '503-352-707', '30 Londonderry Way', 12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3819676" calcext:value-type="float">
            <text:p>53819676</text:p>
          </table:table-cell>
          <table:table-cell office:value-type="float" office:value="2020032" calcext:value-type="float">
            <text:p>2020032</text:p>
          </table:table-cell>
          <table:table-cell table:formula="of:=RANDBETWEEN(1000; 99999)" office:value-type="float" office:value="49354" calcext:value-type="float">
            <text:p>49354</text:p>
          </table:table-cell>
          <table:table-cell office:value-type="string" calcext:value-type="string">
            <text:p>Ferdie</text:p>
          </table:table-cell>
          <table:table-cell office:value-type="string" calcext:value-type="string">
            <text:p>Woodie</text:p>
          </table:table-cell>
          <table:table-cell office:value-type="string" calcext:value-type="string">
            <text:p>Aronowicz</text:p>
          </table:table-cell>
          <table:table-cell office:value-type="string" calcext:value-type="string">
            <text:p>MacNish</text:p>
          </table:table-cell>
          <table:table-cell office:value-type="string" calcext:value-type="string">
            <text:p>wmacnishpu@gnu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10-213-665</text:p>
          </table:table-cell>
          <table:table-cell office:value-type="string" calcext:value-type="string">
            <text:p>2 Cody Drive</text:p>
          </table:table-cell>
          <table:table-cell table:formula="of:=RANDBETWEEN(1;1833)" office:value-type="float" office:value="262" calcext:value-type="float">
            <text:p>262</text:p>
          </table:table-cell>
          <table:table-cell/>
          <table:table-cell table:formula="of:=CONCATENATE(&quot;(&quot;;[.A33];&quot;, &quot;;[.B33];&quot;, &quot;;[.C33];&quot;, '&quot;;[.D33];&quot; &quot;;[.E33];&quot;', '&quot;;[.F33];&quot; &quot;;[.G33];&quot;', '&quot;; [.H33]; &quot;'&quot;; [.I33];&quot;', '&quot;;[.J33];&quot;', '&quot;;[.K33];&quot;', &quot;;[.L33]; &quot;), &quot;)" office:value-type="string" office:string-value="(53819676, 2020032, 49354, 'Ferdie Woodie', 'Aronowicz MacNish', 'wmacnishpu@gnu.org'https://librenoticias.com/wp-content/uploads/2020/08/default-user-image.png', '810-213-665', '2 Cody Drive', 262), " calcext:value-type="string">
            <text:p>(53819676, 2020032, 49354, 'Ferdie Woodie', 'Aronowicz MacNish', 'wmacnishpu@gnu.org'https://librenoticias.com/wp-content/uploads/2020/08/default-user-image.png', '810-213-665', '2 Cody Drive', 26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2069143" calcext:value-type="float">
            <text:p>22069143</text:p>
          </table:table-cell>
          <table:table-cell office:value-type="float" office:value="2020033" calcext:value-type="float">
            <text:p>2020033</text:p>
          </table:table-cell>
          <table:table-cell table:formula="of:=RANDBETWEEN(1000; 99999)" office:value-type="float" office:value="97429" calcext:value-type="float">
            <text:p>97429</text:p>
          </table:table-cell>
          <table:table-cell office:value-type="string" calcext:value-type="string">
            <text:p>Lebbie</text:p>
          </table:table-cell>
          <table:table-cell office:value-type="string" calcext:value-type="string">
            <text:p>Bria</text:p>
          </table:table-cell>
          <table:table-cell office:value-type="string" calcext:value-type="string">
            <text:p>Artharg</text:p>
          </table:table-cell>
          <table:table-cell office:value-type="string" calcext:value-type="string">
            <text:p>Neeves</text:p>
          </table:table-cell>
          <table:table-cell office:value-type="string" calcext:value-type="string">
            <text:p>bneeves7l@jimd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33-993-780</text:p>
          </table:table-cell>
          <table:table-cell office:value-type="string" calcext:value-type="string">
            <text:p>4130 Muir Street</text:p>
          </table:table-cell>
          <table:table-cell table:formula="of:=RANDBETWEEN(1;1833)" office:value-type="float" office:value="665" calcext:value-type="float">
            <text:p>665</text:p>
          </table:table-cell>
          <table:table-cell/>
          <table:table-cell table:formula="of:=CONCATENATE(&quot;(&quot;;[.A34];&quot;, &quot;;[.B34];&quot;, &quot;;[.C34];&quot;, '&quot;;[.D34];&quot; &quot;;[.E34];&quot;', '&quot;;[.F34];&quot; &quot;;[.G34];&quot;', '&quot;; [.H34]; &quot;'&quot;; [.I34];&quot;', '&quot;;[.J34];&quot;', '&quot;;[.K34];&quot;', &quot;;[.L34]; &quot;), &quot;)" office:value-type="string" office:string-value="(22069143, 2020033, 97429, 'Lebbie Bria', 'Artharg Neeves', 'bneeves7l@jimdo.com'https://librenoticias.com/wp-content/uploads/2020/08/default-user-image.png', '533-993-780', '4130 Muir Street', 665), " calcext:value-type="string">
            <text:p>(22069143, 2020033, 97429, 'Lebbie Bria', 'Artharg Neeves', 'bneeves7l@jimdo.com'https://librenoticias.com/wp-content/uploads/2020/08/default-user-image.png', '533-993-780', '4130 Muir Street', 66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3112143" calcext:value-type="float">
            <text:p>63112143</text:p>
          </table:table-cell>
          <table:table-cell office:value-type="float" office:value="2020034" calcext:value-type="float">
            <text:p>2020034</text:p>
          </table:table-cell>
          <table:table-cell table:formula="of:=RANDBETWEEN(1000; 99999)" office:value-type="float" office:value="48742" calcext:value-type="float">
            <text:p>48742</text:p>
          </table:table-cell>
          <table:table-cell office:value-type="string" calcext:value-type="string">
            <text:p>Zacharias</text:p>
          </table:table-cell>
          <table:table-cell office:value-type="string" calcext:value-type="string">
            <text:p>Jedediah</text:p>
          </table:table-cell>
          <table:table-cell office:value-type="string" calcext:value-type="string">
            <text:p>Arundell</text:p>
          </table:table-cell>
          <table:table-cell office:value-type="string" calcext:value-type="string">
            <text:p>Chilvers</text:p>
          </table:table-cell>
          <table:table-cell office:value-type="string" calcext:value-type="string">
            <text:p>jchilversog@blogg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04-638-390</text:p>
          </table:table-cell>
          <table:table-cell office:value-type="string" calcext:value-type="string">
            <text:p>479 Prentice Center</text:p>
          </table:table-cell>
          <table:table-cell table:formula="of:=RANDBETWEEN(1;1833)" office:value-type="float" office:value="945" calcext:value-type="float">
            <text:p>945</text:p>
          </table:table-cell>
          <table:table-cell/>
          <table:table-cell table:formula="of:=CONCATENATE(&quot;(&quot;;[.A35];&quot;, &quot;;[.B35];&quot;, &quot;;[.C35];&quot;, '&quot;;[.D35];&quot; &quot;;[.E35];&quot;', '&quot;;[.F35];&quot; &quot;;[.G35];&quot;', '&quot;; [.H35]; &quot;'&quot;; [.I35];&quot;', '&quot;;[.J35];&quot;', '&quot;;[.K35];&quot;', &quot;;[.L35]; &quot;), &quot;)" office:value-type="string" office:string-value="(63112143, 2020034, 48742, 'Zacharias Jedediah', 'Arundell Chilvers', 'jchilversog@blogger.com'https://librenoticias.com/wp-content/uploads/2020/08/default-user-image.png', '504-638-390', '479 Prentice Center', 945), " calcext:value-type="string">
            <text:p>(63112143, 2020034, 48742, 'Zacharias Jedediah', 'Arundell Chilvers', 'jchilversog@blogger.com'https://librenoticias.com/wp-content/uploads/2020/08/default-user-image.png', '504-638-390', '479 Prentice Center', 94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1802628" calcext:value-type="float">
            <text:p>71802628</text:p>
          </table:table-cell>
          <table:table-cell office:value-type="float" office:value="2020035" calcext:value-type="float">
            <text:p>2020035</text:p>
          </table:table-cell>
          <table:table-cell table:formula="of:=RANDBETWEEN(1000; 99999)" office:value-type="float" office:value="11200" calcext:value-type="float">
            <text:p>11200</text:p>
          </table:table-cell>
          <table:table-cell office:value-type="string" calcext:value-type="string">
            <text:p>Stormi</text:p>
          </table:table-cell>
          <table:table-cell office:value-type="string" calcext:value-type="string">
            <text:p>Correna</text:p>
          </table:table-cell>
          <table:table-cell office:value-type="string" calcext:value-type="string">
            <text:p>Ashcroft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cdonnec@blo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91-608-807</text:p>
          </table:table-cell>
          <table:table-cell office:value-type="string" calcext:value-type="string">
            <text:p>60433 Oakridge Alley</text:p>
          </table:table-cell>
          <table:table-cell table:formula="of:=RANDBETWEEN(1;1833)" office:value-type="float" office:value="160" calcext:value-type="float">
            <text:p>160</text:p>
          </table:table-cell>
          <table:table-cell/>
          <table:table-cell table:formula="of:=CONCATENATE(&quot;(&quot;;[.A36];&quot;, &quot;;[.B36];&quot;, &quot;;[.C36];&quot;, '&quot;;[.D36];&quot; &quot;;[.E36];&quot;', '&quot;;[.F36];&quot; &quot;;[.G36];&quot;', '&quot;; [.H36]; &quot;'&quot;; [.I36];&quot;', '&quot;;[.J36];&quot;', '&quot;;[.K36];&quot;', &quot;;[.L36]; &quot;), &quot;)" office:value-type="string" office:string-value="(71802628, 2020035, 11200, 'Stormi Correna', 'Ashcroft Donne', 'cdonnec@blog.com'https://librenoticias.com/wp-content/uploads/2020/08/default-user-image.png', '791-608-807', '60433 Oakridge Alley', 160), " calcext:value-type="string">
            <text:p>(71802628, 2020035, 11200, 'Stormi Correna', 'Ashcroft Donne', 'cdonnec@blog.com'https://librenoticias.com/wp-content/uploads/2020/08/default-user-image.png', '791-608-807', '60433 Oakridge Alley', 1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8526416" calcext:value-type="float">
            <text:p>18526416</text:p>
          </table:table-cell>
          <table:table-cell office:value-type="float" office:value="2020036" calcext:value-type="float">
            <text:p>2020036</text:p>
          </table:table-cell>
          <table:table-cell table:formula="of:=RANDBETWEEN(1000; 99999)" office:value-type="float" office:value="75902" calcext:value-type="float">
            <text:p>75902</text:p>
          </table:table-cell>
          <table:table-cell office:value-type="string" calcext:value-type="string">
            <text:p>Caresse</text:p>
          </table:table-cell>
          <table:table-cell office:value-type="string" calcext:value-type="string">
            <text:p>Darleen</text:p>
          </table:table-cell>
          <table:table-cell office:value-type="string" calcext:value-type="string">
            <text:p>Aspell</text:p>
          </table:table-cell>
          <table:table-cell office:value-type="string" calcext:value-type="string">
            <text:p>Vize</text:p>
          </table:table-cell>
          <table:table-cell office:value-type="string" calcext:value-type="string">
            <text:p>dvizel7@icq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77-173-590</text:p>
          </table:table-cell>
          <table:table-cell office:value-type="string" calcext:value-type="string">
            <text:p>5677 Meadow Valley Avenue</text:p>
          </table:table-cell>
          <table:table-cell table:formula="of:=RANDBETWEEN(1;1833)" office:value-type="float" office:value="1272" calcext:value-type="float">
            <text:p>1272</text:p>
          </table:table-cell>
          <table:table-cell/>
          <table:table-cell table:formula="of:=CONCATENATE(&quot;(&quot;;[.A37];&quot;, &quot;;[.B37];&quot;, &quot;;[.C37];&quot;, '&quot;;[.D37];&quot; &quot;;[.E37];&quot;', '&quot;;[.F37];&quot; &quot;;[.G37];&quot;', '&quot;; [.H37]; &quot;'&quot;; [.I37];&quot;', '&quot;;[.J37];&quot;', '&quot;;[.K37];&quot;', &quot;;[.L37]; &quot;), &quot;)" office:value-type="string" office:string-value="(18526416, 2020036, 75902, 'Caresse Darleen', 'Aspell Vize', 'dvizel7@icq.com'https://librenoticias.com/wp-content/uploads/2020/08/default-user-image.png', '677-173-590', '5677 Meadow Valley Avenue', 1272), " calcext:value-type="string">
            <text:p>(18526416, 2020036, 75902, 'Caresse Darleen', 'Aspell Vize', 'dvizel7@icq.com'https://librenoticias.com/wp-content/uploads/2020/08/default-user-image.png', '677-173-590', '5677 Meadow Valley Avenue', 127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1049490" calcext:value-type="float">
            <text:p>11049490</text:p>
          </table:table-cell>
          <table:table-cell office:value-type="float" office:value="2020037" calcext:value-type="float">
            <text:p>2020037</text:p>
          </table:table-cell>
          <table:table-cell table:formula="of:=RANDBETWEEN(1000; 99999)" office:value-type="float" office:value="79737" calcext:value-type="float">
            <text:p>79737</text:p>
          </table:table-cell>
          <table:table-cell office:value-type="string" calcext:value-type="string">
            <text:p>Cornelle</text:p>
          </table:table-cell>
          <table:table-cell office:value-type="string" calcext:value-type="string">
            <text:p>Adriena</text:p>
          </table:table-cell>
          <table:table-cell office:value-type="string" calcext:value-type="string">
            <text:p>Astles</text:p>
          </table:table-cell>
          <table:table-cell office:value-type="string" calcext:value-type="string">
            <text:p>Cattermoul</text:p>
          </table:table-cell>
          <table:table-cell office:value-type="string" calcext:value-type="string">
            <text:p>acattermoulil@usd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48-581-390</text:p>
          </table:table-cell>
          <table:table-cell office:value-type="string" calcext:value-type="string">
            <text:p>11517 Harbort Center</text:p>
          </table:table-cell>
          <table:table-cell table:formula="of:=RANDBETWEEN(1;1833)" office:value-type="float" office:value="4" calcext:value-type="float">
            <text:p>4</text:p>
          </table:table-cell>
          <table:table-cell/>
          <table:table-cell table:formula="of:=CONCATENATE(&quot;(&quot;;[.A38];&quot;, &quot;;[.B38];&quot;, &quot;;[.C38];&quot;, '&quot;;[.D38];&quot; &quot;;[.E38];&quot;', '&quot;;[.F38];&quot; &quot;;[.G38];&quot;', '&quot;; [.H38]; &quot;'&quot;; [.I38];&quot;', '&quot;;[.J38];&quot;', '&quot;;[.K38];&quot;', &quot;;[.L38]; &quot;), &quot;)" office:value-type="string" office:string-value="(11049490, 2020037, 79737, 'Cornelle Adriena', 'Astles Cattermoul', 'acattermoulil@usda.gov'https://librenoticias.com/wp-content/uploads/2020/08/default-user-image.png', '848-581-390', '11517 Harbort Center', 4), " calcext:value-type="string">
            <text:p>(11049490, 2020037, 79737, 'Cornelle Adriena', 'Astles Cattermoul', 'acattermoulil@usda.gov'https://librenoticias.com/wp-content/uploads/2020/08/default-user-image.png', '848-581-390', '11517 Harbort Center', 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5499149" calcext:value-type="float">
            <text:p>15499149</text:p>
          </table:table-cell>
          <table:table-cell office:value-type="float" office:value="2020038" calcext:value-type="float">
            <text:p>2020038</text:p>
          </table:table-cell>
          <table:table-cell table:formula="of:=RANDBETWEEN(1000; 99999)" office:value-type="float" office:value="90081" calcext:value-type="float">
            <text:p>90081</text:p>
          </table:table-cell>
          <table:table-cell office:value-type="string" calcext:value-type="string">
            <text:p>Janetta</text:p>
          </table:table-cell>
          <table:table-cell office:value-type="string" calcext:value-type="string">
            <text:p>Farrand</text:p>
          </table:table-cell>
          <table:table-cell office:value-type="string" calcext:value-type="string">
            <text:p>Astridge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fhamilton3w@ibm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07-632-906</text:p>
          </table:table-cell>
          <table:table-cell office:value-type="string" calcext:value-type="string">
            <text:p>577 Sheridan Junction</text:p>
          </table:table-cell>
          <table:table-cell table:formula="of:=RANDBETWEEN(1;1833)" office:value-type="float" office:value="1663" calcext:value-type="float">
            <text:p>1663</text:p>
          </table:table-cell>
          <table:table-cell/>
          <table:table-cell table:formula="of:=CONCATENATE(&quot;(&quot;;[.A39];&quot;, &quot;;[.B39];&quot;, &quot;;[.C39];&quot;, '&quot;;[.D39];&quot; &quot;;[.E39];&quot;', '&quot;;[.F39];&quot; &quot;;[.G39];&quot;', '&quot;; [.H39]; &quot;'&quot;; [.I39];&quot;', '&quot;;[.J39];&quot;', '&quot;;[.K39];&quot;', &quot;;[.L39]; &quot;), &quot;)" office:value-type="string" office:string-value="(15499149, 2020038, 90081, 'Janetta Farrand', 'Astridge Hamilton', 'fhamilton3w@ibm.com'https://librenoticias.com/wp-content/uploads/2020/08/default-user-image.png', '607-632-906', '577 Sheridan Junction', 1663), " calcext:value-type="string">
            <text:p>(15499149, 2020038, 90081, 'Janetta Farrand', 'Astridge Hamilton', 'fhamilton3w@ibm.com'https://librenoticias.com/wp-content/uploads/2020/08/default-user-image.png', '607-632-906', '577 Sheridan Junction', 166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0024584" calcext:value-type="float">
            <text:p>90024584</text:p>
          </table:table-cell>
          <table:table-cell office:value-type="float" office:value="2020039" calcext:value-type="float">
            <text:p>2020039</text:p>
          </table:table-cell>
          <table:table-cell table:formula="of:=RANDBETWEEN(1000; 99999)" office:value-type="float" office:value="51759" calcext:value-type="float">
            <text:p>51759</text:p>
          </table:table-cell>
          <table:table-cell office:value-type="string" calcext:value-type="string">
            <text:p>Katine</text:p>
          </table:table-cell>
          <table:table-cell office:value-type="string" calcext:value-type="string">
            <text:p>Hettie</text:p>
          </table:table-cell>
          <table:table-cell office:value-type="string" calcext:value-type="string">
            <text:p>Attfield</text:p>
          </table:table-cell>
          <table:table-cell office:value-type="string" calcext:value-type="string">
            <text:p>Poulglais</text:p>
          </table:table-cell>
          <table:table-cell office:value-type="string" calcext:value-type="string">
            <text:p>hpoulglais11@foxnew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76-757-378</text:p>
          </table:table-cell>
          <table:table-cell office:value-type="string" calcext:value-type="string">
            <text:p>89797 Derek Crossing</text:p>
          </table:table-cell>
          <table:table-cell table:formula="of:=RANDBETWEEN(1;1833)" office:value-type="float" office:value="1106" calcext:value-type="float">
            <text:p>1106</text:p>
          </table:table-cell>
          <table:table-cell/>
          <table:table-cell table:formula="of:=CONCATENATE(&quot;(&quot;;[.A40];&quot;, &quot;;[.B40];&quot;, &quot;;[.C40];&quot;, '&quot;;[.D40];&quot; &quot;;[.E40];&quot;', '&quot;;[.F40];&quot; &quot;;[.G40];&quot;', '&quot;; [.H40]; &quot;'&quot;; [.I40];&quot;', '&quot;;[.J40];&quot;', '&quot;;[.K40];&quot;', &quot;;[.L40]; &quot;), &quot;)" office:value-type="string" office:string-value="(90024584, 2020039, 51759, 'Katine Hettie', 'Attfield Poulglais', 'hpoulglais11@foxnews.com'https://librenoticias.com/wp-content/uploads/2020/08/default-user-image.png', '976-757-378', '89797 Derek Crossing', 1106), " calcext:value-type="string">
            <text:p>(90024584, 2020039, 51759, 'Katine Hettie', 'Attfield Poulglais', 'hpoulglais11@foxnews.com'https://librenoticias.com/wp-content/uploads/2020/08/default-user-image.png', '976-757-378', '89797 Derek Crossing', 110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2843685" calcext:value-type="float">
            <text:p>42843685</text:p>
          </table:table-cell>
          <table:table-cell office:value-type="float" office:value="2020040" calcext:value-type="float">
            <text:p>2020040</text:p>
          </table:table-cell>
          <table:table-cell table:formula="of:=RANDBETWEEN(1000; 99999)" office:value-type="float" office:value="55998" calcext:value-type="float">
            <text:p>55998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Zed</text:p>
          </table:table-cell>
          <table:table-cell office:value-type="string" calcext:value-type="string">
            <text:p>Aubri</text:p>
          </table:table-cell>
          <table:table-cell office:value-type="string" calcext:value-type="string">
            <text:p>Markl</text:p>
          </table:table-cell>
          <table:table-cell office:value-type="string" calcext:value-type="string">
            <text:p>zmarklhf@artiste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00-325-627</text:p>
          </table:table-cell>
          <table:table-cell office:value-type="string" calcext:value-type="string">
            <text:p>058 Meadow Vale Trail</text:p>
          </table:table-cell>
          <table:table-cell table:formula="of:=RANDBETWEEN(1;1833)" office:value-type="float" office:value="711" calcext:value-type="float">
            <text:p>711</text:p>
          </table:table-cell>
          <table:table-cell/>
          <table:table-cell table:formula="of:=CONCATENATE(&quot;(&quot;;[.A41];&quot;, &quot;;[.B41];&quot;, &quot;;[.C41];&quot;, '&quot;;[.D41];&quot; &quot;;[.E41];&quot;', '&quot;;[.F41];&quot; &quot;;[.G41];&quot;', '&quot;; [.H41]; &quot;'&quot;; [.I41];&quot;', '&quot;;[.J41];&quot;', '&quot;;[.K41];&quot;', &quot;;[.L41]; &quot;), &quot;)" office:value-type="string" office:string-value="(42843685, 2020040, 55998, 'Bernardo Zed', 'Aubri Markl', 'zmarklhf@artisteer.com'https://librenoticias.com/wp-content/uploads/2020/08/default-user-image.png', '100-325-627', '058 Meadow Vale Trail', 711), " calcext:value-type="string">
            <text:p>(42843685, 2020040, 55998, 'Bernardo Zed', 'Aubri Markl', 'zmarklhf@artisteer.com'https://librenoticias.com/wp-content/uploads/2020/08/default-user-image.png', '100-325-627', '058 Meadow Vale Trail', 71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9892120" calcext:value-type="float">
            <text:p>19892120</text:p>
          </table:table-cell>
          <table:table-cell office:value-type="float" office:value="2020041" calcext:value-type="float">
            <text:p>2020041</text:p>
          </table:table-cell>
          <table:table-cell table:formula="of:=RANDBETWEEN(1000; 99999)" office:value-type="float" office:value="79016" calcext:value-type="float">
            <text:p>79016</text:p>
          </table:table-cell>
          <table:table-cell office:value-type="string" calcext:value-type="string">
            <text:p>Essa</text:p>
          </table:table-cell>
          <table:table-cell office:value-type="string" calcext:value-type="string">
            <text:p>Kandy</text:p>
          </table:table-cell>
          <table:table-cell office:value-type="string" calcext:value-type="string">
            <text:p>Ault</text:p>
          </table:table-cell>
          <table:table-cell office:value-type="string" calcext:value-type="string">
            <text:p>Yelland</text:p>
          </table:table-cell>
          <table:table-cell office:value-type="string" calcext:value-type="string">
            <text:p>kyelland3t@yahoo.co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01-287-948</text:p>
          </table:table-cell>
          <table:table-cell office:value-type="string" calcext:value-type="string">
            <text:p>3 Tennyson Park</text:p>
          </table:table-cell>
          <table:table-cell table:formula="of:=RANDBETWEEN(1;1833)" office:value-type="float" office:value="1379" calcext:value-type="float">
            <text:p>1379</text:p>
          </table:table-cell>
          <table:table-cell/>
          <table:table-cell table:formula="of:=CONCATENATE(&quot;(&quot;;[.A42];&quot;, &quot;;[.B42];&quot;, &quot;;[.C42];&quot;, '&quot;;[.D42];&quot; &quot;;[.E42];&quot;', '&quot;;[.F42];&quot; &quot;;[.G42];&quot;', '&quot;; [.H42]; &quot;'&quot;; [.I42];&quot;', '&quot;;[.J42];&quot;', '&quot;;[.K42];&quot;', &quot;;[.L42]; &quot;), &quot;)" office:value-type="string" office:string-value="(19892120, 2020041, 79016, 'Essa Kandy', 'Ault Yelland', 'kyelland3t@yahoo.co.jp'https://librenoticias.com/wp-content/uploads/2020/08/default-user-image.png', '301-287-948', '3 Tennyson Park', 1379), " calcext:value-type="string">
            <text:p>(19892120, 2020041, 79016, 'Essa Kandy', 'Ault Yelland', 'kyelland3t@yahoo.co.jp'https://librenoticias.com/wp-content/uploads/2020/08/default-user-image.png', '301-287-948', '3 Tennyson Park', 137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5810571" calcext:value-type="float">
            <text:p>25810571</text:p>
          </table:table-cell>
          <table:table-cell office:value-type="float" office:value="2020042" calcext:value-type="float">
            <text:p>2020042</text:p>
          </table:table-cell>
          <table:table-cell table:formula="of:=RANDBETWEEN(1000; 99999)" office:value-type="float" office:value="38742" calcext:value-type="float">
            <text:p>38742</text:p>
          </table:table-cell>
          <table:table-cell office:value-type="string" calcext:value-type="string">
            <text:p>Fairlie</text:p>
          </table:table-cell>
          <table:table-cell office:value-type="string" calcext:value-type="string">
            <text:p>Granvill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Zanetti</text:p>
          </table:table-cell>
          <table:table-cell office:value-type="string" calcext:value-type="string">
            <text:p>gzanetti3q@buzzfee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52-543-810</text:p>
          </table:table-cell>
          <table:table-cell office:value-type="string" calcext:value-type="string">
            <text:p>614 Sachs Place</text:p>
          </table:table-cell>
          <table:table-cell table:formula="of:=RANDBETWEEN(1;1833)" office:value-type="float" office:value="1217" calcext:value-type="float">
            <text:p>1217</text:p>
          </table:table-cell>
          <table:table-cell/>
          <table:table-cell table:formula="of:=CONCATENATE(&quot;(&quot;;[.A43];&quot;, &quot;;[.B43];&quot;, &quot;;[.C43];&quot;, '&quot;;[.D43];&quot; &quot;;[.E43];&quot;', '&quot;;[.F43];&quot; &quot;;[.G43];&quot;', '&quot;; [.H43]; &quot;'&quot;; [.I43];&quot;', '&quot;;[.J43];&quot;', '&quot;;[.K43];&quot;', &quot;;[.L43]; &quot;), &quot;)" office:value-type="string" office:string-value="(25810571, 2020042, 38742, 'Fairlie Granville', 'Austin Zanetti', 'gzanetti3q@buzzfeed.com'https://librenoticias.com/wp-content/uploads/2020/08/default-user-image.png', '452-543-810', '614 Sachs Place', 1217), " calcext:value-type="string">
            <text:p>(25810571, 2020042, 38742, 'Fairlie Granville', 'Austin Zanetti', 'gzanetti3q@buzzfeed.com'https://librenoticias.com/wp-content/uploads/2020/08/default-user-image.png', '452-543-810', '614 Sachs Place', 121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5096169" calcext:value-type="float">
            <text:p>65096169</text:p>
          </table:table-cell>
          <table:table-cell office:value-type="float" office:value="2020043" calcext:value-type="float">
            <text:p>2020043</text:p>
          </table:table-cell>
          <table:table-cell table:formula="of:=RANDBETWEEN(1000; 99999)" office:value-type="float" office:value="17672" calcext:value-type="float">
            <text:p>17672</text:p>
          </table:table-cell>
          <table:table-cell office:value-type="string" calcext:value-type="string">
            <text:p>Peterus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Avramovsky</text:p>
          </table:table-cell>
          <table:table-cell office:value-type="string" calcext:value-type="string">
            <text:p>Goodhand</text:p>
          </table:table-cell>
          <table:table-cell office:value-type="string" calcext:value-type="string">
            <text:p>bgoodhandhc@symante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70-434-888</text:p>
          </table:table-cell>
          <table:table-cell office:value-type="string" calcext:value-type="string">
            <text:p>3517 Waubesa Circle</text:p>
          </table:table-cell>
          <table:table-cell table:formula="of:=RANDBETWEEN(1;1833)" office:value-type="float" office:value="1298" calcext:value-type="float">
            <text:p>1298</text:p>
          </table:table-cell>
          <table:table-cell/>
          <table:table-cell table:formula="of:=CONCATENATE(&quot;(&quot;;[.A44];&quot;, &quot;;[.B44];&quot;, &quot;;[.C44];&quot;, '&quot;;[.D44];&quot; &quot;;[.E44];&quot;', '&quot;;[.F44];&quot; &quot;;[.G44];&quot;', '&quot;; [.H44]; &quot;'&quot;; [.I44];&quot;', '&quot;;[.J44];&quot;', '&quot;;[.K44];&quot;', &quot;;[.L44]; &quot;), &quot;)" office:value-type="string" office:string-value="(65096169, 2020043, 17672, 'Peterus Ber', 'Avramovsky Goodhand', 'bgoodhandhc@symantec.com'https://librenoticias.com/wp-content/uploads/2020/08/default-user-image.png', '570-434-888', '3517 Waubesa Circle', 1298), " calcext:value-type="string">
            <text:p>(65096169, 2020043, 17672, 'Peterus Ber', 'Avramovsky Goodhand', 'bgoodhandhc@symantec.com'https://librenoticias.com/wp-content/uploads/2020/08/default-user-image.png', '570-434-888', '3517 Waubesa Circle', 129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2221144" calcext:value-type="float">
            <text:p>52221144</text:p>
          </table:table-cell>
          <table:table-cell office:value-type="float" office:value="2020044" calcext:value-type="float">
            <text:p>2020044</text:p>
          </table:table-cell>
          <table:table-cell table:formula="of:=RANDBETWEEN(1000; 99999)" office:value-type="float" office:value="9876" calcext:value-type="float">
            <text:p>9876</text:p>
          </table:table-cell>
          <table:table-cell office:value-type="string" calcext:value-type="string">
            <text:p>Alessandra</text:p>
          </table:table-cell>
          <table:table-cell office:value-type="string" calcext:value-type="string">
            <text:p>Martynne</text:p>
          </table:table-cell>
          <table:table-cell office:value-type="string" calcext:value-type="string">
            <text:p>Axcel</text:p>
          </table:table-cell>
          <table:table-cell office:value-type="string" calcext:value-type="string">
            <text:p>D'Oyley</text:p>
          </table:table-cell>
          <table:table-cell office:value-type="string" calcext:value-type="string">
            <text:p>mdoyley74@cam.ac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66-759-862</text:p>
          </table:table-cell>
          <table:table-cell office:value-type="string" calcext:value-type="string">
            <text:p>1 Myrtle Alley</text:p>
          </table:table-cell>
          <table:table-cell table:formula="of:=RANDBETWEEN(1;1833)" office:value-type="float" office:value="1220" calcext:value-type="float">
            <text:p>1220</text:p>
          </table:table-cell>
          <table:table-cell/>
          <table:table-cell table:formula="of:=CONCATENATE(&quot;(&quot;;[.A45];&quot;, &quot;;[.B45];&quot;, &quot;;[.C45];&quot;, '&quot;;[.D45];&quot; &quot;;[.E45];&quot;', '&quot;;[.F45];&quot; &quot;;[.G45];&quot;', '&quot;; [.H45]; &quot;'&quot;; [.I45];&quot;', '&quot;;[.J45];&quot;', '&quot;;[.K45];&quot;', &quot;;[.L45]; &quot;), &quot;)" office:value-type="string" office:string-value="(52221144, 2020044, 9876, 'Alessandra Martynne', 'Axcel D'Oyley', 'mdoyley74@cam.ac.uk'https://librenoticias.com/wp-content/uploads/2020/08/default-user-image.png', '566-759-862', '1 Myrtle Alley', 1220), " calcext:value-type="string">
            <text:p>(52221144, 2020044, 9876, 'Alessandra Martynne', 'Axcel D'Oyley', 'mdoyley74@cam.ac.uk'https://librenoticias.com/wp-content/uploads/2020/08/default-user-image.png', '566-759-862', '1 Myrtle Alley', 122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7749149" calcext:value-type="float">
            <text:p>67749149</text:p>
          </table:table-cell>
          <table:table-cell office:value-type="float" office:value="2020045" calcext:value-type="float">
            <text:p>2020045</text:p>
          </table:table-cell>
          <table:table-cell table:formula="of:=RANDBETWEEN(1000; 99999)" office:value-type="float" office:value="21149" calcext:value-type="float">
            <text:p>21149</text:p>
          </table:table-cell>
          <table:table-cell office:value-type="string" calcext:value-type="string">
            <text:p>Emelita</text:p>
          </table:table-cell>
          <table:table-cell office:value-type="string" calcext:value-type="string">
            <text:p>Elfrida</text:p>
          </table:table-cell>
          <table:table-cell office:value-type="string" calcext:value-type="string">
            <text:p>Axworthy</text:p>
          </table:table-cell>
          <table:table-cell office:value-type="string" calcext:value-type="string">
            <text:p>Matfield</text:p>
          </table:table-cell>
          <table:table-cell office:value-type="string" calcext:value-type="string">
            <text:p>ematfieldix@dmoz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00-302-100</text:p>
          </table:table-cell>
          <table:table-cell office:value-type="string" calcext:value-type="string">
            <text:p>54 Gina Lane</text:p>
          </table:table-cell>
          <table:table-cell table:formula="of:=RANDBETWEEN(1;1833)" office:value-type="float" office:value="68" calcext:value-type="float">
            <text:p>68</text:p>
          </table:table-cell>
          <table:table-cell/>
          <table:table-cell table:formula="of:=CONCATENATE(&quot;(&quot;;[.A46];&quot;, &quot;;[.B46];&quot;, &quot;;[.C46];&quot;, '&quot;;[.D46];&quot; &quot;;[.E46];&quot;', '&quot;;[.F46];&quot; &quot;;[.G46];&quot;', '&quot;; [.H46]; &quot;'&quot;; [.I46];&quot;', '&quot;;[.J46];&quot;', '&quot;;[.K46];&quot;', &quot;;[.L46]; &quot;), &quot;)" office:value-type="string" office:string-value="(67749149, 2020045, 21149, 'Emelita Elfrida', 'Axworthy Matfield', 'ematfieldix@dmoz.org'https://librenoticias.com/wp-content/uploads/2020/08/default-user-image.png', '500-302-100', '54 Gina Lane', 68), " calcext:value-type="string">
            <text:p>(67749149, 2020045, 21149, 'Emelita Elfrida', 'Axworthy Matfield', 'ematfieldix@dmoz.org'https://librenoticias.com/wp-content/uploads/2020/08/default-user-image.png', '500-302-100', '54 Gina Lane', 6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0088543" calcext:value-type="float">
            <text:p>20088543</text:p>
          </table:table-cell>
          <table:table-cell office:value-type="float" office:value="2020046" calcext:value-type="float">
            <text:p>2020046</text:p>
          </table:table-cell>
          <table:table-cell table:formula="of:=RANDBETWEEN(1000; 99999)" office:value-type="float" office:value="28751" calcext:value-type="float">
            <text:p>28751</text:p>
          </table:table-cell>
          <table:table-cell office:value-type="string" calcext:value-type="string">
            <text:p>Chevy</text:p>
          </table:table-cell>
          <table:table-cell office:value-type="string" calcext:value-type="string">
            <text:p>Myles</text:p>
          </table:table-cell>
          <table:table-cell office:value-type="string" calcext:value-type="string">
            <text:p>Aylward</text:p>
          </table:table-cell>
          <table:table-cell office:value-type="string" calcext:value-type="string">
            <text:p>Sotworth</text:p>
          </table:table-cell>
          <table:table-cell office:value-type="string" calcext:value-type="string">
            <text:p>msotwortho8@foxnew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35-862-941</text:p>
          </table:table-cell>
          <table:table-cell office:value-type="string" calcext:value-type="string">
            <text:p>108 Redwing Terrace</text:p>
          </table:table-cell>
          <table:table-cell table:formula="of:=RANDBETWEEN(1;1833)" office:value-type="float" office:value="128" calcext:value-type="float">
            <text:p>128</text:p>
          </table:table-cell>
          <table:table-cell/>
          <table:table-cell table:formula="of:=CONCATENATE(&quot;(&quot;;[.A47];&quot;, &quot;;[.B47];&quot;, &quot;;[.C47];&quot;, '&quot;;[.D47];&quot; &quot;;[.E47];&quot;', '&quot;;[.F47];&quot; &quot;;[.G47];&quot;', '&quot;; [.H47]; &quot;'&quot;; [.I47];&quot;', '&quot;;[.J47];&quot;', '&quot;;[.K47];&quot;', &quot;;[.L47]; &quot;), &quot;)" office:value-type="string" office:string-value="(20088543, 2020046, 28751, 'Chevy Myles', 'Aylward Sotworth', 'msotwortho8@foxnews.com'https://librenoticias.com/wp-content/uploads/2020/08/default-user-image.png', '235-862-941', '108 Redwing Terrace', 128), " calcext:value-type="string">
            <text:p>(20088543, 2020046, 28751, 'Chevy Myles', 'Aylward Sotworth', 'msotwortho8@foxnews.com'https://librenoticias.com/wp-content/uploads/2020/08/default-user-image.png', '235-862-941', '108 Redwing Terrace', 12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5901346" calcext:value-type="float">
            <text:p>35901346</text:p>
          </table:table-cell>
          <table:table-cell office:value-type="float" office:value="2020047" calcext:value-type="float">
            <text:p>2020047</text:p>
          </table:table-cell>
          <table:table-cell table:formula="of:=RANDBETWEEN(1000; 99999)" office:value-type="float" office:value="52094" calcext:value-type="float">
            <text:p>52094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Vincenz</text:p>
          </table:table-cell>
          <table:table-cell office:value-type="string" calcext:value-type="string">
            <text:p>Aymer</text:p>
          </table:table-cell>
          <table:table-cell office:value-type="string" calcext:value-type="string">
            <text:p>Ofen</text:p>
          </table:table-cell>
          <table:table-cell office:value-type="string" calcext:value-type="string">
            <text:p>vofenfv@altervista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35-406-311</text:p>
          </table:table-cell>
          <table:table-cell office:value-type="string" calcext:value-type="string">
            <text:p>17636 Heffernan Drive</text:p>
          </table:table-cell>
          <table:table-cell table:formula="of:=RANDBETWEEN(1;1833)" office:value-type="float" office:value="824" calcext:value-type="float">
            <text:p>824</text:p>
          </table:table-cell>
          <table:table-cell/>
          <table:table-cell table:formula="of:=CONCATENATE(&quot;(&quot;;[.A48];&quot;, &quot;;[.B48];&quot;, &quot;;[.C48];&quot;, '&quot;;[.D48];&quot; &quot;;[.E48];&quot;', '&quot;;[.F48];&quot; &quot;;[.G48];&quot;', '&quot;; [.H48]; &quot;'&quot;; [.I48];&quot;', '&quot;;[.J48];&quot;', '&quot;;[.K48];&quot;', &quot;;[.L48]; &quot;), &quot;)" office:value-type="string" office:string-value="(35901346, 2020047, 52094, 'Ginger Vincenz', 'Aymer Ofen', 'vofenfv@altervista.org'https://librenoticias.com/wp-content/uploads/2020/08/default-user-image.png', '635-406-311', '17636 Heffernan Drive', 824), " calcext:value-type="string">
            <text:p>(35901346, 2020047, 52094, 'Ginger Vincenz', 'Aymer Ofen', 'vofenfv@altervista.org'https://librenoticias.com/wp-content/uploads/2020/08/default-user-image.png', '635-406-311', '17636 Heffernan Drive', 82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7871941" calcext:value-type="float">
            <text:p>77871941</text:p>
          </table:table-cell>
          <table:table-cell office:value-type="float" office:value="2020048" calcext:value-type="float">
            <text:p>2020048</text:p>
          </table:table-cell>
          <table:table-cell table:formula="of:=RANDBETWEEN(1000; 99999)" office:value-type="float" office:value="44273" calcext:value-type="float">
            <text:p>44273</text:p>
          </table:table-cell>
          <table:table-cell office:value-type="string" calcext:value-type="string">
            <text:p>Arabelle</text:p>
          </table:table-cell>
          <table:table-cell office:value-type="string" calcext:value-type="string">
            <text:p>Fayre</text:p>
          </table:table-cell>
          <table:table-cell office:value-type="string" calcext:value-type="string">
            <text:p>Azema</text:p>
          </table:table-cell>
          <table:table-cell office:value-type="string" calcext:value-type="string">
            <text:p>Filochov</text:p>
          </table:table-cell>
          <table:table-cell office:value-type="string" calcext:value-type="string">
            <text:p>ffilochov45@imgu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60-234-269</text:p>
          </table:table-cell>
          <table:table-cell office:value-type="string" calcext:value-type="string">
            <text:p>890 Lakewood Gardens Court</text:p>
          </table:table-cell>
          <table:table-cell table:formula="of:=RANDBETWEEN(1;1833)" office:value-type="float" office:value="978" calcext:value-type="float">
            <text:p>978</text:p>
          </table:table-cell>
          <table:table-cell/>
          <table:table-cell table:formula="of:=CONCATENATE(&quot;(&quot;;[.A49];&quot;, &quot;;[.B49];&quot;, &quot;;[.C49];&quot;, '&quot;;[.D49];&quot; &quot;;[.E49];&quot;', '&quot;;[.F49];&quot; &quot;;[.G49];&quot;', '&quot;; [.H49]; &quot;'&quot;; [.I49];&quot;', '&quot;;[.J49];&quot;', '&quot;;[.K49];&quot;', &quot;;[.L49]; &quot;), &quot;)" office:value-type="string" office:string-value="(77871941, 2020048, 44273, 'Arabelle Fayre', 'Azema Filochov', 'ffilochov45@imgur.com'https://librenoticias.com/wp-content/uploads/2020/08/default-user-image.png', '860-234-269', '890 Lakewood Gardens Court', 978), " calcext:value-type="string">
            <text:p>(77871941, 2020048, 44273, 'Arabelle Fayre', 'Azema Filochov', 'ffilochov45@imgur.com'https://librenoticias.com/wp-content/uploads/2020/08/default-user-image.png', '860-234-269', '890 Lakewood Gardens Court', 97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2924888" calcext:value-type="float">
            <text:p>32924888</text:p>
          </table:table-cell>
          <table:table-cell office:value-type="float" office:value="2020049" calcext:value-type="float">
            <text:p>2020049</text:p>
          </table:table-cell>
          <table:table-cell table:formula="of:=RANDBETWEEN(1000; 99999)" office:value-type="float" office:value="6269" calcext:value-type="float">
            <text:p>626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Backshaw</text:p>
          </table:table-cell>
          <table:table-cell office:value-type="string" calcext:value-type="string">
            <text:p>Crippill</text:p>
          </table:table-cell>
          <table:table-cell office:value-type="string" calcext:value-type="string">
            <text:p>ccrippill8s@miibeian.gov.cn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67-528-329</text:p>
          </table:table-cell>
          <table:table-cell office:value-type="string" calcext:value-type="string">
            <text:p>68474 Fairfield Alley</text:p>
          </table:table-cell>
          <table:table-cell table:formula="of:=RANDBETWEEN(1;1833)" office:value-type="float" office:value="1434" calcext:value-type="float">
            <text:p>1434</text:p>
          </table:table-cell>
          <table:table-cell/>
          <table:table-cell table:formula="of:=CONCATENATE(&quot;(&quot;;[.A50];&quot;, &quot;;[.B50];&quot;, &quot;;[.C50];&quot;, '&quot;;[.D50];&quot; &quot;;[.E50];&quot;', '&quot;;[.F50];&quot; &quot;;[.G50];&quot;', '&quot;; [.H50]; &quot;'&quot;; [.I50];&quot;', '&quot;;[.J50];&quot;', '&quot;;[.K50];&quot;', &quot;;[.L50]; &quot;), &quot;)" office:value-type="string" office:string-value="(32924888, 2020049, 6269, 'Si Clifford', 'Backshaw Crippill', 'ccrippill8s@miibeian.gov.cn'https://librenoticias.com/wp-content/uploads/2020/08/default-user-image.png', '667-528-329', '68474 Fairfield Alley', 1434), " calcext:value-type="string">
            <text:p>(32924888, 2020049, 6269, 'Si Clifford', 'Backshaw Crippill', 'ccrippill8s@miibeian.gov.cn'https://librenoticias.com/wp-content/uploads/2020/08/default-user-image.png', '667-528-329', '68474 Fairfield Alley', 143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2811098" calcext:value-type="float">
            <text:p>12811098</text:p>
          </table:table-cell>
          <table:table-cell office:value-type="float" office:value="2020050" calcext:value-type="float">
            <text:p>2020050</text:p>
          </table:table-cell>
          <table:table-cell table:formula="of:=RANDBETWEEN(1000; 99999)" office:value-type="float" office:value="12397" calcext:value-type="float">
            <text:p>12397</text:p>
          </table:table-cell>
          <table:table-cell office:value-type="string" calcext:value-type="string">
            <text:p>Dotty</text:p>
          </table:table-cell>
          <table:table-cell office:value-type="string" calcext:value-type="string">
            <text:p>Hali</text:p>
          </table:table-cell>
          <table:table-cell office:value-type="string" calcext:value-type="string">
            <text:p>Balcers</text:p>
          </table:table-cell>
          <table:table-cell office:value-type="string" calcext:value-type="string">
            <text:p>Lujan</text:p>
          </table:table-cell>
          <table:table-cell office:value-type="string" calcext:value-type="string">
            <text:p>hlujan7x@freeweb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09-539-683</text:p>
          </table:table-cell>
          <table:table-cell office:value-type="string" calcext:value-type="string">
            <text:p>76459 Corscot Park</text:p>
          </table:table-cell>
          <table:table-cell table:formula="of:=RANDBETWEEN(1;1833)" office:value-type="float" office:value="209" calcext:value-type="float">
            <text:p>209</text:p>
          </table:table-cell>
          <table:table-cell/>
          <table:table-cell table:formula="of:=CONCATENATE(&quot;(&quot;;[.A51];&quot;, &quot;;[.B51];&quot;, &quot;;[.C51];&quot;, '&quot;;[.D51];&quot; &quot;;[.E51];&quot;', '&quot;;[.F51];&quot; &quot;;[.G51];&quot;', '&quot;; [.H51]; &quot;'&quot;; [.I51];&quot;', '&quot;;[.J51];&quot;', '&quot;;[.K51];&quot;', &quot;;[.L51]; &quot;), &quot;)" office:value-type="string" office:string-value="(12811098, 2020050, 12397, 'Dotty Hali', 'Balcers Lujan', 'hlujan7x@freewebs.com'https://librenoticias.com/wp-content/uploads/2020/08/default-user-image.png', '609-539-683', '76459 Corscot Park', 209), " calcext:value-type="string">
            <text:p>(12811098, 2020050, 12397, 'Dotty Hali', 'Balcers Lujan', 'hlujan7x@freewebs.com'https://librenoticias.com/wp-content/uploads/2020/08/default-user-image.png', '609-539-683', '76459 Corscot Park', 20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2592480" calcext:value-type="float">
            <text:p>62592480</text:p>
          </table:table-cell>
          <table:table-cell office:value-type="float" office:value="2020051" calcext:value-type="float">
            <text:p>2020051</text:p>
          </table:table-cell>
          <table:table-cell table:formula="of:=RANDBETWEEN(1000; 99999)" office:value-type="float" office:value="66517" calcext:value-type="float">
            <text:p>66517</text:p>
          </table:table-cell>
          <table:table-cell office:value-type="string" calcext:value-type="string">
            <text:p>Davie</text:p>
          </table:table-cell>
          <table:table-cell office:value-type="string" calcext:value-type="string">
            <text:p>Byrle</text:p>
          </table:table-cell>
          <table:table-cell office:value-type="string" calcext:value-type="string">
            <text:p>Bamforth</text:p>
          </table:table-cell>
          <table:table-cell office:value-type="string" calcext:value-type="string">
            <text:p>Elegood</text:p>
          </table:table-cell>
          <table:table-cell office:value-type="string" calcext:value-type="string">
            <text:p>belegood91@marketwatch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72-154-716</text:p>
          </table:table-cell>
          <table:table-cell office:value-type="string" calcext:value-type="string">
            <text:p>2583 Oak Valley Road</text:p>
          </table:table-cell>
          <table:table-cell table:formula="of:=RANDBETWEEN(1;1833)" office:value-type="float" office:value="430" calcext:value-type="float">
            <text:p>430</text:p>
          </table:table-cell>
          <table:table-cell/>
          <table:table-cell table:formula="of:=CONCATENATE(&quot;(&quot;;[.A52];&quot;, &quot;;[.B52];&quot;, &quot;;[.C52];&quot;, '&quot;;[.D52];&quot; &quot;;[.E52];&quot;', '&quot;;[.F52];&quot; &quot;;[.G52];&quot;', '&quot;; [.H52]; &quot;'&quot;; [.I52];&quot;', '&quot;;[.J52];&quot;', '&quot;;[.K52];&quot;', &quot;;[.L52]; &quot;), &quot;)" office:value-type="string" office:string-value="(62592480, 2020051, 66517, 'Davie Byrle', 'Bamforth Elegood', 'belegood91@marketwatch.com'https://librenoticias.com/wp-content/uploads/2020/08/default-user-image.png', '872-154-716', '2583 Oak Valley Road', 430), " calcext:value-type="string">
            <text:p>(62592480, 2020051, 66517, 'Davie Byrle', 'Bamforth Elegood', 'belegood91@marketwatch.com'https://librenoticias.com/wp-content/uploads/2020/08/default-user-image.png', '872-154-716', '2583 Oak Valley Road', 43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7969132" calcext:value-type="float">
            <text:p>87969132</text:p>
          </table:table-cell>
          <table:table-cell office:value-type="float" office:value="2020052" calcext:value-type="float">
            <text:p>2020052</text:p>
          </table:table-cell>
          <table:table-cell table:formula="of:=RANDBETWEEN(1000; 99999)" office:value-type="float" office:value="39680" calcext:value-type="float">
            <text:p>39680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Barbera</text:p>
          </table:table-cell>
          <table:table-cell office:value-type="string" calcext:value-type="string">
            <text:p>Antonoczyk</text:p>
          </table:table-cell>
          <table:table-cell office:value-type="string" calcext:value-type="string">
            <text:p>cantonoczykmj@google.pl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93-253-679</text:p>
          </table:table-cell>
          <table:table-cell office:value-type="string" calcext:value-type="string">
            <text:p>04 Hooker Way</text:p>
          </table:table-cell>
          <table:table-cell table:formula="of:=RANDBETWEEN(1;1833)" office:value-type="float" office:value="590" calcext:value-type="float">
            <text:p>590</text:p>
          </table:table-cell>
          <table:table-cell/>
          <table:table-cell table:formula="of:=CONCATENATE(&quot;(&quot;;[.A53];&quot;, &quot;;[.B53];&quot;, &quot;;[.C53];&quot;, '&quot;;[.D53];&quot; &quot;;[.E53];&quot;', '&quot;;[.F53];&quot; &quot;;[.G53];&quot;', '&quot;; [.H53]; &quot;'&quot;; [.I53];&quot;', '&quot;;[.J53];&quot;', '&quot;;[.K53];&quot;', &quot;;[.L53]; &quot;), &quot;)" office:value-type="string" office:string-value="(87969132, 2020052, 39680, 'Michelle Cora', 'Barbera Antonoczyk', 'cantonoczykmj@google.pl'https://librenoticias.com/wp-content/uploads/2020/08/default-user-image.png', '893-253-679', '04 Hooker Way', 590), " calcext:value-type="string">
            <text:p>(87969132, 2020052, 39680, 'Michelle Cora', 'Barbera Antonoczyk', 'cantonoczykmj@google.pl'https://librenoticias.com/wp-content/uploads/2020/08/default-user-image.png', '893-253-679', '04 Hooker Way', 59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4673789" calcext:value-type="float">
            <text:p>54673789</text:p>
          </table:table-cell>
          <table:table-cell office:value-type="float" office:value="2020053" calcext:value-type="float">
            <text:p>2020053</text:p>
          </table:table-cell>
          <table:table-cell table:formula="of:=RANDBETWEEN(1000; 99999)" office:value-type="float" office:value="53529" calcext:value-type="float">
            <text:p>53529</text:p>
          </table:table-cell>
          <table:table-cell office:value-type="string" calcext:value-type="string">
            <text:p>Denni</text:p>
          </table:table-cell>
          <table:table-cell office:value-type="string" calcext:value-type="string">
            <text:p>Janeta</text:p>
          </table:table-cell>
          <table:table-cell office:value-type="string" calcext:value-type="string">
            <text:p>Bargh</text:p>
          </table:table-cell>
          <table:table-cell office:value-type="string" calcext:value-type="string">
            <text:p>Fellon</text:p>
          </table:table-cell>
          <table:table-cell office:value-type="string" calcext:value-type="string">
            <text:p>jfellonng@themeforest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57-148-363</text:p>
          </table:table-cell>
          <table:table-cell office:value-type="string" calcext:value-type="string">
            <text:p>3 Monica Street</text:p>
          </table:table-cell>
          <table:table-cell table:formula="of:=RANDBETWEEN(1;1833)" office:value-type="float" office:value="652" calcext:value-type="float">
            <text:p>652</text:p>
          </table:table-cell>
          <table:table-cell/>
          <table:table-cell table:formula="of:=CONCATENATE(&quot;(&quot;;[.A54];&quot;, &quot;;[.B54];&quot;, &quot;;[.C54];&quot;, '&quot;;[.D54];&quot; &quot;;[.E54];&quot;', '&quot;;[.F54];&quot; &quot;;[.G54];&quot;', '&quot;; [.H54]; &quot;'&quot;; [.I54];&quot;', '&quot;;[.J54];&quot;', '&quot;;[.K54];&quot;', &quot;;[.L54]; &quot;), &quot;)" office:value-type="string" office:string-value="(54673789, 2020053, 53529, 'Denni Janeta', 'Bargh Fellon', 'jfellonng@themeforest.net'https://librenoticias.com/wp-content/uploads/2020/08/default-user-image.png', '157-148-363', '3 Monica Street', 652), " calcext:value-type="string">
            <text:p>(54673789, 2020053, 53529, 'Denni Janeta', 'Bargh Fellon', 'jfellonng@themeforest.net'https://librenoticias.com/wp-content/uploads/2020/08/default-user-image.png', '157-148-363', '3 Monica Street', 65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2945804" calcext:value-type="float">
            <text:p>22945804</text:p>
          </table:table-cell>
          <table:table-cell office:value-type="float" office:value="2020054" calcext:value-type="float">
            <text:p>2020054</text:p>
          </table:table-cell>
          <table:table-cell table:formula="of:=RANDBETWEEN(1000; 99999)" office:value-type="float" office:value="43214" calcext:value-type="float">
            <text:p>43214</text:p>
          </table:table-cell>
          <table:table-cell office:value-type="string" calcext:value-type="string">
            <text:p>Forrester</text:p>
          </table:table-cell>
          <table:table-cell office:value-type="string" calcext:value-type="string">
            <text:p>Benedict</text:p>
          </table:table-cell>
          <table:table-cell office:value-type="string" calcext:value-type="string">
            <text:p>Barnwille</text:p>
          </table:table-cell>
          <table:table-cell office:value-type="string" calcext:value-type="string">
            <text:p>Coolican</text:p>
          </table:table-cell>
          <table:table-cell office:value-type="string" calcext:value-type="string">
            <text:p>bcoolican7j@google.d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54-939-195</text:p>
          </table:table-cell>
          <table:table-cell office:value-type="string" calcext:value-type="string">
            <text:p>7 Manley Terrace</text:p>
          </table:table-cell>
          <table:table-cell table:formula="of:=RANDBETWEEN(1;1833)" office:value-type="float" office:value="1690" calcext:value-type="float">
            <text:p>1690</text:p>
          </table:table-cell>
          <table:table-cell/>
          <table:table-cell table:formula="of:=CONCATENATE(&quot;(&quot;;[.A55];&quot;, &quot;;[.B55];&quot;, &quot;;[.C55];&quot;, '&quot;;[.D55];&quot; &quot;;[.E55];&quot;', '&quot;;[.F55];&quot; &quot;;[.G55];&quot;', '&quot;; [.H55]; &quot;'&quot;; [.I55];&quot;', '&quot;;[.J55];&quot;', '&quot;;[.K55];&quot;', &quot;;[.L55]; &quot;), &quot;)" office:value-type="string" office:string-value="(22945804, 2020054, 43214, 'Forrester Benedict', 'Barnwille Coolican', 'bcoolican7j@google.de'https://librenoticias.com/wp-content/uploads/2020/08/default-user-image.png', '654-939-195', '7 Manley Terrace', 1690), " calcext:value-type="string">
            <text:p>(22945804, 2020054, 43214, 'Forrester Benedict', 'Barnwille Coolican', 'bcoolican7j@google.de'https://librenoticias.com/wp-content/uploads/2020/08/default-user-image.png', '654-939-195', '7 Manley Terrace', 169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4757866" calcext:value-type="float">
            <text:p>84757866</text:p>
          </table:table-cell>
          <table:table-cell office:value-type="float" office:value="2020055" calcext:value-type="float">
            <text:p>2020055</text:p>
          </table:table-cell>
          <table:table-cell table:formula="of:=RANDBETWEEN(1000; 99999)" office:value-type="float" office:value="30647" calcext:value-type="float">
            <text:p>30647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Crista</text:p>
          </table:table-cell>
          <table:table-cell office:value-type="string" calcext:value-type="string">
            <text:p>Barrabeale</text:p>
          </table:table-cell>
          <table:table-cell office:value-type="string" calcext:value-type="string">
            <text:p>Lemmen</text:p>
          </table:table-cell>
          <table:table-cell office:value-type="string" calcext:value-type="string">
            <text:p>clemmenrk@acquirethisnam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21-488-475</text:p>
          </table:table-cell>
          <table:table-cell office:value-type="string" calcext:value-type="string">
            <text:p>0 Northland Alley</text:p>
          </table:table-cell>
          <table:table-cell table:formula="of:=RANDBETWEEN(1;1833)" office:value-type="float" office:value="69" calcext:value-type="float">
            <text:p>69</text:p>
          </table:table-cell>
          <table:table-cell/>
          <table:table-cell table:formula="of:=CONCATENATE(&quot;(&quot;;[.A56];&quot;, &quot;;[.B56];&quot;, &quot;;[.C56];&quot;, '&quot;;[.D56];&quot; &quot;;[.E56];&quot;', '&quot;;[.F56];&quot; &quot;;[.G56];&quot;', '&quot;; [.H56]; &quot;'&quot;; [.I56];&quot;', '&quot;;[.J56];&quot;', '&quot;;[.K56];&quot;', &quot;;[.L56]; &quot;), &quot;)" office:value-type="string" office:string-value="(84757866, 2020055, 30647, 'Nina Crista', 'Barrabeale Lemmen', 'clemmenrk@acquirethisname.com'https://librenoticias.com/wp-content/uploads/2020/08/default-user-image.png', '521-488-475', '0 Northland Alley', 69), " calcext:value-type="string">
            <text:p>(84757866, 2020055, 30647, 'Nina Crista', 'Barrabeale Lemmen', 'clemmenrk@acquirethisname.com'https://librenoticias.com/wp-content/uploads/2020/08/default-user-image.png', '521-488-475', '0 Northland Alley', 6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9729597" calcext:value-type="float">
            <text:p>79729597</text:p>
          </table:table-cell>
          <table:table-cell office:value-type="float" office:value="2020056" calcext:value-type="float">
            <text:p>2020056</text:p>
          </table:table-cell>
          <table:table-cell table:formula="of:=RANDBETWEEN(1000; 99999)" office:value-type="float" office:value="34969" calcext:value-type="float">
            <text:p>34969</text:p>
          </table:table-cell>
          <table:table-cell office:value-type="string" calcext:value-type="string">
            <text:p>Wilhelmina</text:p>
          </table:table-cell>
          <table:table-cell office:value-type="string" calcext:value-type="string">
            <text:p>Noni</text:p>
          </table:table-cell>
          <table:table-cell office:value-type="string" calcext:value-type="string">
            <text:p>Barsby</text:p>
          </table:table-cell>
          <table:table-cell office:value-type="string" calcext:value-type="string">
            <text:p>Obert</text:p>
          </table:table-cell>
          <table:table-cell office:value-type="string" calcext:value-type="string">
            <text:p>nobertcf@mozilla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69-149-422</text:p>
          </table:table-cell>
          <table:table-cell office:value-type="string" calcext:value-type="string">
            <text:p>236 Bartelt Park</text:p>
          </table:table-cell>
          <table:table-cell table:formula="of:=RANDBETWEEN(1;1833)" office:value-type="float" office:value="712" calcext:value-type="float">
            <text:p>712</text:p>
          </table:table-cell>
          <table:table-cell/>
          <table:table-cell table:formula="of:=CONCATENATE(&quot;(&quot;;[.A57];&quot;, &quot;;[.B57];&quot;, &quot;;[.C57];&quot;, '&quot;;[.D57];&quot; &quot;;[.E57];&quot;', '&quot;;[.F57];&quot; &quot;;[.G57];&quot;', '&quot;; [.H57]; &quot;'&quot;; [.I57];&quot;', '&quot;;[.J57];&quot;', '&quot;;[.K57];&quot;', &quot;;[.L57]; &quot;), &quot;)" office:value-type="string" office:string-value="(79729597, 2020056, 34969, 'Wilhelmina Noni', 'Barsby Obert', 'nobertcf@mozilla.org'https://librenoticias.com/wp-content/uploads/2020/08/default-user-image.png', '469-149-422', '236 Bartelt Park', 712), " calcext:value-type="string">
            <text:p>(79729597, 2020056, 34969, 'Wilhelmina Noni', 'Barsby Obert', 'nobertcf@mozilla.org'https://librenoticias.com/wp-content/uploads/2020/08/default-user-image.png', '469-149-422', '236 Bartelt Park', 71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2948605" calcext:value-type="float">
            <text:p>92948605</text:p>
          </table:table-cell>
          <table:table-cell office:value-type="float" office:value="2020057" calcext:value-type="float">
            <text:p>2020057</text:p>
          </table:table-cell>
          <table:table-cell table:formula="of:=RANDBETWEEN(1000; 99999)" office:value-type="float" office:value="82641" calcext:value-type="float">
            <text:p>82641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Hewie</text:p>
          </table:table-cell>
          <table:table-cell office:value-type="string" calcext:value-type="string">
            <text:p>Barthrop</text:p>
          </table:table-cell>
          <table:table-cell office:value-type="string" calcext:value-type="string">
            <text:p>Chastagnier</text:p>
          </table:table-cell>
          <table:table-cell office:value-type="string" calcext:value-type="string">
            <text:p>hchastagnierv@eventbrit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35-569-486</text:p>
          </table:table-cell>
          <table:table-cell office:value-type="string" calcext:value-type="string">
            <text:p>160 Commercial Circle</text:p>
          </table:table-cell>
          <table:table-cell table:formula="of:=RANDBETWEEN(1;1833)" office:value-type="float" office:value="1060" calcext:value-type="float">
            <text:p>1060</text:p>
          </table:table-cell>
          <table:table-cell/>
          <table:table-cell table:formula="of:=CONCATENATE(&quot;(&quot;;[.A58];&quot;, &quot;;[.B58];&quot;, &quot;;[.C58];&quot;, '&quot;;[.D58];&quot; &quot;;[.E58];&quot;', '&quot;;[.F58];&quot; &quot;;[.G58];&quot;', '&quot;; [.H58]; &quot;'&quot;; [.I58];&quot;', '&quot;;[.J58];&quot;', '&quot;;[.K58];&quot;', &quot;;[.L58]; &quot;), &quot;)" office:value-type="string" office:string-value="(92948605, 2020057, 82641, 'Gavin Hewie', 'Barthrop Chastagnier', 'hchastagnierv@eventbrite.com'https://librenoticias.com/wp-content/uploads/2020/08/default-user-image.png', '235-569-486', '160 Commercial Circle', 1060), " calcext:value-type="string">
            <text:p>(92948605, 2020057, 82641, 'Gavin Hewie', 'Barthrop Chastagnier', 'hchastagnierv@eventbrite.com'https://librenoticias.com/wp-content/uploads/2020/08/default-user-image.png', '235-569-486', '160 Commercial Circle', 10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5630256" calcext:value-type="float">
            <text:p>35630256</text:p>
          </table:table-cell>
          <table:table-cell office:value-type="float" office:value="2020058" calcext:value-type="float">
            <text:p>2020058</text:p>
          </table:table-cell>
          <table:table-cell table:formula="of:=RANDBETWEEN(1000; 99999)" office:value-type="float" office:value="95811" calcext:value-type="float">
            <text:p>95811</text:p>
          </table:table-cell>
          <table:table-cell office:value-type="string" calcext:value-type="string">
            <text:p>Cindra</text:p>
          </table:table-cell>
          <table:table-cell office:value-type="string" calcext:value-type="string">
            <text:p>Vonnie</text:p>
          </table:table-cell>
          <table:table-cell office:value-type="string" calcext:value-type="string">
            <text:p>Bartoszewski</text:p>
          </table:table-cell>
          <table:table-cell office:value-type="string" calcext:value-type="string">
            <text:p>Mateu</text:p>
          </table:table-cell>
          <table:table-cell office:value-type="string" calcext:value-type="string">
            <text:p>vmateurq@mysq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34-146-192</text:p>
          </table:table-cell>
          <table:table-cell office:value-type="string" calcext:value-type="string">
            <text:p>26 Bowman Lane</text:p>
          </table:table-cell>
          <table:table-cell table:formula="of:=RANDBETWEEN(1;1833)" office:value-type="float" office:value="1344" calcext:value-type="float">
            <text:p>1344</text:p>
          </table:table-cell>
          <table:table-cell/>
          <table:table-cell table:formula="of:=CONCATENATE(&quot;(&quot;;[.A59];&quot;, &quot;;[.B59];&quot;, &quot;;[.C59];&quot;, '&quot;;[.D59];&quot; &quot;;[.E59];&quot;', '&quot;;[.F59];&quot; &quot;;[.G59];&quot;', '&quot;; [.H59]; &quot;'&quot;; [.I59];&quot;', '&quot;;[.J59];&quot;', '&quot;;[.K59];&quot;', &quot;;[.L59]; &quot;), &quot;)" office:value-type="string" office:string-value="(35630256, 2020058, 95811, 'Cindra Vonnie', 'Bartoszewski Mateu', 'vmateurq@mysql.com'https://librenoticias.com/wp-content/uploads/2020/08/default-user-image.png', '334-146-192', '26 Bowman Lane', 1344), " calcext:value-type="string">
            <text:p>(35630256, 2020058, 95811, 'Cindra Vonnie', 'Bartoszewski Mateu', 'vmateurq@mysql.com'https://librenoticias.com/wp-content/uploads/2020/08/default-user-image.png', '334-146-192', '26 Bowman Lane', 134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7940689" calcext:value-type="float">
            <text:p>27940689</text:p>
          </table:table-cell>
          <table:table-cell office:value-type="float" office:value="2020059" calcext:value-type="float">
            <text:p>2020059</text:p>
          </table:table-cell>
          <table:table-cell table:formula="of:=RANDBETWEEN(1000; 99999)" office:value-type="float" office:value="74665" calcext:value-type="float">
            <text:p>7466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ece</text:p>
          </table:table-cell>
          <table:table-cell office:value-type="string" calcext:value-type="string">
            <text:p>Bascombe</text:p>
          </table:table-cell>
          <table:table-cell office:value-type="string" calcext:value-type="string">
            <text:p>Ayer</text:p>
          </table:table-cell>
          <table:table-cell office:value-type="string" calcext:value-type="string">
            <text:p>cayer4u@theglobeandmai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90-662-801</text:p>
          </table:table-cell>
          <table:table-cell office:value-type="string" calcext:value-type="string">
            <text:p>3743 Upham Pass</text:p>
          </table:table-cell>
          <table:table-cell table:formula="of:=RANDBETWEEN(1;1833)" office:value-type="float" office:value="1086" calcext:value-type="float">
            <text:p>1086</text:p>
          </table:table-cell>
          <table:table-cell/>
          <table:table-cell table:formula="of:=CONCATENATE(&quot;(&quot;;[.A60];&quot;, &quot;;[.B60];&quot;, &quot;;[.C60];&quot;, '&quot;;[.D60];&quot; &quot;;[.E60];&quot;', '&quot;;[.F60];&quot; &quot;;[.G60];&quot;', '&quot;; [.H60]; &quot;'&quot;; [.I60];&quot;', '&quot;;[.J60];&quot;', '&quot;;[.K60];&quot;', &quot;;[.L60]; &quot;), &quot;)" office:value-type="string" office:string-value="(27940689, 2020059, 74665, 'Stephen Cece', 'Bascombe Ayer', 'cayer4u@theglobeandmail.com'https://librenoticias.com/wp-content/uploads/2020/08/default-user-image.png', '690-662-801', '3743 Upham Pass', 1086), " calcext:value-type="string">
            <text:p>(27940689, 2020059, 74665, 'Stephen Cece', 'Bascombe Ayer', 'cayer4u@theglobeandmail.com'https://librenoticias.com/wp-content/uploads/2020/08/default-user-image.png', '690-662-801', '3743 Upham Pass', 108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6118582" calcext:value-type="float">
            <text:p>36118582</text:p>
          </table:table-cell>
          <table:table-cell office:value-type="float" office:value="2020060" calcext:value-type="float">
            <text:p>2020060</text:p>
          </table:table-cell>
          <table:table-cell table:formula="of:=RANDBETWEEN(1000; 99999)" office:value-type="float" office:value="19796" calcext:value-type="float">
            <text:p>19796</text:p>
          </table:table-cell>
          <table:table-cell office:value-type="string" calcext:value-type="string">
            <text:p>Beau</text:p>
          </table:table-cell>
          <table:table-cell office:value-type="string" calcext:value-type="string">
            <text:p>Niel</text:p>
          </table:table-cell>
          <table:table-cell office:value-type="string" calcext:value-type="string">
            <text:p>Basini-Gazzi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nogdenmh@slat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43-298-888</text:p>
          </table:table-cell>
          <table:table-cell office:value-type="string" calcext:value-type="string">
            <text:p>00511 Village Green Lane</text:p>
          </table:table-cell>
          <table:table-cell table:formula="of:=RANDBETWEEN(1;1833)" office:value-type="float" office:value="1816" calcext:value-type="float">
            <text:p>1816</text:p>
          </table:table-cell>
          <table:table-cell/>
          <table:table-cell table:formula="of:=CONCATENATE(&quot;(&quot;;[.A61];&quot;, &quot;;[.B61];&quot;, &quot;;[.C61];&quot;, '&quot;;[.D61];&quot; &quot;;[.E61];&quot;', '&quot;;[.F61];&quot; &quot;;[.G61];&quot;', '&quot;; [.H61]; &quot;'&quot;; [.I61];&quot;', '&quot;;[.J61];&quot;', '&quot;;[.K61];&quot;', &quot;;[.L61]; &quot;), &quot;)" office:value-type="string" office:string-value="(36118582, 2020060, 19796, 'Beau Niel', 'Basini-Gazzi Ogden', 'nogdenmh@slate.com'https://librenoticias.com/wp-content/uploads/2020/08/default-user-image.png', '243-298-888', '00511 Village Green Lane', 1816), " calcext:value-type="string">
            <text:p>(36118582, 2020060, 19796, 'Beau Niel', 'Basini-Gazzi Ogden', 'nogdenmh@slate.com'https://librenoticias.com/wp-content/uploads/2020/08/default-user-image.png', '243-298-888', '00511 Village Green Lane', 181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3289177" calcext:value-type="float">
            <text:p>63289177</text:p>
          </table:table-cell>
          <table:table-cell office:value-type="float" office:value="2020061" calcext:value-type="float">
            <text:p>2020061</text:p>
          </table:table-cell>
          <table:table-cell table:formula="of:=RANDBETWEEN(1000; 99999)" office:value-type="float" office:value="51322" calcext:value-type="float">
            <text:p>51322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Ailina</text:p>
          </table:table-cell>
          <table:table-cell office:value-type="string" calcext:value-type="string">
            <text:p>Basley</text:p>
          </table:table-cell>
          <table:table-cell office:value-type="string" calcext:value-type="string">
            <text:p>Fice</text:p>
          </table:table-cell>
          <table:table-cell office:value-type="string" calcext:value-type="string">
            <text:p>aficeg0@google.com.br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80-511-744</text:p>
          </table:table-cell>
          <table:table-cell office:value-type="string" calcext:value-type="string">
            <text:p>48 Manufacturers Place</text:p>
          </table:table-cell>
          <table:table-cell table:formula="of:=RANDBETWEEN(1;1833)" office:value-type="float" office:value="1693" calcext:value-type="float">
            <text:p>1693</text:p>
          </table:table-cell>
          <table:table-cell/>
          <table:table-cell table:formula="of:=CONCATENATE(&quot;(&quot;;[.A62];&quot;, &quot;;[.B62];&quot;, &quot;;[.C62];&quot;, '&quot;;[.D62];&quot; &quot;;[.E62];&quot;', '&quot;;[.F62];&quot; &quot;;[.G62];&quot;', '&quot;; [.H62]; &quot;'&quot;; [.I62];&quot;', '&quot;;[.J62];&quot;', '&quot;;[.K62];&quot;', &quot;;[.L62]; &quot;), &quot;)" office:value-type="string" office:string-value="(63289177, 2020061, 51322, 'Mei Ailina', 'Basley Fice', 'aficeg0@google.com.br'https://librenoticias.com/wp-content/uploads/2020/08/default-user-image.png', '480-511-744', '48 Manufacturers Place', 1693), " calcext:value-type="string">
            <text:p>(63289177, 2020061, 51322, 'Mei Ailina', 'Basley Fice', 'aficeg0@google.com.br'https://librenoticias.com/wp-content/uploads/2020/08/default-user-image.png', '480-511-744', '48 Manufacturers Place', 169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7621087" calcext:value-type="float">
            <text:p>47621087</text:p>
          </table:table-cell>
          <table:table-cell office:value-type="float" office:value="2020062" calcext:value-type="float">
            <text:p>2020062</text:p>
          </table:table-cell>
          <table:table-cell table:formula="of:=RANDBETWEEN(1000; 99999)" office:value-type="float" office:value="30332" calcext:value-type="float">
            <text:p>30332</text:p>
          </table:table-cell>
          <table:table-cell office:value-type="string" calcext:value-type="string">
            <text:p>Rivkah</text:p>
          </table:table-cell>
          <table:table-cell office:value-type="string" calcext:value-type="string">
            <text:p>Leisha</text:p>
          </table:table-cell>
          <table:table-cell office:value-type="string" calcext:value-type="string">
            <text:p>Bassilashvili</text:p>
          </table:table-cell>
          <table:table-cell office:value-type="string" calcext:value-type="string">
            <text:p>Gittins</text:p>
          </table:table-cell>
          <table:table-cell office:value-type="string" calcext:value-type="string">
            <text:p>lgittinsoq@v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70-103-983</text:p>
          </table:table-cell>
          <table:table-cell office:value-type="string" calcext:value-type="string">
            <text:p>91767 Kensington Terrace</text:p>
          </table:table-cell>
          <table:table-cell table:formula="of:=RANDBETWEEN(1;1833)" office:value-type="float" office:value="1319" calcext:value-type="float">
            <text:p>1319</text:p>
          </table:table-cell>
          <table:table-cell/>
          <table:table-cell table:formula="of:=CONCATENATE(&quot;(&quot;;[.A63];&quot;, &quot;;[.B63];&quot;, &quot;;[.C63];&quot;, '&quot;;[.D63];&quot; &quot;;[.E63];&quot;', '&quot;;[.F63];&quot; &quot;;[.G63];&quot;', '&quot;; [.H63]; &quot;'&quot;; [.I63];&quot;', '&quot;;[.J63];&quot;', '&quot;;[.K63];&quot;', &quot;;[.L63]; &quot;), &quot;)" office:value-type="string" office:string-value="(47621087, 2020062, 30332, 'Rivkah Leisha', 'Bassilashvili Gittins', 'lgittinsoq@va.gov'https://librenoticias.com/wp-content/uploads/2020/08/default-user-image.png', '370-103-983', '91767 Kensington Terrace', 1319), " calcext:value-type="string">
            <text:p>(47621087, 2020062, 30332, 'Rivkah Leisha', 'Bassilashvili Gittins', 'lgittinsoq@va.gov'https://librenoticias.com/wp-content/uploads/2020/08/default-user-image.png', '370-103-983', '91767 Kensington Terrace', 131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0766583" calcext:value-type="float">
            <text:p>30766583</text:p>
          </table:table-cell>
          <table:table-cell office:value-type="float" office:value="2020063" calcext:value-type="float">
            <text:p>2020063</text:p>
          </table:table-cell>
          <table:table-cell table:formula="of:=RANDBETWEEN(1000; 99999)" office:value-type="float" office:value="32032" calcext:value-type="float">
            <text:p>32032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Georgy</text:p>
          </table:table-cell>
          <table:table-cell office:value-type="string" calcext:value-type="string">
            <text:p>Baton</text:p>
          </table:table-cell>
          <table:table-cell office:value-type="string" calcext:value-type="string">
            <text:p>Driffe</text:p>
          </table:table-cell>
          <table:table-cell office:value-type="string" calcext:value-type="string">
            <text:p>gdriffee6@altervista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93-809-348</text:p>
          </table:table-cell>
          <table:table-cell office:value-type="string" calcext:value-type="string">
            <text:p>46 Michigan Alley</text:p>
          </table:table-cell>
          <table:table-cell table:formula="of:=RANDBETWEEN(1;1833)" office:value-type="float" office:value="7" calcext:value-type="float">
            <text:p>7</text:p>
          </table:table-cell>
          <table:table-cell/>
          <table:table-cell table:formula="of:=CONCATENATE(&quot;(&quot;;[.A64];&quot;, &quot;;[.B64];&quot;, &quot;;[.C64];&quot;, '&quot;;[.D64];&quot; &quot;;[.E64];&quot;', '&quot;;[.F64];&quot; &quot;;[.G64];&quot;', '&quot;; [.H64]; &quot;'&quot;; [.I64];&quot;', '&quot;;[.J64];&quot;', '&quot;;[.K64];&quot;', &quot;;[.L64]; &quot;), &quot;)" office:value-type="string" office:string-value="(30766583, 2020063, 32032, 'Connor Georgy', 'Baton Driffe', 'gdriffee6@altervista.org'https://librenoticias.com/wp-content/uploads/2020/08/default-user-image.png', '193-809-348', '46 Michigan Alley', 7), " calcext:value-type="string">
            <text:p>(30766583, 2020063, 32032, 'Connor Georgy', 'Baton Driffe', 'gdriffee6@altervista.org'https://librenoticias.com/wp-content/uploads/2020/08/default-user-image.png', '193-809-348', '46 Michigan Alley', 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8127407" calcext:value-type="float">
            <text:p>58127407</text:p>
          </table:table-cell>
          <table:table-cell office:value-type="float" office:value="2020064" calcext:value-type="float">
            <text:p>2020064</text:p>
          </table:table-cell>
          <table:table-cell table:formula="of:=RANDBETWEEN(1000; 99999)" office:value-type="float" office:value="2560" calcext:value-type="float">
            <text:p>2560</text:p>
          </table:table-cell>
          <table:table-cell office:value-type="string" calcext:value-type="string">
            <text:p>Norene</text:p>
          </table:table-cell>
          <table:table-cell office:value-type="string" calcext:value-type="string">
            <text:p>Lorette</text:p>
          </table:table-cell>
          <table:table-cell office:value-type="string" calcext:value-type="string">
            <text:p>Baudet</text:p>
          </table:table-cell>
          <table:table-cell office:value-type="string" calcext:value-type="string">
            <text:p>Balog</text:p>
          </table:table-cell>
          <table:table-cell office:value-type="string" calcext:value-type="string">
            <text:p>lbalog9z@wix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11-740-508</text:p>
          </table:table-cell>
          <table:table-cell office:value-type="string" calcext:value-type="string">
            <text:p>79 Donald Lane</text:p>
          </table:table-cell>
          <table:table-cell table:formula="of:=RANDBETWEEN(1;1833)" office:value-type="float" office:value="185" calcext:value-type="float">
            <text:p>185</text:p>
          </table:table-cell>
          <table:table-cell/>
          <table:table-cell table:formula="of:=CONCATENATE(&quot;(&quot;;[.A65];&quot;, &quot;;[.B65];&quot;, &quot;;[.C65];&quot;, '&quot;;[.D65];&quot; &quot;;[.E65];&quot;', '&quot;;[.F65];&quot; &quot;;[.G65];&quot;', '&quot;; [.H65]; &quot;'&quot;; [.I65];&quot;', '&quot;;[.J65];&quot;', '&quot;;[.K65];&quot;', &quot;;[.L65]; &quot;), &quot;)" office:value-type="string" office:string-value="(58127407, 2020064, 2560, 'Norene Lorette', 'Baudet Balog', 'lbalog9z@wix.com'https://librenoticias.com/wp-content/uploads/2020/08/default-user-image.png', '511-740-508', '79 Donald Lane', 185), " calcext:value-type="string">
            <text:p>(58127407, 2020064, 2560, 'Norene Lorette', 'Baudet Balog', 'lbalog9z@wix.com'https://librenoticias.com/wp-content/uploads/2020/08/default-user-image.png', '511-740-508', '79 Donald Lane', 18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0489068" calcext:value-type="float">
            <text:p>20489068</text:p>
          </table:table-cell>
          <table:table-cell office:value-type="float" office:value="2020065" calcext:value-type="float">
            <text:p>2020065</text:p>
          </table:table-cell>
          <table:table-cell table:formula="of:=RANDBETWEEN(1000; 99999)" office:value-type="float" office:value="72127" calcext:value-type="float">
            <text:p>72127</text:p>
          </table:table-cell>
          <table:table-cell office:value-type="string" calcext:value-type="string">
            <text:p>Yancey</text:p>
          </table:table-cell>
          <table:table-cell office:value-type="string" calcext:value-type="string">
            <text:p>Linoel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Ilchenko</text:p>
          </table:table-cell>
          <table:table-cell office:value-type="string" calcext:value-type="string">
            <text:p>lilchenko6m@nift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93-944-854</text:p>
          </table:table-cell>
          <table:table-cell office:value-type="string" calcext:value-type="string">
            <text:p>64 North Junction</text:p>
          </table:table-cell>
          <table:table-cell table:formula="of:=RANDBETWEEN(1;1833)" office:value-type="float" office:value="822" calcext:value-type="float">
            <text:p>822</text:p>
          </table:table-cell>
          <table:table-cell/>
          <table:table-cell table:formula="of:=CONCATENATE(&quot;(&quot;;[.A66];&quot;, &quot;;[.B66];&quot;, &quot;;[.C66];&quot;, '&quot;;[.D66];&quot; &quot;;[.E66];&quot;', '&quot;;[.F66];&quot; &quot;;[.G66];&quot;', '&quot;; [.H66]; &quot;'&quot;; [.I66];&quot;', '&quot;;[.J66];&quot;', '&quot;;[.K66];&quot;', &quot;;[.L66]; &quot;), &quot;)" office:value-type="string" office:string-value="(20489068, 2020065, 72127, 'Yancey Linoel', 'Beach Ilchenko', 'lilchenko6m@nifty.com'https://librenoticias.com/wp-content/uploads/2020/08/default-user-image.png', '193-944-854', '64 North Junction', 822), " calcext:value-type="string">
            <text:p>(20489068, 2020065, 72127, 'Yancey Linoel', 'Beach Ilchenko', 'lilchenko6m@nifty.com'https://librenoticias.com/wp-content/uploads/2020/08/default-user-image.png', '193-944-854', '64 North Junction', 82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3940338" calcext:value-type="float">
            <text:p>13940338</text:p>
          </table:table-cell>
          <table:table-cell office:value-type="float" office:value="2020066" calcext:value-type="float">
            <text:p>2020066</text:p>
          </table:table-cell>
          <table:table-cell table:formula="of:=RANDBETWEEN(1000; 99999)" office:value-type="float" office:value="64540" calcext:value-type="float">
            <text:p>64540</text:p>
          </table:table-cell>
          <table:table-cell office:value-type="string" calcext:value-type="string">
            <text:p>Cornie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Beake</text:p>
          </table:table-cell>
          <table:table-cell office:value-type="string" calcext:value-type="string">
            <text:p>Pumfrey</text:p>
          </table:table-cell>
          <table:table-cell office:value-type="string" calcext:value-type="string">
            <text:p>vpumfreybq@gnu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60-703-531</text:p>
          </table:table-cell>
          <table:table-cell office:value-type="string" calcext:value-type="string">
            <text:p>2076 Farragut Trail</text:p>
          </table:table-cell>
          <table:table-cell table:formula="of:=RANDBETWEEN(1;1833)" office:value-type="float" office:value="1245" calcext:value-type="float">
            <text:p>1245</text:p>
          </table:table-cell>
          <table:table-cell/>
          <table:table-cell table:formula="of:=CONCATENATE(&quot;(&quot;;[.A67];&quot;, &quot;;[.B67];&quot;, &quot;;[.C67];&quot;, '&quot;;[.D67];&quot; &quot;;[.E67];&quot;', '&quot;;[.F67];&quot; &quot;;[.G67];&quot;', '&quot;; [.H67]; &quot;'&quot;; [.I67];&quot;', '&quot;;[.J67];&quot;', '&quot;;[.K67];&quot;', &quot;;[.L67]; &quot;), &quot;)" office:value-type="string" office:string-value="(13940338, 2020066, 64540, 'Cornie Victor', 'Beake Pumfrey', 'vpumfreybq@gnu.org'https://librenoticias.com/wp-content/uploads/2020/08/default-user-image.png', '260-703-531', '2076 Farragut Trail', 1245), " calcext:value-type="string">
            <text:p>(13940338, 2020066, 64540, 'Cornie Victor', 'Beake Pumfrey', 'vpumfreybq@gnu.org'https://librenoticias.com/wp-content/uploads/2020/08/default-user-image.png', '260-703-531', '2076 Farragut Trail', 124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1823800" calcext:value-type="float">
            <text:p>71823800</text:p>
          </table:table-cell>
          <table:table-cell office:value-type="float" office:value="2020067" calcext:value-type="float">
            <text:p>2020067</text:p>
          </table:table-cell>
          <table:table-cell table:formula="of:=RANDBETWEEN(1000; 99999)" office:value-type="float" office:value="44294" calcext:value-type="float">
            <text:p>44294</text:p>
          </table:table-cell>
          <table:table-cell office:value-type="string" calcext:value-type="string">
            <text:p>Winny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Beaze</text:p>
          </table:table-cell>
          <table:table-cell office:value-type="string" calcext:value-type="string">
            <text:p>Matteoli</text:p>
          </table:table-cell>
          <table:table-cell office:value-type="string" calcext:value-type="string">
            <text:p>cmatteolig8@unicef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21-950-844</text:p>
          </table:table-cell>
          <table:table-cell office:value-type="string" calcext:value-type="string">
            <text:p>272 Vahlen Parkway</text:p>
          </table:table-cell>
          <table:table-cell table:formula="of:=RANDBETWEEN(1;1833)" office:value-type="float" office:value="1435" calcext:value-type="float">
            <text:p>1435</text:p>
          </table:table-cell>
          <table:table-cell/>
          <table:table-cell table:formula="of:=CONCATENATE(&quot;(&quot;;[.A68];&quot;, &quot;;[.B68];&quot;, &quot;;[.C68];&quot;, '&quot;;[.D68];&quot; &quot;;[.E68];&quot;', '&quot;;[.F68];&quot; &quot;;[.G68];&quot;', '&quot;; [.H68]; &quot;'&quot;; [.I68];&quot;', '&quot;;[.J68];&quot;', '&quot;;[.K68];&quot;', &quot;;[.L68]; &quot;), &quot;)" office:value-type="string" office:string-value="(71823800, 2020067, 44294, 'Winny Cory', 'Beaze Matteoli', 'cmatteolig8@unicef.org'https://librenoticias.com/wp-content/uploads/2020/08/default-user-image.png', '121-950-844', '272 Vahlen Parkway', 1435), " calcext:value-type="string">
            <text:p>(71823800, 2020067, 44294, 'Winny Cory', 'Beaze Matteoli', 'cmatteolig8@unicef.org'https://librenoticias.com/wp-content/uploads/2020/08/default-user-image.png', '121-950-844', '272 Vahlen Parkway', 143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2357196" calcext:value-type="float">
            <text:p>32357196</text:p>
          </table:table-cell>
          <table:table-cell office:value-type="float" office:value="2020068" calcext:value-type="float">
            <text:p>2020068</text:p>
          </table:table-cell>
          <table:table-cell table:formula="of:=RANDBETWEEN(1000; 99999)" office:value-type="float" office:value="83690" calcext:value-type="float">
            <text:p>83690</text:p>
          </table:table-cell>
          <table:table-cell office:value-type="string" calcext:value-type="string">
            <text:p>Eleonore</text:p>
          </table:table-cell>
          <table:table-cell office:value-type="string" calcext:value-type="string">
            <text:p>Gaylene</text:p>
          </table:table-cell>
          <table:table-cell office:value-type="string" calcext:value-type="string">
            <text:p>Beckensall</text:p>
          </table:table-cell>
          <table:table-cell office:value-type="string" calcext:value-type="string">
            <text:p>Hunnicot</text:p>
          </table:table-cell>
          <table:table-cell office:value-type="string" calcext:value-type="string">
            <text:p>ghunnicotme@twitpi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25-766-885</text:p>
          </table:table-cell>
          <table:table-cell office:value-type="string" calcext:value-type="string">
            <text:p>947 Hooker Road</text:p>
          </table:table-cell>
          <table:table-cell table:formula="of:=RANDBETWEEN(1;1833)" office:value-type="float" office:value="1190" calcext:value-type="float">
            <text:p>1190</text:p>
          </table:table-cell>
          <table:table-cell/>
          <table:table-cell table:formula="of:=CONCATENATE(&quot;(&quot;;[.A69];&quot;, &quot;;[.B69];&quot;, &quot;;[.C69];&quot;, '&quot;;[.D69];&quot; &quot;;[.E69];&quot;', '&quot;;[.F69];&quot; &quot;;[.G69];&quot;', '&quot;; [.H69]; &quot;'&quot;; [.I69];&quot;', '&quot;;[.J69];&quot;', '&quot;;[.K69];&quot;', &quot;;[.L69]; &quot;), &quot;)" office:value-type="string" office:string-value="(32357196, 2020068, 83690, 'Eleonore Gaylene', 'Beckensall Hunnicot', 'ghunnicotme@twitpic.com'https://librenoticias.com/wp-content/uploads/2020/08/default-user-image.png', '925-766-885', '947 Hooker Road', 1190), " calcext:value-type="string">
            <text:p>(32357196, 2020068, 83690, 'Eleonore Gaylene', 'Beckensall Hunnicot', 'ghunnicotme@twitpic.com'https://librenoticias.com/wp-content/uploads/2020/08/default-user-image.png', '925-766-885', '947 Hooker Road', 119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6103990" calcext:value-type="float">
            <text:p>76103990</text:p>
          </table:table-cell>
          <table:table-cell office:value-type="float" office:value="2020069" calcext:value-type="float">
            <text:p>2020069</text:p>
          </table:table-cell>
          <table:table-cell table:formula="of:=RANDBETWEEN(1000; 99999)" office:value-type="float" office:value="32075" calcext:value-type="float">
            <text:p>32075</text:p>
          </table:table-cell>
          <table:table-cell office:value-type="string" calcext:value-type="string">
            <text:p>Binny</text:p>
          </table:table-cell>
          <table:table-cell office:value-type="string" calcext:value-type="string">
            <text:p>Corabel</text:p>
          </table:table-cell>
          <table:table-cell office:value-type="string" calcext:value-type="string">
            <text:p>Beckitt</text:p>
          </table:table-cell>
          <table:table-cell office:value-type="string" calcext:value-type="string">
            <text:p>McSpirron</text:p>
          </table:table-cell>
          <table:table-cell office:value-type="string" calcext:value-type="string">
            <text:p>cmcspirronn@canalblo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66-785-679</text:p>
          </table:table-cell>
          <table:table-cell office:value-type="string" calcext:value-type="string">
            <text:p>94550 Londonderry Street</text:p>
          </table:table-cell>
          <table:table-cell table:formula="of:=RANDBETWEEN(1;1833)" office:value-type="float" office:value="1226" calcext:value-type="float">
            <text:p>1226</text:p>
          </table:table-cell>
          <table:table-cell/>
          <table:table-cell table:formula="of:=CONCATENATE(&quot;(&quot;;[.A70];&quot;, &quot;;[.B70];&quot;, &quot;;[.C70];&quot;, '&quot;;[.D70];&quot; &quot;;[.E70];&quot;', '&quot;;[.F70];&quot; &quot;;[.G70];&quot;', '&quot;; [.H70]; &quot;'&quot;; [.I70];&quot;', '&quot;;[.J70];&quot;', '&quot;;[.K70];&quot;', &quot;;[.L70]; &quot;), &quot;)" office:value-type="string" office:string-value="(76103990, 2020069, 32075, 'Binny Corabel', 'Beckitt McSpirron', 'cmcspirronn@canalblog.com'https://librenoticias.com/wp-content/uploads/2020/08/default-user-image.png', '866-785-679', '94550 Londonderry Street', 1226), " calcext:value-type="string">
            <text:p>(76103990, 2020069, 32075, 'Binny Corabel', 'Beckitt McSpirron', 'cmcspirronn@canalblog.com'https://librenoticias.com/wp-content/uploads/2020/08/default-user-image.png', '866-785-679', '94550 Londonderry Street', 122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2072436" calcext:value-type="float">
            <text:p>22072436</text:p>
          </table:table-cell>
          <table:table-cell office:value-type="float" office:value="2020070" calcext:value-type="float">
            <text:p>2020070</text:p>
          </table:table-cell>
          <table:table-cell table:formula="of:=RANDBETWEEN(1000; 99999)" office:value-type="float" office:value="27263" calcext:value-type="float">
            <text:p>27263</text:p>
          </table:table-cell>
          <table:table-cell office:value-type="string" calcext:value-type="string">
            <text:p>Aggie</text:p>
          </table:table-cell>
          <table:table-cell office:value-type="string" calcext:value-type="string">
            <text:p>Melinde</text:p>
          </table:table-cell>
          <table:table-cell office:value-type="string" calcext:value-type="string">
            <text:p>Beenham</text:p>
          </table:table-cell>
          <table:table-cell office:value-type="string" calcext:value-type="string">
            <text:p>Lyddiard</text:p>
          </table:table-cell>
          <table:table-cell office:value-type="string" calcext:value-type="string">
            <text:p>mlyddiardqi@ets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18-214-133</text:p>
          </table:table-cell>
          <table:table-cell office:value-type="string" calcext:value-type="string">
            <text:p>78 Golf View Terrace</text:p>
          </table:table-cell>
          <table:table-cell table:formula="of:=RANDBETWEEN(1;1833)" office:value-type="float" office:value="1274" calcext:value-type="float">
            <text:p>1274</text:p>
          </table:table-cell>
          <table:table-cell/>
          <table:table-cell table:formula="of:=CONCATENATE(&quot;(&quot;;[.A71];&quot;, &quot;;[.B71];&quot;, &quot;;[.C71];&quot;, '&quot;;[.D71];&quot; &quot;;[.E71];&quot;', '&quot;;[.F71];&quot; &quot;;[.G71];&quot;', '&quot;; [.H71]; &quot;'&quot;; [.I71];&quot;', '&quot;;[.J71];&quot;', '&quot;;[.K71];&quot;', &quot;;[.L71]; &quot;), &quot;)" office:value-type="string" office:string-value="(22072436, 2020070, 27263, 'Aggie Melinde', 'Beenham Lyddiard', 'mlyddiardqi@etsy.com'https://librenoticias.com/wp-content/uploads/2020/08/default-user-image.png', '618-214-133', '78 Golf View Terrace', 1274), " calcext:value-type="string">
            <text:p>(22072436, 2020070, 27263, 'Aggie Melinde', 'Beenham Lyddiard', 'mlyddiardqi@etsy.com'https://librenoticias.com/wp-content/uploads/2020/08/default-user-image.png', '618-214-133', '78 Golf View Terrace', 127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2222945" calcext:value-type="float">
            <text:p>72222945</text:p>
          </table:table-cell>
          <table:table-cell office:value-type="float" office:value="2020071" calcext:value-type="float">
            <text:p>2020071</text:p>
          </table:table-cell>
          <table:table-cell table:formula="of:=RANDBETWEEN(1000; 99999)" office:value-type="float" office:value="58988" calcext:value-type="float">
            <text:p>58988</text:p>
          </table:table-cell>
          <table:table-cell office:value-type="string" calcext:value-type="string">
            <text:p>Xerxes</text:p>
          </table:table-cell>
          <table:table-cell office:value-type="string" calcext:value-type="string">
            <text:p>Rriocard</text:p>
          </table:table-cell>
          <table:table-cell office:value-type="string" calcext:value-type="string">
            <text:p>Beglin</text:p>
          </table:table-cell>
          <table:table-cell office:value-type="string" calcext:value-type="string">
            <text:p>Rydings</text:p>
          </table:table-cell>
          <table:table-cell office:value-type="string" calcext:value-type="string">
            <text:p>rrydingsbk@bookin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21-912-490</text:p>
          </table:table-cell>
          <table:table-cell office:value-type="string" calcext:value-type="string">
            <text:p>6162 Claremont Road</text:p>
          </table:table-cell>
          <table:table-cell table:formula="of:=RANDBETWEEN(1;1833)" office:value-type="float" office:value="354" calcext:value-type="float">
            <text:p>354</text:p>
          </table:table-cell>
          <table:table-cell/>
          <table:table-cell table:formula="of:=CONCATENATE(&quot;(&quot;;[.A72];&quot;, &quot;;[.B72];&quot;, &quot;;[.C72];&quot;, '&quot;;[.D72];&quot; &quot;;[.E72];&quot;', '&quot;;[.F72];&quot; &quot;;[.G72];&quot;', '&quot;; [.H72]; &quot;'&quot;; [.I72];&quot;', '&quot;;[.J72];&quot;', '&quot;;[.K72];&quot;', &quot;;[.L72]; &quot;), &quot;)" office:value-type="string" office:string-value="(72222945, 2020071, 58988, 'Xerxes Rriocard', 'Beglin Rydings', 'rrydingsbk@booking.com'https://librenoticias.com/wp-content/uploads/2020/08/default-user-image.png', '821-912-490', '6162 Claremont Road', 354), " calcext:value-type="string">
            <text:p>(72222945, 2020071, 58988, 'Xerxes Rriocard', 'Beglin Rydings', 'rrydingsbk@booking.com'https://librenoticias.com/wp-content/uploads/2020/08/default-user-image.png', '821-912-490', '6162 Claremont Road', 35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8189175" calcext:value-type="float">
            <text:p>58189175</text:p>
          </table:table-cell>
          <table:table-cell office:value-type="float" office:value="2020072" calcext:value-type="float">
            <text:p>2020072</text:p>
          </table:table-cell>
          <table:table-cell table:formula="of:=RANDBETWEEN(1000; 99999)" office:value-type="float" office:value="55190" calcext:value-type="float">
            <text:p>55190</text:p>
          </table:table-cell>
          <table:table-cell office:value-type="string" calcext:value-type="string">
            <text:p>Conny</text:p>
          </table:table-cell>
          <table:table-cell office:value-type="string" calcext:value-type="string">
            <text:p>Ferdy</text:p>
          </table:table-cell>
          <table:table-cell office:value-type="string" calcext:value-type="string">
            <text:p>Bellwood</text:p>
          </table:table-cell>
          <table:table-cell office:value-type="string" calcext:value-type="string">
            <text:p>Ahrens</text:p>
          </table:table-cell>
          <table:table-cell office:value-type="string" calcext:value-type="string">
            <text:p>fahrensol@whitehouse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82-581-730</text:p>
          </table:table-cell>
          <table:table-cell office:value-type="string" calcext:value-type="string">
            <text:p>310 Tomscot Way</text:p>
          </table:table-cell>
          <table:table-cell table:formula="of:=RANDBETWEEN(1;1833)" office:value-type="float" office:value="1487" calcext:value-type="float">
            <text:p>1487</text:p>
          </table:table-cell>
          <table:table-cell/>
          <table:table-cell table:formula="of:=CONCATENATE(&quot;(&quot;;[.A73];&quot;, &quot;;[.B73];&quot;, &quot;;[.C73];&quot;, '&quot;;[.D73];&quot; &quot;;[.E73];&quot;', '&quot;;[.F73];&quot; &quot;;[.G73];&quot;', '&quot;; [.H73]; &quot;'&quot;; [.I73];&quot;', '&quot;;[.J73];&quot;', '&quot;;[.K73];&quot;', &quot;;[.L73]; &quot;), &quot;)" office:value-type="string" office:string-value="(58189175, 2020072, 55190, 'Conny Ferdy', 'Bellwood Ahrens', 'fahrensol@whitehouse.gov'https://librenoticias.com/wp-content/uploads/2020/08/default-user-image.png', '482-581-730', '310 Tomscot Way', 1487), " calcext:value-type="string">
            <text:p>(58189175, 2020072, 55190, 'Conny Ferdy', 'Bellwood Ahrens', 'fahrensol@whitehouse.gov'https://librenoticias.com/wp-content/uploads/2020/08/default-user-image.png', '482-581-730', '310 Tomscot Way', 148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2291480" calcext:value-type="float">
            <text:p>82291480</text:p>
          </table:table-cell>
          <table:table-cell office:value-type="float" office:value="2020073" calcext:value-type="float">
            <text:p>2020073</text:p>
          </table:table-cell>
          <table:table-cell table:formula="of:=RANDBETWEEN(1000; 99999)" office:value-type="float" office:value="22287" calcext:value-type="float">
            <text:p>22287</text:p>
          </table:table-cell>
          <table:table-cell office:value-type="string" calcext:value-type="string">
            <text:p>Aldridge</text:p>
          </table:table-cell>
          <table:table-cell office:value-type="string" calcext:value-type="string">
            <text:p>Paten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Sinnott</text:p>
          </table:table-cell>
          <table:table-cell office:value-type="string" calcext:value-type="string">
            <text:p>psinnottjr@issuu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71-492-946</text:p>
          </table:table-cell>
          <table:table-cell office:value-type="string" calcext:value-type="string">
            <text:p>68 Elmside Trail</text:p>
          </table:table-cell>
          <table:table-cell table:formula="of:=RANDBETWEEN(1;1833)" office:value-type="float" office:value="891" calcext:value-type="float">
            <text:p>891</text:p>
          </table:table-cell>
          <table:table-cell/>
          <table:table-cell table:formula="of:=CONCATENATE(&quot;(&quot;;[.A74];&quot;, &quot;;[.B74];&quot;, &quot;;[.C74];&quot;, '&quot;;[.D74];&quot; &quot;;[.E74];&quot;', '&quot;;[.F74];&quot; &quot;;[.G74];&quot;', '&quot;; [.H74]; &quot;'&quot;; [.I74];&quot;', '&quot;;[.J74];&quot;', '&quot;;[.K74];&quot;', &quot;;[.L74]; &quot;), &quot;)" office:value-type="string" office:string-value="(82291480, 2020073, 22287, 'Aldridge Paten', 'Bennett Sinnott', 'psinnottjr@issuu.com'https://librenoticias.com/wp-content/uploads/2020/08/default-user-image.png', '971-492-946', '68 Elmside Trail', 891), " calcext:value-type="string">
            <text:p>(82291480, 2020073, 22287, 'Aldridge Paten', 'Bennett Sinnott', 'psinnottjr@issuu.com'https://librenoticias.com/wp-content/uploads/2020/08/default-user-image.png', '971-492-946', '68 Elmside Trail', 89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1036844" calcext:value-type="float">
            <text:p>11036844</text:p>
          </table:table-cell>
          <table:table-cell office:value-type="float" office:value="2020074" calcext:value-type="float">
            <text:p>2020074</text:p>
          </table:table-cell>
          <table:table-cell table:formula="of:=RANDBETWEEN(1000; 99999)" office:value-type="float" office:value="45671" calcext:value-type="float">
            <text:p>45671</text:p>
          </table:table-cell>
          <table:table-cell office:value-type="string" calcext:value-type="string">
            <text:p>Sherman</text:p>
          </table:table-cell>
          <table:table-cell office:value-type="string" calcext:value-type="string">
            <text:p>Allister</text:p>
          </table:table-cell>
          <table:table-cell office:value-type="string" calcext:value-type="string">
            <text:p>Bennoe</text:p>
          </table:table-cell>
          <table:table-cell office:value-type="string" calcext:value-type="string">
            <text:p>Hamlyn</text:p>
          </table:table-cell>
          <table:table-cell office:value-type="string" calcext:value-type="string">
            <text:p>ahamlyne4@google.com.a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74-249-151</text:p>
          </table:table-cell>
          <table:table-cell office:value-type="string" calcext:value-type="string">
            <text:p>7 Walton Avenue</text:p>
          </table:table-cell>
          <table:table-cell table:formula="of:=RANDBETWEEN(1;1833)" office:value-type="float" office:value="130" calcext:value-type="float">
            <text:p>130</text:p>
          </table:table-cell>
          <table:table-cell/>
          <table:table-cell table:formula="of:=CONCATENATE(&quot;(&quot;;[.A75];&quot;, &quot;;[.B75];&quot;, &quot;;[.C75];&quot;, '&quot;;[.D75];&quot; &quot;;[.E75];&quot;', '&quot;;[.F75];&quot; &quot;;[.G75];&quot;', '&quot;; [.H75]; &quot;'&quot;; [.I75];&quot;', '&quot;;[.J75];&quot;', '&quot;;[.K75];&quot;', &quot;;[.L75]; &quot;), &quot;)" office:value-type="string" office:string-value="(11036844, 2020074, 45671, 'Sherman Allister', 'Bennoe Hamlyn', 'ahamlyne4@google.com.au'https://librenoticias.com/wp-content/uploads/2020/08/default-user-image.png', '574-249-151', '7 Walton Avenue', 130), " calcext:value-type="string">
            <text:p>(11036844, 2020074, 45671, 'Sherman Allister', 'Bennoe Hamlyn', 'ahamlyne4@google.com.au'https://librenoticias.com/wp-content/uploads/2020/08/default-user-image.png', '574-249-151', '7 Walton Avenue', 13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3628123" calcext:value-type="float">
            <text:p>53628123</text:p>
          </table:table-cell>
          <table:table-cell office:value-type="float" office:value="2020075" calcext:value-type="float">
            <text:p>2020075</text:p>
          </table:table-cell>
          <table:table-cell table:formula="of:=RANDBETWEEN(1000; 99999)" office:value-type="float" office:value="84495" calcext:value-type="float">
            <text:p>84495</text:p>
          </table:table-cell>
          <table:table-cell office:value-type="string" calcext:value-type="string">
            <text:p>Dory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Bensley</text:p>
          </table:table-cell>
          <table:table-cell office:value-type="string" calcext:value-type="string">
            <text:p>Corwood</text:p>
          </table:table-cell>
          <table:table-cell office:value-type="string" calcext:value-type="string">
            <text:p>bcorwood7i@state.tx.us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71-170-120</text:p>
          </table:table-cell>
          <table:table-cell office:value-type="string" calcext:value-type="string">
            <text:p>5856 Bellgrove Plaza</text:p>
          </table:table-cell>
          <table:table-cell table:formula="of:=RANDBETWEEN(1;1833)" office:value-type="float" office:value="818" calcext:value-type="float">
            <text:p>818</text:p>
          </table:table-cell>
          <table:table-cell/>
          <table:table-cell table:formula="of:=CONCATENATE(&quot;(&quot;;[.A76];&quot;, &quot;;[.B76];&quot;, &quot;;[.C76];&quot;, '&quot;;[.D76];&quot; &quot;;[.E76];&quot;', '&quot;;[.F76];&quot; &quot;;[.G76];&quot;', '&quot;; [.H76]; &quot;'&quot;; [.I76];&quot;', '&quot;;[.J76];&quot;', '&quot;;[.K76];&quot;', &quot;;[.L76]; &quot;), &quot;)" office:value-type="string" office:string-value="(53628123, 2020075, 84495, 'Dory Brenda', 'Bensley Corwood', 'bcorwood7i@state.tx.us'https://librenoticias.com/wp-content/uploads/2020/08/default-user-image.png', '371-170-120', '5856 Bellgrove Plaza', 818), " calcext:value-type="string">
            <text:p>(53628123, 2020075, 84495, 'Dory Brenda', 'Bensley Corwood', 'bcorwood7i@state.tx.us'https://librenoticias.com/wp-content/uploads/2020/08/default-user-image.png', '371-170-120', '5856 Bellgrove Plaza', 81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9913023" calcext:value-type="float">
            <text:p>19913023</text:p>
          </table:table-cell>
          <table:table-cell office:value-type="float" office:value="2020076" calcext:value-type="float">
            <text:p>2020076</text:p>
          </table:table-cell>
          <table:table-cell table:formula="of:=RANDBETWEEN(1000; 99999)" office:value-type="float" office:value="66201" calcext:value-type="float">
            <text:p>66201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veline</text:p>
          </table:table-cell>
          <table:table-cell office:value-type="string" calcext:value-type="string">
            <text:p>Benting</text:p>
          </table:table-cell>
          <table:table-cell office:value-type="string" calcext:value-type="string">
            <text:p>Glover</text:p>
          </table:table-cell>
          <table:table-cell office:value-type="string" calcext:value-type="string">
            <text:p>agloveri1@shinysta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94-608-176</text:p>
          </table:table-cell>
          <table:table-cell office:value-type="string" calcext:value-type="string">
            <text:p>11782 Bunting Alley</text:p>
          </table:table-cell>
          <table:table-cell table:formula="of:=RANDBETWEEN(1;1833)" office:value-type="float" office:value="1202" calcext:value-type="float">
            <text:p>1202</text:p>
          </table:table-cell>
          <table:table-cell/>
          <table:table-cell table:formula="of:=CONCATENATE(&quot;(&quot;;[.A77];&quot;, &quot;;[.B77];&quot;, &quot;;[.C77];&quot;, '&quot;;[.D77];&quot; &quot;;[.E77];&quot;', '&quot;;[.F77];&quot; &quot;;[.G77];&quot;', '&quot;; [.H77]; &quot;'&quot;; [.I77];&quot;', '&quot;;[.J77];&quot;', '&quot;;[.K77];&quot;', &quot;;[.L77]; &quot;), &quot;)" office:value-type="string" office:string-value="(19913023, 2020076, 66201, 'Lin Aveline', 'Benting Glover', 'agloveri1@shinystat.com'https://librenoticias.com/wp-content/uploads/2020/08/default-user-image.png', '694-608-176', '11782 Bunting Alley', 1202), " calcext:value-type="string">
            <text:p>(19913023, 2020076, 66201, 'Lin Aveline', 'Benting Glover', 'agloveri1@shinystat.com'https://librenoticias.com/wp-content/uploads/2020/08/default-user-image.png', '694-608-176', '11782 Bunting Alley', 120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8576158" calcext:value-type="float">
            <text:p>18576158</text:p>
          </table:table-cell>
          <table:table-cell office:value-type="float" office:value="2020077" calcext:value-type="float">
            <text:p>2020077</text:p>
          </table:table-cell>
          <table:table-cell table:formula="of:=RANDBETWEEN(1000; 99999)" office:value-type="float" office:value="13335" calcext:value-type="float">
            <text:p>13335</text:p>
          </table:table-cell>
          <table:table-cell office:value-type="string" calcext:value-type="string">
            <text:p>Ianthe</text:p>
          </table:table-cell>
          <table:table-cell office:value-type="string" calcext:value-type="string">
            <text:p>Danyette</text:p>
          </table:table-cell>
          <table:table-cell office:value-type="string" calcext:value-type="string">
            <text:p>Berdale</text:p>
          </table:table-cell>
          <table:table-cell office:value-type="string" calcext:value-type="string">
            <text:p>Normaville</text:p>
          </table:table-cell>
          <table:table-cell office:value-type="string" calcext:value-type="string">
            <text:p>dnormaville1n@comcast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08-971-787</text:p>
          </table:table-cell>
          <table:table-cell office:value-type="string" calcext:value-type="string">
            <text:p>884 Lakewood Gardens Junction</text:p>
          </table:table-cell>
          <table:table-cell table:formula="of:=RANDBETWEEN(1;1833)" office:value-type="float" office:value="1321" calcext:value-type="float">
            <text:p>1321</text:p>
          </table:table-cell>
          <table:table-cell/>
          <table:table-cell table:formula="of:=CONCATENATE(&quot;(&quot;;[.A78];&quot;, &quot;;[.B78];&quot;, &quot;;[.C78];&quot;, '&quot;;[.D78];&quot; &quot;;[.E78];&quot;', '&quot;;[.F78];&quot; &quot;;[.G78];&quot;', '&quot;; [.H78]; &quot;'&quot;; [.I78];&quot;', '&quot;;[.J78];&quot;', '&quot;;[.K78];&quot;', &quot;;[.L78]; &quot;), &quot;)" office:value-type="string" office:string-value="(18576158, 2020077, 13335, 'Ianthe Danyette', 'Berdale Normaville', 'dnormaville1n@comcast.net'https://librenoticias.com/wp-content/uploads/2020/08/default-user-image.png', '608-971-787', '884 Lakewood Gardens Junction', 1321), " calcext:value-type="string">
            <text:p>(18576158, 2020077, 13335, 'Ianthe Danyette', 'Berdale Normaville', 'dnormaville1n@comcast.net'https://librenoticias.com/wp-content/uploads/2020/08/default-user-image.png', '608-971-787', '884 Lakewood Gardens Junction', 132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3542667" calcext:value-type="float">
            <text:p>13542667</text:p>
          </table:table-cell>
          <table:table-cell office:value-type="float" office:value="2020078" calcext:value-type="float">
            <text:p>2020078</text:p>
          </table:table-cell>
          <table:table-cell table:formula="of:=RANDBETWEEN(1000; 99999)" office:value-type="float" office:value="66256" calcext:value-type="float">
            <text:p>66256</text:p>
          </table:table-cell>
          <table:table-cell office:value-type="string" calcext:value-type="string">
            <text:p>Adda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Berth</text:p>
          </table:table-cell>
          <table:table-cell office:value-type="string" calcext:value-type="string">
            <text:p>Marwood</text:p>
          </table:table-cell>
          <table:table-cell office:value-type="string" calcext:value-type="string">
            <text:p>hmarwood9e@wikimedia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96-748-435</text:p>
          </table:table-cell>
          <table:table-cell office:value-type="string" calcext:value-type="string">
            <text:p>673 Nobel Junction</text:p>
          </table:table-cell>
          <table:table-cell table:formula="of:=RANDBETWEEN(1;1833)" office:value-type="float" office:value="1648" calcext:value-type="float">
            <text:p>1648</text:p>
          </table:table-cell>
          <table:table-cell/>
          <table:table-cell table:formula="of:=CONCATENATE(&quot;(&quot;;[.A79];&quot;, &quot;;[.B79];&quot;, &quot;;[.C79];&quot;, '&quot;;[.D79];&quot; &quot;;[.E79];&quot;', '&quot;;[.F79];&quot; &quot;;[.G79];&quot;', '&quot;; [.H79]; &quot;'&quot;; [.I79];&quot;', '&quot;;[.J79];&quot;', '&quot;;[.K79];&quot;', &quot;;[.L79]; &quot;), &quot;)" office:value-type="string" office:string-value="(13542667, 2020078, 66256, 'Adda Heloise', 'Berth Marwood', 'hmarwood9e@wikimedia.org'https://librenoticias.com/wp-content/uploads/2020/08/default-user-image.png', '896-748-435', '673 Nobel Junction', 1648), " calcext:value-type="string">
            <text:p>(13542667, 2020078, 66256, 'Adda Heloise', 'Berth Marwood', 'hmarwood9e@wikimedia.org'https://librenoticias.com/wp-content/uploads/2020/08/default-user-image.png', '896-748-435', '673 Nobel Junction', 164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7478189" calcext:value-type="float">
            <text:p>17478189</text:p>
          </table:table-cell>
          <table:table-cell office:value-type="float" office:value="2020079" calcext:value-type="float">
            <text:p>2020079</text:p>
          </table:table-cell>
          <table:table-cell table:formula="of:=RANDBETWEEN(1000; 99999)" office:value-type="float" office:value="90178" calcext:value-type="float">
            <text:p>90178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Ianthe</text:p>
          </table:table-cell>
          <table:table-cell office:value-type="string" calcext:value-type="string">
            <text:p>Bessent</text:p>
          </table:table-cell>
          <table:table-cell office:value-type="string" calcext:value-type="string">
            <text:p>Tansill</text:p>
          </table:table-cell>
          <table:table-cell office:value-type="string" calcext:value-type="string">
            <text:p>itansillfs@about.m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13-417-504</text:p>
          </table:table-cell>
          <table:table-cell office:value-type="string" calcext:value-type="string">
            <text:p>4633 Center Street</text:p>
          </table:table-cell>
          <table:table-cell table:formula="of:=RANDBETWEEN(1;1833)" office:value-type="float" office:value="533" calcext:value-type="float">
            <text:p>533</text:p>
          </table:table-cell>
          <table:table-cell/>
          <table:table-cell table:formula="of:=CONCATENATE(&quot;(&quot;;[.A80];&quot;, &quot;;[.B80];&quot;, &quot;;[.C80];&quot;, '&quot;;[.D80];&quot; &quot;;[.E80];&quot;', '&quot;;[.F80];&quot; &quot;;[.G80];&quot;', '&quot;; [.H80]; &quot;'&quot;; [.I80];&quot;', '&quot;;[.J80];&quot;', '&quot;;[.K80];&quot;', &quot;;[.L80]; &quot;), &quot;)" office:value-type="string" office:string-value="(17478189, 2020079, 90178, 'Leigh Ianthe', 'Bessent Tansill', 'itansillfs@about.me'https://librenoticias.com/wp-content/uploads/2020/08/default-user-image.png', '413-417-504', '4633 Center Street', 533), " calcext:value-type="string">
            <text:p>(17478189, 2020079, 90178, 'Leigh Ianthe', 'Bessent Tansill', 'itansillfs@about.me'https://librenoticias.com/wp-content/uploads/2020/08/default-user-image.png', '413-417-504', '4633 Center Street', 53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5145377" calcext:value-type="float">
            <text:p>95145377</text:p>
          </table:table-cell>
          <table:table-cell office:value-type="float" office:value="2020080" calcext:value-type="float">
            <text:p>2020080</text:p>
          </table:table-cell>
          <table:table-cell table:formula="of:=RANDBETWEEN(1000; 99999)" office:value-type="float" office:value="10660" calcext:value-type="float">
            <text:p>10660</text:p>
          </table:table-cell>
          <table:table-cell office:value-type="string" calcext:value-type="string">
            <text:p>Rena</text:p>
          </table:table-cell>
          <table:table-cell office:value-type="string" calcext:value-type="string">
            <text:p>Theodora</text:p>
          </table:table-cell>
          <table:table-cell office:value-type="string" calcext:value-type="string">
            <text:p>Beswick</text:p>
          </table:table-cell>
          <table:table-cell office:value-type="string" calcext:value-type="string">
            <text:p>Djokic</text:p>
          </table:table-cell>
          <table:table-cell office:value-type="string" calcext:value-type="string">
            <text:p>tdjokicoy@umich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36-989-554</text:p>
          </table:table-cell>
          <table:table-cell office:value-type="string" calcext:value-type="string">
            <text:p>304 Springview Drive</text:p>
          </table:table-cell>
          <table:table-cell table:formula="of:=RANDBETWEEN(1;1833)" office:value-type="float" office:value="474" calcext:value-type="float">
            <text:p>474</text:p>
          </table:table-cell>
          <table:table-cell/>
          <table:table-cell table:formula="of:=CONCATENATE(&quot;(&quot;;[.A81];&quot;, &quot;;[.B81];&quot;, &quot;;[.C81];&quot;, '&quot;;[.D81];&quot; &quot;;[.E81];&quot;', '&quot;;[.F81];&quot; &quot;;[.G81];&quot;', '&quot;; [.H81]; &quot;'&quot;; [.I81];&quot;', '&quot;;[.J81];&quot;', '&quot;;[.K81];&quot;', &quot;;[.L81]; &quot;), &quot;)" office:value-type="string" office:string-value="(95145377, 2020080, 10660, 'Rena Theodora', 'Beswick Djokic', 'tdjokicoy@umich.edu'https://librenoticias.com/wp-content/uploads/2020/08/default-user-image.png', '436-989-554', '304 Springview Drive', 474), " calcext:value-type="string">
            <text:p>(95145377, 2020080, 10660, 'Rena Theodora', 'Beswick Djokic', 'tdjokicoy@umich.edu'https://librenoticias.com/wp-content/uploads/2020/08/default-user-image.png', '436-989-554', '304 Springview Drive', 47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0339701" calcext:value-type="float">
            <text:p>90339701</text:p>
          </table:table-cell>
          <table:table-cell office:value-type="float" office:value="2020081" calcext:value-type="float">
            <text:p>2020081</text:p>
          </table:table-cell>
          <table:table-cell table:formula="of:=RANDBETWEEN(1000; 99999)" office:value-type="float" office:value="88149" calcext:value-type="float">
            <text:p>88149</text:p>
          </table:table-cell>
          <table:table-cell office:value-type="string" calcext:value-type="string">
            <text:p>Bambi</text:p>
          </table:table-cell>
          <table:table-cell office:value-type="string" calcext:value-type="string">
            <text:p>Odella</text:p>
          </table:table-cell>
          <table:table-cell office:value-type="string" calcext:value-type="string">
            <text:p>Betancourt</text:p>
          </table:table-cell>
          <table:table-cell office:value-type="string" calcext:value-type="string">
            <text:p>Skarin</text:p>
          </table:table-cell>
          <table:table-cell office:value-type="string" calcext:value-type="string">
            <text:p>oskarin78@vk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66-857-684</text:p>
          </table:table-cell>
          <table:table-cell office:value-type="string" calcext:value-type="string">
            <text:p>5 Stuart Way</text:p>
          </table:table-cell>
          <table:table-cell table:formula="of:=RANDBETWEEN(1;1833)" office:value-type="float" office:value="1193" calcext:value-type="float">
            <text:p>1193</text:p>
          </table:table-cell>
          <table:table-cell/>
          <table:table-cell table:formula="of:=CONCATENATE(&quot;(&quot;;[.A82];&quot;, &quot;;[.B82];&quot;, &quot;;[.C82];&quot;, '&quot;;[.D82];&quot; &quot;;[.E82];&quot;', '&quot;;[.F82];&quot; &quot;;[.G82];&quot;', '&quot;; [.H82]; &quot;'&quot;; [.I82];&quot;', '&quot;;[.J82];&quot;', '&quot;;[.K82];&quot;', &quot;;[.L82]; &quot;), &quot;)" office:value-type="string" office:string-value="(90339701, 2020081, 88149, 'Bambi Odella', 'Betancourt Skarin', 'oskarin78@vk.com'https://librenoticias.com/wp-content/uploads/2020/08/default-user-image.png', '566-857-684', '5 Stuart Way', 1193), " calcext:value-type="string">
            <text:p>(90339701, 2020081, 88149, 'Bambi Odella', 'Betancourt Skarin', 'oskarin78@vk.com'https://librenoticias.com/wp-content/uploads/2020/08/default-user-image.png', '566-857-684', '5 Stuart Way', 119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4556098" calcext:value-type="float">
            <text:p>64556098</text:p>
          </table:table-cell>
          <table:table-cell office:value-type="float" office:value="2020082" calcext:value-type="float">
            <text:p>2020082</text:p>
          </table:table-cell>
          <table:table-cell table:formula="of:=RANDBETWEEN(1000; 99999)" office:value-type="float" office:value="24595" calcext:value-type="float">
            <text:p>24595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Mortimer</text:p>
          </table:table-cell>
          <table:table-cell office:value-type="string" calcext:value-type="string">
            <text:p>Bettam</text:p>
          </table:table-cell>
          <table:table-cell office:value-type="string" calcext:value-type="string">
            <text:p>Sanpere</text:p>
          </table:table-cell>
          <table:table-cell office:value-type="string" calcext:value-type="string">
            <text:p>msanperet@fd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56-374-296</text:p>
          </table:table-cell>
          <table:table-cell office:value-type="string" calcext:value-type="string">
            <text:p>5 Green Way</text:p>
          </table:table-cell>
          <table:table-cell table:formula="of:=RANDBETWEEN(1;1833)" office:value-type="float" office:value="650" calcext:value-type="float">
            <text:p>650</text:p>
          </table:table-cell>
          <table:table-cell/>
          <table:table-cell table:formula="of:=CONCATENATE(&quot;(&quot;;[.A83];&quot;, &quot;;[.B83];&quot;, &quot;;[.C83];&quot;, '&quot;;[.D83];&quot; &quot;;[.E83];&quot;', '&quot;;[.F83];&quot; &quot;;[.G83];&quot;', '&quot;; [.H83]; &quot;'&quot;; [.I83];&quot;', '&quot;;[.J83];&quot;', '&quot;;[.K83];&quot;', &quot;;[.L83]; &quot;), &quot;)" office:value-type="string" office:string-value="(64556098, 2020082, 24595, 'Antoine Mortimer', 'Bettam Sanpere', 'msanperet@fda.gov'https://librenoticias.com/wp-content/uploads/2020/08/default-user-image.png', '456-374-296', '5 Green Way', 650), " calcext:value-type="string">
            <text:p>(64556098, 2020082, 24595, 'Antoine Mortimer', 'Bettam Sanpere', 'msanperet@fda.gov'https://librenoticias.com/wp-content/uploads/2020/08/default-user-image.png', '456-374-296', '5 Green Way', 65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8207897" calcext:value-type="float">
            <text:p>78207897</text:p>
          </table:table-cell>
          <table:table-cell office:value-type="float" office:value="2020083" calcext:value-type="float">
            <text:p>2020083</text:p>
          </table:table-cell>
          <table:table-cell table:formula="of:=RANDBETWEEN(1000; 99999)" office:value-type="float" office:value="31971" calcext:value-type="float">
            <text:p>31971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Dyan</text:p>
          </table:table-cell>
          <table:table-cell office:value-type="string" calcext:value-type="string">
            <text:p>Betun</text:p>
          </table:table-cell>
          <table:table-cell office:value-type="string" calcext:value-type="string">
            <text:p>Kimber</text:p>
          </table:table-cell>
          <table:table-cell office:value-type="string" calcext:value-type="string">
            <text:p>dkimber1p@chicagotribun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58-452-860</text:p>
          </table:table-cell>
          <table:table-cell office:value-type="string" calcext:value-type="string">
            <text:p>91 Dexter Trail</text:p>
          </table:table-cell>
          <table:table-cell table:formula="of:=RANDBETWEEN(1;1833)" office:value-type="float" office:value="1535" calcext:value-type="float">
            <text:p>1535</text:p>
          </table:table-cell>
          <table:table-cell/>
          <table:table-cell table:formula="of:=CONCATENATE(&quot;(&quot;;[.A84];&quot;, &quot;;[.B84];&quot;, &quot;;[.C84];&quot;, '&quot;;[.D84];&quot; &quot;;[.E84];&quot;', '&quot;;[.F84];&quot; &quot;;[.G84];&quot;', '&quot;; [.H84]; &quot;'&quot;; [.I84];&quot;', '&quot;;[.J84];&quot;', '&quot;;[.K84];&quot;', &quot;;[.L84]; &quot;), &quot;)" office:value-type="string" office:string-value="(78207897, 2020083, 31971, 'Fernanda Dyan', 'Betun Kimber', 'dkimber1p@chicagotribune.com'https://librenoticias.com/wp-content/uploads/2020/08/default-user-image.png', '558-452-860', '91 Dexter Trail', 1535), " calcext:value-type="string">
            <text:p>(78207897, 2020083, 31971, 'Fernanda Dyan', 'Betun Kimber', 'dkimber1p@chicagotribune.com'https://librenoticias.com/wp-content/uploads/2020/08/default-user-image.png', '558-452-860', '91 Dexter Trail', 153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5036522" calcext:value-type="float">
            <text:p>65036522</text:p>
          </table:table-cell>
          <table:table-cell office:value-type="float" office:value="2020084" calcext:value-type="float">
            <text:p>2020084</text:p>
          </table:table-cell>
          <table:table-cell table:formula="of:=RANDBETWEEN(1000; 99999)" office:value-type="float" office:value="83953" calcext:value-type="float">
            <text:p>83953</text:p>
          </table:table-cell>
          <table:table-cell office:value-type="string" calcext:value-type="string">
            <text:p>Derrik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Biggar</text:p>
          </table:table-cell>
          <table:table-cell office:value-type="string" calcext:value-type="string">
            <text:p>Dmych</text:p>
          </table:table-cell>
          <table:table-cell office:value-type="string" calcext:value-type="string">
            <text:p>sdmych9m@wikimedia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77-491-515</text:p>
          </table:table-cell>
          <table:table-cell office:value-type="string" calcext:value-type="string">
            <text:p>526 Fair Oaks Junction</text:p>
          </table:table-cell>
          <table:table-cell table:formula="of:=RANDBETWEEN(1;1833)" office:value-type="float" office:value="1007" calcext:value-type="float">
            <text:p>1007</text:p>
          </table:table-cell>
          <table:table-cell/>
          <table:table-cell table:formula="of:=CONCATENATE(&quot;(&quot;;[.A85];&quot;, &quot;;[.B85];&quot;, &quot;;[.C85];&quot;, '&quot;;[.D85];&quot; &quot;;[.E85];&quot;', '&quot;;[.F85];&quot; &quot;;[.G85];&quot;', '&quot;; [.H85]; &quot;'&quot;; [.I85];&quot;', '&quot;;[.J85];&quot;', '&quot;;[.K85];&quot;', &quot;;[.L85]; &quot;), &quot;)" office:value-type="string" office:string-value="(65036522, 2020084, 83953, 'Derrik Stanford', 'Biggar Dmych', 'sdmych9m@wikimedia.org'https://librenoticias.com/wp-content/uploads/2020/08/default-user-image.png', '577-491-515', '526 Fair Oaks Junction', 1007), " calcext:value-type="string">
            <text:p>(65036522, 2020084, 83953, 'Derrik Stanford', 'Biggar Dmych', 'sdmych9m@wikimedia.org'https://librenoticias.com/wp-content/uploads/2020/08/default-user-image.png', '577-491-515', '526 Fair Oaks Junction', 100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8857129" calcext:value-type="float">
            <text:p>18857129</text:p>
          </table:table-cell>
          <table:table-cell office:value-type="float" office:value="2020085" calcext:value-type="float">
            <text:p>2020085</text:p>
          </table:table-cell>
          <table:table-cell table:formula="of:=RANDBETWEEN(1000; 99999)" office:value-type="float" office:value="66892" calcext:value-type="float">
            <text:p>66892</text:p>
          </table:table-cell>
          <table:table-cell office:value-type="string" calcext:value-type="string">
            <text:p>Mohandis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Biggs</text:p>
          </table:table-cell>
          <table:table-cell office:value-type="string" calcext:value-type="string">
            <text:p>Pomfrett</text:p>
          </table:table-cell>
          <table:table-cell office:value-type="string" calcext:value-type="string">
            <text:p>jpomfrettmp@v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46-289-381</text:p>
          </table:table-cell>
          <table:table-cell office:value-type="string" calcext:value-type="string">
            <text:p>0012 Sutteridge Plaza</text:p>
          </table:table-cell>
          <table:table-cell table:formula="of:=RANDBETWEEN(1;1833)" office:value-type="float" office:value="643" calcext:value-type="float">
            <text:p>643</text:p>
          </table:table-cell>
          <table:table-cell/>
          <table:table-cell table:formula="of:=CONCATENATE(&quot;(&quot;;[.A86];&quot;, &quot;;[.B86];&quot;, &quot;;[.C86];&quot;, '&quot;;[.D86];&quot; &quot;;[.E86];&quot;', '&quot;;[.F86];&quot; &quot;;[.G86];&quot;', '&quot;; [.H86]; &quot;'&quot;; [.I86];&quot;', '&quot;;[.J86];&quot;', '&quot;;[.K86];&quot;', &quot;;[.L86]; &quot;), &quot;)" office:value-type="string" office:string-value="(18857129, 2020085, 66892, 'Mohandis Jakob', 'Biggs Pomfrett', 'jpomfrettmp@va.gov'https://librenoticias.com/wp-content/uploads/2020/08/default-user-image.png', '946-289-381', '0012 Sutteridge Plaza', 643), " calcext:value-type="string">
            <text:p>(18857129, 2020085, 66892, 'Mohandis Jakob', 'Biggs Pomfrett', 'jpomfrettmp@va.gov'https://librenoticias.com/wp-content/uploads/2020/08/default-user-image.png', '946-289-381', '0012 Sutteridge Plaza', 64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9312204" calcext:value-type="float">
            <text:p>99312204</text:p>
          </table:table-cell>
          <table:table-cell office:value-type="float" office:value="2020086" calcext:value-type="float">
            <text:p>2020086</text:p>
          </table:table-cell>
          <table:table-cell table:formula="of:=RANDBETWEEN(1000; 99999)" office:value-type="float" office:value="86480" calcext:value-type="float">
            <text:p>86480</text:p>
          </table:table-cell>
          <table:table-cell office:value-type="string" calcext:value-type="string">
            <text:p>Clarette</text:p>
          </table:table-cell>
          <table:table-cell office:value-type="string" calcext:value-type="string">
            <text:p>Chiquita</text:p>
          </table:table-cell>
          <table:table-cell office:value-type="string" calcext:value-type="string">
            <text:p>Bigley</text:p>
          </table:table-cell>
          <table:table-cell office:value-type="string" calcext:value-type="string">
            <text:p>Jukubczak</text:p>
          </table:table-cell>
          <table:table-cell office:value-type="string" calcext:value-type="string">
            <text:p>cjukubczakne@wp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00-568-601</text:p>
          </table:table-cell>
          <table:table-cell office:value-type="string" calcext:value-type="string">
            <text:p>509 Hollow Ridge Hill</text:p>
          </table:table-cell>
          <table:table-cell table:formula="of:=RANDBETWEEN(1;1833)" office:value-type="float" office:value="958" calcext:value-type="float">
            <text:p>958</text:p>
          </table:table-cell>
          <table:table-cell/>
          <table:table-cell table:formula="of:=CONCATENATE(&quot;(&quot;;[.A87];&quot;, &quot;;[.B87];&quot;, &quot;;[.C87];&quot;, '&quot;;[.D87];&quot; &quot;;[.E87];&quot;', '&quot;;[.F87];&quot; &quot;;[.G87];&quot;', '&quot;; [.H87]; &quot;'&quot;; [.I87];&quot;', '&quot;;[.J87];&quot;', '&quot;;[.K87];&quot;', &quot;;[.L87]; &quot;), &quot;)" office:value-type="string" office:string-value="(99312204, 2020086, 86480, 'Clarette Chiquita', 'Bigley Jukubczak', 'cjukubczakne@wp.com'https://librenoticias.com/wp-content/uploads/2020/08/default-user-image.png', '600-568-601', '509 Hollow Ridge Hill', 958), " calcext:value-type="string">
            <text:p>(99312204, 2020086, 86480, 'Clarette Chiquita', 'Bigley Jukubczak', 'cjukubczakne@wp.com'https://librenoticias.com/wp-content/uploads/2020/08/default-user-image.png', '600-568-601', '509 Hollow Ridge Hill', 95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3992219" calcext:value-type="float">
            <text:p>63992219</text:p>
          </table:table-cell>
          <table:table-cell office:value-type="float" office:value="2020087" calcext:value-type="float">
            <text:p>2020087</text:p>
          </table:table-cell>
          <table:table-cell table:formula="of:=RANDBETWEEN(1000; 99999)" office:value-type="float" office:value="94370" calcext:value-type="float">
            <text:p>94370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inley</text:p>
          </table:table-cell>
          <table:table-cell office:value-type="string" calcext:value-type="string">
            <text:p>Jonuzi</text:p>
          </table:table-cell>
          <table:table-cell office:value-type="string" calcext:value-type="string">
            <text:p>mjonuzicd@vk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86-771-271</text:p>
          </table:table-cell>
          <table:table-cell office:value-type="string" calcext:value-type="string">
            <text:p>8805 Fuller Junction</text:p>
          </table:table-cell>
          <table:table-cell table:formula="of:=RANDBETWEEN(1;1833)" office:value-type="float" office:value="1304" calcext:value-type="float">
            <text:p>1304</text:p>
          </table:table-cell>
          <table:table-cell/>
          <table:table-cell table:formula="of:=CONCATENATE(&quot;(&quot;;[.A88];&quot;, &quot;;[.B88];&quot;, &quot;;[.C88];&quot;, '&quot;;[.D88];&quot; &quot;;[.E88];&quot;', '&quot;;[.F88];&quot; &quot;;[.G88];&quot;', '&quot;; [.H88]; &quot;'&quot;; [.I88];&quot;', '&quot;;[.J88];&quot;', '&quot;;[.K88];&quot;', &quot;;[.L88]; &quot;), &quot;)" office:value-type="string" office:string-value="(63992219, 2020087, 94370, 'Abbey Mike', 'Binley Jonuzi', 'mjonuzicd@vk.com'https://librenoticias.com/wp-content/uploads/2020/08/default-user-image.png', '686-771-271', '8805 Fuller Junction', 1304), " calcext:value-type="string">
            <text:p>(63992219, 2020087, 94370, 'Abbey Mike', 'Binley Jonuzi', 'mjonuzicd@vk.com'https://librenoticias.com/wp-content/uploads/2020/08/default-user-image.png', '686-771-271', '8805 Fuller Junction', 130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7529135" calcext:value-type="float">
            <text:p>87529135</text:p>
          </table:table-cell>
          <table:table-cell office:value-type="float" office:value="2020088" calcext:value-type="float">
            <text:p>2020088</text:p>
          </table:table-cell>
          <table:table-cell table:formula="of:=RANDBETWEEN(1000; 99999)" office:value-type="float" office:value="76620" calcext:value-type="float">
            <text:p>76620</text:p>
          </table:table-cell>
          <table:table-cell office:value-type="string" calcext:value-type="string">
            <text:p>Rooney</text:p>
          </table:table-cell>
          <table:table-cell office:value-type="string" calcext:value-type="string">
            <text:p>Thatcher</text:p>
          </table:table-cell>
          <table:table-cell office:value-type="string" calcext:value-type="string">
            <text:p>Bisseker</text:p>
          </table:table-cell>
          <table:table-cell office:value-type="string" calcext:value-type="string">
            <text:p>Wedgbrow</text:p>
          </table:table-cell>
          <table:table-cell office:value-type="string" calcext:value-type="string">
            <text:p>twedgbrowc1@csmonito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46-124-769</text:p>
          </table:table-cell>
          <table:table-cell office:value-type="string" calcext:value-type="string">
            <text:p>0101 Delaware Street</text:p>
          </table:table-cell>
          <table:table-cell table:formula="of:=RANDBETWEEN(1;1833)" office:value-type="float" office:value="1677" calcext:value-type="float">
            <text:p>1677</text:p>
          </table:table-cell>
          <table:table-cell/>
          <table:table-cell table:formula="of:=CONCATENATE(&quot;(&quot;;[.A89];&quot;, &quot;;[.B89];&quot;, &quot;;[.C89];&quot;, '&quot;;[.D89];&quot; &quot;;[.E89];&quot;', '&quot;;[.F89];&quot; &quot;;[.G89];&quot;', '&quot;; [.H89]; &quot;'&quot;; [.I89];&quot;', '&quot;;[.J89];&quot;', '&quot;;[.K89];&quot;', &quot;;[.L89]; &quot;), &quot;)" office:value-type="string" office:string-value="(87529135, 2020088, 76620, 'Rooney Thatcher', 'Bisseker Wedgbrow', 'twedgbrowc1@csmonitor.com'https://librenoticias.com/wp-content/uploads/2020/08/default-user-image.png', '646-124-769', '0101 Delaware Street', 1677), " calcext:value-type="string">
            <text:p>(87529135, 2020088, 76620, 'Rooney Thatcher', 'Bisseker Wedgbrow', 'twedgbrowc1@csmonitor.com'https://librenoticias.com/wp-content/uploads/2020/08/default-user-image.png', '646-124-769', '0101 Delaware Street', 167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1275396" calcext:value-type="float">
            <text:p>21275396</text:p>
          </table:table-cell>
          <table:table-cell office:value-type="float" office:value="2020089" calcext:value-type="float">
            <text:p>2020089</text:p>
          </table:table-cell>
          <table:table-cell table:formula="of:=RANDBETWEEN(1000; 99999)" office:value-type="float" office:value="31596" calcext:value-type="float">
            <text:p>31596</text:p>
          </table:table-cell>
          <table:table-cell office:value-type="string" calcext:value-type="string">
            <text:p>Nessa</text:p>
          </table:table-cell>
          <table:table-cell office:value-type="string" calcext:value-type="string">
            <text:p>Niki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ardoe</text:p>
          </table:table-cell>
          <table:table-cell office:value-type="string" calcext:value-type="string">
            <text:p>npardoeqr@umich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44-389-761</text:p>
          </table:table-cell>
          <table:table-cell office:value-type="string" calcext:value-type="string">
            <text:p>25 Nelson Lane</text:p>
          </table:table-cell>
          <table:table-cell table:formula="of:=RANDBETWEEN(1;1833)" office:value-type="float" office:value="788" calcext:value-type="float">
            <text:p>788</text:p>
          </table:table-cell>
          <table:table-cell/>
          <table:table-cell table:formula="of:=CONCATENATE(&quot;(&quot;;[.A90];&quot;, &quot;;[.B90];&quot;, &quot;;[.C90];&quot;, '&quot;;[.D90];&quot; &quot;;[.E90];&quot;', '&quot;;[.F90];&quot; &quot;;[.G90];&quot;', '&quot;; [.H90]; &quot;'&quot;; [.I90];&quot;', '&quot;;[.J90];&quot;', '&quot;;[.K90];&quot;', &quot;;[.L90]; &quot;), &quot;)" office:value-type="string" office:string-value="(21275396, 2020089, 31596, 'Nessa Niki', 'Black Pardoe', 'npardoeqr@umich.edu'https://librenoticias.com/wp-content/uploads/2020/08/default-user-image.png', '544-389-761', '25 Nelson Lane', 788), " calcext:value-type="string">
            <text:p>(21275396, 2020089, 31596, 'Nessa Niki', 'Black Pardoe', 'npardoeqr@umich.edu'https://librenoticias.com/wp-content/uploads/2020/08/default-user-image.png', '544-389-761', '25 Nelson Lane', 78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8279854" calcext:value-type="float">
            <text:p>18279854</text:p>
          </table:table-cell>
          <table:table-cell office:value-type="float" office:value="2020090" calcext:value-type="float">
            <text:p>2020090</text:p>
          </table:table-cell>
          <table:table-cell table:formula="of:=RANDBETWEEN(1000; 99999)" office:value-type="float" office:value="58096" calcext:value-type="float">
            <text:p>58096</text:p>
          </table:table-cell>
          <table:table-cell office:value-type="string" calcext:value-type="string">
            <text:p>Dahlia</text:p>
          </table:table-cell>
          <table:table-cell office:value-type="string" calcext:value-type="string">
            <text:p>Ertha</text:p>
          </table:table-cell>
          <table:table-cell office:value-type="string" calcext:value-type="string">
            <text:p>Blackborn</text:p>
          </table:table-cell>
          <table:table-cell office:value-type="string" calcext:value-type="string">
            <text:p>Brower</text:p>
          </table:table-cell>
          <table:table-cell office:value-type="string" calcext:value-type="string">
            <text:p>ebrowerd8@state.tx.us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41-345-519</text:p>
          </table:table-cell>
          <table:table-cell office:value-type="string" calcext:value-type="string">
            <text:p>82 Mallory Crossing</text:p>
          </table:table-cell>
          <table:table-cell table:formula="of:=RANDBETWEEN(1;1833)" office:value-type="float" office:value="1779" calcext:value-type="float">
            <text:p>1779</text:p>
          </table:table-cell>
          <table:table-cell/>
          <table:table-cell table:formula="of:=CONCATENATE(&quot;(&quot;;[.A91];&quot;, &quot;;[.B91];&quot;, &quot;;[.C91];&quot;, '&quot;;[.D91];&quot; &quot;;[.E91];&quot;', '&quot;;[.F91];&quot; &quot;;[.G91];&quot;', '&quot;; [.H91]; &quot;'&quot;; [.I91];&quot;', '&quot;;[.J91];&quot;', '&quot;;[.K91];&quot;', &quot;;[.L91]; &quot;), &quot;)" office:value-type="string" office:string-value="(18279854, 2020090, 58096, 'Dahlia Ertha', 'Blackborn Brower', 'ebrowerd8@state.tx.us'https://librenoticias.com/wp-content/uploads/2020/08/default-user-image.png', '641-345-519', '82 Mallory Crossing', 1779), " calcext:value-type="string">
            <text:p>(18279854, 2020090, 58096, 'Dahlia Ertha', 'Blackborn Brower', 'ebrowerd8@state.tx.us'https://librenoticias.com/wp-content/uploads/2020/08/default-user-image.png', '641-345-519', '82 Mallory Crossing', 177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8686622" calcext:value-type="float">
            <text:p>68686622</text:p>
          </table:table-cell>
          <table:table-cell office:value-type="float" office:value="2020091" calcext:value-type="float">
            <text:p>2020091</text:p>
          </table:table-cell>
          <table:table-cell table:formula="of:=RANDBETWEEN(1000; 99999)" office:value-type="float" office:value="24080" calcext:value-type="float">
            <text:p>24080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Blackwood</text:p>
          </table:table-cell>
          <table:table-cell office:value-type="string" calcext:value-type="string">
            <text:p>Ceresa</text:p>
          </table:table-cell>
          <table:table-cell office:value-type="string" calcext:value-type="string">
            <text:p>uceresa9y@tripadviso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91-965-675</text:p>
          </table:table-cell>
          <table:table-cell office:value-type="string" calcext:value-type="string">
            <text:p>2 Straubel Street</text:p>
          </table:table-cell>
          <table:table-cell table:formula="of:=RANDBETWEEN(1;1833)" office:value-type="float" office:value="1739" calcext:value-type="float">
            <text:p>1739</text:p>
          </table:table-cell>
          <table:table-cell/>
          <table:table-cell table:formula="of:=CONCATENATE(&quot;(&quot;;[.A92];&quot;, &quot;;[.B92];&quot;, &quot;;[.C92];&quot;, '&quot;;[.D92];&quot; &quot;;[.E92];&quot;', '&quot;;[.F92];&quot; &quot;;[.G92];&quot;', '&quot;; [.H92]; &quot;'&quot;; [.I92];&quot;', '&quot;;[.J92];&quot;', '&quot;;[.K92];&quot;', &quot;;[.L92]; &quot;), &quot;)" office:value-type="string" office:string-value="(68686622, 2020091, 24080, 'Regen Urbano', 'Blackwood Ceresa', 'uceresa9y@tripadvisor.com'https://librenoticias.com/wp-content/uploads/2020/08/default-user-image.png', '291-965-675', '2 Straubel Street', 1739), " calcext:value-type="string">
            <text:p>(68686622, 2020091, 24080, 'Regen Urbano', 'Blackwood Ceresa', 'uceresa9y@tripadvisor.com'https://librenoticias.com/wp-content/uploads/2020/08/default-user-image.png', '291-965-675', '2 Straubel Street', 173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4786366" calcext:value-type="float">
            <text:p>14786366</text:p>
          </table:table-cell>
          <table:table-cell office:value-type="float" office:value="2020092" calcext:value-type="float">
            <text:p>2020092</text:p>
          </table:table-cell>
          <table:table-cell table:formula="of:=RANDBETWEEN(1000; 99999)" office:value-type="float" office:value="96317" calcext:value-type="float">
            <text:p>96317</text:p>
          </table:table-cell>
          <table:table-cell office:value-type="string" calcext:value-type="string">
            <text:p>Lazaro</text:p>
          </table:table-cell>
          <table:table-cell office:value-type="string" calcext:value-type="string">
            <text:p>Gavan</text:p>
          </table:table-cell>
          <table:table-cell office:value-type="string" calcext:value-type="string">
            <text:p>Blades</text:p>
          </table:table-cell>
          <table:table-cell office:value-type="string" calcext:value-type="string">
            <text:p>Beevis</text:p>
          </table:table-cell>
          <table:table-cell office:value-type="string" calcext:value-type="string">
            <text:p>gbeevisoe@seesaa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82-958-853</text:p>
          </table:table-cell>
          <table:table-cell office:value-type="string" calcext:value-type="string">
            <text:p>24594 Sutherland Alley</text:p>
          </table:table-cell>
          <table:table-cell table:formula="of:=RANDBETWEEN(1;1833)" office:value-type="float" office:value="610" calcext:value-type="float">
            <text:p>610</text:p>
          </table:table-cell>
          <table:table-cell/>
          <table:table-cell table:formula="of:=CONCATENATE(&quot;(&quot;;[.A93];&quot;, &quot;;[.B93];&quot;, &quot;;[.C93];&quot;, '&quot;;[.D93];&quot; &quot;;[.E93];&quot;', '&quot;;[.F93];&quot; &quot;;[.G93];&quot;', '&quot;; [.H93]; &quot;'&quot;; [.I93];&quot;', '&quot;;[.J93];&quot;', '&quot;;[.K93];&quot;', &quot;;[.L93]; &quot;), &quot;)" office:value-type="string" office:string-value="(14786366, 2020092, 96317, 'Lazaro Gavan', 'Blades Beevis', 'gbeevisoe@seesaa.net'https://librenoticias.com/wp-content/uploads/2020/08/default-user-image.png', '982-958-853', '24594 Sutherland Alley', 610), " calcext:value-type="string">
            <text:p>(14786366, 2020092, 96317, 'Lazaro Gavan', 'Blades Beevis', 'gbeevisoe@seesaa.net'https://librenoticias.com/wp-content/uploads/2020/08/default-user-image.png', '982-958-853', '24594 Sutherland Alley', 61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0595370" calcext:value-type="float">
            <text:p>20595370</text:p>
          </table:table-cell>
          <table:table-cell office:value-type="float" office:value="2020093" calcext:value-type="float">
            <text:p>2020093</text:p>
          </table:table-cell>
          <table:table-cell table:formula="of:=RANDBETWEEN(1000; 99999)" office:value-type="float" office:value="91007" calcext:value-type="float">
            <text:p>91007</text:p>
          </table:table-cell>
          <table:table-cell office:value-type="string" calcext:value-type="string">
            <text:p>Truda</text:p>
          </table:table-cell>
          <table:table-cell office:value-type="string" calcext:value-type="string">
            <text:p>Amandie</text:p>
          </table:table-cell>
          <table:table-cell office:value-type="string" calcext:value-type="string">
            <text:p>Blakeney</text:p>
          </table:table-cell>
          <table:table-cell office:value-type="string" calcext:value-type="string">
            <text:p>Chaffer</text:p>
          </table:table-cell>
          <table:table-cell office:value-type="string" calcext:value-type="string">
            <text:p>achafferj5@del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79-919-503</text:p>
          </table:table-cell>
          <table:table-cell office:value-type="string" calcext:value-type="string">
            <text:p>583 Springs Hill</text:p>
          </table:table-cell>
          <table:table-cell table:formula="of:=RANDBETWEEN(1;1833)" office:value-type="float" office:value="374" calcext:value-type="float">
            <text:p>374</text:p>
          </table:table-cell>
          <table:table-cell/>
          <table:table-cell table:formula="of:=CONCATENATE(&quot;(&quot;;[.A94];&quot;, &quot;;[.B94];&quot;, &quot;;[.C94];&quot;, '&quot;;[.D94];&quot; &quot;;[.E94];&quot;', '&quot;;[.F94];&quot; &quot;;[.G94];&quot;', '&quot;; [.H94]; &quot;'&quot;; [.I94];&quot;', '&quot;;[.J94];&quot;', '&quot;;[.K94];&quot;', &quot;;[.L94]; &quot;), &quot;)" office:value-type="string" office:string-value="(20595370, 2020093, 91007, 'Truda Amandie', 'Blakeney Chaffer', 'achafferj5@dell.com'https://librenoticias.com/wp-content/uploads/2020/08/default-user-image.png', '279-919-503', '583 Springs Hill', 374), " calcext:value-type="string">
            <text:p>(20595370, 2020093, 91007, 'Truda Amandie', 'Blakeney Chaffer', 'achafferj5@dell.com'https://librenoticias.com/wp-content/uploads/2020/08/default-user-image.png', '279-919-503', '583 Springs Hill', 37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9801522" calcext:value-type="float">
            <text:p>29801522</text:p>
          </table:table-cell>
          <table:table-cell office:value-type="float" office:value="2020094" calcext:value-type="float">
            <text:p>2020094</text:p>
          </table:table-cell>
          <table:table-cell table:formula="of:=RANDBETWEEN(1000; 99999)" office:value-type="float" office:value="75064" calcext:value-type="float">
            <text:p>75064</text:p>
          </table:table-cell>
          <table:table-cell office:value-type="string" calcext:value-type="string">
            <text:p>Christoffer</text:p>
          </table:table-cell>
          <table:table-cell office:value-type="string" calcext:value-type="string">
            <text:p>Antons</text:p>
          </table:table-cell>
          <table:table-cell office:value-type="string" calcext:value-type="string">
            <text:p>Blaszczynski</text:p>
          </table:table-cell>
          <table:table-cell office:value-type="string" calcext:value-type="string">
            <text:p>Drury</text:p>
          </table:table-cell>
          <table:table-cell office:value-type="string" calcext:value-type="string">
            <text:p>adruryl1@ehow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66-130-383</text:p>
          </table:table-cell>
          <table:table-cell office:value-type="string" calcext:value-type="string">
            <text:p>7540 Crest Line Drive</text:p>
          </table:table-cell>
          <table:table-cell table:formula="of:=RANDBETWEEN(1;1833)" office:value-type="float" office:value="86" calcext:value-type="float">
            <text:p>86</text:p>
          </table:table-cell>
          <table:table-cell/>
          <table:table-cell table:formula="of:=CONCATENATE(&quot;(&quot;;[.A95];&quot;, &quot;;[.B95];&quot;, &quot;;[.C95];&quot;, '&quot;;[.D95];&quot; &quot;;[.E95];&quot;', '&quot;;[.F95];&quot; &quot;;[.G95];&quot;', '&quot;; [.H95]; &quot;'&quot;; [.I95];&quot;', '&quot;;[.J95];&quot;', '&quot;;[.K95];&quot;', &quot;;[.L95]; &quot;), &quot;)" office:value-type="string" office:string-value="(29801522, 2020094, 75064, 'Christoffer Antons', 'Blaszczynski Drury', 'adruryl1@ehow.com'https://librenoticias.com/wp-content/uploads/2020/08/default-user-image.png', '966-130-383', '7540 Crest Line Drive', 86), " calcext:value-type="string">
            <text:p>(29801522, 2020094, 75064, 'Christoffer Antons', 'Blaszczynski Drury', 'adruryl1@ehow.com'https://librenoticias.com/wp-content/uploads/2020/08/default-user-image.png', '966-130-383', '7540 Crest Line Drive', 8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6212420" calcext:value-type="float">
            <text:p>76212420</text:p>
          </table:table-cell>
          <table:table-cell office:value-type="float" office:value="2020095" calcext:value-type="float">
            <text:p>2020095</text:p>
          </table:table-cell>
          <table:table-cell table:formula="of:=RANDBETWEEN(1000; 99999)" office:value-type="float" office:value="31007" calcext:value-type="float">
            <text:p>31007</text:p>
          </table:table-cell>
          <table:table-cell office:value-type="string" calcext:value-type="string">
            <text:p>Jordain</text:p>
          </table:table-cell>
          <table:table-cell office:value-type="string" calcext:value-type="string">
            <text:p>Milly</text:p>
          </table:table-cell>
          <table:table-cell office:value-type="string" calcext:value-type="string">
            <text:p>Blaylock</text:p>
          </table:table-cell>
          <table:table-cell office:value-type="string" calcext:value-type="string">
            <text:p>Sayre</text:p>
          </table:table-cell>
          <table:table-cell office:value-type="string" calcext:value-type="string">
            <text:p>msayre2b@ocn.ne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17-335-803</text:p>
          </table:table-cell>
          <table:table-cell office:value-type="string" calcext:value-type="string">
            <text:p>86810 Springs Plaza</text:p>
          </table:table-cell>
          <table:table-cell table:formula="of:=RANDBETWEEN(1;1833)" office:value-type="float" office:value="126" calcext:value-type="float">
            <text:p>126</text:p>
          </table:table-cell>
          <table:table-cell/>
          <table:table-cell table:formula="of:=CONCATENATE(&quot;(&quot;;[.A96];&quot;, &quot;;[.B96];&quot;, &quot;;[.C96];&quot;, '&quot;;[.D96];&quot; &quot;;[.E96];&quot;', '&quot;;[.F96];&quot; &quot;;[.G96];&quot;', '&quot;; [.H96]; &quot;'&quot;; [.I96];&quot;', '&quot;;[.J96];&quot;', '&quot;;[.K96];&quot;', &quot;;[.L96]; &quot;), &quot;)" office:value-type="string" office:string-value="(76212420, 2020095, 31007, 'Jordain Milly', 'Blaylock Sayre', 'msayre2b@ocn.ne.jp'https://librenoticias.com/wp-content/uploads/2020/08/default-user-image.png', '417-335-803', '86810 Springs Plaza', 126), " calcext:value-type="string">
            <text:p>(76212420, 2020095, 31007, 'Jordain Milly', 'Blaylock Sayre', 'msayre2b@ocn.ne.jp'https://librenoticias.com/wp-content/uploads/2020/08/default-user-image.png', '417-335-803', '86810 Springs Plaza', 12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0223608" calcext:value-type="float">
            <text:p>40223608</text:p>
          </table:table-cell>
          <table:table-cell office:value-type="float" office:value="2020096" calcext:value-type="float">
            <text:p>2020096</text:p>
          </table:table-cell>
          <table:table-cell table:formula="of:=RANDBETWEEN(1000; 99999)" office:value-type="float" office:value="92611" calcext:value-type="float">
            <text:p>92611</text:p>
          </table:table-cell>
          <table:table-cell office:value-type="string" calcext:value-type="string">
            <text:p>Winthrop</text:p>
          </table:table-cell>
          <table:table-cell office:value-type="string" calcext:value-type="string">
            <text:p>Donny</text:p>
          </table:table-cell>
          <table:table-cell office:value-type="string" calcext:value-type="string">
            <text:p>Blazy</text:p>
          </table:table-cell>
          <table:table-cell office:value-type="string" calcext:value-type="string">
            <text:p>Obray</text:p>
          </table:table-cell>
          <table:table-cell office:value-type="string" calcext:value-type="string">
            <text:p>dobraygo@ih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18-694-734</text:p>
          </table:table-cell>
          <table:table-cell office:value-type="string" calcext:value-type="string">
            <text:p>559 Mifflin Trail</text:p>
          </table:table-cell>
          <table:table-cell table:formula="of:=RANDBETWEEN(1;1833)" office:value-type="float" office:value="806" calcext:value-type="float">
            <text:p>806</text:p>
          </table:table-cell>
          <table:table-cell/>
          <table:table-cell table:formula="of:=CONCATENATE(&quot;(&quot;;[.A97];&quot;, &quot;;[.B97];&quot;, &quot;;[.C97];&quot;, '&quot;;[.D97];&quot; &quot;;[.E97];&quot;', '&quot;;[.F97];&quot; &quot;;[.G97];&quot;', '&quot;; [.H97]; &quot;'&quot;; [.I97];&quot;', '&quot;;[.J97];&quot;', '&quot;;[.K97];&quot;', &quot;;[.L97]; &quot;), &quot;)" office:value-type="string" office:string-value="(40223608, 2020096, 92611, 'Winthrop Donny', 'Blazy Obray', 'dobraygo@ihg.com'https://librenoticias.com/wp-content/uploads/2020/08/default-user-image.png', '918-694-734', '559 Mifflin Trail', 806), " calcext:value-type="string">
            <text:p>(40223608, 2020096, 92611, 'Winthrop Donny', 'Blazy Obray', 'dobraygo@ihg.com'https://librenoticias.com/wp-content/uploads/2020/08/default-user-image.png', '918-694-734', '559 Mifflin Trail', 80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0978320" calcext:value-type="float">
            <text:p>90978320</text:p>
          </table:table-cell>
          <table:table-cell office:value-type="float" office:value="2020097" calcext:value-type="float">
            <text:p>2020097</text:p>
          </table:table-cell>
          <table:table-cell table:formula="of:=RANDBETWEEN(1000; 99999)" office:value-type="float" office:value="51293" calcext:value-type="float">
            <text:p>51293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Buiron</text:p>
          </table:table-cell>
          <table:table-cell office:value-type="string" calcext:value-type="string">
            <text:p>Bleue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barria@npr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82-928-676</text:p>
          </table:table-cell>
          <table:table-cell office:value-type="string" calcext:value-type="string">
            <text:p>6 Maple Wood Trail</text:p>
          </table:table-cell>
          <table:table-cell table:formula="of:=RANDBETWEEN(1;1833)" office:value-type="float" office:value="1179" calcext:value-type="float">
            <text:p>1179</text:p>
          </table:table-cell>
          <table:table-cell/>
          <table:table-cell table:formula="of:=CONCATENATE(&quot;(&quot;;[.A98];&quot;, &quot;;[.B98];&quot;, &quot;;[.C98];&quot;, '&quot;;[.D98];&quot; &quot;;[.E98];&quot;', '&quot;;[.F98];&quot; &quot;;[.G98];&quot;', '&quot;; [.H98]; &quot;'&quot;; [.I98];&quot;', '&quot;;[.J98];&quot;', '&quot;;[.K98];&quot;', &quot;;[.L98]; &quot;), &quot;)" office:value-type="string" office:string-value="(90978320, 2020097, 51293, 'Mikael Buiron', 'Bleue Arr', 'barria@npr.org'https://librenoticias.com/wp-content/uploads/2020/08/default-user-image.png', '782-928-676', '6 Maple Wood Trail', 1179), " calcext:value-type="string">
            <text:p>(90978320, 2020097, 51293, 'Mikael Buiron', 'Bleue Arr', 'barria@npr.org'https://librenoticias.com/wp-content/uploads/2020/08/default-user-image.png', '782-928-676', '6 Maple Wood Trail', 117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1536798" calcext:value-type="float">
            <text:p>41536798</text:p>
          </table:table-cell>
          <table:table-cell office:value-type="float" office:value="2020098" calcext:value-type="float">
            <text:p>2020098</text:p>
          </table:table-cell>
          <table:table-cell table:formula="of:=RANDBETWEEN(1000; 99999)" office:value-type="float" office:value="53398" calcext:value-type="float">
            <text:p>53398</text:p>
          </table:table-cell>
          <table:table-cell office:value-type="string" calcext:value-type="string">
            <text:p>Darelle</text:p>
          </table:table-cell>
          <table:table-cell office:value-type="string" calcext:value-type="string">
            <text:p>Brinn</text:p>
          </table:table-cell>
          <table:table-cell office:value-type="string" calcext:value-type="string">
            <text:p>Blinkhorn</text:p>
          </table:table-cell>
          <table:table-cell office:value-type="string" calcext:value-type="string">
            <text:p>Coventry</text:p>
          </table:table-cell>
          <table:table-cell office:value-type="string" calcext:value-type="string">
            <text:p>bcoventryld@webm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95-243-743</text:p>
          </table:table-cell>
          <table:table-cell office:value-type="string" calcext:value-type="string">
            <text:p>6568 Michigan Trail</text:p>
          </table:table-cell>
          <table:table-cell table:formula="of:=RANDBETWEEN(1;1833)" office:value-type="float" office:value="1306" calcext:value-type="float">
            <text:p>1306</text:p>
          </table:table-cell>
          <table:table-cell/>
          <table:table-cell table:formula="of:=CONCATENATE(&quot;(&quot;;[.A99];&quot;, &quot;;[.B99];&quot;, &quot;;[.C99];&quot;, '&quot;;[.D99];&quot; &quot;;[.E99];&quot;', '&quot;;[.F99];&quot; &quot;;[.G99];&quot;', '&quot;; [.H99]; &quot;'&quot;; [.I99];&quot;', '&quot;;[.J99];&quot;', '&quot;;[.K99];&quot;', &quot;;[.L99]; &quot;), &quot;)" office:value-type="string" office:string-value="(41536798, 2020098, 53398, 'Darelle Brinn', 'Blinkhorn Coventry', 'bcoventryld@webmd.com'https://librenoticias.com/wp-content/uploads/2020/08/default-user-image.png', '395-243-743', '6568 Michigan Trail', 1306), " calcext:value-type="string">
            <text:p>(41536798, 2020098, 53398, 'Darelle Brinn', 'Blinkhorn Coventry', 'bcoventryld@webmd.com'https://librenoticias.com/wp-content/uploads/2020/08/default-user-image.png', '395-243-743', '6568 Michigan Trail', 130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8165792" calcext:value-type="float">
            <text:p>18165792</text:p>
          </table:table-cell>
          <table:table-cell office:value-type="float" office:value="2020099" calcext:value-type="float">
            <text:p>2020099</text:p>
          </table:table-cell>
          <table:table-cell table:formula="of:=RANDBETWEEN(1000; 99999)" office:value-type="float" office:value="12381" calcext:value-type="float">
            <text:p>12381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Chrotoem</text:p>
          </table:table-cell>
          <table:table-cell office:value-type="string" calcext:value-type="string">
            <text:p>Blissett</text:p>
          </table:table-cell>
          <table:table-cell office:value-type="string" calcext:value-type="string">
            <text:p>Hamblen</text:p>
          </table:table-cell>
          <table:table-cell office:value-type="string" calcext:value-type="string">
            <text:p>chambleny@home.pl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32-978-245</text:p>
          </table:table-cell>
          <table:table-cell office:value-type="string" calcext:value-type="string">
            <text:p>647 Corben Center</text:p>
          </table:table-cell>
          <table:table-cell table:formula="of:=RANDBETWEEN(1;1833)" office:value-type="float" office:value="851" calcext:value-type="float">
            <text:p>851</text:p>
          </table:table-cell>
          <table:table-cell/>
          <table:table-cell table:formula="of:=CONCATENATE(&quot;(&quot;;[.A100];&quot;, &quot;;[.B100];&quot;, &quot;;[.C100];&quot;, '&quot;;[.D100];&quot; &quot;;[.E100];&quot;', '&quot;;[.F100];&quot; &quot;;[.G100];&quot;', '&quot;; [.H100]; &quot;'&quot;; [.I100];&quot;', '&quot;;[.J100];&quot;', '&quot;;[.K100];&quot;', &quot;;[.L100]; &quot;), &quot;)" office:value-type="string" office:string-value="(18165792, 2020099, 12381, 'Wright Chrotoem', 'Blissett Hamblen', 'chambleny@home.pl'https://librenoticias.com/wp-content/uploads/2020/08/default-user-image.png', '332-978-245', '647 Corben Center', 851), " calcext:value-type="string">
            <text:p>(18165792, 2020099, 12381, 'Wright Chrotoem', 'Blissett Hamblen', 'chambleny@home.pl'https://librenoticias.com/wp-content/uploads/2020/08/default-user-image.png', '332-978-245', '647 Corben Center', 85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1677832" calcext:value-type="float">
            <text:p>71677832</text:p>
          </table:table-cell>
          <table:table-cell office:value-type="float" office:value="2020100" calcext:value-type="float">
            <text:p>2020100</text:p>
          </table:table-cell>
          <table:table-cell table:formula="of:=RANDBETWEEN(1000; 99999)" office:value-type="float" office:value="26037" calcext:value-type="float">
            <text:p>26037</text:p>
          </table:table-cell>
          <table:table-cell office:value-type="string" calcext:value-type="string">
            <text:p>Tandy</text:p>
          </table:table-cell>
          <table:table-cell office:value-type="string" calcext:value-type="string">
            <text:p>Mona</text:p>
          </table:table-cell>
          <table:table-cell office:value-type="string" calcext:value-type="string">
            <text:p>Blodgetts</text:p>
          </table:table-cell>
          <table:table-cell office:value-type="string" calcext:value-type="string">
            <text:p>Wimpress</text:p>
          </table:table-cell>
          <table:table-cell office:value-type="string" calcext:value-type="string">
            <text:p>mwimpressir@purevolum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89-567-252</text:p>
          </table:table-cell>
          <table:table-cell office:value-type="string" calcext:value-type="string">
            <text:p>5 Artisan Place</text:p>
          </table:table-cell>
          <table:table-cell table:formula="of:=RANDBETWEEN(1;1833)" office:value-type="float" office:value="959" calcext:value-type="float">
            <text:p>959</text:p>
          </table:table-cell>
          <table:table-cell/>
          <table:table-cell table:formula="of:=CONCATENATE(&quot;(&quot;;[.A101];&quot;, &quot;;[.B101];&quot;, &quot;;[.C101];&quot;, '&quot;;[.D101];&quot; &quot;;[.E101];&quot;', '&quot;;[.F101];&quot; &quot;;[.G101];&quot;', '&quot;; [.H101]; &quot;'&quot;; [.I101];&quot;', '&quot;;[.J101];&quot;', '&quot;;[.K101];&quot;', &quot;;[.L101]; &quot;), &quot;)" office:value-type="string" office:string-value="(71677832, 2020100, 26037, 'Tandy Mona', 'Blodgetts Wimpress', 'mwimpressir@purevolume.com'https://librenoticias.com/wp-content/uploads/2020/08/default-user-image.png', '789-567-252', '5 Artisan Place', 959), " calcext:value-type="string">
            <text:p>(71677832, 2020100, 26037, 'Tandy Mona', 'Blodgetts Wimpress', 'mwimpressir@purevolume.com'https://librenoticias.com/wp-content/uploads/2020/08/default-user-image.png', '789-567-252', '5 Artisan Place', 95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0313266" calcext:value-type="float">
            <text:p>80313266</text:p>
          </table:table-cell>
          <table:table-cell office:value-type="float" office:value="2020101" calcext:value-type="float">
            <text:p>2020101</text:p>
          </table:table-cell>
          <table:table-cell table:formula="of:=RANDBETWEEN(1000; 99999)" office:value-type="float" office:value="54599" calcext:value-type="float">
            <text:p>54599</text:p>
          </table:table-cell>
          <table:table-cell office:value-type="string" calcext:value-type="string">
            <text:p>Sonnie</text:p>
          </table:table-cell>
          <table:table-cell office:value-type="string" calcext:value-type="string">
            <text:p>Elden</text:p>
          </table:table-cell>
          <table:table-cell office:value-type="string" calcext:value-type="string">
            <text:p>Blowfelde</text:p>
          </table:table-cell>
          <table:table-cell office:value-type="string" calcext:value-type="string">
            <text:p>Leddie</text:p>
          </table:table-cell>
          <table:table-cell office:value-type="string" calcext:value-type="string">
            <text:p>eleddiens@creativecommons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77-669-437</text:p>
          </table:table-cell>
          <table:table-cell office:value-type="string" calcext:value-type="string">
            <text:p>1048 Rutledge Terrace</text:p>
          </table:table-cell>
          <table:table-cell table:formula="of:=RANDBETWEEN(1;1833)" office:value-type="float" office:value="732" calcext:value-type="float">
            <text:p>732</text:p>
          </table:table-cell>
          <table:table-cell/>
          <table:table-cell table:formula="of:=CONCATENATE(&quot;(&quot;;[.A102];&quot;, &quot;;[.B102];&quot;, &quot;;[.C102];&quot;, '&quot;;[.D102];&quot; &quot;;[.E102];&quot;', '&quot;;[.F102];&quot; &quot;;[.G102];&quot;', '&quot;; [.H102]; &quot;'&quot;; [.I102];&quot;', '&quot;;[.J102];&quot;', '&quot;;[.K102];&quot;', &quot;;[.L102]; &quot;), &quot;)" office:value-type="string" office:string-value="(80313266, 2020101, 54599, 'Sonnie Elden', 'Blowfelde Leddie', 'eleddiens@creativecommons.org'https://librenoticias.com/wp-content/uploads/2020/08/default-user-image.png', '277-669-437', '1048 Rutledge Terrace', 732), " calcext:value-type="string">
            <text:p>(80313266, 2020101, 54599, 'Sonnie Elden', 'Blowfelde Leddie', 'eleddiens@creativecommons.org'https://librenoticias.com/wp-content/uploads/2020/08/default-user-image.png', '277-669-437', '1048 Rutledge Terrace', 73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9658056" calcext:value-type="float">
            <text:p>29658056</text:p>
          </table:table-cell>
          <table:table-cell office:value-type="float" office:value="2020102" calcext:value-type="float">
            <text:p>2020102</text:p>
          </table:table-cell>
          <table:table-cell table:formula="of:=RANDBETWEEN(1000; 99999)" office:value-type="float" office:value="60424" calcext:value-type="float">
            <text:p>60424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Blowne</text:p>
          </table:table-cell>
          <table:table-cell office:value-type="string" calcext:value-type="string">
            <text:p>Durning</text:p>
          </table:table-cell>
          <table:table-cell office:value-type="string" calcext:value-type="string">
            <text:p>ldurningl9@stanford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48-394-967</text:p>
          </table:table-cell>
          <table:table-cell office:value-type="string" calcext:value-type="string">
            <text:p>81 Columbus Trail</text:p>
          </table:table-cell>
          <table:table-cell table:formula="of:=RANDBETWEEN(1;1833)" office:value-type="float" office:value="1090" calcext:value-type="float">
            <text:p>1090</text:p>
          </table:table-cell>
          <table:table-cell/>
          <table:table-cell table:formula="of:=CONCATENATE(&quot;(&quot;;[.A103];&quot;, &quot;;[.B103];&quot;, &quot;;[.C103];&quot;, '&quot;;[.D103];&quot; &quot;;[.E103];&quot;', '&quot;;[.F103];&quot; &quot;;[.G103];&quot;', '&quot;; [.H103]; &quot;'&quot;; [.I103];&quot;', '&quot;;[.J103];&quot;', '&quot;;[.K103];&quot;', &quot;;[.L103]; &quot;), &quot;)" office:value-type="string" office:string-value="(29658056, 2020102, 60424, 'Rob Lucius', 'Blowne Durning', 'ldurningl9@stanford.edu'https://librenoticias.com/wp-content/uploads/2020/08/default-user-image.png', '748-394-967', '81 Columbus Trail', 1090), " calcext:value-type="string">
            <text:p>(29658056, 2020102, 60424, 'Rob Lucius', 'Blowne Durning', 'ldurningl9@stanford.edu'https://librenoticias.com/wp-content/uploads/2020/08/default-user-image.png', '748-394-967', '81 Columbus Trail', 109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1105941" calcext:value-type="float">
            <text:p>71105941</text:p>
          </table:table-cell>
          <table:table-cell office:value-type="float" office:value="2020103" calcext:value-type="float">
            <text:p>2020103</text:p>
          </table:table-cell>
          <table:table-cell table:formula="of:=RANDBETWEEN(1000; 99999)" office:value-type="float" office:value="43256" calcext:value-type="float">
            <text:p>4325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Ronnie</text:p>
          </table:table-cell>
          <table:table-cell office:value-type="string" calcext:value-type="string">
            <text:p>Blyth</text:p>
          </table:table-cell>
          <table:table-cell office:value-type="string" calcext:value-type="string">
            <text:p>McCrackan</text:p>
          </table:table-cell>
          <table:table-cell office:value-type="string" calcext:value-type="string">
            <text:p>rmccrackan4f@godadd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61-666-238</text:p>
          </table:table-cell>
          <table:table-cell office:value-type="string" calcext:value-type="string">
            <text:p>3963 Northfield Center</text:p>
          </table:table-cell>
          <table:table-cell table:formula="of:=RANDBETWEEN(1;1833)" office:value-type="float" office:value="491" calcext:value-type="float">
            <text:p>491</text:p>
          </table:table-cell>
          <table:table-cell/>
          <table:table-cell table:formula="of:=CONCATENATE(&quot;(&quot;;[.A104];&quot;, &quot;;[.B104];&quot;, &quot;;[.C104];&quot;, '&quot;;[.D104];&quot; &quot;;[.E104];&quot;', '&quot;;[.F104];&quot; &quot;;[.G104];&quot;', '&quot;; [.H104]; &quot;'&quot;; [.I104];&quot;', '&quot;;[.J104];&quot;', '&quot;;[.K104];&quot;', &quot;;[.L104]; &quot;), &quot;)" office:value-type="string" office:string-value="(71105941, 2020103, 43256, 'Massimo Ronnie', 'Blyth McCrackan', 'rmccrackan4f@godaddy.com'https://librenoticias.com/wp-content/uploads/2020/08/default-user-image.png', '361-666-238', '3963 Northfield Center', 491), " calcext:value-type="string">
            <text:p>(71105941, 2020103, 43256, 'Massimo Ronnie', 'Blyth McCrackan', 'rmccrackan4f@godaddy.com'https://librenoticias.com/wp-content/uploads/2020/08/default-user-image.png', '361-666-238', '3963 Northfield Center', 49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7295245" calcext:value-type="float">
            <text:p>97295245</text:p>
          </table:table-cell>
          <table:table-cell office:value-type="float" office:value="2020104" calcext:value-type="float">
            <text:p>2020104</text:p>
          </table:table-cell>
          <table:table-cell table:formula="of:=RANDBETWEEN(1000; 99999)" office:value-type="float" office:value="84659" calcext:value-type="float">
            <text:p>84659</text:p>
          </table:table-cell>
          <table:table-cell office:value-type="string" calcext:value-type="string">
            <text:p>Chanda</text:p>
          </table:table-cell>
          <table:table-cell office:value-type="string" calcext:value-type="string">
            <text:p>Pammie</text:p>
          </table:table-cell>
          <table:table-cell office:value-type="string" calcext:value-type="string">
            <text:p>Bode</text:p>
          </table:table-cell>
          <table:table-cell office:value-type="string" calcext:value-type="string">
            <text:p>Gordon-Giles</text:p>
          </table:table-cell>
          <table:table-cell office:value-type="string" calcext:value-type="string">
            <text:p>pgordongilesaw@cbc.ca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04-884-322</text:p>
          </table:table-cell>
          <table:table-cell office:value-type="string" calcext:value-type="string">
            <text:p>1030 Pine View Alley</text:p>
          </table:table-cell>
          <table:table-cell table:formula="of:=RANDBETWEEN(1;1833)" office:value-type="float" office:value="598" calcext:value-type="float">
            <text:p>598</text:p>
          </table:table-cell>
          <table:table-cell/>
          <table:table-cell table:formula="of:=CONCATENATE(&quot;(&quot;;[.A105];&quot;, &quot;;[.B105];&quot;, &quot;;[.C105];&quot;, '&quot;;[.D105];&quot; &quot;;[.E105];&quot;', '&quot;;[.F105];&quot; &quot;;[.G105];&quot;', '&quot;; [.H105]; &quot;'&quot;; [.I105];&quot;', '&quot;;[.J105];&quot;', '&quot;;[.K105];&quot;', &quot;;[.L105]; &quot;), &quot;)" office:value-type="string" office:string-value="(97295245, 2020104, 84659, 'Chanda Pammie', 'Bode Gordon-Giles', 'pgordongilesaw@cbc.ca'https://librenoticias.com/wp-content/uploads/2020/08/default-user-image.png', '804-884-322', '1030 Pine View Alley', 598), " calcext:value-type="string">
            <text:p>(97295245, 2020104, 84659, 'Chanda Pammie', 'Bode Gordon-Giles', 'pgordongilesaw@cbc.ca'https://librenoticias.com/wp-content/uploads/2020/08/default-user-image.png', '804-884-322', '1030 Pine View Alley', 59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9020302" calcext:value-type="float">
            <text:p>49020302</text:p>
          </table:table-cell>
          <table:table-cell office:value-type="float" office:value="2020105" calcext:value-type="float">
            <text:p>2020105</text:p>
          </table:table-cell>
          <table:table-cell table:formula="of:=RANDBETWEEN(1000; 99999)" office:value-type="float" office:value="8920" calcext:value-type="float">
            <text:p>8920</text:p>
          </table:table-cell>
          <table:table-cell office:value-type="string" calcext:value-type="string">
            <text:p>Ryann</text:p>
          </table:table-cell>
          <table:table-cell office:value-type="string" calcext:value-type="string">
            <text:p>Kaye</text:p>
          </table:table-cell>
          <table:table-cell office:value-type="string" calcext:value-type="string">
            <text:p>Boggas</text:p>
          </table:table-cell>
          <table:table-cell office:value-type="string" calcext:value-type="string">
            <text:p>O'Neal</text:p>
          </table:table-cell>
          <table:table-cell office:value-type="string" calcext:value-type="string">
            <text:p>koneal32@vistaprin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22-945-250</text:p>
          </table:table-cell>
          <table:table-cell office:value-type="string" calcext:value-type="string">
            <text:p>71 Forest Alley</text:p>
          </table:table-cell>
          <table:table-cell table:formula="of:=RANDBETWEEN(1;1833)" office:value-type="float" office:value="1344" calcext:value-type="float">
            <text:p>1344</text:p>
          </table:table-cell>
          <table:table-cell/>
          <table:table-cell table:formula="of:=CONCATENATE(&quot;(&quot;;[.A106];&quot;, &quot;;[.B106];&quot;, &quot;;[.C106];&quot;, '&quot;;[.D106];&quot; &quot;;[.E106];&quot;', '&quot;;[.F106];&quot; &quot;;[.G106];&quot;', '&quot;; [.H106]; &quot;'&quot;; [.I106];&quot;', '&quot;;[.J106];&quot;', '&quot;;[.K106];&quot;', &quot;;[.L106]; &quot;), &quot;)" office:value-type="string" office:string-value="(49020302, 2020105, 8920, 'Ryann Kaye', 'Boggas O'Neal', 'koneal32@vistaprint.com'https://librenoticias.com/wp-content/uploads/2020/08/default-user-image.png', '922-945-250', '71 Forest Alley', 1344), " calcext:value-type="string">
            <text:p>(49020302, 2020105, 8920, 'Ryann Kaye', 'Boggas O'Neal', 'koneal32@vistaprint.com'https://librenoticias.com/wp-content/uploads/2020/08/default-user-image.png', '922-945-250', '71 Forest Alley', 134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2758551" calcext:value-type="float">
            <text:p>82758551</text:p>
          </table:table-cell>
          <table:table-cell office:value-type="float" office:value="2020106" calcext:value-type="float">
            <text:p>2020106</text:p>
          </table:table-cell>
          <table:table-cell table:formula="of:=RANDBETWEEN(1000; 99999)" office:value-type="float" office:value="20082" calcext:value-type="float">
            <text:p>20082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Bartlet</text:p>
          </table:table-cell>
          <table:table-cell office:value-type="string" calcext:value-type="string">
            <text:p>Boissieux</text:p>
          </table:table-cell>
          <table:table-cell office:value-type="string" calcext:value-type="string">
            <text:p>Crighton</text:p>
          </table:table-cell>
          <table:table-cell office:value-type="string" calcext:value-type="string">
            <text:p>bcrightonjc@alex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80-476-930</text:p>
          </table:table-cell>
          <table:table-cell office:value-type="string" calcext:value-type="string">
            <text:p>3 Westridge Lane</text:p>
          </table:table-cell>
          <table:table-cell table:formula="of:=RANDBETWEEN(1;1833)" office:value-type="float" office:value="1611" calcext:value-type="float">
            <text:p>1611</text:p>
          </table:table-cell>
          <table:table-cell/>
          <table:table-cell table:formula="of:=CONCATENATE(&quot;(&quot;;[.A107];&quot;, &quot;;[.B107];&quot;, &quot;;[.C107];&quot;, '&quot;;[.D107];&quot; &quot;;[.E107];&quot;', '&quot;;[.F107];&quot; &quot;;[.G107];&quot;', '&quot;; [.H107]; &quot;'&quot;; [.I107];&quot;', '&quot;;[.J107];&quot;', '&quot;;[.K107];&quot;', &quot;;[.L107]; &quot;), &quot;)" office:value-type="string" office:string-value="(82758551, 2020106, 20082, 'Ev Bartlet', 'Boissieux Crighton', 'bcrightonjc@alexa.com'https://librenoticias.com/wp-content/uploads/2020/08/default-user-image.png', '780-476-930', '3 Westridge Lane', 1611), " calcext:value-type="string">
            <text:p>(82758551, 2020106, 20082, 'Ev Bartlet', 'Boissieux Crighton', 'bcrightonjc@alexa.com'https://librenoticias.com/wp-content/uploads/2020/08/default-user-image.png', '780-476-930', '3 Westridge Lane', 161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3218613" calcext:value-type="float">
            <text:p>93218613</text:p>
          </table:table-cell>
          <table:table-cell office:value-type="float" office:value="2020107" calcext:value-type="float">
            <text:p>2020107</text:p>
          </table:table-cell>
          <table:table-cell table:formula="of:=RANDBETWEEN(1000; 99999)" office:value-type="float" office:value="9749" calcext:value-type="float">
            <text:p>9749</text:p>
          </table:table-cell>
          <table:table-cell office:value-type="string" calcext:value-type="string">
            <text:p>Liuka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Bole</text:p>
          </table:table-cell>
          <table:table-cell office:value-type="string" calcext:value-type="string">
            <text:p>Schollick</text:p>
          </table:table-cell>
          <table:table-cell office:value-type="string" calcext:value-type="string">
            <text:p>oschollicklz@google.es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78-458-459</text:p>
          </table:table-cell>
          <table:table-cell office:value-type="string" calcext:value-type="string">
            <text:p>122 Blackbird Drive</text:p>
          </table:table-cell>
          <table:table-cell table:formula="of:=RANDBETWEEN(1;1833)" office:value-type="float" office:value="1336" calcext:value-type="float">
            <text:p>1336</text:p>
          </table:table-cell>
          <table:table-cell/>
          <table:table-cell table:formula="of:=CONCATENATE(&quot;(&quot;;[.A108];&quot;, &quot;;[.B108];&quot;, &quot;;[.C108];&quot;, '&quot;;[.D108];&quot; &quot;;[.E108];&quot;', '&quot;;[.F108];&quot; &quot;;[.G108];&quot;', '&quot;; [.H108]; &quot;'&quot;; [.I108];&quot;', '&quot;;[.J108];&quot;', '&quot;;[.K108];&quot;', &quot;;[.L108]; &quot;), &quot;)" office:value-type="string" office:string-value="(93218613, 2020107, 9749, 'Liuka Ora', 'Bole Schollick', 'oschollicklz@google.es'https://librenoticias.com/wp-content/uploads/2020/08/default-user-image.png', '378-458-459', '122 Blackbird Drive', 1336), " calcext:value-type="string">
            <text:p>(93218613, 2020107, 9749, 'Liuka Ora', 'Bole Schollick', 'oschollicklz@google.es'https://librenoticias.com/wp-content/uploads/2020/08/default-user-image.png', '378-458-459', '122 Blackbird Drive', 133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6902972" calcext:value-type="float">
            <text:p>86902972</text:p>
          </table:table-cell>
          <table:table-cell office:value-type="float" office:value="2020108" calcext:value-type="float">
            <text:p>2020108</text:p>
          </table:table-cell>
          <table:table-cell table:formula="of:=RANDBETWEEN(1000; 99999)" office:value-type="float" office:value="27767" calcext:value-type="float">
            <text:p>27767</text:p>
          </table:table-cell>
          <table:table-cell office:value-type="string" calcext:value-type="string">
            <text:p>Perri</text:p>
          </table:table-cell>
          <table:table-cell office:value-type="string" calcext:value-type="string">
            <text:p>Annabell</text:p>
          </table:table-cell>
          <table:table-cell office:value-type="string" calcext:value-type="string">
            <text:p>Bollins</text:p>
          </table:table-cell>
          <table:table-cell office:value-type="string" calcext:value-type="string">
            <text:p>Blitzer</text:p>
          </table:table-cell>
          <table:table-cell office:value-type="string" calcext:value-type="string">
            <text:p>ablitzer1v@mozill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97-205-148</text:p>
          </table:table-cell>
          <table:table-cell office:value-type="string" calcext:value-type="string">
            <text:p>69 Carioca Place</text:p>
          </table:table-cell>
          <table:table-cell table:formula="of:=RANDBETWEEN(1;1833)" office:value-type="float" office:value="402" calcext:value-type="float">
            <text:p>402</text:p>
          </table:table-cell>
          <table:table-cell/>
          <table:table-cell table:formula="of:=CONCATENATE(&quot;(&quot;;[.A109];&quot;, &quot;;[.B109];&quot;, &quot;;[.C109];&quot;, '&quot;;[.D109];&quot; &quot;;[.E109];&quot;', '&quot;;[.F109];&quot; &quot;;[.G109];&quot;', '&quot;; [.H109]; &quot;'&quot;; [.I109];&quot;', '&quot;;[.J109];&quot;', '&quot;;[.K109];&quot;', &quot;;[.L109]; &quot;), &quot;)" office:value-type="string" office:string-value="(86902972, 2020108, 27767, 'Perri Annabell', 'Bollins Blitzer', 'ablitzer1v@mozilla.com'https://librenoticias.com/wp-content/uploads/2020/08/default-user-image.png', '597-205-148', '69 Carioca Place', 402), " calcext:value-type="string">
            <text:p>(86902972, 2020108, 27767, 'Perri Annabell', 'Bollins Blitzer', 'ablitzer1v@mozilla.com'https://librenoticias.com/wp-content/uploads/2020/08/default-user-image.png', '597-205-148', '69 Carioca Place', 40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6191804" calcext:value-type="float">
            <text:p>26191804</text:p>
          </table:table-cell>
          <table:table-cell office:value-type="float" office:value="2020109" calcext:value-type="float">
            <text:p>2020109</text:p>
          </table:table-cell>
          <table:table-cell table:formula="of:=RANDBETWEEN(1000; 99999)" office:value-type="float" office:value="74816" calcext:value-type="float">
            <text:p>74816</text:p>
          </table:table-cell>
          <table:table-cell office:value-type="string" calcext:value-type="string">
            <text:p>Margalit</text:p>
          </table:table-cell>
          <table:table-cell office:value-type="string" calcext:value-type="string">
            <text:p>Georgetta</text:p>
          </table:table-cell>
          <table:table-cell office:value-type="string" calcext:value-type="string">
            <text:p>Bonar</text:p>
          </table:table-cell>
          <table:table-cell office:value-type="string" calcext:value-type="string">
            <text:p>Radbond</text:p>
          </table:table-cell>
          <table:table-cell office:value-type="string" calcext:value-type="string">
            <text:p>gradbondqw@ezinearticl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14-468-277</text:p>
          </table:table-cell>
          <table:table-cell office:value-type="string" calcext:value-type="string">
            <text:p>29551 Prentice Avenue</text:p>
          </table:table-cell>
          <table:table-cell table:formula="of:=RANDBETWEEN(1;1833)" office:value-type="float" office:value="1617" calcext:value-type="float">
            <text:p>1617</text:p>
          </table:table-cell>
          <table:table-cell/>
          <table:table-cell table:formula="of:=CONCATENATE(&quot;(&quot;;[.A110];&quot;, &quot;;[.B110];&quot;, &quot;;[.C110];&quot;, '&quot;;[.D110];&quot; &quot;;[.E110];&quot;', '&quot;;[.F110];&quot; &quot;;[.G110];&quot;', '&quot;; [.H110]; &quot;'&quot;; [.I110];&quot;', '&quot;;[.J110];&quot;', '&quot;;[.K110];&quot;', &quot;;[.L110]; &quot;), &quot;)" office:value-type="string" office:string-value="(26191804, 2020109, 74816, 'Margalit Georgetta', 'Bonar Radbond', 'gradbondqw@ezinearticles.com'https://librenoticias.com/wp-content/uploads/2020/08/default-user-image.png', '514-468-277', '29551 Prentice Avenue', 1617), " calcext:value-type="string">
            <text:p>(26191804, 2020109, 74816, 'Margalit Georgetta', 'Bonar Radbond', 'gradbondqw@ezinearticles.com'https://librenoticias.com/wp-content/uploads/2020/08/default-user-image.png', '514-468-277', '29551 Prentice Avenue', 161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6371778" calcext:value-type="float">
            <text:p>26371778</text:p>
          </table:table-cell>
          <table:table-cell office:value-type="float" office:value="2020110" calcext:value-type="float">
            <text:p>2020110</text:p>
          </table:table-cell>
          <table:table-cell table:formula="of:=RANDBETWEEN(1000; 99999)" office:value-type="float" office:value="30433" calcext:value-type="float">
            <text:p>30433</text:p>
          </table:table-cell>
          <table:table-cell office:value-type="string" calcext:value-type="string">
            <text:p>Korella</text:p>
          </table:table-cell>
          <table:table-cell office:value-type="string" calcext:value-type="string">
            <text:p>Gusta</text:p>
          </table:table-cell>
          <table:table-cell office:value-type="string" calcext:value-type="string">
            <text:p>Boness</text:p>
          </table:table-cell>
          <table:table-cell office:value-type="string" calcext:value-type="string">
            <text:p>Depka</text:p>
          </table:table-cell>
          <table:table-cell office:value-type="string" calcext:value-type="string">
            <text:p>gdepkac8@ehow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80-668-165</text:p>
          </table:table-cell>
          <table:table-cell office:value-type="string" calcext:value-type="string">
            <text:p>432 Dottie Court</text:p>
          </table:table-cell>
          <table:table-cell table:formula="of:=RANDBETWEEN(1;1833)" office:value-type="float" office:value="1210" calcext:value-type="float">
            <text:p>1210</text:p>
          </table:table-cell>
          <table:table-cell/>
          <table:table-cell table:formula="of:=CONCATENATE(&quot;(&quot;;[.A111];&quot;, &quot;;[.B111];&quot;, &quot;;[.C111];&quot;, '&quot;;[.D111];&quot; &quot;;[.E111];&quot;', '&quot;;[.F111];&quot; &quot;;[.G111];&quot;', '&quot;; [.H111]; &quot;'&quot;; [.I111];&quot;', '&quot;;[.J111];&quot;', '&quot;;[.K111];&quot;', &quot;;[.L111]; &quot;), &quot;)" office:value-type="string" office:string-value="(26371778, 2020110, 30433, 'Korella Gusta', 'Boness Depka', 'gdepkac8@ehow.com'https://librenoticias.com/wp-content/uploads/2020/08/default-user-image.png', '280-668-165', '432 Dottie Court', 1210), " calcext:value-type="string">
            <text:p>(26371778, 2020110, 30433, 'Korella Gusta', 'Boness Depka', 'gdepkac8@ehow.com'https://librenoticias.com/wp-content/uploads/2020/08/default-user-image.png', '280-668-165', '432 Dottie Court', 121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5532404" calcext:value-type="float">
            <text:p>45532404</text:p>
          </table:table-cell>
          <table:table-cell office:value-type="float" office:value="2020111" calcext:value-type="float">
            <text:p>2020111</text:p>
          </table:table-cell>
          <table:table-cell table:formula="of:=RANDBETWEEN(1000; 99999)" office:value-type="float" office:value="58435" calcext:value-type="float">
            <text:p>58435</text:p>
          </table:table-cell>
          <table:table-cell office:value-type="string" calcext:value-type="string">
            <text:p>Barnard</text:p>
          </table:table-cell>
          <table:table-cell office:value-type="string" calcext:value-type="string">
            <text:p>Ewell</text:p>
          </table:table-cell>
          <table:table-cell office:value-type="string" calcext:value-type="string">
            <text:p>Bonett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enewmanhb@disqu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71-833-192</text:p>
          </table:table-cell>
          <table:table-cell office:value-type="string" calcext:value-type="string">
            <text:p>567 Vidon Center</text:p>
          </table:table-cell>
          <table:table-cell table:formula="of:=RANDBETWEEN(1;1833)" office:value-type="float" office:value="917" calcext:value-type="float">
            <text:p>917</text:p>
          </table:table-cell>
          <table:table-cell/>
          <table:table-cell table:formula="of:=CONCATENATE(&quot;(&quot;;[.A112];&quot;, &quot;;[.B112];&quot;, &quot;;[.C112];&quot;, '&quot;;[.D112];&quot; &quot;;[.E112];&quot;', '&quot;;[.F112];&quot; &quot;;[.G112];&quot;', '&quot;; [.H112]; &quot;'&quot;; [.I112];&quot;', '&quot;;[.J112];&quot;', '&quot;;[.K112];&quot;', &quot;;[.L112]; &quot;), &quot;)" office:value-type="string" office:string-value="(45532404, 2020111, 58435, 'Barnard Ewell', 'Bonett Newman', 'enewmanhb@disqus.com'https://librenoticias.com/wp-content/uploads/2020/08/default-user-image.png', '571-833-192', '567 Vidon Center', 917), " calcext:value-type="string">
            <text:p>(45532404, 2020111, 58435, 'Barnard Ewell', 'Bonett Newman', 'enewmanhb@disqus.com'https://librenoticias.com/wp-content/uploads/2020/08/default-user-image.png', '571-833-192', '567 Vidon Center', 91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6147045" calcext:value-type="float">
            <text:p>26147045</text:p>
          </table:table-cell>
          <table:table-cell office:value-type="float" office:value="2020112" calcext:value-type="float">
            <text:p>2020112</text:p>
          </table:table-cell>
          <table:table-cell table:formula="of:=RANDBETWEEN(1000; 99999)" office:value-type="float" office:value="14198" calcext:value-type="float">
            <text:p>14198</text:p>
          </table:table-cell>
          <table:table-cell office:value-type="string" calcext:value-type="string">
            <text:p>Ivett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Bonicelli</text:p>
          </table:table-cell>
          <table:table-cell office:value-type="string" calcext:value-type="string">
            <text:p>Lorkings</text:p>
          </table:table-cell>
          <table:table-cell office:value-type="string" calcext:value-type="string">
            <text:p>slorkings86@bloglovi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36-721-307</text:p>
          </table:table-cell>
          <table:table-cell office:value-type="string" calcext:value-type="string">
            <text:p>90 Maywood Trail</text:p>
          </table:table-cell>
          <table:table-cell table:formula="of:=RANDBETWEEN(1;1833)" office:value-type="float" office:value="1230" calcext:value-type="float">
            <text:p>1230</text:p>
          </table:table-cell>
          <table:table-cell/>
          <table:table-cell table:formula="of:=CONCATENATE(&quot;(&quot;;[.A113];&quot;, &quot;;[.B113];&quot;, &quot;;[.C113];&quot;, '&quot;;[.D113];&quot; &quot;;[.E113];&quot;', '&quot;;[.F113];&quot; &quot;;[.G113];&quot;', '&quot;; [.H113]; &quot;'&quot;; [.I113];&quot;', '&quot;;[.J113];&quot;', '&quot;;[.K113];&quot;', &quot;;[.L113]; &quot;), &quot;)" office:value-type="string" office:string-value="(26147045, 2020112, 14198, 'Ivett Scarlett', 'Bonicelli Lorkings', 'slorkings86@bloglovin.com'https://librenoticias.com/wp-content/uploads/2020/08/default-user-image.png', '936-721-307', '90 Maywood Trail', 1230), " calcext:value-type="string">
            <text:p>(26147045, 2020112, 14198, 'Ivett Scarlett', 'Bonicelli Lorkings', 'slorkings86@bloglovin.com'https://librenoticias.com/wp-content/uploads/2020/08/default-user-image.png', '936-721-307', '90 Maywood Trail', 123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7835463" calcext:value-type="float">
            <text:p>87835463</text:p>
          </table:table-cell>
          <table:table-cell office:value-type="float" office:value="2020113" calcext:value-type="float">
            <text:p>2020113</text:p>
          </table:table-cell>
          <table:table-cell table:formula="of:=RANDBETWEEN(1000; 99999)" office:value-type="float" office:value="10364" calcext:value-type="float">
            <text:p>10364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Booth-Jarvis</text:p>
          </table:table-cell>
          <table:table-cell office:value-type="string" calcext:value-type="string">
            <text:p>Kennet</text:p>
          </table:table-cell>
          <table:table-cell office:value-type="string" calcext:value-type="string">
            <text:p>vkennet2e@symante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77-543-791</text:p>
          </table:table-cell>
          <table:table-cell office:value-type="string" calcext:value-type="string">
            <text:p>5 Novick Parkway</text:p>
          </table:table-cell>
          <table:table-cell table:formula="of:=RANDBETWEEN(1;1833)" office:value-type="float" office:value="1081" calcext:value-type="float">
            <text:p>1081</text:p>
          </table:table-cell>
          <table:table-cell/>
          <table:table-cell table:formula="of:=CONCATENATE(&quot;(&quot;;[.A114];&quot;, &quot;;[.B114];&quot;, &quot;;[.C114];&quot;, '&quot;;[.D114];&quot; &quot;;[.E114];&quot;', '&quot;;[.F114];&quot; &quot;;[.G114];&quot;', '&quot;; [.H114]; &quot;'&quot;; [.I114];&quot;', '&quot;;[.J114];&quot;', '&quot;;[.K114];&quot;', &quot;;[.L114]; &quot;), &quot;)" office:value-type="string" office:string-value="(87835463, 2020113, 10364, 'Aline Valentina', 'Booth-Jarvis Kennet', 'vkennet2e@symantec.com'https://librenoticias.com/wp-content/uploads/2020/08/default-user-image.png', '577-543-791', '5 Novick Parkway', 1081), " calcext:value-type="string">
            <text:p>(87835463, 2020113, 10364, 'Aline Valentina', 'Booth-Jarvis Kennet', 'vkennet2e@symantec.com'https://librenoticias.com/wp-content/uploads/2020/08/default-user-image.png', '577-543-791', '5 Novick Parkway', 108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6656306" calcext:value-type="float">
            <text:p>56656306</text:p>
          </table:table-cell>
          <table:table-cell office:value-type="float" office:value="2020114" calcext:value-type="float">
            <text:p>2020114</text:p>
          </table:table-cell>
          <table:table-cell table:formula="of:=RANDBETWEEN(1000; 99999)" office:value-type="float" office:value="50122" calcext:value-type="float">
            <text:p>50122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Etan</text:p>
          </table:table-cell>
          <table:table-cell office:value-type="string" calcext:value-type="string">
            <text:p>Bootton</text:p>
          </table:table-cell>
          <table:table-cell office:value-type="string" calcext:value-type="string">
            <text:p>Denson</text:p>
          </table:table-cell>
          <table:table-cell office:value-type="string" calcext:value-type="string">
            <text:p>edenson17@livejourna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58-591-734</text:p>
          </table:table-cell>
          <table:table-cell office:value-type="string" calcext:value-type="string">
            <text:p>47863 Daystar Junction</text:p>
          </table:table-cell>
          <table:table-cell table:formula="of:=RANDBETWEEN(1;1833)" office:value-type="float" office:value="578" calcext:value-type="float">
            <text:p>578</text:p>
          </table:table-cell>
          <table:table-cell/>
          <table:table-cell table:formula="of:=CONCATENATE(&quot;(&quot;;[.A115];&quot;, &quot;;[.B115];&quot;, &quot;;[.C115];&quot;, '&quot;;[.D115];&quot; &quot;;[.E115];&quot;', '&quot;;[.F115];&quot; &quot;;[.G115];&quot;', '&quot;; [.H115]; &quot;'&quot;; [.I115];&quot;', '&quot;;[.J115];&quot;', '&quot;;[.K115];&quot;', &quot;;[.L115]; &quot;), &quot;)" office:value-type="string" office:string-value="(56656306, 2020114, 50122, 'Porter Etan', 'Bootton Denson', 'edenson17@livejournal.com'https://librenoticias.com/wp-content/uploads/2020/08/default-user-image.png', '658-591-734', '47863 Daystar Junction', 578), " calcext:value-type="string">
            <text:p>(56656306, 2020114, 50122, 'Porter Etan', 'Bootton Denson', 'edenson17@livejournal.com'https://librenoticias.com/wp-content/uploads/2020/08/default-user-image.png', '658-591-734', '47863 Daystar Junction', 57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5791358" calcext:value-type="float">
            <text:p>95791358</text:p>
          </table:table-cell>
          <table:table-cell office:value-type="float" office:value="2020115" calcext:value-type="float">
            <text:p>2020115</text:p>
          </table:table-cell>
          <table:table-cell table:formula="of:=RANDBETWEEN(1000; 99999)" office:value-type="float" office:value="23018" calcext:value-type="float">
            <text:p>23018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Jaymie</text:p>
          </table:table-cell>
          <table:table-cell office:value-type="string" calcext:value-type="string">
            <text:p>Borgesio</text:p>
          </table:table-cell>
          <table:table-cell office:value-type="string" calcext:value-type="string">
            <text:p>Farnan</text:p>
          </table:table-cell>
          <table:table-cell office:value-type="string" calcext:value-type="string">
            <text:p>jfarnangj@nav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83-632-858</text:p>
          </table:table-cell>
          <table:table-cell office:value-type="string" calcext:value-type="string">
            <text:p>20 Continental Terrace</text:p>
          </table:table-cell>
          <table:table-cell table:formula="of:=RANDBETWEEN(1;1833)" office:value-type="float" office:value="1475" calcext:value-type="float">
            <text:p>1475</text:p>
          </table:table-cell>
          <table:table-cell/>
          <table:table-cell table:formula="of:=CONCATENATE(&quot;(&quot;;[.A116];&quot;, &quot;;[.B116];&quot;, &quot;;[.C116];&quot;, '&quot;;[.D116];&quot; &quot;;[.E116];&quot;', '&quot;;[.F116];&quot; &quot;;[.G116];&quot;', '&quot;; [.H116]; &quot;'&quot;; [.I116];&quot;', '&quot;;[.J116];&quot;', '&quot;;[.K116];&quot;', &quot;;[.L116]; &quot;), &quot;)" office:value-type="string" office:string-value="(95791358, 2020115, 23018, 'Putnam Jaymie', 'Borgesio Farnan', 'jfarnangj@naver.com'https://librenoticias.com/wp-content/uploads/2020/08/default-user-image.png', '983-632-858', '20 Continental Terrace', 1475), " calcext:value-type="string">
            <text:p>(95791358, 2020115, 23018, 'Putnam Jaymie', 'Borgesio Farnan', 'jfarnangj@naver.com'https://librenoticias.com/wp-content/uploads/2020/08/default-user-image.png', '983-632-858', '20 Continental Terrace', 147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7656046" calcext:value-type="float">
            <text:p>57656046</text:p>
          </table:table-cell>
          <table:table-cell office:value-type="float" office:value="2020116" calcext:value-type="float">
            <text:p>2020116</text:p>
          </table:table-cell>
          <table:table-cell table:formula="of:=RANDBETWEEN(1000; 99999)" office:value-type="float" office:value="31634" calcext:value-type="float">
            <text:p>31634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Carlie</text:p>
          </table:table-cell>
          <table:table-cell office:value-type="string" calcext:value-type="string">
            <text:p>Borghese</text:p>
          </table:table-cell>
          <table:table-cell office:value-type="string" calcext:value-type="string">
            <text:p>Karmel</text:p>
          </table:table-cell>
          <table:table-cell office:value-type="string" calcext:value-type="string">
            <text:p>ckarmel69@exampl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17-557-706</text:p>
          </table:table-cell>
          <table:table-cell office:value-type="string" calcext:value-type="string">
            <text:p>14 Katie Way</text:p>
          </table:table-cell>
          <table:table-cell table:formula="of:=RANDBETWEEN(1;1833)" office:value-type="float" office:value="1803" calcext:value-type="float">
            <text:p>1803</text:p>
          </table:table-cell>
          <table:table-cell/>
          <table:table-cell table:formula="of:=CONCATENATE(&quot;(&quot;;[.A117];&quot;, &quot;;[.B117];&quot;, &quot;;[.C117];&quot;, '&quot;;[.D117];&quot; &quot;;[.E117];&quot;', '&quot;;[.F117];&quot; &quot;;[.G117];&quot;', '&quot;; [.H117]; &quot;'&quot;; [.I117];&quot;', '&quot;;[.J117];&quot;', '&quot;;[.K117];&quot;', &quot;;[.L117]; &quot;), &quot;)" office:value-type="string" office:string-value="(57656046, 2020116, 31634, 'Henri Carlie', 'Borghese Karmel', 'ckarmel69@example.com'https://librenoticias.com/wp-content/uploads/2020/08/default-user-image.png', '217-557-706', '14 Katie Way', 1803), " calcext:value-type="string">
            <text:p>(57656046, 2020116, 31634, 'Henri Carlie', 'Borghese Karmel', 'ckarmel69@example.com'https://librenoticias.com/wp-content/uploads/2020/08/default-user-image.png', '217-557-706', '14 Katie Way', 180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0690823" calcext:value-type="float">
            <text:p>90690823</text:p>
          </table:table-cell>
          <table:table-cell office:value-type="float" office:value="2020117" calcext:value-type="float">
            <text:p>2020117</text:p>
          </table:table-cell>
          <table:table-cell table:formula="of:=RANDBETWEEN(1000; 99999)" office:value-type="float" office:value="91818" calcext:value-type="float">
            <text:p>91818</text:p>
          </table:table-cell>
          <table:table-cell office:value-type="string" calcext:value-type="string">
            <text:p>Alene</text:p>
          </table:table-cell>
          <table:table-cell office:value-type="string" calcext:value-type="string">
            <text:p>Aubrie</text:p>
          </table:table-cell>
          <table:table-cell office:value-type="string" calcext:value-type="string">
            <text:p>Bortolini</text:p>
          </table:table-cell>
          <table:table-cell office:value-type="string" calcext:value-type="string">
            <text:p>Boase</text:p>
          </table:table-cell>
          <table:table-cell office:value-type="string" calcext:value-type="string">
            <text:p>aboase8t@goodread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36-711-108</text:p>
          </table:table-cell>
          <table:table-cell office:value-type="string" calcext:value-type="string">
            <text:p>29101 Dayton Lane</text:p>
          </table:table-cell>
          <table:table-cell table:formula="of:=RANDBETWEEN(1;1833)" office:value-type="float" office:value="248" calcext:value-type="float">
            <text:p>248</text:p>
          </table:table-cell>
          <table:table-cell/>
          <table:table-cell table:formula="of:=CONCATENATE(&quot;(&quot;;[.A118];&quot;, &quot;;[.B118];&quot;, &quot;;[.C118];&quot;, '&quot;;[.D118];&quot; &quot;;[.E118];&quot;', '&quot;;[.F118];&quot; &quot;;[.G118];&quot;', '&quot;; [.H118]; &quot;'&quot;; [.I118];&quot;', '&quot;;[.J118];&quot;', '&quot;;[.K118];&quot;', &quot;;[.L118]; &quot;), &quot;)" office:value-type="string" office:string-value="(90690823, 2020117, 91818, 'Alene Aubrie', 'Bortolini Boase', 'aboase8t@goodreads.com'https://librenoticias.com/wp-content/uploads/2020/08/default-user-image.png', '736-711-108', '29101 Dayton Lane', 248), " calcext:value-type="string">
            <text:p>(90690823, 2020117, 91818, 'Alene Aubrie', 'Bortolini Boase', 'aboase8t@goodreads.com'https://librenoticias.com/wp-content/uploads/2020/08/default-user-image.png', '736-711-108', '29101 Dayton Lane', 24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0957936" calcext:value-type="float">
            <text:p>20957936</text:p>
          </table:table-cell>
          <table:table-cell office:value-type="float" office:value="2020118" calcext:value-type="float">
            <text:p>2020118</text:p>
          </table:table-cell>
          <table:table-cell table:formula="of:=RANDBETWEEN(1000; 99999)" office:value-type="float" office:value="61331" calcext:value-type="float">
            <text:p>61331</text:p>
          </table:table-cell>
          <table:table-cell office:value-type="string" calcext:value-type="string">
            <text:p>Zaccaria</text:p>
          </table:table-cell>
          <table:table-cell office:value-type="string" calcext:value-type="string">
            <text:p>Myrvyn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Sember</text:p>
          </table:table-cell>
          <table:table-cell office:value-type="string" calcext:value-type="string">
            <text:p>msemberhh@tiny.cc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27-373-958</text:p>
          </table:table-cell>
          <table:table-cell office:value-type="string" calcext:value-type="string">
            <text:p>9 Harper Avenue</text:p>
          </table:table-cell>
          <table:table-cell table:formula="of:=RANDBETWEEN(1;1833)" office:value-type="float" office:value="672" calcext:value-type="float">
            <text:p>672</text:p>
          </table:table-cell>
          <table:table-cell/>
          <table:table-cell table:formula="of:=CONCATENATE(&quot;(&quot;;[.A119];&quot;, &quot;;[.B119];&quot;, &quot;;[.C119];&quot;, '&quot;;[.D119];&quot; &quot;;[.E119];&quot;', '&quot;;[.F119];&quot; &quot;;[.G119];&quot;', '&quot;; [.H119]; &quot;'&quot;; [.I119];&quot;', '&quot;;[.J119];&quot;', '&quot;;[.K119];&quot;', &quot;;[.L119]; &quot;), &quot;)" office:value-type="string" office:string-value="(20957936, 2020118, 61331, 'Zaccaria Myrvyn', 'Boston Sember', 'msemberhh@tiny.cc'https://librenoticias.com/wp-content/uploads/2020/08/default-user-image.png', '527-373-958', '9 Harper Avenue', 672), " calcext:value-type="string">
            <text:p>(20957936, 2020118, 61331, 'Zaccaria Myrvyn', 'Boston Sember', 'msemberhh@tiny.cc'https://librenoticias.com/wp-content/uploads/2020/08/default-user-image.png', '527-373-958', '9 Harper Avenue', 67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3735744" calcext:value-type="float">
            <text:p>63735744</text:p>
          </table:table-cell>
          <table:table-cell office:value-type="float" office:value="2020119" calcext:value-type="float">
            <text:p>2020119</text:p>
          </table:table-cell>
          <table:table-cell table:formula="of:=RANDBETWEEN(1000; 99999)" office:value-type="float" office:value="80351" calcext:value-type="float">
            <text:p>80351</text:p>
          </table:table-cell>
          <table:table-cell office:value-type="string" calcext:value-type="string">
            <text:p>Nevil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Bothram</text:p>
          </table:table-cell>
          <table:table-cell office:value-type="string" calcext:value-type="string">
            <text:p>Brill</text:p>
          </table:table-cell>
          <table:table-cell office:value-type="string" calcext:value-type="string">
            <text:p>nbrillm0@microsof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87-338-412</text:p>
          </table:table-cell>
          <table:table-cell office:value-type="string" calcext:value-type="string">
            <text:p>874 Caliangt Crossing</text:p>
          </table:table-cell>
          <table:table-cell table:formula="of:=RANDBETWEEN(1;1833)" office:value-type="float" office:value="16" calcext:value-type="float">
            <text:p>16</text:p>
          </table:table-cell>
          <table:table-cell/>
          <table:table-cell table:formula="of:=CONCATENATE(&quot;(&quot;;[.A120];&quot;, &quot;;[.B120];&quot;, &quot;;[.C120];&quot;, '&quot;;[.D120];&quot; &quot;;[.E120];&quot;', '&quot;;[.F120];&quot; &quot;;[.G120];&quot;', '&quot;; [.H120]; &quot;'&quot;; [.I120];&quot;', '&quot;;[.J120];&quot;', '&quot;;[.K120];&quot;', &quot;;[.L120]; &quot;), &quot;)" office:value-type="string" office:string-value="(63735744, 2020119, 80351, 'Nevil Nikola', 'Bothram Brill', 'nbrillm0@microsoft.com'https://librenoticias.com/wp-content/uploads/2020/08/default-user-image.png', '387-338-412', '874 Caliangt Crossing', 16), " calcext:value-type="string">
            <text:p>(63735744, 2020119, 80351, 'Nevil Nikola', 'Bothram Brill', 'nbrillm0@microsoft.com'https://librenoticias.com/wp-content/uploads/2020/08/default-user-image.png', '387-338-412', '874 Caliangt Crossing', 1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4580325" calcext:value-type="float">
            <text:p>14580325</text:p>
          </table:table-cell>
          <table:table-cell office:value-type="float" office:value="2020120" calcext:value-type="float">
            <text:p>2020120</text:p>
          </table:table-cell>
          <table:table-cell table:formula="of:=RANDBETWEEN(1000; 99999)" office:value-type="float" office:value="13925" calcext:value-type="float">
            <text:p>13925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Kynthia</text:p>
          </table:table-cell>
          <table:table-cell office:value-type="string" calcext:value-type="string">
            <text:p>Bouette</text:p>
          </table:table-cell>
          <table:table-cell office:value-type="string" calcext:value-type="string">
            <text:p>Quarlis</text:p>
          </table:table-cell>
          <table:table-cell office:value-type="string" calcext:value-type="string">
            <text:p>kquarlish9@bloglovi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43-860-266</text:p>
          </table:table-cell>
          <table:table-cell office:value-type="string" calcext:value-type="string">
            <text:p>89 Granby Avenue</text:p>
          </table:table-cell>
          <table:table-cell table:formula="of:=RANDBETWEEN(1;1833)" office:value-type="float" office:value="536" calcext:value-type="float">
            <text:p>536</text:p>
          </table:table-cell>
          <table:table-cell/>
          <table:table-cell table:formula="of:=CONCATENATE(&quot;(&quot;;[.A121];&quot;, &quot;;[.B121];&quot;, &quot;;[.C121];&quot;, '&quot;;[.D121];&quot; &quot;;[.E121];&quot;', '&quot;;[.F121];&quot; &quot;;[.G121];&quot;', '&quot;; [.H121]; &quot;'&quot;; [.I121];&quot;', '&quot;;[.J121];&quot;', '&quot;;[.K121];&quot;', &quot;;[.L121]; &quot;), &quot;)" office:value-type="string" office:string-value="(14580325, 2020120, 13925, 'Suzanne Kynthia', 'Bouette Quarlis', 'kquarlish9@bloglovin.com'https://librenoticias.com/wp-content/uploads/2020/08/default-user-image.png', '143-860-266', '89 Granby Avenue', 536), " calcext:value-type="string">
            <text:p>(14580325, 2020120, 13925, 'Suzanne Kynthia', 'Bouette Quarlis', 'kquarlish9@bloglovin.com'https://librenoticias.com/wp-content/uploads/2020/08/default-user-image.png', '143-860-266', '89 Granby Avenue', 53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6632991" calcext:value-type="float">
            <text:p>86632991</text:p>
          </table:table-cell>
          <table:table-cell office:value-type="float" office:value="2020121" calcext:value-type="float">
            <text:p>2020121</text:p>
          </table:table-cell>
          <table:table-cell table:formula="of:=RANDBETWEEN(1000; 99999)" office:value-type="float" office:value="15320" calcext:value-type="float">
            <text:p>15320</text:p>
          </table:table-cell>
          <table:table-cell office:value-type="string" calcext:value-type="string">
            <text:p>Valdemar</text:p>
          </table:table-cell>
          <table:table-cell office:value-type="string" calcext:value-type="string">
            <text:p>Reamonn</text:p>
          </table:table-cell>
          <table:table-cell office:value-type="string" calcext:value-type="string">
            <text:p>Bough</text:p>
          </table:table-cell>
          <table:table-cell office:value-type="string" calcext:value-type="string">
            <text:p>Folker</text:p>
          </table:table-cell>
          <table:table-cell office:value-type="string" calcext:value-type="string">
            <text:p>rfolker18@reuter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14-453-193</text:p>
          </table:table-cell>
          <table:table-cell office:value-type="string" calcext:value-type="string">
            <text:p>8732 Blackbird Point</text:p>
          </table:table-cell>
          <table:table-cell table:formula="of:=RANDBETWEEN(1;1833)" office:value-type="float" office:value="79" calcext:value-type="float">
            <text:p>79</text:p>
          </table:table-cell>
          <table:table-cell/>
          <table:table-cell table:formula="of:=CONCATENATE(&quot;(&quot;;[.A122];&quot;, &quot;;[.B122];&quot;, &quot;;[.C122];&quot;, '&quot;;[.D122];&quot; &quot;;[.E122];&quot;', '&quot;;[.F122];&quot; &quot;;[.G122];&quot;', '&quot;; [.H122]; &quot;'&quot;; [.I122];&quot;', '&quot;;[.J122];&quot;', '&quot;;[.K122];&quot;', &quot;;[.L122]; &quot;), &quot;)" office:value-type="string" office:string-value="(86632991, 2020121, 15320, 'Valdemar Reamonn', 'Bough Folker', 'rfolker18@reuters.com'https://librenoticias.com/wp-content/uploads/2020/08/default-user-image.png', '114-453-193', '8732 Blackbird Point', 79), " calcext:value-type="string">
            <text:p>(86632991, 2020121, 15320, 'Valdemar Reamonn', 'Bough Folker', 'rfolker18@reuters.com'https://librenoticias.com/wp-content/uploads/2020/08/default-user-image.png', '114-453-193', '8732 Blackbird Point', 7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2158507" calcext:value-type="float">
            <text:p>32158507</text:p>
          </table:table-cell>
          <table:table-cell office:value-type="float" office:value="2020122" calcext:value-type="float">
            <text:p>2020122</text:p>
          </table:table-cell>
          <table:table-cell table:formula="of:=RANDBETWEEN(1000; 99999)" office:value-type="float" office:value="86371" calcext:value-type="float">
            <text:p>86371</text:p>
          </table:table-cell>
          <table:table-cell office:value-type="string" calcext:value-type="string">
            <text:p>Emlyn</text:p>
          </table:table-cell>
          <table:table-cell office:value-type="string" calcext:value-type="string">
            <text:p>Christye</text:p>
          </table:table-cell>
          <table:table-cell office:value-type="string" calcext:value-type="string">
            <text:p>Boyes</text:p>
          </table:table-cell>
          <table:table-cell office:value-type="string" calcext:value-type="string">
            <text:p>Warcup</text:p>
          </table:table-cell>
          <table:table-cell office:value-type="string" calcext:value-type="string">
            <text:p>cwarcuplq@mapques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42-594-775</text:p>
          </table:table-cell>
          <table:table-cell office:value-type="string" calcext:value-type="string">
            <text:p>4272 Havey Junction</text:p>
          </table:table-cell>
          <table:table-cell table:formula="of:=RANDBETWEEN(1;1833)" office:value-type="float" office:value="1106" calcext:value-type="float">
            <text:p>1106</text:p>
          </table:table-cell>
          <table:table-cell/>
          <table:table-cell table:formula="of:=CONCATENATE(&quot;(&quot;;[.A123];&quot;, &quot;;[.B123];&quot;, &quot;;[.C123];&quot;, '&quot;;[.D123];&quot; &quot;;[.E123];&quot;', '&quot;;[.F123];&quot; &quot;;[.G123];&quot;', '&quot;; [.H123]; &quot;'&quot;; [.I123];&quot;', '&quot;;[.J123];&quot;', '&quot;;[.K123];&quot;', &quot;;[.L123]; &quot;), &quot;)" office:value-type="string" office:string-value="(32158507, 2020122, 86371, 'Emlyn Christye', 'Boyes Warcup', 'cwarcuplq@mapquest.com'https://librenoticias.com/wp-content/uploads/2020/08/default-user-image.png', '742-594-775', '4272 Havey Junction', 1106), " calcext:value-type="string">
            <text:p>(32158507, 2020122, 86371, 'Emlyn Christye', 'Boyes Warcup', 'cwarcuplq@mapquest.com'https://librenoticias.com/wp-content/uploads/2020/08/default-user-image.png', '742-594-775', '4272 Havey Junction', 110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2801815" calcext:value-type="float">
            <text:p>82801815</text:p>
          </table:table-cell>
          <table:table-cell office:value-type="float" office:value="2020123" calcext:value-type="float">
            <text:p>2020123</text:p>
          </table:table-cell>
          <table:table-cell table:formula="of:=RANDBETWEEN(1000; 99999)" office:value-type="float" office:value="27237" calcext:value-type="float">
            <text:p>27237</text:p>
          </table:table-cell>
          <table:table-cell office:value-type="string" calcext:value-type="string">
            <text:p>Phip</text:p>
          </table:table-cell>
          <table:table-cell office:value-type="string" calcext:value-type="string">
            <text:p>Sly</text:p>
          </table:table-cell>
          <table:table-cell office:value-type="string" calcext:value-type="string">
            <text:p>Bramall</text:p>
          </table:table-cell>
          <table:table-cell office:value-type="string" calcext:value-type="string">
            <text:p>Lainge</text:p>
          </table:table-cell>
          <table:table-cell office:value-type="string" calcext:value-type="string">
            <text:p>slaingeek@nhs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13-792-105</text:p>
          </table:table-cell>
          <table:table-cell office:value-type="string" calcext:value-type="string">
            <text:p>122 Autumn Leaf Court</text:p>
          </table:table-cell>
          <table:table-cell table:formula="of:=RANDBETWEEN(1;1833)" office:value-type="float" office:value="886" calcext:value-type="float">
            <text:p>886</text:p>
          </table:table-cell>
          <table:table-cell/>
          <table:table-cell table:formula="of:=CONCATENATE(&quot;(&quot;;[.A124];&quot;, &quot;;[.B124];&quot;, &quot;;[.C124];&quot;, '&quot;;[.D124];&quot; &quot;;[.E124];&quot;', '&quot;;[.F124];&quot; &quot;;[.G124];&quot;', '&quot;; [.H124]; &quot;'&quot;; [.I124];&quot;', '&quot;;[.J124];&quot;', '&quot;;[.K124];&quot;', &quot;;[.L124]; &quot;), &quot;)" office:value-type="string" office:string-value="(82801815, 2020123, 27237, 'Phip Sly', 'Bramall Lainge', 'slaingeek@nhs.uk'https://librenoticias.com/wp-content/uploads/2020/08/default-user-image.png', '113-792-105', '122 Autumn Leaf Court', 886), " calcext:value-type="string">
            <text:p>(82801815, 2020123, 27237, 'Phip Sly', 'Bramall Lainge', 'slaingeek@nhs.uk'https://librenoticias.com/wp-content/uploads/2020/08/default-user-image.png', '113-792-105', '122 Autumn Leaf Court', 88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5969150" calcext:value-type="float">
            <text:p>35969150</text:p>
          </table:table-cell>
          <table:table-cell office:value-type="float" office:value="2020124" calcext:value-type="float">
            <text:p>2020124</text:p>
          </table:table-cell>
          <table:table-cell table:formula="of:=RANDBETWEEN(1000; 99999)" office:value-type="float" office:value="3568" calcext:value-type="float">
            <text:p>3568</text:p>
          </table:table-cell>
          <table:table-cell office:value-type="string" calcext:value-type="string">
            <text:p>Gretchen</text:p>
          </table:table-cell>
          <table:table-cell office:value-type="string" calcext:value-type="string">
            <text:p>Celinda</text:p>
          </table:table-cell>
          <table:table-cell office:value-type="string" calcext:value-type="string">
            <text:p>Bramhill</text:p>
          </table:table-cell>
          <table:table-cell office:value-type="string" calcext:value-type="string">
            <text:p>Haye</text:p>
          </table:table-cell>
          <table:table-cell office:value-type="string" calcext:value-type="string">
            <text:p>chayefp@buzzfee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52-816-333</text:p>
          </table:table-cell>
          <table:table-cell office:value-type="string" calcext:value-type="string">
            <text:p>04328 Crowley Road</text:p>
          </table:table-cell>
          <table:table-cell table:formula="of:=RANDBETWEEN(1;1833)" office:value-type="float" office:value="963" calcext:value-type="float">
            <text:p>963</text:p>
          </table:table-cell>
          <table:table-cell/>
          <table:table-cell table:formula="of:=CONCATENATE(&quot;(&quot;;[.A125];&quot;, &quot;;[.B125];&quot;, &quot;;[.C125];&quot;, '&quot;;[.D125];&quot; &quot;;[.E125];&quot;', '&quot;;[.F125];&quot; &quot;;[.G125];&quot;', '&quot;; [.H125]; &quot;'&quot;; [.I125];&quot;', '&quot;;[.J125];&quot;', '&quot;;[.K125];&quot;', &quot;;[.L125]; &quot;), &quot;)" office:value-type="string" office:string-value="(35969150, 2020124, 3568, 'Gretchen Celinda', 'Bramhill Haye', 'chayefp@buzzfeed.com'https://librenoticias.com/wp-content/uploads/2020/08/default-user-image.png', '552-816-333', '04328 Crowley Road', 963), " calcext:value-type="string">
            <text:p>(35969150, 2020124, 3568, 'Gretchen Celinda', 'Bramhill Haye', 'chayefp@buzzfeed.com'https://librenoticias.com/wp-content/uploads/2020/08/default-user-image.png', '552-816-333', '04328 Crowley Road', 96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4752739" calcext:value-type="float">
            <text:p>54752739</text:p>
          </table:table-cell>
          <table:table-cell office:value-type="float" office:value="2020125" calcext:value-type="float">
            <text:p>2020125</text:p>
          </table:table-cell>
          <table:table-cell table:formula="of:=RANDBETWEEN(1000; 99999)" office:value-type="float" office:value="86359" calcext:value-type="float">
            <text:p>86359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Ellerey</text:p>
          </table:table-cell>
          <table:table-cell office:value-type="string" calcext:value-type="string">
            <text:p>Bramwich</text:p>
          </table:table-cell>
          <table:table-cell office:value-type="string" calcext:value-type="string">
            <text:p>Dunton</text:p>
          </table:table-cell>
          <table:table-cell office:value-type="string" calcext:value-type="string">
            <text:p>eduntone9@bigcarte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21-211-834</text:p>
          </table:table-cell>
          <table:table-cell office:value-type="string" calcext:value-type="string">
            <text:p>383 Jackson Crossing</text:p>
          </table:table-cell>
          <table:table-cell table:formula="of:=RANDBETWEEN(1;1833)" office:value-type="float" office:value="102" calcext:value-type="float">
            <text:p>102</text:p>
          </table:table-cell>
          <table:table-cell/>
          <table:table-cell table:formula="of:=CONCATENATE(&quot;(&quot;;[.A126];&quot;, &quot;;[.B126];&quot;, &quot;;[.C126];&quot;, '&quot;;[.D126];&quot; &quot;;[.E126];&quot;', '&quot;;[.F126];&quot; &quot;;[.G126];&quot;', '&quot;; [.H126]; &quot;'&quot;; [.I126];&quot;', '&quot;;[.J126];&quot;', '&quot;;[.K126];&quot;', &quot;;[.L126]; &quot;), &quot;)" office:value-type="string" office:string-value="(54752739, 2020125, 86359, 'Alvin Ellerey', 'Bramwich Dunton', 'eduntone9@bigcartel.com'https://librenoticias.com/wp-content/uploads/2020/08/default-user-image.png', '721-211-834', '383 Jackson Crossing', 102), " calcext:value-type="string">
            <text:p>(54752739, 2020125, 86359, 'Alvin Ellerey', 'Bramwich Dunton', 'eduntone9@bigcartel.com'https://librenoticias.com/wp-content/uploads/2020/08/default-user-image.png', '721-211-834', '383 Jackson Crossing', 10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0728770" calcext:value-type="float">
            <text:p>70728770</text:p>
          </table:table-cell>
          <table:table-cell office:value-type="float" office:value="2020126" calcext:value-type="float">
            <text:p>2020126</text:p>
          </table:table-cell>
          <table:table-cell table:formula="of:=RANDBETWEEN(1000; 99999)" office:value-type="float" office:value="79176" calcext:value-type="float">
            <text:p>79176</text:p>
          </table:table-cell>
          <table:table-cell office:value-type="string" calcext:value-type="string">
            <text:p>Vilhelmina</text:p>
          </table:table-cell>
          <table:table-cell office:value-type="string" calcext:value-type="string">
            <text:p>Ulrica</text:p>
          </table:table-cell>
          <table:table-cell office:value-type="string" calcext:value-type="string">
            <text:p>Braund</text:p>
          </table:table-cell>
          <table:table-cell office:value-type="string" calcext:value-type="string">
            <text:p>Ixer</text:p>
          </table:table-cell>
          <table:table-cell office:value-type="string" calcext:value-type="string">
            <text:p>uixer80@1688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53-195-156</text:p>
          </table:table-cell>
          <table:table-cell office:value-type="string" calcext:value-type="string">
            <text:p>3107 Grasskamp Parkway</text:p>
          </table:table-cell>
          <table:table-cell table:formula="of:=RANDBETWEEN(1;1833)" office:value-type="float" office:value="713" calcext:value-type="float">
            <text:p>713</text:p>
          </table:table-cell>
          <table:table-cell/>
          <table:table-cell table:formula="of:=CONCATENATE(&quot;(&quot;;[.A127];&quot;, &quot;;[.B127];&quot;, &quot;;[.C127];&quot;, '&quot;;[.D127];&quot; &quot;;[.E127];&quot;', '&quot;;[.F127];&quot; &quot;;[.G127];&quot;', '&quot;; [.H127]; &quot;'&quot;; [.I127];&quot;', '&quot;;[.J127];&quot;', '&quot;;[.K127];&quot;', &quot;;[.L127]; &quot;), &quot;)" office:value-type="string" office:string-value="(70728770, 2020126, 79176, 'Vilhelmina Ulrica', 'Braund Ixer', 'uixer80@1688.com'https://librenoticias.com/wp-content/uploads/2020/08/default-user-image.png', '953-195-156', '3107 Grasskamp Parkway', 713), " calcext:value-type="string">
            <text:p>(70728770, 2020126, 79176, 'Vilhelmina Ulrica', 'Braund Ixer', 'uixer80@1688.com'https://librenoticias.com/wp-content/uploads/2020/08/default-user-image.png', '953-195-156', '3107 Grasskamp Parkway', 71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6602410" calcext:value-type="float">
            <text:p>36602410</text:p>
          </table:table-cell>
          <table:table-cell office:value-type="float" office:value="2020127" calcext:value-type="float">
            <text:p>2020127</text:p>
          </table:table-cell>
          <table:table-cell table:formula="of:=RANDBETWEEN(1000; 99999)" office:value-type="float" office:value="43573" calcext:value-type="float">
            <text:p>43573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Gilligan</text:p>
          </table:table-cell>
          <table:table-cell office:value-type="string" calcext:value-type="string">
            <text:p>Braunton</text:p>
          </table:table-cell>
          <table:table-cell office:value-type="string" calcext:value-type="string">
            <text:p>Vizor</text:p>
          </table:table-cell>
          <table:table-cell office:value-type="string" calcext:value-type="string">
            <text:p>gvizor8u@sphin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30-724-314</text:p>
          </table:table-cell>
          <table:table-cell office:value-type="string" calcext:value-type="string">
            <text:p>5693 Merry Center</text:p>
          </table:table-cell>
          <table:table-cell table:formula="of:=RANDBETWEEN(1;1833)" office:value-type="float" office:value="520" calcext:value-type="float">
            <text:p>520</text:p>
          </table:table-cell>
          <table:table-cell/>
          <table:table-cell table:formula="of:=CONCATENATE(&quot;(&quot;;[.A128];&quot;, &quot;;[.B128];&quot;, &quot;;[.C128];&quot;, '&quot;;[.D128];&quot; &quot;;[.E128];&quot;', '&quot;;[.F128];&quot; &quot;;[.G128];&quot;', '&quot;; [.H128]; &quot;'&quot;; [.I128];&quot;', '&quot;;[.J128];&quot;', '&quot;;[.K128];&quot;', &quot;;[.L128]; &quot;), &quot;)" office:value-type="string" office:string-value="(36602410, 2020127, 43573, 'Petronella Gilligan', 'Braunton Vizor', 'gvizor8u@sphinn.com'https://librenoticias.com/wp-content/uploads/2020/08/default-user-image.png', '530-724-314', '5693 Merry Center', 520), " calcext:value-type="string">
            <text:p>(36602410, 2020127, 43573, 'Petronella Gilligan', 'Braunton Vizor', 'gvizor8u@sphinn.com'https://librenoticias.com/wp-content/uploads/2020/08/default-user-image.png', '530-724-314', '5693 Merry Center', 52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5817825" calcext:value-type="float">
            <text:p>75817825</text:p>
          </table:table-cell>
          <table:table-cell office:value-type="float" office:value="2020128" calcext:value-type="float">
            <text:p>2020128</text:p>
          </table:table-cell>
          <table:table-cell table:formula="of:=RANDBETWEEN(1000; 99999)" office:value-type="float" office:value="54318" calcext:value-type="float">
            <text:p>54318</text:p>
          </table:table-cell>
          <table:table-cell office:value-type="string" calcext:value-type="string">
            <text:p>Alidia</text:p>
          </table:table-cell>
          <table:table-cell office:value-type="string" calcext:value-type="string">
            <text:p>Kristine</text:p>
          </table:table-cell>
          <table:table-cell office:value-type="string" calcext:value-type="string">
            <text:p>Braunton</text:p>
          </table:table-cell>
          <table:table-cell office:value-type="string" calcext:value-type="string">
            <text:p>Raye</text:p>
          </table:table-cell>
          <table:table-cell office:value-type="string" calcext:value-type="string">
            <text:p>krayeik@printfriendl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37-748-987</text:p>
          </table:table-cell>
          <table:table-cell office:value-type="string" calcext:value-type="string">
            <text:p>1 4th Center</text:p>
          </table:table-cell>
          <table:table-cell table:formula="of:=RANDBETWEEN(1;1833)" office:value-type="float" office:value="560" calcext:value-type="float">
            <text:p>560</text:p>
          </table:table-cell>
          <table:table-cell/>
          <table:table-cell table:formula="of:=CONCATENATE(&quot;(&quot;;[.A129];&quot;, &quot;;[.B129];&quot;, &quot;;[.C129];&quot;, '&quot;;[.D129];&quot; &quot;;[.E129];&quot;', '&quot;;[.F129];&quot; &quot;;[.G129];&quot;', '&quot;; [.H129]; &quot;'&quot;; [.I129];&quot;', '&quot;;[.J129];&quot;', '&quot;;[.K129];&quot;', &quot;;[.L129]; &quot;), &quot;)" office:value-type="string" office:string-value="(75817825, 2020128, 54318, 'Alidia Kristine', 'Braunton Raye', 'krayeik@printfriendly.com'https://librenoticias.com/wp-content/uploads/2020/08/default-user-image.png', '437-748-987', '1 4th Center', 560), " calcext:value-type="string">
            <text:p>(75817825, 2020128, 54318, 'Alidia Kristine', 'Braunton Raye', 'krayeik@printfriendly.com'https://librenoticias.com/wp-content/uploads/2020/08/default-user-image.png', '437-748-987', '1 4th Center', 5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7944006" calcext:value-type="float">
            <text:p>37944006</text:p>
          </table:table-cell>
          <table:table-cell office:value-type="float" office:value="2020129" calcext:value-type="float">
            <text:p>2020129</text:p>
          </table:table-cell>
          <table:table-cell table:formula="of:=RANDBETWEEN(1000; 99999)" office:value-type="float" office:value="90559" calcext:value-type="float">
            <text:p>90559</text:p>
          </table:table-cell>
          <table:table-cell office:value-type="string" calcext:value-type="string">
            <text:p>Clarinda</text:p>
          </table:table-cell>
          <table:table-cell office:value-type="string" calcext:value-type="string">
            <text:p>Iona</text:p>
          </table:table-cell>
          <table:table-cell office:value-type="string" calcext:value-type="string">
            <text:p>Bredee</text:p>
          </table:table-cell>
          <table:table-cell office:value-type="string" calcext:value-type="string">
            <text:p>Stuttard</text:p>
          </table:table-cell>
          <table:table-cell office:value-type="string" calcext:value-type="string">
            <text:p>istuttardfk@sina.com.cn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74-855-109</text:p>
          </table:table-cell>
          <table:table-cell office:value-type="string" calcext:value-type="string">
            <text:p>34 Graceland Avenue</text:p>
          </table:table-cell>
          <table:table-cell table:formula="of:=RANDBETWEEN(1;1833)" office:value-type="float" office:value="1711" calcext:value-type="float">
            <text:p>1711</text:p>
          </table:table-cell>
          <table:table-cell/>
          <table:table-cell table:formula="of:=CONCATENATE(&quot;(&quot;;[.A130];&quot;, &quot;;[.B130];&quot;, &quot;;[.C130];&quot;, '&quot;;[.D130];&quot; &quot;;[.E130];&quot;', '&quot;;[.F130];&quot; &quot;;[.G130];&quot;', '&quot;; [.H130]; &quot;'&quot;; [.I130];&quot;', '&quot;;[.J130];&quot;', '&quot;;[.K130];&quot;', &quot;;[.L130]; &quot;), &quot;)" office:value-type="string" office:string-value="(37944006, 2020129, 90559, 'Clarinda Iona', 'Bredee Stuttard', 'istuttardfk@sina.com.cn'https://librenoticias.com/wp-content/uploads/2020/08/default-user-image.png', '874-855-109', '34 Graceland Avenue', 1711), " calcext:value-type="string">
            <text:p>(37944006, 2020129, 90559, 'Clarinda Iona', 'Bredee Stuttard', 'istuttardfk@sina.com.cn'https://librenoticias.com/wp-content/uploads/2020/08/default-user-image.png', '874-855-109', '34 Graceland Avenue', 171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5312632" calcext:value-type="float">
            <text:p>75312632</text:p>
          </table:table-cell>
          <table:table-cell office:value-type="float" office:value="2020130" calcext:value-type="float">
            <text:p>2020130</text:p>
          </table:table-cell>
          <table:table-cell table:formula="of:=RANDBETWEEN(1000; 99999)" office:value-type="float" office:value="85187" calcext:value-type="float">
            <text:p>85187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Dewie</text:p>
          </table:table-cell>
          <table:table-cell office:value-type="string" calcext:value-type="string">
            <text:p>Breen</text:p>
          </table:table-cell>
          <table:table-cell office:value-type="string" calcext:value-type="string">
            <text:p>Djekovic</text:p>
          </table:table-cell>
          <table:table-cell office:value-type="string" calcext:value-type="string">
            <text:p>ddjekovic22@mashabl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68-491-276</text:p>
          </table:table-cell>
          <table:table-cell office:value-type="string" calcext:value-type="string">
            <text:p>030 Main Circle</text:p>
          </table:table-cell>
          <table:table-cell table:formula="of:=RANDBETWEEN(1;1833)" office:value-type="float" office:value="1281" calcext:value-type="float">
            <text:p>1281</text:p>
          </table:table-cell>
          <table:table-cell/>
          <table:table-cell table:formula="of:=CONCATENATE(&quot;(&quot;;[.A131];&quot;, &quot;;[.B131];&quot;, &quot;;[.C131];&quot;, '&quot;;[.D131];&quot; &quot;;[.E131];&quot;', '&quot;;[.F131];&quot; &quot;;[.G131];&quot;', '&quot;; [.H131]; &quot;'&quot;; [.I131];&quot;', '&quot;;[.J131];&quot;', '&quot;;[.K131];&quot;', &quot;;[.L131]; &quot;), &quot;)" office:value-type="string" office:string-value="(75312632, 2020130, 85187, 'Norman Dewie', 'Breen Djekovic', 'ddjekovic22@mashable.com'https://librenoticias.com/wp-content/uploads/2020/08/default-user-image.png', '568-491-276', '030 Main Circle', 1281), " calcext:value-type="string">
            <text:p>(75312632, 2020130, 85187, 'Norman Dewie', 'Breen Djekovic', 'ddjekovic22@mashable.com'https://librenoticias.com/wp-content/uploads/2020/08/default-user-image.png', '568-491-276', '030 Main Circle', 128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0698921" calcext:value-type="float">
            <text:p>90698921</text:p>
          </table:table-cell>
          <table:table-cell office:value-type="float" office:value="2020131" calcext:value-type="float">
            <text:p>2020131</text:p>
          </table:table-cell>
          <table:table-cell table:formula="of:=RANDBETWEEN(1000; 99999)" office:value-type="float" office:value="24927" calcext:value-type="float">
            <text:p>24927</text:p>
          </table:table-cell>
          <table:table-cell office:value-type="string" calcext:value-type="string">
            <text:p>Marjorie</text:p>
          </table:table-cell>
          <table:table-cell office:value-type="string" calcext:value-type="string">
            <text:p>Brynne</text:p>
          </table:table-cell>
          <table:table-cell office:value-type="string" calcext:value-type="string">
            <text:p>Brendeke</text:p>
          </table:table-cell>
          <table:table-cell office:value-type="string" calcext:value-type="string">
            <text:p>Lambdin</text:p>
          </table:table-cell>
          <table:table-cell office:value-type="string" calcext:value-type="string">
            <text:p>blambdin79@cocolog-nift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87-259-294</text:p>
          </table:table-cell>
          <table:table-cell office:value-type="string" calcext:value-type="string">
            <text:p>30 Rigney Court</text:p>
          </table:table-cell>
          <table:table-cell table:formula="of:=RANDBETWEEN(1;1833)" office:value-type="float" office:value="220" calcext:value-type="float">
            <text:p>220</text:p>
          </table:table-cell>
          <table:table-cell/>
          <table:table-cell table:formula="of:=CONCATENATE(&quot;(&quot;;[.A132];&quot;, &quot;;[.B132];&quot;, &quot;;[.C132];&quot;, '&quot;;[.D132];&quot; &quot;;[.E132];&quot;', '&quot;;[.F132];&quot; &quot;;[.G132];&quot;', '&quot;; [.H132]; &quot;'&quot;; [.I132];&quot;', '&quot;;[.J132];&quot;', '&quot;;[.K132];&quot;', &quot;;[.L132]; &quot;), &quot;)" office:value-type="string" office:string-value="(90698921, 2020131, 24927, 'Marjorie Brynne', 'Brendeke Lambdin', 'blambdin79@cocolog-nifty.com'https://librenoticias.com/wp-content/uploads/2020/08/default-user-image.png', '587-259-294', '30 Rigney Court', 220), " calcext:value-type="string">
            <text:p>(90698921, 2020131, 24927, 'Marjorie Brynne', 'Brendeke Lambdin', 'blambdin79@cocolog-nifty.com'https://librenoticias.com/wp-content/uploads/2020/08/default-user-image.png', '587-259-294', '30 Rigney Court', 22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9008894" calcext:value-type="float">
            <text:p>19008894</text:p>
          </table:table-cell>
          <table:table-cell office:value-type="float" office:value="2020132" calcext:value-type="float">
            <text:p>2020132</text:p>
          </table:table-cell>
          <table:table-cell table:formula="of:=RANDBETWEEN(1000; 99999)" office:value-type="float" office:value="8079" calcext:value-type="float">
            <text:p>8079</text:p>
          </table:table-cell>
          <table:table-cell office:value-type="string" calcext:value-type="string">
            <text:p>Cori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Bridat</text:p>
          </table:table-cell>
          <table:table-cell office:value-type="string" calcext:value-type="string">
            <text:p>Cuming</text:p>
          </table:table-cell>
          <table:table-cell office:value-type="string" calcext:value-type="string">
            <text:p>scumingp7@blogspo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01-714-767</text:p>
          </table:table-cell>
          <table:table-cell office:value-type="string" calcext:value-type="string">
            <text:p>83 Florence Way</text:p>
          </table:table-cell>
          <table:table-cell table:formula="of:=RANDBETWEEN(1;1833)" office:value-type="float" office:value="61" calcext:value-type="float">
            <text:p>61</text:p>
          </table:table-cell>
          <table:table-cell/>
          <table:table-cell table:formula="of:=CONCATENATE(&quot;(&quot;;[.A133];&quot;, &quot;;[.B133];&quot;, &quot;;[.C133];&quot;, '&quot;;[.D133];&quot; &quot;;[.E133];&quot;', '&quot;;[.F133];&quot; &quot;;[.G133];&quot;', '&quot;; [.H133]; &quot;'&quot;; [.I133];&quot;', '&quot;;[.J133];&quot;', '&quot;;[.K133];&quot;', &quot;;[.L133]; &quot;), &quot;)" office:value-type="string" office:string-value="(19008894, 2020132, 8079, 'Cori Stirling', 'Bridat Cuming', 'scumingp7@blogspot.com'https://librenoticias.com/wp-content/uploads/2020/08/default-user-image.png', '901-714-767', '83 Florence Way', 61), " calcext:value-type="string">
            <text:p>(19008894, 2020132, 8079, 'Cori Stirling', 'Bridat Cuming', 'scumingp7@blogspot.com'https://librenoticias.com/wp-content/uploads/2020/08/default-user-image.png', '901-714-767', '83 Florence Way', 6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1963847" calcext:value-type="float">
            <text:p>51963847</text:p>
          </table:table-cell>
          <table:table-cell office:value-type="float" office:value="2020133" calcext:value-type="float">
            <text:p>2020133</text:p>
          </table:table-cell>
          <table:table-cell table:formula="of:=RANDBETWEEN(1000; 99999)" office:value-type="float" office:value="89195" calcext:value-type="float">
            <text:p>89195</text:p>
          </table:table-cell>
          <table:table-cell office:value-type="string" calcext:value-type="string">
            <text:p>Katine</text:p>
          </table:table-cell>
          <table:table-cell office:value-type="string" calcext:value-type="string">
            <text:p>Jacinda</text:p>
          </table:table-cell>
          <table:table-cell office:value-type="string" calcext:value-type="string">
            <text:p>Brimham</text:p>
          </table:table-cell>
          <table:table-cell office:value-type="string" calcext:value-type="string">
            <text:p>Porson</text:p>
          </table:table-cell>
          <table:table-cell office:value-type="string" calcext:value-type="string">
            <text:p>jporsonnk@patch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12-794-267</text:p>
          </table:table-cell>
          <table:table-cell office:value-type="string" calcext:value-type="string">
            <text:p>18523 Vera Court</text:p>
          </table:table-cell>
          <table:table-cell table:formula="of:=RANDBETWEEN(1;1833)" office:value-type="float" office:value="471" calcext:value-type="float">
            <text:p>471</text:p>
          </table:table-cell>
          <table:table-cell/>
          <table:table-cell table:formula="of:=CONCATENATE(&quot;(&quot;;[.A134];&quot;, &quot;;[.B134];&quot;, &quot;;[.C134];&quot;, '&quot;;[.D134];&quot; &quot;;[.E134];&quot;', '&quot;;[.F134];&quot; &quot;;[.G134];&quot;', '&quot;; [.H134]; &quot;'&quot;; [.I134];&quot;', '&quot;;[.J134];&quot;', '&quot;;[.K134];&quot;', &quot;;[.L134]; &quot;), &quot;)" office:value-type="string" office:string-value="(51963847, 2020133, 89195, 'Katine Jacinda', 'Brimham Porson', 'jporsonnk@patch.com'https://librenoticias.com/wp-content/uploads/2020/08/default-user-image.png', '412-794-267', '18523 Vera Court', 471), " calcext:value-type="string">
            <text:p>(51963847, 2020133, 89195, 'Katine Jacinda', 'Brimham Porson', 'jporsonnk@patch.com'https://librenoticias.com/wp-content/uploads/2020/08/default-user-image.png', '412-794-267', '18523 Vera Court', 47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2374418" calcext:value-type="float">
            <text:p>42374418</text:p>
          </table:table-cell>
          <table:table-cell office:value-type="float" office:value="2020134" calcext:value-type="float">
            <text:p>2020134</text:p>
          </table:table-cell>
          <table:table-cell table:formula="of:=RANDBETWEEN(1000; 99999)" office:value-type="float" office:value="24792" calcext:value-type="float">
            <text:p>24792</text:p>
          </table:table-cell>
          <table:table-cell office:value-type="string" calcext:value-type="string">
            <text:p>Bobbye</text:p>
          </table:table-cell>
          <table:table-cell office:value-type="string" calcext:value-type="string">
            <text:p>Stafani</text:p>
          </table:table-cell>
          <table:table-cell office:value-type="string" calcext:value-type="string">
            <text:p>Brinicombe</text:p>
          </table:table-cell>
          <table:table-cell office:value-type="string" calcext:value-type="string">
            <text:p>Staggs</text:p>
          </table:table-cell>
          <table:table-cell office:value-type="string" calcext:value-type="string">
            <text:p>sstaggsmg@bloglin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61-668-292</text:p>
          </table:table-cell>
          <table:table-cell office:value-type="string" calcext:value-type="string">
            <text:p>7579 Rowland Court</text:p>
          </table:table-cell>
          <table:table-cell table:formula="of:=RANDBETWEEN(1;1833)" office:value-type="float" office:value="207" calcext:value-type="float">
            <text:p>207</text:p>
          </table:table-cell>
          <table:table-cell/>
          <table:table-cell table:formula="of:=CONCATENATE(&quot;(&quot;;[.A135];&quot;, &quot;;[.B135];&quot;, &quot;;[.C135];&quot;, '&quot;;[.D135];&quot; &quot;;[.E135];&quot;', '&quot;;[.F135];&quot; &quot;;[.G135];&quot;', '&quot;; [.H135]; &quot;'&quot;; [.I135];&quot;', '&quot;;[.J135];&quot;', '&quot;;[.K135];&quot;', &quot;;[.L135]; &quot;), &quot;)" office:value-type="string" office:string-value="(42374418, 2020134, 24792, 'Bobbye Stafani', 'Brinicombe Staggs', 'sstaggsmg@bloglines.com'https://librenoticias.com/wp-content/uploads/2020/08/default-user-image.png', '661-668-292', '7579 Rowland Court', 207), " calcext:value-type="string">
            <text:p>(42374418, 2020134, 24792, 'Bobbye Stafani', 'Brinicombe Staggs', 'sstaggsmg@bloglines.com'https://librenoticias.com/wp-content/uploads/2020/08/default-user-image.png', '661-668-292', '7579 Rowland Court', 20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3243800" calcext:value-type="float">
            <text:p>13243800</text:p>
          </table:table-cell>
          <table:table-cell office:value-type="float" office:value="2020135" calcext:value-type="float">
            <text:p>2020135</text:p>
          </table:table-cell>
          <table:table-cell table:formula="of:=RANDBETWEEN(1000; 99999)" office:value-type="float" office:value="24671" calcext:value-type="float">
            <text:p>24671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Hermine</text:p>
          </table:table-cell>
          <table:table-cell office:value-type="string" calcext:value-type="string">
            <text:p>Bristoe</text:p>
          </table:table-cell>
          <table:table-cell office:value-type="string" calcext:value-type="string">
            <text:p>Danilevich</text:p>
          </table:table-cell>
          <table:table-cell office:value-type="string" calcext:value-type="string">
            <text:p>hdanileviche5@xre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47-784-735</text:p>
          </table:table-cell>
          <table:table-cell office:value-type="string" calcext:value-type="string">
            <text:p>18 Elmside Drive</text:p>
          </table:table-cell>
          <table:table-cell table:formula="of:=RANDBETWEEN(1;1833)" office:value-type="float" office:value="618" calcext:value-type="float">
            <text:p>618</text:p>
          </table:table-cell>
          <table:table-cell/>
          <table:table-cell table:formula="of:=CONCATENATE(&quot;(&quot;;[.A136];&quot;, &quot;;[.B136];&quot;, &quot;;[.C136];&quot;, '&quot;;[.D136];&quot; &quot;;[.E136];&quot;', '&quot;;[.F136];&quot; &quot;;[.G136];&quot;', '&quot;; [.H136]; &quot;'&quot;; [.I136];&quot;', '&quot;;[.J136];&quot;', '&quot;;[.K136];&quot;', &quot;;[.L136]; &quot;), &quot;)" office:value-type="string" office:string-value="(13243800, 2020135, 24671, 'Kim Hermine', 'Bristoe Danilevich', 'hdanileviche5@xrea.com'https://librenoticias.com/wp-content/uploads/2020/08/default-user-image.png', '147-784-735', '18 Elmside Drive', 618), " calcext:value-type="string">
            <text:p>(13243800, 2020135, 24671, 'Kim Hermine', 'Bristoe Danilevich', 'hdanileviche5@xrea.com'https://librenoticias.com/wp-content/uploads/2020/08/default-user-image.png', '147-784-735', '18 Elmside Drive', 61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0502955" calcext:value-type="float">
            <text:p>90502955</text:p>
          </table:table-cell>
          <table:table-cell office:value-type="float" office:value="2020136" calcext:value-type="float">
            <text:p>2020136</text:p>
          </table:table-cell>
          <table:table-cell table:formula="of:=RANDBETWEEN(1000; 99999)" office:value-type="float" office:value="15447" calcext:value-type="float">
            <text:p>15447</text:p>
          </table:table-cell>
          <table:table-cell office:value-type="string" calcext:value-type="string">
            <text:p>Delmor</text:p>
          </table:table-cell>
          <table:table-cell office:value-type="string" calcext:value-type="string">
            <text:p>Erek</text:p>
          </table:table-cell>
          <table:table-cell office:value-type="string" calcext:value-type="string">
            <text:p>Bristoe</text:p>
          </table:table-cell>
          <table:table-cell office:value-type="string" calcext:value-type="string">
            <text:p>Sparke</text:p>
          </table:table-cell>
          <table:table-cell office:value-type="string" calcext:value-type="string">
            <text:p>esparkek8@earthlink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38-200-686</text:p>
          </table:table-cell>
          <table:table-cell office:value-type="string" calcext:value-type="string">
            <text:p>6 Veith Way</text:p>
          </table:table-cell>
          <table:table-cell table:formula="of:=RANDBETWEEN(1;1833)" office:value-type="float" office:value="217" calcext:value-type="float">
            <text:p>217</text:p>
          </table:table-cell>
          <table:table-cell/>
          <table:table-cell table:formula="of:=CONCATENATE(&quot;(&quot;;[.A137];&quot;, &quot;;[.B137];&quot;, &quot;;[.C137];&quot;, '&quot;;[.D137];&quot; &quot;;[.E137];&quot;', '&quot;;[.F137];&quot; &quot;;[.G137];&quot;', '&quot;; [.H137]; &quot;'&quot;; [.I137];&quot;', '&quot;;[.J137];&quot;', '&quot;;[.K137];&quot;', &quot;;[.L137]; &quot;), &quot;)" office:value-type="string" office:string-value="(90502955, 2020136, 15447, 'Delmor Erek', 'Bristoe Sparke', 'esparkek8@earthlink.net'https://librenoticias.com/wp-content/uploads/2020/08/default-user-image.png', '438-200-686', '6 Veith Way', 217), " calcext:value-type="string">
            <text:p>(90502955, 2020136, 15447, 'Delmor Erek', 'Bristoe Sparke', 'esparkek8@earthlink.net'https://librenoticias.com/wp-content/uploads/2020/08/default-user-image.png', '438-200-686', '6 Veith Way', 21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0379870" calcext:value-type="float">
            <text:p>20379870</text:p>
          </table:table-cell>
          <table:table-cell office:value-type="float" office:value="2020137" calcext:value-type="float">
            <text:p>2020137</text:p>
          </table:table-cell>
          <table:table-cell table:formula="of:=RANDBETWEEN(1000; 99999)" office:value-type="float" office:value="73656" calcext:value-type="float">
            <text:p>73656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Tomaso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Benedicto</text:p>
          </table:table-cell>
          <table:table-cell office:value-type="string" calcext:value-type="string">
            <text:p>tbenedictoae@phoca.cz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29-614-355</text:p>
          </table:table-cell>
          <table:table-cell office:value-type="string" calcext:value-type="string">
            <text:p>77187 Pearson Street</text:p>
          </table:table-cell>
          <table:table-cell table:formula="of:=RANDBETWEEN(1;1833)" office:value-type="float" office:value="25" calcext:value-type="float">
            <text:p>25</text:p>
          </table:table-cell>
          <table:table-cell/>
          <table:table-cell table:formula="of:=CONCATENATE(&quot;(&quot;;[.A138];&quot;, &quot;;[.B138];&quot;, &quot;;[.C138];&quot;, '&quot;;[.D138];&quot; &quot;;[.E138];&quot;', '&quot;;[.F138];&quot; &quot;;[.G138];&quot;', '&quot;; [.H138]; &quot;'&quot;; [.I138];&quot;', '&quot;;[.J138];&quot;', '&quot;;[.K138];&quot;', &quot;;[.L138]; &quot;), &quot;)" office:value-type="string" office:string-value="(20379870, 2020137, 73656, 'Sasha Tomaso', 'Broadway Benedicto', 'tbenedictoae@phoca.cz'https://librenoticias.com/wp-content/uploads/2020/08/default-user-image.png', '529-614-355', '77187 Pearson Street', 25), " calcext:value-type="string">
            <text:p>(20379870, 2020137, 73656, 'Sasha Tomaso', 'Broadway Benedicto', 'tbenedictoae@phoca.cz'https://librenoticias.com/wp-content/uploads/2020/08/default-user-image.png', '529-614-355', '77187 Pearson Street', 2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1912424" calcext:value-type="float">
            <text:p>41912424</text:p>
          </table:table-cell>
          <table:table-cell office:value-type="float" office:value="2020138" calcext:value-type="float">
            <text:p>2020138</text:p>
          </table:table-cell>
          <table:table-cell table:formula="of:=RANDBETWEEN(1000; 99999)" office:value-type="float" office:value="53790" calcext:value-type="float">
            <text:p>53790</text:p>
          </table:table-cell>
          <table:table-cell office:value-type="string" calcext:value-type="string">
            <text:p>Willi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Broadwood</text:p>
          </table:table-cell>
          <table:table-cell office:value-type="string" calcext:value-type="string">
            <text:p>Accomb</text:p>
          </table:table-cell>
          <table:table-cell office:value-type="string" calcext:value-type="string">
            <text:p>faccomb4@google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15-660-672</text:p>
          </table:table-cell>
          <table:table-cell office:value-type="string" calcext:value-type="string">
            <text:p>2 Mockingbird Crossing</text:p>
          </table:table-cell>
          <table:table-cell table:formula="of:=RANDBETWEEN(1;1833)" office:value-type="float" office:value="728" calcext:value-type="float">
            <text:p>728</text:p>
          </table:table-cell>
          <table:table-cell/>
          <table:table-cell table:formula="of:=CONCATENATE(&quot;(&quot;;[.A139];&quot;, &quot;;[.B139];&quot;, &quot;;[.C139];&quot;, '&quot;;[.D139];&quot; &quot;;[.E139];&quot;', '&quot;;[.F139];&quot; &quot;;[.G139];&quot;', '&quot;; [.H139]; &quot;'&quot;; [.I139];&quot;', '&quot;;[.J139];&quot;', '&quot;;[.K139];&quot;', &quot;;[.L139]; &quot;), &quot;)" office:value-type="string" office:string-value="(41912424, 2020138, 53790, 'Willi Finn', 'Broadwood Accomb', 'faccomb4@google.co.uk'https://librenoticias.com/wp-content/uploads/2020/08/default-user-image.png', '415-660-672', '2 Mockingbird Crossing', 728), " calcext:value-type="string">
            <text:p>(41912424, 2020138, 53790, 'Willi Finn', 'Broadwood Accomb', 'faccomb4@google.co.uk'https://librenoticias.com/wp-content/uploads/2020/08/default-user-image.png', '415-660-672', '2 Mockingbird Crossing', 72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0675577" calcext:value-type="float">
            <text:p>60675577</text:p>
          </table:table-cell>
          <table:table-cell office:value-type="float" office:value="2020139" calcext:value-type="float">
            <text:p>2020139</text:p>
          </table:table-cell>
          <table:table-cell table:formula="of:=RANDBETWEEN(1000; 99999)" office:value-type="float" office:value="50039" calcext:value-type="float">
            <text:p>50039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Whittaker</text:p>
          </table:table-cell>
          <table:table-cell office:value-type="string" calcext:value-type="string">
            <text:p>Brotherhed</text:p>
          </table:table-cell>
          <table:table-cell office:value-type="string" calcext:value-type="string">
            <text:p>Jarred</text:p>
          </table:table-cell>
          <table:table-cell office:value-type="string" calcext:value-type="string">
            <text:p>wjarred1u@icq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53-738-362</text:p>
          </table:table-cell>
          <table:table-cell office:value-type="string" calcext:value-type="string">
            <text:p>85 Donald Point</text:p>
          </table:table-cell>
          <table:table-cell table:formula="of:=RANDBETWEEN(1;1833)" office:value-type="float" office:value="1222" calcext:value-type="float">
            <text:p>1222</text:p>
          </table:table-cell>
          <table:table-cell/>
          <table:table-cell table:formula="of:=CONCATENATE(&quot;(&quot;;[.A140];&quot;, &quot;;[.B140];&quot;, &quot;;[.C140];&quot;, '&quot;;[.D140];&quot; &quot;;[.E140];&quot;', '&quot;;[.F140];&quot; &quot;;[.G140];&quot;', '&quot;; [.H140]; &quot;'&quot;; [.I140];&quot;', '&quot;;[.J140];&quot;', '&quot;;[.K140];&quot;', &quot;;[.L140]; &quot;), &quot;)" office:value-type="string" office:string-value="(60675577, 2020139, 50039, 'Dylan Whittaker', 'Brotherhed Jarred', 'wjarred1u@icq.com'https://librenoticias.com/wp-content/uploads/2020/08/default-user-image.png', '853-738-362', '85 Donald Point', 1222), " calcext:value-type="string">
            <text:p>(60675577, 2020139, 50039, 'Dylan Whittaker', 'Brotherhed Jarred', 'wjarred1u@icq.com'https://librenoticias.com/wp-content/uploads/2020/08/default-user-image.png', '853-738-362', '85 Donald Point', 122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8635727" calcext:value-type="float">
            <text:p>58635727</text:p>
          </table:table-cell>
          <table:table-cell office:value-type="float" office:value="2020140" calcext:value-type="float">
            <text:p>2020140</text:p>
          </table:table-cell>
          <table:table-cell table:formula="of:=RANDBETWEEN(1000; 99999)" office:value-type="float" office:value="32337" calcext:value-type="float">
            <text:p>32337</text:p>
          </table:table-cell>
          <table:table-cell office:value-type="string" calcext:value-type="string">
            <text:p>Dorie</text:p>
          </table:table-cell>
          <table:table-cell office:value-type="string" calcext:value-type="string">
            <text:p>Thurston</text:p>
          </table:table-cell>
          <table:table-cell office:value-type="string" calcext:value-type="string">
            <text:p>Brusin</text:p>
          </table:table-cell>
          <table:table-cell office:value-type="string" calcext:value-type="string">
            <text:p>Maymand</text:p>
          </table:table-cell>
          <table:table-cell office:value-type="string" calcext:value-type="string">
            <text:p>tmaymand7k@samsun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73-122-583</text:p>
          </table:table-cell>
          <table:table-cell office:value-type="string" calcext:value-type="string">
            <text:p>49 Lyons Road</text:p>
          </table:table-cell>
          <table:table-cell table:formula="of:=RANDBETWEEN(1;1833)" office:value-type="float" office:value="1346" calcext:value-type="float">
            <text:p>1346</text:p>
          </table:table-cell>
          <table:table-cell/>
          <table:table-cell table:formula="of:=CONCATENATE(&quot;(&quot;;[.A141];&quot;, &quot;;[.B141];&quot;, &quot;;[.C141];&quot;, '&quot;;[.D141];&quot; &quot;;[.E141];&quot;', '&quot;;[.F141];&quot; &quot;;[.G141];&quot;', '&quot;; [.H141]; &quot;'&quot;; [.I141];&quot;', '&quot;;[.J141];&quot;', '&quot;;[.K141];&quot;', &quot;;[.L141]; &quot;), &quot;)" office:value-type="string" office:string-value="(58635727, 2020140, 32337, 'Dorie Thurston', 'Brusin Maymand', 'tmaymand7k@samsung.com'https://librenoticias.com/wp-content/uploads/2020/08/default-user-image.png', '673-122-583', '49 Lyons Road', 1346), " calcext:value-type="string">
            <text:p>(58635727, 2020140, 32337, 'Dorie Thurston', 'Brusin Maymand', 'tmaymand7k@samsung.com'https://librenoticias.com/wp-content/uploads/2020/08/default-user-image.png', '673-122-583', '49 Lyons Road', 134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1605775" calcext:value-type="float">
            <text:p>61605775</text:p>
          </table:table-cell>
          <table:table-cell office:value-type="float" office:value="2020141" calcext:value-type="float">
            <text:p>2020141</text:p>
          </table:table-cell>
          <table:table-cell table:formula="of:=RANDBETWEEN(1000; 99999)" office:value-type="float" office:value="73793" calcext:value-type="float">
            <text:p>73793</text:p>
          </table:table-cell>
          <table:table-cell office:value-type="string" calcext:value-type="string">
            <text:p>Andie</text:p>
          </table:table-cell>
          <table:table-cell office:value-type="string" calcext:value-type="string">
            <text:p>Derick</text:p>
          </table:table-cell>
          <table:table-cell office:value-type="string" calcext:value-type="string">
            <text:p>Bruun</text:p>
          </table:table-cell>
          <table:table-cell office:value-type="string" calcext:value-type="string">
            <text:p>Siviour</text:p>
          </table:table-cell>
          <table:table-cell office:value-type="string" calcext:value-type="string">
            <text:p>dsiviourn4@foxnew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24-874-313</text:p>
          </table:table-cell>
          <table:table-cell office:value-type="string" calcext:value-type="string">
            <text:p>810 Arrowood Avenue</text:p>
          </table:table-cell>
          <table:table-cell table:formula="of:=RANDBETWEEN(1;1833)" office:value-type="float" office:value="1642" calcext:value-type="float">
            <text:p>1642</text:p>
          </table:table-cell>
          <table:table-cell/>
          <table:table-cell table:formula="of:=CONCATENATE(&quot;(&quot;;[.A142];&quot;, &quot;;[.B142];&quot;, &quot;;[.C142];&quot;, '&quot;;[.D142];&quot; &quot;;[.E142];&quot;', '&quot;;[.F142];&quot; &quot;;[.G142];&quot;', '&quot;; [.H142]; &quot;'&quot;; [.I142];&quot;', '&quot;;[.J142];&quot;', '&quot;;[.K142];&quot;', &quot;;[.L142]; &quot;), &quot;)" office:value-type="string" office:string-value="(61605775, 2020141, 73793, 'Andie Derick', 'Bruun Siviour', 'dsiviourn4@foxnews.com'https://librenoticias.com/wp-content/uploads/2020/08/default-user-image.png', '624-874-313', '810 Arrowood Avenue', 1642), " calcext:value-type="string">
            <text:p>(61605775, 2020141, 73793, 'Andie Derick', 'Bruun Siviour', 'dsiviourn4@foxnews.com'https://librenoticias.com/wp-content/uploads/2020/08/default-user-image.png', '624-874-313', '810 Arrowood Avenue', 164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8591806" calcext:value-type="float">
            <text:p>28591806</text:p>
          </table:table-cell>
          <table:table-cell office:value-type="float" office:value="2020142" calcext:value-type="float">
            <text:p>2020142</text:p>
          </table:table-cell>
          <table:table-cell table:formula="of:=RANDBETWEEN(1000; 99999)" office:value-type="float" office:value="8743" calcext:value-type="float">
            <text:p>8743</text:p>
          </table:table-cell>
          <table:table-cell office:value-type="string" calcext:value-type="string">
            <text:p>Netti</text:p>
          </table:table-cell>
          <table:table-cell office:value-type="string" calcext:value-type="string">
            <text:p>Dacy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Margetts</text:p>
          </table:table-cell>
          <table:table-cell office:value-type="string" calcext:value-type="string">
            <text:p>dmargettse@rambler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57-436-219</text:p>
          </table:table-cell>
          <table:table-cell office:value-type="string" calcext:value-type="string">
            <text:p>90707 Oxford Lane</text:p>
          </table:table-cell>
          <table:table-cell table:formula="of:=RANDBETWEEN(1;1833)" office:value-type="float" office:value="1278" calcext:value-type="float">
            <text:p>1278</text:p>
          </table:table-cell>
          <table:table-cell/>
          <table:table-cell table:formula="of:=CONCATENATE(&quot;(&quot;;[.A143];&quot;, &quot;;[.B143];&quot;, &quot;;[.C143];&quot;, '&quot;;[.D143];&quot; &quot;;[.E143];&quot;', '&quot;;[.F143];&quot; &quot;;[.G143];&quot;', '&quot;; [.H143]; &quot;'&quot;; [.I143];&quot;', '&quot;;[.J143];&quot;', '&quot;;[.K143];&quot;', &quot;;[.L143]; &quot;), &quot;)" office:value-type="string" office:string-value="(28591806, 2020142, 8743, 'Netti Dacy', 'Bryant Margetts', 'dmargettse@rambler.ru'https://librenoticias.com/wp-content/uploads/2020/08/default-user-image.png', '757-436-219', '90707 Oxford Lane', 1278), " calcext:value-type="string">
            <text:p>(28591806, 2020142, 8743, 'Netti Dacy', 'Bryant Margetts', 'dmargettse@rambler.ru'https://librenoticias.com/wp-content/uploads/2020/08/default-user-image.png', '757-436-219', '90707 Oxford Lane', 127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8727474" calcext:value-type="float">
            <text:p>58727474</text:p>
          </table:table-cell>
          <table:table-cell office:value-type="float" office:value="2020143" calcext:value-type="float">
            <text:p>2020143</text:p>
          </table:table-cell>
          <table:table-cell table:formula="of:=RANDBETWEEN(1000; 99999)" office:value-type="float" office:value="60903" calcext:value-type="float">
            <text:p>60903</text:p>
          </table:table-cell>
          <table:table-cell office:value-type="string" calcext:value-type="string">
            <text:p>Shandra</text:p>
          </table:table-cell>
          <table:table-cell office:value-type="string" calcext:value-type="string">
            <text:p>Drusie</text:p>
          </table:table-cell>
          <table:table-cell office:value-type="string" calcext:value-type="string">
            <text:p>Budnik</text:p>
          </table:table-cell>
          <table:table-cell office:value-type="string" calcext:value-type="string">
            <text:p>Tuttle</text:p>
          </table:table-cell>
          <table:table-cell office:value-type="string" calcext:value-type="string">
            <text:p>dtuttlejn@bloglin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74-616-637</text:p>
          </table:table-cell>
          <table:table-cell office:value-type="string" calcext:value-type="string">
            <text:p>24 Surrey Point</text:p>
          </table:table-cell>
          <table:table-cell table:formula="of:=RANDBETWEEN(1;1833)" office:value-type="float" office:value="282" calcext:value-type="float">
            <text:p>282</text:p>
          </table:table-cell>
          <table:table-cell/>
          <table:table-cell table:formula="of:=CONCATENATE(&quot;(&quot;;[.A144];&quot;, &quot;;[.B144];&quot;, &quot;;[.C144];&quot;, '&quot;;[.D144];&quot; &quot;;[.E144];&quot;', '&quot;;[.F144];&quot; &quot;;[.G144];&quot;', '&quot;; [.H144]; &quot;'&quot;; [.I144];&quot;', '&quot;;[.J144];&quot;', '&quot;;[.K144];&quot;', &quot;;[.L144]; &quot;), &quot;)" office:value-type="string" office:string-value="(58727474, 2020143, 60903, 'Shandra Drusie', 'Budnik Tuttle', 'dtuttlejn@bloglines.com'https://librenoticias.com/wp-content/uploads/2020/08/default-user-image.png', '574-616-637', '24 Surrey Point', 282), " calcext:value-type="string">
            <text:p>(58727474, 2020143, 60903, 'Shandra Drusie', 'Budnik Tuttle', 'dtuttlejn@bloglines.com'https://librenoticias.com/wp-content/uploads/2020/08/default-user-image.png', '574-616-637', '24 Surrey Point', 28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8790580" calcext:value-type="float">
            <text:p>98790580</text:p>
          </table:table-cell>
          <table:table-cell office:value-type="float" office:value="2020144" calcext:value-type="float">
            <text:p>2020144</text:p>
          </table:table-cell>
          <table:table-cell table:formula="of:=RANDBETWEEN(1000; 99999)" office:value-type="float" office:value="33002" calcext:value-type="float">
            <text:p>33002</text:p>
          </table:table-cell>
          <table:table-cell office:value-type="string" calcext:value-type="string">
            <text:p>Seka</text:p>
          </table:table-cell>
          <table:table-cell office:value-type="string" calcext:value-type="string">
            <text:p>Jennette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Wadman</text:p>
          </table:table-cell>
          <table:table-cell office:value-type="string" calcext:value-type="string">
            <text:p>jwadmanqx@domainmarke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49-860-612</text:p>
          </table:table-cell>
          <table:table-cell office:value-type="string" calcext:value-type="string">
            <text:p>410 Charing Cross Road</text:p>
          </table:table-cell>
          <table:table-cell table:formula="of:=RANDBETWEEN(1;1833)" office:value-type="float" office:value="603" calcext:value-type="float">
            <text:p>603</text:p>
          </table:table-cell>
          <table:table-cell/>
          <table:table-cell table:formula="of:=CONCATENATE(&quot;(&quot;;[.A145];&quot;, &quot;;[.B145];&quot;, &quot;;[.C145];&quot;, '&quot;;[.D145];&quot; &quot;;[.E145];&quot;', '&quot;;[.F145];&quot; &quot;;[.G145];&quot;', '&quot;; [.H145]; &quot;'&quot;; [.I145];&quot;', '&quot;;[.J145];&quot;', '&quot;;[.K145];&quot;', &quot;;[.L145]; &quot;), &quot;)" office:value-type="string" office:string-value="(98790580, 2020144, 33002, 'Seka Jennette', 'Bull Wadman', 'jwadmanqx@domainmarket.com'https://librenoticias.com/wp-content/uploads/2020/08/default-user-image.png', '949-860-612', '410 Charing Cross Road', 603), " calcext:value-type="string">
            <text:p>(98790580, 2020144, 33002, 'Seka Jennette', 'Bull Wadman', 'jwadmanqx@domainmarket.com'https://librenoticias.com/wp-content/uploads/2020/08/default-user-image.png', '949-860-612', '410 Charing Cross Road', 60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9641736" calcext:value-type="float">
            <text:p>39641736</text:p>
          </table:table-cell>
          <table:table-cell office:value-type="float" office:value="2020145" calcext:value-type="float">
            <text:p>2020145</text:p>
          </table:table-cell>
          <table:table-cell table:formula="of:=RANDBETWEEN(1000; 99999)" office:value-type="float" office:value="6161" calcext:value-type="float">
            <text:p>6161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Hube</text:p>
          </table:table-cell>
          <table:table-cell office:value-type="string" calcext:value-type="string">
            <text:p>Bunch</text:p>
          </table:table-cell>
          <table:table-cell office:value-type="string" calcext:value-type="string">
            <text:p>Grimditch</text:p>
          </table:table-cell>
          <table:table-cell office:value-type="string" calcext:value-type="string">
            <text:p>hgrimditchin@behance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79-131-419</text:p>
          </table:table-cell>
          <table:table-cell office:value-type="string" calcext:value-type="string">
            <text:p>60221 Farragut Avenue</text:p>
          </table:table-cell>
          <table:table-cell table:formula="of:=RANDBETWEEN(1;1833)" office:value-type="float" office:value="576" calcext:value-type="float">
            <text:p>576</text:p>
          </table:table-cell>
          <table:table-cell/>
          <table:table-cell table:formula="of:=CONCATENATE(&quot;(&quot;;[.A146];&quot;, &quot;;[.B146];&quot;, &quot;;[.C146];&quot;, '&quot;;[.D146];&quot; &quot;;[.E146];&quot;', '&quot;;[.F146];&quot; &quot;;[.G146];&quot;', '&quot;; [.H146]; &quot;'&quot;; [.I146];&quot;', '&quot;;[.J146];&quot;', '&quot;;[.K146];&quot;', &quot;;[.L146]; &quot;), &quot;)" office:value-type="string" office:string-value="(39641736, 2020145, 6161, 'Pace Hube', 'Bunch Grimditch', 'hgrimditchin@behance.net'https://librenoticias.com/wp-content/uploads/2020/08/default-user-image.png', '379-131-419', '60221 Farragut Avenue', 576), " calcext:value-type="string">
            <text:p>(39641736, 2020145, 6161, 'Pace Hube', 'Bunch Grimditch', 'hgrimditchin@behance.net'https://librenoticias.com/wp-content/uploads/2020/08/default-user-image.png', '379-131-419', '60221 Farragut Avenue', 57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7620410" calcext:value-type="float">
            <text:p>67620410</text:p>
          </table:table-cell>
          <table:table-cell office:value-type="float" office:value="2020146" calcext:value-type="float">
            <text:p>2020146</text:p>
          </table:table-cell>
          <table:table-cell table:formula="of:=RANDBETWEEN(1000; 99999)" office:value-type="float" office:value="84880" calcext:value-type="float">
            <text:p>84880</text:p>
          </table:table-cell>
          <table:table-cell office:value-type="string" calcext:value-type="string">
            <text:p>Fancie</text:p>
          </table:table-cell>
          <table:table-cell office:value-type="string" calcext:value-type="string">
            <text:p>Sena</text:p>
          </table:table-cell>
          <table:table-cell office:value-type="string" calcext:value-type="string">
            <text:p>Burbidge</text:p>
          </table:table-cell>
          <table:table-cell office:value-type="string" calcext:value-type="string">
            <text:p>Davall</text:p>
          </table:table-cell>
          <table:table-cell office:value-type="string" calcext:value-type="string">
            <text:p>sdavallc7@princeton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85-760-760</text:p>
          </table:table-cell>
          <table:table-cell office:value-type="string" calcext:value-type="string">
            <text:p>0 4th Place</text:p>
          </table:table-cell>
          <table:table-cell table:formula="of:=RANDBETWEEN(1;1833)" office:value-type="float" office:value="367" calcext:value-type="float">
            <text:p>367</text:p>
          </table:table-cell>
          <table:table-cell/>
          <table:table-cell table:formula="of:=CONCATENATE(&quot;(&quot;;[.A147];&quot;, &quot;;[.B147];&quot;, &quot;;[.C147];&quot;, '&quot;;[.D147];&quot; &quot;;[.E147];&quot;', '&quot;;[.F147];&quot; &quot;;[.G147];&quot;', '&quot;; [.H147]; &quot;'&quot;; [.I147];&quot;', '&quot;;[.J147];&quot;', '&quot;;[.K147];&quot;', &quot;;[.L147]; &quot;), &quot;)" office:value-type="string" office:string-value="(67620410, 2020146, 84880, 'Fancie Sena', 'Burbidge Davall', 'sdavallc7@princeton.edu'https://librenoticias.com/wp-content/uploads/2020/08/default-user-image.png', '285-760-760', '0 4th Place', 367), " calcext:value-type="string">
            <text:p>(67620410, 2020146, 84880, 'Fancie Sena', 'Burbidge Davall', 'sdavallc7@princeton.edu'https://librenoticias.com/wp-content/uploads/2020/08/default-user-image.png', '285-760-760', '0 4th Place', 36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5200618" calcext:value-type="float">
            <text:p>15200618</text:p>
          </table:table-cell>
          <table:table-cell office:value-type="float" office:value="2020147" calcext:value-type="float">
            <text:p>2020147</text:p>
          </table:table-cell>
          <table:table-cell table:formula="of:=RANDBETWEEN(1000; 99999)" office:value-type="float" office:value="40501" calcext:value-type="float">
            <text:p>40501</text:p>
          </table:table-cell>
          <table:table-cell office:value-type="string" calcext:value-type="string">
            <text:p>Jory</text:p>
          </table:table-cell>
          <table:table-cell office:value-type="string" calcext:value-type="string">
            <text:p>Carce</text:p>
          </table:table-cell>
          <table:table-cell office:value-type="string" calcext:value-type="string">
            <text:p>Burbudge</text:p>
          </table:table-cell>
          <table:table-cell office:value-type="string" calcext:value-type="string">
            <text:p>Eykelbosch</text:p>
          </table:table-cell>
          <table:table-cell office:value-type="string" calcext:value-type="string">
            <text:p>ceykelboschby@ets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98-902-971</text:p>
          </table:table-cell>
          <table:table-cell office:value-type="string" calcext:value-type="string">
            <text:p>2406 Columbus Hill</text:p>
          </table:table-cell>
          <table:table-cell table:formula="of:=RANDBETWEEN(1;1833)" office:value-type="float" office:value="787" calcext:value-type="float">
            <text:p>787</text:p>
          </table:table-cell>
          <table:table-cell/>
          <table:table-cell table:formula="of:=CONCATENATE(&quot;(&quot;;[.A148];&quot;, &quot;;[.B148];&quot;, &quot;;[.C148];&quot;, '&quot;;[.D148];&quot; &quot;;[.E148];&quot;', '&quot;;[.F148];&quot; &quot;;[.G148];&quot;', '&quot;; [.H148]; &quot;'&quot;; [.I148];&quot;', '&quot;;[.J148];&quot;', '&quot;;[.K148];&quot;', &quot;;[.L148]; &quot;), &quot;)" office:value-type="string" office:string-value="(15200618, 2020147, 40501, 'Jory Carce', 'Burbudge Eykelbosch', 'ceykelboschby@etsy.com'https://librenoticias.com/wp-content/uploads/2020/08/default-user-image.png', '798-902-971', '2406 Columbus Hill', 787), " calcext:value-type="string">
            <text:p>(15200618, 2020147, 40501, 'Jory Carce', 'Burbudge Eykelbosch', 'ceykelboschby@etsy.com'https://librenoticias.com/wp-content/uploads/2020/08/default-user-image.png', '798-902-971', '2406 Columbus Hill', 78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0495524" calcext:value-type="float">
            <text:p>60495524</text:p>
          </table:table-cell>
          <table:table-cell office:value-type="float" office:value="2020148" calcext:value-type="float">
            <text:p>2020148</text:p>
          </table:table-cell>
          <table:table-cell table:formula="of:=RANDBETWEEN(1000; 99999)" office:value-type="float" office:value="38067" calcext:value-type="float">
            <text:p>38067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Cori</text:p>
          </table:table-cell>
          <table:table-cell office:value-type="string" calcext:value-type="string">
            <text:p>Burkert</text:p>
          </table:table-cell>
          <table:table-cell office:value-type="string" calcext:value-type="string">
            <text:p>Grinston</text:p>
          </table:table-cell>
          <table:table-cell office:value-type="string" calcext:value-type="string">
            <text:p>cgrinston1x@biglobe.ne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69-368-695</text:p>
          </table:table-cell>
          <table:table-cell office:value-type="string" calcext:value-type="string">
            <text:p>26 Longview Lane</text:p>
          </table:table-cell>
          <table:table-cell table:formula="of:=RANDBETWEEN(1;1833)" office:value-type="float" office:value="1153" calcext:value-type="float">
            <text:p>1153</text:p>
          </table:table-cell>
          <table:table-cell/>
          <table:table-cell table:formula="of:=CONCATENATE(&quot;(&quot;;[.A149];&quot;, &quot;;[.B149];&quot;, &quot;;[.C149];&quot;, '&quot;;[.D149];&quot; &quot;;[.E149];&quot;', '&quot;;[.F149];&quot; &quot;;[.G149];&quot;', '&quot;; [.H149]; &quot;'&quot;; [.I149];&quot;', '&quot;;[.J149];&quot;', '&quot;;[.K149];&quot;', &quot;;[.L149]; &quot;), &quot;)" office:value-type="string" office:string-value="(60495524, 2020148, 38067, 'Angelina Cori', 'Burkert Grinston', 'cgrinston1x@biglobe.ne.jp'https://librenoticias.com/wp-content/uploads/2020/08/default-user-image.png', '869-368-695', '26 Longview Lane', 1153), " calcext:value-type="string">
            <text:p>(60495524, 2020148, 38067, 'Angelina Cori', 'Burkert Grinston', 'cgrinston1x@biglobe.ne.jp'https://librenoticias.com/wp-content/uploads/2020/08/default-user-image.png', '869-368-695', '26 Longview Lane', 115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2682845" calcext:value-type="float">
            <text:p>62682845</text:p>
          </table:table-cell>
          <table:table-cell office:value-type="float" office:value="2020149" calcext:value-type="float">
            <text:p>2020149</text:p>
          </table:table-cell>
          <table:table-cell table:formula="of:=RANDBETWEEN(1000; 99999)" office:value-type="float" office:value="34057" calcext:value-type="float">
            <text:p>34057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kwood</text:p>
          </table:table-cell>
          <table:table-cell office:value-type="string" calcext:value-type="string">
            <text:p>Haggis</text:p>
          </table:table-cell>
          <table:table-cell office:value-type="string" calcext:value-type="string">
            <text:p>mhaggisp5@appl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20-700-556</text:p>
          </table:table-cell>
          <table:table-cell office:value-type="string" calcext:value-type="string">
            <text:p>9 Anzinger Junction</text:p>
          </table:table-cell>
          <table:table-cell table:formula="of:=RANDBETWEEN(1;1833)" office:value-type="float" office:value="397" calcext:value-type="float">
            <text:p>397</text:p>
          </table:table-cell>
          <table:table-cell/>
          <table:table-cell table:formula="of:=CONCATENATE(&quot;(&quot;;[.A150];&quot;, &quot;;[.B150];&quot;, &quot;;[.C150];&quot;, '&quot;;[.D150];&quot; &quot;;[.E150];&quot;', '&quot;;[.F150];&quot; &quot;;[.G150];&quot;', '&quot;; [.H150]; &quot;'&quot;; [.I150];&quot;', '&quot;;[.J150];&quot;', '&quot;;[.K150];&quot;', &quot;;[.L150]; &quot;), &quot;)" office:value-type="string" office:string-value="(62682845, 2020149, 34057, 'Bartel My', 'Burkwood Haggis', 'mhaggisp5@apple.com'https://librenoticias.com/wp-content/uploads/2020/08/default-user-image.png', '220-700-556', '9 Anzinger Junction', 397), " calcext:value-type="string">
            <text:p>(62682845, 2020149, 34057, 'Bartel My', 'Burkwood Haggis', 'mhaggisp5@apple.com'https://librenoticias.com/wp-content/uploads/2020/08/default-user-image.png', '220-700-556', '9 Anzinger Junction', 39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5057028" calcext:value-type="float">
            <text:p>65057028</text:p>
          </table:table-cell>
          <table:table-cell office:value-type="float" office:value="2020150" calcext:value-type="float">
            <text:p>2020150</text:p>
          </table:table-cell>
          <table:table-cell table:formula="of:=RANDBETWEEN(1000; 99999)" office:value-type="float" office:value="66860" calcext:value-type="float">
            <text:p>66860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Morrie</text:p>
          </table:table-cell>
          <table:table-cell office:value-type="string" calcext:value-type="string">
            <text:p>Bygott</text:p>
          </table:table-cell>
          <table:table-cell office:value-type="string" calcext:value-type="string">
            <text:p>Stogill</text:p>
          </table:table-cell>
          <table:table-cell office:value-type="string" calcext:value-type="string">
            <text:p>mstogilloc@ucoz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95-379-651</text:p>
          </table:table-cell>
          <table:table-cell office:value-type="string" calcext:value-type="string">
            <text:p>9 Dennis Center</text:p>
          </table:table-cell>
          <table:table-cell table:formula="of:=RANDBETWEEN(1;1833)" office:value-type="float" office:value="1445" calcext:value-type="float">
            <text:p>1445</text:p>
          </table:table-cell>
          <table:table-cell/>
          <table:table-cell table:formula="of:=CONCATENATE(&quot;(&quot;;[.A151];&quot;, &quot;;[.B151];&quot;, &quot;;[.C151];&quot;, '&quot;;[.D151];&quot; &quot;;[.E151];&quot;', '&quot;;[.F151];&quot; &quot;;[.G151];&quot;', '&quot;; [.H151]; &quot;'&quot;; [.I151];&quot;', '&quot;;[.J151];&quot;', '&quot;;[.K151];&quot;', &quot;;[.L151]; &quot;), &quot;)" office:value-type="string" office:string-value="(65057028, 2020150, 66860, 'Derby Morrie', 'Bygott Stogill', 'mstogilloc@ucoz.com'https://librenoticias.com/wp-content/uploads/2020/08/default-user-image.png', '995-379-651', '9 Dennis Center', 1445), " calcext:value-type="string">
            <text:p>(65057028, 2020150, 66860, 'Derby Morrie', 'Bygott Stogill', 'mstogilloc@ucoz.com'https://librenoticias.com/wp-content/uploads/2020/08/default-user-image.png', '995-379-651', '9 Dennis Center', 144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7404090" calcext:value-type="float">
            <text:p>47404090</text:p>
          </table:table-cell>
          <table:table-cell office:value-type="float" office:value="2020151" calcext:value-type="float">
            <text:p>2020151</text:p>
          </table:table-cell>
          <table:table-cell table:formula="of:=RANDBETWEEN(1000; 99999)" office:value-type="float" office:value="53287" calcext:value-type="float">
            <text:p>53287</text:p>
          </table:table-cell>
          <table:table-cell office:value-type="string" calcext:value-type="string">
            <text:p>Giuseppe</text:p>
          </table:table-cell>
          <table:table-cell office:value-type="string" calcext:value-type="string">
            <text:p>Sanderson</text:p>
          </table:table-cell>
          <table:table-cell office:value-type="string" calcext:value-type="string">
            <text:p>Byrde</text:p>
          </table:table-cell>
          <table:table-cell office:value-type="string" calcext:value-type="string">
            <text:p>Anstiss</text:p>
          </table:table-cell>
          <table:table-cell office:value-type="string" calcext:value-type="string">
            <text:p>sanstisslo@linkedi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78-400-991</text:p>
          </table:table-cell>
          <table:table-cell office:value-type="string" calcext:value-type="string">
            <text:p>86 Pennsylvania Parkway</text:p>
          </table:table-cell>
          <table:table-cell table:formula="of:=RANDBETWEEN(1;1833)" office:value-type="float" office:value="389" calcext:value-type="float">
            <text:p>389</text:p>
          </table:table-cell>
          <table:table-cell/>
          <table:table-cell table:formula="of:=CONCATENATE(&quot;(&quot;;[.A152];&quot;, &quot;;[.B152];&quot;, &quot;;[.C152];&quot;, '&quot;;[.D152];&quot; &quot;;[.E152];&quot;', '&quot;;[.F152];&quot; &quot;;[.G152];&quot;', '&quot;; [.H152]; &quot;'&quot;; [.I152];&quot;', '&quot;;[.J152];&quot;', '&quot;;[.K152];&quot;', &quot;;[.L152]; &quot;), &quot;)" office:value-type="string" office:string-value="(47404090, 2020151, 53287, 'Giuseppe Sanderson', 'Byrde Anstiss', 'sanstisslo@linkedin.com'https://librenoticias.com/wp-content/uploads/2020/08/default-user-image.png', '578-400-991', '86 Pennsylvania Parkway', 389), " calcext:value-type="string">
            <text:p>(47404090, 2020151, 53287, 'Giuseppe Sanderson', 'Byrde Anstiss', 'sanstisslo@linkedin.com'https://librenoticias.com/wp-content/uploads/2020/08/default-user-image.png', '578-400-991', '86 Pennsylvania Parkway', 38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2382439" calcext:value-type="float">
            <text:p>82382439</text:p>
          </table:table-cell>
          <table:table-cell office:value-type="float" office:value="2020152" calcext:value-type="float">
            <text:p>2020152</text:p>
          </table:table-cell>
          <table:table-cell table:formula="of:=RANDBETWEEN(1000; 99999)" office:value-type="float" office:value="64728" calcext:value-type="float">
            <text:p>64728</text:p>
          </table:table-cell>
          <table:table-cell office:value-type="string" calcext:value-type="string">
            <text:p>Ingmar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allaghan</text:p>
          </table:table-cell>
          <table:table-cell office:value-type="string" calcext:value-type="string">
            <text:p>Carbett</text:p>
          </table:table-cell>
          <table:table-cell office:value-type="string" calcext:value-type="string">
            <text:p>pcarbettri@privacy.gov.a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10-242-437</text:p>
          </table:table-cell>
          <table:table-cell office:value-type="string" calcext:value-type="string">
            <text:p>2018 Bowman Way</text:p>
          </table:table-cell>
          <table:table-cell table:formula="of:=RANDBETWEEN(1;1833)" office:value-type="float" office:value="1068" calcext:value-type="float">
            <text:p>1068</text:p>
          </table:table-cell>
          <table:table-cell/>
          <table:table-cell table:formula="of:=CONCATENATE(&quot;(&quot;;[.A153];&quot;, &quot;;[.B153];&quot;, &quot;;[.C153];&quot;, '&quot;;[.D153];&quot; &quot;;[.E153];&quot;', '&quot;;[.F153];&quot; &quot;;[.G153];&quot;', '&quot;; [.H153]; &quot;'&quot;; [.I153];&quot;', '&quot;;[.J153];&quot;', '&quot;;[.K153];&quot;', &quot;;[.L153]; &quot;), &quot;)" office:value-type="string" office:string-value="(82382439, 2020152, 64728, 'Ingmar Pip', 'Callaghan Carbett', 'pcarbettri@privacy.gov.au'https://librenoticias.com/wp-content/uploads/2020/08/default-user-image.png', '410-242-437', '2018 Bowman Way', 1068), " calcext:value-type="string">
            <text:p>(82382439, 2020152, 64728, 'Ingmar Pip', 'Callaghan Carbett', 'pcarbettri@privacy.gov.au'https://librenoticias.com/wp-content/uploads/2020/08/default-user-image.png', '410-242-437', '2018 Bowman Way', 106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3541152" calcext:value-type="float">
            <text:p>33541152</text:p>
          </table:table-cell>
          <table:table-cell office:value-type="float" office:value="2020153" calcext:value-type="float">
            <text:p>2020153</text:p>
          </table:table-cell>
          <table:table-cell table:formula="of:=RANDBETWEEN(1000; 99999)" office:value-type="float" office:value="72320" calcext:value-type="float">
            <text:p>72320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lena</text:p>
          </table:table-cell>
          <table:table-cell office:value-type="string" calcext:value-type="string">
            <text:p>Callington</text:p>
          </table:table-cell>
          <table:table-cell office:value-type="string" calcext:value-type="string">
            <text:p>Baughan</text:p>
          </table:table-cell>
          <table:table-cell office:value-type="string" calcext:value-type="string">
            <text:p>sbaughanbr@kickstart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76-712-622</text:p>
          </table:table-cell>
          <table:table-cell office:value-type="string" calcext:value-type="string">
            <text:p>5557 Kensington Trail</text:p>
          </table:table-cell>
          <table:table-cell table:formula="of:=RANDBETWEEN(1;1833)" office:value-type="float" office:value="870" calcext:value-type="float">
            <text:p>870</text:p>
          </table:table-cell>
          <table:table-cell/>
          <table:table-cell table:formula="of:=CONCATENATE(&quot;(&quot;;[.A154];&quot;, &quot;;[.B154];&quot;, &quot;;[.C154];&quot;, '&quot;;[.D154];&quot; &quot;;[.E154];&quot;', '&quot;;[.F154];&quot; &quot;;[.G154];&quot;', '&quot;; [.H154]; &quot;'&quot;; [.I154];&quot;', '&quot;;[.J154];&quot;', '&quot;;[.K154];&quot;', &quot;;[.L154]; &quot;), &quot;)" office:value-type="string" office:string-value="(33541152, 2020153, 72320, 'Regina Selena', 'Callington Baughan', 'sbaughanbr@kickstarter.com'https://librenoticias.com/wp-content/uploads/2020/08/default-user-image.png', '776-712-622', '5557 Kensington Trail', 870), " calcext:value-type="string">
            <text:p>(33541152, 2020153, 72320, 'Regina Selena', 'Callington Baughan', 'sbaughanbr@kickstarter.com'https://librenoticias.com/wp-content/uploads/2020/08/default-user-image.png', '776-712-622', '5557 Kensington Trail', 87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9583623" calcext:value-type="float">
            <text:p>59583623</text:p>
          </table:table-cell>
          <table:table-cell office:value-type="float" office:value="2020154" calcext:value-type="float">
            <text:p>2020154</text:p>
          </table:table-cell>
          <table:table-cell table:formula="of:=RANDBETWEEN(1000; 99999)" office:value-type="float" office:value="51411" calcext:value-type="float">
            <text:p>51411</text:p>
          </table:table-cell>
          <table:table-cell office:value-type="string" calcext:value-type="string">
            <text:p>Allis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Campaigne</text:p>
          </table:table-cell>
          <table:table-cell office:value-type="string" calcext:value-type="string">
            <text:p>Goodchild</text:p>
          </table:table-cell>
          <table:table-cell office:value-type="string" calcext:value-type="string">
            <text:p>wgoodchildqo@nydailynew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33-617-110</text:p>
          </table:table-cell>
          <table:table-cell office:value-type="string" calcext:value-type="string">
            <text:p>02578 Logan Way</text:p>
          </table:table-cell>
          <table:table-cell table:formula="of:=RANDBETWEEN(1;1833)" office:value-type="float" office:value="73" calcext:value-type="float">
            <text:p>73</text:p>
          </table:table-cell>
          <table:table-cell/>
          <table:table-cell table:formula="of:=CONCATENATE(&quot;(&quot;;[.A155];&quot;, &quot;;[.B155];&quot;, &quot;;[.C155];&quot;, '&quot;;[.D155];&quot; &quot;;[.E155];&quot;', '&quot;;[.F155];&quot; &quot;;[.G155];&quot;', '&quot;; [.H155]; &quot;'&quot;; [.I155];&quot;', '&quot;;[.J155];&quot;', '&quot;;[.K155];&quot;', &quot;;[.L155]; &quot;), &quot;)" office:value-type="string" office:string-value="(59583623, 2020154, 51411, 'Allis Wendy', 'Campaigne Goodchild', 'wgoodchildqo@nydailynews.com'https://librenoticias.com/wp-content/uploads/2020/08/default-user-image.png', '933-617-110', '02578 Logan Way', 73), " calcext:value-type="string">
            <text:p>(59583623, 2020154, 51411, 'Allis Wendy', 'Campaigne Goodchild', 'wgoodchildqo@nydailynews.com'https://librenoticias.com/wp-content/uploads/2020/08/default-user-image.png', '933-617-110', '02578 Logan Way', 7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8798532" calcext:value-type="float">
            <text:p>48798532</text:p>
          </table:table-cell>
          <table:table-cell office:value-type="float" office:value="2020155" calcext:value-type="float">
            <text:p>2020155</text:p>
          </table:table-cell>
          <table:table-cell table:formula="of:=RANDBETWEEN(1000; 99999)" office:value-type="float" office:value="54448" calcext:value-type="float">
            <text:p>54448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Markos</text:p>
          </table:table-cell>
          <table:table-cell office:value-type="string" calcext:value-type="string">
            <text:p>Cancott</text:p>
          </table:table-cell>
          <table:table-cell office:value-type="string" calcext:value-type="string">
            <text:p>Poundsford</text:p>
          </table:table-cell>
          <table:table-cell office:value-type="string" calcext:value-type="string">
            <text:p>mpoundsfordc9@wikispac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30-196-117</text:p>
          </table:table-cell>
          <table:table-cell office:value-type="string" calcext:value-type="string">
            <text:p>69596 Westerfield Hill</text:p>
          </table:table-cell>
          <table:table-cell table:formula="of:=RANDBETWEEN(1;1833)" office:value-type="float" office:value="1081" calcext:value-type="float">
            <text:p>1081</text:p>
          </table:table-cell>
          <table:table-cell/>
          <table:table-cell table:formula="of:=CONCATENATE(&quot;(&quot;;[.A156];&quot;, &quot;;[.B156];&quot;, &quot;;[.C156];&quot;, '&quot;;[.D156];&quot; &quot;;[.E156];&quot;', '&quot;;[.F156];&quot; &quot;;[.G156];&quot;', '&quot;; [.H156]; &quot;'&quot;; [.I156];&quot;', '&quot;;[.J156];&quot;', '&quot;;[.K156];&quot;', &quot;;[.L156]; &quot;), &quot;)" office:value-type="string" office:string-value="(48798532, 2020155, 54448, 'Shepherd Markos', 'Cancott Poundsford', 'mpoundsfordc9@wikispaces.com'https://librenoticias.com/wp-content/uploads/2020/08/default-user-image.png', '830-196-117', '69596 Westerfield Hill', 1081), " calcext:value-type="string">
            <text:p>(48798532, 2020155, 54448, 'Shepherd Markos', 'Cancott Poundsford', 'mpoundsfordc9@wikispaces.com'https://librenoticias.com/wp-content/uploads/2020/08/default-user-image.png', '830-196-117', '69596 Westerfield Hill', 108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6061518" calcext:value-type="float">
            <text:p>86061518</text:p>
          </table:table-cell>
          <table:table-cell office:value-type="float" office:value="2020156" calcext:value-type="float">
            <text:p>2020156</text:p>
          </table:table-cell>
          <table:table-cell table:formula="of:=RANDBETWEEN(1000; 99999)" office:value-type="float" office:value="4273" calcext:value-type="float">
            <text:p>4273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Merle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Rudinger</text:p>
          </table:table-cell>
          <table:table-cell office:value-type="string" calcext:value-type="string">
            <text:p>mrudingerfg@reuter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56-351-622</text:p>
          </table:table-cell>
          <table:table-cell office:value-type="string" calcext:value-type="string">
            <text:p>414 Sloan Way</text:p>
          </table:table-cell>
          <table:table-cell table:formula="of:=RANDBETWEEN(1;1833)" office:value-type="float" office:value="1237" calcext:value-type="float">
            <text:p>1237</text:p>
          </table:table-cell>
          <table:table-cell/>
          <table:table-cell table:formula="of:=CONCATENATE(&quot;(&quot;;[.A157];&quot;, &quot;;[.B157];&quot;, &quot;;[.C157];&quot;, '&quot;;[.D157];&quot; &quot;;[.E157];&quot;', '&quot;;[.F157];&quot; &quot;;[.G157];&quot;', '&quot;; [.H157]; &quot;'&quot;; [.I157];&quot;', '&quot;;[.J157];&quot;', '&quot;;[.K157];&quot;', &quot;;[.L157]; &quot;), &quot;)" office:value-type="string" office:string-value="(86061518, 2020156, 4273, 'Enrique Merle', 'Cant Rudinger', 'mrudingerfg@reuters.com'https://librenoticias.com/wp-content/uploads/2020/08/default-user-image.png', '856-351-622', '414 Sloan Way', 1237), " calcext:value-type="string">
            <text:p>(86061518, 2020156, 4273, 'Enrique Merle', 'Cant Rudinger', 'mrudingerfg@reuters.com'https://librenoticias.com/wp-content/uploads/2020/08/default-user-image.png', '856-351-622', '414 Sloan Way', 123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8792896" calcext:value-type="float">
            <text:p>98792896</text:p>
          </table:table-cell>
          <table:table-cell office:value-type="float" office:value="2020157" calcext:value-type="float">
            <text:p>2020157</text:p>
          </table:table-cell>
          <table:table-cell table:formula="of:=RANDBETWEEN(1000; 99999)" office:value-type="float" office:value="55942" calcext:value-type="float">
            <text:p>55942</text:p>
          </table:table-cell>
          <table:table-cell office:value-type="string" calcext:value-type="string">
            <text:p>Melany</text:p>
          </table:table-cell>
          <table:table-cell office:value-type="string" calcext:value-type="string">
            <text:p>Mandie</text:p>
          </table:table-cell>
          <table:table-cell office:value-type="string" calcext:value-type="string">
            <text:p>Cantillon</text:p>
          </table:table-cell>
          <table:table-cell office:value-type="string" calcext:value-type="string">
            <text:p>Carbery</text:p>
          </table:table-cell>
          <table:table-cell office:value-type="string" calcext:value-type="string">
            <text:p>mcarberyje@phoca.cz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28-858-420</text:p>
          </table:table-cell>
          <table:table-cell office:value-type="string" calcext:value-type="string">
            <text:p>1913 Wayridge Drive</text:p>
          </table:table-cell>
          <table:table-cell table:formula="of:=RANDBETWEEN(1;1833)" office:value-type="float" office:value="631" calcext:value-type="float">
            <text:p>631</text:p>
          </table:table-cell>
          <table:table-cell/>
          <table:table-cell table:formula="of:=CONCATENATE(&quot;(&quot;;[.A158];&quot;, &quot;;[.B158];&quot;, &quot;;[.C158];&quot;, '&quot;;[.D158];&quot; &quot;;[.E158];&quot;', '&quot;;[.F158];&quot; &quot;;[.G158];&quot;', '&quot;; [.H158]; &quot;'&quot;; [.I158];&quot;', '&quot;;[.J158];&quot;', '&quot;;[.K158];&quot;', &quot;;[.L158]; &quot;), &quot;)" office:value-type="string" office:string-value="(98792896, 2020157, 55942, 'Melany Mandie', 'Cantillon Carbery', 'mcarberyje@phoca.cz'https://librenoticias.com/wp-content/uploads/2020/08/default-user-image.png', '928-858-420', '1913 Wayridge Drive', 631), " calcext:value-type="string">
            <text:p>(98792896, 2020157, 55942, 'Melany Mandie', 'Cantillon Carbery', 'mcarberyje@phoca.cz'https://librenoticias.com/wp-content/uploads/2020/08/default-user-image.png', '928-858-420', '1913 Wayridge Drive', 63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7229632" calcext:value-type="float">
            <text:p>77229632</text:p>
          </table:table-cell>
          <table:table-cell office:value-type="float" office:value="2020158" calcext:value-type="float">
            <text:p>2020158</text:p>
          </table:table-cell>
          <table:table-cell table:formula="of:=RANDBETWEEN(1000; 99999)" office:value-type="float" office:value="26598" calcext:value-type="float">
            <text:p>26598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Linoel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Wayman</text:p>
          </table:table-cell>
          <table:table-cell office:value-type="string" calcext:value-type="string">
            <text:p>lwaymanbj@printfriendl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59-649-636</text:p>
          </table:table-cell>
          <table:table-cell office:value-type="string" calcext:value-type="string">
            <text:p>65 Northland Point</text:p>
          </table:table-cell>
          <table:table-cell table:formula="of:=RANDBETWEEN(1;1833)" office:value-type="float" office:value="771" calcext:value-type="float">
            <text:p>771</text:p>
          </table:table-cell>
          <table:table-cell/>
          <table:table-cell table:formula="of:=CONCATENATE(&quot;(&quot;;[.A159];&quot;, &quot;;[.B159];&quot;, &quot;;[.C159];&quot;, '&quot;;[.D159];&quot; &quot;;[.E159];&quot;', '&quot;;[.F159];&quot; &quot;;[.G159];&quot;', '&quot;; [.H159]; &quot;'&quot;; [.I159];&quot;', '&quot;;[.J159];&quot;', '&quot;;[.K159];&quot;', &quot;;[.L159]; &quot;), &quot;)" office:value-type="string" office:string-value="(77229632, 2020158, 26598, 'Burke Linoel', 'Card Wayman', 'lwaymanbj@printfriendly.com'https://librenoticias.com/wp-content/uploads/2020/08/default-user-image.png', '559-649-636', '65 Northland Point', 771), " calcext:value-type="string">
            <text:p>(77229632, 2020158, 26598, 'Burke Linoel', 'Card Wayman', 'lwaymanbj@printfriendly.com'https://librenoticias.com/wp-content/uploads/2020/08/default-user-image.png', '559-649-636', '65 Northland Point', 77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3048754" calcext:value-type="float">
            <text:p>63048754</text:p>
          </table:table-cell>
          <table:table-cell office:value-type="float" office:value="2020159" calcext:value-type="float">
            <text:p>2020159</text:p>
          </table:table-cell>
          <table:table-cell table:formula="of:=RANDBETWEEN(1000; 99999)" office:value-type="float" office:value="33808" calcext:value-type="float">
            <text:p>33808</text:p>
          </table:table-cell>
          <table:table-cell office:value-type="string" calcext:value-type="string">
            <text:p>Denyse</text:p>
          </table:table-cell>
          <table:table-cell office:value-type="string" calcext:value-type="string">
            <text:p>Chiarra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Trembath</text:p>
          </table:table-cell>
          <table:table-cell office:value-type="string" calcext:value-type="string">
            <text:p>ctrembathid@tuttocitta.i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10-104-273</text:p>
          </table:table-cell>
          <table:table-cell office:value-type="string" calcext:value-type="string">
            <text:p>2569 Gulseth Alley</text:p>
          </table:table-cell>
          <table:table-cell table:formula="of:=RANDBETWEEN(1;1833)" office:value-type="float" office:value="1735" calcext:value-type="float">
            <text:p>1735</text:p>
          </table:table-cell>
          <table:table-cell/>
          <table:table-cell table:formula="of:=CONCATENATE(&quot;(&quot;;[.A160];&quot;, &quot;;[.B160];&quot;, &quot;;[.C160];&quot;, '&quot;;[.D160];&quot; &quot;;[.E160];&quot;', '&quot;;[.F160];&quot; &quot;;[.G160];&quot;', '&quot;; [.H160]; &quot;'&quot;; [.I160];&quot;', '&quot;;[.J160];&quot;', '&quot;;[.K160];&quot;', &quot;;[.L160]; &quot;), &quot;)" office:value-type="string" office:string-value="(63048754, 2020159, 33808, 'Denyse Chiarra', 'Careless Trembath', 'ctrembathid@tuttocitta.it'https://librenoticias.com/wp-content/uploads/2020/08/default-user-image.png', '110-104-273', '2569 Gulseth Alley', 1735), " calcext:value-type="string">
            <text:p>(63048754, 2020159, 33808, 'Denyse Chiarra', 'Careless Trembath', 'ctrembathid@tuttocitta.it'https://librenoticias.com/wp-content/uploads/2020/08/default-user-image.png', '110-104-273', '2569 Gulseth Alley', 173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7820107" calcext:value-type="float">
            <text:p>77820107</text:p>
          </table:table-cell>
          <table:table-cell office:value-type="float" office:value="2020160" calcext:value-type="float">
            <text:p>2020160</text:p>
          </table:table-cell>
          <table:table-cell table:formula="of:=RANDBETWEEN(1000; 99999)" office:value-type="float" office:value="53079" calcext:value-type="float">
            <text:p>53079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Tabbi</text:p>
          </table:table-cell>
          <table:table-cell office:value-type="string" calcext:value-type="string">
            <text:p>Carnoghan</text:p>
          </table:table-cell>
          <table:table-cell office:value-type="string" calcext:value-type="string">
            <text:p>Cadge</text:p>
          </table:table-cell>
          <table:table-cell office:value-type="string" calcext:value-type="string">
            <text:p>tcadgel4@google.pl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51-498-911</text:p>
          </table:table-cell>
          <table:table-cell office:value-type="string" calcext:value-type="string">
            <text:p>0 Summerview Circle</text:p>
          </table:table-cell>
          <table:table-cell table:formula="of:=RANDBETWEEN(1;1833)" office:value-type="float" office:value="122" calcext:value-type="float">
            <text:p>122</text:p>
          </table:table-cell>
          <table:table-cell/>
          <table:table-cell table:formula="of:=CONCATENATE(&quot;(&quot;;[.A161];&quot;, &quot;;[.B161];&quot;, &quot;;[.C161];&quot;, '&quot;;[.D161];&quot; &quot;;[.E161];&quot;', '&quot;;[.F161];&quot; &quot;;[.G161];&quot;', '&quot;; [.H161]; &quot;'&quot;; [.I161];&quot;', '&quot;;[.J161];&quot;', '&quot;;[.K161];&quot;', &quot;;[.L161]; &quot;), &quot;)" office:value-type="string" office:string-value="(77820107, 2020160, 53079, 'Lia Tabbi', 'Carnoghan Cadge', 'tcadgel4@google.pl'https://librenoticias.com/wp-content/uploads/2020/08/default-user-image.png', '651-498-911', '0 Summerview Circle', 122), " calcext:value-type="string">
            <text:p>(77820107, 2020160, 53079, 'Lia Tabbi', 'Carnoghan Cadge', 'tcadgel4@google.pl'https://librenoticias.com/wp-content/uploads/2020/08/default-user-image.png', '651-498-911', '0 Summerview Circle', 12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9661676" calcext:value-type="float">
            <text:p>69661676</text:p>
          </table:table-cell>
          <table:table-cell office:value-type="float" office:value="2020161" calcext:value-type="float">
            <text:p>2020161</text:p>
          </table:table-cell>
          <table:table-cell table:formula="of:=RANDBETWEEN(1000; 99999)" office:value-type="float" office:value="64782" calcext:value-type="float">
            <text:p>64782</text:p>
          </table:table-cell>
          <table:table-cell office:value-type="string" calcext:value-type="string">
            <text:p>Prudi</text:p>
          </table:table-cell>
          <table:table-cell office:value-type="string" calcext:value-type="string">
            <text:p>Fernande</text:p>
          </table:table-cell>
          <table:table-cell office:value-type="string" calcext:value-type="string">
            <text:p>Carragher</text:p>
          </table:table-cell>
          <table:table-cell office:value-type="string" calcext:value-type="string">
            <text:p>Greenhouse</text:p>
          </table:table-cell>
          <table:table-cell office:value-type="string" calcext:value-type="string">
            <text:p>fgreenhousegb@comsenz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29-111-430</text:p>
          </table:table-cell>
          <table:table-cell office:value-type="string" calcext:value-type="string">
            <text:p>28 Jenna Terrace</text:p>
          </table:table-cell>
          <table:table-cell table:formula="of:=RANDBETWEEN(1;1833)" office:value-type="float" office:value="869" calcext:value-type="float">
            <text:p>869</text:p>
          </table:table-cell>
          <table:table-cell/>
          <table:table-cell table:formula="of:=CONCATENATE(&quot;(&quot;;[.A162];&quot;, &quot;;[.B162];&quot;, &quot;;[.C162];&quot;, '&quot;;[.D162];&quot; &quot;;[.E162];&quot;', '&quot;;[.F162];&quot; &quot;;[.G162];&quot;', '&quot;; [.H162]; &quot;'&quot;; [.I162];&quot;', '&quot;;[.J162];&quot;', '&quot;;[.K162];&quot;', &quot;;[.L162]; &quot;), &quot;)" office:value-type="string" office:string-value="(69661676, 2020161, 64782, 'Prudi Fernande', 'Carragher Greenhouse', 'fgreenhousegb@comsenz.com'https://librenoticias.com/wp-content/uploads/2020/08/default-user-image.png', '729-111-430', '28 Jenna Terrace', 869), " calcext:value-type="string">
            <text:p>(69661676, 2020161, 64782, 'Prudi Fernande', 'Carragher Greenhouse', 'fgreenhousegb@comsenz.com'https://librenoticias.com/wp-content/uploads/2020/08/default-user-image.png', '729-111-430', '28 Jenna Terrace', 86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4582175" calcext:value-type="float">
            <text:p>24582175</text:p>
          </table:table-cell>
          <table:table-cell office:value-type="float" office:value="2020162" calcext:value-type="float">
            <text:p>2020162</text:p>
          </table:table-cell>
          <table:table-cell table:formula="of:=RANDBETWEEN(1000; 99999)" office:value-type="float" office:value="70759" calcext:value-type="float">
            <text:p>70759</text:p>
          </table:table-cell>
          <table:table-cell office:value-type="string" calcext:value-type="string">
            <text:p>Travus</text:p>
          </table:table-cell>
          <table:table-cell office:value-type="string" calcext:value-type="string">
            <text:p>Iain</text:p>
          </table:table-cell>
          <table:table-cell office:value-type="string" calcext:value-type="string">
            <text:p>Carslaw</text:p>
          </table:table-cell>
          <table:table-cell office:value-type="string" calcext:value-type="string">
            <text:p>Saffer</text:p>
          </table:table-cell>
          <table:table-cell office:value-type="string" calcext:value-type="string">
            <text:p>isafferhu@ezinearticl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90-620-423</text:p>
          </table:table-cell>
          <table:table-cell office:value-type="string" calcext:value-type="string">
            <text:p>4 Darwin Road</text:p>
          </table:table-cell>
          <table:table-cell table:formula="of:=RANDBETWEEN(1;1833)" office:value-type="float" office:value="1257" calcext:value-type="float">
            <text:p>1257</text:p>
          </table:table-cell>
          <table:table-cell/>
          <table:table-cell table:formula="of:=CONCATENATE(&quot;(&quot;;[.A163];&quot;, &quot;;[.B163];&quot;, &quot;;[.C163];&quot;, '&quot;;[.D163];&quot; &quot;;[.E163];&quot;', '&quot;;[.F163];&quot; &quot;;[.G163];&quot;', '&quot;; [.H163]; &quot;'&quot;; [.I163];&quot;', '&quot;;[.J163];&quot;', '&quot;;[.K163];&quot;', &quot;;[.L163]; &quot;), &quot;)" office:value-type="string" office:string-value="(24582175, 2020162, 70759, 'Travus Iain', 'Carslaw Saffer', 'isafferhu@ezinearticles.com'https://librenoticias.com/wp-content/uploads/2020/08/default-user-image.png', '290-620-423', '4 Darwin Road', 1257), " calcext:value-type="string">
            <text:p>(24582175, 2020162, 70759, 'Travus Iain', 'Carslaw Saffer', 'isafferhu@ezinearticles.com'https://librenoticias.com/wp-content/uploads/2020/08/default-user-image.png', '290-620-423', '4 Darwin Road', 125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0291775" calcext:value-type="float">
            <text:p>20291775</text:p>
          </table:table-cell>
          <table:table-cell office:value-type="float" office:value="2020163" calcext:value-type="float">
            <text:p>2020163</text:p>
          </table:table-cell>
          <table:table-cell table:formula="of:=RANDBETWEEN(1000; 99999)" office:value-type="float" office:value="93672" calcext:value-type="float">
            <text:p>93672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Meredeth</text:p>
          </table:table-cell>
          <table:table-cell office:value-type="string" calcext:value-type="string">
            <text:p>Castella</text:p>
          </table:table-cell>
          <table:table-cell office:value-type="string" calcext:value-type="string">
            <text:p>Beekmann</text:p>
          </table:table-cell>
          <table:table-cell office:value-type="string" calcext:value-type="string">
            <text:p>mbeekmannjj@mail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52-542-336</text:p>
          </table:table-cell>
          <table:table-cell office:value-type="string" calcext:value-type="string">
            <text:p>991 Butternut Way</text:p>
          </table:table-cell>
          <table:table-cell table:formula="of:=RANDBETWEEN(1;1833)" office:value-type="float" office:value="327" calcext:value-type="float">
            <text:p>327</text:p>
          </table:table-cell>
          <table:table-cell/>
          <table:table-cell table:formula="of:=CONCATENATE(&quot;(&quot;;[.A164];&quot;, &quot;;[.B164];&quot;, &quot;;[.C164];&quot;, '&quot;;[.D164];&quot; &quot;;[.E164];&quot;', '&quot;;[.F164];&quot; &quot;;[.G164];&quot;', '&quot;; [.H164]; &quot;'&quot;; [.I164];&quot;', '&quot;;[.J164];&quot;', '&quot;;[.K164];&quot;', &quot;;[.L164]; &quot;), &quot;)" office:value-type="string" office:string-value="(20291775, 2020163, 93672, 'Johnny Meredeth', 'Castella Beekmann', 'mbeekmannjj@mail.ru'https://librenoticias.com/wp-content/uploads/2020/08/default-user-image.png', '252-542-336', '991 Butternut Way', 327), " calcext:value-type="string">
            <text:p>(20291775, 2020163, 93672, 'Johnny Meredeth', 'Castella Beekmann', 'mbeekmannjj@mail.ru'https://librenoticias.com/wp-content/uploads/2020/08/default-user-image.png', '252-542-336', '991 Butternut Way', 32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8979740" calcext:value-type="float">
            <text:p>28979740</text:p>
          </table:table-cell>
          <table:table-cell office:value-type="float" office:value="2020164" calcext:value-type="float">
            <text:p>2020164</text:p>
          </table:table-cell>
          <table:table-cell table:formula="of:=RANDBETWEEN(1000; 99999)" office:value-type="float" office:value="28101" calcext:value-type="float">
            <text:p>28101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Ceccoli</text:p>
          </table:table-cell>
          <table:table-cell office:value-type="string" calcext:value-type="string">
            <text:p>Pountney</text:p>
          </table:table-cell>
          <table:table-cell office:value-type="string" calcext:value-type="string">
            <text:p>spountneyff@gravata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37-553-924</text:p>
          </table:table-cell>
          <table:table-cell office:value-type="string" calcext:value-type="string">
            <text:p>291 Cody Hill</text:p>
          </table:table-cell>
          <table:table-cell table:formula="of:=RANDBETWEEN(1;1833)" office:value-type="float" office:value="733" calcext:value-type="float">
            <text:p>733</text:p>
          </table:table-cell>
          <table:table-cell/>
          <table:table-cell table:formula="of:=CONCATENATE(&quot;(&quot;;[.A165];&quot;, &quot;;[.B165];&quot;, &quot;;[.C165];&quot;, '&quot;;[.D165];&quot; &quot;;[.E165];&quot;', '&quot;;[.F165];&quot; &quot;;[.G165];&quot;', '&quot;; [.H165]; &quot;'&quot;; [.I165];&quot;', '&quot;;[.J165];&quot;', '&quot;;[.K165];&quot;', &quot;;[.L165]; &quot;), &quot;)" office:value-type="string" office:string-value="(28979740, 2020164, 28101, 'Louis Stephanus', 'Ceccoli Pountney', 'spountneyff@gravatar.com'https://librenoticias.com/wp-content/uploads/2020/08/default-user-image.png', '637-553-924', '291 Cody Hill', 733), " calcext:value-type="string">
            <text:p>(28979740, 2020164, 28101, 'Louis Stephanus', 'Ceccoli Pountney', 'spountneyff@gravatar.com'https://librenoticias.com/wp-content/uploads/2020/08/default-user-image.png', '637-553-924', '291 Cody Hill', 73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9546940" calcext:value-type="float">
            <text:p>19546940</text:p>
          </table:table-cell>
          <table:table-cell office:value-type="float" office:value="2020165" calcext:value-type="float">
            <text:p>2020165</text:p>
          </table:table-cell>
          <table:table-cell table:formula="of:=RANDBETWEEN(1000; 99999)" office:value-type="float" office:value="77942" calcext:value-type="float">
            <text:p>77942</text:p>
          </table:table-cell>
          <table:table-cell office:value-type="string" calcext:value-type="string">
            <text:p>Bernelle</text:p>
          </table:table-cell>
          <table:table-cell office:value-type="string" calcext:value-type="string">
            <text:p>Cathrine</text:p>
          </table:table-cell>
          <table:table-cell office:value-type="string" calcext:value-type="string">
            <text:p>Ceschini</text:p>
          </table:table-cell>
          <table:table-cell office:value-type="string" calcext:value-type="string">
            <text:p>Bocking</text:p>
          </table:table-cell>
          <table:table-cell office:value-type="string" calcext:value-type="string">
            <text:p>cbocking36@blogspo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82-828-598</text:p>
          </table:table-cell>
          <table:table-cell office:value-type="string" calcext:value-type="string">
            <text:p>0852 Mccormick Way</text:p>
          </table:table-cell>
          <table:table-cell table:formula="of:=RANDBETWEEN(1;1833)" office:value-type="float" office:value="1447" calcext:value-type="float">
            <text:p>1447</text:p>
          </table:table-cell>
          <table:table-cell/>
          <table:table-cell table:formula="of:=CONCATENATE(&quot;(&quot;;[.A166];&quot;, &quot;;[.B166];&quot;, &quot;;[.C166];&quot;, '&quot;;[.D166];&quot; &quot;;[.E166];&quot;', '&quot;;[.F166];&quot; &quot;;[.G166];&quot;', '&quot;; [.H166]; &quot;'&quot;; [.I166];&quot;', '&quot;;[.J166];&quot;', '&quot;;[.K166];&quot;', &quot;;[.L166]; &quot;), &quot;)" office:value-type="string" office:string-value="(19546940, 2020165, 77942, 'Bernelle Cathrine', 'Ceschini Bocking', 'cbocking36@blogspot.com'https://librenoticias.com/wp-content/uploads/2020/08/default-user-image.png', '982-828-598', '0852 Mccormick Way', 1447), " calcext:value-type="string">
            <text:p>(19546940, 2020165, 77942, 'Bernelle Cathrine', 'Ceschini Bocking', 'cbocking36@blogspot.com'https://librenoticias.com/wp-content/uploads/2020/08/default-user-image.png', '982-828-598', '0852 Mccormick Way', 144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4954883" calcext:value-type="float">
            <text:p>94954883</text:p>
          </table:table-cell>
          <table:table-cell office:value-type="float" office:value="2020166" calcext:value-type="float">
            <text:p>2020166</text:p>
          </table:table-cell>
          <table:table-cell table:formula="of:=RANDBETWEEN(1000; 99999)" office:value-type="float" office:value="32540" calcext:value-type="float">
            <text:p>32540</text:p>
          </table:table-cell>
          <table:table-cell office:value-type="string" calcext:value-type="string">
            <text:p>Arlan</text:p>
          </table:table-cell>
          <table:table-cell office:value-type="string" calcext:value-type="string">
            <text:p>Riobard</text:p>
          </table:table-cell>
          <table:table-cell office:value-type="string" calcext:value-type="string">
            <text:p>Chaloner</text:p>
          </table:table-cell>
          <table:table-cell office:value-type="string" calcext:value-type="string">
            <text:p>Blay</text:p>
          </table:table-cell>
          <table:table-cell office:value-type="string" calcext:value-type="string">
            <text:p>rblayg4@trellia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38-277-671</text:p>
          </table:table-cell>
          <table:table-cell office:value-type="string" calcext:value-type="string">
            <text:p>36 Donald Junction</text:p>
          </table:table-cell>
          <table:table-cell table:formula="of:=RANDBETWEEN(1;1833)" office:value-type="float" office:value="1424" calcext:value-type="float">
            <text:p>1424</text:p>
          </table:table-cell>
          <table:table-cell/>
          <table:table-cell table:formula="of:=CONCATENATE(&quot;(&quot;;[.A167];&quot;, &quot;;[.B167];&quot;, &quot;;[.C167];&quot;, '&quot;;[.D167];&quot; &quot;;[.E167];&quot;', '&quot;;[.F167];&quot; &quot;;[.G167];&quot;', '&quot;; [.H167]; &quot;'&quot;; [.I167];&quot;', '&quot;;[.J167];&quot;', '&quot;;[.K167];&quot;', &quot;;[.L167]; &quot;), &quot;)" office:value-type="string" office:string-value="(94954883, 2020166, 32540, 'Arlan Riobard', 'Chaloner Blay', 'rblayg4@trellian.com'https://librenoticias.com/wp-content/uploads/2020/08/default-user-image.png', '638-277-671', '36 Donald Junction', 1424), " calcext:value-type="string">
            <text:p>(94954883, 2020166, 32540, 'Arlan Riobard', 'Chaloner Blay', 'rblayg4@trellian.com'https://librenoticias.com/wp-content/uploads/2020/08/default-user-image.png', '638-277-671', '36 Donald Junction', 142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5271689" calcext:value-type="float">
            <text:p>35271689</text:p>
          </table:table-cell>
          <table:table-cell office:value-type="float" office:value="2020167" calcext:value-type="float">
            <text:p>2020167</text:p>
          </table:table-cell>
          <table:table-cell table:formula="of:=RANDBETWEEN(1000; 99999)" office:value-type="float" office:value="88424" calcext:value-type="float">
            <text:p>88424</text:p>
          </table:table-cell>
          <table:table-cell office:value-type="string" calcext:value-type="string">
            <text:p>Harli</text:p>
          </table:table-cell>
          <table:table-cell office:value-type="string" calcext:value-type="string">
            <text:p>Ronna</text:p>
          </table:table-cell>
          <table:table-cell office:value-type="string" calcext:value-type="string">
            <text:p>Charlot</text:p>
          </table:table-cell>
          <table:table-cell office:value-type="string" calcext:value-type="string">
            <text:p>MacKimm</text:p>
          </table:table-cell>
          <table:table-cell office:value-type="string" calcext:value-type="string">
            <text:p>rmackimmdy@constantcontac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76-100-901</text:p>
          </table:table-cell>
          <table:table-cell office:value-type="string" calcext:value-type="string">
            <text:p>37488 Sunnyside Pass</text:p>
          </table:table-cell>
          <table:table-cell table:formula="of:=RANDBETWEEN(1;1833)" office:value-type="float" office:value="129" calcext:value-type="float">
            <text:p>129</text:p>
          </table:table-cell>
          <table:table-cell/>
          <table:table-cell table:formula="of:=CONCATENATE(&quot;(&quot;;[.A168];&quot;, &quot;;[.B168];&quot;, &quot;;[.C168];&quot;, '&quot;;[.D168];&quot; &quot;;[.E168];&quot;', '&quot;;[.F168];&quot; &quot;;[.G168];&quot;', '&quot;; [.H168]; &quot;'&quot;; [.I168];&quot;', '&quot;;[.J168];&quot;', '&quot;;[.K168];&quot;', &quot;;[.L168]; &quot;), &quot;)" office:value-type="string" office:string-value="(35271689, 2020167, 88424, 'Harli Ronna', 'Charlot MacKimm', 'rmackimmdy@constantcontact.com'https://librenoticias.com/wp-content/uploads/2020/08/default-user-image.png', '376-100-901', '37488 Sunnyside Pass', 129), " calcext:value-type="string">
            <text:p>(35271689, 2020167, 88424, 'Harli Ronna', 'Charlot MacKimm', 'rmackimmdy@constantcontact.com'https://librenoticias.com/wp-content/uploads/2020/08/default-user-image.png', '376-100-901', '37488 Sunnyside Pass', 12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4268723" calcext:value-type="float">
            <text:p>44268723</text:p>
          </table:table-cell>
          <table:table-cell office:value-type="float" office:value="2020168" calcext:value-type="float">
            <text:p>2020168</text:p>
          </table:table-cell>
          <table:table-cell table:formula="of:=RANDBETWEEN(1000; 99999)" office:value-type="float" office:value="73109" calcext:value-type="float">
            <text:p>73109</text:p>
          </table:table-cell>
          <table:table-cell office:value-type="string" calcext:value-type="string">
            <text:p>Georgi</text:p>
          </table:table-cell>
          <table:table-cell office:value-type="string" calcext:value-type="string">
            <text:p>Horatius</text:p>
          </table:table-cell>
          <table:table-cell office:value-type="string" calcext:value-type="string">
            <text:p>Chesnay</text:p>
          </table:table-cell>
          <table:table-cell office:value-type="string" calcext:value-type="string">
            <text:p>O'Hanlon</text:p>
          </table:table-cell>
          <table:table-cell office:value-type="string" calcext:value-type="string">
            <text:p>hohanlon8h@foxnew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99-646-209</text:p>
          </table:table-cell>
          <table:table-cell office:value-type="string" calcext:value-type="string">
            <text:p>3806 Johnson Point</text:p>
          </table:table-cell>
          <table:table-cell table:formula="of:=RANDBETWEEN(1;1833)" office:value-type="float" office:value="449" calcext:value-type="float">
            <text:p>449</text:p>
          </table:table-cell>
          <table:table-cell/>
          <table:table-cell table:formula="of:=CONCATENATE(&quot;(&quot;;[.A169];&quot;, &quot;;[.B169];&quot;, &quot;;[.C169];&quot;, '&quot;;[.D169];&quot; &quot;;[.E169];&quot;', '&quot;;[.F169];&quot; &quot;;[.G169];&quot;', '&quot;; [.H169]; &quot;'&quot;; [.I169];&quot;', '&quot;;[.J169];&quot;', '&quot;;[.K169];&quot;', &quot;;[.L169]; &quot;), &quot;)" office:value-type="string" office:string-value="(44268723, 2020168, 73109, 'Georgi Horatius', 'Chesnay O'Hanlon', 'hohanlon8h@foxnews.com'https://librenoticias.com/wp-content/uploads/2020/08/default-user-image.png', '499-646-209', '3806 Johnson Point', 449), " calcext:value-type="string">
            <text:p>(44268723, 2020168, 73109, 'Georgi Horatius', 'Chesnay O'Hanlon', 'hohanlon8h@foxnews.com'https://librenoticias.com/wp-content/uploads/2020/08/default-user-image.png', '499-646-209', '3806 Johnson Point', 44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2139414" calcext:value-type="float">
            <text:p>32139414</text:p>
          </table:table-cell>
          <table:table-cell office:value-type="float" office:value="2020169" calcext:value-type="float">
            <text:p>2020169</text:p>
          </table:table-cell>
          <table:table-cell table:formula="of:=RANDBETWEEN(1000; 99999)" office:value-type="float" office:value="95576" calcext:value-type="float">
            <text:p>95576</text:p>
          </table:table-cell>
          <table:table-cell office:value-type="string" calcext:value-type="string">
            <text:p>Vernice</text:p>
          </table:table-cell>
          <table:table-cell office:value-type="string" calcext:value-type="string">
            <text:p>Colleen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Routham</text:p>
          </table:table-cell>
          <table:table-cell office:value-type="string" calcext:value-type="string">
            <text:p>croutham9u@ucoz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02-921-687</text:p>
          </table:table-cell>
          <table:table-cell office:value-type="string" calcext:value-type="string">
            <text:p>4 Fisk Center</text:p>
          </table:table-cell>
          <table:table-cell table:formula="of:=RANDBETWEEN(1;1833)" office:value-type="float" office:value="320" calcext:value-type="float">
            <text:p>320</text:p>
          </table:table-cell>
          <table:table-cell/>
          <table:table-cell table:formula="of:=CONCATENATE(&quot;(&quot;;[.A170];&quot;, &quot;;[.B170];&quot;, &quot;;[.C170];&quot;, '&quot;;[.D170];&quot; &quot;;[.E170];&quot;', '&quot;;[.F170];&quot; &quot;;[.G170];&quot;', '&quot;; [.H170]; &quot;'&quot;; [.I170];&quot;', '&quot;;[.J170];&quot;', '&quot;;[.K170];&quot;', &quot;;[.L170]; &quot;), &quot;)" office:value-type="string" office:string-value="(32139414, 2020169, 95576, 'Vernice Colleen', 'Cheyenne Routham', 'croutham9u@ucoz.ru'https://librenoticias.com/wp-content/uploads/2020/08/default-user-image.png', '402-921-687', '4 Fisk Center', 320), " calcext:value-type="string">
            <text:p>(32139414, 2020169, 95576, 'Vernice Colleen', 'Cheyenne Routham', 'croutham9u@ucoz.ru'https://librenoticias.com/wp-content/uploads/2020/08/default-user-image.png', '402-921-687', '4 Fisk Center', 32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1534502" calcext:value-type="float">
            <text:p>81534502</text:p>
          </table:table-cell>
          <table:table-cell office:value-type="float" office:value="2020170" calcext:value-type="float">
            <text:p>2020170</text:p>
          </table:table-cell>
          <table:table-cell table:formula="of:=RANDBETWEEN(1000; 99999)" office:value-type="float" office:value="54267" calcext:value-type="float">
            <text:p>54267</text:p>
          </table:table-cell>
          <table:table-cell office:value-type="string" calcext:value-type="string">
            <text:p>Alvan</text:p>
          </table:table-cell>
          <table:table-cell office:value-type="string" calcext:value-type="string">
            <text:p>Gaven</text:p>
          </table:table-cell>
          <table:table-cell office:value-type="string" calcext:value-type="string">
            <text:p>Chidler</text:p>
          </table:table-cell>
          <table:table-cell office:value-type="string" calcext:value-type="string">
            <text:p>Dunley</text:p>
          </table:table-cell>
          <table:table-cell office:value-type="string" calcext:value-type="string">
            <text:p>gdunleyko@google.pl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16-874-412</text:p>
          </table:table-cell>
          <table:table-cell office:value-type="string" calcext:value-type="string">
            <text:p>52521 Bay Parkway</text:p>
          </table:table-cell>
          <table:table-cell table:formula="of:=RANDBETWEEN(1;1833)" office:value-type="float" office:value="1717" calcext:value-type="float">
            <text:p>1717</text:p>
          </table:table-cell>
          <table:table-cell/>
          <table:table-cell table:formula="of:=CONCATENATE(&quot;(&quot;;[.A171];&quot;, &quot;;[.B171];&quot;, &quot;;[.C171];&quot;, '&quot;;[.D171];&quot; &quot;;[.E171];&quot;', '&quot;;[.F171];&quot; &quot;;[.G171];&quot;', '&quot;; [.H171]; &quot;'&quot;; [.I171];&quot;', '&quot;;[.J171];&quot;', '&quot;;[.K171];&quot;', &quot;;[.L171]; &quot;), &quot;)" office:value-type="string" office:string-value="(81534502, 2020170, 54267, 'Alvan Gaven', 'Chidler Dunley', 'gdunleyko@google.pl'https://librenoticias.com/wp-content/uploads/2020/08/default-user-image.png', '316-874-412', '52521 Bay Parkway', 1717), " calcext:value-type="string">
            <text:p>(81534502, 2020170, 54267, 'Alvan Gaven', 'Chidler Dunley', 'gdunleyko@google.pl'https://librenoticias.com/wp-content/uploads/2020/08/default-user-image.png', '316-874-412', '52521 Bay Parkway', 171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2431820" calcext:value-type="float">
            <text:p>82431820</text:p>
          </table:table-cell>
          <table:table-cell office:value-type="float" office:value="2020171" calcext:value-type="float">
            <text:p>2020171</text:p>
          </table:table-cell>
          <table:table-cell table:formula="of:=RANDBETWEEN(1000; 99999)" office:value-type="float" office:value="98966" calcext:value-type="float">
            <text:p>98966</text:p>
          </table:table-cell>
          <table:table-cell office:value-type="string" calcext:value-type="string">
            <text:p>Susie</text:p>
          </table:table-cell>
          <table:table-cell office:value-type="string" calcext:value-type="string">
            <text:p>Jocelyne</text:p>
          </table:table-cell>
          <table:table-cell office:value-type="string" calcext:value-type="string">
            <text:p>Chidzoy</text:p>
          </table:table-cell>
          <table:table-cell office:value-type="string" calcext:value-type="string">
            <text:p>Newband</text:p>
          </table:table-cell>
          <table:table-cell office:value-type="string" calcext:value-type="string">
            <text:p>jnewband2y@privacy.gov.a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34-907-734</text:p>
          </table:table-cell>
          <table:table-cell office:value-type="string" calcext:value-type="string">
            <text:p>193 Burning Wood Junction</text:p>
          </table:table-cell>
          <table:table-cell table:formula="of:=RANDBETWEEN(1;1833)" office:value-type="float" office:value="1131" calcext:value-type="float">
            <text:p>1131</text:p>
          </table:table-cell>
          <table:table-cell/>
          <table:table-cell table:formula="of:=CONCATENATE(&quot;(&quot;;[.A172];&quot;, &quot;;[.B172];&quot;, &quot;;[.C172];&quot;, '&quot;;[.D172];&quot; &quot;;[.E172];&quot;', '&quot;;[.F172];&quot; &quot;;[.G172];&quot;', '&quot;; [.H172]; &quot;'&quot;; [.I172];&quot;', '&quot;;[.J172];&quot;', '&quot;;[.K172];&quot;', &quot;;[.L172]; &quot;), &quot;)" office:value-type="string" office:string-value="(82431820, 2020171, 98966, 'Susie Jocelyne', 'Chidzoy Newband', 'jnewband2y@privacy.gov.au'https://librenoticias.com/wp-content/uploads/2020/08/default-user-image.png', '334-907-734', '193 Burning Wood Junction', 1131), " calcext:value-type="string">
            <text:p>(82431820, 2020171, 98966, 'Susie Jocelyne', 'Chidzoy Newband', 'jnewband2y@privacy.gov.au'https://librenoticias.com/wp-content/uploads/2020/08/default-user-image.png', '334-907-734', '193 Burning Wood Junction', 113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8061497" calcext:value-type="float">
            <text:p>78061497</text:p>
          </table:table-cell>
          <table:table-cell office:value-type="float" office:value="2020172" calcext:value-type="float">
            <text:p>2020172</text:p>
          </table:table-cell>
          <table:table-cell table:formula="of:=RANDBETWEEN(1000; 99999)" office:value-type="float" office:value="98217" calcext:value-type="float">
            <text:p>98217</text:p>
          </table:table-cell>
          <table:table-cell office:value-type="string" calcext:value-type="string">
            <text:p>Winonah</text:p>
          </table:table-cell>
          <table:table-cell office:value-type="string" calcext:value-type="string">
            <text:p>Agretha</text:p>
          </table:table-cell>
          <table:table-cell office:value-type="string" calcext:value-type="string">
            <text:p>Cirlos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abarkmt@phoca.cz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87-478-432</text:p>
          </table:table-cell>
          <table:table-cell office:value-type="string" calcext:value-type="string">
            <text:p>9321 Declaration Place</text:p>
          </table:table-cell>
          <table:table-cell table:formula="of:=RANDBETWEEN(1;1833)" office:value-type="float" office:value="1041" calcext:value-type="float">
            <text:p>1041</text:p>
          </table:table-cell>
          <table:table-cell/>
          <table:table-cell table:formula="of:=CONCATENATE(&quot;(&quot;;[.A173];&quot;, &quot;;[.B173];&quot;, &quot;;[.C173];&quot;, '&quot;;[.D173];&quot; &quot;;[.E173];&quot;', '&quot;;[.F173];&quot; &quot;;[.G173];&quot;', '&quot;; [.H173]; &quot;'&quot;; [.I173];&quot;', '&quot;;[.J173];&quot;', '&quot;;[.K173];&quot;', &quot;;[.L173]; &quot;), &quot;)" office:value-type="string" office:string-value="(78061497, 2020172, 98217, 'Winonah Agretha', 'Cirlos Bark', 'abarkmt@phoca.cz'https://librenoticias.com/wp-content/uploads/2020/08/default-user-image.png', '287-478-432', '9321 Declaration Place', 1041), " calcext:value-type="string">
            <text:p>(78061497, 2020172, 98217, 'Winonah Agretha', 'Cirlos Bark', 'abarkmt@phoca.cz'https://librenoticias.com/wp-content/uploads/2020/08/default-user-image.png', '287-478-432', '9321 Declaration Place', 104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1750444" calcext:value-type="float">
            <text:p>51750444</text:p>
          </table:table-cell>
          <table:table-cell office:value-type="float" office:value="2020173" calcext:value-type="float">
            <text:p>2020173</text:p>
          </table:table-cell>
          <table:table-cell table:formula="of:=RANDBETWEEN(1000; 99999)" office:value-type="float" office:value="52593" calcext:value-type="float">
            <text:p>52593</text:p>
          </table:table-cell>
          <table:table-cell office:value-type="string" calcext:value-type="string">
            <text:p>Cordie</text:p>
          </table:table-cell>
          <table:table-cell office:value-type="string" calcext:value-type="string">
            <text:p>Irv</text:p>
          </table:table-cell>
          <table:table-cell office:value-type="string" calcext:value-type="string">
            <text:p>Clacson</text:p>
          </table:table-cell>
          <table:table-cell office:value-type="string" calcext:value-type="string">
            <text:p>Prattington</text:p>
          </table:table-cell>
          <table:table-cell office:value-type="string" calcext:value-type="string">
            <text:p>iprattington5c@japanpost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68-798-468</text:p>
          </table:table-cell>
          <table:table-cell office:value-type="string" calcext:value-type="string">
            <text:p>15475 Hauk Court</text:p>
          </table:table-cell>
          <table:table-cell table:formula="of:=RANDBETWEEN(1;1833)" office:value-type="float" office:value="394" calcext:value-type="float">
            <text:p>394</text:p>
          </table:table-cell>
          <table:table-cell/>
          <table:table-cell table:formula="of:=CONCATENATE(&quot;(&quot;;[.A174];&quot;, &quot;;[.B174];&quot;, &quot;;[.C174];&quot;, '&quot;;[.D174];&quot; &quot;;[.E174];&quot;', '&quot;;[.F174];&quot; &quot;;[.G174];&quot;', '&quot;; [.H174]; &quot;'&quot;; [.I174];&quot;', '&quot;;[.J174];&quot;', '&quot;;[.K174];&quot;', &quot;;[.L174]; &quot;), &quot;)" office:value-type="string" office:string-value="(51750444, 2020173, 52593, 'Cordie Irv', 'Clacson Prattington', 'iprattington5c@japanpost.jp'https://librenoticias.com/wp-content/uploads/2020/08/default-user-image.png', '468-798-468', '15475 Hauk Court', 394), " calcext:value-type="string">
            <text:p>(51750444, 2020173, 52593, 'Cordie Irv', 'Clacson Prattington', 'iprattington5c@japanpost.jp'https://librenoticias.com/wp-content/uploads/2020/08/default-user-image.png', '468-798-468', '15475 Hauk Court', 39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0137574" calcext:value-type="float">
            <text:p>70137574</text:p>
          </table:table-cell>
          <table:table-cell office:value-type="float" office:value="2020174" calcext:value-type="float">
            <text:p>2020174</text:p>
          </table:table-cell>
          <table:table-cell table:formula="of:=RANDBETWEEN(1000; 99999)" office:value-type="float" office:value="68120" calcext:value-type="float">
            <text:p>68120</text:p>
          </table:table-cell>
          <table:table-cell office:value-type="string" calcext:value-type="string">
            <text:p>Cly</text:p>
          </table:table-cell>
          <table:table-cell office:value-type="string" calcext:value-type="string">
            <text:p>Merv</text:p>
          </table:table-cell>
          <table:table-cell office:value-type="string" calcext:value-type="string">
            <text:p>Clemits</text:p>
          </table:table-cell>
          <table:table-cell office:value-type="string" calcext:value-type="string">
            <text:p>Hansberry</text:p>
          </table:table-cell>
          <table:table-cell office:value-type="string" calcext:value-type="string">
            <text:p>mhansberry33@slideshare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27-944-410</text:p>
          </table:table-cell>
          <table:table-cell office:value-type="string" calcext:value-type="string">
            <text:p>44912 Monterey Terrace</text:p>
          </table:table-cell>
          <table:table-cell table:formula="of:=RANDBETWEEN(1;1833)" office:value-type="float" office:value="630" calcext:value-type="float">
            <text:p>630</text:p>
          </table:table-cell>
          <table:table-cell/>
          <table:table-cell table:formula="of:=CONCATENATE(&quot;(&quot;;[.A175];&quot;, &quot;;[.B175];&quot;, &quot;;[.C175];&quot;, '&quot;;[.D175];&quot; &quot;;[.E175];&quot;', '&quot;;[.F175];&quot; &quot;;[.G175];&quot;', '&quot;; [.H175]; &quot;'&quot;; [.I175];&quot;', '&quot;;[.J175];&quot;', '&quot;;[.K175];&quot;', &quot;;[.L175]; &quot;), &quot;)" office:value-type="string" office:string-value="(70137574, 2020174, 68120, 'Cly Merv', 'Clemits Hansberry', 'mhansberry33@slideshare.net'https://librenoticias.com/wp-content/uploads/2020/08/default-user-image.png', '127-944-410', '44912 Monterey Terrace', 630), " calcext:value-type="string">
            <text:p>(70137574, 2020174, 68120, 'Cly Merv', 'Clemits Hansberry', 'mhansberry33@slideshare.net'https://librenoticias.com/wp-content/uploads/2020/08/default-user-image.png', '127-944-410', '44912 Monterey Terrace', 63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3012571" calcext:value-type="float">
            <text:p>53012571</text:p>
          </table:table-cell>
          <table:table-cell office:value-type="float" office:value="2020175" calcext:value-type="float">
            <text:p>2020175</text:p>
          </table:table-cell>
          <table:table-cell table:formula="of:=RANDBETWEEN(1000; 99999)" office:value-type="float" office:value="11426" calcext:value-type="float">
            <text:p>11426</text:p>
          </table:table-cell>
          <table:table-cell office:value-type="string" calcext:value-type="string">
            <text:p>Guinevere</text:p>
          </table:table-cell>
          <table:table-cell office:value-type="string" calcext:value-type="string">
            <text:p>Celestine</text:p>
          </table:table-cell>
          <table:table-cell office:value-type="string" calcext:value-type="string">
            <text:p>Clouter</text:p>
          </table:table-cell>
          <table:table-cell office:value-type="string" calcext:value-type="string">
            <text:p>Doghartie</text:p>
          </table:table-cell>
          <table:table-cell office:value-type="string" calcext:value-type="string">
            <text:p>cdoghartie93@indiegog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14-893-988</text:p>
          </table:table-cell>
          <table:table-cell office:value-type="string" calcext:value-type="string">
            <text:p>9065 Nova Street</text:p>
          </table:table-cell>
          <table:table-cell table:formula="of:=RANDBETWEEN(1;1833)" office:value-type="float" office:value="558" calcext:value-type="float">
            <text:p>558</text:p>
          </table:table-cell>
          <table:table-cell/>
          <table:table-cell table:formula="of:=CONCATENATE(&quot;(&quot;;[.A176];&quot;, &quot;;[.B176];&quot;, &quot;;[.C176];&quot;, '&quot;;[.D176];&quot; &quot;;[.E176];&quot;', '&quot;;[.F176];&quot; &quot;;[.G176];&quot;', '&quot;; [.H176]; &quot;'&quot;; [.I176];&quot;', '&quot;;[.J176];&quot;', '&quot;;[.K176];&quot;', &quot;;[.L176]; &quot;), &quot;)" office:value-type="string" office:string-value="(53012571, 2020175, 11426, 'Guinevere Celestine', 'Clouter Doghartie', 'cdoghartie93@indiegogo.com'https://librenoticias.com/wp-content/uploads/2020/08/default-user-image.png', '714-893-988', '9065 Nova Street', 558), " calcext:value-type="string">
            <text:p>(53012571, 2020175, 11426, 'Guinevere Celestine', 'Clouter Doghartie', 'cdoghartie93@indiegogo.com'https://librenoticias.com/wp-content/uploads/2020/08/default-user-image.png', '714-893-988', '9065 Nova Street', 55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2087841" calcext:value-type="float">
            <text:p>62087841</text:p>
          </table:table-cell>
          <table:table-cell office:value-type="float" office:value="2020176" calcext:value-type="float">
            <text:p>2020176</text:p>
          </table:table-cell>
          <table:table-cell table:formula="of:=RANDBETWEEN(1000; 99999)" office:value-type="float" office:value="80142" calcext:value-type="float">
            <text:p>80142</text:p>
          </table:table-cell>
          <table:table-cell office:value-type="string" calcext:value-type="string">
            <text:p>Fairlie</text:p>
          </table:table-cell>
          <table:table-cell office:value-type="string" calcext:value-type="string">
            <text:p>Shaine</text:p>
          </table:table-cell>
          <table:table-cell office:value-type="string" calcext:value-type="string">
            <text:p>Cockshot</text:p>
          </table:table-cell>
          <table:table-cell office:value-type="string" calcext:value-type="string">
            <text:p>Shimmings</text:p>
          </table:table-cell>
          <table:table-cell office:value-type="string" calcext:value-type="string">
            <text:p>sshimmingsfc@bizjournal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31-779-570</text:p>
          </table:table-cell>
          <table:table-cell office:value-type="string" calcext:value-type="string">
            <text:p>3536 Kropf Crossing</text:p>
          </table:table-cell>
          <table:table-cell table:formula="of:=RANDBETWEEN(1;1833)" office:value-type="float" office:value="1268" calcext:value-type="float">
            <text:p>1268</text:p>
          </table:table-cell>
          <table:table-cell/>
          <table:table-cell table:formula="of:=CONCATENATE(&quot;(&quot;;[.A177];&quot;, &quot;;[.B177];&quot;, &quot;;[.C177];&quot;, '&quot;;[.D177];&quot; &quot;;[.E177];&quot;', '&quot;;[.F177];&quot; &quot;;[.G177];&quot;', '&quot;; [.H177]; &quot;'&quot;; [.I177];&quot;', '&quot;;[.J177];&quot;', '&quot;;[.K177];&quot;', &quot;;[.L177]; &quot;), &quot;)" office:value-type="string" office:string-value="(62087841, 2020176, 80142, 'Fairlie Shaine', 'Cockshot Shimmings', 'sshimmingsfc@bizjournals.com'https://librenoticias.com/wp-content/uploads/2020/08/default-user-image.png', '231-779-570', '3536 Kropf Crossing', 1268), " calcext:value-type="string">
            <text:p>(62087841, 2020176, 80142, 'Fairlie Shaine', 'Cockshot Shimmings', 'sshimmingsfc@bizjournals.com'https://librenoticias.com/wp-content/uploads/2020/08/default-user-image.png', '231-779-570', '3536 Kropf Crossing', 126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8183499" calcext:value-type="float">
            <text:p>18183499</text:p>
          </table:table-cell>
          <table:table-cell office:value-type="float" office:value="2020177" calcext:value-type="float">
            <text:p>2020177</text:p>
          </table:table-cell>
          <table:table-cell table:formula="of:=RANDBETWEEN(1000; 99999)" office:value-type="float" office:value="38853" calcext:value-type="float">
            <text:p>38853</text:p>
          </table:table-cell>
          <table:table-cell office:value-type="string" calcext:value-type="string">
            <text:p>Alejandrin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Coggin</text:p>
          </table:table-cell>
          <table:table-cell office:value-type="string" calcext:value-type="string">
            <text:p>Torricella</text:p>
          </table:table-cell>
          <table:table-cell office:value-type="string" calcext:value-type="string">
            <text:p>ctorricellan6@google.cn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04-268-397</text:p>
          </table:table-cell>
          <table:table-cell office:value-type="string" calcext:value-type="string">
            <text:p>81958 Mandrake Park</text:p>
          </table:table-cell>
          <table:table-cell table:formula="of:=RANDBETWEEN(1;1833)" office:value-type="float" office:value="369" calcext:value-type="float">
            <text:p>369</text:p>
          </table:table-cell>
          <table:table-cell/>
          <table:table-cell table:formula="of:=CONCATENATE(&quot;(&quot;;[.A178];&quot;, &quot;;[.B178];&quot;, &quot;;[.C178];&quot;, '&quot;;[.D178];&quot; &quot;;[.E178];&quot;', '&quot;;[.F178];&quot; &quot;;[.G178];&quot;', '&quot;; [.H178]; &quot;'&quot;; [.I178];&quot;', '&quot;;[.J178];&quot;', '&quot;;[.K178];&quot;', &quot;;[.L178]; &quot;), &quot;)" office:value-type="string" office:string-value="(18183499, 2020177, 38853, 'Alejandrina Celina', 'Coggin Torricella', 'ctorricellan6@google.cn'https://librenoticias.com/wp-content/uploads/2020/08/default-user-image.png', '804-268-397', '81958 Mandrake Park', 369), " calcext:value-type="string">
            <text:p>(18183499, 2020177, 38853, 'Alejandrina Celina', 'Coggin Torricella', 'ctorricellan6@google.cn'https://librenoticias.com/wp-content/uploads/2020/08/default-user-image.png', '804-268-397', '81958 Mandrake Park', 36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6394339" calcext:value-type="float">
            <text:p>26394339</text:p>
          </table:table-cell>
          <table:table-cell office:value-type="float" office:value="2020178" calcext:value-type="float">
            <text:p>2020178</text:p>
          </table:table-cell>
          <table:table-cell table:formula="of:=RANDBETWEEN(1000; 99999)" office:value-type="float" office:value="67541" calcext:value-type="float">
            <text:p>67541</text:p>
          </table:table-cell>
          <table:table-cell office:value-type="string" calcext:value-type="string">
            <text:p>Delphinia</text:p>
          </table:table-cell>
          <table:table-cell office:value-type="string" calcext:value-type="string">
            <text:p>Midge</text:p>
          </table:table-cell>
          <table:table-cell office:value-type="string" calcext:value-type="string">
            <text:p>Colbrun</text:p>
          </table:table-cell>
          <table:table-cell office:value-type="string" calcext:value-type="string">
            <text:p>Baynon</text:p>
          </table:table-cell>
          <table:table-cell office:value-type="string" calcext:value-type="string">
            <text:p>mbaynonn0@google.com.br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69-421-379</text:p>
          </table:table-cell>
          <table:table-cell office:value-type="string" calcext:value-type="string">
            <text:p>60 Fisk Alley</text:p>
          </table:table-cell>
          <table:table-cell table:formula="of:=RANDBETWEEN(1;1833)" office:value-type="float" office:value="633" calcext:value-type="float">
            <text:p>633</text:p>
          </table:table-cell>
          <table:table-cell/>
          <table:table-cell table:formula="of:=CONCATENATE(&quot;(&quot;;[.A179];&quot;, &quot;;[.B179];&quot;, &quot;;[.C179];&quot;, '&quot;;[.D179];&quot; &quot;;[.E179];&quot;', '&quot;;[.F179];&quot; &quot;;[.G179];&quot;', '&quot;; [.H179]; &quot;'&quot;; [.I179];&quot;', '&quot;;[.J179];&quot;', '&quot;;[.K179];&quot;', &quot;;[.L179]; &quot;), &quot;)" office:value-type="string" office:string-value="(26394339, 2020178, 67541, 'Delphinia Midge', 'Colbrun Baynon', 'mbaynonn0@google.com.br'https://librenoticias.com/wp-content/uploads/2020/08/default-user-image.png', '969-421-379', '60 Fisk Alley', 633), " calcext:value-type="string">
            <text:p>(26394339, 2020178, 67541, 'Delphinia Midge', 'Colbrun Baynon', 'mbaynonn0@google.com.br'https://librenoticias.com/wp-content/uploads/2020/08/default-user-image.png', '969-421-379', '60 Fisk Alley', 63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0148296" calcext:value-type="float">
            <text:p>30148296</text:p>
          </table:table-cell>
          <table:table-cell office:value-type="float" office:value="2020179" calcext:value-type="float">
            <text:p>2020179</text:p>
          </table:table-cell>
          <table:table-cell table:formula="of:=RANDBETWEEN(1000; 99999)" office:value-type="float" office:value="40170" calcext:value-type="float">
            <text:p>40170</text:p>
          </table:table-cell>
          <table:table-cell office:value-type="string" calcext:value-type="string">
            <text:p>Carolann</text:p>
          </table:table-cell>
          <table:table-cell office:value-type="string" calcext:value-type="string">
            <text:p>Kaylil</text:p>
          </table:table-cell>
          <table:table-cell office:value-type="string" calcext:value-type="string">
            <text:p>Colgan</text:p>
          </table:table-cell>
          <table:table-cell office:value-type="string" calcext:value-type="string">
            <text:p>Flawn</text:p>
          </table:table-cell>
          <table:table-cell office:value-type="string" calcext:value-type="string">
            <text:p>kflawn2a@china.com.cn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59-619-918</text:p>
          </table:table-cell>
          <table:table-cell office:value-type="string" calcext:value-type="string">
            <text:p>4198 Parkside Alley</text:p>
          </table:table-cell>
          <table:table-cell table:formula="of:=RANDBETWEEN(1;1833)" office:value-type="float" office:value="607" calcext:value-type="float">
            <text:p>607</text:p>
          </table:table-cell>
          <table:table-cell/>
          <table:table-cell table:formula="of:=CONCATENATE(&quot;(&quot;;[.A180];&quot;, &quot;;[.B180];&quot;, &quot;;[.C180];&quot;, '&quot;;[.D180];&quot; &quot;;[.E180];&quot;', '&quot;;[.F180];&quot; &quot;;[.G180];&quot;', '&quot;; [.H180]; &quot;'&quot;; [.I180];&quot;', '&quot;;[.J180];&quot;', '&quot;;[.K180];&quot;', &quot;;[.L180]; &quot;), &quot;)" office:value-type="string" office:string-value="(30148296, 2020179, 40170, 'Carolann Kaylil', 'Colgan Flawn', 'kflawn2a@china.com.cn'https://librenoticias.com/wp-content/uploads/2020/08/default-user-image.png', '259-619-918', '4198 Parkside Alley', 607), " calcext:value-type="string">
            <text:p>(30148296, 2020179, 40170, 'Carolann Kaylil', 'Colgan Flawn', 'kflawn2a@china.com.cn'https://librenoticias.com/wp-content/uploads/2020/08/default-user-image.png', '259-619-918', '4198 Parkside Alley', 60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7885777" calcext:value-type="float">
            <text:p>47885777</text:p>
          </table:table-cell>
          <table:table-cell office:value-type="float" office:value="2020180" calcext:value-type="float">
            <text:p>2020180</text:p>
          </table:table-cell>
          <table:table-cell table:formula="of:=RANDBETWEEN(1000; 99999)" office:value-type="float" office:value="74596" calcext:value-type="float">
            <text:p>74596</text:p>
          </table:table-cell>
          <table:table-cell office:value-type="string" calcext:value-type="string">
            <text:p>Joelie</text:p>
          </table:table-cell>
          <table:table-cell office:value-type="string" calcext:value-type="string">
            <text:p>Gabey</text:p>
          </table:table-cell>
          <table:table-cell office:value-type="string" calcext:value-type="string">
            <text:p>Collecott</text:p>
          </table:table-cell>
          <table:table-cell office:value-type="string" calcext:value-type="string">
            <text:p>Popland</text:p>
          </table:table-cell>
          <table:table-cell office:value-type="string" calcext:value-type="string">
            <text:p>gpoplandbi@photobucke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08-935-503</text:p>
          </table:table-cell>
          <table:table-cell office:value-type="string" calcext:value-type="string">
            <text:p>1934 Farmco Alley</text:p>
          </table:table-cell>
          <table:table-cell table:formula="of:=RANDBETWEEN(1;1833)" office:value-type="float" office:value="450" calcext:value-type="float">
            <text:p>450</text:p>
          </table:table-cell>
          <table:table-cell/>
          <table:table-cell table:formula="of:=CONCATENATE(&quot;(&quot;;[.A181];&quot;, &quot;;[.B181];&quot;, &quot;;[.C181];&quot;, '&quot;;[.D181];&quot; &quot;;[.E181];&quot;', '&quot;;[.F181];&quot; &quot;;[.G181];&quot;', '&quot;; [.H181]; &quot;'&quot;; [.I181];&quot;', '&quot;;[.J181];&quot;', '&quot;;[.K181];&quot;', &quot;;[.L181]; &quot;), &quot;)" office:value-type="string" office:string-value="(47885777, 2020180, 74596, 'Joelie Gabey', 'Collecott Popland', 'gpoplandbi@photobucket.com'https://librenoticias.com/wp-content/uploads/2020/08/default-user-image.png', '608-935-503', '1934 Farmco Alley', 450), " calcext:value-type="string">
            <text:p>(47885777, 2020180, 74596, 'Joelie Gabey', 'Collecott Popland', 'gpoplandbi@photobucket.com'https://librenoticias.com/wp-content/uploads/2020/08/default-user-image.png', '608-935-503', '1934 Farmco Alley', 45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8943531" calcext:value-type="float">
            <text:p>58943531</text:p>
          </table:table-cell>
          <table:table-cell office:value-type="float" office:value="2020181" calcext:value-type="float">
            <text:p>2020181</text:p>
          </table:table-cell>
          <table:table-cell table:formula="of:=RANDBETWEEN(1000; 99999)" office:value-type="float" office:value="53661" calcext:value-type="float">
            <text:p>53661</text:p>
          </table:table-cell>
          <table:table-cell office:value-type="string" calcext:value-type="string">
            <text:p>Wendall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Colleran</text:p>
          </table:table-cell>
          <table:table-cell office:value-type="string" calcext:value-type="string">
            <text:p>Walisiak</text:p>
          </table:table-cell>
          <table:table-cell office:value-type="string" calcext:value-type="string">
            <text:p>pwalisiak99@google.pl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03-500-337</text:p>
          </table:table-cell>
          <table:table-cell office:value-type="string" calcext:value-type="string">
            <text:p>16669 Mockingbird Pass</text:p>
          </table:table-cell>
          <table:table-cell table:formula="of:=RANDBETWEEN(1;1833)" office:value-type="float" office:value="1360" calcext:value-type="float">
            <text:p>1360</text:p>
          </table:table-cell>
          <table:table-cell/>
          <table:table-cell table:formula="of:=CONCATENATE(&quot;(&quot;;[.A182];&quot;, &quot;;[.B182];&quot;, &quot;;[.C182];&quot;, '&quot;;[.D182];&quot; &quot;;[.E182];&quot;', '&quot;;[.F182];&quot; &quot;;[.G182];&quot;', '&quot;; [.H182]; &quot;'&quot;; [.I182];&quot;', '&quot;;[.J182];&quot;', '&quot;;[.K182];&quot;', &quot;;[.L182]; &quot;), &quot;)" office:value-type="string" office:string-value="(58943531, 2020181, 53661, 'Wendall Park', 'Colleran Walisiak', 'pwalisiak99@google.pl'https://librenoticias.com/wp-content/uploads/2020/08/default-user-image.png', '403-500-337', '16669 Mockingbird Pass', 1360), " calcext:value-type="string">
            <text:p>(58943531, 2020181, 53661, 'Wendall Park', 'Colleran Walisiak', 'pwalisiak99@google.pl'https://librenoticias.com/wp-content/uploads/2020/08/default-user-image.png', '403-500-337', '16669 Mockingbird Pass', 13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7471160" calcext:value-type="float">
            <text:p>47471160</text:p>
          </table:table-cell>
          <table:table-cell office:value-type="float" office:value="2020182" calcext:value-type="float">
            <text:p>2020182</text:p>
          </table:table-cell>
          <table:table-cell table:formula="of:=RANDBETWEEN(1000; 99999)" office:value-type="float" office:value="29012" calcext:value-type="float">
            <text:p>29012</text:p>
          </table:table-cell>
          <table:table-cell office:value-type="string" calcext:value-type="string">
            <text:p>Marylynne</text:p>
          </table:table-cell>
          <table:table-cell office:value-type="string" calcext:value-type="string">
            <text:p>Portia</text:p>
          </table:table-cell>
          <table:table-cell office:value-type="string" calcext:value-type="string">
            <text:p>Colwell</text:p>
          </table:table-cell>
          <table:table-cell office:value-type="string" calcext:value-type="string">
            <text:p>De Maria</text:p>
          </table:table-cell>
          <table:table-cell office:value-type="string" calcext:value-type="string">
            <text:p>pdemariaq0@theguardia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37-976-509</text:p>
          </table:table-cell>
          <table:table-cell office:value-type="string" calcext:value-type="string">
            <text:p>28 Kingsford Hill</text:p>
          </table:table-cell>
          <table:table-cell table:formula="of:=RANDBETWEEN(1;1833)" office:value-type="float" office:value="581" calcext:value-type="float">
            <text:p>581</text:p>
          </table:table-cell>
          <table:table-cell/>
          <table:table-cell table:formula="of:=CONCATENATE(&quot;(&quot;;[.A183];&quot;, &quot;;[.B183];&quot;, &quot;;[.C183];&quot;, '&quot;;[.D183];&quot; &quot;;[.E183];&quot;', '&quot;;[.F183];&quot; &quot;;[.G183];&quot;', '&quot;; [.H183]; &quot;'&quot;; [.I183];&quot;', '&quot;;[.J183];&quot;', '&quot;;[.K183];&quot;', &quot;;[.L183]; &quot;), &quot;)" office:value-type="string" office:string-value="(47471160, 2020182, 29012, 'Marylynne Portia', 'Colwell De Maria', 'pdemariaq0@theguardian.com'https://librenoticias.com/wp-content/uploads/2020/08/default-user-image.png', '637-976-509', '28 Kingsford Hill', 581), " calcext:value-type="string">
            <text:p>(47471160, 2020182, 29012, 'Marylynne Portia', 'Colwell De Maria', 'pdemariaq0@theguardian.com'https://librenoticias.com/wp-content/uploads/2020/08/default-user-image.png', '637-976-509', '28 Kingsford Hill', 58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7708943" calcext:value-type="float">
            <text:p>57708943</text:p>
          </table:table-cell>
          <table:table-cell office:value-type="float" office:value="2020183" calcext:value-type="float">
            <text:p>2020183</text:p>
          </table:table-cell>
          <table:table-cell table:formula="of:=RANDBETWEEN(1000; 99999)" office:value-type="float" office:value="7510" calcext:value-type="float">
            <text:p>7510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Rubi</text:p>
          </table:table-cell>
          <table:table-cell office:value-type="string" calcext:value-type="string">
            <text:p>Comberbach</text:p>
          </table:table-cell>
          <table:table-cell office:value-type="string" calcext:value-type="string">
            <text:p>Torel</text:p>
          </table:table-cell>
          <table:table-cell office:value-type="string" calcext:value-type="string">
            <text:p>rtorel40@github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50-206-324</text:p>
          </table:table-cell>
          <table:table-cell office:value-type="string" calcext:value-type="string">
            <text:p>4061 Dryden Crossing</text:p>
          </table:table-cell>
          <table:table-cell table:formula="of:=RANDBETWEEN(1;1833)" office:value-type="float" office:value="1662" calcext:value-type="float">
            <text:p>1662</text:p>
          </table:table-cell>
          <table:table-cell/>
          <table:table-cell table:formula="of:=CONCATENATE(&quot;(&quot;;[.A184];&quot;, &quot;;[.B184];&quot;, &quot;;[.C184];&quot;, '&quot;;[.D184];&quot; &quot;;[.E184];&quot;', '&quot;;[.F184];&quot; &quot;;[.G184];&quot;', '&quot;; [.H184]; &quot;'&quot;; [.I184];&quot;', '&quot;;[.J184];&quot;', '&quot;;[.K184];&quot;', &quot;;[.L184]; &quot;), &quot;)" office:value-type="string" office:string-value="(57708943, 2020183, 7510, 'Theo Rubi', 'Comberbach Torel', 'rtorel40@github.com'https://librenoticias.com/wp-content/uploads/2020/08/default-user-image.png', '850-206-324', '4061 Dryden Crossing', 1662), " calcext:value-type="string">
            <text:p>(57708943, 2020183, 7510, 'Theo Rubi', 'Comberbach Torel', 'rtorel40@github.com'https://librenoticias.com/wp-content/uploads/2020/08/default-user-image.png', '850-206-324', '4061 Dryden Crossing', 166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6638016" calcext:value-type="float">
            <text:p>56638016</text:p>
          </table:table-cell>
          <table:table-cell office:value-type="float" office:value="2020184" calcext:value-type="float">
            <text:p>2020184</text:p>
          </table:table-cell>
          <table:table-cell table:formula="of:=RANDBETWEEN(1000; 99999)" office:value-type="float" office:value="85104" calcext:value-type="float">
            <text:p>85104</text:p>
          </table:table-cell>
          <table:table-cell office:value-type="string" calcext:value-type="string">
            <text:p>Abbe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Comberbeach</text:p>
          </table:table-cell>
          <table:table-cell office:value-type="string" calcext:value-type="string">
            <text:p>Qualtro</text:p>
          </table:table-cell>
          <table:table-cell office:value-type="string" calcext:value-type="string">
            <text:p>tqualtro8l@360.cn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25-711-443</text:p>
          </table:table-cell>
          <table:table-cell office:value-type="string" calcext:value-type="string">
            <text:p>51 Weeping Birch Alley</text:p>
          </table:table-cell>
          <table:table-cell table:formula="of:=RANDBETWEEN(1;1833)" office:value-type="float" office:value="201" calcext:value-type="float">
            <text:p>201</text:p>
          </table:table-cell>
          <table:table-cell/>
          <table:table-cell table:formula="of:=CONCATENATE(&quot;(&quot;;[.A185];&quot;, &quot;;[.B185];&quot;, &quot;;[.C185];&quot;, '&quot;;[.D185];&quot; &quot;;[.E185];&quot;', '&quot;;[.F185];&quot; &quot;;[.G185];&quot;', '&quot;; [.H185]; &quot;'&quot;; [.I185];&quot;', '&quot;;[.J185];&quot;', '&quot;;[.K185];&quot;', &quot;;[.L185]; &quot;), &quot;)" office:value-type="string" office:string-value="(56638016, 2020184, 85104, 'Abbe Titus', 'Comberbeach Qualtro', 'tqualtro8l@360.cn'https://librenoticias.com/wp-content/uploads/2020/08/default-user-image.png', '125-711-443', '51 Weeping Birch Alley', 201), " calcext:value-type="string">
            <text:p>(56638016, 2020184, 85104, 'Abbe Titus', 'Comberbeach Qualtro', 'tqualtro8l@360.cn'https://librenoticias.com/wp-content/uploads/2020/08/default-user-image.png', '125-711-443', '51 Weeping Birch Alley', 20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6681460" calcext:value-type="float">
            <text:p>46681460</text:p>
          </table:table-cell>
          <table:table-cell office:value-type="float" office:value="2020185" calcext:value-type="float">
            <text:p>2020185</text:p>
          </table:table-cell>
          <table:table-cell table:formula="of:=RANDBETWEEN(1000; 99999)" office:value-type="float" office:value="56463" calcext:value-type="float">
            <text:p>56463</text:p>
          </table:table-cell>
          <table:table-cell office:value-type="string" calcext:value-type="string">
            <text:p>Darci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Commin</text:p>
          </table:table-cell>
          <table:table-cell office:value-type="string" calcext:value-type="string">
            <text:p>Myring</text:p>
          </table:table-cell>
          <table:table-cell office:value-type="string" calcext:value-type="string">
            <text:p>fmyringca@china.com.cn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79-232-611</text:p>
          </table:table-cell>
          <table:table-cell office:value-type="string" calcext:value-type="string">
            <text:p>2759 Bobwhite Place</text:p>
          </table:table-cell>
          <table:table-cell table:formula="of:=RANDBETWEEN(1;1833)" office:value-type="float" office:value="882" calcext:value-type="float">
            <text:p>882</text:p>
          </table:table-cell>
          <table:table-cell/>
          <table:table-cell table:formula="of:=CONCATENATE(&quot;(&quot;;[.A186];&quot;, &quot;;[.B186];&quot;, &quot;;[.C186];&quot;, '&quot;;[.D186];&quot; &quot;;[.E186];&quot;', '&quot;;[.F186];&quot; &quot;;[.G186];&quot;', '&quot;; [.H186]; &quot;'&quot;; [.I186];&quot;', '&quot;;[.J186];&quot;', '&quot;;[.K186];&quot;', &quot;;[.L186]; &quot;), &quot;)" office:value-type="string" office:string-value="(46681460, 2020185, 56463, 'Darcie Florence', 'Commin Myring', 'fmyringca@china.com.cn'https://librenoticias.com/wp-content/uploads/2020/08/default-user-image.png', '879-232-611', '2759 Bobwhite Place', 882), " calcext:value-type="string">
            <text:p>(46681460, 2020185, 56463, 'Darcie Florence', 'Commin Myring', 'fmyringca@china.com.cn'https://librenoticias.com/wp-content/uploads/2020/08/default-user-image.png', '879-232-611', '2759 Bobwhite Place', 88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6852190" calcext:value-type="float">
            <text:p>76852190</text:p>
          </table:table-cell>
          <table:table-cell office:value-type="float" office:value="2020186" calcext:value-type="float">
            <text:p>2020186</text:p>
          </table:table-cell>
          <table:table-cell table:formula="of:=RANDBETWEEN(1000; 99999)" office:value-type="float" office:value="18276" calcext:value-type="float">
            <text:p>18276</text:p>
          </table:table-cell>
          <table:table-cell office:value-type="string" calcext:value-type="string">
            <text:p>Valera</text:p>
          </table:table-cell>
          <table:table-cell office:value-type="string" calcext:value-type="string">
            <text:p>Latrena</text:p>
          </table:table-cell>
          <table:table-cell office:value-type="string" calcext:value-type="string">
            <text:p>Conant</text:p>
          </table:table-cell>
          <table:table-cell office:value-type="string" calcext:value-type="string">
            <text:p>O Mullen</text:p>
          </table:table-cell>
          <table:table-cell office:value-type="string" calcext:value-type="string">
            <text:p>lomullengh@godadd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51-432-977</text:p>
          </table:table-cell>
          <table:table-cell office:value-type="string" calcext:value-type="string">
            <text:p>316 Johnson Alley</text:p>
          </table:table-cell>
          <table:table-cell table:formula="of:=RANDBETWEEN(1;1833)" office:value-type="float" office:value="903" calcext:value-type="float">
            <text:p>903</text:p>
          </table:table-cell>
          <table:table-cell/>
          <table:table-cell table:formula="of:=CONCATENATE(&quot;(&quot;;[.A187];&quot;, &quot;;[.B187];&quot;, &quot;;[.C187];&quot;, '&quot;;[.D187];&quot; &quot;;[.E187];&quot;', '&quot;;[.F187];&quot; &quot;;[.G187];&quot;', '&quot;; [.H187]; &quot;'&quot;; [.I187];&quot;', '&quot;;[.J187];&quot;', '&quot;;[.K187];&quot;', &quot;;[.L187]; &quot;), &quot;)" office:value-type="string" office:string-value="(76852190, 2020186, 18276, 'Valera Latrena', 'Conant O Mullen', 'lomullengh@godaddy.com'https://librenoticias.com/wp-content/uploads/2020/08/default-user-image.png', '151-432-977', '316 Johnson Alley', 903), " calcext:value-type="string">
            <text:p>(76852190, 2020186, 18276, 'Valera Latrena', 'Conant O Mullen', 'lomullengh@godaddy.com'https://librenoticias.com/wp-content/uploads/2020/08/default-user-image.png', '151-432-977', '316 Johnson Alley', 90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8917134" calcext:value-type="float">
            <text:p>68917134</text:p>
          </table:table-cell>
          <table:table-cell office:value-type="float" office:value="2020187" calcext:value-type="float">
            <text:p>2020187</text:p>
          </table:table-cell>
          <table:table-cell table:formula="of:=RANDBETWEEN(1000; 99999)" office:value-type="float" office:value="42925" calcext:value-type="float">
            <text:p>42925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Pavla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Archdeacon</text:p>
          </table:table-cell>
          <table:table-cell office:value-type="string" calcext:value-type="string">
            <text:p>parchdeaconb7@ucoz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73-690-994</text:p>
          </table:table-cell>
          <table:table-cell office:value-type="string" calcext:value-type="string">
            <text:p>56 Arkansas Court</text:p>
          </table:table-cell>
          <table:table-cell table:formula="of:=RANDBETWEEN(1;1833)" office:value-type="float" office:value="917" calcext:value-type="float">
            <text:p>917</text:p>
          </table:table-cell>
          <table:table-cell/>
          <table:table-cell table:formula="of:=CONCATENATE(&quot;(&quot;;[.A188];&quot;, &quot;;[.B188];&quot;, &quot;;[.C188];&quot;, '&quot;;[.D188];&quot; &quot;;[.E188];&quot;', '&quot;;[.F188];&quot; &quot;;[.G188];&quot;', '&quot;; [.H188]; &quot;'&quot;; [.I188];&quot;', '&quot;;[.J188];&quot;', '&quot;;[.K188];&quot;', &quot;;[.L188]; &quot;), &quot;)" office:value-type="string" office:string-value="(68917134, 2020187, 42925, 'Carry Pavla', 'Condon Archdeacon', 'parchdeaconb7@ucoz.ru'https://librenoticias.com/wp-content/uploads/2020/08/default-user-image.png', '273-690-994', '56 Arkansas Court', 917), " calcext:value-type="string">
            <text:p>(68917134, 2020187, 42925, 'Carry Pavla', 'Condon Archdeacon', 'parchdeaconb7@ucoz.ru'https://librenoticias.com/wp-content/uploads/2020/08/default-user-image.png', '273-690-994', '56 Arkansas Court', 91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4258881" calcext:value-type="float">
            <text:p>64258881</text:p>
          </table:table-cell>
          <table:table-cell office:value-type="float" office:value="2020188" calcext:value-type="float">
            <text:p>2020188</text:p>
          </table:table-cell>
          <table:table-cell table:formula="of:=RANDBETWEEN(1000; 99999)" office:value-type="float" office:value="38109" calcext:value-type="float">
            <text:p>38109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Carmella</text:p>
          </table:table-cell>
          <table:table-cell office:value-type="string" calcext:value-type="string">
            <text:p>Connors</text:p>
          </table:table-cell>
          <table:table-cell office:value-type="string" calcext:value-type="string">
            <text:p>McKew</text:p>
          </table:table-cell>
          <table:table-cell office:value-type="string" calcext:value-type="string">
            <text:p>cmckewh4@us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70-167-419</text:p>
          </table:table-cell>
          <table:table-cell office:value-type="string" calcext:value-type="string">
            <text:p>744 American Parkway</text:p>
          </table:table-cell>
          <table:table-cell table:formula="of:=RANDBETWEEN(1;1833)" office:value-type="float" office:value="1583" calcext:value-type="float">
            <text:p>1583</text:p>
          </table:table-cell>
          <table:table-cell/>
          <table:table-cell table:formula="of:=CONCATENATE(&quot;(&quot;;[.A189];&quot;, &quot;;[.B189];&quot;, &quot;;[.C189];&quot;, '&quot;;[.D189];&quot; &quot;;[.E189];&quot;', '&quot;;[.F189];&quot; &quot;;[.G189];&quot;', '&quot;; [.H189]; &quot;'&quot;; [.I189];&quot;', '&quot;;[.J189];&quot;', '&quot;;[.K189];&quot;', &quot;;[.L189]; &quot;), &quot;)" office:value-type="string" office:string-value="(64258881, 2020188, 38109, 'Mae Carmella', 'Connors McKew', 'cmckewh4@usa.gov'https://librenoticias.com/wp-content/uploads/2020/08/default-user-image.png', '670-167-419', '744 American Parkway', 1583), " calcext:value-type="string">
            <text:p>(64258881, 2020188, 38109, 'Mae Carmella', 'Connors McKew', 'cmckewh4@usa.gov'https://librenoticias.com/wp-content/uploads/2020/08/default-user-image.png', '670-167-419', '744 American Parkway', 158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6019773" calcext:value-type="float">
            <text:p>56019773</text:p>
          </table:table-cell>
          <table:table-cell office:value-type="float" office:value="2020189" calcext:value-type="float">
            <text:p>2020189</text:p>
          </table:table-cell>
          <table:table-cell table:formula="of:=RANDBETWEEN(1000; 99999)" office:value-type="float" office:value="89634" calcext:value-type="float">
            <text:p>89634</text:p>
          </table:table-cell>
          <table:table-cell office:value-type="string" calcext:value-type="string">
            <text:p>Jourdan</text:p>
          </table:table-cell>
          <table:table-cell office:value-type="string" calcext:value-type="string">
            <text:p>Chelsae</text:p>
          </table:table-cell>
          <table:table-cell office:value-type="string" calcext:value-type="string">
            <text:p>Coopland</text:p>
          </table:table-cell>
          <table:table-cell office:value-type="string" calcext:value-type="string">
            <text:p>Eldershaw</text:p>
          </table:table-cell>
          <table:table-cell office:value-type="string" calcext:value-type="string">
            <text:p>celdershawhy@ask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83-781-681</text:p>
          </table:table-cell>
          <table:table-cell office:value-type="string" calcext:value-type="string">
            <text:p>8 Kipling Hill</text:p>
          </table:table-cell>
          <table:table-cell table:formula="of:=RANDBETWEEN(1;1833)" office:value-type="float" office:value="917" calcext:value-type="float">
            <text:p>917</text:p>
          </table:table-cell>
          <table:table-cell/>
          <table:table-cell table:formula="of:=CONCATENATE(&quot;(&quot;;[.A190];&quot;, &quot;;[.B190];&quot;, &quot;;[.C190];&quot;, '&quot;;[.D190];&quot; &quot;;[.E190];&quot;', '&quot;;[.F190];&quot; &quot;;[.G190];&quot;', '&quot;; [.H190]; &quot;'&quot;; [.I190];&quot;', '&quot;;[.J190];&quot;', '&quot;;[.K190];&quot;', &quot;;[.L190]; &quot;), &quot;)" office:value-type="string" office:string-value="(56019773, 2020189, 89634, 'Jourdan Chelsae', 'Coopland Eldershaw', 'celdershawhy@ask.com'https://librenoticias.com/wp-content/uploads/2020/08/default-user-image.png', '583-781-681', '8 Kipling Hill', 917), " calcext:value-type="string">
            <text:p>(56019773, 2020189, 89634, 'Jourdan Chelsae', 'Coopland Eldershaw', 'celdershawhy@ask.com'https://librenoticias.com/wp-content/uploads/2020/08/default-user-image.png', '583-781-681', '8 Kipling Hill', 91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2408332" calcext:value-type="float">
            <text:p>82408332</text:p>
          </table:table-cell>
          <table:table-cell office:value-type="float" office:value="2020190" calcext:value-type="float">
            <text:p>2020190</text:p>
          </table:table-cell>
          <table:table-cell table:formula="of:=RANDBETWEEN(1000; 99999)" office:value-type="float" office:value="75555" calcext:value-type="float">
            <text:p>75555</text:p>
          </table:table-cell>
          <table:table-cell office:value-type="string" calcext:value-type="string">
            <text:p>Jobye</text:p>
          </table:table-cell>
          <table:table-cell office:value-type="string" calcext:value-type="string">
            <text:p>Elladine</text:p>
          </table:table-cell>
          <table:table-cell office:value-type="string" calcext:value-type="string">
            <text:p>Cordet</text:p>
          </table:table-cell>
          <table:table-cell office:value-type="string" calcext:value-type="string">
            <text:p>Siene</text:p>
          </table:table-cell>
          <table:table-cell office:value-type="string" calcext:value-type="string">
            <text:p>esienek1@tamu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96-769-689</text:p>
          </table:table-cell>
          <table:table-cell office:value-type="string" calcext:value-type="string">
            <text:p>2408 Homewood Center</text:p>
          </table:table-cell>
          <table:table-cell table:formula="of:=RANDBETWEEN(1;1833)" office:value-type="float" office:value="48" calcext:value-type="float">
            <text:p>48</text:p>
          </table:table-cell>
          <table:table-cell/>
          <table:table-cell table:formula="of:=CONCATENATE(&quot;(&quot;;[.A191];&quot;, &quot;;[.B191];&quot;, &quot;;[.C191];&quot;, '&quot;;[.D191];&quot; &quot;;[.E191];&quot;', '&quot;;[.F191];&quot; &quot;;[.G191];&quot;', '&quot;; [.H191]; &quot;'&quot;; [.I191];&quot;', '&quot;;[.J191];&quot;', '&quot;;[.K191];&quot;', &quot;;[.L191]; &quot;), &quot;)" office:value-type="string" office:string-value="(82408332, 2020190, 75555, 'Jobye Elladine', 'Cordet Siene', 'esienek1@tamu.edu'https://librenoticias.com/wp-content/uploads/2020/08/default-user-image.png', '796-769-689', '2408 Homewood Center', 48), " calcext:value-type="string">
            <text:p>(82408332, 2020190, 75555, 'Jobye Elladine', 'Cordet Siene', 'esienek1@tamu.edu'https://librenoticias.com/wp-content/uploads/2020/08/default-user-image.png', '796-769-689', '2408 Homewood Center', 4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6790505" calcext:value-type="float">
            <text:p>86790505</text:p>
          </table:table-cell>
          <table:table-cell office:value-type="float" office:value="2020191" calcext:value-type="float">
            <text:p>2020191</text:p>
          </table:table-cell>
          <table:table-cell table:formula="of:=RANDBETWEEN(1000; 99999)" office:value-type="float" office:value="99403" calcext:value-type="float">
            <text:p>99403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Corkell</text:p>
          </table:table-cell>
          <table:table-cell office:value-type="string" calcext:value-type="string">
            <text:p>de Mullett</text:p>
          </table:table-cell>
          <table:table-cell office:value-type="string" calcext:value-type="string">
            <text:p>ademulletta5@pen.io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32-493-765</text:p>
          </table:table-cell>
          <table:table-cell office:value-type="string" calcext:value-type="string">
            <text:p>60 Del Mar Lane</text:p>
          </table:table-cell>
          <table:table-cell table:formula="of:=RANDBETWEEN(1;1833)" office:value-type="float" office:value="1741" calcext:value-type="float">
            <text:p>1741</text:p>
          </table:table-cell>
          <table:table-cell/>
          <table:table-cell table:formula="of:=CONCATENATE(&quot;(&quot;;[.A192];&quot;, &quot;;[.B192];&quot;, &quot;;[.C192];&quot;, '&quot;;[.D192];&quot; &quot;;[.E192];&quot;', '&quot;;[.F192];&quot; &quot;;[.G192];&quot;', '&quot;; [.H192]; &quot;'&quot;; [.I192];&quot;', '&quot;;[.J192];&quot;', '&quot;;[.K192];&quot;', &quot;;[.L192]; &quot;), &quot;)" office:value-type="string" office:string-value="(86790505, 2020191, 99403, 'Monty Addison', 'Corkell de Mullett', 'ademulletta5@pen.io'https://librenoticias.com/wp-content/uploads/2020/08/default-user-image.png', '932-493-765', '60 Del Mar Lane', 1741), " calcext:value-type="string">
            <text:p>(86790505, 2020191, 99403, 'Monty Addison', 'Corkell de Mullett', 'ademulletta5@pen.io'https://librenoticias.com/wp-content/uploads/2020/08/default-user-image.png', '932-493-765', '60 Del Mar Lane', 174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3979652" calcext:value-type="float">
            <text:p>33979652</text:p>
          </table:table-cell>
          <table:table-cell office:value-type="float" office:value="2020192" calcext:value-type="float">
            <text:p>2020192</text:p>
          </table:table-cell>
          <table:table-cell table:formula="of:=RANDBETWEEN(1000; 99999)" office:value-type="float" office:value="96385" calcext:value-type="float">
            <text:p>96385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Hillie</text:p>
          </table:table-cell>
          <table:table-cell office:value-type="string" calcext:value-type="string">
            <text:p>Corkhill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hscarfrl@prnewswir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08-883-201</text:p>
          </table:table-cell>
          <table:table-cell office:value-type="string" calcext:value-type="string">
            <text:p>03246 Lindbergh Road</text:p>
          </table:table-cell>
          <table:table-cell table:formula="of:=RANDBETWEEN(1;1833)" office:value-type="float" office:value="1652" calcext:value-type="float">
            <text:p>1652</text:p>
          </table:table-cell>
          <table:table-cell/>
          <table:table-cell table:formula="of:=CONCATENATE(&quot;(&quot;;[.A193];&quot;, &quot;;[.B193];&quot;, &quot;;[.C193];&quot;, '&quot;;[.D193];&quot; &quot;;[.E193];&quot;', '&quot;;[.F193];&quot; &quot;;[.G193];&quot;', '&quot;; [.H193]; &quot;'&quot;; [.I193];&quot;', '&quot;;[.J193];&quot;', '&quot;;[.K193];&quot;', &quot;;[.L193]; &quot;), &quot;)" office:value-type="string" office:string-value="(33979652, 2020192, 96385, 'Erin Hillie', 'Corkhill Scarf', 'hscarfrl@prnewswire.com'https://librenoticias.com/wp-content/uploads/2020/08/default-user-image.png', '208-883-201', '03246 Lindbergh Road', 1652), " calcext:value-type="string">
            <text:p>(33979652, 2020192, 96385, 'Erin Hillie', 'Corkhill Scarf', 'hscarfrl@prnewswire.com'https://librenoticias.com/wp-content/uploads/2020/08/default-user-image.png', '208-883-201', '03246 Lindbergh Road', 165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8825365" calcext:value-type="float">
            <text:p>38825365</text:p>
          </table:table-cell>
          <table:table-cell office:value-type="float" office:value="2020193" calcext:value-type="float">
            <text:p>2020193</text:p>
          </table:table-cell>
          <table:table-cell table:formula="of:=RANDBETWEEN(1000; 99999)" office:value-type="float" office:value="39511" calcext:value-type="float">
            <text:p>39511</text:p>
          </table:table-cell>
          <table:table-cell office:value-type="string" calcext:value-type="string">
            <text:p>Anjela</text:p>
          </table:table-cell>
          <table:table-cell office:value-type="string" calcext:value-type="string">
            <text:p>Cindie</text:p>
          </table:table-cell>
          <table:table-cell office:value-type="string" calcext:value-type="string">
            <text:p>Cornau</text:p>
          </table:table-cell>
          <table:table-cell office:value-type="string" calcext:value-type="string">
            <text:p>O'Hallihane</text:p>
          </table:table-cell>
          <table:table-cell office:value-type="string" calcext:value-type="string">
            <text:p>cohallihaneha@telegraph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19-806-184</text:p>
          </table:table-cell>
          <table:table-cell office:value-type="string" calcext:value-type="string">
            <text:p>36 Anniversary Road</text:p>
          </table:table-cell>
          <table:table-cell table:formula="of:=RANDBETWEEN(1;1833)" office:value-type="float" office:value="1240" calcext:value-type="float">
            <text:p>1240</text:p>
          </table:table-cell>
          <table:table-cell/>
          <table:table-cell table:formula="of:=CONCATENATE(&quot;(&quot;;[.A194];&quot;, &quot;;[.B194];&quot;, &quot;;[.C194];&quot;, '&quot;;[.D194];&quot; &quot;;[.E194];&quot;', '&quot;;[.F194];&quot; &quot;;[.G194];&quot;', '&quot;; [.H194]; &quot;'&quot;; [.I194];&quot;', '&quot;;[.J194];&quot;', '&quot;;[.K194];&quot;', &quot;;[.L194]; &quot;), &quot;)" office:value-type="string" office:string-value="(38825365, 2020193, 39511, 'Anjela Cindie', 'Cornau O'Hallihane', 'cohallihaneha@telegraph.co.uk'https://librenoticias.com/wp-content/uploads/2020/08/default-user-image.png', '119-806-184', '36 Anniversary Road', 1240), " calcext:value-type="string">
            <text:p>(38825365, 2020193, 39511, 'Anjela Cindie', 'Cornau O'Hallihane', 'cohallihaneha@telegraph.co.uk'https://librenoticias.com/wp-content/uploads/2020/08/default-user-image.png', '119-806-184', '36 Anniversary Road', 124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7452325" calcext:value-type="float">
            <text:p>47452325</text:p>
          </table:table-cell>
          <table:table-cell office:value-type="float" office:value="2020194" calcext:value-type="float">
            <text:p>2020194</text:p>
          </table:table-cell>
          <table:table-cell table:formula="of:=RANDBETWEEN(1000; 99999)" office:value-type="float" office:value="8736" calcext:value-type="float">
            <text:p>8736</text:p>
          </table:table-cell>
          <table:table-cell office:value-type="string" calcext:value-type="string">
            <text:p>Rhys</text:p>
          </table:table-cell>
          <table:table-cell office:value-type="string" calcext:value-type="string">
            <text:p>Kerwinn</text:p>
          </table:table-cell>
          <table:table-cell office:value-type="string" calcext:value-type="string">
            <text:p>Cornelisse</text:p>
          </table:table-cell>
          <table:table-cell office:value-type="string" calcext:value-type="string">
            <text:p>Casetta</text:p>
          </table:table-cell>
          <table:table-cell office:value-type="string" calcext:value-type="string">
            <text:p>kcasettaaa@desdev.cn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17-736-753</text:p>
          </table:table-cell>
          <table:table-cell office:value-type="string" calcext:value-type="string">
            <text:p>7 Anzinger Pass</text:p>
          </table:table-cell>
          <table:table-cell table:formula="of:=RANDBETWEEN(1;1833)" office:value-type="float" office:value="189" calcext:value-type="float">
            <text:p>189</text:p>
          </table:table-cell>
          <table:table-cell/>
          <table:table-cell table:formula="of:=CONCATENATE(&quot;(&quot;;[.A195];&quot;, &quot;;[.B195];&quot;, &quot;;[.C195];&quot;, '&quot;;[.D195];&quot; &quot;;[.E195];&quot;', '&quot;;[.F195];&quot; &quot;;[.G195];&quot;', '&quot;; [.H195]; &quot;'&quot;; [.I195];&quot;', '&quot;;[.J195];&quot;', '&quot;;[.K195];&quot;', &quot;;[.L195]; &quot;), &quot;)" office:value-type="string" office:string-value="(47452325, 2020194, 8736, 'Rhys Kerwinn', 'Cornelisse Casetta', 'kcasettaaa@desdev.cn'https://librenoticias.com/wp-content/uploads/2020/08/default-user-image.png', '817-736-753', '7 Anzinger Pass', 189), " calcext:value-type="string">
            <text:p>(47452325, 2020194, 8736, 'Rhys Kerwinn', 'Cornelisse Casetta', 'kcasettaaa@desdev.cn'https://librenoticias.com/wp-content/uploads/2020/08/default-user-image.png', '817-736-753', '7 Anzinger Pass', 18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8144740" calcext:value-type="float">
            <text:p>18144740</text:p>
          </table:table-cell>
          <table:table-cell office:value-type="float" office:value="2020195" calcext:value-type="float">
            <text:p>2020195</text:p>
          </table:table-cell>
          <table:table-cell table:formula="of:=RANDBETWEEN(1000; 99999)" office:value-type="float" office:value="11833" calcext:value-type="float">
            <text:p>11833</text:p>
          </table:table-cell>
          <table:table-cell office:value-type="string" calcext:value-type="string">
            <text:p>Alic</text:p>
          </table:table-cell>
          <table:table-cell office:value-type="string" calcext:value-type="string">
            <text:p>Giacopo</text:p>
          </table:table-cell>
          <table:table-cell office:value-type="string" calcext:value-type="string">
            <text:p>Corrigan</text:p>
          </table:table-cell>
          <table:table-cell office:value-type="string" calcext:value-type="string">
            <text:p>Adamolli</text:p>
          </table:table-cell>
          <table:table-cell office:value-type="string" calcext:value-type="string">
            <text:p>gadamolli88@smh.com.a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63-790-852</text:p>
          </table:table-cell>
          <table:table-cell office:value-type="string" calcext:value-type="string">
            <text:p>979 Northridge Way</text:p>
          </table:table-cell>
          <table:table-cell table:formula="of:=RANDBETWEEN(1;1833)" office:value-type="float" office:value="283" calcext:value-type="float">
            <text:p>283</text:p>
          </table:table-cell>
          <table:table-cell/>
          <table:table-cell table:formula="of:=CONCATENATE(&quot;(&quot;;[.A196];&quot;, &quot;;[.B196];&quot;, &quot;;[.C196];&quot;, '&quot;;[.D196];&quot; &quot;;[.E196];&quot;', '&quot;;[.F196];&quot; &quot;;[.G196];&quot;', '&quot;; [.H196]; &quot;'&quot;; [.I196];&quot;', '&quot;;[.J196];&quot;', '&quot;;[.K196];&quot;', &quot;;[.L196]; &quot;), &quot;)" office:value-type="string" office:string-value="(18144740, 2020195, 11833, 'Alic Giacopo', 'Corrigan Adamolli', 'gadamolli88@smh.com.au'https://librenoticias.com/wp-content/uploads/2020/08/default-user-image.png', '363-790-852', '979 Northridge Way', 283), " calcext:value-type="string">
            <text:p>(18144740, 2020195, 11833, 'Alic Giacopo', 'Corrigan Adamolli', 'gadamolli88@smh.com.au'https://librenoticias.com/wp-content/uploads/2020/08/default-user-image.png', '363-790-852', '979 Northridge Way', 28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7655222" calcext:value-type="float">
            <text:p>97655222</text:p>
          </table:table-cell>
          <table:table-cell office:value-type="float" office:value="2020196" calcext:value-type="float">
            <text:p>2020196</text:p>
          </table:table-cell>
          <table:table-cell table:formula="of:=RANDBETWEEN(1000; 99999)" office:value-type="float" office:value="58038" calcext:value-type="float">
            <text:p>58038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Stillmann</text:p>
          </table:table-cell>
          <table:table-cell office:value-type="string" calcext:value-type="string">
            <text:p>Cortin</text:p>
          </table:table-cell>
          <table:table-cell office:value-type="string" calcext:value-type="string">
            <text:p>Carling</text:p>
          </table:table-cell>
          <table:table-cell office:value-type="string" calcext:value-type="string">
            <text:p>scarlinghe@jav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74-582-549</text:p>
          </table:table-cell>
          <table:table-cell office:value-type="string" calcext:value-type="string">
            <text:p>39408 Division Crossing</text:p>
          </table:table-cell>
          <table:table-cell table:formula="of:=RANDBETWEEN(1;1833)" office:value-type="float" office:value="1616" calcext:value-type="float">
            <text:p>1616</text:p>
          </table:table-cell>
          <table:table-cell/>
          <table:table-cell table:formula="of:=CONCATENATE(&quot;(&quot;;[.A197];&quot;, &quot;;[.B197];&quot;, &quot;;[.C197];&quot;, '&quot;;[.D197];&quot; &quot;;[.E197];&quot;', '&quot;;[.F197];&quot; &quot;;[.G197];&quot;', '&quot;; [.H197]; &quot;'&quot;; [.I197];&quot;', '&quot;;[.J197];&quot;', '&quot;;[.K197];&quot;', &quot;;[.L197]; &quot;), &quot;)" office:value-type="string" office:string-value="(97655222, 2020196, 58038, 'Billy Stillmann', 'Cortin Carling', 'scarlinghe@java.com'https://librenoticias.com/wp-content/uploads/2020/08/default-user-image.png', '774-582-549', '39408 Division Crossing', 1616), " calcext:value-type="string">
            <text:p>(97655222, 2020196, 58038, 'Billy Stillmann', 'Cortin Carling', 'scarlinghe@java.com'https://librenoticias.com/wp-content/uploads/2020/08/default-user-image.png', '774-582-549', '39408 Division Crossing', 161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3862891" calcext:value-type="float">
            <text:p>83862891</text:p>
          </table:table-cell>
          <table:table-cell office:value-type="float" office:value="2020197" calcext:value-type="float">
            <text:p>2020197</text:p>
          </table:table-cell>
          <table:table-cell table:formula="of:=RANDBETWEEN(1000; 99999)" office:value-type="float" office:value="26227" calcext:value-type="float">
            <text:p>26227</text:p>
          </table:table-cell>
          <table:table-cell office:value-type="string" calcext:value-type="string">
            <text:p>Charin</text:p>
          </table:table-cell>
          <table:table-cell office:value-type="string" calcext:value-type="string">
            <text:p>Donni</text:p>
          </table:table-cell>
          <table:table-cell office:value-type="string" calcext:value-type="string">
            <text:p>Cosgry</text:p>
          </table:table-cell>
          <table:table-cell office:value-type="string" calcext:value-type="string">
            <text:p>Blaase</text:p>
          </table:table-cell>
          <table:table-cell office:value-type="string" calcext:value-type="string">
            <text:p>dblaasej2@edublogs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93-582-255</text:p>
          </table:table-cell>
          <table:table-cell office:value-type="string" calcext:value-type="string">
            <text:p>1 Lerdahl Avenue</text:p>
          </table:table-cell>
          <table:table-cell table:formula="of:=RANDBETWEEN(1;1833)" office:value-type="float" office:value="202" calcext:value-type="float">
            <text:p>202</text:p>
          </table:table-cell>
          <table:table-cell/>
          <table:table-cell table:formula="of:=CONCATENATE(&quot;(&quot;;[.A198];&quot;, &quot;;[.B198];&quot;, &quot;;[.C198];&quot;, '&quot;;[.D198];&quot; &quot;;[.E198];&quot;', '&quot;;[.F198];&quot; &quot;;[.G198];&quot;', '&quot;; [.H198]; &quot;'&quot;; [.I198];&quot;', '&quot;;[.J198];&quot;', '&quot;;[.K198];&quot;', &quot;;[.L198]; &quot;), &quot;)" office:value-type="string" office:string-value="(83862891, 2020197, 26227, 'Charin Donni', 'Cosgry Blaase', 'dblaasej2@edublogs.org'https://librenoticias.com/wp-content/uploads/2020/08/default-user-image.png', '593-582-255', '1 Lerdahl Avenue', 202), " calcext:value-type="string">
            <text:p>(83862891, 2020197, 26227, 'Charin Donni', 'Cosgry Blaase', 'dblaasej2@edublogs.org'https://librenoticias.com/wp-content/uploads/2020/08/default-user-image.png', '593-582-255', '1 Lerdahl Avenue', 20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6497997" calcext:value-type="float">
            <text:p>56497997</text:p>
          </table:table-cell>
          <table:table-cell office:value-type="float" office:value="2020198" calcext:value-type="float">
            <text:p>2020198</text:p>
          </table:table-cell>
          <table:table-cell table:formula="of:=RANDBETWEEN(1000; 99999)" office:value-type="float" office:value="15971" calcext:value-type="float">
            <text:p>15971</text:p>
          </table:table-cell>
          <table:table-cell office:value-type="string" calcext:value-type="string">
            <text:p>Dannie</text:p>
          </table:table-cell>
          <table:table-cell office:value-type="string" calcext:value-type="string">
            <text:p>Jasen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Dudenie</text:p>
          </table:table-cell>
          <table:table-cell office:value-type="string" calcext:value-type="string">
            <text:p>jdudenieqn@xinhuane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40-135-532</text:p>
          </table:table-cell>
          <table:table-cell office:value-type="string" calcext:value-type="string">
            <text:p>2638 Shopko Park</text:p>
          </table:table-cell>
          <table:table-cell table:formula="of:=RANDBETWEEN(1;1833)" office:value-type="float" office:value="1231" calcext:value-type="float">
            <text:p>1231</text:p>
          </table:table-cell>
          <table:table-cell/>
          <table:table-cell table:formula="of:=CONCATENATE(&quot;(&quot;;[.A199];&quot;, &quot;;[.B199];&quot;, &quot;;[.C199];&quot;, '&quot;;[.D199];&quot; &quot;;[.E199];&quot;', '&quot;;[.F199];&quot; &quot;;[.G199];&quot;', '&quot;; [.H199]; &quot;'&quot;; [.I199];&quot;', '&quot;;[.J199];&quot;', '&quot;;[.K199];&quot;', &quot;;[.L199]; &quot;), &quot;)" office:value-type="string" office:string-value="(56497997, 2020198, 15971, 'Dannie Jasen', 'Costa Dudenie', 'jdudenieqn@xinhuanet.com'https://librenoticias.com/wp-content/uploads/2020/08/default-user-image.png', '140-135-532', '2638 Shopko Park', 1231), " calcext:value-type="string">
            <text:p>(56497997, 2020198, 15971, 'Dannie Jasen', 'Costa Dudenie', 'jdudenieqn@xinhuanet.com'https://librenoticias.com/wp-content/uploads/2020/08/default-user-image.png', '140-135-532', '2638 Shopko Park', 123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8097309" calcext:value-type="float">
            <text:p>38097309</text:p>
          </table:table-cell>
          <table:table-cell office:value-type="float" office:value="2020199" calcext:value-type="float">
            <text:p>2020199</text:p>
          </table:table-cell>
          <table:table-cell table:formula="of:=RANDBETWEEN(1000; 99999)" office:value-type="float" office:value="12539" calcext:value-type="float">
            <text:p>12539</text:p>
          </table:table-cell>
          <table:table-cell office:value-type="string" calcext:value-type="string">
            <text:p>Anne-marie</text:p>
          </table:table-cell>
          <table:table-cell office:value-type="string" calcext:value-type="string">
            <text:p>Flss</text:p>
          </table:table-cell>
          <table:table-cell office:value-type="string" calcext:value-type="string">
            <text:p>Costellow</text:p>
          </table:table-cell>
          <table:table-cell office:value-type="string" calcext:value-type="string">
            <text:p>Murley</text:p>
          </table:table-cell>
          <table:table-cell office:value-type="string" calcext:value-type="string">
            <text:p>fmurleydt@washington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76-101-291</text:p>
          </table:table-cell>
          <table:table-cell office:value-type="string" calcext:value-type="string">
            <text:p>249 Loeprich Court</text:p>
          </table:table-cell>
          <table:table-cell table:formula="of:=RANDBETWEEN(1;1833)" office:value-type="float" office:value="957" calcext:value-type="float">
            <text:p>957</text:p>
          </table:table-cell>
          <table:table-cell/>
          <table:table-cell table:formula="of:=CONCATENATE(&quot;(&quot;;[.A200];&quot;, &quot;;[.B200];&quot;, &quot;;[.C200];&quot;, '&quot;;[.D200];&quot; &quot;;[.E200];&quot;', '&quot;;[.F200];&quot; &quot;;[.G200];&quot;', '&quot;; [.H200]; &quot;'&quot;; [.I200];&quot;', '&quot;;[.J200];&quot;', '&quot;;[.K200];&quot;', &quot;;[.L200]; &quot;), &quot;)" office:value-type="string" office:string-value="(38097309, 2020199, 12539, 'Anne-marie Flss', 'Costellow Murley', 'fmurleydt@washington.edu'https://librenoticias.com/wp-content/uploads/2020/08/default-user-image.png', '676-101-291', '249 Loeprich Court', 957), " calcext:value-type="string">
            <text:p>(38097309, 2020199, 12539, 'Anne-marie Flss', 'Costellow Murley', 'fmurleydt@washington.edu'https://librenoticias.com/wp-content/uploads/2020/08/default-user-image.png', '676-101-291', '249 Loeprich Court', 95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7253426" calcext:value-type="float">
            <text:p>67253426</text:p>
          </table:table-cell>
          <table:table-cell office:value-type="float" office:value="2020200" calcext:value-type="float">
            <text:p>2020200</text:p>
          </table:table-cell>
          <table:table-cell table:formula="of:=RANDBETWEEN(1000; 99999)" office:value-type="float" office:value="34925" calcext:value-type="float">
            <text:p>34925</text:p>
          </table:table-cell>
          <table:table-cell office:value-type="string" calcext:value-type="string">
            <text:p>Lennie</text:p>
          </table:table-cell>
          <table:table-cell office:value-type="string" calcext:value-type="string">
            <text:p>Hale</text:p>
          </table:table-cell>
          <table:table-cell office:value-type="string" calcext:value-type="string">
            <text:p>Cotgrove</text:p>
          </table:table-cell>
          <table:table-cell office:value-type="string" calcext:value-type="string">
            <text:p>Mattis</text:p>
          </table:table-cell>
          <table:table-cell office:value-type="string" calcext:value-type="string">
            <text:p>hmattis3u@biglobe.ne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10-373-392</text:p>
          </table:table-cell>
          <table:table-cell office:value-type="string" calcext:value-type="string">
            <text:p>41 Florence Pass</text:p>
          </table:table-cell>
          <table:table-cell table:formula="of:=RANDBETWEEN(1;1833)" office:value-type="float" office:value="319" calcext:value-type="float">
            <text:p>319</text:p>
          </table:table-cell>
          <table:table-cell/>
          <table:table-cell table:formula="of:=CONCATENATE(&quot;(&quot;;[.A201];&quot;, &quot;;[.B201];&quot;, &quot;;[.C201];&quot;, '&quot;;[.D201];&quot; &quot;;[.E201];&quot;', '&quot;;[.F201];&quot; &quot;;[.G201];&quot;', '&quot;; [.H201]; &quot;'&quot;; [.I201];&quot;', '&quot;;[.J201];&quot;', '&quot;;[.K201];&quot;', &quot;;[.L201]; &quot;), &quot;)" office:value-type="string" office:string-value="(67253426, 2020200, 34925, 'Lennie Hale', 'Cotgrove Mattis', 'hmattis3u@biglobe.ne.jp'https://librenoticias.com/wp-content/uploads/2020/08/default-user-image.png', '810-373-392', '41 Florence Pass', 319), " calcext:value-type="string">
            <text:p>(67253426, 2020200, 34925, 'Lennie Hale', 'Cotgrove Mattis', 'hmattis3u@biglobe.ne.jp'https://librenoticias.com/wp-content/uploads/2020/08/default-user-image.png', '810-373-392', '41 Florence Pass', 31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6005402" calcext:value-type="float">
            <text:p>26005402</text:p>
          </table:table-cell>
          <table:table-cell office:value-type="float" office:value="2020201" calcext:value-type="float">
            <text:p>2020201</text:p>
          </table:table-cell>
          <table:table-cell table:formula="of:=RANDBETWEEN(1000; 99999)" office:value-type="float" office:value="31799" calcext:value-type="float">
            <text:p>31799</text:p>
          </table:table-cell>
          <table:table-cell office:value-type="string" calcext:value-type="string">
            <text:p>Jon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Krebs</text:p>
          </table:table-cell>
          <table:table-cell office:value-type="string" calcext:value-type="string">
            <text:p>akrebs7n@tamu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57-986-673</text:p>
          </table:table-cell>
          <table:table-cell office:value-type="string" calcext:value-type="string">
            <text:p>0 Golf Course Hill</text:p>
          </table:table-cell>
          <table:table-cell table:formula="of:=RANDBETWEEN(1;1833)" office:value-type="float" office:value="572" calcext:value-type="float">
            <text:p>572</text:p>
          </table:table-cell>
          <table:table-cell/>
          <table:table-cell table:formula="of:=CONCATENATE(&quot;(&quot;;[.A202];&quot;, &quot;;[.B202];&quot;, &quot;;[.C202];&quot;, '&quot;;[.D202];&quot; &quot;;[.E202];&quot;', '&quot;;[.F202];&quot; &quot;;[.G202];&quot;', '&quot;; [.H202]; &quot;'&quot;; [.I202];&quot;', '&quot;;[.J202];&quot;', '&quot;;[.K202];&quot;', &quot;;[.L202]; &quot;), &quot;)" office:value-type="string" office:string-value="(26005402, 2020201, 31799, 'Jone Ari', 'Count Krebs', 'akrebs7n@tamu.edu'https://librenoticias.com/wp-content/uploads/2020/08/default-user-image.png', '957-986-673', '0 Golf Course Hill', 572), " calcext:value-type="string">
            <text:p>(26005402, 2020201, 31799, 'Jone Ari', 'Count Krebs', 'akrebs7n@tamu.edu'https://librenoticias.com/wp-content/uploads/2020/08/default-user-image.png', '957-986-673', '0 Golf Course Hill', 57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5312901" calcext:value-type="float">
            <text:p>25312901</text:p>
          </table:table-cell>
          <table:table-cell office:value-type="float" office:value="2020202" calcext:value-type="float">
            <text:p>2020202</text:p>
          </table:table-cell>
          <table:table-cell table:formula="of:=RANDBETWEEN(1000; 99999)" office:value-type="float" office:value="88241" calcext:value-type="float">
            <text:p>88241</text:p>
          </table:table-cell>
          <table:table-cell office:value-type="string" calcext:value-type="string">
            <text:p>Frederico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Couthard</text:p>
          </table:table-cell>
          <table:table-cell office:value-type="string" calcext:value-type="string">
            <text:p>Leadbeater</text:p>
          </table:table-cell>
          <table:table-cell office:value-type="string" calcext:value-type="string">
            <text:p>gleadbeaterkn@europa.e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14-137-577</text:p>
          </table:table-cell>
          <table:table-cell office:value-type="string" calcext:value-type="string">
            <text:p>727 Moose Drive</text:p>
          </table:table-cell>
          <table:table-cell table:formula="of:=RANDBETWEEN(1;1833)" office:value-type="float" office:value="156" calcext:value-type="float">
            <text:p>156</text:p>
          </table:table-cell>
          <table:table-cell/>
          <table:table-cell table:formula="of:=CONCATENATE(&quot;(&quot;;[.A203];&quot;, &quot;;[.B203];&quot;, &quot;;[.C203];&quot;, '&quot;;[.D203];&quot; &quot;;[.E203];&quot;', '&quot;;[.F203];&quot; &quot;;[.G203];&quot;', '&quot;; [.H203]; &quot;'&quot;; [.I203];&quot;', '&quot;;[.J203];&quot;', '&quot;;[.K203];&quot;', &quot;;[.L203]; &quot;), &quot;)" office:value-type="string" office:string-value="(25312901, 2020202, 88241, 'Frederico Gal', 'Couthard Leadbeater', 'gleadbeaterkn@europa.eu'https://librenoticias.com/wp-content/uploads/2020/08/default-user-image.png', '914-137-577', '727 Moose Drive', 156), " calcext:value-type="string">
            <text:p>(25312901, 2020202, 88241, 'Frederico Gal', 'Couthard Leadbeater', 'gleadbeaterkn@europa.eu'https://librenoticias.com/wp-content/uploads/2020/08/default-user-image.png', '914-137-577', '727 Moose Drive', 15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0623970" calcext:value-type="float">
            <text:p>70623970</text:p>
          </table:table-cell>
          <table:table-cell office:value-type="float" office:value="2020203" calcext:value-type="float">
            <text:p>2020203</text:p>
          </table:table-cell>
          <table:table-cell table:formula="of:=RANDBETWEEN(1000; 99999)" office:value-type="float" office:value="85531" calcext:value-type="float">
            <text:p>85531</text:p>
          </table:table-cell>
          <table:table-cell office:value-type="string" calcext:value-type="string">
            <text:p>Eddi</text:p>
          </table:table-cell>
          <table:table-cell office:value-type="string" calcext:value-type="string">
            <text:p>Evonne</text:p>
          </table:table-cell>
          <table:table-cell office:value-type="string" calcext:value-type="string">
            <text:p>covino</text:p>
          </table:table-cell>
          <table:table-cell office:value-type="string" calcext:value-type="string">
            <text:p>Metrick</text:p>
          </table:table-cell>
          <table:table-cell office:value-type="string" calcext:value-type="string">
            <text:p>emetrick7f@harvard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58-270-417</text:p>
          </table:table-cell>
          <table:table-cell office:value-type="string" calcext:value-type="string">
            <text:p>0 Ryan Plaza</text:p>
          </table:table-cell>
          <table:table-cell table:formula="of:=RANDBETWEEN(1;1833)" office:value-type="float" office:value="274" calcext:value-type="float">
            <text:p>274</text:p>
          </table:table-cell>
          <table:table-cell/>
          <table:table-cell table:formula="of:=CONCATENATE(&quot;(&quot;;[.A204];&quot;, &quot;;[.B204];&quot;, &quot;;[.C204];&quot;, '&quot;;[.D204];&quot; &quot;;[.E204];&quot;', '&quot;;[.F204];&quot; &quot;;[.G204];&quot;', '&quot;; [.H204]; &quot;'&quot;; [.I204];&quot;', '&quot;;[.J204];&quot;', '&quot;;[.K204];&quot;', &quot;;[.L204]; &quot;), &quot;)" office:value-type="string" office:string-value="(70623970, 2020203, 85531, 'Eddi Evonne', 'covino Metrick', 'emetrick7f@harvard.edu'https://librenoticias.com/wp-content/uploads/2020/08/default-user-image.png', '558-270-417', '0 Ryan Plaza', 274), " calcext:value-type="string">
            <text:p>(70623970, 2020203, 85531, 'Eddi Evonne', 'covino Metrick', 'emetrick7f@harvard.edu'https://librenoticias.com/wp-content/uploads/2020/08/default-user-image.png', '558-270-417', '0 Ryan Plaza', 27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2005646" calcext:value-type="float">
            <text:p>42005646</text:p>
          </table:table-cell>
          <table:table-cell office:value-type="float" office:value="2020204" calcext:value-type="float">
            <text:p>2020204</text:p>
          </table:table-cell>
          <table:table-cell table:formula="of:=RANDBETWEEN(1000; 99999)" office:value-type="float" office:value="42949" calcext:value-type="float">
            <text:p>4294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Batholomew</text:p>
          </table:table-cell>
          <table:table-cell office:value-type="string" calcext:value-type="string">
            <text:p>Cowap</text:p>
          </table:table-cell>
          <table:table-cell office:value-type="string" calcext:value-type="string">
            <text:p>Ricardou</text:p>
          </table:table-cell>
          <table:table-cell office:value-type="string" calcext:value-type="string">
            <text:p>bricardouox@dig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53-915-374</text:p>
          </table:table-cell>
          <table:table-cell office:value-type="string" calcext:value-type="string">
            <text:p>45 Westridge Place</text:p>
          </table:table-cell>
          <table:table-cell table:formula="of:=RANDBETWEEN(1;1833)" office:value-type="float" office:value="549" calcext:value-type="float">
            <text:p>549</text:p>
          </table:table-cell>
          <table:table-cell/>
          <table:table-cell table:formula="of:=CONCATENATE(&quot;(&quot;;[.A205];&quot;, &quot;;[.B205];&quot;, &quot;;[.C205];&quot;, '&quot;;[.D205];&quot; &quot;;[.E205];&quot;', '&quot;;[.F205];&quot; &quot;;[.G205];&quot;', '&quot;; [.H205]; &quot;'&quot;; [.I205];&quot;', '&quot;;[.J205];&quot;', '&quot;;[.K205];&quot;', &quot;;[.L205]; &quot;), &quot;)" office:value-type="string" office:string-value="(42005646, 2020204, 42949, 'Son Batholomew', 'Cowap Ricardou', 'bricardouox@digg.com'https://librenoticias.com/wp-content/uploads/2020/08/default-user-image.png', '153-915-374', '45 Westridge Place', 549), " calcext:value-type="string">
            <text:p>(42005646, 2020204, 42949, 'Son Batholomew', 'Cowap Ricardou', 'bricardouox@digg.com'https://librenoticias.com/wp-content/uploads/2020/08/default-user-image.png', '153-915-374', '45 Westridge Place', 54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1029372" calcext:value-type="float">
            <text:p>51029372</text:p>
          </table:table-cell>
          <table:table-cell office:value-type="float" office:value="2020205" calcext:value-type="float">
            <text:p>2020205</text:p>
          </table:table-cell>
          <table:table-cell table:formula="of:=RANDBETWEEN(1000; 99999)" office:value-type="float" office:value="4070" calcext:value-type="float">
            <text:p>4070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Cowins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agrimegm@amazonaw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11-511-314</text:p>
          </table:table-cell>
          <table:table-cell office:value-type="string" calcext:value-type="string">
            <text:p>98678 Comanche Plaza</text:p>
          </table:table-cell>
          <table:table-cell table:formula="of:=RANDBETWEEN(1;1833)" office:value-type="float" office:value="1500" calcext:value-type="float">
            <text:p>1500</text:p>
          </table:table-cell>
          <table:table-cell/>
          <table:table-cell table:formula="of:=CONCATENATE(&quot;(&quot;;[.A206];&quot;, &quot;;[.B206];&quot;, &quot;;[.C206];&quot;, '&quot;;[.D206];&quot; &quot;;[.E206];&quot;', '&quot;;[.F206];&quot; &quot;;[.G206];&quot;', '&quot;; [.H206]; &quot;'&quot;; [.I206];&quot;', '&quot;;[.J206];&quot;', '&quot;;[.K206];&quot;', &quot;;[.L206]; &quot;), &quot;)" office:value-type="string" office:string-value="(51029372, 2020205, 4070, 'Agata Ali', 'Cowins Grime', 'agrimegm@amazonaws.com'https://librenoticias.com/wp-content/uploads/2020/08/default-user-image.png', '511-511-314', '98678 Comanche Plaza', 1500), " calcext:value-type="string">
            <text:p>(51029372, 2020205, 4070, 'Agata Ali', 'Cowins Grime', 'agrimegm@amazonaws.com'https://librenoticias.com/wp-content/uploads/2020/08/default-user-image.png', '511-511-314', '98678 Comanche Plaza', 150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9146990" calcext:value-type="float">
            <text:p>29146990</text:p>
          </table:table-cell>
          <table:table-cell office:value-type="float" office:value="2020206" calcext:value-type="float">
            <text:p>2020206</text:p>
          </table:table-cell>
          <table:table-cell table:formula="of:=RANDBETWEEN(1000; 99999)" office:value-type="float" office:value="52859" calcext:value-type="float">
            <text:p>52859</text:p>
          </table:table-cell>
          <table:table-cell office:value-type="string" calcext:value-type="string">
            <text:p>Isidore</text:p>
          </table:table-cell>
          <table:table-cell office:value-type="string" calcext:value-type="string">
            <text:p>Gregoor</text:p>
          </table:table-cell>
          <table:table-cell office:value-type="string" calcext:value-type="string">
            <text:p>Crady</text:p>
          </table:table-cell>
          <table:table-cell office:value-type="string" calcext:value-type="string">
            <text:p>Shovelbottom</text:p>
          </table:table-cell>
          <table:table-cell office:value-type="string" calcext:value-type="string">
            <text:p>gshovelbottom4a@fd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02-244-896</text:p>
          </table:table-cell>
          <table:table-cell office:value-type="string" calcext:value-type="string">
            <text:p>343 Sauthoff Plaza</text:p>
          </table:table-cell>
          <table:table-cell table:formula="of:=RANDBETWEEN(1;1833)" office:value-type="float" office:value="613" calcext:value-type="float">
            <text:p>613</text:p>
          </table:table-cell>
          <table:table-cell/>
          <table:table-cell table:formula="of:=CONCATENATE(&quot;(&quot;;[.A207];&quot;, &quot;;[.B207];&quot;, &quot;;[.C207];&quot;, '&quot;;[.D207];&quot; &quot;;[.E207];&quot;', '&quot;;[.F207];&quot; &quot;;[.G207];&quot;', '&quot;; [.H207]; &quot;'&quot;; [.I207];&quot;', '&quot;;[.J207];&quot;', '&quot;;[.K207];&quot;', &quot;;[.L207]; &quot;), &quot;)" office:value-type="string" office:string-value="(29146990, 2020206, 52859, 'Isidore Gregoor', 'Crady Shovelbottom', 'gshovelbottom4a@fda.gov'https://librenoticias.com/wp-content/uploads/2020/08/default-user-image.png', '602-244-896', '343 Sauthoff Plaza', 613), " calcext:value-type="string">
            <text:p>(29146990, 2020206, 52859, 'Isidore Gregoor', 'Crady Shovelbottom', 'gshovelbottom4a@fda.gov'https://librenoticias.com/wp-content/uploads/2020/08/default-user-image.png', '602-244-896', '343 Sauthoff Plaza', 61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2328567" calcext:value-type="float">
            <text:p>32328567</text:p>
          </table:table-cell>
          <table:table-cell office:value-type="float" office:value="2020207" calcext:value-type="float">
            <text:p>2020207</text:p>
          </table:table-cell>
          <table:table-cell table:formula="of:=RANDBETWEEN(1000; 99999)" office:value-type="float" office:value="92871" calcext:value-type="float">
            <text:p>92871</text:p>
          </table:table-cell>
          <table:table-cell office:value-type="string" calcext:value-type="string">
            <text:p>Correna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Craigmyle</text:p>
          </table:table-cell>
          <table:table-cell office:value-type="string" calcext:value-type="string">
            <text:p>Van der Kruys</text:p>
          </table:table-cell>
          <table:table-cell office:value-type="string" calcext:value-type="string">
            <text:p>xvanderkruys3x@cne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22-177-312</text:p>
          </table:table-cell>
          <table:table-cell office:value-type="string" calcext:value-type="string">
            <text:p>9 Ryan Parkway</text:p>
          </table:table-cell>
          <table:table-cell table:formula="of:=RANDBETWEEN(1;1833)" office:value-type="float" office:value="1795" calcext:value-type="float">
            <text:p>1795</text:p>
          </table:table-cell>
          <table:table-cell/>
          <table:table-cell table:formula="of:=CONCATENATE(&quot;(&quot;;[.A208];&quot;, &quot;;[.B208];&quot;, &quot;;[.C208];&quot;, '&quot;;[.D208];&quot; &quot;;[.E208];&quot;', '&quot;;[.F208];&quot; &quot;;[.G208];&quot;', '&quot;; [.H208]; &quot;'&quot;; [.I208];&quot;', '&quot;;[.J208];&quot;', '&quot;;[.K208];&quot;', &quot;;[.L208]; &quot;), &quot;)" office:value-type="string" office:string-value="(32328567, 2020207, 92871, 'Correna Xenia', 'Craigmyle Van der Kruys', 'xvanderkruys3x@cnet.com'https://librenoticias.com/wp-content/uploads/2020/08/default-user-image.png', '722-177-312', '9 Ryan Parkway', 1795), " calcext:value-type="string">
            <text:p>(32328567, 2020207, 92871, 'Correna Xenia', 'Craigmyle Van der Kruys', 'xvanderkruys3x@cnet.com'https://librenoticias.com/wp-content/uploads/2020/08/default-user-image.png', '722-177-312', '9 Ryan Parkway', 179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4482113" calcext:value-type="float">
            <text:p>44482113</text:p>
          </table:table-cell>
          <table:table-cell office:value-type="float" office:value="2020208" calcext:value-type="float">
            <text:p>2020208</text:p>
          </table:table-cell>
          <table:table-cell table:formula="of:=RANDBETWEEN(1000; 99999)" office:value-type="float" office:value="93843" calcext:value-type="float">
            <text:p>93843</text:p>
          </table:table-cell>
          <table:table-cell office:value-type="string" calcext:value-type="string">
            <text:p>Mischa</text:p>
          </table:table-cell>
          <table:table-cell office:value-type="string" calcext:value-type="string">
            <text:p>Padget</text:p>
          </table:table-cell>
          <table:table-cell office:value-type="string" calcext:value-type="string">
            <text:p>Craxford</text:p>
          </table:table-cell>
          <table:table-cell office:value-type="string" calcext:value-type="string">
            <text:p>Trudgeon</text:p>
          </table:table-cell>
          <table:table-cell office:value-type="string" calcext:value-type="string">
            <text:p>ptrudgeonaj@51.la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48-392-861</text:p>
          </table:table-cell>
          <table:table-cell office:value-type="string" calcext:value-type="string">
            <text:p>1020 Elka Plaza</text:p>
          </table:table-cell>
          <table:table-cell table:formula="of:=RANDBETWEEN(1;1833)" office:value-type="float" office:value="816" calcext:value-type="float">
            <text:p>816</text:p>
          </table:table-cell>
          <table:table-cell/>
          <table:table-cell table:formula="of:=CONCATENATE(&quot;(&quot;;[.A209];&quot;, &quot;;[.B209];&quot;, &quot;;[.C209];&quot;, '&quot;;[.D209];&quot; &quot;;[.E209];&quot;', '&quot;;[.F209];&quot; &quot;;[.G209];&quot;', '&quot;; [.H209]; &quot;'&quot;; [.I209];&quot;', '&quot;;[.J209];&quot;', '&quot;;[.K209];&quot;', &quot;;[.L209]; &quot;), &quot;)" office:value-type="string" office:string-value="(44482113, 2020208, 93843, 'Mischa Padget', 'Craxford Trudgeon', 'ptrudgeonaj@51.la'https://librenoticias.com/wp-content/uploads/2020/08/default-user-image.png', '748-392-861', '1020 Elka Plaza', 816), " calcext:value-type="string">
            <text:p>(44482113, 2020208, 93843, 'Mischa Padget', 'Craxford Trudgeon', 'ptrudgeonaj@51.la'https://librenoticias.com/wp-content/uploads/2020/08/default-user-image.png', '748-392-861', '1020 Elka Plaza', 81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8384297" calcext:value-type="float">
            <text:p>48384297</text:p>
          </table:table-cell>
          <table:table-cell office:value-type="float" office:value="2020209" calcext:value-type="float">
            <text:p>2020209</text:p>
          </table:table-cell>
          <table:table-cell table:formula="of:=RANDBETWEEN(1000; 99999)" office:value-type="float" office:value="89052" calcext:value-type="float">
            <text:p>89052</text:p>
          </table:table-cell>
          <table:table-cell office:value-type="string" calcext:value-type="string">
            <text:p>Rubina</text:p>
          </table:table-cell>
          <table:table-cell office:value-type="string" calcext:value-type="string">
            <text:p>Sisile</text:p>
          </table:table-cell>
          <table:table-cell office:value-type="string" calcext:value-type="string">
            <text:p>Crocumbe</text:p>
          </table:table-cell>
          <table:table-cell office:value-type="string" calcext:value-type="string">
            <text:p>Keer</text:p>
          </table:table-cell>
          <table:table-cell office:value-type="string" calcext:value-type="string">
            <text:p>skeermd@youtu.b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14-460-890</text:p>
          </table:table-cell>
          <table:table-cell office:value-type="string" calcext:value-type="string">
            <text:p>3158 Schmedeman Hill</text:p>
          </table:table-cell>
          <table:table-cell table:formula="of:=RANDBETWEEN(1;1833)" office:value-type="float" office:value="367" calcext:value-type="float">
            <text:p>367</text:p>
          </table:table-cell>
          <table:table-cell/>
          <table:table-cell table:formula="of:=CONCATENATE(&quot;(&quot;;[.A210];&quot;, &quot;;[.B210];&quot;, &quot;;[.C210];&quot;, '&quot;;[.D210];&quot; &quot;;[.E210];&quot;', '&quot;;[.F210];&quot; &quot;;[.G210];&quot;', '&quot;; [.H210]; &quot;'&quot;; [.I210];&quot;', '&quot;;[.J210];&quot;', '&quot;;[.K210];&quot;', &quot;;[.L210]; &quot;), &quot;)" office:value-type="string" office:string-value="(48384297, 2020209, 89052, 'Rubina Sisile', 'Crocumbe Keer', 'skeermd@youtu.be'https://librenoticias.com/wp-content/uploads/2020/08/default-user-image.png', '414-460-890', '3158 Schmedeman Hill', 367), " calcext:value-type="string">
            <text:p>(48384297, 2020209, 89052, 'Rubina Sisile', 'Crocumbe Keer', 'skeermd@youtu.be'https://librenoticias.com/wp-content/uploads/2020/08/default-user-image.png', '414-460-890', '3158 Schmedeman Hill', 36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0239800" calcext:value-type="float">
            <text:p>70239800</text:p>
          </table:table-cell>
          <table:table-cell office:value-type="float" office:value="2020210" calcext:value-type="float">
            <text:p>2020210</text:p>
          </table:table-cell>
          <table:table-cell table:formula="of:=RANDBETWEEN(1000; 99999)" office:value-type="float" office:value="63695" calcext:value-type="float">
            <text:p>63695</text:p>
          </table:table-cell>
          <table:table-cell office:value-type="string" calcext:value-type="string">
            <text:p>Johnath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Bricksey</text:p>
          </table:table-cell>
          <table:table-cell office:value-type="string" calcext:value-type="string">
            <text:p>ibrickseyka@exblog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66-143-716</text:p>
          </table:table-cell>
          <table:table-cell office:value-type="string" calcext:value-type="string">
            <text:p>31 Farragut Pass</text:p>
          </table:table-cell>
          <table:table-cell table:formula="of:=RANDBETWEEN(1;1833)" office:value-type="float" office:value="1023" calcext:value-type="float">
            <text:p>1023</text:p>
          </table:table-cell>
          <table:table-cell/>
          <table:table-cell table:formula="of:=CONCATENATE(&quot;(&quot;;[.A211];&quot;, &quot;;[.B211];&quot;, &quot;;[.C211];&quot;, '&quot;;[.D211];&quot; &quot;;[.E211];&quot;', '&quot;;[.F211];&quot; &quot;;[.G211];&quot;', '&quot;; [.H211]; &quot;'&quot;; [.I211];&quot;', '&quot;;[.J211];&quot;', '&quot;;[.K211];&quot;', &quot;;[.L211]; &quot;), &quot;)" office:value-type="string" office:string-value="(70239800, 2020210, 63695, 'Johnath Isabel', 'Cronin Bricksey', 'ibrickseyka@exblog.jp'https://librenoticias.com/wp-content/uploads/2020/08/default-user-image.png', '266-143-716', '31 Farragut Pass', 1023), " calcext:value-type="string">
            <text:p>(70239800, 2020210, 63695, 'Johnath Isabel', 'Cronin Bricksey', 'ibrickseyka@exblog.jp'https://librenoticias.com/wp-content/uploads/2020/08/default-user-image.png', '266-143-716', '31 Farragut Pass', 102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1532113" calcext:value-type="float">
            <text:p>21532113</text:p>
          </table:table-cell>
          <table:table-cell office:value-type="float" office:value="2020211" calcext:value-type="float">
            <text:p>2020211</text:p>
          </table:table-cell>
          <table:table-cell table:formula="of:=RANDBETWEEN(1000; 99999)" office:value-type="float" office:value="49935" calcext:value-type="float">
            <text:p>49935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Tedra</text:p>
          </table:table-cell>
          <table:table-cell office:value-type="string" calcext:value-type="string">
            <text:p>Crowley</text:p>
          </table:table-cell>
          <table:table-cell office:value-type="string" calcext:value-type="string">
            <text:p>Birtley</text:p>
          </table:table-cell>
          <table:table-cell office:value-type="string" calcext:value-type="string">
            <text:p>tbirtleyhn@mapques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05-652-399</text:p>
          </table:table-cell>
          <table:table-cell office:value-type="string" calcext:value-type="string">
            <text:p>51433 Service Circle</text:p>
          </table:table-cell>
          <table:table-cell table:formula="of:=RANDBETWEEN(1;1833)" office:value-type="float" office:value="34" calcext:value-type="float">
            <text:p>34</text:p>
          </table:table-cell>
          <table:table-cell/>
          <table:table-cell table:formula="of:=CONCATENATE(&quot;(&quot;;[.A212];&quot;, &quot;;[.B212];&quot;, &quot;;[.C212];&quot;, '&quot;;[.D212];&quot; &quot;;[.E212];&quot;', '&quot;;[.F212];&quot; &quot;;[.G212];&quot;', '&quot;; [.H212]; &quot;'&quot;; [.I212];&quot;', '&quot;;[.J212];&quot;', '&quot;;[.K212];&quot;', &quot;;[.L212]; &quot;), &quot;)" office:value-type="string" office:string-value="(21532113, 2020211, 49935, 'Bernadette Tedra', 'Crowley Birtley', 'tbirtleyhn@mapquest.com'https://librenoticias.com/wp-content/uploads/2020/08/default-user-image.png', '605-652-399', '51433 Service Circle', 34), " calcext:value-type="string">
            <text:p>(21532113, 2020211, 49935, 'Bernadette Tedra', 'Crowley Birtley', 'tbirtleyhn@mapquest.com'https://librenoticias.com/wp-content/uploads/2020/08/default-user-image.png', '605-652-399', '51433 Service Circle', 3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7402360" calcext:value-type="float">
            <text:p>67402360</text:p>
          </table:table-cell>
          <table:table-cell office:value-type="float" office:value="2020212" calcext:value-type="float">
            <text:p>2020212</text:p>
          </table:table-cell>
          <table:table-cell table:formula="of:=RANDBETWEEN(1000; 99999)" office:value-type="float" office:value="52684" calcext:value-type="float">
            <text:p>52684</text:p>
          </table:table-cell>
          <table:table-cell office:value-type="string" calcext:value-type="string">
            <text:p>Elvera</text:p>
          </table:table-cell>
          <table:table-cell office:value-type="string" calcext:value-type="string">
            <text:p>Cynthea</text:p>
          </table:table-cell>
          <table:table-cell office:value-type="string" calcext:value-type="string">
            <text:p>Crowson</text:p>
          </table:table-cell>
          <table:table-cell office:value-type="string" calcext:value-type="string">
            <text:p>Corbin</text:p>
          </table:table-cell>
          <table:table-cell office:value-type="string" calcext:value-type="string">
            <text:p>ccorbin1s@godadd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63-631-747</text:p>
          </table:table-cell>
          <table:table-cell office:value-type="string" calcext:value-type="string">
            <text:p>77449 Hoepker Point</text:p>
          </table:table-cell>
          <table:table-cell table:formula="of:=RANDBETWEEN(1;1833)" office:value-type="float" office:value="196" calcext:value-type="float">
            <text:p>196</text:p>
          </table:table-cell>
          <table:table-cell/>
          <table:table-cell table:formula="of:=CONCATENATE(&quot;(&quot;;[.A213];&quot;, &quot;;[.B213];&quot;, &quot;;[.C213];&quot;, '&quot;;[.D213];&quot; &quot;;[.E213];&quot;', '&quot;;[.F213];&quot; &quot;;[.G213];&quot;', '&quot;; [.H213]; &quot;'&quot;; [.I213];&quot;', '&quot;;[.J213];&quot;', '&quot;;[.K213];&quot;', &quot;;[.L213]; &quot;), &quot;)" office:value-type="string" office:string-value="(67402360, 2020212, 52684, 'Elvera Cynthea', 'Crowson Corbin', 'ccorbin1s@godaddy.com'https://librenoticias.com/wp-content/uploads/2020/08/default-user-image.png', '663-631-747', '77449 Hoepker Point', 196), " calcext:value-type="string">
            <text:p>(67402360, 2020212, 52684, 'Elvera Cynthea', 'Crowson Corbin', 'ccorbin1s@godaddy.com'https://librenoticias.com/wp-content/uploads/2020/08/default-user-image.png', '663-631-747', '77449 Hoepker Point', 19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5238256" calcext:value-type="float">
            <text:p>55238256</text:p>
          </table:table-cell>
          <table:table-cell office:value-type="float" office:value="2020213" calcext:value-type="float">
            <text:p>2020213</text:p>
          </table:table-cell>
          <table:table-cell table:formula="of:=RANDBETWEEN(1000; 99999)" office:value-type="float" office:value="26627" calcext:value-type="float">
            <text:p>26627</text:p>
          </table:table-cell>
          <table:table-cell office:value-type="string" calcext:value-type="string">
            <text:p>Melisent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ruden</text:p>
          </table:table-cell>
          <table:table-cell office:value-type="string" calcext:value-type="string">
            <text:p>Riceards</text:p>
          </table:table-cell>
          <table:table-cell office:value-type="string" calcext:value-type="string">
            <text:p>friceardsmi@china.com.cn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81-821-753</text:p>
          </table:table-cell>
          <table:table-cell office:value-type="string" calcext:value-type="string">
            <text:p>7 Jenna Plaza</text:p>
          </table:table-cell>
          <table:table-cell table:formula="of:=RANDBETWEEN(1;1833)" office:value-type="float" office:value="1419" calcext:value-type="float">
            <text:p>1419</text:p>
          </table:table-cell>
          <table:table-cell/>
          <table:table-cell table:formula="of:=CONCATENATE(&quot;(&quot;;[.A214];&quot;, &quot;;[.B214];&quot;, &quot;;[.C214];&quot;, '&quot;;[.D214];&quot; &quot;;[.E214];&quot;', '&quot;;[.F214];&quot; &quot;;[.G214];&quot;', '&quot;; [.H214]; &quot;'&quot;; [.I214];&quot;', '&quot;;[.J214];&quot;', '&quot;;[.K214];&quot;', &quot;;[.L214]; &quot;), &quot;)" office:value-type="string" office:string-value="(55238256, 2020213, 26627, 'Melisent Frank', 'Cruden Riceards', 'friceardsmi@china.com.cn'https://librenoticias.com/wp-content/uploads/2020/08/default-user-image.png', '981-821-753', '7 Jenna Plaza', 1419), " calcext:value-type="string">
            <text:p>(55238256, 2020213, 26627, 'Melisent Frank', 'Cruden Riceards', 'friceardsmi@china.com.cn'https://librenoticias.com/wp-content/uploads/2020/08/default-user-image.png', '981-821-753', '7 Jenna Plaza', 141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8035147" calcext:value-type="float">
            <text:p>38035147</text:p>
          </table:table-cell>
          <table:table-cell office:value-type="float" office:value="2020214" calcext:value-type="float">
            <text:p>2020214</text:p>
          </table:table-cell>
          <table:table-cell table:formula="of:=RANDBETWEEN(1000; 99999)" office:value-type="float" office:value="77051" calcext:value-type="float">
            <text:p>77051</text:p>
          </table:table-cell>
          <table:table-cell office:value-type="string" calcext:value-type="string">
            <text:p>Rhetta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uxton</text:p>
          </table:table-cell>
          <table:table-cell office:value-type="string" calcext:value-type="string">
            <text:p>Dmisek</text:p>
          </table:table-cell>
          <table:table-cell office:value-type="string" calcext:value-type="string">
            <text:p>cdmisekj1@bbb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88-838-594</text:p>
          </table:table-cell>
          <table:table-cell office:value-type="string" calcext:value-type="string">
            <text:p>37 1st Park</text:p>
          </table:table-cell>
          <table:table-cell table:formula="of:=RANDBETWEEN(1;1833)" office:value-type="float" office:value="661" calcext:value-type="float">
            <text:p>661</text:p>
          </table:table-cell>
          <table:table-cell/>
          <table:table-cell table:formula="of:=CONCATENATE(&quot;(&quot;;[.A215];&quot;, &quot;;[.B215];&quot;, &quot;;[.C215];&quot;, '&quot;;[.D215];&quot; &quot;;[.E215];&quot;', '&quot;;[.F215];&quot; &quot;;[.G215];&quot;', '&quot;; [.H215]; &quot;'&quot;; [.I215];&quot;', '&quot;;[.J215];&quot;', '&quot;;[.K215];&quot;', &quot;;[.L215]; &quot;), &quot;)" office:value-type="string" office:string-value="(38035147, 2020214, 77051, 'Rhetta Crystal', 'Cruxton Dmisek', 'cdmisekj1@bbb.org'https://librenoticias.com/wp-content/uploads/2020/08/default-user-image.png', '388-838-594', '37 1st Park', 661), " calcext:value-type="string">
            <text:p>(38035147, 2020214, 77051, 'Rhetta Crystal', 'Cruxton Dmisek', 'cdmisekj1@bbb.org'https://librenoticias.com/wp-content/uploads/2020/08/default-user-image.png', '388-838-594', '37 1st Park', 66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9281897" calcext:value-type="float">
            <text:p>59281897</text:p>
          </table:table-cell>
          <table:table-cell office:value-type="float" office:value="2020215" calcext:value-type="float">
            <text:p>2020215</text:p>
          </table:table-cell>
          <table:table-cell table:formula="of:=RANDBETWEEN(1000; 99999)" office:value-type="float" office:value="24772" calcext:value-type="float">
            <text:p>24772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Siffre</text:p>
          </table:table-cell>
          <table:table-cell office:value-type="string" calcext:value-type="string">
            <text:p>Cryer</text:p>
          </table:table-cell>
          <table:table-cell office:value-type="string" calcext:value-type="string">
            <text:p>Gergolet</text:p>
          </table:table-cell>
          <table:table-cell office:value-type="string" calcext:value-type="string">
            <text:p>sgergoletgw@liveinternet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54-871-930</text:p>
          </table:table-cell>
          <table:table-cell office:value-type="string" calcext:value-type="string">
            <text:p>69 Mosinee Lane</text:p>
          </table:table-cell>
          <table:table-cell table:formula="of:=RANDBETWEEN(1;1833)" office:value-type="float" office:value="56" calcext:value-type="float">
            <text:p>56</text:p>
          </table:table-cell>
          <table:table-cell/>
          <table:table-cell table:formula="of:=CONCATENATE(&quot;(&quot;;[.A216];&quot;, &quot;;[.B216];&quot;, &quot;;[.C216];&quot;, '&quot;;[.D216];&quot; &quot;;[.E216];&quot;', '&quot;;[.F216];&quot; &quot;;[.G216];&quot;', '&quot;; [.H216]; &quot;'&quot;; [.I216];&quot;', '&quot;;[.J216];&quot;', '&quot;;[.K216];&quot;', &quot;;[.L216]; &quot;), &quot;)" office:value-type="string" office:string-value="(59281897, 2020215, 24772, 'Vincent Siffre', 'Cryer Gergolet', 'sgergoletgw@liveinternet.ru'https://librenoticias.com/wp-content/uploads/2020/08/default-user-image.png', '254-871-930', '69 Mosinee Lane', 56), " calcext:value-type="string">
            <text:p>(59281897, 2020215, 24772, 'Vincent Siffre', 'Cryer Gergolet', 'sgergoletgw@liveinternet.ru'https://librenoticias.com/wp-content/uploads/2020/08/default-user-image.png', '254-871-930', '69 Mosinee Lane', 5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1662374" calcext:value-type="float">
            <text:p>81662374</text:p>
          </table:table-cell>
          <table:table-cell office:value-type="float" office:value="2020216" calcext:value-type="float">
            <text:p>2020216</text:p>
          </table:table-cell>
          <table:table-cell table:formula="of:=RANDBETWEEN(1000; 99999)" office:value-type="float" office:value="60216" calcext:value-type="float">
            <text:p>60216</text:p>
          </table:table-cell>
          <table:table-cell office:value-type="string" calcext:value-type="string">
            <text:p>Joell</text:p>
          </table:table-cell>
          <table:table-cell office:value-type="string" calcext:value-type="string">
            <text:p>Cathie</text:p>
          </table:table-cell>
          <table:table-cell office:value-type="string" calcext:value-type="string">
            <text:p>Cubuzzi</text:p>
          </table:table-cell>
          <table:table-cell office:value-type="string" calcext:value-type="string">
            <text:p>McPeck</text:p>
          </table:table-cell>
          <table:table-cell office:value-type="string" calcext:value-type="string">
            <text:p>cmcpeckgt@cisc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55-756-238</text:p>
          </table:table-cell>
          <table:table-cell office:value-type="string" calcext:value-type="string">
            <text:p>0759 Packers Park</text:p>
          </table:table-cell>
          <table:table-cell table:formula="of:=RANDBETWEEN(1;1833)" office:value-type="float" office:value="313" calcext:value-type="float">
            <text:p>313</text:p>
          </table:table-cell>
          <table:table-cell/>
          <table:table-cell table:formula="of:=CONCATENATE(&quot;(&quot;;[.A217];&quot;, &quot;;[.B217];&quot;, &quot;;[.C217];&quot;, '&quot;;[.D217];&quot; &quot;;[.E217];&quot;', '&quot;;[.F217];&quot; &quot;;[.G217];&quot;', '&quot;; [.H217]; &quot;'&quot;; [.I217];&quot;', '&quot;;[.J217];&quot;', '&quot;;[.K217];&quot;', &quot;;[.L217]; &quot;), &quot;)" office:value-type="string" office:string-value="(81662374, 2020216, 60216, 'Joell Cathie', 'Cubuzzi McPeck', 'cmcpeckgt@cisco.com'https://librenoticias.com/wp-content/uploads/2020/08/default-user-image.png', '655-756-238', '0759 Packers Park', 313), " calcext:value-type="string">
            <text:p>(81662374, 2020216, 60216, 'Joell Cathie', 'Cubuzzi McPeck', 'cmcpeckgt@cisco.com'https://librenoticias.com/wp-content/uploads/2020/08/default-user-image.png', '655-756-238', '0759 Packers Park', 31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1505286" calcext:value-type="float">
            <text:p>71505286</text:p>
          </table:table-cell>
          <table:table-cell office:value-type="float" office:value="2020217" calcext:value-type="float">
            <text:p>2020217</text:p>
          </table:table-cell>
          <table:table-cell table:formula="of:=RANDBETWEEN(1000; 99999)" office:value-type="float" office:value="25961" calcext:value-type="float">
            <text:p>25961</text:p>
          </table:table-cell>
          <table:table-cell office:value-type="string" calcext:value-type="string">
            <text:p>Binni</text:p>
          </table:table-cell>
          <table:table-cell office:value-type="string" calcext:value-type="string">
            <text:p>Nesta</text:p>
          </table:table-cell>
          <table:table-cell office:value-type="string" calcext:value-type="string">
            <text:p>Cuckson</text:p>
          </table:table-cell>
          <table:table-cell office:value-type="string" calcext:value-type="string">
            <text:p>Blankman</text:p>
          </table:table-cell>
          <table:table-cell office:value-type="string" calcext:value-type="string">
            <text:p>nblankmanac@addthi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96-154-414</text:p>
          </table:table-cell>
          <table:table-cell office:value-type="string" calcext:value-type="string">
            <text:p>42154 Rigney Alley</text:p>
          </table:table-cell>
          <table:table-cell table:formula="of:=RANDBETWEEN(1;1833)" office:value-type="float" office:value="937" calcext:value-type="float">
            <text:p>937</text:p>
          </table:table-cell>
          <table:table-cell/>
          <table:table-cell table:formula="of:=CONCATENATE(&quot;(&quot;;[.A218];&quot;, &quot;;[.B218];&quot;, &quot;;[.C218];&quot;, '&quot;;[.D218];&quot; &quot;;[.E218];&quot;', '&quot;;[.F218];&quot; &quot;;[.G218];&quot;', '&quot;; [.H218]; &quot;'&quot;; [.I218];&quot;', '&quot;;[.J218];&quot;', '&quot;;[.K218];&quot;', &quot;;[.L218]; &quot;), &quot;)" office:value-type="string" office:string-value="(71505286, 2020217, 25961, 'Binni Nesta', 'Cuckson Blankman', 'nblankmanac@addthis.com'https://librenoticias.com/wp-content/uploads/2020/08/default-user-image.png', '796-154-414', '42154 Rigney Alley', 937), " calcext:value-type="string">
            <text:p>(71505286, 2020217, 25961, 'Binni Nesta', 'Cuckson Blankman', 'nblankmanac@addthis.com'https://librenoticias.com/wp-content/uploads/2020/08/default-user-image.png', '796-154-414', '42154 Rigney Alley', 93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7834530" calcext:value-type="float">
            <text:p>37834530</text:p>
          </table:table-cell>
          <table:table-cell office:value-type="float" office:value="2020218" calcext:value-type="float">
            <text:p>2020218</text:p>
          </table:table-cell>
          <table:table-cell table:formula="of:=RANDBETWEEN(1000; 99999)" office:value-type="float" office:value="42314" calcext:value-type="float">
            <text:p>42314</text:p>
          </table:table-cell>
          <table:table-cell office:value-type="string" calcext:value-type="string">
            <text:p>Charlton</text:p>
          </table:table-cell>
          <table:table-cell office:value-type="string" calcext:value-type="string">
            <text:p>Byrle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Goare</text:p>
          </table:table-cell>
          <table:table-cell office:value-type="string" calcext:value-type="string">
            <text:p>bgoareni@shinysta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02-257-924</text:p>
          </table:table-cell>
          <table:table-cell office:value-type="string" calcext:value-type="string">
            <text:p>82030 John Wall Point</text:p>
          </table:table-cell>
          <table:table-cell table:formula="of:=RANDBETWEEN(1;1833)" office:value-type="float" office:value="1258" calcext:value-type="float">
            <text:p>1258</text:p>
          </table:table-cell>
          <table:table-cell/>
          <table:table-cell table:formula="of:=CONCATENATE(&quot;(&quot;;[.A219];&quot;, &quot;;[.B219];&quot;, &quot;;[.C219];&quot;, '&quot;;[.D219];&quot; &quot;;[.E219];&quot;', '&quot;;[.F219];&quot; &quot;;[.G219];&quot;', '&quot;; [.H219]; &quot;'&quot;; [.I219];&quot;', '&quot;;[.J219];&quot;', '&quot;;[.K219];&quot;', &quot;;[.L219]; &quot;), &quot;)" office:value-type="string" office:string-value="(37834530, 2020218, 42314, 'Charlton Byrle', 'Cuer Goare', 'bgoareni@shinystat.com'https://librenoticias.com/wp-content/uploads/2020/08/default-user-image.png', '502-257-924', '82030 John Wall Point', 1258), " calcext:value-type="string">
            <text:p>(37834530, 2020218, 42314, 'Charlton Byrle', 'Cuer Goare', 'bgoareni@shinystat.com'https://librenoticias.com/wp-content/uploads/2020/08/default-user-image.png', '502-257-924', '82030 John Wall Point', 125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9468133" calcext:value-type="float">
            <text:p>79468133</text:p>
          </table:table-cell>
          <table:table-cell office:value-type="float" office:value="2020219" calcext:value-type="float">
            <text:p>2020219</text:p>
          </table:table-cell>
          <table:table-cell table:formula="of:=RANDBETWEEN(1000; 99999)" office:value-type="float" office:value="37557" calcext:value-type="float">
            <text:p>37557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Adora</text:p>
          </table:table-cell>
          <table:table-cell office:value-type="string" calcext:value-type="string">
            <text:p>Cuschieri</text:p>
          </table:table-cell>
          <table:table-cell office:value-type="string" calcext:value-type="string">
            <text:p>Wogden</text:p>
          </table:table-cell>
          <table:table-cell office:value-type="string" calcext:value-type="string">
            <text:p>awogdenio@plala.or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07-170-162</text:p>
          </table:table-cell>
          <table:table-cell office:value-type="string" calcext:value-type="string">
            <text:p>689 Express Terrace</text:p>
          </table:table-cell>
          <table:table-cell table:formula="of:=RANDBETWEEN(1;1833)" office:value-type="float" office:value="1218" calcext:value-type="float">
            <text:p>1218</text:p>
          </table:table-cell>
          <table:table-cell/>
          <table:table-cell table:formula="of:=CONCATENATE(&quot;(&quot;;[.A220];&quot;, &quot;;[.B220];&quot;, &quot;;[.C220];&quot;, '&quot;;[.D220];&quot; &quot;;[.E220];&quot;', '&quot;;[.F220];&quot; &quot;;[.G220];&quot;', '&quot;; [.H220]; &quot;'&quot;; [.I220];&quot;', '&quot;;[.J220];&quot;', '&quot;;[.K220];&quot;', &quot;;[.L220]; &quot;), &quot;)" office:value-type="string" office:string-value="(79468133, 2020219, 37557, 'Dina Adora', 'Cuschieri Wogden', 'awogdenio@plala.or.jp'https://librenoticias.com/wp-content/uploads/2020/08/default-user-image.png', '507-170-162', '689 Express Terrace', 1218), " calcext:value-type="string">
            <text:p>(79468133, 2020219, 37557, 'Dina Adora', 'Cuschieri Wogden', 'awogdenio@plala.or.jp'https://librenoticias.com/wp-content/uploads/2020/08/default-user-image.png', '507-170-162', '689 Express Terrace', 121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1796564" calcext:value-type="float">
            <text:p>21796564</text:p>
          </table:table-cell>
          <table:table-cell office:value-type="float" office:value="2020220" calcext:value-type="float">
            <text:p>2020220</text:p>
          </table:table-cell>
          <table:table-cell table:formula="of:=RANDBETWEEN(1000; 99999)" office:value-type="float" office:value="33125" calcext:value-type="float">
            <text:p>33125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ennett</text:p>
          </table:table-cell>
          <table:table-cell office:value-type="string" calcext:value-type="string">
            <text:p>Cutchie</text:p>
          </table:table-cell>
          <table:table-cell office:value-type="string" calcext:value-type="string">
            <text:p>Lassells</text:p>
          </table:table-cell>
          <table:table-cell office:value-type="string" calcext:value-type="string">
            <text:p>klassellseh@yelp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96-421-170</text:p>
          </table:table-cell>
          <table:table-cell office:value-type="string" calcext:value-type="string">
            <text:p>45292 Upham Lane</text:p>
          </table:table-cell>
          <table:table-cell table:formula="of:=RANDBETWEEN(1;1833)" office:value-type="float" office:value="159" calcext:value-type="float">
            <text:p>159</text:p>
          </table:table-cell>
          <table:table-cell/>
          <table:table-cell table:formula="of:=CONCATENATE(&quot;(&quot;;[.A221];&quot;, &quot;;[.B221];&quot;, &quot;;[.C221];&quot;, '&quot;;[.D221];&quot; &quot;;[.E221];&quot;', '&quot;;[.F221];&quot; &quot;;[.G221];&quot;', '&quot;; [.H221]; &quot;'&quot;; [.I221];&quot;', '&quot;;[.J221];&quot;', '&quot;;[.K221];&quot;', &quot;;[.L221]; &quot;), &quot;)" office:value-type="string" office:string-value="(21796564, 2020220, 33125, 'Nicolas Kennett', 'Cutchie Lassells', 'klassellseh@yelp.com'https://librenoticias.com/wp-content/uploads/2020/08/default-user-image.png', '496-421-170', '45292 Upham Lane', 159), " calcext:value-type="string">
            <text:p>(21796564, 2020220, 33125, 'Nicolas Kennett', 'Cutchie Lassells', 'klassellseh@yelp.com'https://librenoticias.com/wp-content/uploads/2020/08/default-user-image.png', '496-421-170', '45292 Upham Lane', 15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2384477" calcext:value-type="float">
            <text:p>32384477</text:p>
          </table:table-cell>
          <table:table-cell office:value-type="float" office:value="2020221" calcext:value-type="float">
            <text:p>2020221</text:p>
          </table:table-cell>
          <table:table-cell table:formula="of:=RANDBETWEEN(1000; 99999)" office:value-type="float" office:value="47610" calcext:value-type="float">
            <text:p>47610</text:p>
          </table:table-cell>
          <table:table-cell office:value-type="string" calcext:value-type="string">
            <text:p>Melisse</text:p>
          </table:table-cell>
          <table:table-cell office:value-type="string" calcext:value-type="string">
            <text:p>Beatrice</text:p>
          </table:table-cell>
          <table:table-cell office:value-type="string" calcext:value-type="string">
            <text:p>Czajkowska</text:p>
          </table:table-cell>
          <table:table-cell office:value-type="string" calcext:value-type="string">
            <text:p>Fagence</text:p>
          </table:table-cell>
          <table:table-cell office:value-type="string" calcext:value-type="string">
            <text:p>bfagencef1@omnitur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82-714-417</text:p>
          </table:table-cell>
          <table:table-cell office:value-type="string" calcext:value-type="string">
            <text:p>84077 Coleman Place</text:p>
          </table:table-cell>
          <table:table-cell table:formula="of:=RANDBETWEEN(1;1833)" office:value-type="float" office:value="860" calcext:value-type="float">
            <text:p>860</text:p>
          </table:table-cell>
          <table:table-cell/>
          <table:table-cell table:formula="of:=CONCATENATE(&quot;(&quot;;[.A222];&quot;, &quot;;[.B222];&quot;, &quot;;[.C222];&quot;, '&quot;;[.D222];&quot; &quot;;[.E222];&quot;', '&quot;;[.F222];&quot; &quot;;[.G222];&quot;', '&quot;; [.H222]; &quot;'&quot;; [.I222];&quot;', '&quot;;[.J222];&quot;', '&quot;;[.K222];&quot;', &quot;;[.L222]; &quot;), &quot;)" office:value-type="string" office:string-value="(32384477, 2020221, 47610, 'Melisse Beatrice', 'Czajkowska Fagence', 'bfagencef1@omniture.com'https://librenoticias.com/wp-content/uploads/2020/08/default-user-image.png', '282-714-417', '84077 Coleman Place', 860), " calcext:value-type="string">
            <text:p>(32384477, 2020221, 47610, 'Melisse Beatrice', 'Czajkowska Fagence', 'bfagencef1@omniture.com'https://librenoticias.com/wp-content/uploads/2020/08/default-user-image.png', '282-714-417', '84077 Coleman Place', 8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5924317" calcext:value-type="float">
            <text:p>95924317</text:p>
          </table:table-cell>
          <table:table-cell office:value-type="float" office:value="2020222" calcext:value-type="float">
            <text:p>2020222</text:p>
          </table:table-cell>
          <table:table-cell table:formula="of:=RANDBETWEEN(1000; 99999)" office:value-type="float" office:value="34441" calcext:value-type="float">
            <text:p>34441</text:p>
          </table:table-cell>
          <table:table-cell office:value-type="string" calcext:value-type="string">
            <text:p>Keary</text:p>
          </table:table-cell>
          <table:table-cell office:value-type="string" calcext:value-type="string">
            <text:p>Isidro</text:p>
          </table:table-cell>
          <table:table-cell office:value-type="string" calcext:value-type="string">
            <text:p>D' Angelo</text:p>
          </table:table-cell>
          <table:table-cell office:value-type="string" calcext:value-type="string">
            <text:p>Beiderbeck</text:p>
          </table:table-cell>
          <table:table-cell office:value-type="string" calcext:value-type="string">
            <text:p>ibeiderbeckal@unblog.fr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89-567-801</text:p>
          </table:table-cell>
          <table:table-cell office:value-type="string" calcext:value-type="string">
            <text:p>78 Spohn Point</text:p>
          </table:table-cell>
          <table:table-cell table:formula="of:=RANDBETWEEN(1;1833)" office:value-type="float" office:value="801" calcext:value-type="float">
            <text:p>801</text:p>
          </table:table-cell>
          <table:table-cell/>
          <table:table-cell table:formula="of:=CONCATENATE(&quot;(&quot;;[.A223];&quot;, &quot;;[.B223];&quot;, &quot;;[.C223];&quot;, '&quot;;[.D223];&quot; &quot;;[.E223];&quot;', '&quot;;[.F223];&quot; &quot;;[.G223];&quot;', '&quot;; [.H223]; &quot;'&quot;; [.I223];&quot;', '&quot;;[.J223];&quot;', '&quot;;[.K223];&quot;', &quot;;[.L223]; &quot;), &quot;)" office:value-type="string" office:string-value="(95924317, 2020222, 34441, 'Keary Isidro', 'D' Angelo Beiderbeck', 'ibeiderbeckal@unblog.fr'https://librenoticias.com/wp-content/uploads/2020/08/default-user-image.png', '289-567-801', '78 Spohn Point', 801), " calcext:value-type="string">
            <text:p>(95924317, 2020222, 34441, 'Keary Isidro', 'D' Angelo Beiderbeck', 'ibeiderbeckal@unblog.fr'https://librenoticias.com/wp-content/uploads/2020/08/default-user-image.png', '289-567-801', '78 Spohn Point', 80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9748995" calcext:value-type="float">
            <text:p>19748995</text:p>
          </table:table-cell>
          <table:table-cell office:value-type="float" office:value="2020223" calcext:value-type="float">
            <text:p>2020223</text:p>
          </table:table-cell>
          <table:table-cell table:formula="of:=RANDBETWEEN(1000; 99999)" office:value-type="float" office:value="86190" calcext:value-type="float">
            <text:p>86190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Jolee</text:p>
          </table:table-cell>
          <table:table-cell office:value-type="string" calcext:value-type="string">
            <text:p>Dabernott</text:p>
          </table:table-cell>
          <table:table-cell office:value-type="string" calcext:value-type="string">
            <text:p>Arrington</text:p>
          </table:table-cell>
          <table:table-cell office:value-type="string" calcext:value-type="string">
            <text:p>jarringtonfr@blogspo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64-899-208</text:p>
          </table:table-cell>
          <table:table-cell office:value-type="string" calcext:value-type="string">
            <text:p>6 Ridgeview Pass</text:p>
          </table:table-cell>
          <table:table-cell table:formula="of:=RANDBETWEEN(1;1833)" office:value-type="float" office:value="1020" calcext:value-type="float">
            <text:p>1020</text:p>
          </table:table-cell>
          <table:table-cell/>
          <table:table-cell table:formula="of:=CONCATENATE(&quot;(&quot;;[.A224];&quot;, &quot;;[.B224];&quot;, &quot;;[.C224];&quot;, '&quot;;[.D224];&quot; &quot;;[.E224];&quot;', '&quot;;[.F224];&quot; &quot;;[.G224];&quot;', '&quot;; [.H224]; &quot;'&quot;; [.I224];&quot;', '&quot;;[.J224];&quot;', '&quot;;[.K224];&quot;', &quot;;[.L224]; &quot;), &quot;)" office:value-type="string" office:string-value="(19748995, 2020223, 86190, 'Elle Jolee', 'Dabernott Arrington', 'jarringtonfr@blogspot.com'https://librenoticias.com/wp-content/uploads/2020/08/default-user-image.png', '364-899-208', '6 Ridgeview Pass', 1020), " calcext:value-type="string">
            <text:p>(19748995, 2020223, 86190, 'Elle Jolee', 'Dabernott Arrington', 'jarringtonfr@blogspot.com'https://librenoticias.com/wp-content/uploads/2020/08/default-user-image.png', '364-899-208', '6 Ridgeview Pass', 102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1829446" calcext:value-type="float">
            <text:p>71829446</text:p>
          </table:table-cell>
          <table:table-cell office:value-type="float" office:value="2020224" calcext:value-type="float">
            <text:p>2020224</text:p>
          </table:table-cell>
          <table:table-cell table:formula="of:=RANDBETWEEN(1000; 99999)" office:value-type="float" office:value="73742" calcext:value-type="float">
            <text:p>73742</text:p>
          </table:table-cell>
          <table:table-cell office:value-type="string" calcext:value-type="string">
            <text:p>Phebe</text:p>
          </table:table-cell>
          <table:table-cell office:value-type="string" calcext:value-type="string">
            <text:p>Rena</text:p>
          </table:table-cell>
          <table:table-cell office:value-type="string" calcext:value-type="string">
            <text:p>Dablin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rberkeleymf@reddi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14-794-788</text:p>
          </table:table-cell>
          <table:table-cell office:value-type="string" calcext:value-type="string">
            <text:p>7708 Delaware Circle</text:p>
          </table:table-cell>
          <table:table-cell table:formula="of:=RANDBETWEEN(1;1833)" office:value-type="float" office:value="252" calcext:value-type="float">
            <text:p>252</text:p>
          </table:table-cell>
          <table:table-cell/>
          <table:table-cell table:formula="of:=CONCATENATE(&quot;(&quot;;[.A225];&quot;, &quot;;[.B225];&quot;, &quot;;[.C225];&quot;, '&quot;;[.D225];&quot; &quot;;[.E225];&quot;', '&quot;;[.F225];&quot; &quot;;[.G225];&quot;', '&quot;; [.H225]; &quot;'&quot;; [.I225];&quot;', '&quot;;[.J225];&quot;', '&quot;;[.K225];&quot;', &quot;;[.L225]; &quot;), &quot;)" office:value-type="string" office:string-value="(71829446, 2020224, 73742, 'Phebe Rena', 'Dablin Berkeley', 'rberkeleymf@reddit.com'https://librenoticias.com/wp-content/uploads/2020/08/default-user-image.png', '714-794-788', '7708 Delaware Circle', 252), " calcext:value-type="string">
            <text:p>(71829446, 2020224, 73742, 'Phebe Rena', 'Dablin Berkeley', 'rberkeleymf@reddit.com'https://librenoticias.com/wp-content/uploads/2020/08/default-user-image.png', '714-794-788', '7708 Delaware Circle', 25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5121863" calcext:value-type="float">
            <text:p>55121863</text:p>
          </table:table-cell>
          <table:table-cell office:value-type="float" office:value="2020225" calcext:value-type="float">
            <text:p>2020225</text:p>
          </table:table-cell>
          <table:table-cell table:formula="of:=RANDBETWEEN(1000; 99999)" office:value-type="float" office:value="23771" calcext:value-type="float">
            <text:p>23771</text:p>
          </table:table-cell>
          <table:table-cell office:value-type="string" calcext:value-type="string">
            <text:p>Angelico</text:p>
          </table:table-cell>
          <table:table-cell office:value-type="string" calcext:value-type="string">
            <text:p>Yurik</text:p>
          </table:table-cell>
          <table:table-cell office:value-type="string" calcext:value-type="string">
            <text:p>Dalziel</text:p>
          </table:table-cell>
          <table:table-cell office:value-type="string" calcext:value-type="string">
            <text:p>Bentame</text:p>
          </table:table-cell>
          <table:table-cell office:value-type="string" calcext:value-type="string">
            <text:p>ybentameg6@googl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30-171-431</text:p>
          </table:table-cell>
          <table:table-cell office:value-type="string" calcext:value-type="string">
            <text:p>57416 Elgar Court</text:p>
          </table:table-cell>
          <table:table-cell table:formula="of:=RANDBETWEEN(1;1833)" office:value-type="float" office:value="913" calcext:value-type="float">
            <text:p>913</text:p>
          </table:table-cell>
          <table:table-cell/>
          <table:table-cell table:formula="of:=CONCATENATE(&quot;(&quot;;[.A226];&quot;, &quot;;[.B226];&quot;, &quot;;[.C226];&quot;, '&quot;;[.D226];&quot; &quot;;[.E226];&quot;', '&quot;;[.F226];&quot; &quot;;[.G226];&quot;', '&quot;; [.H226]; &quot;'&quot;; [.I226];&quot;', '&quot;;[.J226];&quot;', '&quot;;[.K226];&quot;', &quot;;[.L226]; &quot;), &quot;)" office:value-type="string" office:string-value="(55121863, 2020225, 23771, 'Angelico Yurik', 'Dalziel Bentame', 'ybentameg6@google.com'https://librenoticias.com/wp-content/uploads/2020/08/default-user-image.png', '830-171-431', '57416 Elgar Court', 913), " calcext:value-type="string">
            <text:p>(55121863, 2020225, 23771, 'Angelico Yurik', 'Dalziel Bentame', 'ybentameg6@google.com'https://librenoticias.com/wp-content/uploads/2020/08/default-user-image.png', '830-171-431', '57416 Elgar Court', 91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5809799" calcext:value-type="float">
            <text:p>55809799</text:p>
          </table:table-cell>
          <table:table-cell office:value-type="float" office:value="2020226" calcext:value-type="float">
            <text:p>2020226</text:p>
          </table:table-cell>
          <table:table-cell table:formula="of:=RANDBETWEEN(1000; 99999)" office:value-type="float" office:value="70587" calcext:value-type="float">
            <text:p>70587</text:p>
          </table:table-cell>
          <table:table-cell office:value-type="string" calcext:value-type="string">
            <text:p>Tristam</text:p>
          </table:table-cell>
          <table:table-cell office:value-type="string" calcext:value-type="string">
            <text:p>Alaric</text:p>
          </table:table-cell>
          <table:table-cell office:value-type="string" calcext:value-type="string">
            <text:p>Damiral</text:p>
          </table:table-cell>
          <table:table-cell office:value-type="string" calcext:value-type="string">
            <text:p>Clausson</text:p>
          </table:table-cell>
          <table:table-cell office:value-type="string" calcext:value-type="string">
            <text:p>aclaussongl@icio.us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50-486-981</text:p>
          </table:table-cell>
          <table:table-cell office:value-type="string" calcext:value-type="string">
            <text:p>76580 Stuart Terrace</text:p>
          </table:table-cell>
          <table:table-cell table:formula="of:=RANDBETWEEN(1;1833)" office:value-type="float" office:value="638" calcext:value-type="float">
            <text:p>638</text:p>
          </table:table-cell>
          <table:table-cell/>
          <table:table-cell table:formula="of:=CONCATENATE(&quot;(&quot;;[.A227];&quot;, &quot;;[.B227];&quot;, &quot;;[.C227];&quot;, '&quot;;[.D227];&quot; &quot;;[.E227];&quot;', '&quot;;[.F227];&quot; &quot;;[.G227];&quot;', '&quot;; [.H227]; &quot;'&quot;; [.I227];&quot;', '&quot;;[.J227];&quot;', '&quot;;[.K227];&quot;', &quot;;[.L227]; &quot;), &quot;)" office:value-type="string" office:string-value="(55809799, 2020226, 70587, 'Tristam Alaric', 'Damiral Clausson', 'aclaussongl@icio.us'https://librenoticias.com/wp-content/uploads/2020/08/default-user-image.png', '450-486-981', '76580 Stuart Terrace', 638), " calcext:value-type="string">
            <text:p>(55809799, 2020226, 70587, 'Tristam Alaric', 'Damiral Clausson', 'aclaussongl@icio.us'https://librenoticias.com/wp-content/uploads/2020/08/default-user-image.png', '450-486-981', '76580 Stuart Terrace', 63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4548817" calcext:value-type="float">
            <text:p>24548817</text:p>
          </table:table-cell>
          <table:table-cell office:value-type="float" office:value="2020227" calcext:value-type="float">
            <text:p>2020227</text:p>
          </table:table-cell>
          <table:table-cell table:formula="of:=RANDBETWEEN(1000; 99999)" office:value-type="float" office:value="25311" calcext:value-type="float">
            <text:p>25311</text:p>
          </table:table-cell>
          <table:table-cell office:value-type="string" calcext:value-type="string">
            <text:p>Betteanne</text:p>
          </table:table-cell>
          <table:table-cell office:value-type="string" calcext:value-type="string">
            <text:p>Celestia</text:p>
          </table:table-cell>
          <table:table-cell office:value-type="string" calcext:value-type="string">
            <text:p>Danford</text:p>
          </table:table-cell>
          <table:table-cell office:value-type="string" calcext:value-type="string">
            <text:p>Danis</text:p>
          </table:table-cell>
          <table:table-cell office:value-type="string" calcext:value-type="string">
            <text:p>cdanisgv@imgu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85-468-496</text:p>
          </table:table-cell>
          <table:table-cell office:value-type="string" calcext:value-type="string">
            <text:p>3 Southridge Circle</text:p>
          </table:table-cell>
          <table:table-cell table:formula="of:=RANDBETWEEN(1;1833)" office:value-type="float" office:value="39" calcext:value-type="float">
            <text:p>39</text:p>
          </table:table-cell>
          <table:table-cell/>
          <table:table-cell table:formula="of:=CONCATENATE(&quot;(&quot;;[.A228];&quot;, &quot;;[.B228];&quot;, &quot;;[.C228];&quot;, '&quot;;[.D228];&quot; &quot;;[.E228];&quot;', '&quot;;[.F228];&quot; &quot;;[.G228];&quot;', '&quot;; [.H228]; &quot;'&quot;; [.I228];&quot;', '&quot;;[.J228];&quot;', '&quot;;[.K228];&quot;', &quot;;[.L228]; &quot;), &quot;)" office:value-type="string" office:string-value="(24548817, 2020227, 25311, 'Betteanne Celestia', 'Danford Danis', 'cdanisgv@imgur.com'https://librenoticias.com/wp-content/uploads/2020/08/default-user-image.png', '885-468-496', '3 Southridge Circle', 39), " calcext:value-type="string">
            <text:p>(24548817, 2020227, 25311, 'Betteanne Celestia', 'Danford Danis', 'cdanisgv@imgur.com'https://librenoticias.com/wp-content/uploads/2020/08/default-user-image.png', '885-468-496', '3 Southridge Circle', 3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5020227" calcext:value-type="float">
            <text:p>55020227</text:p>
          </table:table-cell>
          <table:table-cell office:value-type="float" office:value="2020228" calcext:value-type="float">
            <text:p>2020228</text:p>
          </table:table-cell>
          <table:table-cell table:formula="of:=RANDBETWEEN(1000; 99999)" office:value-type="float" office:value="66526" calcext:value-type="float">
            <text:p>66526</text:p>
          </table:table-cell>
          <table:table-cell office:value-type="string" calcext:value-type="string">
            <text:p>Rosemonde</text:p>
          </table:table-cell>
          <table:table-cell office:value-type="string" calcext:value-type="string">
            <text:p>Missie</text:p>
          </table:table-cell>
          <table:table-cell office:value-type="string" calcext:value-type="string">
            <text:p>Danher</text:p>
          </table:table-cell>
          <table:table-cell office:value-type="string" calcext:value-type="string">
            <text:p>Schubert</text:p>
          </table:table-cell>
          <table:table-cell office:value-type="string" calcext:value-type="string">
            <text:p>mschubertct@vkontakte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71-803-735</text:p>
          </table:table-cell>
          <table:table-cell office:value-type="string" calcext:value-type="string">
            <text:p>236 Sachs Park</text:p>
          </table:table-cell>
          <table:table-cell table:formula="of:=RANDBETWEEN(1;1833)" office:value-type="float" office:value="780" calcext:value-type="float">
            <text:p>780</text:p>
          </table:table-cell>
          <table:table-cell/>
          <table:table-cell table:formula="of:=CONCATENATE(&quot;(&quot;;[.A229];&quot;, &quot;;[.B229];&quot;, &quot;;[.C229];&quot;, '&quot;;[.D229];&quot; &quot;;[.E229];&quot;', '&quot;;[.F229];&quot; &quot;;[.G229];&quot;', '&quot;; [.H229]; &quot;'&quot;; [.I229];&quot;', '&quot;;[.J229];&quot;', '&quot;;[.K229];&quot;', &quot;;[.L229]; &quot;), &quot;)" office:value-type="string" office:string-value="(55020227, 2020228, 66526, 'Rosemonde Missie', 'Danher Schubert', 'mschubertct@vkontakte.ru'https://librenoticias.com/wp-content/uploads/2020/08/default-user-image.png', '271-803-735', '236 Sachs Park', 780), " calcext:value-type="string">
            <text:p>(55020227, 2020228, 66526, 'Rosemonde Missie', 'Danher Schubert', 'mschubertct@vkontakte.ru'https://librenoticias.com/wp-content/uploads/2020/08/default-user-image.png', '271-803-735', '236 Sachs Park', 78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8570770" calcext:value-type="float">
            <text:p>38570770</text:p>
          </table:table-cell>
          <table:table-cell office:value-type="float" office:value="2020229" calcext:value-type="float">
            <text:p>2020229</text:p>
          </table:table-cell>
          <table:table-cell table:formula="of:=RANDBETWEEN(1000; 99999)" office:value-type="float" office:value="19077" calcext:value-type="float">
            <text:p>19077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Tedie</text:p>
          </table:table-cell>
          <table:table-cell office:value-type="string" calcext:value-type="string">
            <text:p>Darkin</text:p>
          </table:table-cell>
          <table:table-cell office:value-type="string" calcext:value-type="string">
            <text:p>Pyle</text:p>
          </table:table-cell>
          <table:table-cell office:value-type="string" calcext:value-type="string">
            <text:p>tpyle76@japanpost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85-677-480</text:p>
          </table:table-cell>
          <table:table-cell office:value-type="string" calcext:value-type="string">
            <text:p>9 Hayes Plaza</text:p>
          </table:table-cell>
          <table:table-cell table:formula="of:=RANDBETWEEN(1;1833)" office:value-type="float" office:value="1805" calcext:value-type="float">
            <text:p>1805</text:p>
          </table:table-cell>
          <table:table-cell/>
          <table:table-cell table:formula="of:=CONCATENATE(&quot;(&quot;;[.A230];&quot;, &quot;;[.B230];&quot;, &quot;;[.C230];&quot;, '&quot;;[.D230];&quot; &quot;;[.E230];&quot;', '&quot;;[.F230];&quot; &quot;;[.G230];&quot;', '&quot;; [.H230]; &quot;'&quot;; [.I230];&quot;', '&quot;;[.J230];&quot;', '&quot;;[.K230];&quot;', &quot;;[.L230]; &quot;), &quot;)" office:value-type="string" office:string-value="(38570770, 2020229, 19077, 'Lukas Tedie', 'Darkin Pyle', 'tpyle76@japanpost.jp'https://librenoticias.com/wp-content/uploads/2020/08/default-user-image.png', '285-677-480', '9 Hayes Plaza', 1805), " calcext:value-type="string">
            <text:p>(38570770, 2020229, 19077, 'Lukas Tedie', 'Darkin Pyle', 'tpyle76@japanpost.jp'https://librenoticias.com/wp-content/uploads/2020/08/default-user-image.png', '285-677-480', '9 Hayes Plaza', 180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1296330" calcext:value-type="float">
            <text:p>21296330</text:p>
          </table:table-cell>
          <table:table-cell office:value-type="float" office:value="2020230" calcext:value-type="float">
            <text:p>2020230</text:p>
          </table:table-cell>
          <table:table-cell table:formula="of:=RANDBETWEEN(1000; 99999)" office:value-type="float" office:value="47294" calcext:value-type="float">
            <text:p>47294</text:p>
          </table:table-cell>
          <table:table-cell office:value-type="string" calcext:value-type="string">
            <text:p>Colby</text:p>
          </table:table-cell>
          <table:table-cell office:value-type="string" calcext:value-type="string">
            <text:p>Rudy</text:p>
          </table:table-cell>
          <table:table-cell office:value-type="string" calcext:value-type="string">
            <text:p>Darville</text:p>
          </table:table-cell>
          <table:table-cell office:value-type="string" calcext:value-type="string">
            <text:p>Allner</text:p>
          </table:table-cell>
          <table:table-cell office:value-type="string" calcext:value-type="string">
            <text:p>rallner7s@google.i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11-647-412</text:p>
          </table:table-cell>
          <table:table-cell office:value-type="string" calcext:value-type="string">
            <text:p>3 Spenser Street</text:p>
          </table:table-cell>
          <table:table-cell table:formula="of:=RANDBETWEEN(1;1833)" office:value-type="float" office:value="1667" calcext:value-type="float">
            <text:p>1667</text:p>
          </table:table-cell>
          <table:table-cell/>
          <table:table-cell table:formula="of:=CONCATENATE(&quot;(&quot;;[.A231];&quot;, &quot;;[.B231];&quot;, &quot;;[.C231];&quot;, '&quot;;[.D231];&quot; &quot;;[.E231];&quot;', '&quot;;[.F231];&quot; &quot;;[.G231];&quot;', '&quot;; [.H231]; &quot;'&quot;; [.I231];&quot;', '&quot;;[.J231];&quot;', '&quot;;[.K231];&quot;', &quot;;[.L231]; &quot;), &quot;)" office:value-type="string" office:string-value="(21296330, 2020230, 47294, 'Colby Rudy', 'Darville Allner', 'rallner7s@google.it'https://librenoticias.com/wp-content/uploads/2020/08/default-user-image.png', '311-647-412', '3 Spenser Street', 1667), " calcext:value-type="string">
            <text:p>(21296330, 2020230, 47294, 'Colby Rudy', 'Darville Allner', 'rallner7s@google.it'https://librenoticias.com/wp-content/uploads/2020/08/default-user-image.png', '311-647-412', '3 Spenser Street', 166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4178471" calcext:value-type="float">
            <text:p>34178471</text:p>
          </table:table-cell>
          <table:table-cell office:value-type="float" office:value="2020231" calcext:value-type="float">
            <text:p>2020231</text:p>
          </table:table-cell>
          <table:table-cell table:formula="of:=RANDBETWEEN(1000; 99999)" office:value-type="float" office:value="2689" calcext:value-type="float">
            <text:p>2689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Stavro</text:p>
          </table:table-cell>
          <table:table-cell office:value-type="string" calcext:value-type="string">
            <text:p>Daubeny</text:p>
          </table:table-cell>
          <table:table-cell office:value-type="string" calcext:value-type="string">
            <text:p>Stille</text:p>
          </table:table-cell>
          <table:table-cell office:value-type="string" calcext:value-type="string">
            <text:p>sstille2l@spring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25-433-191</text:p>
          </table:table-cell>
          <table:table-cell office:value-type="string" calcext:value-type="string">
            <text:p>29172 Express Park</text:p>
          </table:table-cell>
          <table:table-cell table:formula="of:=RANDBETWEEN(1;1833)" office:value-type="float" office:value="1153" calcext:value-type="float">
            <text:p>1153</text:p>
          </table:table-cell>
          <table:table-cell/>
          <table:table-cell table:formula="of:=CONCATENATE(&quot;(&quot;;[.A232];&quot;, &quot;;[.B232];&quot;, &quot;;[.C232];&quot;, '&quot;;[.D232];&quot; &quot;;[.E232];&quot;', '&quot;;[.F232];&quot; &quot;;[.G232];&quot;', '&quot;; [.H232]; &quot;'&quot;; [.I232];&quot;', '&quot;;[.J232];&quot;', '&quot;;[.K232];&quot;', &quot;;[.L232]; &quot;), &quot;)" office:value-type="string" office:string-value="(34178471, 2020231, 2689, 'Mack Stavro', 'Daubeny Stille', 'sstille2l@springer.com'https://librenoticias.com/wp-content/uploads/2020/08/default-user-image.png', '525-433-191', '29172 Express Park', 1153), " calcext:value-type="string">
            <text:p>(34178471, 2020231, 2689, 'Mack Stavro', 'Daubeny Stille', 'sstille2l@springer.com'https://librenoticias.com/wp-content/uploads/2020/08/default-user-image.png', '525-433-191', '29172 Express Park', 115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4118255" calcext:value-type="float">
            <text:p>74118255</text:p>
          </table:table-cell>
          <table:table-cell office:value-type="float" office:value="2020232" calcext:value-type="float">
            <text:p>2020232</text:p>
          </table:table-cell>
          <table:table-cell table:formula="of:=RANDBETWEEN(1000; 99999)" office:value-type="float" office:value="67458" calcext:value-type="float">
            <text:p>67458</text:p>
          </table:table-cell>
          <table:table-cell office:value-type="string" calcext:value-type="string">
            <text:p>Kamillah</text:p>
          </table:table-cell>
          <table:table-cell office:value-type="string" calcext:value-type="string">
            <text:p>Georgetta</text:p>
          </table:table-cell>
          <table:table-cell office:value-type="string" calcext:value-type="string">
            <text:p>Daughtry</text:p>
          </table:table-cell>
          <table:table-cell office:value-type="string" calcext:value-type="string">
            <text:p>Gildersleaves</text:p>
          </table:table-cell>
          <table:table-cell office:value-type="string" calcext:value-type="string">
            <text:p>ggildersleaves8@oakle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03-364-634</text:p>
          </table:table-cell>
          <table:table-cell office:value-type="string" calcext:value-type="string">
            <text:p>555 Sunbrook Alley</text:p>
          </table:table-cell>
          <table:table-cell table:formula="of:=RANDBETWEEN(1;1833)" office:value-type="float" office:value="888" calcext:value-type="float">
            <text:p>888</text:p>
          </table:table-cell>
          <table:table-cell/>
          <table:table-cell table:formula="of:=CONCATENATE(&quot;(&quot;;[.A233];&quot;, &quot;;[.B233];&quot;, &quot;;[.C233];&quot;, '&quot;;[.D233];&quot; &quot;;[.E233];&quot;', '&quot;;[.F233];&quot; &quot;;[.G233];&quot;', '&quot;; [.H233]; &quot;'&quot;; [.I233];&quot;', '&quot;;[.J233];&quot;', '&quot;;[.K233];&quot;', &quot;;[.L233]; &quot;), &quot;)" office:value-type="string" office:string-value="(74118255, 2020232, 67458, 'Kamillah Georgetta', 'Daughtry Gildersleaves', 'ggildersleaves8@oakley.com'https://librenoticias.com/wp-content/uploads/2020/08/default-user-image.png', '903-364-634', '555 Sunbrook Alley', 888), " calcext:value-type="string">
            <text:p>(74118255, 2020232, 67458, 'Kamillah Georgetta', 'Daughtry Gildersleaves', 'ggildersleaves8@oakley.com'https://librenoticias.com/wp-content/uploads/2020/08/default-user-image.png', '903-364-634', '555 Sunbrook Alley', 88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1640945" calcext:value-type="float">
            <text:p>51640945</text:p>
          </table:table-cell>
          <table:table-cell office:value-type="float" office:value="2020233" calcext:value-type="float">
            <text:p>2020233</text:p>
          </table:table-cell>
          <table:table-cell table:formula="of:=RANDBETWEEN(1000; 99999)" office:value-type="float" office:value="55628" calcext:value-type="float">
            <text:p>55628</text:p>
          </table:table-cell>
          <table:table-cell office:value-type="string" calcext:value-type="string">
            <text:p>Ruprecht</text:p>
          </table:table-cell>
          <table:table-cell office:value-type="string" calcext:value-type="string">
            <text:p>Cosmo</text:p>
          </table:table-cell>
          <table:table-cell office:value-type="string" calcext:value-type="string">
            <text:p>De Andisie</text:p>
          </table:table-cell>
          <table:table-cell office:value-type="string" calcext:value-type="string">
            <text:p>Pariss</text:p>
          </table:table-cell>
          <table:table-cell office:value-type="string" calcext:value-type="string">
            <text:p>cpariss7z@alibab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44-785-816</text:p>
          </table:table-cell>
          <table:table-cell office:value-type="string" calcext:value-type="string">
            <text:p>560 Meadow Vale Place</text:p>
          </table:table-cell>
          <table:table-cell table:formula="of:=RANDBETWEEN(1;1833)" office:value-type="float" office:value="1475" calcext:value-type="float">
            <text:p>1475</text:p>
          </table:table-cell>
          <table:table-cell/>
          <table:table-cell table:formula="of:=CONCATENATE(&quot;(&quot;;[.A234];&quot;, &quot;;[.B234];&quot;, &quot;;[.C234];&quot;, '&quot;;[.D234];&quot; &quot;;[.E234];&quot;', '&quot;;[.F234];&quot; &quot;;[.G234];&quot;', '&quot;; [.H234]; &quot;'&quot;; [.I234];&quot;', '&quot;;[.J234];&quot;', '&quot;;[.K234];&quot;', &quot;;[.L234]; &quot;), &quot;)" office:value-type="string" office:string-value="(51640945, 2020233, 55628, 'Ruprecht Cosmo', 'De Andisie Pariss', 'cpariss7z@alibaba.com'https://librenoticias.com/wp-content/uploads/2020/08/default-user-image.png', '744-785-816', '560 Meadow Vale Place', 1475), " calcext:value-type="string">
            <text:p>(51640945, 2020233, 55628, 'Ruprecht Cosmo', 'De Andisie Pariss', 'cpariss7z@alibaba.com'https://librenoticias.com/wp-content/uploads/2020/08/default-user-image.png', '744-785-816', '560 Meadow Vale Place', 147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5095017" calcext:value-type="float">
            <text:p>25095017</text:p>
          </table:table-cell>
          <table:table-cell office:value-type="float" office:value="2020234" calcext:value-type="float">
            <text:p>2020234</text:p>
          </table:table-cell>
          <table:table-cell table:formula="of:=RANDBETWEEN(1000; 99999)" office:value-type="float" office:value="7159" calcext:value-type="float">
            <text:p>7159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Alessandra</text:p>
          </table:table-cell>
          <table:table-cell office:value-type="string" calcext:value-type="string">
            <text:p>De Andreis</text:p>
          </table:table-cell>
          <table:table-cell office:value-type="string" calcext:value-type="string">
            <text:p>Bolstridge</text:p>
          </table:table-cell>
          <table:table-cell office:value-type="string" calcext:value-type="string">
            <text:p>abolstridgemn@irs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89-379-681</text:p>
          </table:table-cell>
          <table:table-cell office:value-type="string" calcext:value-type="string">
            <text:p>27 Oneill Plaza</text:p>
          </table:table-cell>
          <table:table-cell table:formula="of:=RANDBETWEEN(1;1833)" office:value-type="float" office:value="714" calcext:value-type="float">
            <text:p>714</text:p>
          </table:table-cell>
          <table:table-cell/>
          <table:table-cell table:formula="of:=CONCATENATE(&quot;(&quot;;[.A235];&quot;, &quot;;[.B235];&quot;, &quot;;[.C235];&quot;, '&quot;;[.D235];&quot; &quot;;[.E235];&quot;', '&quot;;[.F235];&quot; &quot;;[.G235];&quot;', '&quot;; [.H235]; &quot;'&quot;; [.I235];&quot;', '&quot;;[.J235];&quot;', '&quot;;[.K235];&quot;', &quot;;[.L235]; &quot;), &quot;)" office:value-type="string" office:string-value="(25095017, 2020234, 7159, 'Christie Alessandra', 'De Andreis Bolstridge', 'abolstridgemn@irs.gov'https://librenoticias.com/wp-content/uploads/2020/08/default-user-image.png', '389-379-681', '27 Oneill Plaza', 714), " calcext:value-type="string">
            <text:p>(25095017, 2020234, 7159, 'Christie Alessandra', 'De Andreis Bolstridge', 'abolstridgemn@irs.gov'https://librenoticias.com/wp-content/uploads/2020/08/default-user-image.png', '389-379-681', '27 Oneill Plaza', 71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8438034" calcext:value-type="float">
            <text:p>68438034</text:p>
          </table:table-cell>
          <table:table-cell office:value-type="float" office:value="2020235" calcext:value-type="float">
            <text:p>2020235</text:p>
          </table:table-cell>
          <table:table-cell table:formula="of:=RANDBETWEEN(1000; 99999)" office:value-type="float" office:value="54026" calcext:value-type="float">
            <text:p>54026</text:p>
          </table:table-cell>
          <table:table-cell office:value-type="string" calcext:value-type="string">
            <text:p>Selma</text:p>
          </table:table-cell>
          <table:table-cell office:value-type="string" calcext:value-type="string">
            <text:p>Brina</text:p>
          </table:table-cell>
          <table:table-cell office:value-type="string" calcext:value-type="string">
            <text:p>De Cristofalo</text:p>
          </table:table-cell>
          <table:table-cell office:value-type="string" calcext:value-type="string">
            <text:p>Troctor</text:p>
          </table:table-cell>
          <table:table-cell office:value-type="string" calcext:value-type="string">
            <text:p>btroctorde@gravata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25-259-860</text:p>
          </table:table-cell>
          <table:table-cell office:value-type="string" calcext:value-type="string">
            <text:p>08458 Summerview Center</text:p>
          </table:table-cell>
          <table:table-cell table:formula="of:=RANDBETWEEN(1;1833)" office:value-type="float" office:value="762" calcext:value-type="float">
            <text:p>762</text:p>
          </table:table-cell>
          <table:table-cell/>
          <table:table-cell table:formula="of:=CONCATENATE(&quot;(&quot;;[.A236];&quot;, &quot;;[.B236];&quot;, &quot;;[.C236];&quot;, '&quot;;[.D236];&quot; &quot;;[.E236];&quot;', '&quot;;[.F236];&quot; &quot;;[.G236];&quot;', '&quot;; [.H236]; &quot;'&quot;; [.I236];&quot;', '&quot;;[.J236];&quot;', '&quot;;[.K236];&quot;', &quot;;[.L236]; &quot;), &quot;)" office:value-type="string" office:string-value="(68438034, 2020235, 54026, 'Selma Brina', 'De Cristofalo Troctor', 'btroctorde@gravatar.com'https://librenoticias.com/wp-content/uploads/2020/08/default-user-image.png', '925-259-860', '08458 Summerview Center', 762), " calcext:value-type="string">
            <text:p>(68438034, 2020235, 54026, 'Selma Brina', 'De Cristofalo Troctor', 'btroctorde@gravatar.com'https://librenoticias.com/wp-content/uploads/2020/08/default-user-image.png', '925-259-860', '08458 Summerview Center', 76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0198204" calcext:value-type="float">
            <text:p>40198204</text:p>
          </table:table-cell>
          <table:table-cell office:value-type="float" office:value="2020236" calcext:value-type="float">
            <text:p>2020236</text:p>
          </table:table-cell>
          <table:table-cell table:formula="of:=RANDBETWEEN(1000; 99999)" office:value-type="float" office:value="55587" calcext:value-type="float">
            <text:p>55587</text:p>
          </table:table-cell>
          <table:table-cell office:value-type="string" calcext:value-type="string">
            <text:p>Missy</text:p>
          </table:table-cell>
          <table:table-cell office:value-type="string" calcext:value-type="string">
            <text:p>Veriee</text:p>
          </table:table-cell>
          <table:table-cell office:value-type="string" calcext:value-type="string">
            <text:p>De Fraine</text:p>
          </table:table-cell>
          <table:table-cell office:value-type="string" calcext:value-type="string">
            <text:p>Dugan</text:p>
          </table:table-cell>
          <table:table-cell office:value-type="string" calcext:value-type="string">
            <text:p>vduganiq@umn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19-394-565</text:p>
          </table:table-cell>
          <table:table-cell office:value-type="string" calcext:value-type="string">
            <text:p>50 Spohn Court</text:p>
          </table:table-cell>
          <table:table-cell table:formula="of:=RANDBETWEEN(1;1833)" office:value-type="float" office:value="921" calcext:value-type="float">
            <text:p>921</text:p>
          </table:table-cell>
          <table:table-cell/>
          <table:table-cell table:formula="of:=CONCATENATE(&quot;(&quot;;[.A237];&quot;, &quot;;[.B237];&quot;, &quot;;[.C237];&quot;, '&quot;;[.D237];&quot; &quot;;[.E237];&quot;', '&quot;;[.F237];&quot; &quot;;[.G237];&quot;', '&quot;; [.H237]; &quot;'&quot;; [.I237];&quot;', '&quot;;[.J237];&quot;', '&quot;;[.K237];&quot;', &quot;;[.L237]; &quot;), &quot;)" office:value-type="string" office:string-value="(40198204, 2020236, 55587, 'Missy Veriee', 'De Fraine Dugan', 'vduganiq@umn.edu'https://librenoticias.com/wp-content/uploads/2020/08/default-user-image.png', '519-394-565', '50 Spohn Court', 921), " calcext:value-type="string">
            <text:p>(40198204, 2020236, 55587, 'Missy Veriee', 'De Fraine Dugan', 'vduganiq@umn.edu'https://librenoticias.com/wp-content/uploads/2020/08/default-user-image.png', '519-394-565', '50 Spohn Court', 92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4550241" calcext:value-type="float">
            <text:p>84550241</text:p>
          </table:table-cell>
          <table:table-cell office:value-type="float" office:value="2020237" calcext:value-type="float">
            <text:p>2020237</text:p>
          </table:table-cell>
          <table:table-cell table:formula="of:=RANDBETWEEN(1000; 99999)" office:value-type="float" office:value="54350" calcext:value-type="float">
            <text:p>54350</text:p>
          </table:table-cell>
          <table:table-cell office:value-type="string" calcext:value-type="string">
            <text:p>Benjamen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De Maria</text:p>
          </table:table-cell>
          <table:table-cell office:value-type="string" calcext:value-type="string">
            <text:p>Lyburn</text:p>
          </table:table-cell>
          <table:table-cell office:value-type="string" calcext:value-type="string">
            <text:p>blyburnjt@flavors.m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68-164-828</text:p>
          </table:table-cell>
          <table:table-cell office:value-type="string" calcext:value-type="string">
            <text:p>9965 Tennyson Alley</text:p>
          </table:table-cell>
          <table:table-cell table:formula="of:=RANDBETWEEN(1;1833)" office:value-type="float" office:value="1358" calcext:value-type="float">
            <text:p>1358</text:p>
          </table:table-cell>
          <table:table-cell/>
          <table:table-cell table:formula="of:=CONCATENATE(&quot;(&quot;;[.A238];&quot;, &quot;;[.B238];&quot;, &quot;;[.C238];&quot;, '&quot;;[.D238];&quot; &quot;;[.E238];&quot;', '&quot;;[.F238];&quot; &quot;;[.G238];&quot;', '&quot;; [.H238]; &quot;'&quot;; [.I238];&quot;', '&quot;;[.J238];&quot;', '&quot;;[.K238];&quot;', &quot;;[.L238]; &quot;), &quot;)" office:value-type="string" office:string-value="(84550241, 2020237, 54350, 'Benjamen Brand', 'De Maria Lyburn', 'blyburnjt@flavors.me'https://librenoticias.com/wp-content/uploads/2020/08/default-user-image.png', '168-164-828', '9965 Tennyson Alley', 1358), " calcext:value-type="string">
            <text:p>(84550241, 2020237, 54350, 'Benjamen Brand', 'De Maria Lyburn', 'blyburnjt@flavors.me'https://librenoticias.com/wp-content/uploads/2020/08/default-user-image.png', '168-164-828', '9965 Tennyson Alley', 135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7656397" calcext:value-type="float">
            <text:p>87656397</text:p>
          </table:table-cell>
          <table:table-cell office:value-type="float" office:value="2020238" calcext:value-type="float">
            <text:p>2020238</text:p>
          </table:table-cell>
          <table:table-cell table:formula="of:=RANDBETWEEN(1000; 99999)" office:value-type="float" office:value="9884" calcext:value-type="float">
            <text:p>9884</text:p>
          </table:table-cell>
          <table:table-cell office:value-type="string" calcext:value-type="string">
            <text:p>Lanita</text:p>
          </table:table-cell>
          <table:table-cell office:value-type="string" calcext:value-type="string">
            <text:p>Kalila</text:p>
          </table:table-cell>
          <table:table-cell office:value-type="string" calcext:value-type="string">
            <text:p>De Metz</text:p>
          </table:table-cell>
          <table:table-cell office:value-type="string" calcext:value-type="string">
            <text:p>Swannie</text:p>
          </table:table-cell>
          <table:table-cell office:value-type="string" calcext:value-type="string">
            <text:p>kswannieap@jiathi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36-601-214</text:p>
          </table:table-cell>
          <table:table-cell office:value-type="string" calcext:value-type="string">
            <text:p>25787 Stuart Center</text:p>
          </table:table-cell>
          <table:table-cell table:formula="of:=RANDBETWEEN(1;1833)" office:value-type="float" office:value="557" calcext:value-type="float">
            <text:p>557</text:p>
          </table:table-cell>
          <table:table-cell/>
          <table:table-cell table:formula="of:=CONCATENATE(&quot;(&quot;;[.A239];&quot;, &quot;;[.B239];&quot;, &quot;;[.C239];&quot;, '&quot;;[.D239];&quot; &quot;;[.E239];&quot;', '&quot;;[.F239];&quot; &quot;;[.G239];&quot;', '&quot;; [.H239]; &quot;'&quot;; [.I239];&quot;', '&quot;;[.J239];&quot;', '&quot;;[.K239];&quot;', &quot;;[.L239]; &quot;), &quot;)" office:value-type="string" office:string-value="(87656397, 2020238, 9884, 'Lanita Kalila', 'De Metz Swannie', 'kswannieap@jiathis.com'https://librenoticias.com/wp-content/uploads/2020/08/default-user-image.png', '636-601-214', '25787 Stuart Center', 557), " calcext:value-type="string">
            <text:p>(87656397, 2020238, 9884, 'Lanita Kalila', 'De Metz Swannie', 'kswannieap@jiathis.com'https://librenoticias.com/wp-content/uploads/2020/08/default-user-image.png', '636-601-214', '25787 Stuart Center', 55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1915269" calcext:value-type="float">
            <text:p>11915269</text:p>
          </table:table-cell>
          <table:table-cell office:value-type="float" office:value="2020239" calcext:value-type="float">
            <text:p>2020239</text:p>
          </table:table-cell>
          <table:table-cell table:formula="of:=RANDBETWEEN(1000; 99999)" office:value-type="float" office:value="86197" calcext:value-type="float">
            <text:p>86197</text:p>
          </table:table-cell>
          <table:table-cell office:value-type="string" calcext:value-type="string">
            <text:p>Patsy</text:p>
          </table:table-cell>
          <table:table-cell office:value-type="string" calcext:value-type="string">
            <text:p>Keri</text:p>
          </table:table-cell>
          <table:table-cell office:value-type="string" calcext:value-type="string">
            <text:p>Dearlove</text:p>
          </table:table-cell>
          <table:table-cell office:value-type="string" calcext:value-type="string">
            <text:p>Rauprich</text:p>
          </table:table-cell>
          <table:table-cell office:value-type="string" calcext:value-type="string">
            <text:p>krauprichoo@yahoo.co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55-454-983</text:p>
          </table:table-cell>
          <table:table-cell office:value-type="string" calcext:value-type="string">
            <text:p>17 Gateway Center</text:p>
          </table:table-cell>
          <table:table-cell table:formula="of:=RANDBETWEEN(1;1833)" office:value-type="float" office:value="490" calcext:value-type="float">
            <text:p>490</text:p>
          </table:table-cell>
          <table:table-cell/>
          <table:table-cell table:formula="of:=CONCATENATE(&quot;(&quot;;[.A240];&quot;, &quot;;[.B240];&quot;, &quot;;[.C240];&quot;, '&quot;;[.D240];&quot; &quot;;[.E240];&quot;', '&quot;;[.F240];&quot; &quot;;[.G240];&quot;', '&quot;; [.H240]; &quot;'&quot;; [.I240];&quot;', '&quot;;[.J240];&quot;', '&quot;;[.K240];&quot;', &quot;;[.L240]; &quot;), &quot;)" office:value-type="string" office:string-value="(11915269, 2020239, 86197, 'Patsy Keri', 'Dearlove Rauprich', 'krauprichoo@yahoo.co.jp'https://librenoticias.com/wp-content/uploads/2020/08/default-user-image.png', '555-454-983', '17 Gateway Center', 490), " calcext:value-type="string">
            <text:p>(11915269, 2020239, 86197, 'Patsy Keri', 'Dearlove Rauprich', 'krauprichoo@yahoo.co.jp'https://librenoticias.com/wp-content/uploads/2020/08/default-user-image.png', '555-454-983', '17 Gateway Center', 49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0003565" calcext:value-type="float">
            <text:p>80003565</text:p>
          </table:table-cell>
          <table:table-cell office:value-type="float" office:value="2020240" calcext:value-type="float">
            <text:p>2020240</text:p>
          </table:table-cell>
          <table:table-cell table:formula="of:=RANDBETWEEN(1000; 99999)" office:value-type="float" office:value="64454" calcext:value-type="float">
            <text:p>64454</text:p>
          </table:table-cell>
          <table:table-cell office:value-type="string" calcext:value-type="string">
            <text:p>Windy</text:p>
          </table:table-cell>
          <table:table-cell office:value-type="string" calcext:value-type="string">
            <text:p>Roshelle</text:p>
          </table:table-cell>
          <table:table-cell office:value-type="string" calcext:value-type="string">
            <text:p>Deaville</text:p>
          </table:table-cell>
          <table:table-cell office:value-type="string" calcext:value-type="string">
            <text:p>Meanwell</text:p>
          </table:table-cell>
          <table:table-cell office:value-type="string" calcext:value-type="string">
            <text:p>rmeanwellb1@123-reg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15-607-722</text:p>
          </table:table-cell>
          <table:table-cell office:value-type="string" calcext:value-type="string">
            <text:p>852 Vahlen Way</text:p>
          </table:table-cell>
          <table:table-cell table:formula="of:=RANDBETWEEN(1;1833)" office:value-type="float" office:value="1670" calcext:value-type="float">
            <text:p>1670</text:p>
          </table:table-cell>
          <table:table-cell/>
          <table:table-cell table:formula="of:=CONCATENATE(&quot;(&quot;;[.A241];&quot;, &quot;;[.B241];&quot;, &quot;;[.C241];&quot;, '&quot;;[.D241];&quot; &quot;;[.E241];&quot;', '&quot;;[.F241];&quot; &quot;;[.G241];&quot;', '&quot;; [.H241]; &quot;'&quot;; [.I241];&quot;', '&quot;;[.J241];&quot;', '&quot;;[.K241];&quot;', &quot;;[.L241]; &quot;), &quot;)" office:value-type="string" office:string-value="(80003565, 2020240, 64454, 'Windy Roshelle', 'Deaville Meanwell', 'rmeanwellb1@123-reg.co.uk'https://librenoticias.com/wp-content/uploads/2020/08/default-user-image.png', '115-607-722', '852 Vahlen Way', 1670), " calcext:value-type="string">
            <text:p>(80003565, 2020240, 64454, 'Windy Roshelle', 'Deaville Meanwell', 'rmeanwellb1@123-reg.co.uk'https://librenoticias.com/wp-content/uploads/2020/08/default-user-image.png', '115-607-722', '852 Vahlen Way', 167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0564546" calcext:value-type="float">
            <text:p>60564546</text:p>
          </table:table-cell>
          <table:table-cell office:value-type="float" office:value="2020241" calcext:value-type="float">
            <text:p>2020241</text:p>
          </table:table-cell>
          <table:table-cell table:formula="of:=RANDBETWEEN(1000; 99999)" office:value-type="float" office:value="23897" calcext:value-type="float">
            <text:p>23897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Dederich</text:p>
          </table:table-cell>
          <table:table-cell office:value-type="string" calcext:value-type="string">
            <text:p>Vesco</text:p>
          </table:table-cell>
          <table:table-cell office:value-type="string" calcext:value-type="string">
            <text:p>avesco3l@godadd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56-223-979</text:p>
          </table:table-cell>
          <table:table-cell office:value-type="string" calcext:value-type="string">
            <text:p>7534 Valley Edge Pass</text:p>
          </table:table-cell>
          <table:table-cell table:formula="of:=RANDBETWEEN(1;1833)" office:value-type="float" office:value="473" calcext:value-type="float">
            <text:p>473</text:p>
          </table:table-cell>
          <table:table-cell/>
          <table:table-cell table:formula="of:=CONCATENATE(&quot;(&quot;;[.A242];&quot;, &quot;;[.B242];&quot;, &quot;;[.C242];&quot;, '&quot;;[.D242];&quot; &quot;;[.E242];&quot;', '&quot;;[.F242];&quot; &quot;;[.G242];&quot;', '&quot;; [.H242]; &quot;'&quot;; [.I242];&quot;', '&quot;;[.J242];&quot;', '&quot;;[.K242];&quot;', &quot;;[.L242]; &quot;), &quot;)" office:value-type="string" office:string-value="(60564546, 2020241, 23897, 'Gilbert Alonso', 'Dederich Vesco', 'avesco3l@godaddy.com'https://librenoticias.com/wp-content/uploads/2020/08/default-user-image.png', '956-223-979', '7534 Valley Edge Pass', 473), " calcext:value-type="string">
            <text:p>(60564546, 2020241, 23897, 'Gilbert Alonso', 'Dederich Vesco', 'avesco3l@godaddy.com'https://librenoticias.com/wp-content/uploads/2020/08/default-user-image.png', '956-223-979', '7534 Valley Edge Pass', 47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4722828" calcext:value-type="float">
            <text:p>24722828</text:p>
          </table:table-cell>
          <table:table-cell office:value-type="float" office:value="2020242" calcext:value-type="float">
            <text:p>2020242</text:p>
          </table:table-cell>
          <table:table-cell table:formula="of:=RANDBETWEEN(1000; 99999)" office:value-type="float" office:value="32539" calcext:value-type="float">
            <text:p>32539</text:p>
          </table:table-cell>
          <table:table-cell office:value-type="string" calcext:value-type="string">
            <text:p>Viola</text:p>
          </table:table-cell>
          <table:table-cell office:value-type="string" calcext:value-type="string">
            <text:p>Suzie</text:p>
          </table:table-cell>
          <table:table-cell office:value-type="string" calcext:value-type="string">
            <text:p>Deely</text:p>
          </table:table-cell>
          <table:table-cell office:value-type="string" calcext:value-type="string">
            <text:p>Fildery</text:p>
          </table:table-cell>
          <table:table-cell office:value-type="string" calcext:value-type="string">
            <text:p>sfilderyjd@nbcnew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98-592-383</text:p>
          </table:table-cell>
          <table:table-cell office:value-type="string" calcext:value-type="string">
            <text:p>17641 Coolidge Center</text:p>
          </table:table-cell>
          <table:table-cell table:formula="of:=RANDBETWEEN(1;1833)" office:value-type="float" office:value="1599" calcext:value-type="float">
            <text:p>1599</text:p>
          </table:table-cell>
          <table:table-cell/>
          <table:table-cell table:formula="of:=CONCATENATE(&quot;(&quot;;[.A243];&quot;, &quot;;[.B243];&quot;, &quot;;[.C243];&quot;, '&quot;;[.D243];&quot; &quot;;[.E243];&quot;', '&quot;;[.F243];&quot; &quot;;[.G243];&quot;', '&quot;; [.H243]; &quot;'&quot;; [.I243];&quot;', '&quot;;[.J243];&quot;', '&quot;;[.K243];&quot;', &quot;;[.L243]; &quot;), &quot;)" office:value-type="string" office:string-value="(24722828, 2020242, 32539, 'Viola Suzie', 'Deely Fildery', 'sfilderyjd@nbcnews.com'https://librenoticias.com/wp-content/uploads/2020/08/default-user-image.png', '998-592-383', '17641 Coolidge Center', 1599), " calcext:value-type="string">
            <text:p>(24722828, 2020242, 32539, 'Viola Suzie', 'Deely Fildery', 'sfilderyjd@nbcnews.com'https://librenoticias.com/wp-content/uploads/2020/08/default-user-image.png', '998-592-383', '17641 Coolidge Center', 159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2313388" calcext:value-type="float">
            <text:p>92313388</text:p>
          </table:table-cell>
          <table:table-cell office:value-type="float" office:value="2020243" calcext:value-type="float">
            <text:p>2020243</text:p>
          </table:table-cell>
          <table:table-cell table:formula="of:=RANDBETWEEN(1000; 99999)" office:value-type="float" office:value="92935" calcext:value-type="float">
            <text:p>92935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Bucky</text:p>
          </table:table-cell>
          <table:table-cell office:value-type="string" calcext:value-type="string">
            <text:p>Deerness</text:p>
          </table:table-cell>
          <table:table-cell office:value-type="string" calcext:value-type="string">
            <text:p>Gerren</text:p>
          </table:table-cell>
          <table:table-cell office:value-type="string" calcext:value-type="string">
            <text:p>bgerrenr0@skyp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11-719-748</text:p>
          </table:table-cell>
          <table:table-cell office:value-type="string" calcext:value-type="string">
            <text:p>3463 Roth Park</text:p>
          </table:table-cell>
          <table:table-cell table:formula="of:=RANDBETWEEN(1;1833)" office:value-type="float" office:value="1256" calcext:value-type="float">
            <text:p>1256</text:p>
          </table:table-cell>
          <table:table-cell/>
          <table:table-cell table:formula="of:=CONCATENATE(&quot;(&quot;;[.A244];&quot;, &quot;;[.B244];&quot;, &quot;;[.C244];&quot;, '&quot;;[.D244];&quot; &quot;;[.E244];&quot;', '&quot;;[.F244];&quot; &quot;;[.G244];&quot;', '&quot;; [.H244]; &quot;'&quot;; [.I244];&quot;', '&quot;;[.J244];&quot;', '&quot;;[.K244];&quot;', &quot;;[.L244]; &quot;), &quot;)" office:value-type="string" office:string-value="(92313388, 2020243, 92935, 'Guillaume Bucky', 'Deerness Gerren', 'bgerrenr0@skype.com'https://librenoticias.com/wp-content/uploads/2020/08/default-user-image.png', '711-719-748', '3463 Roth Park', 1256), " calcext:value-type="string">
            <text:p>(92313388, 2020243, 92935, 'Guillaume Bucky', 'Deerness Gerren', 'bgerrenr0@skype.com'https://librenoticias.com/wp-content/uploads/2020/08/default-user-image.png', '711-719-748', '3463 Roth Park', 125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7740999" calcext:value-type="float">
            <text:p>77740999</text:p>
          </table:table-cell>
          <table:table-cell office:value-type="float" office:value="2020244" calcext:value-type="float">
            <text:p>2020244</text:p>
          </table:table-cell>
          <table:table-cell table:formula="of:=RANDBETWEEN(1000; 99999)" office:value-type="float" office:value="41383" calcext:value-type="float">
            <text:p>41383</text:p>
          </table:table-cell>
          <table:table-cell office:value-type="string" calcext:value-type="string">
            <text:p>Ula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Deerr</text:p>
          </table:table-cell>
          <table:table-cell office:value-type="string" calcext:value-type="string">
            <text:p>McCurtin</text:p>
          </table:table-cell>
          <table:table-cell office:value-type="string" calcext:value-type="string">
            <text:p>bmccurtinqg@theatlanti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14-373-545</text:p>
          </table:table-cell>
          <table:table-cell office:value-type="string" calcext:value-type="string">
            <text:p>71 Wayridge Trail</text:p>
          </table:table-cell>
          <table:table-cell table:formula="of:=RANDBETWEEN(1;1833)" office:value-type="float" office:value="389" calcext:value-type="float">
            <text:p>389</text:p>
          </table:table-cell>
          <table:table-cell/>
          <table:table-cell table:formula="of:=CONCATENATE(&quot;(&quot;;[.A245];&quot;, &quot;;[.B245];&quot;, &quot;;[.C245];&quot;, '&quot;;[.D245];&quot; &quot;;[.E245];&quot;', '&quot;;[.F245];&quot; &quot;;[.G245];&quot;', '&quot;; [.H245]; &quot;'&quot;; [.I245];&quot;', '&quot;;[.J245];&quot;', '&quot;;[.K245];&quot;', &quot;;[.L245]; &quot;), &quot;)" office:value-type="string" office:string-value="(77740999, 2020244, 41383, 'Ula Bell', 'Deerr McCurtin', 'bmccurtinqg@theatlantic.com'https://librenoticias.com/wp-content/uploads/2020/08/default-user-image.png', '114-373-545', '71 Wayridge Trail', 389), " calcext:value-type="string">
            <text:p>(77740999, 2020244, 41383, 'Ula Bell', 'Deerr McCurtin', 'bmccurtinqg@theatlantic.com'https://librenoticias.com/wp-content/uploads/2020/08/default-user-image.png', '114-373-545', '71 Wayridge Trail', 38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7843115" calcext:value-type="float">
            <text:p>87843115</text:p>
          </table:table-cell>
          <table:table-cell office:value-type="float" office:value="2020245" calcext:value-type="float">
            <text:p>2020245</text:p>
          </table:table-cell>
          <table:table-cell table:formula="of:=RANDBETWEEN(1000; 99999)" office:value-type="float" office:value="63643" calcext:value-type="float">
            <text:p>63643</text:p>
          </table:table-cell>
          <table:table-cell office:value-type="string" calcext:value-type="string">
            <text:p>Gibby</text:p>
          </table:table-cell>
          <table:table-cell office:value-type="string" calcext:value-type="string">
            <text:p>Gustavus</text:p>
          </table:table-cell>
          <table:table-cell office:value-type="string" calcext:value-type="string">
            <text:p>Degoe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gcochranea9@thetimes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66-449-913</text:p>
          </table:table-cell>
          <table:table-cell office:value-type="string" calcext:value-type="string">
            <text:p>52 Transport Lane</text:p>
          </table:table-cell>
          <table:table-cell table:formula="of:=RANDBETWEEN(1;1833)" office:value-type="float" office:value="189" calcext:value-type="float">
            <text:p>189</text:p>
          </table:table-cell>
          <table:table-cell/>
          <table:table-cell table:formula="of:=CONCATENATE(&quot;(&quot;;[.A246];&quot;, &quot;;[.B246];&quot;, &quot;;[.C246];&quot;, '&quot;;[.D246];&quot; &quot;;[.E246];&quot;', '&quot;;[.F246];&quot; &quot;;[.G246];&quot;', '&quot;; [.H246]; &quot;'&quot;; [.I246];&quot;', '&quot;;[.J246];&quot;', '&quot;;[.K246];&quot;', &quot;;[.L246]; &quot;), &quot;)" office:value-type="string" office:string-value="(87843115, 2020245, 63643, 'Gibby Gustavus', 'Degoe Cochrane', 'gcochranea9@thetimes.co.uk'https://librenoticias.com/wp-content/uploads/2020/08/default-user-image.png', '466-449-913', '52 Transport Lane', 189), " calcext:value-type="string">
            <text:p>(87843115, 2020245, 63643, 'Gibby Gustavus', 'Degoe Cochrane', 'gcochranea9@thetimes.co.uk'https://librenoticias.com/wp-content/uploads/2020/08/default-user-image.png', '466-449-913', '52 Transport Lane', 18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3272055" calcext:value-type="float">
            <text:p>13272055</text:p>
          </table:table-cell>
          <table:table-cell office:value-type="float" office:value="2020246" calcext:value-type="float">
            <text:p>2020246</text:p>
          </table:table-cell>
          <table:table-cell table:formula="of:=RANDBETWEEN(1000; 99999)" office:value-type="float" office:value="5427" calcext:value-type="float">
            <text:p>5427</text:p>
          </table:table-cell>
          <table:table-cell office:value-type="string" calcext:value-type="string">
            <text:p>Iver</text:p>
          </table:table-cell>
          <table:table-cell office:value-type="string" calcext:value-type="string">
            <text:p>Kleon</text:p>
          </table:table-cell>
          <table:table-cell office:value-type="string" calcext:value-type="string">
            <text:p>Dehmel</text:p>
          </table:table-cell>
          <table:table-cell office:value-type="string" calcext:value-type="string">
            <text:p>Stephens</text:p>
          </table:table-cell>
          <table:table-cell office:value-type="string" calcext:value-type="string">
            <text:p>kstephensjk@elpai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27-714-789</text:p>
          </table:table-cell>
          <table:table-cell office:value-type="string" calcext:value-type="string">
            <text:p>84019 Swallow Way</text:p>
          </table:table-cell>
          <table:table-cell table:formula="of:=RANDBETWEEN(1;1833)" office:value-type="float" office:value="1709" calcext:value-type="float">
            <text:p>1709</text:p>
          </table:table-cell>
          <table:table-cell/>
          <table:table-cell table:formula="of:=CONCATENATE(&quot;(&quot;;[.A247];&quot;, &quot;;[.B247];&quot;, &quot;;[.C247];&quot;, '&quot;;[.D247];&quot; &quot;;[.E247];&quot;', '&quot;;[.F247];&quot; &quot;;[.G247];&quot;', '&quot;; [.H247]; &quot;'&quot;; [.I247];&quot;', '&quot;;[.J247];&quot;', '&quot;;[.K247];&quot;', &quot;;[.L247]; &quot;), &quot;)" office:value-type="string" office:string-value="(13272055, 2020246, 5427, 'Iver Kleon', 'Dehmel Stephens', 'kstephensjk@elpais.com'https://librenoticias.com/wp-content/uploads/2020/08/default-user-image.png', '827-714-789', '84019 Swallow Way', 1709), " calcext:value-type="string">
            <text:p>(13272055, 2020246, 5427, 'Iver Kleon', 'Dehmel Stephens', 'kstephensjk@elpais.com'https://librenoticias.com/wp-content/uploads/2020/08/default-user-image.png', '827-714-789', '84019 Swallow Way', 170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0029059" calcext:value-type="float">
            <text:p>10029059</text:p>
          </table:table-cell>
          <table:table-cell office:value-type="float" office:value="2020247" calcext:value-type="float">
            <text:p>2020247</text:p>
          </table:table-cell>
          <table:table-cell table:formula="of:=RANDBETWEEN(1000; 99999)" office:value-type="float" office:value="69283" calcext:value-type="float">
            <text:p>69283</text:p>
          </table:table-cell>
          <table:table-cell office:value-type="string" calcext:value-type="string">
            <text:p>Davey</text:p>
          </table:table-cell>
          <table:table-cell office:value-type="string" calcext:value-type="string">
            <text:p>Colet</text:p>
          </table:table-cell>
          <table:table-cell office:value-type="string" calcext:value-type="string">
            <text:p>deKnevet</text:p>
          </table:table-cell>
          <table:table-cell office:value-type="string" calcext:value-type="string">
            <text:p>Bernt</text:p>
          </table:table-cell>
          <table:table-cell office:value-type="string" calcext:value-type="string">
            <text:p>cbernto@shop-pro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79-937-568</text:p>
          </table:table-cell>
          <table:table-cell office:value-type="string" calcext:value-type="string">
            <text:p>04 Everett Center</text:p>
          </table:table-cell>
          <table:table-cell table:formula="of:=RANDBETWEEN(1;1833)" office:value-type="float" office:value="312" calcext:value-type="float">
            <text:p>312</text:p>
          </table:table-cell>
          <table:table-cell/>
          <table:table-cell table:formula="of:=CONCATENATE(&quot;(&quot;;[.A248];&quot;, &quot;;[.B248];&quot;, &quot;;[.C248];&quot;, '&quot;;[.D248];&quot; &quot;;[.E248];&quot;', '&quot;;[.F248];&quot; &quot;;[.G248];&quot;', '&quot;; [.H248]; &quot;'&quot;; [.I248];&quot;', '&quot;;[.J248];&quot;', '&quot;;[.K248];&quot;', &quot;;[.L248]; &quot;), &quot;)" office:value-type="string" office:string-value="(10029059, 2020247, 69283, 'Davey Colet', 'deKnevet Bernt', 'cbernto@shop-pro.jp'https://librenoticias.com/wp-content/uploads/2020/08/default-user-image.png', '979-937-568', '04 Everett Center', 312), " calcext:value-type="string">
            <text:p>(10029059, 2020247, 69283, 'Davey Colet', 'deKnevet Bernt', 'cbernto@shop-pro.jp'https://librenoticias.com/wp-content/uploads/2020/08/default-user-image.png', '979-937-568', '04 Everett Center', 31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9593057" calcext:value-type="float">
            <text:p>99593057</text:p>
          </table:table-cell>
          <table:table-cell office:value-type="float" office:value="2020248" calcext:value-type="float">
            <text:p>2020248</text:p>
          </table:table-cell>
          <table:table-cell table:formula="of:=RANDBETWEEN(1000; 99999)" office:value-type="float" office:value="11371" calcext:value-type="float">
            <text:p>11371</text:p>
          </table:table-cell>
          <table:table-cell office:value-type="string" calcext:value-type="string">
            <text:p>Costanza</text:p>
          </table:table-cell>
          <table:table-cell office:value-type="string" calcext:value-type="string">
            <text:p>Shaine</text:p>
          </table:table-cell>
          <table:table-cell office:value-type="string" calcext:value-type="string">
            <text:p>Delyth</text:p>
          </table:table-cell>
          <table:table-cell office:value-type="string" calcext:value-type="string">
            <text:p>Melson</text:p>
          </table:table-cell>
          <table:table-cell office:value-type="string" calcext:value-type="string">
            <text:p>smelson50@web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85-250-862</text:p>
          </table:table-cell>
          <table:table-cell office:value-type="string" calcext:value-type="string">
            <text:p>8776 Hanover Center</text:p>
          </table:table-cell>
          <table:table-cell table:formula="of:=RANDBETWEEN(1;1833)" office:value-type="float" office:value="545" calcext:value-type="float">
            <text:p>545</text:p>
          </table:table-cell>
          <table:table-cell/>
          <table:table-cell table:formula="of:=CONCATENATE(&quot;(&quot;;[.A249];&quot;, &quot;;[.B249];&quot;, &quot;;[.C249];&quot;, '&quot;;[.D249];&quot; &quot;;[.E249];&quot;', '&quot;;[.F249];&quot; &quot;;[.G249];&quot;', '&quot;; [.H249]; &quot;'&quot;; [.I249];&quot;', '&quot;;[.J249];&quot;', '&quot;;[.K249];&quot;', &quot;;[.L249]; &quot;), &quot;)" office:value-type="string" office:string-value="(99593057, 2020248, 11371, 'Costanza Shaine', 'Delyth Melson', 'smelson50@webs.com'https://librenoticias.com/wp-content/uploads/2020/08/default-user-image.png', '685-250-862', '8776 Hanover Center', 545), " calcext:value-type="string">
            <text:p>(99593057, 2020248, 11371, 'Costanza Shaine', 'Delyth Melson', 'smelson50@webs.com'https://librenoticias.com/wp-content/uploads/2020/08/default-user-image.png', '685-250-862', '8776 Hanover Center', 54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5311628" calcext:value-type="float">
            <text:p>55311628</text:p>
          </table:table-cell>
          <table:table-cell office:value-type="float" office:value="2020249" calcext:value-type="float">
            <text:p>2020249</text:p>
          </table:table-cell>
          <table:table-cell table:formula="of:=RANDBETWEEN(1000; 99999)" office:value-type="float" office:value="9304" calcext:value-type="float">
            <text:p>9304</text:p>
          </table:table-cell>
          <table:table-cell office:value-type="string" calcext:value-type="string">
            <text:p>Ruy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Denty</text:p>
          </table:table-cell>
          <table:table-cell office:value-type="string" calcext:value-type="string">
            <text:p>Petrushka</text:p>
          </table:table-cell>
          <table:table-cell office:value-type="string" calcext:value-type="string">
            <text:p>kpetrushkaiw@google.com.a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87-445-378</text:p>
          </table:table-cell>
          <table:table-cell office:value-type="string" calcext:value-type="string">
            <text:p>611 South Circle</text:p>
          </table:table-cell>
          <table:table-cell table:formula="of:=RANDBETWEEN(1;1833)" office:value-type="float" office:value="979" calcext:value-type="float">
            <text:p>979</text:p>
          </table:table-cell>
          <table:table-cell/>
          <table:table-cell table:formula="of:=CONCATENATE(&quot;(&quot;;[.A250];&quot;, &quot;;[.B250];&quot;, &quot;;[.C250];&quot;, '&quot;;[.D250];&quot; &quot;;[.E250];&quot;', '&quot;;[.F250];&quot; &quot;;[.G250];&quot;', '&quot;; [.H250]; &quot;'&quot;; [.I250];&quot;', '&quot;;[.J250];&quot;', '&quot;;[.K250];&quot;', &quot;;[.L250]; &quot;), &quot;)" office:value-type="string" office:string-value="(55311628, 2020249, 9304, 'Ruy Keane', 'Denty Petrushka', 'kpetrushkaiw@google.com.au'https://librenoticias.com/wp-content/uploads/2020/08/default-user-image.png', '187-445-378', '611 South Circle', 979), " calcext:value-type="string">
            <text:p>(55311628, 2020249, 9304, 'Ruy Keane', 'Denty Petrushka', 'kpetrushkaiw@google.com.au'https://librenoticias.com/wp-content/uploads/2020/08/default-user-image.png', '187-445-378', '611 South Circle', 97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8896358" calcext:value-type="float">
            <text:p>58896358</text:p>
          </table:table-cell>
          <table:table-cell office:value-type="float" office:value="2020250" calcext:value-type="float">
            <text:p>2020250</text:p>
          </table:table-cell>
          <table:table-cell table:formula="of:=RANDBETWEEN(1000; 99999)" office:value-type="float" office:value="41551" calcext:value-type="float">
            <text:p>41551</text:p>
          </table:table-cell>
          <table:table-cell office:value-type="string" calcext:value-type="string">
            <text:p>Mickie</text:p>
          </table:table-cell>
          <table:table-cell office:value-type="string" calcext:value-type="string">
            <text:p>Elmer</text:p>
          </table:table-cell>
          <table:table-cell office:value-type="string" calcext:value-type="string">
            <text:p>Dessaur</text:p>
          </table:table-cell>
          <table:table-cell office:value-type="string" calcext:value-type="string">
            <text:p>Rapaport</text:p>
          </table:table-cell>
          <table:table-cell office:value-type="string" calcext:value-type="string">
            <text:p>erapaport8r@nb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46-656-510</text:p>
          </table:table-cell>
          <table:table-cell office:value-type="string" calcext:value-type="string">
            <text:p>99 Coolidge Place</text:p>
          </table:table-cell>
          <table:table-cell table:formula="of:=RANDBETWEEN(1;1833)" office:value-type="float" office:value="321" calcext:value-type="float">
            <text:p>321</text:p>
          </table:table-cell>
          <table:table-cell/>
          <table:table-cell table:formula="of:=CONCATENATE(&quot;(&quot;;[.A251];&quot;, &quot;;[.B251];&quot;, &quot;;[.C251];&quot;, '&quot;;[.D251];&quot; &quot;;[.E251];&quot;', '&quot;;[.F251];&quot; &quot;;[.G251];&quot;', '&quot;; [.H251]; &quot;'&quot;; [.I251];&quot;', '&quot;;[.J251];&quot;', '&quot;;[.K251];&quot;', &quot;;[.L251]; &quot;), &quot;)" office:value-type="string" office:string-value="(58896358, 2020250, 41551, 'Mickie Elmer', 'Dessaur Rapaport', 'erapaport8r@nba.com'https://librenoticias.com/wp-content/uploads/2020/08/default-user-image.png', '546-656-510', '99 Coolidge Place', 321), " calcext:value-type="string">
            <text:p>(58896358, 2020250, 41551, 'Mickie Elmer', 'Dessaur Rapaport', 'erapaport8r@nba.com'https://librenoticias.com/wp-content/uploads/2020/08/default-user-image.png', '546-656-510', '99 Coolidge Place', 32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9683634" calcext:value-type="float">
            <text:p>59683634</text:p>
          </table:table-cell>
          <table:table-cell office:value-type="float" office:value="2020251" calcext:value-type="float">
            <text:p>2020251</text:p>
          </table:table-cell>
          <table:table-cell table:formula="of:=RANDBETWEEN(1000; 99999)" office:value-type="float" office:value="70308" calcext:value-type="float">
            <text:p>70308</text:p>
          </table:table-cell>
          <table:table-cell office:value-type="string" calcext:value-type="string">
            <text:p>Roseline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Destouche</text:p>
          </table:table-cell>
          <table:table-cell office:value-type="string" calcext:value-type="string">
            <text:p>Sunman</text:p>
          </table:table-cell>
          <table:table-cell office:value-type="string" calcext:value-type="string">
            <text:p>ssunmanq@unblog.fr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75-321-864</text:p>
          </table:table-cell>
          <table:table-cell office:value-type="string" calcext:value-type="string">
            <text:p>0293 Melrose Circle</text:p>
          </table:table-cell>
          <table:table-cell table:formula="of:=RANDBETWEEN(1;1833)" office:value-type="float" office:value="1389" calcext:value-type="float">
            <text:p>1389</text:p>
          </table:table-cell>
          <table:table-cell/>
          <table:table-cell table:formula="of:=CONCATENATE(&quot;(&quot;;[.A252];&quot;, &quot;;[.B252];&quot;, &quot;;[.C252];&quot;, '&quot;;[.D252];&quot; &quot;;[.E252];&quot;', '&quot;;[.F252];&quot; &quot;;[.G252];&quot;', '&quot;; [.H252]; &quot;'&quot;; [.I252];&quot;', '&quot;;[.J252];&quot;', '&quot;;[.K252];&quot;', &quot;;[.L252]; &quot;), &quot;)" office:value-type="string" office:string-value="(59683634, 2020251, 70308, 'Roseline Sunny', 'Destouche Sunman', 'ssunmanq@unblog.fr'https://librenoticias.com/wp-content/uploads/2020/08/default-user-image.png', '375-321-864', '0293 Melrose Circle', 1389), " calcext:value-type="string">
            <text:p>(59683634, 2020251, 70308, 'Roseline Sunny', 'Destouche Sunman', 'ssunmanq@unblog.fr'https://librenoticias.com/wp-content/uploads/2020/08/default-user-image.png', '375-321-864', '0293 Melrose Circle', 138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5699638" calcext:value-type="float">
            <text:p>15699638</text:p>
          </table:table-cell>
          <table:table-cell office:value-type="float" office:value="2020252" calcext:value-type="float">
            <text:p>2020252</text:p>
          </table:table-cell>
          <table:table-cell table:formula="of:=RANDBETWEEN(1000; 99999)" office:value-type="float" office:value="50759" calcext:value-type="float">
            <text:p>50759</text:p>
          </table:table-cell>
          <table:table-cell office:value-type="string" calcext:value-type="string">
            <text:p>Roxine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Dewhirst</text:p>
          </table:table-cell>
          <table:table-cell office:value-type="string" calcext:value-type="string">
            <text:p>Handy</text:p>
          </table:table-cell>
          <table:table-cell office:value-type="string" calcext:value-type="string">
            <text:p>ahandyi2@arizona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87-459-125</text:p>
          </table:table-cell>
          <table:table-cell office:value-type="string" calcext:value-type="string">
            <text:p>402 Bonner Court</text:p>
          </table:table-cell>
          <table:table-cell table:formula="of:=RANDBETWEEN(1;1833)" office:value-type="float" office:value="1200" calcext:value-type="float">
            <text:p>1200</text:p>
          </table:table-cell>
          <table:table-cell/>
          <table:table-cell table:formula="of:=CONCATENATE(&quot;(&quot;;[.A253];&quot;, &quot;;[.B253];&quot;, &quot;;[.C253];&quot;, '&quot;;[.D253];&quot; &quot;;[.E253];&quot;', '&quot;;[.F253];&quot; &quot;;[.G253];&quot;', '&quot;; [.H253]; &quot;'&quot;; [.I253];&quot;', '&quot;;[.J253];&quot;', '&quot;;[.K253];&quot;', &quot;;[.L253]; &quot;), &quot;)" office:value-type="string" office:string-value="(15699638, 2020252, 50759, 'Roxine Angelika', 'Dewhirst Handy', 'ahandyi2@arizona.edu'https://librenoticias.com/wp-content/uploads/2020/08/default-user-image.png', '987-459-125', '402 Bonner Court', 1200), " calcext:value-type="string">
            <text:p>(15699638, 2020252, 50759, 'Roxine Angelika', 'Dewhirst Handy', 'ahandyi2@arizona.edu'https://librenoticias.com/wp-content/uploads/2020/08/default-user-image.png', '987-459-125', '402 Bonner Court', 120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1915907" calcext:value-type="float">
            <text:p>61915907</text:p>
          </table:table-cell>
          <table:table-cell office:value-type="float" office:value="2020253" calcext:value-type="float">
            <text:p>2020253</text:p>
          </table:table-cell>
          <table:table-cell table:formula="of:=RANDBETWEEN(1000; 99999)" office:value-type="float" office:value="84653" calcext:value-type="float">
            <text:p>84653</text:p>
          </table:table-cell>
          <table:table-cell office:value-type="string" calcext:value-type="string">
            <text:p>Kessiah</text:p>
          </table:table-cell>
          <table:table-cell office:value-type="string" calcext:value-type="string">
            <text:p>Beulah</text:p>
          </table:table-cell>
          <table:table-cell office:value-type="string" calcext:value-type="string">
            <text:p>Di Bartolommeo</text:p>
          </table:table-cell>
          <table:table-cell office:value-type="string" calcext:value-type="string">
            <text:p>Sherwen</text:p>
          </table:table-cell>
          <table:table-cell office:value-type="string" calcext:value-type="string">
            <text:p>bsherwen4l@google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19-744-352</text:p>
          </table:table-cell>
          <table:table-cell office:value-type="string" calcext:value-type="string">
            <text:p>3 Stuart Way</text:p>
          </table:table-cell>
          <table:table-cell table:formula="of:=RANDBETWEEN(1;1833)" office:value-type="float" office:value="195" calcext:value-type="float">
            <text:p>195</text:p>
          </table:table-cell>
          <table:table-cell/>
          <table:table-cell table:formula="of:=CONCATENATE(&quot;(&quot;;[.A254];&quot;, &quot;;[.B254];&quot;, &quot;;[.C254];&quot;, '&quot;;[.D254];&quot; &quot;;[.E254];&quot;', '&quot;;[.F254];&quot; &quot;;[.G254];&quot;', '&quot;; [.H254]; &quot;'&quot;; [.I254];&quot;', '&quot;;[.J254];&quot;', '&quot;;[.K254];&quot;', &quot;;[.L254]; &quot;), &quot;)" office:value-type="string" office:string-value="(61915907, 2020253, 84653, 'Kessiah Beulah', 'Di Bartolommeo Sherwen', 'bsherwen4l@google.ru'https://librenoticias.com/wp-content/uploads/2020/08/default-user-image.png', '519-744-352', '3 Stuart Way', 195), " calcext:value-type="string">
            <text:p>(61915907, 2020253, 84653, 'Kessiah Beulah', 'Di Bartolommeo Sherwen', 'bsherwen4l@google.ru'https://librenoticias.com/wp-content/uploads/2020/08/default-user-image.png', '519-744-352', '3 Stuart Way', 19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8784887" calcext:value-type="float">
            <text:p>68784887</text:p>
          </table:table-cell>
          <table:table-cell office:value-type="float" office:value="2020254" calcext:value-type="float">
            <text:p>2020254</text:p>
          </table:table-cell>
          <table:table-cell table:formula="of:=RANDBETWEEN(1000; 99999)" office:value-type="float" office:value="81199" calcext:value-type="float">
            <text:p>81199</text:p>
          </table:table-cell>
          <table:table-cell office:value-type="string" calcext:value-type="string">
            <text:p>Lissy</text:p>
          </table:table-cell>
          <table:table-cell office:value-type="string" calcext:value-type="string">
            <text:p>Roxie</text:p>
          </table:table-cell>
          <table:table-cell office:value-type="string" calcext:value-type="string">
            <text:p>Di Franceshci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rjasperef@sbwir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22-563-928</text:p>
          </table:table-cell>
          <table:table-cell office:value-type="string" calcext:value-type="string">
            <text:p>603 Browning Parkway</text:p>
          </table:table-cell>
          <table:table-cell table:formula="of:=RANDBETWEEN(1;1833)" office:value-type="float" office:value="714" calcext:value-type="float">
            <text:p>714</text:p>
          </table:table-cell>
          <table:table-cell/>
          <table:table-cell table:formula="of:=CONCATENATE(&quot;(&quot;;[.A255];&quot;, &quot;;[.B255];&quot;, &quot;;[.C255];&quot;, '&quot;;[.D255];&quot; &quot;;[.E255];&quot;', '&quot;;[.F255];&quot; &quot;;[.G255];&quot;', '&quot;; [.H255]; &quot;'&quot;; [.I255];&quot;', '&quot;;[.J255];&quot;', '&quot;;[.K255];&quot;', &quot;;[.L255]; &quot;), &quot;)" office:value-type="string" office:string-value="(68784887, 2020254, 81199, 'Lissy Roxie', 'Di Franceshci Jasper', 'rjasperef@sbwire.com'https://librenoticias.com/wp-content/uploads/2020/08/default-user-image.png', '522-563-928', '603 Browning Parkway', 714), " calcext:value-type="string">
            <text:p>(68784887, 2020254, 81199, 'Lissy Roxie', 'Di Franceshci Jasper', 'rjasperef@sbwire.com'https://librenoticias.com/wp-content/uploads/2020/08/default-user-image.png', '522-563-928', '603 Browning Parkway', 71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4388857" calcext:value-type="float">
            <text:p>74388857</text:p>
          </table:table-cell>
          <table:table-cell office:value-type="float" office:value="2020255" calcext:value-type="float">
            <text:p>2020255</text:p>
          </table:table-cell>
          <table:table-cell table:formula="of:=RANDBETWEEN(1000; 99999)" office:value-type="float" office:value="99722" calcext:value-type="float">
            <text:p>99722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Carmine</text:p>
          </table:table-cell>
          <table:table-cell office:value-type="string" calcext:value-type="string">
            <text:p>Dibley</text:p>
          </table:table-cell>
          <table:table-cell office:value-type="string" calcext:value-type="string">
            <text:p>Mapletoft</text:p>
          </table:table-cell>
          <table:table-cell office:value-type="string" calcext:value-type="string">
            <text:p>cmapletoftfl@stanford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36-933-126</text:p>
          </table:table-cell>
          <table:table-cell office:value-type="string" calcext:value-type="string">
            <text:p>32 Kenwood Way</text:p>
          </table:table-cell>
          <table:table-cell table:formula="of:=RANDBETWEEN(1;1833)" office:value-type="float" office:value="1570" calcext:value-type="float">
            <text:p>1570</text:p>
          </table:table-cell>
          <table:table-cell/>
          <table:table-cell table:formula="of:=CONCATENATE(&quot;(&quot;;[.A256];&quot;, &quot;;[.B256];&quot;, &quot;;[.C256];&quot;, '&quot;;[.D256];&quot; &quot;;[.E256];&quot;', '&quot;;[.F256];&quot; &quot;;[.G256];&quot;', '&quot;; [.H256]; &quot;'&quot;; [.I256];&quot;', '&quot;;[.J256];&quot;', '&quot;;[.K256];&quot;', &quot;;[.L256]; &quot;), &quot;)" office:value-type="string" office:string-value="(74388857, 2020255, 99722, 'Hill Carmine', 'Dibley Mapletoft', 'cmapletoftfl@stanford.edu'https://librenoticias.com/wp-content/uploads/2020/08/default-user-image.png', '636-933-126', '32 Kenwood Way', 1570), " calcext:value-type="string">
            <text:p>(74388857, 2020255, 99722, 'Hill Carmine', 'Dibley Mapletoft', 'cmapletoftfl@stanford.edu'https://librenoticias.com/wp-content/uploads/2020/08/default-user-image.png', '636-933-126', '32 Kenwood Way', 157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3167565" calcext:value-type="float">
            <text:p>13167565</text:p>
          </table:table-cell>
          <table:table-cell office:value-type="float" office:value="2020256" calcext:value-type="float">
            <text:p>2020256</text:p>
          </table:table-cell>
          <table:table-cell table:formula="of:=RANDBETWEEN(1000; 99999)" office:value-type="float" office:value="4205" calcext:value-type="float">
            <text:p>4205</text:p>
          </table:table-cell>
          <table:table-cell office:value-type="string" calcext:value-type="string">
            <text:p>Maribel</text:p>
          </table:table-cell>
          <table:table-cell office:value-type="string" calcext:value-type="string">
            <text:p>Muffin</text:p>
          </table:table-cell>
          <table:table-cell office:value-type="string" calcext:value-type="string">
            <text:p>Dickens</text:p>
          </table:table-cell>
          <table:table-cell office:value-type="string" calcext:value-type="string">
            <text:p>MacAlaster</text:p>
          </table:table-cell>
          <table:table-cell office:value-type="string" calcext:value-type="string">
            <text:p>mmacalasterq7@theguardia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91-525-523</text:p>
          </table:table-cell>
          <table:table-cell office:value-type="string" calcext:value-type="string">
            <text:p>5057 Marquette Way</text:p>
          </table:table-cell>
          <table:table-cell table:formula="of:=RANDBETWEEN(1;1833)" office:value-type="float" office:value="583" calcext:value-type="float">
            <text:p>583</text:p>
          </table:table-cell>
          <table:table-cell/>
          <table:table-cell table:formula="of:=CONCATENATE(&quot;(&quot;;[.A257];&quot;, &quot;;[.B257];&quot;, &quot;;[.C257];&quot;, '&quot;;[.D257];&quot; &quot;;[.E257];&quot;', '&quot;;[.F257];&quot; &quot;;[.G257];&quot;', '&quot;; [.H257]; &quot;'&quot;; [.I257];&quot;', '&quot;;[.J257];&quot;', '&quot;;[.K257];&quot;', &quot;;[.L257]; &quot;), &quot;)" office:value-type="string" office:string-value="(13167565, 2020256, 4205, 'Maribel Muffin', 'Dickens MacAlaster', 'mmacalasterq7@theguardian.com'https://librenoticias.com/wp-content/uploads/2020/08/default-user-image.png', '291-525-523', '5057 Marquette Way', 583), " calcext:value-type="string">
            <text:p>(13167565, 2020256, 4205, 'Maribel Muffin', 'Dickens MacAlaster', 'mmacalasterq7@theguardian.com'https://librenoticias.com/wp-content/uploads/2020/08/default-user-image.png', '291-525-523', '5057 Marquette Way', 58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8381045" calcext:value-type="float">
            <text:p>38381045</text:p>
          </table:table-cell>
          <table:table-cell office:value-type="float" office:value="2020257" calcext:value-type="float">
            <text:p>2020257</text:p>
          </table:table-cell>
          <table:table-cell table:formula="of:=RANDBETWEEN(1000; 99999)" office:value-type="float" office:value="86108" calcext:value-type="float">
            <text:p>86108</text:p>
          </table:table-cell>
          <table:table-cell office:value-type="string" calcext:value-type="string">
            <text:p>Leshia</text:p>
          </table:table-cell>
          <table:table-cell office:value-type="string" calcext:value-type="string">
            <text:p>Keeley</text:p>
          </table:table-cell>
          <table:table-cell office:value-type="string" calcext:value-type="string">
            <text:p>Didsbury</text:p>
          </table:table-cell>
          <table:table-cell office:value-type="string" calcext:value-type="string">
            <text:p>Olle</text:p>
          </table:table-cell>
          <table:table-cell office:value-type="string" calcext:value-type="string">
            <text:p>kolledn@furl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48-547-347</text:p>
          </table:table-cell>
          <table:table-cell office:value-type="string" calcext:value-type="string">
            <text:p>7957 Superior Drive</text:p>
          </table:table-cell>
          <table:table-cell table:formula="of:=RANDBETWEEN(1;1833)" office:value-type="float" office:value="757" calcext:value-type="float">
            <text:p>757</text:p>
          </table:table-cell>
          <table:table-cell/>
          <table:table-cell table:formula="of:=CONCATENATE(&quot;(&quot;;[.A258];&quot;, &quot;;[.B258];&quot;, &quot;;[.C258];&quot;, '&quot;;[.D258];&quot; &quot;;[.E258];&quot;', '&quot;;[.F258];&quot; &quot;;[.G258];&quot;', '&quot;; [.H258]; &quot;'&quot;; [.I258];&quot;', '&quot;;[.J258];&quot;', '&quot;;[.K258];&quot;', &quot;;[.L258]; &quot;), &quot;)" office:value-type="string" office:string-value="(38381045, 2020257, 86108, 'Leshia Keeley', 'Didsbury Olle', 'kolledn@furl.net'https://librenoticias.com/wp-content/uploads/2020/08/default-user-image.png', '248-547-347', '7957 Superior Drive', 757), " calcext:value-type="string">
            <text:p>(38381045, 2020257, 86108, 'Leshia Keeley', 'Didsbury Olle', 'kolledn@furl.net'https://librenoticias.com/wp-content/uploads/2020/08/default-user-image.png', '248-547-347', '7957 Superior Drive', 75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8293581" calcext:value-type="float">
            <text:p>78293581</text:p>
          </table:table-cell>
          <table:table-cell office:value-type="float" office:value="2020258" calcext:value-type="float">
            <text:p>2020258</text:p>
          </table:table-cell>
          <table:table-cell table:formula="of:=RANDBETWEEN(1000; 99999)" office:value-type="float" office:value="67398" calcext:value-type="float">
            <text:p>67398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Yurik</text:p>
          </table:table-cell>
          <table:table-cell office:value-type="string" calcext:value-type="string">
            <text:p>Diemer</text:p>
          </table:table-cell>
          <table:table-cell office:value-type="string" calcext:value-type="string">
            <text:p>Higbin</text:p>
          </table:table-cell>
          <table:table-cell office:value-type="string" calcext:value-type="string">
            <text:p>yhigbin60@cam.ac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08-832-239</text:p>
          </table:table-cell>
          <table:table-cell office:value-type="string" calcext:value-type="string">
            <text:p>5 Lyons Crossing</text:p>
          </table:table-cell>
          <table:table-cell table:formula="of:=RANDBETWEEN(1;1833)" office:value-type="float" office:value="181" calcext:value-type="float">
            <text:p>181</text:p>
          </table:table-cell>
          <table:table-cell/>
          <table:table-cell table:formula="of:=CONCATENATE(&quot;(&quot;;[.A259];&quot;, &quot;;[.B259];&quot;, &quot;;[.C259];&quot;, '&quot;;[.D259];&quot; &quot;;[.E259];&quot;', '&quot;;[.F259];&quot; &quot;;[.G259];&quot;', '&quot;; [.H259]; &quot;'&quot;; [.I259];&quot;', '&quot;;[.J259];&quot;', '&quot;;[.K259];&quot;', &quot;;[.L259]; &quot;), &quot;)" office:value-type="string" office:string-value="(78293581, 2020258, 67398, 'Wit Yurik', 'Diemer Higbin', 'yhigbin60@cam.ac.uk'https://librenoticias.com/wp-content/uploads/2020/08/default-user-image.png', '108-832-239', '5 Lyons Crossing', 181), " calcext:value-type="string">
            <text:p>(78293581, 2020258, 67398, 'Wit Yurik', 'Diemer Higbin', 'yhigbin60@cam.ac.uk'https://librenoticias.com/wp-content/uploads/2020/08/default-user-image.png', '108-832-239', '5 Lyons Crossing', 18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8575220" calcext:value-type="float">
            <text:p>98575220</text:p>
          </table:table-cell>
          <table:table-cell office:value-type="float" office:value="2020259" calcext:value-type="float">
            <text:p>2020259</text:p>
          </table:table-cell>
          <table:table-cell table:formula="of:=RANDBETWEEN(1000; 99999)" office:value-type="float" office:value="14591" calcext:value-type="float">
            <text:p>14591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Dionisetto</text:p>
          </table:table-cell>
          <table:table-cell office:value-type="string" calcext:value-type="string">
            <text:p>Batters</text:p>
          </table:table-cell>
          <table:table-cell office:value-type="string" calcext:value-type="string">
            <text:p>wbattersa1@prweb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33-269-753</text:p>
          </table:table-cell>
          <table:table-cell office:value-type="string" calcext:value-type="string">
            <text:p>602 Bluejay Junction</text:p>
          </table:table-cell>
          <table:table-cell table:formula="of:=RANDBETWEEN(1;1833)" office:value-type="float" office:value="399" calcext:value-type="float">
            <text:p>399</text:p>
          </table:table-cell>
          <table:table-cell/>
          <table:table-cell table:formula="of:=CONCATENATE(&quot;(&quot;;[.A260];&quot;, &quot;;[.B260];&quot;, &quot;;[.C260];&quot;, '&quot;;[.D260];&quot; &quot;;[.E260];&quot;', '&quot;;[.F260];&quot; &quot;;[.G260];&quot;', '&quot;; [.H260]; &quot;'&quot;; [.I260];&quot;', '&quot;;[.J260];&quot;', '&quot;;[.K260];&quot;', &quot;;[.L260]; &quot;), &quot;)" office:value-type="string" office:string-value="(98575220, 2020259, 14591, 'Hastings Wald', 'Dionisetto Batters', 'wbattersa1@prweb.com'https://librenoticias.com/wp-content/uploads/2020/08/default-user-image.png', '533-269-753', '602 Bluejay Junction', 399), " calcext:value-type="string">
            <text:p>(98575220, 2020259, 14591, 'Hastings Wald', 'Dionisetto Batters', 'wbattersa1@prweb.com'https://librenoticias.com/wp-content/uploads/2020/08/default-user-image.png', '533-269-753', '602 Bluejay Junction', 39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7568528" calcext:value-type="float">
            <text:p>47568528</text:p>
          </table:table-cell>
          <table:table-cell office:value-type="float" office:value="2020260" calcext:value-type="float">
            <text:p>2020260</text:p>
          </table:table-cell>
          <table:table-cell table:formula="of:=RANDBETWEEN(1000; 99999)" office:value-type="float" office:value="91420" calcext:value-type="float">
            <text:p>91420</text:p>
          </table:table-cell>
          <table:table-cell office:value-type="string" calcext:value-type="string">
            <text:p>Becca</text:p>
          </table:table-cell>
          <table:table-cell office:value-type="string" calcext:value-type="string">
            <text:p>Marja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malu2t@csmonito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81-328-844</text:p>
          </table:table-cell>
          <table:table-cell office:value-type="string" calcext:value-type="string">
            <text:p>96 Moulton Avenue</text:p>
          </table:table-cell>
          <table:table-cell table:formula="of:=RANDBETWEEN(1;1833)" office:value-type="float" office:value="43" calcext:value-type="float">
            <text:p>43</text:p>
          </table:table-cell>
          <table:table-cell/>
          <table:table-cell table:formula="of:=CONCATENATE(&quot;(&quot;;[.A261];&quot;, &quot;;[.B261];&quot;, &quot;;[.C261];&quot;, '&quot;;[.D261];&quot; &quot;;[.E261];&quot;', '&quot;;[.F261];&quot; &quot;;[.G261];&quot;', '&quot;; [.H261]; &quot;'&quot;; [.I261];&quot;', '&quot;;[.J261];&quot;', '&quot;;[.K261];&quot;', &quot;;[.L261]; &quot;), &quot;)" office:value-type="string" office:string-value="(47568528, 2020260, 91420, 'Becca Marja', 'Domenico Alu', 'malu2t@csmonitor.com'https://librenoticias.com/wp-content/uploads/2020/08/default-user-image.png', '981-328-844', '96 Moulton Avenue', 43), " calcext:value-type="string">
            <text:p>(47568528, 2020260, 91420, 'Becca Marja', 'Domenico Alu', 'malu2t@csmonitor.com'https://librenoticias.com/wp-content/uploads/2020/08/default-user-image.png', '981-328-844', '96 Moulton Avenue', 4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5536089" calcext:value-type="float">
            <text:p>95536089</text:p>
          </table:table-cell>
          <table:table-cell office:value-type="float" office:value="2020261" calcext:value-type="float">
            <text:p>2020261</text:p>
          </table:table-cell>
          <table:table-cell table:formula="of:=RANDBETWEEN(1000; 99999)" office:value-type="float" office:value="75948" calcext:value-type="float">
            <text:p>75948</text:p>
          </table:table-cell>
          <table:table-cell office:value-type="string" calcext:value-type="string">
            <text:p>Donny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Dominichetti</text:p>
          </table:table-cell>
          <table:table-cell office:value-type="string" calcext:value-type="string">
            <text:p>Somerbell</text:p>
          </table:table-cell>
          <table:table-cell office:value-type="string" calcext:value-type="string">
            <text:p>asomerbelln5@weebl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49-616-780</text:p>
          </table:table-cell>
          <table:table-cell office:value-type="string" calcext:value-type="string">
            <text:p>8276 Linden Place</text:p>
          </table:table-cell>
          <table:table-cell table:formula="of:=RANDBETWEEN(1;1833)" office:value-type="float" office:value="409" calcext:value-type="float">
            <text:p>409</text:p>
          </table:table-cell>
          <table:table-cell/>
          <table:table-cell table:formula="of:=CONCATENATE(&quot;(&quot;;[.A262];&quot;, &quot;;[.B262];&quot;, &quot;;[.C262];&quot;, '&quot;;[.D262];&quot; &quot;;[.E262];&quot;', '&quot;;[.F262];&quot; &quot;;[.G262];&quot;', '&quot;; [.H262]; &quot;'&quot;; [.I262];&quot;', '&quot;;[.J262];&quot;', '&quot;;[.K262];&quot;', &quot;;[.L262]; &quot;), &quot;)" office:value-type="string" office:string-value="(95536089, 2020261, 75948, 'Donny Atalanta', 'Dominichetti Somerbell', 'asomerbelln5@weebly.com'https://librenoticias.com/wp-content/uploads/2020/08/default-user-image.png', '449-616-780', '8276 Linden Place', 409), " calcext:value-type="string">
            <text:p>(95536089, 2020261, 75948, 'Donny Atalanta', 'Dominichetti Somerbell', 'asomerbelln5@weebly.com'https://librenoticias.com/wp-content/uploads/2020/08/default-user-image.png', '449-616-780', '8276 Linden Place', 40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6849452" calcext:value-type="float">
            <text:p>96849452</text:p>
          </table:table-cell>
          <table:table-cell office:value-type="float" office:value="2020262" calcext:value-type="float">
            <text:p>2020262</text:p>
          </table:table-cell>
          <table:table-cell table:formula="of:=RANDBETWEEN(1000; 99999)" office:value-type="float" office:value="93005" calcext:value-type="float">
            <text:p>93005</text:p>
          </table:table-cell>
          <table:table-cell office:value-type="string" calcext:value-type="string">
            <text:p>Farleigh</text:p>
          </table:table-cell>
          <table:table-cell office:value-type="string" calcext:value-type="string">
            <text:p>Tully</text:p>
          </table:table-cell>
          <table:table-cell office:value-type="string" calcext:value-type="string">
            <text:p>Donwell</text:p>
          </table:table-cell>
          <table:table-cell office:value-type="string" calcext:value-type="string">
            <text:p>Gilhool</text:p>
          </table:table-cell>
          <table:table-cell office:value-type="string" calcext:value-type="string">
            <text:p>tgilhool1z@weib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61-339-743</text:p>
          </table:table-cell>
          <table:table-cell office:value-type="string" calcext:value-type="string">
            <text:p>050 Darwin Junction</text:p>
          </table:table-cell>
          <table:table-cell table:formula="of:=RANDBETWEEN(1;1833)" office:value-type="float" office:value="455" calcext:value-type="float">
            <text:p>455</text:p>
          </table:table-cell>
          <table:table-cell/>
          <table:table-cell table:formula="of:=CONCATENATE(&quot;(&quot;;[.A263];&quot;, &quot;;[.B263];&quot;, &quot;;[.C263];&quot;, '&quot;;[.D263];&quot; &quot;;[.E263];&quot;', '&quot;;[.F263];&quot; &quot;;[.G263];&quot;', '&quot;; [.H263]; &quot;'&quot;; [.I263];&quot;', '&quot;;[.J263];&quot;', '&quot;;[.K263];&quot;', &quot;;[.L263]; &quot;), &quot;)" office:value-type="string" office:string-value="(96849452, 2020262, 93005, 'Farleigh Tully', 'Donwell Gilhool', 'tgilhool1z@weibo.com'https://librenoticias.com/wp-content/uploads/2020/08/default-user-image.png', '161-339-743', '050 Darwin Junction', 455), " calcext:value-type="string">
            <text:p>(96849452, 2020262, 93005, 'Farleigh Tully', 'Donwell Gilhool', 'tgilhool1z@weibo.com'https://librenoticias.com/wp-content/uploads/2020/08/default-user-image.png', '161-339-743', '050 Darwin Junction', 45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8593370" calcext:value-type="float">
            <text:p>38593370</text:p>
          </table:table-cell>
          <table:table-cell office:value-type="float" office:value="2020263" calcext:value-type="float">
            <text:p>2020263</text:p>
          </table:table-cell>
          <table:table-cell table:formula="of:=RANDBETWEEN(1000; 99999)" office:value-type="float" office:value="19858" calcext:value-type="float">
            <text:p>19858</text:p>
          </table:table-cell>
          <table:table-cell office:value-type="string" calcext:value-type="string">
            <text:p>Weidar</text:p>
          </table:table-cell>
          <table:table-cell office:value-type="string" calcext:value-type="string">
            <text:p>Sigismundo</text:p>
          </table:table-cell>
          <table:table-cell office:value-type="string" calcext:value-type="string">
            <text:p>Dooley</text:p>
          </table:table-cell>
          <table:table-cell office:value-type="string" calcext:value-type="string">
            <text:p>Ferruzzi</text:p>
          </table:table-cell>
          <table:table-cell office:value-type="string" calcext:value-type="string">
            <text:p>sferruzzi4t@pagesperso-orange.fr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92-394-702</text:p>
          </table:table-cell>
          <table:table-cell office:value-type="string" calcext:value-type="string">
            <text:p>3044 Graceland Plaza</text:p>
          </table:table-cell>
          <table:table-cell table:formula="of:=RANDBETWEEN(1;1833)" office:value-type="float" office:value="1253" calcext:value-type="float">
            <text:p>1253</text:p>
          </table:table-cell>
          <table:table-cell/>
          <table:table-cell table:formula="of:=CONCATENATE(&quot;(&quot;;[.A264];&quot;, &quot;;[.B264];&quot;, &quot;;[.C264];&quot;, '&quot;;[.D264];&quot; &quot;;[.E264];&quot;', '&quot;;[.F264];&quot; &quot;;[.G264];&quot;', '&quot;; [.H264]; &quot;'&quot;; [.I264];&quot;', '&quot;;[.J264];&quot;', '&quot;;[.K264];&quot;', &quot;;[.L264]; &quot;), &quot;)" office:value-type="string" office:string-value="(38593370, 2020263, 19858, 'Weidar Sigismundo', 'Dooley Ferruzzi', 'sferruzzi4t@pagesperso-orange.fr'https://librenoticias.com/wp-content/uploads/2020/08/default-user-image.png', '192-394-702', '3044 Graceland Plaza', 1253), " calcext:value-type="string">
            <text:p>(38593370, 2020263, 19858, 'Weidar Sigismundo', 'Dooley Ferruzzi', 'sferruzzi4t@pagesperso-orange.fr'https://librenoticias.com/wp-content/uploads/2020/08/default-user-image.png', '192-394-702', '3044 Graceland Plaza', 125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8303124" calcext:value-type="float">
            <text:p>88303124</text:p>
          </table:table-cell>
          <table:table-cell office:value-type="float" office:value="2020264" calcext:value-type="float">
            <text:p>2020264</text:p>
          </table:table-cell>
          <table:table-cell table:formula="of:=RANDBETWEEN(1000; 99999)" office:value-type="float" office:value="55440" calcext:value-type="float">
            <text:p>55440</text:p>
          </table:table-cell>
          <table:table-cell office:value-type="string" calcext:value-type="string">
            <text:p>Torin</text:p>
          </table:table-cell>
          <table:table-cell office:value-type="string" calcext:value-type="string">
            <text:p>Cobb</text:p>
          </table:table-cell>
          <table:table-cell office:value-type="string" calcext:value-type="string">
            <text:p>Dowgill</text:p>
          </table:table-cell>
          <table:table-cell office:value-type="string" calcext:value-type="string">
            <text:p>Hendrix</text:p>
          </table:table-cell>
          <table:table-cell office:value-type="string" calcext:value-type="string">
            <text:p>chendrixm9@wile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84-185-228</text:p>
          </table:table-cell>
          <table:table-cell office:value-type="string" calcext:value-type="string">
            <text:p>299 Clarendon Avenue</text:p>
          </table:table-cell>
          <table:table-cell table:formula="of:=RANDBETWEEN(1;1833)" office:value-type="float" office:value="1424" calcext:value-type="float">
            <text:p>1424</text:p>
          </table:table-cell>
          <table:table-cell/>
          <table:table-cell table:formula="of:=CONCATENATE(&quot;(&quot;;[.A265];&quot;, &quot;;[.B265];&quot;, &quot;;[.C265];&quot;, '&quot;;[.D265];&quot; &quot;;[.E265];&quot;', '&quot;;[.F265];&quot; &quot;;[.G265];&quot;', '&quot;; [.H265]; &quot;'&quot;; [.I265];&quot;', '&quot;;[.J265];&quot;', '&quot;;[.K265];&quot;', &quot;;[.L265]; &quot;), &quot;)" office:value-type="string" office:string-value="(88303124, 2020264, 55440, 'Torin Cobb', 'Dowgill Hendrix', 'chendrixm9@wiley.com'https://librenoticias.com/wp-content/uploads/2020/08/default-user-image.png', '884-185-228', '299 Clarendon Avenue', 1424), " calcext:value-type="string">
            <text:p>(88303124, 2020264, 55440, 'Torin Cobb', 'Dowgill Hendrix', 'chendrixm9@wiley.com'https://librenoticias.com/wp-content/uploads/2020/08/default-user-image.png', '884-185-228', '299 Clarendon Avenue', 142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0262112" calcext:value-type="float">
            <text:p>60262112</text:p>
          </table:table-cell>
          <table:table-cell office:value-type="float" office:value="2020265" calcext:value-type="float">
            <text:p>2020265</text:p>
          </table:table-cell>
          <table:table-cell table:formula="of:=RANDBETWEEN(1000; 99999)" office:value-type="float" office:value="93974" calcext:value-type="float">
            <text:p>93974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Morganne</text:p>
          </table:table-cell>
          <table:table-cell office:value-type="string" calcext:value-type="string">
            <text:p>Dripp</text:p>
          </table:table-cell>
          <table:table-cell office:value-type="string" calcext:value-type="string">
            <text:p>Yitzowitz</text:p>
          </table:table-cell>
          <table:table-cell office:value-type="string" calcext:value-type="string">
            <text:p>myitzowitz8p@technorati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53-669-628</text:p>
          </table:table-cell>
          <table:table-cell office:value-type="string" calcext:value-type="string">
            <text:p>074 Ludington Avenue</text:p>
          </table:table-cell>
          <table:table-cell table:formula="of:=RANDBETWEEN(1;1833)" office:value-type="float" office:value="960" calcext:value-type="float">
            <text:p>960</text:p>
          </table:table-cell>
          <table:table-cell/>
          <table:table-cell table:formula="of:=CONCATENATE(&quot;(&quot;;[.A266];&quot;, &quot;;[.B266];&quot;, &quot;;[.C266];&quot;, '&quot;;[.D266];&quot; &quot;;[.E266];&quot;', '&quot;;[.F266];&quot; &quot;;[.G266];&quot;', '&quot;; [.H266]; &quot;'&quot;; [.I266];&quot;', '&quot;;[.J266];&quot;', '&quot;;[.K266];&quot;', &quot;;[.L266]; &quot;), &quot;)" office:value-type="string" office:string-value="(60262112, 2020265, 93974, 'Bill Morganne', 'Dripp Yitzowitz', 'myitzowitz8p@technorati.com'https://librenoticias.com/wp-content/uploads/2020/08/default-user-image.png', '553-669-628', '074 Ludington Avenue', 960), " calcext:value-type="string">
            <text:p>(60262112, 2020265, 93974, 'Bill Morganne', 'Dripp Yitzowitz', 'myitzowitz8p@technorati.com'https://librenoticias.com/wp-content/uploads/2020/08/default-user-image.png', '553-669-628', '074 Ludington Avenue', 9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3714028" calcext:value-type="float">
            <text:p>93714028</text:p>
          </table:table-cell>
          <table:table-cell office:value-type="float" office:value="2020266" calcext:value-type="float">
            <text:p>2020266</text:p>
          </table:table-cell>
          <table:table-cell table:formula="of:=RANDBETWEEN(1000; 99999)" office:value-type="float" office:value="28518" calcext:value-type="float">
            <text:p>28518</text:p>
          </table:table-cell>
          <table:table-cell office:value-type="string" calcext:value-type="string">
            <text:p>Chadd</text:p>
          </table:table-cell>
          <table:table-cell office:value-type="string" calcext:value-type="string">
            <text:p>Wadsworth</text:p>
          </table:table-cell>
          <table:table-cell office:value-type="string" calcext:value-type="string">
            <text:p>Drogan</text:p>
          </table:table-cell>
          <table:table-cell office:value-type="string" calcext:value-type="string">
            <text:p>Matthiae</text:p>
          </table:table-cell>
          <table:table-cell office:value-type="string" calcext:value-type="string">
            <text:p>wmatthiae5g@purevolum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14-553-519</text:p>
          </table:table-cell>
          <table:table-cell office:value-type="string" calcext:value-type="string">
            <text:p>83 Waxwing Junction</text:p>
          </table:table-cell>
          <table:table-cell table:formula="of:=RANDBETWEEN(1;1833)" office:value-type="float" office:value="1252" calcext:value-type="float">
            <text:p>1252</text:p>
          </table:table-cell>
          <table:table-cell/>
          <table:table-cell table:formula="of:=CONCATENATE(&quot;(&quot;;[.A267];&quot;, &quot;;[.B267];&quot;, &quot;;[.C267];&quot;, '&quot;;[.D267];&quot; &quot;;[.E267];&quot;', '&quot;;[.F267];&quot; &quot;;[.G267];&quot;', '&quot;; [.H267]; &quot;'&quot;; [.I267];&quot;', '&quot;;[.J267];&quot;', '&quot;;[.K267];&quot;', &quot;;[.L267]; &quot;), &quot;)" office:value-type="string" office:string-value="(93714028, 2020266, 28518, 'Chadd Wadsworth', 'Drogan Matthiae', 'wmatthiae5g@purevolume.com'https://librenoticias.com/wp-content/uploads/2020/08/default-user-image.png', '814-553-519', '83 Waxwing Junction', 1252), " calcext:value-type="string">
            <text:p>(93714028, 2020266, 28518, 'Chadd Wadsworth', 'Drogan Matthiae', 'wmatthiae5g@purevolume.com'https://librenoticias.com/wp-content/uploads/2020/08/default-user-image.png', '814-553-519', '83 Waxwing Junction', 125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3721066" calcext:value-type="float">
            <text:p>23721066</text:p>
          </table:table-cell>
          <table:table-cell office:value-type="float" office:value="2020267" calcext:value-type="float">
            <text:p>2020267</text:p>
          </table:table-cell>
          <table:table-cell table:formula="of:=RANDBETWEEN(1000; 99999)" office:value-type="float" office:value="10684" calcext:value-type="float">
            <text:p>10684</text:p>
          </table:table-cell>
          <table:table-cell office:value-type="string" calcext:value-type="string">
            <text:p>Alfie</text:p>
          </table:table-cell>
          <table:table-cell office:value-type="string" calcext:value-type="string">
            <text:p>Arlana</text:p>
          </table:table-cell>
          <table:table-cell office:value-type="string" calcext:value-type="string">
            <text:p>Dudding</text:p>
          </table:table-cell>
          <table:table-cell office:value-type="string" calcext:value-type="string">
            <text:p>Gasperi</text:p>
          </table:table-cell>
          <table:table-cell office:value-type="string" calcext:value-type="string">
            <text:p>agasperipz@wikispac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33-100-724</text:p>
          </table:table-cell>
          <table:table-cell office:value-type="string" calcext:value-type="string">
            <text:p>27765 Havey Street</text:p>
          </table:table-cell>
          <table:table-cell table:formula="of:=RANDBETWEEN(1;1833)" office:value-type="float" office:value="683" calcext:value-type="float">
            <text:p>683</text:p>
          </table:table-cell>
          <table:table-cell/>
          <table:table-cell table:formula="of:=CONCATENATE(&quot;(&quot;;[.A268];&quot;, &quot;;[.B268];&quot;, &quot;;[.C268];&quot;, '&quot;;[.D268];&quot; &quot;;[.E268];&quot;', '&quot;;[.F268];&quot; &quot;;[.G268];&quot;', '&quot;; [.H268]; &quot;'&quot;; [.I268];&quot;', '&quot;;[.J268];&quot;', '&quot;;[.K268];&quot;', &quot;;[.L268]; &quot;), &quot;)" office:value-type="string" office:string-value="(23721066, 2020267, 10684, 'Alfie Arlana', 'Dudding Gasperi', 'agasperipz@wikispaces.com'https://librenoticias.com/wp-content/uploads/2020/08/default-user-image.png', '533-100-724', '27765 Havey Street', 683), " calcext:value-type="string">
            <text:p>(23721066, 2020267, 10684, 'Alfie Arlana', 'Dudding Gasperi', 'agasperipz@wikispaces.com'https://librenoticias.com/wp-content/uploads/2020/08/default-user-image.png', '533-100-724', '27765 Havey Street', 68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6592697" calcext:value-type="float">
            <text:p>46592697</text:p>
          </table:table-cell>
          <table:table-cell office:value-type="float" office:value="2020268" calcext:value-type="float">
            <text:p>2020268</text:p>
          </table:table-cell>
          <table:table-cell table:formula="of:=RANDBETWEEN(1000; 99999)" office:value-type="float" office:value="63615" calcext:value-type="float">
            <text:p>63615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Patton</text:p>
          </table:table-cell>
          <table:table-cell office:value-type="string" calcext:value-type="string">
            <text:p>Duester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pvanhalenbe@businessinsid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05-241-105</text:p>
          </table:table-cell>
          <table:table-cell office:value-type="string" calcext:value-type="string">
            <text:p>65 Kennedy Drive</text:p>
          </table:table-cell>
          <table:table-cell table:formula="of:=RANDBETWEEN(1;1833)" office:value-type="float" office:value="1530" calcext:value-type="float">
            <text:p>1530</text:p>
          </table:table-cell>
          <table:table-cell/>
          <table:table-cell table:formula="of:=CONCATENATE(&quot;(&quot;;[.A269];&quot;, &quot;;[.B269];&quot;, &quot;;[.C269];&quot;, '&quot;;[.D269];&quot; &quot;;[.E269];&quot;', '&quot;;[.F269];&quot; &quot;;[.G269];&quot;', '&quot;; [.H269]; &quot;'&quot;; [.I269];&quot;', '&quot;;[.J269];&quot;', '&quot;;[.K269];&quot;', &quot;;[.L269]; &quot;), &quot;)" office:value-type="string" office:string-value="(46592697, 2020268, 63615, 'Karl Patton', 'Duester Van Halen', 'pvanhalenbe@businessinsider.com'https://librenoticias.com/wp-content/uploads/2020/08/default-user-image.png', '905-241-105', '65 Kennedy Drive', 1530), " calcext:value-type="string">
            <text:p>(46592697, 2020268, 63615, 'Karl Patton', 'Duester Van Halen', 'pvanhalenbe@businessinsider.com'https://librenoticias.com/wp-content/uploads/2020/08/default-user-image.png', '905-241-105', '65 Kennedy Drive', 153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6492815" calcext:value-type="float">
            <text:p>26492815</text:p>
          </table:table-cell>
          <table:table-cell office:value-type="float" office:value="2020269" calcext:value-type="float">
            <text:p>2020269</text:p>
          </table:table-cell>
          <table:table-cell table:formula="of:=RANDBETWEEN(1000; 99999)" office:value-type="float" office:value="34018" calcext:value-type="float">
            <text:p>34018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Patrizio</text:p>
          </table:table-cell>
          <table:table-cell office:value-type="string" calcext:value-type="string">
            <text:p>Dufall</text:p>
          </table:table-cell>
          <table:table-cell office:value-type="string" calcext:value-type="string">
            <text:p>Gerrens</text:p>
          </table:table-cell>
          <table:table-cell office:value-type="string" calcext:value-type="string">
            <text:p>pgerrens73@nytim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71-410-859</text:p>
          </table:table-cell>
          <table:table-cell office:value-type="string" calcext:value-type="string">
            <text:p>22 Dunning Trail</text:p>
          </table:table-cell>
          <table:table-cell table:formula="of:=RANDBETWEEN(1;1833)" office:value-type="float" office:value="273" calcext:value-type="float">
            <text:p>273</text:p>
          </table:table-cell>
          <table:table-cell/>
          <table:table-cell table:formula="of:=CONCATENATE(&quot;(&quot;;[.A270];&quot;, &quot;;[.B270];&quot;, &quot;;[.C270];&quot;, '&quot;;[.D270];&quot; &quot;;[.E270];&quot;', '&quot;;[.F270];&quot; &quot;;[.G270];&quot;', '&quot;; [.H270]; &quot;'&quot;; [.I270];&quot;', '&quot;;[.J270];&quot;', '&quot;;[.K270];&quot;', &quot;;[.L270]; &quot;), &quot;)" office:value-type="string" office:string-value="(26492815, 2020269, 34018, 'Beaufort Patrizio', 'Dufall Gerrens', 'pgerrens73@nytimes.com'https://librenoticias.com/wp-content/uploads/2020/08/default-user-image.png', '571-410-859', '22 Dunning Trail', 273), " calcext:value-type="string">
            <text:p>(26492815, 2020269, 34018, 'Beaufort Patrizio', 'Dufall Gerrens', 'pgerrens73@nytimes.com'https://librenoticias.com/wp-content/uploads/2020/08/default-user-image.png', '571-410-859', '22 Dunning Trail', 27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1643222" calcext:value-type="float">
            <text:p>11643222</text:p>
          </table:table-cell>
          <table:table-cell office:value-type="float" office:value="2020270" calcext:value-type="float">
            <text:p>2020270</text:p>
          </table:table-cell>
          <table:table-cell table:formula="of:=RANDBETWEEN(1000; 99999)" office:value-type="float" office:value="49759" calcext:value-type="float">
            <text:p>49759</text:p>
          </table:table-cell>
          <table:table-cell office:value-type="string" calcext:value-type="string">
            <text:p>Berty</text:p>
          </table:table-cell>
          <table:table-cell office:value-type="string" calcext:value-type="string">
            <text:p>Ervin</text:p>
          </table:table-cell>
          <table:table-cell office:value-type="string" calcext:value-type="string">
            <text:p>Duffin</text:p>
          </table:table-cell>
          <table:table-cell office:value-type="string" calcext:value-type="string">
            <text:p>Cruft</text:p>
          </table:table-cell>
          <table:table-cell office:value-type="string" calcext:value-type="string">
            <text:p>ecrufti@yahoo.co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40-711-805</text:p>
          </table:table-cell>
          <table:table-cell office:value-type="string" calcext:value-type="string">
            <text:p>545 Northview Circle</text:p>
          </table:table-cell>
          <table:table-cell table:formula="of:=RANDBETWEEN(1;1833)" office:value-type="float" office:value="1628" calcext:value-type="float">
            <text:p>1628</text:p>
          </table:table-cell>
          <table:table-cell/>
          <table:table-cell table:formula="of:=CONCATENATE(&quot;(&quot;;[.A271];&quot;, &quot;;[.B271];&quot;, &quot;;[.C271];&quot;, '&quot;;[.D271];&quot; &quot;;[.E271];&quot;', '&quot;;[.F271];&quot; &quot;;[.G271];&quot;', '&quot;; [.H271]; &quot;'&quot;; [.I271];&quot;', '&quot;;[.J271];&quot;', '&quot;;[.K271];&quot;', &quot;;[.L271]; &quot;), &quot;)" office:value-type="string" office:string-value="(11643222, 2020270, 49759, 'Berty Ervin', 'Duffin Cruft', 'ecrufti@yahoo.co.jp'https://librenoticias.com/wp-content/uploads/2020/08/default-user-image.png', '440-711-805', '545 Northview Circle', 1628), " calcext:value-type="string">
            <text:p>(11643222, 2020270, 49759, 'Berty Ervin', 'Duffin Cruft', 'ecrufti@yahoo.co.jp'https://librenoticias.com/wp-content/uploads/2020/08/default-user-image.png', '440-711-805', '545 Northview Circle', 162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7822068" calcext:value-type="float">
            <text:p>87822068</text:p>
          </table:table-cell>
          <table:table-cell office:value-type="float" office:value="2020271" calcext:value-type="float">
            <text:p>2020271</text:p>
          </table:table-cell>
          <table:table-cell table:formula="of:=RANDBETWEEN(1000; 99999)" office:value-type="float" office:value="27504" calcext:value-type="float">
            <text:p>27504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Merilyn</text:p>
          </table:table-cell>
          <table:table-cell office:value-type="string" calcext:value-type="string">
            <text:p>Duffrie</text:p>
          </table:table-cell>
          <table:table-cell office:value-type="string" calcext:value-type="string">
            <text:p>Hadlow</text:p>
          </table:table-cell>
          <table:table-cell office:value-type="string" calcext:value-type="string">
            <text:p>mhadlow4o@bizjournal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95-314-169</text:p>
          </table:table-cell>
          <table:table-cell office:value-type="string" calcext:value-type="string">
            <text:p>8 Pawling Way</text:p>
          </table:table-cell>
          <table:table-cell table:formula="of:=RANDBETWEEN(1;1833)" office:value-type="float" office:value="1716" calcext:value-type="float">
            <text:p>1716</text:p>
          </table:table-cell>
          <table:table-cell/>
          <table:table-cell table:formula="of:=CONCATENATE(&quot;(&quot;;[.A272];&quot;, &quot;;[.B272];&quot;, &quot;;[.C272];&quot;, '&quot;;[.D272];&quot; &quot;;[.E272];&quot;', '&quot;;[.F272];&quot; &quot;;[.G272];&quot;', '&quot;; [.H272]; &quot;'&quot;; [.I272];&quot;', '&quot;;[.J272];&quot;', '&quot;;[.K272];&quot;', &quot;;[.L272]; &quot;), &quot;)" office:value-type="string" office:string-value="(87822068, 2020271, 27504, 'Andy Merilyn', 'Duffrie Hadlow', 'mhadlow4o@bizjournals.com'https://librenoticias.com/wp-content/uploads/2020/08/default-user-image.png', '795-314-169', '8 Pawling Way', 1716), " calcext:value-type="string">
            <text:p>(87822068, 2020271, 27504, 'Andy Merilyn', 'Duffrie Hadlow', 'mhadlow4o@bizjournals.com'https://librenoticias.com/wp-content/uploads/2020/08/default-user-image.png', '795-314-169', '8 Pawling Way', 171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4597486" calcext:value-type="float">
            <text:p>84597486</text:p>
          </table:table-cell>
          <table:table-cell office:value-type="float" office:value="2020272" calcext:value-type="float">
            <text:p>2020272</text:p>
          </table:table-cell>
          <table:table-cell table:formula="of:=RANDBETWEEN(1000; 99999)" office:value-type="float" office:value="65318" calcext:value-type="float">
            <text:p>65318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Duham</text:p>
          </table:table-cell>
          <table:table-cell office:value-type="string" calcext:value-type="string">
            <text:p>Vasile</text:p>
          </table:table-cell>
          <table:table-cell office:value-type="string" calcext:value-type="string">
            <text:p>jvasilefy@google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15-152-507</text:p>
          </table:table-cell>
          <table:table-cell office:value-type="string" calcext:value-type="string">
            <text:p>699 Dayton Drive</text:p>
          </table:table-cell>
          <table:table-cell table:formula="of:=RANDBETWEEN(1;1833)" office:value-type="float" office:value="753" calcext:value-type="float">
            <text:p>753</text:p>
          </table:table-cell>
          <table:table-cell/>
          <table:table-cell table:formula="of:=CONCATENATE(&quot;(&quot;;[.A273];&quot;, &quot;;[.B273];&quot;, &quot;;[.C273];&quot;, '&quot;;[.D273];&quot; &quot;;[.E273];&quot;', '&quot;;[.F273];&quot; &quot;;[.G273];&quot;', '&quot;; [.H273]; &quot;'&quot;; [.I273];&quot;', '&quot;;[.J273];&quot;', '&quot;;[.K273];&quot;', &quot;;[.L273]; &quot;), &quot;)" office:value-type="string" office:string-value="(84597486, 2020272, 65318, 'Salome Joanna', 'Duham Vasile', 'jvasilefy@google.ru'https://librenoticias.com/wp-content/uploads/2020/08/default-user-image.png', '415-152-507', '699 Dayton Drive', 753), " calcext:value-type="string">
            <text:p>(84597486, 2020272, 65318, 'Salome Joanna', 'Duham Vasile', 'jvasilefy@google.ru'https://librenoticias.com/wp-content/uploads/2020/08/default-user-image.png', '415-152-507', '699 Dayton Drive', 75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0071568" calcext:value-type="float">
            <text:p>60071568</text:p>
          </table:table-cell>
          <table:table-cell office:value-type="float" office:value="2020273" calcext:value-type="float">
            <text:p>2020273</text:p>
          </table:table-cell>
          <table:table-cell table:formula="of:=RANDBETWEEN(1000; 99999)" office:value-type="float" office:value="25448" calcext:value-type="float">
            <text:p>25448</text:p>
          </table:table-cell>
          <table:table-cell office:value-type="string" calcext:value-type="string">
            <text:p>Derrick</text:p>
          </table:table-cell>
          <table:table-cell office:value-type="string" calcext:value-type="string">
            <text:p>Irwinn</text:p>
          </table:table-cell>
          <table:table-cell office:value-type="string" calcext:value-type="string">
            <text:p>Dumbelton</text:p>
          </table:table-cell>
          <table:table-cell office:value-type="string" calcext:value-type="string">
            <text:p>Grim</text:p>
          </table:table-cell>
          <table:table-cell office:value-type="string" calcext:value-type="string">
            <text:p>igrim2m@fem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60-377-622</text:p>
          </table:table-cell>
          <table:table-cell office:value-type="string" calcext:value-type="string">
            <text:p>6377 Graceland Pass</text:p>
          </table:table-cell>
          <table:table-cell table:formula="of:=RANDBETWEEN(1;1833)" office:value-type="float" office:value="1114" calcext:value-type="float">
            <text:p>1114</text:p>
          </table:table-cell>
          <table:table-cell/>
          <table:table-cell table:formula="of:=CONCATENATE(&quot;(&quot;;[.A274];&quot;, &quot;;[.B274];&quot;, &quot;;[.C274];&quot;, '&quot;;[.D274];&quot; &quot;;[.E274];&quot;', '&quot;;[.F274];&quot; &quot;;[.G274];&quot;', '&quot;; [.H274]; &quot;'&quot;; [.I274];&quot;', '&quot;;[.J274];&quot;', '&quot;;[.K274];&quot;', &quot;;[.L274]; &quot;), &quot;)" office:value-type="string" office:string-value="(60071568, 2020273, 25448, 'Derrick Irwinn', 'Dumbelton Grim', 'igrim2m@fema.gov'https://librenoticias.com/wp-content/uploads/2020/08/default-user-image.png', '660-377-622', '6377 Graceland Pass', 1114), " calcext:value-type="string">
            <text:p>(60071568, 2020273, 25448, 'Derrick Irwinn', 'Dumbelton Grim', 'igrim2m@fema.gov'https://librenoticias.com/wp-content/uploads/2020/08/default-user-image.png', '660-377-622', '6377 Graceland Pass', 111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8014492" calcext:value-type="float">
            <text:p>88014492</text:p>
          </table:table-cell>
          <table:table-cell office:value-type="float" office:value="2020274" calcext:value-type="float">
            <text:p>2020274</text:p>
          </table:table-cell>
          <table:table-cell table:formula="of:=RANDBETWEEN(1000; 99999)" office:value-type="float" office:value="62191" calcext:value-type="float">
            <text:p>62191</text:p>
          </table:table-cell>
          <table:table-cell office:value-type="string" calcext:value-type="string">
            <text:p>Micheal</text:p>
          </table:table-cell>
          <table:table-cell office:value-type="string" calcext:value-type="string">
            <text:p>Jasen</text:p>
          </table:table-cell>
          <table:table-cell office:value-type="string" calcext:value-type="string">
            <text:p>Dumsday</text:p>
          </table:table-cell>
          <table:table-cell office:value-type="string" calcext:value-type="string">
            <text:p>Paulat</text:p>
          </table:table-cell>
          <table:table-cell office:value-type="string" calcext:value-type="string">
            <text:p>jpaulat7q@sitemet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82-287-796</text:p>
          </table:table-cell>
          <table:table-cell office:value-type="string" calcext:value-type="string">
            <text:p>3 Lillian Plaza</text:p>
          </table:table-cell>
          <table:table-cell table:formula="of:=RANDBETWEEN(1;1833)" office:value-type="float" office:value="322" calcext:value-type="float">
            <text:p>322</text:p>
          </table:table-cell>
          <table:table-cell/>
          <table:table-cell table:formula="of:=CONCATENATE(&quot;(&quot;;[.A275];&quot;, &quot;;[.B275];&quot;, &quot;;[.C275];&quot;, '&quot;;[.D275];&quot; &quot;;[.E275];&quot;', '&quot;;[.F275];&quot; &quot;;[.G275];&quot;', '&quot;; [.H275]; &quot;'&quot;; [.I275];&quot;', '&quot;;[.J275];&quot;', '&quot;;[.K275];&quot;', &quot;;[.L275]; &quot;), &quot;)" office:value-type="string" office:string-value="(88014492, 2020274, 62191, 'Micheal Jasen', 'Dumsday Paulat', 'jpaulat7q@sitemeter.com'https://librenoticias.com/wp-content/uploads/2020/08/default-user-image.png', '482-287-796', '3 Lillian Plaza', 322), " calcext:value-type="string">
            <text:p>(88014492, 2020274, 62191, 'Micheal Jasen', 'Dumsday Paulat', 'jpaulat7q@sitemeter.com'https://librenoticias.com/wp-content/uploads/2020/08/default-user-image.png', '482-287-796', '3 Lillian Plaza', 32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6892340" calcext:value-type="float">
            <text:p>36892340</text:p>
          </table:table-cell>
          <table:table-cell office:value-type="float" office:value="2020275" calcext:value-type="float">
            <text:p>2020275</text:p>
          </table:table-cell>
          <table:table-cell table:formula="of:=RANDBETWEEN(1000; 99999)" office:value-type="float" office:value="34422" calcext:value-type="float">
            <text:p>34422</text:p>
          </table:table-cell>
          <table:table-cell office:value-type="string" calcext:value-type="string">
            <text:p>Cordey</text:p>
          </table:table-cell>
          <table:table-cell office:value-type="string" calcext:value-type="string">
            <text:p>Donnamarie</text:p>
          </table:table-cell>
          <table:table-cell office:value-type="string" calcext:value-type="string">
            <text:p>Dunbar</text:p>
          </table:table-cell>
          <table:table-cell office:value-type="string" calcext:value-type="string">
            <text:p>Deely</text:p>
          </table:table-cell>
          <table:table-cell office:value-type="string" calcext:value-type="string">
            <text:p>ddeely5v@cbsnew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81-381-898</text:p>
          </table:table-cell>
          <table:table-cell office:value-type="string" calcext:value-type="string">
            <text:p>57 Eastwood Center</text:p>
          </table:table-cell>
          <table:table-cell table:formula="of:=RANDBETWEEN(1;1833)" office:value-type="float" office:value="706" calcext:value-type="float">
            <text:p>706</text:p>
          </table:table-cell>
          <table:table-cell/>
          <table:table-cell table:formula="of:=CONCATENATE(&quot;(&quot;;[.A276];&quot;, &quot;;[.B276];&quot;, &quot;;[.C276];&quot;, '&quot;;[.D276];&quot; &quot;;[.E276];&quot;', '&quot;;[.F276];&quot; &quot;;[.G276];&quot;', '&quot;; [.H276]; &quot;'&quot;; [.I276];&quot;', '&quot;;[.J276];&quot;', '&quot;;[.K276];&quot;', &quot;;[.L276]; &quot;), &quot;)" office:value-type="string" office:string-value="(36892340, 2020275, 34422, 'Cordey Donnamarie', 'Dunbar Deely', 'ddeely5v@cbsnews.com'https://librenoticias.com/wp-content/uploads/2020/08/default-user-image.png', '381-381-898', '57 Eastwood Center', 706), " calcext:value-type="string">
            <text:p>(36892340, 2020275, 34422, 'Cordey Donnamarie', 'Dunbar Deely', 'ddeely5v@cbsnews.com'https://librenoticias.com/wp-content/uploads/2020/08/default-user-image.png', '381-381-898', '57 Eastwood Center', 70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6434441" calcext:value-type="float">
            <text:p>56434441</text:p>
          </table:table-cell>
          <table:table-cell office:value-type="float" office:value="2020276" calcext:value-type="float">
            <text:p>2020276</text:p>
          </table:table-cell>
          <table:table-cell table:formula="of:=RANDBETWEEN(1000; 99999)" office:value-type="float" office:value="92013" calcext:value-type="float">
            <text:p>92013</text:p>
          </table:table-cell>
          <table:table-cell office:value-type="string" calcext:value-type="string">
            <text:p>Latia</text:p>
          </table:table-cell>
          <table:table-cell office:value-type="string" calcext:value-type="string">
            <text:p>Nerty</text:p>
          </table:table-cell>
          <table:table-cell office:value-type="string" calcext:value-type="string">
            <text:p>Dunnion</text:p>
          </table:table-cell>
          <table:table-cell office:value-type="string" calcext:value-type="string">
            <text:p>Cordon</text:p>
          </table:table-cell>
          <table:table-cell office:value-type="string" calcext:value-type="string">
            <text:p>ncordonpe@furl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73-787-567</text:p>
          </table:table-cell>
          <table:table-cell office:value-type="string" calcext:value-type="string">
            <text:p>23 Onsgard Road</text:p>
          </table:table-cell>
          <table:table-cell table:formula="of:=RANDBETWEEN(1;1833)" office:value-type="float" office:value="1157" calcext:value-type="float">
            <text:p>1157</text:p>
          </table:table-cell>
          <table:table-cell/>
          <table:table-cell table:formula="of:=CONCATENATE(&quot;(&quot;;[.A277];&quot;, &quot;;[.B277];&quot;, &quot;;[.C277];&quot;, '&quot;;[.D277];&quot; &quot;;[.E277];&quot;', '&quot;;[.F277];&quot; &quot;;[.G277];&quot;', '&quot;; [.H277]; &quot;'&quot;; [.I277];&quot;', '&quot;;[.J277];&quot;', '&quot;;[.K277];&quot;', &quot;;[.L277]; &quot;), &quot;)" office:value-type="string" office:string-value="(56434441, 2020276, 92013, 'Latia Nerty', 'Dunnion Cordon', 'ncordonpe@furl.net'https://librenoticias.com/wp-content/uploads/2020/08/default-user-image.png', '273-787-567', '23 Onsgard Road', 1157), " calcext:value-type="string">
            <text:p>(56434441, 2020276, 92013, 'Latia Nerty', 'Dunnion Cordon', 'ncordonpe@furl.net'https://librenoticias.com/wp-content/uploads/2020/08/default-user-image.png', '273-787-567', '23 Onsgard Road', 115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2133699" calcext:value-type="float">
            <text:p>62133699</text:p>
          </table:table-cell>
          <table:table-cell office:value-type="float" office:value="2020277" calcext:value-type="float">
            <text:p>2020277</text:p>
          </table:table-cell>
          <table:table-cell table:formula="of:=RANDBETWEEN(1000; 99999)" office:value-type="float" office:value="9649" calcext:value-type="float">
            <text:p>9649</text:p>
          </table:table-cell>
          <table:table-cell office:value-type="string" calcext:value-type="string">
            <text:p>Garald</text:p>
          </table:table-cell>
          <table:table-cell office:value-type="string" calcext:value-type="string">
            <text:p>Vergil</text:p>
          </table:table-cell>
          <table:table-cell office:value-type="string" calcext:value-type="string">
            <text:p>Dunstone</text:p>
          </table:table-cell>
          <table:table-cell office:value-type="string" calcext:value-type="string">
            <text:p>Tilly</text:p>
          </table:table-cell>
          <table:table-cell office:value-type="string" calcext:value-type="string">
            <text:p>vtillyq4@auda.org.a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02-663-200</text:p>
          </table:table-cell>
          <table:table-cell office:value-type="string" calcext:value-type="string">
            <text:p>29 Kingsford Road</text:p>
          </table:table-cell>
          <table:table-cell table:formula="of:=RANDBETWEEN(1;1833)" office:value-type="float" office:value="1083" calcext:value-type="float">
            <text:p>1083</text:p>
          </table:table-cell>
          <table:table-cell/>
          <table:table-cell table:formula="of:=CONCATENATE(&quot;(&quot;;[.A278];&quot;, &quot;;[.B278];&quot;, &quot;;[.C278];&quot;, '&quot;;[.D278];&quot; &quot;;[.E278];&quot;', '&quot;;[.F278];&quot; &quot;;[.G278];&quot;', '&quot;; [.H278]; &quot;'&quot;; [.I278];&quot;', '&quot;;[.J278];&quot;', '&quot;;[.K278];&quot;', &quot;;[.L278]; &quot;), &quot;)" office:value-type="string" office:string-value="(62133699, 2020277, 9649, 'Garald Vergil', 'Dunstone Tilly', 'vtillyq4@auda.org.au'https://librenoticias.com/wp-content/uploads/2020/08/default-user-image.png', '202-663-200', '29 Kingsford Road', 1083), " calcext:value-type="string">
            <text:p>(62133699, 2020277, 9649, 'Garald Vergil', 'Dunstone Tilly', 'vtillyq4@auda.org.au'https://librenoticias.com/wp-content/uploads/2020/08/default-user-image.png', '202-663-200', '29 Kingsford Road', 108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5603921" calcext:value-type="float">
            <text:p>75603921</text:p>
          </table:table-cell>
          <table:table-cell office:value-type="float" office:value="2020278" calcext:value-type="float">
            <text:p>2020278</text:p>
          </table:table-cell>
          <table:table-cell table:formula="of:=RANDBETWEEN(1000; 99999)" office:value-type="float" office:value="60978" calcext:value-type="float">
            <text:p>60978</text:p>
          </table:table-cell>
          <table:table-cell office:value-type="string" calcext:value-type="string">
            <text:p>Deanne</text:p>
          </table:table-cell>
          <table:table-cell office:value-type="string" calcext:value-type="string">
            <text:p>Carolynn</text:p>
          </table:table-cell>
          <table:table-cell office:value-type="string" calcext:value-type="string">
            <text:p>Durbyn</text:p>
          </table:table-cell>
          <table:table-cell office:value-type="string" calcext:value-type="string">
            <text:p>McCarthy</text:p>
          </table:table-cell>
          <table:table-cell office:value-type="string" calcext:value-type="string">
            <text:p>cmccarthy14@who.in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37-886-144</text:p>
          </table:table-cell>
          <table:table-cell office:value-type="string" calcext:value-type="string">
            <text:p>41684 Sachtjen Circle</text:p>
          </table:table-cell>
          <table:table-cell table:formula="of:=RANDBETWEEN(1;1833)" office:value-type="float" office:value="697" calcext:value-type="float">
            <text:p>697</text:p>
          </table:table-cell>
          <table:table-cell/>
          <table:table-cell table:formula="of:=CONCATENATE(&quot;(&quot;;[.A279];&quot;, &quot;;[.B279];&quot;, &quot;;[.C279];&quot;, '&quot;;[.D279];&quot; &quot;;[.E279];&quot;', '&quot;;[.F279];&quot; &quot;;[.G279];&quot;', '&quot;; [.H279]; &quot;'&quot;; [.I279];&quot;', '&quot;;[.J279];&quot;', '&quot;;[.K279];&quot;', &quot;;[.L279]; &quot;), &quot;)" office:value-type="string" office:string-value="(75603921, 2020278, 60978, 'Deanne Carolynn', 'Durbyn McCarthy', 'cmccarthy14@who.int'https://librenoticias.com/wp-content/uploads/2020/08/default-user-image.png', '737-886-144', '41684 Sachtjen Circle', 697), " calcext:value-type="string">
            <text:p>(75603921, 2020278, 60978, 'Deanne Carolynn', 'Durbyn McCarthy', 'cmccarthy14@who.int'https://librenoticias.com/wp-content/uploads/2020/08/default-user-image.png', '737-886-144', '41684 Sachtjen Circle', 69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1867363" calcext:value-type="float">
            <text:p>11867363</text:p>
          </table:table-cell>
          <table:table-cell office:value-type="float" office:value="2020279" calcext:value-type="float">
            <text:p>2020279</text:p>
          </table:table-cell>
          <table:table-cell table:formula="of:=RANDBETWEEN(1000; 99999)" office:value-type="float" office:value="81526" calcext:value-type="float">
            <text:p>81526</text:p>
          </table:table-cell>
          <table:table-cell office:value-type="string" calcext:value-type="string">
            <text:p>Sherwynd</text:p>
          </table:table-cell>
          <table:table-cell office:value-type="string" calcext:value-type="string">
            <text:p>Gordy</text:p>
          </table:table-cell>
          <table:table-cell office:value-type="string" calcext:value-type="string">
            <text:p>Durby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gtantr3@scrib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35-938-291</text:p>
          </table:table-cell>
          <table:table-cell office:value-type="string" calcext:value-type="string">
            <text:p>80 Tomscot Drive</text:p>
          </table:table-cell>
          <table:table-cell table:formula="of:=RANDBETWEEN(1;1833)" office:value-type="float" office:value="121" calcext:value-type="float">
            <text:p>121</text:p>
          </table:table-cell>
          <table:table-cell/>
          <table:table-cell table:formula="of:=CONCATENATE(&quot;(&quot;;[.A280];&quot;, &quot;;[.B280];&quot;, &quot;;[.C280];&quot;, '&quot;;[.D280];&quot; &quot;;[.E280];&quot;', '&quot;;[.F280];&quot; &quot;;[.G280];&quot;', '&quot;; [.H280]; &quot;'&quot;; [.I280];&quot;', '&quot;;[.J280];&quot;', '&quot;;[.K280];&quot;', &quot;;[.L280]; &quot;), &quot;)" office:value-type="string" office:string-value="(11867363, 2020279, 81526, 'Sherwynd Gordy', 'Durbyn Tant', 'gtantr3@scribd.com'https://librenoticias.com/wp-content/uploads/2020/08/default-user-image.png', '235-938-291', '80 Tomscot Drive', 121), " calcext:value-type="string">
            <text:p>(11867363, 2020279, 81526, 'Sherwynd Gordy', 'Durbyn Tant', 'gtantr3@scribd.com'https://librenoticias.com/wp-content/uploads/2020/08/default-user-image.png', '235-938-291', '80 Tomscot Drive', 12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9381985" calcext:value-type="float">
            <text:p>59381985</text:p>
          </table:table-cell>
          <table:table-cell office:value-type="float" office:value="2020280" calcext:value-type="float">
            <text:p>2020280</text:p>
          </table:table-cell>
          <table:table-cell table:formula="of:=RANDBETWEEN(1000; 99999)" office:value-type="float" office:value="79351" calcext:value-type="float">
            <text:p>79351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Flinn</text:p>
          </table:table-cell>
          <table:table-cell office:value-type="string" calcext:value-type="string">
            <text:p>Durran</text:p>
          </table:table-cell>
          <table:table-cell office:value-type="string" calcext:value-type="string">
            <text:p>Seamon</text:p>
          </table:table-cell>
          <table:table-cell office:value-type="string" calcext:value-type="string">
            <text:p>fseamon4n@geocities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85-577-490</text:p>
          </table:table-cell>
          <table:table-cell office:value-type="string" calcext:value-type="string">
            <text:p>4497 Magdeline Center</text:p>
          </table:table-cell>
          <table:table-cell table:formula="of:=RANDBETWEEN(1;1833)" office:value-type="float" office:value="1061" calcext:value-type="float">
            <text:p>1061</text:p>
          </table:table-cell>
          <table:table-cell/>
          <table:table-cell table:formula="of:=CONCATENATE(&quot;(&quot;;[.A281];&quot;, &quot;;[.B281];&quot;, &quot;;[.C281];&quot;, '&quot;;[.D281];&quot; &quot;;[.E281];&quot;', '&quot;;[.F281];&quot; &quot;;[.G281];&quot;', '&quot;; [.H281]; &quot;'&quot;; [.I281];&quot;', '&quot;;[.J281];&quot;', '&quot;;[.K281];&quot;', &quot;;[.L281]; &quot;), &quot;)" office:value-type="string" office:string-value="(59381985, 2020280, 79351, 'Levi Flinn', 'Durran Seamon', 'fseamon4n@geocities.jp'https://librenoticias.com/wp-content/uploads/2020/08/default-user-image.png', '285-577-490', '4497 Magdeline Center', 1061), " calcext:value-type="string">
            <text:p>(59381985, 2020280, 79351, 'Levi Flinn', 'Durran Seamon', 'fseamon4n@geocities.jp'https://librenoticias.com/wp-content/uploads/2020/08/default-user-image.png', '285-577-490', '4497 Magdeline Center', 106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3560202" calcext:value-type="float">
            <text:p>53560202</text:p>
          </table:table-cell>
          <table:table-cell office:value-type="float" office:value="2020281" calcext:value-type="float">
            <text:p>2020281</text:p>
          </table:table-cell>
          <table:table-cell table:formula="of:=RANDBETWEEN(1000; 99999)" office:value-type="float" office:value="95961" calcext:value-type="float">
            <text:p>95961</text:p>
          </table:table-cell>
          <table:table-cell office:value-type="string" calcext:value-type="string">
            <text:p>Silvie</text:p>
          </table:table-cell>
          <table:table-cell office:value-type="string" calcext:value-type="string">
            <text:p>Muriel</text:p>
          </table:table-cell>
          <table:table-cell office:value-type="string" calcext:value-type="string">
            <text:p>Dussy</text:p>
          </table:table-cell>
          <table:table-cell office:value-type="string" calcext:value-type="string">
            <text:p>Heggs</text:p>
          </table:table-cell>
          <table:table-cell office:value-type="string" calcext:value-type="string">
            <text:p>mheggsno@twitt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89-445-751</text:p>
          </table:table-cell>
          <table:table-cell office:value-type="string" calcext:value-type="string">
            <text:p>4868 Vahlen Trail</text:p>
          </table:table-cell>
          <table:table-cell table:formula="of:=RANDBETWEEN(1;1833)" office:value-type="float" office:value="1466" calcext:value-type="float">
            <text:p>1466</text:p>
          </table:table-cell>
          <table:table-cell/>
          <table:table-cell table:formula="of:=CONCATENATE(&quot;(&quot;;[.A282];&quot;, &quot;;[.B282];&quot;, &quot;;[.C282];&quot;, '&quot;;[.D282];&quot; &quot;;[.E282];&quot;', '&quot;;[.F282];&quot; &quot;;[.G282];&quot;', '&quot;; [.H282]; &quot;'&quot;; [.I282];&quot;', '&quot;;[.J282];&quot;', '&quot;;[.K282];&quot;', &quot;;[.L282]; &quot;), &quot;)" office:value-type="string" office:string-value="(53560202, 2020281, 95961, 'Silvie Muriel', 'Dussy Heggs', 'mheggsno@twitter.com'https://librenoticias.com/wp-content/uploads/2020/08/default-user-image.png', '489-445-751', '4868 Vahlen Trail', 1466), " calcext:value-type="string">
            <text:p>(53560202, 2020281, 95961, 'Silvie Muriel', 'Dussy Heggs', 'mheggsno@twitter.com'https://librenoticias.com/wp-content/uploads/2020/08/default-user-image.png', '489-445-751', '4868 Vahlen Trail', 146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8926528" calcext:value-type="float">
            <text:p>18926528</text:p>
          </table:table-cell>
          <table:table-cell office:value-type="float" office:value="2020282" calcext:value-type="float">
            <text:p>2020282</text:p>
          </table:table-cell>
          <table:table-cell table:formula="of:=RANDBETWEEN(1000; 99999)" office:value-type="float" office:value="98371" calcext:value-type="float">
            <text:p>98371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Yvor</text:p>
          </table:table-cell>
          <table:table-cell office:value-type="string" calcext:value-type="string">
            <text:p>Dyers</text:p>
          </table:table-cell>
          <table:table-cell office:value-type="string" calcext:value-type="string">
            <text:p>Rubinfeld</text:p>
          </table:table-cell>
          <table:table-cell office:value-type="string" calcext:value-type="string">
            <text:p>yrubinfeld1r@desdev.cn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81-166-865</text:p>
          </table:table-cell>
          <table:table-cell office:value-type="string" calcext:value-type="string">
            <text:p>39 Londonderry Crossing</text:p>
          </table:table-cell>
          <table:table-cell table:formula="of:=RANDBETWEEN(1;1833)" office:value-type="float" office:value="457" calcext:value-type="float">
            <text:p>457</text:p>
          </table:table-cell>
          <table:table-cell/>
          <table:table-cell table:formula="of:=CONCATENATE(&quot;(&quot;;[.A283];&quot;, &quot;;[.B283];&quot;, &quot;;[.C283];&quot;, '&quot;;[.D283];&quot; &quot;;[.E283];&quot;', '&quot;;[.F283];&quot; &quot;;[.G283];&quot;', '&quot;; [.H283]; &quot;'&quot;; [.I283];&quot;', '&quot;;[.J283];&quot;', '&quot;;[.K283];&quot;', &quot;;[.L283]; &quot;), &quot;)" office:value-type="string" office:string-value="(18926528, 2020282, 98371, 'Titus Yvor', 'Dyers Rubinfeld', 'yrubinfeld1r@desdev.cn'https://librenoticias.com/wp-content/uploads/2020/08/default-user-image.png', '181-166-865', '39 Londonderry Crossing', 457), " calcext:value-type="string">
            <text:p>(18926528, 2020282, 98371, 'Titus Yvor', 'Dyers Rubinfeld', 'yrubinfeld1r@desdev.cn'https://librenoticias.com/wp-content/uploads/2020/08/default-user-image.png', '181-166-865', '39 Londonderry Crossing', 45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3237170" calcext:value-type="float">
            <text:p>33237170</text:p>
          </table:table-cell>
          <table:table-cell office:value-type="float" office:value="2020283" calcext:value-type="float">
            <text:p>2020283</text:p>
          </table:table-cell>
          <table:table-cell table:formula="of:=RANDBETWEEN(1000; 99999)" office:value-type="float" office:value="63603" calcext:value-type="float">
            <text:p>63603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Normand</text:p>
          </table:table-cell>
          <table:table-cell office:value-type="string" calcext:value-type="string">
            <text:p>Ebbers</text:p>
          </table:table-cell>
          <table:table-cell office:value-type="string" calcext:value-type="string">
            <text:p>Westrey</text:p>
          </table:table-cell>
          <table:table-cell office:value-type="string" calcext:value-type="string">
            <text:p>nwestreyco@phpbb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93-651-720</text:p>
          </table:table-cell>
          <table:table-cell office:value-type="string" calcext:value-type="string">
            <text:p>679 Pleasure Road</text:p>
          </table:table-cell>
          <table:table-cell table:formula="of:=RANDBETWEEN(1;1833)" office:value-type="float" office:value="1438" calcext:value-type="float">
            <text:p>1438</text:p>
          </table:table-cell>
          <table:table-cell/>
          <table:table-cell table:formula="of:=CONCATENATE(&quot;(&quot;;[.A284];&quot;, &quot;;[.B284];&quot;, &quot;;[.C284];&quot;, '&quot;;[.D284];&quot; &quot;;[.E284];&quot;', '&quot;;[.F284];&quot; &quot;;[.G284];&quot;', '&quot;; [.H284]; &quot;'&quot;; [.I284];&quot;', '&quot;;[.J284];&quot;', '&quot;;[.K284];&quot;', &quot;;[.L284]; &quot;), &quot;)" office:value-type="string" office:string-value="(33237170, 2020283, 63603, 'Guthrie Normand', 'Ebbers Westrey', 'nwestreyco@phpbb.com'https://librenoticias.com/wp-content/uploads/2020/08/default-user-image.png', '293-651-720', '679 Pleasure Road', 1438), " calcext:value-type="string">
            <text:p>(33237170, 2020283, 63603, 'Guthrie Normand', 'Ebbers Westrey', 'nwestreyco@phpbb.com'https://librenoticias.com/wp-content/uploads/2020/08/default-user-image.png', '293-651-720', '679 Pleasure Road', 143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1108588" calcext:value-type="float">
            <text:p>41108588</text:p>
          </table:table-cell>
          <table:table-cell office:value-type="float" office:value="2020284" calcext:value-type="float">
            <text:p>2020284</text:p>
          </table:table-cell>
          <table:table-cell table:formula="of:=RANDBETWEEN(1000; 99999)" office:value-type="float" office:value="88335" calcext:value-type="float">
            <text:p>88335</text:p>
          </table:table-cell>
          <table:table-cell office:value-type="string" calcext:value-type="string">
            <text:p>Dermot</text:p>
          </table:table-cell>
          <table:table-cell office:value-type="string" calcext:value-type="string">
            <text:p>Ebeneser</text:p>
          </table:table-cell>
          <table:table-cell office:value-type="string" calcext:value-type="string">
            <text:p>Ecclestone</text:p>
          </table:table-cell>
          <table:table-cell office:value-type="string" calcext:value-type="string">
            <text:p>Fairbourne</text:p>
          </table:table-cell>
          <table:table-cell office:value-type="string" calcext:value-type="string">
            <text:p>efairbourneg3@cocolog-nift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76-829-741</text:p>
          </table:table-cell>
          <table:table-cell office:value-type="string" calcext:value-type="string">
            <text:p>26 Maple Wood Terrace</text:p>
          </table:table-cell>
          <table:table-cell table:formula="of:=RANDBETWEEN(1;1833)" office:value-type="float" office:value="440" calcext:value-type="float">
            <text:p>440</text:p>
          </table:table-cell>
          <table:table-cell/>
          <table:table-cell table:formula="of:=CONCATENATE(&quot;(&quot;;[.A285];&quot;, &quot;;[.B285];&quot;, &quot;;[.C285];&quot;, '&quot;;[.D285];&quot; &quot;;[.E285];&quot;', '&quot;;[.F285];&quot; &quot;;[.G285];&quot;', '&quot;; [.H285]; &quot;'&quot;; [.I285];&quot;', '&quot;;[.J285];&quot;', '&quot;;[.K285];&quot;', &quot;;[.L285]; &quot;), &quot;)" office:value-type="string" office:string-value="(41108588, 2020284, 88335, 'Dermot Ebeneser', 'Ecclestone Fairbourne', 'efairbourneg3@cocolog-nifty.com'https://librenoticias.com/wp-content/uploads/2020/08/default-user-image.png', '376-829-741', '26 Maple Wood Terrace', 440), " calcext:value-type="string">
            <text:p>(41108588, 2020284, 88335, 'Dermot Ebeneser', 'Ecclestone Fairbourne', 'efairbourneg3@cocolog-nifty.com'https://librenoticias.com/wp-content/uploads/2020/08/default-user-image.png', '376-829-741', '26 Maple Wood Terrace', 44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0903133" calcext:value-type="float">
            <text:p>50903133</text:p>
          </table:table-cell>
          <table:table-cell office:value-type="float" office:value="2020285" calcext:value-type="float">
            <text:p>2020285</text:p>
          </table:table-cell>
          <table:table-cell table:formula="of:=RANDBETWEEN(1000; 99999)" office:value-type="float" office:value="7559" calcext:value-type="float">
            <text:p>7559</text:p>
          </table:table-cell>
          <table:table-cell office:value-type="string" calcext:value-type="string">
            <text:p>Carling</text:p>
          </table:table-cell>
          <table:table-cell office:value-type="string" calcext:value-type="string">
            <text:p>Dav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Kybbye</text:p>
          </table:table-cell>
          <table:table-cell office:value-type="string" calcext:value-type="string">
            <text:p>dkybbyelk@g.co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18-747-197</text:p>
          </table:table-cell>
          <table:table-cell office:value-type="string" calcext:value-type="string">
            <text:p>6426 Riverside Avenue</text:p>
          </table:table-cell>
          <table:table-cell table:formula="of:=RANDBETWEEN(1;1833)" office:value-type="float" office:value="403" calcext:value-type="float">
            <text:p>403</text:p>
          </table:table-cell>
          <table:table-cell/>
          <table:table-cell table:formula="of:=CONCATENATE(&quot;(&quot;;[.A286];&quot;, &quot;;[.B286];&quot;, &quot;;[.C286];&quot;, '&quot;;[.D286];&quot; &quot;;[.E286];&quot;', '&quot;;[.F286];&quot; &quot;;[.G286];&quot;', '&quot;; [.H286]; &quot;'&quot;; [.I286];&quot;', '&quot;;[.J286];&quot;', '&quot;;[.K286];&quot;', &quot;;[.L286]; &quot;), &quot;)" office:value-type="string" office:string-value="(50903133, 2020285, 7559, 'Carling Dav', 'Edmund Kybbye', 'dkybbyelk@g.co'https://librenoticias.com/wp-content/uploads/2020/08/default-user-image.png', '218-747-197', '6426 Riverside Avenue', 403), " calcext:value-type="string">
            <text:p>(50903133, 2020285, 7559, 'Carling Dav', 'Edmund Kybbye', 'dkybbyelk@g.co'https://librenoticias.com/wp-content/uploads/2020/08/default-user-image.png', '218-747-197', '6426 Riverside Avenue', 40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9451724" calcext:value-type="float">
            <text:p>49451724</text:p>
          </table:table-cell>
          <table:table-cell office:value-type="float" office:value="2020286" calcext:value-type="float">
            <text:p>2020286</text:p>
          </table:table-cell>
          <table:table-cell table:formula="of:=RANDBETWEEN(1000; 99999)" office:value-type="float" office:value="3499" calcext:value-type="float">
            <text:p>3499</text:p>
          </table:table-cell>
          <table:table-cell office:value-type="string" calcext:value-type="string">
            <text:p>Ardene</text:p>
          </table:table-cell>
          <table:table-cell office:value-type="string" calcext:value-type="string">
            <text:p>Mellie</text:p>
          </table:table-cell>
          <table:table-cell office:value-type="string" calcext:value-type="string">
            <text:p>Edwicker</text:p>
          </table:table-cell>
          <table:table-cell office:value-type="string" calcext:value-type="string">
            <text:p>Bugg</text:p>
          </table:table-cell>
          <table:table-cell office:value-type="string" calcext:value-type="string">
            <text:p>mbugg5i@youtub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95-565-576</text:p>
          </table:table-cell>
          <table:table-cell office:value-type="string" calcext:value-type="string">
            <text:p>1 Shoshone Place</text:p>
          </table:table-cell>
          <table:table-cell table:formula="of:=RANDBETWEEN(1;1833)" office:value-type="float" office:value="1521" calcext:value-type="float">
            <text:p>1521</text:p>
          </table:table-cell>
          <table:table-cell/>
          <table:table-cell table:formula="of:=CONCATENATE(&quot;(&quot;;[.A287];&quot;, &quot;;[.B287];&quot;, &quot;;[.C287];&quot;, '&quot;;[.D287];&quot; &quot;;[.E287];&quot;', '&quot;;[.F287];&quot; &quot;;[.G287];&quot;', '&quot;; [.H287]; &quot;'&quot;; [.I287];&quot;', '&quot;;[.J287];&quot;', '&quot;;[.K287];&quot;', &quot;;[.L287]; &quot;), &quot;)" office:value-type="string" office:string-value="(49451724, 2020286, 3499, 'Ardene Mellie', 'Edwicker Bugg', 'mbugg5i@youtube.com'https://librenoticias.com/wp-content/uploads/2020/08/default-user-image.png', '495-565-576', '1 Shoshone Place', 1521), " calcext:value-type="string">
            <text:p>(49451724, 2020286, 3499, 'Ardene Mellie', 'Edwicker Bugg', 'mbugg5i@youtube.com'https://librenoticias.com/wp-content/uploads/2020/08/default-user-image.png', '495-565-576', '1 Shoshone Place', 152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9382481" calcext:value-type="float">
            <text:p>19382481</text:p>
          </table:table-cell>
          <table:table-cell office:value-type="float" office:value="2020287" calcext:value-type="float">
            <text:p>2020287</text:p>
          </table:table-cell>
          <table:table-cell table:formula="of:=RANDBETWEEN(1000; 99999)" office:value-type="float" office:value="27178" calcext:value-type="float">
            <text:p>27178</text:p>
          </table:table-cell>
          <table:table-cell office:value-type="string" calcext:value-type="string">
            <text:p>Allx</text:p>
          </table:table-cell>
          <table:table-cell office:value-type="string" calcext:value-type="string">
            <text:p>Elonore</text:p>
          </table:table-cell>
          <table:table-cell office:value-type="string" calcext:value-type="string">
            <text:p>Eggers</text:p>
          </table:table-cell>
          <table:table-cell office:value-type="string" calcext:value-type="string">
            <text:p>McMurraya</text:p>
          </table:table-cell>
          <table:table-cell office:value-type="string" calcext:value-type="string">
            <text:p>emcmurrayab2@google.es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42-906-114</text:p>
          </table:table-cell>
          <table:table-cell office:value-type="string" calcext:value-type="string">
            <text:p>94 Lakewood Road</text:p>
          </table:table-cell>
          <table:table-cell table:formula="of:=RANDBETWEEN(1;1833)" office:value-type="float" office:value="1794" calcext:value-type="float">
            <text:p>1794</text:p>
          </table:table-cell>
          <table:table-cell/>
          <table:table-cell table:formula="of:=CONCATENATE(&quot;(&quot;;[.A288];&quot;, &quot;;[.B288];&quot;, &quot;;[.C288];&quot;, '&quot;;[.D288];&quot; &quot;;[.E288];&quot;', '&quot;;[.F288];&quot; &quot;;[.G288];&quot;', '&quot;; [.H288]; &quot;'&quot;; [.I288];&quot;', '&quot;;[.J288];&quot;', '&quot;;[.K288];&quot;', &quot;;[.L288]; &quot;), &quot;)" office:value-type="string" office:string-value="(19382481, 2020287, 27178, 'Allx Elonore', 'Eggers McMurraya', 'emcmurrayab2@google.es'https://librenoticias.com/wp-content/uploads/2020/08/default-user-image.png', '542-906-114', '94 Lakewood Road', 1794), " calcext:value-type="string">
            <text:p>(19382481, 2020287, 27178, 'Allx Elonore', 'Eggers McMurraya', 'emcmurrayab2@google.es'https://librenoticias.com/wp-content/uploads/2020/08/default-user-image.png', '542-906-114', '94 Lakewood Road', 179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4600219" calcext:value-type="float">
            <text:p>74600219</text:p>
          </table:table-cell>
          <table:table-cell office:value-type="float" office:value="2020288" calcext:value-type="float">
            <text:p>2020288</text:p>
          </table:table-cell>
          <table:table-cell table:formula="of:=RANDBETWEEN(1000; 99999)" office:value-type="float" office:value="16392" calcext:value-type="float">
            <text:p>16392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Ulysses</text:p>
          </table:table-cell>
          <table:table-cell office:value-type="string" calcext:value-type="string">
            <text:p>Eglington</text:p>
          </table:table-cell>
          <table:table-cell office:value-type="string" calcext:value-type="string">
            <text:p>Sprouls</text:p>
          </table:table-cell>
          <table:table-cell office:value-type="string" calcext:value-type="string">
            <text:p>usprouls3r@slat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48-805-821</text:p>
          </table:table-cell>
          <table:table-cell office:value-type="string" calcext:value-type="string">
            <text:p>442 Village Green Road</text:p>
          </table:table-cell>
          <table:table-cell table:formula="of:=RANDBETWEEN(1;1833)" office:value-type="float" office:value="303" calcext:value-type="float">
            <text:p>303</text:p>
          </table:table-cell>
          <table:table-cell/>
          <table:table-cell table:formula="of:=CONCATENATE(&quot;(&quot;;[.A289];&quot;, &quot;;[.B289];&quot;, &quot;;[.C289];&quot;, '&quot;;[.D289];&quot; &quot;;[.E289];&quot;', '&quot;;[.F289];&quot; &quot;;[.G289];&quot;', '&quot;; [.H289]; &quot;'&quot;; [.I289];&quot;', '&quot;;[.J289];&quot;', '&quot;;[.K289];&quot;', &quot;;[.L289]; &quot;), &quot;)" office:value-type="string" office:string-value="(74600219, 2020288, 16392, 'Lorenzo Ulysses', 'Eglington Sprouls', 'usprouls3r@slate.com'https://librenoticias.com/wp-content/uploads/2020/08/default-user-image.png', '748-805-821', '442 Village Green Road', 303), " calcext:value-type="string">
            <text:p>(74600219, 2020288, 16392, 'Lorenzo Ulysses', 'Eglington Sprouls', 'usprouls3r@slate.com'https://librenoticias.com/wp-content/uploads/2020/08/default-user-image.png', '748-805-821', '442 Village Green Road', 30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2510626" calcext:value-type="float">
            <text:p>62510626</text:p>
          </table:table-cell>
          <table:table-cell office:value-type="float" office:value="2020289" calcext:value-type="float">
            <text:p>2020289</text:p>
          </table:table-cell>
          <table:table-cell table:formula="of:=RANDBETWEEN(1000; 99999)" office:value-type="float" office:value="19718" calcext:value-type="float">
            <text:p>19718</text:p>
          </table:table-cell>
          <table:table-cell office:value-type="string" calcext:value-type="string">
            <text:p>Obadias</text:p>
          </table:table-cell>
          <table:table-cell office:value-type="string" calcext:value-type="string">
            <text:p>Wynn</text:p>
          </table:table-cell>
          <table:table-cell office:value-type="string" calcext:value-type="string">
            <text:p>Eicke</text:p>
          </table:table-cell>
          <table:table-cell office:value-type="string" calcext:value-type="string">
            <text:p>Astill</text:p>
          </table:table-cell>
          <table:table-cell office:value-type="string" calcext:value-type="string">
            <text:p>wastillbh@alibab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41-725-743</text:p>
          </table:table-cell>
          <table:table-cell office:value-type="string" calcext:value-type="string">
            <text:p>9 Michigan Avenue</text:p>
          </table:table-cell>
          <table:table-cell table:formula="of:=RANDBETWEEN(1;1833)" office:value-type="float" office:value="620" calcext:value-type="float">
            <text:p>620</text:p>
          </table:table-cell>
          <table:table-cell/>
          <table:table-cell table:formula="of:=CONCATENATE(&quot;(&quot;;[.A290];&quot;, &quot;;[.B290];&quot;, &quot;;[.C290];&quot;, '&quot;;[.D290];&quot; &quot;;[.E290];&quot;', '&quot;;[.F290];&quot; &quot;;[.G290];&quot;', '&quot;; [.H290]; &quot;'&quot;; [.I290];&quot;', '&quot;;[.J290];&quot;', '&quot;;[.K290];&quot;', &quot;;[.L290]; &quot;), &quot;)" office:value-type="string" office:string-value="(62510626, 2020289, 19718, 'Obadias Wynn', 'Eicke Astill', 'wastillbh@alibaba.com'https://librenoticias.com/wp-content/uploads/2020/08/default-user-image.png', '941-725-743', '9 Michigan Avenue', 620), " calcext:value-type="string">
            <text:p>(62510626, 2020289, 19718, 'Obadias Wynn', 'Eicke Astill', 'wastillbh@alibaba.com'https://librenoticias.com/wp-content/uploads/2020/08/default-user-image.png', '941-725-743', '9 Michigan Avenue', 62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5368678" calcext:value-type="float">
            <text:p>95368678</text:p>
          </table:table-cell>
          <table:table-cell office:value-type="float" office:value="2020290" calcext:value-type="float">
            <text:p>2020290</text:p>
          </table:table-cell>
          <table:table-cell table:formula="of:=RANDBETWEEN(1000; 99999)" office:value-type="float" office:value="46489" calcext:value-type="float">
            <text:p>46489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Bryanty</text:p>
          </table:table-cell>
          <table:table-cell office:value-type="string" calcext:value-type="string">
            <text:p>Eixenberger</text:p>
          </table:table-cell>
          <table:table-cell office:value-type="string" calcext:value-type="string">
            <text:p>Rabbage</text:p>
          </table:table-cell>
          <table:table-cell office:value-type="string" calcext:value-type="string">
            <text:p>brabbagepv@hud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90-274-258</text:p>
          </table:table-cell>
          <table:table-cell office:value-type="string" calcext:value-type="string">
            <text:p>37985 Schlimgen Point</text:p>
          </table:table-cell>
          <table:table-cell table:formula="of:=RANDBETWEEN(1;1833)" office:value-type="float" office:value="775" calcext:value-type="float">
            <text:p>775</text:p>
          </table:table-cell>
          <table:table-cell/>
          <table:table-cell table:formula="of:=CONCATENATE(&quot;(&quot;;[.A291];&quot;, &quot;;[.B291];&quot;, &quot;;[.C291];&quot;, '&quot;;[.D291];&quot; &quot;;[.E291];&quot;', '&quot;;[.F291];&quot; &quot;;[.G291];&quot;', '&quot;; [.H291]; &quot;'&quot;; [.I291];&quot;', '&quot;;[.J291];&quot;', '&quot;;[.K291];&quot;', &quot;;[.L291]; &quot;), &quot;)" office:value-type="string" office:string-value="(95368678, 2020290, 46489, 'Patrice Bryanty', 'Eixenberger Rabbage', 'brabbagepv@hud.gov'https://librenoticias.com/wp-content/uploads/2020/08/default-user-image.png', '590-274-258', '37985 Schlimgen Point', 775), " calcext:value-type="string">
            <text:p>(95368678, 2020290, 46489, 'Patrice Bryanty', 'Eixenberger Rabbage', 'brabbagepv@hud.gov'https://librenoticias.com/wp-content/uploads/2020/08/default-user-image.png', '590-274-258', '37985 Schlimgen Point', 77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1131956" calcext:value-type="float">
            <text:p>21131956</text:p>
          </table:table-cell>
          <table:table-cell office:value-type="float" office:value="2020291" calcext:value-type="float">
            <text:p>2020291</text:p>
          </table:table-cell>
          <table:table-cell table:formula="of:=RANDBETWEEN(1000; 99999)" office:value-type="float" office:value="24294" calcext:value-type="float">
            <text:p>24294</text:p>
          </table:table-cell>
          <table:table-cell office:value-type="string" calcext:value-type="string">
            <text:p>Swen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Elgy</text:p>
          </table:table-cell>
          <table:table-cell office:value-type="string" calcext:value-type="string">
            <text:p>Kubica</text:p>
          </table:table-cell>
          <table:table-cell office:value-type="string" calcext:value-type="string">
            <text:p>rkubicarr@angelfir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35-530-410</text:p>
          </table:table-cell>
          <table:table-cell office:value-type="string" calcext:value-type="string">
            <text:p>47843 Eliot Point</text:p>
          </table:table-cell>
          <table:table-cell table:formula="of:=RANDBETWEEN(1;1833)" office:value-type="float" office:value="425" calcext:value-type="float">
            <text:p>425</text:p>
          </table:table-cell>
          <table:table-cell/>
          <table:table-cell table:formula="of:=CONCATENATE(&quot;(&quot;;[.A292];&quot;, &quot;;[.B292];&quot;, &quot;;[.C292];&quot;, '&quot;;[.D292];&quot; &quot;;[.E292];&quot;', '&quot;;[.F292];&quot; &quot;;[.G292];&quot;', '&quot;; [.H292]; &quot;'&quot;; [.I292];&quot;', '&quot;;[.J292];&quot;', '&quot;;[.K292];&quot;', &quot;;[.L292]; &quot;), &quot;)" office:value-type="string" office:string-value="(21131956, 2020291, 24294, 'Swen Reid', 'Elgy Kubica', 'rkubicarr@angelfire.com'https://librenoticias.com/wp-content/uploads/2020/08/default-user-image.png', '535-530-410', '47843 Eliot Point', 425), " calcext:value-type="string">
            <text:p>(21131956, 2020291, 24294, 'Swen Reid', 'Elgy Kubica', 'rkubicarr@angelfire.com'https://librenoticias.com/wp-content/uploads/2020/08/default-user-image.png', '535-530-410', '47843 Eliot Point', 42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6470418" calcext:value-type="float">
            <text:p>86470418</text:p>
          </table:table-cell>
          <table:table-cell office:value-type="float" office:value="2020292" calcext:value-type="float">
            <text:p>2020292</text:p>
          </table:table-cell>
          <table:table-cell table:formula="of:=RANDBETWEEN(1000; 99999)" office:value-type="float" office:value="92299" calcext:value-type="float">
            <text:p>92299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Wye</text:p>
          </table:table-cell>
          <table:table-cell office:value-type="string" calcext:value-type="string">
            <text:p>Ellington</text:p>
          </table:table-cell>
          <table:table-cell office:value-type="string" calcext:value-type="string">
            <text:p>Sproat</text:p>
          </table:table-cell>
          <table:table-cell office:value-type="string" calcext:value-type="string">
            <text:p>wsproat5x@comcast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04-573-892</text:p>
          </table:table-cell>
          <table:table-cell office:value-type="string" calcext:value-type="string">
            <text:p>1 Paget Court</text:p>
          </table:table-cell>
          <table:table-cell table:formula="of:=RANDBETWEEN(1;1833)" office:value-type="float" office:value="841" calcext:value-type="float">
            <text:p>841</text:p>
          </table:table-cell>
          <table:table-cell/>
          <table:table-cell table:formula="of:=CONCATENATE(&quot;(&quot;;[.A293];&quot;, &quot;;[.B293];&quot;, &quot;;[.C293];&quot;, '&quot;;[.D293];&quot; &quot;;[.E293];&quot;', '&quot;;[.F293];&quot; &quot;;[.G293];&quot;', '&quot;; [.H293]; &quot;'&quot;; [.I293];&quot;', '&quot;;[.J293];&quot;', '&quot;;[.K293];&quot;', &quot;;[.L293]; &quot;), &quot;)" office:value-type="string" office:string-value="(86470418, 2020292, 92299, 'Land Wye', 'Ellington Sproat', 'wsproat5x@comcast.net'https://librenoticias.com/wp-content/uploads/2020/08/default-user-image.png', '904-573-892', '1 Paget Court', 841), " calcext:value-type="string">
            <text:p>(86470418, 2020292, 92299, 'Land Wye', 'Ellington Sproat', 'wsproat5x@comcast.net'https://librenoticias.com/wp-content/uploads/2020/08/default-user-image.png', '904-573-892', '1 Paget Court', 84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3265308" calcext:value-type="float">
            <text:p>53265308</text:p>
          </table:table-cell>
          <table:table-cell office:value-type="float" office:value="2020293" calcext:value-type="float">
            <text:p>2020293</text:p>
          </table:table-cell>
          <table:table-cell table:formula="of:=RANDBETWEEN(1000; 99999)" office:value-type="float" office:value="13460" calcext:value-type="float">
            <text:p>13460</text:p>
          </table:table-cell>
          <table:table-cell office:value-type="string" calcext:value-type="string">
            <text:p>Ximenez</text:p>
          </table:table-cell>
          <table:table-cell office:value-type="string" calcext:value-type="string">
            <text:p>Nevil</text:p>
          </table:table-cell>
          <table:table-cell office:value-type="string" calcext:value-type="string">
            <text:p>Ellson</text:p>
          </table:table-cell>
          <table:table-cell office:value-type="string" calcext:value-type="string">
            <text:p>Geerdts</text:p>
          </table:table-cell>
          <table:table-cell office:value-type="string" calcext:value-type="string">
            <text:p>ngeerdts9c@people.com.cn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62-404-203</text:p>
          </table:table-cell>
          <table:table-cell office:value-type="string" calcext:value-type="string">
            <text:p>732 Express Crossing</text:p>
          </table:table-cell>
          <table:table-cell table:formula="of:=RANDBETWEEN(1;1833)" office:value-type="float" office:value="411" calcext:value-type="float">
            <text:p>411</text:p>
          </table:table-cell>
          <table:table-cell/>
          <table:table-cell table:formula="of:=CONCATENATE(&quot;(&quot;;[.A294];&quot;, &quot;;[.B294];&quot;, &quot;;[.C294];&quot;, '&quot;;[.D294];&quot; &quot;;[.E294];&quot;', '&quot;;[.F294];&quot; &quot;;[.G294];&quot;', '&quot;; [.H294]; &quot;'&quot;; [.I294];&quot;', '&quot;;[.J294];&quot;', '&quot;;[.K294];&quot;', &quot;;[.L294]; &quot;), &quot;)" office:value-type="string" office:string-value="(53265308, 2020293, 13460, 'Ximenez Nevil', 'Ellson Geerdts', 'ngeerdts9c@people.com.cn'https://librenoticias.com/wp-content/uploads/2020/08/default-user-image.png', '862-404-203', '732 Express Crossing', 411), " calcext:value-type="string">
            <text:p>(53265308, 2020293, 13460, 'Ximenez Nevil', 'Ellson Geerdts', 'ngeerdts9c@people.com.cn'https://librenoticias.com/wp-content/uploads/2020/08/default-user-image.png', '862-404-203', '732 Express Crossing', 41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4911271" calcext:value-type="float">
            <text:p>94911271</text:p>
          </table:table-cell>
          <table:table-cell office:value-type="float" office:value="2020294" calcext:value-type="float">
            <text:p>2020294</text:p>
          </table:table-cell>
          <table:table-cell table:formula="of:=RANDBETWEEN(1000; 99999)" office:value-type="float" office:value="45996" calcext:value-type="float">
            <text:p>45996</text:p>
          </table:table-cell>
          <table:table-cell office:value-type="string" calcext:value-type="string">
            <text:p>Papageno</text:p>
          </table:table-cell>
          <table:table-cell office:value-type="string" calcext:value-type="string">
            <text:p>Boonie</text:p>
          </table:table-cell>
          <table:table-cell office:value-type="string" calcext:value-type="string">
            <text:p>Emblen</text:p>
          </table:table-cell>
          <table:table-cell office:value-type="string" calcext:value-type="string">
            <text:p>Rothery</text:p>
          </table:table-cell>
          <table:table-cell office:value-type="string" calcext:value-type="string">
            <text:p>brothery7p@yelp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69-766-226</text:p>
          </table:table-cell>
          <table:table-cell office:value-type="string" calcext:value-type="string">
            <text:p>6404 North Trail</text:p>
          </table:table-cell>
          <table:table-cell table:formula="of:=RANDBETWEEN(1;1833)" office:value-type="float" office:value="287" calcext:value-type="float">
            <text:p>287</text:p>
          </table:table-cell>
          <table:table-cell/>
          <table:table-cell table:formula="of:=CONCATENATE(&quot;(&quot;;[.A295];&quot;, &quot;;[.B295];&quot;, &quot;;[.C295];&quot;, '&quot;;[.D295];&quot; &quot;;[.E295];&quot;', '&quot;;[.F295];&quot; &quot;;[.G295];&quot;', '&quot;; [.H295]; &quot;'&quot;; [.I295];&quot;', '&quot;;[.J295];&quot;', '&quot;;[.K295];&quot;', &quot;;[.L295]; &quot;), &quot;)" office:value-type="string" office:string-value="(94911271, 2020294, 45996, 'Papageno Boonie', 'Emblen Rothery', 'brothery7p@yelp.com'https://librenoticias.com/wp-content/uploads/2020/08/default-user-image.png', '569-766-226', '6404 North Trail', 287), " calcext:value-type="string">
            <text:p>(94911271, 2020294, 45996, 'Papageno Boonie', 'Emblen Rothery', 'brothery7p@yelp.com'https://librenoticias.com/wp-content/uploads/2020/08/default-user-image.png', '569-766-226', '6404 North Trail', 28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4798807" calcext:value-type="float">
            <text:p>14798807</text:p>
          </table:table-cell>
          <table:table-cell office:value-type="float" office:value="2020295" calcext:value-type="float">
            <text:p>2020295</text:p>
          </table:table-cell>
          <table:table-cell table:formula="of:=RANDBETWEEN(1000; 99999)" office:value-type="float" office:value="72484" calcext:value-type="float">
            <text:p>72484</text:p>
          </table:table-cell>
          <table:table-cell office:value-type="string" calcext:value-type="string">
            <text:p>Dorie</text:p>
          </table:table-cell>
          <table:table-cell office:value-type="string" calcext:value-type="string">
            <text:p>Antin</text:p>
          </table:table-cell>
          <table:table-cell office:value-type="string" calcext:value-type="string">
            <text:p>Empson</text:p>
          </table:table-cell>
          <table:table-cell office:value-type="string" calcext:value-type="string">
            <text:p>Nafzger</text:p>
          </table:table-cell>
          <table:table-cell office:value-type="string" calcext:value-type="string">
            <text:p>anafzgerdw@jimd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82-120-725</text:p>
          </table:table-cell>
          <table:table-cell office:value-type="string" calcext:value-type="string">
            <text:p>8321 Ryan Way</text:p>
          </table:table-cell>
          <table:table-cell table:formula="of:=RANDBETWEEN(1;1833)" office:value-type="float" office:value="233" calcext:value-type="float">
            <text:p>233</text:p>
          </table:table-cell>
          <table:table-cell/>
          <table:table-cell table:formula="of:=CONCATENATE(&quot;(&quot;;[.A296];&quot;, &quot;;[.B296];&quot;, &quot;;[.C296];&quot;, '&quot;;[.D296];&quot; &quot;;[.E296];&quot;', '&quot;;[.F296];&quot; &quot;;[.G296];&quot;', '&quot;; [.H296]; &quot;'&quot;; [.I296];&quot;', '&quot;;[.J296];&quot;', '&quot;;[.K296];&quot;', &quot;;[.L296]; &quot;), &quot;)" office:value-type="string" office:string-value="(14798807, 2020295, 72484, 'Dorie Antin', 'Empson Nafzger', 'anafzgerdw@jimdo.com'https://librenoticias.com/wp-content/uploads/2020/08/default-user-image.png', '682-120-725', '8321 Ryan Way', 233), " calcext:value-type="string">
            <text:p>(14798807, 2020295, 72484, 'Dorie Antin', 'Empson Nafzger', 'anafzgerdw@jimdo.com'https://librenoticias.com/wp-content/uploads/2020/08/default-user-image.png', '682-120-725', '8321 Ryan Way', 23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6497782" calcext:value-type="float">
            <text:p>76497782</text:p>
          </table:table-cell>
          <table:table-cell office:value-type="float" office:value="2020296" calcext:value-type="float">
            <text:p>2020296</text:p>
          </table:table-cell>
          <table:table-cell table:formula="of:=RANDBETWEEN(1000; 99999)" office:value-type="float" office:value="34725" calcext:value-type="float">
            <text:p>34725</text:p>
          </table:table-cell>
          <table:table-cell office:value-type="string" calcext:value-type="string">
            <text:p>Jaclin</text:p>
          </table:table-cell>
          <table:table-cell office:value-type="string" calcext:value-type="string">
            <text:p>Auroora</text:p>
          </table:table-cell>
          <table:table-cell office:value-type="string" calcext:value-type="string">
            <text:p>Emptage</text:p>
          </table:table-cell>
          <table:table-cell office:value-type="string" calcext:value-type="string">
            <text:p>Storton</text:p>
          </table:table-cell>
          <table:table-cell office:value-type="string" calcext:value-type="string">
            <text:p>astortonnc@hexu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43-720-825</text:p>
          </table:table-cell>
          <table:table-cell office:value-type="string" calcext:value-type="string">
            <text:p>29637 Hudson Pass</text:p>
          </table:table-cell>
          <table:table-cell table:formula="of:=RANDBETWEEN(1;1833)" office:value-type="float" office:value="1206" calcext:value-type="float">
            <text:p>1206</text:p>
          </table:table-cell>
          <table:table-cell/>
          <table:table-cell table:formula="of:=CONCATENATE(&quot;(&quot;;[.A297];&quot;, &quot;;[.B297];&quot;, &quot;;[.C297];&quot;, '&quot;;[.D297];&quot; &quot;;[.E297];&quot;', '&quot;;[.F297];&quot; &quot;;[.G297];&quot;', '&quot;; [.H297]; &quot;'&quot;; [.I297];&quot;', '&quot;;[.J297];&quot;', '&quot;;[.K297];&quot;', &quot;;[.L297]; &quot;), &quot;)" office:value-type="string" office:string-value="(76497782, 2020296, 34725, 'Jaclin Auroora', 'Emptage Storton', 'astortonnc@hexun.com'https://librenoticias.com/wp-content/uploads/2020/08/default-user-image.png', '743-720-825', '29637 Hudson Pass', 1206), " calcext:value-type="string">
            <text:p>(76497782, 2020296, 34725, 'Jaclin Auroora', 'Emptage Storton', 'astortonnc@hexun.com'https://librenoticias.com/wp-content/uploads/2020/08/default-user-image.png', '743-720-825', '29637 Hudson Pass', 120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1185459" calcext:value-type="float">
            <text:p>41185459</text:p>
          </table:table-cell>
          <table:table-cell office:value-type="float" office:value="2020297" calcext:value-type="float">
            <text:p>2020297</text:p>
          </table:table-cell>
          <table:table-cell table:formula="of:=RANDBETWEEN(1000; 99999)" office:value-type="float" office:value="25701" calcext:value-type="float">
            <text:p>25701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Endicott</text:p>
          </table:table-cell>
          <table:table-cell office:value-type="string" calcext:value-type="string">
            <text:p>Duff</text:p>
          </table:table-cell>
          <table:table-cell office:value-type="string" calcext:value-type="string">
            <text:p>gduffr5@answer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22-762-397</text:p>
          </table:table-cell>
          <table:table-cell office:value-type="string" calcext:value-type="string">
            <text:p>85 Clove Place</text:p>
          </table:table-cell>
          <table:table-cell table:formula="of:=RANDBETWEEN(1;1833)" office:value-type="float" office:value="1810" calcext:value-type="float">
            <text:p>1810</text:p>
          </table:table-cell>
          <table:table-cell/>
          <table:table-cell table:formula="of:=CONCATENATE(&quot;(&quot;;[.A298];&quot;, &quot;;[.B298];&quot;, &quot;;[.C298];&quot;, '&quot;;[.D298];&quot; &quot;;[.E298];&quot;', '&quot;;[.F298];&quot; &quot;;[.G298];&quot;', '&quot;; [.H298]; &quot;'&quot;; [.I298];&quot;', '&quot;;[.J298];&quot;', '&quot;;[.K298];&quot;', &quot;;[.L298]; &quot;), &quot;)" office:value-type="string" office:string-value="(41185459, 2020297, 25701, 'Dunc Giovanni', 'Endicott Duff', 'gduffr5@answers.com'https://librenoticias.com/wp-content/uploads/2020/08/default-user-image.png', '622-762-397', '85 Clove Place', 1810), " calcext:value-type="string">
            <text:p>(41185459, 2020297, 25701, 'Dunc Giovanni', 'Endicott Duff', 'gduffr5@answers.com'https://librenoticias.com/wp-content/uploads/2020/08/default-user-image.png', '622-762-397', '85 Clove Place', 181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1116027" calcext:value-type="float">
            <text:p>11116027</text:p>
          </table:table-cell>
          <table:table-cell office:value-type="float" office:value="2020298" calcext:value-type="float">
            <text:p>2020298</text:p>
          </table:table-cell>
          <table:table-cell table:formula="of:=RANDBETWEEN(1000; 99999)" office:value-type="float" office:value="10837" calcext:value-type="float">
            <text:p>10837</text:p>
          </table:table-cell>
          <table:table-cell office:value-type="string" calcext:value-type="string">
            <text:p>Onfroi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Lavell</text:p>
          </table:table-cell>
          <table:table-cell office:value-type="string" calcext:value-type="string">
            <text:p>alavelljf@tops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94-402-724</text:p>
          </table:table-cell>
          <table:table-cell office:value-type="string" calcext:value-type="string">
            <text:p>2627 Derek Street</text:p>
          </table:table-cell>
          <table:table-cell table:formula="of:=RANDBETWEEN(1;1833)" office:value-type="float" office:value="482" calcext:value-type="float">
            <text:p>482</text:p>
          </table:table-cell>
          <table:table-cell/>
          <table:table-cell table:formula="of:=CONCATENATE(&quot;(&quot;;[.A299];&quot;, &quot;;[.B299];&quot;, &quot;;[.C299];&quot;, '&quot;;[.D299];&quot; &quot;;[.E299];&quot;', '&quot;;[.F299];&quot; &quot;;[.G299];&quot;', '&quot;; [.H299]; &quot;'&quot;; [.I299];&quot;', '&quot;;[.J299];&quot;', '&quot;;[.K299];&quot;', &quot;;[.L299]; &quot;), &quot;)" office:value-type="string" office:string-value="(11116027, 2020298, 10837, 'Onfroi Antoni', 'Erie Lavell', 'alavelljf@topsy.com'https://librenoticias.com/wp-content/uploads/2020/08/default-user-image.png', '694-402-724', '2627 Derek Street', 482), " calcext:value-type="string">
            <text:p>(11116027, 2020298, 10837, 'Onfroi Antoni', 'Erie Lavell', 'alavelljf@topsy.com'https://librenoticias.com/wp-content/uploads/2020/08/default-user-image.png', '694-402-724', '2627 Derek Street', 48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5352847" calcext:value-type="float">
            <text:p>95352847</text:p>
          </table:table-cell>
          <table:table-cell office:value-type="float" office:value="2020299" calcext:value-type="float">
            <text:p>2020299</text:p>
          </table:table-cell>
          <table:table-cell table:formula="of:=RANDBETWEEN(1000; 99999)" office:value-type="float" office:value="18355" calcext:value-type="float">
            <text:p>18355</text:p>
          </table:table-cell>
          <table:table-cell office:value-type="string" calcext:value-type="string">
            <text:p>Carlyle</text:p>
          </table:table-cell>
          <table:table-cell office:value-type="string" calcext:value-type="string">
            <text:p>Merv</text:p>
          </table:table-cell>
          <table:table-cell office:value-type="string" calcext:value-type="string">
            <text:p>Esmonde</text:p>
          </table:table-cell>
          <table:table-cell office:value-type="string" calcext:value-type="string">
            <text:p>Barkhouse</text:p>
          </table:table-cell>
          <table:table-cell office:value-type="string" calcext:value-type="string">
            <text:p>mbarkhouseiv@ifen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63-538-568</text:p>
          </table:table-cell>
          <table:table-cell office:value-type="string" calcext:value-type="string">
            <text:p>1 Hollow Ridge Place</text:p>
          </table:table-cell>
          <table:table-cell table:formula="of:=RANDBETWEEN(1;1833)" office:value-type="float" office:value="1344" calcext:value-type="float">
            <text:p>1344</text:p>
          </table:table-cell>
          <table:table-cell/>
          <table:table-cell table:formula="of:=CONCATENATE(&quot;(&quot;;[.A300];&quot;, &quot;;[.B300];&quot;, &quot;;[.C300];&quot;, '&quot;;[.D300];&quot; &quot;;[.E300];&quot;', '&quot;;[.F300];&quot; &quot;;[.G300];&quot;', '&quot;; [.H300]; &quot;'&quot;; [.I300];&quot;', '&quot;;[.J300];&quot;', '&quot;;[.K300];&quot;', &quot;;[.L300]; &quot;), &quot;)" office:value-type="string" office:string-value="(95352847, 2020299, 18355, 'Carlyle Merv', 'Esmonde Barkhouse', 'mbarkhouseiv@ifeng.com'https://librenoticias.com/wp-content/uploads/2020/08/default-user-image.png', '863-538-568', '1 Hollow Ridge Place', 1344), " calcext:value-type="string">
            <text:p>(95352847, 2020299, 18355, 'Carlyle Merv', 'Esmonde Barkhouse', 'mbarkhouseiv@ifeng.com'https://librenoticias.com/wp-content/uploads/2020/08/default-user-image.png', '863-538-568', '1 Hollow Ridge Place', 134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6148905" calcext:value-type="float">
            <text:p>56148905</text:p>
          </table:table-cell>
          <table:table-cell office:value-type="float" office:value="2020300" calcext:value-type="float">
            <text:p>2020300</text:p>
          </table:table-cell>
          <table:table-cell table:formula="of:=RANDBETWEEN(1000; 99999)" office:value-type="float" office:value="30269" calcext:value-type="float">
            <text:p>30269</text:p>
          </table:table-cell>
          <table:table-cell office:value-type="string" calcext:value-type="string">
            <text:p>Lyell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Essery</text:p>
          </table:table-cell>
          <table:table-cell office:value-type="string" calcext:value-type="string">
            <text:p>Lovitt</text:p>
          </table:table-cell>
          <table:table-cell office:value-type="string" calcext:value-type="string">
            <text:p>mlovitt20@e-recht24.d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74-549-780</text:p>
          </table:table-cell>
          <table:table-cell office:value-type="string" calcext:value-type="string">
            <text:p>0209 Lindbergh Park</text:p>
          </table:table-cell>
          <table:table-cell table:formula="of:=RANDBETWEEN(1;1833)" office:value-type="float" office:value="1196" calcext:value-type="float">
            <text:p>1196</text:p>
          </table:table-cell>
          <table:table-cell/>
          <table:table-cell table:formula="of:=CONCATENATE(&quot;(&quot;;[.A301];&quot;, &quot;;[.B301];&quot;, &quot;;[.C301];&quot;, '&quot;;[.D301];&quot; &quot;;[.E301];&quot;', '&quot;;[.F301];&quot; &quot;;[.G301];&quot;', '&quot;; [.H301]; &quot;'&quot;; [.I301];&quot;', '&quot;;[.J301];&quot;', '&quot;;[.K301];&quot;', &quot;;[.L301]; &quot;), &quot;)" office:value-type="string" office:string-value="(56148905, 2020300, 30269, 'Lyell Maximilian', 'Essery Lovitt', 'mlovitt20@e-recht24.de'https://librenoticias.com/wp-content/uploads/2020/08/default-user-image.png', '574-549-780', '0209 Lindbergh Park', 1196), " calcext:value-type="string">
            <text:p>(56148905, 2020300, 30269, 'Lyell Maximilian', 'Essery Lovitt', 'mlovitt20@e-recht24.de'https://librenoticias.com/wp-content/uploads/2020/08/default-user-image.png', '574-549-780', '0209 Lindbergh Park', 119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2918440" calcext:value-type="float">
            <text:p>72918440</text:p>
          </table:table-cell>
          <table:table-cell office:value-type="float" office:value="2020301" calcext:value-type="float">
            <text:p>2020301</text:p>
          </table:table-cell>
          <table:table-cell table:formula="of:=RANDBETWEEN(1000; 99999)" office:value-type="float" office:value="62316" calcext:value-type="float">
            <text:p>62316</text:p>
          </table:table-cell>
          <table:table-cell office:value-type="string" calcext:value-type="string">
            <text:p>Clyve</text:p>
          </table:table-cell>
          <table:table-cell office:value-type="string" calcext:value-type="string">
            <text:p>Neale</text:p>
          </table:table-cell>
          <table:table-cell office:value-type="string" calcext:value-type="string">
            <text:p>Etchingham</text:p>
          </table:table-cell>
          <table:table-cell office:value-type="string" calcext:value-type="string">
            <text:p>Beviss</text:p>
          </table:table-cell>
          <table:table-cell office:value-type="string" calcext:value-type="string">
            <text:p>nbevissrf@4share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68-323-591</text:p>
          </table:table-cell>
          <table:table-cell office:value-type="string" calcext:value-type="string">
            <text:p>77 Delladonna Junction</text:p>
          </table:table-cell>
          <table:table-cell table:formula="of:=RANDBETWEEN(1;1833)" office:value-type="float" office:value="111" calcext:value-type="float">
            <text:p>111</text:p>
          </table:table-cell>
          <table:table-cell/>
          <table:table-cell table:formula="of:=CONCATENATE(&quot;(&quot;;[.A302];&quot;, &quot;;[.B302];&quot;, &quot;;[.C302];&quot;, '&quot;;[.D302];&quot; &quot;;[.E302];&quot;', '&quot;;[.F302];&quot; &quot;;[.G302];&quot;', '&quot;; [.H302]; &quot;'&quot;; [.I302];&quot;', '&quot;;[.J302];&quot;', '&quot;;[.K302];&quot;', &quot;;[.L302]; &quot;), &quot;)" office:value-type="string" office:string-value="(72918440, 2020301, 62316, 'Clyve Neale', 'Etchingham Beviss', 'nbevissrf@4shared.com'https://librenoticias.com/wp-content/uploads/2020/08/default-user-image.png', '268-323-591', '77 Delladonna Junction', 111), " calcext:value-type="string">
            <text:p>(72918440, 2020301, 62316, 'Clyve Neale', 'Etchingham Beviss', 'nbevissrf@4shared.com'https://librenoticias.com/wp-content/uploads/2020/08/default-user-image.png', '268-323-591', '77 Delladonna Junction', 11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4743231" calcext:value-type="float">
            <text:p>64743231</text:p>
          </table:table-cell>
          <table:table-cell office:value-type="float" office:value="2020302" calcext:value-type="float">
            <text:p>2020302</text:p>
          </table:table-cell>
          <table:table-cell table:formula="of:=RANDBETWEEN(1000; 99999)" office:value-type="float" office:value="61894" calcext:value-type="float">
            <text:p>61894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Margarita</text:p>
          </table:table-cell>
          <table:table-cell office:value-type="string" calcext:value-type="string">
            <text:p>Etherson</text:p>
          </table:table-cell>
          <table:table-cell office:value-type="string" calcext:value-type="string">
            <text:p>Curro</text:p>
          </table:table-cell>
          <table:table-cell office:value-type="string" calcext:value-type="string">
            <text:p>mcurro7g@auda.org.a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35-376-212</text:p>
          </table:table-cell>
          <table:table-cell office:value-type="string" calcext:value-type="string">
            <text:p>33383 Iowa Way</text:p>
          </table:table-cell>
          <table:table-cell table:formula="of:=RANDBETWEEN(1;1833)" office:value-type="float" office:value="1588" calcext:value-type="float">
            <text:p>1588</text:p>
          </table:table-cell>
          <table:table-cell/>
          <table:table-cell table:formula="of:=CONCATENATE(&quot;(&quot;;[.A303];&quot;, &quot;;[.B303];&quot;, &quot;;[.C303];&quot;, '&quot;;[.D303];&quot; &quot;;[.E303];&quot;', '&quot;;[.F303];&quot; &quot;;[.G303];&quot;', '&quot;; [.H303]; &quot;'&quot;; [.I303];&quot;', '&quot;;[.J303];&quot;', '&quot;;[.K303];&quot;', &quot;;[.L303]; &quot;), &quot;)" office:value-type="string" office:string-value="(64743231, 2020302, 61894, 'Vanessa Margarita', 'Etherson Curro', 'mcurro7g@auda.org.au'https://librenoticias.com/wp-content/uploads/2020/08/default-user-image.png', '735-376-212', '33383 Iowa Way', 1588), " calcext:value-type="string">
            <text:p>(64743231, 2020302, 61894, 'Vanessa Margarita', 'Etherson Curro', 'mcurro7g@auda.org.au'https://librenoticias.com/wp-content/uploads/2020/08/default-user-image.png', '735-376-212', '33383 Iowa Way', 158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9697388" calcext:value-type="float">
            <text:p>29697388</text:p>
          </table:table-cell>
          <table:table-cell office:value-type="float" office:value="2020303" calcext:value-type="float">
            <text:p>2020303</text:p>
          </table:table-cell>
          <table:table-cell table:formula="of:=RANDBETWEEN(1000; 99999)" office:value-type="float" office:value="82796" calcext:value-type="float">
            <text:p>82796</text:p>
          </table:table-cell>
          <table:table-cell office:value-type="string" calcext:value-type="string">
            <text:p>Willamina</text:p>
          </table:table-cell>
          <table:table-cell office:value-type="string" calcext:value-type="string">
            <text:p>Simonne</text:p>
          </table:table-cell>
          <table:table-cell office:value-type="string" calcext:value-type="string">
            <text:p>Evennett</text:p>
          </table:table-cell>
          <table:table-cell office:value-type="string" calcext:value-type="string">
            <text:p>Housecroft</text:p>
          </table:table-cell>
          <table:table-cell office:value-type="string" calcext:value-type="string">
            <text:p>shousecroftar@twitpi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57-877-230</text:p>
          </table:table-cell>
          <table:table-cell office:value-type="string" calcext:value-type="string">
            <text:p>2 Green Ridge Point</text:p>
          </table:table-cell>
          <table:table-cell table:formula="of:=RANDBETWEEN(1;1833)" office:value-type="float" office:value="201" calcext:value-type="float">
            <text:p>201</text:p>
          </table:table-cell>
          <table:table-cell/>
          <table:table-cell table:formula="of:=CONCATENATE(&quot;(&quot;;[.A304];&quot;, &quot;;[.B304];&quot;, &quot;;[.C304];&quot;, '&quot;;[.D304];&quot; &quot;;[.E304];&quot;', '&quot;;[.F304];&quot; &quot;;[.G304];&quot;', '&quot;; [.H304]; &quot;'&quot;; [.I304];&quot;', '&quot;;[.J304];&quot;', '&quot;;[.K304];&quot;', &quot;;[.L304]; &quot;), &quot;)" office:value-type="string" office:string-value="(29697388, 2020303, 82796, 'Willamina Simonne', 'Evennett Housecroft', 'shousecroftar@twitpic.com'https://librenoticias.com/wp-content/uploads/2020/08/default-user-image.png', '657-877-230', '2 Green Ridge Point', 201), " calcext:value-type="string">
            <text:p>(29697388, 2020303, 82796, 'Willamina Simonne', 'Evennett Housecroft', 'shousecroftar@twitpic.com'https://librenoticias.com/wp-content/uploads/2020/08/default-user-image.png', '657-877-230', '2 Green Ridge Point', 20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0295312" calcext:value-type="float">
            <text:p>70295312</text:p>
          </table:table-cell>
          <table:table-cell office:value-type="float" office:value="2020304" calcext:value-type="float">
            <text:p>2020304</text:p>
          </table:table-cell>
          <table:table-cell table:formula="of:=RANDBETWEEN(1000; 99999)" office:value-type="float" office:value="9358" calcext:value-type="float">
            <text:p>9358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Aldous</text:p>
          </table:table-cell>
          <table:table-cell office:value-type="string" calcext:value-type="string">
            <text:p>Eversfield</text:p>
          </table:table-cell>
          <table:table-cell office:value-type="string" calcext:value-type="string">
            <text:p>Ilewicz</text:p>
          </table:table-cell>
          <table:table-cell office:value-type="string" calcext:value-type="string">
            <text:p>ailewicz3s@amazon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42-667-718</text:p>
          </table:table-cell>
          <table:table-cell office:value-type="string" calcext:value-type="string">
            <text:p>8 Laurel Terrace</text:p>
          </table:table-cell>
          <table:table-cell table:formula="of:=RANDBETWEEN(1;1833)" office:value-type="float" office:value="135" calcext:value-type="float">
            <text:p>135</text:p>
          </table:table-cell>
          <table:table-cell/>
          <table:table-cell table:formula="of:=CONCATENATE(&quot;(&quot;;[.A305];&quot;, &quot;;[.B305];&quot;, &quot;;[.C305];&quot;, '&quot;;[.D305];&quot; &quot;;[.E305];&quot;', '&quot;;[.F305];&quot; &quot;;[.G305];&quot;', '&quot;; [.H305]; &quot;'&quot;; [.I305];&quot;', '&quot;;[.J305];&quot;', '&quot;;[.K305];&quot;', &quot;;[.L305]; &quot;), &quot;)" office:value-type="string" office:string-value="(70295312, 2020304, 9358, 'Marcelo Aldous', 'Eversfield Ilewicz', 'ailewicz3s@amazon.co.uk'https://librenoticias.com/wp-content/uploads/2020/08/default-user-image.png', '542-667-718', '8 Laurel Terrace', 135), " calcext:value-type="string">
            <text:p>(70295312, 2020304, 9358, 'Marcelo Aldous', 'Eversfield Ilewicz', 'ailewicz3s@amazon.co.uk'https://librenoticias.com/wp-content/uploads/2020/08/default-user-image.png', '542-667-718', '8 Laurel Terrace', 13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2940140" calcext:value-type="float">
            <text:p>92940140</text:p>
          </table:table-cell>
          <table:table-cell office:value-type="float" office:value="2020305" calcext:value-type="float">
            <text:p>2020305</text:p>
          </table:table-cell>
          <table:table-cell table:formula="of:=RANDBETWEEN(1000; 99999)" office:value-type="float" office:value="44526" calcext:value-type="float">
            <text:p>44526</text:p>
          </table:table-cell>
          <table:table-cell office:value-type="string" calcext:value-type="string">
            <text:p>Enrica</text:p>
          </table:table-cell>
          <table:table-cell office:value-type="string" calcext:value-type="string">
            <text:p>Mela</text:p>
          </table:table-cell>
          <table:table-cell office:value-type="string" calcext:value-type="string">
            <text:p>Evitt</text:p>
          </table:table-cell>
          <table:table-cell office:value-type="string" calcext:value-type="string">
            <text:p>Tabbernor</text:p>
          </table:table-cell>
          <table:table-cell office:value-type="string" calcext:value-type="string">
            <text:p>mtabbernorp9@flavors.m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01-100-595</text:p>
          </table:table-cell>
          <table:table-cell office:value-type="string" calcext:value-type="string">
            <text:p>9501 Pond Lane</text:p>
          </table:table-cell>
          <table:table-cell table:formula="of:=RANDBETWEEN(1;1833)" office:value-type="float" office:value="1445" calcext:value-type="float">
            <text:p>1445</text:p>
          </table:table-cell>
          <table:table-cell/>
          <table:table-cell table:formula="of:=CONCATENATE(&quot;(&quot;;[.A306];&quot;, &quot;;[.B306];&quot;, &quot;;[.C306];&quot;, '&quot;;[.D306];&quot; &quot;;[.E306];&quot;', '&quot;;[.F306];&quot; &quot;;[.G306];&quot;', '&quot;; [.H306]; &quot;'&quot;; [.I306];&quot;', '&quot;;[.J306];&quot;', '&quot;;[.K306];&quot;', &quot;;[.L306]; &quot;), &quot;)" office:value-type="string" office:string-value="(92940140, 2020305, 44526, 'Enrica Mela', 'Evitt Tabbernor', 'mtabbernorp9@flavors.me'https://librenoticias.com/wp-content/uploads/2020/08/default-user-image.png', '801-100-595', '9501 Pond Lane', 1445), " calcext:value-type="string">
            <text:p>(92940140, 2020305, 44526, 'Enrica Mela', 'Evitt Tabbernor', 'mtabbernorp9@flavors.me'https://librenoticias.com/wp-content/uploads/2020/08/default-user-image.png', '801-100-595', '9501 Pond Lane', 144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7549507" calcext:value-type="float">
            <text:p>47549507</text:p>
          </table:table-cell>
          <table:table-cell office:value-type="float" office:value="2020306" calcext:value-type="float">
            <text:p>2020306</text:p>
          </table:table-cell>
          <table:table-cell table:formula="of:=RANDBETWEEN(1000; 99999)" office:value-type="float" office:value="94754" calcext:value-type="float">
            <text:p>94754</text:p>
          </table:table-cell>
          <table:table-cell office:value-type="string" calcext:value-type="string">
            <text:p>Abrahan</text:p>
          </table:table-cell>
          <table:table-cell office:value-type="string" calcext:value-type="string">
            <text:p>Rollie</text:p>
          </table:table-cell>
          <table:table-cell office:value-type="string" calcext:value-type="string">
            <text:p>Faloon</text:p>
          </table:table-cell>
          <table:table-cell office:value-type="string" calcext:value-type="string">
            <text:p>Krolak</text:p>
          </table:table-cell>
          <table:table-cell office:value-type="string" calcext:value-type="string">
            <text:p>rkrolaka0@gov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98-820-297</text:p>
          </table:table-cell>
          <table:table-cell office:value-type="string" calcext:value-type="string">
            <text:p>94191 Dayton Point</text:p>
          </table:table-cell>
          <table:table-cell table:formula="of:=RANDBETWEEN(1;1833)" office:value-type="float" office:value="1820" calcext:value-type="float">
            <text:p>1820</text:p>
          </table:table-cell>
          <table:table-cell/>
          <table:table-cell table:formula="of:=CONCATENATE(&quot;(&quot;;[.A307];&quot;, &quot;;[.B307];&quot;, &quot;;[.C307];&quot;, '&quot;;[.D307];&quot; &quot;;[.E307];&quot;', '&quot;;[.F307];&quot; &quot;;[.G307];&quot;', '&quot;; [.H307]; &quot;'&quot;; [.I307];&quot;', '&quot;;[.J307];&quot;', '&quot;;[.K307];&quot;', &quot;;[.L307]; &quot;), &quot;)" office:value-type="string" office:string-value="(47549507, 2020306, 94754, 'Abrahan Rollie', 'Faloon Krolak', 'rkrolaka0@gov.uk'https://librenoticias.com/wp-content/uploads/2020/08/default-user-image.png', '898-820-297', '94191 Dayton Point', 1820), " calcext:value-type="string">
            <text:p>(47549507, 2020306, 94754, 'Abrahan Rollie', 'Faloon Krolak', 'rkrolaka0@gov.uk'https://librenoticias.com/wp-content/uploads/2020/08/default-user-image.png', '898-820-297', '94191 Dayton Point', 182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2180423" calcext:value-type="float">
            <text:p>52180423</text:p>
          </table:table-cell>
          <table:table-cell office:value-type="float" office:value="2020307" calcext:value-type="float">
            <text:p>2020307</text:p>
          </table:table-cell>
          <table:table-cell table:formula="of:=RANDBETWEEN(1000; 99999)" office:value-type="float" office:value="77529" calcext:value-type="float">
            <text:p>77529</text:p>
          </table:table-cell>
          <table:table-cell office:value-type="string" calcext:value-type="string">
            <text:p>Alric</text:p>
          </table:table-cell>
          <table:table-cell office:value-type="string" calcext:value-type="string">
            <text:p>Gard</text:p>
          </table:table-cell>
          <table:table-cell office:value-type="string" calcext:value-type="string">
            <text:p>Fanshaw</text:p>
          </table:table-cell>
          <table:table-cell office:value-type="string" calcext:value-type="string">
            <text:p>Vallery</text:p>
          </table:table-cell>
          <table:table-cell office:value-type="string" calcext:value-type="string">
            <text:p>gvallery7w@w3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02-446-279</text:p>
          </table:table-cell>
          <table:table-cell office:value-type="string" calcext:value-type="string">
            <text:p>6 Ilene Point</text:p>
          </table:table-cell>
          <table:table-cell table:formula="of:=RANDBETWEEN(1;1833)" office:value-type="float" office:value="875" calcext:value-type="float">
            <text:p>875</text:p>
          </table:table-cell>
          <table:table-cell/>
          <table:table-cell table:formula="of:=CONCATENATE(&quot;(&quot;;[.A308];&quot;, &quot;;[.B308];&quot;, &quot;;[.C308];&quot;, '&quot;;[.D308];&quot; &quot;;[.E308];&quot;', '&quot;;[.F308];&quot; &quot;;[.G308];&quot;', '&quot;; [.H308]; &quot;'&quot;; [.I308];&quot;', '&quot;;[.J308];&quot;', '&quot;;[.K308];&quot;', &quot;;[.L308]; &quot;), &quot;)" office:value-type="string" office:string-value="(52180423, 2020307, 77529, 'Alric Gard', 'Fanshaw Vallery', 'gvallery7w@w3.org'https://librenoticias.com/wp-content/uploads/2020/08/default-user-image.png', '302-446-279', '6 Ilene Point', 875), " calcext:value-type="string">
            <text:p>(52180423, 2020307, 77529, 'Alric Gard', 'Fanshaw Vallery', 'gvallery7w@w3.org'https://librenoticias.com/wp-content/uploads/2020/08/default-user-image.png', '302-446-279', '6 Ilene Point', 87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3422189" calcext:value-type="float">
            <text:p>83422189</text:p>
          </table:table-cell>
          <table:table-cell office:value-type="float" office:value="2020308" calcext:value-type="float">
            <text:p>2020308</text:p>
          </table:table-cell>
          <table:table-cell table:formula="of:=RANDBETWEEN(1000; 99999)" office:value-type="float" office:value="28325" calcext:value-type="float">
            <text:p>28325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Rustin</text:p>
          </table:table-cell>
          <table:table-cell office:value-type="string" calcext:value-type="string">
            <text:p>Fasset</text:p>
          </table:table-cell>
          <table:table-cell office:value-type="string" calcext:value-type="string">
            <text:p>Bethell</text:p>
          </table:table-cell>
          <table:table-cell office:value-type="string" calcext:value-type="string">
            <text:p>rbethelljo@purevolum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59-718-585</text:p>
          </table:table-cell>
          <table:table-cell office:value-type="string" calcext:value-type="string">
            <text:p>88964 Armistice Road</text:p>
          </table:table-cell>
          <table:table-cell table:formula="of:=RANDBETWEEN(1;1833)" office:value-type="float" office:value="1269" calcext:value-type="float">
            <text:p>1269</text:p>
          </table:table-cell>
          <table:table-cell/>
          <table:table-cell table:formula="of:=CONCATENATE(&quot;(&quot;;[.A309];&quot;, &quot;;[.B309];&quot;, &quot;;[.C309];&quot;, '&quot;;[.D309];&quot; &quot;;[.E309];&quot;', '&quot;;[.F309];&quot; &quot;;[.G309];&quot;', '&quot;; [.H309]; &quot;'&quot;; [.I309];&quot;', '&quot;;[.J309];&quot;', '&quot;;[.K309];&quot;', &quot;;[.L309]; &quot;), &quot;)" office:value-type="string" office:string-value="(83422189, 2020308, 28325, 'Warren Rustin', 'Fasset Bethell', 'rbethelljo@purevolume.com'https://librenoticias.com/wp-content/uploads/2020/08/default-user-image.png', '659-718-585', '88964 Armistice Road', 1269), " calcext:value-type="string">
            <text:p>(83422189, 2020308, 28325, 'Warren Rustin', 'Fasset Bethell', 'rbethelljo@purevolume.com'https://librenoticias.com/wp-content/uploads/2020/08/default-user-image.png', '659-718-585', '88964 Armistice Road', 126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8583144" calcext:value-type="float">
            <text:p>48583144</text:p>
          </table:table-cell>
          <table:table-cell office:value-type="float" office:value="2020309" calcext:value-type="float">
            <text:p>2020309</text:p>
          </table:table-cell>
          <table:table-cell table:formula="of:=RANDBETWEEN(1000; 99999)" office:value-type="float" office:value="53524" calcext:value-type="float">
            <text:p>53524</text:p>
          </table:table-cell>
          <table:table-cell office:value-type="string" calcext:value-type="string">
            <text:p>Alene</text:p>
          </table:table-cell>
          <table:table-cell office:value-type="string" calcext:value-type="string">
            <text:p>Joey</text:p>
          </table:table-cell>
          <table:table-cell office:value-type="string" calcext:value-type="string">
            <text:p>Faulds</text:p>
          </table:table-cell>
          <table:table-cell office:value-type="string" calcext:value-type="string">
            <text:p>McCreedy</text:p>
          </table:table-cell>
          <table:table-cell office:value-type="string" calcext:value-type="string">
            <text:p>jmccreedy3c@auda.org.a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30-675-841</text:p>
          </table:table-cell>
          <table:table-cell office:value-type="string" calcext:value-type="string">
            <text:p>7 Stang Court</text:p>
          </table:table-cell>
          <table:table-cell table:formula="of:=RANDBETWEEN(1;1833)" office:value-type="float" office:value="449" calcext:value-type="float">
            <text:p>449</text:p>
          </table:table-cell>
          <table:table-cell/>
          <table:table-cell table:formula="of:=CONCATENATE(&quot;(&quot;;[.A310];&quot;, &quot;;[.B310];&quot;, &quot;;[.C310];&quot;, '&quot;;[.D310];&quot; &quot;;[.E310];&quot;', '&quot;;[.F310];&quot; &quot;;[.G310];&quot;', '&quot;; [.H310]; &quot;'&quot;; [.I310];&quot;', '&quot;;[.J310];&quot;', '&quot;;[.K310];&quot;', &quot;;[.L310]; &quot;), &quot;)" office:value-type="string" office:string-value="(48583144, 2020309, 53524, 'Alene Joey', 'Faulds McCreedy', 'jmccreedy3c@auda.org.au'https://librenoticias.com/wp-content/uploads/2020/08/default-user-image.png', '830-675-841', '7 Stang Court', 449), " calcext:value-type="string">
            <text:p>(48583144, 2020309, 53524, 'Alene Joey', 'Faulds McCreedy', 'jmccreedy3c@auda.org.au'https://librenoticias.com/wp-content/uploads/2020/08/default-user-image.png', '830-675-841', '7 Stang Court', 44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2585138" calcext:value-type="float">
            <text:p>22585138</text:p>
          </table:table-cell>
          <table:table-cell office:value-type="float" office:value="2020310" calcext:value-type="float">
            <text:p>2020310</text:p>
          </table:table-cell>
          <table:table-cell table:formula="of:=RANDBETWEEN(1000; 99999)" office:value-type="float" office:value="29507" calcext:value-type="float">
            <text:p>29507</text:p>
          </table:table-cell>
          <table:table-cell office:value-type="string" calcext:value-type="string">
            <text:p>Nickolas</text:p>
          </table:table-cell>
          <table:table-cell office:value-type="string" calcext:value-type="string">
            <text:p>Fabe</text:p>
          </table:table-cell>
          <table:table-cell office:value-type="string" calcext:value-type="string">
            <text:p>Fayer</text:p>
          </table:table-cell>
          <table:table-cell office:value-type="string" calcext:value-type="string">
            <text:p>Brookton</text:p>
          </table:table-cell>
          <table:table-cell office:value-type="string" calcext:value-type="string">
            <text:p>fbrookton6s@hud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46-944-557</text:p>
          </table:table-cell>
          <table:table-cell office:value-type="string" calcext:value-type="string">
            <text:p>08 Scoville Drive</text:p>
          </table:table-cell>
          <table:table-cell table:formula="of:=RANDBETWEEN(1;1833)" office:value-type="float" office:value="513" calcext:value-type="float">
            <text:p>513</text:p>
          </table:table-cell>
          <table:table-cell/>
          <table:table-cell table:formula="of:=CONCATENATE(&quot;(&quot;;[.A311];&quot;, &quot;;[.B311];&quot;, &quot;;[.C311];&quot;, '&quot;;[.D311];&quot; &quot;;[.E311];&quot;', '&quot;;[.F311];&quot; &quot;;[.G311];&quot;', '&quot;; [.H311]; &quot;'&quot;; [.I311];&quot;', '&quot;;[.J311];&quot;', '&quot;;[.K311];&quot;', &quot;;[.L311]; &quot;), &quot;)" office:value-type="string" office:string-value="(22585138, 2020310, 29507, 'Nickolas Fabe', 'Fayer Brookton', 'fbrookton6s@hud.gov'https://librenoticias.com/wp-content/uploads/2020/08/default-user-image.png', '946-944-557', '08 Scoville Drive', 513), " calcext:value-type="string">
            <text:p>(22585138, 2020310, 29507, 'Nickolas Fabe', 'Fayer Brookton', 'fbrookton6s@hud.gov'https://librenoticias.com/wp-content/uploads/2020/08/default-user-image.png', '946-944-557', '08 Scoville Drive', 51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1700772" calcext:value-type="float">
            <text:p>51700772</text:p>
          </table:table-cell>
          <table:table-cell office:value-type="float" office:value="2020311" calcext:value-type="float">
            <text:p>2020311</text:p>
          </table:table-cell>
          <table:table-cell table:formula="of:=RANDBETWEEN(1000; 99999)" office:value-type="float" office:value="97133" calcext:value-type="float">
            <text:p>97133</text:p>
          </table:table-cell>
          <table:table-cell office:value-type="string" calcext:value-type="string">
            <text:p>Findley</text:p>
          </table:table-cell>
          <table:table-cell office:value-type="string" calcext:value-type="string">
            <text:p>Filmore</text:p>
          </table:table-cell>
          <table:table-cell office:value-type="string" calcext:value-type="string">
            <text:p>Fenty</text:p>
          </table:table-cell>
          <table:table-cell office:value-type="string" calcext:value-type="string">
            <text:p>Avrahamov</text:p>
          </table:table-cell>
          <table:table-cell office:value-type="string" calcext:value-type="string">
            <text:p>favrahamovkc@google.i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99-530-229</text:p>
          </table:table-cell>
          <table:table-cell office:value-type="string" calcext:value-type="string">
            <text:p>11345 Park Meadow Court</text:p>
          </table:table-cell>
          <table:table-cell table:formula="of:=RANDBETWEEN(1;1833)" office:value-type="float" office:value="1745" calcext:value-type="float">
            <text:p>1745</text:p>
          </table:table-cell>
          <table:table-cell/>
          <table:table-cell table:formula="of:=CONCATENATE(&quot;(&quot;;[.A312];&quot;, &quot;;[.B312];&quot;, &quot;;[.C312];&quot;, '&quot;;[.D312];&quot; &quot;;[.E312];&quot;', '&quot;;[.F312];&quot; &quot;;[.G312];&quot;', '&quot;; [.H312]; &quot;'&quot;; [.I312];&quot;', '&quot;;[.J312];&quot;', '&quot;;[.K312];&quot;', &quot;;[.L312]; &quot;), &quot;)" office:value-type="string" office:string-value="(51700772, 2020311, 97133, 'Findley Filmore', 'Fenty Avrahamov', 'favrahamovkc@google.it'https://librenoticias.com/wp-content/uploads/2020/08/default-user-image.png', '299-530-229', '11345 Park Meadow Court', 1745), " calcext:value-type="string">
            <text:p>(51700772, 2020311, 97133, 'Findley Filmore', 'Fenty Avrahamov', 'favrahamovkc@google.it'https://librenoticias.com/wp-content/uploads/2020/08/default-user-image.png', '299-530-229', '11345 Park Meadow Court', 174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8616313" calcext:value-type="float">
            <text:p>88616313</text:p>
          </table:table-cell>
          <table:table-cell office:value-type="float" office:value="2020312" calcext:value-type="float">
            <text:p>2020312</text:p>
          </table:table-cell>
          <table:table-cell table:formula="of:=RANDBETWEEN(1000; 99999)" office:value-type="float" office:value="24212" calcext:value-type="float">
            <text:p>24212</text:p>
          </table:table-cell>
          <table:table-cell office:value-type="string" calcext:value-type="string">
            <text:p>Caspar</text:p>
          </table:table-cell>
          <table:table-cell office:value-type="string" calcext:value-type="string">
            <text:p>Claiborne</text:p>
          </table:table-cell>
          <table:table-cell office:value-type="string" calcext:value-type="string">
            <text:p>Fermor</text:p>
          </table:table-cell>
          <table:table-cell office:value-type="string" calcext:value-type="string">
            <text:p>Yon</text:p>
          </table:table-cell>
          <table:table-cell office:value-type="string" calcext:value-type="string">
            <text:p>cyonea@dion.ne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99-283-172</text:p>
          </table:table-cell>
          <table:table-cell office:value-type="string" calcext:value-type="string">
            <text:p>1 Hooker Alley</text:p>
          </table:table-cell>
          <table:table-cell table:formula="of:=RANDBETWEEN(1;1833)" office:value-type="float" office:value="676" calcext:value-type="float">
            <text:p>676</text:p>
          </table:table-cell>
          <table:table-cell/>
          <table:table-cell table:formula="of:=CONCATENATE(&quot;(&quot;;[.A313];&quot;, &quot;;[.B313];&quot;, &quot;;[.C313];&quot;, '&quot;;[.D313];&quot; &quot;;[.E313];&quot;', '&quot;;[.F313];&quot; &quot;;[.G313];&quot;', '&quot;; [.H313]; &quot;'&quot;; [.I313];&quot;', '&quot;;[.J313];&quot;', '&quot;;[.K313];&quot;', &quot;;[.L313]; &quot;), &quot;)" office:value-type="string" office:string-value="(88616313, 2020312, 24212, 'Caspar Claiborne', 'Fermor Yon', 'cyonea@dion.ne.jp'https://librenoticias.com/wp-content/uploads/2020/08/default-user-image.png', '799-283-172', '1 Hooker Alley', 676), " calcext:value-type="string">
            <text:p>(88616313, 2020312, 24212, 'Caspar Claiborne', 'Fermor Yon', 'cyonea@dion.ne.jp'https://librenoticias.com/wp-content/uploads/2020/08/default-user-image.png', '799-283-172', '1 Hooker Alley', 67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6369340" calcext:value-type="float">
            <text:p>26369340</text:p>
          </table:table-cell>
          <table:table-cell office:value-type="float" office:value="2020313" calcext:value-type="float">
            <text:p>2020313</text:p>
          </table:table-cell>
          <table:table-cell table:formula="of:=RANDBETWEEN(1000; 99999)" office:value-type="float" office:value="77690" calcext:value-type="float">
            <text:p>77690</text:p>
          </table:table-cell>
          <table:table-cell office:value-type="string" calcext:value-type="string">
            <text:p>Philippa</text:p>
          </table:table-cell>
          <table:table-cell office:value-type="string" calcext:value-type="string">
            <text:p>Cosetta</text:p>
          </table:table-cell>
          <table:table-cell office:value-type="string" calcext:value-type="string">
            <text:p>Ferrarini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cpreston9r@eba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68-180-685</text:p>
          </table:table-cell>
          <table:table-cell office:value-type="string" calcext:value-type="string">
            <text:p>06 Sycamore Plaza</text:p>
          </table:table-cell>
          <table:table-cell table:formula="of:=RANDBETWEEN(1;1833)" office:value-type="float" office:value="324" calcext:value-type="float">
            <text:p>324</text:p>
          </table:table-cell>
          <table:table-cell/>
          <table:table-cell table:formula="of:=CONCATENATE(&quot;(&quot;;[.A314];&quot;, &quot;;[.B314];&quot;, &quot;;[.C314];&quot;, '&quot;;[.D314];&quot; &quot;;[.E314];&quot;', '&quot;;[.F314];&quot; &quot;;[.G314];&quot;', '&quot;; [.H314]; &quot;'&quot;; [.I314];&quot;', '&quot;;[.J314];&quot;', '&quot;;[.K314];&quot;', &quot;;[.L314]; &quot;), &quot;)" office:value-type="string" office:string-value="(26369340, 2020313, 77690, 'Philippa Cosetta', 'Ferrarini Preston', 'cpreston9r@ebay.com'https://librenoticias.com/wp-content/uploads/2020/08/default-user-image.png', '468-180-685', '06 Sycamore Plaza', 324), " calcext:value-type="string">
            <text:p>(26369340, 2020313, 77690, 'Philippa Cosetta', 'Ferrarini Preston', 'cpreston9r@ebay.com'https://librenoticias.com/wp-content/uploads/2020/08/default-user-image.png', '468-180-685', '06 Sycamore Plaza', 32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4453165" calcext:value-type="float">
            <text:p>14453165</text:p>
          </table:table-cell>
          <table:table-cell office:value-type="float" office:value="2020314" calcext:value-type="float">
            <text:p>2020314</text:p>
          </table:table-cell>
          <table:table-cell table:formula="of:=RANDBETWEEN(1000; 99999)" office:value-type="float" office:value="37990" calcext:value-type="float">
            <text:p>3799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Timofei</text:p>
          </table:table-cell>
          <table:table-cell office:value-type="string" calcext:value-type="string">
            <text:p>Fettiplace</text:p>
          </table:table-cell>
          <table:table-cell office:value-type="string" calcext:value-type="string">
            <text:p>Backler</text:p>
          </table:table-cell>
          <table:table-cell office:value-type="string" calcext:value-type="string">
            <text:p>tbackler7a@spiegel.d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10-172-183</text:p>
          </table:table-cell>
          <table:table-cell office:value-type="string" calcext:value-type="string">
            <text:p>4053 Armistice Parkway</text:p>
          </table:table-cell>
          <table:table-cell table:formula="of:=RANDBETWEEN(1;1833)" office:value-type="float" office:value="381" calcext:value-type="float">
            <text:p>381</text:p>
          </table:table-cell>
          <table:table-cell/>
          <table:table-cell table:formula="of:=CONCATENATE(&quot;(&quot;;[.A315];&quot;, &quot;;[.B315];&quot;, &quot;;[.C315];&quot;, '&quot;;[.D315];&quot; &quot;;[.E315];&quot;', '&quot;;[.F315];&quot; &quot;;[.G315];&quot;', '&quot;; [.H315]; &quot;'&quot;; [.I315];&quot;', '&quot;;[.J315];&quot;', '&quot;;[.K315];&quot;', &quot;;[.L315]; &quot;), &quot;)" office:value-type="string" office:string-value="(14453165, 2020314, 37990, 'Martin Timofei', 'Fettiplace Backler', 'tbackler7a@spiegel.de'https://librenoticias.com/wp-content/uploads/2020/08/default-user-image.png', '810-172-183', '4053 Armistice Parkway', 381), " calcext:value-type="string">
            <text:p>(14453165, 2020314, 37990, 'Martin Timofei', 'Fettiplace Backler', 'tbackler7a@spiegel.de'https://librenoticias.com/wp-content/uploads/2020/08/default-user-image.png', '810-172-183', '4053 Armistice Parkway', 38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2029975" calcext:value-type="float">
            <text:p>22029975</text:p>
          </table:table-cell>
          <table:table-cell office:value-type="float" office:value="2020315" calcext:value-type="float">
            <text:p>2020315</text:p>
          </table:table-cell>
          <table:table-cell table:formula="of:=RANDBETWEEN(1000; 99999)" office:value-type="float" office:value="39569" calcext:value-type="float">
            <text:p>39569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Olag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Rippingale</text:p>
          </table:table-cell>
          <table:table-cell office:value-type="string" calcext:value-type="string">
            <text:p>orippingalecn@youtu.b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01-623-296</text:p>
          </table:table-cell>
          <table:table-cell office:value-type="string" calcext:value-type="string">
            <text:p>0062 Village Green Terrace</text:p>
          </table:table-cell>
          <table:table-cell table:formula="of:=RANDBETWEEN(1;1833)" office:value-type="float" office:value="1746" calcext:value-type="float">
            <text:p>1746</text:p>
          </table:table-cell>
          <table:table-cell/>
          <table:table-cell table:formula="of:=CONCATENATE(&quot;(&quot;;[.A316];&quot;, &quot;;[.B316];&quot;, &quot;;[.C316];&quot;, '&quot;;[.D316];&quot; &quot;;[.E316];&quot;', '&quot;;[.F316];&quot; &quot;;[.G316];&quot;', '&quot;; [.H316]; &quot;'&quot;; [.I316];&quot;', '&quot;;[.J316];&quot;', '&quot;;[.K316];&quot;', &quot;;[.L316]; &quot;), &quot;)" office:value-type="string" office:string-value="(22029975, 2020315, 39569, 'Boot Olag', 'Fiddler Rippingale', 'orippingalecn@youtu.be'https://librenoticias.com/wp-content/uploads/2020/08/default-user-image.png', '501-623-296', '0062 Village Green Terrace', 1746), " calcext:value-type="string">
            <text:p>(22029975, 2020315, 39569, 'Boot Olag', 'Fiddler Rippingale', 'orippingalecn@youtu.be'https://librenoticias.com/wp-content/uploads/2020/08/default-user-image.png', '501-623-296', '0062 Village Green Terrace', 174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5578506" calcext:value-type="float">
            <text:p>25578506</text:p>
          </table:table-cell>
          <table:table-cell office:value-type="float" office:value="2020316" calcext:value-type="float">
            <text:p>2020316</text:p>
          </table:table-cell>
          <table:table-cell table:formula="of:=RANDBETWEEN(1000; 99999)" office:value-type="float" office:value="8084" calcext:value-type="float">
            <text:p>8084</text:p>
          </table:table-cell>
          <table:table-cell office:value-type="string" calcext:value-type="string">
            <text:p>Fredric</text:p>
          </table:table-cell>
          <table:table-cell office:value-type="string" calcext:value-type="string">
            <text:p>Leroi</text:p>
          </table:table-cell>
          <table:table-cell office:value-type="string" calcext:value-type="string">
            <text:p>Fielder</text:p>
          </table:table-cell>
          <table:table-cell office:value-type="string" calcext:value-type="string">
            <text:p>Littlefield</text:p>
          </table:table-cell>
          <table:table-cell office:value-type="string" calcext:value-type="string">
            <text:p>llittlefield13@microsof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06-627-658</text:p>
          </table:table-cell>
          <table:table-cell office:value-type="string" calcext:value-type="string">
            <text:p>05355 Green Drive</text:p>
          </table:table-cell>
          <table:table-cell table:formula="of:=RANDBETWEEN(1;1833)" office:value-type="float" office:value="1578" calcext:value-type="float">
            <text:p>1578</text:p>
          </table:table-cell>
          <table:table-cell/>
          <table:table-cell table:formula="of:=CONCATENATE(&quot;(&quot;;[.A317];&quot;, &quot;;[.B317];&quot;, &quot;;[.C317];&quot;, '&quot;;[.D317];&quot; &quot;;[.E317];&quot;', '&quot;;[.F317];&quot; &quot;;[.G317];&quot;', '&quot;; [.H317]; &quot;'&quot;; [.I317];&quot;', '&quot;;[.J317];&quot;', '&quot;;[.K317];&quot;', &quot;;[.L317]; &quot;), &quot;)" office:value-type="string" office:string-value="(25578506, 2020316, 8084, 'Fredric Leroi', 'Fielder Littlefield', 'llittlefield13@microsoft.com'https://librenoticias.com/wp-content/uploads/2020/08/default-user-image.png', '906-627-658', '05355 Green Drive', 1578), " calcext:value-type="string">
            <text:p>(25578506, 2020316, 8084, 'Fredric Leroi', 'Fielder Littlefield', 'llittlefield13@microsoft.com'https://librenoticias.com/wp-content/uploads/2020/08/default-user-image.png', '906-627-658', '05355 Green Drive', 157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4061171" calcext:value-type="float">
            <text:p>84061171</text:p>
          </table:table-cell>
          <table:table-cell office:value-type="float" office:value="2020317" calcext:value-type="float">
            <text:p>2020317</text:p>
          </table:table-cell>
          <table:table-cell table:formula="of:=RANDBETWEEN(1000; 99999)" office:value-type="float" office:value="25425" calcext:value-type="float">
            <text:p>25425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Evin</text:p>
          </table:table-cell>
          <table:table-cell office:value-type="string" calcext:value-type="string">
            <text:p>Filippyev</text:p>
          </table:table-cell>
          <table:table-cell office:value-type="string" calcext:value-type="string">
            <text:p>Tooby</text:p>
          </table:table-cell>
          <table:table-cell office:value-type="string" calcext:value-type="string">
            <text:p>etoobyb5@whitehouse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34-450-822</text:p>
          </table:table-cell>
          <table:table-cell office:value-type="string" calcext:value-type="string">
            <text:p>96 Shasta Street</text:p>
          </table:table-cell>
          <table:table-cell table:formula="of:=RANDBETWEEN(1;1833)" office:value-type="float" office:value="1478" calcext:value-type="float">
            <text:p>1478</text:p>
          </table:table-cell>
          <table:table-cell/>
          <table:table-cell table:formula="of:=CONCATENATE(&quot;(&quot;;[.A318];&quot;, &quot;;[.B318];&quot;, &quot;;[.C318];&quot;, '&quot;;[.D318];&quot; &quot;;[.E318];&quot;', '&quot;;[.F318];&quot; &quot;;[.G318];&quot;', '&quot;; [.H318]; &quot;'&quot;; [.I318];&quot;', '&quot;;[.J318];&quot;', '&quot;;[.K318];&quot;', &quot;;[.L318]; &quot;), &quot;)" office:value-type="string" office:string-value="(84061171, 2020317, 25425, 'Cello Evin', 'Filippyev Tooby', 'etoobyb5@whitehouse.gov'https://librenoticias.com/wp-content/uploads/2020/08/default-user-image.png', '234-450-822', '96 Shasta Street', 1478), " calcext:value-type="string">
            <text:p>(84061171, 2020317, 25425, 'Cello Evin', 'Filippyev Tooby', 'etoobyb5@whitehouse.gov'https://librenoticias.com/wp-content/uploads/2020/08/default-user-image.png', '234-450-822', '96 Shasta Street', 147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4313257" calcext:value-type="float">
            <text:p>24313257</text:p>
          </table:table-cell>
          <table:table-cell office:value-type="float" office:value="2020318" calcext:value-type="float">
            <text:p>2020318</text:p>
          </table:table-cell>
          <table:table-cell table:formula="of:=RANDBETWEEN(1000; 99999)" office:value-type="float" office:value="81006" calcext:value-type="float">
            <text:p>81006</text:p>
          </table:table-cell>
          <table:table-cell office:value-type="string" calcext:value-type="string">
            <text:p>Rubina</text:p>
          </table:table-cell>
          <table:table-cell office:value-type="string" calcext:value-type="string">
            <text:p>Joellen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Rizzolo</text:p>
          </table:table-cell>
          <table:table-cell office:value-type="string" calcext:value-type="string">
            <text:p>jrizzolo7u@noa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27-731-550</text:p>
          </table:table-cell>
          <table:table-cell office:value-type="string" calcext:value-type="string">
            <text:p>1 Bay Point</text:p>
          </table:table-cell>
          <table:table-cell table:formula="of:=RANDBETWEEN(1;1833)" office:value-type="float" office:value="807" calcext:value-type="float">
            <text:p>807</text:p>
          </table:table-cell>
          <table:table-cell/>
          <table:table-cell table:formula="of:=CONCATENATE(&quot;(&quot;;[.A319];&quot;, &quot;;[.B319];&quot;, &quot;;[.C319];&quot;, '&quot;;[.D319];&quot; &quot;;[.E319];&quot;', '&quot;;[.F319];&quot; &quot;;[.G319];&quot;', '&quot;; [.H319]; &quot;'&quot;; [.I319];&quot;', '&quot;;[.J319];&quot;', '&quot;;[.K319];&quot;', &quot;;[.L319]; &quot;), &quot;)" office:value-type="string" office:string-value="(24313257, 2020318, 81006, 'Rubina Joellen', 'Finlay Rizzolo', 'jrizzolo7u@noaa.gov'https://librenoticias.com/wp-content/uploads/2020/08/default-user-image.png', '527-731-550', '1 Bay Point', 807), " calcext:value-type="string">
            <text:p>(24313257, 2020318, 81006, 'Rubina Joellen', 'Finlay Rizzolo', 'jrizzolo7u@noaa.gov'https://librenoticias.com/wp-content/uploads/2020/08/default-user-image.png', '527-731-550', '1 Bay Point', 80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2380773" calcext:value-type="float">
            <text:p>62380773</text:p>
          </table:table-cell>
          <table:table-cell office:value-type="float" office:value="2020319" calcext:value-type="float">
            <text:p>2020319</text:p>
          </table:table-cell>
          <table:table-cell table:formula="of:=RANDBETWEEN(1000; 99999)" office:value-type="float" office:value="30457" calcext:value-type="float">
            <text:p>30457</text:p>
          </table:table-cell>
          <table:table-cell office:value-type="string" calcext:value-type="string">
            <text:p>Jackquelin</text:p>
          </table:table-cell>
          <table:table-cell office:value-type="string" calcext:value-type="string">
            <text:p>Moira</text:p>
          </table:table-cell>
          <table:table-cell office:value-type="string" calcext:value-type="string">
            <text:p>Fisk</text:p>
          </table:table-cell>
          <table:table-cell office:value-type="string" calcext:value-type="string">
            <text:p>Skiplorne</text:p>
          </table:table-cell>
          <table:table-cell office:value-type="string" calcext:value-type="string">
            <text:p>mskiplorne4z@hatena.ne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52-640-158</text:p>
          </table:table-cell>
          <table:table-cell office:value-type="string" calcext:value-type="string">
            <text:p>52 Carberry Pass</text:p>
          </table:table-cell>
          <table:table-cell table:formula="of:=RANDBETWEEN(1;1833)" office:value-type="float" office:value="320" calcext:value-type="float">
            <text:p>320</text:p>
          </table:table-cell>
          <table:table-cell/>
          <table:table-cell table:formula="of:=CONCATENATE(&quot;(&quot;;[.A320];&quot;, &quot;;[.B320];&quot;, &quot;;[.C320];&quot;, '&quot;;[.D320];&quot; &quot;;[.E320];&quot;', '&quot;;[.F320];&quot; &quot;;[.G320];&quot;', '&quot;; [.H320]; &quot;'&quot;; [.I320];&quot;', '&quot;;[.J320];&quot;', '&quot;;[.K320];&quot;', &quot;;[.L320]; &quot;), &quot;)" office:value-type="string" office:string-value="(62380773, 2020319, 30457, 'Jackquelin Moira', 'Fisk Skiplorne', 'mskiplorne4z@hatena.ne.jp'https://librenoticias.com/wp-content/uploads/2020/08/default-user-image.png', '452-640-158', '52 Carberry Pass', 320), " calcext:value-type="string">
            <text:p>(62380773, 2020319, 30457, 'Jackquelin Moira', 'Fisk Skiplorne', 'mskiplorne4z@hatena.ne.jp'https://librenoticias.com/wp-content/uploads/2020/08/default-user-image.png', '452-640-158', '52 Carberry Pass', 32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1225932" calcext:value-type="float">
            <text:p>91225932</text:p>
          </table:table-cell>
          <table:table-cell office:value-type="float" office:value="2020320" calcext:value-type="float">
            <text:p>2020320</text:p>
          </table:table-cell>
          <table:table-cell table:formula="of:=RANDBETWEEN(1000; 99999)" office:value-type="float" office:value="42713" calcext:value-type="float">
            <text:p>42713</text:p>
          </table:table-cell>
          <table:table-cell office:value-type="string" calcext:value-type="string">
            <text:p>Dominick</text:p>
          </table:table-cell>
          <table:table-cell office:value-type="string" calcext:value-type="string">
            <text:p>Tucky</text:p>
          </table:table-cell>
          <table:table-cell office:value-type="string" calcext:value-type="string">
            <text:p>FitzGeorge</text:p>
          </table:table-cell>
          <table:table-cell office:value-type="string" calcext:value-type="string">
            <text:p>Weiner</text:p>
          </table:table-cell>
          <table:table-cell office:value-type="string" calcext:value-type="string">
            <text:p>tweinern8@cyberchimp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12-210-241</text:p>
          </table:table-cell>
          <table:table-cell office:value-type="string" calcext:value-type="string">
            <text:p>93 Tomscot Crossing</text:p>
          </table:table-cell>
          <table:table-cell table:formula="of:=RANDBETWEEN(1;1833)" office:value-type="float" office:value="369" calcext:value-type="float">
            <text:p>369</text:p>
          </table:table-cell>
          <table:table-cell/>
          <table:table-cell table:formula="of:=CONCATENATE(&quot;(&quot;;[.A321];&quot;, &quot;;[.B321];&quot;, &quot;;[.C321];&quot;, '&quot;;[.D321];&quot; &quot;;[.E321];&quot;', '&quot;;[.F321];&quot; &quot;;[.G321];&quot;', '&quot;; [.H321]; &quot;'&quot;; [.I321];&quot;', '&quot;;[.J321];&quot;', '&quot;;[.K321];&quot;', &quot;;[.L321]; &quot;), &quot;)" office:value-type="string" office:string-value="(91225932, 2020320, 42713, 'Dominick Tucky', 'FitzGeorge Weiner', 'tweinern8@cyberchimps.com'https://librenoticias.com/wp-content/uploads/2020/08/default-user-image.png', '712-210-241', '93 Tomscot Crossing', 369), " calcext:value-type="string">
            <text:p>(91225932, 2020320, 42713, 'Dominick Tucky', 'FitzGeorge Weiner', 'tweinern8@cyberchimps.com'https://librenoticias.com/wp-content/uploads/2020/08/default-user-image.png', '712-210-241', '93 Tomscot Crossing', 36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5035251" calcext:value-type="float">
            <text:p>65035251</text:p>
          </table:table-cell>
          <table:table-cell office:value-type="float" office:value="2020321" calcext:value-type="float">
            <text:p>2020321</text:p>
          </table:table-cell>
          <table:table-cell table:formula="of:=RANDBETWEEN(1000; 99999)" office:value-type="float" office:value="90191" calcext:value-type="float">
            <text:p>90191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Fidelio</text:p>
          </table:table-cell>
          <table:table-cell office:value-type="string" calcext:value-type="string">
            <text:p>FitzGibbon</text:p>
          </table:table-cell>
          <table:table-cell office:value-type="string" calcext:value-type="string">
            <text:p>Le Prevost</text:p>
          </table:table-cell>
          <table:table-cell office:value-type="string" calcext:value-type="string">
            <text:p>fleprevost4m@over-blo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83-616-709</text:p>
          </table:table-cell>
          <table:table-cell office:value-type="string" calcext:value-type="string">
            <text:p>2111 Lakeland Pass</text:p>
          </table:table-cell>
          <table:table-cell table:formula="of:=RANDBETWEEN(1;1833)" office:value-type="float" office:value="62" calcext:value-type="float">
            <text:p>62</text:p>
          </table:table-cell>
          <table:table-cell/>
          <table:table-cell table:formula="of:=CONCATENATE(&quot;(&quot;;[.A322];&quot;, &quot;;[.B322];&quot;, &quot;;[.C322];&quot;, '&quot;;[.D322];&quot; &quot;;[.E322];&quot;', '&quot;;[.F322];&quot; &quot;;[.G322];&quot;', '&quot;; [.H322]; &quot;'&quot;; [.I322];&quot;', '&quot;;[.J322];&quot;', '&quot;;[.K322];&quot;', &quot;;[.L322]; &quot;), &quot;)" office:value-type="string" office:string-value="(65035251, 2020321, 90191, 'Levi Fidelio', 'FitzGibbon Le Prevost', 'fleprevost4m@over-blog.com'https://librenoticias.com/wp-content/uploads/2020/08/default-user-image.png', '483-616-709', '2111 Lakeland Pass', 62), " calcext:value-type="string">
            <text:p>(65035251, 2020321, 90191, 'Levi Fidelio', 'FitzGibbon Le Prevost', 'fleprevost4m@over-blog.com'https://librenoticias.com/wp-content/uploads/2020/08/default-user-image.png', '483-616-709', '2111 Lakeland Pass', 6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4005634" calcext:value-type="float">
            <text:p>24005634</text:p>
          </table:table-cell>
          <table:table-cell office:value-type="float" office:value="2020322" calcext:value-type="float">
            <text:p>2020322</text:p>
          </table:table-cell>
          <table:table-cell table:formula="of:=RANDBETWEEN(1000; 99999)" office:value-type="float" office:value="86328" calcext:value-type="float">
            <text:p>86328</text:p>
          </table:table-cell>
          <table:table-cell office:value-type="string" calcext:value-type="string">
            <text:p>Danila</text:p>
          </table:table-cell>
          <table:table-cell office:value-type="string" calcext:value-type="string">
            <text:p>Marline</text:p>
          </table:table-cell>
          <table:table-cell office:value-type="string" calcext:value-type="string">
            <text:p>Fladgate</text:p>
          </table:table-cell>
          <table:table-cell office:value-type="string" calcext:value-type="string">
            <text:p>Grinval</text:p>
          </table:table-cell>
          <table:table-cell office:value-type="string" calcext:value-type="string">
            <text:p>mgrinvalmm@oakle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17-111-145</text:p>
          </table:table-cell>
          <table:table-cell office:value-type="string" calcext:value-type="string">
            <text:p>83 Graedel Road</text:p>
          </table:table-cell>
          <table:table-cell table:formula="of:=RANDBETWEEN(1;1833)" office:value-type="float" office:value="1777" calcext:value-type="float">
            <text:p>1777</text:p>
          </table:table-cell>
          <table:table-cell/>
          <table:table-cell table:formula="of:=CONCATENATE(&quot;(&quot;;[.A323];&quot;, &quot;;[.B323];&quot;, &quot;;[.C323];&quot;, '&quot;;[.D323];&quot; &quot;;[.E323];&quot;', '&quot;;[.F323];&quot; &quot;;[.G323];&quot;', '&quot;; [.H323]; &quot;'&quot;; [.I323];&quot;', '&quot;;[.J323];&quot;', '&quot;;[.K323];&quot;', &quot;;[.L323]; &quot;), &quot;)" office:value-type="string" office:string-value="(24005634, 2020322, 86328, 'Danila Marline', 'Fladgate Grinval', 'mgrinvalmm@oakley.com'https://librenoticias.com/wp-content/uploads/2020/08/default-user-image.png', '817-111-145', '83 Graedel Road', 1777), " calcext:value-type="string">
            <text:p>(24005634, 2020322, 86328, 'Danila Marline', 'Fladgate Grinval', 'mgrinvalmm@oakley.com'https://librenoticias.com/wp-content/uploads/2020/08/default-user-image.png', '817-111-145', '83 Graedel Road', 177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3866832" calcext:value-type="float">
            <text:p>93866832</text:p>
          </table:table-cell>
          <table:table-cell office:value-type="float" office:value="2020323" calcext:value-type="float">
            <text:p>2020323</text:p>
          </table:table-cell>
          <table:table-cell table:formula="of:=RANDBETWEEN(1000; 99999)" office:value-type="float" office:value="59302" calcext:value-type="float">
            <text:p>59302</text:p>
          </table:table-cell>
          <table:table-cell office:value-type="string" calcext:value-type="string">
            <text:p>Matti</text:p>
          </table:table-cell>
          <table:table-cell office:value-type="string" calcext:value-type="string">
            <text:p>Malissa</text:p>
          </table:table-cell>
          <table:table-cell office:value-type="string" calcext:value-type="string">
            <text:p>Flay</text:p>
          </table:table-cell>
          <table:table-cell office:value-type="string" calcext:value-type="string">
            <text:p>Bulteel</text:p>
          </table:table-cell>
          <table:table-cell office:value-type="string" calcext:value-type="string">
            <text:p>mbulteelf2@twitt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92-117-782</text:p>
          </table:table-cell>
          <table:table-cell office:value-type="string" calcext:value-type="string">
            <text:p>11 Mariners Cove Terrace</text:p>
          </table:table-cell>
          <table:table-cell table:formula="of:=RANDBETWEEN(1;1833)" office:value-type="float" office:value="12" calcext:value-type="float">
            <text:p>12</text:p>
          </table:table-cell>
          <table:table-cell/>
          <table:table-cell table:formula="of:=CONCATENATE(&quot;(&quot;;[.A324];&quot;, &quot;;[.B324];&quot;, &quot;;[.C324];&quot;, '&quot;;[.D324];&quot; &quot;;[.E324];&quot;', '&quot;;[.F324];&quot; &quot;;[.G324];&quot;', '&quot;; [.H324]; &quot;'&quot;; [.I324];&quot;', '&quot;;[.J324];&quot;', '&quot;;[.K324];&quot;', &quot;;[.L324]; &quot;), &quot;)" office:value-type="string" office:string-value="(93866832, 2020323, 59302, 'Matti Malissa', 'Flay Bulteel', 'mbulteelf2@twitter.com'https://librenoticias.com/wp-content/uploads/2020/08/default-user-image.png', '192-117-782', '11 Mariners Cove Terrace', 12), " calcext:value-type="string">
            <text:p>(93866832, 2020323, 59302, 'Matti Malissa', 'Flay Bulteel', 'mbulteelf2@twitter.com'https://librenoticias.com/wp-content/uploads/2020/08/default-user-image.png', '192-117-782', '11 Mariners Cove Terrace', 1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5489142" calcext:value-type="float">
            <text:p>95489142</text:p>
          </table:table-cell>
          <table:table-cell office:value-type="float" office:value="2020324" calcext:value-type="float">
            <text:p>2020324</text:p>
          </table:table-cell>
          <table:table-cell table:formula="of:=RANDBETWEEN(1000; 99999)" office:value-type="float" office:value="6870" calcext:value-type="float">
            <text:p>6870</text:p>
          </table:table-cell>
          <table:table-cell office:value-type="string" calcext:value-type="string">
            <text:p>Salvidor</text:p>
          </table:table-cell>
          <table:table-cell office:value-type="string" calcext:value-type="string">
            <text:p>Gerek</text:p>
          </table:table-cell>
          <table:table-cell office:value-type="string" calcext:value-type="string">
            <text:p>Flintoft</text:p>
          </table:table-cell>
          <table:table-cell office:value-type="string" calcext:value-type="string">
            <text:p>Jenks</text:p>
          </table:table-cell>
          <table:table-cell office:value-type="string" calcext:value-type="string">
            <text:p>gjenksle@newyork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24-813-317</text:p>
          </table:table-cell>
          <table:table-cell office:value-type="string" calcext:value-type="string">
            <text:p>5 Clarendon Lane</text:p>
          </table:table-cell>
          <table:table-cell table:formula="of:=RANDBETWEEN(1;1833)" office:value-type="float" office:value="247" calcext:value-type="float">
            <text:p>247</text:p>
          </table:table-cell>
          <table:table-cell/>
          <table:table-cell table:formula="of:=CONCATENATE(&quot;(&quot;;[.A325];&quot;, &quot;;[.B325];&quot;, &quot;;[.C325];&quot;, '&quot;;[.D325];&quot; &quot;;[.E325];&quot;', '&quot;;[.F325];&quot; &quot;;[.G325];&quot;', '&quot;; [.H325]; &quot;'&quot;; [.I325];&quot;', '&quot;;[.J325];&quot;', '&quot;;[.K325];&quot;', &quot;;[.L325]; &quot;), &quot;)" office:value-type="string" office:string-value="(95489142, 2020324, 6870, 'Salvidor Gerek', 'Flintoft Jenks', 'gjenksle@newyorker.com'https://librenoticias.com/wp-content/uploads/2020/08/default-user-image.png', '124-813-317', '5 Clarendon Lane', 247), " calcext:value-type="string">
            <text:p>(95489142, 2020324, 6870, 'Salvidor Gerek', 'Flintoft Jenks', 'gjenksle@newyorker.com'https://librenoticias.com/wp-content/uploads/2020/08/default-user-image.png', '124-813-317', '5 Clarendon Lane', 24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6569512" calcext:value-type="float">
            <text:p>26569512</text:p>
          </table:table-cell>
          <table:table-cell office:value-type="float" office:value="2020325" calcext:value-type="float">
            <text:p>2020325</text:p>
          </table:table-cell>
          <table:table-cell table:formula="of:=RANDBETWEEN(1000; 99999)" office:value-type="float" office:value="45909" calcext:value-type="float">
            <text:p>45909</text:p>
          </table:table-cell>
          <table:table-cell office:value-type="string" calcext:value-type="string">
            <text:p>Liliane</text:p>
          </table:table-cell>
          <table:table-cell office:value-type="string" calcext:value-type="string">
            <text:p>Annabela</text:p>
          </table:table-cell>
          <table:table-cell office:value-type="string" calcext:value-type="string">
            <text:p>Flintuff</text:p>
          </table:table-cell>
          <table:table-cell office:value-type="string" calcext:value-type="string">
            <text:p>Heinlein</text:p>
          </table:table-cell>
          <table:table-cell office:value-type="string" calcext:value-type="string">
            <text:p>aheinlein6c@discover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67-140-210</text:p>
          </table:table-cell>
          <table:table-cell office:value-type="string" calcext:value-type="string">
            <text:p>60198 Florence Trail</text:p>
          </table:table-cell>
          <table:table-cell table:formula="of:=RANDBETWEEN(1;1833)" office:value-type="float" office:value="400" calcext:value-type="float">
            <text:p>400</text:p>
          </table:table-cell>
          <table:table-cell/>
          <table:table-cell table:formula="of:=CONCATENATE(&quot;(&quot;;[.A326];&quot;, &quot;;[.B326];&quot;, &quot;;[.C326];&quot;, '&quot;;[.D326];&quot; &quot;;[.E326];&quot;', '&quot;;[.F326];&quot; &quot;;[.G326];&quot;', '&quot;; [.H326]; &quot;'&quot;; [.I326];&quot;', '&quot;;[.J326];&quot;', '&quot;;[.K326];&quot;', &quot;;[.L326]; &quot;), &quot;)" office:value-type="string" office:string-value="(26569512, 2020325, 45909, 'Liliane Annabela', 'Flintuff Heinlein', 'aheinlein6c@discovery.com'https://librenoticias.com/wp-content/uploads/2020/08/default-user-image.png', '667-140-210', '60198 Florence Trail', 400), " calcext:value-type="string">
            <text:p>(26569512, 2020325, 45909, 'Liliane Annabela', 'Flintuff Heinlein', 'aheinlein6c@discovery.com'https://librenoticias.com/wp-content/uploads/2020/08/default-user-image.png', '667-140-210', '60198 Florence Trail', 40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1419986" calcext:value-type="float">
            <text:p>81419986</text:p>
          </table:table-cell>
          <table:table-cell office:value-type="float" office:value="2020326" calcext:value-type="float">
            <text:p>2020326</text:p>
          </table:table-cell>
          <table:table-cell table:formula="of:=RANDBETWEEN(1000; 99999)" office:value-type="float" office:value="23682" calcext:value-type="float">
            <text:p>23682</text:p>
          </table:table-cell>
          <table:table-cell office:value-type="string" calcext:value-type="string">
            <text:p>Isaak</text:p>
          </table:table-cell>
          <table:table-cell office:value-type="string" calcext:value-type="string">
            <text:p>Dolf</text:p>
          </table:table-cell>
          <table:table-cell office:value-type="string" calcext:value-type="string">
            <text:p>Foat</text:p>
          </table:table-cell>
          <table:table-cell office:value-type="string" calcext:value-type="string">
            <text:p>Bowld</text:p>
          </table:table-cell>
          <table:table-cell office:value-type="string" calcext:value-type="string">
            <text:p>dbowldbf@skyp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05-145-441</text:p>
          </table:table-cell>
          <table:table-cell office:value-type="string" calcext:value-type="string">
            <text:p>4 Hollow Ridge Junction</text:p>
          </table:table-cell>
          <table:table-cell table:formula="of:=RANDBETWEEN(1;1833)" office:value-type="float" office:value="741" calcext:value-type="float">
            <text:p>741</text:p>
          </table:table-cell>
          <table:table-cell/>
          <table:table-cell table:formula="of:=CONCATENATE(&quot;(&quot;;[.A327];&quot;, &quot;;[.B327];&quot;, &quot;;[.C327];&quot;, '&quot;;[.D327];&quot; &quot;;[.E327];&quot;', '&quot;;[.F327];&quot; &quot;;[.G327];&quot;', '&quot;; [.H327]; &quot;'&quot;; [.I327];&quot;', '&quot;;[.J327];&quot;', '&quot;;[.K327];&quot;', &quot;;[.L327]; &quot;), &quot;)" office:value-type="string" office:string-value="(81419986, 2020326, 23682, 'Isaak Dolf', 'Foat Bowld', 'dbowldbf@skype.com'https://librenoticias.com/wp-content/uploads/2020/08/default-user-image.png', '705-145-441', '4 Hollow Ridge Junction', 741), " calcext:value-type="string">
            <text:p>(81419986, 2020326, 23682, 'Isaak Dolf', 'Foat Bowld', 'dbowldbf@skype.com'https://librenoticias.com/wp-content/uploads/2020/08/default-user-image.png', '705-145-441', '4 Hollow Ridge Junction', 74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1187522" calcext:value-type="float">
            <text:p>51187522</text:p>
          </table:table-cell>
          <table:table-cell office:value-type="float" office:value="2020327" calcext:value-type="float">
            <text:p>2020327</text:p>
          </table:table-cell>
          <table:table-cell table:formula="of:=RANDBETWEEN(1000; 99999)" office:value-type="float" office:value="54193" calcext:value-type="float">
            <text:p>54193</text:p>
          </table:table-cell>
          <table:table-cell office:value-type="string" calcext:value-type="string">
            <text:p>Rhett</text:p>
          </table:table-cell>
          <table:table-cell office:value-type="string" calcext:value-type="string">
            <text:p>Chick</text:p>
          </table:table-cell>
          <table:table-cell office:value-type="string" calcext:value-type="string">
            <text:p>Follett</text:p>
          </table:table-cell>
          <table:table-cell office:value-type="string" calcext:value-type="string">
            <text:p>Verson</text:p>
          </table:table-cell>
          <table:table-cell office:value-type="string" calcext:value-type="string">
            <text:p>cversongy@fd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22-227-922</text:p>
          </table:table-cell>
          <table:table-cell office:value-type="string" calcext:value-type="string">
            <text:p>653 Vermont Way</text:p>
          </table:table-cell>
          <table:table-cell table:formula="of:=RANDBETWEEN(1;1833)" office:value-type="float" office:value="118" calcext:value-type="float">
            <text:p>118</text:p>
          </table:table-cell>
          <table:table-cell/>
          <table:table-cell table:formula="of:=CONCATENATE(&quot;(&quot;;[.A328];&quot;, &quot;;[.B328];&quot;, &quot;;[.C328];&quot;, '&quot;;[.D328];&quot; &quot;;[.E328];&quot;', '&quot;;[.F328];&quot; &quot;;[.G328];&quot;', '&quot;; [.H328]; &quot;'&quot;; [.I328];&quot;', '&quot;;[.J328];&quot;', '&quot;;[.K328];&quot;', &quot;;[.L328]; &quot;), &quot;)" office:value-type="string" office:string-value="(51187522, 2020327, 54193, 'Rhett Chick', 'Follett Verson', 'cversongy@fda.gov'https://librenoticias.com/wp-content/uploads/2020/08/default-user-image.png', '122-227-922', '653 Vermont Way', 118), " calcext:value-type="string">
            <text:p>(51187522, 2020327, 54193, 'Rhett Chick', 'Follett Verson', 'cversongy@fda.gov'https://librenoticias.com/wp-content/uploads/2020/08/default-user-image.png', '122-227-922', '653 Vermont Way', 11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3030515" calcext:value-type="float">
            <text:p>43030515</text:p>
          </table:table-cell>
          <table:table-cell office:value-type="float" office:value="2020328" calcext:value-type="float">
            <text:p>2020328</text:p>
          </table:table-cell>
          <table:table-cell table:formula="of:=RANDBETWEEN(1000; 99999)" office:value-type="float" office:value="41719" calcext:value-type="float">
            <text:p>41719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Cirilo</text:p>
          </table:table-cell>
          <table:table-cell office:value-type="string" calcext:value-type="string">
            <text:p>Fooks</text:p>
          </table:table-cell>
          <table:table-cell office:value-type="string" calcext:value-type="string">
            <text:p>Davley</text:p>
          </table:table-cell>
          <table:table-cell office:value-type="string" calcext:value-type="string">
            <text:p>cdavleybg@tops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41-822-734</text:p>
          </table:table-cell>
          <table:table-cell office:value-type="string" calcext:value-type="string">
            <text:p>62 Mosinee Circle</text:p>
          </table:table-cell>
          <table:table-cell table:formula="of:=RANDBETWEEN(1;1833)" office:value-type="float" office:value="1489" calcext:value-type="float">
            <text:p>1489</text:p>
          </table:table-cell>
          <table:table-cell/>
          <table:table-cell table:formula="of:=CONCATENATE(&quot;(&quot;;[.A329];&quot;, &quot;;[.B329];&quot;, &quot;;[.C329];&quot;, '&quot;;[.D329];&quot; &quot;;[.E329];&quot;', '&quot;;[.F329];&quot; &quot;;[.G329];&quot;', '&quot;; [.H329]; &quot;'&quot;; [.I329];&quot;', '&quot;;[.J329];&quot;', '&quot;;[.K329];&quot;', &quot;;[.L329]; &quot;), &quot;)" office:value-type="string" office:string-value="(43030515, 2020328, 41719, 'Darryl Cirilo', 'Fooks Davley', 'cdavleybg@topsy.com'https://librenoticias.com/wp-content/uploads/2020/08/default-user-image.png', '341-822-734', '62 Mosinee Circle', 1489), " calcext:value-type="string">
            <text:p>(43030515, 2020328, 41719, 'Darryl Cirilo', 'Fooks Davley', 'cdavleybg@topsy.com'https://librenoticias.com/wp-content/uploads/2020/08/default-user-image.png', '341-822-734', '62 Mosinee Circle', 148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5796857" calcext:value-type="float">
            <text:p>55796857</text:p>
          </table:table-cell>
          <table:table-cell office:value-type="float" office:value="2020329" calcext:value-type="float">
            <text:p>2020329</text:p>
          </table:table-cell>
          <table:table-cell table:formula="of:=RANDBETWEEN(1000; 99999)" office:value-type="float" office:value="73908" calcext:value-type="float">
            <text:p>73908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Malva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Siddens</text:p>
          </table:table-cell>
          <table:table-cell office:value-type="string" calcext:value-type="string">
            <text:p>msiddens41@del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70-887-551</text:p>
          </table:table-cell>
          <table:table-cell office:value-type="string" calcext:value-type="string">
            <text:p>258 Toban Plaza</text:p>
          </table:table-cell>
          <table:table-cell table:formula="of:=RANDBETWEEN(1;1833)" office:value-type="float" office:value="679" calcext:value-type="float">
            <text:p>679</text:p>
          </table:table-cell>
          <table:table-cell/>
          <table:table-cell table:formula="of:=CONCATENATE(&quot;(&quot;;[.A330];&quot;, &quot;;[.B330];&quot;, &quot;;[.C330];&quot;, '&quot;;[.D330];&quot; &quot;;[.E330];&quot;', '&quot;;[.F330];&quot; &quot;;[.G330];&quot;', '&quot;; [.H330]; &quot;'&quot;; [.I330];&quot;', '&quot;;[.J330];&quot;', '&quot;;[.K330];&quot;', &quot;;[.L330]; &quot;), &quot;)" office:value-type="string" office:string-value="(55796857, 2020329, 73908, 'Jacqueline Malva', 'Footer Siddens', 'msiddens41@dell.com'https://librenoticias.com/wp-content/uploads/2020/08/default-user-image.png', '770-887-551', '258 Toban Plaza', 679), " calcext:value-type="string">
            <text:p>(55796857, 2020329, 73908, 'Jacqueline Malva', 'Footer Siddens', 'msiddens41@dell.com'https://librenoticias.com/wp-content/uploads/2020/08/default-user-image.png', '770-887-551', '258 Toban Plaza', 67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1017884" calcext:value-type="float">
            <text:p>41017884</text:p>
          </table:table-cell>
          <table:table-cell office:value-type="float" office:value="2020330" calcext:value-type="float">
            <text:p>2020330</text:p>
          </table:table-cell>
          <table:table-cell table:formula="of:=RANDBETWEEN(1000; 99999)" office:value-type="float" office:value="88623" calcext:value-type="float">
            <text:p>88623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Clarance</text:p>
          </table:table-cell>
          <table:table-cell office:value-type="string" calcext:value-type="string">
            <text:p>Forker</text:p>
          </table:table-cell>
          <table:table-cell office:value-type="string" calcext:value-type="string">
            <text:p>Dumberrill</text:p>
          </table:table-cell>
          <table:table-cell office:value-type="string" calcext:value-type="string">
            <text:p>cdumberrilld1@ifen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76-709-606</text:p>
          </table:table-cell>
          <table:table-cell office:value-type="string" calcext:value-type="string">
            <text:p>38088 Carey Lane</text:p>
          </table:table-cell>
          <table:table-cell table:formula="of:=RANDBETWEEN(1;1833)" office:value-type="float" office:value="1711" calcext:value-type="float">
            <text:p>1711</text:p>
          </table:table-cell>
          <table:table-cell/>
          <table:table-cell table:formula="of:=CONCATENATE(&quot;(&quot;;[.A331];&quot;, &quot;;[.B331];&quot;, &quot;;[.C331];&quot;, '&quot;;[.D331];&quot; &quot;;[.E331];&quot;', '&quot;;[.F331];&quot; &quot;;[.G331];&quot;', '&quot;; [.H331]; &quot;'&quot;; [.I331];&quot;', '&quot;;[.J331];&quot;', '&quot;;[.K331];&quot;', &quot;;[.L331]; &quot;), &quot;)" office:value-type="string" office:string-value="(41017884, 2020330, 88623, 'Rafael Clarance', 'Forker Dumberrill', 'cdumberrilld1@ifeng.com'https://librenoticias.com/wp-content/uploads/2020/08/default-user-image.png', '476-709-606', '38088 Carey Lane', 1711), " calcext:value-type="string">
            <text:p>(41017884, 2020330, 88623, 'Rafael Clarance', 'Forker Dumberrill', 'cdumberrilld1@ifeng.com'https://librenoticias.com/wp-content/uploads/2020/08/default-user-image.png', '476-709-606', '38088 Carey Lane', 171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8385062" calcext:value-type="float">
            <text:p>98385062</text:p>
          </table:table-cell>
          <table:table-cell office:value-type="float" office:value="2020331" calcext:value-type="float">
            <text:p>2020331</text:p>
          </table:table-cell>
          <table:table-cell table:formula="of:=RANDBETWEEN(1000; 99999)" office:value-type="float" office:value="33079" calcext:value-type="float">
            <text:p>33079</text:p>
          </table:table-cell>
          <table:table-cell office:value-type="string" calcext:value-type="string">
            <text:p>Sloan</text:p>
          </table:table-cell>
          <table:table-cell office:value-type="string" calcext:value-type="string">
            <text:p>Xymenes</text:p>
          </table:table-cell>
          <table:table-cell office:value-type="string" calcext:value-type="string">
            <text:p>Fowell</text:p>
          </table:table-cell>
          <table:table-cell office:value-type="string" calcext:value-type="string">
            <text:p>Hinkensen</text:p>
          </table:table-cell>
          <table:table-cell office:value-type="string" calcext:value-type="string">
            <text:p>xhinkensend2@mapy.cz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23-958-406</text:p>
          </table:table-cell>
          <table:table-cell office:value-type="string" calcext:value-type="string">
            <text:p>4 Ruskin Avenue</text:p>
          </table:table-cell>
          <table:table-cell table:formula="of:=RANDBETWEEN(1;1833)" office:value-type="float" office:value="268" calcext:value-type="float">
            <text:p>268</text:p>
          </table:table-cell>
          <table:table-cell/>
          <table:table-cell table:formula="of:=CONCATENATE(&quot;(&quot;;[.A332];&quot;, &quot;;[.B332];&quot;, &quot;;[.C332];&quot;, '&quot;;[.D332];&quot; &quot;;[.E332];&quot;', '&quot;;[.F332];&quot; &quot;;[.G332];&quot;', '&quot;; [.H332]; &quot;'&quot;; [.I332];&quot;', '&quot;;[.J332];&quot;', '&quot;;[.K332];&quot;', &quot;;[.L332]; &quot;), &quot;)" office:value-type="string" office:string-value="(98385062, 2020331, 33079, 'Sloan Xymenes', 'Fowell Hinkensen', 'xhinkensend2@mapy.cz'https://librenoticias.com/wp-content/uploads/2020/08/default-user-image.png', '223-958-406', '4 Ruskin Avenue', 268), " calcext:value-type="string">
            <text:p>(98385062, 2020331, 33079, 'Sloan Xymenes', 'Fowell Hinkensen', 'xhinkensend2@mapy.cz'https://librenoticias.com/wp-content/uploads/2020/08/default-user-image.png', '223-958-406', '4 Ruskin Avenue', 26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5740967" calcext:value-type="float">
            <text:p>15740967</text:p>
          </table:table-cell>
          <table:table-cell office:value-type="float" office:value="2020332" calcext:value-type="float">
            <text:p>2020332</text:p>
          </table:table-cell>
          <table:table-cell table:formula="of:=RANDBETWEEN(1000; 99999)" office:value-type="float" office:value="57223" calcext:value-type="float">
            <text:p>57223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Sheeree</text:p>
          </table:table-cell>
          <table:table-cell office:value-type="string" calcext:value-type="string">
            <text:p>Franke</text:p>
          </table:table-cell>
          <table:table-cell office:value-type="string" calcext:value-type="string">
            <text:p>Tryhorn</text:p>
          </table:table-cell>
          <table:table-cell office:value-type="string" calcext:value-type="string">
            <text:p>stryhorn7d@hexu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01-828-436</text:p>
          </table:table-cell>
          <table:table-cell office:value-type="string" calcext:value-type="string">
            <text:p>770 Spenser Place</text:p>
          </table:table-cell>
          <table:table-cell table:formula="of:=RANDBETWEEN(1;1833)" office:value-type="float" office:value="3" calcext:value-type="float">
            <text:p>3</text:p>
          </table:table-cell>
          <table:table-cell/>
          <table:table-cell table:formula="of:=CONCATENATE(&quot;(&quot;;[.A333];&quot;, &quot;;[.B333];&quot;, &quot;;[.C333];&quot;, '&quot;;[.D333];&quot; &quot;;[.E333];&quot;', '&quot;;[.F333];&quot; &quot;;[.G333];&quot;', '&quot;; [.H333]; &quot;'&quot;; [.I333];&quot;', '&quot;;[.J333];&quot;', '&quot;;[.K333];&quot;', &quot;;[.L333]; &quot;), &quot;)" office:value-type="string" office:string-value="(15740967, 2020332, 57223, 'Mel Sheeree', 'Franke Tryhorn', 'stryhorn7d@hexun.com'https://librenoticias.com/wp-content/uploads/2020/08/default-user-image.png', '401-828-436', '770 Spenser Place', 3), " calcext:value-type="string">
            <text:p>(15740967, 2020332, 57223, 'Mel Sheeree', 'Franke Tryhorn', 'stryhorn7d@hexun.com'https://librenoticias.com/wp-content/uploads/2020/08/default-user-image.png', '401-828-436', '770 Spenser Place', 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4206611" calcext:value-type="float">
            <text:p>34206611</text:p>
          </table:table-cell>
          <table:table-cell office:value-type="float" office:value="2020333" calcext:value-type="float">
            <text:p>2020333</text:p>
          </table:table-cell>
          <table:table-cell table:formula="of:=RANDBETWEEN(1000; 99999)" office:value-type="float" office:value="63229" calcext:value-type="float">
            <text:p>63229</text:p>
          </table:table-cell>
          <table:table-cell office:value-type="string" calcext:value-type="string">
            <text:p>Abelard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Freckingham</text:p>
          </table:table-cell>
          <table:table-cell office:value-type="string" calcext:value-type="string">
            <text:p>Sheach</text:p>
          </table:table-cell>
          <table:table-cell office:value-type="string" calcext:value-type="string">
            <text:p>dsheach3n@hao123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94-474-101</text:p>
          </table:table-cell>
          <table:table-cell office:value-type="string" calcext:value-type="string">
            <text:p>9 Sommers Court</text:p>
          </table:table-cell>
          <table:table-cell table:formula="of:=RANDBETWEEN(1;1833)" office:value-type="float" office:value="1532" calcext:value-type="float">
            <text:p>1532</text:p>
          </table:table-cell>
          <table:table-cell/>
          <table:table-cell table:formula="of:=CONCATENATE(&quot;(&quot;;[.A334];&quot;, &quot;;[.B334];&quot;, &quot;;[.C334];&quot;, '&quot;;[.D334];&quot; &quot;;[.E334];&quot;', '&quot;;[.F334];&quot; &quot;;[.G334];&quot;', '&quot;; [.H334]; &quot;'&quot;; [.I334];&quot;', '&quot;;[.J334];&quot;', '&quot;;[.K334];&quot;', &quot;;[.L334]; &quot;), &quot;)" office:value-type="string" office:string-value="(34206611, 2020333, 63229, 'Abelard Dewitt', 'Freckingham Sheach', 'dsheach3n@hao123.com'https://librenoticias.com/wp-content/uploads/2020/08/default-user-image.png', '694-474-101', '9 Sommers Court', 1532), " calcext:value-type="string">
            <text:p>(34206611, 2020333, 63229, 'Abelard Dewitt', 'Freckingham Sheach', 'dsheach3n@hao123.com'https://librenoticias.com/wp-content/uploads/2020/08/default-user-image.png', '694-474-101', '9 Sommers Court', 153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1028326" calcext:value-type="float">
            <text:p>81028326</text:p>
          </table:table-cell>
          <table:table-cell office:value-type="float" office:value="2020334" calcext:value-type="float">
            <text:p>2020334</text:p>
          </table:table-cell>
          <table:table-cell table:formula="of:=RANDBETWEEN(1000; 99999)" office:value-type="float" office:value="96840" calcext:value-type="float">
            <text:p>96840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Veronika</text:p>
          </table:table-cell>
          <table:table-cell office:value-type="string" calcext:value-type="string">
            <text:p>Freezor</text:p>
          </table:table-cell>
          <table:table-cell office:value-type="string" calcext:value-type="string">
            <text:p>Fulks</text:p>
          </table:table-cell>
          <table:table-cell office:value-type="string" calcext:value-type="string">
            <text:p>vfulks3m@youtu.b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24-211-882</text:p>
          </table:table-cell>
          <table:table-cell office:value-type="string" calcext:value-type="string">
            <text:p>948 Upham Road</text:p>
          </table:table-cell>
          <table:table-cell table:formula="of:=RANDBETWEEN(1;1833)" office:value-type="float" office:value="1339" calcext:value-type="float">
            <text:p>1339</text:p>
          </table:table-cell>
          <table:table-cell/>
          <table:table-cell table:formula="of:=CONCATENATE(&quot;(&quot;;[.A335];&quot;, &quot;;[.B335];&quot;, &quot;;[.C335];&quot;, '&quot;;[.D335];&quot; &quot;;[.E335];&quot;', '&quot;;[.F335];&quot; &quot;;[.G335];&quot;', '&quot;; [.H335]; &quot;'&quot;; [.I335];&quot;', '&quot;;[.J335];&quot;', '&quot;;[.K335];&quot;', &quot;;[.L335]; &quot;), &quot;)" office:value-type="string" office:string-value="(81028326, 2020334, 96840, 'Kitty Veronika', 'Freezor Fulks', 'vfulks3m@youtu.be'https://librenoticias.com/wp-content/uploads/2020/08/default-user-image.png', '124-211-882', '948 Upham Road', 1339), " calcext:value-type="string">
            <text:p>(81028326, 2020334, 96840, 'Kitty Veronika', 'Freezor Fulks', 'vfulks3m@youtu.be'https://librenoticias.com/wp-content/uploads/2020/08/default-user-image.png', '124-211-882', '948 Upham Road', 133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2202792" calcext:value-type="float">
            <text:p>22202792</text:p>
          </table:table-cell>
          <table:table-cell office:value-type="float" office:value="2020335" calcext:value-type="float">
            <text:p>2020335</text:p>
          </table:table-cell>
          <table:table-cell table:formula="of:=RANDBETWEEN(1000; 99999)" office:value-type="float" office:value="60303" calcext:value-type="float">
            <text:p>60303</text:p>
          </table:table-cell>
          <table:table-cell office:value-type="string" calcext:value-type="string">
            <text:p>Elbertina</text:p>
          </table:table-cell>
          <table:table-cell office:value-type="string" calcext:value-type="string">
            <text:p>Audre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Brimley</text:p>
          </table:table-cell>
          <table:table-cell office:value-type="string" calcext:value-type="string">
            <text:p>abrimleyeg@reddi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47-427-141</text:p>
          </table:table-cell>
          <table:table-cell office:value-type="string" calcext:value-type="string">
            <text:p>23 Montana Terrace</text:p>
          </table:table-cell>
          <table:table-cell table:formula="of:=RANDBETWEEN(1;1833)" office:value-type="float" office:value="1150" calcext:value-type="float">
            <text:p>1150</text:p>
          </table:table-cell>
          <table:table-cell/>
          <table:table-cell table:formula="of:=CONCATENATE(&quot;(&quot;;[.A336];&quot;, &quot;;[.B336];&quot;, &quot;;[.C336];&quot;, '&quot;;[.D336];&quot; &quot;;[.E336];&quot;', '&quot;;[.F336];&quot; &quot;;[.G336];&quot;', '&quot;; [.H336]; &quot;'&quot;; [.I336];&quot;', '&quot;;[.J336];&quot;', '&quot;;[.K336];&quot;', &quot;;[.L336]; &quot;), &quot;)" office:value-type="string" office:string-value="(22202792, 2020335, 60303, 'Elbertina Audre', 'Friday Brimley', 'abrimleyeg@reddit.com'https://librenoticias.com/wp-content/uploads/2020/08/default-user-image.png', '947-427-141', '23 Montana Terrace', 1150), " calcext:value-type="string">
            <text:p>(22202792, 2020335, 60303, 'Elbertina Audre', 'Friday Brimley', 'abrimleyeg@reddit.com'https://librenoticias.com/wp-content/uploads/2020/08/default-user-image.png', '947-427-141', '23 Montana Terrace', 115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8251985" calcext:value-type="float">
            <text:p>78251985</text:p>
          </table:table-cell>
          <table:table-cell office:value-type="float" office:value="2020336" calcext:value-type="float">
            <text:p>2020336</text:p>
          </table:table-cell>
          <table:table-cell table:formula="of:=RANDBETWEEN(1000; 99999)" office:value-type="float" office:value="92974" calcext:value-type="float">
            <text:p>92974</text:p>
          </table:table-cell>
          <table:table-cell office:value-type="string" calcext:value-type="string">
            <text:p>Mendie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Frounks</text:p>
          </table:table-cell>
          <table:table-cell office:value-type="string" calcext:value-type="string">
            <text:p>Readwing</text:p>
          </table:table-cell>
          <table:table-cell office:value-type="string" calcext:value-type="string">
            <text:p>breadwing2@studiopres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79-262-735</text:p>
          </table:table-cell>
          <table:table-cell office:value-type="string" calcext:value-type="string">
            <text:p>56 Jenifer Terrace</text:p>
          </table:table-cell>
          <table:table-cell table:formula="of:=RANDBETWEEN(1;1833)" office:value-type="float" office:value="463" calcext:value-type="float">
            <text:p>463</text:p>
          </table:table-cell>
          <table:table-cell/>
          <table:table-cell table:formula="of:=CONCATENATE(&quot;(&quot;;[.A337];&quot;, &quot;;[.B337];&quot;, &quot;;[.C337];&quot;, '&quot;;[.D337];&quot; &quot;;[.E337];&quot;', '&quot;;[.F337];&quot; &quot;;[.G337];&quot;', '&quot;; [.H337]; &quot;'&quot;; [.I337];&quot;', '&quot;;[.J337];&quot;', '&quot;;[.K337];&quot;', &quot;;[.L337]; &quot;), &quot;)" office:value-type="string" office:string-value="(78251985, 2020336, 92974, 'Mendie Baron', 'Frounks Readwing', 'breadwing2@studiopress.com'https://librenoticias.com/wp-content/uploads/2020/08/default-user-image.png', '979-262-735', '56 Jenifer Terrace', 463), " calcext:value-type="string">
            <text:p>(78251985, 2020336, 92974, 'Mendie Baron', 'Frounks Readwing', 'breadwing2@studiopress.com'https://librenoticias.com/wp-content/uploads/2020/08/default-user-image.png', '979-262-735', '56 Jenifer Terrace', 46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4176720" calcext:value-type="float">
            <text:p>94176720</text:p>
          </table:table-cell>
          <table:table-cell office:value-type="float" office:value="2020337" calcext:value-type="float">
            <text:p>2020337</text:p>
          </table:table-cell>
          <table:table-cell table:formula="of:=RANDBETWEEN(1000; 99999)" office:value-type="float" office:value="74469" calcext:value-type="float">
            <text:p>74469</text:p>
          </table:table-cell>
          <table:table-cell office:value-type="string" calcext:value-type="string">
            <text:p>Anderea</text:p>
          </table:table-cell>
          <table:table-cell office:value-type="string" calcext:value-type="string">
            <text:p>Tilly</text:p>
          </table:table-cell>
          <table:table-cell office:value-type="string" calcext:value-type="string">
            <text:p>Fryman</text:p>
          </table:table-cell>
          <table:table-cell office:value-type="string" calcext:value-type="string">
            <text:p>Midford</text:p>
          </table:table-cell>
          <table:table-cell office:value-type="string" calcext:value-type="string">
            <text:p>tmidfordr@mapy.cz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33-561-138</text:p>
          </table:table-cell>
          <table:table-cell office:value-type="string" calcext:value-type="string">
            <text:p>5 Maple Park</text:p>
          </table:table-cell>
          <table:table-cell table:formula="of:=RANDBETWEEN(1;1833)" office:value-type="float" office:value="225" calcext:value-type="float">
            <text:p>225</text:p>
          </table:table-cell>
          <table:table-cell/>
          <table:table-cell table:formula="of:=CONCATENATE(&quot;(&quot;;[.A338];&quot;, &quot;;[.B338];&quot;, &quot;;[.C338];&quot;, '&quot;;[.D338];&quot; &quot;;[.E338];&quot;', '&quot;;[.F338];&quot; &quot;;[.G338];&quot;', '&quot;; [.H338]; &quot;'&quot;; [.I338];&quot;', '&quot;;[.J338];&quot;', '&quot;;[.K338];&quot;', &quot;;[.L338]; &quot;), &quot;)" office:value-type="string" office:string-value="(94176720, 2020337, 74469, 'Anderea Tilly', 'Fryman Midford', 'tmidfordr@mapy.cz'https://librenoticias.com/wp-content/uploads/2020/08/default-user-image.png', '233-561-138', '5 Maple Park', 225), " calcext:value-type="string">
            <text:p>(94176720, 2020337, 74469, 'Anderea Tilly', 'Fryman Midford', 'tmidfordr@mapy.cz'https://librenoticias.com/wp-content/uploads/2020/08/default-user-image.png', '233-561-138', '5 Maple Park', 22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5520701" calcext:value-type="float">
            <text:p>35520701</text:p>
          </table:table-cell>
          <table:table-cell office:value-type="float" office:value="2020338" calcext:value-type="float">
            <text:p>2020338</text:p>
          </table:table-cell>
          <table:table-cell table:formula="of:=RANDBETWEEN(1000; 99999)" office:value-type="float" office:value="61276" calcext:value-type="float">
            <text:p>61276</text:p>
          </table:table-cell>
          <table:table-cell office:value-type="string" calcext:value-type="string">
            <text:p>Juliana</text:p>
          </table:table-cell>
          <table:table-cell office:value-type="string" calcext:value-type="string">
            <text:p>Sharity</text:p>
          </table:table-cell>
          <table:table-cell office:value-type="string" calcext:value-type="string">
            <text:p>Gadd</text:p>
          </table:table-cell>
          <table:table-cell office:value-type="string" calcext:value-type="string">
            <text:p>McNab</text:p>
          </table:table-cell>
          <table:table-cell office:value-type="string" calcext:value-type="string">
            <text:p>smcnabg1@alibab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41-616-203</text:p>
          </table:table-cell>
          <table:table-cell office:value-type="string" calcext:value-type="string">
            <text:p>4838 Melvin Way</text:p>
          </table:table-cell>
          <table:table-cell table:formula="of:=RANDBETWEEN(1;1833)" office:value-type="float" office:value="1636" calcext:value-type="float">
            <text:p>1636</text:p>
          </table:table-cell>
          <table:table-cell/>
          <table:table-cell table:formula="of:=CONCATENATE(&quot;(&quot;;[.A339];&quot;, &quot;;[.B339];&quot;, &quot;;[.C339];&quot;, '&quot;;[.D339];&quot; &quot;;[.E339];&quot;', '&quot;;[.F339];&quot; &quot;;[.G339];&quot;', '&quot;; [.H339]; &quot;'&quot;; [.I339];&quot;', '&quot;;[.J339];&quot;', '&quot;;[.K339];&quot;', &quot;;[.L339]; &quot;), &quot;)" office:value-type="string" office:string-value="(35520701, 2020338, 61276, 'Juliana Sharity', 'Gadd McNab', 'smcnabg1@alibaba.com'https://librenoticias.com/wp-content/uploads/2020/08/default-user-image.png', '441-616-203', '4838 Melvin Way', 1636), " calcext:value-type="string">
            <text:p>(35520701, 2020338, 61276, 'Juliana Sharity', 'Gadd McNab', 'smcnabg1@alibaba.com'https://librenoticias.com/wp-content/uploads/2020/08/default-user-image.png', '441-616-203', '4838 Melvin Way', 163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5241117" calcext:value-type="float">
            <text:p>65241117</text:p>
          </table:table-cell>
          <table:table-cell office:value-type="float" office:value="2020339" calcext:value-type="float">
            <text:p>2020339</text:p>
          </table:table-cell>
          <table:table-cell table:formula="of:=RANDBETWEEN(1000; 99999)" office:value-type="float" office:value="46821" calcext:value-type="float">
            <text:p>46821</text:p>
          </table:table-cell>
          <table:table-cell office:value-type="string" calcext:value-type="string">
            <text:p>Bord</text:p>
          </table:table-cell>
          <table:table-cell office:value-type="string" calcext:value-type="string">
            <text:p>Thaxter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Durnall</text:p>
          </table:table-cell>
          <table:table-cell office:value-type="string" calcext:value-type="string">
            <text:p>tdurnall49@stanford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22-960-994</text:p>
          </table:table-cell>
          <table:table-cell office:value-type="string" calcext:value-type="string">
            <text:p>75431 Trailsway Circle</text:p>
          </table:table-cell>
          <table:table-cell table:formula="of:=RANDBETWEEN(1;1833)" office:value-type="float" office:value="375" calcext:value-type="float">
            <text:p>375</text:p>
          </table:table-cell>
          <table:table-cell/>
          <table:table-cell table:formula="of:=CONCATENATE(&quot;(&quot;;[.A340];&quot;, &quot;;[.B340];&quot;, &quot;;[.C340];&quot;, '&quot;;[.D340];&quot; &quot;;[.E340];&quot;', '&quot;;[.F340];&quot; &quot;;[.G340];&quot;', '&quot;; [.H340]; &quot;'&quot;; [.I340];&quot;', '&quot;;[.J340];&quot;', '&quot;;[.K340];&quot;', &quot;;[.L340]; &quot;), &quot;)" office:value-type="string" office:string-value="(65241117, 2020339, 46821, 'Bord Thaxter', 'Gadsden Durnall', 'tdurnall49@stanford.edu'https://librenoticias.com/wp-content/uploads/2020/08/default-user-image.png', '322-960-994', '75431 Trailsway Circle', 375), " calcext:value-type="string">
            <text:p>(65241117, 2020339, 46821, 'Bord Thaxter', 'Gadsden Durnall', 'tdurnall49@stanford.edu'https://librenoticias.com/wp-content/uploads/2020/08/default-user-image.png', '322-960-994', '75431 Trailsway Circle', 37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2346050" calcext:value-type="float">
            <text:p>32346050</text:p>
          </table:table-cell>
          <table:table-cell office:value-type="float" office:value="2020340" calcext:value-type="float">
            <text:p>2020340</text:p>
          </table:table-cell>
          <table:table-cell table:formula="of:=RANDBETWEEN(1000; 99999)" office:value-type="float" office:value="82700" calcext:value-type="float">
            <text:p>82700</text:p>
          </table:table-cell>
          <table:table-cell office:value-type="string" calcext:value-type="string">
            <text:p>Bessie</text:p>
          </table:table-cell>
          <table:table-cell office:value-type="string" calcext:value-type="string">
            <text:p>Thea</text:p>
          </table:table-cell>
          <table:table-cell office:value-type="string" calcext:value-type="string">
            <text:p>Gallienne</text:p>
          </table:table-cell>
          <table:table-cell office:value-type="string" calcext:value-type="string">
            <text:p>Blunsen</text:p>
          </table:table-cell>
          <table:table-cell office:value-type="string" calcext:value-type="string">
            <text:p>tblunsenqu@who.in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34-154-148</text:p>
          </table:table-cell>
          <table:table-cell office:value-type="string" calcext:value-type="string">
            <text:p>2791 Clove Road</text:p>
          </table:table-cell>
          <table:table-cell table:formula="of:=RANDBETWEEN(1;1833)" office:value-type="float" office:value="1165" calcext:value-type="float">
            <text:p>1165</text:p>
          </table:table-cell>
          <table:table-cell/>
          <table:table-cell table:formula="of:=CONCATENATE(&quot;(&quot;;[.A341];&quot;, &quot;;[.B341];&quot;, &quot;;[.C341];&quot;, '&quot;;[.D341];&quot; &quot;;[.E341];&quot;', '&quot;;[.F341];&quot; &quot;;[.G341];&quot;', '&quot;; [.H341]; &quot;'&quot;; [.I341];&quot;', '&quot;;[.J341];&quot;', '&quot;;[.K341];&quot;', &quot;;[.L341]; &quot;), &quot;)" office:value-type="string" office:string-value="(32346050, 2020340, 82700, 'Bessie Thea', 'Gallienne Blunsen', 'tblunsenqu@who.int'https://librenoticias.com/wp-content/uploads/2020/08/default-user-image.png', '834-154-148', '2791 Clove Road', 1165), " calcext:value-type="string">
            <text:p>(32346050, 2020340, 82700, 'Bessie Thea', 'Gallienne Blunsen', 'tblunsenqu@who.int'https://librenoticias.com/wp-content/uploads/2020/08/default-user-image.png', '834-154-148', '2791 Clove Road', 116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6456416" calcext:value-type="float">
            <text:p>16456416</text:p>
          </table:table-cell>
          <table:table-cell office:value-type="float" office:value="2020341" calcext:value-type="float">
            <text:p>2020341</text:p>
          </table:table-cell>
          <table:table-cell table:formula="of:=RANDBETWEEN(1000; 99999)" office:value-type="float" office:value="90727" calcext:value-type="float">
            <text:p>90727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Rossie</text:p>
          </table:table-cell>
          <table:table-cell office:value-type="string" calcext:value-type="string">
            <text:p>Gallop</text:p>
          </table:table-cell>
          <table:table-cell office:value-type="string" calcext:value-type="string">
            <text:p>Howsden</text:p>
          </table:table-cell>
          <table:table-cell office:value-type="string" calcext:value-type="string">
            <text:p>rhowsden71@tmal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21-938-422</text:p>
          </table:table-cell>
          <table:table-cell office:value-type="string" calcext:value-type="string">
            <text:p>8068 Kings Way</text:p>
          </table:table-cell>
          <table:table-cell table:formula="of:=RANDBETWEEN(1;1833)" office:value-type="float" office:value="231" calcext:value-type="float">
            <text:p>231</text:p>
          </table:table-cell>
          <table:table-cell/>
          <table:table-cell table:formula="of:=CONCATENATE(&quot;(&quot;;[.A342];&quot;, &quot;;[.B342];&quot;, &quot;;[.C342];&quot;, '&quot;;[.D342];&quot; &quot;;[.E342];&quot;', '&quot;;[.F342];&quot; &quot;;[.G342];&quot;', '&quot;; [.H342]; &quot;'&quot;; [.I342];&quot;', '&quot;;[.J342];&quot;', '&quot;;[.K342];&quot;', &quot;;[.L342]; &quot;), &quot;)" office:value-type="string" office:string-value="(16456416, 2020341, 90727, 'Steven Rossie', 'Gallop Howsden', 'rhowsden71@tmall.com'https://librenoticias.com/wp-content/uploads/2020/08/default-user-image.png', '521-938-422', '8068 Kings Way', 231), " calcext:value-type="string">
            <text:p>(16456416, 2020341, 90727, 'Steven Rossie', 'Gallop Howsden', 'rhowsden71@tmall.com'https://librenoticias.com/wp-content/uploads/2020/08/default-user-image.png', '521-938-422', '8068 Kings Way', 23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9874679" calcext:value-type="float">
            <text:p>39874679</text:p>
          </table:table-cell>
          <table:table-cell office:value-type="float" office:value="2020342" calcext:value-type="float">
            <text:p>2020342</text:p>
          </table:table-cell>
          <table:table-cell table:formula="of:=RANDBETWEEN(1000; 99999)" office:value-type="float" office:value="87390" calcext:value-type="float">
            <text:p>87390</text:p>
          </table:table-cell>
          <table:table-cell office:value-type="string" calcext:value-type="string">
            <text:p>Isidore</text:p>
          </table:table-cell>
          <table:table-cell office:value-type="string" calcext:value-type="string">
            <text:p>Parke</text:p>
          </table:table-cell>
          <table:table-cell office:value-type="string" calcext:value-type="string">
            <text:p>Gamage</text:p>
          </table:table-cell>
          <table:table-cell office:value-type="string" calcext:value-type="string">
            <text:p>Nardoni</text:p>
          </table:table-cell>
          <table:table-cell office:value-type="string" calcext:value-type="string">
            <text:p>pnardonibb@cdc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71-706-494</text:p>
          </table:table-cell>
          <table:table-cell office:value-type="string" calcext:value-type="string">
            <text:p>7 Harper Center</text:p>
          </table:table-cell>
          <table:table-cell table:formula="of:=RANDBETWEEN(1;1833)" office:value-type="float" office:value="1327" calcext:value-type="float">
            <text:p>1327</text:p>
          </table:table-cell>
          <table:table-cell/>
          <table:table-cell table:formula="of:=CONCATENATE(&quot;(&quot;;[.A343];&quot;, &quot;;[.B343];&quot;, &quot;;[.C343];&quot;, '&quot;;[.D343];&quot; &quot;;[.E343];&quot;', '&quot;;[.F343];&quot; &quot;;[.G343];&quot;', '&quot;; [.H343]; &quot;'&quot;; [.I343];&quot;', '&quot;;[.J343];&quot;', '&quot;;[.K343];&quot;', &quot;;[.L343]; &quot;), &quot;)" office:value-type="string" office:string-value="(39874679, 2020342, 87390, 'Isidore Parke', 'Gamage Nardoni', 'pnardonibb@cdc.gov'https://librenoticias.com/wp-content/uploads/2020/08/default-user-image.png', '471-706-494', '7 Harper Center', 1327), " calcext:value-type="string">
            <text:p>(39874679, 2020342, 87390, 'Isidore Parke', 'Gamage Nardoni', 'pnardonibb@cdc.gov'https://librenoticias.com/wp-content/uploads/2020/08/default-user-image.png', '471-706-494', '7 Harper Center', 132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7065405" calcext:value-type="float">
            <text:p>37065405</text:p>
          </table:table-cell>
          <table:table-cell office:value-type="float" office:value="2020343" calcext:value-type="float">
            <text:p>2020343</text:p>
          </table:table-cell>
          <table:table-cell table:formula="of:=RANDBETWEEN(1000; 99999)" office:value-type="float" office:value="86197" calcext:value-type="float">
            <text:p>86197</text:p>
          </table:table-cell>
          <table:table-cell office:value-type="string" calcext:value-type="string">
            <text:p>Shelbi</text:p>
          </table:table-cell>
          <table:table-cell office:value-type="string" calcext:value-type="string">
            <text:p>Ethelyn</text:p>
          </table:table-cell>
          <table:table-cell office:value-type="string" calcext:value-type="string">
            <text:p>Gammie</text:p>
          </table:table-cell>
          <table:table-cell office:value-type="string" calcext:value-type="string">
            <text:p>Petrushkevich</text:p>
          </table:table-cell>
          <table:table-cell office:value-type="string" calcext:value-type="string">
            <text:p>epetrushkevichmu@sitemet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60-927-414</text:p>
          </table:table-cell>
          <table:table-cell office:value-type="string" calcext:value-type="string">
            <text:p>74 Saint Paul Street</text:p>
          </table:table-cell>
          <table:table-cell table:formula="of:=RANDBETWEEN(1;1833)" office:value-type="float" office:value="222" calcext:value-type="float">
            <text:p>222</text:p>
          </table:table-cell>
          <table:table-cell/>
          <table:table-cell table:formula="of:=CONCATENATE(&quot;(&quot;;[.A344];&quot;, &quot;;[.B344];&quot;, &quot;;[.C344];&quot;, '&quot;;[.D344];&quot; &quot;;[.E344];&quot;', '&quot;;[.F344];&quot; &quot;;[.G344];&quot;', '&quot;; [.H344]; &quot;'&quot;; [.I344];&quot;', '&quot;;[.J344];&quot;', '&quot;;[.K344];&quot;', &quot;;[.L344]; &quot;), &quot;)" office:value-type="string" office:string-value="(37065405, 2020343, 86197, 'Shelbi Ethelyn', 'Gammie Petrushkevich', 'epetrushkevichmu@sitemeter.com'https://librenoticias.com/wp-content/uploads/2020/08/default-user-image.png', '360-927-414', '74 Saint Paul Street', 222), " calcext:value-type="string">
            <text:p>(37065405, 2020343, 86197, 'Shelbi Ethelyn', 'Gammie Petrushkevich', 'epetrushkevichmu@sitemeter.com'https://librenoticias.com/wp-content/uploads/2020/08/default-user-image.png', '360-927-414', '74 Saint Paul Street', 22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0697540" calcext:value-type="float">
            <text:p>90697540</text:p>
          </table:table-cell>
          <table:table-cell office:value-type="float" office:value="2020344" calcext:value-type="float">
            <text:p>2020344</text:p>
          </table:table-cell>
          <table:table-cell table:formula="of:=RANDBETWEEN(1000; 99999)" office:value-type="float" office:value="62133" calcext:value-type="float">
            <text:p>62133</text:p>
          </table:table-cell>
          <table:table-cell office:value-type="string" calcext:value-type="string">
            <text:p>Blisse</text:p>
          </table:table-cell>
          <table:table-cell office:value-type="string" calcext:value-type="string">
            <text:p>Elyn</text:p>
          </table:table-cell>
          <table:table-cell office:value-type="string" calcext:value-type="string">
            <text:p>Garbett</text:p>
          </table:table-cell>
          <table:table-cell office:value-type="string" calcext:value-type="string">
            <text:p>Busst</text:p>
          </table:table-cell>
          <table:table-cell office:value-type="string" calcext:value-type="string">
            <text:p>ebusstjg@facebook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34-356-537</text:p>
          </table:table-cell>
          <table:table-cell office:value-type="string" calcext:value-type="string">
            <text:p>22 Sommers Way</text:p>
          </table:table-cell>
          <table:table-cell table:formula="of:=RANDBETWEEN(1;1833)" office:value-type="float" office:value="1628" calcext:value-type="float">
            <text:p>1628</text:p>
          </table:table-cell>
          <table:table-cell/>
          <table:table-cell table:formula="of:=CONCATENATE(&quot;(&quot;;[.A345];&quot;, &quot;;[.B345];&quot;, &quot;;[.C345];&quot;, '&quot;;[.D345];&quot; &quot;;[.E345];&quot;', '&quot;;[.F345];&quot; &quot;;[.G345];&quot;', '&quot;; [.H345]; &quot;'&quot;; [.I345];&quot;', '&quot;;[.J345];&quot;', '&quot;;[.K345];&quot;', &quot;;[.L345]; &quot;), &quot;)" office:value-type="string" office:string-value="(90697540, 2020344, 62133, 'Blisse Elyn', 'Garbett Busst', 'ebusstjg@facebook.com'https://librenoticias.com/wp-content/uploads/2020/08/default-user-image.png', '634-356-537', '22 Sommers Way', 1628), " calcext:value-type="string">
            <text:p>(90697540, 2020344, 62133, 'Blisse Elyn', 'Garbett Busst', 'ebusstjg@facebook.com'https://librenoticias.com/wp-content/uploads/2020/08/default-user-image.png', '634-356-537', '22 Sommers Way', 162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1065476" calcext:value-type="float">
            <text:p>21065476</text:p>
          </table:table-cell>
          <table:table-cell office:value-type="float" office:value="2020345" calcext:value-type="float">
            <text:p>2020345</text:p>
          </table:table-cell>
          <table:table-cell table:formula="of:=RANDBETWEEN(1000; 99999)" office:value-type="float" office:value="52970" calcext:value-type="float">
            <text:p>52970</text:p>
          </table:table-cell>
          <table:table-cell office:value-type="string" calcext:value-type="string">
            <text:p>Curcio</text:p>
          </table:table-cell>
          <table:table-cell office:value-type="string" calcext:value-type="string">
            <text:p>Daron</text:p>
          </table:table-cell>
          <table:table-cell office:value-type="string" calcext:value-type="string">
            <text:p>Garoghan</text:p>
          </table:table-cell>
          <table:table-cell office:value-type="string" calcext:value-type="string">
            <text:p>Guinery</text:p>
          </table:table-cell>
          <table:table-cell office:value-type="string" calcext:value-type="string">
            <text:p>dguinery2j@cargocollectiv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70-288-174</text:p>
          </table:table-cell>
          <table:table-cell office:value-type="string" calcext:value-type="string">
            <text:p>25 Fulton Crossing</text:p>
          </table:table-cell>
          <table:table-cell table:formula="of:=RANDBETWEEN(1;1833)" office:value-type="float" office:value="739" calcext:value-type="float">
            <text:p>739</text:p>
          </table:table-cell>
          <table:table-cell/>
          <table:table-cell table:formula="of:=CONCATENATE(&quot;(&quot;;[.A346];&quot;, &quot;;[.B346];&quot;, &quot;;[.C346];&quot;, '&quot;;[.D346];&quot; &quot;;[.E346];&quot;', '&quot;;[.F346];&quot; &quot;;[.G346];&quot;', '&quot;; [.H346]; &quot;'&quot;; [.I346];&quot;', '&quot;;[.J346];&quot;', '&quot;;[.K346];&quot;', &quot;;[.L346]; &quot;), &quot;)" office:value-type="string" office:string-value="(21065476, 2020345, 52970, 'Curcio Daron', 'Garoghan Guinery', 'dguinery2j@cargocollective.com'https://librenoticias.com/wp-content/uploads/2020/08/default-user-image.png', '970-288-174', '25 Fulton Crossing', 739), " calcext:value-type="string">
            <text:p>(21065476, 2020345, 52970, 'Curcio Daron', 'Garoghan Guinery', 'dguinery2j@cargocollective.com'https://librenoticias.com/wp-content/uploads/2020/08/default-user-image.png', '970-288-174', '25 Fulton Crossing', 73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6715782" calcext:value-type="float">
            <text:p>76715782</text:p>
          </table:table-cell>
          <table:table-cell office:value-type="float" office:value="2020346" calcext:value-type="float">
            <text:p>2020346</text:p>
          </table:table-cell>
          <table:table-cell table:formula="of:=RANDBETWEEN(1000; 99999)" office:value-type="float" office:value="80960" calcext:value-type="float">
            <text:p>80960</text:p>
          </table:table-cell>
          <table:table-cell office:value-type="string" calcext:value-type="string">
            <text:p>Elwood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Garrelts</text:p>
          </table:table-cell>
          <table:table-cell office:value-type="string" calcext:value-type="string">
            <text:p>Pimley</text:p>
          </table:table-cell>
          <table:table-cell office:value-type="string" calcext:value-type="string">
            <text:p>bpimleycp@dropbox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36-288-502</text:p>
          </table:table-cell>
          <table:table-cell office:value-type="string" calcext:value-type="string">
            <text:p>3646 Bunting Place</text:p>
          </table:table-cell>
          <table:table-cell table:formula="of:=RANDBETWEEN(1;1833)" office:value-type="float" office:value="1225" calcext:value-type="float">
            <text:p>1225</text:p>
          </table:table-cell>
          <table:table-cell/>
          <table:table-cell table:formula="of:=CONCATENATE(&quot;(&quot;;[.A347];&quot;, &quot;;[.B347];&quot;, &quot;;[.C347];&quot;, '&quot;;[.D347];&quot; &quot;;[.E347];&quot;', '&quot;;[.F347];&quot; &quot;;[.G347];&quot;', '&quot;; [.H347]; &quot;'&quot;; [.I347];&quot;', '&quot;;[.J347];&quot;', '&quot;;[.K347];&quot;', &quot;;[.L347]; &quot;), &quot;)" office:value-type="string" office:string-value="(76715782, 2020346, 80960, 'Elwood Boris', 'Garrelts Pimley', 'bpimleycp@dropbox.com'https://librenoticias.com/wp-content/uploads/2020/08/default-user-image.png', '236-288-502', '3646 Bunting Place', 1225), " calcext:value-type="string">
            <text:p>(76715782, 2020346, 80960, 'Elwood Boris', 'Garrelts Pimley', 'bpimleycp@dropbox.com'https://librenoticias.com/wp-content/uploads/2020/08/default-user-image.png', '236-288-502', '3646 Bunting Place', 122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7515120" calcext:value-type="float">
            <text:p>67515120</text:p>
          </table:table-cell>
          <table:table-cell office:value-type="float" office:value="2020347" calcext:value-type="float">
            <text:p>2020347</text:p>
          </table:table-cell>
          <table:table-cell table:formula="of:=RANDBETWEEN(1000; 99999)" office:value-type="float" office:value="48147" calcext:value-type="float">
            <text:p>48147</text:p>
          </table:table-cell>
          <table:table-cell office:value-type="string" calcext:value-type="string">
            <text:p>Cynthie</text:p>
          </table:table-cell>
          <table:table-cell office:value-type="string" calcext:value-type="string">
            <text:p>Nerte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Thaine</text:p>
          </table:table-cell>
          <table:table-cell office:value-type="string" calcext:value-type="string">
            <text:p>nthaine5j@goodread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89-512-768</text:p>
          </table:table-cell>
          <table:table-cell office:value-type="string" calcext:value-type="string">
            <text:p>766 Leroy Drive</text:p>
          </table:table-cell>
          <table:table-cell table:formula="of:=RANDBETWEEN(1;1833)" office:value-type="float" office:value="1659" calcext:value-type="float">
            <text:p>1659</text:p>
          </table:table-cell>
          <table:table-cell/>
          <table:table-cell table:formula="of:=CONCATENATE(&quot;(&quot;;[.A348];&quot;, &quot;;[.B348];&quot;, &quot;;[.C348];&quot;, '&quot;;[.D348];&quot; &quot;;[.E348];&quot;', '&quot;;[.F348];&quot; &quot;;[.G348];&quot;', '&quot;; [.H348]; &quot;'&quot;; [.I348];&quot;', '&quot;;[.J348];&quot;', '&quot;;[.K348];&quot;', &quot;;[.L348]; &quot;), &quot;)" office:value-type="string" office:string-value="(67515120, 2020347, 48147, 'Cynthie Nerte', 'Garry Thaine', 'nthaine5j@goodreads.com'https://librenoticias.com/wp-content/uploads/2020/08/default-user-image.png', '589-512-768', '766 Leroy Drive', 1659), " calcext:value-type="string">
            <text:p>(67515120, 2020347, 48147, 'Cynthie Nerte', 'Garry Thaine', 'nthaine5j@goodreads.com'https://librenoticias.com/wp-content/uploads/2020/08/default-user-image.png', '589-512-768', '766 Leroy Drive', 165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8695000" calcext:value-type="float">
            <text:p>38695000</text:p>
          </table:table-cell>
          <table:table-cell office:value-type="float" office:value="2020348" calcext:value-type="float">
            <text:p>2020348</text:p>
          </table:table-cell>
          <table:table-cell table:formula="of:=RANDBETWEEN(1000; 99999)" office:value-type="float" office:value="25328" calcext:value-type="float">
            <text:p>25328</text:p>
          </table:table-cell>
          <table:table-cell office:value-type="string" calcext:value-type="string">
            <text:p>Wittie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Gascoine</text:p>
          </table:table-cell>
          <table:table-cell office:value-type="string" calcext:value-type="string">
            <text:p>McKerlie</text:p>
          </table:table-cell>
          <table:table-cell office:value-type="string" calcext:value-type="string">
            <text:p>dmckerlie9k@hc360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01-921-191</text:p>
          </table:table-cell>
          <table:table-cell office:value-type="string" calcext:value-type="string">
            <text:p>497 Meadow Vale Crossing</text:p>
          </table:table-cell>
          <table:table-cell table:formula="of:=RANDBETWEEN(1;1833)" office:value-type="float" office:value="1286" calcext:value-type="float">
            <text:p>1286</text:p>
          </table:table-cell>
          <table:table-cell/>
          <table:table-cell table:formula="of:=CONCATENATE(&quot;(&quot;;[.A349];&quot;, &quot;;[.B349];&quot;, &quot;;[.C349];&quot;, '&quot;;[.D349];&quot; &quot;;[.E349];&quot;', '&quot;;[.F349];&quot; &quot;;[.G349];&quot;', '&quot;; [.H349]; &quot;'&quot;; [.I349];&quot;', '&quot;;[.J349];&quot;', '&quot;;[.K349];&quot;', &quot;;[.L349]; &quot;), &quot;)" office:value-type="string" office:string-value="(38695000, 2020348, 25328, 'Wittie Drew', 'Gascoine McKerlie', 'dmckerlie9k@hc360.com'https://librenoticias.com/wp-content/uploads/2020/08/default-user-image.png', '901-921-191', '497 Meadow Vale Crossing', 1286), " calcext:value-type="string">
            <text:p>(38695000, 2020348, 25328, 'Wittie Drew', 'Gascoine McKerlie', 'dmckerlie9k@hc360.com'https://librenoticias.com/wp-content/uploads/2020/08/default-user-image.png', '901-921-191', '497 Meadow Vale Crossing', 128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4910379" calcext:value-type="float">
            <text:p>24910379</text:p>
          </table:table-cell>
          <table:table-cell office:value-type="float" office:value="2020349" calcext:value-type="float">
            <text:p>2020349</text:p>
          </table:table-cell>
          <table:table-cell table:formula="of:=RANDBETWEEN(1000; 99999)" office:value-type="float" office:value="30756" calcext:value-type="float">
            <text:p>30756</text:p>
          </table:table-cell>
          <table:table-cell office:value-type="string" calcext:value-type="string">
            <text:p>Darrell</text:p>
          </table:table-cell>
          <table:table-cell office:value-type="string" calcext:value-type="string">
            <text:p>Grange</text:p>
          </table:table-cell>
          <table:table-cell office:value-type="string" calcext:value-type="string">
            <text:p>Geal</text:p>
          </table:table-cell>
          <table:table-cell office:value-type="string" calcext:value-type="string">
            <text:p>Garstan</text:p>
          </table:table-cell>
          <table:table-cell office:value-type="string" calcext:value-type="string">
            <text:p>ggarstanfx@zdne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14-117-304</text:p>
          </table:table-cell>
          <table:table-cell office:value-type="string" calcext:value-type="string">
            <text:p>0586 Dixon Lane</text:p>
          </table:table-cell>
          <table:table-cell table:formula="of:=RANDBETWEEN(1;1833)" office:value-type="float" office:value="1535" calcext:value-type="float">
            <text:p>1535</text:p>
          </table:table-cell>
          <table:table-cell/>
          <table:table-cell table:formula="of:=CONCATENATE(&quot;(&quot;;[.A350];&quot;, &quot;;[.B350];&quot;, &quot;;[.C350];&quot;, '&quot;;[.D350];&quot; &quot;;[.E350];&quot;', '&quot;;[.F350];&quot; &quot;;[.G350];&quot;', '&quot;; [.H350]; &quot;'&quot;; [.I350];&quot;', '&quot;;[.J350];&quot;', '&quot;;[.K350];&quot;', &quot;;[.L350]; &quot;), &quot;)" office:value-type="string" office:string-value="(24910379, 2020349, 30756, 'Darrell Grange', 'Geal Garstan', 'ggarstanfx@zdnet.com'https://librenoticias.com/wp-content/uploads/2020/08/default-user-image.png', '814-117-304', '0586 Dixon Lane', 1535), " calcext:value-type="string">
            <text:p>(24910379, 2020349, 30756, 'Darrell Grange', 'Geal Garstan', 'ggarstanfx@zdnet.com'https://librenoticias.com/wp-content/uploads/2020/08/default-user-image.png', '814-117-304', '0586 Dixon Lane', 153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3324295" calcext:value-type="float">
            <text:p>53324295</text:p>
          </table:table-cell>
          <table:table-cell office:value-type="float" office:value="2020350" calcext:value-type="float">
            <text:p>2020350</text:p>
          </table:table-cell>
          <table:table-cell table:formula="of:=RANDBETWEEN(1000; 99999)" office:value-type="float" office:value="41789" calcext:value-type="float">
            <text:p>41789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Janette</text:p>
          </table:table-cell>
          <table:table-cell office:value-type="string" calcext:value-type="string">
            <text:p>Geer</text:p>
          </table:table-cell>
          <table:table-cell office:value-type="string" calcext:value-type="string">
            <text:p>Axell</text:p>
          </table:table-cell>
          <table:table-cell office:value-type="string" calcext:value-type="string">
            <text:p>jaxellj8@nyma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15-835-738</text:p>
          </table:table-cell>
          <table:table-cell office:value-type="string" calcext:value-type="string">
            <text:p>76 Susan Terrace</text:p>
          </table:table-cell>
          <table:table-cell table:formula="of:=RANDBETWEEN(1;1833)" office:value-type="float" office:value="1157" calcext:value-type="float">
            <text:p>1157</text:p>
          </table:table-cell>
          <table:table-cell/>
          <table:table-cell table:formula="of:=CONCATENATE(&quot;(&quot;;[.A351];&quot;, &quot;;[.B351];&quot;, &quot;;[.C351];&quot;, '&quot;;[.D351];&quot; &quot;;[.E351];&quot;', '&quot;;[.F351];&quot; &quot;;[.G351];&quot;', '&quot;; [.H351]; &quot;'&quot;; [.I351];&quot;', '&quot;;[.J351];&quot;', '&quot;;[.K351];&quot;', &quot;;[.L351]; &quot;), &quot;)" office:value-type="string" office:string-value="(53324295, 2020350, 41789, 'Rosemary Janette', 'Geer Axell', 'jaxellj8@nymag.com'https://librenoticias.com/wp-content/uploads/2020/08/default-user-image.png', '315-835-738', '76 Susan Terrace', 1157), " calcext:value-type="string">
            <text:p>(53324295, 2020350, 41789, 'Rosemary Janette', 'Geer Axell', 'jaxellj8@nymag.com'https://librenoticias.com/wp-content/uploads/2020/08/default-user-image.png', '315-835-738', '76 Susan Terrace', 115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0384575" calcext:value-type="float">
            <text:p>40384575</text:p>
          </table:table-cell>
          <table:table-cell office:value-type="float" office:value="2020351" calcext:value-type="float">
            <text:p>2020351</text:p>
          </table:table-cell>
          <table:table-cell table:formula="of:=RANDBETWEEN(1000; 99999)" office:value-type="float" office:value="29687" calcext:value-type="float">
            <text:p>29687</text:p>
          </table:table-cell>
          <table:table-cell office:value-type="string" calcext:value-type="string">
            <text:p>Judye</text:p>
          </table:table-cell>
          <table:table-cell office:value-type="string" calcext:value-type="string">
            <text:p>Alexa</text:p>
          </table:table-cell>
          <table:table-cell office:value-type="string" calcext:value-type="string">
            <text:p>Gehrtz</text:p>
          </table:table-cell>
          <table:table-cell office:value-type="string" calcext:value-type="string">
            <text:p>Crawcour</text:p>
          </table:table-cell>
          <table:table-cell office:value-type="string" calcext:value-type="string">
            <text:p>acrawcourq3@github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30-403-978</text:p>
          </table:table-cell>
          <table:table-cell office:value-type="string" calcext:value-type="string">
            <text:p>0 Becker Center</text:p>
          </table:table-cell>
          <table:table-cell table:formula="of:=RANDBETWEEN(1;1833)" office:value-type="float" office:value="1749" calcext:value-type="float">
            <text:p>1749</text:p>
          </table:table-cell>
          <table:table-cell/>
          <table:table-cell table:formula="of:=CONCATENATE(&quot;(&quot;;[.A352];&quot;, &quot;;[.B352];&quot;, &quot;;[.C352];&quot;, '&quot;;[.D352];&quot; &quot;;[.E352];&quot;', '&quot;;[.F352];&quot; &quot;;[.G352];&quot;', '&quot;; [.H352]; &quot;'&quot;; [.I352];&quot;', '&quot;;[.J352];&quot;', '&quot;;[.K352];&quot;', &quot;;[.L352]; &quot;), &quot;)" office:value-type="string" office:string-value="(40384575, 2020351, 29687, 'Judye Alexa', 'Gehrtz Crawcour', 'acrawcourq3@github.com'https://librenoticias.com/wp-content/uploads/2020/08/default-user-image.png', '430-403-978', '0 Becker Center', 1749), " calcext:value-type="string">
            <text:p>(40384575, 2020351, 29687, 'Judye Alexa', 'Gehrtz Crawcour', 'acrawcourq3@github.com'https://librenoticias.com/wp-content/uploads/2020/08/default-user-image.png', '430-403-978', '0 Becker Center', 174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2982738" calcext:value-type="float">
            <text:p>52982738</text:p>
          </table:table-cell>
          <table:table-cell office:value-type="float" office:value="2020352" calcext:value-type="float">
            <text:p>2020352</text:p>
          </table:table-cell>
          <table:table-cell table:formula="of:=RANDBETWEEN(1000; 99999)" office:value-type="float" office:value="78315" calcext:value-type="float">
            <text:p>78315</text:p>
          </table:table-cell>
          <table:table-cell office:value-type="string" calcext:value-type="string">
            <text:p>Jessey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Geldart</text:p>
          </table:table-cell>
          <table:table-cell office:value-type="string" calcext:value-type="string">
            <text:p>Matyatin</text:p>
          </table:table-cell>
          <table:table-cell office:value-type="string" calcext:value-type="string">
            <text:p>pmatyatin9h@simplemachines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58-216-953</text:p>
          </table:table-cell>
          <table:table-cell office:value-type="string" calcext:value-type="string">
            <text:p>56859 Parkside Place</text:p>
          </table:table-cell>
          <table:table-cell table:formula="of:=RANDBETWEEN(1;1833)" office:value-type="float" office:value="777" calcext:value-type="float">
            <text:p>777</text:p>
          </table:table-cell>
          <table:table-cell/>
          <table:table-cell table:formula="of:=CONCATENATE(&quot;(&quot;;[.A353];&quot;, &quot;;[.B353];&quot;, &quot;;[.C353];&quot;, '&quot;;[.D353];&quot; &quot;;[.E353];&quot;', '&quot;;[.F353];&quot; &quot;;[.G353];&quot;', '&quot;; [.H353]; &quot;'&quot;; [.I353];&quot;', '&quot;;[.J353];&quot;', '&quot;;[.K353];&quot;', &quot;;[.L353]; &quot;), &quot;)" office:value-type="string" office:string-value="(52982738, 2020352, 78315, 'Jessey Prince', 'Geldart Matyatin', 'pmatyatin9h@simplemachines.org'https://librenoticias.com/wp-content/uploads/2020/08/default-user-image.png', '958-216-953', '56859 Parkside Place', 777), " calcext:value-type="string">
            <text:p>(52982738, 2020352, 78315, 'Jessey Prince', 'Geldart Matyatin', 'pmatyatin9h@simplemachines.org'https://librenoticias.com/wp-content/uploads/2020/08/default-user-image.png', '958-216-953', '56859 Parkside Place', 77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6463704" calcext:value-type="float">
            <text:p>26463704</text:p>
          </table:table-cell>
          <table:table-cell office:value-type="float" office:value="2020353" calcext:value-type="float">
            <text:p>2020353</text:p>
          </table:table-cell>
          <table:table-cell table:formula="of:=RANDBETWEEN(1000; 99999)" office:value-type="float" office:value="51299" calcext:value-type="float">
            <text:p>51299</text:p>
          </table:table-cell>
          <table:table-cell office:value-type="string" calcext:value-type="string">
            <text:p>Tobe</text:p>
          </table:table-cell>
          <table:table-cell office:value-type="string" calcext:value-type="string">
            <text:p>Melli</text:p>
          </table:table-cell>
          <table:table-cell office:value-type="string" calcext:value-type="string">
            <text:p>Gerlts</text:p>
          </table:table-cell>
          <table:table-cell office:value-type="string" calcext:value-type="string">
            <text:p>Blackall</text:p>
          </table:table-cell>
          <table:table-cell office:value-type="string" calcext:value-type="string">
            <text:p>mblackall9q@unblog.fr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10-942-787</text:p>
          </table:table-cell>
          <table:table-cell office:value-type="string" calcext:value-type="string">
            <text:p>501 Sullivan Lane</text:p>
          </table:table-cell>
          <table:table-cell table:formula="of:=RANDBETWEEN(1;1833)" office:value-type="float" office:value="1430" calcext:value-type="float">
            <text:p>1430</text:p>
          </table:table-cell>
          <table:table-cell/>
          <table:table-cell table:formula="of:=CONCATENATE(&quot;(&quot;;[.A354];&quot;, &quot;;[.B354];&quot;, &quot;;[.C354];&quot;, '&quot;;[.D354];&quot; &quot;;[.E354];&quot;', '&quot;;[.F354];&quot; &quot;;[.G354];&quot;', '&quot;; [.H354]; &quot;'&quot;; [.I354];&quot;', '&quot;;[.J354];&quot;', '&quot;;[.K354];&quot;', &quot;;[.L354]; &quot;), &quot;)" office:value-type="string" office:string-value="(26463704, 2020353, 51299, 'Tobe Melli', 'Gerlts Blackall', 'mblackall9q@unblog.fr'https://librenoticias.com/wp-content/uploads/2020/08/default-user-image.png', '710-942-787', '501 Sullivan Lane', 1430), " calcext:value-type="string">
            <text:p>(26463704, 2020353, 51299, 'Tobe Melli', 'Gerlts Blackall', 'mblackall9q@unblog.fr'https://librenoticias.com/wp-content/uploads/2020/08/default-user-image.png', '710-942-787', '501 Sullivan Lane', 143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1576751" calcext:value-type="float">
            <text:p>61576751</text:p>
          </table:table-cell>
          <table:table-cell office:value-type="float" office:value="2020354" calcext:value-type="float">
            <text:p>2020354</text:p>
          </table:table-cell>
          <table:table-cell table:formula="of:=RANDBETWEEN(1000; 99999)" office:value-type="float" office:value="41421" calcext:value-type="float">
            <text:p>41421</text:p>
          </table:table-cell>
          <table:table-cell office:value-type="string" calcext:value-type="string">
            <text:p>Angelia</text:p>
          </table:table-cell>
          <table:table-cell office:value-type="string" calcext:value-type="string">
            <text:p>Chery</text:p>
          </table:table-cell>
          <table:table-cell office:value-type="string" calcext:value-type="string">
            <text:p>Gero</text:p>
          </table:table-cell>
          <table:table-cell office:value-type="string" calcext:value-type="string">
            <text:p>Trusse</text:p>
          </table:table-cell>
          <table:table-cell office:value-type="string" calcext:value-type="string">
            <text:p>ctrusse6v@list-manag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76-499-825</text:p>
          </table:table-cell>
          <table:table-cell office:value-type="string" calcext:value-type="string">
            <text:p>69 Susan Avenue</text:p>
          </table:table-cell>
          <table:table-cell table:formula="of:=RANDBETWEEN(1;1833)" office:value-type="float" office:value="788" calcext:value-type="float">
            <text:p>788</text:p>
          </table:table-cell>
          <table:table-cell/>
          <table:table-cell table:formula="of:=CONCATENATE(&quot;(&quot;;[.A355];&quot;, &quot;;[.B355];&quot;, &quot;;[.C355];&quot;, '&quot;;[.D355];&quot; &quot;;[.E355];&quot;', '&quot;;[.F355];&quot; &quot;;[.G355];&quot;', '&quot;; [.H355]; &quot;'&quot;; [.I355];&quot;', '&quot;;[.J355];&quot;', '&quot;;[.K355];&quot;', &quot;;[.L355]; &quot;), &quot;)" office:value-type="string" office:string-value="(61576751, 2020354, 41421, 'Angelia Chery', 'Gero Trusse', 'ctrusse6v@list-manage.com'https://librenoticias.com/wp-content/uploads/2020/08/default-user-image.png', '176-499-825', '69 Susan Avenue', 788), " calcext:value-type="string">
            <text:p>(61576751, 2020354, 41421, 'Angelia Chery', 'Gero Trusse', 'ctrusse6v@list-manage.com'https://librenoticias.com/wp-content/uploads/2020/08/default-user-image.png', '176-499-825', '69 Susan Avenue', 78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6081127" calcext:value-type="float">
            <text:p>36081127</text:p>
          </table:table-cell>
          <table:table-cell office:value-type="float" office:value="2020355" calcext:value-type="float">
            <text:p>2020355</text:p>
          </table:table-cell>
          <table:table-cell table:formula="of:=RANDBETWEEN(1000; 99999)" office:value-type="float" office:value="68791" calcext:value-type="float">
            <text:p>68791</text:p>
          </table:table-cell>
          <table:table-cell office:value-type="string" calcext:value-type="string">
            <text:p>Livvyy</text:p>
          </table:table-cell>
          <table:table-cell office:value-type="string" calcext:value-type="string">
            <text:p>Fannie</text:p>
          </table:table-cell>
          <table:table-cell office:value-type="string" calcext:value-type="string">
            <text:p>Getcliffe</text:p>
          </table:table-cell>
          <table:table-cell office:value-type="string" calcext:value-type="string">
            <text:p>Bolingbroke</text:p>
          </table:table-cell>
          <table:table-cell office:value-type="string" calcext:value-type="string">
            <text:p>fbolingbroke2v@weebl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69-393-115</text:p>
          </table:table-cell>
          <table:table-cell office:value-type="string" calcext:value-type="string">
            <text:p>17 Westridge Court</text:p>
          </table:table-cell>
          <table:table-cell table:formula="of:=RANDBETWEEN(1;1833)" office:value-type="float" office:value="1206" calcext:value-type="float">
            <text:p>1206</text:p>
          </table:table-cell>
          <table:table-cell/>
          <table:table-cell table:formula="of:=CONCATENATE(&quot;(&quot;;[.A356];&quot;, &quot;;[.B356];&quot;, &quot;;[.C356];&quot;, '&quot;;[.D356];&quot; &quot;;[.E356];&quot;', '&quot;;[.F356];&quot; &quot;;[.G356];&quot;', '&quot;; [.H356]; &quot;'&quot;; [.I356];&quot;', '&quot;;[.J356];&quot;', '&quot;;[.K356];&quot;', &quot;;[.L356]; &quot;), &quot;)" office:value-type="string" office:string-value="(36081127, 2020355, 68791, 'Livvyy Fannie', 'Getcliffe Bolingbroke', 'fbolingbroke2v@weebly.com'https://librenoticias.com/wp-content/uploads/2020/08/default-user-image.png', '669-393-115', '17 Westridge Court', 1206), " calcext:value-type="string">
            <text:p>(36081127, 2020355, 68791, 'Livvyy Fannie', 'Getcliffe Bolingbroke', 'fbolingbroke2v@weebly.com'https://librenoticias.com/wp-content/uploads/2020/08/default-user-image.png', '669-393-115', '17 Westridge Court', 120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3031996" calcext:value-type="float">
            <text:p>23031996</text:p>
          </table:table-cell>
          <table:table-cell office:value-type="float" office:value="2020356" calcext:value-type="float">
            <text:p>2020356</text:p>
          </table:table-cell>
          <table:table-cell table:formula="of:=RANDBETWEEN(1000; 99999)" office:value-type="float" office:value="24089" calcext:value-type="float">
            <text:p>24089</text:p>
          </table:table-cell>
          <table:table-cell office:value-type="string" calcext:value-type="string">
            <text:p>Arney</text:p>
          </table:table-cell>
          <table:table-cell office:value-type="string" calcext:value-type="string">
            <text:p>Dimitry</text:p>
          </table:table-cell>
          <table:table-cell office:value-type="string" calcext:value-type="string">
            <text:p>Giacomello</text:p>
          </table:table-cell>
          <table:table-cell office:value-type="string" calcext:value-type="string">
            <text:p>Linkleter</text:p>
          </table:table-cell>
          <table:table-cell office:value-type="string" calcext:value-type="string">
            <text:p>dlinkletera2@telegraph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65-228-579</text:p>
          </table:table-cell>
          <table:table-cell office:value-type="string" calcext:value-type="string">
            <text:p>146 Monterey Parkway</text:p>
          </table:table-cell>
          <table:table-cell table:formula="of:=RANDBETWEEN(1;1833)" office:value-type="float" office:value="359" calcext:value-type="float">
            <text:p>359</text:p>
          </table:table-cell>
          <table:table-cell/>
          <table:table-cell table:formula="of:=CONCATENATE(&quot;(&quot;;[.A357];&quot;, &quot;;[.B357];&quot;, &quot;;[.C357];&quot;, '&quot;;[.D357];&quot; &quot;;[.E357];&quot;', '&quot;;[.F357];&quot; &quot;;[.G357];&quot;', '&quot;; [.H357]; &quot;'&quot;; [.I357];&quot;', '&quot;;[.J357];&quot;', '&quot;;[.K357];&quot;', &quot;;[.L357]; &quot;), &quot;)" office:value-type="string" office:string-value="(23031996, 2020356, 24089, 'Arney Dimitry', 'Giacomello Linkleter', 'dlinkletera2@telegraph.co.uk'https://librenoticias.com/wp-content/uploads/2020/08/default-user-image.png', '765-228-579', '146 Monterey Parkway', 359), " calcext:value-type="string">
            <text:p>(23031996, 2020356, 24089, 'Arney Dimitry', 'Giacomello Linkleter', 'dlinkletera2@telegraph.co.uk'https://librenoticias.com/wp-content/uploads/2020/08/default-user-image.png', '765-228-579', '146 Monterey Parkway', 35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9437068" calcext:value-type="float">
            <text:p>39437068</text:p>
          </table:table-cell>
          <table:table-cell office:value-type="float" office:value="2020357" calcext:value-type="float">
            <text:p>2020357</text:p>
          </table:table-cell>
          <table:table-cell table:formula="of:=RANDBETWEEN(1000; 99999)" office:value-type="float" office:value="6804" calcext:value-type="float">
            <text:p>6804</text:p>
          </table:table-cell>
          <table:table-cell office:value-type="string" calcext:value-type="string">
            <text:p>Lyell</text:p>
          </table:table-cell>
          <table:table-cell office:value-type="string" calcext:value-type="string">
            <text:p>Berk</text:p>
          </table:table-cell>
          <table:table-cell office:value-type="string" calcext:value-type="string">
            <text:p>Giacomuzzo</text:p>
          </table:table-cell>
          <table:table-cell office:value-type="string" calcext:value-type="string">
            <text:p>Millins</text:p>
          </table:table-cell>
          <table:table-cell office:value-type="string" calcext:value-type="string">
            <text:p>bmillins6k@google.co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47-276-809</text:p>
          </table:table-cell>
          <table:table-cell office:value-type="string" calcext:value-type="string">
            <text:p>91 Comanche Road</text:p>
          </table:table-cell>
          <table:table-cell table:formula="of:=RANDBETWEEN(1;1833)" office:value-type="float" office:value="1825" calcext:value-type="float">
            <text:p>1825</text:p>
          </table:table-cell>
          <table:table-cell/>
          <table:table-cell table:formula="of:=CONCATENATE(&quot;(&quot;;[.A358];&quot;, &quot;;[.B358];&quot;, &quot;;[.C358];&quot;, '&quot;;[.D358];&quot; &quot;;[.E358];&quot;', '&quot;;[.F358];&quot; &quot;;[.G358];&quot;', '&quot;; [.H358]; &quot;'&quot;; [.I358];&quot;', '&quot;;[.J358];&quot;', '&quot;;[.K358];&quot;', &quot;;[.L358]; &quot;), &quot;)" office:value-type="string" office:string-value="(39437068, 2020357, 6804, 'Lyell Berk', 'Giacomuzzo Millins', 'bmillins6k@google.co.jp'https://librenoticias.com/wp-content/uploads/2020/08/default-user-image.png', '847-276-809', '91 Comanche Road', 1825), " calcext:value-type="string">
            <text:p>(39437068, 2020357, 6804, 'Lyell Berk', 'Giacomuzzo Millins', 'bmillins6k@google.co.jp'https://librenoticias.com/wp-content/uploads/2020/08/default-user-image.png', '847-276-809', '91 Comanche Road', 182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9261054" calcext:value-type="float">
            <text:p>39261054</text:p>
          </table:table-cell>
          <table:table-cell office:value-type="float" office:value="2020358" calcext:value-type="float">
            <text:p>2020358</text:p>
          </table:table-cell>
          <table:table-cell table:formula="of:=RANDBETWEEN(1000; 99999)" office:value-type="float" office:value="48134" calcext:value-type="float">
            <text:p>48134</text:p>
          </table:table-cell>
          <table:table-cell office:value-type="string" calcext:value-type="string">
            <text:p>Cleavland</text:p>
          </table:table-cell>
          <table:table-cell office:value-type="string" calcext:value-type="string">
            <text:p>Demetre</text:p>
          </table:table-cell>
          <table:table-cell office:value-type="string" calcext:value-type="string">
            <text:p>Giacopini</text:p>
          </table:table-cell>
          <table:table-cell office:value-type="string" calcext:value-type="string">
            <text:p>Georghiou</text:p>
          </table:table-cell>
          <table:table-cell office:value-type="string" calcext:value-type="string">
            <text:p>dgeorghiouim@e-recht24.d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17-113-190</text:p>
          </table:table-cell>
          <table:table-cell office:value-type="string" calcext:value-type="string">
            <text:p>69 Straubel Junction</text:p>
          </table:table-cell>
          <table:table-cell table:formula="of:=RANDBETWEEN(1;1833)" office:value-type="float" office:value="551" calcext:value-type="float">
            <text:p>551</text:p>
          </table:table-cell>
          <table:table-cell/>
          <table:table-cell table:formula="of:=CONCATENATE(&quot;(&quot;;[.A359];&quot;, &quot;;[.B359];&quot;, &quot;;[.C359];&quot;, '&quot;;[.D359];&quot; &quot;;[.E359];&quot;', '&quot;;[.F359];&quot; &quot;;[.G359];&quot;', '&quot;; [.H359]; &quot;'&quot;; [.I359];&quot;', '&quot;;[.J359];&quot;', '&quot;;[.K359];&quot;', &quot;;[.L359]; &quot;), &quot;)" office:value-type="string" office:string-value="(39261054, 2020358, 48134, 'Cleavland Demetre', 'Giacopini Georghiou', 'dgeorghiouim@e-recht24.de'https://librenoticias.com/wp-content/uploads/2020/08/default-user-image.png', '817-113-190', '69 Straubel Junction', 551), " calcext:value-type="string">
            <text:p>(39261054, 2020358, 48134, 'Cleavland Demetre', 'Giacopini Georghiou', 'dgeorghiouim@e-recht24.de'https://librenoticias.com/wp-content/uploads/2020/08/default-user-image.png', '817-113-190', '69 Straubel Junction', 55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1612888" calcext:value-type="float">
            <text:p>81612888</text:p>
          </table:table-cell>
          <table:table-cell office:value-type="float" office:value="2020359" calcext:value-type="float">
            <text:p>2020359</text:p>
          </table:table-cell>
          <table:table-cell table:formula="of:=RANDBETWEEN(1000; 99999)" office:value-type="float" office:value="34015" calcext:value-type="float">
            <text:p>34015</text:p>
          </table:table-cell>
          <table:table-cell office:value-type="string" calcext:value-type="string">
            <text:p>Garner</text:p>
          </table:table-cell>
          <table:table-cell office:value-type="string" calcext:value-type="string">
            <text:p>Timmie</text:p>
          </table:table-cell>
          <table:table-cell office:value-type="string" calcext:value-type="string">
            <text:p>Giercke</text:p>
          </table:table-cell>
          <table:table-cell office:value-type="string" calcext:value-type="string">
            <text:p>Treneer</text:p>
          </table:table-cell>
          <table:table-cell office:value-type="string" calcext:value-type="string">
            <text:p>ttreneer12@mayoclini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72-306-205</text:p>
          </table:table-cell>
          <table:table-cell office:value-type="string" calcext:value-type="string">
            <text:p>94977 High Crossing Drive</text:p>
          </table:table-cell>
          <table:table-cell table:formula="of:=RANDBETWEEN(1;1833)" office:value-type="float" office:value="1592" calcext:value-type="float">
            <text:p>1592</text:p>
          </table:table-cell>
          <table:table-cell/>
          <table:table-cell table:formula="of:=CONCATENATE(&quot;(&quot;;[.A360];&quot;, &quot;;[.B360];&quot;, &quot;;[.C360];&quot;, '&quot;;[.D360];&quot; &quot;;[.E360];&quot;', '&quot;;[.F360];&quot; &quot;;[.G360];&quot;', '&quot;; [.H360]; &quot;'&quot;; [.I360];&quot;', '&quot;;[.J360];&quot;', '&quot;;[.K360];&quot;', &quot;;[.L360]; &quot;), &quot;)" office:value-type="string" office:string-value="(81612888, 2020359, 34015, 'Garner Timmie', 'Giercke Treneer', 'ttreneer12@mayoclinic.com'https://librenoticias.com/wp-content/uploads/2020/08/default-user-image.png', '372-306-205', '94977 High Crossing Drive', 1592), " calcext:value-type="string">
            <text:p>(81612888, 2020359, 34015, 'Garner Timmie', 'Giercke Treneer', 'ttreneer12@mayoclinic.com'https://librenoticias.com/wp-content/uploads/2020/08/default-user-image.png', '372-306-205', '94977 High Crossing Drive', 159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0848818" calcext:value-type="float">
            <text:p>20848818</text:p>
          </table:table-cell>
          <table:table-cell office:value-type="float" office:value="2020360" calcext:value-type="float">
            <text:p>2020360</text:p>
          </table:table-cell>
          <table:table-cell table:formula="of:=RANDBETWEEN(1000; 99999)" office:value-type="float" office:value="56598" calcext:value-type="float">
            <text:p>56598</text:p>
          </table:table-cell>
          <table:table-cell office:value-type="string" calcext:value-type="string">
            <text:p>Jerad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Giffon</text:p>
          </table:table-cell>
          <table:table-cell office:value-type="string" calcext:value-type="string">
            <text:p>Dawidman</text:p>
          </table:table-cell>
          <table:table-cell office:value-type="string" calcext:value-type="string">
            <text:p>hdawidman68@wikipedia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18-551-451</text:p>
          </table:table-cell>
          <table:table-cell office:value-type="string" calcext:value-type="string">
            <text:p>4487 Loomis Alley</text:p>
          </table:table-cell>
          <table:table-cell table:formula="of:=RANDBETWEEN(1;1833)" office:value-type="float" office:value="599" calcext:value-type="float">
            <text:p>599</text:p>
          </table:table-cell>
          <table:table-cell/>
          <table:table-cell table:formula="of:=CONCATENATE(&quot;(&quot;;[.A361];&quot;, &quot;;[.B361];&quot;, &quot;;[.C361];&quot;, '&quot;;[.D361];&quot; &quot;;[.E361];&quot;', '&quot;;[.F361];&quot; &quot;;[.G361];&quot;', '&quot;; [.H361]; &quot;'&quot;; [.I361];&quot;', '&quot;;[.J361];&quot;', '&quot;;[.K361];&quot;', &quot;;[.L361]; &quot;), &quot;)" office:value-type="string" office:string-value="(20848818, 2020360, 56598, 'Jerad Hagen', 'Giffon Dawidman', 'hdawidman68@wikipedia.org'https://librenoticias.com/wp-content/uploads/2020/08/default-user-image.png', '718-551-451', '4487 Loomis Alley', 599), " calcext:value-type="string">
            <text:p>(20848818, 2020360, 56598, 'Jerad Hagen', 'Giffon Dawidman', 'hdawidman68@wikipedia.org'https://librenoticias.com/wp-content/uploads/2020/08/default-user-image.png', '718-551-451', '4487 Loomis Alley', 59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4033457" calcext:value-type="float">
            <text:p>44033457</text:p>
          </table:table-cell>
          <table:table-cell office:value-type="float" office:value="2020361" calcext:value-type="float">
            <text:p>2020361</text:p>
          </table:table-cell>
          <table:table-cell table:formula="of:=RANDBETWEEN(1000; 99999)" office:value-type="float" office:value="44690" calcext:value-type="float">
            <text:p>44690</text:p>
          </table:table-cell>
          <table:table-cell office:value-type="string" calcext:value-type="string">
            <text:p>Toinette</text:p>
          </table:table-cell>
          <table:table-cell office:value-type="string" calcext:value-type="string">
            <text:p>Sadye</text:p>
          </table:table-cell>
          <table:table-cell office:value-type="string" calcext:value-type="string">
            <text:p>Gilgryst</text:p>
          </table:table-cell>
          <table:table-cell office:value-type="string" calcext:value-type="string">
            <text:p>Scammonden</text:p>
          </table:table-cell>
          <table:table-cell office:value-type="string" calcext:value-type="string">
            <text:p>sscammonden81@weath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72-981-996</text:p>
          </table:table-cell>
          <table:table-cell office:value-type="string" calcext:value-type="string">
            <text:p>70 Colorado Avenue</text:p>
          </table:table-cell>
          <table:table-cell table:formula="of:=RANDBETWEEN(1;1833)" office:value-type="float" office:value="1216" calcext:value-type="float">
            <text:p>1216</text:p>
          </table:table-cell>
          <table:table-cell/>
          <table:table-cell table:formula="of:=CONCATENATE(&quot;(&quot;;[.A362];&quot;, &quot;;[.B362];&quot;, &quot;;[.C362];&quot;, '&quot;;[.D362];&quot; &quot;;[.E362];&quot;', '&quot;;[.F362];&quot; &quot;;[.G362];&quot;', '&quot;; [.H362]; &quot;'&quot;; [.I362];&quot;', '&quot;;[.J362];&quot;', '&quot;;[.K362];&quot;', &quot;;[.L362]; &quot;), &quot;)" office:value-type="string" office:string-value="(44033457, 2020361, 44690, 'Toinette Sadye', 'Gilgryst Scammonden', 'sscammonden81@weather.com'https://librenoticias.com/wp-content/uploads/2020/08/default-user-image.png', '172-981-996', '70 Colorado Avenue', 1216), " calcext:value-type="string">
            <text:p>(44033457, 2020361, 44690, 'Toinette Sadye', 'Gilgryst Scammonden', 'sscammonden81@weather.com'https://librenoticias.com/wp-content/uploads/2020/08/default-user-image.png', '172-981-996', '70 Colorado Avenue', 121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6350847" calcext:value-type="float">
            <text:p>56350847</text:p>
          </table:table-cell>
          <table:table-cell office:value-type="float" office:value="2020362" calcext:value-type="float">
            <text:p>2020362</text:p>
          </table:table-cell>
          <table:table-cell table:formula="of:=RANDBETWEEN(1000; 99999)" office:value-type="float" office:value="85130" calcext:value-type="float">
            <text:p>85130</text:p>
          </table:table-cell>
          <table:table-cell office:value-type="string" calcext:value-type="string">
            <text:p>Taryn</text:p>
          </table:table-cell>
          <table:table-cell office:value-type="string" calcext:value-type="string">
            <text:p>Georgiana</text:p>
          </table:table-cell>
          <table:table-cell office:value-type="string" calcext:value-type="string">
            <text:p>Gillions</text:p>
          </table:table-cell>
          <table:table-cell office:value-type="string" calcext:value-type="string">
            <text:p>Brill</text:p>
          </table:table-cell>
          <table:table-cell office:value-type="string" calcext:value-type="string">
            <text:p>gbrilleq@drupal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13-539-893</text:p>
          </table:table-cell>
          <table:table-cell office:value-type="string" calcext:value-type="string">
            <text:p>73480 Waywood Trail</text:p>
          </table:table-cell>
          <table:table-cell table:formula="of:=RANDBETWEEN(1;1833)" office:value-type="float" office:value="883" calcext:value-type="float">
            <text:p>883</text:p>
          </table:table-cell>
          <table:table-cell/>
          <table:table-cell table:formula="of:=CONCATENATE(&quot;(&quot;;[.A363];&quot;, &quot;;[.B363];&quot;, &quot;;[.C363];&quot;, '&quot;;[.D363];&quot; &quot;;[.E363];&quot;', '&quot;;[.F363];&quot; &quot;;[.G363];&quot;', '&quot;; [.H363]; &quot;'&quot;; [.I363];&quot;', '&quot;;[.J363];&quot;', '&quot;;[.K363];&quot;', &quot;;[.L363]; &quot;), &quot;)" office:value-type="string" office:string-value="(56350847, 2020362, 85130, 'Taryn Georgiana', 'Gillions Brill', 'gbrilleq@drupal.org'https://librenoticias.com/wp-content/uploads/2020/08/default-user-image.png', '113-539-893', '73480 Waywood Trail', 883), " calcext:value-type="string">
            <text:p>(56350847, 2020362, 85130, 'Taryn Georgiana', 'Gillions Brill', 'gbrilleq@drupal.org'https://librenoticias.com/wp-content/uploads/2020/08/default-user-image.png', '113-539-893', '73480 Waywood Trail', 88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5165541" calcext:value-type="float">
            <text:p>75165541</text:p>
          </table:table-cell>
          <table:table-cell office:value-type="float" office:value="2020363" calcext:value-type="float">
            <text:p>2020363</text:p>
          </table:table-cell>
          <table:table-cell table:formula="of:=RANDBETWEEN(1000; 99999)" office:value-type="float" office:value="94823" calcext:value-type="float">
            <text:p>94823</text:p>
          </table:table-cell>
          <table:table-cell office:value-type="string" calcext:value-type="string">
            <text:p>Martainn</text:p>
          </table:table-cell>
          <table:table-cell office:value-type="string" calcext:value-type="string">
            <text:p>Desmund</text:p>
          </table:table-cell>
          <table:table-cell office:value-type="string" calcext:value-type="string">
            <text:p>Giovannilli</text:p>
          </table:table-cell>
          <table:table-cell office:value-type="string" calcext:value-type="string">
            <text:p>Dressel</text:p>
          </table:table-cell>
          <table:table-cell office:value-type="string" calcext:value-type="string">
            <text:p>ddresseli9@inte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05-818-217</text:p>
          </table:table-cell>
          <table:table-cell office:value-type="string" calcext:value-type="string">
            <text:p>859 Monica Center</text:p>
          </table:table-cell>
          <table:table-cell table:formula="of:=RANDBETWEEN(1;1833)" office:value-type="float" office:value="588" calcext:value-type="float">
            <text:p>588</text:p>
          </table:table-cell>
          <table:table-cell/>
          <table:table-cell table:formula="of:=CONCATENATE(&quot;(&quot;;[.A364];&quot;, &quot;;[.B364];&quot;, &quot;;[.C364];&quot;, '&quot;;[.D364];&quot; &quot;;[.E364];&quot;', '&quot;;[.F364];&quot; &quot;;[.G364];&quot;', '&quot;; [.H364]; &quot;'&quot;; [.I364];&quot;', '&quot;;[.J364];&quot;', '&quot;;[.K364];&quot;', &quot;;[.L364]; &quot;), &quot;)" office:value-type="string" office:string-value="(75165541, 2020363, 94823, 'Martainn Desmund', 'Giovannilli Dressel', 'ddresseli9@intel.com'https://librenoticias.com/wp-content/uploads/2020/08/default-user-image.png', '205-818-217', '859 Monica Center', 588), " calcext:value-type="string">
            <text:p>(75165541, 2020363, 94823, 'Martainn Desmund', 'Giovannilli Dressel', 'ddresseli9@intel.com'https://librenoticias.com/wp-content/uploads/2020/08/default-user-image.png', '205-818-217', '859 Monica Center', 58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0952998" calcext:value-type="float">
            <text:p>60952998</text:p>
          </table:table-cell>
          <table:table-cell office:value-type="float" office:value="2020364" calcext:value-type="float">
            <text:p>2020364</text:p>
          </table:table-cell>
          <table:table-cell table:formula="of:=RANDBETWEEN(1000; 99999)" office:value-type="float" office:value="37109" calcext:value-type="float">
            <text:p>37109</text:p>
          </table:table-cell>
          <table:table-cell office:value-type="string" calcext:value-type="string">
            <text:p>Benjamen</text:p>
          </table:table-cell>
          <table:table-cell office:value-type="string" calcext:value-type="string">
            <text:p>Euell</text:p>
          </table:table-cell>
          <table:table-cell office:value-type="string" calcext:value-type="string">
            <text:p>Giovannini</text:p>
          </table:table-cell>
          <table:table-cell office:value-type="string" calcext:value-type="string">
            <text:p>Woodall</text:p>
          </table:table-cell>
          <table:table-cell office:value-type="string" calcext:value-type="string">
            <text:p>ewoodalloh@ih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08-606-298</text:p>
          </table:table-cell>
          <table:table-cell office:value-type="string" calcext:value-type="string">
            <text:p>52138 Hansons Circle</text:p>
          </table:table-cell>
          <table:table-cell table:formula="of:=RANDBETWEEN(1;1833)" office:value-type="float" office:value="1358" calcext:value-type="float">
            <text:p>1358</text:p>
          </table:table-cell>
          <table:table-cell/>
          <table:table-cell table:formula="of:=CONCATENATE(&quot;(&quot;;[.A365];&quot;, &quot;;[.B365];&quot;, &quot;;[.C365];&quot;, '&quot;;[.D365];&quot; &quot;;[.E365];&quot;', '&quot;;[.F365];&quot; &quot;;[.G365];&quot;', '&quot;; [.H365]; &quot;'&quot;; [.I365];&quot;', '&quot;;[.J365];&quot;', '&quot;;[.K365];&quot;', &quot;;[.L365]; &quot;), &quot;)" office:value-type="string" office:string-value="(60952998, 2020364, 37109, 'Benjamen Euell', 'Giovannini Woodall', 'ewoodalloh@ihg.com'https://librenoticias.com/wp-content/uploads/2020/08/default-user-image.png', '808-606-298', '52138 Hansons Circle', 1358), " calcext:value-type="string">
            <text:p>(60952998, 2020364, 37109, 'Benjamen Euell', 'Giovannini Woodall', 'ewoodalloh@ihg.com'https://librenoticias.com/wp-content/uploads/2020/08/default-user-image.png', '808-606-298', '52138 Hansons Circle', 135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2191768" calcext:value-type="float">
            <text:p>32191768</text:p>
          </table:table-cell>
          <table:table-cell office:value-type="float" office:value="2020365" calcext:value-type="float">
            <text:p>2020365</text:p>
          </table:table-cell>
          <table:table-cell table:formula="of:=RANDBETWEEN(1000; 99999)" office:value-type="float" office:value="92378" calcext:value-type="float">
            <text:p>92378</text:p>
          </table:table-cell>
          <table:table-cell office:value-type="string" calcext:value-type="string">
            <text:p>Ninon</text:p>
          </table:table-cell>
          <table:table-cell office:value-type="string" calcext:value-type="string">
            <text:p>Morissa</text:p>
          </table:table-cell>
          <table:table-cell office:value-type="string" calcext:value-type="string">
            <text:p>Giovannoni</text:p>
          </table:table-cell>
          <table:table-cell office:value-type="string" calcext:value-type="string">
            <text:p>Forestall</text:p>
          </table:table-cell>
          <table:table-cell office:value-type="string" calcext:value-type="string">
            <text:p>mforestallo4@reverbnatio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09-714-884</text:p>
          </table:table-cell>
          <table:table-cell office:value-type="string" calcext:value-type="string">
            <text:p>46 Mifflin Alley</text:p>
          </table:table-cell>
          <table:table-cell table:formula="of:=RANDBETWEEN(1;1833)" office:value-type="float" office:value="235" calcext:value-type="float">
            <text:p>235</text:p>
          </table:table-cell>
          <table:table-cell/>
          <table:table-cell table:formula="of:=CONCATENATE(&quot;(&quot;;[.A366];&quot;, &quot;;[.B366];&quot;, &quot;;[.C366];&quot;, '&quot;;[.D366];&quot; &quot;;[.E366];&quot;', '&quot;;[.F366];&quot; &quot;;[.G366];&quot;', '&quot;; [.H366]; &quot;'&quot;; [.I366];&quot;', '&quot;;[.J366];&quot;', '&quot;;[.K366];&quot;', &quot;;[.L366]; &quot;), &quot;)" office:value-type="string" office:string-value="(32191768, 2020365, 92378, 'Ninon Morissa', 'Giovannoni Forestall', 'mforestallo4@reverbnation.com'https://librenoticias.com/wp-content/uploads/2020/08/default-user-image.png', '109-714-884', '46 Mifflin Alley', 235), " calcext:value-type="string">
            <text:p>(32191768, 2020365, 92378, 'Ninon Morissa', 'Giovannoni Forestall', 'mforestallo4@reverbnation.com'https://librenoticias.com/wp-content/uploads/2020/08/default-user-image.png', '109-714-884', '46 Mifflin Alley', 23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1493252" calcext:value-type="float">
            <text:p>11493252</text:p>
          </table:table-cell>
          <table:table-cell office:value-type="float" office:value="2020366" calcext:value-type="float">
            <text:p>2020366</text:p>
          </table:table-cell>
          <table:table-cell table:formula="of:=RANDBETWEEN(1000; 99999)" office:value-type="float" office:value="45440" calcext:value-type="float">
            <text:p>45440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Babb</text:p>
          </table:table-cell>
          <table:table-cell office:value-type="string" calcext:value-type="string">
            <text:p>Gittens</text:p>
          </table:table-cell>
          <table:table-cell office:value-type="string" calcext:value-type="string">
            <text:p>Suttling</text:p>
          </table:table-cell>
          <table:table-cell office:value-type="string" calcext:value-type="string">
            <text:p>bsuttlingr2@wire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49-114-637</text:p>
          </table:table-cell>
          <table:table-cell office:value-type="string" calcext:value-type="string">
            <text:p>18962 Rockefeller Crossing</text:p>
          </table:table-cell>
          <table:table-cell table:formula="of:=RANDBETWEEN(1;1833)" office:value-type="float" office:value="1264" calcext:value-type="float">
            <text:p>1264</text:p>
          </table:table-cell>
          <table:table-cell/>
          <table:table-cell table:formula="of:=CONCATENATE(&quot;(&quot;;[.A367];&quot;, &quot;;[.B367];&quot;, &quot;;[.C367];&quot;, '&quot;;[.D367];&quot; &quot;;[.E367];&quot;', '&quot;;[.F367];&quot; &quot;;[.G367];&quot;', '&quot;; [.H367]; &quot;'&quot;; [.I367];&quot;', '&quot;;[.J367];&quot;', '&quot;;[.K367];&quot;', &quot;;[.L367]; &quot;), &quot;)" office:value-type="string" office:string-value="(11493252, 2020366, 45440, 'Marika Babb', 'Gittens Suttling', 'bsuttlingr2@wired.com'https://librenoticias.com/wp-content/uploads/2020/08/default-user-image.png', '549-114-637', '18962 Rockefeller Crossing', 1264), " calcext:value-type="string">
            <text:p>(11493252, 2020366, 45440, 'Marika Babb', 'Gittens Suttling', 'bsuttlingr2@wired.com'https://librenoticias.com/wp-content/uploads/2020/08/default-user-image.png', '549-114-637', '18962 Rockefeller Crossing', 126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5803804" calcext:value-type="float">
            <text:p>75803804</text:p>
          </table:table-cell>
          <table:table-cell office:value-type="float" office:value="2020367" calcext:value-type="float">
            <text:p>2020367</text:p>
          </table:table-cell>
          <table:table-cell table:formula="of:=RANDBETWEEN(1000; 99999)" office:value-type="float" office:value="9235" calcext:value-type="float">
            <text:p>9235</text:p>
          </table:table-cell>
          <table:table-cell office:value-type="string" calcext:value-type="string">
            <text:p>Bendicty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Glanville</text:p>
          </table:table-cell>
          <table:table-cell office:value-type="string" calcext:value-type="string">
            <text:p>Fernley</text:p>
          </table:table-cell>
          <table:table-cell office:value-type="string" calcext:value-type="string">
            <text:p>sfernley38@netvib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85-666-455</text:p>
          </table:table-cell>
          <table:table-cell office:value-type="string" calcext:value-type="string">
            <text:p>7 Grayhawk Place</text:p>
          </table:table-cell>
          <table:table-cell table:formula="of:=RANDBETWEEN(1;1833)" office:value-type="float" office:value="223" calcext:value-type="float">
            <text:p>223</text:p>
          </table:table-cell>
          <table:table-cell/>
          <table:table-cell table:formula="of:=CONCATENATE(&quot;(&quot;;[.A368];&quot;, &quot;;[.B368];&quot;, &quot;;[.C368];&quot;, '&quot;;[.D368];&quot; &quot;;[.E368];&quot;', '&quot;;[.F368];&quot; &quot;;[.G368];&quot;', '&quot;; [.H368]; &quot;'&quot;; [.I368];&quot;', '&quot;;[.J368];&quot;', '&quot;;[.K368];&quot;', &quot;;[.L368]; &quot;), &quot;)" office:value-type="string" office:string-value="(75803804, 2020367, 9235, 'Bendicty Sergio', 'Glanville Fernley', 'sfernley38@netvibes.com'https://librenoticias.com/wp-content/uploads/2020/08/default-user-image.png', '985-666-455', '7 Grayhawk Place', 223), " calcext:value-type="string">
            <text:p>(75803804, 2020367, 9235, 'Bendicty Sergio', 'Glanville Fernley', 'sfernley38@netvibes.com'https://librenoticias.com/wp-content/uploads/2020/08/default-user-image.png', '985-666-455', '7 Grayhawk Place', 22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0785096" calcext:value-type="float">
            <text:p>80785096</text:p>
          </table:table-cell>
          <table:table-cell office:value-type="float" office:value="2020368" calcext:value-type="float">
            <text:p>2020368</text:p>
          </table:table-cell>
          <table:table-cell table:formula="of:=RANDBETWEEN(1000; 99999)" office:value-type="float" office:value="44387" calcext:value-type="float">
            <text:p>44387</text:p>
          </table:table-cell>
          <table:table-cell office:value-type="string" calcext:value-type="string">
            <text:p>Connie</text:p>
          </table:table-cell>
          <table:table-cell office:value-type="string" calcext:value-type="string">
            <text:p>Mariquilla</text:p>
          </table:table-cell>
          <table:table-cell office:value-type="string" calcext:value-type="string">
            <text:p>Glasby</text:p>
          </table:table-cell>
          <table:table-cell office:value-type="string" calcext:value-type="string">
            <text:p>Jacquemot</text:p>
          </table:table-cell>
          <table:table-cell office:value-type="string" calcext:value-type="string">
            <text:p>mjacquemothd@quantcas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49-487-275</text:p>
          </table:table-cell>
          <table:table-cell office:value-type="string" calcext:value-type="string">
            <text:p>54 Evergreen Center</text:p>
          </table:table-cell>
          <table:table-cell table:formula="of:=RANDBETWEEN(1;1833)" office:value-type="float" office:value="637" calcext:value-type="float">
            <text:p>637</text:p>
          </table:table-cell>
          <table:table-cell/>
          <table:table-cell table:formula="of:=CONCATENATE(&quot;(&quot;;[.A369];&quot;, &quot;;[.B369];&quot;, &quot;;[.C369];&quot;, '&quot;;[.D369];&quot; &quot;;[.E369];&quot;', '&quot;;[.F369];&quot; &quot;;[.G369];&quot;', '&quot;; [.H369]; &quot;'&quot;; [.I369];&quot;', '&quot;;[.J369];&quot;', '&quot;;[.K369];&quot;', &quot;;[.L369]; &quot;), &quot;)" office:value-type="string" office:string-value="(80785096, 2020368, 44387, 'Connie Mariquilla', 'Glasby Jacquemot', 'mjacquemothd@quantcast.com'https://librenoticias.com/wp-content/uploads/2020/08/default-user-image.png', '149-487-275', '54 Evergreen Center', 637), " calcext:value-type="string">
            <text:p>(80785096, 2020368, 44387, 'Connie Mariquilla', 'Glasby Jacquemot', 'mjacquemothd@quantcast.com'https://librenoticias.com/wp-content/uploads/2020/08/default-user-image.png', '149-487-275', '54 Evergreen Center', 63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4146398" calcext:value-type="float">
            <text:p>54146398</text:p>
          </table:table-cell>
          <table:table-cell office:value-type="float" office:value="2020369" calcext:value-type="float">
            <text:p>2020369</text:p>
          </table:table-cell>
          <table:table-cell table:formula="of:=RANDBETWEEN(1000; 99999)" office:value-type="float" office:value="53678" calcext:value-type="float">
            <text:p>53678</text:p>
          </table:table-cell>
          <table:table-cell office:value-type="string" calcext:value-type="string">
            <text:p>Jodee</text:p>
          </table:table-cell>
          <table:table-cell office:value-type="string" calcext:value-type="string">
            <text:p>Ninetta</text:p>
          </table:table-cell>
          <table:table-cell office:value-type="string" calcext:value-type="string">
            <text:p>Glaysher</text:p>
          </table:table-cell>
          <table:table-cell office:value-type="string" calcext:value-type="string">
            <text:p>Attwood</text:p>
          </table:table-cell>
          <table:table-cell office:value-type="string" calcext:value-type="string">
            <text:p>nattwood1m@i2i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95-151-143</text:p>
          </table:table-cell>
          <table:table-cell office:value-type="string" calcext:value-type="string">
            <text:p>824 Bonner Avenue</text:p>
          </table:table-cell>
          <table:table-cell table:formula="of:=RANDBETWEEN(1;1833)" office:value-type="float" office:value="446" calcext:value-type="float">
            <text:p>446</text:p>
          </table:table-cell>
          <table:table-cell/>
          <table:table-cell table:formula="of:=CONCATENATE(&quot;(&quot;;[.A370];&quot;, &quot;;[.B370];&quot;, &quot;;[.C370];&quot;, '&quot;;[.D370];&quot; &quot;;[.E370];&quot;', '&quot;;[.F370];&quot; &quot;;[.G370];&quot;', '&quot;; [.H370]; &quot;'&quot;; [.I370];&quot;', '&quot;;[.J370];&quot;', '&quot;;[.K370];&quot;', &quot;;[.L370]; &quot;), &quot;)" office:value-type="string" office:string-value="(54146398, 2020369, 53678, 'Jodee Ninetta', 'Glaysher Attwood', 'nattwood1m@i2i.jp'https://librenoticias.com/wp-content/uploads/2020/08/default-user-image.png', '295-151-143', '824 Bonner Avenue', 446), " calcext:value-type="string">
            <text:p>(54146398, 2020369, 53678, 'Jodee Ninetta', 'Glaysher Attwood', 'nattwood1m@i2i.jp'https://librenoticias.com/wp-content/uploads/2020/08/default-user-image.png', '295-151-143', '824 Bonner Avenue', 44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5944957" calcext:value-type="float">
            <text:p>35944957</text:p>
          </table:table-cell>
          <table:table-cell office:value-type="float" office:value="2020370" calcext:value-type="float">
            <text:p>2020370</text:p>
          </table:table-cell>
          <table:table-cell table:formula="of:=RANDBETWEEN(1000; 99999)" office:value-type="float" office:value="69014" calcext:value-type="float">
            <text:p>69014</text:p>
          </table:table-cell>
          <table:table-cell office:value-type="string" calcext:value-type="string">
            <text:p>Ragnar</text:p>
          </table:table-cell>
          <table:table-cell office:value-type="string" calcext:value-type="string">
            <text:p>Humbert</text:p>
          </table:table-cell>
          <table:table-cell office:value-type="string" calcext:value-type="string">
            <text:p>Glencross</text:p>
          </table:table-cell>
          <table:table-cell office:value-type="string" calcext:value-type="string">
            <text:p>Ruprechter</text:p>
          </table:table-cell>
          <table:table-cell office:value-type="string" calcext:value-type="string">
            <text:p>hruprechter9a@google.ca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70-564-223</text:p>
          </table:table-cell>
          <table:table-cell office:value-type="string" calcext:value-type="string">
            <text:p>3 Westport Avenue</text:p>
          </table:table-cell>
          <table:table-cell table:formula="of:=RANDBETWEEN(1;1833)" office:value-type="float" office:value="1090" calcext:value-type="float">
            <text:p>1090</text:p>
          </table:table-cell>
          <table:table-cell/>
          <table:table-cell table:formula="of:=CONCATENATE(&quot;(&quot;;[.A371];&quot;, &quot;;[.B371];&quot;, &quot;;[.C371];&quot;, '&quot;;[.D371];&quot; &quot;;[.E371];&quot;', '&quot;;[.F371];&quot; &quot;;[.G371];&quot;', '&quot;; [.H371]; &quot;'&quot;; [.I371];&quot;', '&quot;;[.J371];&quot;', '&quot;;[.K371];&quot;', &quot;;[.L371]; &quot;), &quot;)" office:value-type="string" office:string-value="(35944957, 2020370, 69014, 'Ragnar Humbert', 'Glencross Ruprechter', 'hruprechter9a@google.ca'https://librenoticias.com/wp-content/uploads/2020/08/default-user-image.png', '570-564-223', '3 Westport Avenue', 1090), " calcext:value-type="string">
            <text:p>(35944957, 2020370, 69014, 'Ragnar Humbert', 'Glencross Ruprechter', 'hruprechter9a@google.ca'https://librenoticias.com/wp-content/uploads/2020/08/default-user-image.png', '570-564-223', '3 Westport Avenue', 109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6719265" calcext:value-type="float">
            <text:p>86719265</text:p>
          </table:table-cell>
          <table:table-cell office:value-type="float" office:value="2020371" calcext:value-type="float">
            <text:p>2020371</text:p>
          </table:table-cell>
          <table:table-cell table:formula="of:=RANDBETWEEN(1000; 99999)" office:value-type="float" office:value="8802" calcext:value-type="float">
            <text:p>8802</text:p>
          </table:table-cell>
          <table:table-cell office:value-type="string" calcext:value-type="string">
            <text:p>Querida</text:p>
          </table:table-cell>
          <table:table-cell office:value-type="string" calcext:value-type="string">
            <text:p>Drona</text:p>
          </table:table-cell>
          <table:table-cell office:value-type="string" calcext:value-type="string">
            <text:p>Glyne</text:p>
          </table:table-cell>
          <table:table-cell office:value-type="string" calcext:value-type="string">
            <text:p>Engledow</text:p>
          </table:table-cell>
          <table:table-cell office:value-type="string" calcext:value-type="string">
            <text:p>dengledow3f@wsj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43-287-409</text:p>
          </table:table-cell>
          <table:table-cell office:value-type="string" calcext:value-type="string">
            <text:p>0071 Pond Lane</text:p>
          </table:table-cell>
          <table:table-cell table:formula="of:=RANDBETWEEN(1;1833)" office:value-type="float" office:value="61" calcext:value-type="float">
            <text:p>61</text:p>
          </table:table-cell>
          <table:table-cell/>
          <table:table-cell table:formula="of:=CONCATENATE(&quot;(&quot;;[.A372];&quot;, &quot;;[.B372];&quot;, &quot;;[.C372];&quot;, '&quot;;[.D372];&quot; &quot;;[.E372];&quot;', '&quot;;[.F372];&quot; &quot;;[.G372];&quot;', '&quot;; [.H372]; &quot;'&quot;; [.I372];&quot;', '&quot;;[.J372];&quot;', '&quot;;[.K372];&quot;', &quot;;[.L372]; &quot;), &quot;)" office:value-type="string" office:string-value="(86719265, 2020371, 8802, 'Querida Drona', 'Glyne Engledow', 'dengledow3f@wsj.com'https://librenoticias.com/wp-content/uploads/2020/08/default-user-image.png', '143-287-409', '0071 Pond Lane', 61), " calcext:value-type="string">
            <text:p>(86719265, 2020371, 8802, 'Querida Drona', 'Glyne Engledow', 'dengledow3f@wsj.com'https://librenoticias.com/wp-content/uploads/2020/08/default-user-image.png', '143-287-409', '0071 Pond Lane', 6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9130299" calcext:value-type="float">
            <text:p>59130299</text:p>
          </table:table-cell>
          <table:table-cell office:value-type="float" office:value="2020372" calcext:value-type="float">
            <text:p>2020372</text:p>
          </table:table-cell>
          <table:table-cell table:formula="of:=RANDBETWEEN(1000; 99999)" office:value-type="float" office:value="33445" calcext:value-type="float">
            <text:p>33445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Blei</text:p>
          </table:table-cell>
          <table:table-cell office:value-type="string" calcext:value-type="string">
            <text:p>mblei2i@house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72-590-716</text:p>
          </table:table-cell>
          <table:table-cell office:value-type="string" calcext:value-type="string">
            <text:p>1 Meadow Valley Terrace</text:p>
          </table:table-cell>
          <table:table-cell table:formula="of:=RANDBETWEEN(1;1833)" office:value-type="float" office:value="448" calcext:value-type="float">
            <text:p>448</text:p>
          </table:table-cell>
          <table:table-cell/>
          <table:table-cell table:formula="of:=CONCATENATE(&quot;(&quot;;[.A373];&quot;, &quot;;[.B373];&quot;, &quot;;[.C373];&quot;, '&quot;;[.D373];&quot; &quot;;[.E373];&quot;', '&quot;;[.F373];&quot; &quot;;[.G373];&quot;', '&quot;; [.H373]; &quot;'&quot;; [.I373];&quot;', '&quot;;[.J373];&quot;', '&quot;;[.K373];&quot;', &quot;;[.L373]; &quot;), &quot;)" office:value-type="string" office:string-value="(59130299, 2020372, 33445, 'Rice Muhammad', 'Golden Blei', 'mblei2i@house.gov'https://librenoticias.com/wp-content/uploads/2020/08/default-user-image.png', '972-590-716', '1 Meadow Valley Terrace', 448), " calcext:value-type="string">
            <text:p>(59130299, 2020372, 33445, 'Rice Muhammad', 'Golden Blei', 'mblei2i@house.gov'https://librenoticias.com/wp-content/uploads/2020/08/default-user-image.png', '972-590-716', '1 Meadow Valley Terrace', 44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0878046" calcext:value-type="float">
            <text:p>80878046</text:p>
          </table:table-cell>
          <table:table-cell office:value-type="float" office:value="2020373" calcext:value-type="float">
            <text:p>2020373</text:p>
          </table:table-cell>
          <table:table-cell table:formula="of:=RANDBETWEEN(1000; 99999)" office:value-type="float" office:value="78415" calcext:value-type="float">
            <text:p>78415</text:p>
          </table:table-cell>
          <table:table-cell office:value-type="string" calcext:value-type="string">
            <text:p>Fifine</text:p>
          </table:table-cell>
          <table:table-cell office:value-type="string" calcext:value-type="string">
            <text:p>Flore</text:p>
          </table:table-cell>
          <table:table-cell office:value-type="string" calcext:value-type="string">
            <text:p>Golledge</text:p>
          </table:table-cell>
          <table:table-cell office:value-type="string" calcext:value-type="string">
            <text:p>Benbrick</text:p>
          </table:table-cell>
          <table:table-cell office:value-type="string" calcext:value-type="string">
            <text:p>fbenbricke8@t.co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92-236-571</text:p>
          </table:table-cell>
          <table:table-cell office:value-type="string" calcext:value-type="string">
            <text:p>623 Linden Terrace</text:p>
          </table:table-cell>
          <table:table-cell table:formula="of:=RANDBETWEEN(1;1833)" office:value-type="float" office:value="1088" calcext:value-type="float">
            <text:p>1088</text:p>
          </table:table-cell>
          <table:table-cell/>
          <table:table-cell table:formula="of:=CONCATENATE(&quot;(&quot;;[.A374];&quot;, &quot;;[.B374];&quot;, &quot;;[.C374];&quot;, '&quot;;[.D374];&quot; &quot;;[.E374];&quot;', '&quot;;[.F374];&quot; &quot;;[.G374];&quot;', '&quot;; [.H374]; &quot;'&quot;; [.I374];&quot;', '&quot;;[.J374];&quot;', '&quot;;[.K374];&quot;', &quot;;[.L374]; &quot;), &quot;)" office:value-type="string" office:string-value="(80878046, 2020373, 78415, 'Fifine Flore', 'Golledge Benbrick', 'fbenbricke8@t.co'https://librenoticias.com/wp-content/uploads/2020/08/default-user-image.png', '992-236-571', '623 Linden Terrace', 1088), " calcext:value-type="string">
            <text:p>(80878046, 2020373, 78415, 'Fifine Flore', 'Golledge Benbrick', 'fbenbricke8@t.co'https://librenoticias.com/wp-content/uploads/2020/08/default-user-image.png', '992-236-571', '623 Linden Terrace', 108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3342342" calcext:value-type="float">
            <text:p>23342342</text:p>
          </table:table-cell>
          <table:table-cell office:value-type="float" office:value="2020374" calcext:value-type="float">
            <text:p>2020374</text:p>
          </table:table-cell>
          <table:table-cell table:formula="of:=RANDBETWEEN(1000; 99999)" office:value-type="float" office:value="54508" calcext:value-type="float">
            <text:p>54508</text:p>
          </table:table-cell>
          <table:table-cell office:value-type="string" calcext:value-type="string">
            <text:p>Isidoro</text:p>
          </table:table-cell>
          <table:table-cell office:value-type="string" calcext:value-type="string">
            <text:p>Randi</text:p>
          </table:table-cell>
          <table:table-cell office:value-type="string" calcext:value-type="string">
            <text:p>Gonin</text:p>
          </table:table-cell>
          <table:table-cell office:value-type="string" calcext:value-type="string">
            <text:p>Kittoe</text:p>
          </table:table-cell>
          <table:table-cell office:value-type="string" calcext:value-type="string">
            <text:p>rkittoerp@reddi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00-924-383</text:p>
          </table:table-cell>
          <table:table-cell office:value-type="string" calcext:value-type="string">
            <text:p>867 Mifflin Court</text:p>
          </table:table-cell>
          <table:table-cell table:formula="of:=RANDBETWEEN(1;1833)" office:value-type="float" office:value="1301" calcext:value-type="float">
            <text:p>1301</text:p>
          </table:table-cell>
          <table:table-cell/>
          <table:table-cell table:formula="of:=CONCATENATE(&quot;(&quot;;[.A375];&quot;, &quot;;[.B375];&quot;, &quot;;[.C375];&quot;, '&quot;;[.D375];&quot; &quot;;[.E375];&quot;', '&quot;;[.F375];&quot; &quot;;[.G375];&quot;', '&quot;; [.H375]; &quot;'&quot;; [.I375];&quot;', '&quot;;[.J375];&quot;', '&quot;;[.K375];&quot;', &quot;;[.L375]; &quot;), &quot;)" office:value-type="string" office:string-value="(23342342, 2020374, 54508, 'Isidoro Randi', 'Gonin Kittoe', 'rkittoerp@reddit.com'https://librenoticias.com/wp-content/uploads/2020/08/default-user-image.png', '200-924-383', '867 Mifflin Court', 1301), " calcext:value-type="string">
            <text:p>(23342342, 2020374, 54508, 'Isidoro Randi', 'Gonin Kittoe', 'rkittoerp@reddit.com'https://librenoticias.com/wp-content/uploads/2020/08/default-user-image.png', '200-924-383', '867 Mifflin Court', 130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7036955" calcext:value-type="float">
            <text:p>57036955</text:p>
          </table:table-cell>
          <table:table-cell office:value-type="float" office:value="2020375" calcext:value-type="float">
            <text:p>2020375</text:p>
          </table:table-cell>
          <table:table-cell table:formula="of:=RANDBETWEEN(1000; 99999)" office:value-type="float" office:value="11366" calcext:value-type="float">
            <text:p>11366</text:p>
          </table:table-cell>
          <table:table-cell office:value-type="string" calcext:value-type="string">
            <text:p>Prinz</text:p>
          </table:table-cell>
          <table:table-cell office:value-type="string" calcext:value-type="string">
            <text:p>Morton</text:p>
          </table:table-cell>
          <table:table-cell office:value-type="string" calcext:value-type="string">
            <text:p>Goodboddy</text:p>
          </table:table-cell>
          <table:table-cell office:value-type="string" calcext:value-type="string">
            <text:p>Tourry</text:p>
          </table:table-cell>
          <table:table-cell office:value-type="string" calcext:value-type="string">
            <text:p>mtourrypr@myspac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41-346-174</text:p>
          </table:table-cell>
          <table:table-cell office:value-type="string" calcext:value-type="string">
            <text:p>909 Pond Trail</text:p>
          </table:table-cell>
          <table:table-cell table:formula="of:=RANDBETWEEN(1;1833)" office:value-type="float" office:value="151" calcext:value-type="float">
            <text:p>151</text:p>
          </table:table-cell>
          <table:table-cell/>
          <table:table-cell table:formula="of:=CONCATENATE(&quot;(&quot;;[.A376];&quot;, &quot;;[.B376];&quot;, &quot;;[.C376];&quot;, '&quot;;[.D376];&quot; &quot;;[.E376];&quot;', '&quot;;[.F376];&quot; &quot;;[.G376];&quot;', '&quot;; [.H376]; &quot;'&quot;; [.I376];&quot;', '&quot;;[.J376];&quot;', '&quot;;[.K376];&quot;', &quot;;[.L376]; &quot;), &quot;)" office:value-type="string" office:string-value="(57036955, 2020375, 11366, 'Prinz Morton', 'Goodboddy Tourry', 'mtourrypr@myspace.com'https://librenoticias.com/wp-content/uploads/2020/08/default-user-image.png', '341-346-174', '909 Pond Trail', 151), " calcext:value-type="string">
            <text:p>(57036955, 2020375, 11366, 'Prinz Morton', 'Goodboddy Tourry', 'mtourrypr@myspace.com'https://librenoticias.com/wp-content/uploads/2020/08/default-user-image.png', '341-346-174', '909 Pond Trail', 15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0791890" calcext:value-type="float">
            <text:p>80791890</text:p>
          </table:table-cell>
          <table:table-cell office:value-type="float" office:value="2020376" calcext:value-type="float">
            <text:p>2020376</text:p>
          </table:table-cell>
          <table:table-cell table:formula="of:=RANDBETWEEN(1000; 99999)" office:value-type="float" office:value="6971" calcext:value-type="float">
            <text:p>6971</text:p>
          </table:table-cell>
          <table:table-cell office:value-type="string" calcext:value-type="string">
            <text:p>Langsdon</text:p>
          </table:table-cell>
          <table:table-cell office:value-type="string" calcext:value-type="string">
            <text:p>Sayre</text:p>
          </table:table-cell>
          <table:table-cell office:value-type="string" calcext:value-type="string">
            <text:p>Goodding</text:p>
          </table:table-cell>
          <table:table-cell office:value-type="string" calcext:value-type="string">
            <text:p>Henricsson</text:p>
          </table:table-cell>
          <table:table-cell office:value-type="string" calcext:value-type="string">
            <text:p>shenricsson6f@vinaor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09-780-124</text:p>
          </table:table-cell>
          <table:table-cell office:value-type="string" calcext:value-type="string">
            <text:p>74935 Nova Court</text:p>
          </table:table-cell>
          <table:table-cell table:formula="of:=RANDBETWEEN(1;1833)" office:value-type="float" office:value="1001" calcext:value-type="float">
            <text:p>1001</text:p>
          </table:table-cell>
          <table:table-cell/>
          <table:table-cell table:formula="of:=CONCATENATE(&quot;(&quot;;[.A377];&quot;, &quot;;[.B377];&quot;, &quot;;[.C377];&quot;, '&quot;;[.D377];&quot; &quot;;[.E377];&quot;', '&quot;;[.F377];&quot; &quot;;[.G377];&quot;', '&quot;; [.H377]; &quot;'&quot;; [.I377];&quot;', '&quot;;[.J377];&quot;', '&quot;;[.K377];&quot;', &quot;;[.L377]; &quot;), &quot;)" office:value-type="string" office:string-value="(80791890, 2020376, 6971, 'Langsdon Sayre', 'Goodding Henricsson', 'shenricsson6f@vinaora.com'https://librenoticias.com/wp-content/uploads/2020/08/default-user-image.png', '609-780-124', '74935 Nova Court', 1001), " calcext:value-type="string">
            <text:p>(80791890, 2020376, 6971, 'Langsdon Sayre', 'Goodding Henricsson', 'shenricsson6f@vinaora.com'https://librenoticias.com/wp-content/uploads/2020/08/default-user-image.png', '609-780-124', '74935 Nova Court', 100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4125348" calcext:value-type="float">
            <text:p>94125348</text:p>
          </table:table-cell>
          <table:table-cell office:value-type="float" office:value="2020377" calcext:value-type="float">
            <text:p>2020377</text:p>
          </table:table-cell>
          <table:table-cell table:formula="of:=RANDBETWEEN(1000; 99999)" office:value-type="float" office:value="77852" calcext:value-type="float">
            <text:p>77852</text:p>
          </table:table-cell>
          <table:table-cell office:value-type="string" calcext:value-type="string">
            <text:p>Gordy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oolding</text:p>
          </table:table-cell>
          <table:table-cell office:value-type="string" calcext:value-type="string">
            <text:p>Benedicte</text:p>
          </table:table-cell>
          <table:table-cell office:value-type="string" calcext:value-type="string">
            <text:p>cbenedicteas@lulu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02-412-143</text:p>
          </table:table-cell>
          <table:table-cell office:value-type="string" calcext:value-type="string">
            <text:p>3 Delladonna Place</text:p>
          </table:table-cell>
          <table:table-cell table:formula="of:=RANDBETWEEN(1;1833)" office:value-type="float" office:value="1470" calcext:value-type="float">
            <text:p>1470</text:p>
          </table:table-cell>
          <table:table-cell/>
          <table:table-cell table:formula="of:=CONCATENATE(&quot;(&quot;;[.A378];&quot;, &quot;;[.B378];&quot;, &quot;;[.C378];&quot;, '&quot;;[.D378];&quot; &quot;;[.E378];&quot;', '&quot;;[.F378];&quot; &quot;;[.G378];&quot;', '&quot;; [.H378]; &quot;'&quot;; [.I378];&quot;', '&quot;;[.J378];&quot;', '&quot;;[.K378];&quot;', &quot;;[.L378]; &quot;), &quot;)" office:value-type="string" office:string-value="(94125348, 2020377, 77852, 'Gordy Costa', 'Goolding Benedicte', 'cbenedicteas@lulu.com'https://librenoticias.com/wp-content/uploads/2020/08/default-user-image.png', '502-412-143', '3 Delladonna Place', 1470), " calcext:value-type="string">
            <text:p>(94125348, 2020377, 77852, 'Gordy Costa', 'Goolding Benedicte', 'cbenedicteas@lulu.com'https://librenoticias.com/wp-content/uploads/2020/08/default-user-image.png', '502-412-143', '3 Delladonna Place', 147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6670155" calcext:value-type="float">
            <text:p>66670155</text:p>
          </table:table-cell>
          <table:table-cell office:value-type="float" office:value="2020378" calcext:value-type="float">
            <text:p>2020378</text:p>
          </table:table-cell>
          <table:table-cell table:formula="of:=RANDBETWEEN(1000; 99999)" office:value-type="float" office:value="24692" calcext:value-type="float">
            <text:p>24692</text:p>
          </table:table-cell>
          <table:table-cell office:value-type="string" calcext:value-type="string">
            <text:p>Northrop</text:p>
          </table:table-cell>
          <table:table-cell office:value-type="string" calcext:value-type="string">
            <text:p>Redford</text:p>
          </table:table-cell>
          <table:table-cell office:value-type="string" calcext:value-type="string">
            <text:p>Gornal</text:p>
          </table:table-cell>
          <table:table-cell office:value-type="string" calcext:value-type="string">
            <text:p>Yurocjhin</text:p>
          </table:table-cell>
          <table:table-cell office:value-type="string" calcext:value-type="string">
            <text:p>ryurocjhinpx@rediff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72-468-797</text:p>
          </table:table-cell>
          <table:table-cell office:value-type="string" calcext:value-type="string">
            <text:p>86 Vahlen Center</text:p>
          </table:table-cell>
          <table:table-cell table:formula="of:=RANDBETWEEN(1;1833)" office:value-type="float" office:value="633" calcext:value-type="float">
            <text:p>633</text:p>
          </table:table-cell>
          <table:table-cell/>
          <table:table-cell table:formula="of:=CONCATENATE(&quot;(&quot;;[.A379];&quot;, &quot;;[.B379];&quot;, &quot;;[.C379];&quot;, '&quot;;[.D379];&quot; &quot;;[.E379];&quot;', '&quot;;[.F379];&quot; &quot;;[.G379];&quot;', '&quot;; [.H379]; &quot;'&quot;; [.I379];&quot;', '&quot;;[.J379];&quot;', '&quot;;[.K379];&quot;', &quot;;[.L379]; &quot;), &quot;)" office:value-type="string" office:string-value="(66670155, 2020378, 24692, 'Northrop Redford', 'Gornal Yurocjhin', 'ryurocjhinpx@rediff.com'https://librenoticias.com/wp-content/uploads/2020/08/default-user-image.png', '172-468-797', '86 Vahlen Center', 633), " calcext:value-type="string">
            <text:p>(66670155, 2020378, 24692, 'Northrop Redford', 'Gornal Yurocjhin', 'ryurocjhinpx@rediff.com'https://librenoticias.com/wp-content/uploads/2020/08/default-user-image.png', '172-468-797', '86 Vahlen Center', 63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0346231" calcext:value-type="float">
            <text:p>40346231</text:p>
          </table:table-cell>
          <table:table-cell office:value-type="float" office:value="2020379" calcext:value-type="float">
            <text:p>2020379</text:p>
          </table:table-cell>
          <table:table-cell table:formula="of:=RANDBETWEEN(1000; 99999)" office:value-type="float" office:value="60786" calcext:value-type="float">
            <text:p>60786</text:p>
          </table:table-cell>
          <table:table-cell office:value-type="string" calcext:value-type="string">
            <text:p>Dill</text:p>
          </table:table-cell>
          <table:table-cell office:value-type="string" calcext:value-type="string">
            <text:p>Gabriello</text:p>
          </table:table-cell>
          <table:table-cell office:value-type="string" calcext:value-type="string">
            <text:p>Gosenell</text:p>
          </table:table-cell>
          <table:table-cell office:value-type="string" calcext:value-type="string">
            <text:p>Aspin</text:p>
          </table:table-cell>
          <table:table-cell office:value-type="string" calcext:value-type="string">
            <text:p>gaspin2f@weib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63-587-621</text:p>
          </table:table-cell>
          <table:table-cell office:value-type="string" calcext:value-type="string">
            <text:p>2906 Fairfield Court</text:p>
          </table:table-cell>
          <table:table-cell table:formula="of:=RANDBETWEEN(1;1833)" office:value-type="float" office:value="6" calcext:value-type="float">
            <text:p>6</text:p>
          </table:table-cell>
          <table:table-cell/>
          <table:table-cell table:formula="of:=CONCATENATE(&quot;(&quot;;[.A380];&quot;, &quot;;[.B380];&quot;, &quot;;[.C380];&quot;, '&quot;;[.D380];&quot; &quot;;[.E380];&quot;', '&quot;;[.F380];&quot; &quot;;[.G380];&quot;', '&quot;; [.H380]; &quot;'&quot;; [.I380];&quot;', '&quot;;[.J380];&quot;', '&quot;;[.K380];&quot;', &quot;;[.L380]; &quot;), &quot;)" office:value-type="string" office:string-value="(40346231, 2020379, 60786, 'Dill Gabriello', 'Gosenell Aspin', 'gaspin2f@weibo.com'https://librenoticias.com/wp-content/uploads/2020/08/default-user-image.png', '563-587-621', '2906 Fairfield Court', 6), " calcext:value-type="string">
            <text:p>(40346231, 2020379, 60786, 'Dill Gabriello', 'Gosenell Aspin', 'gaspin2f@weibo.com'https://librenoticias.com/wp-content/uploads/2020/08/default-user-image.png', '563-587-621', '2906 Fairfield Court', 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8632454" calcext:value-type="float">
            <text:p>58632454</text:p>
          </table:table-cell>
          <table:table-cell office:value-type="float" office:value="2020380" calcext:value-type="float">
            <text:p>2020380</text:p>
          </table:table-cell>
          <table:table-cell table:formula="of:=RANDBETWEEN(1000; 99999)" office:value-type="float" office:value="17016" calcext:value-type="float">
            <text:p>17016</text:p>
          </table:table-cell>
          <table:table-cell office:value-type="string" calcext:value-type="string">
            <text:p>Rolfe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Gouley</text:p>
          </table:table-cell>
          <table:table-cell office:value-type="string" calcext:value-type="string">
            <text:p>Frayling</text:p>
          </table:table-cell>
          <table:table-cell office:value-type="string" calcext:value-type="string">
            <text:p>cfrayling7m@vk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87-647-899</text:p>
          </table:table-cell>
          <table:table-cell office:value-type="string" calcext:value-type="string">
            <text:p>0294 Sunnyside Park</text:p>
          </table:table-cell>
          <table:table-cell table:formula="of:=RANDBETWEEN(1;1833)" office:value-type="float" office:value="1471" calcext:value-type="float">
            <text:p>1471</text:p>
          </table:table-cell>
          <table:table-cell/>
          <table:table-cell table:formula="of:=CONCATENATE(&quot;(&quot;;[.A381];&quot;, &quot;;[.B381];&quot;, &quot;;[.C381];&quot;, '&quot;;[.D381];&quot; &quot;;[.E381];&quot;', '&quot;;[.F381];&quot; &quot;;[.G381];&quot;', '&quot;; [.H381]; &quot;'&quot;; [.I381];&quot;', '&quot;;[.J381];&quot;', '&quot;;[.K381];&quot;', &quot;;[.L381]; &quot;), &quot;)" office:value-type="string" office:string-value="(58632454, 2020380, 17016, 'Rolfe Conrad', 'Gouley Frayling', 'cfrayling7m@vk.com'https://librenoticias.com/wp-content/uploads/2020/08/default-user-image.png', '787-647-899', '0294 Sunnyside Park', 1471), " calcext:value-type="string">
            <text:p>(58632454, 2020380, 17016, 'Rolfe Conrad', 'Gouley Frayling', 'cfrayling7m@vk.com'https://librenoticias.com/wp-content/uploads/2020/08/default-user-image.png', '787-647-899', '0294 Sunnyside Park', 147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6783576" calcext:value-type="float">
            <text:p>56783576</text:p>
          </table:table-cell>
          <table:table-cell office:value-type="float" office:value="2020381" calcext:value-type="float">
            <text:p>2020381</text:p>
          </table:table-cell>
          <table:table-cell table:formula="of:=RANDBETWEEN(1000; 99999)" office:value-type="float" office:value="2930" calcext:value-type="float">
            <text:p>2930</text:p>
          </table:table-cell>
          <table:table-cell office:value-type="string" calcext:value-type="string">
            <text:p>Randolf</text:p>
          </table:table-cell>
          <table:table-cell office:value-type="string" calcext:value-type="string">
            <text:p>Lowell</text:p>
          </table:table-cell>
          <table:table-cell office:value-type="string" calcext:value-type="string">
            <text:p>Gounard</text:p>
          </table:table-cell>
          <table:table-cell office:value-type="string" calcext:value-type="string">
            <text:p>Garroway</text:p>
          </table:table-cell>
          <table:table-cell office:value-type="string" calcext:value-type="string">
            <text:p>lgarroway3d@ehow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23-663-686</text:p>
          </table:table-cell>
          <table:table-cell office:value-type="string" calcext:value-type="string">
            <text:p>4 Lunder Way</text:p>
          </table:table-cell>
          <table:table-cell table:formula="of:=RANDBETWEEN(1;1833)" office:value-type="float" office:value="1586" calcext:value-type="float">
            <text:p>1586</text:p>
          </table:table-cell>
          <table:table-cell/>
          <table:table-cell table:formula="of:=CONCATENATE(&quot;(&quot;;[.A382];&quot;, &quot;;[.B382];&quot;, &quot;;[.C382];&quot;, '&quot;;[.D382];&quot; &quot;;[.E382];&quot;', '&quot;;[.F382];&quot; &quot;;[.G382];&quot;', '&quot;; [.H382]; &quot;'&quot;; [.I382];&quot;', '&quot;;[.J382];&quot;', '&quot;;[.K382];&quot;', &quot;;[.L382]; &quot;), &quot;)" office:value-type="string" office:string-value="(56783576, 2020381, 2930, 'Randolf Lowell', 'Gounard Garroway', 'lgarroway3d@ehow.com'https://librenoticias.com/wp-content/uploads/2020/08/default-user-image.png', '623-663-686', '4 Lunder Way', 1586), " calcext:value-type="string">
            <text:p>(56783576, 2020381, 2930, 'Randolf Lowell', 'Gounard Garroway', 'lgarroway3d@ehow.com'https://librenoticias.com/wp-content/uploads/2020/08/default-user-image.png', '623-663-686', '4 Lunder Way', 158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0264151" calcext:value-type="float">
            <text:p>40264151</text:p>
          </table:table-cell>
          <table:table-cell office:value-type="float" office:value="2020382" calcext:value-type="float">
            <text:p>2020382</text:p>
          </table:table-cell>
          <table:table-cell table:formula="of:=RANDBETWEEN(1000; 99999)" office:value-type="float" office:value="85760" calcext:value-type="float">
            <text:p>85760</text:p>
          </table:table-cell>
          <table:table-cell office:value-type="string" calcext:value-type="string">
            <text:p>Cristobal</text:p>
          </table:table-cell>
          <table:table-cell office:value-type="string" calcext:value-type="string">
            <text:p>Wyn</text:p>
          </table:table-cell>
          <table:table-cell office:value-type="string" calcext:value-type="string">
            <text:p>Gounet</text:p>
          </table:table-cell>
          <table:table-cell office:value-type="string" calcext:value-type="string">
            <text:p>Van Geffen</text:p>
          </table:table-cell>
          <table:table-cell office:value-type="string" calcext:value-type="string">
            <text:p>wvangeffen6@g.co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99-451-228</text:p>
          </table:table-cell>
          <table:table-cell office:value-type="string" calcext:value-type="string">
            <text:p>0933 Lindbergh Junction</text:p>
          </table:table-cell>
          <table:table-cell table:formula="of:=RANDBETWEEN(1;1833)" office:value-type="float" office:value="518" calcext:value-type="float">
            <text:p>518</text:p>
          </table:table-cell>
          <table:table-cell/>
          <table:table-cell table:formula="of:=CONCATENATE(&quot;(&quot;;[.A383];&quot;, &quot;;[.B383];&quot;, &quot;;[.C383];&quot;, '&quot;;[.D383];&quot; &quot;;[.E383];&quot;', '&quot;;[.F383];&quot; &quot;;[.G383];&quot;', '&quot;; [.H383]; &quot;'&quot;; [.I383];&quot;', '&quot;;[.J383];&quot;', '&quot;;[.K383];&quot;', &quot;;[.L383]; &quot;), &quot;)" office:value-type="string" office:string-value="(40264151, 2020382, 85760, 'Cristobal Wyn', 'Gounet Van Geffen', 'wvangeffen6@g.co'https://librenoticias.com/wp-content/uploads/2020/08/default-user-image.png', '299-451-228', '0933 Lindbergh Junction', 518), " calcext:value-type="string">
            <text:p>(40264151, 2020382, 85760, 'Cristobal Wyn', 'Gounet Van Geffen', 'wvangeffen6@g.co'https://librenoticias.com/wp-content/uploads/2020/08/default-user-image.png', '299-451-228', '0933 Lindbergh Junction', 51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5330150" calcext:value-type="float">
            <text:p>65330150</text:p>
          </table:table-cell>
          <table:table-cell office:value-type="float" office:value="2020383" calcext:value-type="float">
            <text:p>2020383</text:p>
          </table:table-cell>
          <table:table-cell table:formula="of:=RANDBETWEEN(1000; 99999)" office:value-type="float" office:value="16670" calcext:value-type="float">
            <text:p>16670</text:p>
          </table:table-cell>
          <table:table-cell office:value-type="string" calcext:value-type="string">
            <text:p>Marris</text:p>
          </table:table-cell>
          <table:table-cell office:value-type="string" calcext:value-type="string">
            <text:p>Lynna</text:p>
          </table:table-cell>
          <table:table-cell office:value-type="string" calcext:value-type="string">
            <text:p>Gounin</text:p>
          </table:table-cell>
          <table:table-cell office:value-type="string" calcext:value-type="string">
            <text:p>Halliburton</text:p>
          </table:table-cell>
          <table:table-cell office:value-type="string" calcext:value-type="string">
            <text:p>lhalliburtonhx@mtv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17-880-996</text:p>
          </table:table-cell>
          <table:table-cell office:value-type="string" calcext:value-type="string">
            <text:p>295 Logan Trail</text:p>
          </table:table-cell>
          <table:table-cell table:formula="of:=RANDBETWEEN(1;1833)" office:value-type="float" office:value="1618" calcext:value-type="float">
            <text:p>1618</text:p>
          </table:table-cell>
          <table:table-cell/>
          <table:table-cell table:formula="of:=CONCATENATE(&quot;(&quot;;[.A384];&quot;, &quot;;[.B384];&quot;, &quot;;[.C384];&quot;, '&quot;;[.D384];&quot; &quot;;[.E384];&quot;', '&quot;;[.F384];&quot; &quot;;[.G384];&quot;', '&quot;; [.H384]; &quot;'&quot;; [.I384];&quot;', '&quot;;[.J384];&quot;', '&quot;;[.K384];&quot;', &quot;;[.L384]; &quot;), &quot;)" office:value-type="string" office:string-value="(65330150, 2020383, 16670, 'Marris Lynna', 'Gounin Halliburton', 'lhalliburtonhx@mtv.com'https://librenoticias.com/wp-content/uploads/2020/08/default-user-image.png', '317-880-996', '295 Logan Trail', 1618), " calcext:value-type="string">
            <text:p>(65330150, 2020383, 16670, 'Marris Lynna', 'Gounin Halliburton', 'lhalliburtonhx@mtv.com'https://librenoticias.com/wp-content/uploads/2020/08/default-user-image.png', '317-880-996', '295 Logan Trail', 161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7819568" calcext:value-type="float">
            <text:p>37819568</text:p>
          </table:table-cell>
          <table:table-cell office:value-type="float" office:value="2020384" calcext:value-type="float">
            <text:p>2020384</text:p>
          </table:table-cell>
          <table:table-cell table:formula="of:=RANDBETWEEN(1000; 99999)" office:value-type="float" office:value="14384" calcext:value-type="float">
            <text:p>14384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Francklyn</text:p>
          </table:table-cell>
          <table:table-cell office:value-type="string" calcext:value-type="string">
            <text:p>Govett</text:p>
          </table:table-cell>
          <table:table-cell office:value-type="string" calcext:value-type="string">
            <text:p>Greatreax</text:p>
          </table:table-cell>
          <table:table-cell office:value-type="string" calcext:value-type="string">
            <text:p>fgreatreax4v@wile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34-690-798</text:p>
          </table:table-cell>
          <table:table-cell office:value-type="string" calcext:value-type="string">
            <text:p>1904 Surrey Street</text:p>
          </table:table-cell>
          <table:table-cell table:formula="of:=RANDBETWEEN(1;1833)" office:value-type="float" office:value="489" calcext:value-type="float">
            <text:p>489</text:p>
          </table:table-cell>
          <table:table-cell/>
          <table:table-cell table:formula="of:=CONCATENATE(&quot;(&quot;;[.A385];&quot;, &quot;;[.B385];&quot;, &quot;;[.C385];&quot;, '&quot;;[.D385];&quot; &quot;;[.E385];&quot;', '&quot;;[.F385];&quot; &quot;;[.G385];&quot;', '&quot;; [.H385]; &quot;'&quot;; [.I385];&quot;', '&quot;;[.J385];&quot;', '&quot;;[.K385];&quot;', &quot;;[.L385]; &quot;), &quot;)" office:value-type="string" office:string-value="(37819568, 2020384, 14384, 'Wash Francklyn', 'Govett Greatreax', 'fgreatreax4v@wiley.com'https://librenoticias.com/wp-content/uploads/2020/08/default-user-image.png', '934-690-798', '1904 Surrey Street', 489), " calcext:value-type="string">
            <text:p>(37819568, 2020384, 14384, 'Wash Francklyn', 'Govett Greatreax', 'fgreatreax4v@wiley.com'https://librenoticias.com/wp-content/uploads/2020/08/default-user-image.png', '934-690-798', '1904 Surrey Street', 48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4345220" calcext:value-type="float">
            <text:p>44345220</text:p>
          </table:table-cell>
          <table:table-cell office:value-type="float" office:value="2020385" calcext:value-type="float">
            <text:p>2020385</text:p>
          </table:table-cell>
          <table:table-cell table:formula="of:=RANDBETWEEN(1000; 99999)" office:value-type="float" office:value="10795" calcext:value-type="float">
            <text:p>10795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Dusty</text:p>
          </table:table-cell>
          <table:table-cell office:value-type="string" calcext:value-type="string">
            <text:p>Gowers</text:p>
          </table:table-cell>
          <table:table-cell office:value-type="string" calcext:value-type="string">
            <text:p>Dooley</text:p>
          </table:table-cell>
          <table:table-cell office:value-type="string" calcext:value-type="string">
            <text:p>ddooley6h@clickbank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95-769-900</text:p>
          </table:table-cell>
          <table:table-cell office:value-type="string" calcext:value-type="string">
            <text:p>38 American Ash Street</text:p>
          </table:table-cell>
          <table:table-cell table:formula="of:=RANDBETWEEN(1;1833)" office:value-type="float" office:value="449" calcext:value-type="float">
            <text:p>449</text:p>
          </table:table-cell>
          <table:table-cell/>
          <table:table-cell table:formula="of:=CONCATENATE(&quot;(&quot;;[.A386];&quot;, &quot;;[.B386];&quot;, &quot;;[.C386];&quot;, '&quot;;[.D386];&quot; &quot;;[.E386];&quot;', '&quot;;[.F386];&quot; &quot;;[.G386];&quot;', '&quot;; [.H386]; &quot;'&quot;; [.I386];&quot;', '&quot;;[.J386];&quot;', '&quot;;[.K386];&quot;', &quot;;[.L386]; &quot;), &quot;)" office:value-type="string" office:string-value="(44345220, 2020385, 10795, 'Erika Dusty', 'Gowers Dooley', 'ddooley6h@clickbank.net'https://librenoticias.com/wp-content/uploads/2020/08/default-user-image.png', '295-769-900', '38 American Ash Street', 449), " calcext:value-type="string">
            <text:p>(44345220, 2020385, 10795, 'Erika Dusty', 'Gowers Dooley', 'ddooley6h@clickbank.net'https://librenoticias.com/wp-content/uploads/2020/08/default-user-image.png', '295-769-900', '38 American Ash Street', 44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4799856" calcext:value-type="float">
            <text:p>44799856</text:p>
          </table:table-cell>
          <table:table-cell office:value-type="float" office:value="2020386" calcext:value-type="float">
            <text:p>2020386</text:p>
          </table:table-cell>
          <table:table-cell table:formula="of:=RANDBETWEEN(1000; 99999)" office:value-type="float" office:value="26754" calcext:value-type="float">
            <text:p>26754</text:p>
          </table:table-cell>
          <table:table-cell office:value-type="string" calcext:value-type="string">
            <text:p>Tasia</text:p>
          </table:table-cell>
          <table:table-cell office:value-type="string" calcext:value-type="string">
            <text:p>Shandy</text:p>
          </table:table-cell>
          <table:table-cell office:value-type="string" calcext:value-type="string">
            <text:p>Grabert</text:p>
          </table:table-cell>
          <table:table-cell office:value-type="string" calcext:value-type="string">
            <text:p>Poore</text:p>
          </table:table-cell>
          <table:table-cell office:value-type="string" calcext:value-type="string">
            <text:p>spooremk@stumbleupo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97-284-539</text:p>
          </table:table-cell>
          <table:table-cell office:value-type="string" calcext:value-type="string">
            <text:p>4 Susan Point</text:p>
          </table:table-cell>
          <table:table-cell table:formula="of:=RANDBETWEEN(1;1833)" office:value-type="float" office:value="1725" calcext:value-type="float">
            <text:p>1725</text:p>
          </table:table-cell>
          <table:table-cell/>
          <table:table-cell table:formula="of:=CONCATENATE(&quot;(&quot;;[.A387];&quot;, &quot;;[.B387];&quot;, &quot;;[.C387];&quot;, '&quot;;[.D387];&quot; &quot;;[.E387];&quot;', '&quot;;[.F387];&quot; &quot;;[.G387];&quot;', '&quot;; [.H387]; &quot;'&quot;; [.I387];&quot;', '&quot;;[.J387];&quot;', '&quot;;[.K387];&quot;', &quot;;[.L387]; &quot;), &quot;)" office:value-type="string" office:string-value="(44799856, 2020386, 26754, 'Tasia Shandy', 'Grabert Poore', 'spooremk@stumbleupon.com'https://librenoticias.com/wp-content/uploads/2020/08/default-user-image.png', '597-284-539', '4 Susan Point', 1725), " calcext:value-type="string">
            <text:p>(44799856, 2020386, 26754, 'Tasia Shandy', 'Grabert Poore', 'spooremk@stumbleupon.com'https://librenoticias.com/wp-content/uploads/2020/08/default-user-image.png', '597-284-539', '4 Susan Point', 172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5713639" calcext:value-type="float">
            <text:p>95713639</text:p>
          </table:table-cell>
          <table:table-cell office:value-type="float" office:value="2020387" calcext:value-type="float">
            <text:p>2020387</text:p>
          </table:table-cell>
          <table:table-cell table:formula="of:=RANDBETWEEN(1000; 99999)" office:value-type="float" office:value="16789" calcext:value-type="float">
            <text:p>16789</text:p>
          </table:table-cell>
          <table:table-cell office:value-type="string" calcext:value-type="string">
            <text:p>Kristo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Greatreax</text:p>
          </table:table-cell>
          <table:table-cell office:value-type="string" calcext:value-type="string">
            <text:p>O' Dooley</text:p>
          </table:table-cell>
          <table:table-cell office:value-type="string" calcext:value-type="string">
            <text:p>aodooley6z@plala.or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93-640-530</text:p>
          </table:table-cell>
          <table:table-cell office:value-type="string" calcext:value-type="string">
            <text:p>9 Garrison Crossing</text:p>
          </table:table-cell>
          <table:table-cell table:formula="of:=RANDBETWEEN(1;1833)" office:value-type="float" office:value="1356" calcext:value-type="float">
            <text:p>1356</text:p>
          </table:table-cell>
          <table:table-cell/>
          <table:table-cell table:formula="of:=CONCATENATE(&quot;(&quot;;[.A388];&quot;, &quot;;[.B388];&quot;, &quot;;[.C388];&quot;, '&quot;;[.D388];&quot; &quot;;[.E388];&quot;', '&quot;;[.F388];&quot; &quot;;[.G388];&quot;', '&quot;; [.H388]; &quot;'&quot;; [.I388];&quot;', '&quot;;[.J388];&quot;', '&quot;;[.K388];&quot;', &quot;;[.L388]; &quot;), &quot;)" office:value-type="string" office:string-value="(95713639, 2020387, 16789, 'Kristo Adams', 'Greatreax O' Dooley', 'aodooley6z@plala.or.jp'https://librenoticias.com/wp-content/uploads/2020/08/default-user-image.png', '893-640-530', '9 Garrison Crossing', 1356), " calcext:value-type="string">
            <text:p>(95713639, 2020387, 16789, 'Kristo Adams', 'Greatreax O' Dooley', 'aodooley6z@plala.or.jp'https://librenoticias.com/wp-content/uploads/2020/08/default-user-image.png', '893-640-530', '9 Garrison Crossing', 135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5394204" calcext:value-type="float">
            <text:p>15394204</text:p>
          </table:table-cell>
          <table:table-cell office:value-type="float" office:value="2020388" calcext:value-type="float">
            <text:p>2020388</text:p>
          </table:table-cell>
          <table:table-cell table:formula="of:=RANDBETWEEN(1000; 99999)" office:value-type="float" office:value="38930" calcext:value-type="float">
            <text:p>38930</text:p>
          </table:table-cell>
          <table:table-cell office:value-type="string" calcext:value-type="string">
            <text:p>Creigh</text:p>
          </table:table-cell>
          <table:table-cell office:value-type="string" calcext:value-type="string">
            <text:p>Wilburt</text:p>
          </table:table-cell>
          <table:table-cell office:value-type="string" calcext:value-type="string">
            <text:p>Greenier</text:p>
          </table:table-cell>
          <table:table-cell office:value-type="string" calcext:value-type="string">
            <text:p>Van Hesteren</text:p>
          </table:table-cell>
          <table:table-cell office:value-type="string" calcext:value-type="string">
            <text:p>wvanhesterend7@reverbnatio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58-328-786</text:p>
          </table:table-cell>
          <table:table-cell office:value-type="string" calcext:value-type="string">
            <text:p>1435 Cordelia Park</text:p>
          </table:table-cell>
          <table:table-cell table:formula="of:=RANDBETWEEN(1;1833)" office:value-type="float" office:value="701" calcext:value-type="float">
            <text:p>701</text:p>
          </table:table-cell>
          <table:table-cell/>
          <table:table-cell table:formula="of:=CONCATENATE(&quot;(&quot;;[.A389];&quot;, &quot;;[.B389];&quot;, &quot;;[.C389];&quot;, '&quot;;[.D389];&quot; &quot;;[.E389];&quot;', '&quot;;[.F389];&quot; &quot;;[.G389];&quot;', '&quot;; [.H389]; &quot;'&quot;; [.I389];&quot;', '&quot;;[.J389];&quot;', '&quot;;[.K389];&quot;', &quot;;[.L389]; &quot;), &quot;)" office:value-type="string" office:string-value="(15394204, 2020388, 38930, 'Creigh Wilburt', 'Greenier Van Hesteren', 'wvanhesterend7@reverbnation.com'https://librenoticias.com/wp-content/uploads/2020/08/default-user-image.png', '558-328-786', '1435 Cordelia Park', 701), " calcext:value-type="string">
            <text:p>(15394204, 2020388, 38930, 'Creigh Wilburt', 'Greenier Van Hesteren', 'wvanhesterend7@reverbnation.com'https://librenoticias.com/wp-content/uploads/2020/08/default-user-image.png', '558-328-786', '1435 Cordelia Park', 70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5252540" calcext:value-type="float">
            <text:p>45252540</text:p>
          </table:table-cell>
          <table:table-cell office:value-type="float" office:value="2020389" calcext:value-type="float">
            <text:p>2020389</text:p>
          </table:table-cell>
          <table:table-cell table:formula="of:=RANDBETWEEN(1000; 99999)" office:value-type="float" office:value="92586" calcext:value-type="float">
            <text:p>92586</text:p>
          </table:table-cell>
          <table:table-cell office:value-type="string" calcext:value-type="string">
            <text:p>Zea</text:p>
          </table:table-cell>
          <table:table-cell office:value-type="string" calcext:value-type="string">
            <text:p>Zonnya</text:p>
          </table:table-cell>
          <table:table-cell office:value-type="string" calcext:value-type="string">
            <text:p>Gregg</text:p>
          </table:table-cell>
          <table:table-cell office:value-type="string" calcext:value-type="string">
            <text:p>Cater</text:p>
          </table:table-cell>
          <table:table-cell office:value-type="string" calcext:value-type="string">
            <text:p>zcaterpf@123-reg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69-691-467</text:p>
          </table:table-cell>
          <table:table-cell office:value-type="string" calcext:value-type="string">
            <text:p>53939 Maple Wood Plaza</text:p>
          </table:table-cell>
          <table:table-cell table:formula="of:=RANDBETWEEN(1;1833)" office:value-type="float" office:value="515" calcext:value-type="float">
            <text:p>515</text:p>
          </table:table-cell>
          <table:table-cell/>
          <table:table-cell table:formula="of:=CONCATENATE(&quot;(&quot;;[.A390];&quot;, &quot;;[.B390];&quot;, &quot;;[.C390];&quot;, '&quot;;[.D390];&quot; &quot;;[.E390];&quot;', '&quot;;[.F390];&quot; &quot;;[.G390];&quot;', '&quot;; [.H390]; &quot;'&quot;; [.I390];&quot;', '&quot;;[.J390];&quot;', '&quot;;[.K390];&quot;', &quot;;[.L390]; &quot;), &quot;)" office:value-type="string" office:string-value="(45252540, 2020389, 92586, 'Zea Zonnya', 'Gregg Cater', 'zcaterpf@123-reg.co.uk'https://librenoticias.com/wp-content/uploads/2020/08/default-user-image.png', '469-691-467', '53939 Maple Wood Plaza', 515), " calcext:value-type="string">
            <text:p>(45252540, 2020389, 92586, 'Zea Zonnya', 'Gregg Cater', 'zcaterpf@123-reg.co.uk'https://librenoticias.com/wp-content/uploads/2020/08/default-user-image.png', '469-691-467', '53939 Maple Wood Plaza', 51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0134318" calcext:value-type="float">
            <text:p>60134318</text:p>
          </table:table-cell>
          <table:table-cell office:value-type="float" office:value="2020390" calcext:value-type="float">
            <text:p>2020390</text:p>
          </table:table-cell>
          <table:table-cell table:formula="of:=RANDBETWEEN(1000; 99999)" office:value-type="float" office:value="35516" calcext:value-type="float">
            <text:p>35516</text:p>
          </table:table-cell>
          <table:table-cell office:value-type="string" calcext:value-type="string">
            <text:p>Cindee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Greggor</text:p>
          </table:table-cell>
          <table:table-cell office:value-type="string" calcext:value-type="string">
            <text:p>Prentice</text:p>
          </table:table-cell>
          <table:table-cell office:value-type="string" calcext:value-type="string">
            <text:p>oprenticer6@privacy.gov.a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25-491-224</text:p>
          </table:table-cell>
          <table:table-cell office:value-type="string" calcext:value-type="string">
            <text:p>3714 Cordelia Terrace</text:p>
          </table:table-cell>
          <table:table-cell table:formula="of:=RANDBETWEEN(1;1833)" office:value-type="float" office:value="1022" calcext:value-type="float">
            <text:p>1022</text:p>
          </table:table-cell>
          <table:table-cell/>
          <table:table-cell table:formula="of:=CONCATENATE(&quot;(&quot;;[.A391];&quot;, &quot;;[.B391];&quot;, &quot;;[.C391];&quot;, '&quot;;[.D391];&quot; &quot;;[.E391];&quot;', '&quot;;[.F391];&quot; &quot;;[.G391];&quot;', '&quot;; [.H391]; &quot;'&quot;; [.I391];&quot;', '&quot;;[.J391];&quot;', '&quot;;[.K391];&quot;', &quot;;[.L391]; &quot;), &quot;)" office:value-type="string" office:string-value="(60134318, 2020390, 35516, 'Cindee Olive', 'Greggor Prentice', 'oprenticer6@privacy.gov.au'https://librenoticias.com/wp-content/uploads/2020/08/default-user-image.png', '425-491-224', '3714 Cordelia Terrace', 1022), " calcext:value-type="string">
            <text:p>(60134318, 2020390, 35516, 'Cindee Olive', 'Greggor Prentice', 'oprenticer6@privacy.gov.au'https://librenoticias.com/wp-content/uploads/2020/08/default-user-image.png', '425-491-224', '3714 Cordelia Terrace', 102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6855467" calcext:value-type="float">
            <text:p>46855467</text:p>
          </table:table-cell>
          <table:table-cell office:value-type="float" office:value="2020391" calcext:value-type="float">
            <text:p>2020391</text:p>
          </table:table-cell>
          <table:table-cell table:formula="of:=RANDBETWEEN(1000; 99999)" office:value-type="float" office:value="63330" calcext:value-type="float">
            <text:p>63330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Haleigh</text:p>
          </table:table-cell>
          <table:table-cell office:value-type="string" calcext:value-type="string">
            <text:p>Gregoli</text:p>
          </table:table-cell>
          <table:table-cell office:value-type="string" calcext:value-type="string">
            <text:p>Hacquel</text:p>
          </table:table-cell>
          <table:table-cell office:value-type="string" calcext:value-type="string">
            <text:p>hhacquelhp@accuweath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26-264-162</text:p>
          </table:table-cell>
          <table:table-cell office:value-type="string" calcext:value-type="string">
            <text:p>41 Jenna Alley</text:p>
          </table:table-cell>
          <table:table-cell table:formula="of:=RANDBETWEEN(1;1833)" office:value-type="float" office:value="639" calcext:value-type="float">
            <text:p>639</text:p>
          </table:table-cell>
          <table:table-cell/>
          <table:table-cell table:formula="of:=CONCATENATE(&quot;(&quot;;[.A392];&quot;, &quot;;[.B392];&quot;, &quot;;[.C392];&quot;, '&quot;;[.D392];&quot; &quot;;[.E392];&quot;', '&quot;;[.F392];&quot; &quot;;[.G392];&quot;', '&quot;; [.H392]; &quot;'&quot;; [.I392];&quot;', '&quot;;[.J392];&quot;', '&quot;;[.K392];&quot;', &quot;;[.L392]; &quot;), &quot;)" office:value-type="string" office:string-value="(46855467, 2020391, 63330, 'Adrian Haleigh', 'Gregoli Hacquel', 'hhacquelhp@accuweather.com'https://librenoticias.com/wp-content/uploads/2020/08/default-user-image.png', '226-264-162', '41 Jenna Alley', 639), " calcext:value-type="string">
            <text:p>(46855467, 2020391, 63330, 'Adrian Haleigh', 'Gregoli Hacquel', 'hhacquelhp@accuweather.com'https://librenoticias.com/wp-content/uploads/2020/08/default-user-image.png', '226-264-162', '41 Jenna Alley', 63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3595935" calcext:value-type="float">
            <text:p>13595935</text:p>
          </table:table-cell>
          <table:table-cell office:value-type="float" office:value="2020392" calcext:value-type="float">
            <text:p>2020392</text:p>
          </table:table-cell>
          <table:table-cell table:formula="of:=RANDBETWEEN(1000; 99999)" office:value-type="float" office:value="52351" calcext:value-type="float">
            <text:p>52351</text:p>
          </table:table-cell>
          <table:table-cell office:value-type="string" calcext:value-type="string">
            <text:p>Maximilianus</text:p>
          </table:table-cell>
          <table:table-cell office:value-type="string" calcext:value-type="string">
            <text:p>Dudley</text:p>
          </table:table-cell>
          <table:table-cell office:value-type="string" calcext:value-type="string">
            <text:p>Grim</text:p>
          </table:table-cell>
          <table:table-cell office:value-type="string" calcext:value-type="string">
            <text:p>Berthomier</text:p>
          </table:table-cell>
          <table:table-cell office:value-type="string" calcext:value-type="string">
            <text:p>dberthomier5t@nationalgeographi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39-248-862</text:p>
          </table:table-cell>
          <table:table-cell office:value-type="string" calcext:value-type="string">
            <text:p>345 Service Pass</text:p>
          </table:table-cell>
          <table:table-cell table:formula="of:=RANDBETWEEN(1;1833)" office:value-type="float" office:value="1013" calcext:value-type="float">
            <text:p>1013</text:p>
          </table:table-cell>
          <table:table-cell/>
          <table:table-cell table:formula="of:=CONCATENATE(&quot;(&quot;;[.A393];&quot;, &quot;;[.B393];&quot;, &quot;;[.C393];&quot;, '&quot;;[.D393];&quot; &quot;;[.E393];&quot;', '&quot;;[.F393];&quot; &quot;;[.G393];&quot;', '&quot;; [.H393]; &quot;'&quot;; [.I393];&quot;', '&quot;;[.J393];&quot;', '&quot;;[.K393];&quot;', &quot;;[.L393]; &quot;), &quot;)" office:value-type="string" office:string-value="(13595935, 2020392, 52351, 'Maximilianus Dudley', 'Grim Berthomier', 'dberthomier5t@nationalgeographic.com'https://librenoticias.com/wp-content/uploads/2020/08/default-user-image.png', '939-248-862', '345 Service Pass', 1013), " calcext:value-type="string">
            <text:p>(13595935, 2020392, 52351, 'Maximilianus Dudley', 'Grim Berthomier', 'dberthomier5t@nationalgeographic.com'https://librenoticias.com/wp-content/uploads/2020/08/default-user-image.png', '939-248-862', '345 Service Pass', 101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2546702" calcext:value-type="float">
            <text:p>12546702</text:p>
          </table:table-cell>
          <table:table-cell office:value-type="float" office:value="2020393" calcext:value-type="float">
            <text:p>2020393</text:p>
          </table:table-cell>
          <table:table-cell table:formula="of:=RANDBETWEEN(1000; 99999)" office:value-type="float" office:value="34980" calcext:value-type="float">
            <text:p>34980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Andras</text:p>
          </table:table-cell>
          <table:table-cell office:value-type="string" calcext:value-type="string">
            <text:p>Griss</text:p>
          </table:table-cell>
          <table:table-cell office:value-type="string" calcext:value-type="string">
            <text:p>Schoolfield</text:p>
          </table:table-cell>
          <table:table-cell office:value-type="string" calcext:value-type="string">
            <text:p>aschoolfielddv@deliciou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15-225-112</text:p>
          </table:table-cell>
          <table:table-cell office:value-type="string" calcext:value-type="string">
            <text:p>50 La Follette Junction</text:p>
          </table:table-cell>
          <table:table-cell table:formula="of:=RANDBETWEEN(1;1833)" office:value-type="float" office:value="492" calcext:value-type="float">
            <text:p>492</text:p>
          </table:table-cell>
          <table:table-cell/>
          <table:table-cell table:formula="of:=CONCATENATE(&quot;(&quot;;[.A394];&quot;, &quot;;[.B394];&quot;, &quot;;[.C394];&quot;, '&quot;;[.D394];&quot; &quot;;[.E394];&quot;', '&quot;;[.F394];&quot; &quot;;[.G394];&quot;', '&quot;; [.H394]; &quot;'&quot;; [.I394];&quot;', '&quot;;[.J394];&quot;', '&quot;;[.K394];&quot;', &quot;;[.L394]; &quot;), &quot;)" office:value-type="string" office:string-value="(12546702, 2020393, 34980, 'Adolf Andras', 'Griss Schoolfield', 'aschoolfielddv@delicious.com'https://librenoticias.com/wp-content/uploads/2020/08/default-user-image.png', '215-225-112', '50 La Follette Junction', 492), " calcext:value-type="string">
            <text:p>(12546702, 2020393, 34980, 'Adolf Andras', 'Griss Schoolfield', 'aschoolfielddv@delicious.com'https://librenoticias.com/wp-content/uploads/2020/08/default-user-image.png', '215-225-112', '50 La Follette Junction', 49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8162630" calcext:value-type="float">
            <text:p>28162630</text:p>
          </table:table-cell>
          <table:table-cell office:value-type="float" office:value="2020394" calcext:value-type="float">
            <text:p>2020394</text:p>
          </table:table-cell>
          <table:table-cell table:formula="of:=RANDBETWEEN(1000; 99999)" office:value-type="float" office:value="42428" calcext:value-type="float">
            <text:p>42428</text:p>
          </table:table-cell>
          <table:table-cell office:value-type="string" calcext:value-type="string">
            <text:p>Sydelle</text:p>
          </table:table-cell>
          <table:table-cell office:value-type="string" calcext:value-type="string">
            <text:p>Candie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Palin</text:p>
          </table:table-cell>
          <table:table-cell office:value-type="string" calcext:value-type="string">
            <text:p>cpalinc3@archive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23-769-199</text:p>
          </table:table-cell>
          <table:table-cell office:value-type="string" calcext:value-type="string">
            <text:p>0401 Becker Way</text:p>
          </table:table-cell>
          <table:table-cell table:formula="of:=RANDBETWEEN(1;1833)" office:value-type="float" office:value="277" calcext:value-type="float">
            <text:p>277</text:p>
          </table:table-cell>
          <table:table-cell/>
          <table:table-cell table:formula="of:=CONCATENATE(&quot;(&quot;;[.A395];&quot;, &quot;;[.B395];&quot;, &quot;;[.C395];&quot;, '&quot;;[.D395];&quot; &quot;;[.E395];&quot;', '&quot;;[.F395];&quot; &quot;;[.G395];&quot;', '&quot;; [.H395]; &quot;'&quot;; [.I395];&quot;', '&quot;;[.J395];&quot;', '&quot;;[.K395];&quot;', &quot;;[.L395]; &quot;), &quot;)" office:value-type="string" office:string-value="(28162630, 2020394, 42428, 'Sydelle Candie', 'Groom Palin', 'cpalinc3@archive.org'https://librenoticias.com/wp-content/uploads/2020/08/default-user-image.png', '323-769-199', '0401 Becker Way', 277), " calcext:value-type="string">
            <text:p>(28162630, 2020394, 42428, 'Sydelle Candie', 'Groom Palin', 'cpalinc3@archive.org'https://librenoticias.com/wp-content/uploads/2020/08/default-user-image.png', '323-769-199', '0401 Becker Way', 27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8011186" calcext:value-type="float">
            <text:p>68011186</text:p>
          </table:table-cell>
          <table:table-cell office:value-type="float" office:value="2020395" calcext:value-type="float">
            <text:p>2020395</text:p>
          </table:table-cell>
          <table:table-cell table:formula="of:=RANDBETWEEN(1000; 99999)" office:value-type="float" office:value="80709" calcext:value-type="float">
            <text:p>80709</text:p>
          </table:table-cell>
          <table:table-cell office:value-type="string" calcext:value-type="string">
            <text:p>Fawnia</text:p>
          </table:table-cell>
          <table:table-cell office:value-type="string" calcext:value-type="string">
            <text:p>Tamarra</text:p>
          </table:table-cell>
          <table:table-cell office:value-type="string" calcext:value-type="string">
            <text:p>Grout</text:p>
          </table:table-cell>
          <table:table-cell office:value-type="string" calcext:value-type="string">
            <text:p>O'Carran</text:p>
          </table:table-cell>
          <table:table-cell office:value-type="string" calcext:value-type="string">
            <text:p>tocarrank0@phpbb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22-695-692</text:p>
          </table:table-cell>
          <table:table-cell office:value-type="string" calcext:value-type="string">
            <text:p>4389 Dovetail Crossing</text:p>
          </table:table-cell>
          <table:table-cell table:formula="of:=RANDBETWEEN(1;1833)" office:value-type="float" office:value="374" calcext:value-type="float">
            <text:p>374</text:p>
          </table:table-cell>
          <table:table-cell/>
          <table:table-cell table:formula="of:=CONCATENATE(&quot;(&quot;;[.A396];&quot;, &quot;;[.B396];&quot;, &quot;;[.C396];&quot;, '&quot;;[.D396];&quot; &quot;;[.E396];&quot;', '&quot;;[.F396];&quot; &quot;;[.G396];&quot;', '&quot;; [.H396]; &quot;'&quot;; [.I396];&quot;', '&quot;;[.J396];&quot;', '&quot;;[.K396];&quot;', &quot;;[.L396]; &quot;), &quot;)" office:value-type="string" office:string-value="(68011186, 2020395, 80709, 'Fawnia Tamarra', 'Grout O'Carran', 'tocarrank0@phpbb.com'https://librenoticias.com/wp-content/uploads/2020/08/default-user-image.png', '522-695-692', '4389 Dovetail Crossing', 374), " calcext:value-type="string">
            <text:p>(68011186, 2020395, 80709, 'Fawnia Tamarra', 'Grout O'Carran', 'tocarrank0@phpbb.com'https://librenoticias.com/wp-content/uploads/2020/08/default-user-image.png', '522-695-692', '4389 Dovetail Crossing', 37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0155557" calcext:value-type="float">
            <text:p>10155557</text:p>
          </table:table-cell>
          <table:table-cell office:value-type="float" office:value="2020396" calcext:value-type="float">
            <text:p>2020396</text:p>
          </table:table-cell>
          <table:table-cell table:formula="of:=RANDBETWEEN(1000; 99999)" office:value-type="float" office:value="92341" calcext:value-type="float">
            <text:p>92341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Rabbi</text:p>
          </table:table-cell>
          <table:table-cell office:value-type="string" calcext:value-type="string">
            <text:p>Guein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rmatt8f@amazon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45-588-759</text:p>
          </table:table-cell>
          <table:table-cell office:value-type="string" calcext:value-type="string">
            <text:p>02882 Thierer Point</text:p>
          </table:table-cell>
          <table:table-cell table:formula="of:=RANDBETWEEN(1;1833)" office:value-type="float" office:value="827" calcext:value-type="float">
            <text:p>827</text:p>
          </table:table-cell>
          <table:table-cell/>
          <table:table-cell table:formula="of:=CONCATENATE(&quot;(&quot;;[.A397];&quot;, &quot;;[.B397];&quot;, &quot;;[.C397];&quot;, '&quot;;[.D397];&quot; &quot;;[.E397];&quot;', '&quot;;[.F397];&quot; &quot;;[.G397];&quot;', '&quot;; [.H397]; &quot;'&quot;; [.I397];&quot;', '&quot;;[.J397];&quot;', '&quot;;[.K397];&quot;', &quot;;[.L397]; &quot;), &quot;)" office:value-type="string" office:string-value="(10155557, 2020396, 92341, 'Rodolfo Rabbi', 'Gueinn Matt', 'rmatt8f@amazon.co.uk'https://librenoticias.com/wp-content/uploads/2020/08/default-user-image.png', '745-588-759', '02882 Thierer Point', 827), " calcext:value-type="string">
            <text:p>(10155557, 2020396, 92341, 'Rodolfo Rabbi', 'Gueinn Matt', 'rmatt8f@amazon.co.uk'https://librenoticias.com/wp-content/uploads/2020/08/default-user-image.png', '745-588-759', '02882 Thierer Point', 82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9302914" calcext:value-type="float">
            <text:p>69302914</text:p>
          </table:table-cell>
          <table:table-cell office:value-type="float" office:value="2020397" calcext:value-type="float">
            <text:p>2020397</text:p>
          </table:table-cell>
          <table:table-cell table:formula="of:=RANDBETWEEN(1000; 99999)" office:value-type="float" office:value="25035" calcext:value-type="float">
            <text:p>25035</text:p>
          </table:table-cell>
          <table:table-cell office:value-type="string" calcext:value-type="string">
            <text:p>Miguelita</text:p>
          </table:table-cell>
          <table:table-cell office:value-type="string" calcext:value-type="string">
            <text:p>Roshelle</text:p>
          </table:table-cell>
          <table:table-cell office:value-type="string" calcext:value-type="string">
            <text:p>Guilaem</text:p>
          </table:table-cell>
          <table:table-cell office:value-type="string" calcext:value-type="string">
            <text:p>Parsall</text:p>
          </table:table-cell>
          <table:table-cell office:value-type="string" calcext:value-type="string">
            <text:p>rparsalldx@icq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17-284-949</text:p>
          </table:table-cell>
          <table:table-cell office:value-type="string" calcext:value-type="string">
            <text:p>9 Anhalt Alley</text:p>
          </table:table-cell>
          <table:table-cell table:formula="of:=RANDBETWEEN(1;1833)" office:value-type="float" office:value="768" calcext:value-type="float">
            <text:p>768</text:p>
          </table:table-cell>
          <table:table-cell/>
          <table:table-cell table:formula="of:=CONCATENATE(&quot;(&quot;;[.A398];&quot;, &quot;;[.B398];&quot;, &quot;;[.C398];&quot;, '&quot;;[.D398];&quot; &quot;;[.E398];&quot;', '&quot;;[.F398];&quot; &quot;;[.G398];&quot;', '&quot;; [.H398]; &quot;'&quot;; [.I398];&quot;', '&quot;;[.J398];&quot;', '&quot;;[.K398];&quot;', &quot;;[.L398]; &quot;), &quot;)" office:value-type="string" office:string-value="(69302914, 2020397, 25035, 'Miguelita Roshelle', 'Guilaem Parsall', 'rparsalldx@icq.com'https://librenoticias.com/wp-content/uploads/2020/08/default-user-image.png', '517-284-949', '9 Anhalt Alley', 768), " calcext:value-type="string">
            <text:p>(69302914, 2020397, 25035, 'Miguelita Roshelle', 'Guilaem Parsall', 'rparsalldx@icq.com'https://librenoticias.com/wp-content/uploads/2020/08/default-user-image.png', '517-284-949', '9 Anhalt Alley', 76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4959784" calcext:value-type="float">
            <text:p>44959784</text:p>
          </table:table-cell>
          <table:table-cell office:value-type="float" office:value="2020398" calcext:value-type="float">
            <text:p>2020398</text:p>
          </table:table-cell>
          <table:table-cell table:formula="of:=RANDBETWEEN(1000; 99999)" office:value-type="float" office:value="1978" calcext:value-type="float">
            <text:p>1978</text:p>
          </table:table-cell>
          <table:table-cell office:value-type="string" calcext:value-type="string">
            <text:p>Timmi</text:p>
          </table:table-cell>
          <table:table-cell office:value-type="string" calcext:value-type="string">
            <text:p>Josey</text:p>
          </table:table-cell>
          <table:table-cell office:value-type="string" calcext:value-type="string">
            <text:p>Guillart</text:p>
          </table:table-cell>
          <table:table-cell office:value-type="string" calcext:value-type="string">
            <text:p>Cammocke</text:p>
          </table:table-cell>
          <table:table-cell office:value-type="string" calcext:value-type="string">
            <text:p>jcammockecy@reddi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83-841-616</text:p>
          </table:table-cell>
          <table:table-cell office:value-type="string" calcext:value-type="string">
            <text:p>66300 Boyd Crossing</text:p>
          </table:table-cell>
          <table:table-cell table:formula="of:=RANDBETWEEN(1;1833)" office:value-type="float" office:value="1625" calcext:value-type="float">
            <text:p>1625</text:p>
          </table:table-cell>
          <table:table-cell/>
          <table:table-cell table:formula="of:=CONCATENATE(&quot;(&quot;;[.A399];&quot;, &quot;;[.B399];&quot;, &quot;;[.C399];&quot;, '&quot;;[.D399];&quot; &quot;;[.E399];&quot;', '&quot;;[.F399];&quot; &quot;;[.G399];&quot;', '&quot;; [.H399]; &quot;'&quot;; [.I399];&quot;', '&quot;;[.J399];&quot;', '&quot;;[.K399];&quot;', &quot;;[.L399]; &quot;), &quot;)" office:value-type="string" office:string-value="(44959784, 2020398, 1978, 'Timmi Josey', 'Guillart Cammocke', 'jcammockecy@reddit.com'https://librenoticias.com/wp-content/uploads/2020/08/default-user-image.png', '383-841-616', '66300 Boyd Crossing', 1625), " calcext:value-type="string">
            <text:p>(44959784, 2020398, 1978, 'Timmi Josey', 'Guillart Cammocke', 'jcammockecy@reddit.com'https://librenoticias.com/wp-content/uploads/2020/08/default-user-image.png', '383-841-616', '66300 Boyd Crossing', 162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5726525" calcext:value-type="float">
            <text:p>25726525</text:p>
          </table:table-cell>
          <table:table-cell office:value-type="float" office:value="2020399" calcext:value-type="float">
            <text:p>2020399</text:p>
          </table:table-cell>
          <table:table-cell table:formula="of:=RANDBETWEEN(1000; 99999)" office:value-type="float" office:value="40867" calcext:value-type="float">
            <text:p>40867</text:p>
          </table:table-cell>
          <table:table-cell office:value-type="string" calcext:value-type="string">
            <text:p>Nola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Guiso</text:p>
          </table:table-cell>
          <table:table-cell office:value-type="string" calcext:value-type="string">
            <text:p>Ormiston</text:p>
          </table:table-cell>
          <table:table-cell office:value-type="string" calcext:value-type="string">
            <text:p>aormiston35@g.co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86-719-394</text:p>
          </table:table-cell>
          <table:table-cell office:value-type="string" calcext:value-type="string">
            <text:p>04 Kennedy Street</text:p>
          </table:table-cell>
          <table:table-cell table:formula="of:=RANDBETWEEN(1;1833)" office:value-type="float" office:value="47" calcext:value-type="float">
            <text:p>47</text:p>
          </table:table-cell>
          <table:table-cell/>
          <table:table-cell table:formula="of:=CONCATENATE(&quot;(&quot;;[.A400];&quot;, &quot;;[.B400];&quot;, &quot;;[.C400];&quot;, '&quot;;[.D400];&quot; &quot;;[.E400];&quot;', '&quot;;[.F400];&quot; &quot;;[.G400];&quot;', '&quot;; [.H400]; &quot;'&quot;; [.I400];&quot;', '&quot;;[.J400];&quot;', '&quot;;[.K400];&quot;', &quot;;[.L400]; &quot;), &quot;)" office:value-type="string" office:string-value="(25726525, 2020399, 40867, 'Nola Appolonia', 'Guiso Ormiston', 'aormiston35@g.co'https://librenoticias.com/wp-content/uploads/2020/08/default-user-image.png', '786-719-394', '04 Kennedy Street', 47), " calcext:value-type="string">
            <text:p>(25726525, 2020399, 40867, 'Nola Appolonia', 'Guiso Ormiston', 'aormiston35@g.co'https://librenoticias.com/wp-content/uploads/2020/08/default-user-image.png', '786-719-394', '04 Kennedy Street', 4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0745733" calcext:value-type="float">
            <text:p>10745733</text:p>
          </table:table-cell>
          <table:table-cell office:value-type="float" office:value="2020400" calcext:value-type="float">
            <text:p>2020400</text:p>
          </table:table-cell>
          <table:table-cell table:formula="of:=RANDBETWEEN(1000; 99999)" office:value-type="float" office:value="84881" calcext:value-type="float">
            <text:p>84881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Guiu</text:p>
          </table:table-cell>
          <table:table-cell office:value-type="string" calcext:value-type="string">
            <text:p>Delves</text:p>
          </table:table-cell>
          <table:table-cell office:value-type="string" calcext:value-type="string">
            <text:p>mdelvesjl@clickbank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29-216-437</text:p>
          </table:table-cell>
          <table:table-cell office:value-type="string" calcext:value-type="string">
            <text:p>111 Duke Center</text:p>
          </table:table-cell>
          <table:table-cell table:formula="of:=RANDBETWEEN(1;1833)" office:value-type="float" office:value="511" calcext:value-type="float">
            <text:p>511</text:p>
          </table:table-cell>
          <table:table-cell/>
          <table:table-cell table:formula="of:=CONCATENATE(&quot;(&quot;;[.A401];&quot;, &quot;;[.B401];&quot;, &quot;;[.C401];&quot;, '&quot;;[.D401];&quot; &quot;;[.E401];&quot;', '&quot;;[.F401];&quot; &quot;;[.G401];&quot;', '&quot;; [.H401]; &quot;'&quot;; [.I401];&quot;', '&quot;;[.J401];&quot;', '&quot;;[.K401];&quot;', &quot;;[.L401]; &quot;), &quot;)" office:value-type="string" office:string-value="(10745733, 2020400, 84881, 'Jozef Michele', 'Guiu Delves', 'mdelvesjl@clickbank.net'https://librenoticias.com/wp-content/uploads/2020/08/default-user-image.png', '629-216-437', '111 Duke Center', 511), " calcext:value-type="string">
            <text:p>(10745733, 2020400, 84881, 'Jozef Michele', 'Guiu Delves', 'mdelvesjl@clickbank.net'https://librenoticias.com/wp-content/uploads/2020/08/default-user-image.png', '629-216-437', '111 Duke Center', 51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2574380" calcext:value-type="float">
            <text:p>22574380</text:p>
          </table:table-cell>
          <table:table-cell office:value-type="float" office:value="2020401" calcext:value-type="float">
            <text:p>2020401</text:p>
          </table:table-cell>
          <table:table-cell table:formula="of:=RANDBETWEEN(1000; 99999)" office:value-type="float" office:value="50948" calcext:value-type="float">
            <text:p>50948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Osbourne</text:p>
          </table:table-cell>
          <table:table-cell office:value-type="string" calcext:value-type="string">
            <text:p>Gurden</text:p>
          </table:table-cell>
          <table:table-cell office:value-type="string" calcext:value-type="string">
            <text:p>Foulis</text:p>
          </table:table-cell>
          <table:table-cell office:value-type="string" calcext:value-type="string">
            <text:p>ofoulis6a@adob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62-112-684</text:p>
          </table:table-cell>
          <table:table-cell office:value-type="string" calcext:value-type="string">
            <text:p>44 Westerfield Plaza</text:p>
          </table:table-cell>
          <table:table-cell table:formula="of:=RANDBETWEEN(1;1833)" office:value-type="float" office:value="1809" calcext:value-type="float">
            <text:p>1809</text:p>
          </table:table-cell>
          <table:table-cell/>
          <table:table-cell table:formula="of:=CONCATENATE(&quot;(&quot;;[.A402];&quot;, &quot;;[.B402];&quot;, &quot;;[.C402];&quot;, '&quot;;[.D402];&quot; &quot;;[.E402];&quot;', '&quot;;[.F402];&quot; &quot;;[.G402];&quot;', '&quot;; [.H402]; &quot;'&quot;; [.I402];&quot;', '&quot;;[.J402];&quot;', '&quot;;[.K402];&quot;', &quot;;[.L402]; &quot;), &quot;)" office:value-type="string" office:string-value="(22574380, 2020401, 50948, 'Davy Osbourne', 'Gurden Foulis', 'ofoulis6a@adobe.com'https://librenoticias.com/wp-content/uploads/2020/08/default-user-image.png', '962-112-684', '44 Westerfield Plaza', 1809), " calcext:value-type="string">
            <text:p>(22574380, 2020401, 50948, 'Davy Osbourne', 'Gurden Foulis', 'ofoulis6a@adobe.com'https://librenoticias.com/wp-content/uploads/2020/08/default-user-image.png', '962-112-684', '44 Westerfield Plaza', 180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0374608" calcext:value-type="float">
            <text:p>60374608</text:p>
          </table:table-cell>
          <table:table-cell office:value-type="float" office:value="2020402" calcext:value-type="float">
            <text:p>2020402</text:p>
          </table:table-cell>
          <table:table-cell table:formula="of:=RANDBETWEEN(1000; 99999)" office:value-type="float" office:value="19365" calcext:value-type="float">
            <text:p>19365</text:p>
          </table:table-cell>
          <table:table-cell office:value-type="string" calcext:value-type="string">
            <text:p>Christa</text:p>
          </table:table-cell>
          <table:table-cell office:value-type="string" calcext:value-type="string">
            <text:p>Hermina</text:p>
          </table:table-cell>
          <table:table-cell office:value-type="string" calcext:value-type="string">
            <text:p>Gurry</text:p>
          </table:table-cell>
          <table:table-cell office:value-type="string" calcext:value-type="string">
            <text:p>Van Merwe</text:p>
          </table:table-cell>
          <table:table-cell office:value-type="string" calcext:value-type="string">
            <text:p>hvanmerwep0@scrib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40-758-154</text:p>
          </table:table-cell>
          <table:table-cell office:value-type="string" calcext:value-type="string">
            <text:p>167 Tomscot Terrace</text:p>
          </table:table-cell>
          <table:table-cell table:formula="of:=RANDBETWEEN(1;1833)" office:value-type="float" office:value="348" calcext:value-type="float">
            <text:p>348</text:p>
          </table:table-cell>
          <table:table-cell/>
          <table:table-cell table:formula="of:=CONCATENATE(&quot;(&quot;;[.A403];&quot;, &quot;;[.B403];&quot;, &quot;;[.C403];&quot;, '&quot;;[.D403];&quot; &quot;;[.E403];&quot;', '&quot;;[.F403];&quot; &quot;;[.G403];&quot;', '&quot;; [.H403]; &quot;'&quot;; [.I403];&quot;', '&quot;;[.J403];&quot;', '&quot;;[.K403];&quot;', &quot;;[.L403]; &quot;), &quot;)" office:value-type="string" office:string-value="(60374608, 2020402, 19365, 'Christa Hermina', 'Gurry Van Merwe', 'hvanmerwep0@scribd.com'https://librenoticias.com/wp-content/uploads/2020/08/default-user-image.png', '440-758-154', '167 Tomscot Terrace', 348), " calcext:value-type="string">
            <text:p>(60374608, 2020402, 19365, 'Christa Hermina', 'Gurry Van Merwe', 'hvanmerwep0@scribd.com'https://librenoticias.com/wp-content/uploads/2020/08/default-user-image.png', '440-758-154', '167 Tomscot Terrace', 34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0500044" calcext:value-type="float">
            <text:p>70500044</text:p>
          </table:table-cell>
          <table:table-cell office:value-type="float" office:value="2020403" calcext:value-type="float">
            <text:p>2020403</text:p>
          </table:table-cell>
          <table:table-cell table:formula="of:=RANDBETWEEN(1000; 99999)" office:value-type="float" office:value="57988" calcext:value-type="float">
            <text:p>57988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Guthrum</text:p>
          </table:table-cell>
          <table:table-cell office:value-type="string" calcext:value-type="string">
            <text:p>Chalfain</text:p>
          </table:table-cell>
          <table:table-cell office:value-type="string" calcext:value-type="string">
            <text:p>schalfain2z@ma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46-560-611</text:p>
          </table:table-cell>
          <table:table-cell office:value-type="string" calcext:value-type="string">
            <text:p>9 Emmet Park</text:p>
          </table:table-cell>
          <table:table-cell table:formula="of:=RANDBETWEEN(1;1833)" office:value-type="float" office:value="1761" calcext:value-type="float">
            <text:p>1761</text:p>
          </table:table-cell>
          <table:table-cell/>
          <table:table-cell table:formula="of:=CONCATENATE(&quot;(&quot;;[.A404];&quot;, &quot;;[.B404];&quot;, &quot;;[.C404];&quot;, '&quot;;[.D404];&quot; &quot;;[.E404];&quot;', '&quot;;[.F404];&quot; &quot;;[.G404];&quot;', '&quot;; [.H404]; &quot;'&quot;; [.I404];&quot;', '&quot;;[.J404];&quot;', '&quot;;[.K404];&quot;', &quot;;[.L404]; &quot;), &quot;)" office:value-type="string" office:string-value="(70500044, 2020403, 57988, 'Mayor Shell', 'Guthrum Chalfain', 'schalfain2z@mac.com'https://librenoticias.com/wp-content/uploads/2020/08/default-user-image.png', '746-560-611', '9 Emmet Park', 1761), " calcext:value-type="string">
            <text:p>(70500044, 2020403, 57988, 'Mayor Shell', 'Guthrum Chalfain', 'schalfain2z@mac.com'https://librenoticias.com/wp-content/uploads/2020/08/default-user-image.png', '746-560-611', '9 Emmet Park', 176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2132054" calcext:value-type="float">
            <text:p>72132054</text:p>
          </table:table-cell>
          <table:table-cell office:value-type="float" office:value="2020404" calcext:value-type="float">
            <text:p>2020404</text:p>
          </table:table-cell>
          <table:table-cell table:formula="of:=RANDBETWEEN(1000; 99999)" office:value-type="float" office:value="29289" calcext:value-type="float">
            <text:p>29289</text:p>
          </table:table-cell>
          <table:table-cell office:value-type="string" calcext:value-type="string">
            <text:p>Norry</text:p>
          </table:table-cell>
          <table:table-cell office:value-type="string" calcext:value-type="string">
            <text:p>Betti</text:p>
          </table:table-cell>
          <table:table-cell office:value-type="string" calcext:value-type="string">
            <text:p>Gutman</text:p>
          </table:table-cell>
          <table:table-cell office:value-type="string" calcext:value-type="string">
            <text:p>Whiteoak</text:p>
          </table:table-cell>
          <table:table-cell office:value-type="string" calcext:value-type="string">
            <text:p>bwhiteoakbu@goodread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35-749-395</text:p>
          </table:table-cell>
          <table:table-cell office:value-type="string" calcext:value-type="string">
            <text:p>29 Granby Place</text:p>
          </table:table-cell>
          <table:table-cell table:formula="of:=RANDBETWEEN(1;1833)" office:value-type="float" office:value="921" calcext:value-type="float">
            <text:p>921</text:p>
          </table:table-cell>
          <table:table-cell/>
          <table:table-cell table:formula="of:=CONCATENATE(&quot;(&quot;;[.A405];&quot;, &quot;;[.B405];&quot;, &quot;;[.C405];&quot;, '&quot;;[.D405];&quot; &quot;;[.E405];&quot;', '&quot;;[.F405];&quot; &quot;;[.G405];&quot;', '&quot;; [.H405]; &quot;'&quot;; [.I405];&quot;', '&quot;;[.J405];&quot;', '&quot;;[.K405];&quot;', &quot;;[.L405]; &quot;), &quot;)" office:value-type="string" office:string-value="(72132054, 2020404, 29289, 'Norry Betti', 'Gutman Whiteoak', 'bwhiteoakbu@goodreads.com'https://librenoticias.com/wp-content/uploads/2020/08/default-user-image.png', '735-749-395', '29 Granby Place', 921), " calcext:value-type="string">
            <text:p>(72132054, 2020404, 29289, 'Norry Betti', 'Gutman Whiteoak', 'bwhiteoakbu@goodreads.com'https://librenoticias.com/wp-content/uploads/2020/08/default-user-image.png', '735-749-395', '29 Granby Place', 92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9018277" calcext:value-type="float">
            <text:p>99018277</text:p>
          </table:table-cell>
          <table:table-cell office:value-type="float" office:value="2020405" calcext:value-type="float">
            <text:p>2020405</text:p>
          </table:table-cell>
          <table:table-cell table:formula="of:=RANDBETWEEN(1000; 99999)" office:value-type="float" office:value="37408" calcext:value-type="float">
            <text:p>37408</text:p>
          </table:table-cell>
          <table:table-cell office:value-type="string" calcext:value-type="string">
            <text:p>Karel</text:p>
          </table:table-cell>
          <table:table-cell office:value-type="string" calcext:value-type="string">
            <text:p>Andreana</text:p>
          </table:table-cell>
          <table:table-cell office:value-type="string" calcext:value-type="string">
            <text:p>Gylle</text:p>
          </table:table-cell>
          <table:table-cell office:value-type="string" calcext:value-type="string">
            <text:p>Chedzoy</text:p>
          </table:table-cell>
          <table:table-cell office:value-type="string" calcext:value-type="string">
            <text:p>achedzoy6r@github.io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14-528-190</text:p>
          </table:table-cell>
          <table:table-cell office:value-type="string" calcext:value-type="string">
            <text:p>0221 Mccormick Pass</text:p>
          </table:table-cell>
          <table:table-cell table:formula="of:=RANDBETWEEN(1;1833)" office:value-type="float" office:value="1808" calcext:value-type="float">
            <text:p>1808</text:p>
          </table:table-cell>
          <table:table-cell/>
          <table:table-cell table:formula="of:=CONCATENATE(&quot;(&quot;;[.A406];&quot;, &quot;;[.B406];&quot;, &quot;;[.C406];&quot;, '&quot;;[.D406];&quot; &quot;;[.E406];&quot;', '&quot;;[.F406];&quot; &quot;;[.G406];&quot;', '&quot;; [.H406]; &quot;'&quot;; [.I406];&quot;', '&quot;;[.J406];&quot;', '&quot;;[.K406];&quot;', &quot;;[.L406]; &quot;), &quot;)" office:value-type="string" office:string-value="(99018277, 2020405, 37408, 'Karel Andreana', 'Gylle Chedzoy', 'achedzoy6r@github.io'https://librenoticias.com/wp-content/uploads/2020/08/default-user-image.png', '514-528-190', '0221 Mccormick Pass', 1808), " calcext:value-type="string">
            <text:p>(99018277, 2020405, 37408, 'Karel Andreana', 'Gylle Chedzoy', 'achedzoy6r@github.io'https://librenoticias.com/wp-content/uploads/2020/08/default-user-image.png', '514-528-190', '0221 Mccormick Pass', 180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4854356" calcext:value-type="float">
            <text:p>44854356</text:p>
          </table:table-cell>
          <table:table-cell office:value-type="float" office:value="2020406" calcext:value-type="float">
            <text:p>2020406</text:p>
          </table:table-cell>
          <table:table-cell table:formula="of:=RANDBETWEEN(1000; 99999)" office:value-type="float" office:value="19599" calcext:value-type="float">
            <text:p>19599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Swen</text:p>
          </table:table-cell>
          <table:table-cell office:value-type="string" calcext:value-type="string">
            <text:p>Haggata</text:p>
          </table:table-cell>
          <table:table-cell office:value-type="string" calcext:value-type="string">
            <text:p>Cumbridge</text:p>
          </table:table-cell>
          <table:table-cell office:value-type="string" calcext:value-type="string">
            <text:p>scumbridgeg5@homestea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27-224-456</text:p>
          </table:table-cell>
          <table:table-cell office:value-type="string" calcext:value-type="string">
            <text:p>66 Spaight Alley</text:p>
          </table:table-cell>
          <table:table-cell table:formula="of:=RANDBETWEEN(1;1833)" office:value-type="float" office:value="1465" calcext:value-type="float">
            <text:p>1465</text:p>
          </table:table-cell>
          <table:table-cell/>
          <table:table-cell table:formula="of:=CONCATENATE(&quot;(&quot;;[.A407];&quot;, &quot;;[.B407];&quot;, &quot;;[.C407];&quot;, '&quot;;[.D407];&quot; &quot;;[.E407];&quot;', '&quot;;[.F407];&quot; &quot;;[.G407];&quot;', '&quot;; [.H407]; &quot;'&quot;; [.I407];&quot;', '&quot;;[.J407];&quot;', '&quot;;[.K407];&quot;', &quot;;[.L407]; &quot;), &quot;)" office:value-type="string" office:string-value="(44854356, 2020406, 19599, 'Finn Swen', 'Haggata Cumbridge', 'scumbridgeg5@homestead.com'https://librenoticias.com/wp-content/uploads/2020/08/default-user-image.png', '727-224-456', '66 Spaight Alley', 1465), " calcext:value-type="string">
            <text:p>(44854356, 2020406, 19599, 'Finn Swen', 'Haggata Cumbridge', 'scumbridgeg5@homestead.com'https://librenoticias.com/wp-content/uploads/2020/08/default-user-image.png', '727-224-456', '66 Spaight Alley', 146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8637922" calcext:value-type="float">
            <text:p>68637922</text:p>
          </table:table-cell>
          <table:table-cell office:value-type="float" office:value="2020407" calcext:value-type="float">
            <text:p>2020407</text:p>
          </table:table-cell>
          <table:table-cell table:formula="of:=RANDBETWEEN(1000; 99999)" office:value-type="float" office:value="85607" calcext:value-type="float">
            <text:p>85607</text:p>
          </table:table-cell>
          <table:table-cell office:value-type="string" calcext:value-type="string">
            <text:p>Elane</text:p>
          </table:table-cell>
          <table:table-cell office:value-type="string" calcext:value-type="string">
            <text:p>Carlota</text:p>
          </table:table-cell>
          <table:table-cell office:value-type="string" calcext:value-type="string">
            <text:p>Haldene</text:p>
          </table:table-cell>
          <table:table-cell office:value-type="string" calcext:value-type="string">
            <text:p>Riddock</text:p>
          </table:table-cell>
          <table:table-cell office:value-type="string" calcext:value-type="string">
            <text:p>criddockd4@infoseek.co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80-238-464</text:p>
          </table:table-cell>
          <table:table-cell office:value-type="string" calcext:value-type="string">
            <text:p>43590 7th Court</text:p>
          </table:table-cell>
          <table:table-cell table:formula="of:=RANDBETWEEN(1;1833)" office:value-type="float" office:value="1814" calcext:value-type="float">
            <text:p>1814</text:p>
          </table:table-cell>
          <table:table-cell/>
          <table:table-cell table:formula="of:=CONCATENATE(&quot;(&quot;;[.A408];&quot;, &quot;;[.B408];&quot;, &quot;;[.C408];&quot;, '&quot;;[.D408];&quot; &quot;;[.E408];&quot;', '&quot;;[.F408];&quot; &quot;;[.G408];&quot;', '&quot;; [.H408]; &quot;'&quot;; [.I408];&quot;', '&quot;;[.J408];&quot;', '&quot;;[.K408];&quot;', &quot;;[.L408]; &quot;), &quot;)" office:value-type="string" office:string-value="(68637922, 2020407, 85607, 'Elane Carlota', 'Haldene Riddock', 'criddockd4@infoseek.co.jp'https://librenoticias.com/wp-content/uploads/2020/08/default-user-image.png', '780-238-464', '43590 7th Court', 1814), " calcext:value-type="string">
            <text:p>(68637922, 2020407, 85607, 'Elane Carlota', 'Haldene Riddock', 'criddockd4@infoseek.co.jp'https://librenoticias.com/wp-content/uploads/2020/08/default-user-image.png', '780-238-464', '43590 7th Court', 181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1458394" calcext:value-type="float">
            <text:p>71458394</text:p>
          </table:table-cell>
          <table:table-cell office:value-type="float" office:value="2020408" calcext:value-type="float">
            <text:p>2020408</text:p>
          </table:table-cell>
          <table:table-cell table:formula="of:=RANDBETWEEN(1000; 99999)" office:value-type="float" office:value="36071" calcext:value-type="float">
            <text:p>36071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Benedetto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Churchouse</text:p>
          </table:table-cell>
          <table:table-cell office:value-type="string" calcext:value-type="string">
            <text:p>bchurchouseif@virginia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51-140-147</text:p>
          </table:table-cell>
          <table:table-cell office:value-type="string" calcext:value-type="string">
            <text:p>1498 Clove Plaza</text:p>
          </table:table-cell>
          <table:table-cell table:formula="of:=RANDBETWEEN(1;1833)" office:value-type="float" office:value="637" calcext:value-type="float">
            <text:p>637</text:p>
          </table:table-cell>
          <table:table-cell/>
          <table:table-cell table:formula="of:=CONCATENATE(&quot;(&quot;;[.A409];&quot;, &quot;;[.B409];&quot;, &quot;;[.C409];&quot;, '&quot;;[.D409];&quot; &quot;;[.E409];&quot;', '&quot;;[.F409];&quot; &quot;;[.G409];&quot;', '&quot;; [.H409]; &quot;'&quot;; [.I409];&quot;', '&quot;;[.J409];&quot;', '&quot;;[.K409];&quot;', &quot;;[.L409]; &quot;), &quot;)" office:value-type="string" office:string-value="(71458394, 2020408, 36071, 'Jared Benedetto', 'Hall Churchouse', 'bchurchouseif@virginia.edu'https://librenoticias.com/wp-content/uploads/2020/08/default-user-image.png', '651-140-147', '1498 Clove Plaza', 637), " calcext:value-type="string">
            <text:p>(71458394, 2020408, 36071, 'Jared Benedetto', 'Hall Churchouse', 'bchurchouseif@virginia.edu'https://librenoticias.com/wp-content/uploads/2020/08/default-user-image.png', '651-140-147', '1498 Clove Plaza', 63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9975040" calcext:value-type="float">
            <text:p>49975040</text:p>
          </table:table-cell>
          <table:table-cell office:value-type="float" office:value="2020409" calcext:value-type="float">
            <text:p>2020409</text:p>
          </table:table-cell>
          <table:table-cell table:formula="of:=RANDBETWEEN(1000; 99999)" office:value-type="float" office:value="42813" calcext:value-type="float">
            <text:p>42813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Hallibone</text:p>
          </table:table-cell>
          <table:table-cell office:value-type="string" calcext:value-type="string">
            <text:p>Bamb</text:p>
          </table:table-cell>
          <table:table-cell office:value-type="string" calcext:value-type="string">
            <text:p>bbambad@thetimes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98-860-329</text:p>
          </table:table-cell>
          <table:table-cell office:value-type="string" calcext:value-type="string">
            <text:p>28324 Sunbrook Crossing</text:p>
          </table:table-cell>
          <table:table-cell table:formula="of:=RANDBETWEEN(1;1833)" office:value-type="float" office:value="312" calcext:value-type="float">
            <text:p>312</text:p>
          </table:table-cell>
          <table:table-cell/>
          <table:table-cell table:formula="of:=CONCATENATE(&quot;(&quot;;[.A410];&quot;, &quot;;[.B410];&quot;, &quot;;[.C410];&quot;, '&quot;;[.D410];&quot; &quot;;[.E410];&quot;', '&quot;;[.F410];&quot; &quot;;[.G410];&quot;', '&quot;; [.H410]; &quot;'&quot;; [.I410];&quot;', '&quot;;[.J410];&quot;', '&quot;;[.K410];&quot;', &quot;;[.L410]; &quot;), &quot;)" office:value-type="string" office:string-value="(49975040, 2020409, 42813, 'Pedro Bondy', 'Hallibone Bamb', 'bbambad@thetimes.co.uk'https://librenoticias.com/wp-content/uploads/2020/08/default-user-image.png', '298-860-329', '28324 Sunbrook Crossing', 312), " calcext:value-type="string">
            <text:p>(49975040, 2020409, 42813, 'Pedro Bondy', 'Hallibone Bamb', 'bbambad@thetimes.co.uk'https://librenoticias.com/wp-content/uploads/2020/08/default-user-image.png', '298-860-329', '28324 Sunbrook Crossing', 31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8098033" calcext:value-type="float">
            <text:p>58098033</text:p>
          </table:table-cell>
          <table:table-cell office:value-type="float" office:value="2020410" calcext:value-type="float">
            <text:p>2020410</text:p>
          </table:table-cell>
          <table:table-cell table:formula="of:=RANDBETWEEN(1000; 99999)" office:value-type="float" office:value="99939" calcext:value-type="float">
            <text:p>99939</text:p>
          </table:table-cell>
          <table:table-cell office:value-type="string" calcext:value-type="string">
            <text:p>Vonny</text:p>
          </table:table-cell>
          <table:table-cell office:value-type="string" calcext:value-type="string">
            <text:p>Shalne</text:p>
          </table:table-cell>
          <table:table-cell office:value-type="string" calcext:value-type="string">
            <text:p>Hamblyn</text:p>
          </table:table-cell>
          <table:table-cell office:value-type="string" calcext:value-type="string">
            <text:p>Shimman</text:p>
          </table:table-cell>
          <table:table-cell office:value-type="string" calcext:value-type="string">
            <text:p>sshimmanbd@prlog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99-572-309</text:p>
          </table:table-cell>
          <table:table-cell office:value-type="string" calcext:value-type="string">
            <text:p>56435 Brickson Park Avenue</text:p>
          </table:table-cell>
          <table:table-cell table:formula="of:=RANDBETWEEN(1;1833)" office:value-type="float" office:value="192" calcext:value-type="float">
            <text:p>192</text:p>
          </table:table-cell>
          <table:table-cell/>
          <table:table-cell table:formula="of:=CONCATENATE(&quot;(&quot;;[.A411];&quot;, &quot;;[.B411];&quot;, &quot;;[.C411];&quot;, '&quot;;[.D411];&quot; &quot;;[.E411];&quot;', '&quot;;[.F411];&quot; &quot;;[.G411];&quot;', '&quot;; [.H411]; &quot;'&quot;; [.I411];&quot;', '&quot;;[.J411];&quot;', '&quot;;[.K411];&quot;', &quot;;[.L411]; &quot;), &quot;)" office:value-type="string" office:string-value="(58098033, 2020410, 99939, 'Vonny Shalne', 'Hamblyn Shimman', 'sshimmanbd@prlog.org'https://librenoticias.com/wp-content/uploads/2020/08/default-user-image.png', '299-572-309', '56435 Brickson Park Avenue', 192), " calcext:value-type="string">
            <text:p>(58098033, 2020410, 99939, 'Vonny Shalne', 'Hamblyn Shimman', 'sshimmanbd@prlog.org'https://librenoticias.com/wp-content/uploads/2020/08/default-user-image.png', '299-572-309', '56435 Brickson Park Avenue', 19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4266962" calcext:value-type="float">
            <text:p>24266962</text:p>
          </table:table-cell>
          <table:table-cell office:value-type="float" office:value="2020411" calcext:value-type="float">
            <text:p>2020411</text:p>
          </table:table-cell>
          <table:table-cell table:formula="of:=RANDBETWEEN(1000; 99999)" office:value-type="float" office:value="54272" calcext:value-type="float">
            <text:p>54272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Demetra</text:p>
          </table:table-cell>
          <table:table-cell office:value-type="string" calcext:value-type="string">
            <text:p>Hamelyn</text:p>
          </table:table-cell>
          <table:table-cell office:value-type="string" calcext:value-type="string">
            <text:p>Carles</text:p>
          </table:table-cell>
          <table:table-cell office:value-type="string" calcext:value-type="string">
            <text:p>dcarleslp@del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00-643-624</text:p>
          </table:table-cell>
          <table:table-cell office:value-type="string" calcext:value-type="string">
            <text:p>090 Upham Circle</text:p>
          </table:table-cell>
          <table:table-cell table:formula="of:=RANDBETWEEN(1;1833)" office:value-type="float" office:value="1155" calcext:value-type="float">
            <text:p>1155</text:p>
          </table:table-cell>
          <table:table-cell/>
          <table:table-cell table:formula="of:=CONCATENATE(&quot;(&quot;;[.A412];&quot;, &quot;;[.B412];&quot;, &quot;;[.C412];&quot;, '&quot;;[.D412];&quot; &quot;;[.E412];&quot;', '&quot;;[.F412];&quot; &quot;;[.G412];&quot;', '&quot;; [.H412]; &quot;'&quot;; [.I412];&quot;', '&quot;;[.J412];&quot;', '&quot;;[.K412];&quot;', &quot;;[.L412]; &quot;), &quot;)" office:value-type="string" office:string-value="(24266962, 2020411, 54272, 'Jaime Demetra', 'Hamelyn Carles', 'dcarleslp@dell.com'https://librenoticias.com/wp-content/uploads/2020/08/default-user-image.png', '800-643-624', '090 Upham Circle', 1155), " calcext:value-type="string">
            <text:p>(24266962, 2020411, 54272, 'Jaime Demetra', 'Hamelyn Carles', 'dcarleslp@dell.com'https://librenoticias.com/wp-content/uploads/2020/08/default-user-image.png', '800-643-624', '090 Upham Circle', 115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7846265" calcext:value-type="float">
            <text:p>97846265</text:p>
          </table:table-cell>
          <table:table-cell office:value-type="float" office:value="2020412" calcext:value-type="float">
            <text:p>2020412</text:p>
          </table:table-cell>
          <table:table-cell table:formula="of:=RANDBETWEEN(1000; 99999)" office:value-type="float" office:value="73992" calcext:value-type="float">
            <text:p>73992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Hewitt</text:p>
          </table:table-cell>
          <table:table-cell office:value-type="string" calcext:value-type="string">
            <text:p>Hamelyn</text:p>
          </table:table-cell>
          <table:table-cell office:value-type="string" calcext:value-type="string">
            <text:p>Ledur</text:p>
          </table:table-cell>
          <table:table-cell office:value-type="string" calcext:value-type="string">
            <text:p>hledurmy@usnew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02-105-733</text:p>
          </table:table-cell>
          <table:table-cell office:value-type="string" calcext:value-type="string">
            <text:p>0745 Lawn Park</text:p>
          </table:table-cell>
          <table:table-cell table:formula="of:=RANDBETWEEN(1;1833)" office:value-type="float" office:value="429" calcext:value-type="float">
            <text:p>429</text:p>
          </table:table-cell>
          <table:table-cell/>
          <table:table-cell table:formula="of:=CONCATENATE(&quot;(&quot;;[.A413];&quot;, &quot;;[.B413];&quot;, &quot;;[.C413];&quot;, '&quot;;[.D413];&quot; &quot;;[.E413];&quot;', '&quot;;[.F413];&quot; &quot;;[.G413];&quot;', '&quot;; [.H413]; &quot;'&quot;; [.I413];&quot;', '&quot;;[.J413];&quot;', '&quot;;[.K413];&quot;', &quot;;[.L413]; &quot;), &quot;)" office:value-type="string" office:string-value="(97846265, 2020412, 73992, 'Vin Hewitt', 'Hamelyn Ledur', 'hledurmy@usnews.com'https://librenoticias.com/wp-content/uploads/2020/08/default-user-image.png', '602-105-733', '0745 Lawn Park', 429), " calcext:value-type="string">
            <text:p>(97846265, 2020412, 73992, 'Vin Hewitt', 'Hamelyn Ledur', 'hledurmy@usnews.com'https://librenoticias.com/wp-content/uploads/2020/08/default-user-image.png', '602-105-733', '0745 Lawn Park', 42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9383114" calcext:value-type="float">
            <text:p>99383114</text:p>
          </table:table-cell>
          <table:table-cell office:value-type="float" office:value="2020413" calcext:value-type="float">
            <text:p>2020413</text:p>
          </table:table-cell>
          <table:table-cell table:formula="of:=RANDBETWEEN(1000; 99999)" office:value-type="float" office:value="90406" calcext:value-type="float">
            <text:p>90406</text:p>
          </table:table-cell>
          <table:table-cell office:value-type="string" calcext:value-type="string">
            <text:p>Packston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Baldazzi</text:p>
          </table:table-cell>
          <table:table-cell office:value-type="string" calcext:value-type="string">
            <text:p>vbaldazzi6q@ocn.ne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75-381-780</text:p>
          </table:table-cell>
          <table:table-cell office:value-type="string" calcext:value-type="string">
            <text:p>75 Waxwing Point</text:p>
          </table:table-cell>
          <table:table-cell table:formula="of:=RANDBETWEEN(1;1833)" office:value-type="float" office:value="1452" calcext:value-type="float">
            <text:p>1452</text:p>
          </table:table-cell>
          <table:table-cell/>
          <table:table-cell table:formula="of:=CONCATENATE(&quot;(&quot;;[.A414];&quot;, &quot;;[.B414];&quot;, &quot;;[.C414];&quot;, '&quot;;[.D414];&quot; &quot;;[.E414];&quot;', '&quot;;[.F414];&quot; &quot;;[.G414];&quot;', '&quot;; [.H414]; &quot;'&quot;; [.I414];&quot;', '&quot;;[.J414];&quot;', '&quot;;[.K414];&quot;', &quot;;[.L414]; &quot;), &quot;)" office:value-type="string" office:string-value="(99383114, 2020413, 90406, 'Packston Valentine', 'Hand Baldazzi', 'vbaldazzi6q@ocn.ne.jp'https://librenoticias.com/wp-content/uploads/2020/08/default-user-image.png', '975-381-780', '75 Waxwing Point', 1452), " calcext:value-type="string">
            <text:p>(99383114, 2020413, 90406, 'Packston Valentine', 'Hand Baldazzi', 'vbaldazzi6q@ocn.ne.jp'https://librenoticias.com/wp-content/uploads/2020/08/default-user-image.png', '975-381-780', '75 Waxwing Point', 145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7871107" calcext:value-type="float">
            <text:p>47871107</text:p>
          </table:table-cell>
          <table:table-cell office:value-type="float" office:value="2020414" calcext:value-type="float">
            <text:p>2020414</text:p>
          </table:table-cell>
          <table:table-cell table:formula="of:=RANDBETWEEN(1000; 99999)" office:value-type="float" office:value="90900" calcext:value-type="float">
            <text:p>90900</text:p>
          </table:table-cell>
          <table:table-cell office:value-type="string" calcext:value-type="string">
            <text:p>Gerick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Handsheart</text:p>
          </table:table-cell>
          <table:table-cell office:value-type="string" calcext:value-type="string">
            <text:p>Flucks</text:p>
          </table:table-cell>
          <table:table-cell office:value-type="string" calcext:value-type="string">
            <text:p>eflucksab@auda.org.a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98-934-652</text:p>
          </table:table-cell>
          <table:table-cell office:value-type="string" calcext:value-type="string">
            <text:p>502 Maywood Terrace</text:p>
          </table:table-cell>
          <table:table-cell table:formula="of:=RANDBETWEEN(1;1833)" office:value-type="float" office:value="13" calcext:value-type="float">
            <text:p>13</text:p>
          </table:table-cell>
          <table:table-cell/>
          <table:table-cell table:formula="of:=CONCATENATE(&quot;(&quot;;[.A415];&quot;, &quot;;[.B415];&quot;, &quot;;[.C415];&quot;, '&quot;;[.D415];&quot; &quot;;[.E415];&quot;', '&quot;;[.F415];&quot; &quot;;[.G415];&quot;', '&quot;; [.H415]; &quot;'&quot;; [.I415];&quot;', '&quot;;[.J415];&quot;', '&quot;;[.K415];&quot;', &quot;;[.L415]; &quot;), &quot;)" office:value-type="string" office:string-value="(47871107, 2020414, 90900, 'Gerick Elisha', 'Handsheart Flucks', 'eflucksab@auda.org.au'https://librenoticias.com/wp-content/uploads/2020/08/default-user-image.png', '898-934-652', '502 Maywood Terrace', 13), " calcext:value-type="string">
            <text:p>(47871107, 2020414, 90900, 'Gerick Elisha', 'Handsheart Flucks', 'eflucksab@auda.org.au'https://librenoticias.com/wp-content/uploads/2020/08/default-user-image.png', '898-934-652', '502 Maywood Terrace', 1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5726774" calcext:value-type="float">
            <text:p>45726774</text:p>
          </table:table-cell>
          <table:table-cell office:value-type="float" office:value="2020415" calcext:value-type="float">
            <text:p>2020415</text:p>
          </table:table-cell>
          <table:table-cell table:formula="of:=RANDBETWEEN(1000; 99999)" office:value-type="float" office:value="16103" calcext:value-type="float">
            <text:p>16103</text:p>
          </table:table-cell>
          <table:table-cell office:value-type="string" calcext:value-type="string">
            <text:p>Lida</text:p>
          </table:table-cell>
          <table:table-cell office:value-type="string" calcext:value-type="string">
            <text:p>Stormie</text:p>
          </table:table-cell>
          <table:table-cell office:value-type="string" calcext:value-type="string">
            <text:p>Hanmore</text:p>
          </table:table-cell>
          <table:table-cell office:value-type="string" calcext:value-type="string">
            <text:p>Gaye</text:p>
          </table:table-cell>
          <table:table-cell office:value-type="string" calcext:value-type="string">
            <text:p>sgayedj@privacy.gov.a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34-941-681</text:p>
          </table:table-cell>
          <table:table-cell office:value-type="string" calcext:value-type="string">
            <text:p>64 Forster Trail</text:p>
          </table:table-cell>
          <table:table-cell table:formula="of:=RANDBETWEEN(1;1833)" office:value-type="float" office:value="1118" calcext:value-type="float">
            <text:p>1118</text:p>
          </table:table-cell>
          <table:table-cell/>
          <table:table-cell table:formula="of:=CONCATENATE(&quot;(&quot;;[.A416];&quot;, &quot;;[.B416];&quot;, &quot;;[.C416];&quot;, '&quot;;[.D416];&quot; &quot;;[.E416];&quot;', '&quot;;[.F416];&quot; &quot;;[.G416];&quot;', '&quot;; [.H416]; &quot;'&quot;; [.I416];&quot;', '&quot;;[.J416];&quot;', '&quot;;[.K416];&quot;', &quot;;[.L416]; &quot;), &quot;)" office:value-type="string" office:string-value="(45726774, 2020415, 16103, 'Lida Stormie', 'Hanmore Gaye', 'sgayedj@privacy.gov.au'https://librenoticias.com/wp-content/uploads/2020/08/default-user-image.png', '234-941-681', '64 Forster Trail', 1118), " calcext:value-type="string">
            <text:p>(45726774, 2020415, 16103, 'Lida Stormie', 'Hanmore Gaye', 'sgayedj@privacy.gov.au'https://librenoticias.com/wp-content/uploads/2020/08/default-user-image.png', '234-941-681', '64 Forster Trail', 111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4508672" calcext:value-type="float">
            <text:p>94508672</text:p>
          </table:table-cell>
          <table:table-cell office:value-type="float" office:value="2020416" calcext:value-type="float">
            <text:p>2020416</text:p>
          </table:table-cell>
          <table:table-cell table:formula="of:=RANDBETWEEN(1000; 99999)" office:value-type="float" office:value="66160" calcext:value-type="float">
            <text:p>66160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Edsel</text:p>
          </table:table-cell>
          <table:table-cell office:value-type="string" calcext:value-type="string">
            <text:p>Happert</text:p>
          </table:table-cell>
          <table:table-cell office:value-type="string" calcext:value-type="string">
            <text:p>Rubinlicht</text:p>
          </table:table-cell>
          <table:table-cell office:value-type="string" calcext:value-type="string">
            <text:p>erubinlicht8e@hugedomain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45-877-250</text:p>
          </table:table-cell>
          <table:table-cell office:value-type="string" calcext:value-type="string">
            <text:p>4836 Sunfield Trail</text:p>
          </table:table-cell>
          <table:table-cell table:formula="of:=RANDBETWEEN(1;1833)" office:value-type="float" office:value="1391" calcext:value-type="float">
            <text:p>1391</text:p>
          </table:table-cell>
          <table:table-cell/>
          <table:table-cell table:formula="of:=CONCATENATE(&quot;(&quot;;[.A417];&quot;, &quot;;[.B417];&quot;, &quot;;[.C417];&quot;, '&quot;;[.D417];&quot; &quot;;[.E417];&quot;', '&quot;;[.F417];&quot; &quot;;[.G417];&quot;', '&quot;; [.H417]; &quot;'&quot;; [.I417];&quot;', '&quot;;[.J417];&quot;', '&quot;;[.K417];&quot;', &quot;;[.L417]; &quot;), &quot;)" office:value-type="string" office:string-value="(94508672, 2020416, 66160, 'Kristian Edsel', 'Happert Rubinlicht', 'erubinlicht8e@hugedomains.com'https://librenoticias.com/wp-content/uploads/2020/08/default-user-image.png', '345-877-250', '4836 Sunfield Trail', 1391), " calcext:value-type="string">
            <text:p>(94508672, 2020416, 66160, 'Kristian Edsel', 'Happert Rubinlicht', 'erubinlicht8e@hugedomains.com'https://librenoticias.com/wp-content/uploads/2020/08/default-user-image.png', '345-877-250', '4836 Sunfield Trail', 139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7185899" calcext:value-type="float">
            <text:p>77185899</text:p>
          </table:table-cell>
          <table:table-cell office:value-type="float" office:value="2020417" calcext:value-type="float">
            <text:p>2020417</text:p>
          </table:table-cell>
          <table:table-cell table:formula="of:=RANDBETWEEN(1000; 99999)" office:value-type="float" office:value="52938" calcext:value-type="float">
            <text:p>52938</text:p>
          </table:table-cell>
          <table:table-cell office:value-type="string" calcext:value-type="string">
            <text:p>Luisa</text:p>
          </table:table-cell>
          <table:table-cell office:value-type="string" calcext:value-type="string">
            <text:p>Nicoli</text:p>
          </table:table-cell>
          <table:table-cell office:value-type="string" calcext:value-type="string">
            <text:p>Happs</text:p>
          </table:table-cell>
          <table:table-cell office:value-type="string" calcext:value-type="string">
            <text:p>Oller</text:p>
          </table:table-cell>
          <table:table-cell office:value-type="string" calcext:value-type="string">
            <text:p>noller2s@businessweek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40-146-212</text:p>
          </table:table-cell>
          <table:table-cell office:value-type="string" calcext:value-type="string">
            <text:p>2632 2nd Center</text:p>
          </table:table-cell>
          <table:table-cell table:formula="of:=RANDBETWEEN(1;1833)" office:value-type="float" office:value="1709" calcext:value-type="float">
            <text:p>1709</text:p>
          </table:table-cell>
          <table:table-cell/>
          <table:table-cell table:formula="of:=CONCATENATE(&quot;(&quot;;[.A418];&quot;, &quot;;[.B418];&quot;, &quot;;[.C418];&quot;, '&quot;;[.D418];&quot; &quot;;[.E418];&quot;', '&quot;;[.F418];&quot; &quot;;[.G418];&quot;', '&quot;; [.H418]; &quot;'&quot;; [.I418];&quot;', '&quot;;[.J418];&quot;', '&quot;;[.K418];&quot;', &quot;;[.L418]; &quot;), &quot;)" office:value-type="string" office:string-value="(77185899, 2020417, 52938, 'Luisa Nicoli', 'Happs Oller', 'noller2s@businessweek.com'https://librenoticias.com/wp-content/uploads/2020/08/default-user-image.png', '240-146-212', '2632 2nd Center', 1709), " calcext:value-type="string">
            <text:p>(77185899, 2020417, 52938, 'Luisa Nicoli', 'Happs Oller', 'noller2s@businessweek.com'https://librenoticias.com/wp-content/uploads/2020/08/default-user-image.png', '240-146-212', '2632 2nd Center', 170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3378467" calcext:value-type="float">
            <text:p>43378467</text:p>
          </table:table-cell>
          <table:table-cell office:value-type="float" office:value="2020418" calcext:value-type="float">
            <text:p>2020418</text:p>
          </table:table-cell>
          <table:table-cell table:formula="of:=RANDBETWEEN(1000; 99999)" office:value-type="float" office:value="60357" calcext:value-type="float">
            <text:p>60357</text:p>
          </table:table-cell>
          <table:table-cell office:value-type="string" calcext:value-type="string">
            <text:p>Bessie</text:p>
          </table:table-cell>
          <table:table-cell office:value-type="string" calcext:value-type="string">
            <text:p>Keriann</text:p>
          </table:table-cell>
          <table:table-cell office:value-type="string" calcext:value-type="string">
            <text:p>Hardiker</text:p>
          </table:table-cell>
          <table:table-cell office:value-type="string" calcext:value-type="string">
            <text:p>Klebes</text:p>
          </table:table-cell>
          <table:table-cell office:value-type="string" calcext:value-type="string">
            <text:p>kklebes9x@cdc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76-249-186</text:p>
          </table:table-cell>
          <table:table-cell office:value-type="string" calcext:value-type="string">
            <text:p>25763 Service Lane</text:p>
          </table:table-cell>
          <table:table-cell table:formula="of:=RANDBETWEEN(1;1833)" office:value-type="float" office:value="379" calcext:value-type="float">
            <text:p>379</text:p>
          </table:table-cell>
          <table:table-cell/>
          <table:table-cell table:formula="of:=CONCATENATE(&quot;(&quot;;[.A419];&quot;, &quot;;[.B419];&quot;, &quot;;[.C419];&quot;, '&quot;;[.D419];&quot; &quot;;[.E419];&quot;', '&quot;;[.F419];&quot; &quot;;[.G419];&quot;', '&quot;; [.H419]; &quot;'&quot;; [.I419];&quot;', '&quot;;[.J419];&quot;', '&quot;;[.K419];&quot;', &quot;;[.L419]; &quot;), &quot;)" office:value-type="string" office:string-value="(43378467, 2020418, 60357, 'Bessie Keriann', 'Hardiker Klebes', 'kklebes9x@cdc.gov'https://librenoticias.com/wp-content/uploads/2020/08/default-user-image.png', '476-249-186', '25763 Service Lane', 379), " calcext:value-type="string">
            <text:p>(43378467, 2020418, 60357, 'Bessie Keriann', 'Hardiker Klebes', 'kklebes9x@cdc.gov'https://librenoticias.com/wp-content/uploads/2020/08/default-user-image.png', '476-249-186', '25763 Service Lane', 37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0714770" calcext:value-type="float">
            <text:p>20714770</text:p>
          </table:table-cell>
          <table:table-cell office:value-type="float" office:value="2020419" calcext:value-type="float">
            <text:p>2020419</text:p>
          </table:table-cell>
          <table:table-cell table:formula="of:=RANDBETWEEN(1000; 99999)" office:value-type="float" office:value="24164" calcext:value-type="float">
            <text:p>24164</text:p>
          </table:table-cell>
          <table:table-cell office:value-type="string" calcext:value-type="string">
            <text:p>Barth</text:p>
          </table:table-cell>
          <table:table-cell office:value-type="string" calcext:value-type="string">
            <text:p>Gregorio</text:p>
          </table:table-cell>
          <table:table-cell office:value-type="string" calcext:value-type="string">
            <text:p>Hardwin</text:p>
          </table:table-cell>
          <table:table-cell office:value-type="string" calcext:value-type="string">
            <text:p>Kearford</text:p>
          </table:table-cell>
          <table:table-cell office:value-type="string" calcext:value-type="string">
            <text:p>gkearford4h@google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47-243-866</text:p>
          </table:table-cell>
          <table:table-cell office:value-type="string" calcext:value-type="string">
            <text:p>458 Michigan Center</text:p>
          </table:table-cell>
          <table:table-cell table:formula="of:=RANDBETWEEN(1;1833)" office:value-type="float" office:value="309" calcext:value-type="float">
            <text:p>309</text:p>
          </table:table-cell>
          <table:table-cell/>
          <table:table-cell table:formula="of:=CONCATENATE(&quot;(&quot;;[.A420];&quot;, &quot;;[.B420];&quot;, &quot;;[.C420];&quot;, '&quot;;[.D420];&quot; &quot;;[.E420];&quot;', '&quot;;[.F420];&quot; &quot;;[.G420];&quot;', '&quot;; [.H420]; &quot;'&quot;; [.I420];&quot;', '&quot;;[.J420];&quot;', '&quot;;[.K420];&quot;', &quot;;[.L420]; &quot;), &quot;)" office:value-type="string" office:string-value="(20714770, 2020419, 24164, 'Barth Gregorio', 'Hardwin Kearford', 'gkearford4h@google.co.uk'https://librenoticias.com/wp-content/uploads/2020/08/default-user-image.png', '547-243-866', '458 Michigan Center', 309), " calcext:value-type="string">
            <text:p>(20714770, 2020419, 24164, 'Barth Gregorio', 'Hardwin Kearford', 'gkearford4h@google.co.uk'https://librenoticias.com/wp-content/uploads/2020/08/default-user-image.png', '547-243-866', '458 Michigan Center', 30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5650208" calcext:value-type="float">
            <text:p>15650208</text:p>
          </table:table-cell>
          <table:table-cell office:value-type="float" office:value="2020420" calcext:value-type="float">
            <text:p>2020420</text:p>
          </table:table-cell>
          <table:table-cell table:formula="of:=RANDBETWEEN(1000; 99999)" office:value-type="float" office:value="62704" calcext:value-type="float">
            <text:p>62704</text:p>
          </table:table-cell>
          <table:table-cell office:value-type="string" calcext:value-type="string">
            <text:p>Joby</text:p>
          </table:table-cell>
          <table:table-cell office:value-type="string" calcext:value-type="string">
            <text:p>Carlie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Ottam</text:p>
          </table:table-cell>
          <table:table-cell office:value-type="string" calcext:value-type="string">
            <text:p>cottami0@blogtalkradi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24-789-861</text:p>
          </table:table-cell>
          <table:table-cell office:value-type="string" calcext:value-type="string">
            <text:p>17 Schmedeman Parkway</text:p>
          </table:table-cell>
          <table:table-cell table:formula="of:=RANDBETWEEN(1;1833)" office:value-type="float" office:value="534" calcext:value-type="float">
            <text:p>534</text:p>
          </table:table-cell>
          <table:table-cell/>
          <table:table-cell table:formula="of:=CONCATENATE(&quot;(&quot;;[.A421];&quot;, &quot;;[.B421];&quot;, &quot;;[.C421];&quot;, '&quot;;[.D421];&quot; &quot;;[.E421];&quot;', '&quot;;[.F421];&quot; &quot;;[.G421];&quot;', '&quot;; [.H421]; &quot;'&quot;; [.I421];&quot;', '&quot;;[.J421];&quot;', '&quot;;[.K421];&quot;', &quot;;[.L421]; &quot;), &quot;)" office:value-type="string" office:string-value="(15650208, 2020420, 62704, 'Joby Carlie', 'Harold Ottam', 'cottami0@blogtalkradio.com'https://librenoticias.com/wp-content/uploads/2020/08/default-user-image.png', '224-789-861', '17 Schmedeman Parkway', 534), " calcext:value-type="string">
            <text:p>(15650208, 2020420, 62704, 'Joby Carlie', 'Harold Ottam', 'cottami0@blogtalkradio.com'https://librenoticias.com/wp-content/uploads/2020/08/default-user-image.png', '224-789-861', '17 Schmedeman Parkway', 53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7128037" calcext:value-type="float">
            <text:p>47128037</text:p>
          </table:table-cell>
          <table:table-cell office:value-type="float" office:value="2020421" calcext:value-type="float">
            <text:p>2020421</text:p>
          </table:table-cell>
          <table:table-cell table:formula="of:=RANDBETWEEN(1000; 99999)" office:value-type="float" office:value="36165" calcext:value-type="float">
            <text:p>36165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Marie-jeanne</text:p>
          </table:table-cell>
          <table:table-cell office:value-type="string" calcext:value-type="string">
            <text:p>Harty</text:p>
          </table:table-cell>
          <table:table-cell office:value-type="string" calcext:value-type="string">
            <text:p>Golsthorp</text:p>
          </table:table-cell>
          <table:table-cell office:value-type="string" calcext:value-type="string">
            <text:p>mgolsthorpq1@paginegialle.i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98-552-651</text:p>
          </table:table-cell>
          <table:table-cell office:value-type="string" calcext:value-type="string">
            <text:p>05041 2nd Circle</text:p>
          </table:table-cell>
          <table:table-cell table:formula="of:=RANDBETWEEN(1;1833)" office:value-type="float" office:value="735" calcext:value-type="float">
            <text:p>735</text:p>
          </table:table-cell>
          <table:table-cell/>
          <table:table-cell table:formula="of:=CONCATENATE(&quot;(&quot;;[.A422];&quot;, &quot;;[.B422];&quot;, &quot;;[.C422];&quot;, '&quot;;[.D422];&quot; &quot;;[.E422];&quot;', '&quot;;[.F422];&quot; &quot;;[.G422];&quot;', '&quot;; [.H422]; &quot;'&quot;; [.I422];&quot;', '&quot;;[.J422];&quot;', '&quot;;[.K422];&quot;', &quot;;[.L422]; &quot;), &quot;)" office:value-type="string" office:string-value="(47128037, 2020421, 36165, 'Lise Marie-jeanne', 'Harty Golsthorp', 'mgolsthorpq1@paginegialle.it'https://librenoticias.com/wp-content/uploads/2020/08/default-user-image.png', '798-552-651', '05041 2nd Circle', 735), " calcext:value-type="string">
            <text:p>(47128037, 2020421, 36165, 'Lise Marie-jeanne', 'Harty Golsthorp', 'mgolsthorpq1@paginegialle.it'https://librenoticias.com/wp-content/uploads/2020/08/default-user-image.png', '798-552-651', '05041 2nd Circle', 73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1458431" calcext:value-type="float">
            <text:p>81458431</text:p>
          </table:table-cell>
          <table:table-cell office:value-type="float" office:value="2020422" calcext:value-type="float">
            <text:p>2020422</text:p>
          </table:table-cell>
          <table:table-cell table:formula="of:=RANDBETWEEN(1000; 99999)" office:value-type="float" office:value="31058" calcext:value-type="float">
            <text:p>31058</text:p>
          </table:table-cell>
          <table:table-cell office:value-type="string" calcext:value-type="string">
            <text:p>Sayres</text:p>
          </table:table-cell>
          <table:table-cell office:value-type="string" calcext:value-type="string">
            <text:p>Ulberto</text:p>
          </table:table-cell>
          <table:table-cell office:value-type="string" calcext:value-type="string">
            <text:p>Haseley</text:p>
          </table:table-cell>
          <table:table-cell office:value-type="string" calcext:value-type="string">
            <text:p>Taberer</text:p>
          </table:table-cell>
          <table:table-cell office:value-type="string" calcext:value-type="string">
            <text:p>utabererii@businessinsid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04-553-626</text:p>
          </table:table-cell>
          <table:table-cell office:value-type="string" calcext:value-type="string">
            <text:p>2 Blue Bill Park Street</text:p>
          </table:table-cell>
          <table:table-cell table:formula="of:=RANDBETWEEN(1;1833)" office:value-type="float" office:value="450" calcext:value-type="float">
            <text:p>450</text:p>
          </table:table-cell>
          <table:table-cell/>
          <table:table-cell table:formula="of:=CONCATENATE(&quot;(&quot;;[.A423];&quot;, &quot;;[.B423];&quot;, &quot;;[.C423];&quot;, '&quot;;[.D423];&quot; &quot;;[.E423];&quot;', '&quot;;[.F423];&quot; &quot;;[.G423];&quot;', '&quot;; [.H423]; &quot;'&quot;; [.I423];&quot;', '&quot;;[.J423];&quot;', '&quot;;[.K423];&quot;', &quot;;[.L423]; &quot;), &quot;)" office:value-type="string" office:string-value="(81458431, 2020422, 31058, 'Sayres Ulberto', 'Haseley Taberer', 'utabererii@businessinsider.com'https://librenoticias.com/wp-content/uploads/2020/08/default-user-image.png', '804-553-626', '2 Blue Bill Park Street', 450), " calcext:value-type="string">
            <text:p>(81458431, 2020422, 31058, 'Sayres Ulberto', 'Haseley Taberer', 'utabererii@businessinsider.com'https://librenoticias.com/wp-content/uploads/2020/08/default-user-image.png', '804-553-626', '2 Blue Bill Park Street', 45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9410267" calcext:value-type="float">
            <text:p>89410267</text:p>
          </table:table-cell>
          <table:table-cell office:value-type="float" office:value="2020423" calcext:value-type="float">
            <text:p>2020423</text:p>
          </table:table-cell>
          <table:table-cell table:formula="of:=RANDBETWEEN(1000; 99999)" office:value-type="float" office:value="68266" calcext:value-type="float">
            <text:p>68266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Monti</text:p>
          </table:table-cell>
          <table:table-cell office:value-type="string" calcext:value-type="string">
            <text:p>Hatherley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marendt1@abou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29-947-146</text:p>
          </table:table-cell>
          <table:table-cell office:value-type="string" calcext:value-type="string">
            <text:p>7218 Loeprich Center</text:p>
          </table:table-cell>
          <table:table-cell table:formula="of:=RANDBETWEEN(1;1833)" office:value-type="float" office:value="1776" calcext:value-type="float">
            <text:p>1776</text:p>
          </table:table-cell>
          <table:table-cell/>
          <table:table-cell table:formula="of:=CONCATENATE(&quot;(&quot;;[.A424];&quot;, &quot;;[.B424];&quot;, &quot;;[.C424];&quot;, '&quot;;[.D424];&quot; &quot;;[.E424];&quot;', '&quot;;[.F424];&quot; &quot;;[.G424];&quot;', '&quot;; [.H424]; &quot;'&quot;; [.I424];&quot;', '&quot;;[.J424];&quot;', '&quot;;[.K424];&quot;', &quot;;[.L424]; &quot;), &quot;)" office:value-type="string" office:string-value="(89410267, 2020423, 68266, 'Say Monti', 'Hatherley Arendt', 'marendt1@about.com'https://librenoticias.com/wp-content/uploads/2020/08/default-user-image.png', '229-947-146', '7218 Loeprich Center', 1776), " calcext:value-type="string">
            <text:p>(89410267, 2020423, 68266, 'Say Monti', 'Hatherley Arendt', 'marendt1@about.com'https://librenoticias.com/wp-content/uploads/2020/08/default-user-image.png', '229-947-146', '7218 Loeprich Center', 177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9388721" calcext:value-type="float">
            <text:p>89388721</text:p>
          </table:table-cell>
          <table:table-cell office:value-type="float" office:value="2020424" calcext:value-type="float">
            <text:p>2020424</text:p>
          </table:table-cell>
          <table:table-cell table:formula="of:=RANDBETWEEN(1000; 99999)" office:value-type="float" office:value="82839" calcext:value-type="float">
            <text:p>82839</text:p>
          </table:table-cell>
          <table:table-cell office:value-type="string" calcext:value-type="string">
            <text:p>Christoper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Hathorn</text:p>
          </table:table-cell>
          <table:table-cell office:value-type="string" calcext:value-type="string">
            <text:p>Nussgen</text:p>
          </table:table-cell>
          <table:table-cell office:value-type="string" calcext:value-type="string">
            <text:p>knussgenk@yahoo.co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33-763-257</text:p>
          </table:table-cell>
          <table:table-cell office:value-type="string" calcext:value-type="string">
            <text:p>96 Lerdahl Plaza</text:p>
          </table:table-cell>
          <table:table-cell table:formula="of:=RANDBETWEEN(1;1833)" office:value-type="float" office:value="1068" calcext:value-type="float">
            <text:p>1068</text:p>
          </table:table-cell>
          <table:table-cell/>
          <table:table-cell table:formula="of:=CONCATENATE(&quot;(&quot;;[.A425];&quot;, &quot;;[.B425];&quot;, &quot;;[.C425];&quot;, '&quot;;[.D425];&quot; &quot;;[.E425];&quot;', '&quot;;[.F425];&quot; &quot;;[.G425];&quot;', '&quot;; [.H425]; &quot;'&quot;; [.I425];&quot;', '&quot;;[.J425];&quot;', '&quot;;[.K425];&quot;', &quot;;[.L425]; &quot;), &quot;)" office:value-type="string" office:string-value="(89388721, 2020424, 82839, 'Christoper Ken', 'Hathorn Nussgen', 'knussgenk@yahoo.co.jp'https://librenoticias.com/wp-content/uploads/2020/08/default-user-image.png', '333-763-257', '96 Lerdahl Plaza', 1068), " calcext:value-type="string">
            <text:p>(89388721, 2020424, 82839, 'Christoper Ken', 'Hathorn Nussgen', 'knussgenk@yahoo.co.jp'https://librenoticias.com/wp-content/uploads/2020/08/default-user-image.png', '333-763-257', '96 Lerdahl Plaza', 106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3247562" calcext:value-type="float">
            <text:p>23247562</text:p>
          </table:table-cell>
          <table:table-cell office:value-type="float" office:value="2020425" calcext:value-type="float">
            <text:p>2020425</text:p>
          </table:table-cell>
          <table:table-cell table:formula="of:=RANDBETWEEN(1000; 99999)" office:value-type="float" office:value="99232" calcext:value-type="float">
            <text:p>99232</text:p>
          </table:table-cell>
          <table:table-cell office:value-type="string" calcext:value-type="string">
            <text:p>Minetta</text:p>
          </table:table-cell>
          <table:table-cell office:value-type="string" calcext:value-type="string">
            <text:p>Freddi</text:p>
          </table:table-cell>
          <table:table-cell office:value-type="string" calcext:value-type="string">
            <text:p>Hatrey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fgermanqs@csmonito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63-749-285</text:p>
          </table:table-cell>
          <table:table-cell office:value-type="string" calcext:value-type="string">
            <text:p>10 Scott Drive</text:p>
          </table:table-cell>
          <table:table-cell table:formula="of:=RANDBETWEEN(1;1833)" office:value-type="float" office:value="1106" calcext:value-type="float">
            <text:p>1106</text:p>
          </table:table-cell>
          <table:table-cell/>
          <table:table-cell table:formula="of:=CONCATENATE(&quot;(&quot;;[.A426];&quot;, &quot;;[.B426];&quot;, &quot;;[.C426];&quot;, '&quot;;[.D426];&quot; &quot;;[.E426];&quot;', '&quot;;[.F426];&quot; &quot;;[.G426];&quot;', '&quot;; [.H426]; &quot;'&quot;; [.I426];&quot;', '&quot;;[.J426];&quot;', '&quot;;[.K426];&quot;', &quot;;[.L426]; &quot;), &quot;)" office:value-type="string" office:string-value="(23247562, 2020425, 99232, 'Minetta Freddi', 'Hatrey German', 'fgermanqs@csmonitor.com'https://librenoticias.com/wp-content/uploads/2020/08/default-user-image.png', '563-749-285', '10 Scott Drive', 1106), " calcext:value-type="string">
            <text:p>(23247562, 2020425, 99232, 'Minetta Freddi', 'Hatrey German', 'fgermanqs@csmonitor.com'https://librenoticias.com/wp-content/uploads/2020/08/default-user-image.png', '563-749-285', '10 Scott Drive', 110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2002250" calcext:value-type="float">
            <text:p>92002250</text:p>
          </table:table-cell>
          <table:table-cell office:value-type="float" office:value="2020426" calcext:value-type="float">
            <text:p>2020426</text:p>
          </table:table-cell>
          <table:table-cell table:formula="of:=RANDBETWEEN(1000; 99999)" office:value-type="float" office:value="45253" calcext:value-type="float">
            <text:p>45253</text:p>
          </table:table-cell>
          <table:table-cell office:value-type="string" calcext:value-type="string">
            <text:p>Rica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Hawlgarth</text:p>
          </table:table-cell>
          <table:table-cell office:value-type="string" calcext:value-type="string">
            <text:p>Kulas</text:p>
          </table:table-cell>
          <table:table-cell office:value-type="string" calcext:value-type="string">
            <text:p>mkulas66@ustream.t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58-768-291</text:p>
          </table:table-cell>
          <table:table-cell office:value-type="string" calcext:value-type="string">
            <text:p>919 La Follette Court</text:p>
          </table:table-cell>
          <table:table-cell table:formula="of:=RANDBETWEEN(1;1833)" office:value-type="float" office:value="533" calcext:value-type="float">
            <text:p>533</text:p>
          </table:table-cell>
          <table:table-cell/>
          <table:table-cell table:formula="of:=CONCATENATE(&quot;(&quot;;[.A427];&quot;, &quot;;[.B427];&quot;, &quot;;[.C427];&quot;, '&quot;;[.D427];&quot; &quot;;[.E427];&quot;', '&quot;;[.F427];&quot; &quot;;[.G427];&quot;', '&quot;; [.H427]; &quot;'&quot;; [.I427];&quot;', '&quot;;[.J427];&quot;', '&quot;;[.K427];&quot;', &quot;;[.L427]; &quot;), &quot;)" office:value-type="string" office:string-value="(92002250, 2020426, 45253, 'Rica Marian', 'Hawlgarth Kulas', 'mkulas66@ustream.tv'https://librenoticias.com/wp-content/uploads/2020/08/default-user-image.png', '958-768-291', '919 La Follette Court', 533), " calcext:value-type="string">
            <text:p>(92002250, 2020426, 45253, 'Rica Marian', 'Hawlgarth Kulas', 'mkulas66@ustream.tv'https://librenoticias.com/wp-content/uploads/2020/08/default-user-image.png', '958-768-291', '919 La Follette Court', 53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4476918" calcext:value-type="float">
            <text:p>84476918</text:p>
          </table:table-cell>
          <table:table-cell office:value-type="float" office:value="2020427" calcext:value-type="float">
            <text:p>2020427</text:p>
          </table:table-cell>
          <table:table-cell table:formula="of:=RANDBETWEEN(1000; 99999)" office:value-type="float" office:value="30215" calcext:value-type="float">
            <text:p>30215</text:p>
          </table:table-cell>
          <table:table-cell office:value-type="string" calcext:value-type="string">
            <text:p>Maure</text:p>
          </table:table-cell>
          <table:table-cell office:value-type="string" calcext:value-type="string">
            <text:p>Sissy</text:p>
          </table:table-cell>
          <table:table-cell office:value-type="string" calcext:value-type="string">
            <text:p>Hayfield</text:p>
          </table:table-cell>
          <table:table-cell office:value-type="string" calcext:value-type="string">
            <text:p>Casely</text:p>
          </table:table-cell>
          <table:table-cell office:value-type="string" calcext:value-type="string">
            <text:p>scasely4y@aboutads.info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71-953-113</text:p>
          </table:table-cell>
          <table:table-cell office:value-type="string" calcext:value-type="string">
            <text:p>9056 Harper Park</text:p>
          </table:table-cell>
          <table:table-cell table:formula="of:=RANDBETWEEN(1;1833)" office:value-type="float" office:value="1284" calcext:value-type="float">
            <text:p>1284</text:p>
          </table:table-cell>
          <table:table-cell/>
          <table:table-cell table:formula="of:=CONCATENATE(&quot;(&quot;;[.A428];&quot;, &quot;;[.B428];&quot;, &quot;;[.C428];&quot;, '&quot;;[.D428];&quot; &quot;;[.E428];&quot;', '&quot;;[.F428];&quot; &quot;;[.G428];&quot;', '&quot;; [.H428]; &quot;'&quot;; [.I428];&quot;', '&quot;;[.J428];&quot;', '&quot;;[.K428];&quot;', &quot;;[.L428]; &quot;), &quot;)" office:value-type="string" office:string-value="(84476918, 2020427, 30215, 'Maure Sissy', 'Hayfield Casely', 'scasely4y@aboutads.info'https://librenoticias.com/wp-content/uploads/2020/08/default-user-image.png', '971-953-113', '9056 Harper Park', 1284), " calcext:value-type="string">
            <text:p>(84476918, 2020427, 30215, 'Maure Sissy', 'Hayfield Casely', 'scasely4y@aboutads.info'https://librenoticias.com/wp-content/uploads/2020/08/default-user-image.png', '971-953-113', '9056 Harper Park', 128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5578457" calcext:value-type="float">
            <text:p>85578457</text:p>
          </table:table-cell>
          <table:table-cell office:value-type="float" office:value="2020428" calcext:value-type="float">
            <text:p>2020428</text:p>
          </table:table-cell>
          <table:table-cell table:formula="of:=RANDBETWEEN(1000; 99999)" office:value-type="float" office:value="96752" calcext:value-type="float">
            <text:p>96752</text:p>
          </table:table-cell>
          <table:table-cell office:value-type="string" calcext:value-type="string">
            <text:p>Kerk</text:p>
          </table:table-cell>
          <table:table-cell office:value-type="string" calcext:value-type="string">
            <text:p>Aluino</text:p>
          </table:table-cell>
          <table:table-cell office:value-type="string" calcext:value-type="string">
            <text:p>Hebbes</text:p>
          </table:table-cell>
          <table:table-cell office:value-type="string" calcext:value-type="string">
            <text:p>Sporner</text:p>
          </table:table-cell>
          <table:table-cell office:value-type="string" calcext:value-type="string">
            <text:p>aspornerdi@dagondesig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93-789-440</text:p>
          </table:table-cell>
          <table:table-cell office:value-type="string" calcext:value-type="string">
            <text:p>25 Kenwood Plaza</text:p>
          </table:table-cell>
          <table:table-cell table:formula="of:=RANDBETWEEN(1;1833)" office:value-type="float" office:value="1215" calcext:value-type="float">
            <text:p>1215</text:p>
          </table:table-cell>
          <table:table-cell/>
          <table:table-cell table:formula="of:=CONCATENATE(&quot;(&quot;;[.A429];&quot;, &quot;;[.B429];&quot;, &quot;;[.C429];&quot;, '&quot;;[.D429];&quot; &quot;;[.E429];&quot;', '&quot;;[.F429];&quot; &quot;;[.G429];&quot;', '&quot;; [.H429]; &quot;'&quot;; [.I429];&quot;', '&quot;;[.J429];&quot;', '&quot;;[.K429];&quot;', &quot;;[.L429]; &quot;), &quot;)" office:value-type="string" office:string-value="(85578457, 2020428, 96752, 'Kerk Aluino', 'Hebbes Sporner', 'aspornerdi@dagondesign.com'https://librenoticias.com/wp-content/uploads/2020/08/default-user-image.png', '193-789-440', '25 Kenwood Plaza', 1215), " calcext:value-type="string">
            <text:p>(85578457, 2020428, 96752, 'Kerk Aluino', 'Hebbes Sporner', 'aspornerdi@dagondesign.com'https://librenoticias.com/wp-content/uploads/2020/08/default-user-image.png', '193-789-440', '25 Kenwood Plaza', 121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0832626" calcext:value-type="float">
            <text:p>70832626</text:p>
          </table:table-cell>
          <table:table-cell office:value-type="float" office:value="2020429" calcext:value-type="float">
            <text:p>2020429</text:p>
          </table:table-cell>
          <table:table-cell table:formula="of:=RANDBETWEEN(1000; 99999)" office:value-type="float" office:value="41592" calcext:value-type="float">
            <text:p>41592</text:p>
          </table:table-cell>
          <table:table-cell office:value-type="string" calcext:value-type="string">
            <text:p>Osmond</text:p>
          </table:table-cell>
          <table:table-cell office:value-type="string" calcext:value-type="string">
            <text:p>Tyrone</text:p>
          </table:table-cell>
          <table:table-cell office:value-type="string" calcext:value-type="string">
            <text:p>Heeley</text:p>
          </table:table-cell>
          <table:table-cell office:value-type="string" calcext:value-type="string">
            <text:p>Cooch</text:p>
          </table:table-cell>
          <table:table-cell office:value-type="string" calcext:value-type="string">
            <text:p>tcoochfu@census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22-738-195</text:p>
          </table:table-cell>
          <table:table-cell office:value-type="string" calcext:value-type="string">
            <text:p>322 Northridge Junction</text:p>
          </table:table-cell>
          <table:table-cell table:formula="of:=RANDBETWEEN(1;1833)" office:value-type="float" office:value="1800" calcext:value-type="float">
            <text:p>1800</text:p>
          </table:table-cell>
          <table:table-cell/>
          <table:table-cell table:formula="of:=CONCATENATE(&quot;(&quot;;[.A430];&quot;, &quot;;[.B430];&quot;, &quot;;[.C430];&quot;, '&quot;;[.D430];&quot; &quot;;[.E430];&quot;', '&quot;;[.F430];&quot; &quot;;[.G430];&quot;', '&quot;; [.H430]; &quot;'&quot;; [.I430];&quot;', '&quot;;[.J430];&quot;', '&quot;;[.K430];&quot;', &quot;;[.L430]; &quot;), &quot;)" office:value-type="string" office:string-value="(70832626, 2020429, 41592, 'Osmond Tyrone', 'Heeley Cooch', 'tcoochfu@census.gov'https://librenoticias.com/wp-content/uploads/2020/08/default-user-image.png', '422-738-195', '322 Northridge Junction', 1800), " calcext:value-type="string">
            <text:p>(70832626, 2020429, 41592, 'Osmond Tyrone', 'Heeley Cooch', 'tcoochfu@census.gov'https://librenoticias.com/wp-content/uploads/2020/08/default-user-image.png', '422-738-195', '322 Northridge Junction', 180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8000170" calcext:value-type="float">
            <text:p>28000170</text:p>
          </table:table-cell>
          <table:table-cell office:value-type="float" office:value="2020430" calcext:value-type="float">
            <text:p>2020430</text:p>
          </table:table-cell>
          <table:table-cell table:formula="of:=RANDBETWEEN(1000; 99999)" office:value-type="float" office:value="75128" calcext:value-type="float">
            <text:p>75128</text:p>
          </table:table-cell>
          <table:table-cell office:value-type="string" calcext:value-type="string">
            <text:p>Westleigh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Heliot</text:p>
          </table:table-cell>
          <table:table-cell office:value-type="string" calcext:value-type="string">
            <text:p>Geibel</text:p>
          </table:table-cell>
          <table:table-cell office:value-type="string" calcext:value-type="string">
            <text:p>lgeibel9n@fem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97-717-367</text:p>
          </table:table-cell>
          <table:table-cell office:value-type="string" calcext:value-type="string">
            <text:p>5339 Merry Trail</text:p>
          </table:table-cell>
          <table:table-cell table:formula="of:=RANDBETWEEN(1;1833)" office:value-type="float" office:value="564" calcext:value-type="float">
            <text:p>564</text:p>
          </table:table-cell>
          <table:table-cell/>
          <table:table-cell table:formula="of:=CONCATENATE(&quot;(&quot;;[.A431];&quot;, &quot;;[.B431];&quot;, &quot;;[.C431];&quot;, '&quot;;[.D431];&quot; &quot;;[.E431];&quot;', '&quot;;[.F431];&quot; &quot;;[.G431];&quot;', '&quot;; [.H431]; &quot;'&quot;; [.I431];&quot;', '&quot;;[.J431];&quot;', '&quot;;[.K431];&quot;', &quot;;[.L431]; &quot;), &quot;)" office:value-type="string" office:string-value="(28000170, 2020430, 75128, 'Westleigh Luigi', 'Heliot Geibel', 'lgeibel9n@fema.gov'https://librenoticias.com/wp-content/uploads/2020/08/default-user-image.png', '197-717-367', '5339 Merry Trail', 564), " calcext:value-type="string">
            <text:p>(28000170, 2020430, 75128, 'Westleigh Luigi', 'Heliot Geibel', 'lgeibel9n@fema.gov'https://librenoticias.com/wp-content/uploads/2020/08/default-user-image.png', '197-717-367', '5339 Merry Trail', 56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6572066" calcext:value-type="float">
            <text:p>96572066</text:p>
          </table:table-cell>
          <table:table-cell office:value-type="float" office:value="2020431" calcext:value-type="float">
            <text:p>2020431</text:p>
          </table:table-cell>
          <table:table-cell table:formula="of:=RANDBETWEEN(1000; 99999)" office:value-type="float" office:value="24562" calcext:value-type="float">
            <text:p>24562</text:p>
          </table:table-cell>
          <table:table-cell office:value-type="string" calcext:value-type="string">
            <text:p>Abner</text:p>
          </table:table-cell>
          <table:table-cell office:value-type="string" calcext:value-type="string">
            <text:p>Georg</text:p>
          </table:table-cell>
          <table:table-cell office:value-type="string" calcext:value-type="string">
            <text:p>Hellwig</text:p>
          </table:table-cell>
          <table:table-cell office:value-type="string" calcext:value-type="string">
            <text:p>Columbine</text:p>
          </table:table-cell>
          <table:table-cell office:value-type="string" calcext:value-type="string">
            <text:p>gcolumbinecq@google.d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30-328-138</text:p>
          </table:table-cell>
          <table:table-cell office:value-type="string" calcext:value-type="string">
            <text:p>25 Schurz Lane</text:p>
          </table:table-cell>
          <table:table-cell table:formula="of:=RANDBETWEEN(1;1833)" office:value-type="float" office:value="1009" calcext:value-type="float">
            <text:p>1009</text:p>
          </table:table-cell>
          <table:table-cell/>
          <table:table-cell table:formula="of:=CONCATENATE(&quot;(&quot;;[.A432];&quot;, &quot;;[.B432];&quot;, &quot;;[.C432];&quot;, '&quot;;[.D432];&quot; &quot;;[.E432];&quot;', '&quot;;[.F432];&quot; &quot;;[.G432];&quot;', '&quot;; [.H432]; &quot;'&quot;; [.I432];&quot;', '&quot;;[.J432];&quot;', '&quot;;[.K432];&quot;', &quot;;[.L432]; &quot;), &quot;)" office:value-type="string" office:string-value="(96572066, 2020431, 24562, 'Abner Georg', 'Hellwig Columbine', 'gcolumbinecq@google.de'https://librenoticias.com/wp-content/uploads/2020/08/default-user-image.png', '830-328-138', '25 Schurz Lane', 1009), " calcext:value-type="string">
            <text:p>(96572066, 2020431, 24562, 'Abner Georg', 'Hellwig Columbine', 'gcolumbinecq@google.de'https://librenoticias.com/wp-content/uploads/2020/08/default-user-image.png', '830-328-138', '25 Schurz Lane', 100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7948336" calcext:value-type="float">
            <text:p>37948336</text:p>
          </table:table-cell>
          <table:table-cell office:value-type="float" office:value="2020432" calcext:value-type="float">
            <text:p>2020432</text:p>
          </table:table-cell>
          <table:table-cell table:formula="of:=RANDBETWEEN(1000; 99999)" office:value-type="float" office:value="92434" calcext:value-type="float">
            <text:p>92434</text:p>
          </table:table-cell>
          <table:table-cell office:value-type="string" calcext:value-type="string">
            <text:p>Lilla</text:p>
          </table:table-cell>
          <table:table-cell office:value-type="string" calcext:value-type="string">
            <text:p>Zonda</text:p>
          </table:table-cell>
          <table:table-cell office:value-type="string" calcext:value-type="string">
            <text:p>Helstrom</text:p>
          </table:table-cell>
          <table:table-cell office:value-type="string" calcext:value-type="string">
            <text:p>Lally</text:p>
          </table:table-cell>
          <table:table-cell office:value-type="string" calcext:value-type="string">
            <text:p>zlallylu@slashdot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13-498-356</text:p>
          </table:table-cell>
          <table:table-cell office:value-type="string" calcext:value-type="string">
            <text:p>790 Logan Junction</text:p>
          </table:table-cell>
          <table:table-cell table:formula="of:=RANDBETWEEN(1;1833)" office:value-type="float" office:value="1451" calcext:value-type="float">
            <text:p>1451</text:p>
          </table:table-cell>
          <table:table-cell/>
          <table:table-cell table:formula="of:=CONCATENATE(&quot;(&quot;;[.A433];&quot;, &quot;;[.B433];&quot;, &quot;;[.C433];&quot;, '&quot;;[.D433];&quot; &quot;;[.E433];&quot;', '&quot;;[.F433];&quot; &quot;;[.G433];&quot;', '&quot;; [.H433]; &quot;'&quot;; [.I433];&quot;', '&quot;;[.J433];&quot;', '&quot;;[.K433];&quot;', &quot;;[.L433]; &quot;), &quot;)" office:value-type="string" office:string-value="(37948336, 2020432, 92434, 'Lilla Zonda', 'Helstrom Lally', 'zlallylu@slashdot.org'https://librenoticias.com/wp-content/uploads/2020/08/default-user-image.png', '613-498-356', '790 Logan Junction', 1451), " calcext:value-type="string">
            <text:p>(37948336, 2020432, 92434, 'Lilla Zonda', 'Helstrom Lally', 'zlallylu@slashdot.org'https://librenoticias.com/wp-content/uploads/2020/08/default-user-image.png', '613-498-356', '790 Logan Junction', 145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4902929" calcext:value-type="float">
            <text:p>54902929</text:p>
          </table:table-cell>
          <table:table-cell office:value-type="float" office:value="2020433" calcext:value-type="float">
            <text:p>2020433</text:p>
          </table:table-cell>
          <table:table-cell table:formula="of:=RANDBETWEEN(1000; 99999)" office:value-type="float" office:value="49659" calcext:value-type="float">
            <text:p>49659</text:p>
          </table:table-cell>
          <table:table-cell office:value-type="string" calcext:value-type="string">
            <text:p>Delmer</text:p>
          </table:table-cell>
          <table:table-cell office:value-type="string" calcext:value-type="string">
            <text:p>Stanfield</text:p>
          </table:table-cell>
          <table:table-cell office:value-type="string" calcext:value-type="string">
            <text:p>Heselwood</text:p>
          </table:table-cell>
          <table:table-cell office:value-type="string" calcext:value-type="string">
            <text:p>Patterfield</text:p>
          </table:table-cell>
          <table:table-cell office:value-type="string" calcext:value-type="string">
            <text:p>spatterfieldcc@home.pl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89-282-415</text:p>
          </table:table-cell>
          <table:table-cell office:value-type="string" calcext:value-type="string">
            <text:p>30758 Dottie Street</text:p>
          </table:table-cell>
          <table:table-cell table:formula="of:=RANDBETWEEN(1;1833)" office:value-type="float" office:value="816" calcext:value-type="float">
            <text:p>816</text:p>
          </table:table-cell>
          <table:table-cell/>
          <table:table-cell table:formula="of:=CONCATENATE(&quot;(&quot;;[.A434];&quot;, &quot;;[.B434];&quot;, &quot;;[.C434];&quot;, '&quot;;[.D434];&quot; &quot;;[.E434];&quot;', '&quot;;[.F434];&quot; &quot;;[.G434];&quot;', '&quot;; [.H434]; &quot;'&quot;; [.I434];&quot;', '&quot;;[.J434];&quot;', '&quot;;[.K434];&quot;', &quot;;[.L434]; &quot;), &quot;)" office:value-type="string" office:string-value="(54902929, 2020433, 49659, 'Delmer Stanfield', 'Heselwood Patterfield', 'spatterfieldcc@home.pl'https://librenoticias.com/wp-content/uploads/2020/08/default-user-image.png', '489-282-415', '30758 Dottie Street', 816), " calcext:value-type="string">
            <text:p>(54902929, 2020433, 49659, 'Delmer Stanfield', 'Heselwood Patterfield', 'spatterfieldcc@home.pl'https://librenoticias.com/wp-content/uploads/2020/08/default-user-image.png', '489-282-415', '30758 Dottie Street', 81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6655577" calcext:value-type="float">
            <text:p>46655577</text:p>
          </table:table-cell>
          <table:table-cell office:value-type="float" office:value="2020434" calcext:value-type="float">
            <text:p>2020434</text:p>
          </table:table-cell>
          <table:table-cell table:formula="of:=RANDBETWEEN(1000; 99999)" office:value-type="float" office:value="98356" calcext:value-type="float">
            <text:p>98356</text:p>
          </table:table-cell>
          <table:table-cell office:value-type="string" calcext:value-type="string">
            <text:p>Holt</text:p>
          </table:table-cell>
          <table:table-cell office:value-type="string" calcext:value-type="string">
            <text:p>Zachery</text:p>
          </table:table-cell>
          <table:table-cell office:value-type="string" calcext:value-type="string">
            <text:p>Hessle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zdollgq@xinhuane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25-542-498</text:p>
          </table:table-cell>
          <table:table-cell office:value-type="string" calcext:value-type="string">
            <text:p>22508 Russell Parkway</text:p>
          </table:table-cell>
          <table:table-cell table:formula="of:=RANDBETWEEN(1;1833)" office:value-type="float" office:value="833" calcext:value-type="float">
            <text:p>833</text:p>
          </table:table-cell>
          <table:table-cell/>
          <table:table-cell table:formula="of:=CONCATENATE(&quot;(&quot;;[.A435];&quot;, &quot;;[.B435];&quot;, &quot;;[.C435];&quot;, '&quot;;[.D435];&quot; &quot;;[.E435];&quot;', '&quot;;[.F435];&quot; &quot;;[.G435];&quot;', '&quot;; [.H435]; &quot;'&quot;; [.I435];&quot;', '&quot;;[.J435];&quot;', '&quot;;[.K435];&quot;', &quot;;[.L435]; &quot;), &quot;)" office:value-type="string" office:string-value="(46655577, 2020434, 98356, 'Holt Zachery', 'Hessle Doll', 'zdollgq@xinhuanet.com'https://librenoticias.com/wp-content/uploads/2020/08/default-user-image.png', '725-542-498', '22508 Russell Parkway', 833), " calcext:value-type="string">
            <text:p>(46655577, 2020434, 98356, 'Holt Zachery', 'Hessle Doll', 'zdollgq@xinhuanet.com'https://librenoticias.com/wp-content/uploads/2020/08/default-user-image.png', '725-542-498', '22508 Russell Parkway', 83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3317153" calcext:value-type="float">
            <text:p>53317153</text:p>
          </table:table-cell>
          <table:table-cell office:value-type="float" office:value="2020435" calcext:value-type="float">
            <text:p>2020435</text:p>
          </table:table-cell>
          <table:table-cell table:formula="of:=RANDBETWEEN(1000; 99999)" office:value-type="float" office:value="50944" calcext:value-type="float">
            <text:p>50944</text:p>
          </table:table-cell>
          <table:table-cell office:value-type="string" calcext:value-type="string">
            <text:p>Donavon</text:p>
          </table:table-cell>
          <table:table-cell office:value-type="string" calcext:value-type="string">
            <text:p>Reginauld</text:p>
          </table:table-cell>
          <table:table-cell office:value-type="string" calcext:value-type="string">
            <text:p>Hestrop</text:p>
          </table:table-cell>
          <table:table-cell office:value-type="string" calcext:value-type="string">
            <text:p>Ridler</text:p>
          </table:table-cell>
          <table:table-cell office:value-type="string" calcext:value-type="string">
            <text:p>rridler4q@abc.net.a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00-439-281</text:p>
          </table:table-cell>
          <table:table-cell office:value-type="string" calcext:value-type="string">
            <text:p>92 Ridge Oak Circle</text:p>
          </table:table-cell>
          <table:table-cell table:formula="of:=RANDBETWEEN(1;1833)" office:value-type="float" office:value="862" calcext:value-type="float">
            <text:p>862</text:p>
          </table:table-cell>
          <table:table-cell/>
          <table:table-cell table:formula="of:=CONCATENATE(&quot;(&quot;;[.A436];&quot;, &quot;;[.B436];&quot;, &quot;;[.C436];&quot;, '&quot;;[.D436];&quot; &quot;;[.E436];&quot;', '&quot;;[.F436];&quot; &quot;;[.G436];&quot;', '&quot;; [.H436]; &quot;'&quot;; [.I436];&quot;', '&quot;;[.J436];&quot;', '&quot;;[.K436];&quot;', &quot;;[.L436]; &quot;), &quot;)" office:value-type="string" office:string-value="(53317153, 2020435, 50944, 'Donavon Reginauld', 'Hestrop Ridler', 'rridler4q@abc.net.au'https://librenoticias.com/wp-content/uploads/2020/08/default-user-image.png', '800-439-281', '92 Ridge Oak Circle', 862), " calcext:value-type="string">
            <text:p>(53317153, 2020435, 50944, 'Donavon Reginauld', 'Hestrop Ridler', 'rridler4q@abc.net.au'https://librenoticias.com/wp-content/uploads/2020/08/default-user-image.png', '800-439-281', '92 Ridge Oak Circle', 86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3828080" calcext:value-type="float">
            <text:p>63828080</text:p>
          </table:table-cell>
          <table:table-cell office:value-type="float" office:value="2020436" calcext:value-type="float">
            <text:p>2020436</text:p>
          </table:table-cell>
          <table:table-cell table:formula="of:=RANDBETWEEN(1000; 99999)" office:value-type="float" office:value="95099" calcext:value-type="float">
            <text:p>9509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ymon</text:p>
          </table:table-cell>
          <table:table-cell office:value-type="string" calcext:value-type="string">
            <text:p>Hiers</text:p>
          </table:table-cell>
          <table:table-cell office:value-type="string" calcext:value-type="string">
            <text:p>Cawthra</text:p>
          </table:table-cell>
          <table:table-cell office:value-type="string" calcext:value-type="string">
            <text:p>tcawthradc@mozilla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41-734-348</text:p>
          </table:table-cell>
          <table:table-cell office:value-type="string" calcext:value-type="string">
            <text:p>678 Merchant Court</text:p>
          </table:table-cell>
          <table:table-cell table:formula="of:=RANDBETWEEN(1;1833)" office:value-type="float" office:value="1738" calcext:value-type="float">
            <text:p>1738</text:p>
          </table:table-cell>
          <table:table-cell/>
          <table:table-cell table:formula="of:=CONCATENATE(&quot;(&quot;;[.A437];&quot;, &quot;;[.B437];&quot;, &quot;;[.C437];&quot;, '&quot;;[.D437];&quot; &quot;;[.E437];&quot;', '&quot;;[.F437];&quot; &quot;;[.G437];&quot;', '&quot;; [.H437]; &quot;'&quot;; [.I437];&quot;', '&quot;;[.J437];&quot;', '&quot;;[.K437];&quot;', &quot;;[.L437]; &quot;), &quot;)" office:value-type="string" office:string-value="(63828080, 2020436, 95099, 'Ben Tymon', 'Hiers Cawthra', 'tcawthradc@mozilla.org'https://librenoticias.com/wp-content/uploads/2020/08/default-user-image.png', '841-734-348', '678 Merchant Court', 1738), " calcext:value-type="string">
            <text:p>(63828080, 2020436, 95099, 'Ben Tymon', 'Hiers Cawthra', 'tcawthradc@mozilla.org'https://librenoticias.com/wp-content/uploads/2020/08/default-user-image.png', '841-734-348', '678 Merchant Court', 173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1289486" calcext:value-type="float">
            <text:p>21289486</text:p>
          </table:table-cell>
          <table:table-cell office:value-type="float" office:value="2020437" calcext:value-type="float">
            <text:p>2020437</text:p>
          </table:table-cell>
          <table:table-cell table:formula="of:=RANDBETWEEN(1000; 99999)" office:value-type="float" office:value="3504" calcext:value-type="float">
            <text:p>3504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indhaugh</text:p>
          </table:table-cell>
          <table:table-cell office:value-type="string" calcext:value-type="string">
            <text:p>Ramelot</text:p>
          </table:table-cell>
          <table:table-cell office:value-type="string" calcext:value-type="string">
            <text:p>oramelot51@dailymotio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85-985-831</text:p>
          </table:table-cell>
          <table:table-cell office:value-type="string" calcext:value-type="string">
            <text:p>025 Knutson Avenue</text:p>
          </table:table-cell>
          <table:table-cell table:formula="of:=RANDBETWEEN(1;1833)" office:value-type="float" office:value="749" calcext:value-type="float">
            <text:p>749</text:p>
          </table:table-cell>
          <table:table-cell/>
          <table:table-cell table:formula="of:=CONCATENATE(&quot;(&quot;;[.A438];&quot;, &quot;;[.B438];&quot;, &quot;;[.C438];&quot;, '&quot;;[.D438];&quot; &quot;;[.E438];&quot;', '&quot;;[.F438];&quot; &quot;;[.G438];&quot;', '&quot;; [.H438]; &quot;'&quot;; [.I438];&quot;', '&quot;;[.J438];&quot;', '&quot;;[.K438];&quot;', &quot;;[.L438]; &quot;), &quot;)" office:value-type="string" office:string-value="(21289486, 2020437, 3504, 'Henderson Ogden', 'Hindhaugh Ramelot', 'oramelot51@dailymotion.com'https://librenoticias.com/wp-content/uploads/2020/08/default-user-image.png', '185-985-831', '025 Knutson Avenue', 749), " calcext:value-type="string">
            <text:p>(21289486, 2020437, 3504, 'Henderson Ogden', 'Hindhaugh Ramelot', 'oramelot51@dailymotion.com'https://librenoticias.com/wp-content/uploads/2020/08/default-user-image.png', '185-985-831', '025 Knutson Avenue', 74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7364702" calcext:value-type="float">
            <text:p>27364702</text:p>
          </table:table-cell>
          <table:table-cell office:value-type="float" office:value="2020438" calcext:value-type="float">
            <text:p>2020438</text:p>
          </table:table-cell>
          <table:table-cell table:formula="of:=RANDBETWEEN(1000; 99999)" office:value-type="float" office:value="40847" calcext:value-type="float">
            <text:p>40847</text:p>
          </table:table-cell>
          <table:table-cell office:value-type="string" calcext:value-type="string">
            <text:p>Stace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Hing</text:p>
          </table:table-cell>
          <table:table-cell office:value-type="string" calcext:value-type="string">
            <text:p>Kimmins</text:p>
          </table:table-cell>
          <table:table-cell office:value-type="string" calcext:value-type="string">
            <text:p>fkimminsls@google.d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56-280-362</text:p>
          </table:table-cell>
          <table:table-cell office:value-type="string" calcext:value-type="string">
            <text:p>3 Kensington Circle</text:p>
          </table:table-cell>
          <table:table-cell table:formula="of:=RANDBETWEEN(1;1833)" office:value-type="float" office:value="1770" calcext:value-type="float">
            <text:p>1770</text:p>
          </table:table-cell>
          <table:table-cell/>
          <table:table-cell table:formula="of:=CONCATENATE(&quot;(&quot;;[.A439];&quot;, &quot;;[.B439];&quot;, &quot;;[.C439];&quot;, '&quot;;[.D439];&quot; &quot;;[.E439];&quot;', '&quot;;[.F439];&quot; &quot;;[.G439];&quot;', '&quot;; [.H439]; &quot;'&quot;; [.I439];&quot;', '&quot;;[.J439];&quot;', '&quot;;[.K439];&quot;', &quot;;[.L439]; &quot;), &quot;)" office:value-type="string" office:string-value="(27364702, 2020438, 40847, 'Stace Fallon', 'Hing Kimmins', 'fkimminsls@google.de'https://librenoticias.com/wp-content/uploads/2020/08/default-user-image.png', '256-280-362', '3 Kensington Circle', 1770), " calcext:value-type="string">
            <text:p>(27364702, 2020438, 40847, 'Stace Fallon', 'Hing Kimmins', 'fkimminsls@google.de'https://librenoticias.com/wp-content/uploads/2020/08/default-user-image.png', '256-280-362', '3 Kensington Circle', 177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7301732" calcext:value-type="float">
            <text:p>37301732</text:p>
          </table:table-cell>
          <table:table-cell office:value-type="float" office:value="2020439" calcext:value-type="float">
            <text:p>2020439</text:p>
          </table:table-cell>
          <table:table-cell table:formula="of:=RANDBETWEEN(1000; 99999)" office:value-type="float" office:value="4182" calcext:value-type="float">
            <text:p>4182</text:p>
          </table:table-cell>
          <table:table-cell office:value-type="string" calcext:value-type="string">
            <text:p>Barri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Hollows</text:p>
          </table:table-cell>
          <table:table-cell office:value-type="string" calcext:value-type="string">
            <text:p>Chesterman</text:p>
          </table:table-cell>
          <table:table-cell office:value-type="string" calcext:value-type="string">
            <text:p>schestermanc2@archive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92-786-759</text:p>
          </table:table-cell>
          <table:table-cell office:value-type="string" calcext:value-type="string">
            <text:p>918 Bobwhite Avenue</text:p>
          </table:table-cell>
          <table:table-cell table:formula="of:=RANDBETWEEN(1;1833)" office:value-type="float" office:value="44" calcext:value-type="float">
            <text:p>44</text:p>
          </table:table-cell>
          <table:table-cell/>
          <table:table-cell table:formula="of:=CONCATENATE(&quot;(&quot;;[.A440];&quot;, &quot;;[.B440];&quot;, &quot;;[.C440];&quot;, '&quot;;[.D440];&quot; &quot;;[.E440];&quot;', '&quot;;[.F440];&quot; &quot;;[.G440];&quot;', '&quot;; [.H440]; &quot;'&quot;; [.I440];&quot;', '&quot;;[.J440];&quot;', '&quot;;[.K440];&quot;', &quot;;[.L440]; &quot;), &quot;)" office:value-type="string" office:string-value="(37301732, 2020439, 4182, 'Barri Sandro', 'Hollows Chesterman', 'schestermanc2@archive.org'https://librenoticias.com/wp-content/uploads/2020/08/default-user-image.png', '192-786-759', '918 Bobwhite Avenue', 44), " calcext:value-type="string">
            <text:p>(37301732, 2020439, 4182, 'Barri Sandro', 'Hollows Chesterman', 'schestermanc2@archive.org'https://librenoticias.com/wp-content/uploads/2020/08/default-user-image.png', '192-786-759', '918 Bobwhite Avenue', 4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0349384" calcext:value-type="float">
            <text:p>40349384</text:p>
          </table:table-cell>
          <table:table-cell office:value-type="float" office:value="2020440" calcext:value-type="float">
            <text:p>2020440</text:p>
          </table:table-cell>
          <table:table-cell table:formula="of:=RANDBETWEEN(1000; 99999)" office:value-type="float" office:value="50484" calcext:value-type="float">
            <text:p>50484</text:p>
          </table:table-cell>
          <table:table-cell office:value-type="string" calcext:value-type="string">
            <text:p>Constancy</text:p>
          </table:table-cell>
          <table:table-cell office:value-type="string" calcext:value-type="string">
            <text:p>Ainslie</text:p>
          </table:table-cell>
          <table:table-cell office:value-type="string" calcext:value-type="string">
            <text:p>Hollyar</text:p>
          </table:table-cell>
          <table:table-cell office:value-type="string" calcext:value-type="string">
            <text:p>Twells</text:p>
          </table:table-cell>
          <table:table-cell office:value-type="string" calcext:value-type="string">
            <text:p>atwellsl3@is.gd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16-566-446</text:p>
          </table:table-cell>
          <table:table-cell office:value-type="string" calcext:value-type="string">
            <text:p>52108 Kensington Point</text:p>
          </table:table-cell>
          <table:table-cell table:formula="of:=RANDBETWEEN(1;1833)" office:value-type="float" office:value="1068" calcext:value-type="float">
            <text:p>1068</text:p>
          </table:table-cell>
          <table:table-cell/>
          <table:table-cell table:formula="of:=CONCATENATE(&quot;(&quot;;[.A441];&quot;, &quot;;[.B441];&quot;, &quot;;[.C441];&quot;, '&quot;;[.D441];&quot; &quot;;[.E441];&quot;', '&quot;;[.F441];&quot; &quot;;[.G441];&quot;', '&quot;; [.H441]; &quot;'&quot;; [.I441];&quot;', '&quot;;[.J441];&quot;', '&quot;;[.K441];&quot;', &quot;;[.L441]; &quot;), &quot;)" office:value-type="string" office:string-value="(40349384, 2020440, 50484, 'Constancy Ainslie', 'Hollyar Twells', 'atwellsl3@is.gd'https://librenoticias.com/wp-content/uploads/2020/08/default-user-image.png', '616-566-446', '52108 Kensington Point', 1068), " calcext:value-type="string">
            <text:p>(40349384, 2020440, 50484, 'Constancy Ainslie', 'Hollyar Twells', 'atwellsl3@is.gd'https://librenoticias.com/wp-content/uploads/2020/08/default-user-image.png', '616-566-446', '52108 Kensington Point', 106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9333151" calcext:value-type="float">
            <text:p>89333151</text:p>
          </table:table-cell>
          <table:table-cell office:value-type="float" office:value="2020441" calcext:value-type="float">
            <text:p>2020441</text:p>
          </table:table-cell>
          <table:table-cell table:formula="of:=RANDBETWEEN(1000; 99999)" office:value-type="float" office:value="86795" calcext:value-type="float">
            <text:p>86795</text:p>
          </table:table-cell>
          <table:table-cell office:value-type="string" calcext:value-type="string">
            <text:p>Rudolph</text:p>
          </table:table-cell>
          <table:table-cell office:value-type="string" calcext:value-type="string">
            <text:p>Arlan</text:p>
          </table:table-cell>
          <table:table-cell office:value-type="string" calcext:value-type="string">
            <text:p>Holme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aslidege@smh.com.a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35-673-262</text:p>
          </table:table-cell>
          <table:table-cell office:value-type="string" calcext:value-type="string">
            <text:p>3983 Carey Drive</text:p>
          </table:table-cell>
          <table:table-cell table:formula="of:=RANDBETWEEN(1;1833)" office:value-type="float" office:value="417" calcext:value-type="float">
            <text:p>417</text:p>
          </table:table-cell>
          <table:table-cell/>
          <table:table-cell table:formula="of:=CONCATENATE(&quot;(&quot;;[.A442];&quot;, &quot;;[.B442];&quot;, &quot;;[.C442];&quot;, '&quot;;[.D442];&quot; &quot;;[.E442];&quot;', '&quot;;[.F442];&quot; &quot;;[.G442];&quot;', '&quot;; [.H442]; &quot;'&quot;; [.I442];&quot;', '&quot;;[.J442];&quot;', '&quot;;[.K442];&quot;', &quot;;[.L442]; &quot;), &quot;)" office:value-type="string" office:string-value="(89333151, 2020441, 86795, 'Rudolph Arlan', 'Holme Slide', 'aslidege@smh.com.au'https://librenoticias.com/wp-content/uploads/2020/08/default-user-image.png', '635-673-262', '3983 Carey Drive', 417), " calcext:value-type="string">
            <text:p>(89333151, 2020441, 86795, 'Rudolph Arlan', 'Holme Slide', 'aslidege@smh.com.au'https://librenoticias.com/wp-content/uploads/2020/08/default-user-image.png', '635-673-262', '3983 Carey Drive', 41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2506833" calcext:value-type="float">
            <text:p>52506833</text:p>
          </table:table-cell>
          <table:table-cell office:value-type="float" office:value="2020442" calcext:value-type="float">
            <text:p>2020442</text:p>
          </table:table-cell>
          <table:table-cell table:formula="of:=RANDBETWEEN(1000; 99999)" office:value-type="float" office:value="80836" calcext:value-type="float">
            <text:p>80836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Rriocard</text:p>
          </table:table-cell>
          <table:table-cell office:value-type="string" calcext:value-type="string">
            <text:p>Horder</text:p>
          </table:table-cell>
          <table:table-cell office:value-type="string" calcext:value-type="string">
            <text:p>Mico</text:p>
          </table:table-cell>
          <table:table-cell office:value-type="string" calcext:value-type="string">
            <text:p>rmicolc@moonfrui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47-686-673</text:p>
          </table:table-cell>
          <table:table-cell office:value-type="string" calcext:value-type="string">
            <text:p>28134 Ridge Oak Center</text:p>
          </table:table-cell>
          <table:table-cell table:formula="of:=RANDBETWEEN(1;1833)" office:value-type="float" office:value="1760" calcext:value-type="float">
            <text:p>1760</text:p>
          </table:table-cell>
          <table:table-cell/>
          <table:table-cell table:formula="of:=CONCATENATE(&quot;(&quot;;[.A443];&quot;, &quot;;[.B443];&quot;, &quot;;[.C443];&quot;, '&quot;;[.D443];&quot; &quot;;[.E443];&quot;', '&quot;;[.F443];&quot; &quot;;[.G443];&quot;', '&quot;; [.H443]; &quot;'&quot;; [.I443];&quot;', '&quot;;[.J443];&quot;', '&quot;;[.K443];&quot;', &quot;;[.L443]; &quot;), &quot;)" office:value-type="string" office:string-value="(52506833, 2020442, 80836, 'Reg Rriocard', 'Horder Mico', 'rmicolc@moonfruit.com'https://librenoticias.com/wp-content/uploads/2020/08/default-user-image.png', '147-686-673', '28134 Ridge Oak Center', 1760), " calcext:value-type="string">
            <text:p>(52506833, 2020442, 80836, 'Reg Rriocard', 'Horder Mico', 'rmicolc@moonfruit.com'https://librenoticias.com/wp-content/uploads/2020/08/default-user-image.png', '147-686-673', '28134 Ridge Oak Center', 17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4912309" calcext:value-type="float">
            <text:p>94912309</text:p>
          </table:table-cell>
          <table:table-cell office:value-type="float" office:value="2020443" calcext:value-type="float">
            <text:p>2020443</text:p>
          </table:table-cell>
          <table:table-cell table:formula="of:=RANDBETWEEN(1000; 99999)" office:value-type="float" office:value="14881" calcext:value-type="float">
            <text:p>14881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Lynett</text:p>
          </table:table-cell>
          <table:table-cell office:value-type="string" calcext:value-type="string">
            <text:p>Hoston</text:p>
          </table:table-cell>
          <table:table-cell office:value-type="string" calcext:value-type="string">
            <text:p>Aingel</text:p>
          </table:table-cell>
          <table:table-cell office:value-type="string" calcext:value-type="string">
            <text:p>laingel1j@godadd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87-771-342</text:p>
          </table:table-cell>
          <table:table-cell office:value-type="string" calcext:value-type="string">
            <text:p>474 Brickson Park Circle</text:p>
          </table:table-cell>
          <table:table-cell table:formula="of:=RANDBETWEEN(1;1833)" office:value-type="float" office:value="1399" calcext:value-type="float">
            <text:p>1399</text:p>
          </table:table-cell>
          <table:table-cell/>
          <table:table-cell table:formula="of:=CONCATENATE(&quot;(&quot;;[.A444];&quot;, &quot;;[.B444];&quot;, &quot;;[.C444];&quot;, '&quot;;[.D444];&quot; &quot;;[.E444];&quot;', '&quot;;[.F444];&quot; &quot;;[.G444];&quot;', '&quot;; [.H444]; &quot;'&quot;; [.I444];&quot;', '&quot;;[.J444];&quot;', '&quot;;[.K444];&quot;', &quot;;[.L444]; &quot;), &quot;)" office:value-type="string" office:string-value="(94912309, 2020443, 14881, 'Ema Lynett', 'Hoston Aingel', 'laingel1j@godaddy.com'https://librenoticias.com/wp-content/uploads/2020/08/default-user-image.png', '187-771-342', '474 Brickson Park Circle', 1399), " calcext:value-type="string">
            <text:p>(94912309, 2020443, 14881, 'Ema Lynett', 'Hoston Aingel', 'laingel1j@godaddy.com'https://librenoticias.com/wp-content/uploads/2020/08/default-user-image.png', '187-771-342', '474 Brickson Park Circle', 139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2176804" calcext:value-type="float">
            <text:p>22176804</text:p>
          </table:table-cell>
          <table:table-cell office:value-type="float" office:value="2020444" calcext:value-type="float">
            <text:p>2020444</text:p>
          </table:table-cell>
          <table:table-cell table:formula="of:=RANDBETWEEN(1000; 99999)" office:value-type="float" office:value="10066" calcext:value-type="float">
            <text:p>10066</text:p>
          </table:table-cell>
          <table:table-cell office:value-type="string" calcext:value-type="string">
            <text:p>Philipa</text:p>
          </table:table-cell>
          <table:table-cell office:value-type="string" calcext:value-type="string">
            <text:p>Harriot</text:p>
          </table:table-cell>
          <table:table-cell office:value-type="string" calcext:value-type="string">
            <text:p>Houldcroft</text:p>
          </table:table-cell>
          <table:table-cell office:value-type="string" calcext:value-type="string">
            <text:p>Dorling</text:p>
          </table:table-cell>
          <table:table-cell office:value-type="string" calcext:value-type="string">
            <text:p>hdorlingbp@craigslist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07-930-809</text:p>
          </table:table-cell>
          <table:table-cell office:value-type="string" calcext:value-type="string">
            <text:p>8 Logan Junction</text:p>
          </table:table-cell>
          <table:table-cell table:formula="of:=RANDBETWEEN(1;1833)" office:value-type="float" office:value="150" calcext:value-type="float">
            <text:p>150</text:p>
          </table:table-cell>
          <table:table-cell/>
          <table:table-cell table:formula="of:=CONCATENATE(&quot;(&quot;;[.A445];&quot;, &quot;;[.B445];&quot;, &quot;;[.C445];&quot;, '&quot;;[.D445];&quot; &quot;;[.E445];&quot;', '&quot;;[.F445];&quot; &quot;;[.G445];&quot;', '&quot;; [.H445]; &quot;'&quot;; [.I445];&quot;', '&quot;;[.J445];&quot;', '&quot;;[.K445];&quot;', &quot;;[.L445]; &quot;), &quot;)" office:value-type="string" office:string-value="(22176804, 2020444, 10066, 'Philipa Harriot', 'Houldcroft Dorling', 'hdorlingbp@craigslist.org'https://librenoticias.com/wp-content/uploads/2020/08/default-user-image.png', '107-930-809', '8 Logan Junction', 150), " calcext:value-type="string">
            <text:p>(22176804, 2020444, 10066, 'Philipa Harriot', 'Houldcroft Dorling', 'hdorlingbp@craigslist.org'https://librenoticias.com/wp-content/uploads/2020/08/default-user-image.png', '107-930-809', '8 Logan Junction', 15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8704685" calcext:value-type="float">
            <text:p>48704685</text:p>
          </table:table-cell>
          <table:table-cell office:value-type="float" office:value="2020445" calcext:value-type="float">
            <text:p>2020445</text:p>
          </table:table-cell>
          <table:table-cell table:formula="of:=RANDBETWEEN(1000; 99999)" office:value-type="float" office:value="6637" calcext:value-type="float">
            <text:p>6637</text:p>
          </table:table-cell>
          <table:table-cell office:value-type="string" calcext:value-type="string">
            <text:p>Charmaine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Houlton</text:p>
          </table:table-cell>
          <table:table-cell office:value-type="string" calcext:value-type="string">
            <text:p>Stickler</text:p>
          </table:table-cell>
          <table:table-cell office:value-type="string" calcext:value-type="string">
            <text:p>msticklerej@shop-pro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37-676-849</text:p>
          </table:table-cell>
          <table:table-cell office:value-type="string" calcext:value-type="string">
            <text:p>90 Rutledge Drive</text:p>
          </table:table-cell>
          <table:table-cell table:formula="of:=RANDBETWEEN(1;1833)" office:value-type="float" office:value="627" calcext:value-type="float">
            <text:p>627</text:p>
          </table:table-cell>
          <table:table-cell/>
          <table:table-cell table:formula="of:=CONCATENATE(&quot;(&quot;;[.A446];&quot;, &quot;;[.B446];&quot;, &quot;;[.C446];&quot;, '&quot;;[.D446];&quot; &quot;;[.E446];&quot;', '&quot;;[.F446];&quot; &quot;;[.G446];&quot;', '&quot;; [.H446]; &quot;'&quot;; [.I446];&quot;', '&quot;;[.J446];&quot;', '&quot;;[.K446];&quot;', &quot;;[.L446]; &quot;), &quot;)" office:value-type="string" office:string-value="(48704685, 2020445, 6637, 'Charmaine Michele', 'Houlton Stickler', 'msticklerej@shop-pro.jp'https://librenoticias.com/wp-content/uploads/2020/08/default-user-image.png', '437-676-849', '90 Rutledge Drive', 627), " calcext:value-type="string">
            <text:p>(48704685, 2020445, 6637, 'Charmaine Michele', 'Houlton Stickler', 'msticklerej@shop-pro.jp'https://librenoticias.com/wp-content/uploads/2020/08/default-user-image.png', '437-676-849', '90 Rutledge Drive', 62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2770010" calcext:value-type="float">
            <text:p>42770010</text:p>
          </table:table-cell>
          <table:table-cell office:value-type="float" office:value="2020446" calcext:value-type="float">
            <text:p>2020446</text:p>
          </table:table-cell>
          <table:table-cell table:formula="of:=RANDBETWEEN(1000; 99999)" office:value-type="float" office:value="56732" calcext:value-type="float">
            <text:p>56732</text:p>
          </table:table-cell>
          <table:table-cell office:value-type="string" calcext:value-type="string">
            <text:p>Isadore</text:p>
          </table:table-cell>
          <table:table-cell office:value-type="string" calcext:value-type="string">
            <text:p>Dicky</text:p>
          </table:table-cell>
          <table:table-cell office:value-type="string" calcext:value-type="string">
            <text:p>Howis</text:p>
          </table:table-cell>
          <table:table-cell office:value-type="string" calcext:value-type="string">
            <text:p>Czaja</text:p>
          </table:table-cell>
          <table:table-cell office:value-type="string" calcext:value-type="string">
            <text:p>dczaja29@bookin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83-780-951</text:p>
          </table:table-cell>
          <table:table-cell office:value-type="string" calcext:value-type="string">
            <text:p>7510 Shoshone Hill</text:p>
          </table:table-cell>
          <table:table-cell table:formula="of:=RANDBETWEEN(1;1833)" office:value-type="float" office:value="56" calcext:value-type="float">
            <text:p>56</text:p>
          </table:table-cell>
          <table:table-cell/>
          <table:table-cell table:formula="of:=CONCATENATE(&quot;(&quot;;[.A447];&quot;, &quot;;[.B447];&quot;, &quot;;[.C447];&quot;, '&quot;;[.D447];&quot; &quot;;[.E447];&quot;', '&quot;;[.F447];&quot; &quot;;[.G447];&quot;', '&quot;; [.H447]; &quot;'&quot;; [.I447];&quot;', '&quot;;[.J447];&quot;', '&quot;;[.K447];&quot;', &quot;;[.L447]; &quot;), &quot;)" office:value-type="string" office:string-value="(42770010, 2020446, 56732, 'Isadore Dicky', 'Howis Czaja', 'dczaja29@booking.com'https://librenoticias.com/wp-content/uploads/2020/08/default-user-image.png', '983-780-951', '7510 Shoshone Hill', 56), " calcext:value-type="string">
            <text:p>(42770010, 2020446, 56732, 'Isadore Dicky', 'Howis Czaja', 'dczaja29@booking.com'https://librenoticias.com/wp-content/uploads/2020/08/default-user-image.png', '983-780-951', '7510 Shoshone Hill', 5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9753132" calcext:value-type="float">
            <text:p>79753132</text:p>
          </table:table-cell>
          <table:table-cell office:value-type="float" office:value="2020447" calcext:value-type="float">
            <text:p>2020447</text:p>
          </table:table-cell>
          <table:table-cell table:formula="of:=RANDBETWEEN(1000; 99999)" office:value-type="float" office:value="35892" calcext:value-type="float">
            <text:p>35892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Stinky</text:p>
          </table:table-cell>
          <table:table-cell office:value-type="string" calcext:value-type="string">
            <text:p>Hoyt</text:p>
          </table:table-cell>
          <table:table-cell office:value-type="string" calcext:value-type="string">
            <text:p>Dunguy</text:p>
          </table:table-cell>
          <table:table-cell office:value-type="string" calcext:value-type="string">
            <text:p>sdunguyi8@hubpag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49-752-905</text:p>
          </table:table-cell>
          <table:table-cell office:value-type="string" calcext:value-type="string">
            <text:p>2840 Starling Street</text:p>
          </table:table-cell>
          <table:table-cell table:formula="of:=RANDBETWEEN(1;1833)" office:value-type="float" office:value="260" calcext:value-type="float">
            <text:p>260</text:p>
          </table:table-cell>
          <table:table-cell/>
          <table:table-cell table:formula="of:=CONCATENATE(&quot;(&quot;;[.A448];&quot;, &quot;;[.B448];&quot;, &quot;;[.C448];&quot;, '&quot;;[.D448];&quot; &quot;;[.E448];&quot;', '&quot;;[.F448];&quot; &quot;;[.G448];&quot;', '&quot;; [.H448]; &quot;'&quot;; [.I448];&quot;', '&quot;;[.J448];&quot;', '&quot;;[.K448];&quot;', &quot;;[.L448]; &quot;), &quot;)" office:value-type="string" office:string-value="(79753132, 2020447, 35892, 'Kurt Stinky', 'Hoyt Dunguy', 'sdunguyi8@hubpages.com'https://librenoticias.com/wp-content/uploads/2020/08/default-user-image.png', '649-752-905', '2840 Starling Street', 260), " calcext:value-type="string">
            <text:p>(79753132, 2020447, 35892, 'Kurt Stinky', 'Hoyt Dunguy', 'sdunguyi8@hubpages.com'https://librenoticias.com/wp-content/uploads/2020/08/default-user-image.png', '649-752-905', '2840 Starling Street', 2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7246293" calcext:value-type="float">
            <text:p>37246293</text:p>
          </table:table-cell>
          <table:table-cell office:value-type="float" office:value="2020448" calcext:value-type="float">
            <text:p>2020448</text:p>
          </table:table-cell>
          <table:table-cell table:formula="of:=RANDBETWEEN(1000; 99999)" office:value-type="float" office:value="32252" calcext:value-type="float">
            <text:p>32252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Fletch</text:p>
          </table:table-cell>
          <table:table-cell office:value-type="string" calcext:value-type="string">
            <text:p>Hubberstey</text:p>
          </table:table-cell>
          <table:table-cell office:value-type="string" calcext:value-type="string">
            <text:p>Jonczyk</text:p>
          </table:table-cell>
          <table:table-cell office:value-type="string" calcext:value-type="string">
            <text:p>fjonczyks@printfriendl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47-273-277</text:p>
          </table:table-cell>
          <table:table-cell office:value-type="string" calcext:value-type="string">
            <text:p>61 Kennedy Lane</text:p>
          </table:table-cell>
          <table:table-cell table:formula="of:=RANDBETWEEN(1;1833)" office:value-type="float" office:value="148" calcext:value-type="float">
            <text:p>148</text:p>
          </table:table-cell>
          <table:table-cell/>
          <table:table-cell table:formula="of:=CONCATENATE(&quot;(&quot;;[.A449];&quot;, &quot;;[.B449];&quot;, &quot;;[.C449];&quot;, '&quot;;[.D449];&quot; &quot;;[.E449];&quot;', '&quot;;[.F449];&quot; &quot;;[.G449];&quot;', '&quot;; [.H449]; &quot;'&quot;; [.I449];&quot;', '&quot;;[.J449];&quot;', '&quot;;[.K449];&quot;', &quot;;[.L449]; &quot;), &quot;)" office:value-type="string" office:string-value="(37246293, 2020448, 32252, 'Coleman Fletch', 'Hubberstey Jonczyk', 'fjonczyks@printfriendly.com'https://librenoticias.com/wp-content/uploads/2020/08/default-user-image.png', '647-273-277', '61 Kennedy Lane', 148), " calcext:value-type="string">
            <text:p>(37246293, 2020448, 32252, 'Coleman Fletch', 'Hubberstey Jonczyk', 'fjonczyks@printfriendly.com'https://librenoticias.com/wp-content/uploads/2020/08/default-user-image.png', '647-273-277', '61 Kennedy Lane', 14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1501025" calcext:value-type="float">
            <text:p>31501025</text:p>
          </table:table-cell>
          <table:table-cell office:value-type="float" office:value="2020449" calcext:value-type="float">
            <text:p>2020449</text:p>
          </table:table-cell>
          <table:table-cell table:formula="of:=RANDBETWEEN(1000; 99999)" office:value-type="float" office:value="75907" calcext:value-type="float">
            <text:p>75907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Travers</text:p>
          </table:table-cell>
          <table:table-cell office:value-type="string" calcext:value-type="string">
            <text:p>Huby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tdevilp6@vinaor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58-380-845</text:p>
          </table:table-cell>
          <table:table-cell office:value-type="string" calcext:value-type="string">
            <text:p>91 Lindbergh Hill</text:p>
          </table:table-cell>
          <table:table-cell table:formula="of:=RANDBETWEEN(1;1833)" office:value-type="float" office:value="203" calcext:value-type="float">
            <text:p>203</text:p>
          </table:table-cell>
          <table:table-cell/>
          <table:table-cell table:formula="of:=CONCATENATE(&quot;(&quot;;[.A450];&quot;, &quot;;[.B450];&quot;, &quot;;[.C450];&quot;, '&quot;;[.D450];&quot; &quot;;[.E450];&quot;', '&quot;;[.F450];&quot; &quot;;[.G450];&quot;', '&quot;; [.H450]; &quot;'&quot;; [.I450];&quot;', '&quot;;[.J450];&quot;', '&quot;;[.K450];&quot;', &quot;;[.L450]; &quot;), &quot;)" office:value-type="string" office:string-value="(31501025, 2020449, 75907, 'Tate Travers', 'Huby Devil', 'tdevilp6@vinaora.com'https://librenoticias.com/wp-content/uploads/2020/08/default-user-image.png', '158-380-845', '91 Lindbergh Hill', 203), " calcext:value-type="string">
            <text:p>(31501025, 2020449, 75907, 'Tate Travers', 'Huby Devil', 'tdevilp6@vinaora.com'https://librenoticias.com/wp-content/uploads/2020/08/default-user-image.png', '158-380-845', '91 Lindbergh Hill', 20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4965050" calcext:value-type="float">
            <text:p>94965050</text:p>
          </table:table-cell>
          <table:table-cell office:value-type="float" office:value="2020450" calcext:value-type="float">
            <text:p>2020450</text:p>
          </table:table-cell>
          <table:table-cell table:formula="of:=RANDBETWEEN(1000; 99999)" office:value-type="float" office:value="27672" calcext:value-type="float">
            <text:p>27672</text:p>
          </table:table-cell>
          <table:table-cell office:value-type="string" calcext:value-type="string">
            <text:p>Gwenette</text:p>
          </table:table-cell>
          <table:table-cell office:value-type="string" calcext:value-type="string">
            <text:p>Adora</text:p>
          </table:table-cell>
          <table:table-cell office:value-type="string" calcext:value-type="string">
            <text:p>Hudspith</text:p>
          </table:table-cell>
          <table:table-cell office:value-type="string" calcext:value-type="string">
            <text:p>Jamary</text:p>
          </table:table-cell>
          <table:table-cell office:value-type="string" calcext:value-type="string">
            <text:p>ajamary6b@ameblo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45-827-368</text:p>
          </table:table-cell>
          <table:table-cell office:value-type="string" calcext:value-type="string">
            <text:p>87 Elka Street</text:p>
          </table:table-cell>
          <table:table-cell table:formula="of:=RANDBETWEEN(1;1833)" office:value-type="float" office:value="1643" calcext:value-type="float">
            <text:p>1643</text:p>
          </table:table-cell>
          <table:table-cell/>
          <table:table-cell table:formula="of:=CONCATENATE(&quot;(&quot;;[.A451];&quot;, &quot;;[.B451];&quot;, &quot;;[.C451];&quot;, '&quot;;[.D451];&quot; &quot;;[.E451];&quot;', '&quot;;[.F451];&quot; &quot;;[.G451];&quot;', '&quot;; [.H451]; &quot;'&quot;; [.I451];&quot;', '&quot;;[.J451];&quot;', '&quot;;[.K451];&quot;', &quot;;[.L451]; &quot;), &quot;)" office:value-type="string" office:string-value="(94965050, 2020450, 27672, 'Gwenette Adora', 'Hudspith Jamary', 'ajamary6b@ameblo.jp'https://librenoticias.com/wp-content/uploads/2020/08/default-user-image.png', '645-827-368', '87 Elka Street', 1643), " calcext:value-type="string">
            <text:p>(94965050, 2020450, 27672, 'Gwenette Adora', 'Hudspith Jamary', 'ajamary6b@ameblo.jp'https://librenoticias.com/wp-content/uploads/2020/08/default-user-image.png', '645-827-368', '87 Elka Street', 164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4167232" calcext:value-type="float">
            <text:p>84167232</text:p>
          </table:table-cell>
          <table:table-cell office:value-type="float" office:value="2020451" calcext:value-type="float">
            <text:p>2020451</text:p>
          </table:table-cell>
          <table:table-cell table:formula="of:=RANDBETWEEN(1000; 99999)" office:value-type="float" office:value="4214" calcext:value-type="float">
            <text:p>4214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Claiborne</text:p>
          </table:table-cell>
          <table:table-cell office:value-type="string" calcext:value-type="string">
            <text:p>Husthwaite</text:p>
          </table:table-cell>
          <table:table-cell office:value-type="string" calcext:value-type="string">
            <text:p>Licari</text:p>
          </table:table-cell>
          <table:table-cell office:value-type="string" calcext:value-type="string">
            <text:p>clicariev@csmonito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47-949-667</text:p>
          </table:table-cell>
          <table:table-cell office:value-type="string" calcext:value-type="string">
            <text:p>44 Iowa Trail</text:p>
          </table:table-cell>
          <table:table-cell table:formula="of:=RANDBETWEEN(1;1833)" office:value-type="float" office:value="666" calcext:value-type="float">
            <text:p>666</text:p>
          </table:table-cell>
          <table:table-cell/>
          <table:table-cell table:formula="of:=CONCATENATE(&quot;(&quot;;[.A452];&quot;, &quot;;[.B452];&quot;, &quot;;[.C452];&quot;, '&quot;;[.D452];&quot; &quot;;[.E452];&quot;', '&quot;;[.F452];&quot; &quot;;[.G452];&quot;', '&quot;; [.H452]; &quot;'&quot;; [.I452];&quot;', '&quot;;[.J452];&quot;', '&quot;;[.K452];&quot;', &quot;;[.L452]; &quot;), &quot;)" office:value-type="string" office:string-value="(84167232, 2020451, 4214, 'Heath Claiborne', 'Husthwaite Licari', 'clicariev@csmonitor.com'https://librenoticias.com/wp-content/uploads/2020/08/default-user-image.png', '947-949-667', '44 Iowa Trail', 666), " calcext:value-type="string">
            <text:p>(84167232, 2020451, 4214, 'Heath Claiborne', 'Husthwaite Licari', 'clicariev@csmonitor.com'https://librenoticias.com/wp-content/uploads/2020/08/default-user-image.png', '947-949-667', '44 Iowa Trail', 66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1495237" calcext:value-type="float">
            <text:p>31495237</text:p>
          </table:table-cell>
          <table:table-cell office:value-type="float" office:value="2020452" calcext:value-type="float">
            <text:p>2020452</text:p>
          </table:table-cell>
          <table:table-cell table:formula="of:=RANDBETWEEN(1000; 99999)" office:value-type="float" office:value="73710" calcext:value-type="float">
            <text:p>73710</text:p>
          </table:table-cell>
          <table:table-cell office:value-type="string" calcext:value-type="string">
            <text:p>Emmalee</text:p>
          </table:table-cell>
          <table:table-cell office:value-type="string" calcext:value-type="string">
            <text:p>Florella</text:p>
          </table:table-cell>
          <table:table-cell office:value-type="string" calcext:value-type="string">
            <text:p>Huxtable</text:p>
          </table:table-cell>
          <table:table-cell office:value-type="string" calcext:value-type="string">
            <text:p>Chaimson</text:p>
          </table:table-cell>
          <table:table-cell office:value-type="string" calcext:value-type="string">
            <text:p>fchaimsonoj@upenn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71-841-867</text:p>
          </table:table-cell>
          <table:table-cell office:value-type="string" calcext:value-type="string">
            <text:p>5 Rusk Crossing</text:p>
          </table:table-cell>
          <table:table-cell table:formula="of:=RANDBETWEEN(1;1833)" office:value-type="float" office:value="391" calcext:value-type="float">
            <text:p>391</text:p>
          </table:table-cell>
          <table:table-cell/>
          <table:table-cell table:formula="of:=CONCATENATE(&quot;(&quot;;[.A453];&quot;, &quot;;[.B453];&quot;, &quot;;[.C453];&quot;, '&quot;;[.D453];&quot; &quot;;[.E453];&quot;', '&quot;;[.F453];&quot; &quot;;[.G453];&quot;', '&quot;; [.H453]; &quot;'&quot;; [.I453];&quot;', '&quot;;[.J453];&quot;', '&quot;;[.K453];&quot;', &quot;;[.L453]; &quot;), &quot;)" office:value-type="string" office:string-value="(31495237, 2020452, 73710, 'Emmalee Florella', 'Huxtable Chaimson', 'fchaimsonoj@upenn.edu'https://librenoticias.com/wp-content/uploads/2020/08/default-user-image.png', '571-841-867', '5 Rusk Crossing', 391), " calcext:value-type="string">
            <text:p>(31495237, 2020452, 73710, 'Emmalee Florella', 'Huxtable Chaimson', 'fchaimsonoj@upenn.edu'https://librenoticias.com/wp-content/uploads/2020/08/default-user-image.png', '571-841-867', '5 Rusk Crossing', 39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1815652" calcext:value-type="float">
            <text:p>41815652</text:p>
          </table:table-cell>
          <table:table-cell office:value-type="float" office:value="2020453" calcext:value-type="float">
            <text:p>2020453</text:p>
          </table:table-cell>
          <table:table-cell table:formula="of:=RANDBETWEEN(1000; 99999)" office:value-type="float" office:value="28768" calcext:value-type="float">
            <text:p>28768</text:p>
          </table:table-cell>
          <table:table-cell office:value-type="string" calcext:value-type="string">
            <text:p>Niven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Huygens</text:p>
          </table:table-cell>
          <table:table-cell office:value-type="string" calcext:value-type="string">
            <text:p>Carlsson</text:p>
          </table:table-cell>
          <table:table-cell office:value-type="string" calcext:value-type="string">
            <text:p>mcarlssonkm@mapy.cz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95-402-671</text:p>
          </table:table-cell>
          <table:table-cell office:value-type="string" calcext:value-type="string">
            <text:p>16079 Vahlen Place</text:p>
          </table:table-cell>
          <table:table-cell table:formula="of:=RANDBETWEEN(1;1833)" office:value-type="float" office:value="598" calcext:value-type="float">
            <text:p>598</text:p>
          </table:table-cell>
          <table:table-cell/>
          <table:table-cell table:formula="of:=CONCATENATE(&quot;(&quot;;[.A454];&quot;, &quot;;[.B454];&quot;, &quot;;[.C454];&quot;, '&quot;;[.D454];&quot; &quot;;[.E454];&quot;', '&quot;;[.F454];&quot; &quot;;[.G454];&quot;', '&quot;; [.H454]; &quot;'&quot;; [.I454];&quot;', '&quot;;[.J454];&quot;', '&quot;;[.K454];&quot;', &quot;;[.L454]; &quot;), &quot;)" office:value-type="string" office:string-value="(41815652, 2020453, 28768, 'Niven Maxwell', 'Huygens Carlsson', 'mcarlssonkm@mapy.cz'https://librenoticias.com/wp-content/uploads/2020/08/default-user-image.png', '495-402-671', '16079 Vahlen Place', 598), " calcext:value-type="string">
            <text:p>(41815652, 2020453, 28768, 'Niven Maxwell', 'Huygens Carlsson', 'mcarlssonkm@mapy.cz'https://librenoticias.com/wp-content/uploads/2020/08/default-user-image.png', '495-402-671', '16079 Vahlen Place', 59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4011183" calcext:value-type="float">
            <text:p>14011183</text:p>
          </table:table-cell>
          <table:table-cell office:value-type="float" office:value="2020454" calcext:value-type="float">
            <text:p>2020454</text:p>
          </table:table-cell>
          <table:table-cell table:formula="of:=RANDBETWEEN(1000; 99999)" office:value-type="float" office:value="33698" calcext:value-type="float">
            <text:p>33698</text:p>
          </table:table-cell>
          <table:table-cell office:value-type="string" calcext:value-type="string">
            <text:p>Trudie</text:p>
          </table:table-cell>
          <table:table-cell office:value-type="string" calcext:value-type="string">
            <text:p>Leshia</text:p>
          </table:table-cell>
          <table:table-cell office:value-type="string" calcext:value-type="string">
            <text:p>Hymas</text:p>
          </table:table-cell>
          <table:table-cell office:value-type="string" calcext:value-type="string">
            <text:p>Kubczak</text:p>
          </table:table-cell>
          <table:table-cell office:value-type="string" calcext:value-type="string">
            <text:p>lkubczakdz@chro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19-736-626</text:p>
          </table:table-cell>
          <table:table-cell office:value-type="string" calcext:value-type="string">
            <text:p>5 Maywood Circle</text:p>
          </table:table-cell>
          <table:table-cell table:formula="of:=RANDBETWEEN(1;1833)" office:value-type="float" office:value="193" calcext:value-type="float">
            <text:p>193</text:p>
          </table:table-cell>
          <table:table-cell/>
          <table:table-cell table:formula="of:=CONCATENATE(&quot;(&quot;;[.A455];&quot;, &quot;;[.B455];&quot;, &quot;;[.C455];&quot;, '&quot;;[.D455];&quot; &quot;;[.E455];&quot;', '&quot;;[.F455];&quot; &quot;;[.G455];&quot;', '&quot;; [.H455]; &quot;'&quot;; [.I455];&quot;', '&quot;;[.J455];&quot;', '&quot;;[.K455];&quot;', &quot;;[.L455]; &quot;), &quot;)" office:value-type="string" office:string-value="(14011183, 2020454, 33698, 'Trudie Leshia', 'Hymas Kubczak', 'lkubczakdz@chron.com'https://librenoticias.com/wp-content/uploads/2020/08/default-user-image.png', '819-736-626', '5 Maywood Circle', 193), " calcext:value-type="string">
            <text:p>(14011183, 2020454, 33698, 'Trudie Leshia', 'Hymas Kubczak', 'lkubczakdz@chron.com'https://librenoticias.com/wp-content/uploads/2020/08/default-user-image.png', '819-736-626', '5 Maywood Circle', 19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7933258" calcext:value-type="float">
            <text:p>17933258</text:p>
          </table:table-cell>
          <table:table-cell office:value-type="float" office:value="2020455" calcext:value-type="float">
            <text:p>2020455</text:p>
          </table:table-cell>
          <table:table-cell table:formula="of:=RANDBETWEEN(1000; 99999)" office:value-type="float" office:value="70009" calcext:value-type="float">
            <text:p>70009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Iannini</text:p>
          </table:table-cell>
          <table:table-cell office:value-type="string" calcext:value-type="string">
            <text:p>Paice</text:p>
          </table:table-cell>
          <table:table-cell office:value-type="string" calcext:value-type="string">
            <text:p>jpaice8k@devhub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64-779-940</text:p>
          </table:table-cell>
          <table:table-cell office:value-type="string" calcext:value-type="string">
            <text:p>2 Eastwood Road</text:p>
          </table:table-cell>
          <table:table-cell table:formula="of:=RANDBETWEEN(1;1833)" office:value-type="float" office:value="707" calcext:value-type="float">
            <text:p>707</text:p>
          </table:table-cell>
          <table:table-cell/>
          <table:table-cell table:formula="of:=CONCATENATE(&quot;(&quot;;[.A456];&quot;, &quot;;[.B456];&quot;, &quot;;[.C456];&quot;, '&quot;;[.D456];&quot; &quot;;[.E456];&quot;', '&quot;;[.F456];&quot; &quot;;[.G456];&quot;', '&quot;; [.H456]; &quot;'&quot;; [.I456];&quot;', '&quot;;[.J456];&quot;', '&quot;;[.K456];&quot;', &quot;;[.L456]; &quot;), &quot;)" office:value-type="string" office:string-value="(17933258, 2020455, 70009, 'Lefty Jeffrey', 'Iannini Paice', 'jpaice8k@devhub.com'https://librenoticias.com/wp-content/uploads/2020/08/default-user-image.png', '164-779-940', '2 Eastwood Road', 707), " calcext:value-type="string">
            <text:p>(17933258, 2020455, 70009, 'Lefty Jeffrey', 'Iannini Paice', 'jpaice8k@devhub.com'https://librenoticias.com/wp-content/uploads/2020/08/default-user-image.png', '164-779-940', '2 Eastwood Road', 70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9869391" calcext:value-type="float">
            <text:p>39869391</text:p>
          </table:table-cell>
          <table:table-cell office:value-type="float" office:value="2020456" calcext:value-type="float">
            <text:p>2020456</text:p>
          </table:table-cell>
          <table:table-cell table:formula="of:=RANDBETWEEN(1000; 99999)" office:value-type="float" office:value="69743" calcext:value-type="float">
            <text:p>69743</text:p>
          </table:table-cell>
          <table:table-cell office:value-type="string" calcext:value-type="string">
            <text:p>Lutero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Iliffe</text:p>
          </table:table-cell>
          <table:table-cell office:value-type="string" calcext:value-type="string">
            <text:p>Pearsall</text:p>
          </table:table-cell>
          <table:table-cell office:value-type="string" calcext:value-type="string">
            <text:p>hpearsallln@bandcamp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80-961-890</text:p>
          </table:table-cell>
          <table:table-cell office:value-type="string" calcext:value-type="string">
            <text:p>23312 Kedzie Park</text:p>
          </table:table-cell>
          <table:table-cell table:formula="of:=RANDBETWEEN(1;1833)" office:value-type="float" office:value="1317" calcext:value-type="float">
            <text:p>1317</text:p>
          </table:table-cell>
          <table:table-cell/>
          <table:table-cell table:formula="of:=CONCATENATE(&quot;(&quot;;[.A457];&quot;, &quot;;[.B457];&quot;, &quot;;[.C457];&quot;, '&quot;;[.D457];&quot; &quot;;[.E457];&quot;', '&quot;;[.F457];&quot; &quot;;[.G457];&quot;', '&quot;; [.H457]; &quot;'&quot;; [.I457];&quot;', '&quot;;[.J457];&quot;', '&quot;;[.K457];&quot;', &quot;;[.L457]; &quot;), &quot;)" office:value-type="string" office:string-value="(39869391, 2020456, 69743, 'Lutero Holden', 'Iliffe Pearsall', 'hpearsallln@bandcamp.com'https://librenoticias.com/wp-content/uploads/2020/08/default-user-image.png', '880-961-890', '23312 Kedzie Park', 1317), " calcext:value-type="string">
            <text:p>(39869391, 2020456, 69743, 'Lutero Holden', 'Iliffe Pearsall', 'hpearsallln@bandcamp.com'https://librenoticias.com/wp-content/uploads/2020/08/default-user-image.png', '880-961-890', '23312 Kedzie Park', 131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2716772" calcext:value-type="float">
            <text:p>32716772</text:p>
          </table:table-cell>
          <table:table-cell office:value-type="float" office:value="2020457" calcext:value-type="float">
            <text:p>2020457</text:p>
          </table:table-cell>
          <table:table-cell table:formula="of:=RANDBETWEEN(1000; 99999)" office:value-type="float" office:value="41596" calcext:value-type="float">
            <text:p>41596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Ebenezer</text:p>
          </table:table-cell>
          <table:table-cell office:value-type="string" calcext:value-type="string">
            <text:p>Ingerith</text:p>
          </table:table-cell>
          <table:table-cell office:value-type="string" calcext:value-type="string">
            <text:p>Anselmi</text:p>
          </table:table-cell>
          <table:table-cell office:value-type="string" calcext:value-type="string">
            <text:p>eanselmird@cdbab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06-642-875</text:p>
          </table:table-cell>
          <table:table-cell office:value-type="string" calcext:value-type="string">
            <text:p>81284 Spenser Pass</text:p>
          </table:table-cell>
          <table:table-cell table:formula="of:=RANDBETWEEN(1;1833)" office:value-type="float" office:value="663" calcext:value-type="float">
            <text:p>663</text:p>
          </table:table-cell>
          <table:table-cell/>
          <table:table-cell table:formula="of:=CONCATENATE(&quot;(&quot;;[.A458];&quot;, &quot;;[.B458];&quot;, &quot;;[.C458];&quot;, '&quot;;[.D458];&quot; &quot;;[.E458];&quot;', '&quot;;[.F458];&quot; &quot;;[.G458];&quot;', '&quot;; [.H458]; &quot;'&quot;; [.I458];&quot;', '&quot;;[.J458];&quot;', '&quot;;[.K458];&quot;', &quot;;[.L458]; &quot;), &quot;)" office:value-type="string" office:string-value="(32716772, 2020457, 41596, 'Townsend Ebenezer', 'Ingerith Anselmi', 'eanselmird@cdbaby.com'https://librenoticias.com/wp-content/uploads/2020/08/default-user-image.png', '706-642-875', '81284 Spenser Pass', 663), " calcext:value-type="string">
            <text:p>(32716772, 2020457, 41596, 'Townsend Ebenezer', 'Ingerith Anselmi', 'eanselmird@cdbaby.com'https://librenoticias.com/wp-content/uploads/2020/08/default-user-image.png', '706-642-875', '81284 Spenser Pass', 66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9262227" calcext:value-type="float">
            <text:p>79262227</text:p>
          </table:table-cell>
          <table:table-cell office:value-type="float" office:value="2020458" calcext:value-type="float">
            <text:p>2020458</text:p>
          </table:table-cell>
          <table:table-cell table:formula="of:=RANDBETWEEN(1000; 99999)" office:value-type="float" office:value="48898" calcext:value-type="float">
            <text:p>48898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Ingrey</text:p>
          </table:table-cell>
          <table:table-cell office:value-type="string" calcext:value-type="string">
            <text:p>Pedican</text:p>
          </table:table-cell>
          <table:table-cell office:value-type="string" calcext:value-type="string">
            <text:p>jpedicanly@friendfee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78-942-820</text:p>
          </table:table-cell>
          <table:table-cell office:value-type="string" calcext:value-type="string">
            <text:p>47 Warbler Alley</text:p>
          </table:table-cell>
          <table:table-cell table:formula="of:=RANDBETWEEN(1;1833)" office:value-type="float" office:value="520" calcext:value-type="float">
            <text:p>520</text:p>
          </table:table-cell>
          <table:table-cell/>
          <table:table-cell table:formula="of:=CONCATENATE(&quot;(&quot;;[.A459];&quot;, &quot;;[.B459];&quot;, &quot;;[.C459];&quot;, '&quot;;[.D459];&quot; &quot;;[.E459];&quot;', '&quot;;[.F459];&quot; &quot;;[.G459];&quot;', '&quot;; [.H459]; &quot;'&quot;; [.I459];&quot;', '&quot;;[.J459];&quot;', '&quot;;[.K459];&quot;', &quot;;[.L459]; &quot;), &quot;)" office:value-type="string" office:string-value="(79262227, 2020458, 48898, 'Charles Josiah', 'Ingrey Pedican', 'jpedicanly@friendfeed.com'https://librenoticias.com/wp-content/uploads/2020/08/default-user-image.png', '878-942-820', '47 Warbler Alley', 520), " calcext:value-type="string">
            <text:p>(79262227, 2020458, 48898, 'Charles Josiah', 'Ingrey Pedican', 'jpedicanly@friendfeed.com'https://librenoticias.com/wp-content/uploads/2020/08/default-user-image.png', '878-942-820', '47 Warbler Alley', 52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1045099" calcext:value-type="float">
            <text:p>61045099</text:p>
          </table:table-cell>
          <table:table-cell office:value-type="float" office:value="2020459" calcext:value-type="float">
            <text:p>2020459</text:p>
          </table:table-cell>
          <table:table-cell table:formula="of:=RANDBETWEEN(1000; 99999)" office:value-type="float" office:value="72177" calcext:value-type="float">
            <text:p>72177</text:p>
          </table:table-cell>
          <table:table-cell office:value-type="string" calcext:value-type="string">
            <text:p>Carlynne</text:p>
          </table:table-cell>
          <table:table-cell office:value-type="string" calcext:value-type="string">
            <text:p>Grayce</text:p>
          </table:table-cell>
          <table:table-cell office:value-type="string" calcext:value-type="string">
            <text:p>Ingyon</text:p>
          </table:table-cell>
          <table:table-cell office:value-type="string" calcext:value-type="string">
            <text:p>O'Gready</text:p>
          </table:table-cell>
          <table:table-cell office:value-type="string" calcext:value-type="string">
            <text:p>gogreadyf6@unc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66-941-542</text:p>
          </table:table-cell>
          <table:table-cell office:value-type="string" calcext:value-type="string">
            <text:p>4220 Blaine Way</text:p>
          </table:table-cell>
          <table:table-cell table:formula="of:=RANDBETWEEN(1;1833)" office:value-type="float" office:value="473" calcext:value-type="float">
            <text:p>473</text:p>
          </table:table-cell>
          <table:table-cell/>
          <table:table-cell table:formula="of:=CONCATENATE(&quot;(&quot;;[.A460];&quot;, &quot;;[.B460];&quot;, &quot;;[.C460];&quot;, '&quot;;[.D460];&quot; &quot;;[.E460];&quot;', '&quot;;[.F460];&quot; &quot;;[.G460];&quot;', '&quot;; [.H460]; &quot;'&quot;; [.I460];&quot;', '&quot;;[.J460];&quot;', '&quot;;[.K460];&quot;', &quot;;[.L460]; &quot;), &quot;)" office:value-type="string" office:string-value="(61045099, 2020459, 72177, 'Carlynne Grayce', 'Ingyon O'Gready', 'gogreadyf6@unc.edu'https://librenoticias.com/wp-content/uploads/2020/08/default-user-image.png', '366-941-542', '4220 Blaine Way', 473), " calcext:value-type="string">
            <text:p>(61045099, 2020459, 72177, 'Carlynne Grayce', 'Ingyon O'Gready', 'gogreadyf6@unc.edu'https://librenoticias.com/wp-content/uploads/2020/08/default-user-image.png', '366-941-542', '4220 Blaine Way', 47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7779325" calcext:value-type="float">
            <text:p>77779325</text:p>
          </table:table-cell>
          <table:table-cell office:value-type="float" office:value="2020460" calcext:value-type="float">
            <text:p>2020460</text:p>
          </table:table-cell>
          <table:table-cell table:formula="of:=RANDBETWEEN(1000; 99999)" office:value-type="float" office:value="12448" calcext:value-type="float">
            <text:p>12448</text:p>
          </table:table-cell>
          <table:table-cell office:value-type="string" calcext:value-type="string">
            <text:p>Rozella</text:p>
          </table:table-cell>
          <table:table-cell office:value-type="string" calcext:value-type="string">
            <text:p>Gabriell</text:p>
          </table:table-cell>
          <table:table-cell office:value-type="string" calcext:value-type="string">
            <text:p>Isaq</text:p>
          </table:table-cell>
          <table:table-cell office:value-type="string" calcext:value-type="string">
            <text:p>Fewell</text:p>
          </table:table-cell>
          <table:table-cell office:value-type="string" calcext:value-type="string">
            <text:p>gfewell6e@google.nl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06-241-269</text:p>
          </table:table-cell>
          <table:table-cell office:value-type="string" calcext:value-type="string">
            <text:p>5200 Mifflin Junction</text:p>
          </table:table-cell>
          <table:table-cell table:formula="of:=RANDBETWEEN(1;1833)" office:value-type="float" office:value="820" calcext:value-type="float">
            <text:p>820</text:p>
          </table:table-cell>
          <table:table-cell/>
          <table:table-cell table:formula="of:=CONCATENATE(&quot;(&quot;;[.A461];&quot;, &quot;;[.B461];&quot;, &quot;;[.C461];&quot;, '&quot;;[.D461];&quot; &quot;;[.E461];&quot;', '&quot;;[.F461];&quot; &quot;;[.G461];&quot;', '&quot;; [.H461]; &quot;'&quot;; [.I461];&quot;', '&quot;;[.J461];&quot;', '&quot;;[.K461];&quot;', &quot;;[.L461]; &quot;), &quot;)" office:value-type="string" office:string-value="(77779325, 2020460, 12448, 'Rozella Gabriell', 'Isaq Fewell', 'gfewell6e@google.nl'https://librenoticias.com/wp-content/uploads/2020/08/default-user-image.png', '906-241-269', '5200 Mifflin Junction', 820), " calcext:value-type="string">
            <text:p>(77779325, 2020460, 12448, 'Rozella Gabriell', 'Isaq Fewell', 'gfewell6e@google.nl'https://librenoticias.com/wp-content/uploads/2020/08/default-user-image.png', '906-241-269', '5200 Mifflin Junction', 82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5250787" calcext:value-type="float">
            <text:p>85250787</text:p>
          </table:table-cell>
          <table:table-cell office:value-type="float" office:value="2020461" calcext:value-type="float">
            <text:p>2020461</text:p>
          </table:table-cell>
          <table:table-cell table:formula="of:=RANDBETWEEN(1000; 99999)" office:value-type="float" office:value="51421" calcext:value-type="float">
            <text:p>51421</text:p>
          </table:table-cell>
          <table:table-cell office:value-type="string" calcext:value-type="string">
            <text:p>Edie</text:p>
          </table:table-cell>
          <table:table-cell office:value-type="string" calcext:value-type="string">
            <text:p>Crysta</text:p>
          </table:table-cell>
          <table:table-cell office:value-type="string" calcext:value-type="string">
            <text:p>Ivashin</text:p>
          </table:table-cell>
          <table:table-cell office:value-type="string" calcext:value-type="string">
            <text:p>McCurdy</text:p>
          </table:table-cell>
          <table:table-cell office:value-type="string" calcext:value-type="string">
            <text:p>cmccurdy5@baidu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31-521-339</text:p>
          </table:table-cell>
          <table:table-cell office:value-type="string" calcext:value-type="string">
            <text:p>26907 Bluejay Court</text:p>
          </table:table-cell>
          <table:table-cell table:formula="of:=RANDBETWEEN(1;1833)" office:value-type="float" office:value="1668" calcext:value-type="float">
            <text:p>1668</text:p>
          </table:table-cell>
          <table:table-cell/>
          <table:table-cell table:formula="of:=CONCATENATE(&quot;(&quot;;[.A462];&quot;, &quot;;[.B462];&quot;, &quot;;[.C462];&quot;, '&quot;;[.D462];&quot; &quot;;[.E462];&quot;', '&quot;;[.F462];&quot; &quot;;[.G462];&quot;', '&quot;; [.H462]; &quot;'&quot;; [.I462];&quot;', '&quot;;[.J462];&quot;', '&quot;;[.K462];&quot;', &quot;;[.L462]; &quot;), &quot;)" office:value-type="string" office:string-value="(85250787, 2020461, 51421, 'Edie Crysta', 'Ivashin McCurdy', 'cmccurdy5@baidu.com'https://librenoticias.com/wp-content/uploads/2020/08/default-user-image.png', '231-521-339', '26907 Bluejay Court', 1668), " calcext:value-type="string">
            <text:p>(85250787, 2020461, 51421, 'Edie Crysta', 'Ivashin McCurdy', 'cmccurdy5@baidu.com'https://librenoticias.com/wp-content/uploads/2020/08/default-user-image.png', '231-521-339', '26907 Bluejay Court', 166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1430612" calcext:value-type="float">
            <text:p>61430612</text:p>
          </table:table-cell>
          <table:table-cell office:value-type="float" office:value="2020462" calcext:value-type="float">
            <text:p>2020462</text:p>
          </table:table-cell>
          <table:table-cell table:formula="of:=RANDBETWEEN(1000; 99999)" office:value-type="float" office:value="1603" calcext:value-type="float">
            <text:p>1603</text:p>
          </table:table-cell>
          <table:table-cell office:value-type="string" calcext:value-type="string">
            <text:p>Huntlee</text:p>
          </table:table-cell>
          <table:table-cell office:value-type="string" calcext:value-type="string">
            <text:p>Blane</text:p>
          </table:table-cell>
          <table:table-cell office:value-type="string" calcext:value-type="string">
            <text:p>Iwanowicz</text:p>
          </table:table-cell>
          <table:table-cell office:value-type="string" calcext:value-type="string">
            <text:p>Mishow</text:p>
          </table:table-cell>
          <table:table-cell office:value-type="string" calcext:value-type="string">
            <text:p>bmishowa@ovh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67-233-900</text:p>
          </table:table-cell>
          <table:table-cell office:value-type="string" calcext:value-type="string">
            <text:p>6894 Beilfuss Way</text:p>
          </table:table-cell>
          <table:table-cell table:formula="of:=RANDBETWEEN(1;1833)" office:value-type="float" office:value="1760" calcext:value-type="float">
            <text:p>1760</text:p>
          </table:table-cell>
          <table:table-cell/>
          <table:table-cell table:formula="of:=CONCATENATE(&quot;(&quot;;[.A463];&quot;, &quot;;[.B463];&quot;, &quot;;[.C463];&quot;, '&quot;;[.D463];&quot; &quot;;[.E463];&quot;', '&quot;;[.F463];&quot; &quot;;[.G463];&quot;', '&quot;; [.H463]; &quot;'&quot;; [.I463];&quot;', '&quot;;[.J463];&quot;', '&quot;;[.K463];&quot;', &quot;;[.L463]; &quot;), &quot;)" office:value-type="string" office:string-value="(61430612, 2020462, 1603, 'Huntlee Blane', 'Iwanowicz Mishow', 'bmishowa@ovh.net'https://librenoticias.com/wp-content/uploads/2020/08/default-user-image.png', '267-233-900', '6894 Beilfuss Way', 1760), " calcext:value-type="string">
            <text:p>(61430612, 2020462, 1603, 'Huntlee Blane', 'Iwanowicz Mishow', 'bmishowa@ovh.net'https://librenoticias.com/wp-content/uploads/2020/08/default-user-image.png', '267-233-900', '6894 Beilfuss Way', 17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2469441" calcext:value-type="float">
            <text:p>72469441</text:p>
          </table:table-cell>
          <table:table-cell office:value-type="float" office:value="2020463" calcext:value-type="float">
            <text:p>2020463</text:p>
          </table:table-cell>
          <table:table-cell table:formula="of:=RANDBETWEEN(1000; 99999)" office:value-type="float" office:value="66306" calcext:value-type="float">
            <text:p>66306</text:p>
          </table:table-cell>
          <table:table-cell office:value-type="string" calcext:value-type="string">
            <text:p>Noelani</text:p>
          </table:table-cell>
          <table:table-cell office:value-type="string" calcext:value-type="string">
            <text:p>Cammie</text:p>
          </table:table-cell>
          <table:table-cell office:value-type="string" calcext:value-type="string">
            <text:p>Izzard</text:p>
          </table:table-cell>
          <table:table-cell office:value-type="string" calcext:value-type="string">
            <text:p>Masters</text:p>
          </table:table-cell>
          <table:table-cell office:value-type="string" calcext:value-type="string">
            <text:p>cmasterskt@latim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81-167-370</text:p>
          </table:table-cell>
          <table:table-cell office:value-type="string" calcext:value-type="string">
            <text:p>7 David Point</text:p>
          </table:table-cell>
          <table:table-cell table:formula="of:=RANDBETWEEN(1;1833)" office:value-type="float" office:value="410" calcext:value-type="float">
            <text:p>410</text:p>
          </table:table-cell>
          <table:table-cell/>
          <table:table-cell table:formula="of:=CONCATENATE(&quot;(&quot;;[.A464];&quot;, &quot;;[.B464];&quot;, &quot;;[.C464];&quot;, '&quot;;[.D464];&quot; &quot;;[.E464];&quot;', '&quot;;[.F464];&quot; &quot;;[.G464];&quot;', '&quot;; [.H464]; &quot;'&quot;; [.I464];&quot;', '&quot;;[.J464];&quot;', '&quot;;[.K464];&quot;', &quot;;[.L464]; &quot;), &quot;)" office:value-type="string" office:string-value="(72469441, 2020463, 66306, 'Noelani Cammie', 'Izzard Masters', 'cmasterskt@latimes.com'https://librenoticias.com/wp-content/uploads/2020/08/default-user-image.png', '581-167-370', '7 David Point', 410), " calcext:value-type="string">
            <text:p>(72469441, 2020463, 66306, 'Noelani Cammie', 'Izzard Masters', 'cmasterskt@latimes.com'https://librenoticias.com/wp-content/uploads/2020/08/default-user-image.png', '581-167-370', '7 David Point', 41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5352479" calcext:value-type="float">
            <text:p>45352479</text:p>
          </table:table-cell>
          <table:table-cell office:value-type="float" office:value="2020464" calcext:value-type="float">
            <text:p>2020464</text:p>
          </table:table-cell>
          <table:table-cell table:formula="of:=RANDBETWEEN(1000; 99999)" office:value-type="float" office:value="54571" calcext:value-type="float">
            <text:p>54571</text:p>
          </table:table-cell>
          <table:table-cell office:value-type="string" calcext:value-type="string">
            <text:p>Gilberte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Jacmard</text:p>
          </table:table-cell>
          <table:table-cell office:value-type="string" calcext:value-type="string">
            <text:p>Lowndsborough</text:p>
          </table:table-cell>
          <table:table-cell office:value-type="string" calcext:value-type="string">
            <text:p>glowndsboroughl2@chronoengin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15-207-595</text:p>
          </table:table-cell>
          <table:table-cell office:value-type="string" calcext:value-type="string">
            <text:p>6 Stephen Parkway</text:p>
          </table:table-cell>
          <table:table-cell table:formula="of:=RANDBETWEEN(1;1833)" office:value-type="float" office:value="335" calcext:value-type="float">
            <text:p>335</text:p>
          </table:table-cell>
          <table:table-cell/>
          <table:table-cell table:formula="of:=CONCATENATE(&quot;(&quot;;[.A465];&quot;, &quot;;[.B465];&quot;, &quot;;[.C465];&quot;, '&quot;;[.D465];&quot; &quot;;[.E465];&quot;', '&quot;;[.F465];&quot; &quot;;[.G465];&quot;', '&quot;; [.H465]; &quot;'&quot;; [.I465];&quot;', '&quot;;[.J465];&quot;', '&quot;;[.K465];&quot;', &quot;;[.L465]; &quot;), &quot;)" office:value-type="string" office:string-value="(45352479, 2020464, 54571, 'Gilberte Glen', 'Jacmard Lowndsborough', 'glowndsboroughl2@chronoengine.com'https://librenoticias.com/wp-content/uploads/2020/08/default-user-image.png', '815-207-595', '6 Stephen Parkway', 335), " calcext:value-type="string">
            <text:p>(45352479, 2020464, 54571, 'Gilberte Glen', 'Jacmard Lowndsborough', 'glowndsboroughl2@chronoengine.com'https://librenoticias.com/wp-content/uploads/2020/08/default-user-image.png', '815-207-595', '6 Stephen Parkway', 33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3748233" calcext:value-type="float">
            <text:p>13748233</text:p>
          </table:table-cell>
          <table:table-cell office:value-type="float" office:value="2020465" calcext:value-type="float">
            <text:p>2020465</text:p>
          </table:table-cell>
          <table:table-cell table:formula="of:=RANDBETWEEN(1000; 99999)" office:value-type="float" office:value="41484" calcext:value-type="float">
            <text:p>41484</text:p>
          </table:table-cell>
          <table:table-cell office:value-type="string" calcext:value-type="string">
            <text:p>Trev</text:p>
          </table:table-cell>
          <table:table-cell office:value-type="string" calcext:value-type="string">
            <text:p>Terrill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Ladbury</text:p>
          </table:table-cell>
          <table:table-cell office:value-type="string" calcext:value-type="string">
            <text:p>tladburyo1@tinyur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88-120-412</text:p>
          </table:table-cell>
          <table:table-cell office:value-type="string" calcext:value-type="string">
            <text:p>33412 Dwight Parkway</text:p>
          </table:table-cell>
          <table:table-cell table:formula="of:=RANDBETWEEN(1;1833)" office:value-type="float" office:value="638" calcext:value-type="float">
            <text:p>638</text:p>
          </table:table-cell>
          <table:table-cell/>
          <table:table-cell table:formula="of:=CONCATENATE(&quot;(&quot;;[.A466];&quot;, &quot;;[.B466];&quot;, &quot;;[.C466];&quot;, '&quot;;[.D466];&quot; &quot;;[.E466];&quot;', '&quot;;[.F466];&quot; &quot;;[.G466];&quot;', '&quot;; [.H466]; &quot;'&quot;; [.I466];&quot;', '&quot;;[.J466];&quot;', '&quot;;[.K466];&quot;', &quot;;[.L466]; &quot;), &quot;)" office:value-type="string" office:string-value="(13748233, 2020465, 41484, 'Trev Terrill', 'Jakubczyk Ladbury', 'tladburyo1@tinyurl.com'https://librenoticias.com/wp-content/uploads/2020/08/default-user-image.png', '188-120-412', '33412 Dwight Parkway', 638), " calcext:value-type="string">
            <text:p>(13748233, 2020465, 41484, 'Trev Terrill', 'Jakubczyk Ladbury', 'tladburyo1@tinyurl.com'https://librenoticias.com/wp-content/uploads/2020/08/default-user-image.png', '188-120-412', '33412 Dwight Parkway', 63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1415398" calcext:value-type="float">
            <text:p>31415398</text:p>
          </table:table-cell>
          <table:table-cell office:value-type="float" office:value="2020466" calcext:value-type="float">
            <text:p>2020466</text:p>
          </table:table-cell>
          <table:table-cell table:formula="of:=RANDBETWEEN(1000; 99999)" office:value-type="float" office:value="5162" calcext:value-type="float">
            <text:p>5162</text:p>
          </table:table-cell>
          <table:table-cell office:value-type="string" calcext:value-type="string">
            <text:p>Rustie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Skurray</text:p>
          </table:table-cell>
          <table:table-cell office:value-type="string" calcext:value-type="string">
            <text:p>gskurray5b@walmar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20-138-726</text:p>
          </table:table-cell>
          <table:table-cell office:value-type="string" calcext:value-type="string">
            <text:p>87987 Barby Hill</text:p>
          </table:table-cell>
          <table:table-cell table:formula="of:=RANDBETWEEN(1;1833)" office:value-type="float" office:value="958" calcext:value-type="float">
            <text:p>958</text:p>
          </table:table-cell>
          <table:table-cell/>
          <table:table-cell table:formula="of:=CONCATENATE(&quot;(&quot;;[.A467];&quot;, &quot;;[.B467];&quot;, &quot;;[.C467];&quot;, '&quot;;[.D467];&quot; &quot;;[.E467];&quot;', '&quot;;[.F467];&quot; &quot;;[.G467];&quot;', '&quot;; [.H467]; &quot;'&quot;; [.I467];&quot;', '&quot;;[.J467];&quot;', '&quot;;[.K467];&quot;', &quot;;[.L467]; &quot;), &quot;)" office:value-type="string" office:string-value="(31415398, 2020466, 5162, 'Rustie Gregory', 'Jakubowski Skurray', 'gskurray5b@walmart.com'https://librenoticias.com/wp-content/uploads/2020/08/default-user-image.png', '820-138-726', '87987 Barby Hill', 958), " calcext:value-type="string">
            <text:p>(31415398, 2020466, 5162, 'Rustie Gregory', 'Jakubowski Skurray', 'gskurray5b@walmart.com'https://librenoticias.com/wp-content/uploads/2020/08/default-user-image.png', '820-138-726', '87987 Barby Hill', 95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9506609" calcext:value-type="float">
            <text:p>89506609</text:p>
          </table:table-cell>
          <table:table-cell office:value-type="float" office:value="2020467" calcext:value-type="float">
            <text:p>2020467</text:p>
          </table:table-cell>
          <table:table-cell table:formula="of:=RANDBETWEEN(1000; 99999)" office:value-type="float" office:value="57346" calcext:value-type="float">
            <text:p>57346</text:p>
          </table:table-cell>
          <table:table-cell office:value-type="string" calcext:value-type="string">
            <text:p>Jacquelyn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Jandera</text:p>
          </table:table-cell>
          <table:table-cell office:value-type="string" calcext:value-type="string">
            <text:p>Gallamore</text:p>
          </table:table-cell>
          <table:table-cell office:value-type="string" calcext:value-type="string">
            <text:p>dgallamore89@com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32-252-329</text:p>
          </table:table-cell>
          <table:table-cell office:value-type="string" calcext:value-type="string">
            <text:p>8852 Ridgeview Junction</text:p>
          </table:table-cell>
          <table:table-cell table:formula="of:=RANDBETWEEN(1;1833)" office:value-type="float" office:value="1154" calcext:value-type="float">
            <text:p>1154</text:p>
          </table:table-cell>
          <table:table-cell/>
          <table:table-cell table:formula="of:=CONCATENATE(&quot;(&quot;;[.A468];&quot;, &quot;;[.B468];&quot;, &quot;;[.C468];&quot;, '&quot;;[.D468];&quot; &quot;;[.E468];&quot;', '&quot;;[.F468];&quot; &quot;;[.G468];&quot;', '&quot;; [.H468]; &quot;'&quot;; [.I468];&quot;', '&quot;;[.J468];&quot;', '&quot;;[.K468];&quot;', &quot;;[.L468]; &quot;), &quot;)" office:value-type="string" office:string-value="(89506609, 2020467, 57346, 'Jacquelyn Daria', 'Jandera Gallamore', 'dgallamore89@com.com'https://librenoticias.com/wp-content/uploads/2020/08/default-user-image.png', '132-252-329', '8852 Ridgeview Junction', 1154), " calcext:value-type="string">
            <text:p>(89506609, 2020467, 57346, 'Jacquelyn Daria', 'Jandera Gallamore', 'dgallamore89@com.com'https://librenoticias.com/wp-content/uploads/2020/08/default-user-image.png', '132-252-329', '8852 Ridgeview Junction', 115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5205227" calcext:value-type="float">
            <text:p>85205227</text:p>
          </table:table-cell>
          <table:table-cell office:value-type="float" office:value="2020468" calcext:value-type="float">
            <text:p>2020468</text:p>
          </table:table-cell>
          <table:table-cell table:formula="of:=RANDBETWEEN(1000; 99999)" office:value-type="float" office:value="18720" calcext:value-type="float">
            <text:p>18720</text:p>
          </table:table-cell>
          <table:table-cell office:value-type="string" calcext:value-type="string">
            <text:p>Elsie</text:p>
          </table:table-cell>
          <table:table-cell office:value-type="string" calcext:value-type="string">
            <text:p>Carma</text:p>
          </table:table-cell>
          <table:table-cell office:value-type="string" calcext:value-type="string">
            <text:p>Janouch</text:p>
          </table:table-cell>
          <table:table-cell office:value-type="string" calcext:value-type="string">
            <text:p>Spears</text:p>
          </table:table-cell>
          <table:table-cell office:value-type="string" calcext:value-type="string">
            <text:p>cspears7e@squido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46-355-588</text:p>
          </table:table-cell>
          <table:table-cell office:value-type="string" calcext:value-type="string">
            <text:p>98 John Wall Center</text:p>
          </table:table-cell>
          <table:table-cell table:formula="of:=RANDBETWEEN(1;1833)" office:value-type="float" office:value="362" calcext:value-type="float">
            <text:p>362</text:p>
          </table:table-cell>
          <table:table-cell/>
          <table:table-cell table:formula="of:=CONCATENATE(&quot;(&quot;;[.A469];&quot;, &quot;;[.B469];&quot;, &quot;;[.C469];&quot;, '&quot;;[.D469];&quot; &quot;;[.E469];&quot;', '&quot;;[.F469];&quot; &quot;;[.G469];&quot;', '&quot;; [.H469]; &quot;'&quot;; [.I469];&quot;', '&quot;;[.J469];&quot;', '&quot;;[.K469];&quot;', &quot;;[.L469]; &quot;), &quot;)" office:value-type="string" office:string-value="(85205227, 2020468, 18720, 'Elsie Carma', 'Janouch Spears', 'cspears7e@squidoo.com'https://librenoticias.com/wp-content/uploads/2020/08/default-user-image.png', '846-355-588', '98 John Wall Center', 362), " calcext:value-type="string">
            <text:p>(85205227, 2020468, 18720, 'Elsie Carma', 'Janouch Spears', 'cspears7e@squidoo.com'https://librenoticias.com/wp-content/uploads/2020/08/default-user-image.png', '846-355-588', '98 John Wall Center', 36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9714154" calcext:value-type="float">
            <text:p>29714154</text:p>
          </table:table-cell>
          <table:table-cell office:value-type="float" office:value="2020469" calcext:value-type="float">
            <text:p>2020469</text:p>
          </table:table-cell>
          <table:table-cell table:formula="of:=RANDBETWEEN(1000; 99999)" office:value-type="float" office:value="72218" calcext:value-type="float">
            <text:p>72218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Pebrook</text:p>
          </table:table-cell>
          <table:table-cell office:value-type="string" calcext:value-type="string">
            <text:p>Jarmain</text:p>
          </table:table-cell>
          <table:table-cell office:value-type="string" calcext:value-type="string">
            <text:p>Langthorne</text:p>
          </table:table-cell>
          <table:table-cell office:value-type="string" calcext:value-type="string">
            <text:p>plangthorneqp@ocn.ne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21-147-573</text:p>
          </table:table-cell>
          <table:table-cell office:value-type="string" calcext:value-type="string">
            <text:p>4471 School Court</text:p>
          </table:table-cell>
          <table:table-cell table:formula="of:=RANDBETWEEN(1;1833)" office:value-type="float" office:value="430" calcext:value-type="float">
            <text:p>430</text:p>
          </table:table-cell>
          <table:table-cell/>
          <table:table-cell table:formula="of:=CONCATENATE(&quot;(&quot;;[.A470];&quot;, &quot;;[.B470];&quot;, &quot;;[.C470];&quot;, '&quot;;[.D470];&quot; &quot;;[.E470];&quot;', '&quot;;[.F470];&quot; &quot;;[.G470];&quot;', '&quot;; [.H470]; &quot;'&quot;; [.I470];&quot;', '&quot;;[.J470];&quot;', '&quot;;[.K470];&quot;', &quot;;[.L470]; &quot;), &quot;)" office:value-type="string" office:string-value="(29714154, 2020469, 72218, 'Jesus Pebrook', 'Jarmain Langthorne', 'plangthorneqp@ocn.ne.jp'https://librenoticias.com/wp-content/uploads/2020/08/default-user-image.png', '721-147-573', '4471 School Court', 430), " calcext:value-type="string">
            <text:p>(29714154, 2020469, 72218, 'Jesus Pebrook', 'Jarmain Langthorne', 'plangthorneqp@ocn.ne.jp'https://librenoticias.com/wp-content/uploads/2020/08/default-user-image.png', '721-147-573', '4471 School Court', 43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7761457" calcext:value-type="float">
            <text:p>27761457</text:p>
          </table:table-cell>
          <table:table-cell office:value-type="float" office:value="2020470" calcext:value-type="float">
            <text:p>2020470</text:p>
          </table:table-cell>
          <table:table-cell table:formula="of:=RANDBETWEEN(1000; 99999)" office:value-type="float" office:value="86475" calcext:value-type="float">
            <text:p>86475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nnie</text:p>
          </table:table-cell>
          <table:table-cell office:value-type="string" calcext:value-type="string">
            <text:p>Jarrard</text:p>
          </table:table-cell>
          <table:table-cell office:value-type="string" calcext:value-type="string">
            <text:p>Cudby</text:p>
          </table:table-cell>
          <table:table-cell office:value-type="string" calcext:value-type="string">
            <text:p>gcudbynd@huffingtonpos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33-757-187</text:p>
          </table:table-cell>
          <table:table-cell office:value-type="string" calcext:value-type="string">
            <text:p>660 Buena Vista Place</text:p>
          </table:table-cell>
          <table:table-cell table:formula="of:=RANDBETWEEN(1;1833)" office:value-type="float" office:value="1409" calcext:value-type="float">
            <text:p>1409</text:p>
          </table:table-cell>
          <table:table-cell/>
          <table:table-cell table:formula="of:=CONCATENATE(&quot;(&quot;;[.A471];&quot;, &quot;;[.B471];&quot;, &quot;;[.C471];&quot;, '&quot;;[.D471];&quot; &quot;;[.E471];&quot;', '&quot;;[.F471];&quot; &quot;;[.G471];&quot;', '&quot;; [.H471]; &quot;'&quot;; [.I471];&quot;', '&quot;;[.J471];&quot;', '&quot;;[.K471];&quot;', &quot;;[.L471]; &quot;), &quot;)" office:value-type="string" office:string-value="(27761457, 2020470, 86475, 'Georgia Gennie', 'Jarrard Cudby', 'gcudbynd@huffingtonpost.com'https://librenoticias.com/wp-content/uploads/2020/08/default-user-image.png', '233-757-187', '660 Buena Vista Place', 1409), " calcext:value-type="string">
            <text:p>(27761457, 2020470, 86475, 'Georgia Gennie', 'Jarrard Cudby', 'gcudbynd@huffingtonpost.com'https://librenoticias.com/wp-content/uploads/2020/08/default-user-image.png', '233-757-187', '660 Buena Vista Place', 140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8480423" calcext:value-type="float">
            <text:p>38480423</text:p>
          </table:table-cell>
          <table:table-cell office:value-type="float" office:value="2020471" calcext:value-type="float">
            <text:p>2020471</text:p>
          </table:table-cell>
          <table:table-cell table:formula="of:=RANDBETWEEN(1000; 99999)" office:value-type="float" office:value="16609" calcext:value-type="float">
            <text:p>16609</text:p>
          </table:table-cell>
          <table:table-cell office:value-type="string" calcext:value-type="string">
            <text:p>Georgena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Jelf</text:p>
          </table:table-cell>
          <table:table-cell office:value-type="string" calcext:value-type="string">
            <text:p>Ragat</text:p>
          </table:table-cell>
          <table:table-cell office:value-type="string" calcext:value-type="string">
            <text:p>pragatqy@answer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69-661-416</text:p>
          </table:table-cell>
          <table:table-cell office:value-type="string" calcext:value-type="string">
            <text:p>1987 Forest Dale Way</text:p>
          </table:table-cell>
          <table:table-cell table:formula="of:=RANDBETWEEN(1;1833)" office:value-type="float" office:value="394" calcext:value-type="float">
            <text:p>394</text:p>
          </table:table-cell>
          <table:table-cell/>
          <table:table-cell table:formula="of:=CONCATENATE(&quot;(&quot;;[.A472];&quot;, &quot;;[.B472];&quot;, &quot;;[.C472];&quot;, '&quot;;[.D472];&quot; &quot;;[.E472];&quot;', '&quot;;[.F472];&quot; &quot;;[.G472];&quot;', '&quot;; [.H472]; &quot;'&quot;; [.I472];&quot;', '&quot;;[.J472];&quot;', '&quot;;[.K472];&quot;', &quot;;[.L472]; &quot;), &quot;)" office:value-type="string" office:string-value="(38480423, 2020471, 16609, 'Georgena Pier', 'Jelf Ragat', 'pragatqy@answers.com'https://librenoticias.com/wp-content/uploads/2020/08/default-user-image.png', '169-661-416', '1987 Forest Dale Way', 394), " calcext:value-type="string">
            <text:p>(38480423, 2020471, 16609, 'Georgena Pier', 'Jelf Ragat', 'pragatqy@answers.com'https://librenoticias.com/wp-content/uploads/2020/08/default-user-image.png', '169-661-416', '1987 Forest Dale Way', 39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5233606" calcext:value-type="float">
            <text:p>35233606</text:p>
          </table:table-cell>
          <table:table-cell office:value-type="float" office:value="2020472" calcext:value-type="float">
            <text:p>2020472</text:p>
          </table:table-cell>
          <table:table-cell table:formula="of:=RANDBETWEEN(1000; 99999)" office:value-type="float" office:value="66262" calcext:value-type="float">
            <text:p>66262</text:p>
          </table:table-cell>
          <table:table-cell office:value-type="string" calcext:value-type="string">
            <text:p>Maureene</text:p>
          </table:table-cell>
          <table:table-cell office:value-type="string" calcext:value-type="string">
            <text:p>Aubree</text:p>
          </table:table-cell>
          <table:table-cell office:value-type="string" calcext:value-type="string">
            <text:p>Jersh</text:p>
          </table:table-cell>
          <table:table-cell office:value-type="string" calcext:value-type="string">
            <text:p>Pudney</text:p>
          </table:table-cell>
          <table:table-cell office:value-type="string" calcext:value-type="string">
            <text:p>apudney5r@microsof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16-306-974</text:p>
          </table:table-cell>
          <table:table-cell office:value-type="string" calcext:value-type="string">
            <text:p>93588 Springview Alley</text:p>
          </table:table-cell>
          <table:table-cell table:formula="of:=RANDBETWEEN(1;1833)" office:value-type="float" office:value="517" calcext:value-type="float">
            <text:p>517</text:p>
          </table:table-cell>
          <table:table-cell/>
          <table:table-cell table:formula="of:=CONCATENATE(&quot;(&quot;;[.A473];&quot;, &quot;;[.B473];&quot;, &quot;;[.C473];&quot;, '&quot;;[.D473];&quot; &quot;;[.E473];&quot;', '&quot;;[.F473];&quot; &quot;;[.G473];&quot;', '&quot;; [.H473]; &quot;'&quot;; [.I473];&quot;', '&quot;;[.J473];&quot;', '&quot;;[.K473];&quot;', &quot;;[.L473]; &quot;), &quot;)" office:value-type="string" office:string-value="(35233606, 2020472, 66262, 'Maureene Aubree', 'Jersh Pudney', 'apudney5r@microsoft.com'https://librenoticias.com/wp-content/uploads/2020/08/default-user-image.png', '116-306-974', '93588 Springview Alley', 517), " calcext:value-type="string">
            <text:p>(35233606, 2020472, 66262, 'Maureene Aubree', 'Jersh Pudney', 'apudney5r@microsoft.com'https://librenoticias.com/wp-content/uploads/2020/08/default-user-image.png', '116-306-974', '93588 Springview Alley', 51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2062564" calcext:value-type="float">
            <text:p>12062564</text:p>
          </table:table-cell>
          <table:table-cell office:value-type="float" office:value="2020473" calcext:value-type="float">
            <text:p>2020473</text:p>
          </table:table-cell>
          <table:table-cell table:formula="of:=RANDBETWEEN(1000; 99999)" office:value-type="float" office:value="41239" calcext:value-type="float">
            <text:p>41239</text:p>
          </table:table-cell>
          <table:table-cell office:value-type="string" calcext:value-type="string">
            <text:p>Kaylee</text:p>
          </table:table-cell>
          <table:table-cell office:value-type="string" calcext:value-type="string">
            <text:p>Selie</text:p>
          </table:table-cell>
          <table:table-cell office:value-type="string" calcext:value-type="string">
            <text:p>Jess</text:p>
          </table:table-cell>
          <table:table-cell office:value-type="string" calcext:value-type="string">
            <text:p>Peddie</text:p>
          </table:table-cell>
          <table:table-cell office:value-type="string" calcext:value-type="string">
            <text:p>speddiegd@abc.net.a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01-598-946</text:p>
          </table:table-cell>
          <table:table-cell office:value-type="string" calcext:value-type="string">
            <text:p>7 Bayside Trail</text:p>
          </table:table-cell>
          <table:table-cell table:formula="of:=RANDBETWEEN(1;1833)" office:value-type="float" office:value="1209" calcext:value-type="float">
            <text:p>1209</text:p>
          </table:table-cell>
          <table:table-cell/>
          <table:table-cell table:formula="of:=CONCATENATE(&quot;(&quot;;[.A474];&quot;, &quot;;[.B474];&quot;, &quot;;[.C474];&quot;, '&quot;;[.D474];&quot; &quot;;[.E474];&quot;', '&quot;;[.F474];&quot; &quot;;[.G474];&quot;', '&quot;; [.H474]; &quot;'&quot;; [.I474];&quot;', '&quot;;[.J474];&quot;', '&quot;;[.K474];&quot;', &quot;;[.L474]; &quot;), &quot;)" office:value-type="string" office:string-value="(12062564, 2020473, 41239, 'Kaylee Selie', 'Jess Peddie', 'speddiegd@abc.net.au'https://librenoticias.com/wp-content/uploads/2020/08/default-user-image.png', '701-598-946', '7 Bayside Trail', 1209), " calcext:value-type="string">
            <text:p>(12062564, 2020473, 41239, 'Kaylee Selie', 'Jess Peddie', 'speddiegd@abc.net.au'https://librenoticias.com/wp-content/uploads/2020/08/default-user-image.png', '701-598-946', '7 Bayside Trail', 120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7541344" calcext:value-type="float">
            <text:p>57541344</text:p>
          </table:table-cell>
          <table:table-cell office:value-type="float" office:value="2020474" calcext:value-type="float">
            <text:p>2020474</text:p>
          </table:table-cell>
          <table:table-cell table:formula="of:=RANDBETWEEN(1000; 99999)" office:value-type="float" office:value="88360" calcext:value-type="float">
            <text:p>88360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Chrissy</text:p>
          </table:table-cell>
          <table:table-cell office:value-type="string" calcext:value-type="string">
            <text:p>Jessep</text:p>
          </table:table-cell>
          <table:table-cell office:value-type="string" calcext:value-type="string">
            <text:p>Comettoi</text:p>
          </table:table-cell>
          <table:table-cell office:value-type="string" calcext:value-type="string">
            <text:p>ccomettoiiu@cbc.ca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35-951-593</text:p>
          </table:table-cell>
          <table:table-cell office:value-type="string" calcext:value-type="string">
            <text:p>66462 Kings Trail</text:p>
          </table:table-cell>
          <table:table-cell table:formula="of:=RANDBETWEEN(1;1833)" office:value-type="float" office:value="332" calcext:value-type="float">
            <text:p>332</text:p>
          </table:table-cell>
          <table:table-cell/>
          <table:table-cell table:formula="of:=CONCATENATE(&quot;(&quot;;[.A475];&quot;, &quot;;[.B475];&quot;, &quot;;[.C475];&quot;, '&quot;;[.D475];&quot; &quot;;[.E475];&quot;', '&quot;;[.F475];&quot; &quot;;[.G475];&quot;', '&quot;; [.H475]; &quot;'&quot;; [.I475];&quot;', '&quot;;[.J475];&quot;', '&quot;;[.K475];&quot;', &quot;;[.L475]; &quot;), &quot;)" office:value-type="string" office:string-value="(57541344, 2020474, 88360, 'Ermin Chrissy', 'Jessep Comettoi', 'ccomettoiiu@cbc.ca'https://librenoticias.com/wp-content/uploads/2020/08/default-user-image.png', '235-951-593', '66462 Kings Trail', 332), " calcext:value-type="string">
            <text:p>(57541344, 2020474, 88360, 'Ermin Chrissy', 'Jessep Comettoi', 'ccomettoiiu@cbc.ca'https://librenoticias.com/wp-content/uploads/2020/08/default-user-image.png', '235-951-593', '66462 Kings Trail', 33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6898975" calcext:value-type="float">
            <text:p>36898975</text:p>
          </table:table-cell>
          <table:table-cell office:value-type="float" office:value="2020475" calcext:value-type="float">
            <text:p>2020475</text:p>
          </table:table-cell>
          <table:table-cell table:formula="of:=RANDBETWEEN(1000; 99999)" office:value-type="float" office:value="35376" calcext:value-type="float">
            <text:p>35376</text:p>
          </table:table-cell>
          <table:table-cell office:value-type="string" calcext:value-type="string">
            <text:p>Olav</text:p>
          </table:table-cell>
          <table:table-cell office:value-type="string" calcext:value-type="string">
            <text:p>Shurlock</text:p>
          </table:table-cell>
          <table:table-cell office:value-type="string" calcext:value-type="string">
            <text:p>Jewitt</text:p>
          </table:table-cell>
          <table:table-cell office:value-type="string" calcext:value-type="string">
            <text:p>Whickman</text:p>
          </table:table-cell>
          <table:table-cell office:value-type="string" calcext:value-type="string">
            <text:p>swhickman4x@theguardia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95-501-686</text:p>
          </table:table-cell>
          <table:table-cell office:value-type="string" calcext:value-type="string">
            <text:p>6252 Texas Park</text:p>
          </table:table-cell>
          <table:table-cell table:formula="of:=RANDBETWEEN(1;1833)" office:value-type="float" office:value="1530" calcext:value-type="float">
            <text:p>1530</text:p>
          </table:table-cell>
          <table:table-cell/>
          <table:table-cell table:formula="of:=CONCATENATE(&quot;(&quot;;[.A476];&quot;, &quot;;[.B476];&quot;, &quot;;[.C476];&quot;, '&quot;;[.D476];&quot; &quot;;[.E476];&quot;', '&quot;;[.F476];&quot; &quot;;[.G476];&quot;', '&quot;; [.H476]; &quot;'&quot;; [.I476];&quot;', '&quot;;[.J476];&quot;', '&quot;;[.K476];&quot;', &quot;;[.L476]; &quot;), &quot;)" office:value-type="string" office:string-value="(36898975, 2020475, 35376, 'Olav Shurlock', 'Jewitt Whickman', 'swhickman4x@theguardian.com'https://librenoticias.com/wp-content/uploads/2020/08/default-user-image.png', '695-501-686', '6252 Texas Park', 1530), " calcext:value-type="string">
            <text:p>(36898975, 2020475, 35376, 'Olav Shurlock', 'Jewitt Whickman', 'swhickman4x@theguardian.com'https://librenoticias.com/wp-content/uploads/2020/08/default-user-image.png', '695-501-686', '6252 Texas Park', 153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5586367" calcext:value-type="float">
            <text:p>25586367</text:p>
          </table:table-cell>
          <table:table-cell office:value-type="float" office:value="2020476" calcext:value-type="float">
            <text:p>2020476</text:p>
          </table:table-cell>
          <table:table-cell table:formula="of:=RANDBETWEEN(1000; 99999)" office:value-type="float" office:value="52072" calcext:value-type="float">
            <text:p>52072</text:p>
          </table:table-cell>
          <table:table-cell office:value-type="string" calcext:value-type="string">
            <text:p>Kendrick</text:p>
          </table:table-cell>
          <table:table-cell office:value-type="string" calcext:value-type="string">
            <text:p>Archaimbaud</text:p>
          </table:table-cell>
          <table:table-cell office:value-type="string" calcext:value-type="string">
            <text:p>Jillings</text:p>
          </table:table-cell>
          <table:table-cell office:value-type="string" calcext:value-type="string">
            <text:p>Brugh</text:p>
          </table:table-cell>
          <table:table-cell office:value-type="string" calcext:value-type="string">
            <text:p>abrughh1@free.fr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05-182-562</text:p>
          </table:table-cell>
          <table:table-cell office:value-type="string" calcext:value-type="string">
            <text:p>644 Jay Street</text:p>
          </table:table-cell>
          <table:table-cell table:formula="of:=RANDBETWEEN(1;1833)" office:value-type="float" office:value="565" calcext:value-type="float">
            <text:p>565</text:p>
          </table:table-cell>
          <table:table-cell/>
          <table:table-cell table:formula="of:=CONCATENATE(&quot;(&quot;;[.A477];&quot;, &quot;;[.B477];&quot;, &quot;;[.C477];&quot;, '&quot;;[.D477];&quot; &quot;;[.E477];&quot;', '&quot;;[.F477];&quot; &quot;;[.G477];&quot;', '&quot;; [.H477]; &quot;'&quot;; [.I477];&quot;', '&quot;;[.J477];&quot;', '&quot;;[.K477];&quot;', &quot;;[.L477]; &quot;), &quot;)" office:value-type="string" office:string-value="(25586367, 2020476, 52072, 'Kendrick Archaimbaud', 'Jillings Brugh', 'abrughh1@free.fr'https://librenoticias.com/wp-content/uploads/2020/08/default-user-image.png', '605-182-562', '644 Jay Street', 565), " calcext:value-type="string">
            <text:p>(25586367, 2020476, 52072, 'Kendrick Archaimbaud', 'Jillings Brugh', 'abrughh1@free.fr'https://librenoticias.com/wp-content/uploads/2020/08/default-user-image.png', '605-182-562', '644 Jay Street', 56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0356928" calcext:value-type="float">
            <text:p>30356928</text:p>
          </table:table-cell>
          <table:table-cell office:value-type="float" office:value="2020477" calcext:value-type="float">
            <text:p>2020477</text:p>
          </table:table-cell>
          <table:table-cell table:formula="of:=RANDBETWEEN(1000; 99999)" office:value-type="float" office:value="29376" calcext:value-type="float">
            <text:p>29376</text:p>
          </table:table-cell>
          <table:table-cell office:value-type="string" calcext:value-type="string">
            <text:p>Cindi</text:p>
          </table:table-cell>
          <table:table-cell office:value-type="string" calcext:value-type="string">
            <text:p>Anallise</text:p>
          </table:table-cell>
          <table:table-cell office:value-type="string" calcext:value-type="string">
            <text:p>Jiru</text:p>
          </table:table-cell>
          <table:table-cell office:value-type="string" calcext:value-type="string">
            <text:p>Emson</text:p>
          </table:table-cell>
          <table:table-cell office:value-type="string" calcext:value-type="string">
            <text:p>aemsonfd@scrib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84-729-340</text:p>
          </table:table-cell>
          <table:table-cell office:value-type="string" calcext:value-type="string">
            <text:p>88961 Green Lane</text:p>
          </table:table-cell>
          <table:table-cell table:formula="of:=RANDBETWEEN(1;1833)" office:value-type="float" office:value="644" calcext:value-type="float">
            <text:p>644</text:p>
          </table:table-cell>
          <table:table-cell/>
          <table:table-cell table:formula="of:=CONCATENATE(&quot;(&quot;;[.A478];&quot;, &quot;;[.B478];&quot;, &quot;;[.C478];&quot;, '&quot;;[.D478];&quot; &quot;;[.E478];&quot;', '&quot;;[.F478];&quot; &quot;;[.G478];&quot;', '&quot;; [.H478]; &quot;'&quot;; [.I478];&quot;', '&quot;;[.J478];&quot;', '&quot;;[.K478];&quot;', &quot;;[.L478]; &quot;), &quot;)" office:value-type="string" office:string-value="(30356928, 2020477, 29376, 'Cindi Anallise', 'Jiru Emson', 'aemsonfd@scribd.com'https://librenoticias.com/wp-content/uploads/2020/08/default-user-image.png', '184-729-340', '88961 Green Lane', 644), " calcext:value-type="string">
            <text:p>(30356928, 2020477, 29376, 'Cindi Anallise', 'Jiru Emson', 'aemsonfd@scribd.com'https://librenoticias.com/wp-content/uploads/2020/08/default-user-image.png', '184-729-340', '88961 Green Lane', 64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1881532" calcext:value-type="float">
            <text:p>31881532</text:p>
          </table:table-cell>
          <table:table-cell office:value-type="float" office:value="2020478" calcext:value-type="float">
            <text:p>2020478</text:p>
          </table:table-cell>
          <table:table-cell table:formula="of:=RANDBETWEEN(1000; 99999)" office:value-type="float" office:value="80776" calcext:value-type="float">
            <text:p>80776</text:p>
          </table:table-cell>
          <table:table-cell office:value-type="string" calcext:value-type="string">
            <text:p>Gregorio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Jirus</text:p>
          </table:table-cell>
          <table:table-cell office:value-type="string" calcext:value-type="string">
            <text:p>Thebe</text:p>
          </table:table-cell>
          <table:table-cell office:value-type="string" calcext:value-type="string">
            <text:p>sthebeqt@goo.gl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44-389-240</text:p>
          </table:table-cell>
          <table:table-cell office:value-type="string" calcext:value-type="string">
            <text:p>762 Northfield Alley</text:p>
          </table:table-cell>
          <table:table-cell table:formula="of:=RANDBETWEEN(1;1833)" office:value-type="float" office:value="52" calcext:value-type="float">
            <text:p>52</text:p>
          </table:table-cell>
          <table:table-cell/>
          <table:table-cell table:formula="of:=CONCATENATE(&quot;(&quot;;[.A479];&quot;, &quot;;[.B479];&quot;, &quot;;[.C479];&quot;, '&quot;;[.D479];&quot; &quot;;[.E479];&quot;', '&quot;;[.F479];&quot; &quot;;[.G479];&quot;', '&quot;; [.H479]; &quot;'&quot;; [.I479];&quot;', '&quot;;[.J479];&quot;', '&quot;;[.K479];&quot;', &quot;;[.L479]; &quot;), &quot;)" office:value-type="string" office:string-value="(31881532, 2020478, 80776, 'Gregorio Samson', 'Jirus Thebe', 'sthebeqt@goo.gl'https://librenoticias.com/wp-content/uploads/2020/08/default-user-image.png', '844-389-240', '762 Northfield Alley', 52), " calcext:value-type="string">
            <text:p>(31881532, 2020478, 80776, 'Gregorio Samson', 'Jirus Thebe', 'sthebeqt@goo.gl'https://librenoticias.com/wp-content/uploads/2020/08/default-user-image.png', '844-389-240', '762 Northfield Alley', 5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5805584" calcext:value-type="float">
            <text:p>55805584</text:p>
          </table:table-cell>
          <table:table-cell office:value-type="float" office:value="2020479" calcext:value-type="float">
            <text:p>2020479</text:p>
          </table:table-cell>
          <table:table-cell table:formula="of:=RANDBETWEEN(1000; 99999)" office:value-type="float" office:value="73488" calcext:value-type="float">
            <text:p>73488</text:p>
          </table:table-cell>
          <table:table-cell office:value-type="string" calcext:value-type="string">
            <text:p>Miguelita</text:p>
          </table:table-cell>
          <table:table-cell office:value-type="string" calcext:value-type="string">
            <text:p>Rosalind</text:p>
          </table:table-cell>
          <table:table-cell office:value-type="string" calcext:value-type="string">
            <text:p>Johnsson</text:p>
          </table:table-cell>
          <table:table-cell office:value-type="string" calcext:value-type="string">
            <text:p>Birdsey</text:p>
          </table:table-cell>
          <table:table-cell office:value-type="string" calcext:value-type="string">
            <text:p>rbirdsey5e@g.co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49-256-831</text:p>
          </table:table-cell>
          <table:table-cell office:value-type="string" calcext:value-type="string">
            <text:p>565 Moland Circle</text:p>
          </table:table-cell>
          <table:table-cell table:formula="of:=RANDBETWEEN(1;1833)" office:value-type="float" office:value="1761" calcext:value-type="float">
            <text:p>1761</text:p>
          </table:table-cell>
          <table:table-cell/>
          <table:table-cell table:formula="of:=CONCATENATE(&quot;(&quot;;[.A480];&quot;, &quot;;[.B480];&quot;, &quot;;[.C480];&quot;, '&quot;;[.D480];&quot; &quot;;[.E480];&quot;', '&quot;;[.F480];&quot; &quot;;[.G480];&quot;', '&quot;; [.H480]; &quot;'&quot;; [.I480];&quot;', '&quot;;[.J480];&quot;', '&quot;;[.K480];&quot;', &quot;;[.L480]; &quot;), &quot;)" office:value-type="string" office:string-value="(55805584, 2020479, 73488, 'Miguelita Rosalind', 'Johnsson Birdsey', 'rbirdsey5e@g.co'https://librenoticias.com/wp-content/uploads/2020/08/default-user-image.png', '149-256-831', '565 Moland Circle', 1761), " calcext:value-type="string">
            <text:p>(55805584, 2020479, 73488, 'Miguelita Rosalind', 'Johnsson Birdsey', 'rbirdsey5e@g.co'https://librenoticias.com/wp-content/uploads/2020/08/default-user-image.png', '149-256-831', '565 Moland Circle', 176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0995839" calcext:value-type="float">
            <text:p>70995839</text:p>
          </table:table-cell>
          <table:table-cell office:value-type="float" office:value="2020480" calcext:value-type="float">
            <text:p>2020480</text:p>
          </table:table-cell>
          <table:table-cell table:formula="of:=RANDBETWEEN(1000; 99999)" office:value-type="float" office:value="34151" calcext:value-type="float">
            <text:p>34151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Nelie</text:p>
          </table:table-cell>
          <table:table-cell office:value-type="string" calcext:value-type="string">
            <text:p>Jollands</text:p>
          </table:table-cell>
          <table:table-cell office:value-type="string" calcext:value-type="string">
            <text:p>Walklot</text:p>
          </table:table-cell>
          <table:table-cell office:value-type="string" calcext:value-type="string">
            <text:p>nwalklotdo@sphin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62-953-440</text:p>
          </table:table-cell>
          <table:table-cell office:value-type="string" calcext:value-type="string">
            <text:p>91 Riverside Terrace</text:p>
          </table:table-cell>
          <table:table-cell table:formula="of:=RANDBETWEEN(1;1833)" office:value-type="float" office:value="481" calcext:value-type="float">
            <text:p>481</text:p>
          </table:table-cell>
          <table:table-cell/>
          <table:table-cell table:formula="of:=CONCATENATE(&quot;(&quot;;[.A481];&quot;, &quot;;[.B481];&quot;, &quot;;[.C481];&quot;, '&quot;;[.D481];&quot; &quot;;[.E481];&quot;', '&quot;;[.F481];&quot; &quot;;[.G481];&quot;', '&quot;; [.H481]; &quot;'&quot;; [.I481];&quot;', '&quot;;[.J481];&quot;', '&quot;;[.K481];&quot;', &quot;;[.L481]; &quot;), &quot;)" office:value-type="string" office:string-value="(70995839, 2020480, 34151, 'Katherine Nelie', 'Jollands Walklot', 'nwalklotdo@sphinn.com'https://librenoticias.com/wp-content/uploads/2020/08/default-user-image.png', '462-953-440', '91 Riverside Terrace', 481), " calcext:value-type="string">
            <text:p>(70995839, 2020480, 34151, 'Katherine Nelie', 'Jollands Walklot', 'nwalklotdo@sphinn.com'https://librenoticias.com/wp-content/uploads/2020/08/default-user-image.png', '462-953-440', '91 Riverside Terrace', 48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6230022" calcext:value-type="float">
            <text:p>96230022</text:p>
          </table:table-cell>
          <table:table-cell office:value-type="float" office:value="2020481" calcext:value-type="float">
            <text:p>2020481</text:p>
          </table:table-cell>
          <table:table-cell table:formula="of:=RANDBETWEEN(1000; 99999)" office:value-type="float" office:value="53264" calcext:value-type="float">
            <text:p>53264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Dorita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Ossipenko</text:p>
          </table:table-cell>
          <table:table-cell office:value-type="string" calcext:value-type="string">
            <text:p>dossipenkohl@arstechnic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33-493-344</text:p>
          </table:table-cell>
          <table:table-cell office:value-type="string" calcext:value-type="string">
            <text:p>493 Heath Avenue</text:p>
          </table:table-cell>
          <table:table-cell table:formula="of:=RANDBETWEEN(1;1833)" office:value-type="float" office:value="1333" calcext:value-type="float">
            <text:p>1333</text:p>
          </table:table-cell>
          <table:table-cell/>
          <table:table-cell table:formula="of:=CONCATENATE(&quot;(&quot;;[.A482];&quot;, &quot;;[.B482];&quot;, &quot;;[.C482];&quot;, '&quot;;[.D482];&quot; &quot;;[.E482];&quot;', '&quot;;[.F482];&quot; &quot;;[.G482];&quot;', '&quot;; [.H482]; &quot;'&quot;; [.I482];&quot;', '&quot;;[.J482];&quot;', '&quot;;[.K482];&quot;', &quot;;[.L482]; &quot;), &quot;)" office:value-type="string" office:string-value="(96230022, 2020481, 53264, 'Gloria Dorita', 'Jones Ossipenko', 'dossipenkohl@arstechnica.com'https://librenoticias.com/wp-content/uploads/2020/08/default-user-image.png', '833-493-344', '493 Heath Avenue', 1333), " calcext:value-type="string">
            <text:p>(96230022, 2020481, 53264, 'Gloria Dorita', 'Jones Ossipenko', 'dossipenkohl@arstechnica.com'https://librenoticias.com/wp-content/uploads/2020/08/default-user-image.png', '833-493-344', '493 Heath Avenue', 133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6641280" calcext:value-type="float">
            <text:p>16641280</text:p>
          </table:table-cell>
          <table:table-cell office:value-type="float" office:value="2020482" calcext:value-type="float">
            <text:p>2020482</text:p>
          </table:table-cell>
          <table:table-cell table:formula="of:=RANDBETWEEN(1000; 99999)" office:value-type="float" office:value="67034" calcext:value-type="float">
            <text:p>67034</text:p>
          </table:table-cell>
          <table:table-cell office:value-type="string" calcext:value-type="string">
            <text:p>Ursola</text:p>
          </table:table-cell>
          <table:table-cell office:value-type="string" calcext:value-type="string">
            <text:p>Danyelle</text:p>
          </table:table-cell>
          <table:table-cell office:value-type="string" calcext:value-type="string">
            <text:p>Josum</text:p>
          </table:table-cell>
          <table:table-cell office:value-type="string" calcext:value-type="string">
            <text:p>Terbrug</text:p>
          </table:table-cell>
          <table:table-cell office:value-type="string" calcext:value-type="string">
            <text:p>dterbrugd5@wikipedia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20-457-999</text:p>
          </table:table-cell>
          <table:table-cell office:value-type="string" calcext:value-type="string">
            <text:p>58499 Forest Dale Alley</text:p>
          </table:table-cell>
          <table:table-cell table:formula="of:=RANDBETWEEN(1;1833)" office:value-type="float" office:value="326" calcext:value-type="float">
            <text:p>326</text:p>
          </table:table-cell>
          <table:table-cell/>
          <table:table-cell table:formula="of:=CONCATENATE(&quot;(&quot;;[.A483];&quot;, &quot;;[.B483];&quot;, &quot;;[.C483];&quot;, '&quot;;[.D483];&quot; &quot;;[.E483];&quot;', '&quot;;[.F483];&quot; &quot;;[.G483];&quot;', '&quot;; [.H483]; &quot;'&quot;; [.I483];&quot;', '&quot;;[.J483];&quot;', '&quot;;[.K483];&quot;', &quot;;[.L483]; &quot;), &quot;)" office:value-type="string" office:string-value="(16641280, 2020482, 67034, 'Ursola Danyelle', 'Josum Terbrug', 'dterbrugd5@wikipedia.org'https://librenoticias.com/wp-content/uploads/2020/08/default-user-image.png', '420-457-999', '58499 Forest Dale Alley', 326), " calcext:value-type="string">
            <text:p>(16641280, 2020482, 67034, 'Ursola Danyelle', 'Josum Terbrug', 'dterbrugd5@wikipedia.org'https://librenoticias.com/wp-content/uploads/2020/08/default-user-image.png', '420-457-999', '58499 Forest Dale Alley', 32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3105711" calcext:value-type="float">
            <text:p>53105711</text:p>
          </table:table-cell>
          <table:table-cell office:value-type="float" office:value="2020483" calcext:value-type="float">
            <text:p>2020483</text:p>
          </table:table-cell>
          <table:table-cell table:formula="of:=RANDBETWEEN(1000; 99999)" office:value-type="float" office:value="75173" calcext:value-type="float">
            <text:p>75173</text:p>
          </table:table-cell>
          <table:table-cell office:value-type="string" calcext:value-type="string">
            <text:p>Paulie</text:p>
          </table:table-cell>
          <table:table-cell office:value-type="string" calcext:value-type="string">
            <text:p>Xever</text:p>
          </table:table-cell>
          <table:table-cell office:value-type="string" calcext:value-type="string">
            <text:p>Jozefczak</text:p>
          </table:table-cell>
          <table:table-cell office:value-type="string" calcext:value-type="string">
            <text:p>Worgan</text:p>
          </table:table-cell>
          <table:table-cell office:value-type="string" calcext:value-type="string">
            <text:p>xworgan9g@imdb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26-965-155</text:p>
          </table:table-cell>
          <table:table-cell office:value-type="string" calcext:value-type="string">
            <text:p>576 Maple Park</text:p>
          </table:table-cell>
          <table:table-cell table:formula="of:=RANDBETWEEN(1;1833)" office:value-type="float" office:value="1348" calcext:value-type="float">
            <text:p>1348</text:p>
          </table:table-cell>
          <table:table-cell/>
          <table:table-cell table:formula="of:=CONCATENATE(&quot;(&quot;;[.A484];&quot;, &quot;;[.B484];&quot;, &quot;;[.C484];&quot;, '&quot;;[.D484];&quot; &quot;;[.E484];&quot;', '&quot;;[.F484];&quot; &quot;;[.G484];&quot;', '&quot;; [.H484]; &quot;'&quot;; [.I484];&quot;', '&quot;;[.J484];&quot;', '&quot;;[.K484];&quot;', &quot;;[.L484]; &quot;), &quot;)" office:value-type="string" office:string-value="(53105711, 2020483, 75173, 'Paulie Xever', 'Jozefczak Worgan', 'xworgan9g@imdb.com'https://librenoticias.com/wp-content/uploads/2020/08/default-user-image.png', '626-965-155', '576 Maple Park', 1348), " calcext:value-type="string">
            <text:p>(53105711, 2020483, 75173, 'Paulie Xever', 'Jozefczak Worgan', 'xworgan9g@imdb.com'https://librenoticias.com/wp-content/uploads/2020/08/default-user-image.png', '626-965-155', '576 Maple Park', 134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2742893" calcext:value-type="float">
            <text:p>72742893</text:p>
          </table:table-cell>
          <table:table-cell office:value-type="float" office:value="2020484" calcext:value-type="float">
            <text:p>2020484</text:p>
          </table:table-cell>
          <table:table-cell table:formula="of:=RANDBETWEEN(1000; 99999)" office:value-type="float" office:value="64070" calcext:value-type="float">
            <text:p>64070</text:p>
          </table:table-cell>
          <table:table-cell office:value-type="string" calcext:value-type="string">
            <text:p>Jennie</text:p>
          </table:table-cell>
          <table:table-cell office:value-type="string" calcext:value-type="string">
            <text:p>Bernardine</text:p>
          </table:table-cell>
          <table:table-cell office:value-type="string" calcext:value-type="string">
            <text:p>Jurn</text:p>
          </table:table-cell>
          <table:table-cell office:value-type="string" calcext:value-type="string">
            <text:p>Ormrod</text:p>
          </table:table-cell>
          <table:table-cell office:value-type="string" calcext:value-type="string">
            <text:p>bormrodow@scientificamerica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58-486-807</text:p>
          </table:table-cell>
          <table:table-cell office:value-type="string" calcext:value-type="string">
            <text:p>65110 Eagan Junction</text:p>
          </table:table-cell>
          <table:table-cell table:formula="of:=RANDBETWEEN(1;1833)" office:value-type="float" office:value="280" calcext:value-type="float">
            <text:p>280</text:p>
          </table:table-cell>
          <table:table-cell/>
          <table:table-cell table:formula="of:=CONCATENATE(&quot;(&quot;;[.A485];&quot;, &quot;;[.B485];&quot;, &quot;;[.C485];&quot;, '&quot;;[.D485];&quot; &quot;;[.E485];&quot;', '&quot;;[.F485];&quot; &quot;;[.G485];&quot;', '&quot;; [.H485]; &quot;'&quot;; [.I485];&quot;', '&quot;;[.J485];&quot;', '&quot;;[.K485];&quot;', &quot;;[.L485]; &quot;), &quot;)" office:value-type="string" office:string-value="(72742893, 2020484, 64070, 'Jennie Bernardine', 'Jurn Ormrod', 'bormrodow@scientificamerican.com'https://librenoticias.com/wp-content/uploads/2020/08/default-user-image.png', '258-486-807', '65110 Eagan Junction', 280), " calcext:value-type="string">
            <text:p>(72742893, 2020484, 64070, 'Jennie Bernardine', 'Jurn Ormrod', 'bormrodow@scientificamerican.com'https://librenoticias.com/wp-content/uploads/2020/08/default-user-image.png', '258-486-807', '65110 Eagan Junction', 28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9967088" calcext:value-type="float">
            <text:p>99967088</text:p>
          </table:table-cell>
          <table:table-cell office:value-type="float" office:value="2020485" calcext:value-type="float">
            <text:p>2020485</text:p>
          </table:table-cell>
          <table:table-cell table:formula="of:=RANDBETWEEN(1000; 99999)" office:value-type="float" office:value="82890" calcext:value-type="float">
            <text:p>82890</text:p>
          </table:table-cell>
          <table:table-cell office:value-type="string" calcext:value-type="string">
            <text:p>Dallon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Kapiloff</text:p>
          </table:table-cell>
          <table:table-cell office:value-type="string" calcext:value-type="string">
            <text:p>Tavernor</text:p>
          </table:table-cell>
          <table:table-cell office:value-type="string" calcext:value-type="string">
            <text:p>ntavernor8x@flick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99-417-663</text:p>
          </table:table-cell>
          <table:table-cell office:value-type="string" calcext:value-type="string">
            <text:p>6 Maple Wood Trail</text:p>
          </table:table-cell>
          <table:table-cell table:formula="of:=RANDBETWEEN(1;1833)" office:value-type="float" office:value="1383" calcext:value-type="float">
            <text:p>1383</text:p>
          </table:table-cell>
          <table:table-cell/>
          <table:table-cell table:formula="of:=CONCATENATE(&quot;(&quot;;[.A486];&quot;, &quot;;[.B486];&quot;, &quot;;[.C486];&quot;, '&quot;;[.D486];&quot; &quot;;[.E486];&quot;', '&quot;;[.F486];&quot; &quot;;[.G486];&quot;', '&quot;; [.H486]; &quot;'&quot;; [.I486];&quot;', '&quot;;[.J486];&quot;', '&quot;;[.K486];&quot;', &quot;;[.L486]; &quot;), &quot;)" office:value-type="string" office:string-value="(99967088, 2020485, 82890, 'Dallon Nigel', 'Kapiloff Tavernor', 'ntavernor8x@flickr.com'https://librenoticias.com/wp-content/uploads/2020/08/default-user-image.png', '499-417-663', '6 Maple Wood Trail', 1383), " calcext:value-type="string">
            <text:p>(99967088, 2020485, 82890, 'Dallon Nigel', 'Kapiloff Tavernor', 'ntavernor8x@flickr.com'https://librenoticias.com/wp-content/uploads/2020/08/default-user-image.png', '499-417-663', '6 Maple Wood Trail', 138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9774635" calcext:value-type="float">
            <text:p>69774635</text:p>
          </table:table-cell>
          <table:table-cell office:value-type="float" office:value="2020486" calcext:value-type="float">
            <text:p>2020486</text:p>
          </table:table-cell>
          <table:table-cell table:formula="of:=RANDBETWEEN(1000; 99999)" office:value-type="float" office:value="24005" calcext:value-type="float">
            <text:p>24005</text:p>
          </table:table-cell>
          <table:table-cell office:value-type="string" calcext:value-type="string">
            <text:p>Janelle</text:p>
          </table:table-cell>
          <table:table-cell office:value-type="string" calcext:value-type="string">
            <text:p>Flore</text:p>
          </table:table-cell>
          <table:table-cell office:value-type="string" calcext:value-type="string">
            <text:p>Karlolczak</text:p>
          </table:table-cell>
          <table:table-cell office:value-type="string" calcext:value-type="string">
            <text:p>Barwood</text:p>
          </table:table-cell>
          <table:table-cell office:value-type="string" calcext:value-type="string">
            <text:p>fbarwood61@dagondesig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59-877-749</text:p>
          </table:table-cell>
          <table:table-cell office:value-type="string" calcext:value-type="string">
            <text:p>118 Warrior Pass</text:p>
          </table:table-cell>
          <table:table-cell table:formula="of:=RANDBETWEEN(1;1833)" office:value-type="float" office:value="1560" calcext:value-type="float">
            <text:p>1560</text:p>
          </table:table-cell>
          <table:table-cell/>
          <table:table-cell table:formula="of:=CONCATENATE(&quot;(&quot;;[.A487];&quot;, &quot;;[.B487];&quot;, &quot;;[.C487];&quot;, '&quot;;[.D487];&quot; &quot;;[.E487];&quot;', '&quot;;[.F487];&quot; &quot;;[.G487];&quot;', '&quot;; [.H487]; &quot;'&quot;; [.I487];&quot;', '&quot;;[.J487];&quot;', '&quot;;[.K487];&quot;', &quot;;[.L487]; &quot;), &quot;)" office:value-type="string" office:string-value="(69774635, 2020486, 24005, 'Janelle Flore', 'Karlolczak Barwood', 'fbarwood61@dagondesign.com'https://librenoticias.com/wp-content/uploads/2020/08/default-user-image.png', '559-877-749', '118 Warrior Pass', 1560), " calcext:value-type="string">
            <text:p>(69774635, 2020486, 24005, 'Janelle Flore', 'Karlolczak Barwood', 'fbarwood61@dagondesign.com'https://librenoticias.com/wp-content/uploads/2020/08/default-user-image.png', '559-877-749', '118 Warrior Pass', 15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3666444" calcext:value-type="float">
            <text:p>43666444</text:p>
          </table:table-cell>
          <table:table-cell office:value-type="float" office:value="2020487" calcext:value-type="float">
            <text:p>2020487</text:p>
          </table:table-cell>
          <table:table-cell table:formula="of:=RANDBETWEEN(1000; 99999)" office:value-type="float" office:value="94243" calcext:value-type="float">
            <text:p>94243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Kaye</text:p>
          </table:table-cell>
          <table:table-cell office:value-type="string" calcext:value-type="string">
            <text:p>Willcock</text:p>
          </table:table-cell>
          <table:table-cell office:value-type="string" calcext:value-type="string">
            <text:p>mwillcock1q@shutterfl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34-367-667</text:p>
          </table:table-cell>
          <table:table-cell office:value-type="string" calcext:value-type="string">
            <text:p>47203 Sundown Circle</text:p>
          </table:table-cell>
          <table:table-cell table:formula="of:=RANDBETWEEN(1;1833)" office:value-type="float" office:value="1261" calcext:value-type="float">
            <text:p>1261</text:p>
          </table:table-cell>
          <table:table-cell/>
          <table:table-cell table:formula="of:=CONCATENATE(&quot;(&quot;;[.A488];&quot;, &quot;;[.B488];&quot;, &quot;;[.C488];&quot;, '&quot;;[.D488];&quot; &quot;;[.E488];&quot;', '&quot;;[.F488];&quot; &quot;;[.G488];&quot;', '&quot;; [.H488]; &quot;'&quot;; [.I488];&quot;', '&quot;;[.J488];&quot;', '&quot;;[.K488];&quot;', &quot;;[.L488]; &quot;), &quot;)" office:value-type="string" office:string-value="(43666444, 2020487, 94243, 'Pablo Michail', 'Kaye Willcock', 'mwillcock1q@shutterfly.com'https://librenoticias.com/wp-content/uploads/2020/08/default-user-image.png', '134-367-667', '47203 Sundown Circle', 1261), " calcext:value-type="string">
            <text:p>(43666444, 2020487, 94243, 'Pablo Michail', 'Kaye Willcock', 'mwillcock1q@shutterfly.com'https://librenoticias.com/wp-content/uploads/2020/08/default-user-image.png', '134-367-667', '47203 Sundown Circle', 126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2038153" calcext:value-type="float">
            <text:p>32038153</text:p>
          </table:table-cell>
          <table:table-cell office:value-type="float" office:value="2020488" calcext:value-type="float">
            <text:p>2020488</text:p>
          </table:table-cell>
          <table:table-cell table:formula="of:=RANDBETWEEN(1000; 99999)" office:value-type="float" office:value="85790" calcext:value-type="float">
            <text:p>85790</text:p>
          </table:table-cell>
          <table:table-cell office:value-type="string" calcext:value-type="string">
            <text:p>Stanwood</text:p>
          </table:table-cell>
          <table:table-cell office:value-type="string" calcext:value-type="string">
            <text:p>Merry</text:p>
          </table:table-cell>
          <table:table-cell office:value-type="string" calcext:value-type="string">
            <text:p>Keast</text:p>
          </table:table-cell>
          <table:table-cell office:value-type="string" calcext:value-type="string">
            <text:p>Bonafacino</text:p>
          </table:table-cell>
          <table:table-cell office:value-type="string" calcext:value-type="string">
            <text:p>mbonafacinokg@tiny.cc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66-590-894</text:p>
          </table:table-cell>
          <table:table-cell office:value-type="string" calcext:value-type="string">
            <text:p>9275 High Crossing Avenue</text:p>
          </table:table-cell>
          <table:table-cell table:formula="of:=RANDBETWEEN(1;1833)" office:value-type="float" office:value="227" calcext:value-type="float">
            <text:p>227</text:p>
          </table:table-cell>
          <table:table-cell/>
          <table:table-cell table:formula="of:=CONCATENATE(&quot;(&quot;;[.A489];&quot;, &quot;;[.B489];&quot;, &quot;;[.C489];&quot;, '&quot;;[.D489];&quot; &quot;;[.E489];&quot;', '&quot;;[.F489];&quot; &quot;;[.G489];&quot;', '&quot;; [.H489]; &quot;'&quot;; [.I489];&quot;', '&quot;;[.J489];&quot;', '&quot;;[.K489];&quot;', &quot;;[.L489]; &quot;), &quot;)" office:value-type="string" office:string-value="(32038153, 2020488, 85790, 'Stanwood Merry', 'Keast Bonafacino', 'mbonafacinokg@tiny.cc'https://librenoticias.com/wp-content/uploads/2020/08/default-user-image.png', '966-590-894', '9275 High Crossing Avenue', 227), " calcext:value-type="string">
            <text:p>(32038153, 2020488, 85790, 'Stanwood Merry', 'Keast Bonafacino', 'mbonafacinokg@tiny.cc'https://librenoticias.com/wp-content/uploads/2020/08/default-user-image.png', '966-590-894', '9275 High Crossing Avenue', 22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5748883" calcext:value-type="float">
            <text:p>85748883</text:p>
          </table:table-cell>
          <table:table-cell office:value-type="float" office:value="2020489" calcext:value-type="float">
            <text:p>2020489</text:p>
          </table:table-cell>
          <table:table-cell table:formula="of:=RANDBETWEEN(1000; 99999)" office:value-type="float" office:value="98679" calcext:value-type="float">
            <text:p>98679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Towney</text:p>
          </table:table-cell>
          <table:table-cell office:value-type="string" calcext:value-type="string">
            <text:p>Kehir</text:p>
          </table:table-cell>
          <table:table-cell office:value-type="string" calcext:value-type="string">
            <text:p>Rashleigh</text:p>
          </table:table-cell>
          <table:table-cell office:value-type="string" calcext:value-type="string">
            <text:p>trashleigham@oakle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38-703-935</text:p>
          </table:table-cell>
          <table:table-cell office:value-type="string" calcext:value-type="string">
            <text:p>46020 4th Parkway</text:p>
          </table:table-cell>
          <table:table-cell table:formula="of:=RANDBETWEEN(1;1833)" office:value-type="float" office:value="1011" calcext:value-type="float">
            <text:p>1011</text:p>
          </table:table-cell>
          <table:table-cell/>
          <table:table-cell table:formula="of:=CONCATENATE(&quot;(&quot;;[.A490];&quot;, &quot;;[.B490];&quot;, &quot;;[.C490];&quot;, '&quot;;[.D490];&quot; &quot;;[.E490];&quot;', '&quot;;[.F490];&quot; &quot;;[.G490];&quot;', '&quot;; [.H490]; &quot;'&quot;; [.I490];&quot;', '&quot;;[.J490];&quot;', '&quot;;[.K490];&quot;', &quot;;[.L490]; &quot;), &quot;)" office:value-type="string" office:string-value="(85748883, 2020489, 98679, 'Frans Towney', 'Kehir Rashleigh', 'trashleigham@oakley.com'https://librenoticias.com/wp-content/uploads/2020/08/default-user-image.png', '638-703-935', '46020 4th Parkway', 1011), " calcext:value-type="string">
            <text:p>(85748883, 2020489, 98679, 'Frans Towney', 'Kehir Rashleigh', 'trashleigham@oakley.com'https://librenoticias.com/wp-content/uploads/2020/08/default-user-image.png', '638-703-935', '46020 4th Parkway', 101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1548327" calcext:value-type="float">
            <text:p>61548327</text:p>
          </table:table-cell>
          <table:table-cell office:value-type="float" office:value="2020490" calcext:value-type="float">
            <text:p>2020490</text:p>
          </table:table-cell>
          <table:table-cell table:formula="of:=RANDBETWEEN(1000; 99999)" office:value-type="float" office:value="39891" calcext:value-type="float">
            <text:p>39891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Kemmer</text:p>
          </table:table-cell>
          <table:table-cell office:value-type="string" calcext:value-type="string">
            <text:p>Niave</text:p>
          </table:table-cell>
          <table:table-cell office:value-type="string" calcext:value-type="string">
            <text:p>aniave4c@jugem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15-822-905</text:p>
          </table:table-cell>
          <table:table-cell office:value-type="string" calcext:value-type="string">
            <text:p>929 Golf View Circle</text:p>
          </table:table-cell>
          <table:table-cell table:formula="of:=RANDBETWEEN(1;1833)" office:value-type="float" office:value="1170" calcext:value-type="float">
            <text:p>1170</text:p>
          </table:table-cell>
          <table:table-cell/>
          <table:table-cell table:formula="of:=CONCATENATE(&quot;(&quot;;[.A491];&quot;, &quot;;[.B491];&quot;, &quot;;[.C491];&quot;, '&quot;;[.D491];&quot; &quot;;[.E491];&quot;', '&quot;;[.F491];&quot; &quot;;[.G491];&quot;', '&quot;; [.H491]; &quot;'&quot;; [.I491];&quot;', '&quot;;[.J491];&quot;', '&quot;;[.K491];&quot;', &quot;;[.L491]; &quot;), &quot;)" office:value-type="string" office:string-value="(61548327, 2020490, 39891, 'Kareem Alexandre', 'Kemmer Niave', 'aniave4c@jugem.jp'https://librenoticias.com/wp-content/uploads/2020/08/default-user-image.png', '415-822-905', '929 Golf View Circle', 1170), " calcext:value-type="string">
            <text:p>(61548327, 2020490, 39891, 'Kareem Alexandre', 'Kemmer Niave', 'aniave4c@jugem.jp'https://librenoticias.com/wp-content/uploads/2020/08/default-user-image.png', '415-822-905', '929 Golf View Circle', 117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5404899" calcext:value-type="float">
            <text:p>55404899</text:p>
          </table:table-cell>
          <table:table-cell office:value-type="float" office:value="2020491" calcext:value-type="float">
            <text:p>2020491</text:p>
          </table:table-cell>
          <table:table-cell table:formula="of:=RANDBETWEEN(1000; 99999)" office:value-type="float" office:value="66021" calcext:value-type="float">
            <text:p>66021</text:p>
          </table:table-cell>
          <table:table-cell office:value-type="string" calcext:value-type="string">
            <text:p>Maynord</text:p>
          </table:table-cell>
          <table:table-cell office:value-type="string" calcext:value-type="string">
            <text:p>Puff</text:p>
          </table:table-cell>
          <table:table-cell office:value-type="string" calcext:value-type="string">
            <text:p>Kennagh</text:p>
          </table:table-cell>
          <table:table-cell office:value-type="string" calcext:value-type="string">
            <text:p>Bidmead</text:p>
          </table:table-cell>
          <table:table-cell office:value-type="string" calcext:value-type="string">
            <text:p>pbidmeadeu@upenn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07-323-315</text:p>
          </table:table-cell>
          <table:table-cell office:value-type="string" calcext:value-type="string">
            <text:p>83 Springs Junction</text:p>
          </table:table-cell>
          <table:table-cell table:formula="of:=RANDBETWEEN(1;1833)" office:value-type="float" office:value="953" calcext:value-type="float">
            <text:p>953</text:p>
          </table:table-cell>
          <table:table-cell/>
          <table:table-cell table:formula="of:=CONCATENATE(&quot;(&quot;;[.A492];&quot;, &quot;;[.B492];&quot;, &quot;;[.C492];&quot;, '&quot;;[.D492];&quot; &quot;;[.E492];&quot;', '&quot;;[.F492];&quot; &quot;;[.G492];&quot;', '&quot;; [.H492]; &quot;'&quot;; [.I492];&quot;', '&quot;;[.J492];&quot;', '&quot;;[.K492];&quot;', &quot;;[.L492]; &quot;), &quot;)" office:value-type="string" office:string-value="(55404899, 2020491, 66021, 'Maynord Puff', 'Kennagh Bidmead', 'pbidmeadeu@upenn.edu'https://librenoticias.com/wp-content/uploads/2020/08/default-user-image.png', '107-323-315', '83 Springs Junction', 953), " calcext:value-type="string">
            <text:p>(55404899, 2020491, 66021, 'Maynord Puff', 'Kennagh Bidmead', 'pbidmeadeu@upenn.edu'https://librenoticias.com/wp-content/uploads/2020/08/default-user-image.png', '107-323-315', '83 Springs Junction', 95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2556217" calcext:value-type="float">
            <text:p>12556217</text:p>
          </table:table-cell>
          <table:table-cell office:value-type="float" office:value="2020492" calcext:value-type="float">
            <text:p>2020492</text:p>
          </table:table-cell>
          <table:table-cell table:formula="of:=RANDBETWEEN(1000; 99999)" office:value-type="float" office:value="4291" calcext:value-type="float">
            <text:p>4291</text:p>
          </table:table-cell>
          <table:table-cell office:value-type="string" calcext:value-type="string">
            <text:p>Isabeau</text:p>
          </table:table-cell>
          <table:table-cell office:value-type="string" calcext:value-type="string">
            <text:p>Kristi</text:p>
          </table:table-cell>
          <table:table-cell office:value-type="string" calcext:value-type="string">
            <text:p>Kennefick</text:p>
          </table:table-cell>
          <table:table-cell office:value-type="string" calcext:value-type="string">
            <text:p>Frounks</text:p>
          </table:table-cell>
          <table:table-cell office:value-type="string" calcext:value-type="string">
            <text:p>kfrounksf5@studiopres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25-930-873</text:p>
          </table:table-cell>
          <table:table-cell office:value-type="string" calcext:value-type="string">
            <text:p>76 Corben Parkway</text:p>
          </table:table-cell>
          <table:table-cell table:formula="of:=RANDBETWEEN(1;1833)" office:value-type="float" office:value="1482" calcext:value-type="float">
            <text:p>1482</text:p>
          </table:table-cell>
          <table:table-cell/>
          <table:table-cell table:formula="of:=CONCATENATE(&quot;(&quot;;[.A493];&quot;, &quot;;[.B493];&quot;, &quot;;[.C493];&quot;, '&quot;;[.D493];&quot; &quot;;[.E493];&quot;', '&quot;;[.F493];&quot; &quot;;[.G493];&quot;', '&quot;; [.H493]; &quot;'&quot;; [.I493];&quot;', '&quot;;[.J493];&quot;', '&quot;;[.K493];&quot;', &quot;;[.L493]; &quot;), &quot;)" office:value-type="string" office:string-value="(12556217, 2020492, 4291, 'Isabeau Kristi', 'Kennefick Frounks', 'kfrounksf5@studiopress.com'https://librenoticias.com/wp-content/uploads/2020/08/default-user-image.png', '425-930-873', '76 Corben Parkway', 1482), " calcext:value-type="string">
            <text:p>(12556217, 2020492, 4291, 'Isabeau Kristi', 'Kennefick Frounks', 'kfrounksf5@studiopress.com'https://librenoticias.com/wp-content/uploads/2020/08/default-user-image.png', '425-930-873', '76 Corben Parkway', 148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3729116" calcext:value-type="float">
            <text:p>53729116</text:p>
          </table:table-cell>
          <table:table-cell office:value-type="float" office:value="2020493" calcext:value-type="float">
            <text:p>2020493</text:p>
          </table:table-cell>
          <table:table-cell table:formula="of:=RANDBETWEEN(1000; 99999)" office:value-type="float" office:value="60812" calcext:value-type="float">
            <text:p>60812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Nikolaus</text:p>
          </table:table-cell>
          <table:table-cell office:value-type="string" calcext:value-type="string">
            <text:p>Ketts</text:p>
          </table:table-cell>
          <table:table-cell office:value-type="string" calcext:value-type="string">
            <text:p>Greggor</text:p>
          </table:table-cell>
          <table:table-cell office:value-type="string" calcext:value-type="string">
            <text:p>ngreggorh7@walmar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45-463-590</text:p>
          </table:table-cell>
          <table:table-cell office:value-type="string" calcext:value-type="string">
            <text:p>19380 Trailsway Parkway</text:p>
          </table:table-cell>
          <table:table-cell table:formula="of:=RANDBETWEEN(1;1833)" office:value-type="float" office:value="1649" calcext:value-type="float">
            <text:p>1649</text:p>
          </table:table-cell>
          <table:table-cell/>
          <table:table-cell table:formula="of:=CONCATENATE(&quot;(&quot;;[.A494];&quot;, &quot;;[.B494];&quot;, &quot;;[.C494];&quot;, '&quot;;[.D494];&quot; &quot;;[.E494];&quot;', '&quot;;[.F494];&quot; &quot;;[.G494];&quot;', '&quot;; [.H494]; &quot;'&quot;; [.I494];&quot;', '&quot;;[.J494];&quot;', '&quot;;[.K494];&quot;', &quot;;[.L494]; &quot;), &quot;)" office:value-type="string" office:string-value="(53729116, 2020493, 60812, 'Benjamin Nikolaus', 'Ketts Greggor', 'ngreggorh7@walmart.com'https://librenoticias.com/wp-content/uploads/2020/08/default-user-image.png', '345-463-590', '19380 Trailsway Parkway', 1649), " calcext:value-type="string">
            <text:p>(53729116, 2020493, 60812, 'Benjamin Nikolaus', 'Ketts Greggor', 'ngreggorh7@walmart.com'https://librenoticias.com/wp-content/uploads/2020/08/default-user-image.png', '345-463-590', '19380 Trailsway Parkway', 164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9607459" calcext:value-type="float">
            <text:p>99607459</text:p>
          </table:table-cell>
          <table:table-cell office:value-type="float" office:value="2020494" calcext:value-type="float">
            <text:p>2020494</text:p>
          </table:table-cell>
          <table:table-cell table:formula="of:=RANDBETWEEN(1000; 99999)" office:value-type="float" office:value="13586" calcext:value-type="float">
            <text:p>13586</text:p>
          </table:table-cell>
          <table:table-cell office:value-type="string" calcext:value-type="string">
            <text:p>Willem</text:p>
          </table:table-cell>
          <table:table-cell office:value-type="string" calcext:value-type="string">
            <text:p>Patten</text:p>
          </table:table-cell>
          <table:table-cell office:value-type="string" calcext:value-type="string">
            <text:p>Kidston</text:p>
          </table:table-cell>
          <table:table-cell office:value-type="string" calcext:value-type="string">
            <text:p>Bourget</text:p>
          </table:table-cell>
          <table:table-cell office:value-type="string" calcext:value-type="string">
            <text:p>pbourgeth5@reverbnatio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62-570-764</text:p>
          </table:table-cell>
          <table:table-cell office:value-type="string" calcext:value-type="string">
            <text:p>7527 Hauk Pass</text:p>
          </table:table-cell>
          <table:table-cell table:formula="of:=RANDBETWEEN(1;1833)" office:value-type="float" office:value="584" calcext:value-type="float">
            <text:p>584</text:p>
          </table:table-cell>
          <table:table-cell/>
          <table:table-cell table:formula="of:=CONCATENATE(&quot;(&quot;;[.A495];&quot;, &quot;;[.B495];&quot;, &quot;;[.C495];&quot;, '&quot;;[.D495];&quot; &quot;;[.E495];&quot;', '&quot;;[.F495];&quot; &quot;;[.G495];&quot;', '&quot;; [.H495]; &quot;'&quot;; [.I495];&quot;', '&quot;;[.J495];&quot;', '&quot;;[.K495];&quot;', &quot;;[.L495]; &quot;), &quot;)" office:value-type="string" office:string-value="(99607459, 2020494, 13586, 'Willem Patten', 'Kidston Bourget', 'pbourgeth5@reverbnation.com'https://librenoticias.com/wp-content/uploads/2020/08/default-user-image.png', '662-570-764', '7527 Hauk Pass', 584), " calcext:value-type="string">
            <text:p>(99607459, 2020494, 13586, 'Willem Patten', 'Kidston Bourget', 'pbourgeth5@reverbnation.com'https://librenoticias.com/wp-content/uploads/2020/08/default-user-image.png', '662-570-764', '7527 Hauk Pass', 58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6088190" calcext:value-type="float">
            <text:p>36088190</text:p>
          </table:table-cell>
          <table:table-cell office:value-type="float" office:value="2020495" calcext:value-type="float">
            <text:p>2020495</text:p>
          </table:table-cell>
          <table:table-cell table:formula="of:=RANDBETWEEN(1000; 99999)" office:value-type="float" office:value="54856" calcext:value-type="float">
            <text:p>54856</text:p>
          </table:table-cell>
          <table:table-cell office:value-type="string" calcext:value-type="string">
            <text:p>Mendel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Kieff</text:p>
          </table:table-cell>
          <table:table-cell office:value-type="string" calcext:value-type="string">
            <text:p>Edgler</text:p>
          </table:table-cell>
          <table:table-cell office:value-type="string" calcext:value-type="string">
            <text:p>wedgleraq@spotif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80-560-945</text:p>
          </table:table-cell>
          <table:table-cell office:value-type="string" calcext:value-type="string">
            <text:p>1816 Tennessee Alley</text:p>
          </table:table-cell>
          <table:table-cell table:formula="of:=RANDBETWEEN(1;1833)" office:value-type="float" office:value="294" calcext:value-type="float">
            <text:p>294</text:p>
          </table:table-cell>
          <table:table-cell/>
          <table:table-cell table:formula="of:=CONCATENATE(&quot;(&quot;;[.A496];&quot;, &quot;;[.B496];&quot;, &quot;;[.C496];&quot;, '&quot;;[.D496];&quot; &quot;;[.E496];&quot;', '&quot;;[.F496];&quot; &quot;;[.G496];&quot;', '&quot;; [.H496]; &quot;'&quot;; [.I496];&quot;', '&quot;;[.J496];&quot;', '&quot;;[.K496];&quot;', &quot;;[.L496]; &quot;), &quot;)" office:value-type="string" office:string-value="(36088190, 2020495, 54856, 'Mendel Wylie', 'Kieff Edgler', 'wedgleraq@spotify.com'https://librenoticias.com/wp-content/uploads/2020/08/default-user-image.png', '280-560-945', '1816 Tennessee Alley', 294), " calcext:value-type="string">
            <text:p>(36088190, 2020495, 54856, 'Mendel Wylie', 'Kieff Edgler', 'wedgleraq@spotify.com'https://librenoticias.com/wp-content/uploads/2020/08/default-user-image.png', '280-560-945', '1816 Tennessee Alley', 29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6015241" calcext:value-type="float">
            <text:p>96015241</text:p>
          </table:table-cell>
          <table:table-cell office:value-type="float" office:value="2020496" calcext:value-type="float">
            <text:p>2020496</text:p>
          </table:table-cell>
          <table:table-cell table:formula="of:=RANDBETWEEN(1000; 99999)" office:value-type="float" office:value="10588" calcext:value-type="float">
            <text:p>10588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Kilduff</text:p>
          </table:table-cell>
          <table:table-cell office:value-type="string" calcext:value-type="string">
            <text:p>McClements</text:p>
          </table:table-cell>
          <table:table-cell office:value-type="string" calcext:value-type="string">
            <text:p>rmcclements67@who.in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85-232-115</text:p>
          </table:table-cell>
          <table:table-cell office:value-type="string" calcext:value-type="string">
            <text:p>08114 Golf View Alley</text:p>
          </table:table-cell>
          <table:table-cell table:formula="of:=RANDBETWEEN(1;1833)" office:value-type="float" office:value="931" calcext:value-type="float">
            <text:p>931</text:p>
          </table:table-cell>
          <table:table-cell/>
          <table:table-cell table:formula="of:=CONCATENATE(&quot;(&quot;;[.A497];&quot;, &quot;;[.B497];&quot;, &quot;;[.C497];&quot;, '&quot;;[.D497];&quot; &quot;;[.E497];&quot;', '&quot;;[.F497];&quot; &quot;;[.G497];&quot;', '&quot;; [.H497]; &quot;'&quot;; [.I497];&quot;', '&quot;;[.J497];&quot;', '&quot;;[.K497];&quot;', &quot;;[.L497]; &quot;), &quot;)" office:value-type="string" office:string-value="(96015241, 2020496, 10588, 'Sidney Reynolds', 'Kilduff McClements', 'rmcclements67@who.int'https://librenoticias.com/wp-content/uploads/2020/08/default-user-image.png', '885-232-115', '08114 Golf View Alley', 931), " calcext:value-type="string">
            <text:p>(96015241, 2020496, 10588, 'Sidney Reynolds', 'Kilduff McClements', 'rmcclements67@who.int'https://librenoticias.com/wp-content/uploads/2020/08/default-user-image.png', '885-232-115', '08114 Golf View Alley', 93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0953904" calcext:value-type="float">
            <text:p>20953904</text:p>
          </table:table-cell>
          <table:table-cell office:value-type="float" office:value="2020497" calcext:value-type="float">
            <text:p>2020497</text:p>
          </table:table-cell>
          <table:table-cell table:formula="of:=RANDBETWEEN(1000; 99999)" office:value-type="float" office:value="62256" calcext:value-type="float">
            <text:p>62256</text:p>
          </table:table-cell>
          <table:table-cell office:value-type="string" calcext:value-type="string">
            <text:p>Philomena</text:p>
          </table:table-cell>
          <table:table-cell office:value-type="string" calcext:value-type="string">
            <text:p>Inge</text:p>
          </table:table-cell>
          <table:table-cell office:value-type="string" calcext:value-type="string">
            <text:p>Killcross</text:p>
          </table:table-cell>
          <table:table-cell office:value-type="string" calcext:value-type="string">
            <text:p>Aldwick</text:p>
          </table:table-cell>
          <table:table-cell office:value-type="string" calcext:value-type="string">
            <text:p>ialdwickft@desdev.cn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05-543-689</text:p>
          </table:table-cell>
          <table:table-cell office:value-type="string" calcext:value-type="string">
            <text:p>21 Arizona Avenue</text:p>
          </table:table-cell>
          <table:table-cell table:formula="of:=RANDBETWEEN(1;1833)" office:value-type="float" office:value="743" calcext:value-type="float">
            <text:p>743</text:p>
          </table:table-cell>
          <table:table-cell/>
          <table:table-cell table:formula="of:=CONCATENATE(&quot;(&quot;;[.A498];&quot;, &quot;;[.B498];&quot;, &quot;;[.C498];&quot;, '&quot;;[.D498];&quot; &quot;;[.E498];&quot;', '&quot;;[.F498];&quot; &quot;;[.G498];&quot;', '&quot;; [.H498]; &quot;'&quot;; [.I498];&quot;', '&quot;;[.J498];&quot;', '&quot;;[.K498];&quot;', &quot;;[.L498]; &quot;), &quot;)" office:value-type="string" office:string-value="(20953904, 2020497, 62256, 'Philomena Inge', 'Killcross Aldwick', 'ialdwickft@desdev.cn'https://librenoticias.com/wp-content/uploads/2020/08/default-user-image.png', '905-543-689', '21 Arizona Avenue', 743), " calcext:value-type="string">
            <text:p>(20953904, 2020497, 62256, 'Philomena Inge', 'Killcross Aldwick', 'ialdwickft@desdev.cn'https://librenoticias.com/wp-content/uploads/2020/08/default-user-image.png', '905-543-689', '21 Arizona Avenue', 74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1014856" calcext:value-type="float">
            <text:p>31014856</text:p>
          </table:table-cell>
          <table:table-cell office:value-type="float" office:value="2020498" calcext:value-type="float">
            <text:p>2020498</text:p>
          </table:table-cell>
          <table:table-cell table:formula="of:=RANDBETWEEN(1000; 99999)" office:value-type="float" office:value="97285" calcext:value-type="float">
            <text:p>97285</text:p>
          </table:table-cell>
          <table:table-cell office:value-type="string" calcext:value-type="string">
            <text:p>Jayson</text:p>
          </table:table-cell>
          <table:table-cell office:value-type="string" calcext:value-type="string">
            <text:p>Frederic</text:p>
          </table:table-cell>
          <table:table-cell office:value-type="string" calcext:value-type="string">
            <text:p>Killingsworth</text:p>
          </table:table-cell>
          <table:table-cell office:value-type="string" calcext:value-type="string">
            <text:p>Tuckie</text:p>
          </table:table-cell>
          <table:table-cell office:value-type="string" calcext:value-type="string">
            <text:p>ftuckiedd@ow.ly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35-386-821</text:p>
          </table:table-cell>
          <table:table-cell office:value-type="string" calcext:value-type="string">
            <text:p>47 Gina Point</text:p>
          </table:table-cell>
          <table:table-cell table:formula="of:=RANDBETWEEN(1;1833)" office:value-type="float" office:value="472" calcext:value-type="float">
            <text:p>472</text:p>
          </table:table-cell>
          <table:table-cell/>
          <table:table-cell table:formula="of:=CONCATENATE(&quot;(&quot;;[.A499];&quot;, &quot;;[.B499];&quot;, &quot;;[.C499];&quot;, '&quot;;[.D499];&quot; &quot;;[.E499];&quot;', '&quot;;[.F499];&quot; &quot;;[.G499];&quot;', '&quot;; [.H499]; &quot;'&quot;; [.I499];&quot;', '&quot;;[.J499];&quot;', '&quot;;[.K499];&quot;', &quot;;[.L499]; &quot;), &quot;)" office:value-type="string" office:string-value="(31014856, 2020498, 97285, 'Jayson Frederic', 'Killingsworth Tuckie', 'ftuckiedd@ow.ly'https://librenoticias.com/wp-content/uploads/2020/08/default-user-image.png', '535-386-821', '47 Gina Point', 472), " calcext:value-type="string">
            <text:p>(31014856, 2020498, 97285, 'Jayson Frederic', 'Killingsworth Tuckie', 'ftuckiedd@ow.ly'https://librenoticias.com/wp-content/uploads/2020/08/default-user-image.png', '535-386-821', '47 Gina Point', 47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0413542" calcext:value-type="float">
            <text:p>10413542</text:p>
          </table:table-cell>
          <table:table-cell office:value-type="float" office:value="2020499" calcext:value-type="float">
            <text:p>2020499</text:p>
          </table:table-cell>
          <table:table-cell table:formula="of:=RANDBETWEEN(1000; 99999)" office:value-type="float" office:value="26907" calcext:value-type="float">
            <text:p>26907</text:p>
          </table:table-cell>
          <table:table-cell office:value-type="string" calcext:value-type="string">
            <text:p>Milicent</text:p>
          </table:table-cell>
          <table:table-cell office:value-type="string" calcext:value-type="string">
            <text:p>Jacquenette</text:p>
          </table:table-cell>
          <table:table-cell office:value-type="string" calcext:value-type="string">
            <text:p>Kimpton</text:p>
          </table:table-cell>
          <table:table-cell office:value-type="string" calcext:value-type="string">
            <text:p>Oddey</text:p>
          </table:table-cell>
          <table:table-cell office:value-type="string" calcext:value-type="string">
            <text:p>joddeyms@reuter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25-474-335</text:p>
          </table:table-cell>
          <table:table-cell office:value-type="string" calcext:value-type="string">
            <text:p>3551 Dryden Drive</text:p>
          </table:table-cell>
          <table:table-cell table:formula="of:=RANDBETWEEN(1;1833)" office:value-type="float" office:value="53" calcext:value-type="float">
            <text:p>53</text:p>
          </table:table-cell>
          <table:table-cell/>
          <table:table-cell table:formula="of:=CONCATENATE(&quot;(&quot;;[.A500];&quot;, &quot;;[.B500];&quot;, &quot;;[.C500];&quot;, '&quot;;[.D500];&quot; &quot;;[.E500];&quot;', '&quot;;[.F500];&quot; &quot;;[.G500];&quot;', '&quot;; [.H500]; &quot;'&quot;; [.I500];&quot;', '&quot;;[.J500];&quot;', '&quot;;[.K500];&quot;', &quot;;[.L500]; &quot;), &quot;)" office:value-type="string" office:string-value="(10413542, 2020499, 26907, 'Milicent Jacquenette', 'Kimpton Oddey', 'joddeyms@reuters.com'https://librenoticias.com/wp-content/uploads/2020/08/default-user-image.png', '225-474-335', '3551 Dryden Drive', 53), " calcext:value-type="string">
            <text:p>(10413542, 2020499, 26907, 'Milicent Jacquenette', 'Kimpton Oddey', 'joddeyms@reuters.com'https://librenoticias.com/wp-content/uploads/2020/08/default-user-image.png', '225-474-335', '3551 Dryden Drive', 5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3040114" calcext:value-type="float">
            <text:p>63040114</text:p>
          </table:table-cell>
          <table:table-cell office:value-type="float" office:value="2020500" calcext:value-type="float">
            <text:p>2020500</text:p>
          </table:table-cell>
          <table:table-cell table:formula="of:=RANDBETWEEN(1000; 99999)" office:value-type="float" office:value="5949" calcext:value-type="float">
            <text:p>5949</text:p>
          </table:table-cell>
          <table:table-cell office:value-type="string" calcext:value-type="string">
            <text:p>Aldous</text:p>
          </table:table-cell>
          <table:table-cell office:value-type="string" calcext:value-type="string">
            <text:p>Raimund</text:p>
          </table:table-cell>
          <table:table-cell office:value-type="string" calcext:value-type="string">
            <text:p>Kindleysides</text:p>
          </table:table-cell>
          <table:table-cell office:value-type="string" calcext:value-type="string">
            <text:p>Younger</text:p>
          </table:table-cell>
          <table:table-cell office:value-type="string" calcext:value-type="string">
            <text:p>ryoungerj3@shinysta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69-278-579</text:p>
          </table:table-cell>
          <table:table-cell office:value-type="string" calcext:value-type="string">
            <text:p>20311 Tennessee Road</text:p>
          </table:table-cell>
          <table:table-cell table:formula="of:=RANDBETWEEN(1;1833)" office:value-type="float" office:value="711" calcext:value-type="float">
            <text:p>711</text:p>
          </table:table-cell>
          <table:table-cell/>
          <table:table-cell table:formula="of:=CONCATENATE(&quot;(&quot;;[.A501];&quot;, &quot;;[.B501];&quot;, &quot;;[.C501];&quot;, '&quot;;[.D501];&quot; &quot;;[.E501];&quot;', '&quot;;[.F501];&quot; &quot;;[.G501];&quot;', '&quot;; [.H501]; &quot;'&quot;; [.I501];&quot;', '&quot;;[.J501];&quot;', '&quot;;[.K501];&quot;', &quot;;[.L501]; &quot;), &quot;)" office:value-type="string" office:string-value="(63040114, 2020500, 5949, 'Aldous Raimund', 'Kindleysides Younger', 'ryoungerj3@shinystat.com'https://librenoticias.com/wp-content/uploads/2020/08/default-user-image.png', '369-278-579', '20311 Tennessee Road', 711), " calcext:value-type="string">
            <text:p>(63040114, 2020500, 5949, 'Aldous Raimund', 'Kindleysides Younger', 'ryoungerj3@shinystat.com'https://librenoticias.com/wp-content/uploads/2020/08/default-user-image.png', '369-278-579', '20311 Tennessee Road', 71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4239586" calcext:value-type="float">
            <text:p>34239586</text:p>
          </table:table-cell>
          <table:table-cell office:value-type="float" office:value="2020501" calcext:value-type="float">
            <text:p>2020501</text:p>
          </table:table-cell>
          <table:table-cell table:formula="of:=RANDBETWEEN(1000; 99999)" office:value-type="float" office:value="86140" calcext:value-type="float">
            <text:p>86140</text:p>
          </table:table-cell>
          <table:table-cell office:value-type="string" calcext:value-type="string">
            <text:p>Emogene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Kington</text:p>
          </table:table-cell>
          <table:table-cell office:value-type="string" calcext:value-type="string">
            <text:p>Mobberley</text:p>
          </table:table-cell>
          <table:table-cell office:value-type="string" calcext:value-type="string">
            <text:p>vmobberleyiz@omnitur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42-549-868</text:p>
          </table:table-cell>
          <table:table-cell office:value-type="string" calcext:value-type="string">
            <text:p>3656 High Crossing Terrace</text:p>
          </table:table-cell>
          <table:table-cell table:formula="of:=RANDBETWEEN(1;1833)" office:value-type="float" office:value="112" calcext:value-type="float">
            <text:p>112</text:p>
          </table:table-cell>
          <table:table-cell/>
          <table:table-cell table:formula="of:=CONCATENATE(&quot;(&quot;;[.A502];&quot;, &quot;;[.B502];&quot;, &quot;;[.C502];&quot;, '&quot;;[.D502];&quot; &quot;;[.E502];&quot;', '&quot;;[.F502];&quot; &quot;;[.G502];&quot;', '&quot;; [.H502]; &quot;'&quot;; [.I502];&quot;', '&quot;;[.J502];&quot;', '&quot;;[.K502];&quot;', &quot;;[.L502]; &quot;), &quot;)" office:value-type="string" office:string-value="(34239586, 2020501, 86140, 'Emogene Vin', 'Kington Mobberley', 'vmobberleyiz@omniture.com'https://librenoticias.com/wp-content/uploads/2020/08/default-user-image.png', '942-549-868', '3656 High Crossing Terrace', 112), " calcext:value-type="string">
            <text:p>(34239586, 2020501, 86140, 'Emogene Vin', 'Kington Mobberley', 'vmobberleyiz@omniture.com'https://librenoticias.com/wp-content/uploads/2020/08/default-user-image.png', '942-549-868', '3656 High Crossing Terrace', 11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2689322" calcext:value-type="float">
            <text:p>42689322</text:p>
          </table:table-cell>
          <table:table-cell office:value-type="float" office:value="2020502" calcext:value-type="float">
            <text:p>2020502</text:p>
          </table:table-cell>
          <table:table-cell table:formula="of:=RANDBETWEEN(1000; 99999)" office:value-type="float" office:value="9302" calcext:value-type="float">
            <text:p>9302</text:p>
          </table:table-cell>
          <table:table-cell office:value-type="string" calcext:value-type="string">
            <text:p>Cherri</text:p>
          </table:table-cell>
          <table:table-cell office:value-type="string" calcext:value-type="string">
            <text:p>Joyan</text:p>
          </table:table-cell>
          <table:table-cell office:value-type="string" calcext:value-type="string">
            <text:p>Klawi</text:p>
          </table:table-cell>
          <table:table-cell office:value-type="string" calcext:value-type="string">
            <text:p>Buxcy</text:p>
          </table:table-cell>
          <table:table-cell office:value-type="string" calcext:value-type="string">
            <text:p>jbuxcylx@sfgat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08-988-229</text:p>
          </table:table-cell>
          <table:table-cell office:value-type="string" calcext:value-type="string">
            <text:p>956 Village Green Drive</text:p>
          </table:table-cell>
          <table:table-cell table:formula="of:=RANDBETWEEN(1;1833)" office:value-type="float" office:value="723" calcext:value-type="float">
            <text:p>723</text:p>
          </table:table-cell>
          <table:table-cell/>
          <table:table-cell table:formula="of:=CONCATENATE(&quot;(&quot;;[.A503];&quot;, &quot;;[.B503];&quot;, &quot;;[.C503];&quot;, '&quot;;[.D503];&quot; &quot;;[.E503];&quot;', '&quot;;[.F503];&quot; &quot;;[.G503];&quot;', '&quot;; [.H503]; &quot;'&quot;; [.I503];&quot;', '&quot;;[.J503];&quot;', '&quot;;[.K503];&quot;', &quot;;[.L503]; &quot;), &quot;)" office:value-type="string" office:string-value="(42689322, 2020502, 9302, 'Cherri Joyan', 'Klawi Buxcy', 'jbuxcylx@sfgate.com'https://librenoticias.com/wp-content/uploads/2020/08/default-user-image.png', '808-988-229', '956 Village Green Drive', 723), " calcext:value-type="string">
            <text:p>(42689322, 2020502, 9302, 'Cherri Joyan', 'Klawi Buxcy', 'jbuxcylx@sfgate.com'https://librenoticias.com/wp-content/uploads/2020/08/default-user-image.png', '808-988-229', '956 Village Green Drive', 72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2143497" calcext:value-type="float">
            <text:p>12143497</text:p>
          </table:table-cell>
          <table:table-cell office:value-type="float" office:value="2020503" calcext:value-type="float">
            <text:p>2020503</text:p>
          </table:table-cell>
          <table:table-cell table:formula="of:=RANDBETWEEN(1000; 99999)" office:value-type="float" office:value="51261" calcext:value-type="float">
            <text:p>51261</text:p>
          </table:table-cell>
          <table:table-cell office:value-type="string" calcext:value-type="string">
            <text:p>Charyl</text:p>
          </table:table-cell>
          <table:table-cell office:value-type="string" calcext:value-type="string">
            <text:p>Jo ann</text:p>
          </table:table-cell>
          <table:table-cell office:value-type="string" calcext:value-type="string">
            <text:p>Klebes</text:p>
          </table:table-cell>
          <table:table-cell office:value-type="string" calcext:value-type="string">
            <text:p>Hayton</text:p>
          </table:table-cell>
          <table:table-cell office:value-type="string" calcext:value-type="string">
            <text:p>jhaytonny@pbs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67-510-263</text:p>
          </table:table-cell>
          <table:table-cell office:value-type="string" calcext:value-type="string">
            <text:p>90794 Mesta Hill</text:p>
          </table:table-cell>
          <table:table-cell table:formula="of:=RANDBETWEEN(1;1833)" office:value-type="float" office:value="1713" calcext:value-type="float">
            <text:p>1713</text:p>
          </table:table-cell>
          <table:table-cell/>
          <table:table-cell table:formula="of:=CONCATENATE(&quot;(&quot;;[.A504];&quot;, &quot;;[.B504];&quot;, &quot;;[.C504];&quot;, '&quot;;[.D504];&quot; &quot;;[.E504];&quot;', '&quot;;[.F504];&quot; &quot;;[.G504];&quot;', '&quot;; [.H504]; &quot;'&quot;; [.I504];&quot;', '&quot;;[.J504];&quot;', '&quot;;[.K504];&quot;', &quot;;[.L504]; &quot;), &quot;)" office:value-type="string" office:string-value="(12143497, 2020503, 51261, 'Charyl Jo ann', 'Klebes Hayton', 'jhaytonny@pbs.org'https://librenoticias.com/wp-content/uploads/2020/08/default-user-image.png', '267-510-263', '90794 Mesta Hill', 1713), " calcext:value-type="string">
            <text:p>(12143497, 2020503, 51261, 'Charyl Jo ann', 'Klebes Hayton', 'jhaytonny@pbs.org'https://librenoticias.com/wp-content/uploads/2020/08/default-user-image.png', '267-510-263', '90794 Mesta Hill', 171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0861260" calcext:value-type="float">
            <text:p>90861260</text:p>
          </table:table-cell>
          <table:table-cell office:value-type="float" office:value="2020504" calcext:value-type="float">
            <text:p>2020504</text:p>
          </table:table-cell>
          <table:table-cell table:formula="of:=RANDBETWEEN(1000; 99999)" office:value-type="float" office:value="18325" calcext:value-type="float">
            <text:p>18325</text:p>
          </table:table-cell>
          <table:table-cell office:value-type="string" calcext:value-type="string">
            <text:p>Ric</text:p>
          </table:table-cell>
          <table:table-cell office:value-type="string" calcext:value-type="string">
            <text:p>Eadmund</text:p>
          </table:table-cell>
          <table:table-cell office:value-type="string" calcext:value-type="string">
            <text:p>Klementz</text:p>
          </table:table-cell>
          <table:table-cell office:value-type="string" calcext:value-type="string">
            <text:p>Finker</text:p>
          </table:table-cell>
          <table:table-cell office:value-type="string" calcext:value-type="string">
            <text:p>efinkerib@dropbox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78-321-182</text:p>
          </table:table-cell>
          <table:table-cell office:value-type="string" calcext:value-type="string">
            <text:p>3 Acker Center</text:p>
          </table:table-cell>
          <table:table-cell table:formula="of:=RANDBETWEEN(1;1833)" office:value-type="float" office:value="1439" calcext:value-type="float">
            <text:p>1439</text:p>
          </table:table-cell>
          <table:table-cell/>
          <table:table-cell table:formula="of:=CONCATENATE(&quot;(&quot;;[.A505];&quot;, &quot;;[.B505];&quot;, &quot;;[.C505];&quot;, '&quot;;[.D505];&quot; &quot;;[.E505];&quot;', '&quot;;[.F505];&quot; &quot;;[.G505];&quot;', '&quot;; [.H505]; &quot;'&quot;; [.I505];&quot;', '&quot;;[.J505];&quot;', '&quot;;[.K505];&quot;', &quot;;[.L505]; &quot;), &quot;)" office:value-type="string" office:string-value="(90861260, 2020504, 18325, 'Ric Eadmund', 'Klementz Finker', 'efinkerib@dropbox.com'https://librenoticias.com/wp-content/uploads/2020/08/default-user-image.png', '178-321-182', '3 Acker Center', 1439), " calcext:value-type="string">
            <text:p>(90861260, 2020504, 18325, 'Ric Eadmund', 'Klementz Finker', 'efinkerib@dropbox.com'https://librenoticias.com/wp-content/uploads/2020/08/default-user-image.png', '178-321-182', '3 Acker Center', 143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2003521" calcext:value-type="float">
            <text:p>62003521</text:p>
          </table:table-cell>
          <table:table-cell office:value-type="float" office:value="2020505" calcext:value-type="float">
            <text:p>2020505</text:p>
          </table:table-cell>
          <table:table-cell table:formula="of:=RANDBETWEEN(1000; 99999)" office:value-type="float" office:value="4679" calcext:value-type="float">
            <text:p>4679</text:p>
          </table:table-cell>
          <table:table-cell office:value-type="string" calcext:value-type="string">
            <text:p>Garrek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Klimecki</text:p>
          </table:table-cell>
          <table:table-cell office:value-type="string" calcext:value-type="string">
            <text:p>Probert</text:p>
          </table:table-cell>
          <table:table-cell office:value-type="string" calcext:value-type="string">
            <text:p>pprobert5h@us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93-318-233</text:p>
          </table:table-cell>
          <table:table-cell office:value-type="string" calcext:value-type="string">
            <text:p>0 Florence Hill</text:p>
          </table:table-cell>
          <table:table-cell table:formula="of:=RANDBETWEEN(1;1833)" office:value-type="float" office:value="1349" calcext:value-type="float">
            <text:p>1349</text:p>
          </table:table-cell>
          <table:table-cell/>
          <table:table-cell table:formula="of:=CONCATENATE(&quot;(&quot;;[.A506];&quot;, &quot;;[.B506];&quot;, &quot;;[.C506];&quot;, '&quot;;[.D506];&quot; &quot;;[.E506];&quot;', '&quot;;[.F506];&quot; &quot;;[.G506];&quot;', '&quot;; [.H506]; &quot;'&quot;; [.I506];&quot;', '&quot;;[.J506];&quot;', '&quot;;[.K506];&quot;', &quot;;[.L506]; &quot;), &quot;)" office:value-type="string" office:string-value="(62003521, 2020505, 4679, 'Garrek Patrice', 'Klimecki Probert', 'pprobert5h@usa.gov'https://librenoticias.com/wp-content/uploads/2020/08/default-user-image.png', '493-318-233', '0 Florence Hill', 1349), " calcext:value-type="string">
            <text:p>(62003521, 2020505, 4679, 'Garrek Patrice', 'Klimecki Probert', 'pprobert5h@usa.gov'https://librenoticias.com/wp-content/uploads/2020/08/default-user-image.png', '493-318-233', '0 Florence Hill', 134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2021811" calcext:value-type="float">
            <text:p>82021811</text:p>
          </table:table-cell>
          <table:table-cell office:value-type="float" office:value="2020506" calcext:value-type="float">
            <text:p>2020506</text:p>
          </table:table-cell>
          <table:table-cell table:formula="of:=RANDBETWEEN(1000; 99999)" office:value-type="float" office:value="53223" calcext:value-type="float">
            <text:p>53223</text:p>
          </table:table-cell>
          <table:table-cell office:value-type="string" calcext:value-type="string">
            <text:p>Rafaellle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Klus</text:p>
          </table:table-cell>
          <table:table-cell office:value-type="string" calcext:value-type="string">
            <text:p>Cady</text:p>
          </table:table-cell>
          <table:table-cell office:value-type="string" calcext:value-type="string">
            <text:p>acady9l@hp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57-558-800</text:p>
          </table:table-cell>
          <table:table-cell office:value-type="string" calcext:value-type="string">
            <text:p>5 Forest Circle</text:p>
          </table:table-cell>
          <table:table-cell table:formula="of:=RANDBETWEEN(1;1833)" office:value-type="float" office:value="1239" calcext:value-type="float">
            <text:p>1239</text:p>
          </table:table-cell>
          <table:table-cell/>
          <table:table-cell table:formula="of:=CONCATENATE(&quot;(&quot;;[.A507];&quot;, &quot;;[.B507];&quot;, &quot;;[.C507];&quot;, '&quot;;[.D507];&quot; &quot;;[.E507];&quot;', '&quot;;[.F507];&quot; &quot;;[.G507];&quot;', '&quot;; [.H507]; &quot;'&quot;; [.I507];&quot;', '&quot;;[.J507];&quot;', '&quot;;[.K507];&quot;', &quot;;[.L507]; &quot;), &quot;)" office:value-type="string" office:string-value="(82021811, 2020506, 53223, 'Rafaellle Adler', 'Klus Cady', 'acady9l@hp.com'https://librenoticias.com/wp-content/uploads/2020/08/default-user-image.png', '657-558-800', '5 Forest Circle', 1239), " calcext:value-type="string">
            <text:p>(82021811, 2020506, 53223, 'Rafaellle Adler', 'Klus Cady', 'acady9l@hp.com'https://librenoticias.com/wp-content/uploads/2020/08/default-user-image.png', '657-558-800', '5 Forest Circle', 123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1466375" calcext:value-type="float">
            <text:p>41466375</text:p>
          </table:table-cell>
          <table:table-cell office:value-type="float" office:value="2020507" calcext:value-type="float">
            <text:p>2020507</text:p>
          </table:table-cell>
          <table:table-cell table:formula="of:=RANDBETWEEN(1000; 99999)" office:value-type="float" office:value="92979" calcext:value-type="float">
            <text:p>92979</text:p>
          </table:table-cell>
          <table:table-cell office:value-type="string" calcext:value-type="string">
            <text:p>Delila</text:p>
          </table:table-cell>
          <table:table-cell office:value-type="string" calcext:value-type="string">
            <text:p>Marti</text:p>
          </table:table-cell>
          <table:table-cell office:value-type="string" calcext:value-type="string">
            <text:p>Knibley</text:p>
          </table:table-cell>
          <table:table-cell office:value-type="string" calcext:value-type="string">
            <text:p>Struthers</text:p>
          </table:table-cell>
          <table:table-cell office:value-type="string" calcext:value-type="string">
            <text:p>mstruthers5d@google.com.h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34-812-913</text:p>
          </table:table-cell>
          <table:table-cell office:value-type="string" calcext:value-type="string">
            <text:p>649 Sutherland Park</text:p>
          </table:table-cell>
          <table:table-cell table:formula="of:=RANDBETWEEN(1;1833)" office:value-type="float" office:value="1242" calcext:value-type="float">
            <text:p>1242</text:p>
          </table:table-cell>
          <table:table-cell/>
          <table:table-cell table:formula="of:=CONCATENATE(&quot;(&quot;;[.A508];&quot;, &quot;;[.B508];&quot;, &quot;;[.C508];&quot;, '&quot;;[.D508];&quot; &quot;;[.E508];&quot;', '&quot;;[.F508];&quot; &quot;;[.G508];&quot;', '&quot;; [.H508]; &quot;'&quot;; [.I508];&quot;', '&quot;;[.J508];&quot;', '&quot;;[.K508];&quot;', &quot;;[.L508]; &quot;), &quot;)" office:value-type="string" office:string-value="(41466375, 2020507, 92979, 'Delila Marti', 'Knibley Struthers', 'mstruthers5d@google.com.hk'https://librenoticias.com/wp-content/uploads/2020/08/default-user-image.png', '434-812-913', '649 Sutherland Park', 1242), " calcext:value-type="string">
            <text:p>(41466375, 2020507, 92979, 'Delila Marti', 'Knibley Struthers', 'mstruthers5d@google.com.hk'https://librenoticias.com/wp-content/uploads/2020/08/default-user-image.png', '434-812-913', '649 Sutherland Park', 124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3025696" calcext:value-type="float">
            <text:p>93025696</text:p>
          </table:table-cell>
          <table:table-cell office:value-type="float" office:value="2020508" calcext:value-type="float">
            <text:p>2020508</text:p>
          </table:table-cell>
          <table:table-cell table:formula="of:=RANDBETWEEN(1000; 99999)" office:value-type="float" office:value="53350" calcext:value-type="float">
            <text:p>53350</text:p>
          </table:table-cell>
          <table:table-cell office:value-type="string" calcext:value-type="string">
            <text:p>Beverlee</text:p>
          </table:table-cell>
          <table:table-cell office:value-type="string" calcext:value-type="string">
            <text:p>Kerri</text:p>
          </table:table-cell>
          <table:table-cell office:value-type="string" calcext:value-type="string">
            <text:p>Knightsbridge</text:p>
          </table:table-cell>
          <table:table-cell office:value-type="string" calcext:value-type="string">
            <text:p>Sheal</text:p>
          </table:table-cell>
          <table:table-cell office:value-type="string" calcext:value-type="string">
            <text:p>kshealra@ms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01-909-601</text:p>
          </table:table-cell>
          <table:table-cell office:value-type="string" calcext:value-type="string">
            <text:p>9 Moland Crossing</text:p>
          </table:table-cell>
          <table:table-cell table:formula="of:=RANDBETWEEN(1;1833)" office:value-type="float" office:value="131" calcext:value-type="float">
            <text:p>131</text:p>
          </table:table-cell>
          <table:table-cell/>
          <table:table-cell table:formula="of:=CONCATENATE(&quot;(&quot;;[.A509];&quot;, &quot;;[.B509];&quot;, &quot;;[.C509];&quot;, '&quot;;[.D509];&quot; &quot;;[.E509];&quot;', '&quot;;[.F509];&quot; &quot;;[.G509];&quot;', '&quot;; [.H509]; &quot;'&quot;; [.I509];&quot;', '&quot;;[.J509];&quot;', '&quot;;[.K509];&quot;', &quot;;[.L509]; &quot;), &quot;)" office:value-type="string" office:string-value="(93025696, 2020508, 53350, 'Beverlee Kerri', 'Knightsbridge Sheal', 'kshealra@msn.com'https://librenoticias.com/wp-content/uploads/2020/08/default-user-image.png', '301-909-601', '9 Moland Crossing', 131), " calcext:value-type="string">
            <text:p>(93025696, 2020508, 53350, 'Beverlee Kerri', 'Knightsbridge Sheal', 'kshealra@msn.com'https://librenoticias.com/wp-content/uploads/2020/08/default-user-image.png', '301-909-601', '9 Moland Crossing', 13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1655993" calcext:value-type="float">
            <text:p>11655993</text:p>
          </table:table-cell>
          <table:table-cell office:value-type="float" office:value="2020509" calcext:value-type="float">
            <text:p>2020509</text:p>
          </table:table-cell>
          <table:table-cell table:formula="of:=RANDBETWEEN(1000; 99999)" office:value-type="float" office:value="28436" calcext:value-type="float">
            <text:p>28436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Saloma</text:p>
          </table:table-cell>
          <table:table-cell office:value-type="string" calcext:value-type="string">
            <text:p>Knowller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snoblej6@ibm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69-486-217</text:p>
          </table:table-cell>
          <table:table-cell office:value-type="string" calcext:value-type="string">
            <text:p>46889 Burning Wood Lane</text:p>
          </table:table-cell>
          <table:table-cell table:formula="of:=RANDBETWEEN(1;1833)" office:value-type="float" office:value="184" calcext:value-type="float">
            <text:p>184</text:p>
          </table:table-cell>
          <table:table-cell/>
          <table:table-cell table:formula="of:=CONCATENATE(&quot;(&quot;;[.A510];&quot;, &quot;;[.B510];&quot;, &quot;;[.C510];&quot;, '&quot;;[.D510];&quot; &quot;;[.E510];&quot;', '&quot;;[.F510];&quot; &quot;;[.G510];&quot;', '&quot;; [.H510]; &quot;'&quot;; [.I510];&quot;', '&quot;;[.J510];&quot;', '&quot;;[.K510];&quot;', &quot;;[.L510]; &quot;), &quot;)" office:value-type="string" office:string-value="(11655993, 2020509, 28436, 'Kim Saloma', 'Knowller Noble', 'snoblej6@ibm.com'https://librenoticias.com/wp-content/uploads/2020/08/default-user-image.png', '569-486-217', '46889 Burning Wood Lane', 184), " calcext:value-type="string">
            <text:p>(11655993, 2020509, 28436, 'Kim Saloma', 'Knowller Noble', 'snoblej6@ibm.com'https://librenoticias.com/wp-content/uploads/2020/08/default-user-image.png', '569-486-217', '46889 Burning Wood Lane', 18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6791411" calcext:value-type="float">
            <text:p>96791411</text:p>
          </table:table-cell>
          <table:table-cell office:value-type="float" office:value="2020510" calcext:value-type="float">
            <text:p>2020510</text:p>
          </table:table-cell>
          <table:table-cell table:formula="of:=RANDBETWEEN(1000; 99999)" office:value-type="float" office:value="72755" calcext:value-type="float">
            <text:p>72755</text:p>
          </table:table-cell>
          <table:table-cell office:value-type="string" calcext:value-type="string">
            <text:p>Valaria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Kobelt</text:p>
          </table:table-cell>
          <table:table-cell office:value-type="string" calcext:value-type="string">
            <text:p>Matyukon</text:p>
          </table:table-cell>
          <table:table-cell office:value-type="string" calcext:value-type="string">
            <text:p>cmatyukonau@timesonline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53-723-230</text:p>
          </table:table-cell>
          <table:table-cell office:value-type="string" calcext:value-type="string">
            <text:p>155 Waubesa Place</text:p>
          </table:table-cell>
          <table:table-cell table:formula="of:=RANDBETWEEN(1;1833)" office:value-type="float" office:value="1094" calcext:value-type="float">
            <text:p>1094</text:p>
          </table:table-cell>
          <table:table-cell/>
          <table:table-cell table:formula="of:=CONCATENATE(&quot;(&quot;;[.A511];&quot;, &quot;;[.B511];&quot;, &quot;;[.C511];&quot;, '&quot;;[.D511];&quot; &quot;;[.E511];&quot;', '&quot;;[.F511];&quot; &quot;;[.G511];&quot;', '&quot;; [.H511]; &quot;'&quot;; [.I511];&quot;', '&quot;;[.J511];&quot;', '&quot;;[.K511];&quot;', &quot;;[.L511]; &quot;), &quot;)" office:value-type="string" office:string-value="(96791411, 2020510, 72755, 'Valaria Camilla', 'Kobelt Matyukon', 'cmatyukonau@timesonline.co.uk'https://librenoticias.com/wp-content/uploads/2020/08/default-user-image.png', '953-723-230', '155 Waubesa Place', 1094), " calcext:value-type="string">
            <text:p>(96791411, 2020510, 72755, 'Valaria Camilla', 'Kobelt Matyukon', 'cmatyukonau@timesonline.co.uk'https://librenoticias.com/wp-content/uploads/2020/08/default-user-image.png', '953-723-230', '155 Waubesa Place', 109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6509908" calcext:value-type="float">
            <text:p>86509908</text:p>
          </table:table-cell>
          <table:table-cell office:value-type="float" office:value="2020511" calcext:value-type="float">
            <text:p>2020511</text:p>
          </table:table-cell>
          <table:table-cell table:formula="of:=RANDBETWEEN(1000; 99999)" office:value-type="float" office:value="30107" calcext:value-type="float">
            <text:p>30107</text:p>
          </table:table-cell>
          <table:table-cell office:value-type="string" calcext:value-type="string">
            <text:p>Christiano</text:p>
          </table:table-cell>
          <table:table-cell office:value-type="string" calcext:value-type="string">
            <text:p>Ugo</text:p>
          </table:table-cell>
          <table:table-cell office:value-type="string" calcext:value-type="string">
            <text:p>Konerding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ufauxc6@loc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01-316-636</text:p>
          </table:table-cell>
          <table:table-cell office:value-type="string" calcext:value-type="string">
            <text:p>54 Farmco Alley</text:p>
          </table:table-cell>
          <table:table-cell table:formula="of:=RANDBETWEEN(1;1833)" office:value-type="float" office:value="1423" calcext:value-type="float">
            <text:p>1423</text:p>
          </table:table-cell>
          <table:table-cell/>
          <table:table-cell table:formula="of:=CONCATENATE(&quot;(&quot;;[.A512];&quot;, &quot;;[.B512];&quot;, &quot;;[.C512];&quot;, '&quot;;[.D512];&quot; &quot;;[.E512];&quot;', '&quot;;[.F512];&quot; &quot;;[.G512];&quot;', '&quot;; [.H512]; &quot;'&quot;; [.I512];&quot;', '&quot;;[.J512];&quot;', '&quot;;[.K512];&quot;', &quot;;[.L512]; &quot;), &quot;)" office:value-type="string" office:string-value="(86509908, 2020511, 30107, 'Christiano Ugo', 'Konerding Faux', 'ufauxc6@loc.gov'https://librenoticias.com/wp-content/uploads/2020/08/default-user-image.png', '801-316-636', '54 Farmco Alley', 1423), " calcext:value-type="string">
            <text:p>(86509908, 2020511, 30107, 'Christiano Ugo', 'Konerding Faux', 'ufauxc6@loc.gov'https://librenoticias.com/wp-content/uploads/2020/08/default-user-image.png', '801-316-636', '54 Farmco Alley', 142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1413197" calcext:value-type="float">
            <text:p>41413197</text:p>
          </table:table-cell>
          <table:table-cell office:value-type="float" office:value="2020512" calcext:value-type="float">
            <text:p>2020512</text:p>
          </table:table-cell>
          <table:table-cell table:formula="of:=RANDBETWEEN(1000; 99999)" office:value-type="float" office:value="15942" calcext:value-type="float">
            <text:p>15942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lemming</text:p>
          </table:table-cell>
          <table:table-cell office:value-type="string" calcext:value-type="string">
            <text:p>Kowal</text:p>
          </table:table-cell>
          <table:table-cell office:value-type="string" calcext:value-type="string">
            <text:p>Cressor</text:p>
          </table:table-cell>
          <table:table-cell office:value-type="string" calcext:value-type="string">
            <text:p>fcressord0@archive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87-530-620</text:p>
          </table:table-cell>
          <table:table-cell office:value-type="string" calcext:value-type="string">
            <text:p>7 Londonderry Point</text:p>
          </table:table-cell>
          <table:table-cell table:formula="of:=RANDBETWEEN(1;1833)" office:value-type="float" office:value="321" calcext:value-type="float">
            <text:p>321</text:p>
          </table:table-cell>
          <table:table-cell/>
          <table:table-cell table:formula="of:=CONCATENATE(&quot;(&quot;;[.A513];&quot;, &quot;;[.B513];&quot;, &quot;;[.C513];&quot;, '&quot;;[.D513];&quot; &quot;;[.E513];&quot;', '&quot;;[.F513];&quot; &quot;;[.G513];&quot;', '&quot;; [.H513]; &quot;'&quot;; [.I513];&quot;', '&quot;;[.J513];&quot;', '&quot;;[.K513];&quot;', &quot;;[.L513]; &quot;), &quot;)" office:value-type="string" office:string-value="(41413197, 2020512, 15942, 'Bruce Flemming', 'Kowal Cressor', 'fcressord0@archive.org'https://librenoticias.com/wp-content/uploads/2020/08/default-user-image.png', '687-530-620', '7 Londonderry Point', 321), " calcext:value-type="string">
            <text:p>(41413197, 2020512, 15942, 'Bruce Flemming', 'Kowal Cressor', 'fcressord0@archive.org'https://librenoticias.com/wp-content/uploads/2020/08/default-user-image.png', '687-530-620', '7 Londonderry Point', 32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5608211" calcext:value-type="float">
            <text:p>15608211</text:p>
          </table:table-cell>
          <table:table-cell office:value-type="float" office:value="2020513" calcext:value-type="float">
            <text:p>2020513</text:p>
          </table:table-cell>
          <table:table-cell table:formula="of:=RANDBETWEEN(1000; 99999)" office:value-type="float" office:value="36636" calcext:value-type="float">
            <text:p>36636</text:p>
          </table:table-cell>
          <table:table-cell office:value-type="string" calcext:value-type="string">
            <text:p>Tremayne</text:p>
          </table:table-cell>
          <table:table-cell office:value-type="string" calcext:value-type="string">
            <text:p>Lazaro</text:p>
          </table:table-cell>
          <table:table-cell office:value-type="string" calcext:value-type="string">
            <text:p>Krolak</text:p>
          </table:table-cell>
          <table:table-cell office:value-type="string" calcext:value-type="string">
            <text:p>St. Clair</text:p>
          </table:table-cell>
          <table:table-cell office:value-type="string" calcext:value-type="string">
            <text:p>lstclair6n@spiegel.d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05-965-645</text:p>
          </table:table-cell>
          <table:table-cell office:value-type="string" calcext:value-type="string">
            <text:p>0770 Forster Parkway</text:p>
          </table:table-cell>
          <table:table-cell table:formula="of:=RANDBETWEEN(1;1833)" office:value-type="float" office:value="109" calcext:value-type="float">
            <text:p>109</text:p>
          </table:table-cell>
          <table:table-cell/>
          <table:table-cell table:formula="of:=CONCATENATE(&quot;(&quot;;[.A514];&quot;, &quot;;[.B514];&quot;, &quot;;[.C514];&quot;, '&quot;;[.D514];&quot; &quot;;[.E514];&quot;', '&quot;;[.F514];&quot; &quot;;[.G514];&quot;', '&quot;; [.H514]; &quot;'&quot;; [.I514];&quot;', '&quot;;[.J514];&quot;', '&quot;;[.K514];&quot;', &quot;;[.L514]; &quot;), &quot;)" office:value-type="string" office:string-value="(15608211, 2020513, 36636, 'Tremayne Lazaro', 'Krolak St. Clair', 'lstclair6n@spiegel.de'https://librenoticias.com/wp-content/uploads/2020/08/default-user-image.png', '305-965-645', '0770 Forster Parkway', 109), " calcext:value-type="string">
            <text:p>(15608211, 2020513, 36636, 'Tremayne Lazaro', 'Krolak St. Clair', 'lstclair6n@spiegel.de'https://librenoticias.com/wp-content/uploads/2020/08/default-user-image.png', '305-965-645', '0770 Forster Parkway', 10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3036293" calcext:value-type="float">
            <text:p>93036293</text:p>
          </table:table-cell>
          <table:table-cell office:value-type="float" office:value="2020514" calcext:value-type="float">
            <text:p>2020514</text:p>
          </table:table-cell>
          <table:table-cell table:formula="of:=RANDBETWEEN(1000; 99999)" office:value-type="float" office:value="34688" calcext:value-type="float">
            <text:p>34688</text:p>
          </table:table-cell>
          <table:table-cell office:value-type="string" calcext:value-type="string">
            <text:p>Hallie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Kunneke</text:p>
          </table:table-cell>
          <table:table-cell office:value-type="string" calcext:value-type="string">
            <text:p>Bartolomeazzi</text:p>
          </table:table-cell>
          <table:table-cell office:value-type="string" calcext:value-type="string">
            <text:p>tbartolomeazzi82@europa.e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56-985-189</text:p>
          </table:table-cell>
          <table:table-cell office:value-type="string" calcext:value-type="string">
            <text:p>84437 Nancy Alley</text:p>
          </table:table-cell>
          <table:table-cell table:formula="of:=RANDBETWEEN(1;1833)" office:value-type="float" office:value="992" calcext:value-type="float">
            <text:p>992</text:p>
          </table:table-cell>
          <table:table-cell/>
          <table:table-cell table:formula="of:=CONCATENATE(&quot;(&quot;;[.A515];&quot;, &quot;;[.B515];&quot;, &quot;;[.C515];&quot;, '&quot;;[.D515];&quot; &quot;;[.E515];&quot;', '&quot;;[.F515];&quot; &quot;;[.G515];&quot;', '&quot;; [.H515]; &quot;'&quot;; [.I515];&quot;', '&quot;;[.J515];&quot;', '&quot;;[.K515];&quot;', &quot;;[.L515]; &quot;), &quot;)" office:value-type="string" office:string-value="(93036293, 2020514, 34688, 'Hallie Tommie', 'Kunneke Bartolomeazzi', 'tbartolomeazzi82@europa.eu'https://librenoticias.com/wp-content/uploads/2020/08/default-user-image.png', '156-985-189', '84437 Nancy Alley', 992), " calcext:value-type="string">
            <text:p>(93036293, 2020514, 34688, 'Hallie Tommie', 'Kunneke Bartolomeazzi', 'tbartolomeazzi82@europa.eu'https://librenoticias.com/wp-content/uploads/2020/08/default-user-image.png', '156-985-189', '84437 Nancy Alley', 99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6519330" calcext:value-type="float">
            <text:p>86519330</text:p>
          </table:table-cell>
          <table:table-cell office:value-type="float" office:value="2020515" calcext:value-type="float">
            <text:p>2020515</text:p>
          </table:table-cell>
          <table:table-cell table:formula="of:=RANDBETWEEN(1000; 99999)" office:value-type="float" office:value="29299" calcext:value-type="float">
            <text:p>29299</text:p>
          </table:table-cell>
          <table:table-cell office:value-type="string" calcext:value-type="string">
            <text:p>Starlene</text:p>
          </table:table-cell>
          <table:table-cell office:value-type="string" calcext:value-type="string">
            <text:p>Letta</text:p>
          </table:table-cell>
          <table:table-cell office:value-type="string" calcext:value-type="string">
            <text:p>Kupke</text:p>
          </table:table-cell>
          <table:table-cell office:value-type="string" calcext:value-type="string">
            <text:p>Helsdon</text:p>
          </table:table-cell>
          <table:table-cell office:value-type="string" calcext:value-type="string">
            <text:p>lhelsdonr7@discuz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42-641-104</text:p>
          </table:table-cell>
          <table:table-cell office:value-type="string" calcext:value-type="string">
            <text:p>14954 Pepper Wood Terrace</text:p>
          </table:table-cell>
          <table:table-cell table:formula="of:=RANDBETWEEN(1;1833)" office:value-type="float" office:value="156" calcext:value-type="float">
            <text:p>156</text:p>
          </table:table-cell>
          <table:table-cell/>
          <table:table-cell table:formula="of:=CONCATENATE(&quot;(&quot;;[.A516];&quot;, &quot;;[.B516];&quot;, &quot;;[.C516];&quot;, '&quot;;[.D516];&quot; &quot;;[.E516];&quot;', '&quot;;[.F516];&quot; &quot;;[.G516];&quot;', '&quot;; [.H516]; &quot;'&quot;; [.I516];&quot;', '&quot;;[.J516];&quot;', '&quot;;[.K516];&quot;', &quot;;[.L516]; &quot;), &quot;)" office:value-type="string" office:string-value="(86519330, 2020515, 29299, 'Starlene Letta', 'Kupke Helsdon', 'lhelsdonr7@discuz.net'https://librenoticias.com/wp-content/uploads/2020/08/default-user-image.png', '742-641-104', '14954 Pepper Wood Terrace', 156), " calcext:value-type="string">
            <text:p>(86519330, 2020515, 29299, 'Starlene Letta', 'Kupke Helsdon', 'lhelsdonr7@discuz.net'https://librenoticias.com/wp-content/uploads/2020/08/default-user-image.png', '742-641-104', '14954 Pepper Wood Terrace', 15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1128730" calcext:value-type="float">
            <text:p>81128730</text:p>
          </table:table-cell>
          <table:table-cell office:value-type="float" office:value="2020516" calcext:value-type="float">
            <text:p>2020516</text:p>
          </table:table-cell>
          <table:table-cell table:formula="of:=RANDBETWEEN(1000; 99999)" office:value-type="float" office:value="36524" calcext:value-type="float">
            <text:p>36524</text:p>
          </table:table-cell>
          <table:table-cell office:value-type="string" calcext:value-type="string">
            <text:p>Stacee</text:p>
          </table:table-cell>
          <table:table-cell office:value-type="string" calcext:value-type="string">
            <text:p>Bartholomeo</text:p>
          </table:table-cell>
          <table:table-cell office:value-type="string" calcext:value-type="string">
            <text:p>Kynton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bswaited@joomla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41-778-735</text:p>
          </table:table-cell>
          <table:table-cell office:value-type="string" calcext:value-type="string">
            <text:p>60089 Grim Park</text:p>
          </table:table-cell>
          <table:table-cell table:formula="of:=RANDBETWEEN(1;1833)" office:value-type="float" office:value="967" calcext:value-type="float">
            <text:p>967</text:p>
          </table:table-cell>
          <table:table-cell/>
          <table:table-cell table:formula="of:=CONCATENATE(&quot;(&quot;;[.A517];&quot;, &quot;;[.B517];&quot;, &quot;;[.C517];&quot;, '&quot;;[.D517];&quot; &quot;;[.E517];&quot;', '&quot;;[.F517];&quot; &quot;;[.G517];&quot;', '&quot;; [.H517]; &quot;'&quot;; [.I517];&quot;', '&quot;;[.J517];&quot;', '&quot;;[.K517];&quot;', &quot;;[.L517]; &quot;), &quot;)" office:value-type="string" office:string-value="(81128730, 2020516, 36524, 'Stacee Bartholomeo', 'Kynton Swait', 'bswaited@joomla.org'https://librenoticias.com/wp-content/uploads/2020/08/default-user-image.png', '541-778-735', '60089 Grim Park', 967), " calcext:value-type="string">
            <text:p>(81128730, 2020516, 36524, 'Stacee Bartholomeo', 'Kynton Swait', 'bswaited@joomla.org'https://librenoticias.com/wp-content/uploads/2020/08/default-user-image.png', '541-778-735', '60089 Grim Park', 96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5513519" calcext:value-type="float">
            <text:p>85513519</text:p>
          </table:table-cell>
          <table:table-cell office:value-type="float" office:value="2020517" calcext:value-type="float">
            <text:p>2020517</text:p>
          </table:table-cell>
          <table:table-cell table:formula="of:=RANDBETWEEN(1000; 99999)" office:value-type="float" office:value="4813" calcext:value-type="float">
            <text:p>4813</text:p>
          </table:table-cell>
          <table:table-cell office:value-type="string" calcext:value-type="string">
            <text:p>Anestassia</text:p>
          </table:table-cell>
          <table:table-cell office:value-type="string" calcext:value-type="string">
            <text:p>Grete</text:p>
          </table:table-cell>
          <table:table-cell office:value-type="string" calcext:value-type="string">
            <text:p>Lacknor</text:p>
          </table:table-cell>
          <table:table-cell office:value-type="string" calcext:value-type="string">
            <text:p>Pexton</text:p>
          </table:table-cell>
          <table:table-cell office:value-type="string" calcext:value-type="string">
            <text:p>gpexton8g@dropbox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56-445-936</text:p>
          </table:table-cell>
          <table:table-cell office:value-type="string" calcext:value-type="string">
            <text:p>8 Kinsman Drive</text:p>
          </table:table-cell>
          <table:table-cell table:formula="of:=RANDBETWEEN(1;1833)" office:value-type="float" office:value="1619" calcext:value-type="float">
            <text:p>1619</text:p>
          </table:table-cell>
          <table:table-cell/>
          <table:table-cell table:formula="of:=CONCATENATE(&quot;(&quot;;[.A518];&quot;, &quot;;[.B518];&quot;, &quot;;[.C518];&quot;, '&quot;;[.D518];&quot; &quot;;[.E518];&quot;', '&quot;;[.F518];&quot; &quot;;[.G518];&quot;', '&quot;; [.H518]; &quot;'&quot;; [.I518];&quot;', '&quot;;[.J518];&quot;', '&quot;;[.K518];&quot;', &quot;;[.L518]; &quot;), &quot;)" office:value-type="string" office:string-value="(85513519, 2020517, 4813, 'Anestassia Grete', 'Lacknor Pexton', 'gpexton8g@dropbox.com'https://librenoticias.com/wp-content/uploads/2020/08/default-user-image.png', '856-445-936', '8 Kinsman Drive', 1619), " calcext:value-type="string">
            <text:p>(85513519, 2020517, 4813, 'Anestassia Grete', 'Lacknor Pexton', 'gpexton8g@dropbox.com'https://librenoticias.com/wp-content/uploads/2020/08/default-user-image.png', '856-445-936', '8 Kinsman Drive', 161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2189624" calcext:value-type="float">
            <text:p>32189624</text:p>
          </table:table-cell>
          <table:table-cell office:value-type="float" office:value="2020518" calcext:value-type="float">
            <text:p>2020518</text:p>
          </table:table-cell>
          <table:table-cell table:formula="of:=RANDBETWEEN(1000; 99999)" office:value-type="float" office:value="45620" calcext:value-type="float">
            <text:p>45620</text:p>
          </table:table-cell>
          <table:table-cell office:value-type="string" calcext:value-type="string">
            <text:p>Othilia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Lagen</text:p>
          </table:table-cell>
          <table:table-cell office:value-type="string" calcext:value-type="string">
            <text:p>Macek</text:p>
          </table:table-cell>
          <table:table-cell office:value-type="string" calcext:value-type="string">
            <text:p>bmacekfq@nbcnew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96-966-900</text:p>
          </table:table-cell>
          <table:table-cell office:value-type="string" calcext:value-type="string">
            <text:p>06865 Derek Circle</text:p>
          </table:table-cell>
          <table:table-cell table:formula="of:=RANDBETWEEN(1;1833)" office:value-type="float" office:value="197" calcext:value-type="float">
            <text:p>197</text:p>
          </table:table-cell>
          <table:table-cell/>
          <table:table-cell table:formula="of:=CONCATENATE(&quot;(&quot;;[.A519];&quot;, &quot;;[.B519];&quot;, &quot;;[.C519];&quot;, '&quot;;[.D519];&quot; &quot;;[.E519];&quot;', '&quot;;[.F519];&quot; &quot;;[.G519];&quot;', '&quot;; [.H519]; &quot;'&quot;; [.I519];&quot;', '&quot;;[.J519];&quot;', '&quot;;[.K519];&quot;', &quot;;[.L519]; &quot;), &quot;)" office:value-type="string" office:string-value="(32189624, 2020518, 45620, 'Othilia Billy', 'Lagen Macek', 'bmacekfq@nbcnews.com'https://librenoticias.com/wp-content/uploads/2020/08/default-user-image.png', '596-966-900', '06865 Derek Circle', 197), " calcext:value-type="string">
            <text:p>(32189624, 2020518, 45620, 'Othilia Billy', 'Lagen Macek', 'bmacekfq@nbcnews.com'https://librenoticias.com/wp-content/uploads/2020/08/default-user-image.png', '596-966-900', '06865 Derek Circle', 19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0054432" calcext:value-type="float">
            <text:p>20054432</text:p>
          </table:table-cell>
          <table:table-cell office:value-type="float" office:value="2020519" calcext:value-type="float">
            <text:p>2020519</text:p>
          </table:table-cell>
          <table:table-cell table:formula="of:=RANDBETWEEN(1000; 99999)" office:value-type="float" office:value="78519" calcext:value-type="float">
            <text:p>78519</text:p>
          </table:table-cell>
          <table:table-cell office:value-type="string" calcext:value-type="string">
            <text:p>Isadora</text:p>
          </table:table-cell>
          <table:table-cell office:value-type="string" calcext:value-type="string">
            <text:p>Kara-lynn</text:p>
          </table:table-cell>
          <table:table-cell office:value-type="string" calcext:value-type="string">
            <text:p>Lamyman</text:p>
          </table:table-cell>
          <table:table-cell office:value-type="string" calcext:value-type="string">
            <text:p>Raden</text:p>
          </table:table-cell>
          <table:table-cell office:value-type="string" calcext:value-type="string">
            <text:p>kradenbw@ameblo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77-769-148</text:p>
          </table:table-cell>
          <table:table-cell office:value-type="string" calcext:value-type="string">
            <text:p>00 Packers Parkway</text:p>
          </table:table-cell>
          <table:table-cell table:formula="of:=RANDBETWEEN(1;1833)" office:value-type="float" office:value="703" calcext:value-type="float">
            <text:p>703</text:p>
          </table:table-cell>
          <table:table-cell/>
          <table:table-cell table:formula="of:=CONCATENATE(&quot;(&quot;;[.A520];&quot;, &quot;;[.B520];&quot;, &quot;;[.C520];&quot;, '&quot;;[.D520];&quot; &quot;;[.E520];&quot;', '&quot;;[.F520];&quot; &quot;;[.G520];&quot;', '&quot;; [.H520]; &quot;'&quot;; [.I520];&quot;', '&quot;;[.J520];&quot;', '&quot;;[.K520];&quot;', &quot;;[.L520]; &quot;), &quot;)" office:value-type="string" office:string-value="(20054432, 2020519, 78519, 'Isadora Kara-lynn', 'Lamyman Raden', 'kradenbw@ameblo.jp'https://librenoticias.com/wp-content/uploads/2020/08/default-user-image.png', '977-769-148', '00 Packers Parkway', 703), " calcext:value-type="string">
            <text:p>(20054432, 2020519, 78519, 'Isadora Kara-lynn', 'Lamyman Raden', 'kradenbw@ameblo.jp'https://librenoticias.com/wp-content/uploads/2020/08/default-user-image.png', '977-769-148', '00 Packers Parkway', 70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9004314" calcext:value-type="float">
            <text:p>29004314</text:p>
          </table:table-cell>
          <table:table-cell office:value-type="float" office:value="2020520" calcext:value-type="float">
            <text:p>2020520</text:p>
          </table:table-cell>
          <table:table-cell table:formula="of:=RANDBETWEEN(1000; 99999)" office:value-type="float" office:value="32573" calcext:value-type="float">
            <text:p>32573</text:p>
          </table:table-cell>
          <table:table-cell office:value-type="string" calcext:value-type="string">
            <text:p>Ferdinande</text:p>
          </table:table-cell>
          <table:table-cell office:value-type="string" calcext:value-type="string">
            <text:p>Dorolisa</text:p>
          </table:table-cell>
          <table:table-cell office:value-type="string" calcext:value-type="string">
            <text:p>Lanaway</text:p>
          </table:table-cell>
          <table:table-cell office:value-type="string" calcext:value-type="string">
            <text:p>Elstob</text:p>
          </table:table-cell>
          <table:table-cell office:value-type="string" calcext:value-type="string">
            <text:p>delstobf@barnesandnobl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19-796-988</text:p>
          </table:table-cell>
          <table:table-cell office:value-type="string" calcext:value-type="string">
            <text:p>9 Blue Bill Park Street</text:p>
          </table:table-cell>
          <table:table-cell table:formula="of:=RANDBETWEEN(1;1833)" office:value-type="float" office:value="1712" calcext:value-type="float">
            <text:p>1712</text:p>
          </table:table-cell>
          <table:table-cell/>
          <table:table-cell table:formula="of:=CONCATENATE(&quot;(&quot;;[.A521];&quot;, &quot;;[.B521];&quot;, &quot;;[.C521];&quot;, '&quot;;[.D521];&quot; &quot;;[.E521];&quot;', '&quot;;[.F521];&quot; &quot;;[.G521];&quot;', '&quot;; [.H521]; &quot;'&quot;; [.I521];&quot;', '&quot;;[.J521];&quot;', '&quot;;[.K521];&quot;', &quot;;[.L521]; &quot;), &quot;)" office:value-type="string" office:string-value="(29004314, 2020520, 32573, 'Ferdinande Dorolisa', 'Lanaway Elstob', 'delstobf@barnesandnoble.com'https://librenoticias.com/wp-content/uploads/2020/08/default-user-image.png', '519-796-988', '9 Blue Bill Park Street', 1712), " calcext:value-type="string">
            <text:p>(29004314, 2020520, 32573, 'Ferdinande Dorolisa', 'Lanaway Elstob', 'delstobf@barnesandnoble.com'https://librenoticias.com/wp-content/uploads/2020/08/default-user-image.png', '519-796-988', '9 Blue Bill Park Street', 171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5519283" calcext:value-type="float">
            <text:p>55519283</text:p>
          </table:table-cell>
          <table:table-cell office:value-type="float" office:value="2020521" calcext:value-type="float">
            <text:p>2020521</text:p>
          </table:table-cell>
          <table:table-cell table:formula="of:=RANDBETWEEN(1000; 99999)" office:value-type="float" office:value="13132" calcext:value-type="float">
            <text:p>13132</text:p>
          </table:table-cell>
          <table:table-cell office:value-type="string" calcext:value-type="string">
            <text:p>Lorrin</text:p>
          </table:table-cell>
          <table:table-cell office:value-type="string" calcext:value-type="string">
            <text:p>Adelaida</text:p>
          </table:table-cell>
          <table:table-cell office:value-type="string" calcext:value-type="string">
            <text:p>Langworthy</text:p>
          </table:table-cell>
          <table:table-cell office:value-type="string" calcext:value-type="string">
            <text:p>Peddie</text:p>
          </table:table-cell>
          <table:table-cell office:value-type="string" calcext:value-type="string">
            <text:p>apeddieoa@last.f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10-411-539</text:p>
          </table:table-cell>
          <table:table-cell office:value-type="string" calcext:value-type="string">
            <text:p>7561 Cambridge Circle</text:p>
          </table:table-cell>
          <table:table-cell table:formula="of:=RANDBETWEEN(1;1833)" office:value-type="float" office:value="961" calcext:value-type="float">
            <text:p>961</text:p>
          </table:table-cell>
          <table:table-cell/>
          <table:table-cell table:formula="of:=CONCATENATE(&quot;(&quot;;[.A522];&quot;, &quot;;[.B522];&quot;, &quot;;[.C522];&quot;, '&quot;;[.D522];&quot; &quot;;[.E522];&quot;', '&quot;;[.F522];&quot; &quot;;[.G522];&quot;', '&quot;; [.H522]; &quot;'&quot;; [.I522];&quot;', '&quot;;[.J522];&quot;', '&quot;;[.K522];&quot;', &quot;;[.L522]; &quot;), &quot;)" office:value-type="string" office:string-value="(55519283, 2020521, 13132, 'Lorrin Adelaida', 'Langworthy Peddie', 'apeddieoa@last.fm'https://librenoticias.com/wp-content/uploads/2020/08/default-user-image.png', '210-411-539', '7561 Cambridge Circle', 961), " calcext:value-type="string">
            <text:p>(55519283, 2020521, 13132, 'Lorrin Adelaida', 'Langworthy Peddie', 'apeddieoa@last.fm'https://librenoticias.com/wp-content/uploads/2020/08/default-user-image.png', '210-411-539', '7561 Cambridge Circle', 96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2199114" calcext:value-type="float">
            <text:p>52199114</text:p>
          </table:table-cell>
          <table:table-cell office:value-type="float" office:value="2020522" calcext:value-type="float">
            <text:p>2020522</text:p>
          </table:table-cell>
          <table:table-cell table:formula="of:=RANDBETWEEN(1000; 99999)" office:value-type="float" office:value="70658" calcext:value-type="float">
            <text:p>70658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Ellyn</text:p>
          </table:table-cell>
          <table:table-cell office:value-type="string" calcext:value-type="string">
            <text:p>Lansbury</text:p>
          </table:table-cell>
          <table:table-cell office:value-type="string" calcext:value-type="string">
            <text:p>Antonoyev</text:p>
          </table:table-cell>
          <table:table-cell office:value-type="string" calcext:value-type="string">
            <text:p>eantonoyev26@google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27-611-417</text:p>
          </table:table-cell>
          <table:table-cell office:value-type="string" calcext:value-type="string">
            <text:p>52 Northwestern Pass</text:p>
          </table:table-cell>
          <table:table-cell table:formula="of:=RANDBETWEEN(1;1833)" office:value-type="float" office:value="355" calcext:value-type="float">
            <text:p>355</text:p>
          </table:table-cell>
          <table:table-cell/>
          <table:table-cell table:formula="of:=CONCATENATE(&quot;(&quot;;[.A523];&quot;, &quot;;[.B523];&quot;, &quot;;[.C523];&quot;, '&quot;;[.D523];&quot; &quot;;[.E523];&quot;', '&quot;;[.F523];&quot; &quot;;[.G523];&quot;', '&quot;; [.H523]; &quot;'&quot;; [.I523];&quot;', '&quot;;[.J523];&quot;', '&quot;;[.K523];&quot;', &quot;;[.L523]; &quot;), &quot;)" office:value-type="string" office:string-value="(52199114, 2020522, 70658, 'Elisabeth Ellyn', 'Lansbury Antonoyev', 'eantonoyev26@google.co.uk'https://librenoticias.com/wp-content/uploads/2020/08/default-user-image.png', '427-611-417', '52 Northwestern Pass', 355), " calcext:value-type="string">
            <text:p>(52199114, 2020522, 70658, 'Elisabeth Ellyn', 'Lansbury Antonoyev', 'eantonoyev26@google.co.uk'https://librenoticias.com/wp-content/uploads/2020/08/default-user-image.png', '427-611-417', '52 Northwestern Pass', 35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2723520" calcext:value-type="float">
            <text:p>72723520</text:p>
          </table:table-cell>
          <table:table-cell office:value-type="float" office:value="2020523" calcext:value-type="float">
            <text:p>2020523</text:p>
          </table:table-cell>
          <table:table-cell table:formula="of:=RANDBETWEEN(1000; 99999)" office:value-type="float" office:value="43213" calcext:value-type="float">
            <text:p>43213</text:p>
          </table:table-cell>
          <table:table-cell office:value-type="string" calcext:value-type="string">
            <text:p>Timmie</text:p>
          </table:table-cell>
          <table:table-cell office:value-type="string" calcext:value-type="string">
            <text:p>Harmonie</text:p>
          </table:table-cell>
          <table:table-cell office:value-type="string" calcext:value-type="string">
            <text:p>Lapish</text:p>
          </table:table-cell>
          <table:table-cell office:value-type="string" calcext:value-type="string">
            <text:p>Jovey</text:p>
          </table:table-cell>
          <table:table-cell office:value-type="string" calcext:value-type="string">
            <text:p>hjoveyfn@rambler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73-952-325</text:p>
          </table:table-cell>
          <table:table-cell office:value-type="string" calcext:value-type="string">
            <text:p>29780 Eggendart Trail</text:p>
          </table:table-cell>
          <table:table-cell table:formula="of:=RANDBETWEEN(1;1833)" office:value-type="float" office:value="1758" calcext:value-type="float">
            <text:p>1758</text:p>
          </table:table-cell>
          <table:table-cell/>
          <table:table-cell table:formula="of:=CONCATENATE(&quot;(&quot;;[.A524];&quot;, &quot;;[.B524];&quot;, &quot;;[.C524];&quot;, '&quot;;[.D524];&quot; &quot;;[.E524];&quot;', '&quot;;[.F524];&quot; &quot;;[.G524];&quot;', '&quot;; [.H524]; &quot;'&quot;; [.I524];&quot;', '&quot;;[.J524];&quot;', '&quot;;[.K524];&quot;', &quot;;[.L524]; &quot;), &quot;)" office:value-type="string" office:string-value="(72723520, 2020523, 43213, 'Timmie Harmonie', 'Lapish Jovey', 'hjoveyfn@rambler.ru'https://librenoticias.com/wp-content/uploads/2020/08/default-user-image.png', '773-952-325', '29780 Eggendart Trail', 1758), " calcext:value-type="string">
            <text:p>(72723520, 2020523, 43213, 'Timmie Harmonie', 'Lapish Jovey', 'hjoveyfn@rambler.ru'https://librenoticias.com/wp-content/uploads/2020/08/default-user-image.png', '773-952-325', '29780 Eggendart Trail', 175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1973475" calcext:value-type="float">
            <text:p>61973475</text:p>
          </table:table-cell>
          <table:table-cell office:value-type="float" office:value="2020524" calcext:value-type="float">
            <text:p>2020524</text:p>
          </table:table-cell>
          <table:table-cell table:formula="of:=RANDBETWEEN(1000; 99999)" office:value-type="float" office:value="59761" calcext:value-type="float">
            <text:p>59761</text:p>
          </table:table-cell>
          <table:table-cell office:value-type="string" calcext:value-type="string">
            <text:p>Goober</text:p>
          </table:table-cell>
          <table:table-cell office:value-type="string" calcext:value-type="string">
            <text:p>Rusty</text:p>
          </table:table-cell>
          <table:table-cell office:value-type="string" calcext:value-type="string">
            <text:p>Larham</text:p>
          </table:table-cell>
          <table:table-cell office:value-type="string" calcext:value-type="string">
            <text:p>Sands</text:p>
          </table:table-cell>
          <table:table-cell office:value-type="string" calcext:value-type="string">
            <text:p>rsandslt@wundergroun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68-995-887</text:p>
          </table:table-cell>
          <table:table-cell office:value-type="string" calcext:value-type="string">
            <text:p>92 Sutteridge Hill</text:p>
          </table:table-cell>
          <table:table-cell table:formula="of:=RANDBETWEEN(1;1833)" office:value-type="float" office:value="795" calcext:value-type="float">
            <text:p>795</text:p>
          </table:table-cell>
          <table:table-cell/>
          <table:table-cell table:formula="of:=CONCATENATE(&quot;(&quot;;[.A525];&quot;, &quot;;[.B525];&quot;, &quot;;[.C525];&quot;, '&quot;;[.D525];&quot; &quot;;[.E525];&quot;', '&quot;;[.F525];&quot; &quot;;[.G525];&quot;', '&quot;; [.H525]; &quot;'&quot;; [.I525];&quot;', '&quot;;[.J525];&quot;', '&quot;;[.K525];&quot;', &quot;;[.L525]; &quot;), &quot;)" office:value-type="string" office:string-value="(61973475, 2020524, 59761, 'Goober Rusty', 'Larham Sands', 'rsandslt@wunderground.com'https://librenoticias.com/wp-content/uploads/2020/08/default-user-image.png', '668-995-887', '92 Sutteridge Hill', 795), " calcext:value-type="string">
            <text:p>(61973475, 2020524, 59761, 'Goober Rusty', 'Larham Sands', 'rsandslt@wunderground.com'https://librenoticias.com/wp-content/uploads/2020/08/default-user-image.png', '668-995-887', '92 Sutteridge Hill', 79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8890762" calcext:value-type="float">
            <text:p>68890762</text:p>
          </table:table-cell>
          <table:table-cell office:value-type="float" office:value="2020525" calcext:value-type="float">
            <text:p>2020525</text:p>
          </table:table-cell>
          <table:table-cell table:formula="of:=RANDBETWEEN(1000; 99999)" office:value-type="float" office:value="59462" calcext:value-type="float">
            <text:p>59462</text:p>
          </table:table-cell>
          <table:table-cell office:value-type="string" calcext:value-type="string">
            <text:p>Noelani</text:p>
          </table:table-cell>
          <table:table-cell office:value-type="string" calcext:value-type="string">
            <text:p>Andriette</text:p>
          </table:table-cell>
          <table:table-cell office:value-type="string" calcext:value-type="string">
            <text:p>Laverick</text:p>
          </table:table-cell>
          <table:table-cell office:value-type="string" calcext:value-type="string">
            <text:p>Blyth</text:p>
          </table:table-cell>
          <table:table-cell office:value-type="string" calcext:value-type="string">
            <text:p>ablythlh@tamu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77-983-737</text:p>
          </table:table-cell>
          <table:table-cell office:value-type="string" calcext:value-type="string">
            <text:p>5865 Longview Drive</text:p>
          </table:table-cell>
          <table:table-cell table:formula="of:=RANDBETWEEN(1;1833)" office:value-type="float" office:value="839" calcext:value-type="float">
            <text:p>839</text:p>
          </table:table-cell>
          <table:table-cell/>
          <table:table-cell table:formula="of:=CONCATENATE(&quot;(&quot;;[.A526];&quot;, &quot;;[.B526];&quot;, &quot;;[.C526];&quot;, '&quot;;[.D526];&quot; &quot;;[.E526];&quot;', '&quot;;[.F526];&quot; &quot;;[.G526];&quot;', '&quot;; [.H526]; &quot;'&quot;; [.I526];&quot;', '&quot;;[.J526];&quot;', '&quot;;[.K526];&quot;', &quot;;[.L526]; &quot;), &quot;)" office:value-type="string" office:string-value="(68890762, 2020525, 59462, 'Noelani Andriette', 'Laverick Blyth', 'ablythlh@tamu.edu'https://librenoticias.com/wp-content/uploads/2020/08/default-user-image.png', '377-983-737', '5865 Longview Drive', 839), " calcext:value-type="string">
            <text:p>(68890762, 2020525, 59462, 'Noelani Andriette', 'Laverick Blyth', 'ablythlh@tamu.edu'https://librenoticias.com/wp-content/uploads/2020/08/default-user-image.png', '377-983-737', '5865 Longview Drive', 83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8979551" calcext:value-type="float">
            <text:p>28979551</text:p>
          </table:table-cell>
          <table:table-cell office:value-type="float" office:value="2020526" calcext:value-type="float">
            <text:p>2020526</text:p>
          </table:table-cell>
          <table:table-cell table:formula="of:=RANDBETWEEN(1000; 99999)" office:value-type="float" office:value="87440" calcext:value-type="float">
            <text:p>87440</text:p>
          </table:table-cell>
          <table:table-cell office:value-type="string" calcext:value-type="string">
            <text:p>Ainslee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Lavigne</text:p>
          </table:table-cell>
          <table:table-cell office:value-type="string" calcext:value-type="string">
            <text:p>McCrum</text:p>
          </table:table-cell>
          <table:table-cell office:value-type="string" calcext:value-type="string">
            <text:p>emccrum27@mediafir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96-923-264</text:p>
          </table:table-cell>
          <table:table-cell office:value-type="string" calcext:value-type="string">
            <text:p>7 Pearson Alley</text:p>
          </table:table-cell>
          <table:table-cell table:formula="of:=RANDBETWEEN(1;1833)" office:value-type="float" office:value="529" calcext:value-type="float">
            <text:p>529</text:p>
          </table:table-cell>
          <table:table-cell/>
          <table:table-cell table:formula="of:=CONCATENATE(&quot;(&quot;;[.A527];&quot;, &quot;;[.B527];&quot;, &quot;;[.C527];&quot;, '&quot;;[.D527];&quot; &quot;;[.E527];&quot;', '&quot;;[.F527];&quot; &quot;;[.G527];&quot;', '&quot;; [.H527]; &quot;'&quot;; [.I527];&quot;', '&quot;;[.J527];&quot;', '&quot;;[.K527];&quot;', &quot;;[.L527]; &quot;), &quot;)" office:value-type="string" office:string-value="(28979551, 2020526, 87440, 'Ainslee Edi', 'Lavigne McCrum', 'emccrum27@mediafire.com'https://librenoticias.com/wp-content/uploads/2020/08/default-user-image.png', '496-923-264', '7 Pearson Alley', 529), " calcext:value-type="string">
            <text:p>(28979551, 2020526, 87440, 'Ainslee Edi', 'Lavigne McCrum', 'emccrum27@mediafire.com'https://librenoticias.com/wp-content/uploads/2020/08/default-user-image.png', '496-923-264', '7 Pearson Alley', 52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0304472" calcext:value-type="float">
            <text:p>60304472</text:p>
          </table:table-cell>
          <table:table-cell office:value-type="float" office:value="2020527" calcext:value-type="float">
            <text:p>2020527</text:p>
          </table:table-cell>
          <table:table-cell table:formula="of:=RANDBETWEEN(1000; 99999)" office:value-type="float" office:value="14539" calcext:value-type="float">
            <text:p>14539</text:p>
          </table:table-cell>
          <table:table-cell office:value-type="string" calcext:value-type="string">
            <text:p>Deanna</text:p>
          </table:table-cell>
          <table:table-cell office:value-type="string" calcext:value-type="string">
            <text:p>Sibilla</text:p>
          </table:table-cell>
          <table:table-cell office:value-type="string" calcext:value-type="string">
            <text:p>Lawrenson</text:p>
          </table:table-cell>
          <table:table-cell office:value-type="string" calcext:value-type="string">
            <text:p>Gledhall</text:p>
          </table:table-cell>
          <table:table-cell office:value-type="string" calcext:value-type="string">
            <text:p>sgledhallcu@reverbnatio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50-680-405</text:p>
          </table:table-cell>
          <table:table-cell office:value-type="string" calcext:value-type="string">
            <text:p>244 Forster Trail</text:p>
          </table:table-cell>
          <table:table-cell table:formula="of:=RANDBETWEEN(1;1833)" office:value-type="float" office:value="456" calcext:value-type="float">
            <text:p>456</text:p>
          </table:table-cell>
          <table:table-cell/>
          <table:table-cell table:formula="of:=CONCATENATE(&quot;(&quot;;[.A528];&quot;, &quot;;[.B528];&quot;, &quot;;[.C528];&quot;, '&quot;;[.D528];&quot; &quot;;[.E528];&quot;', '&quot;;[.F528];&quot; &quot;;[.G528];&quot;', '&quot;; [.H528]; &quot;'&quot;; [.I528];&quot;', '&quot;;[.J528];&quot;', '&quot;;[.K528];&quot;', &quot;;[.L528]; &quot;), &quot;)" office:value-type="string" office:string-value="(60304472, 2020527, 14539, 'Deanna Sibilla', 'Lawrenson Gledhall', 'sgledhallcu@reverbnation.com'https://librenoticias.com/wp-content/uploads/2020/08/default-user-image.png', '250-680-405', '244 Forster Trail', 456), " calcext:value-type="string">
            <text:p>(60304472, 2020527, 14539, 'Deanna Sibilla', 'Lawrenson Gledhall', 'sgledhallcu@reverbnation.com'https://librenoticias.com/wp-content/uploads/2020/08/default-user-image.png', '250-680-405', '244 Forster Trail', 45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1154885" calcext:value-type="float">
            <text:p>71154885</text:p>
          </table:table-cell>
          <table:table-cell office:value-type="float" office:value="2020528" calcext:value-type="float">
            <text:p>2020528</text:p>
          </table:table-cell>
          <table:table-cell table:formula="of:=RANDBETWEEN(1000; 99999)" office:value-type="float" office:value="60941" calcext:value-type="float">
            <text:p>60941</text:p>
          </table:table-cell>
          <table:table-cell office:value-type="string" calcext:value-type="string">
            <text:p>Brennen</text:p>
          </table:table-cell>
          <table:table-cell office:value-type="string" calcext:value-type="string">
            <text:p>Meryl</text:p>
          </table:table-cell>
          <table:table-cell office:value-type="string" calcext:value-type="string">
            <text:p>Lawty</text:p>
          </table:table-cell>
          <table:table-cell office:value-type="string" calcext:value-type="string">
            <text:p>Minucci</text:p>
          </table:table-cell>
          <table:table-cell office:value-type="string" calcext:value-type="string">
            <text:p>mminucci4d@youtub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84-300-287</text:p>
          </table:table-cell>
          <table:table-cell office:value-type="string" calcext:value-type="string">
            <text:p>5 Redwing Pass</text:p>
          </table:table-cell>
          <table:table-cell table:formula="of:=RANDBETWEEN(1;1833)" office:value-type="float" office:value="1497" calcext:value-type="float">
            <text:p>1497</text:p>
          </table:table-cell>
          <table:table-cell/>
          <table:table-cell table:formula="of:=CONCATENATE(&quot;(&quot;;[.A529];&quot;, &quot;;[.B529];&quot;, &quot;;[.C529];&quot;, '&quot;;[.D529];&quot; &quot;;[.E529];&quot;', '&quot;;[.F529];&quot; &quot;;[.G529];&quot;', '&quot;; [.H529]; &quot;'&quot;; [.I529];&quot;', '&quot;;[.J529];&quot;', '&quot;;[.K529];&quot;', &quot;;[.L529]; &quot;), &quot;)" office:value-type="string" office:string-value="(71154885, 2020528, 60941, 'Brennen Meryl', 'Lawty Minucci', 'mminucci4d@youtube.com'https://librenoticias.com/wp-content/uploads/2020/08/default-user-image.png', '284-300-287', '5 Redwing Pass', 1497), " calcext:value-type="string">
            <text:p>(71154885, 2020528, 60941, 'Brennen Meryl', 'Lawty Minucci', 'mminucci4d@youtube.com'https://librenoticias.com/wp-content/uploads/2020/08/default-user-image.png', '284-300-287', '5 Redwing Pass', 149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6944664" calcext:value-type="float">
            <text:p>86944664</text:p>
          </table:table-cell>
          <table:table-cell office:value-type="float" office:value="2020529" calcext:value-type="float">
            <text:p>2020529</text:p>
          </table:table-cell>
          <table:table-cell table:formula="of:=RANDBETWEEN(1000; 99999)" office:value-type="float" office:value="64687" calcext:value-type="float">
            <text:p>64687</text:p>
          </table:table-cell>
          <table:table-cell office:value-type="string" calcext:value-type="string">
            <text:p>Quincey</text:p>
          </table:table-cell>
          <table:table-cell office:value-type="string" calcext:value-type="string">
            <text:p>Burl</text:p>
          </table:table-cell>
          <table:table-cell office:value-type="string" calcext:value-type="string">
            <text:p>Le Guin</text:p>
          </table:table-cell>
          <table:table-cell office:value-type="string" calcext:value-type="string">
            <text:p>Dunthorn</text:p>
          </table:table-cell>
          <table:table-cell office:value-type="string" calcext:value-type="string">
            <text:p>bdunthorn8y@businessweek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89-572-595</text:p>
          </table:table-cell>
          <table:table-cell office:value-type="string" calcext:value-type="string">
            <text:p>39 Oneill Circle</text:p>
          </table:table-cell>
          <table:table-cell table:formula="of:=RANDBETWEEN(1;1833)" office:value-type="float" office:value="420" calcext:value-type="float">
            <text:p>420</text:p>
          </table:table-cell>
          <table:table-cell/>
          <table:table-cell table:formula="of:=CONCATENATE(&quot;(&quot;;[.A530];&quot;, &quot;;[.B530];&quot;, &quot;;[.C530];&quot;, '&quot;;[.D530];&quot; &quot;;[.E530];&quot;', '&quot;;[.F530];&quot; &quot;;[.G530];&quot;', '&quot;; [.H530]; &quot;'&quot;; [.I530];&quot;', '&quot;;[.J530];&quot;', '&quot;;[.K530];&quot;', &quot;;[.L530]; &quot;), &quot;)" office:value-type="string" office:string-value="(86944664, 2020529, 64687, 'Quincey Burl', 'Le Guin Dunthorn', 'bdunthorn8y@businessweek.com'https://librenoticias.com/wp-content/uploads/2020/08/default-user-image.png', '789-572-595', '39 Oneill Circle', 420), " calcext:value-type="string">
            <text:p>(86944664, 2020529, 64687, 'Quincey Burl', 'Le Guin Dunthorn', 'bdunthorn8y@businessweek.com'https://librenoticias.com/wp-content/uploads/2020/08/default-user-image.png', '789-572-595', '39 Oneill Circle', 42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7679949" calcext:value-type="float">
            <text:p>57679949</text:p>
          </table:table-cell>
          <table:table-cell office:value-type="float" office:value="2020530" calcext:value-type="float">
            <text:p>2020530</text:p>
          </table:table-cell>
          <table:table-cell table:formula="of:=RANDBETWEEN(1000; 99999)" office:value-type="float" office:value="63672" calcext:value-type="float">
            <text:p>63672</text:p>
          </table:table-cell>
          <table:table-cell office:value-type="string" calcext:value-type="string">
            <text:p>Leonida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eale</text:p>
          </table:table-cell>
          <table:table-cell office:value-type="string" calcext:value-type="string">
            <text:p>Nisot</text:p>
          </table:table-cell>
          <table:table-cell office:value-type="string" calcext:value-type="string">
            <text:p>mnisot4j@elegantthem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15-750-179</text:p>
          </table:table-cell>
          <table:table-cell office:value-type="string" calcext:value-type="string">
            <text:p>3 Towne Park</text:p>
          </table:table-cell>
          <table:table-cell table:formula="of:=RANDBETWEEN(1;1833)" office:value-type="float" office:value="1415" calcext:value-type="float">
            <text:p>1415</text:p>
          </table:table-cell>
          <table:table-cell/>
          <table:table-cell table:formula="of:=CONCATENATE(&quot;(&quot;;[.A531];&quot;, &quot;;[.B531];&quot;, &quot;;[.C531];&quot;, '&quot;;[.D531];&quot; &quot;;[.E531];&quot;', '&quot;;[.F531];&quot; &quot;;[.G531];&quot;', '&quot;; [.H531]; &quot;'&quot;; [.I531];&quot;', '&quot;;[.J531];&quot;', '&quot;;[.K531];&quot;', &quot;;[.L531]; &quot;), &quot;)" office:value-type="string" office:string-value="(57679949, 2020530, 63672, 'Leonidas Martin', 'Leale Nisot', 'mnisot4j@elegantthemes.com'https://librenoticias.com/wp-content/uploads/2020/08/default-user-image.png', '215-750-179', '3 Towne Park', 1415), " calcext:value-type="string">
            <text:p>(57679949, 2020530, 63672, 'Leonidas Martin', 'Leale Nisot', 'mnisot4j@elegantthemes.com'https://librenoticias.com/wp-content/uploads/2020/08/default-user-image.png', '215-750-179', '3 Towne Park', 141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9837205" calcext:value-type="float">
            <text:p>59837205</text:p>
          </table:table-cell>
          <table:table-cell office:value-type="float" office:value="2020531" calcext:value-type="float">
            <text:p>2020531</text:p>
          </table:table-cell>
          <table:table-cell table:formula="of:=RANDBETWEEN(1000; 99999)" office:value-type="float" office:value="4359" calcext:value-type="float">
            <text:p>4359</text:p>
          </table:table-cell>
          <table:table-cell office:value-type="string" calcext:value-type="string">
            <text:p>Gordan</text:p>
          </table:table-cell>
          <table:table-cell office:value-type="string" calcext:value-type="string">
            <text:p>Gav</text:p>
          </table:table-cell>
          <table:table-cell office:value-type="string" calcext:value-type="string">
            <text:p>Leathard</text:p>
          </table:table-cell>
          <table:table-cell office:value-type="string" calcext:value-type="string">
            <text:p>Miebes</text:p>
          </table:table-cell>
          <table:table-cell office:value-type="string" calcext:value-type="string">
            <text:p>gmiebespb@meetup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48-911-612</text:p>
          </table:table-cell>
          <table:table-cell office:value-type="string" calcext:value-type="string">
            <text:p>20542 Carberry Avenue</text:p>
          </table:table-cell>
          <table:table-cell table:formula="of:=RANDBETWEEN(1;1833)" office:value-type="float" office:value="78" calcext:value-type="float">
            <text:p>78</text:p>
          </table:table-cell>
          <table:table-cell/>
          <table:table-cell table:formula="of:=CONCATENATE(&quot;(&quot;;[.A532];&quot;, &quot;;[.B532];&quot;, &quot;;[.C532];&quot;, '&quot;;[.D532];&quot; &quot;;[.E532];&quot;', '&quot;;[.F532];&quot; &quot;;[.G532];&quot;', '&quot;; [.H532]; &quot;'&quot;; [.I532];&quot;', '&quot;;[.J532];&quot;', '&quot;;[.K532];&quot;', &quot;;[.L532]; &quot;), &quot;)" office:value-type="string" office:string-value="(59837205, 2020531, 4359, 'Gordan Gav', 'Leathard Miebes', 'gmiebespb@meetup.com'https://librenoticias.com/wp-content/uploads/2020/08/default-user-image.png', '148-911-612', '20542 Carberry Avenue', 78), " calcext:value-type="string">
            <text:p>(59837205, 2020531, 4359, 'Gordan Gav', 'Leathard Miebes', 'gmiebespb@meetup.com'https://librenoticias.com/wp-content/uploads/2020/08/default-user-image.png', '148-911-612', '20542 Carberry Avenue', 7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0800506" calcext:value-type="float">
            <text:p>40800506</text:p>
          </table:table-cell>
          <table:table-cell office:value-type="float" office:value="2020532" calcext:value-type="float">
            <text:p>2020532</text:p>
          </table:table-cell>
          <table:table-cell table:formula="of:=RANDBETWEEN(1000; 99999)" office:value-type="float" office:value="41547" calcext:value-type="float">
            <text:p>41547</text:p>
          </table:table-cell>
          <table:table-cell office:value-type="string" calcext:value-type="string">
            <text:p>Keriann</text:p>
          </table:table-cell>
          <table:table-cell office:value-type="string" calcext:value-type="string">
            <text:p>Jenica</text:p>
          </table:table-cell>
          <table:table-cell office:value-type="string" calcext:value-type="string">
            <text:p>Lecordier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jorr53@zdne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67-821-668</text:p>
          </table:table-cell>
          <table:table-cell office:value-type="string" calcext:value-type="string">
            <text:p>8433 Anzinger Center</text:p>
          </table:table-cell>
          <table:table-cell table:formula="of:=RANDBETWEEN(1;1833)" office:value-type="float" office:value="428" calcext:value-type="float">
            <text:p>428</text:p>
          </table:table-cell>
          <table:table-cell/>
          <table:table-cell table:formula="of:=CONCATENATE(&quot;(&quot;;[.A533];&quot;, &quot;;[.B533];&quot;, &quot;;[.C533];&quot;, '&quot;;[.D533];&quot; &quot;;[.E533];&quot;', '&quot;;[.F533];&quot; &quot;;[.G533];&quot;', '&quot;; [.H533]; &quot;'&quot;; [.I533];&quot;', '&quot;;[.J533];&quot;', '&quot;;[.K533];&quot;', &quot;;[.L533]; &quot;), &quot;)" office:value-type="string" office:string-value="(40800506, 2020532, 41547, 'Keriann Jenica', 'Lecordier Orr', 'jorr53@zdnet.com'https://librenoticias.com/wp-content/uploads/2020/08/default-user-image.png', '867-821-668', '8433 Anzinger Center', 428), " calcext:value-type="string">
            <text:p>(40800506, 2020532, 41547, 'Keriann Jenica', 'Lecordier Orr', 'jorr53@zdnet.com'https://librenoticias.com/wp-content/uploads/2020/08/default-user-image.png', '867-821-668', '8433 Anzinger Center', 42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4146598" calcext:value-type="float">
            <text:p>34146598</text:p>
          </table:table-cell>
          <table:table-cell office:value-type="float" office:value="2020533" calcext:value-type="float">
            <text:p>2020533</text:p>
          </table:table-cell>
          <table:table-cell table:formula="of:=RANDBETWEEN(1000; 99999)" office:value-type="float" office:value="40812" calcext:value-type="float">
            <text:p>40812</text:p>
          </table:table-cell>
          <table:table-cell office:value-type="string" calcext:value-type="string">
            <text:p>Morry</text:p>
          </table:table-cell>
          <table:table-cell office:value-type="string" calcext:value-type="string">
            <text:p>Stavros</text:p>
          </table:table-cell>
          <table:table-cell office:value-type="string" calcext:value-type="string">
            <text:p>Leefe</text:p>
          </table:table-cell>
          <table:table-cell office:value-type="string" calcext:value-type="string">
            <text:p>Costanza</text:p>
          </table:table-cell>
          <table:table-cell office:value-type="string" calcext:value-type="string">
            <text:p>scostanzah6@dmoz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50-682-446</text:p>
          </table:table-cell>
          <table:table-cell office:value-type="string" calcext:value-type="string">
            <text:p>9657 Maryland Drive</text:p>
          </table:table-cell>
          <table:table-cell table:formula="of:=RANDBETWEEN(1;1833)" office:value-type="float" office:value="880" calcext:value-type="float">
            <text:p>880</text:p>
          </table:table-cell>
          <table:table-cell/>
          <table:table-cell table:formula="of:=CONCATENATE(&quot;(&quot;;[.A534];&quot;, &quot;;[.B534];&quot;, &quot;;[.C534];&quot;, '&quot;;[.D534];&quot; &quot;;[.E534];&quot;', '&quot;;[.F534];&quot; &quot;;[.G534];&quot;', '&quot;; [.H534]; &quot;'&quot;; [.I534];&quot;', '&quot;;[.J534];&quot;', '&quot;;[.K534];&quot;', &quot;;[.L534]; &quot;), &quot;)" office:value-type="string" office:string-value="(34146598, 2020533, 40812, 'Morry Stavros', 'Leefe Costanza', 'scostanzah6@dmoz.org'https://librenoticias.com/wp-content/uploads/2020/08/default-user-image.png', '650-682-446', '9657 Maryland Drive', 880), " calcext:value-type="string">
            <text:p>(34146598, 2020533, 40812, 'Morry Stavros', 'Leefe Costanza', 'scostanzah6@dmoz.org'https://librenoticias.com/wp-content/uploads/2020/08/default-user-image.png', '650-682-446', '9657 Maryland Drive', 88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9989910" calcext:value-type="float">
            <text:p>89989910</text:p>
          </table:table-cell>
          <table:table-cell office:value-type="float" office:value="2020534" calcext:value-type="float">
            <text:p>2020534</text:p>
          </table:table-cell>
          <table:table-cell table:formula="of:=RANDBETWEEN(1000; 99999)" office:value-type="float" office:value="17121" calcext:value-type="float">
            <text:p>17121</text:p>
          </table:table-cell>
          <table:table-cell office:value-type="string" calcext:value-type="string">
            <text:p>Violette</text:p>
          </table:table-cell>
          <table:table-cell office:value-type="string" calcext:value-type="string">
            <text:p>Marrilee</text:p>
          </table:table-cell>
          <table:table-cell office:value-type="string" calcext:value-type="string">
            <text:p>Legan</text:p>
          </table:table-cell>
          <table:table-cell office:value-type="string" calcext:value-type="string">
            <text:p>Mallabar</text:p>
          </table:table-cell>
          <table:table-cell office:value-type="string" calcext:value-type="string">
            <text:p>mmallabarja@nav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59-841-423</text:p>
          </table:table-cell>
          <table:table-cell office:value-type="string" calcext:value-type="string">
            <text:p>7 Doe Crossing Way</text:p>
          </table:table-cell>
          <table:table-cell table:formula="of:=RANDBETWEEN(1;1833)" office:value-type="float" office:value="534" calcext:value-type="float">
            <text:p>534</text:p>
          </table:table-cell>
          <table:table-cell/>
          <table:table-cell table:formula="of:=CONCATENATE(&quot;(&quot;;[.A535];&quot;, &quot;;[.B535];&quot;, &quot;;[.C535];&quot;, '&quot;;[.D535];&quot; &quot;;[.E535];&quot;', '&quot;;[.F535];&quot; &quot;;[.G535];&quot;', '&quot;; [.H535]; &quot;'&quot;; [.I535];&quot;', '&quot;;[.J535];&quot;', '&quot;;[.K535];&quot;', &quot;;[.L535]; &quot;), &quot;)" office:value-type="string" office:string-value="(89989910, 2020534, 17121, 'Violette Marrilee', 'Legan Mallabar', 'mmallabarja@naver.com'https://librenoticias.com/wp-content/uploads/2020/08/default-user-image.png', '959-841-423', '7 Doe Crossing Way', 534), " calcext:value-type="string">
            <text:p>(89989910, 2020534, 17121, 'Violette Marrilee', 'Legan Mallabar', 'mmallabarja@naver.com'https://librenoticias.com/wp-content/uploads/2020/08/default-user-image.png', '959-841-423', '7 Doe Crossing Way', 53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1943322" calcext:value-type="float">
            <text:p>21943322</text:p>
          </table:table-cell>
          <table:table-cell office:value-type="float" office:value="2020535" calcext:value-type="float">
            <text:p>2020535</text:p>
          </table:table-cell>
          <table:table-cell table:formula="of:=RANDBETWEEN(1000; 99999)" office:value-type="float" office:value="27308" calcext:value-type="float">
            <text:p>27308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Leyden</text:p>
          </table:table-cell>
          <table:table-cell office:value-type="string" calcext:value-type="string">
            <text:p>Olanda</text:p>
          </table:table-cell>
          <table:table-cell office:value-type="string" calcext:value-type="string">
            <text:p>lolandag2@howstuffwork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65-790-884</text:p>
          </table:table-cell>
          <table:table-cell office:value-type="string" calcext:value-type="string">
            <text:p>49 Morrow Point</text:p>
          </table:table-cell>
          <table:table-cell table:formula="of:=RANDBETWEEN(1;1833)" office:value-type="float" office:value="1683" calcext:value-type="float">
            <text:p>1683</text:p>
          </table:table-cell>
          <table:table-cell/>
          <table:table-cell table:formula="of:=CONCATENATE(&quot;(&quot;;[.A536];&quot;, &quot;;[.B536];&quot;, &quot;;[.C536];&quot;, '&quot;;[.D536];&quot; &quot;;[.E536];&quot;', '&quot;;[.F536];&quot; &quot;;[.G536];&quot;', '&quot;; [.H536]; &quot;'&quot;; [.I536];&quot;', '&quot;;[.J536];&quot;', '&quot;;[.K536];&quot;', &quot;;[.L536]; &quot;), &quot;)" office:value-type="string" office:string-value="(21943322, 2020535, 27308, 'Pierre Lefty', 'Leyden Olanda', 'lolandag2@howstuffworks.com'https://librenoticias.com/wp-content/uploads/2020/08/default-user-image.png', '565-790-884', '49 Morrow Point', 1683), " calcext:value-type="string">
            <text:p>(21943322, 2020535, 27308, 'Pierre Lefty', 'Leyden Olanda', 'lolandag2@howstuffworks.com'https://librenoticias.com/wp-content/uploads/2020/08/default-user-image.png', '565-790-884', '49 Morrow Point', 168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7730756" calcext:value-type="float">
            <text:p>87730756</text:p>
          </table:table-cell>
          <table:table-cell office:value-type="float" office:value="2020536" calcext:value-type="float">
            <text:p>2020536</text:p>
          </table:table-cell>
          <table:table-cell table:formula="of:=RANDBETWEEN(1000; 99999)" office:value-type="float" office:value="79960" calcext:value-type="float">
            <text:p>79960</text:p>
          </table:table-cell>
          <table:table-cell office:value-type="string" calcext:value-type="string">
            <text:p>Genovera</text:p>
          </table:table-cell>
          <table:table-cell office:value-type="string" calcext:value-type="string">
            <text:p>Marja</text:p>
          </table:table-cell>
          <table:table-cell office:value-type="string" calcext:value-type="string">
            <text:p>Liddell</text:p>
          </table:table-cell>
          <table:table-cell office:value-type="string" calcext:value-type="string">
            <text:p>Bembrigg</text:p>
          </table:table-cell>
          <table:table-cell office:value-type="string" calcext:value-type="string">
            <text:p>mbembriggjq@abou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31-782-377</text:p>
          </table:table-cell>
          <table:table-cell office:value-type="string" calcext:value-type="string">
            <text:p>0 Fairfield Lane</text:p>
          </table:table-cell>
          <table:table-cell table:formula="of:=RANDBETWEEN(1;1833)" office:value-type="float" office:value="1030" calcext:value-type="float">
            <text:p>1030</text:p>
          </table:table-cell>
          <table:table-cell/>
          <table:table-cell table:formula="of:=CONCATENATE(&quot;(&quot;;[.A537];&quot;, &quot;;[.B537];&quot;, &quot;;[.C537];&quot;, '&quot;;[.D537];&quot; &quot;;[.E537];&quot;', '&quot;;[.F537];&quot; &quot;;[.G537];&quot;', '&quot;; [.H537]; &quot;'&quot;; [.I537];&quot;', '&quot;;[.J537];&quot;', '&quot;;[.K537];&quot;', &quot;;[.L537]; &quot;), &quot;)" office:value-type="string" office:string-value="(87730756, 2020536, 79960, 'Genovera Marja', 'Liddell Bembrigg', 'mbembriggjq@about.com'https://librenoticias.com/wp-content/uploads/2020/08/default-user-image.png', '931-782-377', '0 Fairfield Lane', 1030), " calcext:value-type="string">
            <text:p>(87730756, 2020536, 79960, 'Genovera Marja', 'Liddell Bembrigg', 'mbembriggjq@about.com'https://librenoticias.com/wp-content/uploads/2020/08/default-user-image.png', '931-782-377', '0 Fairfield Lane', 103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6682583" calcext:value-type="float">
            <text:p>96682583</text:p>
          </table:table-cell>
          <table:table-cell office:value-type="float" office:value="2020537" calcext:value-type="float">
            <text:p>2020537</text:p>
          </table:table-cell>
          <table:table-cell table:formula="of:=RANDBETWEEN(1000; 99999)" office:value-type="float" office:value="78271" calcext:value-type="float">
            <text:p>78271</text:p>
          </table:table-cell>
          <table:table-cell office:value-type="string" calcext:value-type="string">
            <text:p>Gael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Lindberg</text:p>
          </table:table-cell>
          <table:table-cell office:value-type="string" calcext:value-type="string">
            <text:p>Pollack</text:p>
          </table:table-cell>
          <table:table-cell office:value-type="string" calcext:value-type="string">
            <text:p>dpollack24@addtoan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02-912-875</text:p>
          </table:table-cell>
          <table:table-cell office:value-type="string" calcext:value-type="string">
            <text:p>7 Troy Plaza</text:p>
          </table:table-cell>
          <table:table-cell table:formula="of:=RANDBETWEEN(1;1833)" office:value-type="float" office:value="1502" calcext:value-type="float">
            <text:p>1502</text:p>
          </table:table-cell>
          <table:table-cell/>
          <table:table-cell table:formula="of:=CONCATENATE(&quot;(&quot;;[.A538];&quot;, &quot;;[.B538];&quot;, &quot;;[.C538];&quot;, '&quot;;[.D538];&quot; &quot;;[.E538];&quot;', '&quot;;[.F538];&quot; &quot;;[.G538];&quot;', '&quot;; [.H538]; &quot;'&quot;; [.I538];&quot;', '&quot;;[.J538];&quot;', '&quot;;[.K538];&quot;', &quot;;[.L538]; &quot;), &quot;)" office:value-type="string" office:string-value="(96682583, 2020537, 78271, 'Gael Don', 'Lindberg Pollack', 'dpollack24@addtoany.com'https://librenoticias.com/wp-content/uploads/2020/08/default-user-image.png', '702-912-875', '7 Troy Plaza', 1502), " calcext:value-type="string">
            <text:p>(96682583, 2020537, 78271, 'Gael Don', 'Lindberg Pollack', 'dpollack24@addtoany.com'https://librenoticias.com/wp-content/uploads/2020/08/default-user-image.png', '702-912-875', '7 Troy Plaza', 150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1330865" calcext:value-type="float">
            <text:p>61330865</text:p>
          </table:table-cell>
          <table:table-cell office:value-type="float" office:value="2020538" calcext:value-type="float">
            <text:p>2020538</text:p>
          </table:table-cell>
          <table:table-cell table:formula="of:=RANDBETWEEN(1000; 99999)" office:value-type="float" office:value="34926" calcext:value-type="float">
            <text:p>34926</text:p>
          </table:table-cell>
          <table:table-cell office:value-type="string" calcext:value-type="string">
            <text:p>Edin</text:p>
          </table:table-cell>
          <table:table-cell office:value-type="string" calcext:value-type="string">
            <text:p>Elka</text:p>
          </table:table-cell>
          <table:table-cell office:value-type="string" calcext:value-type="string">
            <text:p>Lindelof</text:p>
          </table:table-cell>
          <table:table-cell office:value-type="string" calcext:value-type="string">
            <text:p>Dolle</text:p>
          </table:table-cell>
          <table:table-cell office:value-type="string" calcext:value-type="string">
            <text:p>edolleai@last.f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13-950-735</text:p>
          </table:table-cell>
          <table:table-cell office:value-type="string" calcext:value-type="string">
            <text:p>67 Erie Hill</text:p>
          </table:table-cell>
          <table:table-cell table:formula="of:=RANDBETWEEN(1;1833)" office:value-type="float" office:value="685" calcext:value-type="float">
            <text:p>685</text:p>
          </table:table-cell>
          <table:table-cell/>
          <table:table-cell table:formula="of:=CONCATENATE(&quot;(&quot;;[.A539];&quot;, &quot;;[.B539];&quot;, &quot;;[.C539];&quot;, '&quot;;[.D539];&quot; &quot;;[.E539];&quot;', '&quot;;[.F539];&quot; &quot;;[.G539];&quot;', '&quot;; [.H539]; &quot;'&quot;; [.I539];&quot;', '&quot;;[.J539];&quot;', '&quot;;[.K539];&quot;', &quot;;[.L539]; &quot;), &quot;)" office:value-type="string" office:string-value="(61330865, 2020538, 34926, 'Edin Elka', 'Lindelof Dolle', 'edolleai@last.fm'https://librenoticias.com/wp-content/uploads/2020/08/default-user-image.png', '613-950-735', '67 Erie Hill', 685), " calcext:value-type="string">
            <text:p>(61330865, 2020538, 34926, 'Edin Elka', 'Lindelof Dolle', 'edolleai@last.fm'https://librenoticias.com/wp-content/uploads/2020/08/default-user-image.png', '613-950-735', '67 Erie Hill', 68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6736018" calcext:value-type="float">
            <text:p>96736018</text:p>
          </table:table-cell>
          <table:table-cell office:value-type="float" office:value="2020539" calcext:value-type="float">
            <text:p>2020539</text:p>
          </table:table-cell>
          <table:table-cell table:formula="of:=RANDBETWEEN(1000; 99999)" office:value-type="float" office:value="32588" calcext:value-type="float">
            <text:p>32588</text:p>
          </table:table-cell>
          <table:table-cell office:value-type="string" calcext:value-type="string">
            <text:p>Cari</text:p>
          </table:table-cell>
          <table:table-cell office:value-type="string" calcext:value-type="string">
            <text:p>Adriane</text:p>
          </table:table-cell>
          <table:table-cell office:value-type="string" calcext:value-type="string">
            <text:p>Lints</text:p>
          </table:table-cell>
          <table:table-cell office:value-type="string" calcext:value-type="string">
            <text:p>Maccraw</text:p>
          </table:table-cell>
          <table:table-cell office:value-type="string" calcext:value-type="string">
            <text:p>amaccraw1b@ycombinato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85-367-782</text:p>
          </table:table-cell>
          <table:table-cell office:value-type="string" calcext:value-type="string">
            <text:p>43858 2nd Parkway</text:p>
          </table:table-cell>
          <table:table-cell table:formula="of:=RANDBETWEEN(1;1833)" office:value-type="float" office:value="75" calcext:value-type="float">
            <text:p>75</text:p>
          </table:table-cell>
          <table:table-cell/>
          <table:table-cell table:formula="of:=CONCATENATE(&quot;(&quot;;[.A540];&quot;, &quot;;[.B540];&quot;, &quot;;[.C540];&quot;, '&quot;;[.D540];&quot; &quot;;[.E540];&quot;', '&quot;;[.F540];&quot; &quot;;[.G540];&quot;', '&quot;; [.H540]; &quot;'&quot;; [.I540];&quot;', '&quot;;[.J540];&quot;', '&quot;;[.K540];&quot;', &quot;;[.L540]; &quot;), &quot;)" office:value-type="string" office:string-value="(96736018, 2020539, 32588, 'Cari Adriane', 'Lints Maccraw', 'amaccraw1b@ycombinator.com'https://librenoticias.com/wp-content/uploads/2020/08/default-user-image.png', '585-367-782', '43858 2nd Parkway', 75), " calcext:value-type="string">
            <text:p>(96736018, 2020539, 32588, 'Cari Adriane', 'Lints Maccraw', 'amaccraw1b@ycombinator.com'https://librenoticias.com/wp-content/uploads/2020/08/default-user-image.png', '585-367-782', '43858 2nd Parkway', 7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7541974" calcext:value-type="float">
            <text:p>97541974</text:p>
          </table:table-cell>
          <table:table-cell office:value-type="float" office:value="2020540" calcext:value-type="float">
            <text:p>2020540</text:p>
          </table:table-cell>
          <table:table-cell table:formula="of:=RANDBETWEEN(1000; 99999)" office:value-type="float" office:value="24560" calcext:value-type="float">
            <text:p>24560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Rodie</text:p>
          </table:table-cell>
          <table:table-cell office:value-type="string" calcext:value-type="string">
            <text:p>Lipsett</text:p>
          </table:table-cell>
          <table:table-cell office:value-type="string" calcext:value-type="string">
            <text:p>Caldeiro</text:p>
          </table:table-cell>
          <table:table-cell office:value-type="string" calcext:value-type="string">
            <text:p>rcaldeiro8b@home.pl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81-237-894</text:p>
          </table:table-cell>
          <table:table-cell office:value-type="string" calcext:value-type="string">
            <text:p>0796 Coolidge Lane</text:p>
          </table:table-cell>
          <table:table-cell table:formula="of:=RANDBETWEEN(1;1833)" office:value-type="float" office:value="175" calcext:value-type="float">
            <text:p>175</text:p>
          </table:table-cell>
          <table:table-cell/>
          <table:table-cell table:formula="of:=CONCATENATE(&quot;(&quot;;[.A541];&quot;, &quot;;[.B541];&quot;, &quot;;[.C541];&quot;, '&quot;;[.D541];&quot; &quot;;[.E541];&quot;', '&quot;;[.F541];&quot; &quot;;[.G541];&quot;', '&quot;; [.H541]; &quot;'&quot;; [.I541];&quot;', '&quot;;[.J541];&quot;', '&quot;;[.K541];&quot;', &quot;;[.L541]; &quot;), &quot;)" office:value-type="string" office:string-value="(97541974, 2020540, 24560, 'Daisy Rodie', 'Lipsett Caldeiro', 'rcaldeiro8b@home.pl'https://librenoticias.com/wp-content/uploads/2020/08/default-user-image.png', '681-237-894', '0796 Coolidge Lane', 175), " calcext:value-type="string">
            <text:p>(97541974, 2020540, 24560, 'Daisy Rodie', 'Lipsett Caldeiro', 'rcaldeiro8b@home.pl'https://librenoticias.com/wp-content/uploads/2020/08/default-user-image.png', '681-237-894', '0796 Coolidge Lane', 17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3144421" calcext:value-type="float">
            <text:p>83144421</text:p>
          </table:table-cell>
          <table:table-cell office:value-type="float" office:value="2020541" calcext:value-type="float">
            <text:p>2020541</text:p>
          </table:table-cell>
          <table:table-cell table:formula="of:=RANDBETWEEN(1000; 99999)" office:value-type="float" office:value="41775" calcext:value-type="float">
            <text:p>41775</text:p>
          </table:table-cell>
          <table:table-cell office:value-type="string" calcext:value-type="string">
            <text:p>Wilhelm</text:p>
          </table:table-cell>
          <table:table-cell office:value-type="string" calcext:value-type="string">
            <text:p>Pincas</text:p>
          </table:table-cell>
          <table:table-cell office:value-type="string" calcext:value-type="string">
            <text:p>Liversidge</text:p>
          </table:table-cell>
          <table:table-cell office:value-type="string" calcext:value-type="string">
            <text:p>Withrington</text:p>
          </table:table-cell>
          <table:table-cell office:value-type="string" calcext:value-type="string">
            <text:p>pwithringtonqm@sitemet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66-933-476</text:p>
          </table:table-cell>
          <table:table-cell office:value-type="string" calcext:value-type="string">
            <text:p>78 Troy Pass</text:p>
          </table:table-cell>
          <table:table-cell table:formula="of:=RANDBETWEEN(1;1833)" office:value-type="float" office:value="1483" calcext:value-type="float">
            <text:p>1483</text:p>
          </table:table-cell>
          <table:table-cell/>
          <table:table-cell table:formula="of:=CONCATENATE(&quot;(&quot;;[.A542];&quot;, &quot;;[.B542];&quot;, &quot;;[.C542];&quot;, '&quot;;[.D542];&quot; &quot;;[.E542];&quot;', '&quot;;[.F542];&quot; &quot;;[.G542];&quot;', '&quot;; [.H542]; &quot;'&quot;; [.I542];&quot;', '&quot;;[.J542];&quot;', '&quot;;[.K542];&quot;', &quot;;[.L542]; &quot;), &quot;)" office:value-type="string" office:string-value="(83144421, 2020541, 41775, 'Wilhelm Pincas', 'Liversidge Withrington', 'pwithringtonqm@sitemeter.com'https://librenoticias.com/wp-content/uploads/2020/08/default-user-image.png', '966-933-476', '78 Troy Pass', 1483), " calcext:value-type="string">
            <text:p>(83144421, 2020541, 41775, 'Wilhelm Pincas', 'Liversidge Withrington', 'pwithringtonqm@sitemeter.com'https://librenoticias.com/wp-content/uploads/2020/08/default-user-image.png', '966-933-476', '78 Troy Pass', 148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8635429" calcext:value-type="float">
            <text:p>98635429</text:p>
          </table:table-cell>
          <table:table-cell office:value-type="float" office:value="2020542" calcext:value-type="float">
            <text:p>2020542</text:p>
          </table:table-cell>
          <table:table-cell table:formula="of:=RANDBETWEEN(1000; 99999)" office:value-type="float" office:value="91874" calcext:value-type="float">
            <text:p>91874</text:p>
          </table:table-cell>
          <table:table-cell office:value-type="string" calcext:value-type="string">
            <text:p>Rebekkah</text:p>
          </table:table-cell>
          <table:table-cell office:value-type="string" calcext:value-type="string">
            <text:p>Rubetta</text:p>
          </table:table-cell>
          <table:table-cell office:value-type="string" calcext:value-type="string">
            <text:p>Loadwick</text:p>
          </table:table-cell>
          <table:table-cell office:value-type="string" calcext:value-type="string">
            <text:p>Spiby</text:p>
          </table:table-cell>
          <table:table-cell office:value-type="string" calcext:value-type="string">
            <text:p>rspibycw@washington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78-195-324</text:p>
          </table:table-cell>
          <table:table-cell office:value-type="string" calcext:value-type="string">
            <text:p>8977 Scoville Drive</text:p>
          </table:table-cell>
          <table:table-cell table:formula="of:=RANDBETWEEN(1;1833)" office:value-type="float" office:value="1680" calcext:value-type="float">
            <text:p>1680</text:p>
          </table:table-cell>
          <table:table-cell/>
          <table:table-cell table:formula="of:=CONCATENATE(&quot;(&quot;;[.A543];&quot;, &quot;;[.B543];&quot;, &quot;;[.C543];&quot;, '&quot;;[.D543];&quot; &quot;;[.E543];&quot;', '&quot;;[.F543];&quot; &quot;;[.G543];&quot;', '&quot;; [.H543]; &quot;'&quot;; [.I543];&quot;', '&quot;;[.J543];&quot;', '&quot;;[.K543];&quot;', &quot;;[.L543]; &quot;), &quot;)" office:value-type="string" office:string-value="(98635429, 2020542, 91874, 'Rebekkah Rubetta', 'Loadwick Spiby', 'rspibycw@washington.edu'https://librenoticias.com/wp-content/uploads/2020/08/default-user-image.png', '778-195-324', '8977 Scoville Drive', 1680), " calcext:value-type="string">
            <text:p>(98635429, 2020542, 91874, 'Rebekkah Rubetta', 'Loadwick Spiby', 'rspibycw@washington.edu'https://librenoticias.com/wp-content/uploads/2020/08/default-user-image.png', '778-195-324', '8977 Scoville Drive', 168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6097799" calcext:value-type="float">
            <text:p>16097799</text:p>
          </table:table-cell>
          <table:table-cell office:value-type="float" office:value="2020543" calcext:value-type="float">
            <text:p>2020543</text:p>
          </table:table-cell>
          <table:table-cell table:formula="of:=RANDBETWEEN(1000; 99999)" office:value-type="float" office:value="89274" calcext:value-type="float">
            <text:p>89274</text:p>
          </table:table-cell>
          <table:table-cell office:value-type="string" calcext:value-type="string">
            <text:p>Lulita</text:p>
          </table:table-cell>
          <table:table-cell office:value-type="string" calcext:value-type="string">
            <text:p>Letta</text:p>
          </table:table-cell>
          <table:table-cell office:value-type="string" calcext:value-type="string">
            <text:p>Lober</text:p>
          </table:table-cell>
          <table:table-cell office:value-type="string" calcext:value-type="string">
            <text:p>Prettejohns</text:p>
          </table:table-cell>
          <table:table-cell office:value-type="string" calcext:value-type="string">
            <text:p>lprettejohns8m@shinysta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39-766-459</text:p>
          </table:table-cell>
          <table:table-cell office:value-type="string" calcext:value-type="string">
            <text:p>24332 Dennis Point</text:p>
          </table:table-cell>
          <table:table-cell table:formula="of:=RANDBETWEEN(1;1833)" office:value-type="float" office:value="320" calcext:value-type="float">
            <text:p>320</text:p>
          </table:table-cell>
          <table:table-cell/>
          <table:table-cell table:formula="of:=CONCATENATE(&quot;(&quot;;[.A544];&quot;, &quot;;[.B544];&quot;, &quot;;[.C544];&quot;, '&quot;;[.D544];&quot; &quot;;[.E544];&quot;', '&quot;;[.F544];&quot; &quot;;[.G544];&quot;', '&quot;; [.H544]; &quot;'&quot;; [.I544];&quot;', '&quot;;[.J544];&quot;', '&quot;;[.K544];&quot;', &quot;;[.L544]; &quot;), &quot;)" office:value-type="string" office:string-value="(16097799, 2020543, 89274, 'Lulita Letta', 'Lober Prettejohns', 'lprettejohns8m@shinystat.com'https://librenoticias.com/wp-content/uploads/2020/08/default-user-image.png', '939-766-459', '24332 Dennis Point', 320), " calcext:value-type="string">
            <text:p>(16097799, 2020543, 89274, 'Lulita Letta', 'Lober Prettejohns', 'lprettejohns8m@shinystat.com'https://librenoticias.com/wp-content/uploads/2020/08/default-user-image.png', '939-766-459', '24332 Dennis Point', 32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6964170" calcext:value-type="float">
            <text:p>16964170</text:p>
          </table:table-cell>
          <table:table-cell office:value-type="float" office:value="2020544" calcext:value-type="float">
            <text:p>2020544</text:p>
          </table:table-cell>
          <table:table-cell table:formula="of:=RANDBETWEEN(1000; 99999)" office:value-type="float" office:value="96694" calcext:value-type="float">
            <text:p>96694</text:p>
          </table:table-cell>
          <table:table-cell office:value-type="string" calcext:value-type="string">
            <text:p>Eada</text:p>
          </table:table-cell>
          <table:table-cell office:value-type="string" calcext:value-type="string">
            <text:p>Arlyn</text:p>
          </table:table-cell>
          <table:table-cell office:value-type="string" calcext:value-type="string">
            <text:p>Logesdale</text:p>
          </table:table-cell>
          <table:table-cell office:value-type="string" calcext:value-type="string">
            <text:p>Dumbrill</text:p>
          </table:table-cell>
          <table:table-cell office:value-type="string" calcext:value-type="string">
            <text:p>adumbrillgk@techcrunch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61-135-416</text:p>
          </table:table-cell>
          <table:table-cell office:value-type="string" calcext:value-type="string">
            <text:p>09 Cardinal Place</text:p>
          </table:table-cell>
          <table:table-cell table:formula="of:=RANDBETWEEN(1;1833)" office:value-type="float" office:value="927" calcext:value-type="float">
            <text:p>927</text:p>
          </table:table-cell>
          <table:table-cell/>
          <table:table-cell table:formula="of:=CONCATENATE(&quot;(&quot;;[.A545];&quot;, &quot;;[.B545];&quot;, &quot;;[.C545];&quot;, '&quot;;[.D545];&quot; &quot;;[.E545];&quot;', '&quot;;[.F545];&quot; &quot;;[.G545];&quot;', '&quot;; [.H545]; &quot;'&quot;; [.I545];&quot;', '&quot;;[.J545];&quot;', '&quot;;[.K545];&quot;', &quot;;[.L545]; &quot;), &quot;)" office:value-type="string" office:string-value="(16964170, 2020544, 96694, 'Eada Arlyn', 'Logesdale Dumbrill', 'adumbrillgk@techcrunch.com'https://librenoticias.com/wp-content/uploads/2020/08/default-user-image.png', '761-135-416', '09 Cardinal Place', 927), " calcext:value-type="string">
            <text:p>(16964170, 2020544, 96694, 'Eada Arlyn', 'Logesdale Dumbrill', 'adumbrillgk@techcrunch.com'https://librenoticias.com/wp-content/uploads/2020/08/default-user-image.png', '761-135-416', '09 Cardinal Place', 92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4278248" calcext:value-type="float">
            <text:p>94278248</text:p>
          </table:table-cell>
          <table:table-cell office:value-type="float" office:value="2020545" calcext:value-type="float">
            <text:p>2020545</text:p>
          </table:table-cell>
          <table:table-cell table:formula="of:=RANDBETWEEN(1000; 99999)" office:value-type="float" office:value="80550" calcext:value-type="float">
            <text:p>80550</text:p>
          </table:table-cell>
          <table:table-cell office:value-type="string" calcext:value-type="string">
            <text:p>Angeline</text:p>
          </table:table-cell>
          <table:table-cell office:value-type="string" calcext:value-type="string">
            <text:p>Jillana</text:p>
          </table:table-cell>
          <table:table-cell office:value-type="string" calcext:value-type="string">
            <text:p>Loiterton</text:p>
          </table:table-cell>
          <table:table-cell office:value-type="string" calcext:value-type="string">
            <text:p>Sayburn</text:p>
          </table:table-cell>
          <table:table-cell office:value-type="string" calcext:value-type="string">
            <text:p>jsayburnjx@rambler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39-101-858</text:p>
          </table:table-cell>
          <table:table-cell office:value-type="string" calcext:value-type="string">
            <text:p>04348 Homewood Way</text:p>
          </table:table-cell>
          <table:table-cell table:formula="of:=RANDBETWEEN(1;1833)" office:value-type="float" office:value="902" calcext:value-type="float">
            <text:p>902</text:p>
          </table:table-cell>
          <table:table-cell/>
          <table:table-cell table:formula="of:=CONCATENATE(&quot;(&quot;;[.A546];&quot;, &quot;;[.B546];&quot;, &quot;;[.C546];&quot;, '&quot;;[.D546];&quot; &quot;;[.E546];&quot;', '&quot;;[.F546];&quot; &quot;;[.G546];&quot;', '&quot;; [.H546]; &quot;'&quot;; [.I546];&quot;', '&quot;;[.J546];&quot;', '&quot;;[.K546];&quot;', &quot;;[.L546]; &quot;), &quot;)" office:value-type="string" office:string-value="(94278248, 2020545, 80550, 'Angeline Jillana', 'Loiterton Sayburn', 'jsayburnjx@rambler.ru'https://librenoticias.com/wp-content/uploads/2020/08/default-user-image.png', '639-101-858', '04348 Homewood Way', 902), " calcext:value-type="string">
            <text:p>(94278248, 2020545, 80550, 'Angeline Jillana', 'Loiterton Sayburn', 'jsayburnjx@rambler.ru'https://librenoticias.com/wp-content/uploads/2020/08/default-user-image.png', '639-101-858', '04348 Homewood Way', 90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2007742" calcext:value-type="float">
            <text:p>82007742</text:p>
          </table:table-cell>
          <table:table-cell office:value-type="float" office:value="2020546" calcext:value-type="float">
            <text:p>2020546</text:p>
          </table:table-cell>
          <table:table-cell table:formula="of:=RANDBETWEEN(1000; 99999)" office:value-type="float" office:value="93715" calcext:value-type="float">
            <text:p>93715</text:p>
          </table:table-cell>
          <table:table-cell office:value-type="string" calcext:value-type="string">
            <text:p>Shela</text:p>
          </table:table-cell>
          <table:table-cell office:value-type="string" calcext:value-type="string">
            <text:p>Corabel</text:p>
          </table:table-cell>
          <table:table-cell office:value-type="string" calcext:value-type="string">
            <text:p>Longworth</text:p>
          </table:table-cell>
          <table:table-cell office:value-type="string" calcext:value-type="string">
            <text:p>Brimmell</text:p>
          </table:table-cell>
          <table:table-cell office:value-type="string" calcext:value-type="string">
            <text:p>cbrimmell5w@discuz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65-810-111</text:p>
          </table:table-cell>
          <table:table-cell office:value-type="string" calcext:value-type="string">
            <text:p>94385 Hallows Pass</text:p>
          </table:table-cell>
          <table:table-cell table:formula="of:=RANDBETWEEN(1;1833)" office:value-type="float" office:value="842" calcext:value-type="float">
            <text:p>842</text:p>
          </table:table-cell>
          <table:table-cell/>
          <table:table-cell table:formula="of:=CONCATENATE(&quot;(&quot;;[.A547];&quot;, &quot;;[.B547];&quot;, &quot;;[.C547];&quot;, '&quot;;[.D547];&quot; &quot;;[.E547];&quot;', '&quot;;[.F547];&quot; &quot;;[.G547];&quot;', '&quot;; [.H547]; &quot;'&quot;; [.I547];&quot;', '&quot;;[.J547];&quot;', '&quot;;[.K547];&quot;', &quot;;[.L547]; &quot;), &quot;)" office:value-type="string" office:string-value="(82007742, 2020546, 93715, 'Shela Corabel', 'Longworth Brimmell', 'cbrimmell5w@discuz.net'https://librenoticias.com/wp-content/uploads/2020/08/default-user-image.png', '765-810-111', '94385 Hallows Pass', 842), " calcext:value-type="string">
            <text:p>(82007742, 2020546, 93715, 'Shela Corabel', 'Longworth Brimmell', 'cbrimmell5w@discuz.net'https://librenoticias.com/wp-content/uploads/2020/08/default-user-image.png', '765-810-111', '94385 Hallows Pass', 84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6357595" calcext:value-type="float">
            <text:p>36357595</text:p>
          </table:table-cell>
          <table:table-cell office:value-type="float" office:value="2020547" calcext:value-type="float">
            <text:p>2020547</text:p>
          </table:table-cell>
          <table:table-cell table:formula="of:=RANDBETWEEN(1000; 99999)" office:value-type="float" office:value="85210" calcext:value-type="float">
            <text:p>85210</text:p>
          </table:table-cell>
          <table:table-cell office:value-type="string" calcext:value-type="string">
            <text:p>Raddy</text:p>
          </table:table-cell>
          <table:table-cell office:value-type="string" calcext:value-type="string">
            <text:p>Ikey</text:p>
          </table:table-cell>
          <table:table-cell office:value-type="string" calcext:value-type="string">
            <text:p>Lovart</text:p>
          </table:table-cell>
          <table:table-cell office:value-type="string" calcext:value-type="string">
            <text:p>Giuroni</text:p>
          </table:table-cell>
          <table:table-cell office:value-type="string" calcext:value-type="string">
            <text:p>igiuronim1@ow.ly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84-319-586</text:p>
          </table:table-cell>
          <table:table-cell office:value-type="string" calcext:value-type="string">
            <text:p>004 Shopko Center</text:p>
          </table:table-cell>
          <table:table-cell table:formula="of:=RANDBETWEEN(1;1833)" office:value-type="float" office:value="1640" calcext:value-type="float">
            <text:p>1640</text:p>
          </table:table-cell>
          <table:table-cell/>
          <table:table-cell table:formula="of:=CONCATENATE(&quot;(&quot;;[.A548];&quot;, &quot;;[.B548];&quot;, &quot;;[.C548];&quot;, '&quot;;[.D548];&quot; &quot;;[.E548];&quot;', '&quot;;[.F548];&quot; &quot;;[.G548];&quot;', '&quot;; [.H548]; &quot;'&quot;; [.I548];&quot;', '&quot;;[.J548];&quot;', '&quot;;[.K548];&quot;', &quot;;[.L548]; &quot;), &quot;)" office:value-type="string" office:string-value="(36357595, 2020547, 85210, 'Raddy Ikey', 'Lovart Giuroni', 'igiuronim1@ow.ly'https://librenoticias.com/wp-content/uploads/2020/08/default-user-image.png', '284-319-586', '004 Shopko Center', 1640), " calcext:value-type="string">
            <text:p>(36357595, 2020547, 85210, 'Raddy Ikey', 'Lovart Giuroni', 'igiuronim1@ow.ly'https://librenoticias.com/wp-content/uploads/2020/08/default-user-image.png', '284-319-586', '004 Shopko Center', 164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1489041" calcext:value-type="float">
            <text:p>81489041</text:p>
          </table:table-cell>
          <table:table-cell office:value-type="float" office:value="2020548" calcext:value-type="float">
            <text:p>2020548</text:p>
          </table:table-cell>
          <table:table-cell table:formula="of:=RANDBETWEEN(1000; 99999)" office:value-type="float" office:value="91522" calcext:value-type="float">
            <text:p>91522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Emlynne</text:p>
          </table:table-cell>
          <table:table-cell office:value-type="string" calcext:value-type="string">
            <text:p>MacAlees</text:p>
          </table:table-cell>
          <table:table-cell office:value-type="string" calcext:value-type="string">
            <text:p>Seiter</text:p>
          </table:table-cell>
          <table:table-cell office:value-type="string" calcext:value-type="string">
            <text:p>eseiterpk@github.io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98-837-569</text:p>
          </table:table-cell>
          <table:table-cell office:value-type="string" calcext:value-type="string">
            <text:p>4 5th Parkway</text:p>
          </table:table-cell>
          <table:table-cell table:formula="of:=RANDBETWEEN(1;1833)" office:value-type="float" office:value="535" calcext:value-type="float">
            <text:p>535</text:p>
          </table:table-cell>
          <table:table-cell/>
          <table:table-cell table:formula="of:=CONCATENATE(&quot;(&quot;;[.A549];&quot;, &quot;;[.B549];&quot;, &quot;;[.C549];&quot;, '&quot;;[.D549];&quot; &quot;;[.E549];&quot;', '&quot;;[.F549];&quot; &quot;;[.G549];&quot;', '&quot;; [.H549]; &quot;'&quot;; [.I549];&quot;', '&quot;;[.J549];&quot;', '&quot;;[.K549];&quot;', &quot;;[.L549]; &quot;), &quot;)" office:value-type="string" office:string-value="(81489041, 2020548, 91522, 'Mariam Emlynne', 'MacAlees Seiter', 'eseiterpk@github.io'https://librenoticias.com/wp-content/uploads/2020/08/default-user-image.png', '998-837-569', '4 5th Parkway', 535), " calcext:value-type="string">
            <text:p>(81489041, 2020548, 91522, 'Mariam Emlynne', 'MacAlees Seiter', 'eseiterpk@github.io'https://librenoticias.com/wp-content/uploads/2020/08/default-user-image.png', '998-837-569', '4 5th Parkway', 53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6552258" calcext:value-type="float">
            <text:p>86552258</text:p>
          </table:table-cell>
          <table:table-cell office:value-type="float" office:value="2020549" calcext:value-type="float">
            <text:p>2020549</text:p>
          </table:table-cell>
          <table:table-cell table:formula="of:=RANDBETWEEN(1000; 99999)" office:value-type="float" office:value="77455" calcext:value-type="float">
            <text:p>77455</text:p>
          </table:table-cell>
          <table:table-cell office:value-type="string" calcext:value-type="string">
            <text:p>Etty</text:p>
          </table:table-cell>
          <table:table-cell office:value-type="string" calcext:value-type="string">
            <text:p>Mellie</text:p>
          </table:table-cell>
          <table:table-cell office:value-type="string" calcext:value-type="string">
            <text:p>MacArdle</text:p>
          </table:table-cell>
          <table:table-cell office:value-type="string" calcext:value-type="string">
            <text:p>Klimuk</text:p>
          </table:table-cell>
          <table:table-cell office:value-type="string" calcext:value-type="string">
            <text:p>mklimukk7@ehow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00-179-100</text:p>
          </table:table-cell>
          <table:table-cell office:value-type="string" calcext:value-type="string">
            <text:p>290 Hollow Ridge Center</text:p>
          </table:table-cell>
          <table:table-cell table:formula="of:=RANDBETWEEN(1;1833)" office:value-type="float" office:value="930" calcext:value-type="float">
            <text:p>930</text:p>
          </table:table-cell>
          <table:table-cell/>
          <table:table-cell table:formula="of:=CONCATENATE(&quot;(&quot;;[.A550];&quot;, &quot;;[.B550];&quot;, &quot;;[.C550];&quot;, '&quot;;[.D550];&quot; &quot;;[.E550];&quot;', '&quot;;[.F550];&quot; &quot;;[.G550];&quot;', '&quot;; [.H550]; &quot;'&quot;; [.I550];&quot;', '&quot;;[.J550];&quot;', '&quot;;[.K550];&quot;', &quot;;[.L550]; &quot;), &quot;)" office:value-type="string" office:string-value="(86552258, 2020549, 77455, 'Etty Mellie', 'MacArdle Klimuk', 'mklimukk7@ehow.com'https://librenoticias.com/wp-content/uploads/2020/08/default-user-image.png', '700-179-100', '290 Hollow Ridge Center', 930), " calcext:value-type="string">
            <text:p>(86552258, 2020549, 77455, 'Etty Mellie', 'MacArdle Klimuk', 'mklimukk7@ehow.com'https://librenoticias.com/wp-content/uploads/2020/08/default-user-image.png', '700-179-100', '290 Hollow Ridge Center', 93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9316067" calcext:value-type="float">
            <text:p>59316067</text:p>
          </table:table-cell>
          <table:table-cell office:value-type="float" office:value="2020550" calcext:value-type="float">
            <text:p>2020550</text:p>
          </table:table-cell>
          <table:table-cell table:formula="of:=RANDBETWEEN(1000; 99999)" office:value-type="float" office:value="62956" calcext:value-type="float">
            <text:p>62956</text:p>
          </table:table-cell>
          <table:table-cell office:value-type="string" calcext:value-type="string">
            <text:p>Charley</text:p>
          </table:table-cell>
          <table:table-cell office:value-type="string" calcext:value-type="string">
            <text:p>Whit</text:p>
          </table:table-cell>
          <table:table-cell office:value-type="string" calcext:value-type="string">
            <text:p>MacCartan</text:p>
          </table:table-cell>
          <table:table-cell office:value-type="string" calcext:value-type="string">
            <text:p>Pointin</text:p>
          </table:table-cell>
          <table:table-cell office:value-type="string" calcext:value-type="string">
            <text:p>wpointin2w@altervista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50-338-734</text:p>
          </table:table-cell>
          <table:table-cell office:value-type="string" calcext:value-type="string">
            <text:p>0 Eagle Crest Circle</text:p>
          </table:table-cell>
          <table:table-cell table:formula="of:=RANDBETWEEN(1;1833)" office:value-type="float" office:value="1746" calcext:value-type="float">
            <text:p>1746</text:p>
          </table:table-cell>
          <table:table-cell/>
          <table:table-cell table:formula="of:=CONCATENATE(&quot;(&quot;;[.A551];&quot;, &quot;;[.B551];&quot;, &quot;;[.C551];&quot;, '&quot;;[.D551];&quot; &quot;;[.E551];&quot;', '&quot;;[.F551];&quot; &quot;;[.G551];&quot;', '&quot;; [.H551]; &quot;'&quot;; [.I551];&quot;', '&quot;;[.J551];&quot;', '&quot;;[.K551];&quot;', &quot;;[.L551]; &quot;), &quot;)" office:value-type="string" office:string-value="(59316067, 2020550, 62956, 'Charley Whit', 'MacCartan Pointin', 'wpointin2w@altervista.org'https://librenoticias.com/wp-content/uploads/2020/08/default-user-image.png', '250-338-734', '0 Eagle Crest Circle', 1746), " calcext:value-type="string">
            <text:p>(59316067, 2020550, 62956, 'Charley Whit', 'MacCartan Pointin', 'wpointin2w@altervista.org'https://librenoticias.com/wp-content/uploads/2020/08/default-user-image.png', '250-338-734', '0 Eagle Crest Circle', 174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6282462" calcext:value-type="float">
            <text:p>36282462</text:p>
          </table:table-cell>
          <table:table-cell office:value-type="float" office:value="2020551" calcext:value-type="float">
            <text:p>2020551</text:p>
          </table:table-cell>
          <table:table-cell table:formula="of:=RANDBETWEEN(1000; 99999)" office:value-type="float" office:value="96568" calcext:value-type="float">
            <text:p>96568</text:p>
          </table:table-cell>
          <table:table-cell office:value-type="string" calcext:value-type="string">
            <text:p>Eugenie</text:p>
          </table:table-cell>
          <table:table-cell office:value-type="string" calcext:value-type="string">
            <text:p>Lexis</text:p>
          </table:table-cell>
          <table:table-cell office:value-type="string" calcext:value-type="string">
            <text:p>MacGauhy</text:p>
          </table:table-cell>
          <table:table-cell office:value-type="string" calcext:value-type="string">
            <text:p>Deek</text:p>
          </table:table-cell>
          <table:table-cell office:value-type="string" calcext:value-type="string">
            <text:p>ldeek83@state.tx.us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62-790-964</text:p>
          </table:table-cell>
          <table:table-cell office:value-type="string" calcext:value-type="string">
            <text:p>6913 Towne Road</text:p>
          </table:table-cell>
          <table:table-cell table:formula="of:=RANDBETWEEN(1;1833)" office:value-type="float" office:value="1791" calcext:value-type="float">
            <text:p>1791</text:p>
          </table:table-cell>
          <table:table-cell/>
          <table:table-cell table:formula="of:=CONCATENATE(&quot;(&quot;;[.A552];&quot;, &quot;;[.B552];&quot;, &quot;;[.C552];&quot;, '&quot;;[.D552];&quot; &quot;;[.E552];&quot;', '&quot;;[.F552];&quot; &quot;;[.G552];&quot;', '&quot;; [.H552]; &quot;'&quot;; [.I552];&quot;', '&quot;;[.J552];&quot;', '&quot;;[.K552];&quot;', &quot;;[.L552]; &quot;), &quot;)" office:value-type="string" office:string-value="(36282462, 2020551, 96568, 'Eugenie Lexis', 'MacGauhy Deek', 'ldeek83@state.tx.us'https://librenoticias.com/wp-content/uploads/2020/08/default-user-image.png', '862-790-964', '6913 Towne Road', 1791), " calcext:value-type="string">
            <text:p>(36282462, 2020551, 96568, 'Eugenie Lexis', 'MacGauhy Deek', 'ldeek83@state.tx.us'https://librenoticias.com/wp-content/uploads/2020/08/default-user-image.png', '862-790-964', '6913 Towne Road', 179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0954627" calcext:value-type="float">
            <text:p>90954627</text:p>
          </table:table-cell>
          <table:table-cell office:value-type="float" office:value="2020552" calcext:value-type="float">
            <text:p>2020552</text:p>
          </table:table-cell>
          <table:table-cell table:formula="of:=RANDBETWEEN(1000; 99999)" office:value-type="float" office:value="61955" calcext:value-type="float">
            <text:p>61955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Constanta</text:p>
          </table:table-cell>
          <table:table-cell office:value-type="string" calcext:value-type="string">
            <text:p>MacGinley</text:p>
          </table:table-cell>
          <table:table-cell office:value-type="string" calcext:value-type="string">
            <text:p>Allston</text:p>
          </table:table-cell>
          <table:table-cell office:value-type="string" calcext:value-type="string">
            <text:p>callstoncz@slideshare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55-415-387</text:p>
          </table:table-cell>
          <table:table-cell office:value-type="string" calcext:value-type="string">
            <text:p>5736 Sugar Place</text:p>
          </table:table-cell>
          <table:table-cell table:formula="of:=RANDBETWEEN(1;1833)" office:value-type="float" office:value="540" calcext:value-type="float">
            <text:p>540</text:p>
          </table:table-cell>
          <table:table-cell/>
          <table:table-cell table:formula="of:=CONCATENATE(&quot;(&quot;;[.A553];&quot;, &quot;;[.B553];&quot;, &quot;;[.C553];&quot;, '&quot;;[.D553];&quot; &quot;;[.E553];&quot;', '&quot;;[.F553];&quot; &quot;;[.G553];&quot;', '&quot;; [.H553]; &quot;'&quot;; [.I553];&quot;', '&quot;;[.J553];&quot;', '&quot;;[.K553];&quot;', &quot;;[.L553]; &quot;), &quot;)" office:value-type="string" office:string-value="(90954627, 2020552, 61955, 'Enid Constanta', 'MacGinley Allston', 'callstoncz@slideshare.net'https://librenoticias.com/wp-content/uploads/2020/08/default-user-image.png', '455-415-387', '5736 Sugar Place', 540), " calcext:value-type="string">
            <text:p>(90954627, 2020552, 61955, 'Enid Constanta', 'MacGinley Allston', 'callstoncz@slideshare.net'https://librenoticias.com/wp-content/uploads/2020/08/default-user-image.png', '455-415-387', '5736 Sugar Place', 54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7467192" calcext:value-type="float">
            <text:p>97467192</text:p>
          </table:table-cell>
          <table:table-cell office:value-type="float" office:value="2020553" calcext:value-type="float">
            <text:p>2020553</text:p>
          </table:table-cell>
          <table:table-cell table:formula="of:=RANDBETWEEN(1000; 99999)" office:value-type="float" office:value="33406" calcext:value-type="float">
            <text:p>33406</text:p>
          </table:table-cell>
          <table:table-cell office:value-type="string" calcext:value-type="string">
            <text:p>Kelcy</text:p>
          </table:table-cell>
          <table:table-cell office:value-type="string" calcext:value-type="string">
            <text:p>Blaire</text:p>
          </table:table-cell>
          <table:table-cell office:value-type="string" calcext:value-type="string">
            <text:p>MacGiolla</text:p>
          </table:table-cell>
          <table:table-cell office:value-type="string" calcext:value-type="string">
            <text:p>Prosh</text:p>
          </table:table-cell>
          <table:table-cell office:value-type="string" calcext:value-type="string">
            <text:p>bproshg@nationalgeographi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32-682-658</text:p>
          </table:table-cell>
          <table:table-cell office:value-type="string" calcext:value-type="string">
            <text:p>55 Northwestern Avenue</text:p>
          </table:table-cell>
          <table:table-cell table:formula="of:=RANDBETWEEN(1;1833)" office:value-type="float" office:value="1179" calcext:value-type="float">
            <text:p>1179</text:p>
          </table:table-cell>
          <table:table-cell/>
          <table:table-cell table:formula="of:=CONCATENATE(&quot;(&quot;;[.A554];&quot;, &quot;;[.B554];&quot;, &quot;;[.C554];&quot;, '&quot;;[.D554];&quot; &quot;;[.E554];&quot;', '&quot;;[.F554];&quot; &quot;;[.G554];&quot;', '&quot;; [.H554]; &quot;'&quot;; [.I554];&quot;', '&quot;;[.J554];&quot;', '&quot;;[.K554];&quot;', &quot;;[.L554]; &quot;), &quot;)" office:value-type="string" office:string-value="(97467192, 2020553, 33406, 'Kelcy Blaire', 'MacGiolla Prosh', 'bproshg@nationalgeographic.com'https://librenoticias.com/wp-content/uploads/2020/08/default-user-image.png', '932-682-658', '55 Northwestern Avenue', 1179), " calcext:value-type="string">
            <text:p>(97467192, 2020553, 33406, 'Kelcy Blaire', 'MacGiolla Prosh', 'bproshg@nationalgeographic.com'https://librenoticias.com/wp-content/uploads/2020/08/default-user-image.png', '932-682-658', '55 Northwestern Avenue', 117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8450088" calcext:value-type="float">
            <text:p>68450088</text:p>
          </table:table-cell>
          <table:table-cell office:value-type="float" office:value="2020554" calcext:value-type="float">
            <text:p>2020554</text:p>
          </table:table-cell>
          <table:table-cell table:formula="of:=RANDBETWEEN(1000; 99999)" office:value-type="float" office:value="88734" calcext:value-type="float">
            <text:p>88734</text:p>
          </table:table-cell>
          <table:table-cell office:value-type="string" calcext:value-type="string">
            <text:p>Lannie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Macken</text:p>
          </table:table-cell>
          <table:table-cell office:value-type="string" calcext:value-type="string">
            <text:p>McNea</text:p>
          </table:table-cell>
          <table:table-cell office:value-type="string" calcext:value-type="string">
            <text:p>jmcneaqe@reuter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49-845-423</text:p>
          </table:table-cell>
          <table:table-cell office:value-type="string" calcext:value-type="string">
            <text:p>5 Forest Way</text:p>
          </table:table-cell>
          <table:table-cell table:formula="of:=RANDBETWEEN(1;1833)" office:value-type="float" office:value="555" calcext:value-type="float">
            <text:p>555</text:p>
          </table:table-cell>
          <table:table-cell/>
          <table:table-cell table:formula="of:=CONCATENATE(&quot;(&quot;;[.A555];&quot;, &quot;;[.B555];&quot;, &quot;;[.C555];&quot;, '&quot;;[.D555];&quot; &quot;;[.E555];&quot;', '&quot;;[.F555];&quot; &quot;;[.G555];&quot;', '&quot;; [.H555]; &quot;'&quot;; [.I555];&quot;', '&quot;;[.J555];&quot;', '&quot;;[.K555];&quot;', &quot;;[.L555]; &quot;), &quot;)" office:value-type="string" office:string-value="(68450088, 2020554, 88734, 'Lannie Jules', 'Macken McNea', 'jmcneaqe@reuters.com'https://librenoticias.com/wp-content/uploads/2020/08/default-user-image.png', '649-845-423', '5 Forest Way', 555), " calcext:value-type="string">
            <text:p>(68450088, 2020554, 88734, 'Lannie Jules', 'Macken McNea', 'jmcneaqe@reuters.com'https://librenoticias.com/wp-content/uploads/2020/08/default-user-image.png', '649-845-423', '5 Forest Way', 55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6461056" calcext:value-type="float">
            <text:p>66461056</text:p>
          </table:table-cell>
          <table:table-cell office:value-type="float" office:value="2020555" calcext:value-type="float">
            <text:p>2020555</text:p>
          </table:table-cell>
          <table:table-cell table:formula="of:=RANDBETWEEN(1000; 99999)" office:value-type="float" office:value="7201" calcext:value-type="float">
            <text:p>7201</text:p>
          </table:table-cell>
          <table:table-cell office:value-type="string" calcext:value-type="string">
            <text:p>Myrvyn</text:p>
          </table:table-cell>
          <table:table-cell office:value-type="string" calcext:value-type="string">
            <text:p>Gearalt</text:p>
          </table:table-cell>
          <table:table-cell office:value-type="string" calcext:value-type="string">
            <text:p>MacMeekan</text:p>
          </table:table-cell>
          <table:table-cell office:value-type="string" calcext:value-type="string">
            <text:p>Krink</text:p>
          </table:table-cell>
          <table:table-cell office:value-type="string" calcext:value-type="string">
            <text:p>gkrink9w@freeweb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04-633-300</text:p>
          </table:table-cell>
          <table:table-cell office:value-type="string" calcext:value-type="string">
            <text:p>2 Park Meadow Street</text:p>
          </table:table-cell>
          <table:table-cell table:formula="of:=RANDBETWEEN(1;1833)" office:value-type="float" office:value="185" calcext:value-type="float">
            <text:p>185</text:p>
          </table:table-cell>
          <table:table-cell/>
          <table:table-cell table:formula="of:=CONCATENATE(&quot;(&quot;;[.A556];&quot;, &quot;;[.B556];&quot;, &quot;;[.C556];&quot;, '&quot;;[.D556];&quot; &quot;;[.E556];&quot;', '&quot;;[.F556];&quot; &quot;;[.G556];&quot;', '&quot;; [.H556]; &quot;'&quot;; [.I556];&quot;', '&quot;;[.J556];&quot;', '&quot;;[.K556];&quot;', &quot;;[.L556]; &quot;), &quot;)" office:value-type="string" office:string-value="(66461056, 2020555, 7201, 'Myrvyn Gearalt', 'MacMeekan Krink', 'gkrink9w@freewebs.com'https://librenoticias.com/wp-content/uploads/2020/08/default-user-image.png', '904-633-300', '2 Park Meadow Street', 185), " calcext:value-type="string">
            <text:p>(66461056, 2020555, 7201, 'Myrvyn Gearalt', 'MacMeekan Krink', 'gkrink9w@freewebs.com'https://librenoticias.com/wp-content/uploads/2020/08/default-user-image.png', '904-633-300', '2 Park Meadow Street', 18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3109945" calcext:value-type="float">
            <text:p>83109945</text:p>
          </table:table-cell>
          <table:table-cell office:value-type="float" office:value="2020556" calcext:value-type="float">
            <text:p>2020556</text:p>
          </table:table-cell>
          <table:table-cell table:formula="of:=RANDBETWEEN(1000; 99999)" office:value-type="float" office:value="75970" calcext:value-type="float">
            <text:p>75970</text:p>
          </table:table-cell>
          <table:table-cell office:value-type="string" calcext:value-type="string">
            <text:p>Gwyneth</text:p>
          </table:table-cell>
          <table:table-cell office:value-type="string" calcext:value-type="string">
            <text:p>Ariana</text:p>
          </table:table-cell>
          <table:table-cell office:value-type="string" calcext:value-type="string">
            <text:p>MacMenemy</text:p>
          </table:table-cell>
          <table:table-cell office:value-type="string" calcext:value-type="string">
            <text:p>Ales0</text:p>
          </table:table-cell>
          <table:table-cell office:value-type="string" calcext:value-type="string">
            <text:p>aalescl@odnoklassniki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07-618-437</text:p>
          </table:table-cell>
          <table:table-cell office:value-type="string" calcext:value-type="string">
            <text:p>082 Sullivan Place</text:p>
          </table:table-cell>
          <table:table-cell table:formula="of:=RANDBETWEEN(1;1833)" office:value-type="float" office:value="574" calcext:value-type="float">
            <text:p>574</text:p>
          </table:table-cell>
          <table:table-cell/>
          <table:table-cell table:formula="of:=CONCATENATE(&quot;(&quot;;[.A557];&quot;, &quot;;[.B557];&quot;, &quot;;[.C557];&quot;, '&quot;;[.D557];&quot; &quot;;[.E557];&quot;', '&quot;;[.F557];&quot; &quot;;[.G557];&quot;', '&quot;; [.H557]; &quot;'&quot;; [.I557];&quot;', '&quot;;[.J557];&quot;', '&quot;;[.K557];&quot;', &quot;;[.L557]; &quot;), &quot;)" office:value-type="string" office:string-value="(83109945, 2020556, 75970, 'Gwyneth Ariana', 'MacMenemy Ales0', 'aalescl@odnoklassniki.ru'https://librenoticias.com/wp-content/uploads/2020/08/default-user-image.png', '507-618-437', '082 Sullivan Place', 574), " calcext:value-type="string">
            <text:p>(83109945, 2020556, 75970, 'Gwyneth Ariana', 'MacMenemy Ales0', 'aalescl@odnoklassniki.ru'https://librenoticias.com/wp-content/uploads/2020/08/default-user-image.png', '507-618-437', '082 Sullivan Place', 57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9273890" calcext:value-type="float">
            <text:p>29273890</text:p>
          </table:table-cell>
          <table:table-cell office:value-type="float" office:value="2020557" calcext:value-type="float">
            <text:p>2020557</text:p>
          </table:table-cell>
          <table:table-cell table:formula="of:=RANDBETWEEN(1000; 99999)" office:value-type="float" office:value="54312" calcext:value-type="float">
            <text:p>54312</text:p>
          </table:table-cell>
          <table:table-cell office:value-type="string" calcext:value-type="string">
            <text:p>Francoise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MacNeillie</text:p>
          </table:table-cell>
          <table:table-cell office:value-type="string" calcext:value-type="string">
            <text:p>Stronghill</text:p>
          </table:table-cell>
          <table:table-cell office:value-type="string" calcext:value-type="string">
            <text:p>dstronghillji@cafepres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65-869-336</text:p>
          </table:table-cell>
          <table:table-cell office:value-type="string" calcext:value-type="string">
            <text:p>693 Pleasure Lane</text:p>
          </table:table-cell>
          <table:table-cell table:formula="of:=RANDBETWEEN(1;1833)" office:value-type="float" office:value="817" calcext:value-type="float">
            <text:p>817</text:p>
          </table:table-cell>
          <table:table-cell/>
          <table:table-cell table:formula="of:=CONCATENATE(&quot;(&quot;;[.A558];&quot;, &quot;;[.B558];&quot;, &quot;;[.C558];&quot;, '&quot;;[.D558];&quot; &quot;;[.E558];&quot;', '&quot;;[.F558];&quot; &quot;;[.G558];&quot;', '&quot;; [.H558]; &quot;'&quot;; [.I558];&quot;', '&quot;;[.J558];&quot;', '&quot;;[.K558];&quot;', &quot;;[.L558]; &quot;), &quot;)" office:value-type="string" office:string-value="(29273890, 2020557, 54312, 'Francoise Doris', 'MacNeillie Stronghill', 'dstronghillji@cafepress.com'https://librenoticias.com/wp-content/uploads/2020/08/default-user-image.png', '765-869-336', '693 Pleasure Lane', 817), " calcext:value-type="string">
            <text:p>(29273890, 2020557, 54312, 'Francoise Doris', 'MacNeillie Stronghill', 'dstronghillji@cafepress.com'https://librenoticias.com/wp-content/uploads/2020/08/default-user-image.png', '765-869-336', '693 Pleasure Lane', 81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9598722" calcext:value-type="float">
            <text:p>39598722</text:p>
          </table:table-cell>
          <table:table-cell office:value-type="float" office:value="2020558" calcext:value-type="float">
            <text:p>2020558</text:p>
          </table:table-cell>
          <table:table-cell table:formula="of:=RANDBETWEEN(1000; 99999)" office:value-type="float" office:value="78651" calcext:value-type="float">
            <text:p>78651</text:p>
          </table:table-cell>
          <table:table-cell office:value-type="string" calcext:value-type="string">
            <text:p>Ardath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Maddie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rdevil3@usd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60-996-318</text:p>
          </table:table-cell>
          <table:table-cell office:value-type="string" calcext:value-type="string">
            <text:p>16 Lotheville Terrace</text:p>
          </table:table-cell>
          <table:table-cell table:formula="of:=RANDBETWEEN(1;1833)" office:value-type="float" office:value="1106" calcext:value-type="float">
            <text:p>1106</text:p>
          </table:table-cell>
          <table:table-cell/>
          <table:table-cell table:formula="of:=CONCATENATE(&quot;(&quot;;[.A559];&quot;, &quot;;[.B559];&quot;, &quot;;[.C559];&quot;, '&quot;;[.D559];&quot; &quot;;[.E559];&quot;', '&quot;;[.F559];&quot; &quot;;[.G559];&quot;', '&quot;; [.H559]; &quot;'&quot;; [.I559];&quot;', '&quot;;[.J559];&quot;', '&quot;;[.K559];&quot;', &quot;;[.L559]; &quot;), &quot;)" office:value-type="string" office:string-value="(39598722, 2020558, 78651, 'Ardath Raf', 'Maddie Devil', 'rdevil3@usda.gov'https://librenoticias.com/wp-content/uploads/2020/08/default-user-image.png', '560-996-318', '16 Lotheville Terrace', 1106), " calcext:value-type="string">
            <text:p>(39598722, 2020558, 78651, 'Ardath Raf', 'Maddie Devil', 'rdevil3@usda.gov'https://librenoticias.com/wp-content/uploads/2020/08/default-user-image.png', '560-996-318', '16 Lotheville Terrace', 110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9268121" calcext:value-type="float">
            <text:p>79268121</text:p>
          </table:table-cell>
          <table:table-cell office:value-type="float" office:value="2020559" calcext:value-type="float">
            <text:p>2020559</text:p>
          </table:table-cell>
          <table:table-cell table:formula="of:=RANDBETWEEN(1000; 99999)" office:value-type="float" office:value="97682" calcext:value-type="float">
            <text:p>97682</text:p>
          </table:table-cell>
          <table:table-cell office:value-type="string" calcext:value-type="string">
            <text:p>Pooh</text:p>
          </table:table-cell>
          <table:table-cell office:value-type="string" calcext:value-type="string">
            <text:p>Malanie</text:p>
          </table:table-cell>
          <table:table-cell office:value-type="string" calcext:value-type="string">
            <text:p>Mainston</text:p>
          </table:table-cell>
          <table:table-cell office:value-type="string" calcext:value-type="string">
            <text:p>Compson</text:p>
          </table:table-cell>
          <table:table-cell office:value-type="string" calcext:value-type="string">
            <text:p>mcompson8w@artiste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92-924-788</text:p>
          </table:table-cell>
          <table:table-cell office:value-type="string" calcext:value-type="string">
            <text:p>8 Nova Terrace</text:p>
          </table:table-cell>
          <table:table-cell table:formula="of:=RANDBETWEEN(1;1833)" office:value-type="float" office:value="446" calcext:value-type="float">
            <text:p>446</text:p>
          </table:table-cell>
          <table:table-cell/>
          <table:table-cell table:formula="of:=CONCATENATE(&quot;(&quot;;[.A560];&quot;, &quot;;[.B560];&quot;, &quot;;[.C560];&quot;, '&quot;;[.D560];&quot; &quot;;[.E560];&quot;', '&quot;;[.F560];&quot; &quot;;[.G560];&quot;', '&quot;; [.H560]; &quot;'&quot;; [.I560];&quot;', '&quot;;[.J560];&quot;', '&quot;;[.K560];&quot;', &quot;;[.L560]; &quot;), &quot;)" office:value-type="string" office:string-value="(79268121, 2020559, 97682, 'Pooh Malanie', 'Mainston Compson', 'mcompson8w@artisteer.com'https://librenoticias.com/wp-content/uploads/2020/08/default-user-image.png', '592-924-788', '8 Nova Terrace', 446), " calcext:value-type="string">
            <text:p>(79268121, 2020559, 97682, 'Pooh Malanie', 'Mainston Compson', 'mcompson8w@artisteer.com'https://librenoticias.com/wp-content/uploads/2020/08/default-user-image.png', '592-924-788', '8 Nova Terrace', 44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6541971" calcext:value-type="float">
            <text:p>36541971</text:p>
          </table:table-cell>
          <table:table-cell office:value-type="float" office:value="2020560" calcext:value-type="float">
            <text:p>2020560</text:p>
          </table:table-cell>
          <table:table-cell table:formula="of:=RANDBETWEEN(1000; 99999)" office:value-type="float" office:value="38995" calcext:value-type="float">
            <text:p>38995</text:p>
          </table:table-cell>
          <table:table-cell office:value-type="string" calcext:value-type="string">
            <text:p>Gussi</text:p>
          </table:table-cell>
          <table:table-cell office:value-type="string" calcext:value-type="string">
            <text:p>Lindy</text:p>
          </table:table-cell>
          <table:table-cell office:value-type="string" calcext:value-type="string">
            <text:p>Maletratt</text:p>
          </table:table-cell>
          <table:table-cell office:value-type="string" calcext:value-type="string">
            <text:p>Toma</text:p>
          </table:table-cell>
          <table:table-cell office:value-type="string" calcext:value-type="string">
            <text:p>ltomacj@imgu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72-600-368</text:p>
          </table:table-cell>
          <table:table-cell office:value-type="string" calcext:value-type="string">
            <text:p>9 Carberry Hill</text:p>
          </table:table-cell>
          <table:table-cell table:formula="of:=RANDBETWEEN(1;1833)" office:value-type="float" office:value="1257" calcext:value-type="float">
            <text:p>1257</text:p>
          </table:table-cell>
          <table:table-cell/>
          <table:table-cell table:formula="of:=CONCATENATE(&quot;(&quot;;[.A561];&quot;, &quot;;[.B561];&quot;, &quot;;[.C561];&quot;, '&quot;;[.D561];&quot; &quot;;[.E561];&quot;', '&quot;;[.F561];&quot; &quot;;[.G561];&quot;', '&quot;; [.H561]; &quot;'&quot;; [.I561];&quot;', '&quot;;[.J561];&quot;', '&quot;;[.K561];&quot;', &quot;;[.L561]; &quot;), &quot;)" office:value-type="string" office:string-value="(36541971, 2020560, 38995, 'Gussi Lindy', 'Maletratt Toma', 'ltomacj@imgur.com'https://librenoticias.com/wp-content/uploads/2020/08/default-user-image.png', '772-600-368', '9 Carberry Hill', 1257), " calcext:value-type="string">
            <text:p>(36541971, 2020560, 38995, 'Gussi Lindy', 'Maletratt Toma', 'ltomacj@imgur.com'https://librenoticias.com/wp-content/uploads/2020/08/default-user-image.png', '772-600-368', '9 Carberry Hill', 125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4380087" calcext:value-type="float">
            <text:p>94380087</text:p>
          </table:table-cell>
          <table:table-cell office:value-type="float" office:value="2020561" calcext:value-type="float">
            <text:p>2020561</text:p>
          </table:table-cell>
          <table:table-cell table:formula="of:=RANDBETWEEN(1000; 99999)" office:value-type="float" office:value="74559" calcext:value-type="float">
            <text:p>74559</text:p>
          </table:table-cell>
          <table:table-cell office:value-type="string" calcext:value-type="string">
            <text:p>Jamison</text:p>
          </table:table-cell>
          <table:table-cell office:value-type="string" calcext:value-type="string">
            <text:p>Mead</text:p>
          </table:table-cell>
          <table:table-cell office:value-type="string" calcext:value-type="string">
            <text:p>Mallen</text:p>
          </table:table-cell>
          <table:table-cell office:value-type="string" calcext:value-type="string">
            <text:p>Leonida</text:p>
          </table:table-cell>
          <table:table-cell office:value-type="string" calcext:value-type="string">
            <text:p>mleonidadu@hp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77-491-375</text:p>
          </table:table-cell>
          <table:table-cell office:value-type="string" calcext:value-type="string">
            <text:p>89 Shelley Hill</text:p>
          </table:table-cell>
          <table:table-cell table:formula="of:=RANDBETWEEN(1;1833)" office:value-type="float" office:value="537" calcext:value-type="float">
            <text:p>537</text:p>
          </table:table-cell>
          <table:table-cell/>
          <table:table-cell table:formula="of:=CONCATENATE(&quot;(&quot;;[.A562];&quot;, &quot;;[.B562];&quot;, &quot;;[.C562];&quot;, '&quot;;[.D562];&quot; &quot;;[.E562];&quot;', '&quot;;[.F562];&quot; &quot;;[.G562];&quot;', '&quot;; [.H562]; &quot;'&quot;; [.I562];&quot;', '&quot;;[.J562];&quot;', '&quot;;[.K562];&quot;', &quot;;[.L562]; &quot;), &quot;)" office:value-type="string" office:string-value="(94380087, 2020561, 74559, 'Jamison Mead', 'Mallen Leonida', 'mleonidadu@hp.com'https://librenoticias.com/wp-content/uploads/2020/08/default-user-image.png', '377-491-375', '89 Shelley Hill', 537), " calcext:value-type="string">
            <text:p>(94380087, 2020561, 74559, 'Jamison Mead', 'Mallen Leonida', 'mleonidadu@hp.com'https://librenoticias.com/wp-content/uploads/2020/08/default-user-image.png', '377-491-375', '89 Shelley Hill', 53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2135105" calcext:value-type="float">
            <text:p>82135105</text:p>
          </table:table-cell>
          <table:table-cell office:value-type="float" office:value="2020562" calcext:value-type="float">
            <text:p>2020562</text:p>
          </table:table-cell>
          <table:table-cell table:formula="of:=RANDBETWEEN(1000; 99999)" office:value-type="float" office:value="17683" calcext:value-type="float">
            <text:p>17683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Analise</text:p>
          </table:table-cell>
          <table:table-cell office:value-type="string" calcext:value-type="string">
            <text:p>Manclark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amilneg7@salo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24-123-195</text:p>
          </table:table-cell>
          <table:table-cell office:value-type="string" calcext:value-type="string">
            <text:p>719 Green Pass</text:p>
          </table:table-cell>
          <table:table-cell table:formula="of:=RANDBETWEEN(1;1833)" office:value-type="float" office:value="426" calcext:value-type="float">
            <text:p>426</text:p>
          </table:table-cell>
          <table:table-cell/>
          <table:table-cell table:formula="of:=CONCATENATE(&quot;(&quot;;[.A563];&quot;, &quot;;[.B563];&quot;, &quot;;[.C563];&quot;, '&quot;;[.D563];&quot; &quot;;[.E563];&quot;', '&quot;;[.F563];&quot; &quot;;[.G563];&quot;', '&quot;; [.H563]; &quot;'&quot;; [.I563];&quot;', '&quot;;[.J563];&quot;', '&quot;;[.K563];&quot;', &quot;;[.L563]; &quot;), &quot;)" office:value-type="string" office:string-value="(82135105, 2020562, 17683, 'Francesca Analise', 'Manclark Milne', 'amilneg7@salon.com'https://librenoticias.com/wp-content/uploads/2020/08/default-user-image.png', '224-123-195', '719 Green Pass', 426), " calcext:value-type="string">
            <text:p>(82135105, 2020562, 17683, 'Francesca Analise', 'Manclark Milne', 'amilneg7@salon.com'https://librenoticias.com/wp-content/uploads/2020/08/default-user-image.png', '224-123-195', '719 Green Pass', 42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9913212" calcext:value-type="float">
            <text:p>39913212</text:p>
          </table:table-cell>
          <table:table-cell office:value-type="float" office:value="2020563" calcext:value-type="float">
            <text:p>2020563</text:p>
          </table:table-cell>
          <table:table-cell table:formula="of:=RANDBETWEEN(1000; 99999)" office:value-type="float" office:value="22445" calcext:value-type="float">
            <text:p>22445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Welbie</text:p>
          </table:table-cell>
          <table:table-cell office:value-type="string" calcext:value-type="string">
            <text:p>Manoelli</text:p>
          </table:table-cell>
          <table:table-cell office:value-type="string" calcext:value-type="string">
            <text:p>McCaughan</text:p>
          </table:table-cell>
          <table:table-cell office:value-type="string" calcext:value-type="string">
            <text:p>wmccaughanl@wordpress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71-116-223</text:p>
          </table:table-cell>
          <table:table-cell office:value-type="string" calcext:value-type="string">
            <text:p>9939 David Hill</text:p>
          </table:table-cell>
          <table:table-cell table:formula="of:=RANDBETWEEN(1;1833)" office:value-type="float" office:value="822" calcext:value-type="float">
            <text:p>822</text:p>
          </table:table-cell>
          <table:table-cell/>
          <table:table-cell table:formula="of:=CONCATENATE(&quot;(&quot;;[.A564];&quot;, &quot;;[.B564];&quot;, &quot;;[.C564];&quot;, '&quot;;[.D564];&quot; &quot;;[.E564];&quot;', '&quot;;[.F564];&quot; &quot;;[.G564];&quot;', '&quot;; [.H564]; &quot;'&quot;; [.I564];&quot;', '&quot;;[.J564];&quot;', '&quot;;[.K564];&quot;', &quot;;[.L564]; &quot;), &quot;)" office:value-type="string" office:string-value="(39913212, 2020563, 22445, 'Axel Welbie', 'Manoelli McCaughan', 'wmccaughanl@wordpress.org'https://librenoticias.com/wp-content/uploads/2020/08/default-user-image.png', '571-116-223', '9939 David Hill', 822), " calcext:value-type="string">
            <text:p>(39913212, 2020563, 22445, 'Axel Welbie', 'Manoelli McCaughan', 'wmccaughanl@wordpress.org'https://librenoticias.com/wp-content/uploads/2020/08/default-user-image.png', '571-116-223', '9939 David Hill', 82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5777663" calcext:value-type="float">
            <text:p>65777663</text:p>
          </table:table-cell>
          <table:table-cell office:value-type="float" office:value="2020564" calcext:value-type="float">
            <text:p>2020564</text:p>
          </table:table-cell>
          <table:table-cell table:formula="of:=RANDBETWEEN(1000; 99999)" office:value-type="float" office:value="30424" calcext:value-type="float">
            <text:p>30424</text:p>
          </table:table-cell>
          <table:table-cell office:value-type="string" calcext:value-type="string">
            <text:p>Merle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nsbridge</text:p>
          </table:table-cell>
          <table:table-cell office:value-type="string" calcext:value-type="string">
            <text:p>Crottagh</text:p>
          </table:table-cell>
          <table:table-cell office:value-type="string" calcext:value-type="string">
            <text:p>fcrottagh42@hao123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88-537-888</text:p>
          </table:table-cell>
          <table:table-cell office:value-type="string" calcext:value-type="string">
            <text:p>573 Fieldstone Way</text:p>
          </table:table-cell>
          <table:table-cell table:formula="of:=RANDBETWEEN(1;1833)" office:value-type="float" office:value="1195" calcext:value-type="float">
            <text:p>1195</text:p>
          </table:table-cell>
          <table:table-cell/>
          <table:table-cell table:formula="of:=CONCATENATE(&quot;(&quot;;[.A565];&quot;, &quot;;[.B565];&quot;, &quot;;[.C565];&quot;, '&quot;;[.D565];&quot; &quot;;[.E565];&quot;', '&quot;;[.F565];&quot; &quot;;[.G565];&quot;', '&quot;; [.H565]; &quot;'&quot;; [.I565];&quot;', '&quot;;[.J565];&quot;', '&quot;;[.K565];&quot;', &quot;;[.L565]; &quot;), &quot;)" office:value-type="string" office:string-value="(65777663, 2020564, 30424, 'Merle Fin', 'Mansbridge Crottagh', 'fcrottagh42@hao123.com'https://librenoticias.com/wp-content/uploads/2020/08/default-user-image.png', '788-537-888', '573 Fieldstone Way', 1195), " calcext:value-type="string">
            <text:p>(65777663, 2020564, 30424, 'Merle Fin', 'Mansbridge Crottagh', 'fcrottagh42@hao123.com'https://librenoticias.com/wp-content/uploads/2020/08/default-user-image.png', '788-537-888', '573 Fieldstone Way', 119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7837307" calcext:value-type="float">
            <text:p>87837307</text:p>
          </table:table-cell>
          <table:table-cell office:value-type="float" office:value="2020565" calcext:value-type="float">
            <text:p>2020565</text:p>
          </table:table-cell>
          <table:table-cell table:formula="of:=RANDBETWEEN(1000; 99999)" office:value-type="float" office:value="23074" calcext:value-type="float">
            <text:p>23074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Frannie</text:p>
          </table:table-cell>
          <table:table-cell office:value-type="string" calcext:value-type="string">
            <text:p>Mansford</text:p>
          </table:table-cell>
          <table:table-cell office:value-type="string" calcext:value-type="string">
            <text:p>Baitman</text:p>
          </table:table-cell>
          <table:table-cell office:value-type="string" calcext:value-type="string">
            <text:p>fbaitmanph@miibeian.gov.cn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59-979-155</text:p>
          </table:table-cell>
          <table:table-cell office:value-type="string" calcext:value-type="string">
            <text:p>73 Algoma Avenue</text:p>
          </table:table-cell>
          <table:table-cell table:formula="of:=RANDBETWEEN(1;1833)" office:value-type="float" office:value="1739" calcext:value-type="float">
            <text:p>1739</text:p>
          </table:table-cell>
          <table:table-cell/>
          <table:table-cell table:formula="of:=CONCATENATE(&quot;(&quot;;[.A566];&quot;, &quot;;[.B566];&quot;, &quot;;[.C566];&quot;, '&quot;;[.D566];&quot; &quot;;[.E566];&quot;', '&quot;;[.F566];&quot; &quot;;[.G566];&quot;', '&quot;; [.H566]; &quot;'&quot;; [.I566];&quot;', '&quot;;[.J566];&quot;', '&quot;;[.K566];&quot;', &quot;;[.L566]; &quot;), &quot;)" office:value-type="string" office:string-value="(87837307, 2020565, 23074, 'Misti Frannie', 'Mansford Baitman', 'fbaitmanph@miibeian.gov.cn'https://librenoticias.com/wp-content/uploads/2020/08/default-user-image.png', '159-979-155', '73 Algoma Avenue', 1739), " calcext:value-type="string">
            <text:p>(87837307, 2020565, 23074, 'Misti Frannie', 'Mansford Baitman', 'fbaitmanph@miibeian.gov.cn'https://librenoticias.com/wp-content/uploads/2020/08/default-user-image.png', '159-979-155', '73 Algoma Avenue', 173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5582566" calcext:value-type="float">
            <text:p>45582566</text:p>
          </table:table-cell>
          <table:table-cell office:value-type="float" office:value="2020566" calcext:value-type="float">
            <text:p>2020566</text:p>
          </table:table-cell>
          <table:table-cell table:formula="of:=RANDBETWEEN(1000; 99999)" office:value-type="float" office:value="14997" calcext:value-type="float">
            <text:p>14997</text:p>
          </table:table-cell>
          <table:table-cell office:value-type="string" calcext:value-type="string">
            <text:p>Evvie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Manuely</text:p>
          </table:table-cell>
          <table:table-cell office:value-type="string" calcext:value-type="string">
            <text:p>Habens</text:p>
          </table:table-cell>
          <table:table-cell office:value-type="string" calcext:value-type="string">
            <text:p>mhabens5n@un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07-386-793</text:p>
          </table:table-cell>
          <table:table-cell office:value-type="string" calcext:value-type="string">
            <text:p>98038 Cherokee Crossing</text:p>
          </table:table-cell>
          <table:table-cell table:formula="of:=RANDBETWEEN(1;1833)" office:value-type="float" office:value="1528" calcext:value-type="float">
            <text:p>1528</text:p>
          </table:table-cell>
          <table:table-cell/>
          <table:table-cell table:formula="of:=CONCATENATE(&quot;(&quot;;[.A567];&quot;, &quot;;[.B567];&quot;, &quot;;[.C567];&quot;, '&quot;;[.D567];&quot; &quot;;[.E567];&quot;', '&quot;;[.F567];&quot; &quot;;[.G567];&quot;', '&quot;; [.H567]; &quot;'&quot;; [.I567];&quot;', '&quot;;[.J567];&quot;', '&quot;;[.K567];&quot;', &quot;;[.L567]; &quot;), &quot;)" office:value-type="string" office:string-value="(45582566, 2020566, 14997, 'Evvie Morgen', 'Manuely Habens', 'mhabens5n@un.org'https://librenoticias.com/wp-content/uploads/2020/08/default-user-image.png', '107-386-793', '98038 Cherokee Crossing', 1528), " calcext:value-type="string">
            <text:p>(45582566, 2020566, 14997, 'Evvie Morgen', 'Manuely Habens', 'mhabens5n@un.org'https://librenoticias.com/wp-content/uploads/2020/08/default-user-image.png', '107-386-793', '98038 Cherokee Crossing', 152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4522475" calcext:value-type="float">
            <text:p>54522475</text:p>
          </table:table-cell>
          <table:table-cell office:value-type="float" office:value="2020567" calcext:value-type="float">
            <text:p>2020567</text:p>
          </table:table-cell>
          <table:table-cell table:formula="of:=RANDBETWEEN(1000; 99999)" office:value-type="float" office:value="21361" calcext:value-type="float">
            <text:p>21361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Marlie</text:p>
          </table:table-cell>
          <table:table-cell office:value-type="string" calcext:value-type="string">
            <text:p>Marchelli</text:p>
          </table:table-cell>
          <table:table-cell office:value-type="string" calcext:value-type="string">
            <text:p>Conws</text:p>
          </table:table-cell>
          <table:table-cell office:value-type="string" calcext:value-type="string">
            <text:p>mconws6l@lyco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95-139-884</text:p>
          </table:table-cell>
          <table:table-cell office:value-type="string" calcext:value-type="string">
            <text:p>8 American Ash Avenue</text:p>
          </table:table-cell>
          <table:table-cell table:formula="of:=RANDBETWEEN(1;1833)" office:value-type="float" office:value="1331" calcext:value-type="float">
            <text:p>1331</text:p>
          </table:table-cell>
          <table:table-cell/>
          <table:table-cell table:formula="of:=CONCATENATE(&quot;(&quot;;[.A568];&quot;, &quot;;[.B568];&quot;, &quot;;[.C568];&quot;, '&quot;;[.D568];&quot; &quot;;[.E568];&quot;', '&quot;;[.F568];&quot; &quot;;[.G568];&quot;', '&quot;; [.H568]; &quot;'&quot;; [.I568];&quot;', '&quot;;[.J568];&quot;', '&quot;;[.K568];&quot;', &quot;;[.L568]; &quot;), &quot;)" office:value-type="string" office:string-value="(54522475, 2020567, 21361, 'Elisha Marlie', 'Marchelli Conws', 'mconws6l@lycos.com'https://librenoticias.com/wp-content/uploads/2020/08/default-user-image.png', '795-139-884', '8 American Ash Avenue', 1331), " calcext:value-type="string">
            <text:p>(54522475, 2020567, 21361, 'Elisha Marlie', 'Marchelli Conws', 'mconws6l@lycos.com'https://librenoticias.com/wp-content/uploads/2020/08/default-user-image.png', '795-139-884', '8 American Ash Avenue', 133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9989826" calcext:value-type="float">
            <text:p>59989826</text:p>
          </table:table-cell>
          <table:table-cell office:value-type="float" office:value="2020568" calcext:value-type="float">
            <text:p>2020568</text:p>
          </table:table-cell>
          <table:table-cell table:formula="of:=RANDBETWEEN(1000; 99999)" office:value-type="float" office:value="46999" calcext:value-type="float">
            <text:p>46999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Marini</text:p>
          </table:table-cell>
          <table:table-cell office:value-type="string" calcext:value-type="string">
            <text:p>Karpenya</text:p>
          </table:table-cell>
          <table:table-cell office:value-type="string" calcext:value-type="string">
            <text:p>fkarpenyafa@baidu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11-910-193</text:p>
          </table:table-cell>
          <table:table-cell office:value-type="string" calcext:value-type="string">
            <text:p>7119 Forest Run Place</text:p>
          </table:table-cell>
          <table:table-cell table:formula="of:=RANDBETWEEN(1;1833)" office:value-type="float" office:value="1214" calcext:value-type="float">
            <text:p>1214</text:p>
          </table:table-cell>
          <table:table-cell/>
          <table:table-cell table:formula="of:=CONCATENATE(&quot;(&quot;;[.A569];&quot;, &quot;;[.B569];&quot;, &quot;;[.C569];&quot;, '&quot;;[.D569];&quot; &quot;;[.E569];&quot;', '&quot;;[.F569];&quot; &quot;;[.G569];&quot;', '&quot;; [.H569]; &quot;'&quot;; [.I569];&quot;', '&quot;;[.J569];&quot;', '&quot;;[.K569];&quot;', &quot;;[.L569]; &quot;), &quot;)" office:value-type="string" office:string-value="(59989826, 2020568, 46999, 'Edward Fremont', 'Marini Karpenya', 'fkarpenyafa@baidu.com'https://librenoticias.com/wp-content/uploads/2020/08/default-user-image.png', '911-910-193', '7119 Forest Run Place', 1214), " calcext:value-type="string">
            <text:p>(59989826, 2020568, 46999, 'Edward Fremont', 'Marini Karpenya', 'fkarpenyafa@baidu.com'https://librenoticias.com/wp-content/uploads/2020/08/default-user-image.png', '911-910-193', '7119 Forest Run Place', 121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9665952" calcext:value-type="float">
            <text:p>19665952</text:p>
          </table:table-cell>
          <table:table-cell office:value-type="float" office:value="2020569" calcext:value-type="float">
            <text:p>2020569</text:p>
          </table:table-cell>
          <table:table-cell table:formula="of:=RANDBETWEEN(1000; 99999)" office:value-type="float" office:value="45359" calcext:value-type="float">
            <text:p>45359</text:p>
          </table:table-cell>
          <table:table-cell office:value-type="string" calcext:value-type="string">
            <text:p>Gillan</text:p>
          </table:table-cell>
          <table:table-cell office:value-type="string" calcext:value-type="string">
            <text:p>Nedi</text:p>
          </table:table-cell>
          <table:table-cell office:value-type="string" calcext:value-type="string">
            <text:p>Marrion</text:p>
          </table:table-cell>
          <table:table-cell office:value-type="string" calcext:value-type="string">
            <text:p>Illidge</text:p>
          </table:table-cell>
          <table:table-cell office:value-type="string" calcext:value-type="string">
            <text:p>nillidgeo0@mayoclini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52-165-623</text:p>
          </table:table-cell>
          <table:table-cell office:value-type="string" calcext:value-type="string">
            <text:p>7916 Porter Pass</text:p>
          </table:table-cell>
          <table:table-cell table:formula="of:=RANDBETWEEN(1;1833)" office:value-type="float" office:value="760" calcext:value-type="float">
            <text:p>760</text:p>
          </table:table-cell>
          <table:table-cell/>
          <table:table-cell table:formula="of:=CONCATENATE(&quot;(&quot;;[.A570];&quot;, &quot;;[.B570];&quot;, &quot;;[.C570];&quot;, '&quot;;[.D570];&quot; &quot;;[.E570];&quot;', '&quot;;[.F570];&quot; &quot;;[.G570];&quot;', '&quot;; [.H570]; &quot;'&quot;; [.I570];&quot;', '&quot;;[.J570];&quot;', '&quot;;[.K570];&quot;', &quot;;[.L570]; &quot;), &quot;)" office:value-type="string" office:string-value="(19665952, 2020569, 45359, 'Gillan Nedi', 'Marrion Illidge', 'nillidgeo0@mayoclinic.com'https://librenoticias.com/wp-content/uploads/2020/08/default-user-image.png', '552-165-623', '7916 Porter Pass', 760), " calcext:value-type="string">
            <text:p>(19665952, 2020569, 45359, 'Gillan Nedi', 'Marrion Illidge', 'nillidgeo0@mayoclinic.com'https://librenoticias.com/wp-content/uploads/2020/08/default-user-image.png', '552-165-623', '7916 Porter Pass', 7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7676667" calcext:value-type="float">
            <text:p>97676667</text:p>
          </table:table-cell>
          <table:table-cell office:value-type="float" office:value="2020570" calcext:value-type="float">
            <text:p>2020570</text:p>
          </table:table-cell>
          <table:table-cell table:formula="of:=RANDBETWEEN(1000; 99999)" office:value-type="float" office:value="15934" calcext:value-type="float">
            <text:p>15934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Kain</text:p>
          </table:table-cell>
          <table:table-cell office:value-type="string" calcext:value-type="string">
            <text:p>Martelet</text:p>
          </table:table-cell>
          <table:table-cell office:value-type="string" calcext:value-type="string">
            <text:p>McGawn</text:p>
          </table:table-cell>
          <table:table-cell office:value-type="string" calcext:value-type="string">
            <text:p>kmcgawncx@squarespac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90-477-340</text:p>
          </table:table-cell>
          <table:table-cell office:value-type="string" calcext:value-type="string">
            <text:p>0501 Knutson Point</text:p>
          </table:table-cell>
          <table:table-cell table:formula="of:=RANDBETWEEN(1;1833)" office:value-type="float" office:value="1725" calcext:value-type="float">
            <text:p>1725</text:p>
          </table:table-cell>
          <table:table-cell/>
          <table:table-cell table:formula="of:=CONCATENATE(&quot;(&quot;;[.A571];&quot;, &quot;;[.B571];&quot;, &quot;;[.C571];&quot;, '&quot;;[.D571];&quot; &quot;;[.E571];&quot;', '&quot;;[.F571];&quot; &quot;;[.G571];&quot;', '&quot;; [.H571]; &quot;'&quot;; [.I571];&quot;', '&quot;;[.J571];&quot;', '&quot;;[.K571];&quot;', &quot;;[.L571]; &quot;), &quot;)" office:value-type="string" office:string-value="(97676667, 2020570, 15934, 'Roi Kain', 'Martelet McGawn', 'kmcgawncx@squarespace.com'https://librenoticias.com/wp-content/uploads/2020/08/default-user-image.png', '590-477-340', '0501 Knutson Point', 1725), " calcext:value-type="string">
            <text:p>(97676667, 2020570, 15934, 'Roi Kain', 'Martelet McGawn', 'kmcgawncx@squarespace.com'https://librenoticias.com/wp-content/uploads/2020/08/default-user-image.png', '590-477-340', '0501 Knutson Point', 172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0761191" calcext:value-type="float">
            <text:p>80761191</text:p>
          </table:table-cell>
          <table:table-cell office:value-type="float" office:value="2020571" calcext:value-type="float">
            <text:p>2020571</text:p>
          </table:table-cell>
          <table:table-cell table:formula="of:=RANDBETWEEN(1000; 99999)" office:value-type="float" office:value="70919" calcext:value-type="float">
            <text:p>70919</text:p>
          </table:table-cell>
          <table:table-cell office:value-type="string" calcext:value-type="string">
            <text:p>Claretta</text:p>
          </table:table-cell>
          <table:table-cell office:value-type="string" calcext:value-type="string">
            <text:p>Cariotta</text:p>
          </table:table-cell>
          <table:table-cell office:value-type="string" calcext:value-type="string">
            <text:p>Martlew</text:p>
          </table:table-cell>
          <table:table-cell office:value-type="string" calcext:value-type="string">
            <text:p>Eckly</text:p>
          </table:table-cell>
          <table:table-cell office:value-type="string" calcext:value-type="string">
            <text:p>ceckly3g@youtu.b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11-169-548</text:p>
          </table:table-cell>
          <table:table-cell office:value-type="string" calcext:value-type="string">
            <text:p>83341 Merrick Hill</text:p>
          </table:table-cell>
          <table:table-cell table:formula="of:=RANDBETWEEN(1;1833)" office:value-type="float" office:value="357" calcext:value-type="float">
            <text:p>357</text:p>
          </table:table-cell>
          <table:table-cell/>
          <table:table-cell table:formula="of:=CONCATENATE(&quot;(&quot;;[.A572];&quot;, &quot;;[.B572];&quot;, &quot;;[.C572];&quot;, '&quot;;[.D572];&quot; &quot;;[.E572];&quot;', '&quot;;[.F572];&quot; &quot;;[.G572];&quot;', '&quot;; [.H572]; &quot;'&quot;; [.I572];&quot;', '&quot;;[.J572];&quot;', '&quot;;[.K572];&quot;', &quot;;[.L572]; &quot;), &quot;)" office:value-type="string" office:string-value="(80761191, 2020571, 70919, 'Claretta Cariotta', 'Martlew Eckly', 'ceckly3g@youtu.be'https://librenoticias.com/wp-content/uploads/2020/08/default-user-image.png', '311-169-548', '83341 Merrick Hill', 357), " calcext:value-type="string">
            <text:p>(80761191, 2020571, 70919, 'Claretta Cariotta', 'Martlew Eckly', 'ceckly3g@youtu.be'https://librenoticias.com/wp-content/uploads/2020/08/default-user-image.png', '311-169-548', '83341 Merrick Hill', 35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3617389" calcext:value-type="float">
            <text:p>13617389</text:p>
          </table:table-cell>
          <table:table-cell office:value-type="float" office:value="2020572" calcext:value-type="float">
            <text:p>2020572</text:p>
          </table:table-cell>
          <table:table-cell table:formula="of:=RANDBETWEEN(1000; 99999)" office:value-type="float" office:value="77715" calcext:value-type="float">
            <text:p>77715</text:p>
          </table:table-cell>
          <table:table-cell office:value-type="string" calcext:value-type="string">
            <text:p>Woodrow</text:p>
          </table:table-cell>
          <table:table-cell office:value-type="string" calcext:value-type="string">
            <text:p>Rayner</text:p>
          </table:table-cell>
          <table:table-cell office:value-type="string" calcext:value-type="string">
            <text:p>Massy</text:p>
          </table:table-cell>
          <table:table-cell office:value-type="string" calcext:value-type="string">
            <text:p>Ledington</text:p>
          </table:table-cell>
          <table:table-cell office:value-type="string" calcext:value-type="string">
            <text:p>rledington6j@over-blo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54-322-663</text:p>
          </table:table-cell>
          <table:table-cell office:value-type="string" calcext:value-type="string">
            <text:p>54974 Towne Way</text:p>
          </table:table-cell>
          <table:table-cell table:formula="of:=RANDBETWEEN(1;1833)" office:value-type="float" office:value="467" calcext:value-type="float">
            <text:p>467</text:p>
          </table:table-cell>
          <table:table-cell/>
          <table:table-cell table:formula="of:=CONCATENATE(&quot;(&quot;;[.A573];&quot;, &quot;;[.B573];&quot;, &quot;;[.C573];&quot;, '&quot;;[.D573];&quot; &quot;;[.E573];&quot;', '&quot;;[.F573];&quot; &quot;;[.G573];&quot;', '&quot;; [.H573]; &quot;'&quot;; [.I573];&quot;', '&quot;;[.J573];&quot;', '&quot;;[.K573];&quot;', &quot;;[.L573]; &quot;), &quot;)" office:value-type="string" office:string-value="(13617389, 2020572, 77715, 'Woodrow Rayner', 'Massy Ledington', 'rledington6j@over-blog.com'https://librenoticias.com/wp-content/uploads/2020/08/default-user-image.png', '854-322-663', '54974 Towne Way', 467), " calcext:value-type="string">
            <text:p>(13617389, 2020572, 77715, 'Woodrow Rayner', 'Massy Ledington', 'rledington6j@over-blog.com'https://librenoticias.com/wp-content/uploads/2020/08/default-user-image.png', '854-322-663', '54974 Towne Way', 46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9584405" calcext:value-type="float">
            <text:p>79584405</text:p>
          </table:table-cell>
          <table:table-cell office:value-type="float" office:value="2020573" calcext:value-type="float">
            <text:p>2020573</text:p>
          </table:table-cell>
          <table:table-cell table:formula="of:=RANDBETWEEN(1000; 99999)" office:value-type="float" office:value="97117" calcext:value-type="float">
            <text:p>97117</text:p>
          </table:table-cell>
          <table:table-cell office:value-type="string" calcext:value-type="string">
            <text:p>Gaven</text:p>
          </table:table-cell>
          <table:table-cell office:value-type="string" calcext:value-type="string">
            <text:p>Algernon</text:p>
          </table:table-cell>
          <table:table-cell office:value-type="string" calcext:value-type="string">
            <text:p>Matevosian</text:p>
          </table:table-cell>
          <table:table-cell office:value-type="string" calcext:value-type="string">
            <text:p>Sutty</text:p>
          </table:table-cell>
          <table:table-cell office:value-type="string" calcext:value-type="string">
            <text:p>asuttyit@yandex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39-283-266</text:p>
          </table:table-cell>
          <table:table-cell office:value-type="string" calcext:value-type="string">
            <text:p>85735 Southridge Drive</text:p>
          </table:table-cell>
          <table:table-cell table:formula="of:=RANDBETWEEN(1;1833)" office:value-type="float" office:value="1194" calcext:value-type="float">
            <text:p>1194</text:p>
          </table:table-cell>
          <table:table-cell/>
          <table:table-cell table:formula="of:=CONCATENATE(&quot;(&quot;;[.A574];&quot;, &quot;;[.B574];&quot;, &quot;;[.C574];&quot;, '&quot;;[.D574];&quot; &quot;;[.E574];&quot;', '&quot;;[.F574];&quot; &quot;;[.G574];&quot;', '&quot;; [.H574]; &quot;'&quot;; [.I574];&quot;', '&quot;;[.J574];&quot;', '&quot;;[.K574];&quot;', &quot;;[.L574]; &quot;), &quot;)" office:value-type="string" office:string-value="(79584405, 2020573, 97117, 'Gaven Algernon', 'Matevosian Sutty', 'asuttyit@yandex.ru'https://librenoticias.com/wp-content/uploads/2020/08/default-user-image.png', '739-283-266', '85735 Southridge Drive', 1194), " calcext:value-type="string">
            <text:p>(79584405, 2020573, 97117, 'Gaven Algernon', 'Matevosian Sutty', 'asuttyit@yandex.ru'https://librenoticias.com/wp-content/uploads/2020/08/default-user-image.png', '739-283-266', '85735 Southridge Drive', 119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8284020" calcext:value-type="float">
            <text:p>98284020</text:p>
          </table:table-cell>
          <table:table-cell office:value-type="float" office:value="2020574" calcext:value-type="float">
            <text:p>2020574</text:p>
          </table:table-cell>
          <table:table-cell table:formula="of:=RANDBETWEEN(1000; 99999)" office:value-type="float" office:value="8762" calcext:value-type="float">
            <text:p>8762</text:p>
          </table:table-cell>
          <table:table-cell office:value-type="string" calcext:value-type="string">
            <text:p>Gwendoly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Matoshin</text:p>
          </table:table-cell>
          <table:table-cell office:value-type="string" calcext:value-type="string">
            <text:p>Pittwood</text:p>
          </table:table-cell>
          <table:table-cell office:value-type="string" calcext:value-type="string">
            <text:p>hpittwood44@moonfrui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61-908-779</text:p>
          </table:table-cell>
          <table:table-cell office:value-type="string" calcext:value-type="string">
            <text:p>89 Summer Ridge Point</text:p>
          </table:table-cell>
          <table:table-cell table:formula="of:=RANDBETWEEN(1;1833)" office:value-type="float" office:value="597" calcext:value-type="float">
            <text:p>597</text:p>
          </table:table-cell>
          <table:table-cell/>
          <table:table-cell table:formula="of:=CONCATENATE(&quot;(&quot;;[.A575];&quot;, &quot;;[.B575];&quot;, &quot;;[.C575];&quot;, '&quot;;[.D575];&quot; &quot;;[.E575];&quot;', '&quot;;[.F575];&quot; &quot;;[.G575];&quot;', '&quot;; [.H575]; &quot;'&quot;; [.I575];&quot;', '&quot;;[.J575];&quot;', '&quot;;[.K575];&quot;', &quot;;[.L575]; &quot;), &quot;)" office:value-type="string" office:string-value="(98284020, 2020574, 8762, 'Gwendolyn Heloise', 'Matoshin Pittwood', 'hpittwood44@moonfruit.com'https://librenoticias.com/wp-content/uploads/2020/08/default-user-image.png', '861-908-779', '89 Summer Ridge Point', 597), " calcext:value-type="string">
            <text:p>(98284020, 2020574, 8762, 'Gwendolyn Heloise', 'Matoshin Pittwood', 'hpittwood44@moonfruit.com'https://librenoticias.com/wp-content/uploads/2020/08/default-user-image.png', '861-908-779', '89 Summer Ridge Point', 59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0130838" calcext:value-type="float">
            <text:p>60130838</text:p>
          </table:table-cell>
          <table:table-cell office:value-type="float" office:value="2020575" calcext:value-type="float">
            <text:p>2020575</text:p>
          </table:table-cell>
          <table:table-cell table:formula="of:=RANDBETWEEN(1000; 99999)" office:value-type="float" office:value="67993" calcext:value-type="float">
            <text:p>67993</text:p>
          </table:table-cell>
          <table:table-cell office:value-type="string" calcext:value-type="string">
            <text:p>Rebekkah</text:p>
          </table:table-cell>
          <table:table-cell office:value-type="string" calcext:value-type="string">
            <text:p>Daveen</text:p>
          </table:table-cell>
          <table:table-cell office:value-type="string" calcext:value-type="string">
            <text:p>Matuszewski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dpersianpa@jiathi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68-362-615</text:p>
          </table:table-cell>
          <table:table-cell office:value-type="string" calcext:value-type="string">
            <text:p>3874 Eagan Crossing</text:p>
          </table:table-cell>
          <table:table-cell table:formula="of:=RANDBETWEEN(1;1833)" office:value-type="float" office:value="1466" calcext:value-type="float">
            <text:p>1466</text:p>
          </table:table-cell>
          <table:table-cell/>
          <table:table-cell table:formula="of:=CONCATENATE(&quot;(&quot;;[.A576];&quot;, &quot;;[.B576];&quot;, &quot;;[.C576];&quot;, '&quot;;[.D576];&quot; &quot;;[.E576];&quot;', '&quot;;[.F576];&quot; &quot;;[.G576];&quot;', '&quot;; [.H576]; &quot;'&quot;; [.I576];&quot;', '&quot;;[.J576];&quot;', '&quot;;[.K576];&quot;', &quot;;[.L576]; &quot;), &quot;)" office:value-type="string" office:string-value="(60130838, 2020575, 67993, 'Rebekkah Daveen', 'Matuszewski Persian', 'dpersianpa@jiathis.com'https://librenoticias.com/wp-content/uploads/2020/08/default-user-image.png', '868-362-615', '3874 Eagan Crossing', 1466), " calcext:value-type="string">
            <text:p>(60130838, 2020575, 67993, 'Rebekkah Daveen', 'Matuszewski Persian', 'dpersianpa@jiathis.com'https://librenoticias.com/wp-content/uploads/2020/08/default-user-image.png', '868-362-615', '3874 Eagan Crossing', 146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8523362" calcext:value-type="float">
            <text:p>58523362</text:p>
          </table:table-cell>
          <table:table-cell office:value-type="float" office:value="2020576" calcext:value-type="float">
            <text:p>2020576</text:p>
          </table:table-cell>
          <table:table-cell table:formula="of:=RANDBETWEEN(1000; 99999)" office:value-type="float" office:value="79275" calcext:value-type="float">
            <text:p>79275</text:p>
          </table:table-cell>
          <table:table-cell office:value-type="string" calcext:value-type="string">
            <text:p>Emmerich</text:p>
          </table:table-cell>
          <table:table-cell office:value-type="string" calcext:value-type="string">
            <text:p>Brewster</text:p>
          </table:table-cell>
          <table:table-cell office:value-type="string" calcext:value-type="string">
            <text:p>Matzkaitis</text:p>
          </table:table-cell>
          <table:table-cell office:value-type="string" calcext:value-type="string">
            <text:p>Crann</text:p>
          </table:table-cell>
          <table:table-cell office:value-type="string" calcext:value-type="string">
            <text:p>bcrannm4@paypa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10-122-616</text:p>
          </table:table-cell>
          <table:table-cell office:value-type="string" calcext:value-type="string">
            <text:p>1188 Bartillon Trail</text:p>
          </table:table-cell>
          <table:table-cell table:formula="of:=RANDBETWEEN(1;1833)" office:value-type="float" office:value="715" calcext:value-type="float">
            <text:p>715</text:p>
          </table:table-cell>
          <table:table-cell/>
          <table:table-cell table:formula="of:=CONCATENATE(&quot;(&quot;;[.A577];&quot;, &quot;;[.B577];&quot;, &quot;;[.C577];&quot;, '&quot;;[.D577];&quot; &quot;;[.E577];&quot;', '&quot;;[.F577];&quot; &quot;;[.G577];&quot;', '&quot;; [.H577]; &quot;'&quot;; [.I577];&quot;', '&quot;;[.J577];&quot;', '&quot;;[.K577];&quot;', &quot;;[.L577]; &quot;), &quot;)" office:value-type="string" office:string-value="(58523362, 2020576, 79275, 'Emmerich Brewster', 'Matzkaitis Crann', 'bcrannm4@paypal.com'https://librenoticias.com/wp-content/uploads/2020/08/default-user-image.png', '310-122-616', '1188 Bartillon Trail', 715), " calcext:value-type="string">
            <text:p>(58523362, 2020576, 79275, 'Emmerich Brewster', 'Matzkaitis Crann', 'bcrannm4@paypal.com'https://librenoticias.com/wp-content/uploads/2020/08/default-user-image.png', '310-122-616', '1188 Bartillon Trail', 71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6515773" calcext:value-type="float">
            <text:p>36515773</text:p>
          </table:table-cell>
          <table:table-cell office:value-type="float" office:value="2020577" calcext:value-type="float">
            <text:p>2020577</text:p>
          </table:table-cell>
          <table:table-cell table:formula="of:=RANDBETWEEN(1000; 99999)" office:value-type="float" office:value="75614" calcext:value-type="float">
            <text:p>75614</text:p>
          </table:table-cell>
          <table:table-cell office:value-type="string" calcext:value-type="string">
            <text:p>Juanita</text:p>
          </table:table-cell>
          <table:table-cell office:value-type="string" calcext:value-type="string">
            <text:p>Toni</text:p>
          </table:table-cell>
          <table:table-cell office:value-type="string" calcext:value-type="string">
            <text:p>Maunders</text:p>
          </table:table-cell>
          <table:table-cell office:value-type="string" calcext:value-type="string">
            <text:p>Peart</text:p>
          </table:table-cell>
          <table:table-cell office:value-type="string" calcext:value-type="string">
            <text:p>tpeartrj@slashdot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29-981-802</text:p>
          </table:table-cell>
          <table:table-cell office:value-type="string" calcext:value-type="string">
            <text:p>402 Armistice Junction</text:p>
          </table:table-cell>
          <table:table-cell table:formula="of:=RANDBETWEEN(1;1833)" office:value-type="float" office:value="1084" calcext:value-type="float">
            <text:p>1084</text:p>
          </table:table-cell>
          <table:table-cell/>
          <table:table-cell table:formula="of:=CONCATENATE(&quot;(&quot;;[.A578];&quot;, &quot;;[.B578];&quot;, &quot;;[.C578];&quot;, '&quot;;[.D578];&quot; &quot;;[.E578];&quot;', '&quot;;[.F578];&quot; &quot;;[.G578];&quot;', '&quot;; [.H578]; &quot;'&quot;; [.I578];&quot;', '&quot;;[.J578];&quot;', '&quot;;[.K578];&quot;', &quot;;[.L578]; &quot;), &quot;)" office:value-type="string" office:string-value="(36515773, 2020577, 75614, 'Juanita Toni', 'Maunders Peart', 'tpeartrj@slashdot.org'https://librenoticias.com/wp-content/uploads/2020/08/default-user-image.png', '829-981-802', '402 Armistice Junction', 1084), " calcext:value-type="string">
            <text:p>(36515773, 2020577, 75614, 'Juanita Toni', 'Maunders Peart', 'tpeartrj@slashdot.org'https://librenoticias.com/wp-content/uploads/2020/08/default-user-image.png', '829-981-802', '402 Armistice Junction', 108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2829367" calcext:value-type="float">
            <text:p>62829367</text:p>
          </table:table-cell>
          <table:table-cell office:value-type="float" office:value="2020578" calcext:value-type="float">
            <text:p>2020578</text:p>
          </table:table-cell>
          <table:table-cell table:formula="of:=RANDBETWEEN(1000; 99999)" office:value-type="float" office:value="17359" calcext:value-type="float">
            <text:p>17359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Anny</text:p>
          </table:table-cell>
          <table:table-cell office:value-type="string" calcext:value-type="string">
            <text:p>Mayman</text:p>
          </table:table-cell>
          <table:table-cell office:value-type="string" calcext:value-type="string">
            <text:p>Saill</text:p>
          </table:table-cell>
          <table:table-cell office:value-type="string" calcext:value-type="string">
            <text:p>asaill4r@so-net.ne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02-377-403</text:p>
          </table:table-cell>
          <table:table-cell office:value-type="string" calcext:value-type="string">
            <text:p>17 Cherokee Street</text:p>
          </table:table-cell>
          <table:table-cell table:formula="of:=RANDBETWEEN(1;1833)" office:value-type="float" office:value="1081" calcext:value-type="float">
            <text:p>1081</text:p>
          </table:table-cell>
          <table:table-cell/>
          <table:table-cell table:formula="of:=CONCATENATE(&quot;(&quot;;[.A579];&quot;, &quot;;[.B579];&quot;, &quot;;[.C579];&quot;, '&quot;;[.D579];&quot; &quot;;[.E579];&quot;', '&quot;;[.F579];&quot; &quot;;[.G579];&quot;', '&quot;; [.H579]; &quot;'&quot;; [.I579];&quot;', '&quot;;[.J579];&quot;', '&quot;;[.K579];&quot;', &quot;;[.L579]; &quot;), &quot;)" office:value-type="string" office:string-value="(62829367, 2020578, 17359, 'Dora Anny', 'Mayman Saill', 'asaill4r@so-net.ne.jp'https://librenoticias.com/wp-content/uploads/2020/08/default-user-image.png', '302-377-403', '17 Cherokee Street', 1081), " calcext:value-type="string">
            <text:p>(62829367, 2020578, 17359, 'Dora Anny', 'Mayman Saill', 'asaill4r@so-net.ne.jp'https://librenoticias.com/wp-content/uploads/2020/08/default-user-image.png', '302-377-403', '17 Cherokee Street', 108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4592844" calcext:value-type="float">
            <text:p>84592844</text:p>
          </table:table-cell>
          <table:table-cell office:value-type="float" office:value="2020579" calcext:value-type="float">
            <text:p>2020579</text:p>
          </table:table-cell>
          <table:table-cell table:formula="of:=RANDBETWEEN(1000; 99999)" office:value-type="float" office:value="66202" calcext:value-type="float">
            <text:p>66202</text:p>
          </table:table-cell>
          <table:table-cell office:value-type="string" calcext:value-type="string">
            <text:p>Sauncho</text:p>
          </table:table-cell>
          <table:table-cell office:value-type="string" calcext:value-type="string">
            <text:p>Olivero</text:p>
          </table:table-cell>
          <table:table-cell office:value-type="string" calcext:value-type="string">
            <text:p>Mayte</text:p>
          </table:table-cell>
          <table:table-cell office:value-type="string" calcext:value-type="string">
            <text:p>Thyer</text:p>
          </table:table-cell>
          <table:table-cell office:value-type="string" calcext:value-type="string">
            <text:p>othyer7h@apache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61-155-702</text:p>
          </table:table-cell>
          <table:table-cell office:value-type="string" calcext:value-type="string">
            <text:p>212 Northport Hill</text:p>
          </table:table-cell>
          <table:table-cell table:formula="of:=RANDBETWEEN(1;1833)" office:value-type="float" office:value="1293" calcext:value-type="float">
            <text:p>1293</text:p>
          </table:table-cell>
          <table:table-cell/>
          <table:table-cell table:formula="of:=CONCATENATE(&quot;(&quot;;[.A580];&quot;, &quot;;[.B580];&quot;, &quot;;[.C580];&quot;, '&quot;;[.D580];&quot; &quot;;[.E580];&quot;', '&quot;;[.F580];&quot; &quot;;[.G580];&quot;', '&quot;; [.H580]; &quot;'&quot;; [.I580];&quot;', '&quot;;[.J580];&quot;', '&quot;;[.K580];&quot;', &quot;;[.L580]; &quot;), &quot;)" office:value-type="string" office:string-value="(84592844, 2020579, 66202, 'Sauncho Olivero', 'Mayte Thyer', 'othyer7h@apache.org'https://librenoticias.com/wp-content/uploads/2020/08/default-user-image.png', '661-155-702', '212 Northport Hill', 1293), " calcext:value-type="string">
            <text:p>(84592844, 2020579, 66202, 'Sauncho Olivero', 'Mayte Thyer', 'othyer7h@apache.org'https://librenoticias.com/wp-content/uploads/2020/08/default-user-image.png', '661-155-702', '212 Northport Hill', 129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3398297" calcext:value-type="float">
            <text:p>43398297</text:p>
          </table:table-cell>
          <table:table-cell office:value-type="float" office:value="2020580" calcext:value-type="float">
            <text:p>2020580</text:p>
          </table:table-cell>
          <table:table-cell table:formula="of:=RANDBETWEEN(1000; 99999)" office:value-type="float" office:value="67036" calcext:value-type="float">
            <text:p>67036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Giselbert</text:p>
          </table:table-cell>
          <table:table-cell office:value-type="string" calcext:value-type="string">
            <text:p>Mazzia</text:p>
          </table:table-cell>
          <table:table-cell office:value-type="string" calcext:value-type="string">
            <text:p>Vedeniktov</text:p>
          </table:table-cell>
          <table:table-cell office:value-type="string" calcext:value-type="string">
            <text:p>gvedeniktov5s@redcross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67-498-481</text:p>
          </table:table-cell>
          <table:table-cell office:value-type="string" calcext:value-type="string">
            <text:p>476 Nancy Plaza</text:p>
          </table:table-cell>
          <table:table-cell table:formula="of:=RANDBETWEEN(1;1833)" office:value-type="float" office:value="1690" calcext:value-type="float">
            <text:p>1690</text:p>
          </table:table-cell>
          <table:table-cell/>
          <table:table-cell table:formula="of:=CONCATENATE(&quot;(&quot;;[.A581];&quot;, &quot;;[.B581];&quot;, &quot;;[.C581];&quot;, '&quot;;[.D581];&quot; &quot;;[.E581];&quot;', '&quot;;[.F581];&quot; &quot;;[.G581];&quot;', '&quot;; [.H581]; &quot;'&quot;; [.I581];&quot;', '&quot;;[.J581];&quot;', '&quot;;[.K581];&quot;', &quot;;[.L581]; &quot;), &quot;)" office:value-type="string" office:string-value="(43398297, 2020580, 67036, 'Earl Giselbert', 'Mazzia Vedeniktov', 'gvedeniktov5s@redcross.org'https://librenoticias.com/wp-content/uploads/2020/08/default-user-image.png', '967-498-481', '476 Nancy Plaza', 1690), " calcext:value-type="string">
            <text:p>(43398297, 2020580, 67036, 'Earl Giselbert', 'Mazzia Vedeniktov', 'gvedeniktov5s@redcross.org'https://librenoticias.com/wp-content/uploads/2020/08/default-user-image.png', '967-498-481', '476 Nancy Plaza', 169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5728992" calcext:value-type="float">
            <text:p>75728992</text:p>
          </table:table-cell>
          <table:table-cell office:value-type="float" office:value="2020581" calcext:value-type="float">
            <text:p>2020581</text:p>
          </table:table-cell>
          <table:table-cell table:formula="of:=RANDBETWEEN(1000; 99999)" office:value-type="float" office:value="15647" calcext:value-type="float">
            <text:p>15647</text:p>
          </table:table-cell>
          <table:table-cell office:value-type="string" calcext:value-type="string">
            <text:p>Farleigh</text:p>
          </table:table-cell>
          <table:table-cell office:value-type="string" calcext:value-type="string">
            <text:p>Gran</text:p>
          </table:table-cell>
          <table:table-cell office:value-type="string" calcext:value-type="string">
            <text:p>McCafferty</text:p>
          </table:table-cell>
          <table:table-cell office:value-type="string" calcext:value-type="string">
            <text:p>Corbett</text:p>
          </table:table-cell>
          <table:table-cell office:value-type="string" calcext:value-type="string">
            <text:p>gcorbetthq@businessweek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04-870-119</text:p>
          </table:table-cell>
          <table:table-cell office:value-type="string" calcext:value-type="string">
            <text:p>768 Pankratz Terrace</text:p>
          </table:table-cell>
          <table:table-cell table:formula="of:=RANDBETWEEN(1;1833)" office:value-type="float" office:value="1576" calcext:value-type="float">
            <text:p>1576</text:p>
          </table:table-cell>
          <table:table-cell/>
          <table:table-cell table:formula="of:=CONCATENATE(&quot;(&quot;;[.A582];&quot;, &quot;;[.B582];&quot;, &quot;;[.C582];&quot;, '&quot;;[.D582];&quot; &quot;;[.E582];&quot;', '&quot;;[.F582];&quot; &quot;;[.G582];&quot;', '&quot;; [.H582]; &quot;'&quot;; [.I582];&quot;', '&quot;;[.J582];&quot;', '&quot;;[.K582];&quot;', &quot;;[.L582]; &quot;), &quot;)" office:value-type="string" office:string-value="(75728992, 2020581, 15647, 'Farleigh Gran', 'McCafferty Corbett', 'gcorbetthq@businessweek.com'https://librenoticias.com/wp-content/uploads/2020/08/default-user-image.png', '804-870-119', '768 Pankratz Terrace', 1576), " calcext:value-type="string">
            <text:p>(75728992, 2020581, 15647, 'Farleigh Gran', 'McCafferty Corbett', 'gcorbetthq@businessweek.com'https://librenoticias.com/wp-content/uploads/2020/08/default-user-image.png', '804-870-119', '768 Pankratz Terrace', 157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3378089" calcext:value-type="float">
            <text:p>63378089</text:p>
          </table:table-cell>
          <table:table-cell office:value-type="float" office:value="2020582" calcext:value-type="float">
            <text:p>2020582</text:p>
          </table:table-cell>
          <table:table-cell table:formula="of:=RANDBETWEEN(1000; 99999)" office:value-type="float" office:value="24256" calcext:value-type="float">
            <text:p>24256</text:p>
          </table:table-cell>
          <table:table-cell office:value-type="string" calcext:value-type="string">
            <text:p>Jase</text:p>
          </table:table-cell>
          <table:table-cell office:value-type="string" calcext:value-type="string">
            <text:p>Godfree</text:p>
          </table:table-cell>
          <table:table-cell office:value-type="string" calcext:value-type="string">
            <text:p>McCaffrey</text:p>
          </table:table-cell>
          <table:table-cell office:value-type="string" calcext:value-type="string">
            <text:p>Krishtopaittis</text:p>
          </table:table-cell>
          <table:table-cell office:value-type="string" calcext:value-type="string">
            <text:p>gkrishtopaittisla@mit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97-299-776</text:p>
          </table:table-cell>
          <table:table-cell office:value-type="string" calcext:value-type="string">
            <text:p>6443 Jackson Parkway</text:p>
          </table:table-cell>
          <table:table-cell table:formula="of:=RANDBETWEEN(1;1833)" office:value-type="float" office:value="735" calcext:value-type="float">
            <text:p>735</text:p>
          </table:table-cell>
          <table:table-cell/>
          <table:table-cell table:formula="of:=CONCATENATE(&quot;(&quot;;[.A583];&quot;, &quot;;[.B583];&quot;, &quot;;[.C583];&quot;, '&quot;;[.D583];&quot; &quot;;[.E583];&quot;', '&quot;;[.F583];&quot; &quot;;[.G583];&quot;', '&quot;; [.H583]; &quot;'&quot;; [.I583];&quot;', '&quot;;[.J583];&quot;', '&quot;;[.K583];&quot;', &quot;;[.L583]; &quot;), &quot;)" office:value-type="string" office:string-value="(63378089, 2020582, 24256, 'Jase Godfree', 'McCaffrey Krishtopaittis', 'gkrishtopaittisla@mit.edu'https://librenoticias.com/wp-content/uploads/2020/08/default-user-image.png', '697-299-776', '6443 Jackson Parkway', 735), " calcext:value-type="string">
            <text:p>(63378089, 2020582, 24256, 'Jase Godfree', 'McCaffrey Krishtopaittis', 'gkrishtopaittisla@mit.edu'https://librenoticias.com/wp-content/uploads/2020/08/default-user-image.png', '697-299-776', '6443 Jackson Parkway', 73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6640779" calcext:value-type="float">
            <text:p>26640779</text:p>
          </table:table-cell>
          <table:table-cell office:value-type="float" office:value="2020583" calcext:value-type="float">
            <text:p>2020583</text:p>
          </table:table-cell>
          <table:table-cell table:formula="of:=RANDBETWEEN(1000; 99999)" office:value-type="float" office:value="73581" calcext:value-type="float">
            <text:p>73581</text:p>
          </table:table-cell>
          <table:table-cell office:value-type="string" calcext:value-type="string">
            <text:p>Percival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cCloud</text:p>
          </table:table-cell>
          <table:table-cell office:value-type="string" calcext:value-type="string">
            <text:p>Archambault</text:p>
          </table:table-cell>
          <table:table-cell office:value-type="string" calcext:value-type="string">
            <text:p>earchambaultf7@mashabl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72-707-828</text:p>
          </table:table-cell>
          <table:table-cell office:value-type="string" calcext:value-type="string">
            <text:p>0 Holy Cross Avenue</text:p>
          </table:table-cell>
          <table:table-cell table:formula="of:=RANDBETWEEN(1;1833)" office:value-type="float" office:value="658" calcext:value-type="float">
            <text:p>658</text:p>
          </table:table-cell>
          <table:table-cell/>
          <table:table-cell table:formula="of:=CONCATENATE(&quot;(&quot;;[.A584];&quot;, &quot;;[.B584];&quot;, &quot;;[.C584];&quot;, '&quot;;[.D584];&quot; &quot;;[.E584];&quot;', '&quot;;[.F584];&quot; &quot;;[.G584];&quot;', '&quot;; [.H584]; &quot;'&quot;; [.I584];&quot;', '&quot;;[.J584];&quot;', '&quot;;[.K584];&quot;', &quot;;[.L584]; &quot;), &quot;)" office:value-type="string" office:string-value="(26640779, 2020583, 73581, 'Percival Edward', 'McCloud Archambault', 'earchambaultf7@mashable.com'https://librenoticias.com/wp-content/uploads/2020/08/default-user-image.png', '372-707-828', '0 Holy Cross Avenue', 658), " calcext:value-type="string">
            <text:p>(26640779, 2020583, 73581, 'Percival Edward', 'McCloud Archambault', 'earchambaultf7@mashable.com'https://librenoticias.com/wp-content/uploads/2020/08/default-user-image.png', '372-707-828', '0 Holy Cross Avenue', 65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3367971" calcext:value-type="float">
            <text:p>23367971</text:p>
          </table:table-cell>
          <table:table-cell office:value-type="float" office:value="2020584" calcext:value-type="float">
            <text:p>2020584</text:p>
          </table:table-cell>
          <table:table-cell table:formula="of:=RANDBETWEEN(1000; 99999)" office:value-type="float" office:value="86746" calcext:value-type="float">
            <text:p>86746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Alexio</text:p>
          </table:table-cell>
          <table:table-cell office:value-type="string" calcext:value-type="string">
            <text:p>McCool</text:p>
          </table:table-cell>
          <table:table-cell office:value-type="string" calcext:value-type="string">
            <text:p>Dell Casa</text:p>
          </table:table-cell>
          <table:table-cell office:value-type="string" calcext:value-type="string">
            <text:p>adellcasai6@nas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77-857-254</text:p>
          </table:table-cell>
          <table:table-cell office:value-type="string" calcext:value-type="string">
            <text:p>6723 Dapin Road</text:p>
          </table:table-cell>
          <table:table-cell table:formula="of:=RANDBETWEEN(1;1833)" office:value-type="float" office:value="1247" calcext:value-type="float">
            <text:p>1247</text:p>
          </table:table-cell>
          <table:table-cell/>
          <table:table-cell table:formula="of:=CONCATENATE(&quot;(&quot;;[.A585];&quot;, &quot;;[.B585];&quot;, &quot;;[.C585];&quot;, '&quot;;[.D585];&quot; &quot;;[.E585];&quot;', '&quot;;[.F585];&quot; &quot;;[.G585];&quot;', '&quot;; [.H585]; &quot;'&quot;; [.I585];&quot;', '&quot;;[.J585];&quot;', '&quot;;[.K585];&quot;', &quot;;[.L585]; &quot;), &quot;)" office:value-type="string" office:string-value="(23367971, 2020584, 86746, 'Doug Alexio', 'McCool Dell Casa', 'adellcasai6@nasa.gov'https://librenoticias.com/wp-content/uploads/2020/08/default-user-image.png', '377-857-254', '6723 Dapin Road', 1247), " calcext:value-type="string">
            <text:p>(23367971, 2020584, 86746, 'Doug Alexio', 'McCool Dell Casa', 'adellcasai6@nasa.gov'https://librenoticias.com/wp-content/uploads/2020/08/default-user-image.png', '377-857-254', '6723 Dapin Road', 124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3509008" calcext:value-type="float">
            <text:p>23509008</text:p>
          </table:table-cell>
          <table:table-cell office:value-type="float" office:value="2020585" calcext:value-type="float">
            <text:p>2020585</text:p>
          </table:table-cell>
          <table:table-cell table:formula="of:=RANDBETWEEN(1000; 99999)" office:value-type="float" office:value="66990" calcext:value-type="float">
            <text:p>66990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Dorise</text:p>
          </table:table-cell>
          <table:table-cell office:value-type="string" calcext:value-type="string">
            <text:p>McCowen</text:p>
          </table:table-cell>
          <table:table-cell office:value-type="string" calcext:value-type="string">
            <text:p>Stitcher</text:p>
          </table:table-cell>
          <table:table-cell office:value-type="string" calcext:value-type="string">
            <text:p>dstitchercg@meetup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91-869-219</text:p>
          </table:table-cell>
          <table:table-cell office:value-type="string" calcext:value-type="string">
            <text:p>01 Randy Alley</text:p>
          </table:table-cell>
          <table:table-cell table:formula="of:=RANDBETWEEN(1;1833)" office:value-type="float" office:value="806" calcext:value-type="float">
            <text:p>806</text:p>
          </table:table-cell>
          <table:table-cell/>
          <table:table-cell table:formula="of:=CONCATENATE(&quot;(&quot;;[.A586];&quot;, &quot;;[.B586];&quot;, &quot;;[.C586];&quot;, '&quot;;[.D586];&quot; &quot;;[.E586];&quot;', '&quot;;[.F586];&quot; &quot;;[.G586];&quot;', '&quot;; [.H586]; &quot;'&quot;; [.I586];&quot;', '&quot;;[.J586];&quot;', '&quot;;[.K586];&quot;', &quot;;[.L586]; &quot;), &quot;)" office:value-type="string" office:string-value="(23509008, 2020585, 66990, 'Bertha Dorise', 'McCowen Stitcher', 'dstitchercg@meetup.com'https://librenoticias.com/wp-content/uploads/2020/08/default-user-image.png', '991-869-219', '01 Randy Alley', 806), " calcext:value-type="string">
            <text:p>(23509008, 2020585, 66990, 'Bertha Dorise', 'McCowen Stitcher', 'dstitchercg@meetup.com'https://librenoticias.com/wp-content/uploads/2020/08/default-user-image.png', '991-869-219', '01 Randy Alley', 80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0906426" calcext:value-type="float">
            <text:p>50906426</text:p>
          </table:table-cell>
          <table:table-cell office:value-type="float" office:value="2020586" calcext:value-type="float">
            <text:p>2020586</text:p>
          </table:table-cell>
          <table:table-cell table:formula="of:=RANDBETWEEN(1000; 99999)" office:value-type="float" office:value="60157" calcext:value-type="float">
            <text:p>60157</text:p>
          </table:table-cell>
          <table:table-cell office:value-type="string" calcext:value-type="string">
            <text:p>Emlynn</text:p>
          </table:table-cell>
          <table:table-cell office:value-type="string" calcext:value-type="string">
            <text:p>Marja</text:p>
          </table:table-cell>
          <table:table-cell office:value-type="string" calcext:value-type="string">
            <text:p>McCullagh</text:p>
          </table:table-cell>
          <table:table-cell office:value-type="string" calcext:value-type="string">
            <text:p>McElane</text:p>
          </table:table-cell>
          <table:table-cell office:value-type="string" calcext:value-type="string">
            <text:p>mmcelanepo@admin.ch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71-637-571</text:p>
          </table:table-cell>
          <table:table-cell office:value-type="string" calcext:value-type="string">
            <text:p>6913 Trailsway Hill</text:p>
          </table:table-cell>
          <table:table-cell table:formula="of:=RANDBETWEEN(1;1833)" office:value-type="float" office:value="1088" calcext:value-type="float">
            <text:p>1088</text:p>
          </table:table-cell>
          <table:table-cell/>
          <table:table-cell table:formula="of:=CONCATENATE(&quot;(&quot;;[.A587];&quot;, &quot;;[.B587];&quot;, &quot;;[.C587];&quot;, '&quot;;[.D587];&quot; &quot;;[.E587];&quot;', '&quot;;[.F587];&quot; &quot;;[.G587];&quot;', '&quot;; [.H587]; &quot;'&quot;; [.I587];&quot;', '&quot;;[.J587];&quot;', '&quot;;[.K587];&quot;', &quot;;[.L587]; &quot;), &quot;)" office:value-type="string" office:string-value="(50906426, 2020586, 60157, 'Emlynn Marja', 'McCullagh McElane', 'mmcelanepo@admin.ch'https://librenoticias.com/wp-content/uploads/2020/08/default-user-image.png', '971-637-571', '6913 Trailsway Hill', 1088), " calcext:value-type="string">
            <text:p>(50906426, 2020586, 60157, 'Emlynn Marja', 'McCullagh McElane', 'mmcelanepo@admin.ch'https://librenoticias.com/wp-content/uploads/2020/08/default-user-image.png', '971-637-571', '6913 Trailsway Hill', 108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8257916" calcext:value-type="float">
            <text:p>28257916</text:p>
          </table:table-cell>
          <table:table-cell office:value-type="float" office:value="2020587" calcext:value-type="float">
            <text:p>2020587</text:p>
          </table:table-cell>
          <table:table-cell table:formula="of:=RANDBETWEEN(1000; 99999)" office:value-type="float" office:value="27449" calcext:value-type="float">
            <text:p>27449</text:p>
          </table:table-cell>
          <table:table-cell office:value-type="string" calcext:value-type="string">
            <text:p>Claranc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cDoual</text:p>
          </table:table-cell>
          <table:table-cell office:value-type="string" calcext:value-type="string">
            <text:p>Cappel</text:p>
          </table:table-cell>
          <table:table-cell office:value-type="string" calcext:value-type="string">
            <text:p>acappel5l@imageshack.us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94-220-155</text:p>
          </table:table-cell>
          <table:table-cell office:value-type="string" calcext:value-type="string">
            <text:p>6479 Charing Cross Pass</text:p>
          </table:table-cell>
          <table:table-cell table:formula="of:=RANDBETWEEN(1;1833)" office:value-type="float" office:value="1399" calcext:value-type="float">
            <text:p>1399</text:p>
          </table:table-cell>
          <table:table-cell/>
          <table:table-cell table:formula="of:=CONCATENATE(&quot;(&quot;;[.A588];&quot;, &quot;;[.B588];&quot;, &quot;;[.C588];&quot;, '&quot;;[.D588];&quot; &quot;;[.E588];&quot;', '&quot;;[.F588];&quot; &quot;;[.G588];&quot;', '&quot;; [.H588]; &quot;'&quot;; [.I588];&quot;', '&quot;;[.J588];&quot;', '&quot;;[.K588];&quot;', &quot;;[.L588]; &quot;), &quot;)" office:value-type="string" office:string-value="(28257916, 2020587, 27449, 'Clarance Ali', 'McDoual Cappel', 'acappel5l@imageshack.us'https://librenoticias.com/wp-content/uploads/2020/08/default-user-image.png', '594-220-155', '6479 Charing Cross Pass', 1399), " calcext:value-type="string">
            <text:p>(28257916, 2020587, 27449, 'Clarance Ali', 'McDoual Cappel', 'acappel5l@imageshack.us'https://librenoticias.com/wp-content/uploads/2020/08/default-user-image.png', '594-220-155', '6479 Charing Cross Pass', 139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4294213" calcext:value-type="float">
            <text:p>34294213</text:p>
          </table:table-cell>
          <table:table-cell office:value-type="float" office:value="2020588" calcext:value-type="float">
            <text:p>2020588</text:p>
          </table:table-cell>
          <table:table-cell table:formula="of:=RANDBETWEEN(1000; 99999)" office:value-type="float" office:value="62122" calcext:value-type="float">
            <text:p>62122</text:p>
          </table:table-cell>
          <table:table-cell office:value-type="string" calcext:value-type="string">
            <text:p>Kleon</text:p>
          </table:table-cell>
          <table:table-cell office:value-type="string" calcext:value-type="string">
            <text:p>Waite</text:p>
          </table:table-cell>
          <table:table-cell office:value-type="string" calcext:value-type="string">
            <text:p>McGilleghole</text:p>
          </table:table-cell>
          <table:table-cell office:value-type="string" calcext:value-type="string">
            <text:p>Dominighi</text:p>
          </table:table-cell>
          <table:table-cell office:value-type="string" calcext:value-type="string">
            <text:p>wdominighipl@jav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28-233-483</text:p>
          </table:table-cell>
          <table:table-cell office:value-type="string" calcext:value-type="string">
            <text:p>424 Center Way</text:p>
          </table:table-cell>
          <table:table-cell table:formula="of:=RANDBETWEEN(1;1833)" office:value-type="float" office:value="581" calcext:value-type="float">
            <text:p>581</text:p>
          </table:table-cell>
          <table:table-cell/>
          <table:table-cell table:formula="of:=CONCATENATE(&quot;(&quot;;[.A589];&quot;, &quot;;[.B589];&quot;, &quot;;[.C589];&quot;, '&quot;;[.D589];&quot; &quot;;[.E589];&quot;', '&quot;;[.F589];&quot; &quot;;[.G589];&quot;', '&quot;; [.H589]; &quot;'&quot;; [.I589];&quot;', '&quot;;[.J589];&quot;', '&quot;;[.K589];&quot;', &quot;;[.L589]; &quot;), &quot;)" office:value-type="string" office:string-value="(34294213, 2020588, 62122, 'Kleon Waite', 'McGilleghole Dominighi', 'wdominighipl@java.com'https://librenoticias.com/wp-content/uploads/2020/08/default-user-image.png', '428-233-483', '424 Center Way', 581), " calcext:value-type="string">
            <text:p>(34294213, 2020588, 62122, 'Kleon Waite', 'McGilleghole Dominighi', 'wdominighipl@java.com'https://librenoticias.com/wp-content/uploads/2020/08/default-user-image.png', '428-233-483', '424 Center Way', 58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5288950" calcext:value-type="float">
            <text:p>95288950</text:p>
          </table:table-cell>
          <table:table-cell office:value-type="float" office:value="2020589" calcext:value-type="float">
            <text:p>2020589</text:p>
          </table:table-cell>
          <table:table-cell table:formula="of:=RANDBETWEEN(1000; 99999)" office:value-type="float" office:value="75378" calcext:value-type="float">
            <text:p>75378</text:p>
          </table:table-cell>
          <table:table-cell office:value-type="string" calcext:value-type="string">
            <text:p>Alaster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McGlynn</text:p>
          </table:table-cell>
          <table:table-cell office:value-type="string" calcext:value-type="string">
            <text:p>Masden</text:p>
          </table:table-cell>
          <table:table-cell office:value-type="string" calcext:value-type="string">
            <text:p>gmasdengf@hugedomain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08-853-583</text:p>
          </table:table-cell>
          <table:table-cell office:value-type="string" calcext:value-type="string">
            <text:p>6 Porter Park</text:p>
          </table:table-cell>
          <table:table-cell table:formula="of:=RANDBETWEEN(1;1833)" office:value-type="float" office:value="316" calcext:value-type="float">
            <text:p>316</text:p>
          </table:table-cell>
          <table:table-cell/>
          <table:table-cell table:formula="of:=CONCATENATE(&quot;(&quot;;[.A590];&quot;, &quot;;[.B590];&quot;, &quot;;[.C590];&quot;, '&quot;;[.D590];&quot; &quot;;[.E590];&quot;', '&quot;;[.F590];&quot; &quot;;[.G590];&quot;', '&quot;; [.H590]; &quot;'&quot;; [.I590];&quot;', '&quot;;[.J590];&quot;', '&quot;;[.K590];&quot;', &quot;;[.L590]; &quot;), &quot;)" office:value-type="string" office:string-value="(95288950, 2020589, 75378, 'Alaster Gregory', 'McGlynn Masden', 'gmasdengf@hugedomains.com'https://librenoticias.com/wp-content/uploads/2020/08/default-user-image.png', '108-853-583', '6 Porter Park', 316), " calcext:value-type="string">
            <text:p>(95288950, 2020589, 75378, 'Alaster Gregory', 'McGlynn Masden', 'gmasdengf@hugedomains.com'https://librenoticias.com/wp-content/uploads/2020/08/default-user-image.png', '108-853-583', '6 Porter Park', 31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9696065" calcext:value-type="float">
            <text:p>39696065</text:p>
          </table:table-cell>
          <table:table-cell office:value-type="float" office:value="2020590" calcext:value-type="float">
            <text:p>2020590</text:p>
          </table:table-cell>
          <table:table-cell table:formula="of:=RANDBETWEEN(1000; 99999)" office:value-type="float" office:value="79019" calcext:value-type="float">
            <text:p>79019</text:p>
          </table:table-cell>
          <table:table-cell office:value-type="string" calcext:value-type="string">
            <text:p>Ashia</text:p>
          </table:table-cell>
          <table:table-cell office:value-type="string" calcext:value-type="string">
            <text:p>Lark</text:p>
          </table:table-cell>
          <table:table-cell office:value-type="string" calcext:value-type="string">
            <text:p>McIlmorow</text:p>
          </table:table-cell>
          <table:table-cell office:value-type="string" calcext:value-type="string">
            <text:p>Fruser</text:p>
          </table:table-cell>
          <table:table-cell office:value-type="string" calcext:value-type="string">
            <text:p>lfruserql@economis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23-943-269</text:p>
          </table:table-cell>
          <table:table-cell office:value-type="string" calcext:value-type="string">
            <text:p>049 Atwood Plaza</text:p>
          </table:table-cell>
          <table:table-cell table:formula="of:=RANDBETWEEN(1;1833)" office:value-type="float" office:value="37" calcext:value-type="float">
            <text:p>37</text:p>
          </table:table-cell>
          <table:table-cell/>
          <table:table-cell table:formula="of:=CONCATENATE(&quot;(&quot;;[.A591];&quot;, &quot;;[.B591];&quot;, &quot;;[.C591];&quot;, '&quot;;[.D591];&quot; &quot;;[.E591];&quot;', '&quot;;[.F591];&quot; &quot;;[.G591];&quot;', '&quot;; [.H591]; &quot;'&quot;; [.I591];&quot;', '&quot;;[.J591];&quot;', '&quot;;[.K591];&quot;', &quot;;[.L591]; &quot;), &quot;)" office:value-type="string" office:string-value="(39696065, 2020590, 79019, 'Ashia Lark', 'McIlmorow Fruser', 'lfruserql@economist.com'https://librenoticias.com/wp-content/uploads/2020/08/default-user-image.png', '223-943-269', '049 Atwood Plaza', 37), " calcext:value-type="string">
            <text:p>(39696065, 2020590, 79019, 'Ashia Lark', 'McIlmorow Fruser', 'lfruserql@economist.com'https://librenoticias.com/wp-content/uploads/2020/08/default-user-image.png', '223-943-269', '049 Atwood Plaza', 3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4585421" calcext:value-type="float">
            <text:p>14585421</text:p>
          </table:table-cell>
          <table:table-cell office:value-type="float" office:value="2020591" calcext:value-type="float">
            <text:p>2020591</text:p>
          </table:table-cell>
          <table:table-cell table:formula="of:=RANDBETWEEN(1000; 99999)" office:value-type="float" office:value="79106" calcext:value-type="float">
            <text:p>79106</text:p>
          </table:table-cell>
          <table:table-cell office:value-type="string" calcext:value-type="string">
            <text:p>Donnajean</text:p>
          </table:table-cell>
          <table:table-cell office:value-type="string" calcext:value-type="string">
            <text:p>Arlen</text:p>
          </table:table-cell>
          <table:table-cell office:value-type="string" calcext:value-type="string">
            <text:p>McKennan</text:p>
          </table:table-cell>
          <table:table-cell office:value-type="string" calcext:value-type="string">
            <text:p>Skeen</text:p>
          </table:table-cell>
          <table:table-cell office:value-type="string" calcext:value-type="string">
            <text:p>askeenbv@zdne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10-480-982</text:p>
          </table:table-cell>
          <table:table-cell office:value-type="string" calcext:value-type="string">
            <text:p>97353 Vahlen Hill</text:p>
          </table:table-cell>
          <table:table-cell table:formula="of:=RANDBETWEEN(1;1833)" office:value-type="float" office:value="1333" calcext:value-type="float">
            <text:p>1333</text:p>
          </table:table-cell>
          <table:table-cell/>
          <table:table-cell table:formula="of:=CONCATENATE(&quot;(&quot;;[.A592];&quot;, &quot;;[.B592];&quot;, &quot;;[.C592];&quot;, '&quot;;[.D592];&quot; &quot;;[.E592];&quot;', '&quot;;[.F592];&quot; &quot;;[.G592];&quot;', '&quot;; [.H592]; &quot;'&quot;; [.I592];&quot;', '&quot;;[.J592];&quot;', '&quot;;[.K592];&quot;', &quot;;[.L592]; &quot;), &quot;)" office:value-type="string" office:string-value="(14585421, 2020591, 79106, 'Donnajean Arlen', 'McKennan Skeen', 'askeenbv@zdnet.com'https://librenoticias.com/wp-content/uploads/2020/08/default-user-image.png', '810-480-982', '97353 Vahlen Hill', 1333), " calcext:value-type="string">
            <text:p>(14585421, 2020591, 79106, 'Donnajean Arlen', 'McKennan Skeen', 'askeenbv@zdnet.com'https://librenoticias.com/wp-content/uploads/2020/08/default-user-image.png', '810-480-982', '97353 Vahlen Hill', 133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9956052" calcext:value-type="float">
            <text:p>99956052</text:p>
          </table:table-cell>
          <table:table-cell office:value-type="float" office:value="2020592" calcext:value-type="float">
            <text:p>2020592</text:p>
          </table:table-cell>
          <table:table-cell table:formula="of:=RANDBETWEEN(1000; 99999)" office:value-type="float" office:value="98226" calcext:value-type="float">
            <text:p>98226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Dagmar</text:p>
          </table:table-cell>
          <table:table-cell office:value-type="string" calcext:value-type="string">
            <text:p>McKenny</text:p>
          </table:table-cell>
          <table:table-cell office:value-type="string" calcext:value-type="string">
            <text:p>Curnnokk</text:p>
          </table:table-cell>
          <table:table-cell office:value-type="string" calcext:value-type="string">
            <text:p>dcurnnokkrn@paginegialle.i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67-106-896</text:p>
          </table:table-cell>
          <table:table-cell office:value-type="string" calcext:value-type="string">
            <text:p>8631 Onsgard Drive</text:p>
          </table:table-cell>
          <table:table-cell table:formula="of:=RANDBETWEEN(1;1833)" office:value-type="float" office:value="1030" calcext:value-type="float">
            <text:p>1030</text:p>
          </table:table-cell>
          <table:table-cell/>
          <table:table-cell table:formula="of:=CONCATENATE(&quot;(&quot;;[.A593];&quot;, &quot;;[.B593];&quot;, &quot;;[.C593];&quot;, '&quot;;[.D593];&quot; &quot;;[.E593];&quot;', '&quot;;[.F593];&quot; &quot;;[.G593];&quot;', '&quot;; [.H593]; &quot;'&quot;; [.I593];&quot;', '&quot;;[.J593];&quot;', '&quot;;[.K593];&quot;', &quot;;[.L593]; &quot;), &quot;)" office:value-type="string" office:string-value="(99956052, 2020592, 98226, 'Carly Dagmar', 'McKenny Curnnokk', 'dcurnnokkrn@paginegialle.it'https://librenoticias.com/wp-content/uploads/2020/08/default-user-image.png', '867-106-896', '8631 Onsgard Drive', 1030), " calcext:value-type="string">
            <text:p>(99956052, 2020592, 98226, 'Carly Dagmar', 'McKenny Curnnokk', 'dcurnnokkrn@paginegialle.it'https://librenoticias.com/wp-content/uploads/2020/08/default-user-image.png', '867-106-896', '8631 Onsgard Drive', 103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8493650" calcext:value-type="float">
            <text:p>88493650</text:p>
          </table:table-cell>
          <table:table-cell office:value-type="float" office:value="2020593" calcext:value-type="float">
            <text:p>2020593</text:p>
          </table:table-cell>
          <table:table-cell table:formula="of:=RANDBETWEEN(1000; 99999)" office:value-type="float" office:value="90940" calcext:value-type="float">
            <text:p>90940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Phyllida</text:p>
          </table:table-cell>
          <table:table-cell office:value-type="string" calcext:value-type="string">
            <text:p>McLagan</text:p>
          </table:table-cell>
          <table:table-cell office:value-type="string" calcext:value-type="string">
            <text:p>Fussie</text:p>
          </table:table-cell>
          <table:table-cell office:value-type="string" calcext:value-type="string">
            <text:p>pfussiepn@te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00-497-909</text:p>
          </table:table-cell>
          <table:table-cell office:value-type="string" calcext:value-type="string">
            <text:p>839 Blackbird Alley</text:p>
          </table:table-cell>
          <table:table-cell table:formula="of:=RANDBETWEEN(1;1833)" office:value-type="float" office:value="733" calcext:value-type="float">
            <text:p>733</text:p>
          </table:table-cell>
          <table:table-cell/>
          <table:table-cell table:formula="of:=CONCATENATE(&quot;(&quot;;[.A594];&quot;, &quot;;[.B594];&quot;, &quot;;[.C594];&quot;, '&quot;;[.D594];&quot; &quot;;[.E594];&quot;', '&quot;;[.F594];&quot; &quot;;[.G594];&quot;', '&quot;; [.H594]; &quot;'&quot;; [.I594];&quot;', '&quot;;[.J594];&quot;', '&quot;;[.K594];&quot;', &quot;;[.L594]; &quot;), &quot;)" office:value-type="string" office:string-value="(88493650, 2020593, 90940, 'Frances Phyllida', 'McLagan Fussie', 'pfussiepn@ted.com'https://librenoticias.com/wp-content/uploads/2020/08/default-user-image.png', '600-497-909', '839 Blackbird Alley', 733), " calcext:value-type="string">
            <text:p>(88493650, 2020593, 90940, 'Frances Phyllida', 'McLagan Fussie', 'pfussiepn@ted.com'https://librenoticias.com/wp-content/uploads/2020/08/default-user-image.png', '600-497-909', '839 Blackbird Alley', 73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6564967" calcext:value-type="float">
            <text:p>46564967</text:p>
          </table:table-cell>
          <table:table-cell office:value-type="float" office:value="2020594" calcext:value-type="float">
            <text:p>2020594</text:p>
          </table:table-cell>
          <table:table-cell table:formula="of:=RANDBETWEEN(1000; 99999)" office:value-type="float" office:value="66615" calcext:value-type="float">
            <text:p>66615</text:p>
          </table:table-cell>
          <table:table-cell office:value-type="string" calcext:value-type="string">
            <text:p>Brendin</text:p>
          </table:table-cell>
          <table:table-cell office:value-type="string" calcext:value-type="string">
            <text:p>Krisha</text:p>
          </table:table-cell>
          <table:table-cell office:value-type="string" calcext:value-type="string">
            <text:p>Mcmanaman</text:p>
          </table:table-cell>
          <table:table-cell office:value-type="string" calcext:value-type="string">
            <text:p>Kippie</text:p>
          </table:table-cell>
          <table:table-cell office:value-type="string" calcext:value-type="string">
            <text:p>kkippie72@gravata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54-839-271</text:p>
          </table:table-cell>
          <table:table-cell office:value-type="string" calcext:value-type="string">
            <text:p>35830 Gateway Circle</text:p>
          </table:table-cell>
          <table:table-cell table:formula="of:=RANDBETWEEN(1;1833)" office:value-type="float" office:value="1703" calcext:value-type="float">
            <text:p>1703</text:p>
          </table:table-cell>
          <table:table-cell/>
          <table:table-cell table:formula="of:=CONCATENATE(&quot;(&quot;;[.A595];&quot;, &quot;;[.B595];&quot;, &quot;;[.C595];&quot;, '&quot;;[.D595];&quot; &quot;;[.E595];&quot;', '&quot;;[.F595];&quot; &quot;;[.G595];&quot;', '&quot;; [.H595]; &quot;'&quot;; [.I595];&quot;', '&quot;;[.J595];&quot;', '&quot;;[.K595];&quot;', &quot;;[.L595]; &quot;), &quot;)" office:value-type="string" office:string-value="(46564967, 2020594, 66615, 'Brendin Krisha', 'Mcmanaman Kippie', 'kkippie72@gravatar.com'https://librenoticias.com/wp-content/uploads/2020/08/default-user-image.png', '554-839-271', '35830 Gateway Circle', 1703), " calcext:value-type="string">
            <text:p>(46564967, 2020594, 66615, 'Brendin Krisha', 'Mcmanaman Kippie', 'kkippie72@gravatar.com'https://librenoticias.com/wp-content/uploads/2020/08/default-user-image.png', '554-839-271', '35830 Gateway Circle', 170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2369144" calcext:value-type="float">
            <text:p>12369144</text:p>
          </table:table-cell>
          <table:table-cell office:value-type="float" office:value="2020595" calcext:value-type="float">
            <text:p>2020595</text:p>
          </table:table-cell>
          <table:table-cell table:formula="of:=RANDBETWEEN(1000; 99999)" office:value-type="float" office:value="1221" calcext:value-type="float">
            <text:p>1221</text:p>
          </table:table-cell>
          <table:table-cell office:value-type="string" calcext:value-type="string">
            <text:p>Gage</text:p>
          </table:table-cell>
          <table:table-cell office:value-type="string" calcext:value-type="string">
            <text:p>Harwilll</text:p>
          </table:table-cell>
          <table:table-cell office:value-type="string" calcext:value-type="string">
            <text:p>McNaughton</text:p>
          </table:table-cell>
          <table:table-cell office:value-type="string" calcext:value-type="string">
            <text:p>McIllroy</text:p>
          </table:table-cell>
          <table:table-cell office:value-type="string" calcext:value-type="string">
            <text:p>hmcillroymv@reddi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24-594-915</text:p>
          </table:table-cell>
          <table:table-cell office:value-type="string" calcext:value-type="string">
            <text:p>699 Hudson Alley</text:p>
          </table:table-cell>
          <table:table-cell table:formula="of:=RANDBETWEEN(1;1833)" office:value-type="float" office:value="673" calcext:value-type="float">
            <text:p>673</text:p>
          </table:table-cell>
          <table:table-cell/>
          <table:table-cell table:formula="of:=CONCATENATE(&quot;(&quot;;[.A596];&quot;, &quot;;[.B596];&quot;, &quot;;[.C596];&quot;, '&quot;;[.D596];&quot; &quot;;[.E596];&quot;', '&quot;;[.F596];&quot; &quot;;[.G596];&quot;', '&quot;; [.H596]; &quot;'&quot;; [.I596];&quot;', '&quot;;[.J596];&quot;', '&quot;;[.K596];&quot;', &quot;;[.L596]; &quot;), &quot;)" office:value-type="string" office:string-value="(12369144, 2020595, 1221, 'Gage Harwilll', 'McNaughton McIllroy', 'hmcillroymv@reddit.com'https://librenoticias.com/wp-content/uploads/2020/08/default-user-image.png', '724-594-915', '699 Hudson Alley', 673), " calcext:value-type="string">
            <text:p>(12369144, 2020595, 1221, 'Gage Harwilll', 'McNaughton McIllroy', 'hmcillroymv@reddit.com'https://librenoticias.com/wp-content/uploads/2020/08/default-user-image.png', '724-594-915', '699 Hudson Alley', 67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3006759" calcext:value-type="float">
            <text:p>63006759</text:p>
          </table:table-cell>
          <table:table-cell office:value-type="float" office:value="2020596" calcext:value-type="float">
            <text:p>2020596</text:p>
          </table:table-cell>
          <table:table-cell table:formula="of:=RANDBETWEEN(1000; 99999)" office:value-type="float" office:value="9738" calcext:value-type="float">
            <text:p>9738</text:p>
          </table:table-cell>
          <table:table-cell office:value-type="string" calcext:value-type="string">
            <text:p>Burt</text:p>
          </table:table-cell>
          <table:table-cell office:value-type="string" calcext:value-type="string">
            <text:p>Jedd</text:p>
          </table:table-cell>
          <table:table-cell office:value-type="string" calcext:value-type="string">
            <text:p>McNirlan</text:p>
          </table:table-cell>
          <table:table-cell office:value-type="string" calcext:value-type="string">
            <text:p>Guerrazzi</text:p>
          </table:table-cell>
          <table:table-cell office:value-type="string" calcext:value-type="string">
            <text:p>jguerrazzi9o@dot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84-699-620</text:p>
          </table:table-cell>
          <table:table-cell office:value-type="string" calcext:value-type="string">
            <text:p>3 Marquette Crossing</text:p>
          </table:table-cell>
          <table:table-cell table:formula="of:=RANDBETWEEN(1;1833)" office:value-type="float" office:value="898" calcext:value-type="float">
            <text:p>898</text:p>
          </table:table-cell>
          <table:table-cell/>
          <table:table-cell table:formula="of:=CONCATENATE(&quot;(&quot;;[.A597];&quot;, &quot;;[.B597];&quot;, &quot;;[.C597];&quot;, '&quot;;[.D597];&quot; &quot;;[.E597];&quot;', '&quot;;[.F597];&quot; &quot;;[.G597];&quot;', '&quot;; [.H597]; &quot;'&quot;; [.I597];&quot;', '&quot;;[.J597];&quot;', '&quot;;[.K597];&quot;', &quot;;[.L597]; &quot;), &quot;)" office:value-type="string" office:string-value="(63006759, 2020596, 9738, 'Burt Jedd', 'McNirlan Guerrazzi', 'jguerrazzi9o@dot.gov'https://librenoticias.com/wp-content/uploads/2020/08/default-user-image.png', '384-699-620', '3 Marquette Crossing', 898), " calcext:value-type="string">
            <text:p>(63006759, 2020596, 9738, 'Burt Jedd', 'McNirlan Guerrazzi', 'jguerrazzi9o@dot.gov'https://librenoticias.com/wp-content/uploads/2020/08/default-user-image.png', '384-699-620', '3 Marquette Crossing', 89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2459061" calcext:value-type="float">
            <text:p>72459061</text:p>
          </table:table-cell>
          <table:table-cell office:value-type="float" office:value="2020597" calcext:value-type="float">
            <text:p>2020597</text:p>
          </table:table-cell>
          <table:table-cell table:formula="of:=RANDBETWEEN(1000; 99999)" office:value-type="float" office:value="2262" calcext:value-type="float">
            <text:p>2262</text:p>
          </table:table-cell>
          <table:table-cell office:value-type="string" calcext:value-type="string">
            <text:p>Genvieve</text:p>
          </table:table-cell>
          <table:table-cell office:value-type="string" calcext:value-type="string">
            <text:p>Carolee</text:p>
          </table:table-cell>
          <table:table-cell office:value-type="string" calcext:value-type="string">
            <text:p>McTrustrie</text:p>
          </table:table-cell>
          <table:table-cell office:value-type="string" calcext:value-type="string">
            <text:p>Fones</text:p>
          </table:table-cell>
          <table:table-cell office:value-type="string" calcext:value-type="string">
            <text:p>cfoneser@issuu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47-500-276</text:p>
          </table:table-cell>
          <table:table-cell office:value-type="string" calcext:value-type="string">
            <text:p>70 Crownhardt Trail</text:p>
          </table:table-cell>
          <table:table-cell table:formula="of:=RANDBETWEEN(1;1833)" office:value-type="float" office:value="252" calcext:value-type="float">
            <text:p>252</text:p>
          </table:table-cell>
          <table:table-cell/>
          <table:table-cell table:formula="of:=CONCATENATE(&quot;(&quot;;[.A598];&quot;, &quot;;[.B598];&quot;, &quot;;[.C598];&quot;, '&quot;;[.D598];&quot; &quot;;[.E598];&quot;', '&quot;;[.F598];&quot; &quot;;[.G598];&quot;', '&quot;; [.H598]; &quot;'&quot;; [.I598];&quot;', '&quot;;[.J598];&quot;', '&quot;;[.K598];&quot;', &quot;;[.L598]; &quot;), &quot;)" office:value-type="string" office:string-value="(72459061, 2020597, 2262, 'Genvieve Carolee', 'McTrustrie Fones', 'cfoneser@issuu.com'https://librenoticias.com/wp-content/uploads/2020/08/default-user-image.png', '347-500-276', '70 Crownhardt Trail', 252), " calcext:value-type="string">
            <text:p>(72459061, 2020597, 2262, 'Genvieve Carolee', 'McTrustrie Fones', 'cfoneser@issuu.com'https://librenoticias.com/wp-content/uploads/2020/08/default-user-image.png', '347-500-276', '70 Crownhardt Trail', 25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8641832" calcext:value-type="float">
            <text:p>78641832</text:p>
          </table:table-cell>
          <table:table-cell office:value-type="float" office:value="2020598" calcext:value-type="float">
            <text:p>2020598</text:p>
          </table:table-cell>
          <table:table-cell table:formula="of:=RANDBETWEEN(1000; 99999)" office:value-type="float" office:value="93203" calcext:value-type="float">
            <text:p>93203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Muffin</text:p>
          </table:table-cell>
          <table:table-cell office:value-type="string" calcext:value-type="string">
            <text:p>McVanamy</text:p>
          </table:table-cell>
          <table:table-cell office:value-type="string" calcext:value-type="string">
            <text:p>Ronchka</text:p>
          </table:table-cell>
          <table:table-cell office:value-type="string" calcext:value-type="string">
            <text:p>mronchkaj9@ucoz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30-316-926</text:p>
          </table:table-cell>
          <table:table-cell office:value-type="string" calcext:value-type="string">
            <text:p>1 Twin Pines Junction</text:p>
          </table:table-cell>
          <table:table-cell table:formula="of:=RANDBETWEEN(1;1833)" office:value-type="float" office:value="535" calcext:value-type="float">
            <text:p>535</text:p>
          </table:table-cell>
          <table:table-cell/>
          <table:table-cell table:formula="of:=CONCATENATE(&quot;(&quot;;[.A599];&quot;, &quot;;[.B599];&quot;, &quot;;[.C599];&quot;, '&quot;;[.D599];&quot; &quot;;[.E599];&quot;', '&quot;;[.F599];&quot; &quot;;[.G599];&quot;', '&quot;; [.H599]; &quot;'&quot;; [.I599];&quot;', '&quot;;[.J599];&quot;', '&quot;;[.K599];&quot;', &quot;;[.L599]; &quot;), &quot;)" office:value-type="string" office:string-value="(78641832, 2020598, 93203, 'Christopher Muffin', 'McVanamy Ronchka', 'mronchkaj9@ucoz.ru'https://librenoticias.com/wp-content/uploads/2020/08/default-user-image.png', '730-316-926', '1 Twin Pines Junction', 535), " calcext:value-type="string">
            <text:p>(78641832, 2020598, 93203, 'Christopher Muffin', 'McVanamy Ronchka', 'mronchkaj9@ucoz.ru'https://librenoticias.com/wp-content/uploads/2020/08/default-user-image.png', '730-316-926', '1 Twin Pines Junction', 53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6288626" calcext:value-type="float">
            <text:p>96288626</text:p>
          </table:table-cell>
          <table:table-cell office:value-type="float" office:value="2020599" calcext:value-type="float">
            <text:p>2020599</text:p>
          </table:table-cell>
          <table:table-cell table:formula="of:=RANDBETWEEN(1000; 99999)" office:value-type="float" office:value="70079" calcext:value-type="float">
            <text:p>70079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Meace</text:p>
          </table:table-cell>
          <table:table-cell office:value-type="string" calcext:value-type="string">
            <text:p>Moxom</text:p>
          </table:table-cell>
          <table:table-cell office:value-type="string" calcext:value-type="string">
            <text:p>hmoxoma3@amazon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49-328-686</text:p>
          </table:table-cell>
          <table:table-cell office:value-type="string" calcext:value-type="string">
            <text:p>278 Hintze Circle</text:p>
          </table:table-cell>
          <table:table-cell table:formula="of:=RANDBETWEEN(1;1833)" office:value-type="float" office:value="754" calcext:value-type="float">
            <text:p>754</text:p>
          </table:table-cell>
          <table:table-cell/>
          <table:table-cell table:formula="of:=CONCATENATE(&quot;(&quot;;[.A600];&quot;, &quot;;[.B600];&quot;, &quot;;[.C600];&quot;, '&quot;;[.D600];&quot; &quot;;[.E600];&quot;', '&quot;;[.F600];&quot; &quot;;[.G600];&quot;', '&quot;; [.H600]; &quot;'&quot;; [.I600];&quot;', '&quot;;[.J600];&quot;', '&quot;;[.K600];&quot;', &quot;;[.L600]; &quot;), &quot;)" office:value-type="string" office:string-value="(96288626, 2020599, 70079, 'Mayer Howard', 'Meace Moxom', 'hmoxoma3@amazon.co.uk'https://librenoticias.com/wp-content/uploads/2020/08/default-user-image.png', '649-328-686', '278 Hintze Circle', 754), " calcext:value-type="string">
            <text:p>(96288626, 2020599, 70079, 'Mayer Howard', 'Meace Moxom', 'hmoxoma3@amazon.co.uk'https://librenoticias.com/wp-content/uploads/2020/08/default-user-image.png', '649-328-686', '278 Hintze Circle', 75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3902007" calcext:value-type="float">
            <text:p>63902007</text:p>
          </table:table-cell>
          <table:table-cell office:value-type="float" office:value="2020600" calcext:value-type="float">
            <text:p>2020600</text:p>
          </table:table-cell>
          <table:table-cell table:formula="of:=RANDBETWEEN(1000; 99999)" office:value-type="float" office:value="28479" calcext:value-type="float">
            <text:p>28479</text:p>
          </table:table-cell>
          <table:table-cell office:value-type="string" calcext:value-type="string">
            <text:p>Sibel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Medmore</text:p>
          </table:table-cell>
          <table:table-cell office:value-type="string" calcext:value-type="string">
            <text:p>Gwynn</text:p>
          </table:table-cell>
          <table:table-cell office:value-type="string" calcext:value-type="string">
            <text:p>lgwynnoi@ucla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58-165-283</text:p>
          </table:table-cell>
          <table:table-cell office:value-type="string" calcext:value-type="string">
            <text:p>59 Spaight Pass</text:p>
          </table:table-cell>
          <table:table-cell table:formula="of:=RANDBETWEEN(1;1833)" office:value-type="float" office:value="1568" calcext:value-type="float">
            <text:p>1568</text:p>
          </table:table-cell>
          <table:table-cell/>
          <table:table-cell table:formula="of:=CONCATENATE(&quot;(&quot;;[.A601];&quot;, &quot;;[.B601];&quot;, &quot;;[.C601];&quot;, '&quot;;[.D601];&quot; &quot;;[.E601];&quot;', '&quot;;[.F601];&quot; &quot;;[.G601];&quot;', '&quot;; [.H601]; &quot;'&quot;; [.I601];&quot;', '&quot;;[.J601];&quot;', '&quot;;[.K601];&quot;', &quot;;[.L601]; &quot;), &quot;)" office:value-type="string" office:string-value="(63902007, 2020600, 28479, 'Sibel Liz', 'Medmore Gwynn', 'lgwynnoi@ucla.edu'https://librenoticias.com/wp-content/uploads/2020/08/default-user-image.png', '558-165-283', '59 Spaight Pass', 1568), " calcext:value-type="string">
            <text:p>(63902007, 2020600, 28479, 'Sibel Liz', 'Medmore Gwynn', 'lgwynnoi@ucla.edu'https://librenoticias.com/wp-content/uploads/2020/08/default-user-image.png', '558-165-283', '59 Spaight Pass', 156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1879753" calcext:value-type="float">
            <text:p>51879753</text:p>
          </table:table-cell>
          <table:table-cell office:value-type="float" office:value="2020601" calcext:value-type="float">
            <text:p>2020601</text:p>
          </table:table-cell>
          <table:table-cell table:formula="of:=RANDBETWEEN(1000; 99999)" office:value-type="float" office:value="23945" calcext:value-type="float">
            <text:p>23945</text:p>
          </table:table-cell>
          <table:table-cell office:value-type="string" calcext:value-type="string">
            <text:p>Fergus</text:p>
          </table:table-cell>
          <table:table-cell office:value-type="string" calcext:value-type="string">
            <text:p>Collin</text:p>
          </table:table-cell>
          <table:table-cell office:value-type="string" calcext:value-type="string">
            <text:p>Meechan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cjuliena8@cargocollectiv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43-136-360</text:p>
          </table:table-cell>
          <table:table-cell office:value-type="string" calcext:value-type="string">
            <text:p>13 Onsgard Road</text:p>
          </table:table-cell>
          <table:table-cell table:formula="of:=RANDBETWEEN(1;1833)" office:value-type="float" office:value="61" calcext:value-type="float">
            <text:p>61</text:p>
          </table:table-cell>
          <table:table-cell/>
          <table:table-cell table:formula="of:=CONCATENATE(&quot;(&quot;;[.A602];&quot;, &quot;;[.B602];&quot;, &quot;;[.C602];&quot;, '&quot;;[.D602];&quot; &quot;;[.E602];&quot;', '&quot;;[.F602];&quot; &quot;;[.G602];&quot;', '&quot;; [.H602]; &quot;'&quot;; [.I602];&quot;', '&quot;;[.J602];&quot;', '&quot;;[.K602];&quot;', &quot;;[.L602]; &quot;), &quot;)" office:value-type="string" office:string-value="(51879753, 2020601, 23945, 'Fergus Collin', 'Meechan Julien', 'cjuliena8@cargocollective.com'https://librenoticias.com/wp-content/uploads/2020/08/default-user-image.png', '443-136-360', '13 Onsgard Road', 61), " calcext:value-type="string">
            <text:p>(51879753, 2020601, 23945, 'Fergus Collin', 'Meechan Julien', 'cjuliena8@cargocollective.com'https://librenoticias.com/wp-content/uploads/2020/08/default-user-image.png', '443-136-360', '13 Onsgard Road', 6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0191998" calcext:value-type="float">
            <text:p>30191998</text:p>
          </table:table-cell>
          <table:table-cell office:value-type="float" office:value="2020602" calcext:value-type="float">
            <text:p>2020602</text:p>
          </table:table-cell>
          <table:table-cell table:formula="of:=RANDBETWEEN(1000; 99999)" office:value-type="float" office:value="23145" calcext:value-type="float">
            <text:p>23145</text:p>
          </table:table-cell>
          <table:table-cell office:value-type="string" calcext:value-type="string">
            <text:p>Siward</text:p>
          </table:table-cell>
          <table:table-cell office:value-type="string" calcext:value-type="string">
            <text:p>Salomon</text:p>
          </table:table-cell>
          <table:table-cell office:value-type="string" calcext:value-type="string">
            <text:p>Melan</text:p>
          </table:table-cell>
          <table:table-cell office:value-type="string" calcext:value-type="string">
            <text:p>Kimmins</text:p>
          </table:table-cell>
          <table:table-cell office:value-type="string" calcext:value-type="string">
            <text:p>skimmins90@wundergroun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09-122-254</text:p>
          </table:table-cell>
          <table:table-cell office:value-type="string" calcext:value-type="string">
            <text:p>57759 School Terrace</text:p>
          </table:table-cell>
          <table:table-cell table:formula="of:=RANDBETWEEN(1;1833)" office:value-type="float" office:value="856" calcext:value-type="float">
            <text:p>856</text:p>
          </table:table-cell>
          <table:table-cell/>
          <table:table-cell table:formula="of:=CONCATENATE(&quot;(&quot;;[.A603];&quot;, &quot;;[.B603];&quot;, &quot;;[.C603];&quot;, '&quot;;[.D603];&quot; &quot;;[.E603];&quot;', '&quot;;[.F603];&quot; &quot;;[.G603];&quot;', '&quot;; [.H603]; &quot;'&quot;; [.I603];&quot;', '&quot;;[.J603];&quot;', '&quot;;[.K603];&quot;', &quot;;[.L603]; &quot;), &quot;)" office:value-type="string" office:string-value="(30191998, 2020602, 23145, 'Siward Salomon', 'Melan Kimmins', 'skimmins90@wunderground.com'https://librenoticias.com/wp-content/uploads/2020/08/default-user-image.png', '709-122-254', '57759 School Terrace', 856), " calcext:value-type="string">
            <text:p>(30191998, 2020602, 23145, 'Siward Salomon', 'Melan Kimmins', 'skimmins90@wunderground.com'https://librenoticias.com/wp-content/uploads/2020/08/default-user-image.png', '709-122-254', '57759 School Terrace', 85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5838989" calcext:value-type="float">
            <text:p>85838989</text:p>
          </table:table-cell>
          <table:table-cell office:value-type="float" office:value="2020603" calcext:value-type="float">
            <text:p>2020603</text:p>
          </table:table-cell>
          <table:table-cell table:formula="of:=RANDBETWEEN(1000; 99999)" office:value-type="float" office:value="49357" calcext:value-type="float">
            <text:p>49357</text:p>
          </table:table-cell>
          <table:table-cell office:value-type="string" calcext:value-type="string">
            <text:p>Cassaundra</text:p>
          </table:table-cell>
          <table:table-cell office:value-type="string" calcext:value-type="string">
            <text:p>Noellyn</text:p>
          </table:table-cell>
          <table:table-cell office:value-type="string" calcext:value-type="string">
            <text:p>Melato</text:p>
          </table:table-cell>
          <table:table-cell office:value-type="string" calcext:value-type="string">
            <text:p>Lahiff</text:p>
          </table:table-cell>
          <table:table-cell office:value-type="string" calcext:value-type="string">
            <text:p>nlahiffo9@utexas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98-560-179</text:p>
          </table:table-cell>
          <table:table-cell office:value-type="string" calcext:value-type="string">
            <text:p>229 Donald Crossing</text:p>
          </table:table-cell>
          <table:table-cell table:formula="of:=RANDBETWEEN(1;1833)" office:value-type="float" office:value="206" calcext:value-type="float">
            <text:p>206</text:p>
          </table:table-cell>
          <table:table-cell/>
          <table:table-cell table:formula="of:=CONCATENATE(&quot;(&quot;;[.A604];&quot;, &quot;;[.B604];&quot;, &quot;;[.C604];&quot;, '&quot;;[.D604];&quot; &quot;;[.E604];&quot;', '&quot;;[.F604];&quot; &quot;;[.G604];&quot;', '&quot;; [.H604]; &quot;'&quot;; [.I604];&quot;', '&quot;;[.J604];&quot;', '&quot;;[.K604];&quot;', &quot;;[.L604]; &quot;), &quot;)" office:value-type="string" office:string-value="(85838989, 2020603, 49357, 'Cassaundra Noellyn', 'Melato Lahiff', 'nlahiffo9@utexas.edu'https://librenoticias.com/wp-content/uploads/2020/08/default-user-image.png', '198-560-179', '229 Donald Crossing', 206), " calcext:value-type="string">
            <text:p>(85838989, 2020603, 49357, 'Cassaundra Noellyn', 'Melato Lahiff', 'nlahiffo9@utexas.edu'https://librenoticias.com/wp-content/uploads/2020/08/default-user-image.png', '198-560-179', '229 Donald Crossing', 20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8536801" calcext:value-type="float">
            <text:p>38536801</text:p>
          </table:table-cell>
          <table:table-cell office:value-type="float" office:value="2020604" calcext:value-type="float">
            <text:p>2020604</text:p>
          </table:table-cell>
          <table:table-cell table:formula="of:=RANDBETWEEN(1000; 99999)" office:value-type="float" office:value="74147" calcext:value-type="float">
            <text:p>74147</text:p>
          </table:table-cell>
          <table:table-cell office:value-type="string" calcext:value-type="string">
            <text:p>Melloney</text:p>
          </table:table-cell>
          <table:table-cell office:value-type="string" calcext:value-type="string">
            <text:p>Vittoria</text:p>
          </table:table-cell>
          <table:table-cell office:value-type="string" calcext:value-type="string">
            <text:p>Melato</text:p>
          </table:table-cell>
          <table:table-cell office:value-type="string" calcext:value-type="string">
            <text:p>Jakubowicz</text:p>
          </table:table-cell>
          <table:table-cell office:value-type="string" calcext:value-type="string">
            <text:p>vjakubowiczr4@is.gd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79-229-301</text:p>
          </table:table-cell>
          <table:table-cell office:value-type="string" calcext:value-type="string">
            <text:p>78083 Buena Vista Way</text:p>
          </table:table-cell>
          <table:table-cell table:formula="of:=RANDBETWEEN(1;1833)" office:value-type="float" office:value="473" calcext:value-type="float">
            <text:p>473</text:p>
          </table:table-cell>
          <table:table-cell/>
          <table:table-cell table:formula="of:=CONCATENATE(&quot;(&quot;;[.A605];&quot;, &quot;;[.B605];&quot;, &quot;;[.C605];&quot;, '&quot;;[.D605];&quot; &quot;;[.E605];&quot;', '&quot;;[.F605];&quot; &quot;;[.G605];&quot;', '&quot;; [.H605]; &quot;'&quot;; [.I605];&quot;', '&quot;;[.J605];&quot;', '&quot;;[.K605];&quot;', &quot;;[.L605]; &quot;), &quot;)" office:value-type="string" office:string-value="(38536801, 2020604, 74147, 'Melloney Vittoria', 'Melato Jakubowicz', 'vjakubowiczr4@is.gd'https://librenoticias.com/wp-content/uploads/2020/08/default-user-image.png', '279-229-301', '78083 Buena Vista Way', 473), " calcext:value-type="string">
            <text:p>(38536801, 2020604, 74147, 'Melloney Vittoria', 'Melato Jakubowicz', 'vjakubowiczr4@is.gd'https://librenoticias.com/wp-content/uploads/2020/08/default-user-image.png', '279-229-301', '78083 Buena Vista Way', 47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1373220" calcext:value-type="float">
            <text:p>81373220</text:p>
          </table:table-cell>
          <table:table-cell office:value-type="float" office:value="2020605" calcext:value-type="float">
            <text:p>2020605</text:p>
          </table:table-cell>
          <table:table-cell table:formula="of:=RANDBETWEEN(1000; 99999)" office:value-type="float" office:value="43602" calcext:value-type="float">
            <text:p>43602</text:p>
          </table:table-cell>
          <table:table-cell office:value-type="string" calcext:value-type="string">
            <text:p>Lovell</text:p>
          </table:table-cell>
          <table:table-cell office:value-type="string" calcext:value-type="string">
            <text:p>Nevins</text:p>
          </table:table-cell>
          <table:table-cell office:value-type="string" calcext:value-type="string">
            <text:p>Melmoth</text:p>
          </table:table-cell>
          <table:table-cell office:value-type="string" calcext:value-type="string">
            <text:p>Manderson</text:p>
          </table:table-cell>
          <table:table-cell office:value-type="string" calcext:value-type="string">
            <text:p>nmandersonhk@scientificamerica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86-539-375</text:p>
          </table:table-cell>
          <table:table-cell office:value-type="string" calcext:value-type="string">
            <text:p>7 Northport Pass</text:p>
          </table:table-cell>
          <table:table-cell table:formula="of:=RANDBETWEEN(1;1833)" office:value-type="float" office:value="694" calcext:value-type="float">
            <text:p>694</text:p>
          </table:table-cell>
          <table:table-cell/>
          <table:table-cell table:formula="of:=CONCATENATE(&quot;(&quot;;[.A606];&quot;, &quot;;[.B606];&quot;, &quot;;[.C606];&quot;, '&quot;;[.D606];&quot; &quot;;[.E606];&quot;', '&quot;;[.F606];&quot; &quot;;[.G606];&quot;', '&quot;; [.H606]; &quot;'&quot;; [.I606];&quot;', '&quot;;[.J606];&quot;', '&quot;;[.K606];&quot;', &quot;;[.L606]; &quot;), &quot;)" office:value-type="string" office:string-value="(81373220, 2020605, 43602, 'Lovell Nevins', 'Melmoth Manderson', 'nmandersonhk@scientificamerican.com'https://librenoticias.com/wp-content/uploads/2020/08/default-user-image.png', '286-539-375', '7 Northport Pass', 694), " calcext:value-type="string">
            <text:p>(81373220, 2020605, 43602, 'Lovell Nevins', 'Melmoth Manderson', 'nmandersonhk@scientificamerican.com'https://librenoticias.com/wp-content/uploads/2020/08/default-user-image.png', '286-539-375', '7 Northport Pass', 69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6368058" calcext:value-type="float">
            <text:p>26368058</text:p>
          </table:table-cell>
          <table:table-cell office:value-type="float" office:value="2020606" calcext:value-type="float">
            <text:p>2020606</text:p>
          </table:table-cell>
          <table:table-cell table:formula="of:=RANDBETWEEN(1000; 99999)" office:value-type="float" office:value="68928" calcext:value-type="float">
            <text:p>68928</text:p>
          </table:table-cell>
          <table:table-cell office:value-type="string" calcext:value-type="string">
            <text:p>Camey</text:p>
          </table:table-cell>
          <table:table-cell office:value-type="string" calcext:value-type="string">
            <text:p>Steffen</text:p>
          </table:table-cell>
          <table:table-cell office:value-type="string" calcext:value-type="string">
            <text:p>Meneux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sdowqj@reddi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80-919-833</text:p>
          </table:table-cell>
          <table:table-cell office:value-type="string" calcext:value-type="string">
            <text:p>2 Hanover Circle</text:p>
          </table:table-cell>
          <table:table-cell table:formula="of:=RANDBETWEEN(1;1833)" office:value-type="float" office:value="1149" calcext:value-type="float">
            <text:p>1149</text:p>
          </table:table-cell>
          <table:table-cell/>
          <table:table-cell table:formula="of:=CONCATENATE(&quot;(&quot;;[.A607];&quot;, &quot;;[.B607];&quot;, &quot;;[.C607];&quot;, '&quot;;[.D607];&quot; &quot;;[.E607];&quot;', '&quot;;[.F607];&quot; &quot;;[.G607];&quot;', '&quot;; [.H607]; &quot;'&quot;; [.I607];&quot;', '&quot;;[.J607];&quot;', '&quot;;[.K607];&quot;', &quot;;[.L607]; &quot;), &quot;)" office:value-type="string" office:string-value="(26368058, 2020606, 68928, 'Camey Steffen', 'Meneux Dow', 'sdowqj@reddit.com'https://librenoticias.com/wp-content/uploads/2020/08/default-user-image.png', '180-919-833', '2 Hanover Circle', 1149), " calcext:value-type="string">
            <text:p>(26368058, 2020606, 68928, 'Camey Steffen', 'Meneux Dow', 'sdowqj@reddit.com'https://librenoticias.com/wp-content/uploads/2020/08/default-user-image.png', '180-919-833', '2 Hanover Circle', 114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0701263" calcext:value-type="float">
            <text:p>30701263</text:p>
          </table:table-cell>
          <table:table-cell office:value-type="float" office:value="2020607" calcext:value-type="float">
            <text:p>2020607</text:p>
          </table:table-cell>
          <table:table-cell table:formula="of:=RANDBETWEEN(1000; 99999)" office:value-type="float" office:value="15538" calcext:value-type="float">
            <text:p>15538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Charlton</text:p>
          </table:table-cell>
          <table:table-cell office:value-type="string" calcext:value-type="string">
            <text:p>Menilove</text:p>
          </table:table-cell>
          <table:table-cell office:value-type="string" calcext:value-type="string">
            <text:p>Tosh</text:p>
          </table:table-cell>
          <table:table-cell office:value-type="string" calcext:value-type="string">
            <text:p>ctoshdb@ifen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46-231-556</text:p>
          </table:table-cell>
          <table:table-cell office:value-type="string" calcext:value-type="string">
            <text:p>4 Chinook Terrace</text:p>
          </table:table-cell>
          <table:table-cell table:formula="of:=RANDBETWEEN(1;1833)" office:value-type="float" office:value="458" calcext:value-type="float">
            <text:p>458</text:p>
          </table:table-cell>
          <table:table-cell/>
          <table:table-cell table:formula="of:=CONCATENATE(&quot;(&quot;;[.A608];&quot;, &quot;;[.B608];&quot;, &quot;;[.C608];&quot;, '&quot;;[.D608];&quot; &quot;;[.E608];&quot;', '&quot;;[.F608];&quot; &quot;;[.G608];&quot;', '&quot;; [.H608]; &quot;'&quot;; [.I608];&quot;', '&quot;;[.J608];&quot;', '&quot;;[.K608];&quot;', &quot;;[.L608]; &quot;), &quot;)" office:value-type="string" office:string-value="(30701263, 2020607, 15538, 'Barrett Charlton', 'Menilove Tosh', 'ctoshdb@ifeng.com'https://librenoticias.com/wp-content/uploads/2020/08/default-user-image.png', '346-231-556', '4 Chinook Terrace', 458), " calcext:value-type="string">
            <text:p>(30701263, 2020607, 15538, 'Barrett Charlton', 'Menilove Tosh', 'ctoshdb@ifeng.com'https://librenoticias.com/wp-content/uploads/2020/08/default-user-image.png', '346-231-556', '4 Chinook Terrace', 45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6082143" calcext:value-type="float">
            <text:p>46082143</text:p>
          </table:table-cell>
          <table:table-cell office:value-type="float" office:value="2020608" calcext:value-type="float">
            <text:p>2020608</text:p>
          </table:table-cell>
          <table:table-cell table:formula="of:=RANDBETWEEN(1000; 99999)" office:value-type="float" office:value="46850" calcext:value-type="float">
            <text:p>46850</text:p>
          </table:table-cell>
          <table:table-cell office:value-type="string" calcext:value-type="string">
            <text:p>Dillie</text:p>
          </table:table-cell>
          <table:table-cell office:value-type="string" calcext:value-type="string">
            <text:p>Aldin</text:p>
          </table:table-cell>
          <table:table-cell office:value-type="string" calcext:value-type="string">
            <text:p>Merner</text:p>
          </table:table-cell>
          <table:table-cell office:value-type="string" calcext:value-type="string">
            <text:p>Glaisner</text:p>
          </table:table-cell>
          <table:table-cell office:value-type="string" calcext:value-type="string">
            <text:p>aglaisneray@csmonito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21-906-452</text:p>
          </table:table-cell>
          <table:table-cell office:value-type="string" calcext:value-type="string">
            <text:p>80547 International Crossing</text:p>
          </table:table-cell>
          <table:table-cell table:formula="of:=RANDBETWEEN(1;1833)" office:value-type="float" office:value="61" calcext:value-type="float">
            <text:p>61</text:p>
          </table:table-cell>
          <table:table-cell/>
          <table:table-cell table:formula="of:=CONCATENATE(&quot;(&quot;;[.A609];&quot;, &quot;;[.B609];&quot;, &quot;;[.C609];&quot;, '&quot;;[.D609];&quot; &quot;;[.E609];&quot;', '&quot;;[.F609];&quot; &quot;;[.G609];&quot;', '&quot;; [.H609]; &quot;'&quot;; [.I609];&quot;', '&quot;;[.J609];&quot;', '&quot;;[.K609];&quot;', &quot;;[.L609]; &quot;), &quot;)" office:value-type="string" office:string-value="(46082143, 2020608, 46850, 'Dillie Aldin', 'Merner Glaisner', 'aglaisneray@csmonitor.com'https://librenoticias.com/wp-content/uploads/2020/08/default-user-image.png', '321-906-452', '80547 International Crossing', 61), " calcext:value-type="string">
            <text:p>(46082143, 2020608, 46850, 'Dillie Aldin', 'Merner Glaisner', 'aglaisneray@csmonitor.com'https://librenoticias.com/wp-content/uploads/2020/08/default-user-image.png', '321-906-452', '80547 International Crossing', 6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9461543" calcext:value-type="float">
            <text:p>19461543</text:p>
          </table:table-cell>
          <table:table-cell office:value-type="float" office:value="2020609" calcext:value-type="float">
            <text:p>2020609</text:p>
          </table:table-cell>
          <table:table-cell table:formula="of:=RANDBETWEEN(1000; 99999)" office:value-type="float" office:value="80124" calcext:value-type="float">
            <text:p>80124</text:p>
          </table:table-cell>
          <table:table-cell office:value-type="string" calcext:value-type="string">
            <text:p>Gabriella</text:p>
          </table:table-cell>
          <table:table-cell office:value-type="string" calcext:value-type="string">
            <text:p>Maryjo</text:p>
          </table:table-cell>
          <table:table-cell office:value-type="string" calcext:value-type="string">
            <text:p>Middlemiss</text:p>
          </table:table-cell>
          <table:table-cell office:value-type="string" calcext:value-type="string">
            <text:p>Penni</text:p>
          </table:table-cell>
          <table:table-cell office:value-type="string" calcext:value-type="string">
            <text:p>mpennio6@patch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55-324-929</text:p>
          </table:table-cell>
          <table:table-cell office:value-type="string" calcext:value-type="string">
            <text:p>8236 Sachtjen Road</text:p>
          </table:table-cell>
          <table:table-cell table:formula="of:=RANDBETWEEN(1;1833)" office:value-type="float" office:value="194" calcext:value-type="float">
            <text:p>194</text:p>
          </table:table-cell>
          <table:table-cell/>
          <table:table-cell table:formula="of:=CONCATENATE(&quot;(&quot;;[.A610];&quot;, &quot;;[.B610];&quot;, &quot;;[.C610];&quot;, '&quot;;[.D610];&quot; &quot;;[.E610];&quot;', '&quot;;[.F610];&quot; &quot;;[.G610];&quot;', '&quot;; [.H610]; &quot;'&quot;; [.I610];&quot;', '&quot;;[.J610];&quot;', '&quot;;[.K610];&quot;', &quot;;[.L610]; &quot;), &quot;)" office:value-type="string" office:string-value="(19461543, 2020609, 80124, 'Gabriella Maryjo', 'Middlemiss Penni', 'mpennio6@patch.com'https://librenoticias.com/wp-content/uploads/2020/08/default-user-image.png', '355-324-929', '8236 Sachtjen Road', 194), " calcext:value-type="string">
            <text:p>(19461543, 2020609, 80124, 'Gabriella Maryjo', 'Middlemiss Penni', 'mpennio6@patch.com'https://librenoticias.com/wp-content/uploads/2020/08/default-user-image.png', '355-324-929', '8236 Sachtjen Road', 19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4386652" calcext:value-type="float">
            <text:p>24386652</text:p>
          </table:table-cell>
          <table:table-cell office:value-type="float" office:value="2020610" calcext:value-type="float">
            <text:p>2020610</text:p>
          </table:table-cell>
          <table:table-cell table:formula="of:=RANDBETWEEN(1000; 99999)" office:value-type="float" office:value="73535" calcext:value-type="float">
            <text:p>73535</text:p>
          </table:table-cell>
          <table:table-cell office:value-type="string" calcext:value-type="string">
            <text:p>Jerrilyn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Midner</text:p>
          </table:table-cell>
          <table:table-cell office:value-type="string" calcext:value-type="string">
            <text:p>Penhaligon</text:p>
          </table:table-cell>
          <table:table-cell office:value-type="string" calcext:value-type="string">
            <text:p>jpenhaligonov@bbb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87-851-223</text:p>
          </table:table-cell>
          <table:table-cell office:value-type="string" calcext:value-type="string">
            <text:p>9 Summerview Place</text:p>
          </table:table-cell>
          <table:table-cell table:formula="of:=RANDBETWEEN(1;1833)" office:value-type="float" office:value="660" calcext:value-type="float">
            <text:p>660</text:p>
          </table:table-cell>
          <table:table-cell/>
          <table:table-cell table:formula="of:=CONCATENATE(&quot;(&quot;;[.A611];&quot;, &quot;;[.B611];&quot;, &quot;;[.C611];&quot;, '&quot;;[.D611];&quot; &quot;;[.E611];&quot;', '&quot;;[.F611];&quot; &quot;;[.G611];&quot;', '&quot;; [.H611]; &quot;'&quot;; [.I611];&quot;', '&quot;;[.J611];&quot;', '&quot;;[.K611];&quot;', &quot;;[.L611]; &quot;), &quot;)" office:value-type="string" office:string-value="(24386652, 2020610, 73535, 'Jerrilyn Julianna', 'Midner Penhaligon', 'jpenhaligonov@bbb.org'https://librenoticias.com/wp-content/uploads/2020/08/default-user-image.png', '287-851-223', '9 Summerview Place', 660), " calcext:value-type="string">
            <text:p>(24386652, 2020610, 73535, 'Jerrilyn Julianna', 'Midner Penhaligon', 'jpenhaligonov@bbb.org'https://librenoticias.com/wp-content/uploads/2020/08/default-user-image.png', '287-851-223', '9 Summerview Place', 6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9770424" calcext:value-type="float">
            <text:p>59770424</text:p>
          </table:table-cell>
          <table:table-cell office:value-type="float" office:value="2020611" calcext:value-type="float">
            <text:p>2020611</text:p>
          </table:table-cell>
          <table:table-cell table:formula="of:=RANDBETWEEN(1000; 99999)" office:value-type="float" office:value="1009" calcext:value-type="float">
            <text:p>1009</text:p>
          </table:table-cell>
          <table:table-cell office:value-type="string" calcext:value-type="string">
            <text:p>Mathe</text:p>
          </table:table-cell>
          <table:table-cell office:value-type="string" calcext:value-type="string">
            <text:p>Wolfgang</text:p>
          </table:table-cell>
          <table:table-cell office:value-type="string" calcext:value-type="string">
            <text:p>Milius</text:p>
          </table:table-cell>
          <table:table-cell office:value-type="string" calcext:value-type="string">
            <text:p>Peaple</text:p>
          </table:table-cell>
          <table:table-cell office:value-type="string" calcext:value-type="string">
            <text:p>wpeaple1d@newsvin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86-106-119</text:p>
          </table:table-cell>
          <table:table-cell office:value-type="string" calcext:value-type="string">
            <text:p>66 Stephen Lane</text:p>
          </table:table-cell>
          <table:table-cell table:formula="of:=RANDBETWEEN(1;1833)" office:value-type="float" office:value="707" calcext:value-type="float">
            <text:p>707</text:p>
          </table:table-cell>
          <table:table-cell/>
          <table:table-cell table:formula="of:=CONCATENATE(&quot;(&quot;;[.A612];&quot;, &quot;;[.B612];&quot;, &quot;;[.C612];&quot;, '&quot;;[.D612];&quot; &quot;;[.E612];&quot;', '&quot;;[.F612];&quot; &quot;;[.G612];&quot;', '&quot;; [.H612]; &quot;'&quot;; [.I612];&quot;', '&quot;;[.J612];&quot;', '&quot;;[.K612];&quot;', &quot;;[.L612]; &quot;), &quot;)" office:value-type="string" office:string-value="(59770424, 2020611, 1009, 'Mathe Wolfgang', 'Milius Peaple', 'wpeaple1d@newsvine.com'https://librenoticias.com/wp-content/uploads/2020/08/default-user-image.png', '186-106-119', '66 Stephen Lane', 707), " calcext:value-type="string">
            <text:p>(59770424, 2020611, 1009, 'Mathe Wolfgang', 'Milius Peaple', 'wpeaple1d@newsvine.com'https://librenoticias.com/wp-content/uploads/2020/08/default-user-image.png', '186-106-119', '66 Stephen Lane', 70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0370940" calcext:value-type="float">
            <text:p>20370940</text:p>
          </table:table-cell>
          <table:table-cell office:value-type="float" office:value="2020612" calcext:value-type="float">
            <text:p>2020612</text:p>
          </table:table-cell>
          <table:table-cell table:formula="of:=RANDBETWEEN(1000; 99999)" office:value-type="float" office:value="51112" calcext:value-type="float">
            <text:p>51112</text:p>
          </table:table-cell>
          <table:table-cell office:value-type="string" calcext:value-type="string">
            <text:p>Brendis</text:p>
          </table:table-cell>
          <table:table-cell office:value-type="string" calcext:value-type="string">
            <text:p>Trumaine</text:p>
          </table:table-cell>
          <table:table-cell office:value-type="string" calcext:value-type="string">
            <text:p>Millen</text:p>
          </table:table-cell>
          <table:table-cell office:value-type="string" calcext:value-type="string">
            <text:p>Brakewell</text:p>
          </table:table-cell>
          <table:table-cell office:value-type="string" calcext:value-type="string">
            <text:p>tbrakewellpg@bbc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64-550-162</text:p>
          </table:table-cell>
          <table:table-cell office:value-type="string" calcext:value-type="string">
            <text:p>1679 Northport Court</text:p>
          </table:table-cell>
          <table:table-cell table:formula="of:=RANDBETWEEN(1;1833)" office:value-type="float" office:value="1828" calcext:value-type="float">
            <text:p>1828</text:p>
          </table:table-cell>
          <table:table-cell/>
          <table:table-cell table:formula="of:=CONCATENATE(&quot;(&quot;;[.A613];&quot;, &quot;;[.B613];&quot;, &quot;;[.C613];&quot;, '&quot;;[.D613];&quot; &quot;;[.E613];&quot;', '&quot;;[.F613];&quot; &quot;;[.G613];&quot;', '&quot;; [.H613]; &quot;'&quot;; [.I613];&quot;', '&quot;;[.J613];&quot;', '&quot;;[.K613];&quot;', &quot;;[.L613]; &quot;), &quot;)" office:value-type="string" office:string-value="(20370940, 2020612, 51112, 'Brendis Trumaine', 'Millen Brakewell', 'tbrakewellpg@bbc.co.uk'https://librenoticias.com/wp-content/uploads/2020/08/default-user-image.png', '764-550-162', '1679 Northport Court', 1828), " calcext:value-type="string">
            <text:p>(20370940, 2020612, 51112, 'Brendis Trumaine', 'Millen Brakewell', 'tbrakewellpg@bbc.co.uk'https://librenoticias.com/wp-content/uploads/2020/08/default-user-image.png', '764-550-162', '1679 Northport Court', 182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5031907" calcext:value-type="float">
            <text:p>95031907</text:p>
          </table:table-cell>
          <table:table-cell office:value-type="float" office:value="2020613" calcext:value-type="float">
            <text:p>2020613</text:p>
          </table:table-cell>
          <table:table-cell table:formula="of:=RANDBETWEEN(1000; 99999)" office:value-type="float" office:value="67782" calcext:value-type="float">
            <text:p>67782</text:p>
          </table:table-cell>
          <table:table-cell office:value-type="string" calcext:value-type="string">
            <text:p>Lennie</text:p>
          </table:table-cell>
          <table:table-cell office:value-type="string" calcext:value-type="string">
            <text:p>Farley</text:p>
          </table:table-cell>
          <table:table-cell office:value-type="string" calcext:value-type="string">
            <text:p>Millett</text:p>
          </table:table-cell>
          <table:table-cell office:value-type="string" calcext:value-type="string">
            <text:p>Stoller</text:p>
          </table:table-cell>
          <table:table-cell office:value-type="string" calcext:value-type="string">
            <text:p>fstollerou@yale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19-479-840</text:p>
          </table:table-cell>
          <table:table-cell office:value-type="string" calcext:value-type="string">
            <text:p>979 Harbort Avenue</text:p>
          </table:table-cell>
          <table:table-cell table:formula="of:=RANDBETWEEN(1;1833)" office:value-type="float" office:value="168" calcext:value-type="float">
            <text:p>168</text:p>
          </table:table-cell>
          <table:table-cell/>
          <table:table-cell table:formula="of:=CONCATENATE(&quot;(&quot;;[.A614];&quot;, &quot;;[.B614];&quot;, &quot;;[.C614];&quot;, '&quot;;[.D614];&quot; &quot;;[.E614];&quot;', '&quot;;[.F614];&quot; &quot;;[.G614];&quot;', '&quot;; [.H614]; &quot;'&quot;; [.I614];&quot;', '&quot;;[.J614];&quot;', '&quot;;[.K614];&quot;', &quot;;[.L614]; &quot;), &quot;)" office:value-type="string" office:string-value="(95031907, 2020613, 67782, 'Lennie Farley', 'Millett Stoller', 'fstollerou@yale.edu'https://librenoticias.com/wp-content/uploads/2020/08/default-user-image.png', '819-479-840', '979 Harbort Avenue', 168), " calcext:value-type="string">
            <text:p>(95031907, 2020613, 67782, 'Lennie Farley', 'Millett Stoller', 'fstollerou@yale.edu'https://librenoticias.com/wp-content/uploads/2020/08/default-user-image.png', '819-479-840', '979 Harbort Avenue', 16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8924684" calcext:value-type="float">
            <text:p>38924684</text:p>
          </table:table-cell>
          <table:table-cell office:value-type="float" office:value="2020614" calcext:value-type="float">
            <text:p>2020614</text:p>
          </table:table-cell>
          <table:table-cell table:formula="of:=RANDBETWEEN(1000; 99999)" office:value-type="float" office:value="54079" calcext:value-type="float">
            <text:p>54079</text:p>
          </table:table-cell>
          <table:table-cell office:value-type="string" calcext:value-type="string">
            <text:p>Sinclare</text:p>
          </table:table-cell>
          <table:table-cell office:value-type="string" calcext:value-type="string">
            <text:p>Ikey</text:p>
          </table:table-cell>
          <table:table-cell office:value-type="string" calcext:value-type="string">
            <text:p>Milvarnie</text:p>
          </table:table-cell>
          <table:table-cell office:value-type="string" calcext:value-type="string">
            <text:p>Duxbury</text:p>
          </table:table-cell>
          <table:table-cell office:value-type="string" calcext:value-type="string">
            <text:p>iduxburylv@ep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24-124-697</text:p>
          </table:table-cell>
          <table:table-cell office:value-type="string" calcext:value-type="string">
            <text:p>8325 Muir Point</text:p>
          </table:table-cell>
          <table:table-cell table:formula="of:=RANDBETWEEN(1;1833)" office:value-type="float" office:value="428" calcext:value-type="float">
            <text:p>428</text:p>
          </table:table-cell>
          <table:table-cell/>
          <table:table-cell table:formula="of:=CONCATENATE(&quot;(&quot;;[.A615];&quot;, &quot;;[.B615];&quot;, &quot;;[.C615];&quot;, '&quot;;[.D615];&quot; &quot;;[.E615];&quot;', '&quot;;[.F615];&quot; &quot;;[.G615];&quot;', '&quot;; [.H615]; &quot;'&quot;; [.I615];&quot;', '&quot;;[.J615];&quot;', '&quot;;[.K615];&quot;', &quot;;[.L615]; &quot;), &quot;)" office:value-type="string" office:string-value="(38924684, 2020614, 54079, 'Sinclare Ikey', 'Milvarnie Duxbury', 'iduxburylv@epa.gov'https://librenoticias.com/wp-content/uploads/2020/08/default-user-image.png', '324-124-697', '8325 Muir Point', 428), " calcext:value-type="string">
            <text:p>(38924684, 2020614, 54079, 'Sinclare Ikey', 'Milvarnie Duxbury', 'iduxburylv@epa.gov'https://librenoticias.com/wp-content/uploads/2020/08/default-user-image.png', '324-124-697', '8325 Muir Point', 42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4298738" calcext:value-type="float">
            <text:p>94298738</text:p>
          </table:table-cell>
          <table:table-cell office:value-type="float" office:value="2020615" calcext:value-type="float">
            <text:p>2020615</text:p>
          </table:table-cell>
          <table:table-cell table:formula="of:=RANDBETWEEN(1000; 99999)" office:value-type="float" office:value="33018" calcext:value-type="float">
            <text:p>33018</text:p>
          </table:table-cell>
          <table:table-cell office:value-type="string" calcext:value-type="string">
            <text:p>Ferdinande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Minchella</text:p>
          </table:table-cell>
          <table:table-cell office:value-type="string" calcext:value-type="string">
            <text:p>Le Strange</text:p>
          </table:table-cell>
          <table:table-cell office:value-type="string" calcext:value-type="string">
            <text:p>jlestrange2o@liveinternet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83-846-903</text:p>
          </table:table-cell>
          <table:table-cell office:value-type="string" calcext:value-type="string">
            <text:p>98402 5th Point</text:p>
          </table:table-cell>
          <table:table-cell table:formula="of:=RANDBETWEEN(1;1833)" office:value-type="float" office:value="899" calcext:value-type="float">
            <text:p>899</text:p>
          </table:table-cell>
          <table:table-cell/>
          <table:table-cell table:formula="of:=CONCATENATE(&quot;(&quot;;[.A616];&quot;, &quot;;[.B616];&quot;, &quot;;[.C616];&quot;, '&quot;;[.D616];&quot; &quot;;[.E616];&quot;', '&quot;;[.F616];&quot; &quot;;[.G616];&quot;', '&quot;; [.H616]; &quot;'&quot;; [.I616];&quot;', '&quot;;[.J616];&quot;', '&quot;;[.K616];&quot;', &quot;;[.L616]; &quot;), &quot;)" office:value-type="string" office:string-value="(94298738, 2020615, 33018, 'Ferdinande Janina', 'Minchella Le Strange', 'jlestrange2o@liveinternet.ru'https://librenoticias.com/wp-content/uploads/2020/08/default-user-image.png', '583-846-903', '98402 5th Point', 899), " calcext:value-type="string">
            <text:p>(94298738, 2020615, 33018, 'Ferdinande Janina', 'Minchella Le Strange', 'jlestrange2o@liveinternet.ru'https://librenoticias.com/wp-content/uploads/2020/08/default-user-image.png', '583-846-903', '98402 5th Point', 89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6007374" calcext:value-type="float">
            <text:p>76007374</text:p>
          </table:table-cell>
          <table:table-cell office:value-type="float" office:value="2020616" calcext:value-type="float">
            <text:p>2020616</text:p>
          </table:table-cell>
          <table:table-cell table:formula="of:=RANDBETWEEN(1000; 99999)" office:value-type="float" office:value="29005" calcext:value-type="float">
            <text:p>29005</text:p>
          </table:table-cell>
          <table:table-cell office:value-type="string" calcext:value-type="string">
            <text:p>Ernestus</text:p>
          </table:table-cell>
          <table:table-cell office:value-type="string" calcext:value-type="string">
            <text:p>Artus</text:p>
          </table:table-cell>
          <table:table-cell office:value-type="string" calcext:value-type="string">
            <text:p>Mincini</text:p>
          </table:table-cell>
          <table:table-cell office:value-type="string" calcext:value-type="string">
            <text:p>Albarez</text:p>
          </table:table-cell>
          <table:table-cell office:value-type="string" calcext:value-type="string">
            <text:p>aalbarezfo@illinois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72-501-767</text:p>
          </table:table-cell>
          <table:table-cell office:value-type="string" calcext:value-type="string">
            <text:p>7544 Clove Road</text:p>
          </table:table-cell>
          <table:table-cell table:formula="of:=RANDBETWEEN(1;1833)" office:value-type="float" office:value="17" calcext:value-type="float">
            <text:p>17</text:p>
          </table:table-cell>
          <table:table-cell/>
          <table:table-cell table:formula="of:=CONCATENATE(&quot;(&quot;;[.A617];&quot;, &quot;;[.B617];&quot;, &quot;;[.C617];&quot;, '&quot;;[.D617];&quot; &quot;;[.E617];&quot;', '&quot;;[.F617];&quot; &quot;;[.G617];&quot;', '&quot;; [.H617]; &quot;'&quot;; [.I617];&quot;', '&quot;;[.J617];&quot;', '&quot;;[.K617];&quot;', &quot;;[.L617]; &quot;), &quot;)" office:value-type="string" office:string-value="(76007374, 2020616, 29005, 'Ernestus Artus', 'Mincini Albarez', 'aalbarezfo@illinois.edu'https://librenoticias.com/wp-content/uploads/2020/08/default-user-image.png', '372-501-767', '7544 Clove Road', 17), " calcext:value-type="string">
            <text:p>(76007374, 2020616, 29005, 'Ernestus Artus', 'Mincini Albarez', 'aalbarezfo@illinois.edu'https://librenoticias.com/wp-content/uploads/2020/08/default-user-image.png', '372-501-767', '7544 Clove Road', 1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4711264" calcext:value-type="float">
            <text:p>64711264</text:p>
          </table:table-cell>
          <table:table-cell office:value-type="float" office:value="2020617" calcext:value-type="float">
            <text:p>2020617</text:p>
          </table:table-cell>
          <table:table-cell table:formula="of:=RANDBETWEEN(1000; 99999)" office:value-type="float" office:value="91710" calcext:value-type="float">
            <text:p>91710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ryn</text:p>
          </table:table-cell>
          <table:table-cell office:value-type="string" calcext:value-type="string">
            <text:p>Mitchall</text:p>
          </table:table-cell>
          <table:table-cell office:value-type="string" calcext:value-type="string">
            <text:p>Paolone</text:p>
          </table:table-cell>
          <table:table-cell office:value-type="string" calcext:value-type="string">
            <text:p>bpaoloneh2@istockphot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92-689-733</text:p>
          </table:table-cell>
          <table:table-cell office:value-type="string" calcext:value-type="string">
            <text:p>45 West Point</text:p>
          </table:table-cell>
          <table:table-cell table:formula="of:=RANDBETWEEN(1;1833)" office:value-type="float" office:value="1700" calcext:value-type="float">
            <text:p>1700</text:p>
          </table:table-cell>
          <table:table-cell/>
          <table:table-cell table:formula="of:=CONCATENATE(&quot;(&quot;;[.A618];&quot;, &quot;;[.B618];&quot;, &quot;;[.C618];&quot;, '&quot;;[.D618];&quot; &quot;;[.E618];&quot;', '&quot;;[.F618];&quot; &quot;;[.G618];&quot;', '&quot;; [.H618]; &quot;'&quot;; [.I618];&quot;', '&quot;;[.J618];&quot;', '&quot;;[.K618];&quot;', &quot;;[.L618]; &quot;), &quot;)" office:value-type="string" office:string-value="(64711264, 2020617, 91710, 'Dallas Bryn', 'Mitchall Paolone', 'bpaoloneh2@istockphoto.com'https://librenoticias.com/wp-content/uploads/2020/08/default-user-image.png', '192-689-733', '45 West Point', 1700), " calcext:value-type="string">
            <text:p>(64711264, 2020617, 91710, 'Dallas Bryn', 'Mitchall Paolone', 'bpaoloneh2@istockphoto.com'https://librenoticias.com/wp-content/uploads/2020/08/default-user-image.png', '192-689-733', '45 West Point', 170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6514933" calcext:value-type="float">
            <text:p>76514933</text:p>
          </table:table-cell>
          <table:table-cell office:value-type="float" office:value="2020618" calcext:value-type="float">
            <text:p>2020618</text:p>
          </table:table-cell>
          <table:table-cell table:formula="of:=RANDBETWEEN(1000; 99999)" office:value-type="float" office:value="79891" calcext:value-type="float">
            <text:p>79891</text:p>
          </table:table-cell>
          <table:table-cell office:value-type="string" calcext:value-type="string">
            <text:p>Fredelia</text:p>
          </table:table-cell>
          <table:table-cell office:value-type="string" calcext:value-type="string">
            <text:p>Allianora</text:p>
          </table:table-cell>
          <table:table-cell office:value-type="string" calcext:value-type="string">
            <text:p>Mitskevich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abethel3h@mit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78-982-521</text:p>
          </table:table-cell>
          <table:table-cell office:value-type="string" calcext:value-type="string">
            <text:p>396 Old Gate Circle</text:p>
          </table:table-cell>
          <table:table-cell table:formula="of:=RANDBETWEEN(1;1833)" office:value-type="float" office:value="1582" calcext:value-type="float">
            <text:p>1582</text:p>
          </table:table-cell>
          <table:table-cell/>
          <table:table-cell table:formula="of:=CONCATENATE(&quot;(&quot;;[.A619];&quot;, &quot;;[.B619];&quot;, &quot;;[.C619];&quot;, '&quot;;[.D619];&quot; &quot;;[.E619];&quot;', '&quot;;[.F619];&quot; &quot;;[.G619];&quot;', '&quot;; [.H619]; &quot;'&quot;; [.I619];&quot;', '&quot;;[.J619];&quot;', '&quot;;[.K619];&quot;', &quot;;[.L619]; &quot;), &quot;)" office:value-type="string" office:string-value="(76514933, 2020618, 79891, 'Fredelia Allianora', 'Mitskevich Bethel', 'abethel3h@mit.edu'https://librenoticias.com/wp-content/uploads/2020/08/default-user-image.png', '678-982-521', '396 Old Gate Circle', 1582), " calcext:value-type="string">
            <text:p>(76514933, 2020618, 79891, 'Fredelia Allianora', 'Mitskevich Bethel', 'abethel3h@mit.edu'https://librenoticias.com/wp-content/uploads/2020/08/default-user-image.png', '678-982-521', '396 Old Gate Circle', 158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3787684" calcext:value-type="float">
            <text:p>13787684</text:p>
          </table:table-cell>
          <table:table-cell office:value-type="float" office:value="2020619" calcext:value-type="float">
            <text:p>2020619</text:p>
          </table:table-cell>
          <table:table-cell table:formula="of:=RANDBETWEEN(1000; 99999)" office:value-type="float" office:value="8316" calcext:value-type="float">
            <text:p>8316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Kristos</text:p>
          </table:table-cell>
          <table:table-cell office:value-type="string" calcext:value-type="string">
            <text:p>Moakler</text:p>
          </table:table-cell>
          <table:table-cell office:value-type="string" calcext:value-type="string">
            <text:p>Honniebal</text:p>
          </table:table-cell>
          <table:table-cell office:value-type="string" calcext:value-type="string">
            <text:p>khonniebalfe@cdc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58-536-545</text:p>
          </table:table-cell>
          <table:table-cell office:value-type="string" calcext:value-type="string">
            <text:p>19169 Lakewood Gardens Alley</text:p>
          </table:table-cell>
          <table:table-cell table:formula="of:=RANDBETWEEN(1;1833)" office:value-type="float" office:value="559" calcext:value-type="float">
            <text:p>559</text:p>
          </table:table-cell>
          <table:table-cell/>
          <table:table-cell table:formula="of:=CONCATENATE(&quot;(&quot;;[.A620];&quot;, &quot;;[.B620];&quot;, &quot;;[.C620];&quot;, '&quot;;[.D620];&quot; &quot;;[.E620];&quot;', '&quot;;[.F620];&quot; &quot;;[.G620];&quot;', '&quot;; [.H620]; &quot;'&quot;; [.I620];&quot;', '&quot;;[.J620];&quot;', '&quot;;[.K620];&quot;', &quot;;[.L620]; &quot;), &quot;)" office:value-type="string" office:string-value="(13787684, 2020619, 8316, 'Berkley Kristos', 'Moakler Honniebal', 'khonniebalfe@cdc.gov'https://librenoticias.com/wp-content/uploads/2020/08/default-user-image.png', '458-536-545', '19169 Lakewood Gardens Alley', 559), " calcext:value-type="string">
            <text:p>(13787684, 2020619, 8316, 'Berkley Kristos', 'Moakler Honniebal', 'khonniebalfe@cdc.gov'https://librenoticias.com/wp-content/uploads/2020/08/default-user-image.png', '458-536-545', '19169 Lakewood Gardens Alley', 55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1619170" calcext:value-type="float">
            <text:p>31619170</text:p>
          </table:table-cell>
          <table:table-cell office:value-type="float" office:value="2020620" calcext:value-type="float">
            <text:p>2020620</text:p>
          </table:table-cell>
          <table:table-cell table:formula="of:=RANDBETWEEN(1000; 99999)" office:value-type="float" office:value="28432" calcext:value-type="float">
            <text:p>28432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Nari</text:p>
          </table:table-cell>
          <table:table-cell office:value-type="string" calcext:value-type="string">
            <text:p>Moncey</text:p>
          </table:table-cell>
          <table:table-cell office:value-type="string" calcext:value-type="string">
            <text:p>Klausen</text:p>
          </table:table-cell>
          <table:table-cell office:value-type="string" calcext:value-type="string">
            <text:p>nklausenpy@independent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08-705-495</text:p>
          </table:table-cell>
          <table:table-cell office:value-type="string" calcext:value-type="string">
            <text:p>0 Fuller Pass</text:p>
          </table:table-cell>
          <table:table-cell table:formula="of:=RANDBETWEEN(1;1833)" office:value-type="float" office:value="700" calcext:value-type="float">
            <text:p>700</text:p>
          </table:table-cell>
          <table:table-cell/>
          <table:table-cell table:formula="of:=CONCATENATE(&quot;(&quot;;[.A621];&quot;, &quot;;[.B621];&quot;, &quot;;[.C621];&quot;, '&quot;;[.D621];&quot; &quot;;[.E621];&quot;', '&quot;;[.F621];&quot; &quot;;[.G621];&quot;', '&quot;; [.H621]; &quot;'&quot;; [.I621];&quot;', '&quot;;[.J621];&quot;', '&quot;;[.K621];&quot;', &quot;;[.L621]; &quot;), &quot;)" office:value-type="string" office:string-value="(31619170, 2020620, 28432, 'Patience Nari', 'Moncey Klausen', 'nklausenpy@independent.co.uk'https://librenoticias.com/wp-content/uploads/2020/08/default-user-image.png', '508-705-495', '0 Fuller Pass', 700), " calcext:value-type="string">
            <text:p>(31619170, 2020620, 28432, 'Patience Nari', 'Moncey Klausen', 'nklausenpy@independent.co.uk'https://librenoticias.com/wp-content/uploads/2020/08/default-user-image.png', '508-705-495', '0 Fuller Pass', 70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3639316" calcext:value-type="float">
            <text:p>13639316</text:p>
          </table:table-cell>
          <table:table-cell office:value-type="float" office:value="2020621" calcext:value-type="float">
            <text:p>2020621</text:p>
          </table:table-cell>
          <table:table-cell table:formula="of:=RANDBETWEEN(1000; 99999)" office:value-type="float" office:value="59927" calcext:value-type="float">
            <text:p>59927</text:p>
          </table:table-cell>
          <table:table-cell office:value-type="string" calcext:value-type="string">
            <text:p>Mervin</text:p>
          </table:table-cell>
          <table:table-cell office:value-type="string" calcext:value-type="string">
            <text:p>Torrence</text:p>
          </table:table-cell>
          <table:table-cell office:value-type="string" calcext:value-type="string">
            <text:p>Monro</text:p>
          </table:table-cell>
          <table:table-cell office:value-type="string" calcext:value-type="string">
            <text:p>Cardon</text:p>
          </table:table-cell>
          <table:table-cell office:value-type="string" calcext:value-type="string">
            <text:p>tcardone1@ucoz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05-242-768</text:p>
          </table:table-cell>
          <table:table-cell office:value-type="string" calcext:value-type="string">
            <text:p>6863 Twin Pines Hill</text:p>
          </table:table-cell>
          <table:table-cell table:formula="of:=RANDBETWEEN(1;1833)" office:value-type="float" office:value="466" calcext:value-type="float">
            <text:p>466</text:p>
          </table:table-cell>
          <table:table-cell/>
          <table:table-cell table:formula="of:=CONCATENATE(&quot;(&quot;;[.A622];&quot;, &quot;;[.B622];&quot;, &quot;;[.C622];&quot;, '&quot;;[.D622];&quot; &quot;;[.E622];&quot;', '&quot;;[.F622];&quot; &quot;;[.G622];&quot;', '&quot;; [.H622]; &quot;'&quot;; [.I622];&quot;', '&quot;;[.J622];&quot;', '&quot;;[.K622];&quot;', &quot;;[.L622]; &quot;), &quot;)" office:value-type="string" office:string-value="(13639316, 2020621, 59927, 'Mervin Torrence', 'Monro Cardon', 'tcardone1@ucoz.ru'https://librenoticias.com/wp-content/uploads/2020/08/default-user-image.png', '405-242-768', '6863 Twin Pines Hill', 466), " calcext:value-type="string">
            <text:p>(13639316, 2020621, 59927, 'Mervin Torrence', 'Monro Cardon', 'tcardone1@ucoz.ru'https://librenoticias.com/wp-content/uploads/2020/08/default-user-image.png', '405-242-768', '6863 Twin Pines Hill', 46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1242842" calcext:value-type="float">
            <text:p>81242842</text:p>
          </table:table-cell>
          <table:table-cell office:value-type="float" office:value="2020622" calcext:value-type="float">
            <text:p>2020622</text:p>
          </table:table-cell>
          <table:table-cell table:formula="of:=RANDBETWEEN(1000; 99999)" office:value-type="float" office:value="98071" calcext:value-type="float">
            <text:p>98071</text:p>
          </table:table-cell>
          <table:table-cell office:value-type="string" calcext:value-type="string">
            <text:p>Hadria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Moralee</text:p>
          </table:table-cell>
          <table:table-cell office:value-type="string" calcext:value-type="string">
            <text:p>Malyon</text:p>
          </table:table-cell>
          <table:table-cell office:value-type="string" calcext:value-type="string">
            <text:p>nmalyonjm@thetimes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02-438-541</text:p>
          </table:table-cell>
          <table:table-cell office:value-type="string" calcext:value-type="string">
            <text:p>8276 Stone Corner Hill</text:p>
          </table:table-cell>
          <table:table-cell table:formula="of:=RANDBETWEEN(1;1833)" office:value-type="float" office:value="1000" calcext:value-type="float">
            <text:p>1000</text:p>
          </table:table-cell>
          <table:table-cell/>
          <table:table-cell table:formula="of:=CONCATENATE(&quot;(&quot;;[.A623];&quot;, &quot;;[.B623];&quot;, &quot;;[.C623];&quot;, '&quot;;[.D623];&quot; &quot;;[.E623];&quot;', '&quot;;[.F623];&quot; &quot;;[.G623];&quot;', '&quot;; [.H623]; &quot;'&quot;; [.I623];&quot;', '&quot;;[.J623];&quot;', '&quot;;[.K623];&quot;', &quot;;[.L623]; &quot;), &quot;)" office:value-type="string" office:string-value="(81242842, 2020622, 98071, 'Hadria Nicole', 'Moralee Malyon', 'nmalyonjm@thetimes.co.uk'https://librenoticias.com/wp-content/uploads/2020/08/default-user-image.png', '502-438-541', '8276 Stone Corner Hill', 1000), " calcext:value-type="string">
            <text:p>(81242842, 2020622, 98071, 'Hadria Nicole', 'Moralee Malyon', 'nmalyonjm@thetimes.co.uk'https://librenoticias.com/wp-content/uploads/2020/08/default-user-image.png', '502-438-541', '8276 Stone Corner Hill', 100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8760516" calcext:value-type="float">
            <text:p>48760516</text:p>
          </table:table-cell>
          <table:table-cell office:value-type="float" office:value="2020623" calcext:value-type="float">
            <text:p>2020623</text:p>
          </table:table-cell>
          <table:table-cell table:formula="of:=RANDBETWEEN(1000; 99999)" office:value-type="float" office:value="68553" calcext:value-type="float">
            <text:p>68553</text:p>
          </table:table-cell>
          <table:table-cell office:value-type="string" calcext:value-type="string">
            <text:p>Griffie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Petris</text:p>
          </table:table-cell>
          <table:table-cell office:value-type="string" calcext:value-type="string">
            <text:p>lpetriskv@drupal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15-781-481</text:p>
          </table:table-cell>
          <table:table-cell office:value-type="string" calcext:value-type="string">
            <text:p>724 Westend Terrace</text:p>
          </table:table-cell>
          <table:table-cell table:formula="of:=RANDBETWEEN(1;1833)" office:value-type="float" office:value="1131" calcext:value-type="float">
            <text:p>1131</text:p>
          </table:table-cell>
          <table:table-cell/>
          <table:table-cell table:formula="of:=CONCATENATE(&quot;(&quot;;[.A624];&quot;, &quot;;[.B624];&quot;, &quot;;[.C624];&quot;, '&quot;;[.D624];&quot; &quot;;[.E624];&quot;', '&quot;;[.F624];&quot; &quot;;[.G624];&quot;', '&quot;; [.H624]; &quot;'&quot;; [.I624];&quot;', '&quot;;[.J624];&quot;', '&quot;;[.K624];&quot;', &quot;;[.L624]; &quot;), &quot;)" office:value-type="string" office:string-value="(48760516, 2020623, 68553, 'Griffie Lester', 'Moreno Petris', 'lpetriskv@drupal.org'https://librenoticias.com/wp-content/uploads/2020/08/default-user-image.png', '215-781-481', '724 Westend Terrace', 1131), " calcext:value-type="string">
            <text:p>(48760516, 2020623, 68553, 'Griffie Lester', 'Moreno Petris', 'lpetriskv@drupal.org'https://librenoticias.com/wp-content/uploads/2020/08/default-user-image.png', '215-781-481', '724 Westend Terrace', 113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4988212" calcext:value-type="float">
            <text:p>84988212</text:p>
          </table:table-cell>
          <table:table-cell office:value-type="float" office:value="2020624" calcext:value-type="float">
            <text:p>2020624</text:p>
          </table:table-cell>
          <table:table-cell table:formula="of:=RANDBETWEEN(1000; 99999)" office:value-type="float" office:value="49315" calcext:value-type="float">
            <text:p>49315</text:p>
          </table:table-cell>
          <table:table-cell office:value-type="string" calcext:value-type="string">
            <text:p>Andie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Mosedall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bblitz7t@state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83-448-398</text:p>
          </table:table-cell>
          <table:table-cell office:value-type="string" calcext:value-type="string">
            <text:p>7 Donald Court</text:p>
          </table:table-cell>
          <table:table-cell table:formula="of:=RANDBETWEEN(1;1833)" office:value-type="float" office:value="945" calcext:value-type="float">
            <text:p>945</text:p>
          </table:table-cell>
          <table:table-cell/>
          <table:table-cell table:formula="of:=CONCATENATE(&quot;(&quot;;[.A625];&quot;, &quot;;[.B625];&quot;, &quot;;[.C625];&quot;, '&quot;;[.D625];&quot; &quot;;[.E625];&quot;', '&quot;;[.F625];&quot; &quot;;[.G625];&quot;', '&quot;; [.H625]; &quot;'&quot;; [.I625];&quot;', '&quot;;[.J625];&quot;', '&quot;;[.K625];&quot;', &quot;;[.L625]; &quot;), &quot;)" office:value-type="string" office:string-value="(84988212, 2020624, 49315, 'Andie Barron', 'Mosedall Blitz', 'bblitz7t@state.gov'https://librenoticias.com/wp-content/uploads/2020/08/default-user-image.png', '683-448-398', '7 Donald Court', 945), " calcext:value-type="string">
            <text:p>(84988212, 2020624, 49315, 'Andie Barron', 'Mosedall Blitz', 'bblitz7t@state.gov'https://librenoticias.com/wp-content/uploads/2020/08/default-user-image.png', '683-448-398', '7 Donald Court', 94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0249735" calcext:value-type="float">
            <text:p>90249735</text:p>
          </table:table-cell>
          <table:table-cell office:value-type="float" office:value="2020625" calcext:value-type="float">
            <text:p>2020625</text:p>
          </table:table-cell>
          <table:table-cell table:formula="of:=RANDBETWEEN(1000; 99999)" office:value-type="float" office:value="27345" calcext:value-type="float">
            <text:p>27345</text:p>
          </table:table-cell>
          <table:table-cell office:value-type="string" calcext:value-type="string">
            <text:p>Lizette</text:p>
          </table:table-cell>
          <table:table-cell office:value-type="string" calcext:value-type="string">
            <text:p>Melisenda</text:p>
          </table:table-cell>
          <table:table-cell office:value-type="string" calcext:value-type="string">
            <text:p>Mosley</text:p>
          </table:table-cell>
          <table:table-cell office:value-type="string" calcext:value-type="string">
            <text:p>Mackiewicz</text:p>
          </table:table-cell>
          <table:table-cell office:value-type="string" calcext:value-type="string">
            <text:p>mmackiewiczb6@symante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54-315-303</text:p>
          </table:table-cell>
          <table:table-cell office:value-type="string" calcext:value-type="string">
            <text:p>5 Hazelcrest Avenue</text:p>
          </table:table-cell>
          <table:table-cell table:formula="of:=RANDBETWEEN(1;1833)" office:value-type="float" office:value="337" calcext:value-type="float">
            <text:p>337</text:p>
          </table:table-cell>
          <table:table-cell/>
          <table:table-cell table:formula="of:=CONCATENATE(&quot;(&quot;;[.A626];&quot;, &quot;;[.B626];&quot;, &quot;;[.C626];&quot;, '&quot;;[.D626];&quot; &quot;;[.E626];&quot;', '&quot;;[.F626];&quot; &quot;;[.G626];&quot;', '&quot;; [.H626]; &quot;'&quot;; [.I626];&quot;', '&quot;;[.J626];&quot;', '&quot;;[.K626];&quot;', &quot;;[.L626]; &quot;), &quot;)" office:value-type="string" office:string-value="(90249735, 2020625, 27345, 'Lizette Melisenda', 'Mosley Mackiewicz', 'mmackiewiczb6@symantec.com'https://librenoticias.com/wp-content/uploads/2020/08/default-user-image.png', '254-315-303', '5 Hazelcrest Avenue', 337), " calcext:value-type="string">
            <text:p>(90249735, 2020625, 27345, 'Lizette Melisenda', 'Mosley Mackiewicz', 'mmackiewiczb6@symantec.com'https://librenoticias.com/wp-content/uploads/2020/08/default-user-image.png', '254-315-303', '5 Hazelcrest Avenue', 33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1696490" calcext:value-type="float">
            <text:p>81696490</text:p>
          </table:table-cell>
          <table:table-cell office:value-type="float" office:value="2020626" calcext:value-type="float">
            <text:p>2020626</text:p>
          </table:table-cell>
          <table:table-cell table:formula="of:=RANDBETWEEN(1000; 99999)" office:value-type="float" office:value="50150" calcext:value-type="float">
            <text:p>50150</text:p>
          </table:table-cell>
          <table:table-cell office:value-type="string" calcext:value-type="string">
            <text:p>Darnall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Motto</text:p>
          </table:table-cell>
          <table:table-cell office:value-type="string" calcext:value-type="string">
            <text:p>Theurer</text:p>
          </table:table-cell>
          <table:table-cell office:value-type="string" calcext:value-type="string">
            <text:p>htheurerqq@prnewswir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85-930-726</text:p>
          </table:table-cell>
          <table:table-cell office:value-type="string" calcext:value-type="string">
            <text:p>73603 Crowley Drive</text:p>
          </table:table-cell>
          <table:table-cell table:formula="of:=RANDBETWEEN(1;1833)" office:value-type="float" office:value="1509" calcext:value-type="float">
            <text:p>1509</text:p>
          </table:table-cell>
          <table:table-cell/>
          <table:table-cell table:formula="of:=CONCATENATE(&quot;(&quot;;[.A627];&quot;, &quot;;[.B627];&quot;, &quot;;[.C627];&quot;, '&quot;;[.D627];&quot; &quot;;[.E627];&quot;', '&quot;;[.F627];&quot; &quot;;[.G627];&quot;', '&quot;; [.H627]; &quot;'&quot;; [.I627];&quot;', '&quot;;[.J627];&quot;', '&quot;;[.K627];&quot;', &quot;;[.L627]; &quot;), &quot;)" office:value-type="string" office:string-value="(81696490, 2020626, 50150, 'Darnall Hercule', 'Motto Theurer', 'htheurerqq@prnewswire.com'https://librenoticias.com/wp-content/uploads/2020/08/default-user-image.png', '585-930-726', '73603 Crowley Drive', 1509), " calcext:value-type="string">
            <text:p>(81696490, 2020626, 50150, 'Darnall Hercule', 'Motto Theurer', 'htheurerqq@prnewswire.com'https://librenoticias.com/wp-content/uploads/2020/08/default-user-image.png', '585-930-726', '73603 Crowley Drive', 150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2923176" calcext:value-type="float">
            <text:p>72923176</text:p>
          </table:table-cell>
          <table:table-cell office:value-type="float" office:value="2020627" calcext:value-type="float">
            <text:p>2020627</text:p>
          </table:table-cell>
          <table:table-cell table:formula="of:=RANDBETWEEN(1000; 99999)" office:value-type="float" office:value="95083" calcext:value-type="float">
            <text:p>95083</text:p>
          </table:table-cell>
          <table:table-cell office:value-type="string" calcext:value-type="string">
            <text:p>Augustine</text:p>
          </table:table-cell>
          <table:table-cell office:value-type="string" calcext:value-type="string">
            <text:p>Ichabod</text:p>
          </table:table-cell>
          <table:table-cell office:value-type="string" calcext:value-type="string">
            <text:p>Mound</text:p>
          </table:table-cell>
          <table:table-cell office:value-type="string" calcext:value-type="string">
            <text:p>Andreini</text:p>
          </table:table-cell>
          <table:table-cell office:value-type="string" calcext:value-type="string">
            <text:p>iandreini3k@stanford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50-640-163</text:p>
          </table:table-cell>
          <table:table-cell office:value-type="string" calcext:value-type="string">
            <text:p>5 Ridge Oak Circle</text:p>
          </table:table-cell>
          <table:table-cell table:formula="of:=RANDBETWEEN(1;1833)" office:value-type="float" office:value="8" calcext:value-type="float">
            <text:p>8</text:p>
          </table:table-cell>
          <table:table-cell/>
          <table:table-cell table:formula="of:=CONCATENATE(&quot;(&quot;;[.A628];&quot;, &quot;;[.B628];&quot;, &quot;;[.C628];&quot;, '&quot;;[.D628];&quot; &quot;;[.E628];&quot;', '&quot;;[.F628];&quot; &quot;;[.G628];&quot;', '&quot;; [.H628]; &quot;'&quot;; [.I628];&quot;', '&quot;;[.J628];&quot;', '&quot;;[.K628];&quot;', &quot;;[.L628]; &quot;), &quot;)" office:value-type="string" office:string-value="(72923176, 2020627, 95083, 'Augustine Ichabod', 'Mound Andreini', 'iandreini3k@stanford.edu'https://librenoticias.com/wp-content/uploads/2020/08/default-user-image.png', '450-640-163', '5 Ridge Oak Circle', 8), " calcext:value-type="string">
            <text:p>(72923176, 2020627, 95083, 'Augustine Ichabod', 'Mound Andreini', 'iandreini3k@stanford.edu'https://librenoticias.com/wp-content/uploads/2020/08/default-user-image.png', '450-640-163', '5 Ridge Oak Circle', 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8025536" calcext:value-type="float">
            <text:p>68025536</text:p>
          </table:table-cell>
          <table:table-cell office:value-type="float" office:value="2020628" calcext:value-type="float">
            <text:p>2020628</text:p>
          </table:table-cell>
          <table:table-cell table:formula="of:=RANDBETWEEN(1000; 99999)" office:value-type="float" office:value="59820" calcext:value-type="float">
            <text:p>59820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Mountjoy</text:p>
          </table:table-cell>
          <table:table-cell office:value-type="string" calcext:value-type="string">
            <text:p>Layfield</text:p>
          </table:table-cell>
          <table:table-cell office:value-type="string" calcext:value-type="string">
            <text:p>clayfieldke@spotif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07-462-686</text:p>
          </table:table-cell>
          <table:table-cell office:value-type="string" calcext:value-type="string">
            <text:p>4 Fordem Court</text:p>
          </table:table-cell>
          <table:table-cell table:formula="of:=RANDBETWEEN(1;1833)" office:value-type="float" office:value="247" calcext:value-type="float">
            <text:p>247</text:p>
          </table:table-cell>
          <table:table-cell/>
          <table:table-cell table:formula="of:=CONCATENATE(&quot;(&quot;;[.A629];&quot;, &quot;;[.B629];&quot;, &quot;;[.C629];&quot;, '&quot;;[.D629];&quot; &quot;;[.E629];&quot;', '&quot;;[.F629];&quot; &quot;;[.G629];&quot;', '&quot;; [.H629]; &quot;'&quot;; [.I629];&quot;', '&quot;;[.J629];&quot;', '&quot;;[.K629];&quot;', &quot;;[.L629]; &quot;), &quot;)" office:value-type="string" office:string-value="(68025536, 2020628, 59820, 'Alvin Chip', 'Mountjoy Layfield', 'clayfieldke@spotify.com'https://librenoticias.com/wp-content/uploads/2020/08/default-user-image.png', '107-462-686', '4 Fordem Court', 247), " calcext:value-type="string">
            <text:p>(68025536, 2020628, 59820, 'Alvin Chip', 'Mountjoy Layfield', 'clayfieldke@spotify.com'https://librenoticias.com/wp-content/uploads/2020/08/default-user-image.png', '107-462-686', '4 Fordem Court', 24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9051065" calcext:value-type="float">
            <text:p>59051065</text:p>
          </table:table-cell>
          <table:table-cell office:value-type="float" office:value="2020629" calcext:value-type="float">
            <text:p>2020629</text:p>
          </table:table-cell>
          <table:table-cell table:formula="of:=RANDBETWEEN(1000; 99999)" office:value-type="float" office:value="39608" calcext:value-type="float">
            <text:p>39608</text:p>
          </table:table-cell>
          <table:table-cell office:value-type="string" calcext:value-type="string">
            <text:p>Willey</text:p>
          </table:table-cell>
          <table:table-cell office:value-type="string" calcext:value-type="string">
            <text:p>Shepard</text:p>
          </table:table-cell>
          <table:table-cell office:value-type="string" calcext:value-type="string">
            <text:p>Mountney</text:p>
          </table:table-cell>
          <table:table-cell office:value-type="string" calcext:value-type="string">
            <text:p>Deverill</text:p>
          </table:table-cell>
          <table:table-cell office:value-type="string" calcext:value-type="string">
            <text:p>sdeverillos@cloudflar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98-930-491</text:p>
          </table:table-cell>
          <table:table-cell office:value-type="string" calcext:value-type="string">
            <text:p>70 Butternut Road</text:p>
          </table:table-cell>
          <table:table-cell table:formula="of:=RANDBETWEEN(1;1833)" office:value-type="float" office:value="962" calcext:value-type="float">
            <text:p>962</text:p>
          </table:table-cell>
          <table:table-cell/>
          <table:table-cell table:formula="of:=CONCATENATE(&quot;(&quot;;[.A630];&quot;, &quot;;[.B630];&quot;, &quot;;[.C630];&quot;, '&quot;;[.D630];&quot; &quot;;[.E630];&quot;', '&quot;;[.F630];&quot; &quot;;[.G630];&quot;', '&quot;; [.H630]; &quot;'&quot;; [.I630];&quot;', '&quot;;[.J630];&quot;', '&quot;;[.K630];&quot;', &quot;;[.L630]; &quot;), &quot;)" office:value-type="string" office:string-value="(59051065, 2020629, 39608, 'Willey Shepard', 'Mountney Deverill', 'sdeverillos@cloudflare.com'https://librenoticias.com/wp-content/uploads/2020/08/default-user-image.png', '698-930-491', '70 Butternut Road', 962), " calcext:value-type="string">
            <text:p>(59051065, 2020629, 39608, 'Willey Shepard', 'Mountney Deverill', 'sdeverillos@cloudflare.com'https://librenoticias.com/wp-content/uploads/2020/08/default-user-image.png', '698-930-491', '70 Butternut Road', 96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4477921" calcext:value-type="float">
            <text:p>84477921</text:p>
          </table:table-cell>
          <table:table-cell office:value-type="float" office:value="2020630" calcext:value-type="float">
            <text:p>2020630</text:p>
          </table:table-cell>
          <table:table-cell table:formula="of:=RANDBETWEEN(1000; 99999)" office:value-type="float" office:value="50257" calcext:value-type="float">
            <text:p>50257</text:p>
          </table:table-cell>
          <table:table-cell office:value-type="string" calcext:value-type="string">
            <text:p>Cacilie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Mozzi</text:p>
          </table:table-cell>
          <table:table-cell office:value-type="string" calcext:value-type="string">
            <text:p>Godfroy</text:p>
          </table:table-cell>
          <table:table-cell office:value-type="string" calcext:value-type="string">
            <text:p>rgodfroyrb@buzzfee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77-963-378</text:p>
          </table:table-cell>
          <table:table-cell office:value-type="string" calcext:value-type="string">
            <text:p>65094 Pond Plaza</text:p>
          </table:table-cell>
          <table:table-cell table:formula="of:=RANDBETWEEN(1;1833)" office:value-type="float" office:value="397" calcext:value-type="float">
            <text:p>397</text:p>
          </table:table-cell>
          <table:table-cell/>
          <table:table-cell table:formula="of:=CONCATENATE(&quot;(&quot;;[.A631];&quot;, &quot;;[.B631];&quot;, &quot;;[.C631];&quot;, '&quot;;[.D631];&quot; &quot;;[.E631];&quot;', '&quot;;[.F631];&quot; &quot;;[.G631];&quot;', '&quot;; [.H631]; &quot;'&quot;; [.I631];&quot;', '&quot;;[.J631];&quot;', '&quot;;[.K631];&quot;', &quot;;[.L631]; &quot;), &quot;)" office:value-type="string" office:string-value="(84477921, 2020630, 50257, 'Cacilie Rhoda', 'Mozzi Godfroy', 'rgodfroyrb@buzzfeed.com'https://librenoticias.com/wp-content/uploads/2020/08/default-user-image.png', '377-963-378', '65094 Pond Plaza', 397), " calcext:value-type="string">
            <text:p>(84477921, 2020630, 50257, 'Cacilie Rhoda', 'Mozzi Godfroy', 'rgodfroyrb@buzzfeed.com'https://librenoticias.com/wp-content/uploads/2020/08/default-user-image.png', '377-963-378', '65094 Pond Plaza', 39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3684400" calcext:value-type="float">
            <text:p>43684400</text:p>
          </table:table-cell>
          <table:table-cell office:value-type="float" office:value="2020631" calcext:value-type="float">
            <text:p>2020631</text:p>
          </table:table-cell>
          <table:table-cell table:formula="of:=RANDBETWEEN(1000; 99999)" office:value-type="float" office:value="83313" calcext:value-type="float">
            <text:p>83313</text:p>
          </table:table-cell>
          <table:table-cell office:value-type="string" calcext:value-type="string">
            <text:p>Irv</text:p>
          </table:table-cell>
          <table:table-cell office:value-type="string" calcext:value-type="string">
            <text:p>Chaunce</text:p>
          </table:table-cell>
          <table:table-cell office:value-type="string" calcext:value-type="string">
            <text:p>Mullett</text:p>
          </table:table-cell>
          <table:table-cell office:value-type="string" calcext:value-type="string">
            <text:p>Stanluck</text:p>
          </table:table-cell>
          <table:table-cell office:value-type="string" calcext:value-type="string">
            <text:p>cstanluckrg@vistaprin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10-317-269</text:p>
          </table:table-cell>
          <table:table-cell office:value-type="string" calcext:value-type="string">
            <text:p>158 Maple Lane</text:p>
          </table:table-cell>
          <table:table-cell table:formula="of:=RANDBETWEEN(1;1833)" office:value-type="float" office:value="815" calcext:value-type="float">
            <text:p>815</text:p>
          </table:table-cell>
          <table:table-cell/>
          <table:table-cell table:formula="of:=CONCATENATE(&quot;(&quot;;[.A632];&quot;, &quot;;[.B632];&quot;, &quot;;[.C632];&quot;, '&quot;;[.D632];&quot; &quot;;[.E632];&quot;', '&quot;;[.F632];&quot; &quot;;[.G632];&quot;', '&quot;; [.H632]; &quot;'&quot;; [.I632];&quot;', '&quot;;[.J632];&quot;', '&quot;;[.K632];&quot;', &quot;;[.L632]; &quot;), &quot;)" office:value-type="string" office:string-value="(43684400, 2020631, 83313, 'Irv Chaunce', 'Mullett Stanluck', 'cstanluckrg@vistaprint.com'https://librenoticias.com/wp-content/uploads/2020/08/default-user-image.png', '310-317-269', '158 Maple Lane', 815), " calcext:value-type="string">
            <text:p>(43684400, 2020631, 83313, 'Irv Chaunce', 'Mullett Stanluck', 'cstanluckrg@vistaprint.com'https://librenoticias.com/wp-content/uploads/2020/08/default-user-image.png', '310-317-269', '158 Maple Lane', 81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9087623" calcext:value-type="float">
            <text:p>29087623</text:p>
          </table:table-cell>
          <table:table-cell office:value-type="float" office:value="2020632" calcext:value-type="float">
            <text:p>2020632</text:p>
          </table:table-cell>
          <table:table-cell table:formula="of:=RANDBETWEEN(1000; 99999)" office:value-type="float" office:value="50184" calcext:value-type="float">
            <text:p>50184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Rodrique</text:p>
          </table:table-cell>
          <table:table-cell office:value-type="string" calcext:value-type="string">
            <text:p>Munden</text:p>
          </table:table-cell>
          <table:table-cell office:value-type="string" calcext:value-type="string">
            <text:p>Ibeson</text:p>
          </table:table-cell>
          <table:table-cell office:value-type="string" calcext:value-type="string">
            <text:p>ribesonnl@t.co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88-883-705</text:p>
          </table:table-cell>
          <table:table-cell office:value-type="string" calcext:value-type="string">
            <text:p>7 Carberry Court</text:p>
          </table:table-cell>
          <table:table-cell table:formula="of:=RANDBETWEEN(1;1833)" office:value-type="float" office:value="1682" calcext:value-type="float">
            <text:p>1682</text:p>
          </table:table-cell>
          <table:table-cell/>
          <table:table-cell table:formula="of:=CONCATENATE(&quot;(&quot;;[.A633];&quot;, &quot;;[.B633];&quot;, &quot;;[.C633];&quot;, '&quot;;[.D633];&quot; &quot;;[.E633];&quot;', '&quot;;[.F633];&quot; &quot;;[.G633];&quot;', '&quot;; [.H633]; &quot;'&quot;; [.I633];&quot;', '&quot;;[.J633];&quot;', '&quot;;[.K633];&quot;', &quot;;[.L633]; &quot;), &quot;)" office:value-type="string" office:string-value="(29087623, 2020632, 50184, 'Gray Rodrique', 'Munden Ibeson', 'ribesonnl@t.co'https://librenoticias.com/wp-content/uploads/2020/08/default-user-image.png', '888-883-705', '7 Carberry Court', 1682), " calcext:value-type="string">
            <text:p>(29087623, 2020632, 50184, 'Gray Rodrique', 'Munden Ibeson', 'ribesonnl@t.co'https://librenoticias.com/wp-content/uploads/2020/08/default-user-image.png', '888-883-705', '7 Carberry Court', 168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1089662" calcext:value-type="float">
            <text:p>81089662</text:p>
          </table:table-cell>
          <table:table-cell office:value-type="float" office:value="2020633" calcext:value-type="float">
            <text:p>2020633</text:p>
          </table:table-cell>
          <table:table-cell table:formula="of:=RANDBETWEEN(1000; 99999)" office:value-type="float" office:value="51105" calcext:value-type="float">
            <text:p>51105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Weber</text:p>
          </table:table-cell>
          <table:table-cell office:value-type="string" calcext:value-type="string">
            <text:p>Murby</text:p>
          </table:table-cell>
          <table:table-cell office:value-type="string" calcext:value-type="string">
            <text:p>Philippard</text:p>
          </table:table-cell>
          <table:table-cell office:value-type="string" calcext:value-type="string">
            <text:p>wphilippard98@about.m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06-388-224</text:p>
          </table:table-cell>
          <table:table-cell office:value-type="string" calcext:value-type="string">
            <text:p>8215 Coleman Street</text:p>
          </table:table-cell>
          <table:table-cell table:formula="of:=RANDBETWEEN(1;1833)" office:value-type="float" office:value="441" calcext:value-type="float">
            <text:p>441</text:p>
          </table:table-cell>
          <table:table-cell/>
          <table:table-cell table:formula="of:=CONCATENATE(&quot;(&quot;;[.A634];&quot;, &quot;;[.B634];&quot;, &quot;;[.C634];&quot;, '&quot;;[.D634];&quot; &quot;;[.E634];&quot;', '&quot;;[.F634];&quot; &quot;;[.G634];&quot;', '&quot;; [.H634]; &quot;'&quot;; [.I634];&quot;', '&quot;;[.J634];&quot;', '&quot;;[.K634];&quot;', &quot;;[.L634]; &quot;), &quot;)" office:value-type="string" office:string-value="(81089662, 2020633, 51105, 'Tomas Weber', 'Murby Philippard', 'wphilippard98@about.me'https://librenoticias.com/wp-content/uploads/2020/08/default-user-image.png', '506-388-224', '8215 Coleman Street', 441), " calcext:value-type="string">
            <text:p>(81089662, 2020633, 51105, 'Tomas Weber', 'Murby Philippard', 'wphilippard98@about.me'https://librenoticias.com/wp-content/uploads/2020/08/default-user-image.png', '506-388-224', '8215 Coleman Street', 44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8187581" calcext:value-type="float">
            <text:p>48187581</text:p>
          </table:table-cell>
          <table:table-cell office:value-type="float" office:value="2020634" calcext:value-type="float">
            <text:p>2020634</text:p>
          </table:table-cell>
          <table:table-cell table:formula="of:=RANDBETWEEN(1000; 99999)" office:value-type="float" office:value="93192" calcext:value-type="float">
            <text:p>93192</text:p>
          </table:table-cell>
          <table:table-cell office:value-type="string" calcext:value-type="string">
            <text:p>Blancha</text:p>
          </table:table-cell>
          <table:table-cell office:value-type="string" calcext:value-type="string">
            <text:p>Jolyn</text:p>
          </table:table-cell>
          <table:table-cell office:value-type="string" calcext:value-type="string">
            <text:p>Murcott</text:p>
          </table:table-cell>
          <table:table-cell office:value-type="string" calcext:value-type="string">
            <text:p>Hubbard</text:p>
          </table:table-cell>
          <table:table-cell office:value-type="string" calcext:value-type="string">
            <text:p>jhubbardaf@princeton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42-636-565</text:p>
          </table:table-cell>
          <table:table-cell office:value-type="string" calcext:value-type="string">
            <text:p>147 Carpenter Hill</text:p>
          </table:table-cell>
          <table:table-cell table:formula="of:=RANDBETWEEN(1;1833)" office:value-type="float" office:value="379" calcext:value-type="float">
            <text:p>379</text:p>
          </table:table-cell>
          <table:table-cell/>
          <table:table-cell table:formula="of:=CONCATENATE(&quot;(&quot;;[.A635];&quot;, &quot;;[.B635];&quot;, &quot;;[.C635];&quot;, '&quot;;[.D635];&quot; &quot;;[.E635];&quot;', '&quot;;[.F635];&quot; &quot;;[.G635];&quot;', '&quot;; [.H635]; &quot;'&quot;; [.I635];&quot;', '&quot;;[.J635];&quot;', '&quot;;[.K635];&quot;', &quot;;[.L635]; &quot;), &quot;)" office:value-type="string" office:string-value="(48187581, 2020634, 93192, 'Blancha Jolyn', 'Murcott Hubbard', 'jhubbardaf@princeton.edu'https://librenoticias.com/wp-content/uploads/2020/08/default-user-image.png', '142-636-565', '147 Carpenter Hill', 379), " calcext:value-type="string">
            <text:p>(48187581, 2020634, 93192, 'Blancha Jolyn', 'Murcott Hubbard', 'jhubbardaf@princeton.edu'https://librenoticias.com/wp-content/uploads/2020/08/default-user-image.png', '142-636-565', '147 Carpenter Hill', 37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6674637" calcext:value-type="float">
            <text:p>96674637</text:p>
          </table:table-cell>
          <table:table-cell office:value-type="float" office:value="2020635" calcext:value-type="float">
            <text:p>2020635</text:p>
          </table:table-cell>
          <table:table-cell table:formula="of:=RANDBETWEEN(1000; 99999)" office:value-type="float" office:value="26516" calcext:value-type="float">
            <text:p>26516</text:p>
          </table:table-cell>
          <table:table-cell office:value-type="string" calcext:value-type="string">
            <text:p>Neill</text:p>
          </table:table-cell>
          <table:table-cell office:value-type="string" calcext:value-type="string">
            <text:p>Freemon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Mengue</text:p>
          </table:table-cell>
          <table:table-cell office:value-type="string" calcext:value-type="string">
            <text:p>fmengue8a@xinhuane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55-772-445</text:p>
          </table:table-cell>
          <table:table-cell office:value-type="string" calcext:value-type="string">
            <text:p>70 Drewry Plaza</text:p>
          </table:table-cell>
          <table:table-cell table:formula="of:=RANDBETWEEN(1;1833)" office:value-type="float" office:value="791" calcext:value-type="float">
            <text:p>791</text:p>
          </table:table-cell>
          <table:table-cell/>
          <table:table-cell table:formula="of:=CONCATENATE(&quot;(&quot;;[.A636];&quot;, &quot;;[.B636];&quot;, &quot;;[.C636];&quot;, '&quot;;[.D636];&quot; &quot;;[.E636];&quot;', '&quot;;[.F636];&quot; &quot;;[.G636];&quot;', '&quot;; [.H636]; &quot;'&quot;; [.I636];&quot;', '&quot;;[.J636];&quot;', '&quot;;[.K636];&quot;', &quot;;[.L636]; &quot;), &quot;)" office:value-type="string" office:string-value="(96674637, 2020635, 26516, 'Neill Freemon', 'Murphy Mengue', 'fmengue8a@xinhuanet.com'https://librenoticias.com/wp-content/uploads/2020/08/default-user-image.png', '555-772-445', '70 Drewry Plaza', 791), " calcext:value-type="string">
            <text:p>(96674637, 2020635, 26516, 'Neill Freemon', 'Murphy Mengue', 'fmengue8a@xinhuanet.com'https://librenoticias.com/wp-content/uploads/2020/08/default-user-image.png', '555-772-445', '70 Drewry Plaza', 79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4920215" calcext:value-type="float">
            <text:p>84920215</text:p>
          </table:table-cell>
          <table:table-cell office:value-type="float" office:value="2020636" calcext:value-type="float">
            <text:p>2020636</text:p>
          </table:table-cell>
          <table:table-cell table:formula="of:=RANDBETWEEN(1000; 99999)" office:value-type="float" office:value="7089" calcext:value-type="float">
            <text:p>7089</text:p>
          </table:table-cell>
          <table:table-cell office:value-type="string" calcext:value-type="string">
            <text:p>Amabel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Murrish</text:p>
          </table:table-cell>
          <table:table-cell office:value-type="string" calcext:value-type="string">
            <text:p>Mosedill</text:p>
          </table:table-cell>
          <table:table-cell office:value-type="string" calcext:value-type="string">
            <text:p>dmosedillei@biblegatewa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84-214-618</text:p>
          </table:table-cell>
          <table:table-cell office:value-type="string" calcext:value-type="string">
            <text:p>4 Fair Oaks Parkway</text:p>
          </table:table-cell>
          <table:table-cell table:formula="of:=RANDBETWEEN(1;1833)" office:value-type="float" office:value="363" calcext:value-type="float">
            <text:p>363</text:p>
          </table:table-cell>
          <table:table-cell/>
          <table:table-cell table:formula="of:=CONCATENATE(&quot;(&quot;;[.A637];&quot;, &quot;;[.B637];&quot;, &quot;;[.C637];&quot;, '&quot;;[.D637];&quot; &quot;;[.E637];&quot;', '&quot;;[.F637];&quot; &quot;;[.G637];&quot;', '&quot;; [.H637]; &quot;'&quot;; [.I637];&quot;', '&quot;;[.J637];&quot;', '&quot;;[.K637];&quot;', &quot;;[.L637]; &quot;), &quot;)" office:value-type="string" office:string-value="(84920215, 2020636, 7089, 'Amabel Daniele', 'Murrish Mosedill', 'dmosedillei@biblegateway.com'https://librenoticias.com/wp-content/uploads/2020/08/default-user-image.png', '384-214-618', '4 Fair Oaks Parkway', 363), " calcext:value-type="string">
            <text:p>(84920215, 2020636, 7089, 'Amabel Daniele', 'Murrish Mosedill', 'dmosedillei@biblegateway.com'https://librenoticias.com/wp-content/uploads/2020/08/default-user-image.png', '384-214-618', '4 Fair Oaks Parkway', 36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4956491" calcext:value-type="float">
            <text:p>14956491</text:p>
          </table:table-cell>
          <table:table-cell office:value-type="float" office:value="2020637" calcext:value-type="float">
            <text:p>2020637</text:p>
          </table:table-cell>
          <table:table-cell table:formula="of:=RANDBETWEEN(1000; 99999)" office:value-type="float" office:value="70146" calcext:value-type="float">
            <text:p>70146</text:p>
          </table:table-cell>
          <table:table-cell office:value-type="string" calcext:value-type="string">
            <text:p>Seline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Dilawey</text:p>
          </table:table-cell>
          <table:table-cell office:value-type="string" calcext:value-type="string">
            <text:p>adilawey16@baidu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48-248-113</text:p>
          </table:table-cell>
          <table:table-cell office:value-type="string" calcext:value-type="string">
            <text:p>06638 Bartelt Place</text:p>
          </table:table-cell>
          <table:table-cell table:formula="of:=RANDBETWEEN(1;1833)" office:value-type="float" office:value="1104" calcext:value-type="float">
            <text:p>1104</text:p>
          </table:table-cell>
          <table:table-cell/>
          <table:table-cell table:formula="of:=CONCATENATE(&quot;(&quot;;[.A638];&quot;, &quot;;[.B638];&quot;, &quot;;[.C638];&quot;, '&quot;;[.D638];&quot; &quot;;[.E638];&quot;', '&quot;;[.F638];&quot; &quot;;[.G638];&quot;', '&quot;; [.H638]; &quot;'&quot;; [.I638];&quot;', '&quot;;[.J638];&quot;', '&quot;;[.K638];&quot;', &quot;;[.L638]; &quot;), &quot;)" office:value-type="string" office:string-value="(14956491, 2020637, 70146, 'Seline Alberta', 'Napoli Dilawey', 'adilawey16@baidu.com'https://librenoticias.com/wp-content/uploads/2020/08/default-user-image.png', '648-248-113', '06638 Bartelt Place', 1104), " calcext:value-type="string">
            <text:p>(14956491, 2020637, 70146, 'Seline Alberta', 'Napoli Dilawey', 'adilawey16@baidu.com'https://librenoticias.com/wp-content/uploads/2020/08/default-user-image.png', '648-248-113', '06638 Bartelt Place', 110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9495480" calcext:value-type="float">
            <text:p>79495480</text:p>
          </table:table-cell>
          <table:table-cell office:value-type="float" office:value="2020638" calcext:value-type="float">
            <text:p>2020638</text:p>
          </table:table-cell>
          <table:table-cell table:formula="of:=RANDBETWEEN(1000; 99999)" office:value-type="float" office:value="99282" calcext:value-type="float">
            <text:p>99282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Nardoni</text:p>
          </table:table-cell>
          <table:table-cell office:value-type="string" calcext:value-type="string">
            <text:p>Tranckle</text:p>
          </table:table-cell>
          <table:table-cell office:value-type="string" calcext:value-type="string">
            <text:p>stranckleod@wikimedia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30-875-220</text:p>
          </table:table-cell>
          <table:table-cell office:value-type="string" calcext:value-type="string">
            <text:p>1 Bay Lane</text:p>
          </table:table-cell>
          <table:table-cell table:formula="of:=RANDBETWEEN(1;1833)" office:value-type="float" office:value="1476" calcext:value-type="float">
            <text:p>1476</text:p>
          </table:table-cell>
          <table:table-cell/>
          <table:table-cell table:formula="of:=CONCATENATE(&quot;(&quot;;[.A639];&quot;, &quot;;[.B639];&quot;, &quot;;[.C639];&quot;, '&quot;;[.D639];&quot; &quot;;[.E639];&quot;', '&quot;;[.F639];&quot; &quot;;[.G639];&quot;', '&quot;; [.H639]; &quot;'&quot;; [.I639];&quot;', '&quot;;[.J639];&quot;', '&quot;;[.K639];&quot;', &quot;;[.L639]; &quot;), &quot;)" office:value-type="string" office:string-value="(79495480, 2020638, 99282, 'Enoch Salvador', 'Nardoni Tranckle', 'stranckleod@wikimedia.org'https://librenoticias.com/wp-content/uploads/2020/08/default-user-image.png', '530-875-220', '1 Bay Lane', 1476), " calcext:value-type="string">
            <text:p>(79495480, 2020638, 99282, 'Enoch Salvador', 'Nardoni Tranckle', 'stranckleod@wikimedia.org'https://librenoticias.com/wp-content/uploads/2020/08/default-user-image.png', '530-875-220', '1 Bay Lane', 147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7020592" calcext:value-type="float">
            <text:p>57020592</text:p>
          </table:table-cell>
          <table:table-cell office:value-type="float" office:value="2020639" calcext:value-type="float">
            <text:p>2020639</text:p>
          </table:table-cell>
          <table:table-cell table:formula="of:=RANDBETWEEN(1000; 99999)" office:value-type="float" office:value="95389" calcext:value-type="float">
            <text:p>95389</text:p>
          </table:table-cell>
          <table:table-cell office:value-type="string" calcext:value-type="string">
            <text:p>Ashlee</text:p>
          </table:table-cell>
          <table:table-cell office:value-type="string" calcext:value-type="string">
            <text:p>Laurette</text:p>
          </table:table-cell>
          <table:table-cell office:value-type="string" calcext:value-type="string">
            <text:p>Naulty</text:p>
          </table:table-cell>
          <table:table-cell office:value-type="string" calcext:value-type="string">
            <text:p>Pelchat</text:p>
          </table:table-cell>
          <table:table-cell office:value-type="string" calcext:value-type="string">
            <text:p>lpelchat87@imageshack.us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68-983-900</text:p>
          </table:table-cell>
          <table:table-cell office:value-type="string" calcext:value-type="string">
            <text:p>74196 Elmside Crossing</text:p>
          </table:table-cell>
          <table:table-cell table:formula="of:=RANDBETWEEN(1;1833)" office:value-type="float" office:value="1721" calcext:value-type="float">
            <text:p>1721</text:p>
          </table:table-cell>
          <table:table-cell/>
          <table:table-cell table:formula="of:=CONCATENATE(&quot;(&quot;;[.A640];&quot;, &quot;;[.B640];&quot;, &quot;;[.C640];&quot;, '&quot;;[.D640];&quot; &quot;;[.E640];&quot;', '&quot;;[.F640];&quot; &quot;;[.G640];&quot;', '&quot;; [.H640]; &quot;'&quot;; [.I640];&quot;', '&quot;;[.J640];&quot;', '&quot;;[.K640];&quot;', &quot;;[.L640]; &quot;), &quot;)" office:value-type="string" office:string-value="(57020592, 2020639, 95389, 'Ashlee Laurette', 'Naulty Pelchat', 'lpelchat87@imageshack.us'https://librenoticias.com/wp-content/uploads/2020/08/default-user-image.png', '568-983-900', '74196 Elmside Crossing', 1721), " calcext:value-type="string">
            <text:p>(57020592, 2020639, 95389, 'Ashlee Laurette', 'Naulty Pelchat', 'lpelchat87@imageshack.us'https://librenoticias.com/wp-content/uploads/2020/08/default-user-image.png', '568-983-900', '74196 Elmside Crossing', 172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0121333" calcext:value-type="float">
            <text:p>10121333</text:p>
          </table:table-cell>
          <table:table-cell office:value-type="float" office:value="2020640" calcext:value-type="float">
            <text:p>2020640</text:p>
          </table:table-cell>
          <table:table-cell table:formula="of:=RANDBETWEEN(1000; 99999)" office:value-type="float" office:value="45787" calcext:value-type="float">
            <text:p>45787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Jarrid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Sherman</text:p>
          </table:table-cell>
          <table:table-cell office:value-type="string" calcext:value-type="string">
            <text:p>jsherman63@multipl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35-665-829</text:p>
          </table:table-cell>
          <table:table-cell office:value-type="string" calcext:value-type="string">
            <text:p>9 North Drive</text:p>
          </table:table-cell>
          <table:table-cell table:formula="of:=RANDBETWEEN(1;1833)" office:value-type="float" office:value="1637" calcext:value-type="float">
            <text:p>1637</text:p>
          </table:table-cell>
          <table:table-cell/>
          <table:table-cell table:formula="of:=CONCATENATE(&quot;(&quot;;[.A641];&quot;, &quot;;[.B641];&quot;, &quot;;[.C641];&quot;, '&quot;;[.D641];&quot; &quot;;[.E641];&quot;', '&quot;;[.F641];&quot; &quot;;[.G641];&quot;', '&quot;; [.H641]; &quot;'&quot;; [.I641];&quot;', '&quot;;[.J641];&quot;', '&quot;;[.K641];&quot;', &quot;;[.L641]; &quot;), &quot;)" office:value-type="string" office:string-value="(10121333, 2020640, 45787, 'Joseph Jarrid', 'Negro Sherman', 'jsherman63@multiply.com'https://librenoticias.com/wp-content/uploads/2020/08/default-user-image.png', '635-665-829', '9 North Drive', 1637), " calcext:value-type="string">
            <text:p>(10121333, 2020640, 45787, 'Joseph Jarrid', 'Negro Sherman', 'jsherman63@multiply.com'https://librenoticias.com/wp-content/uploads/2020/08/default-user-image.png', '635-665-829', '9 North Drive', 163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6395655" calcext:value-type="float">
            <text:p>96395655</text:p>
          </table:table-cell>
          <table:table-cell office:value-type="float" office:value="2020641" calcext:value-type="float">
            <text:p>2020641</text:p>
          </table:table-cell>
          <table:table-cell table:formula="of:=RANDBETWEEN(1000; 99999)" office:value-type="float" office:value="85733" calcext:value-type="float">
            <text:p>85733</text:p>
          </table:table-cell>
          <table:table-cell office:value-type="string" calcext:value-type="string">
            <text:p>Dionis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Nelm</text:p>
          </table:table-cell>
          <table:table-cell office:value-type="string" calcext:value-type="string">
            <text:p>Ivushkin</text:p>
          </table:table-cell>
          <table:table-cell office:value-type="string" calcext:value-type="string">
            <text:p>mivushkinml@ifen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82-785-622</text:p>
          </table:table-cell>
          <table:table-cell office:value-type="string" calcext:value-type="string">
            <text:p>13 Monterey Road</text:p>
          </table:table-cell>
          <table:table-cell table:formula="of:=RANDBETWEEN(1;1833)" office:value-type="float" office:value="825" calcext:value-type="float">
            <text:p>825</text:p>
          </table:table-cell>
          <table:table-cell/>
          <table:table-cell table:formula="of:=CONCATENATE(&quot;(&quot;;[.A642];&quot;, &quot;;[.B642];&quot;, &quot;;[.C642];&quot;, '&quot;;[.D642];&quot; &quot;;[.E642];&quot;', '&quot;;[.F642];&quot; &quot;;[.G642];&quot;', '&quot;; [.H642]; &quot;'&quot;; [.I642];&quot;', '&quot;;[.J642];&quot;', '&quot;;[.K642];&quot;', &quot;;[.L642]; &quot;), &quot;)" office:value-type="string" office:string-value="(96395655, 2020641, 85733, 'Dionis Meredith', 'Nelm Ivushkin', 'mivushkinml@ifeng.com'https://librenoticias.com/wp-content/uploads/2020/08/default-user-image.png', '382-785-622', '13 Monterey Road', 825), " calcext:value-type="string">
            <text:p>(96395655, 2020641, 85733, 'Dionis Meredith', 'Nelm Ivushkin', 'mivushkinml@ifeng.com'https://librenoticias.com/wp-content/uploads/2020/08/default-user-image.png', '382-785-622', '13 Monterey Road', 82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1805401" calcext:value-type="float">
            <text:p>21805401</text:p>
          </table:table-cell>
          <table:table-cell office:value-type="float" office:value="2020642" calcext:value-type="float">
            <text:p>2020642</text:p>
          </table:table-cell>
          <table:table-cell table:formula="of:=RANDBETWEEN(1000; 99999)" office:value-type="float" office:value="47238" calcext:value-type="float">
            <text:p>47238</text:p>
          </table:table-cell>
          <table:table-cell office:value-type="string" calcext:value-type="string">
            <text:p>Giff</text:p>
          </table:table-cell>
          <table:table-cell office:value-type="string" calcext:value-type="string">
            <text:p>Vinny</text:p>
          </table:table-cell>
          <table:table-cell office:value-type="string" calcext:value-type="string">
            <text:p>Nelmes</text:p>
          </table:table-cell>
          <table:table-cell office:value-type="string" calcext:value-type="string">
            <text:p>Adriaan</text:p>
          </table:table-cell>
          <table:table-cell office:value-type="string" calcext:value-type="string">
            <text:p>vadriaan6u@sciencedirec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84-927-411</text:p>
          </table:table-cell>
          <table:table-cell office:value-type="string" calcext:value-type="string">
            <text:p>856 David Avenue</text:p>
          </table:table-cell>
          <table:table-cell table:formula="of:=RANDBETWEEN(1;1833)" office:value-type="float" office:value="1187" calcext:value-type="float">
            <text:p>1187</text:p>
          </table:table-cell>
          <table:table-cell/>
          <table:table-cell table:formula="of:=CONCATENATE(&quot;(&quot;;[.A643];&quot;, &quot;;[.B643];&quot;, &quot;;[.C643];&quot;, '&quot;;[.D643];&quot; &quot;;[.E643];&quot;', '&quot;;[.F643];&quot; &quot;;[.G643];&quot;', '&quot;; [.H643]; &quot;'&quot;; [.I643];&quot;', '&quot;;[.J643];&quot;', '&quot;;[.K643];&quot;', &quot;;[.L643]; &quot;), &quot;)" office:value-type="string" office:string-value="(21805401, 2020642, 47238, 'Giff Vinny', 'Nelmes Adriaan', 'vadriaan6u@sciencedirect.com'https://librenoticias.com/wp-content/uploads/2020/08/default-user-image.png', '484-927-411', '856 David Avenue', 1187), " calcext:value-type="string">
            <text:p>(21805401, 2020642, 47238, 'Giff Vinny', 'Nelmes Adriaan', 'vadriaan6u@sciencedirect.com'https://librenoticias.com/wp-content/uploads/2020/08/default-user-image.png', '484-927-411', '856 David Avenue', 118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7504773" calcext:value-type="float">
            <text:p>47504773</text:p>
          </table:table-cell>
          <table:table-cell office:value-type="float" office:value="2020643" calcext:value-type="float">
            <text:p>2020643</text:p>
          </table:table-cell>
          <table:table-cell table:formula="of:=RANDBETWEEN(1000; 99999)" office:value-type="float" office:value="49596" calcext:value-type="float">
            <text:p>49596</text:p>
          </table:table-cell>
          <table:table-cell office:value-type="string" calcext:value-type="string">
            <text:p>Frazier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Newlan</text:p>
          </table:table-cell>
          <table:table-cell office:value-type="string" calcext:value-type="string">
            <text:p>Fourmy</text:p>
          </table:table-cell>
          <table:table-cell office:value-type="string" calcext:value-type="string">
            <text:p>mfourmy43@xre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23-975-917</text:p>
          </table:table-cell>
          <table:table-cell office:value-type="string" calcext:value-type="string">
            <text:p>90402 Loftsgordon Alley</text:p>
          </table:table-cell>
          <table:table-cell table:formula="of:=RANDBETWEEN(1;1833)" office:value-type="float" office:value="723" calcext:value-type="float">
            <text:p>723</text:p>
          </table:table-cell>
          <table:table-cell/>
          <table:table-cell table:formula="of:=CONCATENATE(&quot;(&quot;;[.A644];&quot;, &quot;;[.B644];&quot;, &quot;;[.C644];&quot;, '&quot;;[.D644];&quot; &quot;;[.E644];&quot;', '&quot;;[.F644];&quot; &quot;;[.G644];&quot;', '&quot;; [.H644]; &quot;'&quot;; [.I644];&quot;', '&quot;;[.J644];&quot;', '&quot;;[.K644];&quot;', &quot;;[.L644]; &quot;), &quot;)" office:value-type="string" office:string-value="(47504773, 2020643, 49596, 'Frazier Micah', 'Newlan Fourmy', 'mfourmy43@xrea.com'https://librenoticias.com/wp-content/uploads/2020/08/default-user-image.png', '723-975-917', '90402 Loftsgordon Alley', 723), " calcext:value-type="string">
            <text:p>(47504773, 2020643, 49596, 'Frazier Micah', 'Newlan Fourmy', 'mfourmy43@xrea.com'https://librenoticias.com/wp-content/uploads/2020/08/default-user-image.png', '723-975-917', '90402 Loftsgordon Alley', 72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9017896" calcext:value-type="float">
            <text:p>89017896</text:p>
          </table:table-cell>
          <table:table-cell office:value-type="float" office:value="2020644" calcext:value-type="float">
            <text:p>2020644</text:p>
          </table:table-cell>
          <table:table-cell table:formula="of:=RANDBETWEEN(1000; 99999)" office:value-type="float" office:value="55243" calcext:value-type="float">
            <text:p>55243</text:p>
          </table:table-cell>
          <table:table-cell office:value-type="string" calcext:value-type="string">
            <text:p>Alisa</text:p>
          </table:table-cell>
          <table:table-cell office:value-type="string" calcext:value-type="string">
            <text:p>Vitia</text:p>
          </table:table-cell>
          <table:table-cell office:value-type="string" calcext:value-type="string">
            <text:p>Nickols</text:p>
          </table:table-cell>
          <table:table-cell office:value-type="string" calcext:value-type="string">
            <text:p>Tanswell</text:p>
          </table:table-cell>
          <table:table-cell office:value-type="string" calcext:value-type="string">
            <text:p>vtanswellgp@g.co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65-836-117</text:p>
          </table:table-cell>
          <table:table-cell office:value-type="string" calcext:value-type="string">
            <text:p>8801 Granby Crossing</text:p>
          </table:table-cell>
          <table:table-cell table:formula="of:=RANDBETWEEN(1;1833)" office:value-type="float" office:value="1325" calcext:value-type="float">
            <text:p>1325</text:p>
          </table:table-cell>
          <table:table-cell/>
          <table:table-cell table:formula="of:=CONCATENATE(&quot;(&quot;;[.A645];&quot;, &quot;;[.B645];&quot;, &quot;;[.C645];&quot;, '&quot;;[.D645];&quot; &quot;;[.E645];&quot;', '&quot;;[.F645];&quot; &quot;;[.G645];&quot;', '&quot;; [.H645]; &quot;'&quot;; [.I645];&quot;', '&quot;;[.J645];&quot;', '&quot;;[.K645];&quot;', &quot;;[.L645]; &quot;), &quot;)" office:value-type="string" office:string-value="(89017896, 2020644, 55243, 'Alisa Vitia', 'Nickols Tanswell', 'vtanswellgp@g.co'https://librenoticias.com/wp-content/uploads/2020/08/default-user-image.png', '965-836-117', '8801 Granby Crossing', 1325), " calcext:value-type="string">
            <text:p>(89017896, 2020644, 55243, 'Alisa Vitia', 'Nickols Tanswell', 'vtanswellgp@g.co'https://librenoticias.com/wp-content/uploads/2020/08/default-user-image.png', '965-836-117', '8801 Granby Crossing', 132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5095360" calcext:value-type="float">
            <text:p>75095360</text:p>
          </table:table-cell>
          <table:table-cell office:value-type="float" office:value="2020645" calcext:value-type="float">
            <text:p>2020645</text:p>
          </table:table-cell>
          <table:table-cell table:formula="of:=RANDBETWEEN(1000; 99999)" office:value-type="float" office:value="46740" calcext:value-type="float">
            <text:p>46740</text:p>
          </table:table-cell>
          <table:table-cell office:value-type="string" calcext:value-type="string">
            <text:p>Cammy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Noell</text:p>
          </table:table-cell>
          <table:table-cell office:value-type="string" calcext:value-type="string">
            <text:p>Tebbet</text:p>
          </table:table-cell>
          <table:table-cell office:value-type="string" calcext:value-type="string">
            <text:p>ztebbetmr@nift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36-204-821</text:p>
          </table:table-cell>
          <table:table-cell office:value-type="string" calcext:value-type="string">
            <text:p>9206 Superior Place</text:p>
          </table:table-cell>
          <table:table-cell table:formula="of:=RANDBETWEEN(1;1833)" office:value-type="float" office:value="1239" calcext:value-type="float">
            <text:p>1239</text:p>
          </table:table-cell>
          <table:table-cell/>
          <table:table-cell table:formula="of:=CONCATENATE(&quot;(&quot;;[.A646];&quot;, &quot;;[.B646];&quot;, &quot;;[.C646];&quot;, '&quot;;[.D646];&quot; &quot;;[.E646];&quot;', '&quot;;[.F646];&quot; &quot;;[.G646];&quot;', '&quot;; [.H646]; &quot;'&quot;; [.I646];&quot;', '&quot;;[.J646];&quot;', '&quot;;[.K646];&quot;', &quot;;[.L646]; &quot;), &quot;)" office:value-type="string" office:string-value="(75095360, 2020645, 46740, 'Cammy Zak', 'Noell Tebbet', 'ztebbetmr@nifty.com'https://librenoticias.com/wp-content/uploads/2020/08/default-user-image.png', '736-204-821', '9206 Superior Place', 1239), " calcext:value-type="string">
            <text:p>(75095360, 2020645, 46740, 'Cammy Zak', 'Noell Tebbet', 'ztebbetmr@nifty.com'https://librenoticias.com/wp-content/uploads/2020/08/default-user-image.png', '736-204-821', '9206 Superior Place', 123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5244325" calcext:value-type="float">
            <text:p>75244325</text:p>
          </table:table-cell>
          <table:table-cell office:value-type="float" office:value="2020646" calcext:value-type="float">
            <text:p>2020646</text:p>
          </table:table-cell>
          <table:table-cell table:formula="of:=RANDBETWEEN(1000; 99999)" office:value-type="float" office:value="50152" calcext:value-type="float">
            <text:p>50152</text:p>
          </table:table-cell>
          <table:table-cell office:value-type="string" calcext:value-type="string">
            <text:p>Hammad</text:p>
          </table:table-cell>
          <table:table-cell office:value-type="string" calcext:value-type="string">
            <text:p>Brion</text:p>
          </table:table-cell>
          <table:table-cell office:value-type="string" calcext:value-type="string">
            <text:p>Northey</text:p>
          </table:table-cell>
          <table:table-cell office:value-type="string" calcext:value-type="string">
            <text:p>Debill</text:p>
          </table:table-cell>
          <table:table-cell office:value-type="string" calcext:value-type="string">
            <text:p>bdebilljh@wufo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84-852-856</text:p>
          </table:table-cell>
          <table:table-cell office:value-type="string" calcext:value-type="string">
            <text:p>92272 Bowman Pass</text:p>
          </table:table-cell>
          <table:table-cell table:formula="of:=RANDBETWEEN(1;1833)" office:value-type="float" office:value="1828" calcext:value-type="float">
            <text:p>1828</text:p>
          </table:table-cell>
          <table:table-cell/>
          <table:table-cell table:formula="of:=CONCATENATE(&quot;(&quot;;[.A647];&quot;, &quot;;[.B647];&quot;, &quot;;[.C647];&quot;, '&quot;;[.D647];&quot; &quot;;[.E647];&quot;', '&quot;;[.F647];&quot; &quot;;[.G647];&quot;', '&quot;; [.H647]; &quot;'&quot;; [.I647];&quot;', '&quot;;[.J647];&quot;', '&quot;;[.K647];&quot;', &quot;;[.L647]; &quot;), &quot;)" office:value-type="string" office:string-value="(75244325, 2020646, 50152, 'Hammad Brion', 'Northey Debill', 'bdebilljh@wufoo.com'https://librenoticias.com/wp-content/uploads/2020/08/default-user-image.png', '984-852-856', '92272 Bowman Pass', 1828), " calcext:value-type="string">
            <text:p>(75244325, 2020646, 50152, 'Hammad Brion', 'Northey Debill', 'bdebilljh@wufoo.com'https://librenoticias.com/wp-content/uploads/2020/08/default-user-image.png', '984-852-856', '92272 Bowman Pass', 182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6646454" calcext:value-type="float">
            <text:p>46646454</text:p>
          </table:table-cell>
          <table:table-cell office:value-type="float" office:value="2020647" calcext:value-type="float">
            <text:p>2020647</text:p>
          </table:table-cell>
          <table:table-cell table:formula="of:=RANDBETWEEN(1000; 99999)" office:value-type="float" office:value="91501" calcext:value-type="float">
            <text:p>91501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Allissa</text:p>
          </table:table-cell>
          <table:table-cell office:value-type="string" calcext:value-type="string">
            <text:p>Nuschke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apearson52@jiathi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74-123-929</text:p>
          </table:table-cell>
          <table:table-cell office:value-type="string" calcext:value-type="string">
            <text:p>56169 Saint Paul Park</text:p>
          </table:table-cell>
          <table:table-cell table:formula="of:=RANDBETWEEN(1;1833)" office:value-type="float" office:value="429" calcext:value-type="float">
            <text:p>429</text:p>
          </table:table-cell>
          <table:table-cell/>
          <table:table-cell table:formula="of:=CONCATENATE(&quot;(&quot;;[.A648];&quot;, &quot;;[.B648];&quot;, &quot;;[.C648];&quot;, '&quot;;[.D648];&quot; &quot;;[.E648];&quot;', '&quot;;[.F648];&quot; &quot;;[.G648];&quot;', '&quot;; [.H648]; &quot;'&quot;; [.I648];&quot;', '&quot;;[.J648];&quot;', '&quot;;[.K648];&quot;', &quot;;[.L648]; &quot;), &quot;)" office:value-type="string" office:string-value="(46646454, 2020647, 91501, 'Tina Allissa', 'Nuschke Pearson', 'apearson52@jiathis.com'https://librenoticias.com/wp-content/uploads/2020/08/default-user-image.png', '274-123-929', '56169 Saint Paul Park', 429), " calcext:value-type="string">
            <text:p>(46646454, 2020647, 91501, 'Tina Allissa', 'Nuschke Pearson', 'apearson52@jiathis.com'https://librenoticias.com/wp-content/uploads/2020/08/default-user-image.png', '274-123-929', '56169 Saint Paul Park', 42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7871821" calcext:value-type="float">
            <text:p>57871821</text:p>
          </table:table-cell>
          <table:table-cell office:value-type="float" office:value="2020648" calcext:value-type="float">
            <text:p>2020648</text:p>
          </table:table-cell>
          <table:table-cell table:formula="of:=RANDBETWEEN(1000; 99999)" office:value-type="float" office:value="29211" calcext:value-type="float">
            <text:p>29211</text:p>
          </table:table-cell>
          <table:table-cell office:value-type="string" calcext:value-type="string">
            <text:p>Ichabod</text:p>
          </table:table-cell>
          <table:table-cell office:value-type="string" calcext:value-type="string">
            <text:p>Martainn</text:p>
          </table:table-cell>
          <table:table-cell office:value-type="string" calcext:value-type="string">
            <text:p>O' Sullivan</text:p>
          </table:table-cell>
          <table:table-cell office:value-type="string" calcext:value-type="string">
            <text:p>Spykings</text:p>
          </table:table-cell>
          <table:table-cell office:value-type="string" calcext:value-type="string">
            <text:p>mspykings2n@spotif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71-959-615</text:p>
          </table:table-cell>
          <table:table-cell office:value-type="string" calcext:value-type="string">
            <text:p>1 Eastwood Lane</text:p>
          </table:table-cell>
          <table:table-cell table:formula="of:=RANDBETWEEN(1;1833)" office:value-type="float" office:value="225" calcext:value-type="float">
            <text:p>225</text:p>
          </table:table-cell>
          <table:table-cell/>
          <table:table-cell table:formula="of:=CONCATENATE(&quot;(&quot;;[.A649];&quot;, &quot;;[.B649];&quot;, &quot;;[.C649];&quot;, '&quot;;[.D649];&quot; &quot;;[.E649];&quot;', '&quot;;[.F649];&quot; &quot;;[.G649];&quot;', '&quot;; [.H649]; &quot;'&quot;; [.I649];&quot;', '&quot;;[.J649];&quot;', '&quot;;[.K649];&quot;', &quot;;[.L649]; &quot;), &quot;)" office:value-type="string" office:string-value="(57871821, 2020648, 29211, 'Ichabod Martainn', 'O' Sullivan Spykings', 'mspykings2n@spotify.com'https://librenoticias.com/wp-content/uploads/2020/08/default-user-image.png', '571-959-615', '1 Eastwood Lane', 225), " calcext:value-type="string">
            <text:p>(57871821, 2020648, 29211, 'Ichabod Martainn', 'O' Sullivan Spykings', 'mspykings2n@spotify.com'https://librenoticias.com/wp-content/uploads/2020/08/default-user-image.png', '571-959-615', '1 Eastwood Lane', 22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0077953" calcext:value-type="float">
            <text:p>70077953</text:p>
          </table:table-cell>
          <table:table-cell office:value-type="float" office:value="2020649" calcext:value-type="float">
            <text:p>2020649</text:p>
          </table:table-cell>
          <table:table-cell table:formula="of:=RANDBETWEEN(1000; 99999)" office:value-type="float" office:value="10802" calcext:value-type="float">
            <text:p>10802</text:p>
          </table:table-cell>
          <table:table-cell office:value-type="string" calcext:value-type="string">
            <text:p>Margaux</text:p>
          </table:table-cell>
          <table:table-cell office:value-type="string" calcext:value-type="string">
            <text:p>Tory</text:p>
          </table:table-cell>
          <table:table-cell office:value-type="string" calcext:value-type="string">
            <text:p>O'Beirne</text:p>
          </table:table-cell>
          <table:table-cell office:value-type="string" calcext:value-type="string">
            <text:p>Allpress</text:p>
          </table:table-cell>
          <table:table-cell office:value-type="string" calcext:value-type="string">
            <text:p>tallpressmc@technorati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58-513-133</text:p>
          </table:table-cell>
          <table:table-cell office:value-type="string" calcext:value-type="string">
            <text:p>30559 Bayside Park</text:p>
          </table:table-cell>
          <table:table-cell table:formula="of:=RANDBETWEEN(1;1833)" office:value-type="float" office:value="1360" calcext:value-type="float">
            <text:p>1360</text:p>
          </table:table-cell>
          <table:table-cell/>
          <table:table-cell table:formula="of:=CONCATENATE(&quot;(&quot;;[.A650];&quot;, &quot;;[.B650];&quot;, &quot;;[.C650];&quot;, '&quot;;[.D650];&quot; &quot;;[.E650];&quot;', '&quot;;[.F650];&quot; &quot;;[.G650];&quot;', '&quot;; [.H650]; &quot;'&quot;; [.I650];&quot;', '&quot;;[.J650];&quot;', '&quot;;[.K650];&quot;', &quot;;[.L650]; &quot;), &quot;)" office:value-type="string" office:string-value="(70077953, 2020649, 10802, 'Margaux Tory', 'O'Beirne Allpress', 'tallpressmc@technorati.com'https://librenoticias.com/wp-content/uploads/2020/08/default-user-image.png', '958-513-133', '30559 Bayside Park', 1360), " calcext:value-type="string">
            <text:p>(70077953, 2020649, 10802, 'Margaux Tory', 'O'Beirne Allpress', 'tallpressmc@technorati.com'https://librenoticias.com/wp-content/uploads/2020/08/default-user-image.png', '958-513-133', '30559 Bayside Park', 13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8567424" calcext:value-type="float">
            <text:p>38567424</text:p>
          </table:table-cell>
          <table:table-cell office:value-type="float" office:value="2020650" calcext:value-type="float">
            <text:p>2020650</text:p>
          </table:table-cell>
          <table:table-cell table:formula="of:=RANDBETWEEN(1000; 99999)" office:value-type="float" office:value="42595" calcext:value-type="float">
            <text:p>42595</text:p>
          </table:table-cell>
          <table:table-cell office:value-type="string" calcext:value-type="string">
            <text:p>Georgeanne</text:p>
          </table:table-cell>
          <table:table-cell office:value-type="string" calcext:value-type="string">
            <text:p>Anica</text:p>
          </table:table-cell>
          <table:table-cell office:value-type="string" calcext:value-type="string">
            <text:p>O'Breen</text:p>
          </table:table-cell>
          <table:table-cell office:value-type="string" calcext:value-type="string">
            <text:p>Knoller</text:p>
          </table:table-cell>
          <table:table-cell office:value-type="string" calcext:value-type="string">
            <text:p>aknollerfb@tinyur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68-168-279</text:p>
          </table:table-cell>
          <table:table-cell office:value-type="string" calcext:value-type="string">
            <text:p>7 Everett Junction</text:p>
          </table:table-cell>
          <table:table-cell table:formula="of:=RANDBETWEEN(1;1833)" office:value-type="float" office:value="821" calcext:value-type="float">
            <text:p>821</text:p>
          </table:table-cell>
          <table:table-cell/>
          <table:table-cell table:formula="of:=CONCATENATE(&quot;(&quot;;[.A651];&quot;, &quot;;[.B651];&quot;, &quot;;[.C651];&quot;, '&quot;;[.D651];&quot; &quot;;[.E651];&quot;', '&quot;;[.F651];&quot; &quot;;[.G651];&quot;', '&quot;; [.H651]; &quot;'&quot;; [.I651];&quot;', '&quot;;[.J651];&quot;', '&quot;;[.K651];&quot;', &quot;;[.L651]; &quot;), &quot;)" office:value-type="string" office:string-value="(38567424, 2020650, 42595, 'Georgeanne Anica', 'O'Breen Knoller', 'aknollerfb@tinyurl.com'https://librenoticias.com/wp-content/uploads/2020/08/default-user-image.png', '268-168-279', '7 Everett Junction', 821), " calcext:value-type="string">
            <text:p>(38567424, 2020650, 42595, 'Georgeanne Anica', 'O'Breen Knoller', 'aknollerfb@tinyurl.com'https://librenoticias.com/wp-content/uploads/2020/08/default-user-image.png', '268-168-279', '7 Everett Junction', 82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0798042" calcext:value-type="float">
            <text:p>40798042</text:p>
          </table:table-cell>
          <table:table-cell office:value-type="float" office:value="2020651" calcext:value-type="float">
            <text:p>2020651</text:p>
          </table:table-cell>
          <table:table-cell table:formula="of:=RANDBETWEEN(1000; 99999)" office:value-type="float" office:value="24758" calcext:value-type="float">
            <text:p>24758</text:p>
          </table:table-cell>
          <table:table-cell office:value-type="string" calcext:value-type="string">
            <text:p>Tiffanie</text:p>
          </table:table-cell>
          <table:table-cell office:value-type="string" calcext:value-type="string">
            <text:p>Emmalee</text:p>
          </table:table-cell>
          <table:table-cell office:value-type="string" calcext:value-type="string">
            <text:p>O'Day</text:p>
          </table:table-cell>
          <table:table-cell office:value-type="string" calcext:value-type="string">
            <text:p>Mullinder</text:p>
          </table:table-cell>
          <table:table-cell office:value-type="string" calcext:value-type="string">
            <text:p>emullinder5u@npr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75-638-456</text:p>
          </table:table-cell>
          <table:table-cell office:value-type="string" calcext:value-type="string">
            <text:p>9787 Tomscot Pass</text:p>
          </table:table-cell>
          <table:table-cell table:formula="of:=RANDBETWEEN(1;1833)" office:value-type="float" office:value="54" calcext:value-type="float">
            <text:p>54</text:p>
          </table:table-cell>
          <table:table-cell/>
          <table:table-cell table:formula="of:=CONCATENATE(&quot;(&quot;;[.A652];&quot;, &quot;;[.B652];&quot;, &quot;;[.C652];&quot;, '&quot;;[.D652];&quot; &quot;;[.E652];&quot;', '&quot;;[.F652];&quot; &quot;;[.G652];&quot;', '&quot;; [.H652]; &quot;'&quot;; [.I652];&quot;', '&quot;;[.J652];&quot;', '&quot;;[.K652];&quot;', &quot;;[.L652]; &quot;), &quot;)" office:value-type="string" office:string-value="(40798042, 2020651, 24758, 'Tiffanie Emmalee', 'O'Day Mullinder', 'emullinder5u@npr.org'https://librenoticias.com/wp-content/uploads/2020/08/default-user-image.png', '975-638-456', '9787 Tomscot Pass', 54), " calcext:value-type="string">
            <text:p>(40798042, 2020651, 24758, 'Tiffanie Emmalee', 'O'Day Mullinder', 'emullinder5u@npr.org'https://librenoticias.com/wp-content/uploads/2020/08/default-user-image.png', '975-638-456', '9787 Tomscot Pass', 5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0225123" calcext:value-type="float">
            <text:p>50225123</text:p>
          </table:table-cell>
          <table:table-cell office:value-type="float" office:value="2020652" calcext:value-type="float">
            <text:p>2020652</text:p>
          </table:table-cell>
          <table:table-cell table:formula="of:=RANDBETWEEN(1000; 99999)" office:value-type="float" office:value="59585" calcext:value-type="float">
            <text:p>59585</text:p>
          </table:table-cell>
          <table:table-cell office:value-type="string" calcext:value-type="string">
            <text:p>Cassiu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O'Dwyer</text:p>
          </table:table-cell>
          <table:table-cell office:value-type="string" calcext:value-type="string">
            <text:p>Braywood</text:p>
          </table:table-cell>
          <table:table-cell office:value-type="string" calcext:value-type="string">
            <text:p>fbraywood1t@soundclou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86-970-859</text:p>
          </table:table-cell>
          <table:table-cell office:value-type="string" calcext:value-type="string">
            <text:p>59 Elka Circle</text:p>
          </table:table-cell>
          <table:table-cell table:formula="of:=RANDBETWEEN(1;1833)" office:value-type="float" office:value="194" calcext:value-type="float">
            <text:p>194</text:p>
          </table:table-cell>
          <table:table-cell/>
          <table:table-cell table:formula="of:=CONCATENATE(&quot;(&quot;;[.A653];&quot;, &quot;;[.B653];&quot;, &quot;;[.C653];&quot;, '&quot;;[.D653];&quot; &quot;;[.E653];&quot;', '&quot;;[.F653];&quot; &quot;;[.G653];&quot;', '&quot;; [.H653]; &quot;'&quot;; [.I653];&quot;', '&quot;;[.J653];&quot;', '&quot;;[.K653];&quot;', &quot;;[.L653]; &quot;), &quot;)" office:value-type="string" office:string-value="(50225123, 2020652, 59585, 'Cassius Field', 'O'Dwyer Braywood', 'fbraywood1t@soundcloud.com'https://librenoticias.com/wp-content/uploads/2020/08/default-user-image.png', '786-970-859', '59 Elka Circle', 194), " calcext:value-type="string">
            <text:p>(50225123, 2020652, 59585, 'Cassius Field', 'O'Dwyer Braywood', 'fbraywood1t@soundcloud.com'https://librenoticias.com/wp-content/uploads/2020/08/default-user-image.png', '786-970-859', '59 Elka Circle', 19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3518510" calcext:value-type="float">
            <text:p>43518510</text:p>
          </table:table-cell>
          <table:table-cell office:value-type="float" office:value="2020653" calcext:value-type="float">
            <text:p>2020653</text:p>
          </table:table-cell>
          <table:table-cell table:formula="of:=RANDBETWEEN(1000; 99999)" office:value-type="float" office:value="3219" calcext:value-type="float">
            <text:p>3219</text:p>
          </table:table-cell>
          <table:table-cell office:value-type="string" calcext:value-type="string">
            <text:p>Audrye</text:p>
          </table:table-cell>
          <table:table-cell office:value-type="string" calcext:value-type="string">
            <text:p>Marylynne</text:p>
          </table:table-cell>
          <table:table-cell office:value-type="string" calcext:value-type="string">
            <text:p>O'Mailey</text:p>
          </table:table-cell>
          <table:table-cell office:value-type="string" calcext:value-type="string">
            <text:p>Griston</text:p>
          </table:table-cell>
          <table:table-cell office:value-type="string" calcext:value-type="string">
            <text:p>mgriston8n@feedburn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61-759-951</text:p>
          </table:table-cell>
          <table:table-cell office:value-type="string" calcext:value-type="string">
            <text:p>211 Cottonwood Lane</text:p>
          </table:table-cell>
          <table:table-cell table:formula="of:=RANDBETWEEN(1;1833)" office:value-type="float" office:value="447" calcext:value-type="float">
            <text:p>447</text:p>
          </table:table-cell>
          <table:table-cell/>
          <table:table-cell table:formula="of:=CONCATENATE(&quot;(&quot;;[.A654];&quot;, &quot;;[.B654];&quot;, &quot;;[.C654];&quot;, '&quot;;[.D654];&quot; &quot;;[.E654];&quot;', '&quot;;[.F654];&quot; &quot;;[.G654];&quot;', '&quot;; [.H654]; &quot;'&quot;; [.I654];&quot;', '&quot;;[.J654];&quot;', '&quot;;[.K654];&quot;', &quot;;[.L654]; &quot;), &quot;)" office:value-type="string" office:string-value="(43518510, 2020653, 3219, 'Audrye Marylynne', 'O'Mailey Griston', 'mgriston8n@feedburner.com'https://librenoticias.com/wp-content/uploads/2020/08/default-user-image.png', '261-759-951', '211 Cottonwood Lane', 447), " calcext:value-type="string">
            <text:p>(43518510, 2020653, 3219, 'Audrye Marylynne', 'O'Mailey Griston', 'mgriston8n@feedburner.com'https://librenoticias.com/wp-content/uploads/2020/08/default-user-image.png', '261-759-951', '211 Cottonwood Lane', 44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1996321" calcext:value-type="float">
            <text:p>91996321</text:p>
          </table:table-cell>
          <table:table-cell office:value-type="float" office:value="2020654" calcext:value-type="float">
            <text:p>2020654</text:p>
          </table:table-cell>
          <table:table-cell table:formula="of:=RANDBETWEEN(1000; 99999)" office:value-type="float" office:value="26742" calcext:value-type="float">
            <text:p>26742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Anna-diana</text:p>
          </table:table-cell>
          <table:table-cell office:value-type="string" calcext:value-type="string">
            <text:p>O'Neary</text:p>
          </table:table-cell>
          <table:table-cell office:value-type="string" calcext:value-type="string">
            <text:p>Denziloe</text:p>
          </table:table-cell>
          <table:table-cell office:value-type="string" calcext:value-type="string">
            <text:p>adenziloej@facebook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78-408-166</text:p>
          </table:table-cell>
          <table:table-cell office:value-type="string" calcext:value-type="string">
            <text:p>56 Luster Way</text:p>
          </table:table-cell>
          <table:table-cell table:formula="of:=RANDBETWEEN(1;1833)" office:value-type="float" office:value="1083" calcext:value-type="float">
            <text:p>1083</text:p>
          </table:table-cell>
          <table:table-cell/>
          <table:table-cell table:formula="of:=CONCATENATE(&quot;(&quot;;[.A655];&quot;, &quot;;[.B655];&quot;, &quot;;[.C655];&quot;, '&quot;;[.D655];&quot; &quot;;[.E655];&quot;', '&quot;;[.F655];&quot; &quot;;[.G655];&quot;', '&quot;; [.H655]; &quot;'&quot;; [.I655];&quot;', '&quot;;[.J655];&quot;', '&quot;;[.K655];&quot;', &quot;;[.L655]; &quot;), &quot;)" office:value-type="string" office:string-value="(91996321, 2020654, 26742, 'Luz Anna-diana', 'O'Neary Denziloe', 'adenziloej@facebook.com'https://librenoticias.com/wp-content/uploads/2020/08/default-user-image.png', '678-408-166', '56 Luster Way', 1083), " calcext:value-type="string">
            <text:p>(91996321, 2020654, 26742, 'Luz Anna-diana', 'O'Neary Denziloe', 'adenziloej@facebook.com'https://librenoticias.com/wp-content/uploads/2020/08/default-user-image.png', '678-408-166', '56 Luster Way', 108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2757299" calcext:value-type="float">
            <text:p>22757299</text:p>
          </table:table-cell>
          <table:table-cell office:value-type="float" office:value="2020655" calcext:value-type="float">
            <text:p>2020655</text:p>
          </table:table-cell>
          <table:table-cell table:formula="of:=RANDBETWEEN(1000; 99999)" office:value-type="float" office:value="21597" calcext:value-type="float">
            <text:p>21597</text:p>
          </table:table-cell>
          <table:table-cell office:value-type="string" calcext:value-type="string">
            <text:p>Lennard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O'Shevlin</text:p>
          </table:table-cell>
          <table:table-cell office:value-type="string" calcext:value-type="string">
            <text:p>Koubek</text:p>
          </table:table-cell>
          <table:table-cell office:value-type="string" calcext:value-type="string">
            <text:p>dkoubek23@nas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47-799-478</text:p>
          </table:table-cell>
          <table:table-cell office:value-type="string" calcext:value-type="string">
            <text:p>2046 Jackson Terrace</text:p>
          </table:table-cell>
          <table:table-cell table:formula="of:=RANDBETWEEN(1;1833)" office:value-type="float" office:value="185" calcext:value-type="float">
            <text:p>185</text:p>
          </table:table-cell>
          <table:table-cell/>
          <table:table-cell table:formula="of:=CONCATENATE(&quot;(&quot;;[.A656];&quot;, &quot;;[.B656];&quot;, &quot;;[.C656];&quot;, '&quot;;[.D656];&quot; &quot;;[.E656];&quot;', '&quot;;[.F656];&quot; &quot;;[.G656];&quot;', '&quot;; [.H656]; &quot;'&quot;; [.I656];&quot;', '&quot;;[.J656];&quot;', '&quot;;[.K656];&quot;', &quot;;[.L656]; &quot;), &quot;)" office:value-type="string" office:string-value="(22757299, 2020655, 21597, 'Lennard Dun', 'O'Shevlin Koubek', 'dkoubek23@nasa.gov'https://librenoticias.com/wp-content/uploads/2020/08/default-user-image.png', '947-799-478', '2046 Jackson Terrace', 185), " calcext:value-type="string">
            <text:p>(22757299, 2020655, 21597, 'Lennard Dun', 'O'Shevlin Koubek', 'dkoubek23@nasa.gov'https://librenoticias.com/wp-content/uploads/2020/08/default-user-image.png', '947-799-478', '2046 Jackson Terrace', 18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5587210" calcext:value-type="float">
            <text:p>85587210</text:p>
          </table:table-cell>
          <table:table-cell office:value-type="float" office:value="2020656" calcext:value-type="float">
            <text:p>2020656</text:p>
          </table:table-cell>
          <table:table-cell table:formula="of:=RANDBETWEEN(1000; 99999)" office:value-type="float" office:value="49393" calcext:value-type="float">
            <text:p>49393</text:p>
          </table:table-cell>
          <table:table-cell office:value-type="string" calcext:value-type="string">
            <text:p>Briant</text:p>
          </table:table-cell>
          <table:table-cell office:value-type="string" calcext:value-type="string">
            <text:p>Jerald</text:p>
          </table:table-cell>
          <table:table-cell office:value-type="string" calcext:value-type="string">
            <text:p>Oldknow</text:p>
          </table:table-cell>
          <table:table-cell office:value-type="string" calcext:value-type="string">
            <text:p>Waye</text:p>
          </table:table-cell>
          <table:table-cell office:value-type="string" calcext:value-type="string">
            <text:p>jwayeq2@trellia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23-891-443</text:p>
          </table:table-cell>
          <table:table-cell office:value-type="string" calcext:value-type="string">
            <text:p>475 Brickson Park Park</text:p>
          </table:table-cell>
          <table:table-cell table:formula="of:=RANDBETWEEN(1;1833)" office:value-type="float" office:value="669" calcext:value-type="float">
            <text:p>669</text:p>
          </table:table-cell>
          <table:table-cell/>
          <table:table-cell table:formula="of:=CONCATENATE(&quot;(&quot;;[.A657];&quot;, &quot;;[.B657];&quot;, &quot;;[.C657];&quot;, '&quot;;[.D657];&quot; &quot;;[.E657];&quot;', '&quot;;[.F657];&quot; &quot;;[.G657];&quot;', '&quot;; [.H657]; &quot;'&quot;; [.I657];&quot;', '&quot;;[.J657];&quot;', '&quot;;[.K657];&quot;', &quot;;[.L657]; &quot;), &quot;)" office:value-type="string" office:string-value="(85587210, 2020656, 49393, 'Briant Jerald', 'Oldknow Waye', 'jwayeq2@trellian.com'https://librenoticias.com/wp-content/uploads/2020/08/default-user-image.png', '423-891-443', '475 Brickson Park Park', 669), " calcext:value-type="string">
            <text:p>(85587210, 2020656, 49393, 'Briant Jerald', 'Oldknow Waye', 'jwayeq2@trellian.com'https://librenoticias.com/wp-content/uploads/2020/08/default-user-image.png', '423-891-443', '475 Brickson Park Park', 66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2535252" calcext:value-type="float">
            <text:p>12535252</text:p>
          </table:table-cell>
          <table:table-cell office:value-type="float" office:value="2020657" calcext:value-type="float">
            <text:p>2020657</text:p>
          </table:table-cell>
          <table:table-cell table:formula="of:=RANDBETWEEN(1000; 99999)" office:value-type="float" office:value="24967" calcext:value-type="float">
            <text:p>24967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Perice</text:p>
          </table:table-cell>
          <table:table-cell office:value-type="string" calcext:value-type="string">
            <text:p>Oldland</text:p>
          </table:table-cell>
          <table:table-cell office:value-type="string" calcext:value-type="string">
            <text:p>Dunbobbin</text:p>
          </table:table-cell>
          <table:table-cell office:value-type="string" calcext:value-type="string">
            <text:p>pdunbobbini3@free.fr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78-219-990</text:p>
          </table:table-cell>
          <table:table-cell office:value-type="string" calcext:value-type="string">
            <text:p>360 Springview Junction</text:p>
          </table:table-cell>
          <table:table-cell table:formula="of:=RANDBETWEEN(1;1833)" office:value-type="float" office:value="229" calcext:value-type="float">
            <text:p>229</text:p>
          </table:table-cell>
          <table:table-cell/>
          <table:table-cell table:formula="of:=CONCATENATE(&quot;(&quot;;[.A658];&quot;, &quot;;[.B658];&quot;, &quot;;[.C658];&quot;, '&quot;;[.D658];&quot; &quot;;[.E658];&quot;', '&quot;;[.F658];&quot; &quot;;[.G658];&quot;', '&quot;; [.H658]; &quot;'&quot;; [.I658];&quot;', '&quot;;[.J658];&quot;', '&quot;;[.K658];&quot;', &quot;;[.L658]; &quot;), &quot;)" office:value-type="string" office:string-value="(12535252, 2020657, 24967, 'Teddy Perice', 'Oldland Dunbobbin', 'pdunbobbini3@free.fr'https://librenoticias.com/wp-content/uploads/2020/08/default-user-image.png', '878-219-990', '360 Springview Junction', 229), " calcext:value-type="string">
            <text:p>(12535252, 2020657, 24967, 'Teddy Perice', 'Oldland Dunbobbin', 'pdunbobbini3@free.fr'https://librenoticias.com/wp-content/uploads/2020/08/default-user-image.png', '878-219-990', '360 Springview Junction', 22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6298744" calcext:value-type="float">
            <text:p>26298744</text:p>
          </table:table-cell>
          <table:table-cell office:value-type="float" office:value="2020658" calcext:value-type="float">
            <text:p>2020658</text:p>
          </table:table-cell>
          <table:table-cell table:formula="of:=RANDBETWEEN(1000; 99999)" office:value-type="float" office:value="85504" calcext:value-type="float">
            <text:p>85504</text:p>
          </table:table-cell>
          <table:table-cell office:value-type="string" calcext:value-type="string">
            <text:p>Bryana</text:p>
          </table:table-cell>
          <table:table-cell office:value-type="string" calcext:value-type="string">
            <text:p>Mavra</text:p>
          </table:table-cell>
          <table:table-cell office:value-type="string" calcext:value-type="string">
            <text:p>Olkowicz</text:p>
          </table:table-cell>
          <table:table-cell office:value-type="string" calcext:value-type="string">
            <text:p>Kinsley</text:p>
          </table:table-cell>
          <table:table-cell office:value-type="string" calcext:value-type="string">
            <text:p>mkinsleykx@scientificamerica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37-928-719</text:p>
          </table:table-cell>
          <table:table-cell office:value-type="string" calcext:value-type="string">
            <text:p>2 Bartelt Parkway</text:p>
          </table:table-cell>
          <table:table-cell table:formula="of:=RANDBETWEEN(1;1833)" office:value-type="float" office:value="1405" calcext:value-type="float">
            <text:p>1405</text:p>
          </table:table-cell>
          <table:table-cell/>
          <table:table-cell table:formula="of:=CONCATENATE(&quot;(&quot;;[.A659];&quot;, &quot;;[.B659];&quot;, &quot;;[.C659];&quot;, '&quot;;[.D659];&quot; &quot;;[.E659];&quot;', '&quot;;[.F659];&quot; &quot;;[.G659];&quot;', '&quot;; [.H659]; &quot;'&quot;; [.I659];&quot;', '&quot;;[.J659];&quot;', '&quot;;[.K659];&quot;', &quot;;[.L659]; &quot;), &quot;)" office:value-type="string" office:string-value="(26298744, 2020658, 85504, 'Bryana Mavra', 'Olkowicz Kinsley', 'mkinsleykx@scientificamerican.com'https://librenoticias.com/wp-content/uploads/2020/08/default-user-image.png', '937-928-719', '2 Bartelt Parkway', 1405), " calcext:value-type="string">
            <text:p>(26298744, 2020658, 85504, 'Bryana Mavra', 'Olkowicz Kinsley', 'mkinsleykx@scientificamerican.com'https://librenoticias.com/wp-content/uploads/2020/08/default-user-image.png', '937-928-719', '2 Bartelt Parkway', 140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7683447" calcext:value-type="float">
            <text:p>77683447</text:p>
          </table:table-cell>
          <table:table-cell office:value-type="float" office:value="2020659" calcext:value-type="float">
            <text:p>2020659</text:p>
          </table:table-cell>
          <table:table-cell table:formula="of:=RANDBETWEEN(1000; 99999)" office:value-type="float" office:value="11982" calcext:value-type="float">
            <text:p>11982</text:p>
          </table:table-cell>
          <table:table-cell office:value-type="string" calcext:value-type="string">
            <text:p>Halsy</text:p>
          </table:table-cell>
          <table:table-cell office:value-type="string" calcext:value-type="string">
            <text:p>Merrel</text:p>
          </table:table-cell>
          <table:table-cell office:value-type="string" calcext:value-type="string">
            <text:p>Ollie</text:p>
          </table:table-cell>
          <table:table-cell office:value-type="string" calcext:value-type="string">
            <text:p>Shevlin</text:p>
          </table:table-cell>
          <table:table-cell office:value-type="string" calcext:value-type="string">
            <text:p>mshevlin8c@liveinternet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62-750-953</text:p>
          </table:table-cell>
          <table:table-cell office:value-type="string" calcext:value-type="string">
            <text:p>898 Spaight Place</text:p>
          </table:table-cell>
          <table:table-cell table:formula="of:=RANDBETWEEN(1;1833)" office:value-type="float" office:value="322" calcext:value-type="float">
            <text:p>322</text:p>
          </table:table-cell>
          <table:table-cell/>
          <table:table-cell table:formula="of:=CONCATENATE(&quot;(&quot;;[.A660];&quot;, &quot;;[.B660];&quot;, &quot;;[.C660];&quot;, '&quot;;[.D660];&quot; &quot;;[.E660];&quot;', '&quot;;[.F660];&quot; &quot;;[.G660];&quot;', '&quot;; [.H660]; &quot;'&quot;; [.I660];&quot;', '&quot;;[.J660];&quot;', '&quot;;[.K660];&quot;', &quot;;[.L660]; &quot;), &quot;)" office:value-type="string" office:string-value="(77683447, 2020659, 11982, 'Halsy Merrel', 'Ollie Shevlin', 'mshevlin8c@liveinternet.ru'https://librenoticias.com/wp-content/uploads/2020/08/default-user-image.png', '562-750-953', '898 Spaight Place', 322), " calcext:value-type="string">
            <text:p>(77683447, 2020659, 11982, 'Halsy Merrel', 'Ollie Shevlin', 'mshevlin8c@liveinternet.ru'https://librenoticias.com/wp-content/uploads/2020/08/default-user-image.png', '562-750-953', '898 Spaight Place', 32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2627579" calcext:value-type="float">
            <text:p>22627579</text:p>
          </table:table-cell>
          <table:table-cell office:value-type="float" office:value="2020660" calcext:value-type="float">
            <text:p>2020660</text:p>
          </table:table-cell>
          <table:table-cell table:formula="of:=RANDBETWEEN(1000; 99999)" office:value-type="float" office:value="15379" calcext:value-type="float">
            <text:p>15379</text:p>
          </table:table-cell>
          <table:table-cell office:value-type="string" calcext:value-type="string">
            <text:p>Grissel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Olyet</text:p>
          </table:table-cell>
          <table:table-cell office:value-type="string" calcext:value-type="string">
            <text:p>Balden</text:p>
          </table:table-cell>
          <table:table-cell office:value-type="string" calcext:value-type="string">
            <text:p>bbaldenmq@jimd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25-776-311</text:p>
          </table:table-cell>
          <table:table-cell office:value-type="string" calcext:value-type="string">
            <text:p>95 Northfield Road</text:p>
          </table:table-cell>
          <table:table-cell table:formula="of:=RANDBETWEEN(1;1833)" office:value-type="float" office:value="384" calcext:value-type="float">
            <text:p>384</text:p>
          </table:table-cell>
          <table:table-cell/>
          <table:table-cell table:formula="of:=CONCATENATE(&quot;(&quot;;[.A661];&quot;, &quot;;[.B661];&quot;, &quot;;[.C661];&quot;, '&quot;;[.D661];&quot; &quot;;[.E661];&quot;', '&quot;;[.F661];&quot; &quot;;[.G661];&quot;', '&quot;; [.H661]; &quot;'&quot;; [.I661];&quot;', '&quot;;[.J661];&quot;', '&quot;;[.K661];&quot;', &quot;;[.L661]; &quot;), &quot;)" office:value-type="string" office:string-value="(22627579, 2020660, 15379, 'Grissel Brandy', 'Olyet Balden', 'bbaldenmq@jimdo.com'https://librenoticias.com/wp-content/uploads/2020/08/default-user-image.png', '425-776-311', '95 Northfield Road', 384), " calcext:value-type="string">
            <text:p>(22627579, 2020660, 15379, 'Grissel Brandy', 'Olyet Balden', 'bbaldenmq@jimdo.com'https://librenoticias.com/wp-content/uploads/2020/08/default-user-image.png', '425-776-311', '95 Northfield Road', 38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7056716" calcext:value-type="float">
            <text:p>87056716</text:p>
          </table:table-cell>
          <table:table-cell office:value-type="float" office:value="2020661" calcext:value-type="float">
            <text:p>2020661</text:p>
          </table:table-cell>
          <table:table-cell table:formula="of:=RANDBETWEEN(1000; 99999)" office:value-type="float" office:value="77443" calcext:value-type="float">
            <text:p>77443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Kendricks</text:p>
          </table:table-cell>
          <table:table-cell office:value-type="string" calcext:value-type="string">
            <text:p>Olyonov</text:p>
          </table:table-cell>
          <table:table-cell office:value-type="string" calcext:value-type="string">
            <text:p>Sims</text:p>
          </table:table-cell>
          <table:table-cell office:value-type="string" calcext:value-type="string">
            <text:p>ksimsx@who.in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17-129-162</text:p>
          </table:table-cell>
          <table:table-cell office:value-type="string" calcext:value-type="string">
            <text:p>45 Valley Edge Trail</text:p>
          </table:table-cell>
          <table:table-cell table:formula="of:=RANDBETWEEN(1;1833)" office:value-type="float" office:value="262" calcext:value-type="float">
            <text:p>262</text:p>
          </table:table-cell>
          <table:table-cell/>
          <table:table-cell table:formula="of:=CONCATENATE(&quot;(&quot;;[.A662];&quot;, &quot;;[.B662];&quot;, &quot;;[.C662];&quot;, '&quot;;[.D662];&quot; &quot;;[.E662];&quot;', '&quot;;[.F662];&quot; &quot;;[.G662];&quot;', '&quot;; [.H662]; &quot;'&quot;; [.I662];&quot;', '&quot;;[.J662];&quot;', '&quot;;[.K662];&quot;', &quot;;[.L662]; &quot;), &quot;)" office:value-type="string" office:string-value="(87056716, 2020661, 77443, 'Lock Kendricks', 'Olyonov Sims', 'ksimsx@who.int'https://librenoticias.com/wp-content/uploads/2020/08/default-user-image.png', '917-129-162', '45 Valley Edge Trail', 262), " calcext:value-type="string">
            <text:p>(87056716, 2020661, 77443, 'Lock Kendricks', 'Olyonov Sims', 'ksimsx@who.int'https://librenoticias.com/wp-content/uploads/2020/08/default-user-image.png', '917-129-162', '45 Valley Edge Trail', 26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3922862" calcext:value-type="float">
            <text:p>23922862</text:p>
          </table:table-cell>
          <table:table-cell office:value-type="float" office:value="2020662" calcext:value-type="float">
            <text:p>2020662</text:p>
          </table:table-cell>
          <table:table-cell table:formula="of:=RANDBETWEEN(1000; 99999)" office:value-type="float" office:value="58530" calcext:value-type="float">
            <text:p>58530</text:p>
          </table:table-cell>
          <table:table-cell office:value-type="string" calcext:value-type="string">
            <text:p>Corrinne</text:p>
          </table:table-cell>
          <table:table-cell office:value-type="string" calcext:value-type="string">
            <text:p>Carissa</text:p>
          </table:table-cell>
          <table:table-cell office:value-type="string" calcext:value-type="string">
            <text:p>Oppy</text:p>
          </table:table-cell>
          <table:table-cell office:value-type="string" calcext:value-type="string">
            <text:p>Rowth</text:p>
          </table:table-cell>
          <table:table-cell office:value-type="string" calcext:value-type="string">
            <text:p>crowthgi@canalblo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48-352-741</text:p>
          </table:table-cell>
          <table:table-cell office:value-type="string" calcext:value-type="string">
            <text:p>877 Butternut Road</text:p>
          </table:table-cell>
          <table:table-cell table:formula="of:=RANDBETWEEN(1;1833)" office:value-type="float" office:value="713" calcext:value-type="float">
            <text:p>713</text:p>
          </table:table-cell>
          <table:table-cell/>
          <table:table-cell table:formula="of:=CONCATENATE(&quot;(&quot;;[.A663];&quot;, &quot;;[.B663];&quot;, &quot;;[.C663];&quot;, '&quot;;[.D663];&quot; &quot;;[.E663];&quot;', '&quot;;[.F663];&quot; &quot;;[.G663];&quot;', '&quot;; [.H663]; &quot;'&quot;; [.I663];&quot;', '&quot;;[.J663];&quot;', '&quot;;[.K663];&quot;', &quot;;[.L663]; &quot;), &quot;)" office:value-type="string" office:string-value="(23922862, 2020662, 58530, 'Corrinne Carissa', 'Oppy Rowth', 'crowthgi@canalblog.com'https://librenoticias.com/wp-content/uploads/2020/08/default-user-image.png', '248-352-741', '877 Butternut Road', 713), " calcext:value-type="string">
            <text:p>(23922862, 2020662, 58530, 'Corrinne Carissa', 'Oppy Rowth', 'crowthgi@canalblog.com'https://librenoticias.com/wp-content/uploads/2020/08/default-user-image.png', '248-352-741', '877 Butternut Road', 71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4715158" calcext:value-type="float">
            <text:p>54715158</text:p>
          </table:table-cell>
          <table:table-cell office:value-type="float" office:value="2020663" calcext:value-type="float">
            <text:p>2020663</text:p>
          </table:table-cell>
          <table:table-cell table:formula="of:=RANDBETWEEN(1000; 99999)" office:value-type="float" office:value="52942" calcext:value-type="float">
            <text:p>52942</text:p>
          </table:table-cell>
          <table:table-cell office:value-type="string" calcext:value-type="string">
            <text:p>Bernette</text:p>
          </table:table-cell>
          <table:table-cell office:value-type="string" calcext:value-type="string">
            <text:p>Ronnica</text:p>
          </table:table-cell>
          <table:table-cell office:value-type="string" calcext:value-type="string">
            <text:p>Orbine</text:p>
          </table:table-cell>
          <table:table-cell office:value-type="string" calcext:value-type="string">
            <text:p>Lemm</text:p>
          </table:table-cell>
          <table:table-cell office:value-type="string" calcext:value-type="string">
            <text:p>rlemm3b@youtu.b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17-172-789</text:p>
          </table:table-cell>
          <table:table-cell office:value-type="string" calcext:value-type="string">
            <text:p>25 Crownhardt Lane</text:p>
          </table:table-cell>
          <table:table-cell table:formula="of:=RANDBETWEEN(1;1833)" office:value-type="float" office:value="161" calcext:value-type="float">
            <text:p>161</text:p>
          </table:table-cell>
          <table:table-cell/>
          <table:table-cell table:formula="of:=CONCATENATE(&quot;(&quot;;[.A664];&quot;, &quot;;[.B664];&quot;, &quot;;[.C664];&quot;, '&quot;;[.D664];&quot; &quot;;[.E664];&quot;', '&quot;;[.F664];&quot; &quot;;[.G664];&quot;', '&quot;; [.H664]; &quot;'&quot;; [.I664];&quot;', '&quot;;[.J664];&quot;', '&quot;;[.K664];&quot;', &quot;;[.L664]; &quot;), &quot;)" office:value-type="string" office:string-value="(54715158, 2020663, 52942, 'Bernette Ronnica', 'Orbine Lemm', 'rlemm3b@youtu.be'https://librenoticias.com/wp-content/uploads/2020/08/default-user-image.png', '317-172-789', '25 Crownhardt Lane', 161), " calcext:value-type="string">
            <text:p>(54715158, 2020663, 52942, 'Bernette Ronnica', 'Orbine Lemm', 'rlemm3b@youtu.be'https://librenoticias.com/wp-content/uploads/2020/08/default-user-image.png', '317-172-789', '25 Crownhardt Lane', 16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3932687" calcext:value-type="float">
            <text:p>33932687</text:p>
          </table:table-cell>
          <table:table-cell office:value-type="float" office:value="2020664" calcext:value-type="float">
            <text:p>2020664</text:p>
          </table:table-cell>
          <table:table-cell table:formula="of:=RANDBETWEEN(1000; 99999)" office:value-type="float" office:value="73568" calcext:value-type="float">
            <text:p>73568</text:p>
          </table:table-cell>
          <table:table-cell office:value-type="string" calcext:value-type="string">
            <text:p>Maisey</text:p>
          </table:table-cell>
          <table:table-cell office:value-type="string" calcext:value-type="string">
            <text:p>Timi</text:p>
          </table:table-cell>
          <table:table-cell office:value-type="string" calcext:value-type="string">
            <text:p>Orth</text:p>
          </table:table-cell>
          <table:table-cell office:value-type="string" calcext:value-type="string">
            <text:p>Danshin</text:p>
          </table:table-cell>
          <table:table-cell office:value-type="string" calcext:value-type="string">
            <text:p>tdanshinci@google.nl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51-456-761</text:p>
          </table:table-cell>
          <table:table-cell office:value-type="string" calcext:value-type="string">
            <text:p>01285 Maple Wood Hill</text:p>
          </table:table-cell>
          <table:table-cell table:formula="of:=RANDBETWEEN(1;1833)" office:value-type="float" office:value="662" calcext:value-type="float">
            <text:p>662</text:p>
          </table:table-cell>
          <table:table-cell/>
          <table:table-cell table:formula="of:=CONCATENATE(&quot;(&quot;;[.A665];&quot;, &quot;;[.B665];&quot;, &quot;;[.C665];&quot;, '&quot;;[.D665];&quot; &quot;;[.E665];&quot;', '&quot;;[.F665];&quot; &quot;;[.G665];&quot;', '&quot;; [.H665]; &quot;'&quot;; [.I665];&quot;', '&quot;;[.J665];&quot;', '&quot;;[.K665];&quot;', &quot;;[.L665]; &quot;), &quot;)" office:value-type="string" office:string-value="(33932687, 2020664, 73568, 'Maisey Timi', 'Orth Danshin', 'tdanshinci@google.nl'https://librenoticias.com/wp-content/uploads/2020/08/default-user-image.png', '851-456-761', '01285 Maple Wood Hill', 662), " calcext:value-type="string">
            <text:p>(33932687, 2020664, 73568, 'Maisey Timi', 'Orth Danshin', 'tdanshinci@google.nl'https://librenoticias.com/wp-content/uploads/2020/08/default-user-image.png', '851-456-761', '01285 Maple Wood Hill', 66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5449468" calcext:value-type="float">
            <text:p>75449468</text:p>
          </table:table-cell>
          <table:table-cell office:value-type="float" office:value="2020665" calcext:value-type="float">
            <text:p>2020665</text:p>
          </table:table-cell>
          <table:table-cell table:formula="of:=RANDBETWEEN(1000; 99999)" office:value-type="float" office:value="88958" calcext:value-type="float">
            <text:p>88958</text:p>
          </table:table-cell>
          <table:table-cell office:value-type="string" calcext:value-type="string">
            <text:p>Margarette</text:p>
          </table:table-cell>
          <table:table-cell office:value-type="string" calcext:value-type="string">
            <text:p>Lida</text:p>
          </table:table-cell>
          <table:table-cell office:value-type="string" calcext:value-type="string">
            <text:p>Ortler</text:p>
          </table:table-cell>
          <table:table-cell office:value-type="string" calcext:value-type="string">
            <text:p>Vasyagin</text:p>
          </table:table-cell>
          <table:table-cell office:value-type="string" calcext:value-type="string">
            <text:p>lvasyagin3o@ameblo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41-804-745</text:p>
          </table:table-cell>
          <table:table-cell office:value-type="string" calcext:value-type="string">
            <text:p>7020 Novick Center</text:p>
          </table:table-cell>
          <table:table-cell table:formula="of:=RANDBETWEEN(1;1833)" office:value-type="float" office:value="1482" calcext:value-type="float">
            <text:p>1482</text:p>
          </table:table-cell>
          <table:table-cell/>
          <table:table-cell table:formula="of:=CONCATENATE(&quot;(&quot;;[.A666];&quot;, &quot;;[.B666];&quot;, &quot;;[.C666];&quot;, '&quot;;[.D666];&quot; &quot;;[.E666];&quot;', '&quot;;[.F666];&quot; &quot;;[.G666];&quot;', '&quot;; [.H666]; &quot;'&quot;; [.I666];&quot;', '&quot;;[.J666];&quot;', '&quot;;[.K666];&quot;', &quot;;[.L666]; &quot;), &quot;)" office:value-type="string" office:string-value="(75449468, 2020665, 88958, 'Margarette Lida', 'Ortler Vasyagin', 'lvasyagin3o@ameblo.jp'https://librenoticias.com/wp-content/uploads/2020/08/default-user-image.png', '941-804-745', '7020 Novick Center', 1482), " calcext:value-type="string">
            <text:p>(75449468, 2020665, 88958, 'Margarette Lida', 'Ortler Vasyagin', 'lvasyagin3o@ameblo.jp'https://librenoticias.com/wp-content/uploads/2020/08/default-user-image.png', '941-804-745', '7020 Novick Center', 148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3450619" calcext:value-type="float">
            <text:p>63450619</text:p>
          </table:table-cell>
          <table:table-cell office:value-type="float" office:value="2020666" calcext:value-type="float">
            <text:p>2020666</text:p>
          </table:table-cell>
          <table:table-cell table:formula="of:=RANDBETWEEN(1000; 99999)" office:value-type="float" office:value="88100" calcext:value-type="float">
            <text:p>88100</text:p>
          </table:table-cell>
          <table:table-cell office:value-type="string" calcext:value-type="string">
            <text:p>Tadd</text:p>
          </table:table-cell>
          <table:table-cell office:value-type="string" calcext:value-type="string">
            <text:p>Morten</text:p>
          </table:table-cell>
          <table:table-cell office:value-type="string" calcext:value-type="string">
            <text:p>Ossenna</text:p>
          </table:table-cell>
          <table:table-cell office:value-type="string" calcext:value-type="string">
            <text:p>Bradd</text:p>
          </table:table-cell>
          <table:table-cell office:value-type="string" calcext:value-type="string">
            <text:p>mbradd1h@c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84-257-688</text:p>
          </table:table-cell>
          <table:table-cell office:value-type="string" calcext:value-type="string">
            <text:p>684 Straubel Parkway</text:p>
          </table:table-cell>
          <table:table-cell table:formula="of:=RANDBETWEEN(1;1833)" office:value-type="float" office:value="409" calcext:value-type="float">
            <text:p>409</text:p>
          </table:table-cell>
          <table:table-cell/>
          <table:table-cell table:formula="of:=CONCATENATE(&quot;(&quot;;[.A667];&quot;, &quot;;[.B667];&quot;, &quot;;[.C667];&quot;, '&quot;;[.D667];&quot; &quot;;[.E667];&quot;', '&quot;;[.F667];&quot; &quot;;[.G667];&quot;', '&quot;; [.H667]; &quot;'&quot;; [.I667];&quot;', '&quot;;[.J667];&quot;', '&quot;;[.K667];&quot;', &quot;;[.L667]; &quot;), &quot;)" office:value-type="string" office:string-value="(63450619, 2020666, 88100, 'Tadd Morten', 'Ossenna Bradd', 'mbradd1h@ca.gov'https://librenoticias.com/wp-content/uploads/2020/08/default-user-image.png', '584-257-688', '684 Straubel Parkway', 409), " calcext:value-type="string">
            <text:p>(63450619, 2020666, 88100, 'Tadd Morten', 'Ossenna Bradd', 'mbradd1h@ca.gov'https://librenoticias.com/wp-content/uploads/2020/08/default-user-image.png', '584-257-688', '684 Straubel Parkway', 40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5902279" calcext:value-type="float">
            <text:p>25902279</text:p>
          </table:table-cell>
          <table:table-cell office:value-type="float" office:value="2020667" calcext:value-type="float">
            <text:p>2020667</text:p>
          </table:table-cell>
          <table:table-cell table:formula="of:=RANDBETWEEN(1000; 99999)" office:value-type="float" office:value="13259" calcext:value-type="float">
            <text:p>13259</text:p>
          </table:table-cell>
          <table:table-cell office:value-type="string" calcext:value-type="string">
            <text:p>Yuri</text:p>
          </table:table-cell>
          <table:table-cell office:value-type="string" calcext:value-type="string">
            <text:p>Artie</text:p>
          </table:table-cell>
          <table:table-cell office:value-type="string" calcext:value-type="string">
            <text:p>Oulett</text:p>
          </table:table-cell>
          <table:table-cell office:value-type="string" calcext:value-type="string">
            <text:p>Lewinton</text:p>
          </table:table-cell>
          <table:table-cell office:value-type="string" calcext:value-type="string">
            <text:p>alewintonao@liv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87-856-363</text:p>
          </table:table-cell>
          <table:table-cell office:value-type="string" calcext:value-type="string">
            <text:p>6 Farmco Alley</text:p>
          </table:table-cell>
          <table:table-cell table:formula="of:=RANDBETWEEN(1;1833)" office:value-type="float" office:value="493" calcext:value-type="float">
            <text:p>493</text:p>
          </table:table-cell>
          <table:table-cell/>
          <table:table-cell table:formula="of:=CONCATENATE(&quot;(&quot;;[.A668];&quot;, &quot;;[.B668];&quot;, &quot;;[.C668];&quot;, '&quot;;[.D668];&quot; &quot;;[.E668];&quot;', '&quot;;[.F668];&quot; &quot;;[.G668];&quot;', '&quot;; [.H668]; &quot;'&quot;; [.I668];&quot;', '&quot;;[.J668];&quot;', '&quot;;[.K668];&quot;', &quot;;[.L668]; &quot;), &quot;)" office:value-type="string" office:string-value="(25902279, 2020667, 13259, 'Yuri Artie', 'Oulett Lewinton', 'alewintonao@live.com'https://librenoticias.com/wp-content/uploads/2020/08/default-user-image.png', '287-856-363', '6 Farmco Alley', 493), " calcext:value-type="string">
            <text:p>(25902279, 2020667, 13259, 'Yuri Artie', 'Oulett Lewinton', 'alewintonao@live.com'https://librenoticias.com/wp-content/uploads/2020/08/default-user-image.png', '287-856-363', '6 Farmco Alley', 49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3585851" calcext:value-type="float">
            <text:p>63585851</text:p>
          </table:table-cell>
          <table:table-cell office:value-type="float" office:value="2020668" calcext:value-type="float">
            <text:p>2020668</text:p>
          </table:table-cell>
          <table:table-cell table:formula="of:=RANDBETWEEN(1000; 99999)" office:value-type="float" office:value="87914" calcext:value-type="float">
            <text:p>87914</text:p>
          </table:table-cell>
          <table:table-cell office:value-type="string" calcext:value-type="string">
            <text:p>Grady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Oulett</text:p>
          </table:table-cell>
          <table:table-cell office:value-type="string" calcext:value-type="string">
            <text:p>Gallatly</text:p>
          </table:table-cell>
          <table:table-cell office:value-type="string" calcext:value-type="string">
            <text:p>wgallatlydh@twitt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09-799-703</text:p>
          </table:table-cell>
          <table:table-cell office:value-type="string" calcext:value-type="string">
            <text:p>032 Beilfuss Junction</text:p>
          </table:table-cell>
          <table:table-cell table:formula="of:=RANDBETWEEN(1;1833)" office:value-type="float" office:value="986" calcext:value-type="float">
            <text:p>986</text:p>
          </table:table-cell>
          <table:table-cell/>
          <table:table-cell table:formula="of:=CONCATENATE(&quot;(&quot;;[.A669];&quot;, &quot;;[.B669];&quot;, &quot;;[.C669];&quot;, '&quot;;[.D669];&quot; &quot;;[.E669];&quot;', '&quot;;[.F669];&quot; &quot;;[.G669];&quot;', '&quot;; [.H669]; &quot;'&quot;; [.I669];&quot;', '&quot;;[.J669];&quot;', '&quot;;[.K669];&quot;', &quot;;[.L669]; &quot;), &quot;)" office:value-type="string" office:string-value="(63585851, 2020668, 87914, 'Grady Walsh', 'Oulett Gallatly', 'wgallatlydh@twitter.com'https://librenoticias.com/wp-content/uploads/2020/08/default-user-image.png', '209-799-703', '032 Beilfuss Junction', 986), " calcext:value-type="string">
            <text:p>(63585851, 2020668, 87914, 'Grady Walsh', 'Oulett Gallatly', 'wgallatlydh@twitter.com'https://librenoticias.com/wp-content/uploads/2020/08/default-user-image.png', '209-799-703', '032 Beilfuss Junction', 98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4899317" calcext:value-type="float">
            <text:p>24899317</text:p>
          </table:table-cell>
          <table:table-cell office:value-type="float" office:value="2020669" calcext:value-type="float">
            <text:p>2020669</text:p>
          </table:table-cell>
          <table:table-cell table:formula="of:=RANDBETWEEN(1000; 99999)" office:value-type="float" office:value="79305" calcext:value-type="float">
            <text:p>79305</text:p>
          </table:table-cell>
          <table:table-cell office:value-type="string" calcext:value-type="string">
            <text:p>Prudence</text:p>
          </table:table-cell>
          <table:table-cell office:value-type="string" calcext:value-type="string">
            <text:p>Kanya</text:p>
          </table:table-cell>
          <table:table-cell office:value-type="string" calcext:value-type="string">
            <text:p>Owlner</text:p>
          </table:table-cell>
          <table:table-cell office:value-type="string" calcext:value-type="string">
            <text:p>Sopper</text:p>
          </table:table-cell>
          <table:table-cell office:value-type="string" calcext:value-type="string">
            <text:p>ksopperi7@bizjournal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85-840-657</text:p>
          </table:table-cell>
          <table:table-cell office:value-type="string" calcext:value-type="string">
            <text:p>615 Schmedeman Circle</text:p>
          </table:table-cell>
          <table:table-cell table:formula="of:=RANDBETWEEN(1;1833)" office:value-type="float" office:value="1002" calcext:value-type="float">
            <text:p>1002</text:p>
          </table:table-cell>
          <table:table-cell/>
          <table:table-cell table:formula="of:=CONCATENATE(&quot;(&quot;;[.A670];&quot;, &quot;;[.B670];&quot;, &quot;;[.C670];&quot;, '&quot;;[.D670];&quot; &quot;;[.E670];&quot;', '&quot;;[.F670];&quot; &quot;;[.G670];&quot;', '&quot;; [.H670]; &quot;'&quot;; [.I670];&quot;', '&quot;;[.J670];&quot;', '&quot;;[.K670];&quot;', &quot;;[.L670]; &quot;), &quot;)" office:value-type="string" office:string-value="(24899317, 2020669, 79305, 'Prudence Kanya', 'Owlner Sopper', 'ksopperi7@bizjournals.com'https://librenoticias.com/wp-content/uploads/2020/08/default-user-image.png', '885-840-657', '615 Schmedeman Circle', 1002), " calcext:value-type="string">
            <text:p>(24899317, 2020669, 79305, 'Prudence Kanya', 'Owlner Sopper', 'ksopperi7@bizjournals.com'https://librenoticias.com/wp-content/uploads/2020/08/default-user-image.png', '885-840-657', '615 Schmedeman Circle', 100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4134339" calcext:value-type="float">
            <text:p>24134339</text:p>
          </table:table-cell>
          <table:table-cell office:value-type="float" office:value="2020670" calcext:value-type="float">
            <text:p>2020670</text:p>
          </table:table-cell>
          <table:table-cell table:formula="of:=RANDBETWEEN(1000; 99999)" office:value-type="float" office:value="98790" calcext:value-type="float">
            <text:p>98790</text:p>
          </table:table-cell>
          <table:table-cell office:value-type="string" calcext:value-type="string">
            <text:p>Vassili</text:p>
          </table:table-cell>
          <table:table-cell office:value-type="string" calcext:value-type="string">
            <text:p>Noel</text:p>
          </table:table-cell>
          <table:table-cell office:value-type="string" calcext:value-type="string">
            <text:p>Paddell</text:p>
          </table:table-cell>
          <table:table-cell office:value-type="string" calcext:value-type="string">
            <text:p>Chese</text:p>
          </table:table-cell>
          <table:table-cell office:value-type="string" calcext:value-type="string">
            <text:p>nchese2k@altervista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64-916-776</text:p>
          </table:table-cell>
          <table:table-cell office:value-type="string" calcext:value-type="string">
            <text:p>0099 Summit Point</text:p>
          </table:table-cell>
          <table:table-cell table:formula="of:=RANDBETWEEN(1;1833)" office:value-type="float" office:value="53" calcext:value-type="float">
            <text:p>53</text:p>
          </table:table-cell>
          <table:table-cell/>
          <table:table-cell table:formula="of:=CONCATENATE(&quot;(&quot;;[.A671];&quot;, &quot;;[.B671];&quot;, &quot;;[.C671];&quot;, '&quot;;[.D671];&quot; &quot;;[.E671];&quot;', '&quot;;[.F671];&quot; &quot;;[.G671];&quot;', '&quot;; [.H671]; &quot;'&quot;; [.I671];&quot;', '&quot;;[.J671];&quot;', '&quot;;[.K671];&quot;', &quot;;[.L671]; &quot;), &quot;)" office:value-type="string" office:string-value="(24134339, 2020670, 98790, 'Vassili Noel', 'Paddell Chese', 'nchese2k@altervista.org'https://librenoticias.com/wp-content/uploads/2020/08/default-user-image.png', '764-916-776', '0099 Summit Point', 53), " calcext:value-type="string">
            <text:p>(24134339, 2020670, 98790, 'Vassili Noel', 'Paddell Chese', 'nchese2k@altervista.org'https://librenoticias.com/wp-content/uploads/2020/08/default-user-image.png', '764-916-776', '0099 Summit Point', 5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2449998" calcext:value-type="float">
            <text:p>82449998</text:p>
          </table:table-cell>
          <table:table-cell office:value-type="float" office:value="2020671" calcext:value-type="float">
            <text:p>2020671</text:p>
          </table:table-cell>
          <table:table-cell table:formula="of:=RANDBETWEEN(1000; 99999)" office:value-type="float" office:value="26931" calcext:value-type="float">
            <text:p>26931</text:p>
          </table:table-cell>
          <table:table-cell office:value-type="string" calcext:value-type="string">
            <text:p>Ann-marie</text:p>
          </table:table-cell>
          <table:table-cell office:value-type="string" calcext:value-type="string">
            <text:p>Dorolisa</text:p>
          </table:table-cell>
          <table:table-cell office:value-type="string" calcext:value-type="string">
            <text:p>Paeckmeyer</text:p>
          </table:table-cell>
          <table:table-cell office:value-type="string" calcext:value-type="string">
            <text:p>Hamblington</text:p>
          </table:table-cell>
          <table:table-cell office:value-type="string" calcext:value-type="string">
            <text:p>dhamblington8v@freeweb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67-160-238</text:p>
          </table:table-cell>
          <table:table-cell office:value-type="string" calcext:value-type="string">
            <text:p>76187 Donald Parkway</text:p>
          </table:table-cell>
          <table:table-cell table:formula="of:=RANDBETWEEN(1;1833)" office:value-type="float" office:value="1438" calcext:value-type="float">
            <text:p>1438</text:p>
          </table:table-cell>
          <table:table-cell/>
          <table:table-cell table:formula="of:=CONCATENATE(&quot;(&quot;;[.A672];&quot;, &quot;;[.B672];&quot;, &quot;;[.C672];&quot;, '&quot;;[.D672];&quot; &quot;;[.E672];&quot;', '&quot;;[.F672];&quot; &quot;;[.G672];&quot;', '&quot;; [.H672]; &quot;'&quot;; [.I672];&quot;', '&quot;;[.J672];&quot;', '&quot;;[.K672];&quot;', &quot;;[.L672]; &quot;), &quot;)" office:value-type="string" office:string-value="(82449998, 2020671, 26931, 'Ann-marie Dorolisa', 'Paeckmeyer Hamblington', 'dhamblington8v@freewebs.com'https://librenoticias.com/wp-content/uploads/2020/08/default-user-image.png', '167-160-238', '76187 Donald Parkway', 1438), " calcext:value-type="string">
            <text:p>(82449998, 2020671, 26931, 'Ann-marie Dorolisa', 'Paeckmeyer Hamblington', 'dhamblington8v@freewebs.com'https://librenoticias.com/wp-content/uploads/2020/08/default-user-image.png', '167-160-238', '76187 Donald Parkway', 143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4831990" calcext:value-type="float">
            <text:p>94831990</text:p>
          </table:table-cell>
          <table:table-cell office:value-type="float" office:value="2020672" calcext:value-type="float">
            <text:p>2020672</text:p>
          </table:table-cell>
          <table:table-cell table:formula="of:=RANDBETWEEN(1000; 99999)" office:value-type="float" office:value="86877" calcext:value-type="float">
            <text:p>86877</text:p>
          </table:table-cell>
          <table:table-cell office:value-type="string" calcext:value-type="string">
            <text:p>Trevar</text:p>
          </table:table-cell>
          <table:table-cell office:value-type="string" calcext:value-type="string">
            <text:p>Augy</text:p>
          </table:table-cell>
          <table:table-cell office:value-type="string" calcext:value-type="string">
            <text:p>Pakenham</text:p>
          </table:table-cell>
          <table:table-cell office:value-type="string" calcext:value-type="string">
            <text:p>Thornbarrow</text:p>
          </table:table-cell>
          <table:table-cell office:value-type="string" calcext:value-type="string">
            <text:p>athornbarrow25@angelfir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32-791-546</text:p>
          </table:table-cell>
          <table:table-cell office:value-type="string" calcext:value-type="string">
            <text:p>06227 Mcguire Center</text:p>
          </table:table-cell>
          <table:table-cell table:formula="of:=RANDBETWEEN(1;1833)" office:value-type="float" office:value="1108" calcext:value-type="float">
            <text:p>1108</text:p>
          </table:table-cell>
          <table:table-cell/>
          <table:table-cell table:formula="of:=CONCATENATE(&quot;(&quot;;[.A673];&quot;, &quot;;[.B673];&quot;, &quot;;[.C673];&quot;, '&quot;;[.D673];&quot; &quot;;[.E673];&quot;', '&quot;;[.F673];&quot; &quot;;[.G673];&quot;', '&quot;; [.H673]; &quot;'&quot;; [.I673];&quot;', '&quot;;[.J673];&quot;', '&quot;;[.K673];&quot;', &quot;;[.L673]; &quot;), &quot;)" office:value-type="string" office:string-value="(94831990, 2020672, 86877, 'Trevar Augy', 'Pakenham Thornbarrow', 'athornbarrow25@angelfire.com'https://librenoticias.com/wp-content/uploads/2020/08/default-user-image.png', '532-791-546', '06227 Mcguire Center', 1108), " calcext:value-type="string">
            <text:p>(94831990, 2020672, 86877, 'Trevar Augy', 'Pakenham Thornbarrow', 'athornbarrow25@angelfire.com'https://librenoticias.com/wp-content/uploads/2020/08/default-user-image.png', '532-791-546', '06227 Mcguire Center', 110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5188093" calcext:value-type="float">
            <text:p>65188093</text:p>
          </table:table-cell>
          <table:table-cell office:value-type="float" office:value="2020673" calcext:value-type="float">
            <text:p>2020673</text:p>
          </table:table-cell>
          <table:table-cell table:formula="of:=RANDBETWEEN(1000; 99999)" office:value-type="float" office:value="15291" calcext:value-type="float">
            <text:p>15291</text:p>
          </table:table-cell>
          <table:table-cell office:value-type="string" calcext:value-type="string">
            <text:p>Barny</text:p>
          </table:table-cell>
          <table:table-cell office:value-type="string" calcext:value-type="string">
            <text:p>Rooney</text:p>
          </table:table-cell>
          <table:table-cell office:value-type="string" calcext:value-type="string">
            <text:p>Palia</text:p>
          </table:table-cell>
          <table:table-cell office:value-type="string" calcext:value-type="string">
            <text:p>Kingzet</text:p>
          </table:table-cell>
          <table:table-cell office:value-type="string" calcext:value-type="string">
            <text:p>rkingzet7c@1688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09-912-267</text:p>
          </table:table-cell>
          <table:table-cell office:value-type="string" calcext:value-type="string">
            <text:p>7 Hazelcrest Place</text:p>
          </table:table-cell>
          <table:table-cell table:formula="of:=RANDBETWEEN(1;1833)" office:value-type="float" office:value="1165" calcext:value-type="float">
            <text:p>1165</text:p>
          </table:table-cell>
          <table:table-cell/>
          <table:table-cell table:formula="of:=CONCATENATE(&quot;(&quot;;[.A674];&quot;, &quot;;[.B674];&quot;, &quot;;[.C674];&quot;, '&quot;;[.D674];&quot; &quot;;[.E674];&quot;', '&quot;;[.F674];&quot; &quot;;[.G674];&quot;', '&quot;; [.H674]; &quot;'&quot;; [.I674];&quot;', '&quot;;[.J674];&quot;', '&quot;;[.K674];&quot;', &quot;;[.L674]; &quot;), &quot;)" office:value-type="string" office:string-value="(65188093, 2020673, 15291, 'Barny Rooney', 'Palia Kingzet', 'rkingzet7c@1688.com'https://librenoticias.com/wp-content/uploads/2020/08/default-user-image.png', '609-912-267', '7 Hazelcrest Place', 1165), " calcext:value-type="string">
            <text:p>(65188093, 2020673, 15291, 'Barny Rooney', 'Palia Kingzet', 'rkingzet7c@1688.com'https://librenoticias.com/wp-content/uploads/2020/08/default-user-image.png', '609-912-267', '7 Hazelcrest Place', 116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7266472" calcext:value-type="float">
            <text:p>97266472</text:p>
          </table:table-cell>
          <table:table-cell office:value-type="float" office:value="2020674" calcext:value-type="float">
            <text:p>2020674</text:p>
          </table:table-cell>
          <table:table-cell table:formula="of:=RANDBETWEEN(1000; 99999)" office:value-type="float" office:value="78939" calcext:value-type="float">
            <text:p>78939</text:p>
          </table:table-cell>
          <table:table-cell office:value-type="string" calcext:value-type="string">
            <text:p>Nickolaus</text:p>
          </table:table-cell>
          <table:table-cell office:value-type="string" calcext:value-type="string">
            <text:p>Alasdair</text:p>
          </table:table-cell>
          <table:table-cell office:value-type="string" calcext:value-type="string">
            <text:p>Paolazzi</text:p>
          </table:table-cell>
          <table:table-cell office:value-type="string" calcext:value-type="string">
            <text:p>Oran</text:p>
          </table:table-cell>
          <table:table-cell office:value-type="string" calcext:value-type="string">
            <text:p>aoranmx@hatena.ne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93-850-215</text:p>
          </table:table-cell>
          <table:table-cell office:value-type="string" calcext:value-type="string">
            <text:p>824 Northland Parkway</text:p>
          </table:table-cell>
          <table:table-cell table:formula="of:=RANDBETWEEN(1;1833)" office:value-type="float" office:value="1529" calcext:value-type="float">
            <text:p>1529</text:p>
          </table:table-cell>
          <table:table-cell/>
          <table:table-cell table:formula="of:=CONCATENATE(&quot;(&quot;;[.A675];&quot;, &quot;;[.B675];&quot;, &quot;;[.C675];&quot;, '&quot;;[.D675];&quot; &quot;;[.E675];&quot;', '&quot;;[.F675];&quot; &quot;;[.G675];&quot;', '&quot;; [.H675]; &quot;'&quot;; [.I675];&quot;', '&quot;;[.J675];&quot;', '&quot;;[.K675];&quot;', &quot;;[.L675]; &quot;), &quot;)" office:value-type="string" office:string-value="(97266472, 2020674, 78939, 'Nickolaus Alasdair', 'Paolazzi Oran', 'aoranmx@hatena.ne.jp'https://librenoticias.com/wp-content/uploads/2020/08/default-user-image.png', '993-850-215', '824 Northland Parkway', 1529), " calcext:value-type="string">
            <text:p>(97266472, 2020674, 78939, 'Nickolaus Alasdair', 'Paolazzi Oran', 'aoranmx@hatena.ne.jp'https://librenoticias.com/wp-content/uploads/2020/08/default-user-image.png', '993-850-215', '824 Northland Parkway', 152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8392461" calcext:value-type="float">
            <text:p>28392461</text:p>
          </table:table-cell>
          <table:table-cell office:value-type="float" office:value="2020675" calcext:value-type="float">
            <text:p>2020675</text:p>
          </table:table-cell>
          <table:table-cell table:formula="of:=RANDBETWEEN(1000; 99999)" office:value-type="float" office:value="39060" calcext:value-type="float">
            <text:p>39060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Constantino</text:p>
          </table:table-cell>
          <table:table-cell office:value-type="string" calcext:value-type="string">
            <text:p>Paradyce</text:p>
          </table:table-cell>
          <table:table-cell office:value-type="string" calcext:value-type="string">
            <text:p>Masterson</text:p>
          </table:table-cell>
          <table:table-cell office:value-type="string" calcext:value-type="string">
            <text:p>cmastersonj4@constantcontac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50-983-582</text:p>
          </table:table-cell>
          <table:table-cell office:value-type="string" calcext:value-type="string">
            <text:p>174 Gateway Way</text:p>
          </table:table-cell>
          <table:table-cell table:formula="of:=RANDBETWEEN(1;1833)" office:value-type="float" office:value="1447" calcext:value-type="float">
            <text:p>1447</text:p>
          </table:table-cell>
          <table:table-cell/>
          <table:table-cell table:formula="of:=CONCATENATE(&quot;(&quot;;[.A676];&quot;, &quot;;[.B676];&quot;, &quot;;[.C676];&quot;, '&quot;;[.D676];&quot; &quot;;[.E676];&quot;', '&quot;;[.F676];&quot; &quot;;[.G676];&quot;', '&quot;; [.H676]; &quot;'&quot;; [.I676];&quot;', '&quot;;[.J676];&quot;', '&quot;;[.K676];&quot;', &quot;;[.L676]; &quot;), &quot;)" office:value-type="string" office:string-value="(28392461, 2020675, 39060, 'Nils Constantino', 'Paradyce Masterson', 'cmastersonj4@constantcontact.com'https://librenoticias.com/wp-content/uploads/2020/08/default-user-image.png', '350-983-582', '174 Gateway Way', 1447), " calcext:value-type="string">
            <text:p>(28392461, 2020675, 39060, 'Nils Constantino', 'Paradyce Masterson', 'cmastersonj4@constantcontact.com'https://librenoticias.com/wp-content/uploads/2020/08/default-user-image.png', '350-983-582', '174 Gateway Way', 144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2360321" calcext:value-type="float">
            <text:p>22360321</text:p>
          </table:table-cell>
          <table:table-cell office:value-type="float" office:value="2020676" calcext:value-type="float">
            <text:p>2020676</text:p>
          </table:table-cell>
          <table:table-cell table:formula="of:=RANDBETWEEN(1000; 99999)" office:value-type="float" office:value="89556" calcext:value-type="float">
            <text:p>89556</text:p>
          </table:table-cell>
          <table:table-cell office:value-type="string" calcext:value-type="string">
            <text:p>Marris</text:p>
          </table:table-cell>
          <table:table-cell office:value-type="string" calcext:value-type="string">
            <text:p>Lexy</text:p>
          </table:table-cell>
          <table:table-cell office:value-type="string" calcext:value-type="string">
            <text:p>Pardi</text:p>
          </table:table-cell>
          <table:table-cell office:value-type="string" calcext:value-type="string">
            <text:p>Wardrope</text:p>
          </table:table-cell>
          <table:table-cell office:value-type="string" calcext:value-type="string">
            <text:p>lwardropeh3@google.cn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44-274-238</text:p>
          </table:table-cell>
          <table:table-cell office:value-type="string" calcext:value-type="string">
            <text:p>2814 Walton Street</text:p>
          </table:table-cell>
          <table:table-cell table:formula="of:=RANDBETWEEN(1;1833)" office:value-type="float" office:value="1748" calcext:value-type="float">
            <text:p>1748</text:p>
          </table:table-cell>
          <table:table-cell/>
          <table:table-cell table:formula="of:=CONCATENATE(&quot;(&quot;;[.A677];&quot;, &quot;;[.B677];&quot;, &quot;;[.C677];&quot;, '&quot;;[.D677];&quot; &quot;;[.E677];&quot;', '&quot;;[.F677];&quot; &quot;;[.G677];&quot;', '&quot;; [.H677]; &quot;'&quot;; [.I677];&quot;', '&quot;;[.J677];&quot;', '&quot;;[.K677];&quot;', &quot;;[.L677]; &quot;), &quot;)" office:value-type="string" office:string-value="(22360321, 2020676, 89556, 'Marris Lexy', 'Pardi Wardrope', 'lwardropeh3@google.cn'https://librenoticias.com/wp-content/uploads/2020/08/default-user-image.png', '644-274-238', '2814 Walton Street', 1748), " calcext:value-type="string">
            <text:p>(22360321, 2020676, 89556, 'Marris Lexy', 'Pardi Wardrope', 'lwardropeh3@google.cn'https://librenoticias.com/wp-content/uploads/2020/08/default-user-image.png', '644-274-238', '2814 Walton Street', 174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6439847" calcext:value-type="float">
            <text:p>96439847</text:p>
          </table:table-cell>
          <table:table-cell office:value-type="float" office:value="2020677" calcext:value-type="float">
            <text:p>2020677</text:p>
          </table:table-cell>
          <table:table-cell table:formula="of:=RANDBETWEEN(1000; 99999)" office:value-type="float" office:value="77002" calcext:value-type="float">
            <text:p>77002</text:p>
          </table:table-cell>
          <table:table-cell office:value-type="string" calcext:value-type="string">
            <text:p>Marybelle</text:p>
          </table:table-cell>
          <table:table-cell office:value-type="string" calcext:value-type="string">
            <text:p>Cecelia</text:p>
          </table:table-cell>
          <table:table-cell office:value-type="string" calcext:value-type="string">
            <text:p>Parzis</text:p>
          </table:table-cell>
          <table:table-cell office:value-type="string" calcext:value-type="string">
            <text:p>Littefair</text:p>
          </table:table-cell>
          <table:table-cell office:value-type="string" calcext:value-type="string">
            <text:p>clittefairm3@cmu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80-879-739</text:p>
          </table:table-cell>
          <table:table-cell office:value-type="string" calcext:value-type="string">
            <text:p>5 Acker Circle</text:p>
          </table:table-cell>
          <table:table-cell table:formula="of:=RANDBETWEEN(1;1833)" office:value-type="float" office:value="348" calcext:value-type="float">
            <text:p>348</text:p>
          </table:table-cell>
          <table:table-cell/>
          <table:table-cell table:formula="of:=CONCATENATE(&quot;(&quot;;[.A678];&quot;, &quot;;[.B678];&quot;, &quot;;[.C678];&quot;, '&quot;;[.D678];&quot; &quot;;[.E678];&quot;', '&quot;;[.F678];&quot; &quot;;[.G678];&quot;', '&quot;; [.H678]; &quot;'&quot;; [.I678];&quot;', '&quot;;[.J678];&quot;', '&quot;;[.K678];&quot;', &quot;;[.L678]; &quot;), &quot;)" office:value-type="string" office:string-value="(96439847, 2020677, 77002, 'Marybelle Cecelia', 'Parzis Littefair', 'clittefairm3@cmu.edu'https://librenoticias.com/wp-content/uploads/2020/08/default-user-image.png', '580-879-739', '5 Acker Circle', 348), " calcext:value-type="string">
            <text:p>(96439847, 2020677, 77002, 'Marybelle Cecelia', 'Parzis Littefair', 'clittefairm3@cmu.edu'https://librenoticias.com/wp-content/uploads/2020/08/default-user-image.png', '580-879-739', '5 Acker Circle', 34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2632949" calcext:value-type="float">
            <text:p>52632949</text:p>
          </table:table-cell>
          <table:table-cell office:value-type="float" office:value="2020678" calcext:value-type="float">
            <text:p>2020678</text:p>
          </table:table-cell>
          <table:table-cell table:formula="of:=RANDBETWEEN(1000; 99999)" office:value-type="float" office:value="25183" calcext:value-type="float">
            <text:p>25183</text:p>
          </table:table-cell>
          <table:table-cell office:value-type="string" calcext:value-type="string">
            <text:p>Siobhan</text:p>
          </table:table-cell>
          <table:table-cell office:value-type="string" calcext:value-type="string">
            <text:p>Claudina</text:p>
          </table:table-cell>
          <table:table-cell office:value-type="string" calcext:value-type="string">
            <text:p>Pasquale</text:p>
          </table:table-cell>
          <table:table-cell office:value-type="string" calcext:value-type="string">
            <text:p>Feaveryear</text:p>
          </table:table-cell>
          <table:table-cell office:value-type="string" calcext:value-type="string">
            <text:p>cfeaveryeara7@fc2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30-459-753</text:p>
          </table:table-cell>
          <table:table-cell office:value-type="string" calcext:value-type="string">
            <text:p>5324 Coolidge Plaza</text:p>
          </table:table-cell>
          <table:table-cell table:formula="of:=RANDBETWEEN(1;1833)" office:value-type="float" office:value="1008" calcext:value-type="float">
            <text:p>1008</text:p>
          </table:table-cell>
          <table:table-cell/>
          <table:table-cell table:formula="of:=CONCATENATE(&quot;(&quot;;[.A679];&quot;, &quot;;[.B679];&quot;, &quot;;[.C679];&quot;, '&quot;;[.D679];&quot; &quot;;[.E679];&quot;', '&quot;;[.F679];&quot; &quot;;[.G679];&quot;', '&quot;; [.H679]; &quot;'&quot;; [.I679];&quot;', '&quot;;[.J679];&quot;', '&quot;;[.K679];&quot;', &quot;;[.L679]; &quot;), &quot;)" office:value-type="string" office:string-value="(52632949, 2020678, 25183, 'Siobhan Claudina', 'Pasquale Feaveryear', 'cfeaveryeara7@fc2.com'https://librenoticias.com/wp-content/uploads/2020/08/default-user-image.png', '230-459-753', '5324 Coolidge Plaza', 1008), " calcext:value-type="string">
            <text:p>(52632949, 2020678, 25183, 'Siobhan Claudina', 'Pasquale Feaveryear', 'cfeaveryeara7@fc2.com'https://librenoticias.com/wp-content/uploads/2020/08/default-user-image.png', '230-459-753', '5324 Coolidge Plaza', 100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0261905" calcext:value-type="float">
            <text:p>10261905</text:p>
          </table:table-cell>
          <table:table-cell office:value-type="float" office:value="2020679" calcext:value-type="float">
            <text:p>2020679</text:p>
          </table:table-cell>
          <table:table-cell table:formula="of:=RANDBETWEEN(1000; 99999)" office:value-type="float" office:value="9004" calcext:value-type="float">
            <text:p>9004</text:p>
          </table:table-cell>
          <table:table-cell office:value-type="string" calcext:value-type="string">
            <text:p>Yorker</text:p>
          </table:table-cell>
          <table:table-cell office:value-type="string" calcext:value-type="string">
            <text:p>Zebulon</text:p>
          </table:table-cell>
          <table:table-cell office:value-type="string" calcext:value-type="string">
            <text:p>Patchett</text:p>
          </table:table-cell>
          <table:table-cell office:value-type="string" calcext:value-type="string">
            <text:p>Jerrold</text:p>
          </table:table-cell>
          <table:table-cell office:value-type="string" calcext:value-type="string">
            <text:p>zjerroldgu@buzzfee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79-287-515</text:p>
          </table:table-cell>
          <table:table-cell office:value-type="string" calcext:value-type="string">
            <text:p>10774 Cody Junction</text:p>
          </table:table-cell>
          <table:table-cell table:formula="of:=RANDBETWEEN(1;1833)" office:value-type="float" office:value="1813" calcext:value-type="float">
            <text:p>1813</text:p>
          </table:table-cell>
          <table:table-cell/>
          <table:table-cell table:formula="of:=CONCATENATE(&quot;(&quot;;[.A680];&quot;, &quot;;[.B680];&quot;, &quot;;[.C680];&quot;, '&quot;;[.D680];&quot; &quot;;[.E680];&quot;', '&quot;;[.F680];&quot; &quot;;[.G680];&quot;', '&quot;; [.H680]; &quot;'&quot;; [.I680];&quot;', '&quot;;[.J680];&quot;', '&quot;;[.K680];&quot;', &quot;;[.L680]; &quot;), &quot;)" office:value-type="string" office:string-value="(10261905, 2020679, 9004, 'Yorker Zebulon', 'Patchett Jerrold', 'zjerroldgu@buzzfeed.com'https://librenoticias.com/wp-content/uploads/2020/08/default-user-image.png', '579-287-515', '10774 Cody Junction', 1813), " calcext:value-type="string">
            <text:p>(10261905, 2020679, 9004, 'Yorker Zebulon', 'Patchett Jerrold', 'zjerroldgu@buzzfeed.com'https://librenoticias.com/wp-content/uploads/2020/08/default-user-image.png', '579-287-515', '10774 Cody Junction', 181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1575737" calcext:value-type="float">
            <text:p>11575737</text:p>
          </table:table-cell>
          <table:table-cell office:value-type="float" office:value="2020680" calcext:value-type="float">
            <text:p>2020680</text:p>
          </table:table-cell>
          <table:table-cell table:formula="of:=RANDBETWEEN(1000; 99999)" office:value-type="float" office:value="54457" calcext:value-type="float">
            <text:p>54457</text:p>
          </table:table-cell>
          <table:table-cell office:value-type="string" calcext:value-type="string">
            <text:p>Filberto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Golagley</text:p>
          </table:table-cell>
          <table:table-cell office:value-type="string" calcext:value-type="string">
            <text:p>dgolagley58@nyma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26-727-993</text:p>
          </table:table-cell>
          <table:table-cell office:value-type="string" calcext:value-type="string">
            <text:p>47 Dexter Road</text:p>
          </table:table-cell>
          <table:table-cell table:formula="of:=RANDBETWEEN(1;1833)" office:value-type="float" office:value="1138" calcext:value-type="float">
            <text:p>1138</text:p>
          </table:table-cell>
          <table:table-cell/>
          <table:table-cell table:formula="of:=CONCATENATE(&quot;(&quot;;[.A681];&quot;, &quot;;[.B681];&quot;, &quot;;[.C681];&quot;, '&quot;;[.D681];&quot; &quot;;[.E681];&quot;', '&quot;;[.F681];&quot; &quot;;[.G681];&quot;', '&quot;; [.H681]; &quot;'&quot;; [.I681];&quot;', '&quot;;[.J681];&quot;', '&quot;;[.K681];&quot;', &quot;;[.L681]; &quot;), &quot;)" office:value-type="string" office:string-value="(11575737, 2020680, 54457, 'Filberto Davy', 'Patterson Golagley', 'dgolagley58@nymag.com'https://librenoticias.com/wp-content/uploads/2020/08/default-user-image.png', '526-727-993', '47 Dexter Road', 1138), " calcext:value-type="string">
            <text:p>(11575737, 2020680, 54457, 'Filberto Davy', 'Patterson Golagley', 'dgolagley58@nymag.com'https://librenoticias.com/wp-content/uploads/2020/08/default-user-image.png', '526-727-993', '47 Dexter Road', 113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5086722" calcext:value-type="float">
            <text:p>55086722</text:p>
          </table:table-cell>
          <table:table-cell office:value-type="float" office:value="2020681" calcext:value-type="float">
            <text:p>2020681</text:p>
          </table:table-cell>
          <table:table-cell table:formula="of:=RANDBETWEEN(1000; 99999)" office:value-type="float" office:value="65623" calcext:value-type="float">
            <text:p>65623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Corenda</text:p>
          </table:table-cell>
          <table:table-cell office:value-type="string" calcext:value-type="string">
            <text:p>Pauel</text:p>
          </table:table-cell>
          <table:table-cell office:value-type="string" calcext:value-type="string">
            <text:p>Haseman</text:p>
          </table:table-cell>
          <table:table-cell office:value-type="string" calcext:value-type="string">
            <text:p>chasemanqf@studiopres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51-672-307</text:p>
          </table:table-cell>
          <table:table-cell office:value-type="string" calcext:value-type="string">
            <text:p>012 Ridgeview Street</text:p>
          </table:table-cell>
          <table:table-cell table:formula="of:=RANDBETWEEN(1;1833)" office:value-type="float" office:value="1302" calcext:value-type="float">
            <text:p>1302</text:p>
          </table:table-cell>
          <table:table-cell/>
          <table:table-cell table:formula="of:=CONCATENATE(&quot;(&quot;;[.A682];&quot;, &quot;;[.B682];&quot;, &quot;;[.C682];&quot;, '&quot;;[.D682];&quot; &quot;;[.E682];&quot;', '&quot;;[.F682];&quot; &quot;;[.G682];&quot;', '&quot;; [.H682]; &quot;'&quot;; [.I682];&quot;', '&quot;;[.J682];&quot;', '&quot;;[.K682];&quot;', &quot;;[.L682]; &quot;), &quot;)" office:value-type="string" office:string-value="(55086722, 2020681, 65623, 'Venus Corenda', 'Pauel Haseman', 'chasemanqf@studiopress.com'https://librenoticias.com/wp-content/uploads/2020/08/default-user-image.png', '151-672-307', '012 Ridgeview Street', 1302), " calcext:value-type="string">
            <text:p>(55086722, 2020681, 65623, 'Venus Corenda', 'Pauel Haseman', 'chasemanqf@studiopress.com'https://librenoticias.com/wp-content/uploads/2020/08/default-user-image.png', '151-672-307', '012 Ridgeview Street', 130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1632638" calcext:value-type="float">
            <text:p>11632638</text:p>
          </table:table-cell>
          <table:table-cell office:value-type="float" office:value="2020682" calcext:value-type="float">
            <text:p>2020682</text:p>
          </table:table-cell>
          <table:table-cell table:formula="of:=RANDBETWEEN(1000; 99999)" office:value-type="float" office:value="82423" calcext:value-type="float">
            <text:p>82423</text:p>
          </table:table-cell>
          <table:table-cell office:value-type="string" calcext:value-type="string">
            <text:p>Lindy</text:p>
          </table:table-cell>
          <table:table-cell office:value-type="string" calcext:value-type="string">
            <text:p>Lettie</text:p>
          </table:table-cell>
          <table:table-cell office:value-type="string" calcext:value-type="string">
            <text:p>Pauletto</text:p>
          </table:table-cell>
          <table:table-cell office:value-type="string" calcext:value-type="string">
            <text:p>Tann</text:p>
          </table:table-cell>
          <table:table-cell office:value-type="string" calcext:value-type="string">
            <text:p>ltannjy@elpai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51-875-712</text:p>
          </table:table-cell>
          <table:table-cell office:value-type="string" calcext:value-type="string">
            <text:p>92117 Lake View Court</text:p>
          </table:table-cell>
          <table:table-cell table:formula="of:=RANDBETWEEN(1;1833)" office:value-type="float" office:value="574" calcext:value-type="float">
            <text:p>574</text:p>
          </table:table-cell>
          <table:table-cell/>
          <table:table-cell table:formula="of:=CONCATENATE(&quot;(&quot;;[.A683];&quot;, &quot;;[.B683];&quot;, &quot;;[.C683];&quot;, '&quot;;[.D683];&quot; &quot;;[.E683];&quot;', '&quot;;[.F683];&quot; &quot;;[.G683];&quot;', '&quot;; [.H683]; &quot;'&quot;; [.I683];&quot;', '&quot;;[.J683];&quot;', '&quot;;[.K683];&quot;', &quot;;[.L683]; &quot;), &quot;)" office:value-type="string" office:string-value="(11632638, 2020682, 82423, 'Lindy Lettie', 'Pauletto Tann', 'ltannjy@elpais.com'https://librenoticias.com/wp-content/uploads/2020/08/default-user-image.png', '551-875-712', '92117 Lake View Court', 574), " calcext:value-type="string">
            <text:p>(11632638, 2020682, 82423, 'Lindy Lettie', 'Pauletto Tann', 'ltannjy@elpais.com'https://librenoticias.com/wp-content/uploads/2020/08/default-user-image.png', '551-875-712', '92117 Lake View Court', 57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9708735" calcext:value-type="float">
            <text:p>99708735</text:p>
          </table:table-cell>
          <table:table-cell office:value-type="float" office:value="2020683" calcext:value-type="float">
            <text:p>2020683</text:p>
          </table:table-cell>
          <table:table-cell table:formula="of:=RANDBETWEEN(1000; 99999)" office:value-type="float" office:value="16451" calcext:value-type="float">
            <text:p>16451</text:p>
          </table:table-cell>
          <table:table-cell office:value-type="string" calcext:value-type="string">
            <text:p>Gabriell</text:p>
          </table:table-cell>
          <table:table-cell office:value-type="string" calcext:value-type="string">
            <text:p>Melodee</text:p>
          </table:table-cell>
          <table:table-cell office:value-type="string" calcext:value-type="string">
            <text:p>Pautard</text:p>
          </table:table-cell>
          <table:table-cell office:value-type="string" calcext:value-type="string">
            <text:p>Geal</text:p>
          </table:table-cell>
          <table:table-cell office:value-type="string" calcext:value-type="string">
            <text:p>mgealag@sphin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21-142-756</text:p>
          </table:table-cell>
          <table:table-cell office:value-type="string" calcext:value-type="string">
            <text:p>21 Southridge Terrace</text:p>
          </table:table-cell>
          <table:table-cell table:formula="of:=RANDBETWEEN(1;1833)" office:value-type="float" office:value="1818" calcext:value-type="float">
            <text:p>1818</text:p>
          </table:table-cell>
          <table:table-cell/>
          <table:table-cell table:formula="of:=CONCATENATE(&quot;(&quot;;[.A684];&quot;, &quot;;[.B684];&quot;, &quot;;[.C684];&quot;, '&quot;;[.D684];&quot; &quot;;[.E684];&quot;', '&quot;;[.F684];&quot; &quot;;[.G684];&quot;', '&quot;; [.H684]; &quot;'&quot;; [.I684];&quot;', '&quot;;[.J684];&quot;', '&quot;;[.K684];&quot;', &quot;;[.L684]; &quot;), &quot;)" office:value-type="string" office:string-value="(99708735, 2020683, 16451, 'Gabriell Melodee', 'Pautard Geal', 'mgealag@sphinn.com'https://librenoticias.com/wp-content/uploads/2020/08/default-user-image.png', '521-142-756', '21 Southridge Terrace', 1818), " calcext:value-type="string">
            <text:p>(99708735, 2020683, 16451, 'Gabriell Melodee', 'Pautard Geal', 'mgealag@sphinn.com'https://librenoticias.com/wp-content/uploads/2020/08/default-user-image.png', '521-142-756', '21 Southridge Terrace', 181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9385580" calcext:value-type="float">
            <text:p>69385580</text:p>
          </table:table-cell>
          <table:table-cell office:value-type="float" office:value="2020684" calcext:value-type="float">
            <text:p>2020684</text:p>
          </table:table-cell>
          <table:table-cell table:formula="of:=RANDBETWEEN(1000; 99999)" office:value-type="float" office:value="94644" calcext:value-type="float">
            <text:p>94644</text:p>
          </table:table-cell>
          <table:table-cell office:value-type="string" calcext:value-type="string">
            <text:p>Bonnibelle</text:p>
          </table:table-cell>
          <table:table-cell office:value-type="string" calcext:value-type="string">
            <text:p>Charlotta</text:p>
          </table:table-cell>
          <table:table-cell office:value-type="string" calcext:value-type="string">
            <text:p>Peart</text:p>
          </table:table-cell>
          <table:table-cell office:value-type="string" calcext:value-type="string">
            <text:p>Wedgbrow</text:p>
          </table:table-cell>
          <table:table-cell office:value-type="string" calcext:value-type="string">
            <text:p>cwedgbrowpp@weebl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86-495-253</text:p>
          </table:table-cell>
          <table:table-cell office:value-type="string" calcext:value-type="string">
            <text:p>9679 Browning Crossing</text:p>
          </table:table-cell>
          <table:table-cell table:formula="of:=RANDBETWEEN(1;1833)" office:value-type="float" office:value="945" calcext:value-type="float">
            <text:p>945</text:p>
          </table:table-cell>
          <table:table-cell/>
          <table:table-cell table:formula="of:=CONCATENATE(&quot;(&quot;;[.A685];&quot;, &quot;;[.B685];&quot;, &quot;;[.C685];&quot;, '&quot;;[.D685];&quot; &quot;;[.E685];&quot;', '&quot;;[.F685];&quot; &quot;;[.G685];&quot;', '&quot;; [.H685]; &quot;'&quot;; [.I685];&quot;', '&quot;;[.J685];&quot;', '&quot;;[.K685];&quot;', &quot;;[.L685]; &quot;), &quot;)" office:value-type="string" office:string-value="(69385580, 2020684, 94644, 'Bonnibelle Charlotta', 'Peart Wedgbrow', 'cwedgbrowpp@weebly.com'https://librenoticias.com/wp-content/uploads/2020/08/default-user-image.png', '286-495-253', '9679 Browning Crossing', 945), " calcext:value-type="string">
            <text:p>(69385580, 2020684, 94644, 'Bonnibelle Charlotta', 'Peart Wedgbrow', 'cwedgbrowpp@weebly.com'https://librenoticias.com/wp-content/uploads/2020/08/default-user-image.png', '286-495-253', '9679 Browning Crossing', 94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5435996" calcext:value-type="float">
            <text:p>25435996</text:p>
          </table:table-cell>
          <table:table-cell office:value-type="float" office:value="2020685" calcext:value-type="float">
            <text:p>2020685</text:p>
          </table:table-cell>
          <table:table-cell table:formula="of:=RANDBETWEEN(1000; 99999)" office:value-type="float" office:value="54070" calcext:value-type="float">
            <text:p>54070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Pecht</text:p>
          </table:table-cell>
          <table:table-cell office:value-type="string" calcext:value-type="string">
            <text:p>Sawford</text:p>
          </table:table-cell>
          <table:table-cell office:value-type="string" calcext:value-type="string">
            <text:p>wsawfordjz@ucoz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56-825-239</text:p>
          </table:table-cell>
          <table:table-cell office:value-type="string" calcext:value-type="string">
            <text:p>935 Lakewood Lane</text:p>
          </table:table-cell>
          <table:table-cell table:formula="of:=RANDBETWEEN(1;1833)" office:value-type="float" office:value="663" calcext:value-type="float">
            <text:p>663</text:p>
          </table:table-cell>
          <table:table-cell/>
          <table:table-cell table:formula="of:=CONCATENATE(&quot;(&quot;;[.A686];&quot;, &quot;;[.B686];&quot;, &quot;;[.C686];&quot;, '&quot;;[.D686];&quot; &quot;;[.E686];&quot;', '&quot;;[.F686];&quot; &quot;;[.G686];&quot;', '&quot;; [.H686]; &quot;'&quot;; [.I686];&quot;', '&quot;;[.J686];&quot;', '&quot;;[.K686];&quot;', &quot;;[.L686]; &quot;), &quot;)" office:value-type="string" office:string-value="(25435996, 2020685, 54070, 'Hilton Ward', 'Pecht Sawford', 'wsawfordjz@ucoz.ru'https://librenoticias.com/wp-content/uploads/2020/08/default-user-image.png', '956-825-239', '935 Lakewood Lane', 663), " calcext:value-type="string">
            <text:p>(25435996, 2020685, 54070, 'Hilton Ward', 'Pecht Sawford', 'wsawfordjz@ucoz.ru'https://librenoticias.com/wp-content/uploads/2020/08/default-user-image.png', '956-825-239', '935 Lakewood Lane', 66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0179832" calcext:value-type="float">
            <text:p>20179832</text:p>
          </table:table-cell>
          <table:table-cell office:value-type="float" office:value="2020686" calcext:value-type="float">
            <text:p>2020686</text:p>
          </table:table-cell>
          <table:table-cell table:formula="of:=RANDBETWEEN(1000; 99999)" office:value-type="float" office:value="47802" calcext:value-type="float">
            <text:p>47802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Symon</text:p>
          </table:table-cell>
          <table:table-cell office:value-type="string" calcext:value-type="string">
            <text:p>Pegram</text:p>
          </table:table-cell>
          <table:table-cell office:value-type="string" calcext:value-type="string">
            <text:p>McIleen</text:p>
          </table:table-cell>
          <table:table-cell office:value-type="string" calcext:value-type="string">
            <text:p>smcileenlf@tiny.cc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12-134-509</text:p>
          </table:table-cell>
          <table:table-cell office:value-type="string" calcext:value-type="string">
            <text:p>730 Susan Drive</text:p>
          </table:table-cell>
          <table:table-cell table:formula="of:=RANDBETWEEN(1;1833)" office:value-type="float" office:value="895" calcext:value-type="float">
            <text:p>895</text:p>
          </table:table-cell>
          <table:table-cell/>
          <table:table-cell table:formula="of:=CONCATENATE(&quot;(&quot;;[.A687];&quot;, &quot;;[.B687];&quot;, &quot;;[.C687];&quot;, '&quot;;[.D687];&quot; &quot;;[.E687];&quot;', '&quot;;[.F687];&quot; &quot;;[.G687];&quot;', '&quot;; [.H687]; &quot;'&quot;; [.I687];&quot;', '&quot;;[.J687];&quot;', '&quot;;[.K687];&quot;', &quot;;[.L687]; &quot;), &quot;)" office:value-type="string" office:string-value="(20179832, 2020686, 47802, 'Dalton Symon', 'Pegram McIleen', 'smcileenlf@tiny.cc'https://librenoticias.com/wp-content/uploads/2020/08/default-user-image.png', '612-134-509', '730 Susan Drive', 895), " calcext:value-type="string">
            <text:p>(20179832, 2020686, 47802, 'Dalton Symon', 'Pegram McIleen', 'smcileenlf@tiny.cc'https://librenoticias.com/wp-content/uploads/2020/08/default-user-image.png', '612-134-509', '730 Susan Drive', 89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4904395" calcext:value-type="float">
            <text:p>94904395</text:p>
          </table:table-cell>
          <table:table-cell office:value-type="float" office:value="2020687" calcext:value-type="float">
            <text:p>2020687</text:p>
          </table:table-cell>
          <table:table-cell table:formula="of:=RANDBETWEEN(1000; 99999)" office:value-type="float" office:value="66959" calcext:value-type="float">
            <text:p>66959</text:p>
          </table:table-cell>
          <table:table-cell office:value-type="string" calcext:value-type="string">
            <text:p>Huberto</text:p>
          </table:table-cell>
          <table:table-cell office:value-type="string" calcext:value-type="string">
            <text:p>Waylin</text:p>
          </table:table-cell>
          <table:table-cell office:value-type="string" calcext:value-type="string">
            <text:p>Pendlebury</text:p>
          </table:table-cell>
          <table:table-cell office:value-type="string" calcext:value-type="string">
            <text:p>Mair</text:p>
          </table:table-cell>
          <table:table-cell office:value-type="string" calcext:value-type="string">
            <text:p>wmair48@reverbnatio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13-409-791</text:p>
          </table:table-cell>
          <table:table-cell office:value-type="string" calcext:value-type="string">
            <text:p>8 Packers Lane</text:p>
          </table:table-cell>
          <table:table-cell table:formula="of:=RANDBETWEEN(1;1833)" office:value-type="float" office:value="1010" calcext:value-type="float">
            <text:p>1010</text:p>
          </table:table-cell>
          <table:table-cell/>
          <table:table-cell table:formula="of:=CONCATENATE(&quot;(&quot;;[.A688];&quot;, &quot;;[.B688];&quot;, &quot;;[.C688];&quot;, '&quot;;[.D688];&quot; &quot;;[.E688];&quot;', '&quot;;[.F688];&quot; &quot;;[.G688];&quot;', '&quot;; [.H688]; &quot;'&quot;; [.I688];&quot;', '&quot;;[.J688];&quot;', '&quot;;[.K688];&quot;', &quot;;[.L688]; &quot;), &quot;)" office:value-type="string" office:string-value="(94904395, 2020687, 66959, 'Huberto Waylin', 'Pendlebury Mair', 'wmair48@reverbnation.com'https://librenoticias.com/wp-content/uploads/2020/08/default-user-image.png', '413-409-791', '8 Packers Lane', 1010), " calcext:value-type="string">
            <text:p>(94904395, 2020687, 66959, 'Huberto Waylin', 'Pendlebury Mair', 'wmair48@reverbnation.com'https://librenoticias.com/wp-content/uploads/2020/08/default-user-image.png', '413-409-791', '8 Packers Lane', 101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4021750" calcext:value-type="float">
            <text:p>94021750</text:p>
          </table:table-cell>
          <table:table-cell office:value-type="float" office:value="2020688" calcext:value-type="float">
            <text:p>2020688</text:p>
          </table:table-cell>
          <table:table-cell table:formula="of:=RANDBETWEEN(1000; 99999)" office:value-type="float" office:value="83979" calcext:value-type="float">
            <text:p>83979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Kesby</text:p>
          </table:table-cell>
          <table:table-cell office:value-type="string" calcext:value-type="string">
            <text:p>tkesbygn@cisc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39-916-919</text:p>
          </table:table-cell>
          <table:table-cell office:value-type="string" calcext:value-type="string">
            <text:p>992 Homewood Avenue</text:p>
          </table:table-cell>
          <table:table-cell table:formula="of:=RANDBETWEEN(1;1833)" office:value-type="float" office:value="796" calcext:value-type="float">
            <text:p>796</text:p>
          </table:table-cell>
          <table:table-cell/>
          <table:table-cell table:formula="of:=CONCATENATE(&quot;(&quot;;[.A689];&quot;, &quot;;[.B689];&quot;, &quot;;[.C689];&quot;, '&quot;;[.D689];&quot; &quot;;[.E689];&quot;', '&quot;;[.F689];&quot; &quot;;[.G689];&quot;', '&quot;; [.H689]; &quot;'&quot;; [.I689];&quot;', '&quot;;[.J689];&quot;', '&quot;;[.K689];&quot;', &quot;;[.L689]; &quot;), &quot;)" office:value-type="string" office:string-value="(94021750, 2020688, 83979, 'Gavin Tammy', 'Pendre Kesby', 'tkesbygn@cisco.com'https://librenoticias.com/wp-content/uploads/2020/08/default-user-image.png', '339-916-919', '992 Homewood Avenue', 796), " calcext:value-type="string">
            <text:p>(94021750, 2020688, 83979, 'Gavin Tammy', 'Pendre Kesby', 'tkesbygn@cisco.com'https://librenoticias.com/wp-content/uploads/2020/08/default-user-image.png', '339-916-919', '992 Homewood Avenue', 79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4386884" calcext:value-type="float">
            <text:p>44386884</text:p>
          </table:table-cell>
          <table:table-cell office:value-type="float" office:value="2020689" calcext:value-type="float">
            <text:p>2020689</text:p>
          </table:table-cell>
          <table:table-cell table:formula="of:=RANDBETWEEN(1000; 99999)" office:value-type="float" office:value="87530" calcext:value-type="float">
            <text:p>87530</text:p>
          </table:table-cell>
          <table:table-cell office:value-type="string" calcext:value-type="string">
            <text:p>Jolyn</text:p>
          </table:table-cell>
          <table:table-cell office:value-type="string" calcext:value-type="string">
            <text:p>Velma</text:p>
          </table:table-cell>
          <table:table-cell office:value-type="string" calcext:value-type="string">
            <text:p>Penhaleurack</text:p>
          </table:table-cell>
          <table:table-cell office:value-type="string" calcext:value-type="string">
            <text:p>Maylin</text:p>
          </table:table-cell>
          <table:table-cell office:value-type="string" calcext:value-type="string">
            <text:p>vmaylinkb@eba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25-574-175</text:p>
          </table:table-cell>
          <table:table-cell office:value-type="string" calcext:value-type="string">
            <text:p>7 Leroy Terrace</text:p>
          </table:table-cell>
          <table:table-cell table:formula="of:=RANDBETWEEN(1;1833)" office:value-type="float" office:value="47" calcext:value-type="float">
            <text:p>47</text:p>
          </table:table-cell>
          <table:table-cell/>
          <table:table-cell table:formula="of:=CONCATENATE(&quot;(&quot;;[.A690];&quot;, &quot;;[.B690];&quot;, &quot;;[.C690];&quot;, '&quot;;[.D690];&quot; &quot;;[.E690];&quot;', '&quot;;[.F690];&quot; &quot;;[.G690];&quot;', '&quot;; [.H690]; &quot;'&quot;; [.I690];&quot;', '&quot;;[.J690];&quot;', '&quot;;[.K690];&quot;', &quot;;[.L690]; &quot;), &quot;)" office:value-type="string" office:string-value="(44386884, 2020689, 87530, 'Jolyn Velma', 'Penhaleurack Maylin', 'vmaylinkb@ebay.com'https://librenoticias.com/wp-content/uploads/2020/08/default-user-image.png', '825-574-175', '7 Leroy Terrace', 47), " calcext:value-type="string">
            <text:p>(44386884, 2020689, 87530, 'Jolyn Velma', 'Penhaleurack Maylin', 'vmaylinkb@ebay.com'https://librenoticias.com/wp-content/uploads/2020/08/default-user-image.png', '825-574-175', '7 Leroy Terrace', 4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9990531" calcext:value-type="float">
            <text:p>59990531</text:p>
          </table:table-cell>
          <table:table-cell office:value-type="float" office:value="2020690" calcext:value-type="float">
            <text:p>2020690</text:p>
          </table:table-cell>
          <table:table-cell table:formula="of:=RANDBETWEEN(1000; 99999)" office:value-type="float" office:value="51504" calcext:value-type="float">
            <text:p>51504</text:p>
          </table:table-cell>
          <table:table-cell office:value-type="string" calcext:value-type="string">
            <text:p>Dannie</text:p>
          </table:table-cell>
          <table:table-cell office:value-type="string" calcext:value-type="string">
            <text:p>Shelba</text:p>
          </table:table-cell>
          <table:table-cell office:value-type="string" calcext:value-type="string">
            <text:p>Penn</text:p>
          </table:table-cell>
          <table:table-cell office:value-type="string" calcext:value-type="string">
            <text:p>Espadas</text:p>
          </table:table-cell>
          <table:table-cell office:value-type="string" calcext:value-type="string">
            <text:p>sespadasel@craigslist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33-335-600</text:p>
          </table:table-cell>
          <table:table-cell office:value-type="string" calcext:value-type="string">
            <text:p>210 Hansons Drive</text:p>
          </table:table-cell>
          <table:table-cell table:formula="of:=RANDBETWEEN(1;1833)" office:value-type="float" office:value="276" calcext:value-type="float">
            <text:p>276</text:p>
          </table:table-cell>
          <table:table-cell/>
          <table:table-cell table:formula="of:=CONCATENATE(&quot;(&quot;;[.A691];&quot;, &quot;;[.B691];&quot;, &quot;;[.C691];&quot;, '&quot;;[.D691];&quot; &quot;;[.E691];&quot;', '&quot;;[.F691];&quot; &quot;;[.G691];&quot;', '&quot;; [.H691]; &quot;'&quot;; [.I691];&quot;', '&quot;;[.J691];&quot;', '&quot;;[.K691];&quot;', &quot;;[.L691]; &quot;), &quot;)" office:value-type="string" office:string-value="(59990531, 2020690, 51504, 'Dannie Shelba', 'Penn Espadas', 'sespadasel@craigslist.org'https://librenoticias.com/wp-content/uploads/2020/08/default-user-image.png', '133-335-600', '210 Hansons Drive', 276), " calcext:value-type="string">
            <text:p>(59990531, 2020690, 51504, 'Dannie Shelba', 'Penn Espadas', 'sespadasel@craigslist.org'https://librenoticias.com/wp-content/uploads/2020/08/default-user-image.png', '133-335-600', '210 Hansons Drive', 27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2484851" calcext:value-type="float">
            <text:p>72484851</text:p>
          </table:table-cell>
          <table:table-cell office:value-type="float" office:value="2020691" calcext:value-type="float">
            <text:p>2020691</text:p>
          </table:table-cell>
          <table:table-cell table:formula="of:=RANDBETWEEN(1000; 99999)" office:value-type="float" office:value="80093" calcext:value-type="float">
            <text:p>80093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Pentony</text:p>
          </table:table-cell>
          <table:table-cell office:value-type="string" calcext:value-type="string">
            <text:p>Ogilvie</text:p>
          </table:table-cell>
          <table:table-cell office:value-type="string" calcext:value-type="string">
            <text:p>dogilviepd@theglobeandmai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47-339-872</text:p>
          </table:table-cell>
          <table:table-cell office:value-type="string" calcext:value-type="string">
            <text:p>714 Heath Road</text:p>
          </table:table-cell>
          <table:table-cell table:formula="of:=RANDBETWEEN(1;1833)" office:value-type="float" office:value="248" calcext:value-type="float">
            <text:p>248</text:p>
          </table:table-cell>
          <table:table-cell/>
          <table:table-cell table:formula="of:=CONCATENATE(&quot;(&quot;;[.A692];&quot;, &quot;;[.B692];&quot;, &quot;;[.C692];&quot;, '&quot;;[.D692];&quot; &quot;;[.E692];&quot;', '&quot;;[.F692];&quot; &quot;;[.G692];&quot;', '&quot;; [.H692]; &quot;'&quot;; [.I692];&quot;', '&quot;;[.J692];&quot;', '&quot;;[.K692];&quot;', &quot;;[.L692]; &quot;), &quot;)" office:value-type="string" office:string-value="(72484851, 2020691, 80093, 'Elena Demetria', 'Pentony Ogilvie', 'dogilviepd@theglobeandmail.com'https://librenoticias.com/wp-content/uploads/2020/08/default-user-image.png', '247-339-872', '714 Heath Road', 248), " calcext:value-type="string">
            <text:p>(72484851, 2020691, 80093, 'Elena Demetria', 'Pentony Ogilvie', 'dogilviepd@theglobeandmail.com'https://librenoticias.com/wp-content/uploads/2020/08/default-user-image.png', '247-339-872', '714 Heath Road', 24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0443509" calcext:value-type="float">
            <text:p>10443509</text:p>
          </table:table-cell>
          <table:table-cell office:value-type="float" office:value="2020692" calcext:value-type="float">
            <text:p>2020692</text:p>
          </table:table-cell>
          <table:table-cell table:formula="of:=RANDBETWEEN(1000; 99999)" office:value-type="float" office:value="14495" calcext:value-type="float">
            <text:p>14495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Peracco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sordr9@weebl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81-962-684</text:p>
          </table:table-cell>
          <table:table-cell office:value-type="string" calcext:value-type="string">
            <text:p>17922 Texas Street</text:p>
          </table:table-cell>
          <table:table-cell table:formula="of:=RANDBETWEEN(1;1833)" office:value-type="float" office:value="890" calcext:value-type="float">
            <text:p>890</text:p>
          </table:table-cell>
          <table:table-cell/>
          <table:table-cell table:formula="of:=CONCATENATE(&quot;(&quot;;[.A693];&quot;, &quot;;[.B693];&quot;, &quot;;[.C693];&quot;, '&quot;;[.D693];&quot; &quot;;[.E693];&quot;', '&quot;;[.F693];&quot; &quot;;[.G693];&quot;', '&quot;; [.H693]; &quot;'&quot;; [.I693];&quot;', '&quot;;[.J693];&quot;', '&quot;;[.K693];&quot;', &quot;;[.L693]; &quot;), &quot;)" office:value-type="string" office:string-value="(10443509, 2020692, 14495, 'Cory Sam', 'Peracco Ord', 'sordr9@weebly.com'https://librenoticias.com/wp-content/uploads/2020/08/default-user-image.png', '881-962-684', '17922 Texas Street', 890), " calcext:value-type="string">
            <text:p>(10443509, 2020692, 14495, 'Cory Sam', 'Peracco Ord', 'sordr9@weebly.com'https://librenoticias.com/wp-content/uploads/2020/08/default-user-image.png', '881-962-684', '17922 Texas Street', 89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8321900" calcext:value-type="float">
            <text:p>58321900</text:p>
          </table:table-cell>
          <table:table-cell office:value-type="float" office:value="2020693" calcext:value-type="float">
            <text:p>2020693</text:p>
          </table:table-cell>
          <table:table-cell table:formula="of:=RANDBETWEEN(1000; 99999)" office:value-type="float" office:value="84596" calcext:value-type="float">
            <text:p>84596</text:p>
          </table:table-cell>
          <table:table-cell office:value-type="string" calcext:value-type="string">
            <text:p>Helyn</text:p>
          </table:table-cell>
          <table:table-cell office:value-type="string" calcext:value-type="string">
            <text:p>Malynda</text:p>
          </table:table-cell>
          <table:table-cell office:value-type="string" calcext:value-type="string">
            <text:p>Percy</text:p>
          </table:table-cell>
          <table:table-cell office:value-type="string" calcext:value-type="string">
            <text:p>Greenan</text:p>
          </table:table-cell>
          <table:table-cell office:value-type="string" calcext:value-type="string">
            <text:p>mgreenank9@nbcnew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96-726-899</text:p>
          </table:table-cell>
          <table:table-cell office:value-type="string" calcext:value-type="string">
            <text:p>6527 Sunfield Street</text:p>
          </table:table-cell>
          <table:table-cell table:formula="of:=RANDBETWEEN(1;1833)" office:value-type="float" office:value="1781" calcext:value-type="float">
            <text:p>1781</text:p>
          </table:table-cell>
          <table:table-cell/>
          <table:table-cell table:formula="of:=CONCATENATE(&quot;(&quot;;[.A694];&quot;, &quot;;[.B694];&quot;, &quot;;[.C694];&quot;, '&quot;;[.D694];&quot; &quot;;[.E694];&quot;', '&quot;;[.F694];&quot; &quot;;[.G694];&quot;', '&quot;; [.H694]; &quot;'&quot;; [.I694];&quot;', '&quot;;[.J694];&quot;', '&quot;;[.K694];&quot;', &quot;;[.L694]; &quot;), &quot;)" office:value-type="string" office:string-value="(58321900, 2020693, 84596, 'Helyn Malynda', 'Percy Greenan', 'mgreenank9@nbcnews.com'https://librenoticias.com/wp-content/uploads/2020/08/default-user-image.png', '896-726-899', '6527 Sunfield Street', 1781), " calcext:value-type="string">
            <text:p>(58321900, 2020693, 84596, 'Helyn Malynda', 'Percy Greenan', 'mgreenank9@nbcnews.com'https://librenoticias.com/wp-content/uploads/2020/08/default-user-image.png', '896-726-899', '6527 Sunfield Street', 178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5727058" calcext:value-type="float">
            <text:p>35727058</text:p>
          </table:table-cell>
          <table:table-cell office:value-type="float" office:value="2020694" calcext:value-type="float">
            <text:p>2020694</text:p>
          </table:table-cell>
          <table:table-cell table:formula="of:=RANDBETWEEN(1000; 99999)" office:value-type="float" office:value="36206" calcext:value-type="float">
            <text:p>36206</text:p>
          </table:table-cell>
          <table:table-cell office:value-type="string" calcext:value-type="string">
            <text:p>Zelig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Perrigo</text:p>
          </table:table-cell>
          <table:table-cell office:value-type="string" calcext:value-type="string">
            <text:p>Ellacombe</text:p>
          </table:table-cell>
          <table:table-cell office:value-type="string" calcext:value-type="string">
            <text:p>mellacombenh@lyco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03-304-961</text:p>
          </table:table-cell>
          <table:table-cell office:value-type="string" calcext:value-type="string">
            <text:p>96 Portage Park</text:p>
          </table:table-cell>
          <table:table-cell table:formula="of:=RANDBETWEEN(1;1833)" office:value-type="float" office:value="1366" calcext:value-type="float">
            <text:p>1366</text:p>
          </table:table-cell>
          <table:table-cell/>
          <table:table-cell table:formula="of:=CONCATENATE(&quot;(&quot;;[.A695];&quot;, &quot;;[.B695];&quot;, &quot;;[.C695];&quot;, '&quot;;[.D695];&quot; &quot;;[.E695];&quot;', '&quot;;[.F695];&quot; &quot;;[.G695];&quot;', '&quot;; [.H695]; &quot;'&quot;; [.I695];&quot;', '&quot;;[.J695];&quot;', '&quot;;[.K695];&quot;', &quot;;[.L695]; &quot;), &quot;)" office:value-type="string" office:string-value="(35727058, 2020694, 36206, 'Zelig Mitchell', 'Perrigo Ellacombe', 'mellacombenh@lycos.com'https://librenoticias.com/wp-content/uploads/2020/08/default-user-image.png', '803-304-961', '96 Portage Park', 1366), " calcext:value-type="string">
            <text:p>(35727058, 2020694, 36206, 'Zelig Mitchell', 'Perrigo Ellacombe', 'mellacombenh@lycos.com'https://librenoticias.com/wp-content/uploads/2020/08/default-user-image.png', '803-304-961', '96 Portage Park', 136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7009820" calcext:value-type="float">
            <text:p>77009820</text:p>
          </table:table-cell>
          <table:table-cell office:value-type="float" office:value="2020695" calcext:value-type="float">
            <text:p>2020695</text:p>
          </table:table-cell>
          <table:table-cell table:formula="of:=RANDBETWEEN(1000; 99999)" office:value-type="float" office:value="78951" calcext:value-type="float">
            <text:p>78951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Porty</text:p>
          </table:table-cell>
          <table:table-cell office:value-type="string" calcext:value-type="string">
            <text:p>Perritt</text:p>
          </table:table-cell>
          <table:table-cell office:value-type="string" calcext:value-type="string">
            <text:p>Cassius</text:p>
          </table:table-cell>
          <table:table-cell office:value-type="string" calcext:value-type="string">
            <text:p>pcassiusbm@kickstart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42-557-510</text:p>
          </table:table-cell>
          <table:table-cell office:value-type="string" calcext:value-type="string">
            <text:p>06 Butterfield Parkway</text:p>
          </table:table-cell>
          <table:table-cell table:formula="of:=RANDBETWEEN(1;1833)" office:value-type="float" office:value="52" calcext:value-type="float">
            <text:p>52</text:p>
          </table:table-cell>
          <table:table-cell/>
          <table:table-cell table:formula="of:=CONCATENATE(&quot;(&quot;;[.A696];&quot;, &quot;;[.B696];&quot;, &quot;;[.C696];&quot;, '&quot;;[.D696];&quot; &quot;;[.E696];&quot;', '&quot;;[.F696];&quot; &quot;;[.G696];&quot;', '&quot;; [.H696]; &quot;'&quot;; [.I696];&quot;', '&quot;;[.J696];&quot;', '&quot;;[.K696];&quot;', &quot;;[.L696]; &quot;), &quot;)" office:value-type="string" office:string-value="(77009820, 2020695, 78951, 'Dun Porty', 'Perritt Cassius', 'pcassiusbm@kickstarter.com'https://librenoticias.com/wp-content/uploads/2020/08/default-user-image.png', '642-557-510', '06 Butterfield Parkway', 52), " calcext:value-type="string">
            <text:p>(77009820, 2020695, 78951, 'Dun Porty', 'Perritt Cassius', 'pcassiusbm@kickstarter.com'https://librenoticias.com/wp-content/uploads/2020/08/default-user-image.png', '642-557-510', '06 Butterfield Parkway', 5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1405644" calcext:value-type="float">
            <text:p>91405644</text:p>
          </table:table-cell>
          <table:table-cell office:value-type="float" office:value="2020696" calcext:value-type="float">
            <text:p>2020696</text:p>
          </table:table-cell>
          <table:table-cell table:formula="of:=RANDBETWEEN(1000; 99999)" office:value-type="float" office:value="54312" calcext:value-type="float">
            <text:p>54312</text:p>
          </table:table-cell>
          <table:table-cell office:value-type="string" calcext:value-type="string">
            <text:p>Georgeanna</text:p>
          </table:table-cell>
          <table:table-cell office:value-type="string" calcext:value-type="string">
            <text:p>Vivianne</text:p>
          </table:table-cell>
          <table:table-cell office:value-type="string" calcext:value-type="string">
            <text:p>Pescud</text:p>
          </table:table-cell>
          <table:table-cell office:value-type="string" calcext:value-type="string">
            <text:p>Heaviside</text:p>
          </table:table-cell>
          <table:table-cell office:value-type="string" calcext:value-type="string">
            <text:p>vheavisideds@mlb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55-549-968</text:p>
          </table:table-cell>
          <table:table-cell office:value-type="string" calcext:value-type="string">
            <text:p>8722 Badeau Pass</text:p>
          </table:table-cell>
          <table:table-cell table:formula="of:=RANDBETWEEN(1;1833)" office:value-type="float" office:value="33" calcext:value-type="float">
            <text:p>33</text:p>
          </table:table-cell>
          <table:table-cell/>
          <table:table-cell table:formula="of:=CONCATENATE(&quot;(&quot;;[.A697];&quot;, &quot;;[.B697];&quot;, &quot;;[.C697];&quot;, '&quot;;[.D697];&quot; &quot;;[.E697];&quot;', '&quot;;[.F697];&quot; &quot;;[.G697];&quot;', '&quot;; [.H697]; &quot;'&quot;; [.I697];&quot;', '&quot;;[.J697];&quot;', '&quot;;[.K697];&quot;', &quot;;[.L697]; &quot;), &quot;)" office:value-type="string" office:string-value="(91405644, 2020696, 54312, 'Georgeanna Vivianne', 'Pescud Heaviside', 'vheavisideds@mlb.com'https://librenoticias.com/wp-content/uploads/2020/08/default-user-image.png', '755-549-968', '8722 Badeau Pass', 33), " calcext:value-type="string">
            <text:p>(91405644, 2020696, 54312, 'Georgeanna Vivianne', 'Pescud Heaviside', 'vheavisideds@mlb.com'https://librenoticias.com/wp-content/uploads/2020/08/default-user-image.png', '755-549-968', '8722 Badeau Pass', 3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4846565" calcext:value-type="float">
            <text:p>34846565</text:p>
          </table:table-cell>
          <table:table-cell office:value-type="float" office:value="2020697" calcext:value-type="float">
            <text:p>2020697</text:p>
          </table:table-cell>
          <table:table-cell table:formula="of:=RANDBETWEEN(1000; 99999)" office:value-type="float" office:value="42369" calcext:value-type="float">
            <text:p>42369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Leonerd</text:p>
          </table:table-cell>
          <table:table-cell office:value-type="string" calcext:value-type="string">
            <text:p>Pethrick</text:p>
          </table:table-cell>
          <table:table-cell office:value-type="string" calcext:value-type="string">
            <text:p>Lanceter</text:p>
          </table:table-cell>
          <table:table-cell office:value-type="string" calcext:value-type="string">
            <text:p>llanceterho@paypa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36-808-770</text:p>
          </table:table-cell>
          <table:table-cell office:value-type="string" calcext:value-type="string">
            <text:p>311 Loftsgordon Plaza</text:p>
          </table:table-cell>
          <table:table-cell table:formula="of:=RANDBETWEEN(1;1833)" office:value-type="float" office:value="1499" calcext:value-type="float">
            <text:p>1499</text:p>
          </table:table-cell>
          <table:table-cell/>
          <table:table-cell table:formula="of:=CONCATENATE(&quot;(&quot;;[.A698];&quot;, &quot;;[.B698];&quot;, &quot;;[.C698];&quot;, '&quot;;[.D698];&quot; &quot;;[.E698];&quot;', '&quot;;[.F698];&quot; &quot;;[.G698];&quot;', '&quot;; [.H698]; &quot;'&quot;; [.I698];&quot;', '&quot;;[.J698];&quot;', '&quot;;[.K698];&quot;', &quot;;[.L698]; &quot;), &quot;)" office:value-type="string" office:string-value="(34846565, 2020697, 42369, 'Irvine Leonerd', 'Pethrick Lanceter', 'llanceterho@paypal.com'https://librenoticias.com/wp-content/uploads/2020/08/default-user-image.png', '636-808-770', '311 Loftsgordon Plaza', 1499), " calcext:value-type="string">
            <text:p>(34846565, 2020697, 42369, 'Irvine Leonerd', 'Pethrick Lanceter', 'llanceterho@paypal.com'https://librenoticias.com/wp-content/uploads/2020/08/default-user-image.png', '636-808-770', '311 Loftsgordon Plaza', 149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2804984" calcext:value-type="float">
            <text:p>32804984</text:p>
          </table:table-cell>
          <table:table-cell office:value-type="float" office:value="2020698" calcext:value-type="float">
            <text:p>2020698</text:p>
          </table:table-cell>
          <table:table-cell table:formula="of:=RANDBETWEEN(1000; 99999)" office:value-type="float" office:value="48757" calcext:value-type="float">
            <text:p>48757</text:p>
          </table:table-cell>
          <table:table-cell office:value-type="string" calcext:value-type="string">
            <text:p>Herman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Petric</text:p>
          </table:table-cell>
          <table:table-cell office:value-type="string" calcext:value-type="string">
            <text:p>Charlton</text:p>
          </table:table-cell>
          <table:table-cell office:value-type="string" calcext:value-type="string">
            <text:p>lcharlton84@cornell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35-276-369</text:p>
          </table:table-cell>
          <table:table-cell office:value-type="string" calcext:value-type="string">
            <text:p>7 Oneill Plaza</text:p>
          </table:table-cell>
          <table:table-cell table:formula="of:=RANDBETWEEN(1;1833)" office:value-type="float" office:value="126" calcext:value-type="float">
            <text:p>126</text:p>
          </table:table-cell>
          <table:table-cell/>
          <table:table-cell table:formula="of:=CONCATENATE(&quot;(&quot;;[.A699];&quot;, &quot;;[.B699];&quot;, &quot;;[.C699];&quot;, '&quot;;[.D699];&quot; &quot;;[.E699];&quot;', '&quot;;[.F699];&quot; &quot;;[.G699];&quot;', '&quot;; [.H699]; &quot;'&quot;; [.I699];&quot;', '&quot;;[.J699];&quot;', '&quot;;[.K699];&quot;', &quot;;[.L699]; &quot;), &quot;)" office:value-type="string" office:string-value="(32804984, 2020698, 48757, 'Herman Lorenzo', 'Petric Charlton', 'lcharlton84@cornell.edu'https://librenoticias.com/wp-content/uploads/2020/08/default-user-image.png', '735-276-369', '7 Oneill Plaza', 126), " calcext:value-type="string">
            <text:p>(32804984, 2020698, 48757, 'Herman Lorenzo', 'Petric Charlton', 'lcharlton84@cornell.edu'https://librenoticias.com/wp-content/uploads/2020/08/default-user-image.png', '735-276-369', '7 Oneill Plaza', 12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0000464" calcext:value-type="float">
            <text:p>60000464</text:p>
          </table:table-cell>
          <table:table-cell office:value-type="float" office:value="2020699" calcext:value-type="float">
            <text:p>2020699</text:p>
          </table:table-cell>
          <table:table-cell table:formula="of:=RANDBETWEEN(1000; 99999)" office:value-type="float" office:value="89802" calcext:value-type="float">
            <text:p>89802</text:p>
          </table:table-cell>
          <table:table-cell office:value-type="string" calcext:value-type="string">
            <text:p>Frederich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Petrov</text:p>
          </table:table-cell>
          <table:table-cell office:value-type="string" calcext:value-type="string">
            <text:p>Mathey</text:p>
          </table:table-cell>
          <table:table-cell office:value-type="string" calcext:value-type="string">
            <text:p>bmathey7o@cocolog-nift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59-315-345</text:p>
          </table:table-cell>
          <table:table-cell office:value-type="string" calcext:value-type="string">
            <text:p>8 Superior Crossing</text:p>
          </table:table-cell>
          <table:table-cell table:formula="of:=RANDBETWEEN(1;1833)" office:value-type="float" office:value="455" calcext:value-type="float">
            <text:p>455</text:p>
          </table:table-cell>
          <table:table-cell/>
          <table:table-cell table:formula="of:=CONCATENATE(&quot;(&quot;;[.A700];&quot;, &quot;;[.B700];&quot;, &quot;;[.C700];&quot;, '&quot;;[.D700];&quot; &quot;;[.E700];&quot;', '&quot;;[.F700];&quot; &quot;;[.G700];&quot;', '&quot;; [.H700]; &quot;'&quot;; [.I700];&quot;', '&quot;;[.J700];&quot;', '&quot;;[.K700];&quot;', &quot;;[.L700]; &quot;), &quot;)" office:value-type="string" office:string-value="(60000464, 2020699, 89802, 'Frederich Baillie', 'Petrov Mathey', 'bmathey7o@cocolog-nifty.com'https://librenoticias.com/wp-content/uploads/2020/08/default-user-image.png', '159-315-345', '8 Superior Crossing', 455), " calcext:value-type="string">
            <text:p>(60000464, 2020699, 89802, 'Frederich Baillie', 'Petrov Mathey', 'bmathey7o@cocolog-nifty.com'https://librenoticias.com/wp-content/uploads/2020/08/default-user-image.png', '159-315-345', '8 Superior Crossing', 45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0955929" calcext:value-type="float">
            <text:p>10955929</text:p>
          </table:table-cell>
          <table:table-cell office:value-type="float" office:value="2020700" calcext:value-type="float">
            <text:p>2020700</text:p>
          </table:table-cell>
          <table:table-cell table:formula="of:=RANDBETWEEN(1000; 99999)" office:value-type="float" office:value="46631" calcext:value-type="float">
            <text:p>46631</text:p>
          </table:table-cell>
          <table:table-cell office:value-type="string" calcext:value-type="string">
            <text:p>Wilfred</text:p>
          </table:table-cell>
          <table:table-cell office:value-type="string" calcext:value-type="string">
            <text:p>Franciskus</text:p>
          </table:table-cell>
          <table:table-cell office:value-type="string" calcext:value-type="string">
            <text:p>Petrovsky</text:p>
          </table:table-cell>
          <table:table-cell office:value-type="string" calcext:value-type="string">
            <text:p>Coupar</text:p>
          </table:table-cell>
          <table:table-cell office:value-type="string" calcext:value-type="string">
            <text:p>fcoupar2c@about.m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22-894-469</text:p>
          </table:table-cell>
          <table:table-cell office:value-type="string" calcext:value-type="string">
            <text:p>05 Scofield Street</text:p>
          </table:table-cell>
          <table:table-cell table:formula="of:=RANDBETWEEN(1;1833)" office:value-type="float" office:value="1714" calcext:value-type="float">
            <text:p>1714</text:p>
          </table:table-cell>
          <table:table-cell/>
          <table:table-cell table:formula="of:=CONCATENATE(&quot;(&quot;;[.A701];&quot;, &quot;;[.B701];&quot;, &quot;;[.C701];&quot;, '&quot;;[.D701];&quot; &quot;;[.E701];&quot;', '&quot;;[.F701];&quot; &quot;;[.G701];&quot;', '&quot;; [.H701]; &quot;'&quot;; [.I701];&quot;', '&quot;;[.J701];&quot;', '&quot;;[.K701];&quot;', &quot;;[.L701]; &quot;), &quot;)" office:value-type="string" office:string-value="(10955929, 2020700, 46631, 'Wilfred Franciskus', 'Petrovsky Coupar', 'fcoupar2c@about.me'https://librenoticias.com/wp-content/uploads/2020/08/default-user-image.png', '622-894-469', '05 Scofield Street', 1714), " calcext:value-type="string">
            <text:p>(10955929, 2020700, 46631, 'Wilfred Franciskus', 'Petrovsky Coupar', 'fcoupar2c@about.me'https://librenoticias.com/wp-content/uploads/2020/08/default-user-image.png', '622-894-469', '05 Scofield Street', 171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7606633" calcext:value-type="float">
            <text:p>37606633</text:p>
          </table:table-cell>
          <table:table-cell office:value-type="float" office:value="2020701" calcext:value-type="float">
            <text:p>2020701</text:p>
          </table:table-cell>
          <table:table-cell table:formula="of:=RANDBETWEEN(1000; 99999)" office:value-type="float" office:value="84581" calcext:value-type="float">
            <text:p>84581</text:p>
          </table:table-cell>
          <table:table-cell office:value-type="string" calcext:value-type="string">
            <text:p>Bail</text:p>
          </table:table-cell>
          <table:table-cell office:value-type="string" calcext:value-type="string">
            <text:p>Fabe</text:p>
          </table:table-cell>
          <table:table-cell office:value-type="string" calcext:value-type="string">
            <text:p>Petz</text:p>
          </table:table-cell>
          <table:table-cell office:value-type="string" calcext:value-type="string">
            <text:p>Veltmann</text:p>
          </table:table-cell>
          <table:table-cell office:value-type="string" calcext:value-type="string">
            <text:p>fveltmann55@paginegialle.i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29-119-178</text:p>
          </table:table-cell>
          <table:table-cell office:value-type="string" calcext:value-type="string">
            <text:p>96 Rieder Point</text:p>
          </table:table-cell>
          <table:table-cell table:formula="of:=RANDBETWEEN(1;1833)" office:value-type="float" office:value="898" calcext:value-type="float">
            <text:p>898</text:p>
          </table:table-cell>
          <table:table-cell/>
          <table:table-cell table:formula="of:=CONCATENATE(&quot;(&quot;;[.A702];&quot;, &quot;;[.B702];&quot;, &quot;;[.C702];&quot;, '&quot;;[.D702];&quot; &quot;;[.E702];&quot;', '&quot;;[.F702];&quot; &quot;;[.G702];&quot;', '&quot;; [.H702]; &quot;'&quot;; [.I702];&quot;', '&quot;;[.J702];&quot;', '&quot;;[.K702];&quot;', &quot;;[.L702]; &quot;), &quot;)" office:value-type="string" office:string-value="(37606633, 2020701, 84581, 'Bail Fabe', 'Petz Veltmann', 'fveltmann55@paginegialle.it'https://librenoticias.com/wp-content/uploads/2020/08/default-user-image.png', '929-119-178', '96 Rieder Point', 898), " calcext:value-type="string">
            <text:p>(37606633, 2020701, 84581, 'Bail Fabe', 'Petz Veltmann', 'fveltmann55@paginegialle.it'https://librenoticias.com/wp-content/uploads/2020/08/default-user-image.png', '929-119-178', '96 Rieder Point', 89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1002277" calcext:value-type="float">
            <text:p>71002277</text:p>
          </table:table-cell>
          <table:table-cell office:value-type="float" office:value="2020702" calcext:value-type="float">
            <text:p>2020702</text:p>
          </table:table-cell>
          <table:table-cell table:formula="of:=RANDBETWEEN(1000; 99999)" office:value-type="float" office:value="19670" calcext:value-type="float">
            <text:p>19670</text:p>
          </table:table-cell>
          <table:table-cell office:value-type="string" calcext:value-type="string">
            <text:p>Arielle</text:p>
          </table:table-cell>
          <table:table-cell office:value-type="string" calcext:value-type="string">
            <text:p>Libbi</text:p>
          </table:table-cell>
          <table:table-cell office:value-type="string" calcext:value-type="string">
            <text:p>Phalp</text:p>
          </table:table-cell>
          <table:table-cell office:value-type="string" calcext:value-type="string">
            <text:p>Tugman</text:p>
          </table:table-cell>
          <table:table-cell office:value-type="string" calcext:value-type="string">
            <text:p>ltugman7y@fem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62-254-257</text:p>
          </table:table-cell>
          <table:table-cell office:value-type="string" calcext:value-type="string">
            <text:p>8151 Starling Court</text:p>
          </table:table-cell>
          <table:table-cell table:formula="of:=RANDBETWEEN(1;1833)" office:value-type="float" office:value="254" calcext:value-type="float">
            <text:p>254</text:p>
          </table:table-cell>
          <table:table-cell/>
          <table:table-cell table:formula="of:=CONCATENATE(&quot;(&quot;;[.A703];&quot;, &quot;;[.B703];&quot;, &quot;;[.C703];&quot;, '&quot;;[.D703];&quot; &quot;;[.E703];&quot;', '&quot;;[.F703];&quot; &quot;;[.G703];&quot;', '&quot;; [.H703]; &quot;'&quot;; [.I703];&quot;', '&quot;;[.J703];&quot;', '&quot;;[.K703];&quot;', &quot;;[.L703]; &quot;), &quot;)" office:value-type="string" office:string-value="(71002277, 2020702, 19670, 'Arielle Libbi', 'Phalp Tugman', 'ltugman7y@fema.gov'https://librenoticias.com/wp-content/uploads/2020/08/default-user-image.png', '962-254-257', '8151 Starling Court', 254), " calcext:value-type="string">
            <text:p>(71002277, 2020702, 19670, 'Arielle Libbi', 'Phalp Tugman', 'ltugman7y@fema.gov'https://librenoticias.com/wp-content/uploads/2020/08/default-user-image.png', '962-254-257', '8151 Starling Court', 25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5176733" calcext:value-type="float">
            <text:p>75176733</text:p>
          </table:table-cell>
          <table:table-cell office:value-type="float" office:value="2020703" calcext:value-type="float">
            <text:p>2020703</text:p>
          </table:table-cell>
          <table:table-cell table:formula="of:=RANDBETWEEN(1000; 99999)" office:value-type="float" office:value="65913" calcext:value-type="float">
            <text:p>65913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Charmain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cpalmerp1@wile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54-706-503</text:p>
          </table:table-cell>
          <table:table-cell office:value-type="string" calcext:value-type="string">
            <text:p>9 Coleman Hill</text:p>
          </table:table-cell>
          <table:table-cell table:formula="of:=RANDBETWEEN(1;1833)" office:value-type="float" office:value="845" calcext:value-type="float">
            <text:p>845</text:p>
          </table:table-cell>
          <table:table-cell/>
          <table:table-cell table:formula="of:=CONCATENATE(&quot;(&quot;;[.A704];&quot;, &quot;;[.B704];&quot;, &quot;;[.C704];&quot;, '&quot;;[.D704];&quot; &quot;;[.E704];&quot;', '&quot;;[.F704];&quot; &quot;;[.G704];&quot;', '&quot;; [.H704]; &quot;'&quot;; [.I704];&quot;', '&quot;;[.J704];&quot;', '&quot;;[.K704];&quot;', &quot;;[.L704]; &quot;), &quot;)" office:value-type="string" office:string-value="(75176733, 2020703, 65913, 'Grace Charmain', 'Pharaoh Palmer', 'cpalmerp1@wiley.com'https://librenoticias.com/wp-content/uploads/2020/08/default-user-image.png', '854-706-503', '9 Coleman Hill', 845), " calcext:value-type="string">
            <text:p>(75176733, 2020703, 65913, 'Grace Charmain', 'Pharaoh Palmer', 'cpalmerp1@wiley.com'https://librenoticias.com/wp-content/uploads/2020/08/default-user-image.png', '854-706-503', '9 Coleman Hill', 84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1154337" calcext:value-type="float">
            <text:p>71154337</text:p>
          </table:table-cell>
          <table:table-cell office:value-type="float" office:value="2020704" calcext:value-type="float">
            <text:p>2020704</text:p>
          </table:table-cell>
          <table:table-cell table:formula="of:=RANDBETWEEN(1000; 99999)" office:value-type="float" office:value="35356" calcext:value-type="float">
            <text:p>35356</text:p>
          </table:table-cell>
          <table:table-cell office:value-type="string" calcext:value-type="string">
            <text:p>Johny</text:p>
          </table:table-cell>
          <table:table-cell office:value-type="string" calcext:value-type="string">
            <text:p>Darrel</text:p>
          </table:table-cell>
          <table:table-cell office:value-type="string" calcext:value-type="string">
            <text:p>Phebey</text:p>
          </table:table-cell>
          <table:table-cell office:value-type="string" calcext:value-type="string">
            <text:p>Bachanski</text:p>
          </table:table-cell>
          <table:table-cell office:value-type="string" calcext:value-type="string">
            <text:p>dbachanskikp@admin.ch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59-867-984</text:p>
          </table:table-cell>
          <table:table-cell office:value-type="string" calcext:value-type="string">
            <text:p>0089 Vera Plaza</text:p>
          </table:table-cell>
          <table:table-cell table:formula="of:=RANDBETWEEN(1;1833)" office:value-type="float" office:value="603" calcext:value-type="float">
            <text:p>603</text:p>
          </table:table-cell>
          <table:table-cell/>
          <table:table-cell table:formula="of:=CONCATENATE(&quot;(&quot;;[.A705];&quot;, &quot;;[.B705];&quot;, &quot;;[.C705];&quot;, '&quot;;[.D705];&quot; &quot;;[.E705];&quot;', '&quot;;[.F705];&quot; &quot;;[.G705];&quot;', '&quot;; [.H705]; &quot;'&quot;; [.I705];&quot;', '&quot;;[.J705];&quot;', '&quot;;[.K705];&quot;', &quot;;[.L705]; &quot;), &quot;)" office:value-type="string" office:string-value="(71154337, 2020704, 35356, 'Johny Darrel', 'Phebey Bachanski', 'dbachanskikp@admin.ch'https://librenoticias.com/wp-content/uploads/2020/08/default-user-image.png', '759-867-984', '0089 Vera Plaza', 603), " calcext:value-type="string">
            <text:p>(71154337, 2020704, 35356, 'Johny Darrel', 'Phebey Bachanski', 'dbachanskikp@admin.ch'https://librenoticias.com/wp-content/uploads/2020/08/default-user-image.png', '759-867-984', '0089 Vera Plaza', 60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5296149" calcext:value-type="float">
            <text:p>75296149</text:p>
          </table:table-cell>
          <table:table-cell office:value-type="float" office:value="2020705" calcext:value-type="float">
            <text:p>2020705</text:p>
          </table:table-cell>
          <table:table-cell table:formula="of:=RANDBETWEEN(1000; 99999)" office:value-type="float" office:value="7775" calcext:value-type="float">
            <text:p>7775</text:p>
          </table:table-cell>
          <table:table-cell office:value-type="string" calcext:value-type="string">
            <text:p>Zollie</text:p>
          </table:table-cell>
          <table:table-cell office:value-type="string" calcext:value-type="string">
            <text:p>Micheal</text:p>
          </table:table-cell>
          <table:table-cell office:value-type="string" calcext:value-type="string">
            <text:p>Philippault</text:p>
          </table:table-cell>
          <table:table-cell office:value-type="string" calcext:value-type="string">
            <text:p>Sclanders</text:p>
          </table:table-cell>
          <table:table-cell office:value-type="string" calcext:value-type="string">
            <text:p>msclanders59@bloglin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18-567-996</text:p>
          </table:table-cell>
          <table:table-cell office:value-type="string" calcext:value-type="string">
            <text:p>83533 Oxford Hill</text:p>
          </table:table-cell>
          <table:table-cell table:formula="of:=RANDBETWEEN(1;1833)" office:value-type="float" office:value="1281" calcext:value-type="float">
            <text:p>1281</text:p>
          </table:table-cell>
          <table:table-cell/>
          <table:table-cell table:formula="of:=CONCATENATE(&quot;(&quot;;[.A706];&quot;, &quot;;[.B706];&quot;, &quot;;[.C706];&quot;, '&quot;;[.D706];&quot; &quot;;[.E706];&quot;', '&quot;;[.F706];&quot; &quot;;[.G706];&quot;', '&quot;; [.H706]; &quot;'&quot;; [.I706];&quot;', '&quot;;[.J706];&quot;', '&quot;;[.K706];&quot;', &quot;;[.L706]; &quot;), &quot;)" office:value-type="string" office:string-value="(75296149, 2020705, 7775, 'Zollie Micheal', 'Philippault Sclanders', 'msclanders59@bloglines.com'https://librenoticias.com/wp-content/uploads/2020/08/default-user-image.png', '618-567-996', '83533 Oxford Hill', 1281), " calcext:value-type="string">
            <text:p>(75296149, 2020705, 7775, 'Zollie Micheal', 'Philippault Sclanders', 'msclanders59@bloglines.com'https://librenoticias.com/wp-content/uploads/2020/08/default-user-image.png', '618-567-996', '83533 Oxford Hill', 128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6331469" calcext:value-type="float">
            <text:p>56331469</text:p>
          </table:table-cell>
          <table:table-cell office:value-type="float" office:value="2020706" calcext:value-type="float">
            <text:p>2020706</text:p>
          </table:table-cell>
          <table:table-cell table:formula="of:=RANDBETWEEN(1000; 99999)" office:value-type="float" office:value="71739" calcext:value-type="float">
            <text:p>71739</text:p>
          </table:table-cell>
          <table:table-cell office:value-type="string" calcext:value-type="string">
            <text:p>Delano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Philippault</text:p>
          </table:table-cell>
          <table:table-cell office:value-type="string" calcext:value-type="string">
            <text:p>Cowins</text:p>
          </table:table-cell>
          <table:table-cell office:value-type="string" calcext:value-type="string">
            <text:p>scowinsl6@ameblo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49-604-399</text:p>
          </table:table-cell>
          <table:table-cell office:value-type="string" calcext:value-type="string">
            <text:p>5097 Dahle Plaza</text:p>
          </table:table-cell>
          <table:table-cell table:formula="of:=RANDBETWEEN(1;1833)" office:value-type="float" office:value="709" calcext:value-type="float">
            <text:p>709</text:p>
          </table:table-cell>
          <table:table-cell/>
          <table:table-cell table:formula="of:=CONCATENATE(&quot;(&quot;;[.A707];&quot;, &quot;;[.B707];&quot;, &quot;;[.C707];&quot;, '&quot;;[.D707];&quot; &quot;;[.E707];&quot;', '&quot;;[.F707];&quot; &quot;;[.G707];&quot;', '&quot;; [.H707]; &quot;'&quot;; [.I707];&quot;', '&quot;;[.J707];&quot;', '&quot;;[.K707];&quot;', &quot;;[.L707]; &quot;), &quot;)" office:value-type="string" office:string-value="(56331469, 2020706, 71739, 'Delano Shell', 'Philippault Cowins', 'scowinsl6@ameblo.jp'https://librenoticias.com/wp-content/uploads/2020/08/default-user-image.png', '549-604-399', '5097 Dahle Plaza', 709), " calcext:value-type="string">
            <text:p>(56331469, 2020706, 71739, 'Delano Shell', 'Philippault Cowins', 'scowinsl6@ameblo.jp'https://librenoticias.com/wp-content/uploads/2020/08/default-user-image.png', '549-604-399', '5097 Dahle Plaza', 70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1548264" calcext:value-type="float">
            <text:p>11548264</text:p>
          </table:table-cell>
          <table:table-cell office:value-type="float" office:value="2020707" calcext:value-type="float">
            <text:p>2020707</text:p>
          </table:table-cell>
          <table:table-cell table:formula="of:=RANDBETWEEN(1000; 99999)" office:value-type="float" office:value="53602" calcext:value-type="float">
            <text:p>53602</text:p>
          </table:table-cell>
          <table:table-cell office:value-type="string" calcext:value-type="string">
            <text:p>Davon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Piens</text:p>
          </table:table-cell>
          <table:table-cell office:value-type="string" calcext:value-type="string">
            <text:p>Keoghan</text:p>
          </table:table-cell>
          <table:table-cell office:value-type="string" calcext:value-type="string">
            <text:p>tkeoghannf@xin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52-644-494</text:p>
          </table:table-cell>
          <table:table-cell office:value-type="string" calcext:value-type="string">
            <text:p>847 Transport Center</text:p>
          </table:table-cell>
          <table:table-cell table:formula="of:=RANDBETWEEN(1;1833)" office:value-type="float" office:value="552" calcext:value-type="float">
            <text:p>552</text:p>
          </table:table-cell>
          <table:table-cell/>
          <table:table-cell table:formula="of:=CONCATENATE(&quot;(&quot;;[.A708];&quot;, &quot;;[.B708];&quot;, &quot;;[.C708];&quot;, '&quot;;[.D708];&quot; &quot;;[.E708];&quot;', '&quot;;[.F708];&quot; &quot;;[.G708];&quot;', '&quot;; [.H708]; &quot;'&quot;; [.I708];&quot;', '&quot;;[.J708];&quot;', '&quot;;[.K708];&quot;', &quot;;[.L708]; &quot;), &quot;)" office:value-type="string" office:string-value="(11548264, 2020707, 53602, 'Davon Temple', 'Piens Keoghan', 'tkeoghannf@xing.com'https://librenoticias.com/wp-content/uploads/2020/08/default-user-image.png', '352-644-494', '847 Transport Center', 552), " calcext:value-type="string">
            <text:p>(11548264, 2020707, 53602, 'Davon Temple', 'Piens Keoghan', 'tkeoghannf@xing.com'https://librenoticias.com/wp-content/uploads/2020/08/default-user-image.png', '352-644-494', '847 Transport Center', 55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0845906" calcext:value-type="float">
            <text:p>70845906</text:p>
          </table:table-cell>
          <table:table-cell office:value-type="float" office:value="2020708" calcext:value-type="float">
            <text:p>2020708</text:p>
          </table:table-cell>
          <table:table-cell table:formula="of:=RANDBETWEEN(1000; 99999)" office:value-type="float" office:value="39745" calcext:value-type="float">
            <text:p>39745</text:p>
          </table:table-cell>
          <table:table-cell office:value-type="string" calcext:value-type="string">
            <text:p>Clayborne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Pietasch</text:p>
          </table:table-cell>
          <table:table-cell office:value-type="string" calcext:value-type="string">
            <text:p>Gosnall</text:p>
          </table:table-cell>
          <table:table-cell office:value-type="string" calcext:value-type="string">
            <text:p>agosnallkr@edublogs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26-737-612</text:p>
          </table:table-cell>
          <table:table-cell office:value-type="string" calcext:value-type="string">
            <text:p>87 Granby Parkway</text:p>
          </table:table-cell>
          <table:table-cell table:formula="of:=RANDBETWEEN(1;1833)" office:value-type="float" office:value="420" calcext:value-type="float">
            <text:p>420</text:p>
          </table:table-cell>
          <table:table-cell/>
          <table:table-cell table:formula="of:=CONCATENATE(&quot;(&quot;;[.A709];&quot;, &quot;;[.B709];&quot;, &quot;;[.C709];&quot;, '&quot;;[.D709];&quot; &quot;;[.E709];&quot;', '&quot;;[.F709];&quot; &quot;;[.G709];&quot;', '&quot;; [.H709]; &quot;'&quot;; [.I709];&quot;', '&quot;;[.J709];&quot;', '&quot;;[.K709];&quot;', &quot;;[.L709]; &quot;), &quot;)" office:value-type="string" office:string-value="(70845906, 2020708, 39745, 'Clayborne Alessandro', 'Pietasch Gosnall', 'agosnallkr@edublogs.org'https://librenoticias.com/wp-content/uploads/2020/08/default-user-image.png', '826-737-612', '87 Granby Parkway', 420), " calcext:value-type="string">
            <text:p>(70845906, 2020708, 39745, 'Clayborne Alessandro', 'Pietasch Gosnall', 'agosnallkr@edublogs.org'https://librenoticias.com/wp-content/uploads/2020/08/default-user-image.png', '826-737-612', '87 Granby Parkway', 42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9327409" calcext:value-type="float">
            <text:p>29327409</text:p>
          </table:table-cell>
          <table:table-cell office:value-type="float" office:value="2020709" calcext:value-type="float">
            <text:p>2020709</text:p>
          </table:table-cell>
          <table:table-cell table:formula="of:=RANDBETWEEN(1000; 99999)" office:value-type="float" office:value="30684" calcext:value-type="float">
            <text:p>30684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Piffe</text:p>
          </table:table-cell>
          <table:table-cell office:value-type="string" calcext:value-type="string">
            <text:p>Jonsson</text:p>
          </table:table-cell>
          <table:table-cell office:value-type="string" calcext:value-type="string">
            <text:p>tjonssonn3@ameblo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91-839-147</text:p>
          </table:table-cell>
          <table:table-cell office:value-type="string" calcext:value-type="string">
            <text:p>26 Alpine Road</text:p>
          </table:table-cell>
          <table:table-cell table:formula="of:=RANDBETWEEN(1;1833)" office:value-type="float" office:value="737" calcext:value-type="float">
            <text:p>737</text:p>
          </table:table-cell>
          <table:table-cell/>
          <table:table-cell table:formula="of:=CONCATENATE(&quot;(&quot;;[.A710];&quot;, &quot;;[.B710];&quot;, &quot;;[.C710];&quot;, '&quot;;[.D710];&quot; &quot;;[.E710];&quot;', '&quot;;[.F710];&quot; &quot;;[.G710];&quot;', '&quot;; [.H710]; &quot;'&quot;; [.I710];&quot;', '&quot;;[.J710];&quot;', '&quot;;[.K710];&quot;', &quot;;[.L710]; &quot;), &quot;)" office:value-type="string" office:string-value="(29327409, 2020709, 30684, 'Jose Tristan', 'Piffe Jonsson', 'tjonssonn3@ameblo.jp'https://librenoticias.com/wp-content/uploads/2020/08/default-user-image.png', '991-839-147', '26 Alpine Road', 737), " calcext:value-type="string">
            <text:p>(29327409, 2020709, 30684, 'Jose Tristan', 'Piffe Jonsson', 'tjonssonn3@ameblo.jp'https://librenoticias.com/wp-content/uploads/2020/08/default-user-image.png', '991-839-147', '26 Alpine Road', 73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7203787" calcext:value-type="float">
            <text:p>27203787</text:p>
          </table:table-cell>
          <table:table-cell office:value-type="float" office:value="2020710" calcext:value-type="float">
            <text:p>2020710</text:p>
          </table:table-cell>
          <table:table-cell table:formula="of:=RANDBETWEEN(1000; 99999)" office:value-type="float" office:value="72230" calcext:value-type="float">
            <text:p>72230</text:p>
          </table:table-cell>
          <table:table-cell office:value-type="string" calcext:value-type="string">
            <text:p>Herschel</text:p>
          </table:table-cell>
          <table:table-cell office:value-type="string" calcext:value-type="string">
            <text:p>Wolfy</text:p>
          </table:table-cell>
          <table:table-cell office:value-type="string" calcext:value-type="string">
            <text:p>Pinkard</text:p>
          </table:table-cell>
          <table:table-cell office:value-type="string" calcext:value-type="string">
            <text:p>Tunna</text:p>
          </table:table-cell>
          <table:table-cell office:value-type="string" calcext:value-type="string">
            <text:p>wtunna5m@cbsloca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81-348-902</text:p>
          </table:table-cell>
          <table:table-cell office:value-type="string" calcext:value-type="string">
            <text:p>277 Ohio Alley</text:p>
          </table:table-cell>
          <table:table-cell table:formula="of:=RANDBETWEEN(1;1833)" office:value-type="float" office:value="1006" calcext:value-type="float">
            <text:p>1006</text:p>
          </table:table-cell>
          <table:table-cell/>
          <table:table-cell table:formula="of:=CONCATENATE(&quot;(&quot;;[.A711];&quot;, &quot;;[.B711];&quot;, &quot;;[.C711];&quot;, '&quot;;[.D711];&quot; &quot;;[.E711];&quot;', '&quot;;[.F711];&quot; &quot;;[.G711];&quot;', '&quot;; [.H711]; &quot;'&quot;; [.I711];&quot;', '&quot;;[.J711];&quot;', '&quot;;[.K711];&quot;', &quot;;[.L711]; &quot;), &quot;)" office:value-type="string" office:string-value="(27203787, 2020710, 72230, 'Herschel Wolfy', 'Pinkard Tunna', 'wtunna5m@cbslocal.com'https://librenoticias.com/wp-content/uploads/2020/08/default-user-image.png', '681-348-902', '277 Ohio Alley', 1006), " calcext:value-type="string">
            <text:p>(27203787, 2020710, 72230, 'Herschel Wolfy', 'Pinkard Tunna', 'wtunna5m@cbslocal.com'https://librenoticias.com/wp-content/uploads/2020/08/default-user-image.png', '681-348-902', '277 Ohio Alley', 100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1446538" calcext:value-type="float">
            <text:p>71446538</text:p>
          </table:table-cell>
          <table:table-cell office:value-type="float" office:value="2020711" calcext:value-type="float">
            <text:p>2020711</text:p>
          </table:table-cell>
          <table:table-cell table:formula="of:=RANDBETWEEN(1000; 99999)" office:value-type="float" office:value="93630" calcext:value-type="float">
            <text:p>93630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Ailbert</text:p>
          </table:table-cell>
          <table:table-cell office:value-type="string" calcext:value-type="string">
            <text:p>Pinner</text:p>
          </table:table-cell>
          <table:table-cell office:value-type="string" calcext:value-type="string">
            <text:p>Vescovo</text:p>
          </table:table-cell>
          <table:table-cell office:value-type="string" calcext:value-type="string">
            <text:p>avescovob8@ox.ac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44-795-986</text:p>
          </table:table-cell>
          <table:table-cell office:value-type="string" calcext:value-type="string">
            <text:p>1 Westridge Point</text:p>
          </table:table-cell>
          <table:table-cell table:formula="of:=RANDBETWEEN(1;1833)" office:value-type="float" office:value="1689" calcext:value-type="float">
            <text:p>1689</text:p>
          </table:table-cell>
          <table:table-cell/>
          <table:table-cell table:formula="of:=CONCATENATE(&quot;(&quot;;[.A712];&quot;, &quot;;[.B712];&quot;, &quot;;[.C712];&quot;, '&quot;;[.D712];&quot; &quot;;[.E712];&quot;', '&quot;;[.F712];&quot; &quot;;[.G712];&quot;', '&quot;; [.H712]; &quot;'&quot;; [.I712];&quot;', '&quot;;[.J712];&quot;', '&quot;;[.K712];&quot;', &quot;;[.L712]; &quot;), &quot;)" office:value-type="string" office:string-value="(71446538, 2020711, 93630, 'Carly Ailbert', 'Pinner Vescovo', 'avescovob8@ox.ac.uk'https://librenoticias.com/wp-content/uploads/2020/08/default-user-image.png', '844-795-986', '1 Westridge Point', 1689), " calcext:value-type="string">
            <text:p>(71446538, 2020711, 93630, 'Carly Ailbert', 'Pinner Vescovo', 'avescovob8@ox.ac.uk'https://librenoticias.com/wp-content/uploads/2020/08/default-user-image.png', '844-795-986', '1 Westridge Point', 168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6143193" calcext:value-type="float">
            <text:p>96143193</text:p>
          </table:table-cell>
          <table:table-cell office:value-type="float" office:value="2020712" calcext:value-type="float">
            <text:p>2020712</text:p>
          </table:table-cell>
          <table:table-cell table:formula="of:=RANDBETWEEN(1000; 99999)" office:value-type="float" office:value="23668" calcext:value-type="float">
            <text:p>23668</text:p>
          </table:table-cell>
          <table:table-cell office:value-type="string" calcext:value-type="string">
            <text:p>Gayelord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Pinniger</text:p>
          </table:table-cell>
          <table:table-cell office:value-type="string" calcext:value-type="string">
            <text:p>McCool</text:p>
          </table:table-cell>
          <table:table-cell office:value-type="string" calcext:value-type="string">
            <text:p>gmccoolmo@indiatim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09-608-546</text:p>
          </table:table-cell>
          <table:table-cell office:value-type="string" calcext:value-type="string">
            <text:p>19604 Northfield Street</text:p>
          </table:table-cell>
          <table:table-cell table:formula="of:=RANDBETWEEN(1;1833)" office:value-type="float" office:value="1301" calcext:value-type="float">
            <text:p>1301</text:p>
          </table:table-cell>
          <table:table-cell/>
          <table:table-cell table:formula="of:=CONCATENATE(&quot;(&quot;;[.A713];&quot;, &quot;;[.B713];&quot;, &quot;;[.C713];&quot;, '&quot;;[.D713];&quot; &quot;;[.E713];&quot;', '&quot;;[.F713];&quot; &quot;;[.G713];&quot;', '&quot;; [.H713]; &quot;'&quot;; [.I713];&quot;', '&quot;;[.J713];&quot;', '&quot;;[.K713];&quot;', &quot;;[.L713]; &quot;), &quot;)" office:value-type="string" office:string-value="(96143193, 2020712, 23668, 'Gayelord Glenn', 'Pinniger McCool', 'gmccoolmo@indiatimes.com'https://librenoticias.com/wp-content/uploads/2020/08/default-user-image.png', '109-608-546', '19604 Northfield Street', 1301), " calcext:value-type="string">
            <text:p>(96143193, 2020712, 23668, 'Gayelord Glenn', 'Pinniger McCool', 'gmccoolmo@indiatimes.com'https://librenoticias.com/wp-content/uploads/2020/08/default-user-image.png', '109-608-546', '19604 Northfield Street', 130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0943487" calcext:value-type="float">
            <text:p>50943487</text:p>
          </table:table-cell>
          <table:table-cell office:value-type="float" office:value="2020713" calcext:value-type="float">
            <text:p>2020713</text:p>
          </table:table-cell>
          <table:table-cell table:formula="of:=RANDBETWEEN(1000; 99999)" office:value-type="float" office:value="43527" calcext:value-type="float">
            <text:p>43527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Pippard</text:p>
          </table:table-cell>
          <table:table-cell office:value-type="string" calcext:value-type="string">
            <text:p>Solleme</text:p>
          </table:table-cell>
          <table:table-cell office:value-type="string" calcext:value-type="string">
            <text:p>psollemenb@oracl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73-429-903</text:p>
          </table:table-cell>
          <table:table-cell office:value-type="string" calcext:value-type="string">
            <text:p>6105 Linden Road</text:p>
          </table:table-cell>
          <table:table-cell table:formula="of:=RANDBETWEEN(1;1833)" office:value-type="float" office:value="1233" calcext:value-type="float">
            <text:p>1233</text:p>
          </table:table-cell>
          <table:table-cell/>
          <table:table-cell table:formula="of:=CONCATENATE(&quot;(&quot;;[.A714];&quot;, &quot;;[.B714];&quot;, &quot;;[.C714];&quot;, '&quot;;[.D714];&quot; &quot;;[.E714];&quot;', '&quot;;[.F714];&quot; &quot;;[.G714];&quot;', '&quot;; [.H714]; &quot;'&quot;; [.I714];&quot;', '&quot;;[.J714];&quot;', '&quot;;[.K714];&quot;', &quot;;[.L714]; &quot;), &quot;)" office:value-type="string" office:string-value="(50943487, 2020713, 43527, 'Stephen Pepe', 'Pippard Solleme', 'psollemenb@oracle.com'https://librenoticias.com/wp-content/uploads/2020/08/default-user-image.png', '373-429-903', '6105 Linden Road', 1233), " calcext:value-type="string">
            <text:p>(50943487, 2020713, 43527, 'Stephen Pepe', 'Pippard Solleme', 'psollemenb@oracle.com'https://librenoticias.com/wp-content/uploads/2020/08/default-user-image.png', '373-429-903', '6105 Linden Road', 123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1066683" calcext:value-type="float">
            <text:p>11066683</text:p>
          </table:table-cell>
          <table:table-cell office:value-type="float" office:value="2020714" calcext:value-type="float">
            <text:p>2020714</text:p>
          </table:table-cell>
          <table:table-cell table:formula="of:=RANDBETWEEN(1000; 99999)" office:value-type="float" office:value="72284" calcext:value-type="float">
            <text:p>72284</text:p>
          </table:table-cell>
          <table:table-cell office:value-type="string" calcext:value-type="string">
            <text:p>Aviv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irri</text:p>
          </table:table-cell>
          <table:table-cell office:value-type="string" calcext:value-type="string">
            <text:p>Barrowclough</text:p>
          </table:table-cell>
          <table:table-cell office:value-type="string" calcext:value-type="string">
            <text:p>pbarrowcloughdl@washingtonpos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08-607-345</text:p>
          </table:table-cell>
          <table:table-cell office:value-type="string" calcext:value-type="string">
            <text:p>15 Summer Ridge Street</text:p>
          </table:table-cell>
          <table:table-cell table:formula="of:=RANDBETWEEN(1;1833)" office:value-type="float" office:value="100" calcext:value-type="float">
            <text:p>100</text:p>
          </table:table-cell>
          <table:table-cell/>
          <table:table-cell table:formula="of:=CONCATENATE(&quot;(&quot;;[.A715];&quot;, &quot;;[.B715];&quot;, &quot;;[.C715];&quot;, '&quot;;[.D715];&quot; &quot;;[.E715];&quot;', '&quot;;[.F715];&quot; &quot;;[.G715];&quot;', '&quot;; [.H715]; &quot;'&quot;; [.I715];&quot;', '&quot;;[.J715];&quot;', '&quot;;[.K715];&quot;', &quot;;[.L715]; &quot;), &quot;)" office:value-type="string" office:string-value="(11066683, 2020714, 72284, 'Aviva Pam', 'Pirri Barrowclough', 'pbarrowcloughdl@washingtonpost.com'https://librenoticias.com/wp-content/uploads/2020/08/default-user-image.png', '208-607-345', '15 Summer Ridge Street', 100), " calcext:value-type="string">
            <text:p>(11066683, 2020714, 72284, 'Aviva Pam', 'Pirri Barrowclough', 'pbarrowcloughdl@washingtonpost.com'https://librenoticias.com/wp-content/uploads/2020/08/default-user-image.png', '208-607-345', '15 Summer Ridge Street', 10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7502819" calcext:value-type="float">
            <text:p>17502819</text:p>
          </table:table-cell>
          <table:table-cell office:value-type="float" office:value="2020715" calcext:value-type="float">
            <text:p>2020715</text:p>
          </table:table-cell>
          <table:table-cell table:formula="of:=RANDBETWEEN(1000; 99999)" office:value-type="float" office:value="13859" calcext:value-type="float">
            <text:p>13859</text:p>
          </table:table-cell>
          <table:table-cell office:value-type="string" calcext:value-type="string">
            <text:p>Prissie</text:p>
          </table:table-cell>
          <table:table-cell office:value-type="string" calcext:value-type="string">
            <text:p>Celie</text:p>
          </table:table-cell>
          <table:table-cell office:value-type="string" calcext:value-type="string">
            <text:p>Piscopello</text:p>
          </table:table-cell>
          <table:table-cell office:value-type="string" calcext:value-type="string">
            <text:p>Yurkevich</text:p>
          </table:table-cell>
          <table:table-cell office:value-type="string" calcext:value-type="string">
            <text:p>cyurkevichc4@cbsloca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43-349-679</text:p>
          </table:table-cell>
          <table:table-cell office:value-type="string" calcext:value-type="string">
            <text:p>6902 Schurz Lane</text:p>
          </table:table-cell>
          <table:table-cell table:formula="of:=RANDBETWEEN(1;1833)" office:value-type="float" office:value="1051" calcext:value-type="float">
            <text:p>1051</text:p>
          </table:table-cell>
          <table:table-cell/>
          <table:table-cell table:formula="of:=CONCATENATE(&quot;(&quot;;[.A716];&quot;, &quot;;[.B716];&quot;, &quot;;[.C716];&quot;, '&quot;;[.D716];&quot; &quot;;[.E716];&quot;', '&quot;;[.F716];&quot; &quot;;[.G716];&quot;', '&quot;; [.H716]; &quot;'&quot;; [.I716];&quot;', '&quot;;[.J716];&quot;', '&quot;;[.K716];&quot;', &quot;;[.L716]; &quot;), &quot;)" office:value-type="string" office:string-value="(17502819, 2020715, 13859, 'Prissie Celie', 'Piscopello Yurkevich', 'cyurkevichc4@cbslocal.com'https://librenoticias.com/wp-content/uploads/2020/08/default-user-image.png', '543-349-679', '6902 Schurz Lane', 1051), " calcext:value-type="string">
            <text:p>(17502819, 2020715, 13859, 'Prissie Celie', 'Piscopello Yurkevich', 'cyurkevichc4@cbslocal.com'https://librenoticias.com/wp-content/uploads/2020/08/default-user-image.png', '543-349-679', '6902 Schurz Lane', 105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9298949" calcext:value-type="float">
            <text:p>69298949</text:p>
          </table:table-cell>
          <table:table-cell office:value-type="float" office:value="2020716" calcext:value-type="float">
            <text:p>2020716</text:p>
          </table:table-cell>
          <table:table-cell table:formula="of:=RANDBETWEEN(1000; 99999)" office:value-type="float" office:value="39428" calcext:value-type="float">
            <text:p>39428</text:p>
          </table:table-cell>
          <table:table-cell office:value-type="string" calcext:value-type="string">
            <text:p>Christiane</text:p>
          </table:table-cell>
          <table:table-cell office:value-type="string" calcext:value-type="string">
            <text:p>Wanids</text:p>
          </table:table-cell>
          <table:table-cell office:value-type="string" calcext:value-type="string">
            <text:p>Piser</text:p>
          </table:table-cell>
          <table:table-cell office:value-type="string" calcext:value-type="string">
            <text:p>Ferrai</text:p>
          </table:table-cell>
          <table:table-cell office:value-type="string" calcext:value-type="string">
            <text:p>wferraiih@surveymonke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79-950-442</text:p>
          </table:table-cell>
          <table:table-cell office:value-type="string" calcext:value-type="string">
            <text:p>1709 Maryland Lane</text:p>
          </table:table-cell>
          <table:table-cell table:formula="of:=RANDBETWEEN(1;1833)" office:value-type="float" office:value="1366" calcext:value-type="float">
            <text:p>1366</text:p>
          </table:table-cell>
          <table:table-cell/>
          <table:table-cell table:formula="of:=CONCATENATE(&quot;(&quot;;[.A717];&quot;, &quot;;[.B717];&quot;, &quot;;[.C717];&quot;, '&quot;;[.D717];&quot; &quot;;[.E717];&quot;', '&quot;;[.F717];&quot; &quot;;[.G717];&quot;', '&quot;; [.H717]; &quot;'&quot;; [.I717];&quot;', '&quot;;[.J717];&quot;', '&quot;;[.K717];&quot;', &quot;;[.L717]; &quot;), &quot;)" office:value-type="string" office:string-value="(69298949, 2020716, 39428, 'Christiane Wanids', 'Piser Ferrai', 'wferraiih@surveymonkey.com'https://librenoticias.com/wp-content/uploads/2020/08/default-user-image.png', '779-950-442', '1709 Maryland Lane', 1366), " calcext:value-type="string">
            <text:p>(69298949, 2020716, 39428, 'Christiane Wanids', 'Piser Ferrai', 'wferraiih@surveymonkey.com'https://librenoticias.com/wp-content/uploads/2020/08/default-user-image.png', '779-950-442', '1709 Maryland Lane', 136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2647605" calcext:value-type="float">
            <text:p>22647605</text:p>
          </table:table-cell>
          <table:table-cell office:value-type="float" office:value="2020717" calcext:value-type="float">
            <text:p>2020717</text:p>
          </table:table-cell>
          <table:table-cell table:formula="of:=RANDBETWEEN(1000; 99999)" office:value-type="float" office:value="86215" calcext:value-type="float">
            <text:p>86215</text:p>
          </table:table-cell>
          <table:table-cell office:value-type="string" calcext:value-type="string">
            <text:p>Khalil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Pistol</text:p>
          </table:table-cell>
          <table:table-cell office:value-type="string" calcext:value-type="string">
            <text:p>Ephgrave</text:p>
          </table:table-cell>
          <table:table-cell office:value-type="string" calcext:value-type="string">
            <text:p>eephgrave37@sciencedirec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33-296-955</text:p>
          </table:table-cell>
          <table:table-cell office:value-type="string" calcext:value-type="string">
            <text:p>209 Forest Dale Terrace</text:p>
          </table:table-cell>
          <table:table-cell table:formula="of:=RANDBETWEEN(1;1833)" office:value-type="float" office:value="1619" calcext:value-type="float">
            <text:p>1619</text:p>
          </table:table-cell>
          <table:table-cell/>
          <table:table-cell table:formula="of:=CONCATENATE(&quot;(&quot;;[.A718];&quot;, &quot;;[.B718];&quot;, &quot;;[.C718];&quot;, '&quot;;[.D718];&quot; &quot;;[.E718];&quot;', '&quot;;[.F718];&quot; &quot;;[.G718];&quot;', '&quot;; [.H718]; &quot;'&quot;; [.I718];&quot;', '&quot;;[.J718];&quot;', '&quot;;[.K718];&quot;', &quot;;[.L718]; &quot;), &quot;)" office:value-type="string" office:string-value="(22647605, 2020717, 86215, 'Khalil Elias', 'Pistol Ephgrave', 'eephgrave37@sciencedirect.com'https://librenoticias.com/wp-content/uploads/2020/08/default-user-image.png', '533-296-955', '209 Forest Dale Terrace', 1619), " calcext:value-type="string">
            <text:p>(22647605, 2020717, 86215, 'Khalil Elias', 'Pistol Ephgrave', 'eephgrave37@sciencedirect.com'https://librenoticias.com/wp-content/uploads/2020/08/default-user-image.png', '533-296-955', '209 Forest Dale Terrace', 161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1971582" calcext:value-type="float">
            <text:p>61971582</text:p>
          </table:table-cell>
          <table:table-cell office:value-type="float" office:value="2020718" calcext:value-type="float">
            <text:p>2020718</text:p>
          </table:table-cell>
          <table:table-cell table:formula="of:=RANDBETWEEN(1000; 99999)" office:value-type="float" office:value="52136" calcext:value-type="float">
            <text:p>52136</text:p>
          </table:table-cell>
          <table:table-cell office:value-type="string" calcext:value-type="string">
            <text:p>Marlowe</text:p>
          </table:table-cell>
          <table:table-cell office:value-type="string" calcext:value-type="string">
            <text:p>Shalom</text:p>
          </table:table-cell>
          <table:table-cell office:value-type="string" calcext:value-type="string">
            <text:p>Pitchford</text:p>
          </table:table-cell>
          <table:table-cell office:value-type="string" calcext:value-type="string">
            <text:p>Seale</text:p>
          </table:table-cell>
          <table:table-cell office:value-type="string" calcext:value-type="string">
            <text:p>sseale2h@npr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34-271-817</text:p>
          </table:table-cell>
          <table:table-cell office:value-type="string" calcext:value-type="string">
            <text:p>8 Butterfield Trail</text:p>
          </table:table-cell>
          <table:table-cell table:formula="of:=RANDBETWEEN(1;1833)" office:value-type="float" office:value="310" calcext:value-type="float">
            <text:p>310</text:p>
          </table:table-cell>
          <table:table-cell/>
          <table:table-cell table:formula="of:=CONCATENATE(&quot;(&quot;;[.A719];&quot;, &quot;;[.B719];&quot;, &quot;;[.C719];&quot;, '&quot;;[.D719];&quot; &quot;;[.E719];&quot;', '&quot;;[.F719];&quot; &quot;;[.G719];&quot;', '&quot;; [.H719]; &quot;'&quot;; [.I719];&quot;', '&quot;;[.J719];&quot;', '&quot;;[.K719];&quot;', &quot;;[.L719]; &quot;), &quot;)" office:value-type="string" office:string-value="(61971582, 2020718, 52136, 'Marlowe Shalom', 'Pitchford Seale', 'sseale2h@npr.org'https://librenoticias.com/wp-content/uploads/2020/08/default-user-image.png', '734-271-817', '8 Butterfield Trail', 310), " calcext:value-type="string">
            <text:p>(61971582, 2020718, 52136, 'Marlowe Shalom', 'Pitchford Seale', 'sseale2h@npr.org'https://librenoticias.com/wp-content/uploads/2020/08/default-user-image.png', '734-271-817', '8 Butterfield Trail', 31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6432702" calcext:value-type="float">
            <text:p>16432702</text:p>
          </table:table-cell>
          <table:table-cell office:value-type="float" office:value="2020719" calcext:value-type="float">
            <text:p>2020719</text:p>
          </table:table-cell>
          <table:table-cell table:formula="of:=RANDBETWEEN(1000; 99999)" office:value-type="float" office:value="12971" calcext:value-type="float">
            <text:p>12971</text:p>
          </table:table-cell>
          <table:table-cell office:value-type="string" calcext:value-type="string">
            <text:p>Christa</text:p>
          </table:table-cell>
          <table:table-cell office:value-type="string" calcext:value-type="string">
            <text:p>Joellen</text:p>
          </table:table-cell>
          <table:table-cell office:value-type="string" calcext:value-type="string">
            <text:p>Pittendreigh</text:p>
          </table:table-cell>
          <table:table-cell office:value-type="string" calcext:value-type="string">
            <text:p>Winstone</text:p>
          </table:table-cell>
          <table:table-cell office:value-type="string" calcext:value-type="string">
            <text:p>jwinstonega@xin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67-657-148</text:p>
          </table:table-cell>
          <table:table-cell office:value-type="string" calcext:value-type="string">
            <text:p>3381 Coolidge Avenue</text:p>
          </table:table-cell>
          <table:table-cell table:formula="of:=RANDBETWEEN(1;1833)" office:value-type="float" office:value="1665" calcext:value-type="float">
            <text:p>1665</text:p>
          </table:table-cell>
          <table:table-cell/>
          <table:table-cell table:formula="of:=CONCATENATE(&quot;(&quot;;[.A720];&quot;, &quot;;[.B720];&quot;, &quot;;[.C720];&quot;, '&quot;;[.D720];&quot; &quot;;[.E720];&quot;', '&quot;;[.F720];&quot; &quot;;[.G720];&quot;', '&quot;; [.H720]; &quot;'&quot;; [.I720];&quot;', '&quot;;[.J720];&quot;', '&quot;;[.K720];&quot;', &quot;;[.L720]; &quot;), &quot;)" office:value-type="string" office:string-value="(16432702, 2020719, 12971, 'Christa Joellen', 'Pittendreigh Winstone', 'jwinstonega@xing.com'https://librenoticias.com/wp-content/uploads/2020/08/default-user-image.png', '767-657-148', '3381 Coolidge Avenue', 1665), " calcext:value-type="string">
            <text:p>(16432702, 2020719, 12971, 'Christa Joellen', 'Pittendreigh Winstone', 'jwinstonega@xing.com'https://librenoticias.com/wp-content/uploads/2020/08/default-user-image.png', '767-657-148', '3381 Coolidge Avenue', 166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6680332" calcext:value-type="float">
            <text:p>16680332</text:p>
          </table:table-cell>
          <table:table-cell office:value-type="float" office:value="2020720" calcext:value-type="float">
            <text:p>2020720</text:p>
          </table:table-cell>
          <table:table-cell table:formula="of:=RANDBETWEEN(1000; 99999)" office:value-type="float" office:value="38499" calcext:value-type="float">
            <text:p>38499</text:p>
          </table:table-cell>
          <table:table-cell office:value-type="string" calcext:value-type="string">
            <text:p>Stanton</text:p>
          </table:table-cell>
          <table:table-cell office:value-type="string" calcext:value-type="string">
            <text:p>Dionisio</text:p>
          </table:table-cell>
          <table:table-cell office:value-type="string" calcext:value-type="string">
            <text:p>Pitts</text:p>
          </table:table-cell>
          <table:table-cell office:value-type="string" calcext:value-type="string">
            <text:p>Renackowna</text:p>
          </table:table-cell>
          <table:table-cell office:value-type="string" calcext:value-type="string">
            <text:p>drenackownafm@reverbnatio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40-660-814</text:p>
          </table:table-cell>
          <table:table-cell office:value-type="string" calcext:value-type="string">
            <text:p>7 Sutherland Crossing</text:p>
          </table:table-cell>
          <table:table-cell table:formula="of:=RANDBETWEEN(1;1833)" office:value-type="float" office:value="1654" calcext:value-type="float">
            <text:p>1654</text:p>
          </table:table-cell>
          <table:table-cell/>
          <table:table-cell table:formula="of:=CONCATENATE(&quot;(&quot;;[.A721];&quot;, &quot;;[.B721];&quot;, &quot;;[.C721];&quot;, '&quot;;[.D721];&quot; &quot;;[.E721];&quot;', '&quot;;[.F721];&quot; &quot;;[.G721];&quot;', '&quot;; [.H721]; &quot;'&quot;; [.I721];&quot;', '&quot;;[.J721];&quot;', '&quot;;[.K721];&quot;', &quot;;[.L721]; &quot;), &quot;)" office:value-type="string" office:string-value="(16680332, 2020720, 38499, 'Stanton Dionisio', 'Pitts Renackowna', 'drenackownafm@reverbnation.com'https://librenoticias.com/wp-content/uploads/2020/08/default-user-image.png', '840-660-814', '7 Sutherland Crossing', 1654), " calcext:value-type="string">
            <text:p>(16680332, 2020720, 38499, 'Stanton Dionisio', 'Pitts Renackowna', 'drenackownafm@reverbnation.com'https://librenoticias.com/wp-content/uploads/2020/08/default-user-image.png', '840-660-814', '7 Sutherland Crossing', 165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3605912" calcext:value-type="float">
            <text:p>83605912</text:p>
          </table:table-cell>
          <table:table-cell office:value-type="float" office:value="2020721" calcext:value-type="float">
            <text:p>2020721</text:p>
          </table:table-cell>
          <table:table-cell table:formula="of:=RANDBETWEEN(1000; 99999)" office:value-type="float" office:value="83131" calcext:value-type="float">
            <text:p>83131</text:p>
          </table:table-cell>
          <table:table-cell office:value-type="string" calcext:value-type="string">
            <text:p>Malinde</text:p>
          </table:table-cell>
          <table:table-cell office:value-type="string" calcext:value-type="string">
            <text:p>Darlene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Giraudat</text:p>
          </table:table-cell>
          <table:table-cell office:value-type="string" calcext:value-type="string">
            <text:p>dgiraudatma@squido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45-975-376</text:p>
          </table:table-cell>
          <table:table-cell office:value-type="string" calcext:value-type="string">
            <text:p>901 Utah Hill</text:p>
          </table:table-cell>
          <table:table-cell table:formula="of:=RANDBETWEEN(1;1833)" office:value-type="float" office:value="1463" calcext:value-type="float">
            <text:p>1463</text:p>
          </table:table-cell>
          <table:table-cell/>
          <table:table-cell table:formula="of:=CONCATENATE(&quot;(&quot;;[.A722];&quot;, &quot;;[.B722];&quot;, &quot;;[.C722];&quot;, '&quot;;[.D722];&quot; &quot;;[.E722];&quot;', '&quot;;[.F722];&quot; &quot;;[.G722];&quot;', '&quot;; [.H722]; &quot;'&quot;; [.I722];&quot;', '&quot;;[.J722];&quot;', '&quot;;[.K722];&quot;', &quot;;[.L722]; &quot;), &quot;)" office:value-type="string" office:string-value="(83605912, 2020721, 83131, 'Malinde Darlene', 'Plait Giraudat', 'dgiraudatma@squidoo.com'https://librenoticias.com/wp-content/uploads/2020/08/default-user-image.png', '145-975-376', '901 Utah Hill', 1463), " calcext:value-type="string">
            <text:p>(83605912, 2020721, 83131, 'Malinde Darlene', 'Plait Giraudat', 'dgiraudatma@squidoo.com'https://librenoticias.com/wp-content/uploads/2020/08/default-user-image.png', '145-975-376', '901 Utah Hill', 146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4582590" calcext:value-type="float">
            <text:p>84582590</text:p>
          </table:table-cell>
          <table:table-cell office:value-type="float" office:value="2020722" calcext:value-type="float">
            <text:p>2020722</text:p>
          </table:table-cell>
          <table:table-cell table:formula="of:=RANDBETWEEN(1000; 99999)" office:value-type="float" office:value="9209" calcext:value-type="float">
            <text:p>9209</text:p>
          </table:table-cell>
          <table:table-cell office:value-type="string" calcext:value-type="string">
            <text:p>Erminie</text:p>
          </table:table-cell>
          <table:table-cell office:value-type="string" calcext:value-type="string">
            <text:p>Ilse</text:p>
          </table:table-cell>
          <table:table-cell office:value-type="string" calcext:value-type="string">
            <text:p>Poate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ialvaradob9@oakle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01-653-429</text:p>
          </table:table-cell>
          <table:table-cell office:value-type="string" calcext:value-type="string">
            <text:p>45469 Ruskin Road</text:p>
          </table:table-cell>
          <table:table-cell table:formula="of:=RANDBETWEEN(1;1833)" office:value-type="float" office:value="1644" calcext:value-type="float">
            <text:p>1644</text:p>
          </table:table-cell>
          <table:table-cell/>
          <table:table-cell table:formula="of:=CONCATENATE(&quot;(&quot;;[.A723];&quot;, &quot;;[.B723];&quot;, &quot;;[.C723];&quot;, '&quot;;[.D723];&quot; &quot;;[.E723];&quot;', '&quot;;[.F723];&quot; &quot;;[.G723];&quot;', '&quot;; [.H723]; &quot;'&quot;; [.I723];&quot;', '&quot;;[.J723];&quot;', '&quot;;[.K723];&quot;', &quot;;[.L723]; &quot;), &quot;)" office:value-type="string" office:string-value="(84582590, 2020722, 9209, 'Erminie Ilse', 'Poate Alvarado', 'ialvaradob9@oakley.com'https://librenoticias.com/wp-content/uploads/2020/08/default-user-image.png', '901-653-429', '45469 Ruskin Road', 1644), " calcext:value-type="string">
            <text:p>(84582590, 2020722, 9209, 'Erminie Ilse', 'Poate Alvarado', 'ialvaradob9@oakley.com'https://librenoticias.com/wp-content/uploads/2020/08/default-user-image.png', '901-653-429', '45469 Ruskin Road', 164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5863765" calcext:value-type="float">
            <text:p>55863765</text:p>
          </table:table-cell>
          <table:table-cell office:value-type="float" office:value="2020723" calcext:value-type="float">
            <text:p>2020723</text:p>
          </table:table-cell>
          <table:table-cell table:formula="of:=RANDBETWEEN(1000; 99999)" office:value-type="float" office:value="17098" calcext:value-type="float">
            <text:p>17098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ikki</text:p>
          </table:table-cell>
          <table:table-cell office:value-type="string" calcext:value-type="string">
            <text:p>Pohling</text:p>
          </table:table-cell>
          <table:table-cell office:value-type="string" calcext:value-type="string">
            <text:p>Cronchey</text:p>
          </table:table-cell>
          <table:table-cell office:value-type="string" calcext:value-type="string">
            <text:p>rcroncheygz@typepa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70-611-559</text:p>
          </table:table-cell>
          <table:table-cell office:value-type="string" calcext:value-type="string">
            <text:p>484 Redwing Court</text:p>
          </table:table-cell>
          <table:table-cell table:formula="of:=RANDBETWEEN(1;1833)" office:value-type="float" office:value="702" calcext:value-type="float">
            <text:p>702</text:p>
          </table:table-cell>
          <table:table-cell/>
          <table:table-cell table:formula="of:=CONCATENATE(&quot;(&quot;;[.A724];&quot;, &quot;;[.B724];&quot;, &quot;;[.C724];&quot;, '&quot;;[.D724];&quot; &quot;;[.E724];&quot;', '&quot;;[.F724];&quot; &quot;;[.G724];&quot;', '&quot;; [.H724]; &quot;'&quot;; [.I724];&quot;', '&quot;;[.J724];&quot;', '&quot;;[.K724];&quot;', &quot;;[.L724]; &quot;), &quot;)" office:value-type="string" office:string-value="(55863765, 2020723, 17098, 'Joannes Rikki', 'Pohling Cronchey', 'rcroncheygz@typepad.com'https://librenoticias.com/wp-content/uploads/2020/08/default-user-image.png', '470-611-559', '484 Redwing Court', 702), " calcext:value-type="string">
            <text:p>(55863765, 2020723, 17098, 'Joannes Rikki', 'Pohling Cronchey', 'rcroncheygz@typepad.com'https://librenoticias.com/wp-content/uploads/2020/08/default-user-image.png', '470-611-559', '484 Redwing Court', 70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7612537" calcext:value-type="float">
            <text:p>37612537</text:p>
          </table:table-cell>
          <table:table-cell office:value-type="float" office:value="2020724" calcext:value-type="float">
            <text:p>2020724</text:p>
          </table:table-cell>
          <table:table-cell table:formula="of:=RANDBETWEEN(1000; 99999)" office:value-type="float" office:value="15143" calcext:value-type="float">
            <text:p>1514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Polhill</text:p>
          </table:table-cell>
          <table:table-cell office:value-type="string" calcext:value-type="string">
            <text:p>Hundal</text:p>
          </table:table-cell>
          <table:table-cell office:value-type="string" calcext:value-type="string">
            <text:p>ghundale7@indiatim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43-920-752</text:p>
          </table:table-cell>
          <table:table-cell office:value-type="string" calcext:value-type="string">
            <text:p>49225 Bellgrove Road</text:p>
          </table:table-cell>
          <table:table-cell table:formula="of:=RANDBETWEEN(1;1833)" office:value-type="float" office:value="930" calcext:value-type="float">
            <text:p>930</text:p>
          </table:table-cell>
          <table:table-cell/>
          <table:table-cell table:formula="of:=CONCATENATE(&quot;(&quot;;[.A725];&quot;, &quot;;[.B725];&quot;, &quot;;[.C725];&quot;, '&quot;;[.D725];&quot; &quot;;[.E725];&quot;', '&quot;;[.F725];&quot; &quot;;[.G725];&quot;', '&quot;; [.H725]; &quot;'&quot;; [.I725];&quot;', '&quot;;[.J725];&quot;', '&quot;;[.K725];&quot;', &quot;;[.L725]; &quot;), &quot;)" office:value-type="string" office:string-value="(37612537, 2020724, 15143, 'Courtney Guillermo', 'Polhill Hundal', 'ghundale7@indiatimes.com'https://librenoticias.com/wp-content/uploads/2020/08/default-user-image.png', '343-920-752', '49225 Bellgrove Road', 930), " calcext:value-type="string">
            <text:p>(37612537, 2020724, 15143, 'Courtney Guillermo', 'Polhill Hundal', 'ghundale7@indiatimes.com'https://librenoticias.com/wp-content/uploads/2020/08/default-user-image.png', '343-920-752', '49225 Bellgrove Road', 93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5734706" calcext:value-type="float">
            <text:p>85734706</text:p>
          </table:table-cell>
          <table:table-cell office:value-type="float" office:value="2020725" calcext:value-type="float">
            <text:p>2020725</text:p>
          </table:table-cell>
          <table:table-cell table:formula="of:=RANDBETWEEN(1000; 99999)" office:value-type="float" office:value="35780" calcext:value-type="float">
            <text:p>35780</text:p>
          </table:table-cell>
          <table:table-cell office:value-type="string" calcext:value-type="string">
            <text:p>Georgy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Popplewell</text:p>
          </table:table-cell>
          <table:table-cell office:value-type="string" calcext:value-type="string">
            <text:p>Goode</text:p>
          </table:table-cell>
          <table:table-cell office:value-type="string" calcext:value-type="string">
            <text:p>lgooden1@wikispac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30-342-236</text:p>
          </table:table-cell>
          <table:table-cell office:value-type="string" calcext:value-type="string">
            <text:p>6729 Dryden Point</text:p>
          </table:table-cell>
          <table:table-cell table:formula="of:=RANDBETWEEN(1;1833)" office:value-type="float" office:value="1530" calcext:value-type="float">
            <text:p>1530</text:p>
          </table:table-cell>
          <table:table-cell/>
          <table:table-cell table:formula="of:=CONCATENATE(&quot;(&quot;;[.A726];&quot;, &quot;;[.B726];&quot;, &quot;;[.C726];&quot;, '&quot;;[.D726];&quot; &quot;;[.E726];&quot;', '&quot;;[.F726];&quot; &quot;;[.G726];&quot;', '&quot;; [.H726]; &quot;'&quot;; [.I726];&quot;', '&quot;;[.J726];&quot;', '&quot;;[.K726];&quot;', &quot;;[.L726]; &quot;), &quot;)" office:value-type="string" office:string-value="(85734706, 2020725, 35780, 'Georgy Lambert', 'Popplewell Goode', 'lgooden1@wikispaces.com'https://librenoticias.com/wp-content/uploads/2020/08/default-user-image.png', '830-342-236', '6729 Dryden Point', 1530), " calcext:value-type="string">
            <text:p>(85734706, 2020725, 35780, 'Georgy Lambert', 'Popplewell Goode', 'lgooden1@wikispaces.com'https://librenoticias.com/wp-content/uploads/2020/08/default-user-image.png', '830-342-236', '6729 Dryden Point', 153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3635061" calcext:value-type="float">
            <text:p>33635061</text:p>
          </table:table-cell>
          <table:table-cell office:value-type="float" office:value="2020726" calcext:value-type="float">
            <text:p>2020726</text:p>
          </table:table-cell>
          <table:table-cell table:formula="of:=RANDBETWEEN(1000; 99999)" office:value-type="float" office:value="47835" calcext:value-type="float">
            <text:p>47835</text:p>
          </table:table-cell>
          <table:table-cell office:value-type="string" calcext:value-type="string">
            <text:p>Benetta</text:p>
          </table:table-cell>
          <table:table-cell office:value-type="string" calcext:value-type="string">
            <text:p>Davida</text:p>
          </table:table-cell>
          <table:table-cell office:value-type="string" calcext:value-type="string">
            <text:p>Posselwhite</text:p>
          </table:table-cell>
          <table:table-cell office:value-type="string" calcext:value-type="string">
            <text:p>Roughey</text:p>
          </table:table-cell>
          <table:table-cell office:value-type="string" calcext:value-type="string">
            <text:p>droughey75@tumbl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04-915-264</text:p>
          </table:table-cell>
          <table:table-cell office:value-type="string" calcext:value-type="string">
            <text:p>33704 Burning Wood Point</text:p>
          </table:table-cell>
          <table:table-cell table:formula="of:=RANDBETWEEN(1;1833)" office:value-type="float" office:value="60" calcext:value-type="float">
            <text:p>60</text:p>
          </table:table-cell>
          <table:table-cell/>
          <table:table-cell table:formula="of:=CONCATENATE(&quot;(&quot;;[.A727];&quot;, &quot;;[.B727];&quot;, &quot;;[.C727];&quot;, '&quot;;[.D727];&quot; &quot;;[.E727];&quot;', '&quot;;[.F727];&quot; &quot;;[.G727];&quot;', '&quot;; [.H727]; &quot;'&quot;; [.I727];&quot;', '&quot;;[.J727];&quot;', '&quot;;[.K727];&quot;', &quot;;[.L727]; &quot;), &quot;)" office:value-type="string" office:string-value="(33635061, 2020726, 47835, 'Benetta Davida', 'Posselwhite Roughey', 'droughey75@tumblr.com'https://librenoticias.com/wp-content/uploads/2020/08/default-user-image.png', '304-915-264', '33704 Burning Wood Point', 60), " calcext:value-type="string">
            <text:p>(33635061, 2020726, 47835, 'Benetta Davida', 'Posselwhite Roughey', 'droughey75@tumblr.com'https://librenoticias.com/wp-content/uploads/2020/08/default-user-image.png', '304-915-264', '33704 Burning Wood Point', 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2079929" calcext:value-type="float">
            <text:p>62079929</text:p>
          </table:table-cell>
          <table:table-cell office:value-type="float" office:value="2020727" calcext:value-type="float">
            <text:p>2020727</text:p>
          </table:table-cell>
          <table:table-cell table:formula="of:=RANDBETWEEN(1000; 99999)" office:value-type="float" office:value="50584" calcext:value-type="float">
            <text:p>50584</text:p>
          </table:table-cell>
          <table:table-cell office:value-type="string" calcext:value-type="string">
            <text:p>Giacobo</text:p>
          </table:table-cell>
          <table:table-cell office:value-type="string" calcext:value-type="string">
            <text:p>Linoel</text:p>
          </table:table-cell>
          <table:table-cell office:value-type="string" calcext:value-type="string">
            <text:p>Postans</text:p>
          </table:table-cell>
          <table:table-cell office:value-type="string" calcext:value-type="string">
            <text:p>Edwicker</text:p>
          </table:table-cell>
          <table:table-cell office:value-type="string" calcext:value-type="string">
            <text:p>ledwickerew@sbwir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93-214-773</text:p>
          </table:table-cell>
          <table:table-cell office:value-type="string" calcext:value-type="string">
            <text:p>38514 Dayton Avenue</text:p>
          </table:table-cell>
          <table:table-cell table:formula="of:=RANDBETWEEN(1;1833)" office:value-type="float" office:value="331" calcext:value-type="float">
            <text:p>331</text:p>
          </table:table-cell>
          <table:table-cell/>
          <table:table-cell table:formula="of:=CONCATENATE(&quot;(&quot;;[.A728];&quot;, &quot;;[.B728];&quot;, &quot;;[.C728];&quot;, '&quot;;[.D728];&quot; &quot;;[.E728];&quot;', '&quot;;[.F728];&quot; &quot;;[.G728];&quot;', '&quot;; [.H728]; &quot;'&quot;; [.I728];&quot;', '&quot;;[.J728];&quot;', '&quot;;[.K728];&quot;', &quot;;[.L728]; &quot;), &quot;)" office:value-type="string" office:string-value="(62079929, 2020727, 50584, 'Giacobo Linoel', 'Postans Edwicker', 'ledwickerew@sbwire.com'https://librenoticias.com/wp-content/uploads/2020/08/default-user-image.png', '793-214-773', '38514 Dayton Avenue', 331), " calcext:value-type="string">
            <text:p>(62079929, 2020727, 50584, 'Giacobo Linoel', 'Postans Edwicker', 'ledwickerew@sbwire.com'https://librenoticias.com/wp-content/uploads/2020/08/default-user-image.png', '793-214-773', '38514 Dayton Avenue', 33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1179659" calcext:value-type="float">
            <text:p>51179659</text:p>
          </table:table-cell>
          <table:table-cell office:value-type="float" office:value="2020728" calcext:value-type="float">
            <text:p>2020728</text:p>
          </table:table-cell>
          <table:table-cell table:formula="of:=RANDBETWEEN(1000; 99999)" office:value-type="float" office:value="84519" calcext:value-type="float">
            <text:p>84519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Margery</text:p>
          </table:table-cell>
          <table:table-cell office:value-type="string" calcext:value-type="string">
            <text:p>Povall</text:p>
          </table:table-cell>
          <table:table-cell office:value-type="string" calcext:value-type="string">
            <text:p>Tidbold</text:p>
          </table:table-cell>
          <table:table-cell office:value-type="string" calcext:value-type="string">
            <text:p>mtidboldie@arizona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87-407-238</text:p>
          </table:table-cell>
          <table:table-cell office:value-type="string" calcext:value-type="string">
            <text:p>14758 Orin Drive</text:p>
          </table:table-cell>
          <table:table-cell table:formula="of:=RANDBETWEEN(1;1833)" office:value-type="float" office:value="30" calcext:value-type="float">
            <text:p>30</text:p>
          </table:table-cell>
          <table:table-cell/>
          <table:table-cell table:formula="of:=CONCATENATE(&quot;(&quot;;[.A729];&quot;, &quot;;[.B729];&quot;, &quot;;[.C729];&quot;, '&quot;;[.D729];&quot; &quot;;[.E729];&quot;', '&quot;;[.F729];&quot; &quot;;[.G729];&quot;', '&quot;; [.H729]; &quot;'&quot;; [.I729];&quot;', '&quot;;[.J729];&quot;', '&quot;;[.K729];&quot;', &quot;;[.L729]; &quot;), &quot;)" office:value-type="string" office:string-value="(51179659, 2020728, 84519, 'Kristina Margery', 'Povall Tidbold', 'mtidboldie@arizona.edu'https://librenoticias.com/wp-content/uploads/2020/08/default-user-image.png', '287-407-238', '14758 Orin Drive', 30), " calcext:value-type="string">
            <text:p>(51179659, 2020728, 84519, 'Kristina Margery', 'Povall Tidbold', 'mtidboldie@arizona.edu'https://librenoticias.com/wp-content/uploads/2020/08/default-user-image.png', '287-407-238', '14758 Orin Drive', 3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0165261" calcext:value-type="float">
            <text:p>30165261</text:p>
          </table:table-cell>
          <table:table-cell office:value-type="float" office:value="2020729" calcext:value-type="float">
            <text:p>2020729</text:p>
          </table:table-cell>
          <table:table-cell table:formula="of:=RANDBETWEEN(1000; 99999)" office:value-type="float" office:value="55842" calcext:value-type="float">
            <text:p>55842</text:p>
          </table:table-cell>
          <table:table-cell office:value-type="string" calcext:value-type="string">
            <text:p>Cristin</text:p>
          </table:table-cell>
          <table:table-cell office:value-type="string" calcext:value-type="string">
            <text:p>Bernetta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Petrollo</text:p>
          </table:table-cell>
          <table:table-cell office:value-type="string" calcext:value-type="string">
            <text:p>bpetrollo9p@vk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85-702-268</text:p>
          </table:table-cell>
          <table:table-cell office:value-type="string" calcext:value-type="string">
            <text:p>66213 Veith Pass</text:p>
          </table:table-cell>
          <table:table-cell table:formula="of:=RANDBETWEEN(1;1833)" office:value-type="float" office:value="1390" calcext:value-type="float">
            <text:p>1390</text:p>
          </table:table-cell>
          <table:table-cell/>
          <table:table-cell table:formula="of:=CONCATENATE(&quot;(&quot;;[.A730];&quot;, &quot;;[.B730];&quot;, &quot;;[.C730];&quot;, '&quot;;[.D730];&quot; &quot;;[.E730];&quot;', '&quot;;[.F730];&quot; &quot;;[.G730];&quot;', '&quot;; [.H730]; &quot;'&quot;; [.I730];&quot;', '&quot;;[.J730];&quot;', '&quot;;[.K730];&quot;', &quot;;[.L730]; &quot;), &quot;)" office:value-type="string" office:string-value="(30165261, 2020729, 55842, 'Cristin Bernetta', 'Pow Petrollo', 'bpetrollo9p@vk.com'https://librenoticias.com/wp-content/uploads/2020/08/default-user-image.png', '285-702-268', '66213 Veith Pass', 1390), " calcext:value-type="string">
            <text:p>(30165261, 2020729, 55842, 'Cristin Bernetta', 'Pow Petrollo', 'bpetrollo9p@vk.com'https://librenoticias.com/wp-content/uploads/2020/08/default-user-image.png', '285-702-268', '66213 Veith Pass', 139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8140065" calcext:value-type="float">
            <text:p>48140065</text:p>
          </table:table-cell>
          <table:table-cell office:value-type="float" office:value="2020730" calcext:value-type="float">
            <text:p>2020730</text:p>
          </table:table-cell>
          <table:table-cell table:formula="of:=RANDBETWEEN(1000; 99999)" office:value-type="float" office:value="9061" calcext:value-type="float">
            <text:p>9061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Ashlin</text:p>
          </table:table-cell>
          <table:table-cell office:value-type="string" calcext:value-type="string">
            <text:p>Powelee</text:p>
          </table:table-cell>
          <table:table-cell office:value-type="string" calcext:value-type="string">
            <text:p>Milsted</text:p>
          </table:table-cell>
          <table:table-cell office:value-type="string" calcext:value-type="string">
            <text:p>amilstedn7@ed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22-988-267</text:p>
          </table:table-cell>
          <table:table-cell office:value-type="string" calcext:value-type="string">
            <text:p>86 Daystar Way</text:p>
          </table:table-cell>
          <table:table-cell table:formula="of:=RANDBETWEEN(1;1833)" office:value-type="float" office:value="420" calcext:value-type="float">
            <text:p>420</text:p>
          </table:table-cell>
          <table:table-cell/>
          <table:table-cell table:formula="of:=CONCATENATE(&quot;(&quot;;[.A731];&quot;, &quot;;[.B731];&quot;, &quot;;[.C731];&quot;, '&quot;;[.D731];&quot; &quot;;[.E731];&quot;', '&quot;;[.F731];&quot; &quot;;[.G731];&quot;', '&quot;; [.H731]; &quot;'&quot;; [.I731];&quot;', '&quot;;[.J731];&quot;', '&quot;;[.K731];&quot;', &quot;;[.L731]; &quot;), &quot;)" office:value-type="string" office:string-value="(48140065, 2020730, 9061, 'Maurice Ashlin', 'Powelee Milsted', 'amilstedn7@ed.gov'https://librenoticias.com/wp-content/uploads/2020/08/default-user-image.png', '422-988-267', '86 Daystar Way', 420), " calcext:value-type="string">
            <text:p>(48140065, 2020730, 9061, 'Maurice Ashlin', 'Powelee Milsted', 'amilstedn7@ed.gov'https://librenoticias.com/wp-content/uploads/2020/08/default-user-image.png', '422-988-267', '86 Daystar Way', 42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9032019" calcext:value-type="float">
            <text:p>89032019</text:p>
          </table:table-cell>
          <table:table-cell office:value-type="float" office:value="2020731" calcext:value-type="float">
            <text:p>2020731</text:p>
          </table:table-cell>
          <table:table-cell table:formula="of:=RANDBETWEEN(1000; 99999)" office:value-type="float" office:value="36698" calcext:value-type="float">
            <text:p>36698</text:p>
          </table:table-cell>
          <table:table-cell office:value-type="string" calcext:value-type="string">
            <text:p>Walliw</text:p>
          </table:table-cell>
          <table:table-cell office:value-type="string" calcext:value-type="string">
            <text:p>Olenka</text:p>
          </table:table-cell>
          <table:table-cell office:value-type="string" calcext:value-type="string">
            <text:p>Powley</text:p>
          </table:table-cell>
          <table:table-cell office:value-type="string" calcext:value-type="string">
            <text:p>Iacovaccio</text:p>
          </table:table-cell>
          <table:table-cell office:value-type="string" calcext:value-type="string">
            <text:p>oiacovacciofz@furl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31-880-545</text:p>
          </table:table-cell>
          <table:table-cell office:value-type="string" calcext:value-type="string">
            <text:p>3416 Express Pass</text:p>
          </table:table-cell>
          <table:table-cell table:formula="of:=RANDBETWEEN(1;1833)" office:value-type="float" office:value="793" calcext:value-type="float">
            <text:p>793</text:p>
          </table:table-cell>
          <table:table-cell/>
          <table:table-cell table:formula="of:=CONCATENATE(&quot;(&quot;;[.A732];&quot;, &quot;;[.B732];&quot;, &quot;;[.C732];&quot;, '&quot;;[.D732];&quot; &quot;;[.E732];&quot;', '&quot;;[.F732];&quot; &quot;;[.G732];&quot;', '&quot;; [.H732]; &quot;'&quot;; [.I732];&quot;', '&quot;;[.J732];&quot;', '&quot;;[.K732];&quot;', &quot;;[.L732]; &quot;), &quot;)" office:value-type="string" office:string-value="(89032019, 2020731, 36698, 'Walliw Olenka', 'Powley Iacovaccio', 'oiacovacciofz@furl.net'https://librenoticias.com/wp-content/uploads/2020/08/default-user-image.png', '731-880-545', '3416 Express Pass', 793), " calcext:value-type="string">
            <text:p>(89032019, 2020731, 36698, 'Walliw Olenka', 'Powley Iacovaccio', 'oiacovacciofz@furl.net'https://librenoticias.com/wp-content/uploads/2020/08/default-user-image.png', '731-880-545', '3416 Express Pass', 79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1861092" calcext:value-type="float">
            <text:p>41861092</text:p>
          </table:table-cell>
          <table:table-cell office:value-type="float" office:value="2020732" calcext:value-type="float">
            <text:p>2020732</text:p>
          </table:table-cell>
          <table:table-cell table:formula="of:=RANDBETWEEN(1000; 99999)" office:value-type="float" office:value="59812" calcext:value-type="float">
            <text:p>59812</text:p>
          </table:table-cell>
          <table:table-cell office:value-type="string" calcext:value-type="string">
            <text:p>Jocelyne</text:p>
          </table:table-cell>
          <table:table-cell office:value-type="string" calcext:value-type="string">
            <text:p>Ailey</text:p>
          </table:table-cell>
          <table:table-cell office:value-type="string" calcext:value-type="string">
            <text:p>Poyser</text:p>
          </table:table-cell>
          <table:table-cell office:value-type="string" calcext:value-type="string">
            <text:p>Spirritt</text:p>
          </table:table-cell>
          <table:table-cell office:value-type="string" calcext:value-type="string">
            <text:p>aspirritt30@csmonito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61-239-182</text:p>
          </table:table-cell>
          <table:table-cell office:value-type="string" calcext:value-type="string">
            <text:p>2381 Bashford Terrace</text:p>
          </table:table-cell>
          <table:table-cell table:formula="of:=RANDBETWEEN(1;1833)" office:value-type="float" office:value="996" calcext:value-type="float">
            <text:p>996</text:p>
          </table:table-cell>
          <table:table-cell/>
          <table:table-cell table:formula="of:=CONCATENATE(&quot;(&quot;;[.A733];&quot;, &quot;;[.B733];&quot;, &quot;;[.C733];&quot;, '&quot;;[.D733];&quot; &quot;;[.E733];&quot;', '&quot;;[.F733];&quot; &quot;;[.G733];&quot;', '&quot;; [.H733]; &quot;'&quot;; [.I733];&quot;', '&quot;;[.J733];&quot;', '&quot;;[.K733];&quot;', &quot;;[.L733]; &quot;), &quot;)" office:value-type="string" office:string-value="(41861092, 2020732, 59812, 'Jocelyne Ailey', 'Poyser Spirritt', 'aspirritt30@csmonitor.com'https://librenoticias.com/wp-content/uploads/2020/08/default-user-image.png', '361-239-182', '2381 Bashford Terrace', 996), " calcext:value-type="string">
            <text:p>(41861092, 2020732, 59812, 'Jocelyne Ailey', 'Poyser Spirritt', 'aspirritt30@csmonitor.com'https://librenoticias.com/wp-content/uploads/2020/08/default-user-image.png', '361-239-182', '2381 Bashford Terrace', 99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7074023" calcext:value-type="float">
            <text:p>17074023</text:p>
          </table:table-cell>
          <table:table-cell office:value-type="float" office:value="2020733" calcext:value-type="float">
            <text:p>2020733</text:p>
          </table:table-cell>
          <table:table-cell table:formula="of:=RANDBETWEEN(1000; 99999)" office:value-type="float" office:value="71049" calcext:value-type="float">
            <text:p>71049</text:p>
          </table:table-cell>
          <table:table-cell office:value-type="string" calcext:value-type="string">
            <text:p>Berny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Pozzi</text:p>
          </table:table-cell>
          <table:table-cell office:value-type="string" calcext:value-type="string">
            <text:p>Bunch</text:p>
          </table:table-cell>
          <table:table-cell office:value-type="string" calcext:value-type="string">
            <text:p>bbunchok@nhs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02-428-758</text:p>
          </table:table-cell>
          <table:table-cell office:value-type="string" calcext:value-type="string">
            <text:p>7517 Service Drive</text:p>
          </table:table-cell>
          <table:table-cell table:formula="of:=RANDBETWEEN(1;1833)" office:value-type="float" office:value="96" calcext:value-type="float">
            <text:p>96</text:p>
          </table:table-cell>
          <table:table-cell/>
          <table:table-cell table:formula="of:=CONCATENATE(&quot;(&quot;;[.A734];&quot;, &quot;;[.B734];&quot;, &quot;;[.C734];&quot;, '&quot;;[.D734];&quot; &quot;;[.E734];&quot;', '&quot;;[.F734];&quot; &quot;;[.G734];&quot;', '&quot;; [.H734]; &quot;'&quot;; [.I734];&quot;', '&quot;;[.J734];&quot;', '&quot;;[.K734];&quot;', &quot;;[.L734]; &quot;), &quot;)" office:value-type="string" office:string-value="(17074023, 2020733, 71049, 'Berny Bill', 'Pozzi Bunch', 'bbunchok@nhs.uk'https://librenoticias.com/wp-content/uploads/2020/08/default-user-image.png', '402-428-758', '7517 Service Drive', 96), " calcext:value-type="string">
            <text:p>(17074023, 2020733, 71049, 'Berny Bill', 'Pozzi Bunch', 'bbunchok@nhs.uk'https://librenoticias.com/wp-content/uploads/2020/08/default-user-image.png', '402-428-758', '7517 Service Drive', 9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4842451" calcext:value-type="float">
            <text:p>74842451</text:p>
          </table:table-cell>
          <table:table-cell office:value-type="float" office:value="2020734" calcext:value-type="float">
            <text:p>2020734</text:p>
          </table:table-cell>
          <table:table-cell table:formula="of:=RANDBETWEEN(1000; 99999)" office:value-type="float" office:value="99976" calcext:value-type="float">
            <text:p>99976</text:p>
          </table:table-cell>
          <table:table-cell office:value-type="string" calcext:value-type="string">
            <text:p>Katrinka</text:p>
          </table:table-cell>
          <table:table-cell office:value-type="string" calcext:value-type="string">
            <text:p>Willyt</text:p>
          </table:table-cell>
          <table:table-cell office:value-type="string" calcext:value-type="string">
            <text:p>Prati</text:p>
          </table:table-cell>
          <table:table-cell office:value-type="string" calcext:value-type="string">
            <text:p>Yitzhok</text:p>
          </table:table-cell>
          <table:table-cell office:value-type="string" calcext:value-type="string">
            <text:p>wyitzhoknu@devhub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73-595-383</text:p>
          </table:table-cell>
          <table:table-cell office:value-type="string" calcext:value-type="string">
            <text:p>17 Calypso Way</text:p>
          </table:table-cell>
          <table:table-cell table:formula="of:=RANDBETWEEN(1;1833)" office:value-type="float" office:value="746" calcext:value-type="float">
            <text:p>746</text:p>
          </table:table-cell>
          <table:table-cell/>
          <table:table-cell table:formula="of:=CONCATENATE(&quot;(&quot;;[.A735];&quot;, &quot;;[.B735];&quot;, &quot;;[.C735];&quot;, '&quot;;[.D735];&quot; &quot;;[.E735];&quot;', '&quot;;[.F735];&quot; &quot;;[.G735];&quot;', '&quot;; [.H735]; &quot;'&quot;; [.I735];&quot;', '&quot;;[.J735];&quot;', '&quot;;[.K735];&quot;', &quot;;[.L735]; &quot;), &quot;)" office:value-type="string" office:string-value="(74842451, 2020734, 99976, 'Katrinka Willyt', 'Prati Yitzhok', 'wyitzhoknu@devhub.com'https://librenoticias.com/wp-content/uploads/2020/08/default-user-image.png', '273-595-383', '17 Calypso Way', 746), " calcext:value-type="string">
            <text:p>(74842451, 2020734, 99976, 'Katrinka Willyt', 'Prati Yitzhok', 'wyitzhoknu@devhub.com'https://librenoticias.com/wp-content/uploads/2020/08/default-user-image.png', '273-595-383', '17 Calypso Way', 74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7376120" calcext:value-type="float">
            <text:p>47376120</text:p>
          </table:table-cell>
          <table:table-cell office:value-type="float" office:value="2020735" calcext:value-type="float">
            <text:p>2020735</text:p>
          </table:table-cell>
          <table:table-cell table:formula="of:=RANDBETWEEN(1000; 99999)" office:value-type="float" office:value="82222" calcext:value-type="float">
            <text:p>82222</text:p>
          </table:table-cell>
          <table:table-cell office:value-type="string" calcext:value-type="string">
            <text:p>Pincus</text:p>
          </table:table-cell>
          <table:table-cell office:value-type="string" calcext:value-type="string">
            <text:p>Dalli</text:p>
          </table:table-cell>
          <table:table-cell office:value-type="string" calcext:value-type="string">
            <text:p>Pressnell</text:p>
          </table:table-cell>
          <table:table-cell office:value-type="string" calcext:value-type="string">
            <text:p>Bly</text:p>
          </table:table-cell>
          <table:table-cell office:value-type="string" calcext:value-type="string">
            <text:p>dblyp@cnb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41-654-823</text:p>
          </table:table-cell>
          <table:table-cell office:value-type="string" calcext:value-type="string">
            <text:p>236 Starling Crossing</text:p>
          </table:table-cell>
          <table:table-cell table:formula="of:=RANDBETWEEN(1;1833)" office:value-type="float" office:value="380" calcext:value-type="float">
            <text:p>380</text:p>
          </table:table-cell>
          <table:table-cell/>
          <table:table-cell table:formula="of:=CONCATENATE(&quot;(&quot;;[.A736];&quot;, &quot;;[.B736];&quot;, &quot;;[.C736];&quot;, '&quot;;[.D736];&quot; &quot;;[.E736];&quot;', '&quot;;[.F736];&quot; &quot;;[.G736];&quot;', '&quot;; [.H736]; &quot;'&quot;; [.I736];&quot;', '&quot;;[.J736];&quot;', '&quot;;[.K736];&quot;', &quot;;[.L736]; &quot;), &quot;)" office:value-type="string" office:string-value="(47376120, 2020735, 82222, 'Pincus Dalli', 'Pressnell Bly', 'dblyp@cnbc.com'https://librenoticias.com/wp-content/uploads/2020/08/default-user-image.png', '941-654-823', '236 Starling Crossing', 380), " calcext:value-type="string">
            <text:p>(47376120, 2020735, 82222, 'Pincus Dalli', 'Pressnell Bly', 'dblyp@cnbc.com'https://librenoticias.com/wp-content/uploads/2020/08/default-user-image.png', '941-654-823', '236 Starling Crossing', 38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9986927" calcext:value-type="float">
            <text:p>69986927</text:p>
          </table:table-cell>
          <table:table-cell office:value-type="float" office:value="2020736" calcext:value-type="float">
            <text:p>2020736</text:p>
          </table:table-cell>
          <table:table-cell table:formula="of:=RANDBETWEEN(1000; 99999)" office:value-type="float" office:value="63013" calcext:value-type="float">
            <text:p>63013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Ruprecht</text:p>
          </table:table-cell>
          <table:table-cell office:value-type="string" calcext:value-type="string">
            <text:p>Priddy</text:p>
          </table:table-cell>
          <table:table-cell office:value-type="string" calcext:value-type="string">
            <text:p>Primett</text:p>
          </table:table-cell>
          <table:table-cell office:value-type="string" calcext:value-type="string">
            <text:p>rprimettu@latim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09-832-855</text:p>
          </table:table-cell>
          <table:table-cell office:value-type="string" calcext:value-type="string">
            <text:p>3 Ridgeview Trail</text:p>
          </table:table-cell>
          <table:table-cell table:formula="of:=RANDBETWEEN(1;1833)" office:value-type="float" office:value="977" calcext:value-type="float">
            <text:p>977</text:p>
          </table:table-cell>
          <table:table-cell/>
          <table:table-cell table:formula="of:=CONCATENATE(&quot;(&quot;;[.A737];&quot;, &quot;;[.B737];&quot;, &quot;;[.C737];&quot;, '&quot;;[.D737];&quot; &quot;;[.E737];&quot;', '&quot;;[.F737];&quot; &quot;;[.G737];&quot;', '&quot;; [.H737]; &quot;'&quot;; [.I737];&quot;', '&quot;;[.J737];&quot;', '&quot;;[.K737];&quot;', &quot;;[.L737]; &quot;), &quot;)" office:value-type="string" office:string-value="(69986927, 2020736, 63013, 'Sax Ruprecht', 'Priddy Primett', 'rprimettu@latimes.com'https://librenoticias.com/wp-content/uploads/2020/08/default-user-image.png', '809-832-855', '3 Ridgeview Trail', 977), " calcext:value-type="string">
            <text:p>(69986927, 2020736, 63013, 'Sax Ruprecht', 'Priddy Primett', 'rprimettu@latimes.com'https://librenoticias.com/wp-content/uploads/2020/08/default-user-image.png', '809-832-855', '3 Ridgeview Trail', 97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8335936" calcext:value-type="float">
            <text:p>48335936</text:p>
          </table:table-cell>
          <table:table-cell office:value-type="float" office:value="2020737" calcext:value-type="float">
            <text:p>2020737</text:p>
          </table:table-cell>
          <table:table-cell table:formula="of:=RANDBETWEEN(1000; 99999)" office:value-type="float" office:value="92409" calcext:value-type="float">
            <text:p>92409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Caz</text:p>
          </table:table-cell>
          <table:table-cell office:value-type="string" calcext:value-type="string">
            <text:p>Priddy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flagey@webeden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92-615-466</text:p>
          </table:table-cell>
          <table:table-cell office:value-type="string" calcext:value-type="string">
            <text:p>447 Oakridge Alley</text:p>
          </table:table-cell>
          <table:table-cell table:formula="of:=RANDBETWEEN(1;1833)" office:value-type="float" office:value="877" calcext:value-type="float">
            <text:p>877</text:p>
          </table:table-cell>
          <table:table-cell/>
          <table:table-cell table:formula="of:=CONCATENATE(&quot;(&quot;;[.A738];&quot;, &quot;;[.B738];&quot;, &quot;;[.C738];&quot;, '&quot;;[.D738];&quot; &quot;;[.E738];&quot;', '&quot;;[.F738];&quot; &quot;;[.G738];&quot;', '&quot;; [.H738]; &quot;'&quot;; [.I738];&quot;', '&quot;;[.J738];&quot;', '&quot;;[.K738];&quot;', &quot;;[.L738]; &quot;), &quot;)" office:value-type="string" office:string-value="(48335936, 2020737, 92409, 'Ricardo Caz', 'Priddy Flag', 'cflagey@webeden.co.uk'https://librenoticias.com/wp-content/uploads/2020/08/default-user-image.png', '292-615-466', '447 Oakridge Alley', 877), " calcext:value-type="string">
            <text:p>(48335936, 2020737, 92409, 'Ricardo Caz', 'Priddy Flag', 'cflagey@webeden.co.uk'https://librenoticias.com/wp-content/uploads/2020/08/default-user-image.png', '292-615-466', '447 Oakridge Alley', 87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1234330" calcext:value-type="float">
            <text:p>81234330</text:p>
          </table:table-cell>
          <table:table-cell office:value-type="float" office:value="2020738" calcext:value-type="float">
            <text:p>2020738</text:p>
          </table:table-cell>
          <table:table-cell table:formula="of:=RANDBETWEEN(1000; 99999)" office:value-type="float" office:value="22379" calcext:value-type="float">
            <text:p>22379</text:p>
          </table:table-cell>
          <table:table-cell office:value-type="string" calcext:value-type="string">
            <text:p>Cortney</text:p>
          </table:table-cell>
          <table:table-cell office:value-type="string" calcext:value-type="string">
            <text:p>Mallorie</text:p>
          </table:table-cell>
          <table:table-cell office:value-type="string" calcext:value-type="string">
            <text:p>Priestman</text:p>
          </table:table-cell>
          <table:table-cell office:value-type="string" calcext:value-type="string">
            <text:p>McGahern</text:p>
          </table:table-cell>
          <table:table-cell office:value-type="string" calcext:value-type="string">
            <text:p>mmcgahernh0@ma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13-785-825</text:p>
          </table:table-cell>
          <table:table-cell office:value-type="string" calcext:value-type="string">
            <text:p>862 Union Drive</text:p>
          </table:table-cell>
          <table:table-cell table:formula="of:=RANDBETWEEN(1;1833)" office:value-type="float" office:value="1612" calcext:value-type="float">
            <text:p>1612</text:p>
          </table:table-cell>
          <table:table-cell/>
          <table:table-cell table:formula="of:=CONCATENATE(&quot;(&quot;;[.A739];&quot;, &quot;;[.B739];&quot;, &quot;;[.C739];&quot;, '&quot;;[.D739];&quot; &quot;;[.E739];&quot;', '&quot;;[.F739];&quot; &quot;;[.G739];&quot;', '&quot;; [.H739]; &quot;'&quot;; [.I739];&quot;', '&quot;;[.J739];&quot;', '&quot;;[.K739];&quot;', &quot;;[.L739]; &quot;), &quot;)" office:value-type="string" office:string-value="(81234330, 2020738, 22379, 'Cortney Mallorie', 'Priestman McGahern', 'mmcgahernh0@mac.com'https://librenoticias.com/wp-content/uploads/2020/08/default-user-image.png', '813-785-825', '862 Union Drive', 1612), " calcext:value-type="string">
            <text:p>(81234330, 2020738, 22379, 'Cortney Mallorie', 'Priestman McGahern', 'mmcgahernh0@mac.com'https://librenoticias.com/wp-content/uploads/2020/08/default-user-image.png', '813-785-825', '862 Union Drive', 161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7379846" calcext:value-type="float">
            <text:p>87379846</text:p>
          </table:table-cell>
          <table:table-cell office:value-type="float" office:value="2020739" calcext:value-type="float">
            <text:p>2020739</text:p>
          </table:table-cell>
          <table:table-cell table:formula="of:=RANDBETWEEN(1000; 99999)" office:value-type="float" office:value="59444" calcext:value-type="float">
            <text:p>59444</text:p>
          </table:table-cell>
          <table:table-cell office:value-type="string" calcext:value-type="string">
            <text:p>Lishe</text:p>
          </table:table-cell>
          <table:table-cell office:value-type="string" calcext:value-type="string">
            <text:p>Becki</text:p>
          </table:table-cell>
          <table:table-cell office:value-type="string" calcext:value-type="string">
            <text:p>Probyn</text:p>
          </table:table-cell>
          <table:table-cell office:value-type="string" calcext:value-type="string">
            <text:p>Behling</text:p>
          </table:table-cell>
          <table:table-cell office:value-type="string" calcext:value-type="string">
            <text:p>bbehling2r@chronoengin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96-462-397</text:p>
          </table:table-cell>
          <table:table-cell office:value-type="string" calcext:value-type="string">
            <text:p>95648 Schurz Alley</text:p>
          </table:table-cell>
          <table:table-cell table:formula="of:=RANDBETWEEN(1;1833)" office:value-type="float" office:value="1736" calcext:value-type="float">
            <text:p>1736</text:p>
          </table:table-cell>
          <table:table-cell/>
          <table:table-cell table:formula="of:=CONCATENATE(&quot;(&quot;;[.A740];&quot;, &quot;;[.B740];&quot;, &quot;;[.C740];&quot;, '&quot;;[.D740];&quot; &quot;;[.E740];&quot;', '&quot;;[.F740];&quot; &quot;;[.G740];&quot;', '&quot;; [.H740]; &quot;'&quot;; [.I740];&quot;', '&quot;;[.J740];&quot;', '&quot;;[.K740];&quot;', &quot;;[.L740]; &quot;), &quot;)" office:value-type="string" office:string-value="(87379846, 2020739, 59444, 'Lishe Becki', 'Probyn Behling', 'bbehling2r@chronoengine.com'https://librenoticias.com/wp-content/uploads/2020/08/default-user-image.png', '796-462-397', '95648 Schurz Alley', 1736), " calcext:value-type="string">
            <text:p>(87379846, 2020739, 59444, 'Lishe Becki', 'Probyn Behling', 'bbehling2r@chronoengine.com'https://librenoticias.com/wp-content/uploads/2020/08/default-user-image.png', '796-462-397', '95648 Schurz Alley', 173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7353994" calcext:value-type="float">
            <text:p>47353994</text:p>
          </table:table-cell>
          <table:table-cell office:value-type="float" office:value="2020740" calcext:value-type="float">
            <text:p>2020740</text:p>
          </table:table-cell>
          <table:table-cell table:formula="of:=RANDBETWEEN(1000; 99999)" office:value-type="float" office:value="44903" calcext:value-type="float">
            <text:p>44903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Conant</text:p>
          </table:table-cell>
          <table:table-cell office:value-type="string" calcext:value-type="string">
            <text:p>Pudge</text:p>
          </table:table-cell>
          <table:table-cell office:value-type="string" calcext:value-type="string">
            <text:p>Marquess</text:p>
          </table:table-cell>
          <table:table-cell office:value-type="string" calcext:value-type="string">
            <text:p>cmarquessf9@apache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60-163-445</text:p>
          </table:table-cell>
          <table:table-cell office:value-type="string" calcext:value-type="string">
            <text:p>8 Parkside Point</text:p>
          </table:table-cell>
          <table:table-cell table:formula="of:=RANDBETWEEN(1;1833)" office:value-type="float" office:value="1802" calcext:value-type="float">
            <text:p>1802</text:p>
          </table:table-cell>
          <table:table-cell/>
          <table:table-cell table:formula="of:=CONCATENATE(&quot;(&quot;;[.A741];&quot;, &quot;;[.B741];&quot;, &quot;;[.C741];&quot;, '&quot;;[.D741];&quot; &quot;;[.E741];&quot;', '&quot;;[.F741];&quot; &quot;;[.G741];&quot;', '&quot;; [.H741]; &quot;'&quot;; [.I741];&quot;', '&quot;;[.J741];&quot;', '&quot;;[.K741];&quot;', &quot;;[.L741]; &quot;), &quot;)" office:value-type="string" office:string-value="(47353994, 2020740, 44903, 'Guthrie Conant', 'Pudge Marquess', 'cmarquessf9@apache.org'https://librenoticias.com/wp-content/uploads/2020/08/default-user-image.png', '160-163-445', '8 Parkside Point', 1802), " calcext:value-type="string">
            <text:p>(47353994, 2020740, 44903, 'Guthrie Conant', 'Pudge Marquess', 'cmarquessf9@apache.org'https://librenoticias.com/wp-content/uploads/2020/08/default-user-image.png', '160-163-445', '8 Parkside Point', 180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2382677" calcext:value-type="float">
            <text:p>12382677</text:p>
          </table:table-cell>
          <table:table-cell office:value-type="float" office:value="2020741" calcext:value-type="float">
            <text:p>2020741</text:p>
          </table:table-cell>
          <table:table-cell table:formula="of:=RANDBETWEEN(1000; 99999)" office:value-type="float" office:value="68737" calcext:value-type="float">
            <text:p>68737</text:p>
          </table:table-cell>
          <table:table-cell office:value-type="string" calcext:value-type="string">
            <text:p>Daisie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Pughe</text:p>
          </table:table-cell>
          <table:table-cell office:value-type="string" calcext:value-type="string">
            <text:p>Webborn</text:p>
          </table:table-cell>
          <table:table-cell office:value-type="string" calcext:value-type="string">
            <text:p>iwebbornnn@mozill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80-611-162</text:p>
          </table:table-cell>
          <table:table-cell office:value-type="string" calcext:value-type="string">
            <text:p>89 Lillian Street</text:p>
          </table:table-cell>
          <table:table-cell table:formula="of:=RANDBETWEEN(1;1833)" office:value-type="float" office:value="9" calcext:value-type="float">
            <text:p>9</text:p>
          </table:table-cell>
          <table:table-cell/>
          <table:table-cell table:formula="of:=CONCATENATE(&quot;(&quot;;[.A742];&quot;, &quot;;[.B742];&quot;, &quot;;[.C742];&quot;, '&quot;;[.D742];&quot; &quot;;[.E742];&quot;', '&quot;;[.F742];&quot; &quot;;[.G742];&quot;', '&quot;; [.H742]; &quot;'&quot;; [.I742];&quot;', '&quot;;[.J742];&quot;', '&quot;;[.K742];&quot;', &quot;;[.L742]; &quot;), &quot;)" office:value-type="string" office:string-value="(12382677, 2020741, 68737, 'Daisie Inga', 'Pughe Webborn', 'iwebbornnn@mozilla.com'https://librenoticias.com/wp-content/uploads/2020/08/default-user-image.png', '880-611-162', '89 Lillian Street', 9), " calcext:value-type="string">
            <text:p>(12382677, 2020741, 68737, 'Daisie Inga', 'Pughe Webborn', 'iwebbornnn@mozilla.com'https://librenoticias.com/wp-content/uploads/2020/08/default-user-image.png', '880-611-162', '89 Lillian Street', 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0847337" calcext:value-type="float">
            <text:p>40847337</text:p>
          </table:table-cell>
          <table:table-cell office:value-type="float" office:value="2020742" calcext:value-type="float">
            <text:p>2020742</text:p>
          </table:table-cell>
          <table:table-cell table:formula="of:=RANDBETWEEN(1000; 99999)" office:value-type="float" office:value="66556" calcext:value-type="float">
            <text:p>66556</text:p>
          </table:table-cell>
          <table:table-cell office:value-type="string" calcext:value-type="string">
            <text:p>Danica</text:p>
          </table:table-cell>
          <table:table-cell office:value-type="string" calcext:value-type="string">
            <text:p>Illa</text:p>
          </table:table-cell>
          <table:table-cell office:value-type="string" calcext:value-type="string">
            <text:p>Pulteneye</text:p>
          </table:table-cell>
          <table:table-cell office:value-type="string" calcext:value-type="string">
            <text:p>Batstone</text:p>
          </table:table-cell>
          <table:table-cell office:value-type="string" calcext:value-type="string">
            <text:p>ibatstone3j@wufo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17-374-783</text:p>
          </table:table-cell>
          <table:table-cell office:value-type="string" calcext:value-type="string">
            <text:p>3370 Fremont Avenue</text:p>
          </table:table-cell>
          <table:table-cell table:formula="of:=RANDBETWEEN(1;1833)" office:value-type="float" office:value="1105" calcext:value-type="float">
            <text:p>1105</text:p>
          </table:table-cell>
          <table:table-cell/>
          <table:table-cell table:formula="of:=CONCATENATE(&quot;(&quot;;[.A743];&quot;, &quot;;[.B743];&quot;, &quot;;[.C743];&quot;, '&quot;;[.D743];&quot; &quot;;[.E743];&quot;', '&quot;;[.F743];&quot; &quot;;[.G743];&quot;', '&quot;; [.H743]; &quot;'&quot;; [.I743];&quot;', '&quot;;[.J743];&quot;', '&quot;;[.K743];&quot;', &quot;;[.L743]; &quot;), &quot;)" office:value-type="string" office:string-value="(40847337, 2020742, 66556, 'Danica Illa', 'Pulteneye Batstone', 'ibatstone3j@wufoo.com'https://librenoticias.com/wp-content/uploads/2020/08/default-user-image.png', '317-374-783', '3370 Fremont Avenue', 1105), " calcext:value-type="string">
            <text:p>(40847337, 2020742, 66556, 'Danica Illa', 'Pulteneye Batstone', 'ibatstone3j@wufoo.com'https://librenoticias.com/wp-content/uploads/2020/08/default-user-image.png', '317-374-783', '3370 Fremont Avenue', 110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5886325" calcext:value-type="float">
            <text:p>95886325</text:p>
          </table:table-cell>
          <table:table-cell office:value-type="float" office:value="2020743" calcext:value-type="float">
            <text:p>2020743</text:p>
          </table:table-cell>
          <table:table-cell table:formula="of:=RANDBETWEEN(1000; 99999)" office:value-type="float" office:value="68588" calcext:value-type="float">
            <text:p>68588</text:p>
          </table:table-cell>
          <table:table-cell office:value-type="string" calcext:value-type="string">
            <text:p>Sherwin</text:p>
          </table:table-cell>
          <table:table-cell office:value-type="string" calcext:value-type="string">
            <text:p>Hamnet</text:p>
          </table:table-cell>
          <table:table-cell office:value-type="string" calcext:value-type="string">
            <text:p>Purcell</text:p>
          </table:table-cell>
          <table:table-cell office:value-type="string" calcext:value-type="string">
            <text:p>Aindrais</text:p>
          </table:table-cell>
          <table:table-cell office:value-type="string" calcext:value-type="string">
            <text:p>haindraisk4@bbb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96-632-986</text:p>
          </table:table-cell>
          <table:table-cell office:value-type="string" calcext:value-type="string">
            <text:p>3321 Waubesa Plaza</text:p>
          </table:table-cell>
          <table:table-cell table:formula="of:=RANDBETWEEN(1;1833)" office:value-type="float" office:value="1740" calcext:value-type="float">
            <text:p>1740</text:p>
          </table:table-cell>
          <table:table-cell/>
          <table:table-cell table:formula="of:=CONCATENATE(&quot;(&quot;;[.A744];&quot;, &quot;;[.B744];&quot;, &quot;;[.C744];&quot;, '&quot;;[.D744];&quot; &quot;;[.E744];&quot;', '&quot;;[.F744];&quot; &quot;;[.G744];&quot;', '&quot;; [.H744]; &quot;'&quot;; [.I744];&quot;', '&quot;;[.J744];&quot;', '&quot;;[.K744];&quot;', &quot;;[.L744]; &quot;), &quot;)" office:value-type="string" office:string-value="(95886325, 2020743, 68588, 'Sherwin Hamnet', 'Purcell Aindrais', 'haindraisk4@bbb.org'https://librenoticias.com/wp-content/uploads/2020/08/default-user-image.png', '896-632-986', '3321 Waubesa Plaza', 1740), " calcext:value-type="string">
            <text:p>(95886325, 2020743, 68588, 'Sherwin Hamnet', 'Purcell Aindrais', 'haindraisk4@bbb.org'https://librenoticias.com/wp-content/uploads/2020/08/default-user-image.png', '896-632-986', '3321 Waubesa Plaza', 174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9431222" calcext:value-type="float">
            <text:p>49431222</text:p>
          </table:table-cell>
          <table:table-cell office:value-type="float" office:value="2020744" calcext:value-type="float">
            <text:p>2020744</text:p>
          </table:table-cell>
          <table:table-cell table:formula="of:=RANDBETWEEN(1000; 99999)" office:value-type="float" office:value="18900" calcext:value-type="float">
            <text:p>18900</text:p>
          </table:table-cell>
          <table:table-cell office:value-type="string" calcext:value-type="string">
            <text:p>Vite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Purrier</text:p>
          </table:table-cell>
          <table:table-cell office:value-type="string" calcext:value-type="string">
            <text:p>Burl</text:p>
          </table:table-cell>
          <table:table-cell office:value-type="string" calcext:value-type="string">
            <text:p>bburl8d@sphin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49-210-417</text:p>
          </table:table-cell>
          <table:table-cell office:value-type="string" calcext:value-type="string">
            <text:p>6 Gerald Court</text:p>
          </table:table-cell>
          <table:table-cell table:formula="of:=RANDBETWEEN(1;1833)" office:value-type="float" office:value="1688" calcext:value-type="float">
            <text:p>1688</text:p>
          </table:table-cell>
          <table:table-cell/>
          <table:table-cell table:formula="of:=CONCATENATE(&quot;(&quot;;[.A745];&quot;, &quot;;[.B745];&quot;, &quot;;[.C745];&quot;, '&quot;;[.D745];&quot; &quot;;[.E745];&quot;', '&quot;;[.F745];&quot; &quot;;[.G745];&quot;', '&quot;; [.H745]; &quot;'&quot;; [.I745];&quot;', '&quot;;[.J745];&quot;', '&quot;;[.K745];&quot;', &quot;;[.L745]; &quot;), &quot;)" office:value-type="string" office:string-value="(49431222, 2020744, 18900, 'Vite Bil', 'Purrier Burl', 'bburl8d@sphinn.com'https://librenoticias.com/wp-content/uploads/2020/08/default-user-image.png', '649-210-417', '6 Gerald Court', 1688), " calcext:value-type="string">
            <text:p>(49431222, 2020744, 18900, 'Vite Bil', 'Purrier Burl', 'bburl8d@sphinn.com'https://librenoticias.com/wp-content/uploads/2020/08/default-user-image.png', '649-210-417', '6 Gerald Court', 168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6492395" calcext:value-type="float">
            <text:p>76492395</text:p>
          </table:table-cell>
          <table:table-cell office:value-type="float" office:value="2020745" calcext:value-type="float">
            <text:p>2020745</text:p>
          </table:table-cell>
          <table:table-cell table:formula="of:=RANDBETWEEN(1000; 99999)" office:value-type="float" office:value="92307" calcext:value-type="float">
            <text:p>92307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Kacie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Gilliatt</text:p>
          </table:table-cell>
          <table:table-cell office:value-type="string" calcext:value-type="string">
            <text:p>kgilliatt56@scrib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01-843-591</text:p>
          </table:table-cell>
          <table:table-cell office:value-type="string" calcext:value-type="string">
            <text:p>49916 Onsgard Avenue</text:p>
          </table:table-cell>
          <table:table-cell table:formula="of:=RANDBETWEEN(1;1833)" office:value-type="float" office:value="122" calcext:value-type="float">
            <text:p>122</text:p>
          </table:table-cell>
          <table:table-cell/>
          <table:table-cell table:formula="of:=CONCATENATE(&quot;(&quot;;[.A746];&quot;, &quot;;[.B746];&quot;, &quot;;[.C746];&quot;, '&quot;;[.D746];&quot; &quot;;[.E746];&quot;', '&quot;;[.F746];&quot; &quot;;[.G746];&quot;', '&quot;; [.H746]; &quot;'&quot;; [.I746];&quot;', '&quot;;[.J746];&quot;', '&quot;;[.K746];&quot;', &quot;;[.L746]; &quot;), &quot;)" office:value-type="string" office:string-value="(76492395, 2020745, 92307, 'Francesca Kacie', 'Purse Gilliatt', 'kgilliatt56@scribd.com'https://librenoticias.com/wp-content/uploads/2020/08/default-user-image.png', '901-843-591', '49916 Onsgard Avenue', 122), " calcext:value-type="string">
            <text:p>(76492395, 2020745, 92307, 'Francesca Kacie', 'Purse Gilliatt', 'kgilliatt56@scribd.com'https://librenoticias.com/wp-content/uploads/2020/08/default-user-image.png', '901-843-591', '49916 Onsgard Avenue', 12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4013724" calcext:value-type="float">
            <text:p>44013724</text:p>
          </table:table-cell>
          <table:table-cell office:value-type="float" office:value="2020746" calcext:value-type="float">
            <text:p>2020746</text:p>
          </table:table-cell>
          <table:table-cell table:formula="of:=RANDBETWEEN(1000; 99999)" office:value-type="float" office:value="10849" calcext:value-type="float">
            <text:p>10849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uttan</text:p>
          </table:table-cell>
          <table:table-cell office:value-type="string" calcext:value-type="string">
            <text:p>Alman</text:p>
          </table:table-cell>
          <table:table-cell office:value-type="string" calcext:value-type="string">
            <text:p>balman3i@bookin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15-953-245</text:p>
          </table:table-cell>
          <table:table-cell office:value-type="string" calcext:value-type="string">
            <text:p>98 Clyde Gallagher Circle</text:p>
          </table:table-cell>
          <table:table-cell table:formula="of:=RANDBETWEEN(1;1833)" office:value-type="float" office:value="244" calcext:value-type="float">
            <text:p>244</text:p>
          </table:table-cell>
          <table:table-cell/>
          <table:table-cell table:formula="of:=CONCATENATE(&quot;(&quot;;[.A747];&quot;, &quot;;[.B747];&quot;, &quot;;[.C747];&quot;, '&quot;;[.D747];&quot; &quot;;[.E747];&quot;', '&quot;;[.F747];&quot; &quot;;[.G747];&quot;', '&quot;; [.H747]; &quot;'&quot;; [.I747];&quot;', '&quot;;[.J747];&quot;', '&quot;;[.K747];&quot;', &quot;;[.L747]; &quot;), &quot;)" office:value-type="string" office:string-value="(44013724, 2020746, 10849, 'Bella Bird', 'Puttan Alman', 'balman3i@booking.com'https://librenoticias.com/wp-content/uploads/2020/08/default-user-image.png', '515-953-245', '98 Clyde Gallagher Circle', 244), " calcext:value-type="string">
            <text:p>(44013724, 2020746, 10849, 'Bella Bird', 'Puttan Alman', 'balman3i@booking.com'https://librenoticias.com/wp-content/uploads/2020/08/default-user-image.png', '515-953-245', '98 Clyde Gallagher Circle', 24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3032627" calcext:value-type="float">
            <text:p>33032627</text:p>
          </table:table-cell>
          <table:table-cell office:value-type="float" office:value="2020747" calcext:value-type="float">
            <text:p>2020747</text:p>
          </table:table-cell>
          <table:table-cell table:formula="of:=RANDBETWEEN(1000; 99999)" office:value-type="float" office:value="54843" calcext:value-type="float">
            <text:p>54843</text:p>
          </table:table-cell>
          <table:table-cell office:value-type="string" calcext:value-type="string">
            <text:p>Allie</text:p>
          </table:table-cell>
          <table:table-cell office:value-type="string" calcext:value-type="string">
            <text:p>Joeli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Lummus</text:p>
          </table:table-cell>
          <table:table-cell office:value-type="string" calcext:value-type="string">
            <text:p>jlummus5p@ih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24-859-207</text:p>
          </table:table-cell>
          <table:table-cell office:value-type="string" calcext:value-type="string">
            <text:p>30 Independence Hill</text:p>
          </table:table-cell>
          <table:table-cell table:formula="of:=RANDBETWEEN(1;1833)" office:value-type="float" office:value="5" calcext:value-type="float">
            <text:p>5</text:p>
          </table:table-cell>
          <table:table-cell/>
          <table:table-cell table:formula="of:=CONCATENATE(&quot;(&quot;;[.A748];&quot;, &quot;;[.B748];&quot;, &quot;;[.C748];&quot;, '&quot;;[.D748];&quot; &quot;;[.E748];&quot;', '&quot;;[.F748];&quot; &quot;;[.G748];&quot;', '&quot;; [.H748]; &quot;'&quot;; [.I748];&quot;', '&quot;;[.J748];&quot;', '&quot;;[.K748];&quot;', &quot;;[.L748]; &quot;), &quot;)" office:value-type="string" office:string-value="(33032627, 2020747, 54843, 'Allie Joelie', 'Python Lummus', 'jlummus5p@ihg.com'https://librenoticias.com/wp-content/uploads/2020/08/default-user-image.png', '924-859-207', '30 Independence Hill', 5), " calcext:value-type="string">
            <text:p>(33032627, 2020747, 54843, 'Allie Joelie', 'Python Lummus', 'jlummus5p@ihg.com'https://librenoticias.com/wp-content/uploads/2020/08/default-user-image.png', '924-859-207', '30 Independence Hill', 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1814334" calcext:value-type="float">
            <text:p>71814334</text:p>
          </table:table-cell>
          <table:table-cell office:value-type="float" office:value="2020748" calcext:value-type="float">
            <text:p>2020748</text:p>
          </table:table-cell>
          <table:table-cell table:formula="of:=RANDBETWEEN(1000; 99999)" office:value-type="float" office:value="22483" calcext:value-type="float">
            <text:p>22483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Alphonse</text:p>
          </table:table-cell>
          <table:table-cell office:value-type="string" calcext:value-type="string">
            <text:p>Qualtro</text:p>
          </table:table-cell>
          <table:table-cell office:value-type="string" calcext:value-type="string">
            <text:p>Charlo</text:p>
          </table:table-cell>
          <table:table-cell office:value-type="string" calcext:value-type="string">
            <text:p>acharloom@mapy.cz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82-866-566</text:p>
          </table:table-cell>
          <table:table-cell office:value-type="string" calcext:value-type="string">
            <text:p>19570 Larry Court</text:p>
          </table:table-cell>
          <table:table-cell table:formula="of:=RANDBETWEEN(1;1833)" office:value-type="float" office:value="1038" calcext:value-type="float">
            <text:p>1038</text:p>
          </table:table-cell>
          <table:table-cell/>
          <table:table-cell table:formula="of:=CONCATENATE(&quot;(&quot;;[.A749];&quot;, &quot;;[.B749];&quot;, &quot;;[.C749];&quot;, '&quot;;[.D749];&quot; &quot;;[.E749];&quot;', '&quot;;[.F749];&quot; &quot;;[.G749];&quot;', '&quot;; [.H749]; &quot;'&quot;; [.I749];&quot;', '&quot;;[.J749];&quot;', '&quot;;[.K749];&quot;', &quot;;[.L749]; &quot;), &quot;)" office:value-type="string" office:string-value="(71814334, 2020748, 22483, 'Dexter Alphonse', 'Qualtro Charlo', 'acharloom@mapy.cz'https://librenoticias.com/wp-content/uploads/2020/08/default-user-image.png', '382-866-566', '19570 Larry Court', 1038), " calcext:value-type="string">
            <text:p>(71814334, 2020748, 22483, 'Dexter Alphonse', 'Qualtro Charlo', 'acharloom@mapy.cz'https://librenoticias.com/wp-content/uploads/2020/08/default-user-image.png', '382-866-566', '19570 Larry Court', 103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0592471" calcext:value-type="float">
            <text:p>10592471</text:p>
          </table:table-cell>
          <table:table-cell office:value-type="float" office:value="2020749" calcext:value-type="float">
            <text:p>2020749</text:p>
          </table:table-cell>
          <table:table-cell table:formula="of:=RANDBETWEEN(1000; 99999)" office:value-type="float" office:value="91344" calcext:value-type="float">
            <text:p>91344</text:p>
          </table:table-cell>
          <table:table-cell office:value-type="string" calcext:value-type="string">
            <text:p>Adiana</text:p>
          </table:table-cell>
          <table:table-cell office:value-type="string" calcext:value-type="string">
            <text:p>Delcina</text:p>
          </table:table-cell>
          <table:table-cell office:value-type="string" calcext:value-type="string">
            <text:p>Quarrell</text:p>
          </table:table-cell>
          <table:table-cell office:value-type="string" calcext:value-type="string">
            <text:p>Wawer</text:p>
          </table:table-cell>
          <table:table-cell office:value-type="string" calcext:value-type="string">
            <text:p>dwawer2x@senate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08-554-942</text:p>
          </table:table-cell>
          <table:table-cell office:value-type="string" calcext:value-type="string">
            <text:p>261 Lakeland Point</text:p>
          </table:table-cell>
          <table:table-cell table:formula="of:=RANDBETWEEN(1;1833)" office:value-type="float" office:value="1746" calcext:value-type="float">
            <text:p>1746</text:p>
          </table:table-cell>
          <table:table-cell/>
          <table:table-cell table:formula="of:=CONCATENATE(&quot;(&quot;;[.A750];&quot;, &quot;;[.B750];&quot;, &quot;;[.C750];&quot;, '&quot;;[.D750];&quot; &quot;;[.E750];&quot;', '&quot;;[.F750];&quot; &quot;;[.G750];&quot;', '&quot;; [.H750]; &quot;'&quot;; [.I750];&quot;', '&quot;;[.J750];&quot;', '&quot;;[.K750];&quot;', &quot;;[.L750]; &quot;), &quot;)" office:value-type="string" office:string-value="(10592471, 2020749, 91344, 'Adiana Delcina', 'Quarrell Wawer', 'dwawer2x@senate.gov'https://librenoticias.com/wp-content/uploads/2020/08/default-user-image.png', '308-554-942', '261 Lakeland Point', 1746), " calcext:value-type="string">
            <text:p>(10592471, 2020749, 91344, 'Adiana Delcina', 'Quarrell Wawer', 'dwawer2x@senate.gov'https://librenoticias.com/wp-content/uploads/2020/08/default-user-image.png', '308-554-942', '261 Lakeland Point', 174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7497938" calcext:value-type="float">
            <text:p>37497938</text:p>
          </table:table-cell>
          <table:table-cell office:value-type="float" office:value="2020750" calcext:value-type="float">
            <text:p>2020750</text:p>
          </table:table-cell>
          <table:table-cell table:formula="of:=RANDBETWEEN(1000; 99999)" office:value-type="float" office:value="94355" calcext:value-type="float">
            <text:p>94355</text:p>
          </table:table-cell>
          <table:table-cell office:value-type="string" calcext:value-type="string">
            <text:p>Stoddard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Quarry</text:p>
          </table:table-cell>
          <table:table-cell office:value-type="string" calcext:value-type="string">
            <text:p>Grigoriscu</text:p>
          </table:table-cell>
          <table:table-cell office:value-type="string" calcext:value-type="string">
            <text:p>agrigoriscu2u@bbc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76-329-822</text:p>
          </table:table-cell>
          <table:table-cell office:value-type="string" calcext:value-type="string">
            <text:p>734 Northwestern Court</text:p>
          </table:table-cell>
          <table:table-cell table:formula="of:=RANDBETWEEN(1;1833)" office:value-type="float" office:value="76" calcext:value-type="float">
            <text:p>76</text:p>
          </table:table-cell>
          <table:table-cell/>
          <table:table-cell table:formula="of:=CONCATENATE(&quot;(&quot;;[.A751];&quot;, &quot;;[.B751];&quot;, &quot;;[.C751];&quot;, '&quot;;[.D751];&quot; &quot;;[.E751];&quot;', '&quot;;[.F751];&quot; &quot;;[.G751];&quot;', '&quot;; [.H751]; &quot;'&quot;; [.I751];&quot;', '&quot;;[.J751];&quot;', '&quot;;[.K751];&quot;', &quot;;[.L751]; &quot;), &quot;)" office:value-type="string" office:string-value="(37497938, 2020750, 94355, 'Stoddard Angel', 'Quarry Grigoriscu', 'agrigoriscu2u@bbc.co.uk'https://librenoticias.com/wp-content/uploads/2020/08/default-user-image.png', '576-329-822', '734 Northwestern Court', 76), " calcext:value-type="string">
            <text:p>(37497938, 2020750, 94355, 'Stoddard Angel', 'Quarry Grigoriscu', 'agrigoriscu2u@bbc.co.uk'https://librenoticias.com/wp-content/uploads/2020/08/default-user-image.png', '576-329-822', '734 Northwestern Court', 7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2914153" calcext:value-type="float">
            <text:p>92914153</text:p>
          </table:table-cell>
          <table:table-cell office:value-type="float" office:value="2020751" calcext:value-type="float">
            <text:p>2020751</text:p>
          </table:table-cell>
          <table:table-cell table:formula="of:=RANDBETWEEN(1000; 99999)" office:value-type="float" office:value="59533" calcext:value-type="float">
            <text:p>59533</text:p>
          </table:table-cell>
          <table:table-cell office:value-type="string" calcext:value-type="string">
            <text:p>Ilsa</text:p>
          </table:table-cell>
          <table:table-cell office:value-type="string" calcext:value-type="string">
            <text:p>Dolly</text:p>
          </table:table-cell>
          <table:table-cell office:value-type="string" calcext:value-type="string">
            <text:p>Quene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dtroyes4k@yandex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99-274-193</text:p>
          </table:table-cell>
          <table:table-cell office:value-type="string" calcext:value-type="string">
            <text:p>05560 Cottonwood Place</text:p>
          </table:table-cell>
          <table:table-cell table:formula="of:=RANDBETWEEN(1;1833)" office:value-type="float" office:value="1280" calcext:value-type="float">
            <text:p>1280</text:p>
          </table:table-cell>
          <table:table-cell/>
          <table:table-cell table:formula="of:=CONCATENATE(&quot;(&quot;;[.A752];&quot;, &quot;;[.B752];&quot;, &quot;;[.C752];&quot;, '&quot;;[.D752];&quot; &quot;;[.E752];&quot;', '&quot;;[.F752];&quot; &quot;;[.G752];&quot;', '&quot;; [.H752]; &quot;'&quot;; [.I752];&quot;', '&quot;;[.J752];&quot;', '&quot;;[.K752];&quot;', &quot;;[.L752]; &quot;), &quot;)" office:value-type="string" office:string-value="(92914153, 2020751, 59533, 'Ilsa Dolly', 'Quene Troyes', 'dtroyes4k@yandex.ru'https://librenoticias.com/wp-content/uploads/2020/08/default-user-image.png', '699-274-193', '05560 Cottonwood Place', 1280), " calcext:value-type="string">
            <text:p>(92914153, 2020751, 59533, 'Ilsa Dolly', 'Quene Troyes', 'dtroyes4k@yandex.ru'https://librenoticias.com/wp-content/uploads/2020/08/default-user-image.png', '699-274-193', '05560 Cottonwood Place', 128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8895145" calcext:value-type="float">
            <text:p>68895145</text:p>
          </table:table-cell>
          <table:table-cell office:value-type="float" office:value="2020752" calcext:value-type="float">
            <text:p>2020752</text:p>
          </table:table-cell>
          <table:table-cell table:formula="of:=RANDBETWEEN(1000; 99999)" office:value-type="float" office:value="29860" calcext:value-type="float">
            <text:p>29860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Kellie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kdowhz@narod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01-111-878</text:p>
          </table:table-cell>
          <table:table-cell office:value-type="string" calcext:value-type="string">
            <text:p>04 Katie Drive</text:p>
          </table:table-cell>
          <table:table-cell table:formula="of:=RANDBETWEEN(1;1833)" office:value-type="float" office:value="976" calcext:value-type="float">
            <text:p>976</text:p>
          </table:table-cell>
          <table:table-cell/>
          <table:table-cell table:formula="of:=CONCATENATE(&quot;(&quot;;[.A753];&quot;, &quot;;[.B753];&quot;, &quot;;[.C753];&quot;, '&quot;;[.D753];&quot; &quot;;[.E753];&quot;', '&quot;;[.F753];&quot; &quot;;[.G753];&quot;', '&quot;; [.H753]; &quot;'&quot;; [.I753];&quot;', '&quot;;[.J753];&quot;', '&quot;;[.K753];&quot;', &quot;;[.L753]; &quot;), &quot;)" office:value-type="string" office:string-value="(68895145, 2020752, 29860, 'Athena Kellie', 'Quinn Dow', 'kdowhz@narod.ru'https://librenoticias.com/wp-content/uploads/2020/08/default-user-image.png', '201-111-878', '04 Katie Drive', 976), " calcext:value-type="string">
            <text:p>(68895145, 2020752, 29860, 'Athena Kellie', 'Quinn Dow', 'kdowhz@narod.ru'https://librenoticias.com/wp-content/uploads/2020/08/default-user-image.png', '201-111-878', '04 Katie Drive', 97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6692318" calcext:value-type="float">
            <text:p>16692318</text:p>
          </table:table-cell>
          <table:table-cell office:value-type="float" office:value="2020753" calcext:value-type="float">
            <text:p>2020753</text:p>
          </table:table-cell>
          <table:table-cell table:formula="of:=RANDBETWEEN(1000; 99999)" office:value-type="float" office:value="18220" calcext:value-type="float">
            <text:p>18220</text:p>
          </table:table-cell>
          <table:table-cell office:value-type="string" calcext:value-type="string">
            <text:p>Pernell</text:p>
          </table:table-cell>
          <table:table-cell office:value-type="string" calcext:value-type="string">
            <text:p>Durward</text:p>
          </table:table-cell>
          <table:table-cell office:value-type="string" calcext:value-type="string">
            <text:p>Rabbitts</text:p>
          </table:table-cell>
          <table:table-cell office:value-type="string" calcext:value-type="string">
            <text:p>Blazejewski</text:p>
          </table:table-cell>
          <table:table-cell office:value-type="string" calcext:value-type="string">
            <text:p>dblazejewskiet@npr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17-913-732</text:p>
          </table:table-cell>
          <table:table-cell office:value-type="string" calcext:value-type="string">
            <text:p>33 Stone Corner Junction</text:p>
          </table:table-cell>
          <table:table-cell table:formula="of:=RANDBETWEEN(1;1833)" office:value-type="float" office:value="1351" calcext:value-type="float">
            <text:p>1351</text:p>
          </table:table-cell>
          <table:table-cell/>
          <table:table-cell table:formula="of:=CONCATENATE(&quot;(&quot;;[.A754];&quot;, &quot;;[.B754];&quot;, &quot;;[.C754];&quot;, '&quot;;[.D754];&quot; &quot;;[.E754];&quot;', '&quot;;[.F754];&quot; &quot;;[.G754];&quot;', '&quot;; [.H754]; &quot;'&quot;; [.I754];&quot;', '&quot;;[.J754];&quot;', '&quot;;[.K754];&quot;', &quot;;[.L754]; &quot;), &quot;)" office:value-type="string" office:string-value="(16692318, 2020753, 18220, 'Pernell Durward', 'Rabbitts Blazejewski', 'dblazejewskiet@npr.org'https://librenoticias.com/wp-content/uploads/2020/08/default-user-image.png', '217-913-732', '33 Stone Corner Junction', 1351), " calcext:value-type="string">
            <text:p>(16692318, 2020753, 18220, 'Pernell Durward', 'Rabbitts Blazejewski', 'dblazejewskiet@npr.org'https://librenoticias.com/wp-content/uploads/2020/08/default-user-image.png', '217-913-732', '33 Stone Corner Junction', 135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4178683" calcext:value-type="float">
            <text:p>54178683</text:p>
          </table:table-cell>
          <table:table-cell office:value-type="float" office:value="2020754" calcext:value-type="float">
            <text:p>2020754</text:p>
          </table:table-cell>
          <table:table-cell table:formula="of:=RANDBETWEEN(1000; 99999)" office:value-type="float" office:value="15501" calcext:value-type="float">
            <text:p>15501</text:p>
          </table:table-cell>
          <table:table-cell office:value-type="string" calcext:value-type="string">
            <text:p>Burgess</text:p>
          </table:table-cell>
          <table:table-cell office:value-type="string" calcext:value-type="string">
            <text:p>Sammy</text:p>
          </table:table-cell>
          <table:table-cell office:value-type="string" calcext:value-type="string">
            <text:p>Raddan</text:p>
          </table:table-cell>
          <table:table-cell office:value-type="string" calcext:value-type="string">
            <text:p>Marfield</text:p>
          </table:table-cell>
          <table:table-cell office:value-type="string" calcext:value-type="string">
            <text:p>smarfield3e@github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81-825-530</text:p>
          </table:table-cell>
          <table:table-cell office:value-type="string" calcext:value-type="string">
            <text:p>05871 Algoma Hill</text:p>
          </table:table-cell>
          <table:table-cell table:formula="of:=RANDBETWEEN(1;1833)" office:value-type="float" office:value="1133" calcext:value-type="float">
            <text:p>1133</text:p>
          </table:table-cell>
          <table:table-cell/>
          <table:table-cell table:formula="of:=CONCATENATE(&quot;(&quot;;[.A755];&quot;, &quot;;[.B755];&quot;, &quot;;[.C755];&quot;, '&quot;;[.D755];&quot; &quot;;[.E755];&quot;', '&quot;;[.F755];&quot; &quot;;[.G755];&quot;', '&quot;; [.H755]; &quot;'&quot;; [.I755];&quot;', '&quot;;[.J755];&quot;', '&quot;;[.K755];&quot;', &quot;;[.L755]; &quot;), &quot;)" office:value-type="string" office:string-value="(54178683, 2020754, 15501, 'Burgess Sammy', 'Raddan Marfield', 'smarfield3e@github.com'https://librenoticias.com/wp-content/uploads/2020/08/default-user-image.png', '781-825-530', '05871 Algoma Hill', 1133), " calcext:value-type="string">
            <text:p>(54178683, 2020754, 15501, 'Burgess Sammy', 'Raddan Marfield', 'smarfield3e@github.com'https://librenoticias.com/wp-content/uploads/2020/08/default-user-image.png', '781-825-530', '05871 Algoma Hill', 113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7911207" calcext:value-type="float">
            <text:p>87911207</text:p>
          </table:table-cell>
          <table:table-cell office:value-type="float" office:value="2020755" calcext:value-type="float">
            <text:p>2020755</text:p>
          </table:table-cell>
          <table:table-cell table:formula="of:=RANDBETWEEN(1000; 99999)" office:value-type="float" office:value="95150" calcext:value-type="float">
            <text:p>95150</text:p>
          </table:table-cell>
          <table:table-cell office:value-type="string" calcext:value-type="string">
            <text:p>De wit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Radenhurst</text:p>
          </table:table-cell>
          <table:table-cell office:value-type="string" calcext:value-type="string">
            <text:p>Baugham</text:p>
          </table:table-cell>
          <table:table-cell office:value-type="string" calcext:value-type="string">
            <text:p>wbaugham64@constantcontac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51-153-322</text:p>
          </table:table-cell>
          <table:table-cell office:value-type="string" calcext:value-type="string">
            <text:p>9 Morrow Junction</text:p>
          </table:table-cell>
          <table:table-cell table:formula="of:=RANDBETWEEN(1;1833)" office:value-type="float" office:value="1698" calcext:value-type="float">
            <text:p>1698</text:p>
          </table:table-cell>
          <table:table-cell/>
          <table:table-cell table:formula="of:=CONCATENATE(&quot;(&quot;;[.A756];&quot;, &quot;;[.B756];&quot;, &quot;;[.C756];&quot;, '&quot;;[.D756];&quot; &quot;;[.E756];&quot;', '&quot;;[.F756];&quot; &quot;;[.G756];&quot;', '&quot;; [.H756]; &quot;'&quot;; [.I756];&quot;', '&quot;;[.J756];&quot;', '&quot;;[.K756];&quot;', &quot;;[.L756]; &quot;), &quot;)" office:value-type="string" office:string-value="(87911207, 2020755, 95150, 'De witt Wood', 'Radenhurst Baugham', 'wbaugham64@constantcontact.com'https://librenoticias.com/wp-content/uploads/2020/08/default-user-image.png', '651-153-322', '9 Morrow Junction', 1698), " calcext:value-type="string">
            <text:p>(87911207, 2020755, 95150, 'De witt Wood', 'Radenhurst Baugham', 'wbaugham64@constantcontact.com'https://librenoticias.com/wp-content/uploads/2020/08/default-user-image.png', '651-153-322', '9 Morrow Junction', 169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0289807" calcext:value-type="float">
            <text:p>60289807</text:p>
          </table:table-cell>
          <table:table-cell office:value-type="float" office:value="2020756" calcext:value-type="float">
            <text:p>2020756</text:p>
          </table:table-cell>
          <table:table-cell table:formula="of:=RANDBETWEEN(1000; 99999)" office:value-type="float" office:value="62546" calcext:value-type="float">
            <text:p>62546</text:p>
          </table:table-cell>
          <table:table-cell office:value-type="string" calcext:value-type="string">
            <text:p>Gerek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Rainon</text:p>
          </table:table-cell>
          <table:table-cell office:value-type="string" calcext:value-type="string">
            <text:p>Oneil</text:p>
          </table:table-cell>
          <table:table-cell office:value-type="string" calcext:value-type="string">
            <text:p>coneil6x@hud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44-121-320</text:p>
          </table:table-cell>
          <table:table-cell office:value-type="string" calcext:value-type="string">
            <text:p>38 Farragut Drive</text:p>
          </table:table-cell>
          <table:table-cell table:formula="of:=RANDBETWEEN(1;1833)" office:value-type="float" office:value="1528" calcext:value-type="float">
            <text:p>1528</text:p>
          </table:table-cell>
          <table:table-cell/>
          <table:table-cell table:formula="of:=CONCATENATE(&quot;(&quot;;[.A757];&quot;, &quot;;[.B757];&quot;, &quot;;[.C757];&quot;, '&quot;;[.D757];&quot; &quot;;[.E757];&quot;', '&quot;;[.F757];&quot; &quot;;[.G757];&quot;', '&quot;; [.H757]; &quot;'&quot;; [.I757];&quot;', '&quot;;[.J757];&quot;', '&quot;;[.K757];&quot;', &quot;;[.L757]; &quot;), &quot;)" office:value-type="string" office:string-value="(60289807, 2020756, 62546, 'Gerek Cello', 'Rainon Oneil', 'coneil6x@hud.gov'https://librenoticias.com/wp-content/uploads/2020/08/default-user-image.png', '844-121-320', '38 Farragut Drive', 1528), " calcext:value-type="string">
            <text:p>(60289807, 2020756, 62546, 'Gerek Cello', 'Rainon Oneil', 'coneil6x@hud.gov'https://librenoticias.com/wp-content/uploads/2020/08/default-user-image.png', '844-121-320', '38 Farragut Drive', 152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9143499" calcext:value-type="float">
            <text:p>29143499</text:p>
          </table:table-cell>
          <table:table-cell office:value-type="float" office:value="2020757" calcext:value-type="float">
            <text:p>2020757</text:p>
          </table:table-cell>
          <table:table-cell table:formula="of:=RANDBETWEEN(1000; 99999)" office:value-type="float" office:value="1219" calcext:value-type="float">
            <text:p>1219</text:p>
          </table:table-cell>
          <table:table-cell office:value-type="string" calcext:value-type="string">
            <text:p>Gabriele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Randle</text:p>
          </table:table-cell>
          <table:table-cell office:value-type="string" calcext:value-type="string">
            <text:p>Basketfield</text:p>
          </table:table-cell>
          <table:table-cell office:value-type="string" calcext:value-type="string">
            <text:p>lbasketfieldk6@people.com.cn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30-178-215</text:p>
          </table:table-cell>
          <table:table-cell office:value-type="string" calcext:value-type="string">
            <text:p>04 Vidon Way</text:p>
          </table:table-cell>
          <table:table-cell table:formula="of:=RANDBETWEEN(1;1833)" office:value-type="float" office:value="848" calcext:value-type="float">
            <text:p>848</text:p>
          </table:table-cell>
          <table:table-cell/>
          <table:table-cell table:formula="of:=CONCATENATE(&quot;(&quot;;[.A758];&quot;, &quot;;[.B758];&quot;, &quot;;[.C758];&quot;, '&quot;;[.D758];&quot; &quot;;[.E758];&quot;', '&quot;;[.F758];&quot; &quot;;[.G758];&quot;', '&quot;; [.H758]; &quot;'&quot;; [.I758];&quot;', '&quot;;[.J758];&quot;', '&quot;;[.K758];&quot;', &quot;;[.L758]; &quot;), &quot;)" office:value-type="string" office:string-value="(29143499, 2020757, 1219, 'Gabriele Lukas', 'Randle Basketfield', 'lbasketfieldk6@people.com.cn'https://librenoticias.com/wp-content/uploads/2020/08/default-user-image.png', '930-178-215', '04 Vidon Way', 848), " calcext:value-type="string">
            <text:p>(29143499, 2020757, 1219, 'Gabriele Lukas', 'Randle Basketfield', 'lbasketfieldk6@people.com.cn'https://librenoticias.com/wp-content/uploads/2020/08/default-user-image.png', '930-178-215', '04 Vidon Way', 84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2398298" calcext:value-type="float">
            <text:p>82398298</text:p>
          </table:table-cell>
          <table:table-cell office:value-type="float" office:value="2020758" calcext:value-type="float">
            <text:p>2020758</text:p>
          </table:table-cell>
          <table:table-cell table:formula="of:=RANDBETWEEN(1000; 99999)" office:value-type="float" office:value="70874" calcext:value-type="float">
            <text:p>70874</text:p>
          </table:table-cell>
          <table:table-cell office:value-type="string" calcext:value-type="string">
            <text:p>Paddy</text:p>
          </table:table-cell>
          <table:table-cell office:value-type="string" calcext:value-type="string">
            <text:p>Reinaldos</text:p>
          </table:table-cell>
          <table:table-cell office:value-type="string" calcext:value-type="string">
            <text:p>Rany</text:p>
          </table:table-cell>
          <table:table-cell office:value-type="string" calcext:value-type="string">
            <text:p>Bruyett</text:p>
          </table:table-cell>
          <table:table-cell office:value-type="string" calcext:value-type="string">
            <text:p>rbruyett5a@domainmarke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56-445-498</text:p>
          </table:table-cell>
          <table:table-cell office:value-type="string" calcext:value-type="string">
            <text:p>43 Loeprich Street</text:p>
          </table:table-cell>
          <table:table-cell table:formula="of:=RANDBETWEEN(1;1833)" office:value-type="float" office:value="1728" calcext:value-type="float">
            <text:p>1728</text:p>
          </table:table-cell>
          <table:table-cell/>
          <table:table-cell table:formula="of:=CONCATENATE(&quot;(&quot;;[.A759];&quot;, &quot;;[.B759];&quot;, &quot;;[.C759];&quot;, '&quot;;[.D759];&quot; &quot;;[.E759];&quot;', '&quot;;[.F759];&quot; &quot;;[.G759];&quot;', '&quot;; [.H759]; &quot;'&quot;; [.I759];&quot;', '&quot;;[.J759];&quot;', '&quot;;[.K759];&quot;', &quot;;[.L759]; &quot;), &quot;)" office:value-type="string" office:string-value="(82398298, 2020758, 70874, 'Paddy Reinaldos', 'Rany Bruyett', 'rbruyett5a@domainmarket.com'https://librenoticias.com/wp-content/uploads/2020/08/default-user-image.png', '556-445-498', '43 Loeprich Street', 1728), " calcext:value-type="string">
            <text:p>(82398298, 2020758, 70874, 'Paddy Reinaldos', 'Rany Bruyett', 'rbruyett5a@domainmarket.com'https://librenoticias.com/wp-content/uploads/2020/08/default-user-image.png', '556-445-498', '43 Loeprich Street', 172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9616620" calcext:value-type="float">
            <text:p>29616620</text:p>
          </table:table-cell>
          <table:table-cell office:value-type="float" office:value="2020759" calcext:value-type="float">
            <text:p>2020759</text:p>
          </table:table-cell>
          <table:table-cell table:formula="of:=RANDBETWEEN(1000; 99999)" office:value-type="float" office:value="28059" calcext:value-type="float">
            <text:p>28059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Rapper</text:p>
          </table:table-cell>
          <table:table-cell office:value-type="string" calcext:value-type="string">
            <text:p>Twinbourne</text:p>
          </table:table-cell>
          <table:table-cell office:value-type="string" calcext:value-type="string">
            <text:p>ftwinbourneki@diig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06-982-378</text:p>
          </table:table-cell>
          <table:table-cell office:value-type="string" calcext:value-type="string">
            <text:p>7035 Donald Plaza</text:p>
          </table:table-cell>
          <table:table-cell table:formula="of:=RANDBETWEEN(1;1833)" office:value-type="float" office:value="559" calcext:value-type="float">
            <text:p>559</text:p>
          </table:table-cell>
          <table:table-cell/>
          <table:table-cell table:formula="of:=CONCATENATE(&quot;(&quot;;[.A760];&quot;, &quot;;[.B760];&quot;, &quot;;[.C760];&quot;, '&quot;;[.D760];&quot; &quot;;[.E760];&quot;', '&quot;;[.F760];&quot; &quot;;[.G760];&quot;', '&quot;; [.H760]; &quot;'&quot;; [.I760];&quot;', '&quot;;[.J760];&quot;', '&quot;;[.K760];&quot;', &quot;;[.L760]; &quot;), &quot;)" office:value-type="string" office:string-value="(29616620, 2020759, 28059, 'Neil Fraser', 'Rapper Twinbourne', 'ftwinbourneki@diigo.com'https://librenoticias.com/wp-content/uploads/2020/08/default-user-image.png', '406-982-378', '7035 Donald Plaza', 559), " calcext:value-type="string">
            <text:p>(29616620, 2020759, 28059, 'Neil Fraser', 'Rapper Twinbourne', 'ftwinbourneki@diigo.com'https://librenoticias.com/wp-content/uploads/2020/08/default-user-image.png', '406-982-378', '7035 Donald Plaza', 55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9460933" calcext:value-type="float">
            <text:p>89460933</text:p>
          </table:table-cell>
          <table:table-cell office:value-type="float" office:value="2020760" calcext:value-type="float">
            <text:p>2020760</text:p>
          </table:table-cell>
          <table:table-cell table:formula="of:=RANDBETWEEN(1000; 99999)" office:value-type="float" office:value="73059" calcext:value-type="float">
            <text:p>73059</text:p>
          </table:table-cell>
          <table:table-cell office:value-type="string" calcext:value-type="string">
            <text:p>Vonni</text:p>
          </table:table-cell>
          <table:table-cell office:value-type="string" calcext:value-type="string">
            <text:p>Constantine</text:p>
          </table:table-cell>
          <table:table-cell office:value-type="string" calcext:value-type="string">
            <text:p>Rasper</text:p>
          </table:table-cell>
          <table:table-cell office:value-type="string" calcext:value-type="string">
            <text:p>Lippard</text:p>
          </table:table-cell>
          <table:table-cell office:value-type="string" calcext:value-type="string">
            <text:p>clippardre@yellowpag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85-351-555</text:p>
          </table:table-cell>
          <table:table-cell office:value-type="string" calcext:value-type="string">
            <text:p>4249 Thompson Court</text:p>
          </table:table-cell>
          <table:table-cell table:formula="of:=RANDBETWEEN(1;1833)" office:value-type="float" office:value="1655" calcext:value-type="float">
            <text:p>1655</text:p>
          </table:table-cell>
          <table:table-cell/>
          <table:table-cell table:formula="of:=CONCATENATE(&quot;(&quot;;[.A761];&quot;, &quot;;[.B761];&quot;, &quot;;[.C761];&quot;, '&quot;;[.D761];&quot; &quot;;[.E761];&quot;', '&quot;;[.F761];&quot; &quot;;[.G761];&quot;', '&quot;; [.H761]; &quot;'&quot;; [.I761];&quot;', '&quot;;[.J761];&quot;', '&quot;;[.K761];&quot;', &quot;;[.L761]; &quot;), &quot;)" office:value-type="string" office:string-value="(89460933, 2020760, 73059, 'Vonni Constantine', 'Rasper Lippard', 'clippardre@yellowpages.com'https://librenoticias.com/wp-content/uploads/2020/08/default-user-image.png', '785-351-555', '4249 Thompson Court', 1655), " calcext:value-type="string">
            <text:p>(89460933, 2020760, 73059, 'Vonni Constantine', 'Rasper Lippard', 'clippardre@yellowpages.com'https://librenoticias.com/wp-content/uploads/2020/08/default-user-image.png', '785-351-555', '4249 Thompson Court', 165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5659554" calcext:value-type="float">
            <text:p>45659554</text:p>
          </table:table-cell>
          <table:table-cell office:value-type="float" office:value="2020761" calcext:value-type="float">
            <text:p>2020761</text:p>
          </table:table-cell>
          <table:table-cell table:formula="of:=RANDBETWEEN(1000; 99999)" office:value-type="float" office:value="63761" calcext:value-type="float">
            <text:p>63761</text:p>
          </table:table-cell>
          <table:table-cell office:value-type="string" calcext:value-type="string">
            <text:p>Jonell</text:p>
          </table:table-cell>
          <table:table-cell office:value-type="string" calcext:value-type="string">
            <text:p>Leeanne</text:p>
          </table:table-cell>
          <table:table-cell office:value-type="string" calcext:value-type="string">
            <text:p>Raun</text:p>
          </table:table-cell>
          <table:table-cell office:value-type="string" calcext:value-type="string">
            <text:p>Viollet</text:p>
          </table:table-cell>
          <table:table-cell office:value-type="string" calcext:value-type="string">
            <text:p>lviolletck@princeton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40-935-452</text:p>
          </table:table-cell>
          <table:table-cell office:value-type="string" calcext:value-type="string">
            <text:p>60 Esch Crossing</text:p>
          </table:table-cell>
          <table:table-cell table:formula="of:=RANDBETWEEN(1;1833)" office:value-type="float" office:value="474" calcext:value-type="float">
            <text:p>474</text:p>
          </table:table-cell>
          <table:table-cell/>
          <table:table-cell table:formula="of:=CONCATENATE(&quot;(&quot;;[.A762];&quot;, &quot;;[.B762];&quot;, &quot;;[.C762];&quot;, '&quot;;[.D762];&quot; &quot;;[.E762];&quot;', '&quot;;[.F762];&quot; &quot;;[.G762];&quot;', '&quot;; [.H762]; &quot;'&quot;; [.I762];&quot;', '&quot;;[.J762];&quot;', '&quot;;[.K762];&quot;', &quot;;[.L762]; &quot;), &quot;)" office:value-type="string" office:string-value="(45659554, 2020761, 63761, 'Jonell Leeanne', 'Raun Viollet', 'lviolletck@princeton.edu'https://librenoticias.com/wp-content/uploads/2020/08/default-user-image.png', '140-935-452', '60 Esch Crossing', 474), " calcext:value-type="string">
            <text:p>(45659554, 2020761, 63761, 'Jonell Leeanne', 'Raun Viollet', 'lviolletck@princeton.edu'https://librenoticias.com/wp-content/uploads/2020/08/default-user-image.png', '140-935-452', '60 Esch Crossing', 47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5501400" calcext:value-type="float">
            <text:p>15501400</text:p>
          </table:table-cell>
          <table:table-cell office:value-type="float" office:value="2020762" calcext:value-type="float">
            <text:p>2020762</text:p>
          </table:table-cell>
          <table:table-cell table:formula="of:=RANDBETWEEN(1000; 99999)" office:value-type="float" office:value="16254" calcext:value-type="float">
            <text:p>16254</text:p>
          </table:table-cell>
          <table:table-cell office:value-type="string" calcext:value-type="string">
            <text:p>Taddeusz</text:p>
          </table:table-cell>
          <table:table-cell office:value-type="string" calcext:value-type="string">
            <text:p>Berty</text:p>
          </table:table-cell>
          <table:table-cell office:value-type="string" calcext:value-type="string">
            <text:p>Ravilious</text:p>
          </table:table-cell>
          <table:table-cell office:value-type="string" calcext:value-type="string">
            <text:p>Ghest</text:p>
          </table:table-cell>
          <table:table-cell office:value-type="string" calcext:value-type="string">
            <text:p>bghest28@google.nl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40-226-613</text:p>
          </table:table-cell>
          <table:table-cell office:value-type="string" calcext:value-type="string">
            <text:p>7 Shopko Avenue</text:p>
          </table:table-cell>
          <table:table-cell table:formula="of:=RANDBETWEEN(1;1833)" office:value-type="float" office:value="1808" calcext:value-type="float">
            <text:p>1808</text:p>
          </table:table-cell>
          <table:table-cell/>
          <table:table-cell table:formula="of:=CONCATENATE(&quot;(&quot;;[.A763];&quot;, &quot;;[.B763];&quot;, &quot;;[.C763];&quot;, '&quot;;[.D763];&quot; &quot;;[.E763];&quot;', '&quot;;[.F763];&quot; &quot;;[.G763];&quot;', '&quot;; [.H763]; &quot;'&quot;; [.I763];&quot;', '&quot;;[.J763];&quot;', '&quot;;[.K763];&quot;', &quot;;[.L763]; &quot;), &quot;)" office:value-type="string" office:string-value="(15501400, 2020762, 16254, 'Taddeusz Berty', 'Ravilious Ghest', 'bghest28@google.nl'https://librenoticias.com/wp-content/uploads/2020/08/default-user-image.png', '940-226-613', '7 Shopko Avenue', 1808), " calcext:value-type="string">
            <text:p>(15501400, 2020762, 16254, 'Taddeusz Berty', 'Ravilious Ghest', 'bghest28@google.nl'https://librenoticias.com/wp-content/uploads/2020/08/default-user-image.png', '940-226-613', '7 Shopko Avenue', 180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0850970" calcext:value-type="float">
            <text:p>60850970</text:p>
          </table:table-cell>
          <table:table-cell office:value-type="float" office:value="2020763" calcext:value-type="float">
            <text:p>2020763</text:p>
          </table:table-cell>
          <table:table-cell table:formula="of:=RANDBETWEEN(1000; 99999)" office:value-type="float" office:value="38351" calcext:value-type="float">
            <text:p>38351</text:p>
          </table:table-cell>
          <table:table-cell office:value-type="string" calcext:value-type="string">
            <text:p>Fairlie</text:p>
          </table:table-cell>
          <table:table-cell office:value-type="string" calcext:value-type="string">
            <text:p>Hoebart</text:p>
          </table:table-cell>
          <table:table-cell office:value-type="string" calcext:value-type="string">
            <text:p>Raysdale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hcopojp@si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26-627-476</text:p>
          </table:table-cell>
          <table:table-cell office:value-type="string" calcext:value-type="string">
            <text:p>1830 Lindbergh Point</text:p>
          </table:table-cell>
          <table:table-cell table:formula="of:=RANDBETWEEN(1;1833)" office:value-type="float" office:value="601" calcext:value-type="float">
            <text:p>601</text:p>
          </table:table-cell>
          <table:table-cell/>
          <table:table-cell table:formula="of:=CONCATENATE(&quot;(&quot;;[.A764];&quot;, &quot;;[.B764];&quot;, &quot;;[.C764];&quot;, '&quot;;[.D764];&quot; &quot;;[.E764];&quot;', '&quot;;[.F764];&quot; &quot;;[.G764];&quot;', '&quot;; [.H764]; &quot;'&quot;; [.I764];&quot;', '&quot;;[.J764];&quot;', '&quot;;[.K764];&quot;', &quot;;[.L764]; &quot;), &quot;)" office:value-type="string" office:string-value="(60850970, 2020763, 38351, 'Fairlie Hoebart', 'Raysdale Copo', 'hcopojp@si.edu'https://librenoticias.com/wp-content/uploads/2020/08/default-user-image.png', '526-627-476', '1830 Lindbergh Point', 601), " calcext:value-type="string">
            <text:p>(60850970, 2020763, 38351, 'Fairlie Hoebart', 'Raysdale Copo', 'hcopojp@si.edu'https://librenoticias.com/wp-content/uploads/2020/08/default-user-image.png', '526-627-476', '1830 Lindbergh Point', 60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4543698" calcext:value-type="float">
            <text:p>34543698</text:p>
          </table:table-cell>
          <table:table-cell office:value-type="float" office:value="2020764" calcext:value-type="float">
            <text:p>2020764</text:p>
          </table:table-cell>
          <table:table-cell table:formula="of:=RANDBETWEEN(1000; 99999)" office:value-type="float" office:value="18273" calcext:value-type="float">
            <text:p>18273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Dulciana</text:p>
          </table:table-cell>
          <table:table-cell office:value-type="string" calcext:value-type="string">
            <text:p>Razzell</text:p>
          </table:table-cell>
          <table:table-cell office:value-type="string" calcext:value-type="string">
            <text:p>Conechie</text:p>
          </table:table-cell>
          <table:table-cell office:value-type="string" calcext:value-type="string">
            <text:p>dconechiedr@taoba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83-319-579</text:p>
          </table:table-cell>
          <table:table-cell office:value-type="string" calcext:value-type="string">
            <text:p>9465 Vahlen Drive</text:p>
          </table:table-cell>
          <table:table-cell table:formula="of:=RANDBETWEEN(1;1833)" office:value-type="float" office:value="1759" calcext:value-type="float">
            <text:p>1759</text:p>
          </table:table-cell>
          <table:table-cell/>
          <table:table-cell table:formula="of:=CONCATENATE(&quot;(&quot;;[.A765];&quot;, &quot;;[.B765];&quot;, &quot;;[.C765];&quot;, '&quot;;[.D765];&quot; &quot;;[.E765];&quot;', '&quot;;[.F765];&quot; &quot;;[.G765];&quot;', '&quot;; [.H765]; &quot;'&quot;; [.I765];&quot;', '&quot;;[.J765];&quot;', '&quot;;[.K765];&quot;', &quot;;[.L765]; &quot;), &quot;)" office:value-type="string" office:string-value="(34543698, 2020764, 18273, 'Reyna Dulciana', 'Razzell Conechie', 'dconechiedr@taobao.com'https://librenoticias.com/wp-content/uploads/2020/08/default-user-image.png', '383-319-579', '9465 Vahlen Drive', 1759), " calcext:value-type="string">
            <text:p>(34543698, 2020764, 18273, 'Reyna Dulciana', 'Razzell Conechie', 'dconechiedr@taobao.com'https://librenoticias.com/wp-content/uploads/2020/08/default-user-image.png', '383-319-579', '9465 Vahlen Drive', 175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4785586" calcext:value-type="float">
            <text:p>84785586</text:p>
          </table:table-cell>
          <table:table-cell office:value-type="float" office:value="2020765" calcext:value-type="float">
            <text:p>2020765</text:p>
          </table:table-cell>
          <table:table-cell table:formula="of:=RANDBETWEEN(1000; 99999)" office:value-type="float" office:value="54235" calcext:value-type="float">
            <text:p>54235</text:p>
          </table:table-cell>
          <table:table-cell office:value-type="string" calcext:value-type="string">
            <text:p>Teresita</text:p>
          </table:table-cell>
          <table:table-cell office:value-type="string" calcext:value-type="string">
            <text:p>Theresita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Cashin</text:p>
          </table:table-cell>
          <table:table-cell office:value-type="string" calcext:value-type="string">
            <text:p>tcashinp8@jav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82-616-298</text:p>
          </table:table-cell>
          <table:table-cell office:value-type="string" calcext:value-type="string">
            <text:p>551 Maryland Terrace</text:p>
          </table:table-cell>
          <table:table-cell table:formula="of:=RANDBETWEEN(1;1833)" office:value-type="float" office:value="1049" calcext:value-type="float">
            <text:p>1049</text:p>
          </table:table-cell>
          <table:table-cell/>
          <table:table-cell table:formula="of:=CONCATENATE(&quot;(&quot;;[.A766];&quot;, &quot;;[.B766];&quot;, &quot;;[.C766];&quot;, '&quot;;[.D766];&quot; &quot;;[.E766];&quot;', '&quot;;[.F766];&quot; &quot;;[.G766];&quot;', '&quot;; [.H766]; &quot;'&quot;; [.I766];&quot;', '&quot;;[.J766];&quot;', '&quot;;[.K766];&quot;', &quot;;[.L766]; &quot;), &quot;)" office:value-type="string" office:string-value="(84785586, 2020765, 54235, 'Teresita Theresita', 'Reason Cashin', 'tcashinp8@java.com'https://librenoticias.com/wp-content/uploads/2020/08/default-user-image.png', '882-616-298', '551 Maryland Terrace', 1049), " calcext:value-type="string">
            <text:p>(84785586, 2020765, 54235, 'Teresita Theresita', 'Reason Cashin', 'tcashinp8@java.com'https://librenoticias.com/wp-content/uploads/2020/08/default-user-image.png', '882-616-298', '551 Maryland Terrace', 104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1002948" calcext:value-type="float">
            <text:p>71002948</text:p>
          </table:table-cell>
          <table:table-cell office:value-type="float" office:value="2020766" calcext:value-type="float">
            <text:p>2020766</text:p>
          </table:table-cell>
          <table:table-cell table:formula="of:=RANDBETWEEN(1000; 99999)" office:value-type="float" office:value="55906" calcext:value-type="float">
            <text:p>55906</text:p>
          </table:table-cell>
          <table:table-cell office:value-type="string" calcext:value-type="string">
            <text:p>Sibelle</text:p>
          </table:table-cell>
          <table:table-cell office:value-type="string" calcext:value-type="string">
            <text:p>Jerrylee</text:p>
          </table:table-cell>
          <table:table-cell office:value-type="string" calcext:value-type="string">
            <text:p>Reddyhoff</text:p>
          </table:table-cell>
          <table:table-cell office:value-type="string" calcext:value-type="string">
            <text:p>Phythean</text:p>
          </table:table-cell>
          <table:table-cell office:value-type="string" calcext:value-type="string">
            <text:p>jphythean57@craigslist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04-591-247</text:p>
          </table:table-cell>
          <table:table-cell office:value-type="string" calcext:value-type="string">
            <text:p>8638 East Point</text:p>
          </table:table-cell>
          <table:table-cell table:formula="of:=RANDBETWEEN(1;1833)" office:value-type="float" office:value="152" calcext:value-type="float">
            <text:p>152</text:p>
          </table:table-cell>
          <table:table-cell/>
          <table:table-cell table:formula="of:=CONCATENATE(&quot;(&quot;;[.A767];&quot;, &quot;;[.B767];&quot;, &quot;;[.C767];&quot;, '&quot;;[.D767];&quot; &quot;;[.E767];&quot;', '&quot;;[.F767];&quot; &quot;;[.G767];&quot;', '&quot;; [.H767]; &quot;'&quot;; [.I767];&quot;', '&quot;;[.J767];&quot;', '&quot;;[.K767];&quot;', &quot;;[.L767]; &quot;), &quot;)" office:value-type="string" office:string-value="(71002948, 2020766, 55906, 'Sibelle Jerrylee', 'Reddyhoff Phythean', 'jphythean57@craigslist.org'https://librenoticias.com/wp-content/uploads/2020/08/default-user-image.png', '904-591-247', '8638 East Point', 152), " calcext:value-type="string">
            <text:p>(71002948, 2020766, 55906, 'Sibelle Jerrylee', 'Reddyhoff Phythean', 'jphythean57@craigslist.org'https://librenoticias.com/wp-content/uploads/2020/08/default-user-image.png', '904-591-247', '8638 East Point', 15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0905172" calcext:value-type="float">
            <text:p>30905172</text:p>
          </table:table-cell>
          <table:table-cell office:value-type="float" office:value="2020767" calcext:value-type="float">
            <text:p>2020767</text:p>
          </table:table-cell>
          <table:table-cell table:formula="of:=RANDBETWEEN(1000; 99999)" office:value-type="float" office:value="59633" calcext:value-type="float">
            <text:p>59633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ershel</text:p>
          </table:table-cell>
          <table:table-cell office:value-type="string" calcext:value-type="string">
            <text:p>Redwood</text:p>
          </table:table-cell>
          <table:table-cell office:value-type="string" calcext:value-type="string">
            <text:p>Morando</text:p>
          </table:table-cell>
          <table:table-cell office:value-type="string" calcext:value-type="string">
            <text:p>hmorandonp@google.com.h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40-333-363</text:p>
          </table:table-cell>
          <table:table-cell office:value-type="string" calcext:value-type="string">
            <text:p>5 Emmet Trail</text:p>
          </table:table-cell>
          <table:table-cell table:formula="of:=RANDBETWEEN(1;1833)" office:value-type="float" office:value="1366" calcext:value-type="float">
            <text:p>1366</text:p>
          </table:table-cell>
          <table:table-cell/>
          <table:table-cell table:formula="of:=CONCATENATE(&quot;(&quot;;[.A768];&quot;, &quot;;[.B768];&quot;, &quot;;[.C768];&quot;, '&quot;;[.D768];&quot; &quot;;[.E768];&quot;', '&quot;;[.F768];&quot; &quot;;[.G768];&quot;', '&quot;; [.H768]; &quot;'&quot;; [.I768];&quot;', '&quot;;[.J768];&quot;', '&quot;;[.K768];&quot;', &quot;;[.L768]; &quot;), &quot;)" office:value-type="string" office:string-value="(30905172, 2020767, 59633, 'Town Hershel', 'Redwood Morando', 'hmorandonp@google.com.hk'https://librenoticias.com/wp-content/uploads/2020/08/default-user-image.png', '740-333-363', '5 Emmet Trail', 1366), " calcext:value-type="string">
            <text:p>(30905172, 2020767, 59633, 'Town Hershel', 'Redwood Morando', 'hmorandonp@google.com.hk'https://librenoticias.com/wp-content/uploads/2020/08/default-user-image.png', '740-333-363', '5 Emmet Trail', 136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5964611" calcext:value-type="float">
            <text:p>65964611</text:p>
          </table:table-cell>
          <table:table-cell office:value-type="float" office:value="2020768" calcext:value-type="float">
            <text:p>2020768</text:p>
          </table:table-cell>
          <table:table-cell table:formula="of:=RANDBETWEEN(1000; 99999)" office:value-type="float" office:value="20843" calcext:value-type="float">
            <text:p>20843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Rakel</text:p>
          </table:table-cell>
          <table:table-cell office:value-type="string" calcext:value-type="string">
            <text:p>Reightley</text:p>
          </table:table-cell>
          <table:table-cell office:value-type="string" calcext:value-type="string">
            <text:p>Lempke</text:p>
          </table:table-cell>
          <table:table-cell office:value-type="string" calcext:value-type="string">
            <text:p>rlempker1@tmal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50-592-286</text:p>
          </table:table-cell>
          <table:table-cell office:value-type="string" calcext:value-type="string">
            <text:p>3 Rigney Parkway</text:p>
          </table:table-cell>
          <table:table-cell table:formula="of:=RANDBETWEEN(1;1833)" office:value-type="float" office:value="1819" calcext:value-type="float">
            <text:p>1819</text:p>
          </table:table-cell>
          <table:table-cell/>
          <table:table-cell table:formula="of:=CONCATENATE(&quot;(&quot;;[.A769];&quot;, &quot;;[.B769];&quot;, &quot;;[.C769];&quot;, '&quot;;[.D769];&quot; &quot;;[.E769];&quot;', '&quot;;[.F769];&quot; &quot;;[.G769];&quot;', '&quot;; [.H769]; &quot;'&quot;; [.I769];&quot;', '&quot;;[.J769];&quot;', '&quot;;[.K769];&quot;', &quot;;[.L769]; &quot;), &quot;)" office:value-type="string" office:string-value="(65964611, 2020768, 20843, 'Asia Rakel', 'Reightley Lempke', 'rlempker1@tmall.com'https://librenoticias.com/wp-content/uploads/2020/08/default-user-image.png', '750-592-286', '3 Rigney Parkway', 1819), " calcext:value-type="string">
            <text:p>(65964611, 2020768, 20843, 'Asia Rakel', 'Reightley Lempke', 'rlempker1@tmall.com'https://librenoticias.com/wp-content/uploads/2020/08/default-user-image.png', '750-592-286', '3 Rigney Parkway', 181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0482110" calcext:value-type="float">
            <text:p>10482110</text:p>
          </table:table-cell>
          <table:table-cell office:value-type="float" office:value="2020769" calcext:value-type="float">
            <text:p>2020769</text:p>
          </table:table-cell>
          <table:table-cell table:formula="of:=RANDBETWEEN(1000; 99999)" office:value-type="float" office:value="16935" calcext:value-type="float">
            <text:p>16935</text:p>
          </table:table-cell>
          <table:table-cell office:value-type="string" calcext:value-type="string">
            <text:p>Ashby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Reihm</text:p>
          </table:table-cell>
          <table:table-cell office:value-type="string" calcext:value-type="string">
            <text:p>Kemble</text:p>
          </table:table-cell>
          <table:table-cell office:value-type="string" calcext:value-type="string">
            <text:p>mkembleic@dailymotio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64-316-880</text:p>
          </table:table-cell>
          <table:table-cell office:value-type="string" calcext:value-type="string">
            <text:p>5965 Riverside Road</text:p>
          </table:table-cell>
          <table:table-cell table:formula="of:=RANDBETWEEN(1;1833)" office:value-type="float" office:value="1008" calcext:value-type="float">
            <text:p>1008</text:p>
          </table:table-cell>
          <table:table-cell/>
          <table:table-cell table:formula="of:=CONCATENATE(&quot;(&quot;;[.A770];&quot;, &quot;;[.B770];&quot;, &quot;;[.C770];&quot;, '&quot;;[.D770];&quot; &quot;;[.E770];&quot;', '&quot;;[.F770];&quot; &quot;;[.G770];&quot;', '&quot;; [.H770]; &quot;'&quot;; [.I770];&quot;', '&quot;;[.J770];&quot;', '&quot;;[.K770];&quot;', &quot;;[.L770]; &quot;), &quot;)" office:value-type="string" office:string-value="(10482110, 2020769, 16935, 'Ashby Martin', 'Reihm Kemble', 'mkembleic@dailymotion.com'https://librenoticias.com/wp-content/uploads/2020/08/default-user-image.png', '864-316-880', '5965 Riverside Road', 1008), " calcext:value-type="string">
            <text:p>(10482110, 2020769, 16935, 'Ashby Martin', 'Reihm Kemble', 'mkembleic@dailymotion.com'https://librenoticias.com/wp-content/uploads/2020/08/default-user-image.png', '864-316-880', '5965 Riverside Road', 100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0532559" calcext:value-type="float">
            <text:p>90532559</text:p>
          </table:table-cell>
          <table:table-cell office:value-type="float" office:value="2020770" calcext:value-type="float">
            <text:p>2020770</text:p>
          </table:table-cell>
          <table:table-cell table:formula="of:=RANDBETWEEN(1000; 99999)" office:value-type="float" office:value="47517" calcext:value-type="float">
            <text:p>47517</text:p>
          </table:table-cell>
          <table:table-cell office:value-type="string" calcext:value-type="string">
            <text:p>Callida</text:p>
          </table:table-cell>
          <table:table-cell office:value-type="string" calcext:value-type="string">
            <text:p>Merline</text:p>
          </table:table-cell>
          <table:table-cell office:value-type="string" calcext:value-type="string">
            <text:p>Renbold</text:p>
          </table:table-cell>
          <table:table-cell office:value-type="string" calcext:value-type="string">
            <text:p>Mungin</text:p>
          </table:table-cell>
          <table:table-cell office:value-type="string" calcext:value-type="string">
            <text:p>mmungingx@constantcontac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46-132-524</text:p>
          </table:table-cell>
          <table:table-cell office:value-type="string" calcext:value-type="string">
            <text:p>19722 Cardinal Lane</text:p>
          </table:table-cell>
          <table:table-cell table:formula="of:=RANDBETWEEN(1;1833)" office:value-type="float" office:value="1041" calcext:value-type="float">
            <text:p>1041</text:p>
          </table:table-cell>
          <table:table-cell/>
          <table:table-cell table:formula="of:=CONCATENATE(&quot;(&quot;;[.A771];&quot;, &quot;;[.B771];&quot;, &quot;;[.C771];&quot;, '&quot;;[.D771];&quot; &quot;;[.E771];&quot;', '&quot;;[.F771];&quot; &quot;;[.G771];&quot;', '&quot;; [.H771]; &quot;'&quot;; [.I771];&quot;', '&quot;;[.J771];&quot;', '&quot;;[.K771];&quot;', &quot;;[.L771]; &quot;), &quot;)" office:value-type="string" office:string-value="(90532559, 2020770, 47517, 'Callida Merline', 'Renbold Mungin', 'mmungingx@constantcontact.com'https://librenoticias.com/wp-content/uploads/2020/08/default-user-image.png', '546-132-524', '19722 Cardinal Lane', 1041), " calcext:value-type="string">
            <text:p>(90532559, 2020770, 47517, 'Callida Merline', 'Renbold Mungin', 'mmungingx@constantcontact.com'https://librenoticias.com/wp-content/uploads/2020/08/default-user-image.png', '546-132-524', '19722 Cardinal Lane', 104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7498567" calcext:value-type="float">
            <text:p>37498567</text:p>
          </table:table-cell>
          <table:table-cell office:value-type="float" office:value="2020771" calcext:value-type="float">
            <text:p>2020771</text:p>
          </table:table-cell>
          <table:table-cell table:formula="of:=RANDBETWEEN(1000; 99999)" office:value-type="float" office:value="92476" calcext:value-type="float">
            <text:p>92476</text:p>
          </table:table-cell>
          <table:table-cell office:value-type="string" calcext:value-type="string">
            <text:p>Hamlin</text:p>
          </table:table-cell>
          <table:table-cell office:value-type="string" calcext:value-type="string">
            <text:p>Burk</text:p>
          </table:table-cell>
          <table:table-cell office:value-type="string" calcext:value-type="string">
            <text:p>Revie</text:p>
          </table:table-cell>
          <table:table-cell office:value-type="string" calcext:value-type="string">
            <text:p>Bewfield</text:p>
          </table:table-cell>
          <table:table-cell office:value-type="string" calcext:value-type="string">
            <text:p>bbewfieldm@nin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37-628-166</text:p>
          </table:table-cell>
          <table:table-cell office:value-type="string" calcext:value-type="string">
            <text:p>37 Cottonwood Trail</text:p>
          </table:table-cell>
          <table:table-cell table:formula="of:=RANDBETWEEN(1;1833)" office:value-type="float" office:value="388" calcext:value-type="float">
            <text:p>388</text:p>
          </table:table-cell>
          <table:table-cell/>
          <table:table-cell table:formula="of:=CONCATENATE(&quot;(&quot;;[.A772];&quot;, &quot;;[.B772];&quot;, &quot;;[.C772];&quot;, '&quot;;[.D772];&quot; &quot;;[.E772];&quot;', '&quot;;[.F772];&quot; &quot;;[.G772];&quot;', '&quot;; [.H772]; &quot;'&quot;; [.I772];&quot;', '&quot;;[.J772];&quot;', '&quot;;[.K772];&quot;', &quot;;[.L772]; &quot;), &quot;)" office:value-type="string" office:string-value="(37498567, 2020771, 92476, 'Hamlin Burk', 'Revie Bewfield', 'bbewfieldm@ning.com'https://librenoticias.com/wp-content/uploads/2020/08/default-user-image.png', '937-628-166', '37 Cottonwood Trail', 388), " calcext:value-type="string">
            <text:p>(37498567, 2020771, 92476, 'Hamlin Burk', 'Revie Bewfield', 'bbewfieldm@ning.com'https://librenoticias.com/wp-content/uploads/2020/08/default-user-image.png', '937-628-166', '37 Cottonwood Trail', 38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4735860" calcext:value-type="float">
            <text:p>54735860</text:p>
          </table:table-cell>
          <table:table-cell office:value-type="float" office:value="2020772" calcext:value-type="float">
            <text:p>2020772</text:p>
          </table:table-cell>
          <table:table-cell table:formula="of:=RANDBETWEEN(1000; 99999)" office:value-type="float" office:value="30762" calcext:value-type="float">
            <text:p>30762</text:p>
          </table:table-cell>
          <table:table-cell office:value-type="string" calcext:value-type="string">
            <text:p>Humphrey</text:p>
          </table:table-cell>
          <table:table-cell office:value-type="string" calcext:value-type="string">
            <text:p>Aylmar</text:p>
          </table:table-cell>
          <table:table-cell office:value-type="string" calcext:value-type="string">
            <text:p>Reynoollds</text:p>
          </table:table-cell>
          <table:table-cell office:value-type="string" calcext:value-type="string">
            <text:p>Paladini</text:p>
          </table:table-cell>
          <table:table-cell office:value-type="string" calcext:value-type="string">
            <text:p>apaladiniq9@csmonito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60-627-740</text:p>
          </table:table-cell>
          <table:table-cell office:value-type="string" calcext:value-type="string">
            <text:p>1926 Pond Terrace</text:p>
          </table:table-cell>
          <table:table-cell table:formula="of:=RANDBETWEEN(1;1833)" office:value-type="float" office:value="1206" calcext:value-type="float">
            <text:p>1206</text:p>
          </table:table-cell>
          <table:table-cell/>
          <table:table-cell table:formula="of:=CONCATENATE(&quot;(&quot;;[.A773];&quot;, &quot;;[.B773];&quot;, &quot;;[.C773];&quot;, '&quot;;[.D773];&quot; &quot;;[.E773];&quot;', '&quot;;[.F773];&quot; &quot;;[.G773];&quot;', '&quot;; [.H773]; &quot;'&quot;; [.I773];&quot;', '&quot;;[.J773];&quot;', '&quot;;[.K773];&quot;', &quot;;[.L773]; &quot;), &quot;)" office:value-type="string" office:string-value="(54735860, 2020772, 30762, 'Humphrey Aylmar', 'Reynoollds Paladini', 'apaladiniq9@csmonitor.com'https://librenoticias.com/wp-content/uploads/2020/08/default-user-image.png', '460-627-740', '1926 Pond Terrace', 1206), " calcext:value-type="string">
            <text:p>(54735860, 2020772, 30762, 'Humphrey Aylmar', 'Reynoollds Paladini', 'apaladiniq9@csmonitor.com'https://librenoticias.com/wp-content/uploads/2020/08/default-user-image.png', '460-627-740', '1926 Pond Terrace', 120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9175409" calcext:value-type="float">
            <text:p>29175409</text:p>
          </table:table-cell>
          <table:table-cell office:value-type="float" office:value="2020773" calcext:value-type="float">
            <text:p>2020773</text:p>
          </table:table-cell>
          <table:table-cell table:formula="of:=RANDBETWEEN(1000; 99999)" office:value-type="float" office:value="72708" calcext:value-type="float">
            <text:p>72708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Rancell</text:p>
          </table:table-cell>
          <table:table-cell office:value-type="string" calcext:value-type="string">
            <text:p>Rhodus</text:p>
          </table:table-cell>
          <table:table-cell office:value-type="string" calcext:value-type="string">
            <text:p>Pauletto</text:p>
          </table:table-cell>
          <table:table-cell office:value-type="string" calcext:value-type="string">
            <text:p>rpaulettofh@spring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66-313-808</text:p>
          </table:table-cell>
          <table:table-cell office:value-type="string" calcext:value-type="string">
            <text:p>16 Fairview Junction</text:p>
          </table:table-cell>
          <table:table-cell table:formula="of:=RANDBETWEEN(1;1833)" office:value-type="float" office:value="583" calcext:value-type="float">
            <text:p>583</text:p>
          </table:table-cell>
          <table:table-cell/>
          <table:table-cell table:formula="of:=CONCATENATE(&quot;(&quot;;[.A774];&quot;, &quot;;[.B774];&quot;, &quot;;[.C774];&quot;, '&quot;;[.D774];&quot; &quot;;[.E774];&quot;', '&quot;;[.F774];&quot; &quot;;[.G774];&quot;', '&quot;; [.H774]; &quot;'&quot;; [.I774];&quot;', '&quot;;[.J774];&quot;', '&quot;;[.K774];&quot;', &quot;;[.L774]; &quot;), &quot;)" office:value-type="string" office:string-value="(29175409, 2020773, 72708, 'Patricio Rancell', 'Rhodus Pauletto', 'rpaulettofh@springer.com'https://librenoticias.com/wp-content/uploads/2020/08/default-user-image.png', '566-313-808', '16 Fairview Junction', 583), " calcext:value-type="string">
            <text:p>(29175409, 2020773, 72708, 'Patricio Rancell', 'Rhodus Pauletto', 'rpaulettofh@springer.com'https://librenoticias.com/wp-content/uploads/2020/08/default-user-image.png', '566-313-808', '16 Fairview Junction', 58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1284179" calcext:value-type="float">
            <text:p>91284179</text:p>
          </table:table-cell>
          <table:table-cell office:value-type="float" office:value="2020774" calcext:value-type="float">
            <text:p>2020774</text:p>
          </table:table-cell>
          <table:table-cell table:formula="of:=RANDBETWEEN(1000; 99999)" office:value-type="float" office:value="89363" calcext:value-type="float">
            <text:p>89363</text:p>
          </table:table-cell>
          <table:table-cell office:value-type="string" calcext:value-type="string">
            <text:p>Dedra</text:p>
          </table:table-cell>
          <table:table-cell office:value-type="string" calcext:value-type="string">
            <text:p>Berti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Duchesne</text:p>
          </table:table-cell>
          <table:table-cell office:value-type="string" calcext:value-type="string">
            <text:p>bduchesnecr@hostgato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86-295-737</text:p>
          </table:table-cell>
          <table:table-cell office:value-type="string" calcext:value-type="string">
            <text:p>660 Onsgard Crossing</text:p>
          </table:table-cell>
          <table:table-cell table:formula="of:=RANDBETWEEN(1;1833)" office:value-type="float" office:value="742" calcext:value-type="float">
            <text:p>742</text:p>
          </table:table-cell>
          <table:table-cell/>
          <table:table-cell table:formula="of:=CONCATENATE(&quot;(&quot;;[.A775];&quot;, &quot;;[.B775];&quot;, &quot;;[.C775];&quot;, '&quot;;[.D775];&quot; &quot;;[.E775];&quot;', '&quot;;[.F775];&quot; &quot;;[.G775];&quot;', '&quot;; [.H775]; &quot;'&quot;; [.I775];&quot;', '&quot;;[.J775];&quot;', '&quot;;[.K775];&quot;', &quot;;[.L775]; &quot;), &quot;)" office:value-type="string" office:string-value="(91284179, 2020774, 89363, 'Dedra Bertie', 'Ribbon Duchesne', 'bduchesnecr@hostgator.com'https://librenoticias.com/wp-content/uploads/2020/08/default-user-image.png', '686-295-737', '660 Onsgard Crossing', 742), " calcext:value-type="string">
            <text:p>(91284179, 2020774, 89363, 'Dedra Bertie', 'Ribbon Duchesne', 'bduchesnecr@hostgator.com'https://librenoticias.com/wp-content/uploads/2020/08/default-user-image.png', '686-295-737', '660 Onsgard Crossing', 74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8520284" calcext:value-type="float">
            <text:p>78520284</text:p>
          </table:table-cell>
          <table:table-cell office:value-type="float" office:value="2020775" calcext:value-type="float">
            <text:p>2020775</text:p>
          </table:table-cell>
          <table:table-cell table:formula="of:=RANDBETWEEN(1000; 99999)" office:value-type="float" office:value="73821" calcext:value-type="float">
            <text:p>73821</text:p>
          </table:table-cell>
          <table:table-cell office:value-type="string" calcext:value-type="string">
            <text:p>Gallard</text:p>
          </table:table-cell>
          <table:table-cell office:value-type="string" calcext:value-type="string">
            <text:p>Delmer</text:p>
          </table:table-cell>
          <table:table-cell office:value-type="string" calcext:value-type="string">
            <text:p>Ricardin</text:p>
          </table:table-cell>
          <table:table-cell office:value-type="string" calcext:value-type="string">
            <text:p>Odams</text:p>
          </table:table-cell>
          <table:table-cell office:value-type="string" calcext:value-type="string">
            <text:p>dodamsnv@mozilla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17-108-810</text:p>
          </table:table-cell>
          <table:table-cell office:value-type="string" calcext:value-type="string">
            <text:p>2 Division Crossing</text:p>
          </table:table-cell>
          <table:table-cell table:formula="of:=RANDBETWEEN(1;1833)" office:value-type="float" office:value="1174" calcext:value-type="float">
            <text:p>1174</text:p>
          </table:table-cell>
          <table:table-cell/>
          <table:table-cell table:formula="of:=CONCATENATE(&quot;(&quot;;[.A776];&quot;, &quot;;[.B776];&quot;, &quot;;[.C776];&quot;, '&quot;;[.D776];&quot; &quot;;[.E776];&quot;', '&quot;;[.F776];&quot; &quot;;[.G776];&quot;', '&quot;; [.H776]; &quot;'&quot;; [.I776];&quot;', '&quot;;[.J776];&quot;', '&quot;;[.K776];&quot;', &quot;;[.L776]; &quot;), &quot;)" office:value-type="string" office:string-value="(78520284, 2020775, 73821, 'Gallard Delmer', 'Ricardin Odams', 'dodamsnv@mozilla.org'https://librenoticias.com/wp-content/uploads/2020/08/default-user-image.png', '317-108-810', '2 Division Crossing', 1174), " calcext:value-type="string">
            <text:p>(78520284, 2020775, 73821, 'Gallard Delmer', 'Ricardin Odams', 'dodamsnv@mozilla.org'https://librenoticias.com/wp-content/uploads/2020/08/default-user-image.png', '317-108-810', '2 Division Crossing', 117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1692008" calcext:value-type="float">
            <text:p>61692008</text:p>
          </table:table-cell>
          <table:table-cell office:value-type="float" office:value="2020776" calcext:value-type="float">
            <text:p>2020776</text:p>
          </table:table-cell>
          <table:table-cell table:formula="of:=RANDBETWEEN(1000; 99999)" office:value-type="float" office:value="85586" calcext:value-type="float">
            <text:p>85586</text:p>
          </table:table-cell>
          <table:table-cell office:value-type="string" calcext:value-type="string">
            <text:p>Carson</text:p>
          </table:table-cell>
          <table:table-cell office:value-type="string" calcext:value-type="string">
            <text:p>Loren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Syvret</text:p>
          </table:table-cell>
          <table:table-cell office:value-type="string" calcext:value-type="string">
            <text:p>lsyvretku@ih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61-199-165</text:p>
          </table:table-cell>
          <table:table-cell office:value-type="string" calcext:value-type="string">
            <text:p>173 Katie Lane</text:p>
          </table:table-cell>
          <table:table-cell table:formula="of:=RANDBETWEEN(1;1833)" office:value-type="float" office:value="31" calcext:value-type="float">
            <text:p>31</text:p>
          </table:table-cell>
          <table:table-cell/>
          <table:table-cell table:formula="of:=CONCATENATE(&quot;(&quot;;[.A777];&quot;, &quot;;[.B777];&quot;, &quot;;[.C777];&quot;, '&quot;;[.D777];&quot; &quot;;[.E777];&quot;', '&quot;;[.F777];&quot; &quot;;[.G777];&quot;', '&quot;; [.H777]; &quot;'&quot;; [.I777];&quot;', '&quot;;[.J777];&quot;', '&quot;;[.K777];&quot;', &quot;;[.L777]; &quot;), &quot;)" office:value-type="string" office:string-value="(61692008, 2020776, 85586, 'Carson Loren', 'Richards Syvret', 'lsyvretku@ihg.com'https://librenoticias.com/wp-content/uploads/2020/08/default-user-image.png', '761-199-165', '173 Katie Lane', 31), " calcext:value-type="string">
            <text:p>(61692008, 2020776, 85586, 'Carson Loren', 'Richards Syvret', 'lsyvretku@ihg.com'https://librenoticias.com/wp-content/uploads/2020/08/default-user-image.png', '761-199-165', '173 Katie Lane', 3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9344935" calcext:value-type="float">
            <text:p>89344935</text:p>
          </table:table-cell>
          <table:table-cell office:value-type="float" office:value="2020777" calcext:value-type="float">
            <text:p>2020777</text:p>
          </table:table-cell>
          <table:table-cell table:formula="of:=RANDBETWEEN(1000; 99999)" office:value-type="float" office:value="98327" calcext:value-type="float">
            <text:p>98327</text:p>
          </table:table-cell>
          <table:table-cell office:value-type="string" calcext:value-type="string">
            <text:p>Auroora</text:p>
          </table:table-cell>
          <table:table-cell office:value-type="string" calcext:value-type="string">
            <text:p>Consuela</text:p>
          </table:table-cell>
          <table:table-cell office:value-type="string" calcext:value-type="string">
            <text:p>Richardt</text:p>
          </table:table-cell>
          <table:table-cell office:value-type="string" calcext:value-type="string">
            <text:p>Gimbart</text:p>
          </table:table-cell>
          <table:table-cell office:value-type="string" calcext:value-type="string">
            <text:p>cgimbartb@elpai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44-881-784</text:p>
          </table:table-cell>
          <table:table-cell office:value-type="string" calcext:value-type="string">
            <text:p>337 Manufacturers Trail</text:p>
          </table:table-cell>
          <table:table-cell table:formula="of:=RANDBETWEEN(1;1833)" office:value-type="float" office:value="776" calcext:value-type="float">
            <text:p>776</text:p>
          </table:table-cell>
          <table:table-cell/>
          <table:table-cell table:formula="of:=CONCATENATE(&quot;(&quot;;[.A778];&quot;, &quot;;[.B778];&quot;, &quot;;[.C778];&quot;, '&quot;;[.D778];&quot; &quot;;[.E778];&quot;', '&quot;;[.F778];&quot; &quot;;[.G778];&quot;', '&quot;; [.H778]; &quot;'&quot;; [.I778];&quot;', '&quot;;[.J778];&quot;', '&quot;;[.K778];&quot;', &quot;;[.L778]; &quot;), &quot;)" office:value-type="string" office:string-value="(89344935, 2020777, 98327, 'Auroora Consuela', 'Richardt Gimbart', 'cgimbartb@elpais.com'https://librenoticias.com/wp-content/uploads/2020/08/default-user-image.png', '144-881-784', '337 Manufacturers Trail', 776), " calcext:value-type="string">
            <text:p>(89344935, 2020777, 98327, 'Auroora Consuela', 'Richardt Gimbart', 'cgimbartb@elpais.com'https://librenoticias.com/wp-content/uploads/2020/08/default-user-image.png', '144-881-784', '337 Manufacturers Trail', 77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5286607" calcext:value-type="float">
            <text:p>25286607</text:p>
          </table:table-cell>
          <table:table-cell office:value-type="float" office:value="2020778" calcext:value-type="float">
            <text:p>2020778</text:p>
          </table:table-cell>
          <table:table-cell table:formula="of:=RANDBETWEEN(1000; 99999)" office:value-type="float" office:value="71550" calcext:value-type="float">
            <text:p>71550</text:p>
          </table:table-cell>
          <table:table-cell office:value-type="string" calcext:value-type="string">
            <text:p>Riccardo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Richmont</text:p>
          </table:table-cell>
          <table:table-cell office:value-type="string" calcext:value-type="string">
            <text:p>Vanichkov</text:p>
          </table:table-cell>
          <table:table-cell office:value-type="string" calcext:value-type="string">
            <text:p>tvanichkovi5@ycombinato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07-516-877</text:p>
          </table:table-cell>
          <table:table-cell office:value-type="string" calcext:value-type="string">
            <text:p>21704 Esch Lane</text:p>
          </table:table-cell>
          <table:table-cell table:formula="of:=RANDBETWEEN(1;1833)" office:value-type="float" office:value="150" calcext:value-type="float">
            <text:p>150</text:p>
          </table:table-cell>
          <table:table-cell/>
          <table:table-cell table:formula="of:=CONCATENATE(&quot;(&quot;;[.A779];&quot;, &quot;;[.B779];&quot;, &quot;;[.C779];&quot;, '&quot;;[.D779];&quot; &quot;;[.E779];&quot;', '&quot;;[.F779];&quot; &quot;;[.G779];&quot;', '&quot;; [.H779]; &quot;'&quot;; [.I779];&quot;', '&quot;;[.J779];&quot;', '&quot;;[.K779];&quot;', &quot;;[.L779]; &quot;), &quot;)" office:value-type="string" office:string-value="(25286607, 2020778, 71550, 'Riccardo Tucker', 'Richmont Vanichkov', 'tvanichkovi5@ycombinator.com'https://librenoticias.com/wp-content/uploads/2020/08/default-user-image.png', '607-516-877', '21704 Esch Lane', 150), " calcext:value-type="string">
            <text:p>(25286607, 2020778, 71550, 'Riccardo Tucker', 'Richmont Vanichkov', 'tvanichkovi5@ycombinator.com'https://librenoticias.com/wp-content/uploads/2020/08/default-user-image.png', '607-516-877', '21704 Esch Lane', 15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9241082" calcext:value-type="float">
            <text:p>39241082</text:p>
          </table:table-cell>
          <table:table-cell office:value-type="float" office:value="2020779" calcext:value-type="float">
            <text:p>2020779</text:p>
          </table:table-cell>
          <table:table-cell table:formula="of:=RANDBETWEEN(1000; 99999)" office:value-type="float" office:value="47451" calcext:value-type="float">
            <text:p>47451</text:p>
          </table:table-cell>
          <table:table-cell office:value-type="string" calcext:value-type="string">
            <text:p>Kasper</text:p>
          </table:table-cell>
          <table:table-cell office:value-type="string" calcext:value-type="string">
            <text:p>Ringo</text:p>
          </table:table-cell>
          <table:table-cell office:value-type="string" calcext:value-type="string">
            <text:p>Rickwood</text:p>
          </table:table-cell>
          <table:table-cell office:value-type="string" calcext:value-type="string">
            <text:p>Mapletoft</text:p>
          </table:table-cell>
          <table:table-cell office:value-type="string" calcext:value-type="string">
            <text:p>rmapletoftfw@guardian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82-310-765</text:p>
          </table:table-cell>
          <table:table-cell office:value-type="string" calcext:value-type="string">
            <text:p>306 Rockefeller Court</text:p>
          </table:table-cell>
          <table:table-cell table:formula="of:=RANDBETWEEN(1;1833)" office:value-type="float" office:value="1696" calcext:value-type="float">
            <text:p>1696</text:p>
          </table:table-cell>
          <table:table-cell/>
          <table:table-cell table:formula="of:=CONCATENATE(&quot;(&quot;;[.A780];&quot;, &quot;;[.B780];&quot;, &quot;;[.C780];&quot;, '&quot;;[.D780];&quot; &quot;;[.E780];&quot;', '&quot;;[.F780];&quot; &quot;;[.G780];&quot;', '&quot;; [.H780]; &quot;'&quot;; [.I780];&quot;', '&quot;;[.J780];&quot;', '&quot;;[.K780];&quot;', &quot;;[.L780]; &quot;), &quot;)" office:value-type="string" office:string-value="(39241082, 2020779, 47451, 'Kasper Ringo', 'Rickwood Mapletoft', 'rmapletoftfw@guardian.co.uk'https://librenoticias.com/wp-content/uploads/2020/08/default-user-image.png', '282-310-765', '306 Rockefeller Court', 1696), " calcext:value-type="string">
            <text:p>(39241082, 2020779, 47451, 'Kasper Ringo', 'Rickwood Mapletoft', 'rmapletoftfw@guardian.co.uk'https://librenoticias.com/wp-content/uploads/2020/08/default-user-image.png', '282-310-765', '306 Rockefeller Court', 169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1280712" calcext:value-type="float">
            <text:p>11280712</text:p>
          </table:table-cell>
          <table:table-cell office:value-type="float" office:value="2020780" calcext:value-type="float">
            <text:p>2020780</text:p>
          </table:table-cell>
          <table:table-cell table:formula="of:=RANDBETWEEN(1000; 99999)" office:value-type="float" office:value="68379" calcext:value-type="float">
            <text:p>68379</text:p>
          </table:table-cell>
          <table:table-cell office:value-type="string" calcext:value-type="string">
            <text:p>Minda</text:p>
          </table:table-cell>
          <table:table-cell office:value-type="string" calcext:value-type="string">
            <text:p>Jeane</text:p>
          </table:table-cell>
          <table:table-cell office:value-type="string" calcext:value-type="string">
            <text:p>Rief</text:p>
          </table:table-cell>
          <table:table-cell office:value-type="string" calcext:value-type="string">
            <text:p>Spilling</text:p>
          </table:table-cell>
          <table:table-cell office:value-type="string" calcext:value-type="string">
            <text:p>jspilling77@hc360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93-786-406</text:p>
          </table:table-cell>
          <table:table-cell office:value-type="string" calcext:value-type="string">
            <text:p>6 Mayer Place</text:p>
          </table:table-cell>
          <table:table-cell table:formula="of:=RANDBETWEEN(1;1833)" office:value-type="float" office:value="941" calcext:value-type="float">
            <text:p>941</text:p>
          </table:table-cell>
          <table:table-cell/>
          <table:table-cell table:formula="of:=CONCATENATE(&quot;(&quot;;[.A781];&quot;, &quot;;[.B781];&quot;, &quot;;[.C781];&quot;, '&quot;;[.D781];&quot; &quot;;[.E781];&quot;', '&quot;;[.F781];&quot; &quot;;[.G781];&quot;', '&quot;; [.H781]; &quot;'&quot;; [.I781];&quot;', '&quot;;[.J781];&quot;', '&quot;;[.K781];&quot;', &quot;;[.L781]; &quot;), &quot;)" office:value-type="string" office:string-value="(11280712, 2020780, 68379, 'Minda Jeane', 'Rief Spilling', 'jspilling77@hc360.com'https://librenoticias.com/wp-content/uploads/2020/08/default-user-image.png', '793-786-406', '6 Mayer Place', 941), " calcext:value-type="string">
            <text:p>(11280712, 2020780, 68379, 'Minda Jeane', 'Rief Spilling', 'jspilling77@hc360.com'https://librenoticias.com/wp-content/uploads/2020/08/default-user-image.png', '793-786-406', '6 Mayer Place', 94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4994489" calcext:value-type="float">
            <text:p>84994489</text:p>
          </table:table-cell>
          <table:table-cell office:value-type="float" office:value="2020781" calcext:value-type="float">
            <text:p>2020781</text:p>
          </table:table-cell>
          <table:table-cell table:formula="of:=RANDBETWEEN(1000; 99999)" office:value-type="float" office:value="1330" calcext:value-type="float">
            <text:p>1330</text:p>
          </table:table-cell>
          <table:table-cell office:value-type="string" calcext:value-type="string">
            <text:p>Dalston</text:p>
          </table:table-cell>
          <table:table-cell office:value-type="string" calcext:value-type="string">
            <text:p>Trent</text:p>
          </table:table-cell>
          <table:table-cell office:value-type="string" calcext:value-type="string">
            <text:p>Riseborough</text:p>
          </table:table-cell>
          <table:table-cell office:value-type="string" calcext:value-type="string">
            <text:p>Faunch</text:p>
          </table:table-cell>
          <table:table-cell office:value-type="string" calcext:value-type="string">
            <text:p>tfauncheb@yellowbook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59-743-939</text:p>
          </table:table-cell>
          <table:table-cell office:value-type="string" calcext:value-type="string">
            <text:p>01 Declaration Parkway</text:p>
          </table:table-cell>
          <table:table-cell table:formula="of:=RANDBETWEEN(1;1833)" office:value-type="float" office:value="1112" calcext:value-type="float">
            <text:p>1112</text:p>
          </table:table-cell>
          <table:table-cell/>
          <table:table-cell table:formula="of:=CONCATENATE(&quot;(&quot;;[.A782];&quot;, &quot;;[.B782];&quot;, &quot;;[.C782];&quot;, '&quot;;[.D782];&quot; &quot;;[.E782];&quot;', '&quot;;[.F782];&quot; &quot;;[.G782];&quot;', '&quot;; [.H782]; &quot;'&quot;; [.I782];&quot;', '&quot;;[.J782];&quot;', '&quot;;[.K782];&quot;', &quot;;[.L782]; &quot;), &quot;)" office:value-type="string" office:string-value="(84994489, 2020781, 1330, 'Dalston Trent', 'Riseborough Faunch', 'tfauncheb@yellowbook.com'https://librenoticias.com/wp-content/uploads/2020/08/default-user-image.png', '459-743-939', '01 Declaration Parkway', 1112), " calcext:value-type="string">
            <text:p>(84994489, 2020781, 1330, 'Dalston Trent', 'Riseborough Faunch', 'tfauncheb@yellowbook.com'https://librenoticias.com/wp-content/uploads/2020/08/default-user-image.png', '459-743-939', '01 Declaration Parkway', 111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8543853" calcext:value-type="float">
            <text:p>18543853</text:p>
          </table:table-cell>
          <table:table-cell office:value-type="float" office:value="2020782" calcext:value-type="float">
            <text:p>2020782</text:p>
          </table:table-cell>
          <table:table-cell table:formula="of:=RANDBETWEEN(1000; 99999)" office:value-type="float" office:value="17421" calcext:value-type="float">
            <text:p>17421</text:p>
          </table:table-cell>
          <table:table-cell office:value-type="string" calcext:value-type="string">
            <text:p>Marlene</text:p>
          </table:table-cell>
          <table:table-cell office:value-type="string" calcext:value-type="string">
            <text:p>Aggy</text:p>
          </table:table-cell>
          <table:table-cell office:value-type="string" calcext:value-type="string">
            <text:p>Rishbrook</text:p>
          </table:table-cell>
          <table:table-cell office:value-type="string" calcext:value-type="string">
            <text:p>Fairley</text:p>
          </table:table-cell>
          <table:table-cell office:value-type="string" calcext:value-type="string">
            <text:p>afairleyp3@sohu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28-862-885</text:p>
          </table:table-cell>
          <table:table-cell office:value-type="string" calcext:value-type="string">
            <text:p>680 Magdeline Drive</text:p>
          </table:table-cell>
          <table:table-cell table:formula="of:=RANDBETWEEN(1;1833)" office:value-type="float" office:value="1443" calcext:value-type="float">
            <text:p>1443</text:p>
          </table:table-cell>
          <table:table-cell/>
          <table:table-cell table:formula="of:=CONCATENATE(&quot;(&quot;;[.A783];&quot;, &quot;;[.B783];&quot;, &quot;;[.C783];&quot;, '&quot;;[.D783];&quot; &quot;;[.E783];&quot;', '&quot;;[.F783];&quot; &quot;;[.G783];&quot;', '&quot;; [.H783]; &quot;'&quot;; [.I783];&quot;', '&quot;;[.J783];&quot;', '&quot;;[.K783];&quot;', &quot;;[.L783]; &quot;), &quot;)" office:value-type="string" office:string-value="(18543853, 2020782, 17421, 'Marlene Aggy', 'Rishbrook Fairley', 'afairleyp3@sohu.com'https://librenoticias.com/wp-content/uploads/2020/08/default-user-image.png', '428-862-885', '680 Magdeline Drive', 1443), " calcext:value-type="string">
            <text:p>(18543853, 2020782, 17421, 'Marlene Aggy', 'Rishbrook Fairley', 'afairleyp3@sohu.com'https://librenoticias.com/wp-content/uploads/2020/08/default-user-image.png', '428-862-885', '680 Magdeline Drive', 144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1068294" calcext:value-type="float">
            <text:p>11068294</text:p>
          </table:table-cell>
          <table:table-cell office:value-type="float" office:value="2020783" calcext:value-type="float">
            <text:p>2020783</text:p>
          </table:table-cell>
          <table:table-cell table:formula="of:=RANDBETWEEN(1000; 99999)" office:value-type="float" office:value="91209" calcext:value-type="float">
            <text:p>91209</text:p>
          </table:table-cell>
          <table:table-cell office:value-type="string" calcext:value-type="string">
            <text:p>Linette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Roast</text:p>
          </table:table-cell>
          <table:table-cell office:value-type="string" calcext:value-type="string">
            <text:p>Borrill</text:p>
          </table:table-cell>
          <table:table-cell office:value-type="string" calcext:value-type="string">
            <text:p>aborrill2g@home.pl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49-120-100</text:p>
          </table:table-cell>
          <table:table-cell office:value-type="string" calcext:value-type="string">
            <text:p>5508 Talmadge Junction</text:p>
          </table:table-cell>
          <table:table-cell table:formula="of:=RANDBETWEEN(1;1833)" office:value-type="float" office:value="458" calcext:value-type="float">
            <text:p>458</text:p>
          </table:table-cell>
          <table:table-cell/>
          <table:table-cell table:formula="of:=CONCATENATE(&quot;(&quot;;[.A784];&quot;, &quot;;[.B784];&quot;, &quot;;[.C784];&quot;, '&quot;;[.D784];&quot; &quot;;[.E784];&quot;', '&quot;;[.F784];&quot; &quot;;[.G784];&quot;', '&quot;; [.H784]; &quot;'&quot;; [.I784];&quot;', '&quot;;[.J784];&quot;', '&quot;;[.K784];&quot;', &quot;;[.L784]; &quot;), &quot;)" office:value-type="string" office:string-value="(11068294, 2020783, 91209, 'Linette Adelaide', 'Roast Borrill', 'aborrill2g@home.pl'https://librenoticias.com/wp-content/uploads/2020/08/default-user-image.png', '749-120-100', '5508 Talmadge Junction', 458), " calcext:value-type="string">
            <text:p>(11068294, 2020783, 91209, 'Linette Adelaide', 'Roast Borrill', 'aborrill2g@home.pl'https://librenoticias.com/wp-content/uploads/2020/08/default-user-image.png', '749-120-100', '5508 Talmadge Junction', 45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3523218" calcext:value-type="float">
            <text:p>33523218</text:p>
          </table:table-cell>
          <table:table-cell office:value-type="float" office:value="2020784" calcext:value-type="float">
            <text:p>2020784</text:p>
          </table:table-cell>
          <table:table-cell table:formula="of:=RANDBETWEEN(1000; 99999)" office:value-type="float" office:value="43123" calcext:value-type="float">
            <text:p>43123</text:p>
          </table:table-cell>
          <table:table-cell office:value-type="string" calcext:value-type="string">
            <text:p>Catie</text:p>
          </table:table-cell>
          <table:table-cell office:value-type="string" calcext:value-type="string">
            <text:p>Lanae</text:p>
          </table:table-cell>
          <table:table-cell office:value-type="string" calcext:value-type="string">
            <text:p>Robathon</text:p>
          </table:table-cell>
          <table:table-cell office:value-type="string" calcext:value-type="string">
            <text:p>Sawood</text:p>
          </table:table-cell>
          <table:table-cell office:value-type="string" calcext:value-type="string">
            <text:p>lsawoodon@furl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18-945-249</text:p>
          </table:table-cell>
          <table:table-cell office:value-type="string" calcext:value-type="string">
            <text:p>32 Evergreen Junction</text:p>
          </table:table-cell>
          <table:table-cell table:formula="of:=RANDBETWEEN(1;1833)" office:value-type="float" office:value="1160" calcext:value-type="float">
            <text:p>1160</text:p>
          </table:table-cell>
          <table:table-cell/>
          <table:table-cell table:formula="of:=CONCATENATE(&quot;(&quot;;[.A785];&quot;, &quot;;[.B785];&quot;, &quot;;[.C785];&quot;, '&quot;;[.D785];&quot; &quot;;[.E785];&quot;', '&quot;;[.F785];&quot; &quot;;[.G785];&quot;', '&quot;; [.H785]; &quot;'&quot;; [.I785];&quot;', '&quot;;[.J785];&quot;', '&quot;;[.K785];&quot;', &quot;;[.L785]; &quot;), &quot;)" office:value-type="string" office:string-value="(33523218, 2020784, 43123, 'Catie Lanae', 'Robathon Sawood', 'lsawoodon@furl.net'https://librenoticias.com/wp-content/uploads/2020/08/default-user-image.png', '418-945-249', '32 Evergreen Junction', 1160), " calcext:value-type="string">
            <text:p>(33523218, 2020784, 43123, 'Catie Lanae', 'Robathon Sawood', 'lsawoodon@furl.net'https://librenoticias.com/wp-content/uploads/2020/08/default-user-image.png', '418-945-249', '32 Evergreen Junction', 11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5002086" calcext:value-type="float">
            <text:p>65002086</text:p>
          </table:table-cell>
          <table:table-cell office:value-type="float" office:value="2020785" calcext:value-type="float">
            <text:p>2020785</text:p>
          </table:table-cell>
          <table:table-cell table:formula="of:=RANDBETWEEN(1000; 99999)" office:value-type="float" office:value="43679" calcext:value-type="float">
            <text:p>43679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Randolf</text:p>
          </table:table-cell>
          <table:table-cell office:value-type="string" calcext:value-type="string">
            <text:p>Rodbourne</text:p>
          </table:table-cell>
          <table:table-cell office:value-type="string" calcext:value-type="string">
            <text:p>Attew</text:p>
          </table:table-cell>
          <table:table-cell office:value-type="string" calcext:value-type="string">
            <text:p>rattew95@tiny.cc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69-386-203</text:p>
          </table:table-cell>
          <table:table-cell office:value-type="string" calcext:value-type="string">
            <text:p>5029 Fieldstone Parkway</text:p>
          </table:table-cell>
          <table:table-cell table:formula="of:=RANDBETWEEN(1;1833)" office:value-type="float" office:value="284" calcext:value-type="float">
            <text:p>284</text:p>
          </table:table-cell>
          <table:table-cell/>
          <table:table-cell table:formula="of:=CONCATENATE(&quot;(&quot;;[.A786];&quot;, &quot;;[.B786];&quot;, &quot;;[.C786];&quot;, '&quot;;[.D786];&quot; &quot;;[.E786];&quot;', '&quot;;[.F786];&quot; &quot;;[.G786];&quot;', '&quot;; [.H786]; &quot;'&quot;; [.I786];&quot;', '&quot;;[.J786];&quot;', '&quot;;[.K786];&quot;', &quot;;[.L786]; &quot;), &quot;)" office:value-type="string" office:string-value="(65002086, 2020785, 43679, 'Blair Randolf', 'Rodbourne Attew', 'rattew95@tiny.cc'https://librenoticias.com/wp-content/uploads/2020/08/default-user-image.png', '269-386-203', '5029 Fieldstone Parkway', 284), " calcext:value-type="string">
            <text:p>(65002086, 2020785, 43679, 'Blair Randolf', 'Rodbourne Attew', 'rattew95@tiny.cc'https://librenoticias.com/wp-content/uploads/2020/08/default-user-image.png', '269-386-203', '5029 Fieldstone Parkway', 28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3328887" calcext:value-type="float">
            <text:p>53328887</text:p>
          </table:table-cell>
          <table:table-cell office:value-type="float" office:value="2020786" calcext:value-type="float">
            <text:p>2020786</text:p>
          </table:table-cell>
          <table:table-cell table:formula="of:=RANDBETWEEN(1000; 99999)" office:value-type="float" office:value="54782" calcext:value-type="float">
            <text:p>54782</text:p>
          </table:table-cell>
          <table:table-cell office:value-type="string" calcext:value-type="string">
            <text:p>Paige</text:p>
          </table:table-cell>
          <table:table-cell office:value-type="string" calcext:value-type="string">
            <text:p>Manolo</text:p>
          </table:table-cell>
          <table:table-cell office:value-type="string" calcext:value-type="string">
            <text:p>Rogerson</text:p>
          </table:table-cell>
          <table:table-cell office:value-type="string" calcext:value-type="string">
            <text:p>Durrans</text:p>
          </table:table-cell>
          <table:table-cell office:value-type="string" calcext:value-type="string">
            <text:p>mdurransen@yellowpag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83-612-471</text:p>
          </table:table-cell>
          <table:table-cell office:value-type="string" calcext:value-type="string">
            <text:p>4 Becker Trail</text:p>
          </table:table-cell>
          <table:table-cell table:formula="of:=RANDBETWEEN(1;1833)" office:value-type="float" office:value="1274" calcext:value-type="float">
            <text:p>1274</text:p>
          </table:table-cell>
          <table:table-cell/>
          <table:table-cell table:formula="of:=CONCATENATE(&quot;(&quot;;[.A787];&quot;, &quot;;[.B787];&quot;, &quot;;[.C787];&quot;, '&quot;;[.D787];&quot; &quot;;[.E787];&quot;', '&quot;;[.F787];&quot; &quot;;[.G787];&quot;', '&quot;; [.H787]; &quot;'&quot;; [.I787];&quot;', '&quot;;[.J787];&quot;', '&quot;;[.K787];&quot;', &quot;;[.L787]; &quot;), &quot;)" office:value-type="string" office:string-value="(53328887, 2020786, 54782, 'Paige Manolo', 'Rogerson Durrans', 'mdurransen@yellowpages.com'https://librenoticias.com/wp-content/uploads/2020/08/default-user-image.png', '983-612-471', '4 Becker Trail', 1274), " calcext:value-type="string">
            <text:p>(53328887, 2020786, 54782, 'Paige Manolo', 'Rogerson Durrans', 'mdurransen@yellowpages.com'https://librenoticias.com/wp-content/uploads/2020/08/default-user-image.png', '983-612-471', '4 Becker Trail', 127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0991624" calcext:value-type="float">
            <text:p>40991624</text:p>
          </table:table-cell>
          <table:table-cell office:value-type="float" office:value="2020787" calcext:value-type="float">
            <text:p>2020787</text:p>
          </table:table-cell>
          <table:table-cell table:formula="of:=RANDBETWEEN(1000; 99999)" office:value-type="float" office:value="96719" calcext:value-type="float">
            <text:p>96719</text:p>
          </table:table-cell>
          <table:table-cell office:value-type="string" calcext:value-type="string">
            <text:p>Kennan</text:p>
          </table:table-cell>
          <table:table-cell office:value-type="string" calcext:value-type="string">
            <text:p>Marv</text:p>
          </table:table-cell>
          <table:table-cell office:value-type="string" calcext:value-type="string">
            <text:p>Rolland</text:p>
          </table:table-cell>
          <table:table-cell office:value-type="string" calcext:value-type="string">
            <text:p>Macauley</text:p>
          </table:table-cell>
          <table:table-cell office:value-type="string" calcext:value-type="string">
            <text:p>mmacauleym5@php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33-581-702</text:p>
          </table:table-cell>
          <table:table-cell office:value-type="string" calcext:value-type="string">
            <text:p>07304 Little Fleur Hill</text:p>
          </table:table-cell>
          <table:table-cell table:formula="of:=RANDBETWEEN(1;1833)" office:value-type="float" office:value="547" calcext:value-type="float">
            <text:p>547</text:p>
          </table:table-cell>
          <table:table-cell/>
          <table:table-cell table:formula="of:=CONCATENATE(&quot;(&quot;;[.A788];&quot;, &quot;;[.B788];&quot;, &quot;;[.C788];&quot;, '&quot;;[.D788];&quot; &quot;;[.E788];&quot;', '&quot;;[.F788];&quot; &quot;;[.G788];&quot;', '&quot;; [.H788]; &quot;'&quot;; [.I788];&quot;', '&quot;;[.J788];&quot;', '&quot;;[.K788];&quot;', &quot;;[.L788]; &quot;), &quot;)" office:value-type="string" office:string-value="(40991624, 2020787, 96719, 'Kennan Marv', 'Rolland Macauley', 'mmacauleym5@php.net'https://librenoticias.com/wp-content/uploads/2020/08/default-user-image.png', '933-581-702', '07304 Little Fleur Hill', 547), " calcext:value-type="string">
            <text:p>(40991624, 2020787, 96719, 'Kennan Marv', 'Rolland Macauley', 'mmacauleym5@php.net'https://librenoticias.com/wp-content/uploads/2020/08/default-user-image.png', '933-581-702', '07304 Little Fleur Hill', 54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7227051" calcext:value-type="float">
            <text:p>97227051</text:p>
          </table:table-cell>
          <table:table-cell office:value-type="float" office:value="2020788" calcext:value-type="float">
            <text:p>2020788</text:p>
          </table:table-cell>
          <table:table-cell table:formula="of:=RANDBETWEEN(1000; 99999)" office:value-type="float" office:value="10374" calcext:value-type="float">
            <text:p>10374</text:p>
          </table:table-cell>
          <table:table-cell office:value-type="string" calcext:value-type="string">
            <text:p>Herculie</text:p>
          </table:table-cell>
          <table:table-cell office:value-type="string" calcext:value-type="string">
            <text:p>Malchy</text:p>
          </table:table-cell>
          <table:table-cell office:value-type="string" calcext:value-type="string">
            <text:p>Romagnosi</text:p>
          </table:table-cell>
          <table:table-cell office:value-type="string" calcext:value-type="string">
            <text:p>Stidever</text:p>
          </table:table-cell>
          <table:table-cell office:value-type="string" calcext:value-type="string">
            <text:p>mstidever4b@prnewswir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79-837-719</text:p>
          </table:table-cell>
          <table:table-cell office:value-type="string" calcext:value-type="string">
            <text:p>40 Kensington Drive</text:p>
          </table:table-cell>
          <table:table-cell table:formula="of:=RANDBETWEEN(1;1833)" office:value-type="float" office:value="392" calcext:value-type="float">
            <text:p>392</text:p>
          </table:table-cell>
          <table:table-cell/>
          <table:table-cell table:formula="of:=CONCATENATE(&quot;(&quot;;[.A789];&quot;, &quot;;[.B789];&quot;, &quot;;[.C789];&quot;, '&quot;;[.D789];&quot; &quot;;[.E789];&quot;', '&quot;;[.F789];&quot; &quot;;[.G789];&quot;', '&quot;; [.H789]; &quot;'&quot;; [.I789];&quot;', '&quot;;[.J789];&quot;', '&quot;;[.K789];&quot;', &quot;;[.L789]; &quot;), &quot;)" office:value-type="string" office:string-value="(97227051, 2020788, 10374, 'Herculie Malchy', 'Romagnosi Stidever', 'mstidever4b@prnewswire.com'https://librenoticias.com/wp-content/uploads/2020/08/default-user-image.png', '279-837-719', '40 Kensington Drive', 392), " calcext:value-type="string">
            <text:p>(97227051, 2020788, 10374, 'Herculie Malchy', 'Romagnosi Stidever', 'mstidever4b@prnewswire.com'https://librenoticias.com/wp-content/uploads/2020/08/default-user-image.png', '279-837-719', '40 Kensington Drive', 39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9830750" calcext:value-type="float">
            <text:p>19830750</text:p>
          </table:table-cell>
          <table:table-cell office:value-type="float" office:value="2020789" calcext:value-type="float">
            <text:p>2020789</text:p>
          </table:table-cell>
          <table:table-cell table:formula="of:=RANDBETWEEN(1000; 99999)" office:value-type="float" office:value="51837" calcext:value-type="float">
            <text:p>51837</text:p>
          </table:table-cell>
          <table:table-cell office:value-type="string" calcext:value-type="string">
            <text:p>Ellissa</text:p>
          </table:table-cell>
          <table:table-cell office:value-type="string" calcext:value-type="string">
            <text:p>Veda</text:p>
          </table:table-cell>
          <table:table-cell office:value-type="string" calcext:value-type="string">
            <text:p>Romaynes</text:p>
          </table:table-cell>
          <table:table-cell office:value-type="string" calcext:value-type="string">
            <text:p>Goney</text:p>
          </table:table-cell>
          <table:table-cell office:value-type="string" calcext:value-type="string">
            <text:p>vgoney1l@123-reg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61-440-367</text:p>
          </table:table-cell>
          <table:table-cell office:value-type="string" calcext:value-type="string">
            <text:p>14340 Prairie Rose Pass</text:p>
          </table:table-cell>
          <table:table-cell table:formula="of:=RANDBETWEEN(1;1833)" office:value-type="float" office:value="892" calcext:value-type="float">
            <text:p>892</text:p>
          </table:table-cell>
          <table:table-cell/>
          <table:table-cell table:formula="of:=CONCATENATE(&quot;(&quot;;[.A790];&quot;, &quot;;[.B790];&quot;, &quot;;[.C790];&quot;, '&quot;;[.D790];&quot; &quot;;[.E790];&quot;', '&quot;;[.F790];&quot; &quot;;[.G790];&quot;', '&quot;; [.H790]; &quot;'&quot;; [.I790];&quot;', '&quot;;[.J790];&quot;', '&quot;;[.K790];&quot;', &quot;;[.L790]; &quot;), &quot;)" office:value-type="string" office:string-value="(19830750, 2020789, 51837, 'Ellissa Veda', 'Romaynes Goney', 'vgoney1l@123-reg.co.uk'https://librenoticias.com/wp-content/uploads/2020/08/default-user-image.png', '761-440-367', '14340 Prairie Rose Pass', 892), " calcext:value-type="string">
            <text:p>(19830750, 2020789, 51837, 'Ellissa Veda', 'Romaynes Goney', 'vgoney1l@123-reg.co.uk'https://librenoticias.com/wp-content/uploads/2020/08/default-user-image.png', '761-440-367', '14340 Prairie Rose Pass', 89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4174193" calcext:value-type="float">
            <text:p>44174193</text:p>
          </table:table-cell>
          <table:table-cell office:value-type="float" office:value="2020790" calcext:value-type="float">
            <text:p>2020790</text:p>
          </table:table-cell>
          <table:table-cell table:formula="of:=RANDBETWEEN(1000; 99999)" office:value-type="float" office:value="36082" calcext:value-type="float">
            <text:p>36082</text:p>
          </table:table-cell>
          <table:table-cell office:value-type="string" calcext:value-type="string">
            <text:p>Euell</text:p>
          </table:table-cell>
          <table:table-cell office:value-type="string" calcext:value-type="string">
            <text:p>Judon</text:p>
          </table:table-cell>
          <table:table-cell office:value-type="string" calcext:value-type="string">
            <text:p>Roscam</text:p>
          </table:table-cell>
          <table:table-cell office:value-type="string" calcext:value-type="string">
            <text:p>Bednall</text:p>
          </table:table-cell>
          <table:table-cell office:value-type="string" calcext:value-type="string">
            <text:p>jbednalla6@google.fr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44-216-257</text:p>
          </table:table-cell>
          <table:table-cell office:value-type="string" calcext:value-type="string">
            <text:p>19 Hooker Avenue</text:p>
          </table:table-cell>
          <table:table-cell table:formula="of:=RANDBETWEEN(1;1833)" office:value-type="float" office:value="1529" calcext:value-type="float">
            <text:p>1529</text:p>
          </table:table-cell>
          <table:table-cell/>
          <table:table-cell table:formula="of:=CONCATENATE(&quot;(&quot;;[.A791];&quot;, &quot;;[.B791];&quot;, &quot;;[.C791];&quot;, '&quot;;[.D791];&quot; &quot;;[.E791];&quot;', '&quot;;[.F791];&quot; &quot;;[.G791];&quot;', '&quot;; [.H791]; &quot;'&quot;; [.I791];&quot;', '&quot;;[.J791];&quot;', '&quot;;[.K791];&quot;', &quot;;[.L791]; &quot;), &quot;)" office:value-type="string" office:string-value="(44174193, 2020790, 36082, 'Euell Judon', 'Roscam Bednall', 'jbednalla6@google.fr'https://librenoticias.com/wp-content/uploads/2020/08/default-user-image.png', '244-216-257', '19 Hooker Avenue', 1529), " calcext:value-type="string">
            <text:p>(44174193, 2020790, 36082, 'Euell Judon', 'Roscam Bednall', 'jbednalla6@google.fr'https://librenoticias.com/wp-content/uploads/2020/08/default-user-image.png', '244-216-257', '19 Hooker Avenue', 152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8792120" calcext:value-type="float">
            <text:p>48792120</text:p>
          </table:table-cell>
          <table:table-cell office:value-type="float" office:value="2020791" calcext:value-type="float">
            <text:p>2020791</text:p>
          </table:table-cell>
          <table:table-cell table:formula="of:=RANDBETWEEN(1000; 99999)" office:value-type="float" office:value="68396" calcext:value-type="float">
            <text:p>68396</text:p>
          </table:table-cell>
          <table:table-cell office:value-type="string" calcext:value-type="string">
            <text:p>Laetitia</text:p>
          </table:table-cell>
          <table:table-cell office:value-type="string" calcext:value-type="string">
            <text:p>Ermina</text:p>
          </table:table-cell>
          <table:table-cell office:value-type="string" calcext:value-type="string">
            <text:p>Roscamp</text:p>
          </table:table-cell>
          <table:table-cell office:value-type="string" calcext:value-type="string">
            <text:p>Letherbury</text:p>
          </table:table-cell>
          <table:table-cell office:value-type="string" calcext:value-type="string">
            <text:p>eletherbury9i@sitemet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47-800-813</text:p>
          </table:table-cell>
          <table:table-cell office:value-type="string" calcext:value-type="string">
            <text:p>64875 Wayridge Road</text:p>
          </table:table-cell>
          <table:table-cell table:formula="of:=RANDBETWEEN(1;1833)" office:value-type="float" office:value="1560" calcext:value-type="float">
            <text:p>1560</text:p>
          </table:table-cell>
          <table:table-cell/>
          <table:table-cell table:formula="of:=CONCATENATE(&quot;(&quot;;[.A792];&quot;, &quot;;[.B792];&quot;, &quot;;[.C792];&quot;, '&quot;;[.D792];&quot; &quot;;[.E792];&quot;', '&quot;;[.F792];&quot; &quot;;[.G792];&quot;', '&quot;; [.H792]; &quot;'&quot;; [.I792];&quot;', '&quot;;[.J792];&quot;', '&quot;;[.K792];&quot;', &quot;;[.L792]; &quot;), &quot;)" office:value-type="string" office:string-value="(48792120, 2020791, 68396, 'Laetitia Ermina', 'Roscamp Letherbury', 'eletherbury9i@sitemeter.com'https://librenoticias.com/wp-content/uploads/2020/08/default-user-image.png', '547-800-813', '64875 Wayridge Road', 1560), " calcext:value-type="string">
            <text:p>(48792120, 2020791, 68396, 'Laetitia Ermina', 'Roscamp Letherbury', 'eletherbury9i@sitemeter.com'https://librenoticias.com/wp-content/uploads/2020/08/default-user-image.png', '547-800-813', '64875 Wayridge Road', 15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5424581" calcext:value-type="float">
            <text:p>25424581</text:p>
          </table:table-cell>
          <table:table-cell office:value-type="float" office:value="2020792" calcext:value-type="float">
            <text:p>2020792</text:p>
          </table:table-cell>
          <table:table-cell table:formula="of:=RANDBETWEEN(1000; 99999)" office:value-type="float" office:value="74819" calcext:value-type="float">
            <text:p>74819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Mariel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unnon</text:p>
          </table:table-cell>
          <table:table-cell office:value-type="string" calcext:value-type="string">
            <text:p>mlunnonnt@yellowpag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96-692-134</text:p>
          </table:table-cell>
          <table:table-cell office:value-type="string" calcext:value-type="string">
            <text:p>75 Fair Oaks Way</text:p>
          </table:table-cell>
          <table:table-cell table:formula="of:=RANDBETWEEN(1;1833)" office:value-type="float" office:value="707" calcext:value-type="float">
            <text:p>707</text:p>
          </table:table-cell>
          <table:table-cell/>
          <table:table-cell table:formula="of:=CONCATENATE(&quot;(&quot;;[.A793];&quot;, &quot;;[.B793];&quot;, &quot;;[.C793];&quot;, '&quot;;[.D793];&quot; &quot;;[.E793];&quot;', '&quot;;[.F793];&quot; &quot;;[.G793];&quot;', '&quot;; [.H793]; &quot;'&quot;; [.I793];&quot;', '&quot;;[.J793];&quot;', '&quot;;[.K793];&quot;', &quot;;[.L793]; &quot;), &quot;)" office:value-type="string" office:string-value="(25424581, 2020792, 74819, 'Diane Mariele', 'Rose Lunnon', 'mlunnonnt@yellowpages.com'https://librenoticias.com/wp-content/uploads/2020/08/default-user-image.png', '996-692-134', '75 Fair Oaks Way', 707), " calcext:value-type="string">
            <text:p>(25424581, 2020792, 74819, 'Diane Mariele', 'Rose Lunnon', 'mlunnonnt@yellowpages.com'https://librenoticias.com/wp-content/uploads/2020/08/default-user-image.png', '996-692-134', '75 Fair Oaks Way', 70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1540198" calcext:value-type="float">
            <text:p>31540198</text:p>
          </table:table-cell>
          <table:table-cell office:value-type="float" office:value="2020793" calcext:value-type="float">
            <text:p>2020793</text:p>
          </table:table-cell>
          <table:table-cell table:formula="of:=RANDBETWEEN(1000; 99999)" office:value-type="float" office:value="71029" calcext:value-type="float">
            <text:p>71029</text:p>
          </table:table-cell>
          <table:table-cell office:value-type="string" calcext:value-type="string">
            <text:p>Dionne</text:p>
          </table:table-cell>
          <table:table-cell office:value-type="string" calcext:value-type="string">
            <text:p>Tedi</text:p>
          </table:table-cell>
          <table:table-cell office:value-type="string" calcext:value-type="string">
            <text:p>Rosenau</text:p>
          </table:table-cell>
          <table:table-cell office:value-type="string" calcext:value-type="string">
            <text:p>McRory</text:p>
          </table:table-cell>
          <table:table-cell office:value-type="string" calcext:value-type="string">
            <text:p>tmcroryrh@github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47-474-191</text:p>
          </table:table-cell>
          <table:table-cell office:value-type="string" calcext:value-type="string">
            <text:p>1733 Gerald Crossing</text:p>
          </table:table-cell>
          <table:table-cell table:formula="of:=RANDBETWEEN(1;1833)" office:value-type="float" office:value="1379" calcext:value-type="float">
            <text:p>1379</text:p>
          </table:table-cell>
          <table:table-cell/>
          <table:table-cell table:formula="of:=CONCATENATE(&quot;(&quot;;[.A794];&quot;, &quot;;[.B794];&quot;, &quot;;[.C794];&quot;, '&quot;;[.D794];&quot; &quot;;[.E794];&quot;', '&quot;;[.F794];&quot; &quot;;[.G794];&quot;', '&quot;; [.H794]; &quot;'&quot;; [.I794];&quot;', '&quot;;[.J794];&quot;', '&quot;;[.K794];&quot;', &quot;;[.L794]; &quot;), &quot;)" office:value-type="string" office:string-value="(31540198, 2020793, 71029, 'Dionne Tedi', 'Rosenau McRory', 'tmcroryrh@github.com'https://librenoticias.com/wp-content/uploads/2020/08/default-user-image.png', '947-474-191', '1733 Gerald Crossing', 1379), " calcext:value-type="string">
            <text:p>(31540198, 2020793, 71029, 'Dionne Tedi', 'Rosenau McRory', 'tmcroryrh@github.com'https://librenoticias.com/wp-content/uploads/2020/08/default-user-image.png', '947-474-191', '1733 Gerald Crossing', 137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5595108" calcext:value-type="float">
            <text:p>35595108</text:p>
          </table:table-cell>
          <table:table-cell office:value-type="float" office:value="2020794" calcext:value-type="float">
            <text:p>2020794</text:p>
          </table:table-cell>
          <table:table-cell table:formula="of:=RANDBETWEEN(1000; 99999)" office:value-type="float" office:value="61061" calcext:value-type="float">
            <text:p>61061</text:p>
          </table:table-cell>
          <table:table-cell office:value-type="string" calcext:value-type="string">
            <text:p>Rawley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Rosenwasser</text:p>
          </table:table-cell>
          <table:table-cell office:value-type="string" calcext:value-type="string">
            <text:p>Omond</text:p>
          </table:table-cell>
          <table:table-cell office:value-type="string" calcext:value-type="string">
            <text:p>pomondkd@pcworl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71-596-398</text:p>
          </table:table-cell>
          <table:table-cell office:value-type="string" calcext:value-type="string">
            <text:p>27 Fairfield Parkway</text:p>
          </table:table-cell>
          <table:table-cell table:formula="of:=RANDBETWEEN(1;1833)" office:value-type="float" office:value="1654" calcext:value-type="float">
            <text:p>1654</text:p>
          </table:table-cell>
          <table:table-cell/>
          <table:table-cell table:formula="of:=CONCATENATE(&quot;(&quot;;[.A795];&quot;, &quot;;[.B795];&quot;, &quot;;[.C795];&quot;, '&quot;;[.D795];&quot; &quot;;[.E795];&quot;', '&quot;;[.F795];&quot; &quot;;[.G795];&quot;', '&quot;; [.H795]; &quot;'&quot;; [.I795];&quot;', '&quot;;[.J795];&quot;', '&quot;;[.K795];&quot;', &quot;;[.L795]; &quot;), &quot;)" office:value-type="string" office:string-value="(35595108, 2020794, 61061, 'Rawley Patric', 'Rosenwasser Omond', 'pomondkd@pcworld.com'https://librenoticias.com/wp-content/uploads/2020/08/default-user-image.png', '871-596-398', '27 Fairfield Parkway', 1654), " calcext:value-type="string">
            <text:p>(35595108, 2020794, 61061, 'Rawley Patric', 'Rosenwasser Omond', 'pomondkd@pcworld.com'https://librenoticias.com/wp-content/uploads/2020/08/default-user-image.png', '871-596-398', '27 Fairfield Parkway', 165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7364517" calcext:value-type="float">
            <text:p>27364517</text:p>
          </table:table-cell>
          <table:table-cell office:value-type="float" office:value="2020795" calcext:value-type="float">
            <text:p>2020795</text:p>
          </table:table-cell>
          <table:table-cell table:formula="of:=RANDBETWEEN(1000; 99999)" office:value-type="float" office:value="29162" calcext:value-type="float">
            <text:p>29162</text:p>
          </table:table-cell>
          <table:table-cell office:value-type="string" calcext:value-type="string">
            <text:p>Gorden</text:p>
          </table:table-cell>
          <table:table-cell office:value-type="string" calcext:value-type="string">
            <text:p>Eamon</text:p>
          </table:table-cell>
          <table:table-cell office:value-type="string" calcext:value-type="string">
            <text:p>Rountree</text:p>
          </table:table-cell>
          <table:table-cell office:value-type="string" calcext:value-type="string">
            <text:p>Heys</text:p>
          </table:table-cell>
          <table:table-cell office:value-type="string" calcext:value-type="string">
            <text:p>eheysex@storif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01-435-343</text:p>
          </table:table-cell>
          <table:table-cell office:value-type="string" calcext:value-type="string">
            <text:p>3 Quincy Terrace</text:p>
          </table:table-cell>
          <table:table-cell table:formula="of:=RANDBETWEEN(1;1833)" office:value-type="float" office:value="1556" calcext:value-type="float">
            <text:p>1556</text:p>
          </table:table-cell>
          <table:table-cell/>
          <table:table-cell table:formula="of:=CONCATENATE(&quot;(&quot;;[.A796];&quot;, &quot;;[.B796];&quot;, &quot;;[.C796];&quot;, '&quot;;[.D796];&quot; &quot;;[.E796];&quot;', '&quot;;[.F796];&quot; &quot;;[.G796];&quot;', '&quot;; [.H796]; &quot;'&quot;; [.I796];&quot;', '&quot;;[.J796];&quot;', '&quot;;[.K796];&quot;', &quot;;[.L796]; &quot;), &quot;)" office:value-type="string" office:string-value="(27364517, 2020795, 29162, 'Gorden Eamon', 'Rountree Heys', 'eheysex@storify.com'https://librenoticias.com/wp-content/uploads/2020/08/default-user-image.png', '801-435-343', '3 Quincy Terrace', 1556), " calcext:value-type="string">
            <text:p>(27364517, 2020795, 29162, 'Gorden Eamon', 'Rountree Heys', 'eheysex@storify.com'https://librenoticias.com/wp-content/uploads/2020/08/default-user-image.png', '801-435-343', '3 Quincy Terrace', 155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4439533" calcext:value-type="float">
            <text:p>54439533</text:p>
          </table:table-cell>
          <table:table-cell office:value-type="float" office:value="2020796" calcext:value-type="float">
            <text:p>2020796</text:p>
          </table:table-cell>
          <table:table-cell table:formula="of:=RANDBETWEEN(1000; 99999)" office:value-type="float" office:value="74929" calcext:value-type="float">
            <text:p>74929</text:p>
          </table:table-cell>
          <table:table-cell office:value-type="string" calcext:value-type="string">
            <text:p>Maggee</text:p>
          </table:table-cell>
          <table:table-cell office:value-type="string" calcext:value-type="string">
            <text:p>Daloris</text:p>
          </table:table-cell>
          <table:table-cell office:value-type="string" calcext:value-type="string">
            <text:p>Rozenzweig</text:p>
          </table:table-cell>
          <table:table-cell office:value-type="string" calcext:value-type="string">
            <text:p>Annwyl</text:p>
          </table:table-cell>
          <table:table-cell office:value-type="string" calcext:value-type="string">
            <text:p>dannwylgs@netlo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70-441-735</text:p>
          </table:table-cell>
          <table:table-cell office:value-type="string" calcext:value-type="string">
            <text:p>8 Claremont Point</text:p>
          </table:table-cell>
          <table:table-cell table:formula="of:=RANDBETWEEN(1;1833)" office:value-type="float" office:value="1467" calcext:value-type="float">
            <text:p>1467</text:p>
          </table:table-cell>
          <table:table-cell/>
          <table:table-cell table:formula="of:=CONCATENATE(&quot;(&quot;;[.A797];&quot;, &quot;;[.B797];&quot;, &quot;;[.C797];&quot;, '&quot;;[.D797];&quot; &quot;;[.E797];&quot;', '&quot;;[.F797];&quot; &quot;;[.G797];&quot;', '&quot;; [.H797]; &quot;'&quot;; [.I797];&quot;', '&quot;;[.J797];&quot;', '&quot;;[.K797];&quot;', &quot;;[.L797]; &quot;), &quot;)" office:value-type="string" office:string-value="(54439533, 2020796, 74929, 'Maggee Daloris', 'Rozenzweig Annwyl', 'dannwylgs@netlog.com'https://librenoticias.com/wp-content/uploads/2020/08/default-user-image.png', '170-441-735', '8 Claremont Point', 1467), " calcext:value-type="string">
            <text:p>(54439533, 2020796, 74929, 'Maggee Daloris', 'Rozenzweig Annwyl', 'dannwylgs@netlog.com'https://librenoticias.com/wp-content/uploads/2020/08/default-user-image.png', '170-441-735', '8 Claremont Point', 146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0156002" calcext:value-type="float">
            <text:p>70156002</text:p>
          </table:table-cell>
          <table:table-cell office:value-type="float" office:value="2020797" calcext:value-type="float">
            <text:p>2020797</text:p>
          </table:table-cell>
          <table:table-cell table:formula="of:=RANDBETWEEN(1000; 99999)" office:value-type="float" office:value="65207" calcext:value-type="float">
            <text:p>65207</text:p>
          </table:table-cell>
          <table:table-cell office:value-type="string" calcext:value-type="string">
            <text:p>Nata</text:p>
          </table:table-cell>
          <table:table-cell office:value-type="string" calcext:value-type="string">
            <text:p>Cortney</text:p>
          </table:table-cell>
          <table:table-cell office:value-type="string" calcext:value-type="string">
            <text:p>Rubury</text:p>
          </table:table-cell>
          <table:table-cell office:value-type="string" calcext:value-type="string">
            <text:p>Hunday</text:p>
          </table:table-cell>
          <table:table-cell office:value-type="string" calcext:value-type="string">
            <text:p>chunday2p@yaho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39-668-957</text:p>
          </table:table-cell>
          <table:table-cell office:value-type="string" calcext:value-type="string">
            <text:p>3743 Pine View Lane</text:p>
          </table:table-cell>
          <table:table-cell table:formula="of:=RANDBETWEEN(1;1833)" office:value-type="float" office:value="643" calcext:value-type="float">
            <text:p>643</text:p>
          </table:table-cell>
          <table:table-cell/>
          <table:table-cell table:formula="of:=CONCATENATE(&quot;(&quot;;[.A798];&quot;, &quot;;[.B798];&quot;, &quot;;[.C798];&quot;, '&quot;;[.D798];&quot; &quot;;[.E798];&quot;', '&quot;;[.F798];&quot; &quot;;[.G798];&quot;', '&quot;; [.H798]; &quot;'&quot;; [.I798];&quot;', '&quot;;[.J798];&quot;', '&quot;;[.K798];&quot;', &quot;;[.L798]; &quot;), &quot;)" office:value-type="string" office:string-value="(70156002, 2020797, 65207, 'Nata Cortney', 'Rubury Hunday', 'chunday2p@yahoo.com'https://librenoticias.com/wp-content/uploads/2020/08/default-user-image.png', '739-668-957', '3743 Pine View Lane', 643), " calcext:value-type="string">
            <text:p>(70156002, 2020797, 65207, 'Nata Cortney', 'Rubury Hunday', 'chunday2p@yahoo.com'https://librenoticias.com/wp-content/uploads/2020/08/default-user-image.png', '739-668-957', '3743 Pine View Lane', 64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3939722" calcext:value-type="float">
            <text:p>43939722</text:p>
          </table:table-cell>
          <table:table-cell office:value-type="float" office:value="2020798" calcext:value-type="float">
            <text:p>2020798</text:p>
          </table:table-cell>
          <table:table-cell table:formula="of:=RANDBETWEEN(1000; 99999)" office:value-type="float" office:value="2614" calcext:value-type="float">
            <text:p>2614</text:p>
          </table:table-cell>
          <table:table-cell office:value-type="string" calcext:value-type="string">
            <text:p>Wandie</text:p>
          </table:table-cell>
          <table:table-cell office:value-type="string" calcext:value-type="string">
            <text:p>Chloris</text:p>
          </table:table-cell>
          <table:table-cell office:value-type="string" calcext:value-type="string">
            <text:p>Ruddick</text:p>
          </table:table-cell>
          <table:table-cell office:value-type="string" calcext:value-type="string">
            <text:p>Rousell</text:p>
          </table:table-cell>
          <table:table-cell office:value-type="string" calcext:value-type="string">
            <text:p>crousell34@angelfir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07-970-933</text:p>
          </table:table-cell>
          <table:table-cell office:value-type="string" calcext:value-type="string">
            <text:p>95128 Hoard Trail</text:p>
          </table:table-cell>
          <table:table-cell table:formula="of:=RANDBETWEEN(1;1833)" office:value-type="float" office:value="1700" calcext:value-type="float">
            <text:p>1700</text:p>
          </table:table-cell>
          <table:table-cell/>
          <table:table-cell table:formula="of:=CONCATENATE(&quot;(&quot;;[.A799];&quot;, &quot;;[.B799];&quot;, &quot;;[.C799];&quot;, '&quot;;[.D799];&quot; &quot;;[.E799];&quot;', '&quot;;[.F799];&quot; &quot;;[.G799];&quot;', '&quot;; [.H799]; &quot;'&quot;; [.I799];&quot;', '&quot;;[.J799];&quot;', '&quot;;[.K799];&quot;', &quot;;[.L799]; &quot;), &quot;)" office:value-type="string" office:string-value="(43939722, 2020798, 2614, 'Wandie Chloris', 'Ruddick Rousell', 'crousell34@angelfire.com'https://librenoticias.com/wp-content/uploads/2020/08/default-user-image.png', '907-970-933', '95128 Hoard Trail', 1700), " calcext:value-type="string">
            <text:p>(43939722, 2020798, 2614, 'Wandie Chloris', 'Ruddick Rousell', 'crousell34@angelfire.com'https://librenoticias.com/wp-content/uploads/2020/08/default-user-image.png', '907-970-933', '95128 Hoard Trail', 170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7301089" calcext:value-type="float">
            <text:p>27301089</text:p>
          </table:table-cell>
          <table:table-cell office:value-type="float" office:value="2020799" calcext:value-type="float">
            <text:p>2020799</text:p>
          </table:table-cell>
          <table:table-cell table:formula="of:=RANDBETWEEN(1000; 99999)" office:value-type="float" office:value="68184" calcext:value-type="float">
            <text:p>68184</text:p>
          </table:table-cell>
          <table:table-cell office:value-type="string" calcext:value-type="string">
            <text:p>Mireille</text:p>
          </table:table-cell>
          <table:table-cell office:value-type="string" calcext:value-type="string">
            <text:p>Ilene</text:p>
          </table:table-cell>
          <table:table-cell office:value-type="string" calcext:value-type="string">
            <text:p>Ruffey</text:p>
          </table:table-cell>
          <table:table-cell office:value-type="string" calcext:value-type="string">
            <text:p>O'Tuohy</text:p>
          </table:table-cell>
          <table:table-cell office:value-type="string" calcext:value-type="string">
            <text:p>iotuohybz@aboutads.info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21-648-468</text:p>
          </table:table-cell>
          <table:table-cell office:value-type="string" calcext:value-type="string">
            <text:p>090 Dawn Way</text:p>
          </table:table-cell>
          <table:table-cell table:formula="of:=RANDBETWEEN(1;1833)" office:value-type="float" office:value="1139" calcext:value-type="float">
            <text:p>1139</text:p>
          </table:table-cell>
          <table:table-cell/>
          <table:table-cell table:formula="of:=CONCATENATE(&quot;(&quot;;[.A800];&quot;, &quot;;[.B800];&quot;, &quot;;[.C800];&quot;, '&quot;;[.D800];&quot; &quot;;[.E800];&quot;', '&quot;;[.F800];&quot; &quot;;[.G800];&quot;', '&quot;; [.H800]; &quot;'&quot;; [.I800];&quot;', '&quot;;[.J800];&quot;', '&quot;;[.K800];&quot;', &quot;;[.L800]; &quot;), &quot;)" office:value-type="string" office:string-value="(27301089, 2020799, 68184, 'Mireille Ilene', 'Ruffey O'Tuohy', 'iotuohybz@aboutads.info'https://librenoticias.com/wp-content/uploads/2020/08/default-user-image.png', '921-648-468', '090 Dawn Way', 1139), " calcext:value-type="string">
            <text:p>(27301089, 2020799, 68184, 'Mireille Ilene', 'Ruffey O'Tuohy', 'iotuohybz@aboutads.info'https://librenoticias.com/wp-content/uploads/2020/08/default-user-image.png', '921-648-468', '090 Dawn Way', 113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8767738" calcext:value-type="float">
            <text:p>68767738</text:p>
          </table:table-cell>
          <table:table-cell office:value-type="float" office:value="2020800" calcext:value-type="float">
            <text:p>2020800</text:p>
          </table:table-cell>
          <table:table-cell table:formula="of:=RANDBETWEEN(1000; 99999)" office:value-type="float" office:value="16552" calcext:value-type="float">
            <text:p>16552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Karney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Kubasiewicz</text:p>
          </table:table-cell>
          <table:table-cell office:value-type="string" calcext:value-type="string">
            <text:p>kkubasiewiczb4@v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22-952-411</text:p>
          </table:table-cell>
          <table:table-cell office:value-type="string" calcext:value-type="string">
            <text:p>686 Sheridan Plaza</text:p>
          </table:table-cell>
          <table:table-cell table:formula="of:=RANDBETWEEN(1;1833)" office:value-type="float" office:value="1496" calcext:value-type="float">
            <text:p>1496</text:p>
          </table:table-cell>
          <table:table-cell/>
          <table:table-cell table:formula="of:=CONCATENATE(&quot;(&quot;;[.A801];&quot;, &quot;;[.B801];&quot;, &quot;;[.C801];&quot;, '&quot;;[.D801];&quot; &quot;;[.E801];&quot;', '&quot;;[.F801];&quot; &quot;;[.G801];&quot;', '&quot;; [.H801]; &quot;'&quot;; [.I801];&quot;', '&quot;;[.J801];&quot;', '&quot;;[.K801];&quot;', &quot;;[.L801]; &quot;), &quot;)" office:value-type="string" office:string-value="(68767738, 2020800, 16552, 'Ali Karney', 'Ruler Kubasiewicz', 'kkubasiewiczb4@va.gov'https://librenoticias.com/wp-content/uploads/2020/08/default-user-image.png', '622-952-411', '686 Sheridan Plaza', 1496), " calcext:value-type="string">
            <text:p>(68767738, 2020800, 16552, 'Ali Karney', 'Ruler Kubasiewicz', 'kkubasiewiczb4@va.gov'https://librenoticias.com/wp-content/uploads/2020/08/default-user-image.png', '622-952-411', '686 Sheridan Plaza', 149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5983898" calcext:value-type="float">
            <text:p>35983898</text:p>
          </table:table-cell>
          <table:table-cell office:value-type="float" office:value="2020801" calcext:value-type="float">
            <text:p>2020801</text:p>
          </table:table-cell>
          <table:table-cell table:formula="of:=RANDBETWEEN(1000; 99999)" office:value-type="float" office:value="60594" calcext:value-type="float">
            <text:p>60594</text:p>
          </table:table-cell>
          <table:table-cell office:value-type="string" calcext:value-type="string">
            <text:p>Dede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Rushbury</text:p>
          </table:table-cell>
          <table:table-cell office:value-type="string" calcext:value-type="string">
            <text:p>Dunge</text:p>
          </table:table-cell>
          <table:table-cell office:value-type="string" calcext:value-type="string">
            <text:p>vdungepi@oakle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76-487-459</text:p>
          </table:table-cell>
          <table:table-cell office:value-type="string" calcext:value-type="string">
            <text:p>44361 Troy Court</text:p>
          </table:table-cell>
          <table:table-cell table:formula="of:=RANDBETWEEN(1;1833)" office:value-type="float" office:value="1644" calcext:value-type="float">
            <text:p>1644</text:p>
          </table:table-cell>
          <table:table-cell/>
          <table:table-cell table:formula="of:=CONCATENATE(&quot;(&quot;;[.A802];&quot;, &quot;;[.B802];&quot;, &quot;;[.C802];&quot;, '&quot;;[.D802];&quot; &quot;;[.E802];&quot;', '&quot;;[.F802];&quot; &quot;;[.G802];&quot;', '&quot;; [.H802]; &quot;'&quot;; [.I802];&quot;', '&quot;;[.J802];&quot;', '&quot;;[.K802];&quot;', &quot;;[.L802]; &quot;), &quot;)" office:value-type="string" office:string-value="(35983898, 2020801, 60594, 'Dede Valentine', 'Rushbury Dunge', 'vdungepi@oakley.com'https://librenoticias.com/wp-content/uploads/2020/08/default-user-image.png', '876-487-459', '44361 Troy Court', 1644), " calcext:value-type="string">
            <text:p>(35983898, 2020801, 60594, 'Dede Valentine', 'Rushbury Dunge', 'vdungepi@oakley.com'https://librenoticias.com/wp-content/uploads/2020/08/default-user-image.png', '876-487-459', '44361 Troy Court', 164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7004775" calcext:value-type="float">
            <text:p>27004775</text:p>
          </table:table-cell>
          <table:table-cell office:value-type="float" office:value="2020802" calcext:value-type="float">
            <text:p>2020802</text:p>
          </table:table-cell>
          <table:table-cell table:formula="of:=RANDBETWEEN(1000; 99999)" office:value-type="float" office:value="34921" calcext:value-type="float">
            <text:p>34921</text:p>
          </table:table-cell>
          <table:table-cell office:value-type="string" calcext:value-type="string">
            <text:p>Katerine</text:p>
          </table:table-cell>
          <table:table-cell office:value-type="string" calcext:value-type="string">
            <text:p>Pippa</text:p>
          </table:table-cell>
          <table:table-cell office:value-type="string" calcext:value-type="string">
            <text:p>Ruske</text:p>
          </table:table-cell>
          <table:table-cell office:value-type="string" calcext:value-type="string">
            <text:p>Boobyer</text:p>
          </table:table-cell>
          <table:table-cell office:value-type="string" calcext:value-type="string">
            <text:p>pboobyerbs@timesonline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25-316-651</text:p>
          </table:table-cell>
          <table:table-cell office:value-type="string" calcext:value-type="string">
            <text:p>6 3rd Parkway</text:p>
          </table:table-cell>
          <table:table-cell table:formula="of:=RANDBETWEEN(1;1833)" office:value-type="float" office:value="172" calcext:value-type="float">
            <text:p>172</text:p>
          </table:table-cell>
          <table:table-cell/>
          <table:table-cell table:formula="of:=CONCATENATE(&quot;(&quot;;[.A803];&quot;, &quot;;[.B803];&quot;, &quot;;[.C803];&quot;, '&quot;;[.D803];&quot; &quot;;[.E803];&quot;', '&quot;;[.F803];&quot; &quot;;[.G803];&quot;', '&quot;; [.H803]; &quot;'&quot;; [.I803];&quot;', '&quot;;[.J803];&quot;', '&quot;;[.K803];&quot;', &quot;;[.L803]; &quot;), &quot;)" office:value-type="string" office:string-value="(27004775, 2020802, 34921, 'Katerine Pippa', 'Ruske Boobyer', 'pboobyerbs@timesonline.co.uk'https://librenoticias.com/wp-content/uploads/2020/08/default-user-image.png', '525-316-651', '6 3rd Parkway', 172), " calcext:value-type="string">
            <text:p>(27004775, 2020802, 34921, 'Katerine Pippa', 'Ruske Boobyer', 'pboobyerbs@timesonline.co.uk'https://librenoticias.com/wp-content/uploads/2020/08/default-user-image.png', '525-316-651', '6 3rd Parkway', 17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5847745" calcext:value-type="float">
            <text:p>55847745</text:p>
          </table:table-cell>
          <table:table-cell office:value-type="float" office:value="2020803" calcext:value-type="float">
            <text:p>2020803</text:p>
          </table:table-cell>
          <table:table-cell table:formula="of:=RANDBETWEEN(1000; 99999)" office:value-type="float" office:value="1650" calcext:value-type="float">
            <text:p>1650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Delcine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Braemer</text:p>
          </table:table-cell>
          <table:table-cell office:value-type="string" calcext:value-type="string">
            <text:p>dbraemer1g@phpbb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11-982-980</text:p>
          </table:table-cell>
          <table:table-cell office:value-type="string" calcext:value-type="string">
            <text:p>8 Evergreen Center</text:p>
          </table:table-cell>
          <table:table-cell table:formula="of:=RANDBETWEEN(1;1833)" office:value-type="float" office:value="34" calcext:value-type="float">
            <text:p>34</text:p>
          </table:table-cell>
          <table:table-cell/>
          <table:table-cell table:formula="of:=CONCATENATE(&quot;(&quot;;[.A804];&quot;, &quot;;[.B804];&quot;, &quot;;[.C804];&quot;, '&quot;;[.D804];&quot; &quot;;[.E804];&quot;', '&quot;;[.F804];&quot; &quot;;[.G804];&quot;', '&quot;; [.H804]; &quot;'&quot;; [.I804];&quot;', '&quot;;[.J804];&quot;', '&quot;;[.K804];&quot;', &quot;;[.L804]; &quot;), &quot;)" office:value-type="string" office:string-value="(55847745, 2020803, 1650, 'Myra Delcine', 'Rust Braemer', 'dbraemer1g@phpbb.com'https://librenoticias.com/wp-content/uploads/2020/08/default-user-image.png', '611-982-980', '8 Evergreen Center', 34), " calcext:value-type="string">
            <text:p>(55847745, 2020803, 1650, 'Myra Delcine', 'Rust Braemer', 'dbraemer1g@phpbb.com'https://librenoticias.com/wp-content/uploads/2020/08/default-user-image.png', '611-982-980', '8 Evergreen Center', 3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2725247" calcext:value-type="float">
            <text:p>92725247</text:p>
          </table:table-cell>
          <table:table-cell office:value-type="float" office:value="2020804" calcext:value-type="float">
            <text:p>2020804</text:p>
          </table:table-cell>
          <table:table-cell table:formula="of:=RANDBETWEEN(1000; 99999)" office:value-type="float" office:value="2967" calcext:value-type="float">
            <text:p>2967</text:p>
          </table:table-cell>
          <table:table-cell office:value-type="string" calcext:value-type="string">
            <text:p>Brnaba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Ryder</text:p>
          </table:table-cell>
          <table:table-cell office:value-type="string" calcext:value-type="string">
            <text:p>Oxburgh</text:p>
          </table:table-cell>
          <table:table-cell office:value-type="string" calcext:value-type="string">
            <text:p>aoxburghna@list-manag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13-367-698</text:p>
          </table:table-cell>
          <table:table-cell office:value-type="string" calcext:value-type="string">
            <text:p>7 Havey Court</text:p>
          </table:table-cell>
          <table:table-cell table:formula="of:=RANDBETWEEN(1;1833)" office:value-type="float" office:value="1609" calcext:value-type="float">
            <text:p>1609</text:p>
          </table:table-cell>
          <table:table-cell/>
          <table:table-cell table:formula="of:=CONCATENATE(&quot;(&quot;;[.A805];&quot;, &quot;;[.B805];&quot;, &quot;;[.C805];&quot;, '&quot;;[.D805];&quot; &quot;;[.E805];&quot;', '&quot;;[.F805];&quot; &quot;;[.G805];&quot;', '&quot;; [.H805]; &quot;'&quot;; [.I805];&quot;', '&quot;;[.J805];&quot;', '&quot;;[.K805];&quot;', &quot;;[.L805]; &quot;), &quot;)" office:value-type="string" office:string-value="(92725247, 2020804, 2967, 'Brnaba Arni', 'Ryder Oxburgh', 'aoxburghna@list-manage.com'https://librenoticias.com/wp-content/uploads/2020/08/default-user-image.png', '313-367-698', '7 Havey Court', 1609), " calcext:value-type="string">
            <text:p>(92725247, 2020804, 2967, 'Brnaba Arni', 'Ryder Oxburgh', 'aoxburghna@list-manage.com'https://librenoticias.com/wp-content/uploads/2020/08/default-user-image.png', '313-367-698', '7 Havey Court', 160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5035352" calcext:value-type="float">
            <text:p>25035352</text:p>
          </table:table-cell>
          <table:table-cell office:value-type="float" office:value="2020805" calcext:value-type="float">
            <text:p>2020805</text:p>
          </table:table-cell>
          <table:table-cell table:formula="of:=RANDBETWEEN(1000; 99999)" office:value-type="float" office:value="12712" calcext:value-type="float">
            <text:p>12712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Ry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common1y@typepa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55-881-790</text:p>
          </table:table-cell>
          <table:table-cell office:value-type="string" calcext:value-type="string">
            <text:p>20 Debra Parkway</text:p>
          </table:table-cell>
          <table:table-cell table:formula="of:=RANDBETWEEN(1;1833)" office:value-type="float" office:value="632" calcext:value-type="float">
            <text:p>632</text:p>
          </table:table-cell>
          <table:table-cell/>
          <table:table-cell table:formula="of:=CONCATENATE(&quot;(&quot;;[.A806];&quot;, &quot;;[.B806];&quot;, &quot;;[.C806];&quot;, '&quot;;[.D806];&quot; &quot;;[.E806];&quot;', '&quot;;[.F806];&quot; &quot;;[.G806];&quot;', '&quot;; [.H806]; &quot;'&quot;; [.I806];&quot;', '&quot;;[.J806];&quot;', '&quot;;[.K806];&quot;', &quot;;[.L806]; &quot;), &quot;)" office:value-type="string" office:string-value="(25035352, 2020805, 12712, 'Dean Parker', 'Ryman Common', 'pcommon1y@typepad.com'https://librenoticias.com/wp-content/uploads/2020/08/default-user-image.png', '155-881-790', '20 Debra Parkway', 632), " calcext:value-type="string">
            <text:p>(25035352, 2020805, 12712, 'Dean Parker', 'Ryman Common', 'pcommon1y@typepad.com'https://librenoticias.com/wp-content/uploads/2020/08/default-user-image.png', '155-881-790', '20 Debra Parkway', 63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1749857" calcext:value-type="float">
            <text:p>81749857</text:p>
          </table:table-cell>
          <table:table-cell office:value-type="float" office:value="2020806" calcext:value-type="float">
            <text:p>2020806</text:p>
          </table:table-cell>
          <table:table-cell table:formula="of:=RANDBETWEEN(1000; 99999)" office:value-type="float" office:value="32908" calcext:value-type="float">
            <text:p>32908</text:p>
          </table:table-cell>
          <table:table-cell office:value-type="string" calcext:value-type="string">
            <text:p>Perice</text:p>
          </table:table-cell>
          <table:table-cell office:value-type="string" calcext:value-type="string">
            <text:p>Sylas</text:p>
          </table:table-cell>
          <table:table-cell office:value-type="string" calcext:value-type="string">
            <text:p>Ryman</text:p>
          </table:table-cell>
          <table:table-cell office:value-type="string" calcext:value-type="string">
            <text:p>Stoll</text:p>
          </table:table-cell>
          <table:table-cell office:value-type="string" calcext:value-type="string">
            <text:p>sstollpj@moonfrui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34-247-507</text:p>
          </table:table-cell>
          <table:table-cell office:value-type="string" calcext:value-type="string">
            <text:p>118 Stephen Terrace</text:p>
          </table:table-cell>
          <table:table-cell table:formula="of:=RANDBETWEEN(1;1833)" office:value-type="float" office:value="1380" calcext:value-type="float">
            <text:p>1380</text:p>
          </table:table-cell>
          <table:table-cell/>
          <table:table-cell table:formula="of:=CONCATENATE(&quot;(&quot;;[.A807];&quot;, &quot;;[.B807];&quot;, &quot;;[.C807];&quot;, '&quot;;[.D807];&quot; &quot;;[.E807];&quot;', '&quot;;[.F807];&quot; &quot;;[.G807];&quot;', '&quot;; [.H807]; &quot;'&quot;; [.I807];&quot;', '&quot;;[.J807];&quot;', '&quot;;[.K807];&quot;', &quot;;[.L807]; &quot;), &quot;)" office:value-type="string" office:string-value="(81749857, 2020806, 32908, 'Perice Sylas', 'Ryman Stoll', 'sstollpj@moonfruit.com'https://librenoticias.com/wp-content/uploads/2020/08/default-user-image.png', '634-247-507', '118 Stephen Terrace', 1380), " calcext:value-type="string">
            <text:p>(81749857, 2020806, 32908, 'Perice Sylas', 'Ryman Stoll', 'sstollpj@moonfruit.com'https://librenoticias.com/wp-content/uploads/2020/08/default-user-image.png', '634-247-507', '118 Stephen Terrace', 138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0996668" calcext:value-type="float">
            <text:p>60996668</text:p>
          </table:table-cell>
          <table:table-cell office:value-type="float" office:value="2020807" calcext:value-type="float">
            <text:p>2020807</text:p>
          </table:table-cell>
          <table:table-cell table:formula="of:=RANDBETWEEN(1000; 99999)" office:value-type="float" office:value="26849" calcext:value-type="float">
            <text:p>26849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Sabattier</text:p>
          </table:table-cell>
          <table:table-cell office:value-type="string" calcext:value-type="string">
            <text:p>Headley</text:p>
          </table:table-cell>
          <table:table-cell office:value-type="string" calcext:value-type="string">
            <text:p>eheadleyqc@bin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00-362-125</text:p>
          </table:table-cell>
          <table:table-cell office:value-type="string" calcext:value-type="string">
            <text:p>87 Park Meadow Lane</text:p>
          </table:table-cell>
          <table:table-cell table:formula="of:=RANDBETWEEN(1;1833)" office:value-type="float" office:value="953" calcext:value-type="float">
            <text:p>953</text:p>
          </table:table-cell>
          <table:table-cell/>
          <table:table-cell table:formula="of:=CONCATENATE(&quot;(&quot;;[.A808];&quot;, &quot;;[.B808];&quot;, &quot;;[.C808];&quot;, '&quot;;[.D808];&quot; &quot;;[.E808];&quot;', '&quot;;[.F808];&quot; &quot;;[.G808];&quot;', '&quot;; [.H808]; &quot;'&quot;; [.I808];&quot;', '&quot;;[.J808];&quot;', '&quot;;[.K808];&quot;', &quot;;[.L808]; &quot;), &quot;)" office:value-type="string" office:string-value="(60996668, 2020807, 26849, 'Hillary Ermin', 'Sabattier Headley', 'eheadleyqc@bing.com'https://librenoticias.com/wp-content/uploads/2020/08/default-user-image.png', '100-362-125', '87 Park Meadow Lane', 953), " calcext:value-type="string">
            <text:p>(60996668, 2020807, 26849, 'Hillary Ermin', 'Sabattier Headley', 'eheadleyqc@bing.com'https://librenoticias.com/wp-content/uploads/2020/08/default-user-image.png', '100-362-125', '87 Park Meadow Lane', 95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6453657" calcext:value-type="float">
            <text:p>76453657</text:p>
          </table:table-cell>
          <table:table-cell office:value-type="float" office:value="2020808" calcext:value-type="float">
            <text:p>2020808</text:p>
          </table:table-cell>
          <table:table-cell table:formula="of:=RANDBETWEEN(1000; 99999)" office:value-type="float" office:value="72378" calcext:value-type="float">
            <text:p>72378</text:p>
          </table:table-cell>
          <table:table-cell office:value-type="string" calcext:value-type="string">
            <text:p>Kellen</text:p>
          </table:table-cell>
          <table:table-cell office:value-type="string" calcext:value-type="string">
            <text:p>Cassandre</text:p>
          </table:table-cell>
          <table:table-cell office:value-type="string" calcext:value-type="string">
            <text:p>Saggs</text:p>
          </table:table-cell>
          <table:table-cell office:value-type="string" calcext:value-type="string">
            <text:p>Boud</text:p>
          </table:table-cell>
          <table:table-cell office:value-type="string" calcext:value-type="string">
            <text:p>cboud1f@ycombinato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49-462-433</text:p>
          </table:table-cell>
          <table:table-cell office:value-type="string" calcext:value-type="string">
            <text:p>83370 Arrowood Junction</text:p>
          </table:table-cell>
          <table:table-cell table:formula="of:=RANDBETWEEN(1;1833)" office:value-type="float" office:value="596" calcext:value-type="float">
            <text:p>596</text:p>
          </table:table-cell>
          <table:table-cell/>
          <table:table-cell table:formula="of:=CONCATENATE(&quot;(&quot;;[.A809];&quot;, &quot;;[.B809];&quot;, &quot;;[.C809];&quot;, '&quot;;[.D809];&quot; &quot;;[.E809];&quot;', '&quot;;[.F809];&quot; &quot;;[.G809];&quot;', '&quot;; [.H809]; &quot;'&quot;; [.I809];&quot;', '&quot;;[.J809];&quot;', '&quot;;[.K809];&quot;', &quot;;[.L809]; &quot;), &quot;)" office:value-type="string" office:string-value="(76453657, 2020808, 72378, 'Kellen Cassandre', 'Saggs Boud', 'cboud1f@ycombinator.com'https://librenoticias.com/wp-content/uploads/2020/08/default-user-image.png', '449-462-433', '83370 Arrowood Junction', 596), " calcext:value-type="string">
            <text:p>(76453657, 2020808, 72378, 'Kellen Cassandre', 'Saggs Boud', 'cboud1f@ycombinator.com'https://librenoticias.com/wp-content/uploads/2020/08/default-user-image.png', '449-462-433', '83370 Arrowood Junction', 59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6451021" calcext:value-type="float">
            <text:p>86451021</text:p>
          </table:table-cell>
          <table:table-cell office:value-type="float" office:value="2020809" calcext:value-type="float">
            <text:p>2020809</text:p>
          </table:table-cell>
          <table:table-cell table:formula="of:=RANDBETWEEN(1000; 99999)" office:value-type="float" office:value="75551" calcext:value-type="float">
            <text:p>75551</text:p>
          </table:table-cell>
          <table:table-cell office:value-type="string" calcext:value-type="string">
            <text:p>Candis</text:p>
          </table:table-cell>
          <table:table-cell office:value-type="string" calcext:value-type="string">
            <text:p>Jeralee</text:p>
          </table:table-cell>
          <table:table-cell office:value-type="string" calcext:value-type="string">
            <text:p>Saiz</text:p>
          </table:table-cell>
          <table:table-cell office:value-type="string" calcext:value-type="string">
            <text:p>McGilroy</text:p>
          </table:table-cell>
          <table:table-cell office:value-type="string" calcext:value-type="string">
            <text:p>jmcgilroy62@ibm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11-265-403</text:p>
          </table:table-cell>
          <table:table-cell office:value-type="string" calcext:value-type="string">
            <text:p>7 Warrior Court</text:p>
          </table:table-cell>
          <table:table-cell table:formula="of:=RANDBETWEEN(1;1833)" office:value-type="float" office:value="359" calcext:value-type="float">
            <text:p>359</text:p>
          </table:table-cell>
          <table:table-cell/>
          <table:table-cell table:formula="of:=CONCATENATE(&quot;(&quot;;[.A810];&quot;, &quot;;[.B810];&quot;, &quot;;[.C810];&quot;, '&quot;;[.D810];&quot; &quot;;[.E810];&quot;', '&quot;;[.F810];&quot; &quot;;[.G810];&quot;', '&quot;; [.H810]; &quot;'&quot;; [.I810];&quot;', '&quot;;[.J810];&quot;', '&quot;;[.K810];&quot;', &quot;;[.L810]; &quot;), &quot;)" office:value-type="string" office:string-value="(86451021, 2020809, 75551, 'Candis Jeralee', 'Saiz McGilroy', 'jmcgilroy62@ibm.com'https://librenoticias.com/wp-content/uploads/2020/08/default-user-image.png', '911-265-403', '7 Warrior Court', 359), " calcext:value-type="string">
            <text:p>(86451021, 2020809, 75551, 'Candis Jeralee', 'Saiz McGilroy', 'jmcgilroy62@ibm.com'https://librenoticias.com/wp-content/uploads/2020/08/default-user-image.png', '911-265-403', '7 Warrior Court', 35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6464836" calcext:value-type="float">
            <text:p>96464836</text:p>
          </table:table-cell>
          <table:table-cell office:value-type="float" office:value="2020810" calcext:value-type="float">
            <text:p>2020810</text:p>
          </table:table-cell>
          <table:table-cell table:formula="of:=RANDBETWEEN(1000; 99999)" office:value-type="float" office:value="46537" calcext:value-type="float">
            <text:p>46537</text:p>
          </table:table-cell>
          <table:table-cell office:value-type="string" calcext:value-type="string">
            <text:p>Maurine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Catcheside</text:p>
          </table:table-cell>
          <table:table-cell office:value-type="string" calcext:value-type="string">
            <text:p>ccatchesidecs@buzzfee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89-931-778</text:p>
          </table:table-cell>
          <table:table-cell office:value-type="string" calcext:value-type="string">
            <text:p>39 Melby Drive</text:p>
          </table:table-cell>
          <table:table-cell table:formula="of:=RANDBETWEEN(1;1833)" office:value-type="float" office:value="1464" calcext:value-type="float">
            <text:p>1464</text:p>
          </table:table-cell>
          <table:table-cell/>
          <table:table-cell table:formula="of:=CONCATENATE(&quot;(&quot;;[.A811];&quot;, &quot;;[.B811];&quot;, &quot;;[.C811];&quot;, '&quot;;[.D811];&quot; &quot;;[.E811];&quot;', '&quot;;[.F811];&quot; &quot;;[.G811];&quot;', '&quot;; [.H811]; &quot;'&quot;; [.I811];&quot;', '&quot;;[.J811];&quot;', '&quot;;[.K811];&quot;', &quot;;[.L811]; &quot;), &quot;)" office:value-type="string" office:string-value="(96464836, 2020810, 46537, 'Maurine Christen', 'Salisbury Catcheside', 'ccatchesidecs@buzzfeed.com'https://librenoticias.com/wp-content/uploads/2020/08/default-user-image.png', '689-931-778', '39 Melby Drive', 1464), " calcext:value-type="string">
            <text:p>(96464836, 2020810, 46537, 'Maurine Christen', 'Salisbury Catcheside', 'ccatchesidecs@buzzfeed.com'https://librenoticias.com/wp-content/uploads/2020/08/default-user-image.png', '689-931-778', '39 Melby Drive', 146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7049906" calcext:value-type="float">
            <text:p>17049906</text:p>
          </table:table-cell>
          <table:table-cell office:value-type="float" office:value="2020811" calcext:value-type="float">
            <text:p>2020811</text:p>
          </table:table-cell>
          <table:table-cell table:formula="of:=RANDBETWEEN(1000; 99999)" office:value-type="float" office:value="19495" calcext:value-type="float">
            <text:p>19495</text:p>
          </table:table-cell>
          <table:table-cell office:value-type="string" calcext:value-type="string">
            <text:p>Marilin</text:p>
          </table:table-cell>
          <table:table-cell office:value-type="string" calcext:value-type="string">
            <text:p>Stacia</text:p>
          </table:table-cell>
          <table:table-cell office:value-type="string" calcext:value-type="string">
            <text:p>Salvadori</text:p>
          </table:table-cell>
          <table:table-cell office:value-type="string" calcext:value-type="string">
            <text:p>Trusler</text:p>
          </table:table-cell>
          <table:table-cell office:value-type="string" calcext:value-type="string">
            <text:p>strusler19@ebay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13-583-546</text:p>
          </table:table-cell>
          <table:table-cell office:value-type="string" calcext:value-type="string">
            <text:p>9 Riverside Place</text:p>
          </table:table-cell>
          <table:table-cell table:formula="of:=RANDBETWEEN(1;1833)" office:value-type="float" office:value="1434" calcext:value-type="float">
            <text:p>1434</text:p>
          </table:table-cell>
          <table:table-cell/>
          <table:table-cell table:formula="of:=CONCATENATE(&quot;(&quot;;[.A812];&quot;, &quot;;[.B812];&quot;, &quot;;[.C812];&quot;, '&quot;;[.D812];&quot; &quot;;[.E812];&quot;', '&quot;;[.F812];&quot; &quot;;[.G812];&quot;', '&quot;; [.H812]; &quot;'&quot;; [.I812];&quot;', '&quot;;[.J812];&quot;', '&quot;;[.K812];&quot;', &quot;;[.L812]; &quot;), &quot;)" office:value-type="string" office:string-value="(17049906, 2020811, 19495, 'Marilin Stacia', 'Salvadori Trusler', 'strusler19@ebay.co.uk'https://librenoticias.com/wp-content/uploads/2020/08/default-user-image.png', '213-583-546', '9 Riverside Place', 1434), " calcext:value-type="string">
            <text:p>(17049906, 2020811, 19495, 'Marilin Stacia', 'Salvadori Trusler', 'strusler19@ebay.co.uk'https://librenoticias.com/wp-content/uploads/2020/08/default-user-image.png', '213-583-546', '9 Riverside Place', 143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4598434" calcext:value-type="float">
            <text:p>54598434</text:p>
          </table:table-cell>
          <table:table-cell office:value-type="float" office:value="2020812" calcext:value-type="float">
            <text:p>2020812</text:p>
          </table:table-cell>
          <table:table-cell table:formula="of:=RANDBETWEEN(1000; 99999)" office:value-type="float" office:value="2943" calcext:value-type="float">
            <text:p>2943</text:p>
          </table:table-cell>
          <table:table-cell office:value-type="string" calcext:value-type="string">
            <text:p>Adriaens</text:p>
          </table:table-cell>
          <table:table-cell office:value-type="string" calcext:value-type="string">
            <text:p>Emalia</text:p>
          </table:table-cell>
          <table:table-cell office:value-type="string" calcext:value-type="string">
            <text:p>Sandyford</text:p>
          </table:table-cell>
          <table:table-cell office:value-type="string" calcext:value-type="string">
            <text:p>Mosco</text:p>
          </table:table-cell>
          <table:table-cell office:value-type="string" calcext:value-type="string">
            <text:p>emoscok2@yandex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35-491-953</text:p>
          </table:table-cell>
          <table:table-cell office:value-type="string" calcext:value-type="string">
            <text:p>50 Autumn Leaf Drive</text:p>
          </table:table-cell>
          <table:table-cell table:formula="of:=RANDBETWEEN(1;1833)" office:value-type="float" office:value="1613" calcext:value-type="float">
            <text:p>1613</text:p>
          </table:table-cell>
          <table:table-cell/>
          <table:table-cell table:formula="of:=CONCATENATE(&quot;(&quot;;[.A813];&quot;, &quot;;[.B813];&quot;, &quot;;[.C813];&quot;, '&quot;;[.D813];&quot; &quot;;[.E813];&quot;', '&quot;;[.F813];&quot; &quot;;[.G813];&quot;', '&quot;; [.H813]; &quot;'&quot;; [.I813];&quot;', '&quot;;[.J813];&quot;', '&quot;;[.K813];&quot;', &quot;;[.L813]; &quot;), &quot;)" office:value-type="string" office:string-value="(54598434, 2020812, 2943, 'Adriaens Emalia', 'Sandyford Mosco', 'emoscok2@yandex.ru'https://librenoticias.com/wp-content/uploads/2020/08/default-user-image.png', '135-491-953', '50 Autumn Leaf Drive', 1613), " calcext:value-type="string">
            <text:p>(54598434, 2020812, 2943, 'Adriaens Emalia', 'Sandyford Mosco', 'emoscok2@yandex.ru'https://librenoticias.com/wp-content/uploads/2020/08/default-user-image.png', '135-491-953', '50 Autumn Leaf Drive', 161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9995663" calcext:value-type="float">
            <text:p>69995663</text:p>
          </table:table-cell>
          <table:table-cell office:value-type="float" office:value="2020813" calcext:value-type="float">
            <text:p>2020813</text:p>
          </table:table-cell>
          <table:table-cell table:formula="of:=RANDBETWEEN(1000; 99999)" office:value-type="float" office:value="89705" calcext:value-type="float">
            <text:p>89705</text:p>
          </table:table-cell>
          <table:table-cell office:value-type="string" calcext:value-type="string">
            <text:p>Calhoun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Sansum</text:p>
          </table:table-cell>
          <table:table-cell office:value-type="string" calcext:value-type="string">
            <text:p>Ballinger</text:p>
          </table:table-cell>
          <table:table-cell office:value-type="string" calcext:value-type="string">
            <text:p>aballinger6i@fd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74-394-597</text:p>
          </table:table-cell>
          <table:table-cell office:value-type="string" calcext:value-type="string">
            <text:p>2147 Eliot Park</text:p>
          </table:table-cell>
          <table:table-cell table:formula="of:=RANDBETWEEN(1;1833)" office:value-type="float" office:value="1594" calcext:value-type="float">
            <text:p>1594</text:p>
          </table:table-cell>
          <table:table-cell/>
          <table:table-cell table:formula="of:=CONCATENATE(&quot;(&quot;;[.A814];&quot;, &quot;;[.B814];&quot;, &quot;;[.C814];&quot;, '&quot;;[.D814];&quot; &quot;;[.E814];&quot;', '&quot;;[.F814];&quot; &quot;;[.G814];&quot;', '&quot;; [.H814]; &quot;'&quot;; [.I814];&quot;', '&quot;;[.J814];&quot;', '&quot;;[.K814];&quot;', &quot;;[.L814]; &quot;), &quot;)" office:value-type="string" office:string-value="(69995663, 2020813, 89705, 'Calhoun Allin', 'Sansum Ballinger', 'aballinger6i@fda.gov'https://librenoticias.com/wp-content/uploads/2020/08/default-user-image.png', '674-394-597', '2147 Eliot Park', 1594), " calcext:value-type="string">
            <text:p>(69995663, 2020813, 89705, 'Calhoun Allin', 'Sansum Ballinger', 'aballinger6i@fda.gov'https://librenoticias.com/wp-content/uploads/2020/08/default-user-image.png', '674-394-597', '2147 Eliot Park', 159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7261445" calcext:value-type="float">
            <text:p>57261445</text:p>
          </table:table-cell>
          <table:table-cell office:value-type="float" office:value="2020814" calcext:value-type="float">
            <text:p>2020814</text:p>
          </table:table-cell>
          <table:table-cell table:formula="of:=RANDBETWEEN(1000; 99999)" office:value-type="float" office:value="66853" calcext:value-type="float">
            <text:p>66853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Hamlin</text:p>
          </table:table-cell>
          <table:table-cell office:value-type="string" calcext:value-type="string">
            <text:p>Sattin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hbretond3@people.com.cn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88-108-270</text:p>
          </table:table-cell>
          <table:table-cell office:value-type="string" calcext:value-type="string">
            <text:p>5725 Washington Point</text:p>
          </table:table-cell>
          <table:table-cell table:formula="of:=RANDBETWEEN(1;1833)" office:value-type="float" office:value="1260" calcext:value-type="float">
            <text:p>1260</text:p>
          </table:table-cell>
          <table:table-cell/>
          <table:table-cell table:formula="of:=CONCATENATE(&quot;(&quot;;[.A815];&quot;, &quot;;[.B815];&quot;, &quot;;[.C815];&quot;, '&quot;;[.D815];&quot; &quot;;[.E815];&quot;', '&quot;;[.F815];&quot; &quot;;[.G815];&quot;', '&quot;; [.H815]; &quot;'&quot;; [.I815];&quot;', '&quot;;[.J815];&quot;', '&quot;;[.K815];&quot;', &quot;;[.L815]; &quot;), &quot;)" office:value-type="string" office:string-value="(57261445, 2020814, 66853, 'Silvanus Hamlin', 'Sattin Breton', 'hbretond3@people.com.cn'https://librenoticias.com/wp-content/uploads/2020/08/default-user-image.png', '888-108-270', '5725 Washington Point', 1260), " calcext:value-type="string">
            <text:p>(57261445, 2020814, 66853, 'Silvanus Hamlin', 'Sattin Breton', 'hbretond3@people.com.cn'https://librenoticias.com/wp-content/uploads/2020/08/default-user-image.png', '888-108-270', '5725 Washington Point', 12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2027301" calcext:value-type="float">
            <text:p>82027301</text:p>
          </table:table-cell>
          <table:table-cell office:value-type="float" office:value="2020815" calcext:value-type="float">
            <text:p>2020815</text:p>
          </table:table-cell>
          <table:table-cell table:formula="of:=RANDBETWEEN(1000; 99999)" office:value-type="float" office:value="67207" calcext:value-type="float">
            <text:p>67207</text:p>
          </table:table-cell>
          <table:table-cell office:value-type="string" calcext:value-type="string">
            <text:p>Pennie</text:p>
          </table:table-cell>
          <table:table-cell office:value-type="string" calcext:value-type="string">
            <text:p>Raine</text:p>
          </table:table-cell>
          <table:table-cell office:value-type="string" calcext:value-type="string">
            <text:p>Savery</text:p>
          </table:table-cell>
          <table:table-cell office:value-type="string" calcext:value-type="string">
            <text:p>Withinshaw</text:p>
          </table:table-cell>
          <table:table-cell office:value-type="string" calcext:value-type="string">
            <text:p>rwithinshaw1k@163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87-931-603</text:p>
          </table:table-cell>
          <table:table-cell office:value-type="string" calcext:value-type="string">
            <text:p>52673 Towne Terrace</text:p>
          </table:table-cell>
          <table:table-cell table:formula="of:=RANDBETWEEN(1;1833)" office:value-type="float" office:value="1740" calcext:value-type="float">
            <text:p>1740</text:p>
          </table:table-cell>
          <table:table-cell/>
          <table:table-cell table:formula="of:=CONCATENATE(&quot;(&quot;;[.A816];&quot;, &quot;;[.B816];&quot;, &quot;;[.C816];&quot;, '&quot;;[.D816];&quot; &quot;;[.E816];&quot;', '&quot;;[.F816];&quot; &quot;;[.G816];&quot;', '&quot;; [.H816]; &quot;'&quot;; [.I816];&quot;', '&quot;;[.J816];&quot;', '&quot;;[.K816];&quot;', &quot;;[.L816]; &quot;), &quot;)" office:value-type="string" office:string-value="(82027301, 2020815, 67207, 'Pennie Raine', 'Savery Withinshaw', 'rwithinshaw1k@163.com'https://librenoticias.com/wp-content/uploads/2020/08/default-user-image.png', '687-931-603', '52673 Towne Terrace', 1740), " calcext:value-type="string">
            <text:p>(82027301, 2020815, 67207, 'Pennie Raine', 'Savery Withinshaw', 'rwithinshaw1k@163.com'https://librenoticias.com/wp-content/uploads/2020/08/default-user-image.png', '687-931-603', '52673 Towne Terrace', 174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6114997" calcext:value-type="float">
            <text:p>36114997</text:p>
          </table:table-cell>
          <table:table-cell office:value-type="float" office:value="2020816" calcext:value-type="float">
            <text:p>2020816</text:p>
          </table:table-cell>
          <table:table-cell table:formula="of:=RANDBETWEEN(1000; 99999)" office:value-type="float" office:value="5299" calcext:value-type="float">
            <text:p>5299</text:p>
          </table:table-cell>
          <table:table-cell office:value-type="string" calcext:value-type="string">
            <text:p>Gaven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Scalia</text:p>
          </table:table-cell>
          <table:table-cell office:value-type="string" calcext:value-type="string">
            <text:p>Corhard</text:p>
          </table:table-cell>
          <table:table-cell office:value-type="string" calcext:value-type="string">
            <text:p>lcorhardpw@spiegel.d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84-513-863</text:p>
          </table:table-cell>
          <table:table-cell office:value-type="string" calcext:value-type="string">
            <text:p>8380 Walton Center</text:p>
          </table:table-cell>
          <table:table-cell table:formula="of:=RANDBETWEEN(1;1833)" office:value-type="float" office:value="1458" calcext:value-type="float">
            <text:p>1458</text:p>
          </table:table-cell>
          <table:table-cell/>
          <table:table-cell table:formula="of:=CONCATENATE(&quot;(&quot;;[.A817];&quot;, &quot;;[.B817];&quot;, &quot;;[.C817];&quot;, '&quot;;[.D817];&quot; &quot;;[.E817];&quot;', '&quot;;[.F817];&quot; &quot;;[.G817];&quot;', '&quot;; [.H817]; &quot;'&quot;; [.I817];&quot;', '&quot;;[.J817];&quot;', '&quot;;[.K817];&quot;', &quot;;[.L817]; &quot;), &quot;)" office:value-type="string" office:string-value="(36114997, 2020816, 5299, 'Gaven Lloyd', 'Scalia Corhard', 'lcorhardpw@spiegel.de'https://librenoticias.com/wp-content/uploads/2020/08/default-user-image.png', '184-513-863', '8380 Walton Center', 1458), " calcext:value-type="string">
            <text:p>(36114997, 2020816, 5299, 'Gaven Lloyd', 'Scalia Corhard', 'lcorhardpw@spiegel.de'https://librenoticias.com/wp-content/uploads/2020/08/default-user-image.png', '184-513-863', '8380 Walton Center', 145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0181578" calcext:value-type="float">
            <text:p>10181578</text:p>
          </table:table-cell>
          <table:table-cell office:value-type="float" office:value="2020817" calcext:value-type="float">
            <text:p>2020817</text:p>
          </table:table-cell>
          <table:table-cell table:formula="of:=RANDBETWEEN(1000; 99999)" office:value-type="float" office:value="40887" calcext:value-type="float">
            <text:p>40887</text:p>
          </table:table-cell>
          <table:table-cell office:value-type="string" calcext:value-type="string">
            <text:p>Callida</text:p>
          </table:table-cell>
          <table:table-cell office:value-type="string" calcext:value-type="string">
            <text:p>Prue</text:p>
          </table:table-cell>
          <table:table-cell office:value-type="string" calcext:value-type="string">
            <text:p>Schimon</text:p>
          </table:table-cell>
          <table:table-cell office:value-type="string" calcext:value-type="string">
            <text:p>Bristoe</text:p>
          </table:table-cell>
          <table:table-cell office:value-type="string" calcext:value-type="string">
            <text:p>pbristoebx@phpbb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84-568-108</text:p>
          </table:table-cell>
          <table:table-cell office:value-type="string" calcext:value-type="string">
            <text:p>11 Logan Crossing</text:p>
          </table:table-cell>
          <table:table-cell table:formula="of:=RANDBETWEEN(1;1833)" office:value-type="float" office:value="1473" calcext:value-type="float">
            <text:p>1473</text:p>
          </table:table-cell>
          <table:table-cell/>
          <table:table-cell table:formula="of:=CONCATENATE(&quot;(&quot;;[.A818];&quot;, &quot;;[.B818];&quot;, &quot;;[.C818];&quot;, '&quot;;[.D818];&quot; &quot;;[.E818];&quot;', '&quot;;[.F818];&quot; &quot;;[.G818];&quot;', '&quot;; [.H818]; &quot;'&quot;; [.I818];&quot;', '&quot;;[.J818];&quot;', '&quot;;[.K818];&quot;', &quot;;[.L818]; &quot;), &quot;)" office:value-type="string" office:string-value="(10181578, 2020817, 40887, 'Callida Prue', 'Schimon Bristoe', 'pbristoebx@phpbb.com'https://librenoticias.com/wp-content/uploads/2020/08/default-user-image.png', '184-568-108', '11 Logan Crossing', 1473), " calcext:value-type="string">
            <text:p>(10181578, 2020817, 40887, 'Callida Prue', 'Schimon Bristoe', 'pbristoebx@phpbb.com'https://librenoticias.com/wp-content/uploads/2020/08/default-user-image.png', '184-568-108', '11 Logan Crossing', 147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6466918" calcext:value-type="float">
            <text:p>86466918</text:p>
          </table:table-cell>
          <table:table-cell office:value-type="float" office:value="2020818" calcext:value-type="float">
            <text:p>2020818</text:p>
          </table:table-cell>
          <table:table-cell table:formula="of:=RANDBETWEEN(1000; 99999)" office:value-type="float" office:value="75234" calcext:value-type="float">
            <text:p>75234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Schruyers</text:p>
          </table:table-cell>
          <table:table-cell office:value-type="string" calcext:value-type="string">
            <text:p>Langman</text:p>
          </table:table-cell>
          <table:table-cell office:value-type="string" calcext:value-type="string">
            <text:p>mlangmanc5@yandex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91-577-723</text:p>
          </table:table-cell>
          <table:table-cell office:value-type="string" calcext:value-type="string">
            <text:p>80473 Green Ridge Road</text:p>
          </table:table-cell>
          <table:table-cell table:formula="of:=RANDBETWEEN(1;1833)" office:value-type="float" office:value="467" calcext:value-type="float">
            <text:p>467</text:p>
          </table:table-cell>
          <table:table-cell/>
          <table:table-cell table:formula="of:=CONCATENATE(&quot;(&quot;;[.A819];&quot;, &quot;;[.B819];&quot;, &quot;;[.C819];&quot;, '&quot;;[.D819];&quot; &quot;;[.E819];&quot;', '&quot;;[.F819];&quot; &quot;;[.G819];&quot;', '&quot;; [.H819]; &quot;'&quot;; [.I819];&quot;', '&quot;;[.J819];&quot;', '&quot;;[.K819];&quot;', &quot;;[.L819]; &quot;), &quot;)" office:value-type="string" office:string-value="(86466918, 2020818, 75234, 'Benny Marietta', 'Schruyers Langman', 'mlangmanc5@yandex.ru'https://librenoticias.com/wp-content/uploads/2020/08/default-user-image.png', '191-577-723', '80473 Green Ridge Road', 467), " calcext:value-type="string">
            <text:p>(86466918, 2020818, 75234, 'Benny Marietta', 'Schruyers Langman', 'mlangmanc5@yandex.ru'https://librenoticias.com/wp-content/uploads/2020/08/default-user-image.png', '191-577-723', '80473 Green Ridge Road', 46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5100178" calcext:value-type="float">
            <text:p>45100178</text:p>
          </table:table-cell>
          <table:table-cell office:value-type="float" office:value="2020819" calcext:value-type="float">
            <text:p>2020819</text:p>
          </table:table-cell>
          <table:table-cell table:formula="of:=RANDBETWEEN(1000; 99999)" office:value-type="float" office:value="77614" calcext:value-type="float">
            <text:p>77614</text:p>
          </table:table-cell>
          <table:table-cell office:value-type="string" calcext:value-type="string">
            <text:p>Aggy</text:p>
          </table:table-cell>
          <table:table-cell office:value-type="string" calcext:value-type="string">
            <text:p>Tory</text:p>
          </table:table-cell>
          <table:table-cell office:value-type="string" calcext:value-type="string">
            <text:p>Schustl</text:p>
          </table:table-cell>
          <table:table-cell office:value-type="string" calcext:value-type="string">
            <text:p>Kimblen</text:p>
          </table:table-cell>
          <table:table-cell office:value-type="string" calcext:value-type="string">
            <text:p>tkimblence@twitpi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60-623-227</text:p>
          </table:table-cell>
          <table:table-cell office:value-type="string" calcext:value-type="string">
            <text:p>37263 Morning Circle</text:p>
          </table:table-cell>
          <table:table-cell table:formula="of:=RANDBETWEEN(1;1833)" office:value-type="float" office:value="444" calcext:value-type="float">
            <text:p>444</text:p>
          </table:table-cell>
          <table:table-cell/>
          <table:table-cell table:formula="of:=CONCATENATE(&quot;(&quot;;[.A820];&quot;, &quot;;[.B820];&quot;, &quot;;[.C820];&quot;, '&quot;;[.D820];&quot; &quot;;[.E820];&quot;', '&quot;;[.F820];&quot; &quot;;[.G820];&quot;', '&quot;; [.H820]; &quot;'&quot;; [.I820];&quot;', '&quot;;[.J820];&quot;', '&quot;;[.K820];&quot;', &quot;;[.L820]; &quot;), &quot;)" office:value-type="string" office:string-value="(45100178, 2020819, 77614, 'Aggy Tory', 'Schustl Kimblen', 'tkimblence@twitpic.com'https://librenoticias.com/wp-content/uploads/2020/08/default-user-image.png', '360-623-227', '37263 Morning Circle', 444), " calcext:value-type="string">
            <text:p>(45100178, 2020819, 77614, 'Aggy Tory', 'Schustl Kimblen', 'tkimblence@twitpic.com'https://librenoticias.com/wp-content/uploads/2020/08/default-user-image.png', '360-623-227', '37263 Morning Circle', 44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5157349" calcext:value-type="float">
            <text:p>15157349</text:p>
          </table:table-cell>
          <table:table-cell office:value-type="float" office:value="2020820" calcext:value-type="float">
            <text:p>2020820</text:p>
          </table:table-cell>
          <table:table-cell table:formula="of:=RANDBETWEEN(1000; 99999)" office:value-type="float" office:value="28026" calcext:value-type="float">
            <text:p>28026</text:p>
          </table:table-cell>
          <table:table-cell office:value-type="string" calcext:value-type="string">
            <text:p>Hube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Scotchbourouge</text:p>
          </table:table-cell>
          <table:table-cell office:value-type="string" calcext:value-type="string">
            <text:p>Dashper</text:p>
          </table:table-cell>
          <table:table-cell office:value-type="string" calcext:value-type="string">
            <text:p>adashper9s@nift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36-440-353</text:p>
          </table:table-cell>
          <table:table-cell office:value-type="string" calcext:value-type="string">
            <text:p>5 Clove Place</text:p>
          </table:table-cell>
          <table:table-cell table:formula="of:=RANDBETWEEN(1;1833)" office:value-type="float" office:value="1809" calcext:value-type="float">
            <text:p>1809</text:p>
          </table:table-cell>
          <table:table-cell/>
          <table:table-cell table:formula="of:=CONCATENATE(&quot;(&quot;;[.A821];&quot;, &quot;;[.B821];&quot;, &quot;;[.C821];&quot;, '&quot;;[.D821];&quot; &quot;;[.E821];&quot;', '&quot;;[.F821];&quot; &quot;;[.G821];&quot;', '&quot;; [.H821]; &quot;'&quot;; [.I821];&quot;', '&quot;;[.J821];&quot;', '&quot;;[.K821];&quot;', &quot;;[.L821]; &quot;), &quot;)" office:value-type="string" office:string-value="(15157349, 2020820, 28026, 'Hube Abraham', 'Scotchbourouge Dashper', 'adashper9s@nifty.com'https://librenoticias.com/wp-content/uploads/2020/08/default-user-image.png', '636-440-353', '5 Clove Place', 1809), " calcext:value-type="string">
            <text:p>(15157349, 2020820, 28026, 'Hube Abraham', 'Scotchbourouge Dashper', 'adashper9s@nifty.com'https://librenoticias.com/wp-content/uploads/2020/08/default-user-image.png', '636-440-353', '5 Clove Place', 180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1520725" calcext:value-type="float">
            <text:p>51520725</text:p>
          </table:table-cell>
          <table:table-cell office:value-type="float" office:value="2020821" calcext:value-type="float">
            <text:p>2020821</text:p>
          </table:table-cell>
          <table:table-cell table:formula="of:=RANDBETWEEN(1000; 99999)" office:value-type="float" office:value="5520" calcext:value-type="float">
            <text:p>5520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Scotford</text:p>
          </table:table-cell>
          <table:table-cell office:value-type="string" calcext:value-type="string">
            <text:p>Micklem</text:p>
          </table:table-cell>
          <table:table-cell office:value-type="string" calcext:value-type="string">
            <text:p>rmicklemez@deliciou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10-289-890</text:p>
          </table:table-cell>
          <table:table-cell office:value-type="string" calcext:value-type="string">
            <text:p>85207 Waubesa Street</text:p>
          </table:table-cell>
          <table:table-cell table:formula="of:=RANDBETWEEN(1;1833)" office:value-type="float" office:value="629" calcext:value-type="float">
            <text:p>629</text:p>
          </table:table-cell>
          <table:table-cell/>
          <table:table-cell table:formula="of:=CONCATENATE(&quot;(&quot;;[.A822];&quot;, &quot;;[.B822];&quot;, &quot;;[.C822];&quot;, '&quot;;[.D822];&quot; &quot;;[.E822];&quot;', '&quot;;[.F822];&quot; &quot;;[.G822];&quot;', '&quot;; [.H822]; &quot;'&quot;; [.I822];&quot;', '&quot;;[.J822];&quot;', '&quot;;[.K822];&quot;', &quot;;[.L822]; &quot;), &quot;)" office:value-type="string" office:string-value="(51520725, 2020821, 5520, 'Kane Rory', 'Scotford Micklem', 'rmicklemez@delicious.com'https://librenoticias.com/wp-content/uploads/2020/08/default-user-image.png', '110-289-890', '85207 Waubesa Street', 629), " calcext:value-type="string">
            <text:p>(51520725, 2020821, 5520, 'Kane Rory', 'Scotford Micklem', 'rmicklemez@delicious.com'https://librenoticias.com/wp-content/uploads/2020/08/default-user-image.png', '110-289-890', '85207 Waubesa Street', 62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8340993" calcext:value-type="float">
            <text:p>98340993</text:p>
          </table:table-cell>
          <table:table-cell office:value-type="float" office:value="2020822" calcext:value-type="float">
            <text:p>2020822</text:p>
          </table:table-cell>
          <table:table-cell table:formula="of:=RANDBETWEEN(1000; 99999)" office:value-type="float" office:value="37566" calcext:value-type="float">
            <text:p>37566</text:p>
          </table:table-cell>
          <table:table-cell office:value-type="string" calcext:value-type="string">
            <text:p>Falito</text:p>
          </table:table-cell>
          <table:table-cell office:value-type="string" calcext:value-type="string">
            <text:p>Galvan</text:p>
          </table:table-cell>
          <table:table-cell office:value-type="string" calcext:value-type="string">
            <text:p>Scotsbrook</text:p>
          </table:table-cell>
          <table:table-cell office:value-type="string" calcext:value-type="string">
            <text:p>Belli</text:p>
          </table:table-cell>
          <table:table-cell office:value-type="string" calcext:value-type="string">
            <text:p>gbellibt@hp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30-129-327</text:p>
          </table:table-cell>
          <table:table-cell office:value-type="string" calcext:value-type="string">
            <text:p>9482 Lillian Plaza</text:p>
          </table:table-cell>
          <table:table-cell table:formula="of:=RANDBETWEEN(1;1833)" office:value-type="float" office:value="601" calcext:value-type="float">
            <text:p>601</text:p>
          </table:table-cell>
          <table:table-cell/>
          <table:table-cell table:formula="of:=CONCATENATE(&quot;(&quot;;[.A823];&quot;, &quot;;[.B823];&quot;, &quot;;[.C823];&quot;, '&quot;;[.D823];&quot; &quot;;[.E823];&quot;', '&quot;;[.F823];&quot; &quot;;[.G823];&quot;', '&quot;; [.H823]; &quot;'&quot;; [.I823];&quot;', '&quot;;[.J823];&quot;', '&quot;;[.K823];&quot;', &quot;;[.L823]; &quot;), &quot;)" office:value-type="string" office:string-value="(98340993, 2020822, 37566, 'Falito Galvan', 'Scotsbrook Belli', 'gbellibt@hp.com'https://librenoticias.com/wp-content/uploads/2020/08/default-user-image.png', '830-129-327', '9482 Lillian Plaza', 601), " calcext:value-type="string">
            <text:p>(98340993, 2020822, 37566, 'Falito Galvan', 'Scotsbrook Belli', 'gbellibt@hp.com'https://librenoticias.com/wp-content/uploads/2020/08/default-user-image.png', '830-129-327', '9482 Lillian Plaza', 60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8493605" calcext:value-type="float">
            <text:p>18493605</text:p>
          </table:table-cell>
          <table:table-cell office:value-type="float" office:value="2020823" calcext:value-type="float">
            <text:p>2020823</text:p>
          </table:table-cell>
          <table:table-cell table:formula="of:=RANDBETWEEN(1000; 99999)" office:value-type="float" office:value="96450" calcext:value-type="float">
            <text:p>96450</text:p>
          </table:table-cell>
          <table:table-cell office:value-type="string" calcext:value-type="string">
            <text:p>Roderick</text:p>
          </table:table-cell>
          <table:table-cell office:value-type="string" calcext:value-type="string">
            <text:p>Silvan</text:p>
          </table:table-cell>
          <table:table-cell office:value-type="string" calcext:value-type="string">
            <text:p>Scupham</text:p>
          </table:table-cell>
          <table:table-cell office:value-type="string" calcext:value-type="string">
            <text:p>Insall</text:p>
          </table:table-cell>
          <table:table-cell office:value-type="string" calcext:value-type="string">
            <text:p>sinsalldq@ao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39-191-900</text:p>
          </table:table-cell>
          <table:table-cell office:value-type="string" calcext:value-type="string">
            <text:p>3 Truax Center</text:p>
          </table:table-cell>
          <table:table-cell table:formula="of:=RANDBETWEEN(1;1833)" office:value-type="float" office:value="376" calcext:value-type="float">
            <text:p>376</text:p>
          </table:table-cell>
          <table:table-cell/>
          <table:table-cell table:formula="of:=CONCATENATE(&quot;(&quot;;[.A824];&quot;, &quot;;[.B824];&quot;, &quot;;[.C824];&quot;, '&quot;;[.D824];&quot; &quot;;[.E824];&quot;', '&quot;;[.F824];&quot; &quot;;[.G824];&quot;', '&quot;; [.H824]; &quot;'&quot;; [.I824];&quot;', '&quot;;[.J824];&quot;', '&quot;;[.K824];&quot;', &quot;;[.L824]; &quot;), &quot;)" office:value-type="string" office:string-value="(18493605, 2020823, 96450, 'Roderick Silvan', 'Scupham Insall', 'sinsalldq@aol.com'https://librenoticias.com/wp-content/uploads/2020/08/default-user-image.png', '739-191-900', '3 Truax Center', 376), " calcext:value-type="string">
            <text:p>(18493605, 2020823, 96450, 'Roderick Silvan', 'Scupham Insall', 'sinsalldq@aol.com'https://librenoticias.com/wp-content/uploads/2020/08/default-user-image.png', '739-191-900', '3 Truax Center', 37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5340232" calcext:value-type="float">
            <text:p>55340232</text:p>
          </table:table-cell>
          <table:table-cell office:value-type="float" office:value="2020824" calcext:value-type="float">
            <text:p>2020824</text:p>
          </table:table-cell>
          <table:table-cell table:formula="of:=RANDBETWEEN(1000; 99999)" office:value-type="float" office:value="50091" calcext:value-type="float">
            <text:p>50091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Decca</text:p>
          </table:table-cell>
          <table:table-cell office:value-type="string" calcext:value-type="string">
            <text:p>Scutter</text:p>
          </table:table-cell>
          <table:table-cell office:value-type="string" calcext:value-type="string">
            <text:p>Simione</text:p>
          </table:table-cell>
          <table:table-cell office:value-type="string" calcext:value-type="string">
            <text:p>dsimionekq@zimbi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25-867-980</text:p>
          </table:table-cell>
          <table:table-cell office:value-type="string" calcext:value-type="string">
            <text:p>075 Cambridge Drive</text:p>
          </table:table-cell>
          <table:table-cell table:formula="of:=RANDBETWEEN(1;1833)" office:value-type="float" office:value="1787" calcext:value-type="float">
            <text:p>1787</text:p>
          </table:table-cell>
          <table:table-cell/>
          <table:table-cell table:formula="of:=CONCATENATE(&quot;(&quot;;[.A825];&quot;, &quot;;[.B825];&quot;, &quot;;[.C825];&quot;, '&quot;;[.D825];&quot; &quot;;[.E825];&quot;', '&quot;;[.F825];&quot; &quot;;[.G825];&quot;', '&quot;; [.H825]; &quot;'&quot;; [.I825];&quot;', '&quot;;[.J825];&quot;', '&quot;;[.K825];&quot;', &quot;;[.L825]; &quot;), &quot;)" office:value-type="string" office:string-value="(55340232, 2020824, 50091, 'Nils Decca', 'Scutter Simione', 'dsimionekq@zimbio.com'https://librenoticias.com/wp-content/uploads/2020/08/default-user-image.png', '625-867-980', '075 Cambridge Drive', 1787), " calcext:value-type="string">
            <text:p>(55340232, 2020824, 50091, 'Nils Decca', 'Scutter Simione', 'dsimionekq@zimbio.com'https://librenoticias.com/wp-content/uploads/2020/08/default-user-image.png', '625-867-980', '075 Cambridge Drive', 178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2782222" calcext:value-type="float">
            <text:p>12782222</text:p>
          </table:table-cell>
          <table:table-cell office:value-type="float" office:value="2020825" calcext:value-type="float">
            <text:p>2020825</text:p>
          </table:table-cell>
          <table:table-cell table:formula="of:=RANDBETWEEN(1000; 99999)" office:value-type="float" office:value="52974" calcext:value-type="float">
            <text:p>52974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Engelbert</text:p>
          </table:table-cell>
          <table:table-cell office:value-type="string" calcext:value-type="string">
            <text:p>Searight</text:p>
          </table:table-cell>
          <table:table-cell office:value-type="string" calcext:value-type="string">
            <text:p>Febry</text:p>
          </table:table-cell>
          <table:table-cell office:value-type="string" calcext:value-type="string">
            <text:p>efebryp4@clickbank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57-355-186</text:p>
          </table:table-cell>
          <table:table-cell office:value-type="string" calcext:value-type="string">
            <text:p>96063 Columbus Center</text:p>
          </table:table-cell>
          <table:table-cell table:formula="of:=RANDBETWEEN(1;1833)" office:value-type="float" office:value="267" calcext:value-type="float">
            <text:p>267</text:p>
          </table:table-cell>
          <table:table-cell/>
          <table:table-cell table:formula="of:=CONCATENATE(&quot;(&quot;;[.A826];&quot;, &quot;;[.B826];&quot;, &quot;;[.C826];&quot;, '&quot;;[.D826];&quot; &quot;;[.E826];&quot;', '&quot;;[.F826];&quot; &quot;;[.G826];&quot;', '&quot;; [.H826]; &quot;'&quot;; [.I826];&quot;', '&quot;;[.J826];&quot;', '&quot;;[.K826];&quot;', &quot;;[.L826]; &quot;), &quot;)" office:value-type="string" office:string-value="(12782222, 2020825, 52974, 'Nils Engelbert', 'Searight Febry', 'efebryp4@clickbank.net'https://librenoticias.com/wp-content/uploads/2020/08/default-user-image.png', '657-355-186', '96063 Columbus Center', 267), " calcext:value-type="string">
            <text:p>(12782222, 2020825, 52974, 'Nils Engelbert', 'Searight Febry', 'efebryp4@clickbank.net'https://librenoticias.com/wp-content/uploads/2020/08/default-user-image.png', '657-355-186', '96063 Columbus Center', 26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1005817" calcext:value-type="float">
            <text:p>51005817</text:p>
          </table:table-cell>
          <table:table-cell office:value-type="float" office:value="2020826" calcext:value-type="float">
            <text:p>2020826</text:p>
          </table:table-cell>
          <table:table-cell table:formula="of:=RANDBETWEEN(1000; 99999)" office:value-type="float" office:value="80268" calcext:value-type="float">
            <text:p>80268</text:p>
          </table:table-cell>
          <table:table-cell office:value-type="string" calcext:value-type="string">
            <text:p>Duffy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Seger</text:p>
          </table:table-cell>
          <table:table-cell office:value-type="string" calcext:value-type="string">
            <text:p>Catterall</text:p>
          </table:table-cell>
          <table:table-cell office:value-type="string" calcext:value-type="string">
            <text:p>bcatterall6d@friendfee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48-788-693</text:p>
          </table:table-cell>
          <table:table-cell office:value-type="string" calcext:value-type="string">
            <text:p>667 Boyd Circle</text:p>
          </table:table-cell>
          <table:table-cell table:formula="of:=RANDBETWEEN(1;1833)" office:value-type="float" office:value="899" calcext:value-type="float">
            <text:p>899</text:p>
          </table:table-cell>
          <table:table-cell/>
          <table:table-cell table:formula="of:=CONCATENATE(&quot;(&quot;;[.A827];&quot;, &quot;;[.B827];&quot;, &quot;;[.C827];&quot;, '&quot;;[.D827];&quot; &quot;;[.E827];&quot;', '&quot;;[.F827];&quot; &quot;;[.G827];&quot;', '&quot;; [.H827]; &quot;'&quot;; [.I827];&quot;', '&quot;;[.J827];&quot;', '&quot;;[.K827];&quot;', &quot;;[.L827]; &quot;), &quot;)" office:value-type="string" office:string-value="(51005817, 2020826, 80268, 'Duffy Barton', 'Seger Catterall', 'bcatterall6d@friendfeed.com'https://librenoticias.com/wp-content/uploads/2020/08/default-user-image.png', '548-788-693', '667 Boyd Circle', 899), " calcext:value-type="string">
            <text:p>(51005817, 2020826, 80268, 'Duffy Barton', 'Seger Catterall', 'bcatterall6d@friendfeed.com'https://librenoticias.com/wp-content/uploads/2020/08/default-user-image.png', '548-788-693', '667 Boyd Circle', 89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8072112" calcext:value-type="float">
            <text:p>68072112</text:p>
          </table:table-cell>
          <table:table-cell office:value-type="float" office:value="2020827" calcext:value-type="float">
            <text:p>2020827</text:p>
          </table:table-cell>
          <table:table-cell table:formula="of:=RANDBETWEEN(1000; 99999)" office:value-type="float" office:value="21722" calcext:value-type="float">
            <text:p>21722</text:p>
          </table:table-cell>
          <table:table-cell office:value-type="string" calcext:value-type="string">
            <text:p>Caralie</text:p>
          </table:table-cell>
          <table:table-cell office:value-type="string" calcext:value-type="string">
            <text:p>Fawnia</text:p>
          </table:table-cell>
          <table:table-cell office:value-type="string" calcext:value-type="string">
            <text:p>Segeswoeth</text:p>
          </table:table-cell>
          <table:table-cell office:value-type="string" calcext:value-type="string">
            <text:p>Aimeric</text:p>
          </table:table-cell>
          <table:table-cell office:value-type="string" calcext:value-type="string">
            <text:p>faimericju@google.nl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89-124-492</text:p>
          </table:table-cell>
          <table:table-cell office:value-type="string" calcext:value-type="string">
            <text:p>96 Comanche Court</text:p>
          </table:table-cell>
          <table:table-cell table:formula="of:=RANDBETWEEN(1;1833)" office:value-type="float" office:value="870" calcext:value-type="float">
            <text:p>870</text:p>
          </table:table-cell>
          <table:table-cell/>
          <table:table-cell table:formula="of:=CONCATENATE(&quot;(&quot;;[.A828];&quot;, &quot;;[.B828];&quot;, &quot;;[.C828];&quot;, '&quot;;[.D828];&quot; &quot;;[.E828];&quot;', '&quot;;[.F828];&quot; &quot;;[.G828];&quot;', '&quot;; [.H828]; &quot;'&quot;; [.I828];&quot;', '&quot;;[.J828];&quot;', '&quot;;[.K828];&quot;', &quot;;[.L828]; &quot;), &quot;)" office:value-type="string" office:string-value="(68072112, 2020827, 21722, 'Caralie Fawnia', 'Segeswoeth Aimeric', 'faimericju@google.nl'https://librenoticias.com/wp-content/uploads/2020/08/default-user-image.png', '289-124-492', '96 Comanche Court', 870), " calcext:value-type="string">
            <text:p>(68072112, 2020827, 21722, 'Caralie Fawnia', 'Segeswoeth Aimeric', 'faimericju@google.nl'https://librenoticias.com/wp-content/uploads/2020/08/default-user-image.png', '289-124-492', '96 Comanche Court', 87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5625461" calcext:value-type="float">
            <text:p>25625461</text:p>
          </table:table-cell>
          <table:table-cell office:value-type="float" office:value="2020828" calcext:value-type="float">
            <text:p>2020828</text:p>
          </table:table-cell>
          <table:table-cell table:formula="of:=RANDBETWEEN(1000; 99999)" office:value-type="float" office:value="4895" calcext:value-type="float">
            <text:p>489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elby</text:p>
          </table:table-cell>
          <table:table-cell office:value-type="string" calcext:value-type="string">
            <text:p>Selcraig</text:p>
          </table:table-cell>
          <table:table-cell office:value-type="string" calcext:value-type="string">
            <text:p>Pllu</text:p>
          </table:table-cell>
          <table:table-cell office:value-type="string" calcext:value-type="string">
            <text:p>kpllu7v@wiki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56-904-698</text:p>
          </table:table-cell>
          <table:table-cell office:value-type="string" calcext:value-type="string">
            <text:p>74 Everett Park</text:p>
          </table:table-cell>
          <table:table-cell table:formula="of:=RANDBETWEEN(1;1833)" office:value-type="float" office:value="1360" calcext:value-type="float">
            <text:p>1360</text:p>
          </table:table-cell>
          <table:table-cell/>
          <table:table-cell table:formula="of:=CONCATENATE(&quot;(&quot;;[.A829];&quot;, &quot;;[.B829];&quot;, &quot;;[.C829];&quot;, '&quot;;[.D829];&quot; &quot;;[.E829];&quot;', '&quot;;[.F829];&quot; &quot;;[.G829];&quot;', '&quot;; [.H829]; &quot;'&quot;; [.I829];&quot;', '&quot;;[.J829];&quot;', '&quot;;[.K829];&quot;', &quot;;[.L829]; &quot;), &quot;)" office:value-type="string" office:string-value="(25625461, 2020828, 4895, 'Urban Kelby', 'Selcraig Pllu', 'kpllu7v@wikia.com'https://librenoticias.com/wp-content/uploads/2020/08/default-user-image.png', '456-904-698', '74 Everett Park', 1360), " calcext:value-type="string">
            <text:p>(25625461, 2020828, 4895, 'Urban Kelby', 'Selcraig Pllu', 'kpllu7v@wikia.com'https://librenoticias.com/wp-content/uploads/2020/08/default-user-image.png', '456-904-698', '74 Everett Park', 13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3771107" calcext:value-type="float">
            <text:p>43771107</text:p>
          </table:table-cell>
          <table:table-cell office:value-type="float" office:value="2020829" calcext:value-type="float">
            <text:p>2020829</text:p>
          </table:table-cell>
          <table:table-cell table:formula="of:=RANDBETWEEN(1000; 99999)" office:value-type="float" office:value="47357" calcext:value-type="float">
            <text:p>47357</text:p>
          </table:table-cell>
          <table:table-cell office:value-type="string" calcext:value-type="string">
            <text:p>Goddard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Semens</text:p>
          </table:table-cell>
          <table:table-cell office:value-type="string" calcext:value-type="string">
            <text:p>Neesam</text:p>
          </table:table-cell>
          <table:table-cell office:value-type="string" calcext:value-type="string">
            <text:p>rneesamkk@mayoclini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23-697-205</text:p>
          </table:table-cell>
          <table:table-cell office:value-type="string" calcext:value-type="string">
            <text:p>716 Homewood Court</text:p>
          </table:table-cell>
          <table:table-cell table:formula="of:=RANDBETWEEN(1;1833)" office:value-type="float" office:value="775" calcext:value-type="float">
            <text:p>775</text:p>
          </table:table-cell>
          <table:table-cell/>
          <table:table-cell table:formula="of:=CONCATENATE(&quot;(&quot;;[.A830];&quot;, &quot;;[.B830];&quot;, &quot;;[.C830];&quot;, '&quot;;[.D830];&quot; &quot;;[.E830];&quot;', '&quot;;[.F830];&quot; &quot;;[.G830];&quot;', '&quot;; [.H830]; &quot;'&quot;; [.I830];&quot;', '&quot;;[.J830];&quot;', '&quot;;[.K830];&quot;', &quot;;[.L830]; &quot;), &quot;)" office:value-type="string" office:string-value="(43771107, 2020829, 47357, 'Goddard Rod', 'Semens Neesam', 'rneesamkk@mayoclinic.com'https://librenoticias.com/wp-content/uploads/2020/08/default-user-image.png', '423-697-205', '716 Homewood Court', 775), " calcext:value-type="string">
            <text:p>(43771107, 2020829, 47357, 'Goddard Rod', 'Semens Neesam', 'rneesamkk@mayoclinic.com'https://librenoticias.com/wp-content/uploads/2020/08/default-user-image.png', '423-697-205', '716 Homewood Court', 77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7218436" calcext:value-type="float">
            <text:p>97218436</text:p>
          </table:table-cell>
          <table:table-cell office:value-type="float" office:value="2020830" calcext:value-type="float">
            <text:p>2020830</text:p>
          </table:table-cell>
          <table:table-cell table:formula="of:=RANDBETWEEN(1000; 99999)" office:value-type="float" office:value="8834" calcext:value-type="float">
            <text:p>8834</text:p>
          </table:table-cell>
          <table:table-cell office:value-type="string" calcext:value-type="string">
            <text:p>Skye</text:p>
          </table:table-cell>
          <table:table-cell office:value-type="string" calcext:value-type="string">
            <text:p>Mortie</text:p>
          </table:table-cell>
          <table:table-cell office:value-type="string" calcext:value-type="string">
            <text:p>Sentinella</text:p>
          </table:table-cell>
          <table:table-cell office:value-type="string" calcext:value-type="string">
            <text:p>Dike</text:p>
          </table:table-cell>
          <table:table-cell office:value-type="string" calcext:value-type="string">
            <text:p>mdiked9@redcross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69-884-760</text:p>
          </table:table-cell>
          <table:table-cell office:value-type="string" calcext:value-type="string">
            <text:p>0417 Colorado Point</text:p>
          </table:table-cell>
          <table:table-cell table:formula="of:=RANDBETWEEN(1;1833)" office:value-type="float" office:value="447" calcext:value-type="float">
            <text:p>447</text:p>
          </table:table-cell>
          <table:table-cell/>
          <table:table-cell table:formula="of:=CONCATENATE(&quot;(&quot;;[.A831];&quot;, &quot;;[.B831];&quot;, &quot;;[.C831];&quot;, '&quot;;[.D831];&quot; &quot;;[.E831];&quot;', '&quot;;[.F831];&quot; &quot;;[.G831];&quot;', '&quot;; [.H831]; &quot;'&quot;; [.I831];&quot;', '&quot;;[.J831];&quot;', '&quot;;[.K831];&quot;', &quot;;[.L831]; &quot;), &quot;)" office:value-type="string" office:string-value="(97218436, 2020830, 8834, 'Skye Mortie', 'Sentinella Dike', 'mdiked9@redcross.org'https://librenoticias.com/wp-content/uploads/2020/08/default-user-image.png', '969-884-760', '0417 Colorado Point', 447), " calcext:value-type="string">
            <text:p>(97218436, 2020830, 8834, 'Skye Mortie', 'Sentinella Dike', 'mdiked9@redcross.org'https://librenoticias.com/wp-content/uploads/2020/08/default-user-image.png', '969-884-760', '0417 Colorado Point', 44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5499789" calcext:value-type="float">
            <text:p>75499789</text:p>
          </table:table-cell>
          <table:table-cell office:value-type="float" office:value="2020831" calcext:value-type="float">
            <text:p>2020831</text:p>
          </table:table-cell>
          <table:table-cell table:formula="of:=RANDBETWEEN(1000; 99999)" office:value-type="float" office:value="2279" calcext:value-type="float">
            <text:p>2279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Ennis</text:p>
          </table:table-cell>
          <table:table-cell office:value-type="string" calcext:value-type="string">
            <text:p>Shakesby</text:p>
          </table:table-cell>
          <table:table-cell office:value-type="string" calcext:value-type="string">
            <text:p>Brudenell</text:p>
          </table:table-cell>
          <table:table-cell office:value-type="string" calcext:value-type="string">
            <text:p>ebrudenell8q@google.ca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83-407-427</text:p>
          </table:table-cell>
          <table:table-cell office:value-type="string" calcext:value-type="string">
            <text:p>669 Esch Terrace</text:p>
          </table:table-cell>
          <table:table-cell table:formula="of:=RANDBETWEEN(1;1833)" office:value-type="float" office:value="1746" calcext:value-type="float">
            <text:p>1746</text:p>
          </table:table-cell>
          <table:table-cell/>
          <table:table-cell table:formula="of:=CONCATENATE(&quot;(&quot;;[.A832];&quot;, &quot;;[.B832];&quot;, &quot;;[.C832];&quot;, '&quot;;[.D832];&quot; &quot;;[.E832];&quot;', '&quot;;[.F832];&quot; &quot;;[.G832];&quot;', '&quot;; [.H832]; &quot;'&quot;; [.I832];&quot;', '&quot;;[.J832];&quot;', '&quot;;[.K832];&quot;', &quot;;[.L832]; &quot;), &quot;)" office:value-type="string" office:string-value="(75499789, 2020831, 2279, 'Berkley Ennis', 'Shakesby Brudenell', 'ebrudenell8q@google.ca'https://librenoticias.com/wp-content/uploads/2020/08/default-user-image.png', '383-407-427', '669 Esch Terrace', 1746), " calcext:value-type="string">
            <text:p>(75499789, 2020831, 2279, 'Berkley Ennis', 'Shakesby Brudenell', 'ebrudenell8q@google.ca'https://librenoticias.com/wp-content/uploads/2020/08/default-user-image.png', '383-407-427', '669 Esch Terrace', 174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1724137" calcext:value-type="float">
            <text:p>61724137</text:p>
          </table:table-cell>
          <table:table-cell office:value-type="float" office:value="2020832" calcext:value-type="float">
            <text:p>2020832</text:p>
          </table:table-cell>
          <table:table-cell table:formula="of:=RANDBETWEEN(1000; 99999)" office:value-type="float" office:value="6735" calcext:value-type="float">
            <text:p>6735</text:p>
          </table:table-cell>
          <table:table-cell office:value-type="string" calcext:value-type="string">
            <text:p>Wendi</text:p>
          </table:table-cell>
          <table:table-cell office:value-type="string" calcext:value-type="string">
            <text:p>Lacie</text:p>
          </table:table-cell>
          <table:table-cell office:value-type="string" calcext:value-type="string">
            <text:p>Sheavills</text:p>
          </table:table-cell>
          <table:table-cell office:value-type="string" calcext:value-type="string">
            <text:p>Patty</text:p>
          </table:table-cell>
          <table:table-cell office:value-type="string" calcext:value-type="string">
            <text:p>lpattyhg@unicef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38-560-756</text:p>
          </table:table-cell>
          <table:table-cell office:value-type="string" calcext:value-type="string">
            <text:p>032 Florence Terrace</text:p>
          </table:table-cell>
          <table:table-cell table:formula="of:=RANDBETWEEN(1;1833)" office:value-type="float" office:value="1050" calcext:value-type="float">
            <text:p>1050</text:p>
          </table:table-cell>
          <table:table-cell/>
          <table:table-cell table:formula="of:=CONCATENATE(&quot;(&quot;;[.A833];&quot;, &quot;;[.B833];&quot;, &quot;;[.C833];&quot;, '&quot;;[.D833];&quot; &quot;;[.E833];&quot;', '&quot;;[.F833];&quot; &quot;;[.G833];&quot;', '&quot;; [.H833]; &quot;'&quot;; [.I833];&quot;', '&quot;;[.J833];&quot;', '&quot;;[.K833];&quot;', &quot;;[.L833]; &quot;), &quot;)" office:value-type="string" office:string-value="(61724137, 2020832, 6735, 'Wendi Lacie', 'Sheavills Patty', 'lpattyhg@unicef.org'https://librenoticias.com/wp-content/uploads/2020/08/default-user-image.png', '238-560-756', '032 Florence Terrace', 1050), " calcext:value-type="string">
            <text:p>(61724137, 2020832, 6735, 'Wendi Lacie', 'Sheavills Patty', 'lpattyhg@unicef.org'https://librenoticias.com/wp-content/uploads/2020/08/default-user-image.png', '238-560-756', '032 Florence Terrace', 105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1234921" calcext:value-type="float">
            <text:p>51234921</text:p>
          </table:table-cell>
          <table:table-cell office:value-type="float" office:value="2020833" calcext:value-type="float">
            <text:p>2020833</text:p>
          </table:table-cell>
          <table:table-cell table:formula="of:=RANDBETWEEN(1000; 99999)" office:value-type="float" office:value="90498" calcext:value-type="float">
            <text:p>90498</text:p>
          </table:table-cell>
          <table:table-cell office:value-type="string" calcext:value-type="string">
            <text:p>Galvin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Shenfisch</text:p>
          </table:table-cell>
          <table:table-cell office:value-type="string" calcext:value-type="string">
            <text:p>Janoch</text:p>
          </table:table-cell>
          <table:table-cell office:value-type="string" calcext:value-type="string">
            <text:p>ljanochop@gravata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70-362-435</text:p>
          </table:table-cell>
          <table:table-cell office:value-type="string" calcext:value-type="string">
            <text:p>94 Morrow Crossing</text:p>
          </table:table-cell>
          <table:table-cell table:formula="of:=RANDBETWEEN(1;1833)" office:value-type="float" office:value="742" calcext:value-type="float">
            <text:p>742</text:p>
          </table:table-cell>
          <table:table-cell/>
          <table:table-cell table:formula="of:=CONCATENATE(&quot;(&quot;;[.A834];&quot;, &quot;;[.B834];&quot;, &quot;;[.C834];&quot;, '&quot;;[.D834];&quot; &quot;;[.E834];&quot;', '&quot;;[.F834];&quot; &quot;;[.G834];&quot;', '&quot;; [.H834]; &quot;'&quot;; [.I834];&quot;', '&quot;;[.J834];&quot;', '&quot;;[.K834];&quot;', &quot;;[.L834]; &quot;), &quot;)" office:value-type="string" office:string-value="(51234921, 2020833, 90498, 'Galvin Leslie', 'Shenfisch Janoch', 'ljanochop@gravatar.com'https://librenoticias.com/wp-content/uploads/2020/08/default-user-image.png', '970-362-435', '94 Morrow Crossing', 742), " calcext:value-type="string">
            <text:p>(51234921, 2020833, 90498, 'Galvin Leslie', 'Shenfisch Janoch', 'ljanochop@gravatar.com'https://librenoticias.com/wp-content/uploads/2020/08/default-user-image.png', '970-362-435', '94 Morrow Crossing', 74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8371862" calcext:value-type="float">
            <text:p>58371862</text:p>
          </table:table-cell>
          <table:table-cell office:value-type="float" office:value="2020834" calcext:value-type="float">
            <text:p>2020834</text:p>
          </table:table-cell>
          <table:table-cell table:formula="of:=RANDBETWEEN(1000; 99999)" office:value-type="float" office:value="95034" calcext:value-type="float">
            <text:p>95034</text:p>
          </table:table-cell>
          <table:table-cell office:value-type="string" calcext:value-type="string">
            <text:p>Arlyne</text:p>
          </table:table-cell>
          <table:table-cell office:value-type="string" calcext:value-type="string">
            <text:p>Zabrina</text:p>
          </table:table-cell>
          <table:table-cell office:value-type="string" calcext:value-type="string">
            <text:p>Sherwill</text:p>
          </table:table-cell>
          <table:table-cell office:value-type="string" calcext:value-type="string">
            <text:p>Boothman</text:p>
          </table:table-cell>
          <table:table-cell office:value-type="string" calcext:value-type="string">
            <text:p>zboothmanlr@senate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11-735-758</text:p>
          </table:table-cell>
          <table:table-cell office:value-type="string" calcext:value-type="string">
            <text:p>29552 Calypso Crossing</text:p>
          </table:table-cell>
          <table:table-cell table:formula="of:=RANDBETWEEN(1;1833)" office:value-type="float" office:value="734" calcext:value-type="float">
            <text:p>734</text:p>
          </table:table-cell>
          <table:table-cell/>
          <table:table-cell table:formula="of:=CONCATENATE(&quot;(&quot;;[.A835];&quot;, &quot;;[.B835];&quot;, &quot;;[.C835];&quot;, '&quot;;[.D835];&quot; &quot;;[.E835];&quot;', '&quot;;[.F835];&quot; &quot;;[.G835];&quot;', '&quot;; [.H835]; &quot;'&quot;; [.I835];&quot;', '&quot;;[.J835];&quot;', '&quot;;[.K835];&quot;', &quot;;[.L835]; &quot;), &quot;)" office:value-type="string" office:string-value="(58371862, 2020834, 95034, 'Arlyne Zabrina', 'Sherwill Boothman', 'zboothmanlr@senate.gov'https://librenoticias.com/wp-content/uploads/2020/08/default-user-image.png', '611-735-758', '29552 Calypso Crossing', 734), " calcext:value-type="string">
            <text:p>(58371862, 2020834, 95034, 'Arlyne Zabrina', 'Sherwill Boothman', 'zboothmanlr@senate.gov'https://librenoticias.com/wp-content/uploads/2020/08/default-user-image.png', '611-735-758', '29552 Calypso Crossing', 73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0673424" calcext:value-type="float">
            <text:p>40673424</text:p>
          </table:table-cell>
          <table:table-cell office:value-type="float" office:value="2020835" calcext:value-type="float">
            <text:p>2020835</text:p>
          </table:table-cell>
          <table:table-cell table:formula="of:=RANDBETWEEN(1000; 99999)" office:value-type="float" office:value="96550" calcext:value-type="float">
            <text:p>96550</text:p>
          </table:table-cell>
          <table:table-cell office:value-type="string" calcext:value-type="string">
            <text:p>Lewie</text:p>
          </table:table-cell>
          <table:table-cell office:value-type="string" calcext:value-type="string">
            <text:p>Barret</text:p>
          </table:table-cell>
          <table:table-cell office:value-type="string" calcext:value-type="string">
            <text:p>Shillaker</text:p>
          </table:table-cell>
          <table:table-cell office:value-type="string" calcext:value-type="string">
            <text:p>Diess</text:p>
          </table:table-cell>
          <table:table-cell office:value-type="string" calcext:value-type="string">
            <text:p>bdiessdf@linkedi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47-897-683</text:p>
          </table:table-cell>
          <table:table-cell office:value-type="string" calcext:value-type="string">
            <text:p>80640 Cascade Center</text:p>
          </table:table-cell>
          <table:table-cell table:formula="of:=RANDBETWEEN(1;1833)" office:value-type="float" office:value="1002" calcext:value-type="float">
            <text:p>1002</text:p>
          </table:table-cell>
          <table:table-cell/>
          <table:table-cell table:formula="of:=CONCATENATE(&quot;(&quot;;[.A836];&quot;, &quot;;[.B836];&quot;, &quot;;[.C836];&quot;, '&quot;;[.D836];&quot; &quot;;[.E836];&quot;', '&quot;;[.F836];&quot; &quot;;[.G836];&quot;', '&quot;; [.H836]; &quot;'&quot;; [.I836];&quot;', '&quot;;[.J836];&quot;', '&quot;;[.K836];&quot;', &quot;;[.L836]; &quot;), &quot;)" office:value-type="string" office:string-value="(40673424, 2020835, 96550, 'Lewie Barret', 'Shillaker Diess', 'bdiessdf@linkedin.com'https://librenoticias.com/wp-content/uploads/2020/08/default-user-image.png', '547-897-683', '80640 Cascade Center', 1002), " calcext:value-type="string">
            <text:p>(40673424, 2020835, 96550, 'Lewie Barret', 'Shillaker Diess', 'bdiessdf@linkedin.com'https://librenoticias.com/wp-content/uploads/2020/08/default-user-image.png', '547-897-683', '80640 Cascade Center', 100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5941017" calcext:value-type="float">
            <text:p>95941017</text:p>
          </table:table-cell>
          <table:table-cell office:value-type="float" office:value="2020836" calcext:value-type="float">
            <text:p>2020836</text:p>
          </table:table-cell>
          <table:table-cell table:formula="of:=RANDBETWEEN(1000; 99999)" office:value-type="float" office:value="86510" calcext:value-type="float">
            <text:p>86510</text:p>
          </table:table-cell>
          <table:table-cell office:value-type="string" calcext:value-type="string">
            <text:p>Ardelle</text:p>
          </table:table-cell>
          <table:table-cell office:value-type="string" calcext:value-type="string">
            <text:p>Clareta</text:p>
          </table:table-cell>
          <table:table-cell office:value-type="string" calcext:value-type="string">
            <text:p>Shovlar</text:p>
          </table:table-cell>
          <table:table-cell office:value-type="string" calcext:value-type="string">
            <text:p>Ganter</text:p>
          </table:table-cell>
          <table:table-cell office:value-type="string" calcext:value-type="string">
            <text:p>cganterlg@sohu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26-344-471</text:p>
          </table:table-cell>
          <table:table-cell office:value-type="string" calcext:value-type="string">
            <text:p>234 Oneill Plaza</text:p>
          </table:table-cell>
          <table:table-cell table:formula="of:=RANDBETWEEN(1;1833)" office:value-type="float" office:value="392" calcext:value-type="float">
            <text:p>392</text:p>
          </table:table-cell>
          <table:table-cell/>
          <table:table-cell table:formula="of:=CONCATENATE(&quot;(&quot;;[.A837];&quot;, &quot;;[.B837];&quot;, &quot;;[.C837];&quot;, '&quot;;[.D837];&quot; &quot;;[.E837];&quot;', '&quot;;[.F837];&quot; &quot;;[.G837];&quot;', '&quot;; [.H837]; &quot;'&quot;; [.I837];&quot;', '&quot;;[.J837];&quot;', '&quot;;[.K837];&quot;', &quot;;[.L837]; &quot;), &quot;)" office:value-type="string" office:string-value="(95941017, 2020836, 86510, 'Ardelle Clareta', 'Shovlar Ganter', 'cganterlg@sohu.com'https://librenoticias.com/wp-content/uploads/2020/08/default-user-image.png', '426-344-471', '234 Oneill Plaza', 392), " calcext:value-type="string">
            <text:p>(95941017, 2020836, 86510, 'Ardelle Clareta', 'Shovlar Ganter', 'cganterlg@sohu.com'https://librenoticias.com/wp-content/uploads/2020/08/default-user-image.png', '426-344-471', '234 Oneill Plaza', 39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0625082" calcext:value-type="float">
            <text:p>30625082</text:p>
          </table:table-cell>
          <table:table-cell office:value-type="float" office:value="2020837" calcext:value-type="float">
            <text:p>2020837</text:p>
          </table:table-cell>
          <table:table-cell table:formula="of:=RANDBETWEEN(1000; 99999)" office:value-type="float" office:value="15470" calcext:value-type="float">
            <text:p>15470</text:p>
          </table:table-cell>
          <table:table-cell office:value-type="string" calcext:value-type="string">
            <text:p>Vivienne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Sibbert</text:p>
          </table:table-cell>
          <table:table-cell office:value-type="string" calcext:value-type="string">
            <text:p>Samme</text:p>
          </table:table-cell>
          <table:table-cell office:value-type="string" calcext:value-type="string">
            <text:p>asammed6@phpbb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98-171-342</text:p>
          </table:table-cell>
          <table:table-cell office:value-type="string" calcext:value-type="string">
            <text:p>983 Holmberg Place</text:p>
          </table:table-cell>
          <table:table-cell table:formula="of:=RANDBETWEEN(1;1833)" office:value-type="float" office:value="1288" calcext:value-type="float">
            <text:p>1288</text:p>
          </table:table-cell>
          <table:table-cell/>
          <table:table-cell table:formula="of:=CONCATENATE(&quot;(&quot;;[.A838];&quot;, &quot;;[.B838];&quot;, &quot;;[.C838];&quot;, '&quot;;[.D838];&quot; &quot;;[.E838];&quot;', '&quot;;[.F838];&quot; &quot;;[.G838];&quot;', '&quot;; [.H838]; &quot;'&quot;; [.I838];&quot;', '&quot;;[.J838];&quot;', '&quot;;[.K838];&quot;', &quot;;[.L838]; &quot;), &quot;)" office:value-type="string" office:string-value="(30625082, 2020837, 15470, 'Vivienne Annie', 'Sibbert Samme', 'asammed6@phpbb.com'https://librenoticias.com/wp-content/uploads/2020/08/default-user-image.png', '198-171-342', '983 Holmberg Place', 1288), " calcext:value-type="string">
            <text:p>(30625082, 2020837, 15470, 'Vivienne Annie', 'Sibbert Samme', 'asammed6@phpbb.com'https://librenoticias.com/wp-content/uploads/2020/08/default-user-image.png', '198-171-342', '983 Holmberg Place', 128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0123439" calcext:value-type="float">
            <text:p>50123439</text:p>
          </table:table-cell>
          <table:table-cell office:value-type="float" office:value="2020838" calcext:value-type="float">
            <text:p>2020838</text:p>
          </table:table-cell>
          <table:table-cell table:formula="of:=RANDBETWEEN(1000; 99999)" office:value-type="float" office:value="16629" calcext:value-type="float">
            <text:p>16629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mmet</text:p>
          </table:table-cell>
          <table:table-cell office:value-type="string" calcext:value-type="string">
            <text:p>Sibthorp</text:p>
          </table:table-cell>
          <table:table-cell office:value-type="string" calcext:value-type="string">
            <text:p>Crumbie</text:p>
          </table:table-cell>
          <table:table-cell office:value-type="string" calcext:value-type="string">
            <text:p>ecrumbie8i@wsj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18-264-834</text:p>
          </table:table-cell>
          <table:table-cell office:value-type="string" calcext:value-type="string">
            <text:p>2493 2nd Point</text:p>
          </table:table-cell>
          <table:table-cell table:formula="of:=RANDBETWEEN(1;1833)" office:value-type="float" office:value="1227" calcext:value-type="float">
            <text:p>1227</text:p>
          </table:table-cell>
          <table:table-cell/>
          <table:table-cell table:formula="of:=CONCATENATE(&quot;(&quot;;[.A839];&quot;, &quot;;[.B839];&quot;, &quot;;[.C839];&quot;, '&quot;;[.D839];&quot; &quot;;[.E839];&quot;', '&quot;;[.F839];&quot; &quot;;[.G839];&quot;', '&quot;; [.H839]; &quot;'&quot;; [.I839];&quot;', '&quot;;[.J839];&quot;', '&quot;;[.K839];&quot;', &quot;;[.L839]; &quot;), &quot;)" office:value-type="string" office:string-value="(50123439, 2020838, 16629, 'Claudius Emmet', 'Sibthorp Crumbie', 'ecrumbie8i@wsj.com'https://librenoticias.com/wp-content/uploads/2020/08/default-user-image.png', '118-264-834', '2493 2nd Point', 1227), " calcext:value-type="string">
            <text:p>(50123439, 2020838, 16629, 'Claudius Emmet', 'Sibthorp Crumbie', 'ecrumbie8i@wsj.com'https://librenoticias.com/wp-content/uploads/2020/08/default-user-image.png', '118-264-834', '2493 2nd Point', 122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3105356" calcext:value-type="float">
            <text:p>53105356</text:p>
          </table:table-cell>
          <table:table-cell office:value-type="float" office:value="2020839" calcext:value-type="float">
            <text:p>2020839</text:p>
          </table:table-cell>
          <table:table-cell table:formula="of:=RANDBETWEEN(1000; 99999)" office:value-type="float" office:value="92433" calcext:value-type="float">
            <text:p>92433</text:p>
          </table:table-cell>
          <table:table-cell office:value-type="string" calcext:value-type="string">
            <text:p>Suzy</text:p>
          </table:table-cell>
          <table:table-cell office:value-type="string" calcext:value-type="string">
            <text:p>Consolata</text:p>
          </table:table-cell>
          <table:table-cell office:value-type="string" calcext:value-type="string">
            <text:p>Sibun</text:p>
          </table:table-cell>
          <table:table-cell office:value-type="string" calcext:value-type="string">
            <text:p>Mellmoth</text:p>
          </table:table-cell>
          <table:table-cell office:value-type="string" calcext:value-type="string">
            <text:p>cmellmoth8j@wikipedia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50-930-267</text:p>
          </table:table-cell>
          <table:table-cell office:value-type="string" calcext:value-type="string">
            <text:p>37795 Mifflin Point</text:p>
          </table:table-cell>
          <table:table-cell table:formula="of:=RANDBETWEEN(1;1833)" office:value-type="float" office:value="1721" calcext:value-type="float">
            <text:p>1721</text:p>
          </table:table-cell>
          <table:table-cell/>
          <table:table-cell table:formula="of:=CONCATENATE(&quot;(&quot;;[.A840];&quot;, &quot;;[.B840];&quot;, &quot;;[.C840];&quot;, '&quot;;[.D840];&quot; &quot;;[.E840];&quot;', '&quot;;[.F840];&quot; &quot;;[.G840];&quot;', '&quot;; [.H840]; &quot;'&quot;; [.I840];&quot;', '&quot;;[.J840];&quot;', '&quot;;[.K840];&quot;', &quot;;[.L840]; &quot;), &quot;)" office:value-type="string" office:string-value="(53105356, 2020839, 92433, 'Suzy Consolata', 'Sibun Mellmoth', 'cmellmoth8j@wikipedia.org'https://librenoticias.com/wp-content/uploads/2020/08/default-user-image.png', '450-930-267', '37795 Mifflin Point', 1721), " calcext:value-type="string">
            <text:p>(53105356, 2020839, 92433, 'Suzy Consolata', 'Sibun Mellmoth', 'cmellmoth8j@wikipedia.org'https://librenoticias.com/wp-content/uploads/2020/08/default-user-image.png', '450-930-267', '37795 Mifflin Point', 172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2923095" calcext:value-type="float">
            <text:p>62923095</text:p>
          </table:table-cell>
          <table:table-cell office:value-type="float" office:value="2020840" calcext:value-type="float">
            <text:p>2020840</text:p>
          </table:table-cell>
          <table:table-cell table:formula="of:=RANDBETWEEN(1000; 99999)" office:value-type="float" office:value="25151" calcext:value-type="float">
            <text:p>25151</text:p>
          </table:table-cell>
          <table:table-cell office:value-type="string" calcext:value-type="string">
            <text:p>Akim</text:p>
          </table:table-cell>
          <table:table-cell office:value-type="string" calcext:value-type="string">
            <text:p>Stillman</text:p>
          </table:table-cell>
          <table:table-cell office:value-type="string" calcext:value-type="string">
            <text:p>Sipson</text:p>
          </table:table-cell>
          <table:table-cell office:value-type="string" calcext:value-type="string">
            <text:p>Swindall</text:p>
          </table:table-cell>
          <table:table-cell office:value-type="string" calcext:value-type="string">
            <text:p>sswindall4s@dailymail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64-302-155</text:p>
          </table:table-cell>
          <table:table-cell office:value-type="string" calcext:value-type="string">
            <text:p>03 Bowman Park</text:p>
          </table:table-cell>
          <table:table-cell table:formula="of:=RANDBETWEEN(1;1833)" office:value-type="float" office:value="133" calcext:value-type="float">
            <text:p>133</text:p>
          </table:table-cell>
          <table:table-cell/>
          <table:table-cell table:formula="of:=CONCATENATE(&quot;(&quot;;[.A841];&quot;, &quot;;[.B841];&quot;, &quot;;[.C841];&quot;, '&quot;;[.D841];&quot; &quot;;[.E841];&quot;', '&quot;;[.F841];&quot; &quot;;[.G841];&quot;', '&quot;; [.H841]; &quot;'&quot;; [.I841];&quot;', '&quot;;[.J841];&quot;', '&quot;;[.K841];&quot;', &quot;;[.L841]; &quot;), &quot;)" office:value-type="string" office:string-value="(62923095, 2020840, 25151, 'Akim Stillman', 'Sipson Swindall', 'sswindall4s@dailymail.co.uk'https://librenoticias.com/wp-content/uploads/2020/08/default-user-image.png', '264-302-155', '03 Bowman Park', 133), " calcext:value-type="string">
            <text:p>(62923095, 2020840, 25151, 'Akim Stillman', 'Sipson Swindall', 'sswindall4s@dailymail.co.uk'https://librenoticias.com/wp-content/uploads/2020/08/default-user-image.png', '264-302-155', '03 Bowman Park', 13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7349389" calcext:value-type="float">
            <text:p>97349389</text:p>
          </table:table-cell>
          <table:table-cell office:value-type="float" office:value="2020841" calcext:value-type="float">
            <text:p>2020841</text:p>
          </table:table-cell>
          <table:table-cell table:formula="of:=RANDBETWEEN(1000; 99999)" office:value-type="float" office:value="25436" calcext:value-type="float">
            <text:p>25436</text:p>
          </table:table-cell>
          <table:table-cell office:value-type="string" calcext:value-type="string">
            <text:p>Blayn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Sketh</text:p>
          </table:table-cell>
          <table:table-cell office:value-type="string" calcext:value-type="string">
            <text:p>Friatt</text:p>
          </table:table-cell>
          <table:table-cell office:value-type="string" calcext:value-type="string">
            <text:p>wfriattl8@reddi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45-169-409</text:p>
          </table:table-cell>
          <table:table-cell office:value-type="string" calcext:value-type="string">
            <text:p>2 Sommers Street</text:p>
          </table:table-cell>
          <table:table-cell table:formula="of:=RANDBETWEEN(1;1833)" office:value-type="float" office:value="1231" calcext:value-type="float">
            <text:p>1231</text:p>
          </table:table-cell>
          <table:table-cell/>
          <table:table-cell table:formula="of:=CONCATENATE(&quot;(&quot;;[.A842];&quot;, &quot;;[.B842];&quot;, &quot;;[.C842];&quot;, '&quot;;[.D842];&quot; &quot;;[.E842];&quot;', '&quot;;[.F842];&quot; &quot;;[.G842];&quot;', '&quot;; [.H842]; &quot;'&quot;; [.I842];&quot;', '&quot;;[.J842];&quot;', '&quot;;[.K842];&quot;', &quot;;[.L842]; &quot;), &quot;)" office:value-type="string" office:string-value="(97349389, 2020841, 25436, 'Blayne Will', 'Sketh Friatt', 'wfriattl8@reddit.com'https://librenoticias.com/wp-content/uploads/2020/08/default-user-image.png', '845-169-409', '2 Sommers Street', 1231), " calcext:value-type="string">
            <text:p>(97349389, 2020841, 25436, 'Blayne Will', 'Sketh Friatt', 'wfriattl8@reddit.com'https://librenoticias.com/wp-content/uploads/2020/08/default-user-image.png', '845-169-409', '2 Sommers Street', 123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2418609" calcext:value-type="float">
            <text:p>92418609</text:p>
          </table:table-cell>
          <table:table-cell office:value-type="float" office:value="2020842" calcext:value-type="float">
            <text:p>2020842</text:p>
          </table:table-cell>
          <table:table-cell table:formula="of:=RANDBETWEEN(1000; 99999)" office:value-type="float" office:value="60882" calcext:value-type="float">
            <text:p>60882</text:p>
          </table:table-cell>
          <table:table-cell office:value-type="string" calcext:value-type="string">
            <text:p>Eula</text:p>
          </table:table-cell>
          <table:table-cell office:value-type="string" calcext:value-type="string">
            <text:p>Dody</text:p>
          </table:table-cell>
          <table:table-cell office:value-type="string" calcext:value-type="string">
            <text:p>Skewes</text:p>
          </table:table-cell>
          <table:table-cell office:value-type="string" calcext:value-type="string">
            <text:p>Welbourn</text:p>
          </table:table-cell>
          <table:table-cell office:value-type="string" calcext:value-type="string">
            <text:p>dwelbournnr@ms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96-589-138</text:p>
          </table:table-cell>
          <table:table-cell office:value-type="string" calcext:value-type="string">
            <text:p>32 Orin Junction</text:p>
          </table:table-cell>
          <table:table-cell table:formula="of:=RANDBETWEEN(1;1833)" office:value-type="float" office:value="233" calcext:value-type="float">
            <text:p>233</text:p>
          </table:table-cell>
          <table:table-cell/>
          <table:table-cell table:formula="of:=CONCATENATE(&quot;(&quot;;[.A843];&quot;, &quot;;[.B843];&quot;, &quot;;[.C843];&quot;, '&quot;;[.D843];&quot; &quot;;[.E843];&quot;', '&quot;;[.F843];&quot; &quot;;[.G843];&quot;', '&quot;; [.H843]; &quot;'&quot;; [.I843];&quot;', '&quot;;[.J843];&quot;', '&quot;;[.K843];&quot;', &quot;;[.L843]; &quot;), &quot;)" office:value-type="string" office:string-value="(92418609, 2020842, 60882, 'Eula Dody', 'Skewes Welbourn', 'dwelbournnr@msn.com'https://librenoticias.com/wp-content/uploads/2020/08/default-user-image.png', '296-589-138', '32 Orin Junction', 233), " calcext:value-type="string">
            <text:p>(92418609, 2020842, 60882, 'Eula Dody', 'Skewes Welbourn', 'dwelbournnr@msn.com'https://librenoticias.com/wp-content/uploads/2020/08/default-user-image.png', '296-589-138', '32 Orin Junction', 23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4324872" calcext:value-type="float">
            <text:p>44324872</text:p>
          </table:table-cell>
          <table:table-cell office:value-type="float" office:value="2020843" calcext:value-type="float">
            <text:p>2020843</text:p>
          </table:table-cell>
          <table:table-cell table:formula="of:=RANDBETWEEN(1000; 99999)" office:value-type="float" office:value="79189" calcext:value-type="float">
            <text:p>79189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Randall</text:p>
          </table:table-cell>
          <table:table-cell office:value-type="string" calcext:value-type="string">
            <text:p>Skilbeck</text:p>
          </table:table-cell>
          <table:table-cell office:value-type="string" calcext:value-type="string">
            <text:p>Bebis</text:p>
          </table:table-cell>
          <table:table-cell office:value-type="string" calcext:value-type="string">
            <text:p>rbebis3z@wix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68-982-785</text:p>
          </table:table-cell>
          <table:table-cell office:value-type="string" calcext:value-type="string">
            <text:p>7163 Jenna Junction</text:p>
          </table:table-cell>
          <table:table-cell table:formula="of:=RANDBETWEEN(1;1833)" office:value-type="float" office:value="1547" calcext:value-type="float">
            <text:p>1547</text:p>
          </table:table-cell>
          <table:table-cell/>
          <table:table-cell table:formula="of:=CONCATENATE(&quot;(&quot;;[.A844];&quot;, &quot;;[.B844];&quot;, &quot;;[.C844];&quot;, '&quot;;[.D844];&quot; &quot;;[.E844];&quot;', '&quot;;[.F844];&quot; &quot;;[.G844];&quot;', '&quot;; [.H844]; &quot;'&quot;; [.I844];&quot;', '&quot;;[.J844];&quot;', '&quot;;[.K844];&quot;', &quot;;[.L844]; &quot;), &quot;)" office:value-type="string" office:string-value="(44324872, 2020843, 79189, 'Gallagher Randall', 'Skilbeck Bebis', 'rbebis3z@wix.com'https://librenoticias.com/wp-content/uploads/2020/08/default-user-image.png', '968-982-785', '7163 Jenna Junction', 1547), " calcext:value-type="string">
            <text:p>(44324872, 2020843, 79189, 'Gallagher Randall', 'Skilbeck Bebis', 'rbebis3z@wix.com'https://librenoticias.com/wp-content/uploads/2020/08/default-user-image.png', '968-982-785', '7163 Jenna Junction', 154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7760844" calcext:value-type="float">
            <text:p>97760844</text:p>
          </table:table-cell>
          <table:table-cell office:value-type="float" office:value="2020844" calcext:value-type="float">
            <text:p>2020844</text:p>
          </table:table-cell>
          <table:table-cell table:formula="of:=RANDBETWEEN(1000; 99999)" office:value-type="float" office:value="58475" calcext:value-type="float">
            <text:p>58475</text:p>
          </table:table-cell>
          <table:table-cell office:value-type="string" calcext:value-type="string">
            <text:p>Amory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Skirlin</text:p>
          </table:table-cell>
          <table:table-cell office:value-type="string" calcext:value-type="string">
            <text:p>Gianni</text:p>
          </table:table-cell>
          <table:table-cell office:value-type="string" calcext:value-type="string">
            <text:p>egianni70@newsvin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32-941-532</text:p>
          </table:table-cell>
          <table:table-cell office:value-type="string" calcext:value-type="string">
            <text:p>543 Troy Road</text:p>
          </table:table-cell>
          <table:table-cell table:formula="of:=RANDBETWEEN(1;1833)" office:value-type="float" office:value="1306" calcext:value-type="float">
            <text:p>1306</text:p>
          </table:table-cell>
          <table:table-cell/>
          <table:table-cell table:formula="of:=CONCATENATE(&quot;(&quot;;[.A845];&quot;, &quot;;[.B845];&quot;, &quot;;[.C845];&quot;, '&quot;;[.D845];&quot; &quot;;[.E845];&quot;', '&quot;;[.F845];&quot; &quot;;[.G845];&quot;', '&quot;; [.H845]; &quot;'&quot;; [.I845];&quot;', '&quot;;[.J845];&quot;', '&quot;;[.K845];&quot;', &quot;;[.L845]; &quot;), &quot;)" office:value-type="string" office:string-value="(97760844, 2020844, 58475, 'Amory Early', 'Skirlin Gianni', 'egianni70@newsvine.com'https://librenoticias.com/wp-content/uploads/2020/08/default-user-image.png', '332-941-532', '543 Troy Road', 1306), " calcext:value-type="string">
            <text:p>(97760844, 2020844, 58475, 'Amory Early', 'Skirlin Gianni', 'egianni70@newsvine.com'https://librenoticias.com/wp-content/uploads/2020/08/default-user-image.png', '332-941-532', '543 Troy Road', 130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9539275" calcext:value-type="float">
            <text:p>19539275</text:p>
          </table:table-cell>
          <table:table-cell office:value-type="float" office:value="2020845" calcext:value-type="float">
            <text:p>2020845</text:p>
          </table:table-cell>
          <table:table-cell table:formula="of:=RANDBETWEEN(1000; 99999)" office:value-type="float" office:value="23743" calcext:value-type="float">
            <text:p>23743</text:p>
          </table:table-cell>
          <table:table-cell office:value-type="string" calcext:value-type="string">
            <text:p>Janetta</text:p>
          </table:table-cell>
          <table:table-cell office:value-type="string" calcext:value-type="string">
            <text:p>Meridith</text:p>
          </table:table-cell>
          <table:table-cell office:value-type="string" calcext:value-type="string">
            <text:p>Skitch</text:p>
          </table:table-cell>
          <table:table-cell office:value-type="string" calcext:value-type="string">
            <text:p>Olennikov</text:p>
          </table:table-cell>
          <table:table-cell office:value-type="string" calcext:value-type="string">
            <text:p>molennikovfj@amazo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30-881-627</text:p>
          </table:table-cell>
          <table:table-cell office:value-type="string" calcext:value-type="string">
            <text:p>1324 Nelson Way</text:p>
          </table:table-cell>
          <table:table-cell table:formula="of:=RANDBETWEEN(1;1833)" office:value-type="float" office:value="1760" calcext:value-type="float">
            <text:p>1760</text:p>
          </table:table-cell>
          <table:table-cell/>
          <table:table-cell table:formula="of:=CONCATENATE(&quot;(&quot;;[.A846];&quot;, &quot;;[.B846];&quot;, &quot;;[.C846];&quot;, '&quot;;[.D846];&quot; &quot;;[.E846];&quot;', '&quot;;[.F846];&quot; &quot;;[.G846];&quot;', '&quot;; [.H846]; &quot;'&quot;; [.I846];&quot;', '&quot;;[.J846];&quot;', '&quot;;[.K846];&quot;', &quot;;[.L846]; &quot;), &quot;)" office:value-type="string" office:string-value="(19539275, 2020845, 23743, 'Janetta Meridith', 'Skitch Olennikov', 'molennikovfj@amazon.com'https://librenoticias.com/wp-content/uploads/2020/08/default-user-image.png', '630-881-627', '1324 Nelson Way', 1760), " calcext:value-type="string">
            <text:p>(19539275, 2020845, 23743, 'Janetta Meridith', 'Skitch Olennikov', 'molennikovfj@amazon.com'https://librenoticias.com/wp-content/uploads/2020/08/default-user-image.png', '630-881-627', '1324 Nelson Way', 17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0482070" calcext:value-type="float">
            <text:p>30482070</text:p>
          </table:table-cell>
          <table:table-cell office:value-type="float" office:value="2020846" calcext:value-type="float">
            <text:p>2020846</text:p>
          </table:table-cell>
          <table:table-cell table:formula="of:=RANDBETWEEN(1000; 99999)" office:value-type="float" office:value="31013" calcext:value-type="float">
            <text:p>31013</text:p>
          </table:table-cell>
          <table:table-cell office:value-type="string" calcext:value-type="string">
            <text:p>Rustie</text:p>
          </table:table-cell>
          <table:table-cell office:value-type="string" calcext:value-type="string">
            <text:p>Nate</text:p>
          </table:table-cell>
          <table:table-cell office:value-type="string" calcext:value-type="string">
            <text:p>Skitterel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nrichpq@jalbum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00-870-594</text:p>
          </table:table-cell>
          <table:table-cell office:value-type="string" calcext:value-type="string">
            <text:p>085 Bunker Hill Parkway</text:p>
          </table:table-cell>
          <table:table-cell table:formula="of:=RANDBETWEEN(1;1833)" office:value-type="float" office:value="209" calcext:value-type="float">
            <text:p>209</text:p>
          </table:table-cell>
          <table:table-cell/>
          <table:table-cell table:formula="of:=CONCATENATE(&quot;(&quot;;[.A847];&quot;, &quot;;[.B847];&quot;, &quot;;[.C847];&quot;, '&quot;;[.D847];&quot; &quot;;[.E847];&quot;', '&quot;;[.F847];&quot; &quot;;[.G847];&quot;', '&quot;; [.H847]; &quot;'&quot;; [.I847];&quot;', '&quot;;[.J847];&quot;', '&quot;;[.K847];&quot;', &quot;;[.L847]; &quot;), &quot;)" office:value-type="string" office:string-value="(30482070, 2020846, 31013, 'Rustie Nate', 'Skitterel Rich', 'nrichpq@jalbum.net'https://librenoticias.com/wp-content/uploads/2020/08/default-user-image.png', '900-870-594', '085 Bunker Hill Parkway', 209), " calcext:value-type="string">
            <text:p>(30482070, 2020846, 31013, 'Rustie Nate', 'Skitterel Rich', 'nrichpq@jalbum.net'https://librenoticias.com/wp-content/uploads/2020/08/default-user-image.png', '900-870-594', '085 Bunker Hill Parkway', 20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5436384" calcext:value-type="float">
            <text:p>75436384</text:p>
          </table:table-cell>
          <table:table-cell office:value-type="float" office:value="2020847" calcext:value-type="float">
            <text:p>2020847</text:p>
          </table:table-cell>
          <table:table-cell table:formula="of:=RANDBETWEEN(1000; 99999)" office:value-type="float" office:value="64409" calcext:value-type="float">
            <text:p>64409</text:p>
          </table:table-cell>
          <table:table-cell office:value-type="string" calcext:value-type="string">
            <text:p>Heddi</text:p>
          </table:table-cell>
          <table:table-cell office:value-type="string" calcext:value-type="string">
            <text:p>Willette</text:p>
          </table:table-cell>
          <table:table-cell office:value-type="string" calcext:value-type="string">
            <text:p>Skoggins</text:p>
          </table:table-cell>
          <table:table-cell office:value-type="string" calcext:value-type="string">
            <text:p>Brevitt</text:p>
          </table:table-cell>
          <table:table-cell office:value-type="string" calcext:value-type="string">
            <text:p>wbrevitt4e@alex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87-416-232</text:p>
          </table:table-cell>
          <table:table-cell office:value-type="string" calcext:value-type="string">
            <text:p>73 Hanson Place</text:p>
          </table:table-cell>
          <table:table-cell table:formula="of:=RANDBETWEEN(1;1833)" office:value-type="float" office:value="1245" calcext:value-type="float">
            <text:p>1245</text:p>
          </table:table-cell>
          <table:table-cell/>
          <table:table-cell table:formula="of:=CONCATENATE(&quot;(&quot;;[.A848];&quot;, &quot;;[.B848];&quot;, &quot;;[.C848];&quot;, '&quot;;[.D848];&quot; &quot;;[.E848];&quot;', '&quot;;[.F848];&quot; &quot;;[.G848];&quot;', '&quot;; [.H848]; &quot;'&quot;; [.I848];&quot;', '&quot;;[.J848];&quot;', '&quot;;[.K848];&quot;', &quot;;[.L848]; &quot;), &quot;)" office:value-type="string" office:string-value="(75436384, 2020847, 64409, 'Heddi Willette', 'Skoggins Brevitt', 'wbrevitt4e@alexa.com'https://librenoticias.com/wp-content/uploads/2020/08/default-user-image.png', '187-416-232', '73 Hanson Place', 1245), " calcext:value-type="string">
            <text:p>(75436384, 2020847, 64409, 'Heddi Willette', 'Skoggins Brevitt', 'wbrevitt4e@alexa.com'https://librenoticias.com/wp-content/uploads/2020/08/default-user-image.png', '187-416-232', '73 Hanson Place', 124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8945804" calcext:value-type="float">
            <text:p>88945804</text:p>
          </table:table-cell>
          <table:table-cell office:value-type="float" office:value="2020848" calcext:value-type="float">
            <text:p>2020848</text:p>
          </table:table-cell>
          <table:table-cell table:formula="of:=RANDBETWEEN(1000; 99999)" office:value-type="float" office:value="98104" calcext:value-type="float">
            <text:p>98104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Gregor</text:p>
          </table:table-cell>
          <table:table-cell office:value-type="string" calcext:value-type="string">
            <text:p>Sleith</text:p>
          </table:table-cell>
          <table:table-cell office:value-type="string" calcext:value-type="string">
            <text:p>Chagg</text:p>
          </table:table-cell>
          <table:table-cell office:value-type="string" calcext:value-type="string">
            <text:p>gchagg1w@cloudflar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13-615-973</text:p>
          </table:table-cell>
          <table:table-cell office:value-type="string" calcext:value-type="string">
            <text:p>519 Fisk Parkway</text:p>
          </table:table-cell>
          <table:table-cell table:formula="of:=RANDBETWEEN(1;1833)" office:value-type="float" office:value="118" calcext:value-type="float">
            <text:p>118</text:p>
          </table:table-cell>
          <table:table-cell/>
          <table:table-cell table:formula="of:=CONCATENATE(&quot;(&quot;;[.A849];&quot;, &quot;;[.B849];&quot;, &quot;;[.C849];&quot;, '&quot;;[.D849];&quot; &quot;;[.E849];&quot;', '&quot;;[.F849];&quot; &quot;;[.G849];&quot;', '&quot;; [.H849]; &quot;'&quot;; [.I849];&quot;', '&quot;;[.J849];&quot;', '&quot;;[.K849];&quot;', &quot;;[.L849]; &quot;), &quot;)" office:value-type="string" office:string-value="(88945804, 2020848, 98104, 'Laird Gregor', 'Sleith Chagg', 'gchagg1w@cloudflare.com'https://librenoticias.com/wp-content/uploads/2020/08/default-user-image.png', '113-615-973', '519 Fisk Parkway', 118), " calcext:value-type="string">
            <text:p>(88945804, 2020848, 98104, 'Laird Gregor', 'Sleith Chagg', 'gchagg1w@cloudflare.com'https://librenoticias.com/wp-content/uploads/2020/08/default-user-image.png', '113-615-973', '519 Fisk Parkway', 11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5799696" calcext:value-type="float">
            <text:p>15799696</text:p>
          </table:table-cell>
          <table:table-cell office:value-type="float" office:value="2020849" calcext:value-type="float">
            <text:p>2020849</text:p>
          </table:table-cell>
          <table:table-cell table:formula="of:=RANDBETWEEN(1000; 99999)" office:value-type="float" office:value="62038" calcext:value-type="float">
            <text:p>62038</text:p>
          </table:table-cell>
          <table:table-cell office:value-type="string" calcext:value-type="string">
            <text:p>Bastien</text:p>
          </table:table-cell>
          <table:table-cell office:value-type="string" calcext:value-type="string">
            <text:p>Rockwell</text:p>
          </table:table-cell>
          <table:table-cell office:value-type="string" calcext:value-type="string">
            <text:p>Slingsby</text:p>
          </table:table-cell>
          <table:table-cell office:value-type="string" calcext:value-type="string">
            <text:p>Hourstan</text:p>
          </table:table-cell>
          <table:table-cell office:value-type="string" calcext:value-type="string">
            <text:p>rhourstan5f@usd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32-447-352</text:p>
          </table:table-cell>
          <table:table-cell office:value-type="string" calcext:value-type="string">
            <text:p>12 Hoffman Crossing</text:p>
          </table:table-cell>
          <table:table-cell table:formula="of:=RANDBETWEEN(1;1833)" office:value-type="float" office:value="1262" calcext:value-type="float">
            <text:p>1262</text:p>
          </table:table-cell>
          <table:table-cell/>
          <table:table-cell table:formula="of:=CONCATENATE(&quot;(&quot;;[.A850];&quot;, &quot;;[.B850];&quot;, &quot;;[.C850];&quot;, '&quot;;[.D850];&quot; &quot;;[.E850];&quot;', '&quot;;[.F850];&quot; &quot;;[.G850];&quot;', '&quot;; [.H850]; &quot;'&quot;; [.I850];&quot;', '&quot;;[.J850];&quot;', '&quot;;[.K850];&quot;', &quot;;[.L850]; &quot;), &quot;)" office:value-type="string" office:string-value="(15799696, 2020849, 62038, 'Bastien Rockwell', 'Slingsby Hourstan', 'rhourstan5f@usda.gov'https://librenoticias.com/wp-content/uploads/2020/08/default-user-image.png', '432-447-352', '12 Hoffman Crossing', 1262), " calcext:value-type="string">
            <text:p>(15799696, 2020849, 62038, 'Bastien Rockwell', 'Slingsby Hourstan', 'rhourstan5f@usda.gov'https://librenoticias.com/wp-content/uploads/2020/08/default-user-image.png', '432-447-352', '12 Hoffman Crossing', 126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0672979" calcext:value-type="float">
            <text:p>70672979</text:p>
          </table:table-cell>
          <table:table-cell office:value-type="float" office:value="2020850" calcext:value-type="float">
            <text:p>2020850</text:p>
          </table:table-cell>
          <table:table-cell table:formula="of:=RANDBETWEEN(1000; 99999)" office:value-type="float" office:value="39442" calcext:value-type="float">
            <text:p>39442</text:p>
          </table:table-cell>
          <table:table-cell office:value-type="string" calcext:value-type="string">
            <text:p>Fabiano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Slowan</text:p>
          </table:table-cell>
          <table:table-cell office:value-type="string" calcext:value-type="string">
            <text:p>Aronstam</text:p>
          </table:table-cell>
          <table:table-cell office:value-type="string" calcext:value-type="string">
            <text:p>waronstamo7@shutterfl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99-769-443</text:p>
          </table:table-cell>
          <table:table-cell office:value-type="string" calcext:value-type="string">
            <text:p>72 Oriole Center</text:p>
          </table:table-cell>
          <table:table-cell table:formula="of:=RANDBETWEEN(1;1833)" office:value-type="float" office:value="1658" calcext:value-type="float">
            <text:p>1658</text:p>
          </table:table-cell>
          <table:table-cell/>
          <table:table-cell table:formula="of:=CONCATENATE(&quot;(&quot;;[.A851];&quot;, &quot;;[.B851];&quot;, &quot;;[.C851];&quot;, '&quot;;[.D851];&quot; &quot;;[.E851];&quot;', '&quot;;[.F851];&quot; &quot;;[.G851];&quot;', '&quot;; [.H851]; &quot;'&quot;; [.I851];&quot;', '&quot;;[.J851];&quot;', '&quot;;[.K851];&quot;', &quot;;[.L851]; &quot;), &quot;)" office:value-type="string" office:string-value="(70672979, 2020850, 39442, 'Fabiano Waldemar', 'Slowan Aronstam', 'waronstamo7@shutterfly.com'https://librenoticias.com/wp-content/uploads/2020/08/default-user-image.png', '799-769-443', '72 Oriole Center', 1658), " calcext:value-type="string">
            <text:p>(70672979, 2020850, 39442, 'Fabiano Waldemar', 'Slowan Aronstam', 'waronstamo7@shutterfly.com'https://librenoticias.com/wp-content/uploads/2020/08/default-user-image.png', '799-769-443', '72 Oriole Center', 165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6749726" calcext:value-type="float">
            <text:p>96749726</text:p>
          </table:table-cell>
          <table:table-cell office:value-type="float" office:value="2020851" calcext:value-type="float">
            <text:p>2020851</text:p>
          </table:table-cell>
          <table:table-cell table:formula="of:=RANDBETWEEN(1000; 99999)" office:value-type="float" office:value="79357" calcext:value-type="float">
            <text:p>79357</text:p>
          </table:table-cell>
          <table:table-cell office:value-type="string" calcext:value-type="string">
            <text:p>Glynda</text:p>
          </table:table-cell>
          <table:table-cell office:value-type="string" calcext:value-type="string">
            <text:p>Edy</text:p>
          </table:table-cell>
          <table:table-cell office:value-type="string" calcext:value-type="string">
            <text:p>Smaling</text:p>
          </table:table-cell>
          <table:table-cell office:value-type="string" calcext:value-type="string">
            <text:p>Trinkwon</text:p>
          </table:table-cell>
          <table:table-cell office:value-type="string" calcext:value-type="string">
            <text:p>etrinkwongg@yolasit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31-321-923</text:p>
          </table:table-cell>
          <table:table-cell office:value-type="string" calcext:value-type="string">
            <text:p>273 Corry Avenue</text:p>
          </table:table-cell>
          <table:table-cell table:formula="of:=RANDBETWEEN(1;1833)" office:value-type="float" office:value="1453" calcext:value-type="float">
            <text:p>1453</text:p>
          </table:table-cell>
          <table:table-cell/>
          <table:table-cell table:formula="of:=CONCATENATE(&quot;(&quot;;[.A852];&quot;, &quot;;[.B852];&quot;, &quot;;[.C852];&quot;, '&quot;;[.D852];&quot; &quot;;[.E852];&quot;', '&quot;;[.F852];&quot; &quot;;[.G852];&quot;', '&quot;; [.H852]; &quot;'&quot;; [.I852];&quot;', '&quot;;[.J852];&quot;', '&quot;;[.K852];&quot;', &quot;;[.L852]; &quot;), &quot;)" office:value-type="string" office:string-value="(96749726, 2020851, 79357, 'Glynda Edy', 'Smaling Trinkwon', 'etrinkwongg@yolasite.com'https://librenoticias.com/wp-content/uploads/2020/08/default-user-image.png', '831-321-923', '273 Corry Avenue', 1453), " calcext:value-type="string">
            <text:p>(96749726, 2020851, 79357, 'Glynda Edy', 'Smaling Trinkwon', 'etrinkwongg@yolasite.com'https://librenoticias.com/wp-content/uploads/2020/08/default-user-image.png', '831-321-923', '273 Corry Avenue', 145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0299041" calcext:value-type="float">
            <text:p>60299041</text:p>
          </table:table-cell>
          <table:table-cell office:value-type="float" office:value="2020852" calcext:value-type="float">
            <text:p>2020852</text:p>
          </table:table-cell>
          <table:table-cell table:formula="of:=RANDBETWEEN(1000; 99999)" office:value-type="float" office:value="55643" calcext:value-type="float">
            <text:p>55643</text:p>
          </table:table-cell>
          <table:table-cell office:value-type="string" calcext:value-type="string">
            <text:p>Greggory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mallshaw</text:p>
          </table:table-cell>
          <table:table-cell office:value-type="string" calcext:value-type="string">
            <text:p>Featonby</text:p>
          </table:table-cell>
          <table:table-cell office:value-type="string" calcext:value-type="string">
            <text:p>lfeatonbyf0@canalblo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90-723-740</text:p>
          </table:table-cell>
          <table:table-cell office:value-type="string" calcext:value-type="string">
            <text:p>40156 International Street</text:p>
          </table:table-cell>
          <table:table-cell table:formula="of:=RANDBETWEEN(1;1833)" office:value-type="float" office:value="1685" calcext:value-type="float">
            <text:p>1685</text:p>
          </table:table-cell>
          <table:table-cell/>
          <table:table-cell table:formula="of:=CONCATENATE(&quot;(&quot;;[.A853];&quot;, &quot;;[.B853];&quot;, &quot;;[.C853];&quot;, '&quot;;[.D853];&quot; &quot;;[.E853];&quot;', '&quot;;[.F853];&quot; &quot;;[.G853];&quot;', '&quot;; [.H853]; &quot;'&quot;; [.I853];&quot;', '&quot;;[.J853];&quot;', '&quot;;[.K853];&quot;', &quot;;[.L853]; &quot;), &quot;)" office:value-type="string" office:string-value="(60299041, 2020852, 55643, 'Greggory Lock', 'Smallshaw Featonby', 'lfeatonbyf0@canalblog.com'https://librenoticias.com/wp-content/uploads/2020/08/default-user-image.png', '390-723-740', '40156 International Street', 1685), " calcext:value-type="string">
            <text:p>(60299041, 2020852, 55643, 'Greggory Lock', 'Smallshaw Featonby', 'lfeatonbyf0@canalblog.com'https://librenoticias.com/wp-content/uploads/2020/08/default-user-image.png', '390-723-740', '40156 International Street', 168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0618329" calcext:value-type="float">
            <text:p>20618329</text:p>
          </table:table-cell>
          <table:table-cell office:value-type="float" office:value="2020853" calcext:value-type="float">
            <text:p>2020853</text:p>
          </table:table-cell>
          <table:table-cell table:formula="of:=RANDBETWEEN(1000; 99999)" office:value-type="float" office:value="89265" calcext:value-type="float">
            <text:p>89265</text:p>
          </table:table-cell>
          <table:table-cell office:value-type="string" calcext:value-type="string">
            <text:p>Fancie</text:p>
          </table:table-cell>
          <table:table-cell office:value-type="string" calcext:value-type="string">
            <text:p>Joscelin</text:p>
          </table:table-cell>
          <table:table-cell office:value-type="string" calcext:value-type="string">
            <text:p>Smythe</text:p>
          </table:table-cell>
          <table:table-cell office:value-type="string" calcext:value-type="string">
            <text:p>Paver</text:p>
          </table:table-cell>
          <table:table-cell office:value-type="string" calcext:value-type="string">
            <text:p>jpaveree@about.m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15-771-992</text:p>
          </table:table-cell>
          <table:table-cell office:value-type="string" calcext:value-type="string">
            <text:p>2 Nobel Way</text:p>
          </table:table-cell>
          <table:table-cell table:formula="of:=RANDBETWEEN(1;1833)" office:value-type="float" office:value="1665" calcext:value-type="float">
            <text:p>1665</text:p>
          </table:table-cell>
          <table:table-cell/>
          <table:table-cell table:formula="of:=CONCATENATE(&quot;(&quot;;[.A854];&quot;, &quot;;[.B854];&quot;, &quot;;[.C854];&quot;, '&quot;;[.D854];&quot; &quot;;[.E854];&quot;', '&quot;;[.F854];&quot; &quot;;[.G854];&quot;', '&quot;; [.H854]; &quot;'&quot;; [.I854];&quot;', '&quot;;[.J854];&quot;', '&quot;;[.K854];&quot;', &quot;;[.L854]; &quot;), &quot;)" office:value-type="string" office:string-value="(20618329, 2020853, 89265, 'Fancie Joscelin', 'Smythe Paver', 'jpaveree@about.me'https://librenoticias.com/wp-content/uploads/2020/08/default-user-image.png', '915-771-992', '2 Nobel Way', 1665), " calcext:value-type="string">
            <text:p>(20618329, 2020853, 89265, 'Fancie Joscelin', 'Smythe Paver', 'jpaveree@about.me'https://librenoticias.com/wp-content/uploads/2020/08/default-user-image.png', '915-771-992', '2 Nobel Way', 166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4654919" calcext:value-type="float">
            <text:p>24654919</text:p>
          </table:table-cell>
          <table:table-cell office:value-type="float" office:value="2020854" calcext:value-type="float">
            <text:p>2020854</text:p>
          </table:table-cell>
          <table:table-cell table:formula="of:=RANDBETWEEN(1000; 99999)" office:value-type="float" office:value="80979" calcext:value-type="float">
            <text:p>80979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Vassili</text:p>
          </table:table-cell>
          <table:table-cell office:value-type="string" calcext:value-type="string">
            <text:p>Snead</text:p>
          </table:table-cell>
          <table:table-cell office:value-type="string" calcext:value-type="string">
            <text:p>Sigsworth</text:p>
          </table:table-cell>
          <table:table-cell office:value-type="string" calcext:value-type="string">
            <text:p>vsigsworthem@printfriendl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42-870-536</text:p>
          </table:table-cell>
          <table:table-cell office:value-type="string" calcext:value-type="string">
            <text:p>5759 Iowa Park</text:p>
          </table:table-cell>
          <table:table-cell table:formula="of:=RANDBETWEEN(1;1833)" office:value-type="float" office:value="394" calcext:value-type="float">
            <text:p>394</text:p>
          </table:table-cell>
          <table:table-cell/>
          <table:table-cell table:formula="of:=CONCATENATE(&quot;(&quot;;[.A855];&quot;, &quot;;[.B855];&quot;, &quot;;[.C855];&quot;, '&quot;;[.D855];&quot; &quot;;[.E855];&quot;', '&quot;;[.F855];&quot; &quot;;[.G855];&quot;', '&quot;; [.H855]; &quot;'&quot;; [.I855];&quot;', '&quot;;[.J855];&quot;', '&quot;;[.K855];&quot;', &quot;;[.L855]; &quot;), &quot;)" office:value-type="string" office:string-value="(24654919, 2020854, 80979, 'Giacomo Vassili', 'Snead Sigsworth', 'vsigsworthem@printfriendly.com'https://librenoticias.com/wp-content/uploads/2020/08/default-user-image.png', '742-870-536', '5759 Iowa Park', 394), " calcext:value-type="string">
            <text:p>(24654919, 2020854, 80979, 'Giacomo Vassili', 'Snead Sigsworth', 'vsigsworthem@printfriendly.com'https://librenoticias.com/wp-content/uploads/2020/08/default-user-image.png', '742-870-536', '5759 Iowa Park', 39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9363592" calcext:value-type="float">
            <text:p>59363592</text:p>
          </table:table-cell>
          <table:table-cell office:value-type="float" office:value="2020855" calcext:value-type="float">
            <text:p>2020855</text:p>
          </table:table-cell>
          <table:table-cell table:formula="of:=RANDBETWEEN(1000; 99999)" office:value-type="float" office:value="22307" calcext:value-type="float">
            <text:p>22307</text:p>
          </table:table-cell>
          <table:table-cell office:value-type="string" calcext:value-type="string">
            <text:p>Joceline</text:p>
          </table:table-cell>
          <table:table-cell office:value-type="string" calcext:value-type="string">
            <text:p>Queenie</text:p>
          </table:table-cell>
          <table:table-cell office:value-type="string" calcext:value-type="string">
            <text:p>Snipe</text:p>
          </table:table-cell>
          <table:table-cell office:value-type="string" calcext:value-type="string">
            <text:p>Simmgen</text:p>
          </table:table-cell>
          <table:table-cell office:value-type="string" calcext:value-type="string">
            <text:p>qsimmgenah@hatena.ne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74-302-719</text:p>
          </table:table-cell>
          <table:table-cell office:value-type="string" calcext:value-type="string">
            <text:p>93 Corry Drive</text:p>
          </table:table-cell>
          <table:table-cell table:formula="of:=RANDBETWEEN(1;1833)" office:value-type="float" office:value="1395" calcext:value-type="float">
            <text:p>1395</text:p>
          </table:table-cell>
          <table:table-cell/>
          <table:table-cell table:formula="of:=CONCATENATE(&quot;(&quot;;[.A856];&quot;, &quot;;[.B856];&quot;, &quot;;[.C856];&quot;, '&quot;;[.D856];&quot; &quot;;[.E856];&quot;', '&quot;;[.F856];&quot; &quot;;[.G856];&quot;', '&quot;; [.H856]; &quot;'&quot;; [.I856];&quot;', '&quot;;[.J856];&quot;', '&quot;;[.K856];&quot;', &quot;;[.L856]; &quot;), &quot;)" office:value-type="string" office:string-value="(59363592, 2020855, 22307, 'Joceline Queenie', 'Snipe Simmgen', 'qsimmgenah@hatena.ne.jp'https://librenoticias.com/wp-content/uploads/2020/08/default-user-image.png', '974-302-719', '93 Corry Drive', 1395), " calcext:value-type="string">
            <text:p>(59363592, 2020855, 22307, 'Joceline Queenie', 'Snipe Simmgen', 'qsimmgenah@hatena.ne.jp'https://librenoticias.com/wp-content/uploads/2020/08/default-user-image.png', '974-302-719', '93 Corry Drive', 139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9205606" calcext:value-type="float">
            <text:p>29205606</text:p>
          </table:table-cell>
          <table:table-cell office:value-type="float" office:value="2020856" calcext:value-type="float">
            <text:p>2020856</text:p>
          </table:table-cell>
          <table:table-cell table:formula="of:=RANDBETWEEN(1000; 99999)" office:value-type="float" office:value="6183" calcext:value-type="float">
            <text:p>6183</text:p>
          </table:table-cell>
          <table:table-cell office:value-type="string" calcext:value-type="string">
            <text:p>Lil</text:p>
          </table:table-cell>
          <table:table-cell office:value-type="string" calcext:value-type="string">
            <text:p>Laina</text:p>
          </table:table-cell>
          <table:table-cell office:value-type="string" calcext:value-type="string">
            <text:p>Snowball</text:p>
          </table:table-cell>
          <table:table-cell office:value-type="string" calcext:value-type="string">
            <text:p>Inett</text:p>
          </table:table-cell>
          <table:table-cell office:value-type="string" calcext:value-type="string">
            <text:p>linettrm@wordpress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01-398-893</text:p>
          </table:table-cell>
          <table:table-cell office:value-type="string" calcext:value-type="string">
            <text:p>47 Spaight Plaza</text:p>
          </table:table-cell>
          <table:table-cell table:formula="of:=RANDBETWEEN(1;1833)" office:value-type="float" office:value="821" calcext:value-type="float">
            <text:p>821</text:p>
          </table:table-cell>
          <table:table-cell/>
          <table:table-cell table:formula="of:=CONCATENATE(&quot;(&quot;;[.A857];&quot;, &quot;;[.B857];&quot;, &quot;;[.C857];&quot;, '&quot;;[.D857];&quot; &quot;;[.E857];&quot;', '&quot;;[.F857];&quot; &quot;;[.G857];&quot;', '&quot;; [.H857]; &quot;'&quot;; [.I857];&quot;', '&quot;;[.J857];&quot;', '&quot;;[.K857];&quot;', &quot;;[.L857]; &quot;), &quot;)" office:value-type="string" office:string-value="(29205606, 2020856, 6183, 'Lil Laina', 'Snowball Inett', 'linettrm@wordpress.org'https://librenoticias.com/wp-content/uploads/2020/08/default-user-image.png', '901-398-893', '47 Spaight Plaza', 821), " calcext:value-type="string">
            <text:p>(29205606, 2020856, 6183, 'Lil Laina', 'Snowball Inett', 'linettrm@wordpress.org'https://librenoticias.com/wp-content/uploads/2020/08/default-user-image.png', '901-398-893', '47 Spaight Plaza', 82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1876422" calcext:value-type="float">
            <text:p>61876422</text:p>
          </table:table-cell>
          <table:table-cell office:value-type="float" office:value="2020857" calcext:value-type="float">
            <text:p>2020857</text:p>
          </table:table-cell>
          <table:table-cell table:formula="of:=RANDBETWEEN(1000; 99999)" office:value-type="float" office:value="47319" calcext:value-type="float">
            <text:p>47319</text:p>
          </table:table-cell>
          <table:table-cell office:value-type="string" calcext:value-type="string">
            <text:p>Murvyn</text:p>
          </table:table-cell>
          <table:table-cell office:value-type="string" calcext:value-type="string">
            <text:p>Merill</text:p>
          </table:table-cell>
          <table:table-cell office:value-type="string" calcext:value-type="string">
            <text:p>Somerville</text:p>
          </table:table-cell>
          <table:table-cell office:value-type="string" calcext:value-type="string">
            <text:p>Gouldie</text:p>
          </table:table-cell>
          <table:table-cell office:value-type="string" calcext:value-type="string">
            <text:p>mgouldiekj@nyu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64-261-205</text:p>
          </table:table-cell>
          <table:table-cell office:value-type="string" calcext:value-type="string">
            <text:p>357 Stang Alley</text:p>
          </table:table-cell>
          <table:table-cell table:formula="of:=RANDBETWEEN(1;1833)" office:value-type="float" office:value="529" calcext:value-type="float">
            <text:p>529</text:p>
          </table:table-cell>
          <table:table-cell/>
          <table:table-cell table:formula="of:=CONCATENATE(&quot;(&quot;;[.A858];&quot;, &quot;;[.B858];&quot;, &quot;;[.C858];&quot;, '&quot;;[.D858];&quot; &quot;;[.E858];&quot;', '&quot;;[.F858];&quot; &quot;;[.G858];&quot;', '&quot;; [.H858]; &quot;'&quot;; [.I858];&quot;', '&quot;;[.J858];&quot;', '&quot;;[.K858];&quot;', &quot;;[.L858]; &quot;), &quot;)" office:value-type="string" office:string-value="(61876422, 2020857, 47319, 'Murvyn Merill', 'Somerville Gouldie', 'mgouldiekj@nyu.edu'https://librenoticias.com/wp-content/uploads/2020/08/default-user-image.png', '464-261-205', '357 Stang Alley', 529), " calcext:value-type="string">
            <text:p>(61876422, 2020857, 47319, 'Murvyn Merill', 'Somerville Gouldie', 'mgouldiekj@nyu.edu'https://librenoticias.com/wp-content/uploads/2020/08/default-user-image.png', '464-261-205', '357 Stang Alley', 52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1407167" calcext:value-type="float">
            <text:p>31407167</text:p>
          </table:table-cell>
          <table:table-cell office:value-type="float" office:value="2020858" calcext:value-type="float">
            <text:p>2020858</text:p>
          </table:table-cell>
          <table:table-cell table:formula="of:=RANDBETWEEN(1000; 99999)" office:value-type="float" office:value="54436" calcext:value-type="float">
            <text:p>5443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ynde</text:p>
          </table:table-cell>
          <table:table-cell office:value-type="string" calcext:value-type="string">
            <text:p>Souten</text:p>
          </table:table-cell>
          <table:table-cell office:value-type="string" calcext:value-type="string">
            <text:p>Heffer</text:p>
          </table:table-cell>
          <table:table-cell office:value-type="string" calcext:value-type="string">
            <text:p>chefferkz@theatlanti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97-670-808</text:p>
          </table:table-cell>
          <table:table-cell office:value-type="string" calcext:value-type="string">
            <text:p>31678 Gerald Hill</text:p>
          </table:table-cell>
          <table:table-cell table:formula="of:=RANDBETWEEN(1;1833)" office:value-type="float" office:value="1122" calcext:value-type="float">
            <text:p>1122</text:p>
          </table:table-cell>
          <table:table-cell/>
          <table:table-cell table:formula="of:=CONCATENATE(&quot;(&quot;;[.A859];&quot;, &quot;;[.B859];&quot;, &quot;;[.C859];&quot;, '&quot;;[.D859];&quot; &quot;;[.E859];&quot;', '&quot;;[.F859];&quot; &quot;;[.G859];&quot;', '&quot;; [.H859]; &quot;'&quot;; [.I859];&quot;', '&quot;;[.J859];&quot;', '&quot;;[.K859];&quot;', &quot;;[.L859]; &quot;), &quot;)" office:value-type="string" office:string-value="(31407167, 2020858, 54436, 'June Cynde', 'Souten Heffer', 'chefferkz@theatlantic.com'https://librenoticias.com/wp-content/uploads/2020/08/default-user-image.png', '797-670-808', '31678 Gerald Hill', 1122), " calcext:value-type="string">
            <text:p>(31407167, 2020858, 54436, 'June Cynde', 'Souten Heffer', 'chefferkz@theatlantic.com'https://librenoticias.com/wp-content/uploads/2020/08/default-user-image.png', '797-670-808', '31678 Gerald Hill', 112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6292444" calcext:value-type="float">
            <text:p>16292444</text:p>
          </table:table-cell>
          <table:table-cell office:value-type="float" office:value="2020859" calcext:value-type="float">
            <text:p>2020859</text:p>
          </table:table-cell>
          <table:table-cell table:formula="of:=RANDBETWEEN(1000; 99999)" office:value-type="float" office:value="14621" calcext:value-type="float">
            <text:p>14621</text:p>
          </table:table-cell>
          <table:table-cell office:value-type="string" calcext:value-type="string">
            <text:p>Emerson</text:p>
          </table:table-cell>
          <table:table-cell office:value-type="string" calcext:value-type="string">
            <text:p>Brose</text:p>
          </table:table-cell>
          <table:table-cell office:value-type="string" calcext:value-type="string">
            <text:p>Spadari</text:p>
          </table:table-cell>
          <table:table-cell office:value-type="string" calcext:value-type="string">
            <text:p>Burchess</text:p>
          </table:table-cell>
          <table:table-cell office:value-type="string" calcext:value-type="string">
            <text:p>bburchessli@elegantthem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85-785-680</text:p>
          </table:table-cell>
          <table:table-cell office:value-type="string" calcext:value-type="string">
            <text:p>9 Amoth Crossing</text:p>
          </table:table-cell>
          <table:table-cell table:formula="of:=RANDBETWEEN(1;1833)" office:value-type="float" office:value="1179" calcext:value-type="float">
            <text:p>1179</text:p>
          </table:table-cell>
          <table:table-cell/>
          <table:table-cell table:formula="of:=CONCATENATE(&quot;(&quot;;[.A860];&quot;, &quot;;[.B860];&quot;, &quot;;[.C860];&quot;, '&quot;;[.D860];&quot; &quot;;[.E860];&quot;', '&quot;;[.F860];&quot; &quot;;[.G860];&quot;', '&quot;; [.H860]; &quot;'&quot;; [.I860];&quot;', '&quot;;[.J860];&quot;', '&quot;;[.K860];&quot;', &quot;;[.L860]; &quot;), &quot;)" office:value-type="string" office:string-value="(16292444, 2020859, 14621, 'Emerson Brose', 'Spadari Burchess', 'bburchessli@elegantthemes.com'https://librenoticias.com/wp-content/uploads/2020/08/default-user-image.png', '885-785-680', '9 Amoth Crossing', 1179), " calcext:value-type="string">
            <text:p>(16292444, 2020859, 14621, 'Emerson Brose', 'Spadari Burchess', 'bburchessli@elegantthemes.com'https://librenoticias.com/wp-content/uploads/2020/08/default-user-image.png', '885-785-680', '9 Amoth Crossing', 117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6846356" calcext:value-type="float">
            <text:p>86846356</text:p>
          </table:table-cell>
          <table:table-cell office:value-type="float" office:value="2020860" calcext:value-type="float">
            <text:p>2020860</text:p>
          </table:table-cell>
          <table:table-cell table:formula="of:=RANDBETWEEN(1000; 99999)" office:value-type="float" office:value="28728" calcext:value-type="float">
            <text:p>28728</text:p>
          </table:table-cell>
          <table:table-cell office:value-type="string" calcext:value-type="string">
            <text:p>Pauly</text:p>
          </table:table-cell>
          <table:table-cell office:value-type="string" calcext:value-type="string">
            <text:p>Grantham</text:p>
          </table:table-cell>
          <table:table-cell office:value-type="string" calcext:value-type="string">
            <text:p>Sparkwill</text:p>
          </table:table-cell>
          <table:table-cell office:value-type="string" calcext:value-type="string">
            <text:p>Corsan</text:p>
          </table:table-cell>
          <table:table-cell office:value-type="string" calcext:value-type="string">
            <text:p>gcorsan96@washingtonpos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40-856-719</text:p>
          </table:table-cell>
          <table:table-cell office:value-type="string" calcext:value-type="string">
            <text:p>5 Bay Alley</text:p>
          </table:table-cell>
          <table:table-cell table:formula="of:=RANDBETWEEN(1;1833)" office:value-type="float" office:value="781" calcext:value-type="float">
            <text:p>781</text:p>
          </table:table-cell>
          <table:table-cell/>
          <table:table-cell table:formula="of:=CONCATENATE(&quot;(&quot;;[.A861];&quot;, &quot;;[.B861];&quot;, &quot;;[.C861];&quot;, '&quot;;[.D861];&quot; &quot;;[.E861];&quot;', '&quot;;[.F861];&quot; &quot;;[.G861];&quot;', '&quot;; [.H861]; &quot;'&quot;; [.I861];&quot;', '&quot;;[.J861];&quot;', '&quot;;[.K861];&quot;', &quot;;[.L861]; &quot;), &quot;)" office:value-type="string" office:string-value="(86846356, 2020860, 28728, 'Pauly Grantham', 'Sparkwill Corsan', 'gcorsan96@washingtonpost.com'https://librenoticias.com/wp-content/uploads/2020/08/default-user-image.png', '740-856-719', '5 Bay Alley', 781), " calcext:value-type="string">
            <text:p>(86846356, 2020860, 28728, 'Pauly Grantham', 'Sparkwill Corsan', 'gcorsan96@washingtonpost.com'https://librenoticias.com/wp-content/uploads/2020/08/default-user-image.png', '740-856-719', '5 Bay Alley', 78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0319172" calcext:value-type="float">
            <text:p>10319172</text:p>
          </table:table-cell>
          <table:table-cell office:value-type="float" office:value="2020861" calcext:value-type="float">
            <text:p>2020861</text:p>
          </table:table-cell>
          <table:table-cell table:formula="of:=RANDBETWEEN(1000; 99999)" office:value-type="float" office:value="97890" calcext:value-type="float">
            <text:p>97890</text:p>
          </table:table-cell>
          <table:table-cell office:value-type="string" calcext:value-type="string">
            <text:p>Peri</text:p>
          </table:table-cell>
          <table:table-cell office:value-type="string" calcext:value-type="string">
            <text:p>Babs</text:p>
          </table:table-cell>
          <table:table-cell office:value-type="string" calcext:value-type="string">
            <text:p>Spelwood</text:p>
          </table:table-cell>
          <table:table-cell office:value-type="string" calcext:value-type="string">
            <text:p>Dayley</text:p>
          </table:table-cell>
          <table:table-cell office:value-type="string" calcext:value-type="string">
            <text:p>bdayleyq6@c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63-412-997</text:p>
          </table:table-cell>
          <table:table-cell office:value-type="string" calcext:value-type="string">
            <text:p>204 6th Lane</text:p>
          </table:table-cell>
          <table:table-cell table:formula="of:=RANDBETWEEN(1;1833)" office:value-type="float" office:value="204" calcext:value-type="float">
            <text:p>204</text:p>
          </table:table-cell>
          <table:table-cell/>
          <table:table-cell table:formula="of:=CONCATENATE(&quot;(&quot;;[.A862];&quot;, &quot;;[.B862];&quot;, &quot;;[.C862];&quot;, '&quot;;[.D862];&quot; &quot;;[.E862];&quot;', '&quot;;[.F862];&quot; &quot;;[.G862];&quot;', '&quot;; [.H862]; &quot;'&quot;; [.I862];&quot;', '&quot;;[.J862];&quot;', '&quot;;[.K862];&quot;', &quot;;[.L862]; &quot;), &quot;)" office:value-type="string" office:string-value="(10319172, 2020861, 97890, 'Peri Babs', 'Spelwood Dayley', 'bdayleyq6@ca.gov'https://librenoticias.com/wp-content/uploads/2020/08/default-user-image.png', '763-412-997', '204 6th Lane', 204), " calcext:value-type="string">
            <text:p>(10319172, 2020861, 97890, 'Peri Babs', 'Spelwood Dayley', 'bdayleyq6@ca.gov'https://librenoticias.com/wp-content/uploads/2020/08/default-user-image.png', '763-412-997', '204 6th Lane', 20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1970433" calcext:value-type="float">
            <text:p>21970433</text:p>
          </table:table-cell>
          <table:table-cell office:value-type="float" office:value="2020862" calcext:value-type="float">
            <text:p>2020862</text:p>
          </table:table-cell>
          <table:table-cell table:formula="of:=RANDBETWEEN(1000; 99999)" office:value-type="float" office:value="51369" calcext:value-type="float">
            <text:p>51369</text:p>
          </table:table-cell>
          <table:table-cell office:value-type="string" calcext:value-type="string">
            <text:p>Shoshanna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Spencook</text:p>
          </table:table-cell>
          <table:table-cell office:value-type="string" calcext:value-type="string">
            <text:p>Kenderdine</text:p>
          </table:table-cell>
          <table:table-cell office:value-type="string" calcext:value-type="string">
            <text:p>lkenderdinenw@ms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80-243-428</text:p>
          </table:table-cell>
          <table:table-cell office:value-type="string" calcext:value-type="string">
            <text:p>62597 Brown Plaza</text:p>
          </table:table-cell>
          <table:table-cell table:formula="of:=RANDBETWEEN(1;1833)" office:value-type="float" office:value="34" calcext:value-type="float">
            <text:p>34</text:p>
          </table:table-cell>
          <table:table-cell/>
          <table:table-cell table:formula="of:=CONCATENATE(&quot;(&quot;;[.A863];&quot;, &quot;;[.B863];&quot;, &quot;;[.C863];&quot;, '&quot;;[.D863];&quot; &quot;;[.E863];&quot;', '&quot;;[.F863];&quot; &quot;;[.G863];&quot;', '&quot;; [.H863]; &quot;'&quot;; [.I863];&quot;', '&quot;;[.J863];&quot;', '&quot;;[.K863];&quot;', &quot;;[.L863]; &quot;), &quot;)" office:value-type="string" office:string-value="(21970433, 2020862, 51369, 'Shoshanna Lou', 'Spencook Kenderdine', 'lkenderdinenw@msn.com'https://librenoticias.com/wp-content/uploads/2020/08/default-user-image.png', '680-243-428', '62597 Brown Plaza', 34), " calcext:value-type="string">
            <text:p>(21970433, 2020862, 51369, 'Shoshanna Lou', 'Spencook Kenderdine', 'lkenderdinenw@msn.com'https://librenoticias.com/wp-content/uploads/2020/08/default-user-image.png', '680-243-428', '62597 Brown Plaza', 3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8039120" calcext:value-type="float">
            <text:p>98039120</text:p>
          </table:table-cell>
          <table:table-cell office:value-type="float" office:value="2020863" calcext:value-type="float">
            <text:p>2020863</text:p>
          </table:table-cell>
          <table:table-cell table:formula="of:=RANDBETWEEN(1000; 99999)" office:value-type="float" office:value="94708" calcext:value-type="float">
            <text:p>94708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Annaliese</text:p>
          </table:table-cell>
          <table:table-cell office:value-type="string" calcext:value-type="string">
            <text:p>Spendlove</text:p>
          </table:table-cell>
          <table:table-cell office:value-type="string" calcext:value-type="string">
            <text:p>Stitson</text:p>
          </table:table-cell>
          <table:table-cell office:value-type="string" calcext:value-type="string">
            <text:p>astitsonbl@bosto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64-670-142</text:p>
          </table:table-cell>
          <table:table-cell office:value-type="string" calcext:value-type="string">
            <text:p>145 Amoth Street</text:p>
          </table:table-cell>
          <table:table-cell table:formula="of:=RANDBETWEEN(1;1833)" office:value-type="float" office:value="1175" calcext:value-type="float">
            <text:p>1175</text:p>
          </table:table-cell>
          <table:table-cell/>
          <table:table-cell table:formula="of:=CONCATENATE(&quot;(&quot;;[.A864];&quot;, &quot;;[.B864];&quot;, &quot;;[.C864];&quot;, '&quot;;[.D864];&quot; &quot;;[.E864];&quot;', '&quot;;[.F864];&quot; &quot;;[.G864];&quot;', '&quot;; [.H864]; &quot;'&quot;; [.I864];&quot;', '&quot;;[.J864];&quot;', '&quot;;[.K864];&quot;', &quot;;[.L864]; &quot;), &quot;)" office:value-type="string" office:string-value="(98039120, 2020863, 94708, 'Bernadette Annaliese', 'Spendlove Stitson', 'astitsonbl@boston.com'https://librenoticias.com/wp-content/uploads/2020/08/default-user-image.png', '564-670-142', '145 Amoth Street', 1175), " calcext:value-type="string">
            <text:p>(98039120, 2020863, 94708, 'Bernadette Annaliese', 'Spendlove Stitson', 'astitsonbl@boston.com'https://librenoticias.com/wp-content/uploads/2020/08/default-user-image.png', '564-670-142', '145 Amoth Street', 117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1330525" calcext:value-type="float">
            <text:p>61330525</text:p>
          </table:table-cell>
          <table:table-cell office:value-type="float" office:value="2020864" calcext:value-type="float">
            <text:p>2020864</text:p>
          </table:table-cell>
          <table:table-cell table:formula="of:=RANDBETWEEN(1000; 99999)" office:value-type="float" office:value="13659" calcext:value-type="float">
            <text:p>13659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Tyrone</text:p>
          </table:table-cell>
          <table:table-cell office:value-type="string" calcext:value-type="string">
            <text:p>Spillett</text:p>
          </table:table-cell>
          <table:table-cell office:value-type="string" calcext:value-type="string">
            <text:p>Burnip</text:p>
          </table:table-cell>
          <table:table-cell office:value-type="string" calcext:value-type="string">
            <text:p>tburnip97@slashdot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16-676-425</text:p>
          </table:table-cell>
          <table:table-cell office:value-type="string" calcext:value-type="string">
            <text:p>913 Iowa Center</text:p>
          </table:table-cell>
          <table:table-cell table:formula="of:=RANDBETWEEN(1;1833)" office:value-type="float" office:value="237" calcext:value-type="float">
            <text:p>237</text:p>
          </table:table-cell>
          <table:table-cell/>
          <table:table-cell table:formula="of:=CONCATENATE(&quot;(&quot;;[.A865];&quot;, &quot;;[.B865];&quot;, &quot;;[.C865];&quot;, '&quot;;[.D865];&quot; &quot;;[.E865];&quot;', '&quot;;[.F865];&quot; &quot;;[.G865];&quot;', '&quot;; [.H865]; &quot;'&quot;; [.I865];&quot;', '&quot;;[.J865];&quot;', '&quot;;[.K865];&quot;', &quot;;[.L865]; &quot;), &quot;)" office:value-type="string" office:string-value="(61330525, 2020864, 13659, 'Laurent Tyrone', 'Spillett Burnip', 'tburnip97@slashdot.org'https://librenoticias.com/wp-content/uploads/2020/08/default-user-image.png', '216-676-425', '913 Iowa Center', 237), " calcext:value-type="string">
            <text:p>(61330525, 2020864, 13659, 'Laurent Tyrone', 'Spillett Burnip', 'tburnip97@slashdot.org'https://librenoticias.com/wp-content/uploads/2020/08/default-user-image.png', '216-676-425', '913 Iowa Center', 23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9709530" calcext:value-type="float">
            <text:p>89709530</text:p>
          </table:table-cell>
          <table:table-cell office:value-type="float" office:value="2020865" calcext:value-type="float">
            <text:p>2020865</text:p>
          </table:table-cell>
          <table:table-cell table:formula="of:=RANDBETWEEN(1000; 99999)" office:value-type="float" office:value="99327" calcext:value-type="float">
            <text:p>99327</text:p>
          </table:table-cell>
          <table:table-cell office:value-type="string" calcext:value-type="string">
            <text:p>Karon</text:p>
          </table:table-cell>
          <table:table-cell office:value-type="string" calcext:value-type="string">
            <text:p>Celestyn</text:p>
          </table:table-cell>
          <table:table-cell office:value-type="string" calcext:value-type="string">
            <text:p>Spilsted</text:p>
          </table:table-cell>
          <table:table-cell office:value-type="string" calcext:value-type="string">
            <text:p>Belchem</text:p>
          </table:table-cell>
          <table:table-cell office:value-type="string" calcext:value-type="string">
            <text:p>cbelchem21@bizjournal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80-815-813</text:p>
          </table:table-cell>
          <table:table-cell office:value-type="string" calcext:value-type="string">
            <text:p>9 Lotheville Junction</text:p>
          </table:table-cell>
          <table:table-cell table:formula="of:=RANDBETWEEN(1;1833)" office:value-type="float" office:value="348" calcext:value-type="float">
            <text:p>348</text:p>
          </table:table-cell>
          <table:table-cell/>
          <table:table-cell table:formula="of:=CONCATENATE(&quot;(&quot;;[.A866];&quot;, &quot;;[.B866];&quot;, &quot;;[.C866];&quot;, '&quot;;[.D866];&quot; &quot;;[.E866];&quot;', '&quot;;[.F866];&quot; &quot;;[.G866];&quot;', '&quot;; [.H866]; &quot;'&quot;; [.I866];&quot;', '&quot;;[.J866];&quot;', '&quot;;[.K866];&quot;', &quot;;[.L866]; &quot;), &quot;)" office:value-type="string" office:string-value="(89709530, 2020865, 99327, 'Karon Celestyn', 'Spilsted Belchem', 'cbelchem21@bizjournals.com'https://librenoticias.com/wp-content/uploads/2020/08/default-user-image.png', '780-815-813', '9 Lotheville Junction', 348), " calcext:value-type="string">
            <text:p>(89709530, 2020865, 99327, 'Karon Celestyn', 'Spilsted Belchem', 'cbelchem21@bizjournals.com'https://librenoticias.com/wp-content/uploads/2020/08/default-user-image.png', '780-815-813', '9 Lotheville Junction', 34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5811456" calcext:value-type="float">
            <text:p>75811456</text:p>
          </table:table-cell>
          <table:table-cell office:value-type="float" office:value="2020866" calcext:value-type="float">
            <text:p>2020866</text:p>
          </table:table-cell>
          <table:table-cell table:formula="of:=RANDBETWEEN(1000; 99999)" office:value-type="float" office:value="97919" calcext:value-type="float">
            <text:p>97919</text:p>
          </table:table-cell>
          <table:table-cell office:value-type="string" calcext:value-type="string">
            <text:p>Inge</text:p>
          </table:table-cell>
          <table:table-cell office:value-type="string" calcext:value-type="string">
            <text:p>Terrijo</text:p>
          </table:table-cell>
          <table:table-cell office:value-type="string" calcext:value-type="string">
            <text:p>Spinage</text:p>
          </table:table-cell>
          <table:table-cell office:value-type="string" calcext:value-type="string">
            <text:p>Selley</text:p>
          </table:table-cell>
          <table:table-cell office:value-type="string" calcext:value-type="string">
            <text:p>tselleyqd@googl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66-649-648</text:p>
          </table:table-cell>
          <table:table-cell office:value-type="string" calcext:value-type="string">
            <text:p>709 Artisan Terrace</text:p>
          </table:table-cell>
          <table:table-cell table:formula="of:=RANDBETWEEN(1;1833)" office:value-type="float" office:value="212" calcext:value-type="float">
            <text:p>212</text:p>
          </table:table-cell>
          <table:table-cell/>
          <table:table-cell table:formula="of:=CONCATENATE(&quot;(&quot;;[.A867];&quot;, &quot;;[.B867];&quot;, &quot;;[.C867];&quot;, '&quot;;[.D867];&quot; &quot;;[.E867];&quot;', '&quot;;[.F867];&quot; &quot;;[.G867];&quot;', '&quot;; [.H867]; &quot;'&quot;; [.I867];&quot;', '&quot;;[.J867];&quot;', '&quot;;[.K867];&quot;', &quot;;[.L867]; &quot;), &quot;)" office:value-type="string" office:string-value="(75811456, 2020866, 97919, 'Inge Terrijo', 'Spinage Selley', 'tselleyqd@google.com'https://librenoticias.com/wp-content/uploads/2020/08/default-user-image.png', '966-649-648', '709 Artisan Terrace', 212), " calcext:value-type="string">
            <text:p>(75811456, 2020866, 97919, 'Inge Terrijo', 'Spinage Selley', 'tselleyqd@google.com'https://librenoticias.com/wp-content/uploads/2020/08/default-user-image.png', '966-649-648', '709 Artisan Terrace', 21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1507558" calcext:value-type="float">
            <text:p>91507558</text:p>
          </table:table-cell>
          <table:table-cell office:value-type="float" office:value="2020867" calcext:value-type="float">
            <text:p>2020867</text:p>
          </table:table-cell>
          <table:table-cell table:formula="of:=RANDBETWEEN(1000; 99999)" office:value-type="float" office:value="64194" calcext:value-type="float">
            <text:p>64194</text:p>
          </table:table-cell>
          <table:table-cell office:value-type="string" calcext:value-type="string">
            <text:p>Malva</text:p>
          </table:table-cell>
          <table:table-cell office:value-type="string" calcext:value-type="string">
            <text:p>Fifi</text:p>
          </table:table-cell>
          <table:table-cell office:value-type="string" calcext:value-type="string">
            <text:p>Spiteri</text:p>
          </table:table-cell>
          <table:table-cell office:value-type="string" calcext:value-type="string">
            <text:p>Cahen</text:p>
          </table:table-cell>
          <table:table-cell office:value-type="string" calcext:value-type="string">
            <text:p>fcahen1a@indiatim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61-194-475</text:p>
          </table:table-cell>
          <table:table-cell office:value-type="string" calcext:value-type="string">
            <text:p>32 Carioca Road</text:p>
          </table:table-cell>
          <table:table-cell table:formula="of:=RANDBETWEEN(1;1833)" office:value-type="float" office:value="1752" calcext:value-type="float">
            <text:p>1752</text:p>
          </table:table-cell>
          <table:table-cell/>
          <table:table-cell table:formula="of:=CONCATENATE(&quot;(&quot;;[.A868];&quot;, &quot;;[.B868];&quot;, &quot;;[.C868];&quot;, '&quot;;[.D868];&quot; &quot;;[.E868];&quot;', '&quot;;[.F868];&quot; &quot;;[.G868];&quot;', '&quot;; [.H868]; &quot;'&quot;; [.I868];&quot;', '&quot;;[.J868];&quot;', '&quot;;[.K868];&quot;', &quot;;[.L868]; &quot;), &quot;)" office:value-type="string" office:string-value="(91507558, 2020867, 64194, 'Malva Fifi', 'Spiteri Cahen', 'fcahen1a@indiatimes.com'https://librenoticias.com/wp-content/uploads/2020/08/default-user-image.png', '661-194-475', '32 Carioca Road', 1752), " calcext:value-type="string">
            <text:p>(91507558, 2020867, 64194, 'Malva Fifi', 'Spiteri Cahen', 'fcahen1a@indiatimes.com'https://librenoticias.com/wp-content/uploads/2020/08/default-user-image.png', '661-194-475', '32 Carioca Road', 175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9651371" calcext:value-type="float">
            <text:p>79651371</text:p>
          </table:table-cell>
          <table:table-cell office:value-type="float" office:value="2020868" calcext:value-type="float">
            <text:p>2020868</text:p>
          </table:table-cell>
          <table:table-cell table:formula="of:=RANDBETWEEN(1000; 99999)" office:value-type="float" office:value="43975" calcext:value-type="float">
            <text:p>43975</text:p>
          </table:table-cell>
          <table:table-cell office:value-type="string" calcext:value-type="string">
            <text:p>Kleon</text:p>
          </table:table-cell>
          <table:table-cell office:value-type="string" calcext:value-type="string">
            <text:p>Dolph</text:p>
          </table:table-cell>
          <table:table-cell office:value-type="string" calcext:value-type="string">
            <text:p>Splevin</text:p>
          </table:table-cell>
          <table:table-cell office:value-type="string" calcext:value-type="string">
            <text:p>Madden</text:p>
          </table:table-cell>
          <table:table-cell office:value-type="string" calcext:value-type="string">
            <text:p>dmadden9v@twitt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37-624-774</text:p>
          </table:table-cell>
          <table:table-cell office:value-type="string" calcext:value-type="string">
            <text:p>6 Sutteridge Park</text:p>
          </table:table-cell>
          <table:table-cell table:formula="of:=RANDBETWEEN(1;1833)" office:value-type="float" office:value="818" calcext:value-type="float">
            <text:p>818</text:p>
          </table:table-cell>
          <table:table-cell/>
          <table:table-cell table:formula="of:=CONCATENATE(&quot;(&quot;;[.A869];&quot;, &quot;;[.B869];&quot;, &quot;;[.C869];&quot;, '&quot;;[.D869];&quot; &quot;;[.E869];&quot;', '&quot;;[.F869];&quot; &quot;;[.G869];&quot;', '&quot;; [.H869]; &quot;'&quot;; [.I869];&quot;', '&quot;;[.J869];&quot;', '&quot;;[.K869];&quot;', &quot;;[.L869]; &quot;), &quot;)" office:value-type="string" office:string-value="(79651371, 2020868, 43975, 'Kleon Dolph', 'Splevin Madden', 'dmadden9v@twitter.com'https://librenoticias.com/wp-content/uploads/2020/08/default-user-image.png', '837-624-774', '6 Sutteridge Park', 818), " calcext:value-type="string">
            <text:p>(79651371, 2020868, 43975, 'Kleon Dolph', 'Splevin Madden', 'dmadden9v@twitter.com'https://librenoticias.com/wp-content/uploads/2020/08/default-user-image.png', '837-624-774', '6 Sutteridge Park', 81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5192875" calcext:value-type="float">
            <text:p>15192875</text:p>
          </table:table-cell>
          <table:table-cell office:value-type="float" office:value="2020869" calcext:value-type="float">
            <text:p>2020869</text:p>
          </table:table-cell>
          <table:table-cell table:formula="of:=RANDBETWEEN(1000; 99999)" office:value-type="float" office:value="32853" calcext:value-type="float">
            <text:p>32853</text:p>
          </table:table-cell>
          <table:table-cell office:value-type="string" calcext:value-type="string">
            <text:p>Alexia</text:p>
          </table:table-cell>
          <table:table-cell office:value-type="string" calcext:value-type="string">
            <text:p>Pippa</text:p>
          </table:table-cell>
          <table:table-cell office:value-type="string" calcext:value-type="string">
            <text:p>Spong</text:p>
          </table:table-cell>
          <table:table-cell office:value-type="string" calcext:value-type="string">
            <text:p>Youle</text:p>
          </table:table-cell>
          <table:table-cell office:value-type="string" calcext:value-type="string">
            <text:p>pyoulee2@ih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93-800-301</text:p>
          </table:table-cell>
          <table:table-cell office:value-type="string" calcext:value-type="string">
            <text:p>10181 Sycamore Point</text:p>
          </table:table-cell>
          <table:table-cell table:formula="of:=RANDBETWEEN(1;1833)" office:value-type="float" office:value="820" calcext:value-type="float">
            <text:p>820</text:p>
          </table:table-cell>
          <table:table-cell/>
          <table:table-cell table:formula="of:=CONCATENATE(&quot;(&quot;;[.A870];&quot;, &quot;;[.B870];&quot;, &quot;;[.C870];&quot;, '&quot;;[.D870];&quot; &quot;;[.E870];&quot;', '&quot;;[.F870];&quot; &quot;;[.G870];&quot;', '&quot;; [.H870]; &quot;'&quot;; [.I870];&quot;', '&quot;;[.J870];&quot;', '&quot;;[.K870];&quot;', &quot;;[.L870]; &quot;), &quot;)" office:value-type="string" office:string-value="(15192875, 2020869, 32853, 'Alexia Pippa', 'Spong Youle', 'pyoulee2@ihg.com'https://librenoticias.com/wp-content/uploads/2020/08/default-user-image.png', '993-800-301', '10181 Sycamore Point', 820), " calcext:value-type="string">
            <text:p>(15192875, 2020869, 32853, 'Alexia Pippa', 'Spong Youle', 'pyoulee2@ihg.com'https://librenoticias.com/wp-content/uploads/2020/08/default-user-image.png', '993-800-301', '10181 Sycamore Point', 82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2403328" calcext:value-type="float">
            <text:p>42403328</text:p>
          </table:table-cell>
          <table:table-cell office:value-type="float" office:value="2020870" calcext:value-type="float">
            <text:p>2020870</text:p>
          </table:table-cell>
          <table:table-cell table:formula="of:=RANDBETWEEN(1000; 99999)" office:value-type="float" office:value="2994" calcext:value-type="float">
            <text:p>2994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Ferrulli</text:p>
          </table:table-cell>
          <table:table-cell office:value-type="string" calcext:value-type="string">
            <text:p>wferrulliax@noa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45-537-332</text:p>
          </table:table-cell>
          <table:table-cell office:value-type="string" calcext:value-type="string">
            <text:p>8252 Northport Park</text:p>
          </table:table-cell>
          <table:table-cell table:formula="of:=RANDBETWEEN(1;1833)" office:value-type="float" office:value="184" calcext:value-type="float">
            <text:p>184</text:p>
          </table:table-cell>
          <table:table-cell/>
          <table:table-cell table:formula="of:=CONCATENATE(&quot;(&quot;;[.A871];&quot;, &quot;;[.B871];&quot;, &quot;;[.C871];&quot;, '&quot;;[.D871];&quot; &quot;;[.E871];&quot;', '&quot;;[.F871];&quot; &quot;;[.G871];&quot;', '&quot;; [.H871]; &quot;'&quot;; [.I871];&quot;', '&quot;;[.J871];&quot;', '&quot;;[.K871];&quot;', &quot;;[.L871]; &quot;), &quot;)" office:value-type="string" office:string-value="(42403328, 2020870, 2994, 'Dun Wallace', 'Spread Ferrulli', 'wferrulliax@noaa.gov'https://librenoticias.com/wp-content/uploads/2020/08/default-user-image.png', '245-537-332', '8252 Northport Park', 184), " calcext:value-type="string">
            <text:p>(42403328, 2020870, 2994, 'Dun Wallace', 'Spread Ferrulli', 'wferrulliax@noaa.gov'https://librenoticias.com/wp-content/uploads/2020/08/default-user-image.png', '245-537-332', '8252 Northport Park', 18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8121685" calcext:value-type="float">
            <text:p>18121685</text:p>
          </table:table-cell>
          <table:table-cell office:value-type="float" office:value="2020871" calcext:value-type="float">
            <text:p>2020871</text:p>
          </table:table-cell>
          <table:table-cell table:formula="of:=RANDBETWEEN(1000; 99999)" office:value-type="float" office:value="90502" calcext:value-type="float">
            <text:p>90502</text:p>
          </table:table-cell>
          <table:table-cell office:value-type="string" calcext:value-type="string">
            <text:p>Olvan</text:p>
          </table:table-cell>
          <table:table-cell office:value-type="string" calcext:value-type="string">
            <text:p>Sayr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Antonignetti</text:p>
          </table:table-cell>
          <table:table-cell office:value-type="string" calcext:value-type="string">
            <text:p>santonignettiks@tripadviso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48-759-544</text:p>
          </table:table-cell>
          <table:table-cell office:value-type="string" calcext:value-type="string">
            <text:p>9673 Gina Avenue</text:p>
          </table:table-cell>
          <table:table-cell table:formula="of:=RANDBETWEEN(1;1833)" office:value-type="float" office:value="119" calcext:value-type="float">
            <text:p>119</text:p>
          </table:table-cell>
          <table:table-cell/>
          <table:table-cell table:formula="of:=CONCATENATE(&quot;(&quot;;[.A872];&quot;, &quot;;[.B872];&quot;, &quot;;[.C872];&quot;, '&quot;;[.D872];&quot; &quot;;[.E872];&quot;', '&quot;;[.F872];&quot; &quot;;[.G872];&quot;', '&quot;; [.H872]; &quot;'&quot;; [.I872];&quot;', '&quot;;[.J872];&quot;', '&quot;;[.K872];&quot;', &quot;;[.L872]; &quot;), &quot;)" office:value-type="string" office:string-value="(18121685, 2020871, 90502, 'Olvan Sayre', 'Spring Antonignetti', 'santonignettiks@tripadvisor.com'https://librenoticias.com/wp-content/uploads/2020/08/default-user-image.png', '148-759-544', '9673 Gina Avenue', 119), " calcext:value-type="string">
            <text:p>(18121685, 2020871, 90502, 'Olvan Sayre', 'Spring Antonignetti', 'santonignettiks@tripadvisor.com'https://librenoticias.com/wp-content/uploads/2020/08/default-user-image.png', '148-759-544', '9673 Gina Avenue', 11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0609938" calcext:value-type="float">
            <text:p>40609938</text:p>
          </table:table-cell>
          <table:table-cell office:value-type="float" office:value="2020872" calcext:value-type="float">
            <text:p>2020872</text:p>
          </table:table-cell>
          <table:table-cell table:formula="of:=RANDBETWEEN(1000; 99999)" office:value-type="float" office:value="99126" calcext:value-type="float">
            <text:p>99126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Squelch</text:p>
          </table:table-cell>
          <table:table-cell office:value-type="string" calcext:value-type="string">
            <text:p>Ellaway</text:p>
          </table:table-cell>
          <table:table-cell office:value-type="string" calcext:value-type="string">
            <text:p>bellawayec@is.gd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18-779-569</text:p>
          </table:table-cell>
          <table:table-cell office:value-type="string" calcext:value-type="string">
            <text:p>95 Donald Place</text:p>
          </table:table-cell>
          <table:table-cell table:formula="of:=RANDBETWEEN(1;1833)" office:value-type="float" office:value="1152" calcext:value-type="float">
            <text:p>1152</text:p>
          </table:table-cell>
          <table:table-cell/>
          <table:table-cell table:formula="of:=CONCATENATE(&quot;(&quot;;[.A873];&quot;, &quot;;[.B873];&quot;, &quot;;[.C873];&quot;, '&quot;;[.D873];&quot; &quot;;[.E873];&quot;', '&quot;;[.F873];&quot; &quot;;[.G873];&quot;', '&quot;; [.H873]; &quot;'&quot;; [.I873];&quot;', '&quot;;[.J873];&quot;', '&quot;;[.K873];&quot;', &quot;;[.L873]; &quot;), &quot;)" office:value-type="string" office:string-value="(40609938, 2020872, 99126, 'Wes Boyd', 'Squelch Ellaway', 'bellawayec@is.gd'https://librenoticias.com/wp-content/uploads/2020/08/default-user-image.png', '918-779-569', '95 Donald Place', 1152), " calcext:value-type="string">
            <text:p>(40609938, 2020872, 99126, 'Wes Boyd', 'Squelch Ellaway', 'bellawayec@is.gd'https://librenoticias.com/wp-content/uploads/2020/08/default-user-image.png', '918-779-569', '95 Donald Place', 115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2062372" calcext:value-type="float">
            <text:p>82062372</text:p>
          </table:table-cell>
          <table:table-cell office:value-type="float" office:value="2020873" calcext:value-type="float">
            <text:p>2020873</text:p>
          </table:table-cell>
          <table:table-cell table:formula="of:=RANDBETWEEN(1000; 99999)" office:value-type="float" office:value="25776" calcext:value-type="float">
            <text:p>25776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Agnesse</text:p>
          </table:table-cell>
          <table:table-cell office:value-type="string" calcext:value-type="string">
            <text:p>Stainfield</text:p>
          </table:table-cell>
          <table:table-cell office:value-type="string" calcext:value-type="string">
            <text:p>Enefer</text:p>
          </table:table-cell>
          <table:table-cell office:value-type="string" calcext:value-type="string">
            <text:p>aeneferhj@lyco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31-727-820</text:p>
          </table:table-cell>
          <table:table-cell office:value-type="string" calcext:value-type="string">
            <text:p>979 Fallview Way</text:p>
          </table:table-cell>
          <table:table-cell table:formula="of:=RANDBETWEEN(1;1833)" office:value-type="float" office:value="515" calcext:value-type="float">
            <text:p>515</text:p>
          </table:table-cell>
          <table:table-cell/>
          <table:table-cell table:formula="of:=CONCATENATE(&quot;(&quot;;[.A874];&quot;, &quot;;[.B874];&quot;, &quot;;[.C874];&quot;, '&quot;;[.D874];&quot; &quot;;[.E874];&quot;', '&quot;;[.F874];&quot; &quot;;[.G874];&quot;', '&quot;; [.H874]; &quot;'&quot;; [.I874];&quot;', '&quot;;[.J874];&quot;', '&quot;;[.K874];&quot;', &quot;;[.L874]; &quot;), &quot;)" office:value-type="string" office:string-value="(82062372, 2020873, 25776, 'Reyna Agnesse', 'Stainfield Enefer', 'aeneferhj@lycos.com'https://librenoticias.com/wp-content/uploads/2020/08/default-user-image.png', '631-727-820', '979 Fallview Way', 515), " calcext:value-type="string">
            <text:p>(82062372, 2020873, 25776, 'Reyna Agnesse', 'Stainfield Enefer', 'aeneferhj@lycos.com'https://librenoticias.com/wp-content/uploads/2020/08/default-user-image.png', '631-727-820', '979 Fallview Way', 51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9038382" calcext:value-type="float">
            <text:p>29038382</text:p>
          </table:table-cell>
          <table:table-cell office:value-type="float" office:value="2020874" calcext:value-type="float">
            <text:p>2020874</text:p>
          </table:table-cell>
          <table:table-cell table:formula="of:=RANDBETWEEN(1000; 99999)" office:value-type="float" office:value="74138" calcext:value-type="float">
            <text:p>74138</text:p>
          </table:table-cell>
          <table:table-cell office:value-type="string" calcext:value-type="string">
            <text:p>Sayre</text:p>
          </table:table-cell>
          <table:table-cell office:value-type="string" calcext:value-type="string">
            <text:p>Gualterio</text:p>
          </table:table-cell>
          <table:table-cell office:value-type="string" calcext:value-type="string">
            <text:p>Stallion</text:p>
          </table:table-cell>
          <table:table-cell office:value-type="string" calcext:value-type="string">
            <text:p>Fleay</text:p>
          </table:table-cell>
          <table:table-cell office:value-type="string" calcext:value-type="string">
            <text:p>gfleay4i@skyp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82-619-368</text:p>
          </table:table-cell>
          <table:table-cell office:value-type="string" calcext:value-type="string">
            <text:p>7 Karstens Court</text:p>
          </table:table-cell>
          <table:table-cell table:formula="of:=RANDBETWEEN(1;1833)" office:value-type="float" office:value="1221" calcext:value-type="float">
            <text:p>1221</text:p>
          </table:table-cell>
          <table:table-cell/>
          <table:table-cell table:formula="of:=CONCATENATE(&quot;(&quot;;[.A875];&quot;, &quot;;[.B875];&quot;, &quot;;[.C875];&quot;, '&quot;;[.D875];&quot; &quot;;[.E875];&quot;', '&quot;;[.F875];&quot; &quot;;[.G875];&quot;', '&quot;; [.H875]; &quot;'&quot;; [.I875];&quot;', '&quot;;[.J875];&quot;', '&quot;;[.K875];&quot;', &quot;;[.L875]; &quot;), &quot;)" office:value-type="string" office:string-value="(29038382, 2020874, 74138, 'Sayre Gualterio', 'Stallion Fleay', 'gfleay4i@skype.com'https://librenoticias.com/wp-content/uploads/2020/08/default-user-image.png', '982-619-368', '7 Karstens Court', 1221), " calcext:value-type="string">
            <text:p>(29038382, 2020874, 74138, 'Sayre Gualterio', 'Stallion Fleay', 'gfleay4i@skype.com'https://librenoticias.com/wp-content/uploads/2020/08/default-user-image.png', '982-619-368', '7 Karstens Court', 122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3227224" calcext:value-type="float">
            <text:p>73227224</text:p>
          </table:table-cell>
          <table:table-cell office:value-type="float" office:value="2020875" calcext:value-type="float">
            <text:p>2020875</text:p>
          </table:table-cell>
          <table:table-cell table:formula="of:=RANDBETWEEN(1000; 99999)" office:value-type="float" office:value="48268" calcext:value-type="float">
            <text:p>48268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Hildegarde</text:p>
          </table:table-cell>
          <table:table-cell office:value-type="string" calcext:value-type="string">
            <text:p>Standering</text:p>
          </table:table-cell>
          <table:table-cell office:value-type="string" calcext:value-type="string">
            <text:p>Norster</text:p>
          </table:table-cell>
          <table:table-cell office:value-type="string" calcext:value-type="string">
            <text:p>hnorster3p@wile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13-855-534</text:p>
          </table:table-cell>
          <table:table-cell office:value-type="string" calcext:value-type="string">
            <text:p>82 Lindbergh Lane</text:p>
          </table:table-cell>
          <table:table-cell table:formula="of:=RANDBETWEEN(1;1833)" office:value-type="float" office:value="1160" calcext:value-type="float">
            <text:p>1160</text:p>
          </table:table-cell>
          <table:table-cell/>
          <table:table-cell table:formula="of:=CONCATENATE(&quot;(&quot;;[.A876];&quot;, &quot;;[.B876];&quot;, &quot;;[.C876];&quot;, '&quot;;[.D876];&quot; &quot;;[.E876];&quot;', '&quot;;[.F876];&quot; &quot;;[.G876];&quot;', '&quot;; [.H876]; &quot;'&quot;; [.I876];&quot;', '&quot;;[.J876];&quot;', '&quot;;[.K876];&quot;', &quot;;[.L876]; &quot;), &quot;)" office:value-type="string" office:string-value="(73227224, 2020875, 48268, 'Patti Hildegarde', 'Standering Norster', 'hnorster3p@wiley.com'https://librenoticias.com/wp-content/uploads/2020/08/default-user-image.png', '313-855-534', '82 Lindbergh Lane', 1160), " calcext:value-type="string">
            <text:p>(73227224, 2020875, 48268, 'Patti Hildegarde', 'Standering Norster', 'hnorster3p@wiley.com'https://librenoticias.com/wp-content/uploads/2020/08/default-user-image.png', '313-855-534', '82 Lindbergh Lane', 11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1532723" calcext:value-type="float">
            <text:p>11532723</text:p>
          </table:table-cell>
          <table:table-cell office:value-type="float" office:value="2020876" calcext:value-type="float">
            <text:p>2020876</text:p>
          </table:table-cell>
          <table:table-cell table:formula="of:=RANDBETWEEN(1000; 99999)" office:value-type="float" office:value="95422" calcext:value-type="float">
            <text:p>95422</text:p>
          </table:table-cell>
          <table:table-cell office:value-type="string" calcext:value-type="string">
            <text:p>Maryrose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Stansbury</text:p>
          </table:table-cell>
          <table:table-cell office:value-type="string" calcext:value-type="string">
            <text:p>Gregol</text:p>
          </table:table-cell>
          <table:table-cell office:value-type="string" calcext:value-type="string">
            <text:p>rgregolb3@people.com.cn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44-443-361</text:p>
          </table:table-cell>
          <table:table-cell office:value-type="string" calcext:value-type="string">
            <text:p>292 Transport Court</text:p>
          </table:table-cell>
          <table:table-cell table:formula="of:=RANDBETWEEN(1;1833)" office:value-type="float" office:value="1248" calcext:value-type="float">
            <text:p>1248</text:p>
          </table:table-cell>
          <table:table-cell/>
          <table:table-cell table:formula="of:=CONCATENATE(&quot;(&quot;;[.A877];&quot;, &quot;;[.B877];&quot;, &quot;;[.C877];&quot;, '&quot;;[.D877];&quot; &quot;;[.E877];&quot;', '&quot;;[.F877];&quot; &quot;;[.G877];&quot;', '&quot;; [.H877]; &quot;'&quot;; [.I877];&quot;', '&quot;;[.J877];&quot;', '&quot;;[.K877];&quot;', &quot;;[.L877]; &quot;), &quot;)" office:value-type="string" office:string-value="(11532723, 2020876, 95422, 'Maryrose Roberta', 'Stansbury Gregol', 'rgregolb3@people.com.cn'https://librenoticias.com/wp-content/uploads/2020/08/default-user-image.png', '644-443-361', '292 Transport Court', 1248), " calcext:value-type="string">
            <text:p>(11532723, 2020876, 95422, 'Maryrose Roberta', 'Stansbury Gregol', 'rgregolb3@people.com.cn'https://librenoticias.com/wp-content/uploads/2020/08/default-user-image.png', '644-443-361', '292 Transport Court', 124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8495966" calcext:value-type="float">
            <text:p>18495966</text:p>
          </table:table-cell>
          <table:table-cell office:value-type="float" office:value="2020877" calcext:value-type="float">
            <text:p>2020877</text:p>
          </table:table-cell>
          <table:table-cell table:formula="of:=RANDBETWEEN(1000; 99999)" office:value-type="float" office:value="19983" calcext:value-type="float">
            <text:p>19983</text:p>
          </table:table-cell>
          <table:table-cell office:value-type="string" calcext:value-type="string">
            <text:p>Paule</text:p>
          </table:table-cell>
          <table:table-cell office:value-type="string" calcext:value-type="string">
            <text:p>Orella</text:p>
          </table:table-cell>
          <table:table-cell office:value-type="string" calcext:value-type="string">
            <text:p>Stapleton</text:p>
          </table:table-cell>
          <table:table-cell office:value-type="string" calcext:value-type="string">
            <text:p>Cuerdale</text:p>
          </table:table-cell>
          <table:table-cell office:value-type="string" calcext:value-type="string">
            <text:p>ocuerdalepm@so-net.ne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31-924-114</text:p>
          </table:table-cell>
          <table:table-cell office:value-type="string" calcext:value-type="string">
            <text:p>32567 Cardinal Parkway</text:p>
          </table:table-cell>
          <table:table-cell table:formula="of:=RANDBETWEEN(1;1833)" office:value-type="float" office:value="1267" calcext:value-type="float">
            <text:p>1267</text:p>
          </table:table-cell>
          <table:table-cell/>
          <table:table-cell table:formula="of:=CONCATENATE(&quot;(&quot;;[.A878];&quot;, &quot;;[.B878];&quot;, &quot;;[.C878];&quot;, '&quot;;[.D878];&quot; &quot;;[.E878];&quot;', '&quot;;[.F878];&quot; &quot;;[.G878];&quot;', '&quot;; [.H878]; &quot;'&quot;; [.I878];&quot;', '&quot;;[.J878];&quot;', '&quot;;[.K878];&quot;', &quot;;[.L878]; &quot;), &quot;)" office:value-type="string" office:string-value="(18495966, 2020877, 19983, 'Paule Orella', 'Stapleton Cuerdale', 'ocuerdalepm@so-net.ne.jp'https://librenoticias.com/wp-content/uploads/2020/08/default-user-image.png', '131-924-114', '32567 Cardinal Parkway', 1267), " calcext:value-type="string">
            <text:p>(18495966, 2020877, 19983, 'Paule Orella', 'Stapleton Cuerdale', 'ocuerdalepm@so-net.ne.jp'https://librenoticias.com/wp-content/uploads/2020/08/default-user-image.png', '131-924-114', '32567 Cardinal Parkway', 126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5434481" calcext:value-type="float">
            <text:p>45434481</text:p>
          </table:table-cell>
          <table:table-cell office:value-type="float" office:value="2020878" calcext:value-type="float">
            <text:p>2020878</text:p>
          </table:table-cell>
          <table:table-cell table:formula="of:=RANDBETWEEN(1000; 99999)" office:value-type="float" office:value="13081" calcext:value-type="float">
            <text:p>13081</text:p>
          </table:table-cell>
          <table:table-cell office:value-type="string" calcext:value-type="string">
            <text:p>Gale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Starsmeare</text:p>
          </table:table-cell>
          <table:table-cell office:value-type="string" calcext:value-type="string">
            <text:p>Dach</text:p>
          </table:table-cell>
          <table:table-cell office:value-type="string" calcext:value-type="string">
            <text:p>sdachq5@amazo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92-635-497</text:p>
          </table:table-cell>
          <table:table-cell office:value-type="string" calcext:value-type="string">
            <text:p>46732 Sunnyside Trail</text:p>
          </table:table-cell>
          <table:table-cell table:formula="of:=RANDBETWEEN(1;1833)" office:value-type="float" office:value="1192" calcext:value-type="float">
            <text:p>1192</text:p>
          </table:table-cell>
          <table:table-cell/>
          <table:table-cell table:formula="of:=CONCATENATE(&quot;(&quot;;[.A879];&quot;, &quot;;[.B879];&quot;, &quot;;[.C879];&quot;, '&quot;;[.D879];&quot; &quot;;[.E879];&quot;', '&quot;;[.F879];&quot; &quot;;[.G879];&quot;', '&quot;; [.H879]; &quot;'&quot;; [.I879];&quot;', '&quot;;[.J879];&quot;', '&quot;;[.K879];&quot;', &quot;;[.L879]; &quot;), &quot;)" office:value-type="string" office:string-value="(45434481, 2020878, 13081, 'Gale Silva', 'Starsmeare Dach', 'sdachq5@amazon.com'https://librenoticias.com/wp-content/uploads/2020/08/default-user-image.png', '692-635-497', '46732 Sunnyside Trail', 1192), " calcext:value-type="string">
            <text:p>(45434481, 2020878, 13081, 'Gale Silva', 'Starsmeare Dach', 'sdachq5@amazon.com'https://librenoticias.com/wp-content/uploads/2020/08/default-user-image.png', '692-635-497', '46732 Sunnyside Trail', 119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7432827" calcext:value-type="float">
            <text:p>17432827</text:p>
          </table:table-cell>
          <table:table-cell office:value-type="float" office:value="2020879" calcext:value-type="float">
            <text:p>2020879</text:p>
          </table:table-cell>
          <table:table-cell table:formula="of:=RANDBETWEEN(1000; 99999)" office:value-type="float" office:value="81672" calcext:value-type="float">
            <text:p>81672</text:p>
          </table:table-cell>
          <table:table-cell office:value-type="string" calcext:value-type="string">
            <text:p>Dianemarie</text:p>
          </table:table-cell>
          <table:table-cell office:value-type="string" calcext:value-type="string">
            <text:p>Ronalda</text:p>
          </table:table-cell>
          <table:table-cell office:value-type="string" calcext:value-type="string">
            <text:p>Steinor</text:p>
          </table:table-cell>
          <table:table-cell office:value-type="string" calcext:value-type="string">
            <text:p>Piperley</text:p>
          </table:table-cell>
          <table:table-cell office:value-type="string" calcext:value-type="string">
            <text:p>rpiperleyqz@bloglovi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11-192-186</text:p>
          </table:table-cell>
          <table:table-cell office:value-type="string" calcext:value-type="string">
            <text:p>1 Kingsford Terrace</text:p>
          </table:table-cell>
          <table:table-cell table:formula="of:=RANDBETWEEN(1;1833)" office:value-type="float" office:value="379" calcext:value-type="float">
            <text:p>379</text:p>
          </table:table-cell>
          <table:table-cell/>
          <table:table-cell table:formula="of:=CONCATENATE(&quot;(&quot;;[.A880];&quot;, &quot;;[.B880];&quot;, &quot;;[.C880];&quot;, '&quot;;[.D880];&quot; &quot;;[.E880];&quot;', '&quot;;[.F880];&quot; &quot;;[.G880];&quot;', '&quot;; [.H880]; &quot;'&quot;; [.I880];&quot;', '&quot;;[.J880];&quot;', '&quot;;[.K880];&quot;', &quot;;[.L880]; &quot;), &quot;)" office:value-type="string" office:string-value="(17432827, 2020879, 81672, 'Dianemarie Ronalda', 'Steinor Piperley', 'rpiperleyqz@bloglovin.com'https://librenoticias.com/wp-content/uploads/2020/08/default-user-image.png', '211-192-186', '1 Kingsford Terrace', 379), " calcext:value-type="string">
            <text:p>(17432827, 2020879, 81672, 'Dianemarie Ronalda', 'Steinor Piperley', 'rpiperleyqz@bloglovin.com'https://librenoticias.com/wp-content/uploads/2020/08/default-user-image.png', '211-192-186', '1 Kingsford Terrace', 37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8582362" calcext:value-type="float">
            <text:p>68582362</text:p>
          </table:table-cell>
          <table:table-cell office:value-type="float" office:value="2020880" calcext:value-type="float">
            <text:p>2020880</text:p>
          </table:table-cell>
          <table:table-cell table:formula="of:=RANDBETWEEN(1000; 99999)" office:value-type="float" office:value="1964" calcext:value-type="float">
            <text:p>1964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Steuart</text:p>
          </table:table-cell>
          <table:table-cell office:value-type="string" calcext:value-type="string">
            <text:p>Rains</text:p>
          </table:table-cell>
          <table:table-cell office:value-type="string" calcext:value-type="string">
            <text:p>mrainsbc@geocities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76-971-800</text:p>
          </table:table-cell>
          <table:table-cell office:value-type="string" calcext:value-type="string">
            <text:p>88424 La Follette Crossing</text:p>
          </table:table-cell>
          <table:table-cell table:formula="of:=RANDBETWEEN(1;1833)" office:value-type="float" office:value="160" calcext:value-type="float">
            <text:p>160</text:p>
          </table:table-cell>
          <table:table-cell/>
          <table:table-cell table:formula="of:=CONCATENATE(&quot;(&quot;;[.A881];&quot;, &quot;;[.B881];&quot;, &quot;;[.C881];&quot;, '&quot;;[.D881];&quot; &quot;;[.E881];&quot;', '&quot;;[.F881];&quot; &quot;;[.G881];&quot;', '&quot;; [.H881]; &quot;'&quot;; [.I881];&quot;', '&quot;;[.J881];&quot;', '&quot;;[.K881];&quot;', &quot;;[.L881]; &quot;), &quot;)" office:value-type="string" office:string-value="(68582362, 2020880, 1964, 'Zebedee Milton', 'Steuart Rains', 'mrainsbc@geocities.jp'https://librenoticias.com/wp-content/uploads/2020/08/default-user-image.png', '176-971-800', '88424 La Follette Crossing', 160), " calcext:value-type="string">
            <text:p>(68582362, 2020880, 1964, 'Zebedee Milton', 'Steuart Rains', 'mrainsbc@geocities.jp'https://librenoticias.com/wp-content/uploads/2020/08/default-user-image.png', '176-971-800', '88424 La Follette Crossing', 16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4251974" calcext:value-type="float">
            <text:p>74251974</text:p>
          </table:table-cell>
          <table:table-cell office:value-type="float" office:value="2020881" calcext:value-type="float">
            <text:p>2020881</text:p>
          </table:table-cell>
          <table:table-cell table:formula="of:=RANDBETWEEN(1000; 99999)" office:value-type="float" office:value="83520" calcext:value-type="float">
            <text:p>83520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Eugenius</text:p>
          </table:table-cell>
          <table:table-cell office:value-type="string" calcext:value-type="string">
            <text:p>Steynor</text:p>
          </table:table-cell>
          <table:table-cell office:value-type="string" calcext:value-type="string">
            <text:p>Haseldine</text:p>
          </table:table-cell>
          <table:table-cell office:value-type="string" calcext:value-type="string">
            <text:p>ehaseldineqk@answer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57-511-625</text:p>
          </table:table-cell>
          <table:table-cell office:value-type="string" calcext:value-type="string">
            <text:p>40 Mcguire Circle</text:p>
          </table:table-cell>
          <table:table-cell table:formula="of:=RANDBETWEEN(1;1833)" office:value-type="float" office:value="1563" calcext:value-type="float">
            <text:p>1563</text:p>
          </table:table-cell>
          <table:table-cell/>
          <table:table-cell table:formula="of:=CONCATENATE(&quot;(&quot;;[.A882];&quot;, &quot;;[.B882];&quot;, &quot;;[.C882];&quot;, '&quot;;[.D882];&quot; &quot;;[.E882];&quot;', '&quot;;[.F882];&quot; &quot;;[.G882];&quot;', '&quot;; [.H882]; &quot;'&quot;; [.I882];&quot;', '&quot;;[.J882];&quot;', '&quot;;[.K882];&quot;', &quot;;[.L882]; &quot;), &quot;)" office:value-type="string" office:string-value="(74251974, 2020881, 83520, 'Emmanuel Eugenius', 'Steynor Haseldine', 'ehaseldineqk@answers.com'https://librenoticias.com/wp-content/uploads/2020/08/default-user-image.png', '557-511-625', '40 Mcguire Circle', 1563), " calcext:value-type="string">
            <text:p>(74251974, 2020881, 83520, 'Emmanuel Eugenius', 'Steynor Haseldine', 'ehaseldineqk@answers.com'https://librenoticias.com/wp-content/uploads/2020/08/default-user-image.png', '557-511-625', '40 Mcguire Circle', 156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5692183" calcext:value-type="float">
            <text:p>55692183</text:p>
          </table:table-cell>
          <table:table-cell office:value-type="float" office:value="2020882" calcext:value-type="float">
            <text:p>2020882</text:p>
          </table:table-cell>
          <table:table-cell table:formula="of:=RANDBETWEEN(1000; 99999)" office:value-type="float" office:value="56267" calcext:value-type="float">
            <text:p>56267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Evelin</text:p>
          </table:table-cell>
          <table:table-cell office:value-type="string" calcext:value-type="string">
            <text:p>Stigers</text:p>
          </table:table-cell>
          <table:table-cell office:value-type="string" calcext:value-type="string">
            <text:p>Wheelton</text:p>
          </table:table-cell>
          <table:table-cell office:value-type="string" calcext:value-type="string">
            <text:p>ewheeltonis@cdc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10-357-342</text:p>
          </table:table-cell>
          <table:table-cell office:value-type="string" calcext:value-type="string">
            <text:p>9080 Gateway Pass</text:p>
          </table:table-cell>
          <table:table-cell table:formula="of:=RANDBETWEEN(1;1833)" office:value-type="float" office:value="556" calcext:value-type="float">
            <text:p>556</text:p>
          </table:table-cell>
          <table:table-cell/>
          <table:table-cell table:formula="of:=CONCATENATE(&quot;(&quot;;[.A883];&quot;, &quot;;[.B883];&quot;, &quot;;[.C883];&quot;, '&quot;;[.D883];&quot; &quot;;[.E883];&quot;', '&quot;;[.F883];&quot; &quot;;[.G883];&quot;', '&quot;; [.H883]; &quot;'&quot;; [.I883];&quot;', '&quot;;[.J883];&quot;', '&quot;;[.K883];&quot;', &quot;;[.L883]; &quot;), &quot;)" office:value-type="string" office:string-value="(55692183, 2020882, 56267, 'Lars Evelin', 'Stigers Wheelton', 'ewheeltonis@cdc.gov'https://librenoticias.com/wp-content/uploads/2020/08/default-user-image.png', '210-357-342', '9080 Gateway Pass', 556), " calcext:value-type="string">
            <text:p>(55692183, 2020882, 56267, 'Lars Evelin', 'Stigers Wheelton', 'ewheeltonis@cdc.gov'https://librenoticias.com/wp-content/uploads/2020/08/default-user-image.png', '210-357-342', '9080 Gateway Pass', 55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5932500" calcext:value-type="float">
            <text:p>75932500</text:p>
          </table:table-cell>
          <table:table-cell office:value-type="float" office:value="2020883" calcext:value-type="float">
            <text:p>2020883</text:p>
          </table:table-cell>
          <table:table-cell table:formula="of:=RANDBETWEEN(1000; 99999)" office:value-type="float" office:value="82565" calcext:value-type="float">
            <text:p>82565</text:p>
          </table:table-cell>
          <table:table-cell office:value-type="string" calcext:value-type="string">
            <text:p>Ellwood</text:p>
          </table:table-cell>
          <table:table-cell office:value-type="string" calcext:value-type="string">
            <text:p>Bron</text:p>
          </table:table-cell>
          <table:table-cell office:value-type="string" calcext:value-type="string">
            <text:p>Stoad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bbridejw@indiatim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04-966-175</text:p>
          </table:table-cell>
          <table:table-cell office:value-type="string" calcext:value-type="string">
            <text:p>7 Reinke Center</text:p>
          </table:table-cell>
          <table:table-cell table:formula="of:=RANDBETWEEN(1;1833)" office:value-type="float" office:value="783" calcext:value-type="float">
            <text:p>783</text:p>
          </table:table-cell>
          <table:table-cell/>
          <table:table-cell table:formula="of:=CONCATENATE(&quot;(&quot;;[.A884];&quot;, &quot;;[.B884];&quot;, &quot;;[.C884];&quot;, '&quot;;[.D884];&quot; &quot;;[.E884];&quot;', '&quot;;[.F884];&quot; &quot;;[.G884];&quot;', '&quot;; [.H884]; &quot;'&quot;; [.I884];&quot;', '&quot;;[.J884];&quot;', '&quot;;[.K884];&quot;', &quot;;[.L884]; &quot;), &quot;)" office:value-type="string" office:string-value="(75932500, 2020883, 82565, 'Ellwood Bron', 'Stoad Bride', 'bbridejw@indiatimes.com'https://librenoticias.com/wp-content/uploads/2020/08/default-user-image.png', '904-966-175', '7 Reinke Center', 783), " calcext:value-type="string">
            <text:p>(75932500, 2020883, 82565, 'Ellwood Bron', 'Stoad Bride', 'bbridejw@indiatimes.com'https://librenoticias.com/wp-content/uploads/2020/08/default-user-image.png', '904-966-175', '7 Reinke Center', 78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8025821" calcext:value-type="float">
            <text:p>28025821</text:p>
          </table:table-cell>
          <table:table-cell office:value-type="float" office:value="2020884" calcext:value-type="float">
            <text:p>2020884</text:p>
          </table:table-cell>
          <table:table-cell table:formula="of:=RANDBETWEEN(1000; 99999)" office:value-type="float" office:value="80158" calcext:value-type="float">
            <text:p>80158</text:p>
          </table:table-cell>
          <table:table-cell office:value-type="string" calcext:value-type="string">
            <text:p>Jorey</text:p>
          </table:table-cell>
          <table:table-cell office:value-type="string" calcext:value-type="string">
            <text:p>Brinn</text:p>
          </table:table-cell>
          <table:table-cell office:value-type="string" calcext:value-type="string">
            <text:p>Stoffer</text:p>
          </table:table-cell>
          <table:table-cell office:value-type="string" calcext:value-type="string">
            <text:p>Godfray</text:p>
          </table:table-cell>
          <table:table-cell office:value-type="string" calcext:value-type="string">
            <text:p>bgodfrayaz@buzzfee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99-427-611</text:p>
          </table:table-cell>
          <table:table-cell office:value-type="string" calcext:value-type="string">
            <text:p>66 Crowley Plaza</text:p>
          </table:table-cell>
          <table:table-cell table:formula="of:=RANDBETWEEN(1;1833)" office:value-type="float" office:value="36" calcext:value-type="float">
            <text:p>36</text:p>
          </table:table-cell>
          <table:table-cell/>
          <table:table-cell table:formula="of:=CONCATENATE(&quot;(&quot;;[.A885];&quot;, &quot;;[.B885];&quot;, &quot;;[.C885];&quot;, '&quot;;[.D885];&quot; &quot;;[.E885];&quot;', '&quot;;[.F885];&quot; &quot;;[.G885];&quot;', '&quot;; [.H885]; &quot;'&quot;; [.I885];&quot;', '&quot;;[.J885];&quot;', '&quot;;[.K885];&quot;', &quot;;[.L885]; &quot;), &quot;)" office:value-type="string" office:string-value="(28025821, 2020884, 80158, 'Jorey Brinn', 'Stoffer Godfray', 'bgodfrayaz@buzzfeed.com'https://librenoticias.com/wp-content/uploads/2020/08/default-user-image.png', '899-427-611', '66 Crowley Plaza', 36), " calcext:value-type="string">
            <text:p>(28025821, 2020884, 80158, 'Jorey Brinn', 'Stoffer Godfray', 'bgodfrayaz@buzzfeed.com'https://librenoticias.com/wp-content/uploads/2020/08/default-user-image.png', '899-427-611', '66 Crowley Plaza', 3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8309836" calcext:value-type="float">
            <text:p>28309836</text:p>
          </table:table-cell>
          <table:table-cell office:value-type="float" office:value="2020885" calcext:value-type="float">
            <text:p>2020885</text:p>
          </table:table-cell>
          <table:table-cell table:formula="of:=RANDBETWEEN(1000; 99999)" office:value-type="float" office:value="21124" calcext:value-type="float">
            <text:p>21124</text:p>
          </table:table-cell>
          <table:table-cell office:value-type="string" calcext:value-type="string">
            <text:p>Jobye</text:p>
          </table:table-cell>
          <table:table-cell office:value-type="string" calcext:value-type="string">
            <text:p>Theda</text:p>
          </table:table-cell>
          <table:table-cell office:value-type="string" calcext:value-type="string">
            <text:p>Stolz</text:p>
          </table:table-cell>
          <table:table-cell office:value-type="string" calcext:value-type="string">
            <text:p>Streeter</text:p>
          </table:table-cell>
          <table:table-cell office:value-type="string" calcext:value-type="string">
            <text:p>tstreeterqh@smugmu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63-124-638</text:p>
          </table:table-cell>
          <table:table-cell office:value-type="string" calcext:value-type="string">
            <text:p>4 Pennsylvania Alley</text:p>
          </table:table-cell>
          <table:table-cell table:formula="of:=RANDBETWEEN(1;1833)" office:value-type="float" office:value="432" calcext:value-type="float">
            <text:p>432</text:p>
          </table:table-cell>
          <table:table-cell/>
          <table:table-cell table:formula="of:=CONCATENATE(&quot;(&quot;;[.A886];&quot;, &quot;;[.B886];&quot;, &quot;;[.C886];&quot;, '&quot;;[.D886];&quot; &quot;;[.E886];&quot;', '&quot;;[.F886];&quot; &quot;;[.G886];&quot;', '&quot;; [.H886]; &quot;'&quot;; [.I886];&quot;', '&quot;;[.J886];&quot;', '&quot;;[.K886];&quot;', &quot;;[.L886]; &quot;), &quot;)" office:value-type="string" office:string-value="(28309836, 2020885, 21124, 'Jobye Theda', 'Stolz Streeter', 'tstreeterqh@smugmug.com'https://librenoticias.com/wp-content/uploads/2020/08/default-user-image.png', '663-124-638', '4 Pennsylvania Alley', 432), " calcext:value-type="string">
            <text:p>(28309836, 2020885, 21124, 'Jobye Theda', 'Stolz Streeter', 'tstreeterqh@smugmug.com'https://librenoticias.com/wp-content/uploads/2020/08/default-user-image.png', '663-124-638', '4 Pennsylvania Alley', 43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7412812" calcext:value-type="float">
            <text:p>37412812</text:p>
          </table:table-cell>
          <table:table-cell office:value-type="float" office:value="2020886" calcext:value-type="float">
            <text:p>2020886</text:p>
          </table:table-cell>
          <table:table-cell table:formula="of:=RANDBETWEEN(1000; 99999)" office:value-type="float" office:value="58917" calcext:value-type="float">
            <text:p>58917</text:p>
          </table:table-cell>
          <table:table-cell office:value-type="string" calcext:value-type="string">
            <text:p>Kellsie</text:p>
          </table:table-cell>
          <table:table-cell office:value-type="string" calcext:value-type="string">
            <text:p>Tarra</text:p>
          </table:table-cell>
          <table:table-cell office:value-type="string" calcext:value-type="string">
            <text:p>Stonbridge</text:p>
          </table:table-cell>
          <table:table-cell office:value-type="string" calcext:value-type="string">
            <text:p>Basey</text:p>
          </table:table-cell>
          <table:table-cell office:value-type="string" calcext:value-type="string">
            <text:p>tbaseyf3@bosto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67-614-269</text:p>
          </table:table-cell>
          <table:table-cell office:value-type="string" calcext:value-type="string">
            <text:p>1925 Springview Parkway</text:p>
          </table:table-cell>
          <table:table-cell table:formula="of:=RANDBETWEEN(1;1833)" office:value-type="float" office:value="1678" calcext:value-type="float">
            <text:p>1678</text:p>
          </table:table-cell>
          <table:table-cell/>
          <table:table-cell table:formula="of:=CONCATENATE(&quot;(&quot;;[.A887];&quot;, &quot;;[.B887];&quot;, &quot;;[.C887];&quot;, '&quot;;[.D887];&quot; &quot;;[.E887];&quot;', '&quot;;[.F887];&quot; &quot;;[.G887];&quot;', '&quot;; [.H887]; &quot;'&quot;; [.I887];&quot;', '&quot;;[.J887];&quot;', '&quot;;[.K887];&quot;', &quot;;[.L887]; &quot;), &quot;)" office:value-type="string" office:string-value="(37412812, 2020886, 58917, 'Kellsie Tarra', 'Stonbridge Basey', 'tbaseyf3@boston.com'https://librenoticias.com/wp-content/uploads/2020/08/default-user-image.png', '967-614-269', '1925 Springview Parkway', 1678), " calcext:value-type="string">
            <text:p>(37412812, 2020886, 58917, 'Kellsie Tarra', 'Stonbridge Basey', 'tbaseyf3@boston.com'https://librenoticias.com/wp-content/uploads/2020/08/default-user-image.png', '967-614-269', '1925 Springview Parkway', 167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4150275" calcext:value-type="float">
            <text:p>94150275</text:p>
          </table:table-cell>
          <table:table-cell office:value-type="float" office:value="2020887" calcext:value-type="float">
            <text:p>2020887</text:p>
          </table:table-cell>
          <table:table-cell table:formula="of:=RANDBETWEEN(1000; 99999)" office:value-type="float" office:value="55217" calcext:value-type="float">
            <text:p>55217</text:p>
          </table:table-cell>
          <table:table-cell office:value-type="string" calcext:value-type="string">
            <text:p>Virge</text:p>
          </table:table-cell>
          <table:table-cell office:value-type="string" calcext:value-type="string">
            <text:p>Mordecai</text:p>
          </table:table-cell>
          <table:table-cell office:value-type="string" calcext:value-type="string">
            <text:p>Straker</text:p>
          </table:table-cell>
          <table:table-cell office:value-type="string" calcext:value-type="string">
            <text:p>Botterman</text:p>
          </table:table-cell>
          <table:table-cell office:value-type="string" calcext:value-type="string">
            <text:p>mbottermancm@woothem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40-684-634</text:p>
          </table:table-cell>
          <table:table-cell office:value-type="string" calcext:value-type="string">
            <text:p>23 Dorton Point</text:p>
          </table:table-cell>
          <table:table-cell table:formula="of:=RANDBETWEEN(1;1833)" office:value-type="float" office:value="932" calcext:value-type="float">
            <text:p>932</text:p>
          </table:table-cell>
          <table:table-cell/>
          <table:table-cell table:formula="of:=CONCATENATE(&quot;(&quot;;[.A888];&quot;, &quot;;[.B888];&quot;, &quot;;[.C888];&quot;, '&quot;;[.D888];&quot; &quot;;[.E888];&quot;', '&quot;;[.F888];&quot; &quot;;[.G888];&quot;', '&quot;; [.H888]; &quot;'&quot;; [.I888];&quot;', '&quot;;[.J888];&quot;', '&quot;;[.K888];&quot;', &quot;;[.L888]; &quot;), &quot;)" office:value-type="string" office:string-value="(94150275, 2020887, 55217, 'Virge Mordecai', 'Straker Botterman', 'mbottermancm@woothemes.com'https://librenoticias.com/wp-content/uploads/2020/08/default-user-image.png', '440-684-634', '23 Dorton Point', 932), " calcext:value-type="string">
            <text:p>(94150275, 2020887, 55217, 'Virge Mordecai', 'Straker Botterman', 'mbottermancm@woothemes.com'https://librenoticias.com/wp-content/uploads/2020/08/default-user-image.png', '440-684-634', '23 Dorton Point', 93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4908688" calcext:value-type="float">
            <text:p>74908688</text:p>
          </table:table-cell>
          <table:table-cell office:value-type="float" office:value="2020888" calcext:value-type="float">
            <text:p>2020888</text:p>
          </table:table-cell>
          <table:table-cell table:formula="of:=RANDBETWEEN(1000; 99999)" office:value-type="float" office:value="1038" calcext:value-type="float">
            <text:p>1038</text:p>
          </table:table-cell>
          <table:table-cell office:value-type="string" calcext:value-type="string">
            <text:p>Corrie</text:p>
          </table:table-cell>
          <table:table-cell office:value-type="string" calcext:value-type="string">
            <text:p>Vasilis</text:p>
          </table:table-cell>
          <table:table-cell office:value-type="string" calcext:value-type="string">
            <text:p>Straniero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vkellerkl@goo.gl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89-470-385</text:p>
          </table:table-cell>
          <table:table-cell office:value-type="string" calcext:value-type="string">
            <text:p>65698 Green Ridge Place</text:p>
          </table:table-cell>
          <table:table-cell table:formula="of:=RANDBETWEEN(1;1833)" office:value-type="float" office:value="1500" calcext:value-type="float">
            <text:p>1500</text:p>
          </table:table-cell>
          <table:table-cell/>
          <table:table-cell table:formula="of:=CONCATENATE(&quot;(&quot;;[.A889];&quot;, &quot;;[.B889];&quot;, &quot;;[.C889];&quot;, '&quot;;[.D889];&quot; &quot;;[.E889];&quot;', '&quot;;[.F889];&quot; &quot;;[.G889];&quot;', '&quot;; [.H889]; &quot;'&quot;; [.I889];&quot;', '&quot;;[.J889];&quot;', '&quot;;[.K889];&quot;', &quot;;[.L889]; &quot;), &quot;)" office:value-type="string" office:string-value="(74908688, 2020888, 1038, 'Corrie Vasilis', 'Straniero Keller', 'vkellerkl@goo.gl'https://librenoticias.com/wp-content/uploads/2020/08/default-user-image.png', '689-470-385', '65698 Green Ridge Place', 1500), " calcext:value-type="string">
            <text:p>(74908688, 2020888, 1038, 'Corrie Vasilis', 'Straniero Keller', 'vkellerkl@goo.gl'https://librenoticias.com/wp-content/uploads/2020/08/default-user-image.png', '689-470-385', '65698 Green Ridge Place', 150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0848630" calcext:value-type="float">
            <text:p>70848630</text:p>
          </table:table-cell>
          <table:table-cell office:value-type="float" office:value="2020889" calcext:value-type="float">
            <text:p>2020889</text:p>
          </table:table-cell>
          <table:table-cell table:formula="of:=RANDBETWEEN(1000; 99999)" office:value-type="float" office:value="65074" calcext:value-type="float">
            <text:p>65074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Strathearn</text:p>
          </table:table-cell>
          <table:table-cell office:value-type="string" calcext:value-type="string">
            <text:p>Boylund</text:p>
          </table:table-cell>
          <table:table-cell office:value-type="string" calcext:value-type="string">
            <text:p>jboylundmw@fd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10-991-137</text:p>
          </table:table-cell>
          <table:table-cell office:value-type="string" calcext:value-type="string">
            <text:p>41 Hovde Hill</text:p>
          </table:table-cell>
          <table:table-cell table:formula="of:=RANDBETWEEN(1;1833)" office:value-type="float" office:value="870" calcext:value-type="float">
            <text:p>870</text:p>
          </table:table-cell>
          <table:table-cell/>
          <table:table-cell table:formula="of:=CONCATENATE(&quot;(&quot;;[.A890];&quot;, &quot;;[.B890];&quot;, &quot;;[.C890];&quot;, '&quot;;[.D890];&quot; &quot;;[.E890];&quot;', '&quot;;[.F890];&quot; &quot;;[.G890];&quot;', '&quot;; [.H890]; &quot;'&quot;; [.I890];&quot;', '&quot;;[.J890];&quot;', '&quot;;[.K890];&quot;', &quot;;[.L890]; &quot;), &quot;)" office:value-type="string" office:string-value="(70848630, 2020889, 65074, 'Rafael Jeremy', 'Strathearn Boylund', 'jboylundmw@fda.gov'https://librenoticias.com/wp-content/uploads/2020/08/default-user-image.png', '410-991-137', '41 Hovde Hill', 870), " calcext:value-type="string">
            <text:p>(70848630, 2020889, 65074, 'Rafael Jeremy', 'Strathearn Boylund', 'jboylundmw@fda.gov'https://librenoticias.com/wp-content/uploads/2020/08/default-user-image.png', '410-991-137', '41 Hovde Hill', 87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3781668" calcext:value-type="float">
            <text:p>83781668</text:p>
          </table:table-cell>
          <table:table-cell office:value-type="float" office:value="2020890" calcext:value-type="float">
            <text:p>2020890</text:p>
          </table:table-cell>
          <table:table-cell table:formula="of:=RANDBETWEEN(1000; 99999)" office:value-type="float" office:value="24262" calcext:value-type="float">
            <text:p>24262</text:p>
          </table:table-cell>
          <table:table-cell office:value-type="string" calcext:value-type="string">
            <text:p>Perkin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Stratten</text:p>
          </table:table-cell>
          <table:table-cell office:value-type="string" calcext:value-type="string">
            <text:p>Maberley</text:p>
          </table:table-cell>
          <table:table-cell office:value-type="string" calcext:value-type="string">
            <text:p>lmaberleyc0@quantcas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51-622-480</text:p>
          </table:table-cell>
          <table:table-cell office:value-type="string" calcext:value-type="string">
            <text:p>24160 Melody Hill</text:p>
          </table:table-cell>
          <table:table-cell table:formula="of:=RANDBETWEEN(1;1833)" office:value-type="float" office:value="309" calcext:value-type="float">
            <text:p>309</text:p>
          </table:table-cell>
          <table:table-cell/>
          <table:table-cell table:formula="of:=CONCATENATE(&quot;(&quot;;[.A891];&quot;, &quot;;[.B891];&quot;, &quot;;[.C891];&quot;, '&quot;;[.D891];&quot; &quot;;[.E891];&quot;', '&quot;;[.F891];&quot; &quot;;[.G891];&quot;', '&quot;; [.H891]; &quot;'&quot;; [.I891];&quot;', '&quot;;[.J891];&quot;', '&quot;;[.K891];&quot;', &quot;;[.L891]; &quot;), &quot;)" office:value-type="string" office:string-value="(83781668, 2020890, 24262, 'Perkin Lefty', 'Stratten Maberley', 'lmaberleyc0@quantcast.com'https://librenoticias.com/wp-content/uploads/2020/08/default-user-image.png', '851-622-480', '24160 Melody Hill', 309), " calcext:value-type="string">
            <text:p>(83781668, 2020890, 24262, 'Perkin Lefty', 'Stratten Maberley', 'lmaberleyc0@quantcast.com'https://librenoticias.com/wp-content/uploads/2020/08/default-user-image.png', '851-622-480', '24160 Melody Hill', 30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7692262" calcext:value-type="float">
            <text:p>87692262</text:p>
          </table:table-cell>
          <table:table-cell office:value-type="float" office:value="2020891" calcext:value-type="float">
            <text:p>2020891</text:p>
          </table:table-cell>
          <table:table-cell table:formula="of:=RANDBETWEEN(1000; 99999)" office:value-type="float" office:value="44562" calcext:value-type="float">
            <text:p>44562</text:p>
          </table:table-cell>
          <table:table-cell office:value-type="string" calcext:value-type="string">
            <text:p>Morna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Strawbridge</text:p>
          </table:table-cell>
          <table:table-cell office:value-type="string" calcext:value-type="string">
            <text:p>Copins</text:p>
          </table:table-cell>
          <table:table-cell office:value-type="string" calcext:value-type="string">
            <text:p>pcopinsi4@people.com.cn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08-127-544</text:p>
          </table:table-cell>
          <table:table-cell office:value-type="string" calcext:value-type="string">
            <text:p>37513 Clemons Place</text:p>
          </table:table-cell>
          <table:table-cell table:formula="of:=RANDBETWEEN(1;1833)" office:value-type="float" office:value="392" calcext:value-type="float">
            <text:p>392</text:p>
          </table:table-cell>
          <table:table-cell/>
          <table:table-cell table:formula="of:=CONCATENATE(&quot;(&quot;;[.A892];&quot;, &quot;;[.B892];&quot;, &quot;;[.C892];&quot;, '&quot;;[.D892];&quot; &quot;;[.E892];&quot;', '&quot;;[.F892];&quot; &quot;;[.G892];&quot;', '&quot;; [.H892]; &quot;'&quot;; [.I892];&quot;', '&quot;;[.J892];&quot;', '&quot;;[.K892];&quot;', &quot;;[.L892]; &quot;), &quot;)" office:value-type="string" office:string-value="(87692262, 2020891, 44562, 'Morna Patrice', 'Strawbridge Copins', 'pcopinsi4@people.com.cn'https://librenoticias.com/wp-content/uploads/2020/08/default-user-image.png', '408-127-544', '37513 Clemons Place', 392), " calcext:value-type="string">
            <text:p>(87692262, 2020891, 44562, 'Morna Patrice', 'Strawbridge Copins', 'pcopinsi4@people.com.cn'https://librenoticias.com/wp-content/uploads/2020/08/default-user-image.png', '408-127-544', '37513 Clemons Place', 39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7472205" calcext:value-type="float">
            <text:p>57472205</text:p>
          </table:table-cell>
          <table:table-cell office:value-type="float" office:value="2020892" calcext:value-type="float">
            <text:p>2020892</text:p>
          </table:table-cell>
          <table:table-cell table:formula="of:=RANDBETWEEN(1000; 99999)" office:value-type="float" office:value="36626" calcext:value-type="float">
            <text:p>36626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Strewthers</text:p>
          </table:table-cell>
          <table:table-cell office:value-type="string" calcext:value-type="string">
            <text:p>Hebard</text:p>
          </table:table-cell>
          <table:table-cell office:value-type="string" calcext:value-type="string">
            <text:p>hhebard94@blog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02-421-637</text:p>
          </table:table-cell>
          <table:table-cell office:value-type="string" calcext:value-type="string">
            <text:p>43 Talmadge Lane</text:p>
          </table:table-cell>
          <table:table-cell table:formula="of:=RANDBETWEEN(1;1833)" office:value-type="float" office:value="451" calcext:value-type="float">
            <text:p>451</text:p>
          </table:table-cell>
          <table:table-cell/>
          <table:table-cell table:formula="of:=CONCATENATE(&quot;(&quot;;[.A893];&quot;, &quot;;[.B893];&quot;, &quot;;[.C893];&quot;, '&quot;;[.D893];&quot; &quot;;[.E893];&quot;', '&quot;;[.F893];&quot; &quot;;[.G893];&quot;', '&quot;; [.H893]; &quot;'&quot;; [.I893];&quot;', '&quot;;[.J893];&quot;', '&quot;;[.K893];&quot;', &quot;;[.L893]; &quot;), &quot;)" office:value-type="string" office:string-value="(57472205, 2020892, 36626, 'Alberto Henderson', 'Strewthers Hebard', 'hhebard94@blogs.com'https://librenoticias.com/wp-content/uploads/2020/08/default-user-image.png', '502-421-637', '43 Talmadge Lane', 451), " calcext:value-type="string">
            <text:p>(57472205, 2020892, 36626, 'Alberto Henderson', 'Strewthers Hebard', 'hhebard94@blogs.com'https://librenoticias.com/wp-content/uploads/2020/08/default-user-image.png', '502-421-637', '43 Talmadge Lane', 45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9395710" calcext:value-type="float">
            <text:p>89395710</text:p>
          </table:table-cell>
          <table:table-cell office:value-type="float" office:value="2020893" calcext:value-type="float">
            <text:p>2020893</text:p>
          </table:table-cell>
          <table:table-cell table:formula="of:=RANDBETWEEN(1000; 99999)" office:value-type="float" office:value="63455" calcext:value-type="float">
            <text:p>63455</text:p>
          </table:table-cell>
          <table:table-cell office:value-type="string" calcext:value-type="string">
            <text:p>Dori</text:p>
          </table:table-cell>
          <table:table-cell office:value-type="string" calcext:value-type="string">
            <text:p>Mina</text:p>
          </table:table-cell>
          <table:table-cell office:value-type="string" calcext:value-type="string">
            <text:p>Strowther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mswallow10@blinklis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54-224-501</text:p>
          </table:table-cell>
          <table:table-cell office:value-type="string" calcext:value-type="string">
            <text:p>512 Butterfield Lane</text:p>
          </table:table-cell>
          <table:table-cell table:formula="of:=RANDBETWEEN(1;1833)" office:value-type="float" office:value="1634" calcext:value-type="float">
            <text:p>1634</text:p>
          </table:table-cell>
          <table:table-cell/>
          <table:table-cell table:formula="of:=CONCATENATE(&quot;(&quot;;[.A894];&quot;, &quot;;[.B894];&quot;, &quot;;[.C894];&quot;, '&quot;;[.D894];&quot; &quot;;[.E894];&quot;', '&quot;;[.F894];&quot; &quot;;[.G894];&quot;', '&quot;; [.H894]; &quot;'&quot;; [.I894];&quot;', '&quot;;[.J894];&quot;', '&quot;;[.K894];&quot;', &quot;;[.L894]; &quot;), &quot;)" office:value-type="string" office:string-value="(89395710, 2020893, 63455, 'Dori Mina', 'Strowther Swallow', 'mswallow10@blinklist.com'https://librenoticias.com/wp-content/uploads/2020/08/default-user-image.png', '154-224-501', '512 Butterfield Lane', 1634), " calcext:value-type="string">
            <text:p>(89395710, 2020893, 63455, 'Dori Mina', 'Strowther Swallow', 'mswallow10@blinklist.com'https://librenoticias.com/wp-content/uploads/2020/08/default-user-image.png', '154-224-501', '512 Butterfield Lane', 163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7432075" calcext:value-type="float">
            <text:p>47432075</text:p>
          </table:table-cell>
          <table:table-cell office:value-type="float" office:value="2020894" calcext:value-type="float">
            <text:p>2020894</text:p>
          </table:table-cell>
          <table:table-cell table:formula="of:=RANDBETWEEN(1000; 99999)" office:value-type="float" office:value="49563" calcext:value-type="float">
            <text:p>49563</text:p>
          </table:table-cell>
          <table:table-cell office:value-type="string" calcext:value-type="string">
            <text:p>Siegfried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Struys</text:p>
          </table:table-cell>
          <table:table-cell office:value-type="string" calcext:value-type="string">
            <text:p>Whitefoot</text:p>
          </table:table-cell>
          <table:table-cell office:value-type="string" calcext:value-type="string">
            <text:p>kwhitefoot15@a8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41-232-656</text:p>
          </table:table-cell>
          <table:table-cell office:value-type="string" calcext:value-type="string">
            <text:p>83 Holy Cross Pass</text:p>
          </table:table-cell>
          <table:table-cell table:formula="of:=RANDBETWEEN(1;1833)" office:value-type="float" office:value="271" calcext:value-type="float">
            <text:p>271</text:p>
          </table:table-cell>
          <table:table-cell/>
          <table:table-cell table:formula="of:=CONCATENATE(&quot;(&quot;;[.A895];&quot;, &quot;;[.B895];&quot;, &quot;;[.C895];&quot;, '&quot;;[.D895];&quot; &quot;;[.E895];&quot;', '&quot;;[.F895];&quot; &quot;;[.G895];&quot;', '&quot;; [.H895]; &quot;'&quot;; [.I895];&quot;', '&quot;;[.J895];&quot;', '&quot;;[.K895];&quot;', &quot;;[.L895]; &quot;), &quot;)" office:value-type="string" office:string-value="(47432075, 2020894, 49563, 'Siegfried Keven', 'Struys Whitefoot', 'kwhitefoot15@a8.net'https://librenoticias.com/wp-content/uploads/2020/08/default-user-image.png', '641-232-656', '83 Holy Cross Pass', 271), " calcext:value-type="string">
            <text:p>(47432075, 2020894, 49563, 'Siegfried Keven', 'Struys Whitefoot', 'kwhitefoot15@a8.net'https://librenoticias.com/wp-content/uploads/2020/08/default-user-image.png', '641-232-656', '83 Holy Cross Pass', 27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1044301" calcext:value-type="float">
            <text:p>61044301</text:p>
          </table:table-cell>
          <table:table-cell office:value-type="float" office:value="2020895" calcext:value-type="float">
            <text:p>2020895</text:p>
          </table:table-cell>
          <table:table-cell table:formula="of:=RANDBETWEEN(1000; 99999)" office:value-type="float" office:value="41128" calcext:value-type="float">
            <text:p>41128</text:p>
          </table:table-cell>
          <table:table-cell office:value-type="string" calcext:value-type="string">
            <text:p>Rosalie</text:p>
          </table:table-cell>
          <table:table-cell office:value-type="string" calcext:value-type="string">
            <text:p>Lavina</text:p>
          </table:table-cell>
          <table:table-cell office:value-type="string" calcext:value-type="string">
            <text:p>Summerson</text:p>
          </table:table-cell>
          <table:table-cell office:value-type="string" calcext:value-type="string">
            <text:p>Secombe</text:p>
          </table:table-cell>
          <table:table-cell office:value-type="string" calcext:value-type="string">
            <text:p>lsecombeqb@exampl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65-159-489</text:p>
          </table:table-cell>
          <table:table-cell office:value-type="string" calcext:value-type="string">
            <text:p>0520 Holmberg Avenue</text:p>
          </table:table-cell>
          <table:table-cell table:formula="of:=RANDBETWEEN(1;1833)" office:value-type="float" office:value="1716" calcext:value-type="float">
            <text:p>1716</text:p>
          </table:table-cell>
          <table:table-cell/>
          <table:table-cell table:formula="of:=CONCATENATE(&quot;(&quot;;[.A896];&quot;, &quot;;[.B896];&quot;, &quot;;[.C896];&quot;, '&quot;;[.D896];&quot; &quot;;[.E896];&quot;', '&quot;;[.F896];&quot; &quot;;[.G896];&quot;', '&quot;; [.H896]; &quot;'&quot;; [.I896];&quot;', '&quot;;[.J896];&quot;', '&quot;;[.K896];&quot;', &quot;;[.L896]; &quot;), &quot;)" office:value-type="string" office:string-value="(61044301, 2020895, 41128, 'Rosalie Lavina', 'Summerson Secombe', 'lsecombeqb@example.com'https://librenoticias.com/wp-content/uploads/2020/08/default-user-image.png', '165-159-489', '0520 Holmberg Avenue', 1716), " calcext:value-type="string">
            <text:p>(61044301, 2020895, 41128, 'Rosalie Lavina', 'Summerson Secombe', 'lsecombeqb@example.com'https://librenoticias.com/wp-content/uploads/2020/08/default-user-image.png', '165-159-489', '0520 Holmberg Avenue', 171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5059436" calcext:value-type="float">
            <text:p>95059436</text:p>
          </table:table-cell>
          <table:table-cell office:value-type="float" office:value="2020896" calcext:value-type="float">
            <text:p>2020896</text:p>
          </table:table-cell>
          <table:table-cell table:formula="of:=RANDBETWEEN(1000; 99999)" office:value-type="float" office:value="17500" calcext:value-type="float">
            <text:p>17500</text:p>
          </table:table-cell>
          <table:table-cell office:value-type="string" calcext:value-type="string">
            <text:p>Jeddy</text:p>
          </table:table-cell>
          <table:table-cell office:value-type="string" calcext:value-type="string">
            <text:p>Pyotr</text:p>
          </table:table-cell>
          <table:table-cell office:value-type="string" calcext:value-type="string">
            <text:p>Sutliff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pknowlesdp@earthlink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60-659-295</text:p>
          </table:table-cell>
          <table:table-cell office:value-type="string" calcext:value-type="string">
            <text:p>1333 Texas Street</text:p>
          </table:table-cell>
          <table:table-cell table:formula="of:=RANDBETWEEN(1;1833)" office:value-type="float" office:value="823" calcext:value-type="float">
            <text:p>823</text:p>
          </table:table-cell>
          <table:table-cell/>
          <table:table-cell table:formula="of:=CONCATENATE(&quot;(&quot;;[.A897];&quot;, &quot;;[.B897];&quot;, &quot;;[.C897];&quot;, '&quot;;[.D897];&quot; &quot;;[.E897];&quot;', '&quot;;[.F897];&quot; &quot;;[.G897];&quot;', '&quot;; [.H897]; &quot;'&quot;; [.I897];&quot;', '&quot;;[.J897];&quot;', '&quot;;[.K897];&quot;', &quot;;[.L897]; &quot;), &quot;)" office:value-type="string" office:string-value="(95059436, 2020896, 17500, 'Jeddy Pyotr', 'Sutliff Knowles', 'pknowlesdp@earthlink.net'https://librenoticias.com/wp-content/uploads/2020/08/default-user-image.png', '160-659-295', '1333 Texas Street', 823), " calcext:value-type="string">
            <text:p>(95059436, 2020896, 17500, 'Jeddy Pyotr', 'Sutliff Knowles', 'pknowlesdp@earthlink.net'https://librenoticias.com/wp-content/uploads/2020/08/default-user-image.png', '160-659-295', '1333 Texas Street', 82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4799578" calcext:value-type="float">
            <text:p>34799578</text:p>
          </table:table-cell>
          <table:table-cell office:value-type="float" office:value="2020897" calcext:value-type="float">
            <text:p>2020897</text:p>
          </table:table-cell>
          <table:table-cell table:formula="of:=RANDBETWEEN(1000; 99999)" office:value-type="float" office:value="69855" calcext:value-type="float">
            <text:p>69855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Colman</text:p>
          </table:table-cell>
          <table:table-cell office:value-type="string" calcext:value-type="string">
            <text:p>Swaine</text:p>
          </table:table-cell>
          <table:table-cell office:value-type="string" calcext:value-type="string">
            <text:p>Crevy</text:p>
          </table:table-cell>
          <table:table-cell office:value-type="string" calcext:value-type="string">
            <text:p>ccrevyk5@jigs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36-614-103</text:p>
          </table:table-cell>
          <table:table-cell office:value-type="string" calcext:value-type="string">
            <text:p>9131 Loftsgordon Way</text:p>
          </table:table-cell>
          <table:table-cell table:formula="of:=RANDBETWEEN(1;1833)" office:value-type="float" office:value="813" calcext:value-type="float">
            <text:p>813</text:p>
          </table:table-cell>
          <table:table-cell/>
          <table:table-cell table:formula="of:=CONCATENATE(&quot;(&quot;;[.A898];&quot;, &quot;;[.B898];&quot;, &quot;;[.C898];&quot;, '&quot;;[.D898];&quot; &quot;;[.E898];&quot;', '&quot;;[.F898];&quot; &quot;;[.G898];&quot;', '&quot;; [.H898]; &quot;'&quot;; [.I898];&quot;', '&quot;;[.J898];&quot;', '&quot;;[.K898];&quot;', &quot;;[.L898]; &quot;), &quot;)" office:value-type="string" office:string-value="(34799578, 2020897, 69855, 'Lancelot Colman', 'Swaine Crevy', 'ccrevyk5@jigsy.com'https://librenoticias.com/wp-content/uploads/2020/08/default-user-image.png', '236-614-103', '9131 Loftsgordon Way', 813), " calcext:value-type="string">
            <text:p>(34799578, 2020897, 69855, 'Lancelot Colman', 'Swaine Crevy', 'ccrevyk5@jigsy.com'https://librenoticias.com/wp-content/uploads/2020/08/default-user-image.png', '236-614-103', '9131 Loftsgordon Way', 81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7847020" calcext:value-type="float">
            <text:p>67847020</text:p>
          </table:table-cell>
          <table:table-cell office:value-type="float" office:value="2020898" calcext:value-type="float">
            <text:p>2020898</text:p>
          </table:table-cell>
          <table:table-cell table:formula="of:=RANDBETWEEN(1000; 99999)" office:value-type="float" office:value="55470" calcext:value-type="float">
            <text:p>55470</text:p>
          </table:table-cell>
          <table:table-cell office:value-type="string" calcext:value-type="string">
            <text:p>Godart</text:p>
          </table:table-cell>
          <table:table-cell office:value-type="string" calcext:value-type="string">
            <text:p>Emmery</text:p>
          </table:table-cell>
          <table:table-cell office:value-type="string" calcext:value-type="string">
            <text:p>Swanger</text:p>
          </table:table-cell>
          <table:table-cell office:value-type="string" calcext:value-type="string">
            <text:p>Margrie</text:p>
          </table:table-cell>
          <table:table-cell office:value-type="string" calcext:value-type="string">
            <text:p>emargriehi@scrib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20-676-361</text:p>
          </table:table-cell>
          <table:table-cell office:value-type="string" calcext:value-type="string">
            <text:p>6679 Menomonie Center</text:p>
          </table:table-cell>
          <table:table-cell table:formula="of:=RANDBETWEEN(1;1833)" office:value-type="float" office:value="1428" calcext:value-type="float">
            <text:p>1428</text:p>
          </table:table-cell>
          <table:table-cell/>
          <table:table-cell table:formula="of:=CONCATENATE(&quot;(&quot;;[.A899];&quot;, &quot;;[.B899];&quot;, &quot;;[.C899];&quot;, '&quot;;[.D899];&quot; &quot;;[.E899];&quot;', '&quot;;[.F899];&quot; &quot;;[.G899];&quot;', '&quot;; [.H899]; &quot;'&quot;; [.I899];&quot;', '&quot;;[.J899];&quot;', '&quot;;[.K899];&quot;', &quot;;[.L899]; &quot;), &quot;)" office:value-type="string" office:string-value="(67847020, 2020898, 55470, 'Godart Emmery', 'Swanger Margrie', 'emargriehi@scribd.com'https://librenoticias.com/wp-content/uploads/2020/08/default-user-image.png', '320-676-361', '6679 Menomonie Center', 1428), " calcext:value-type="string">
            <text:p>(67847020, 2020898, 55470, 'Godart Emmery', 'Swanger Margrie', 'emargriehi@scribd.com'https://librenoticias.com/wp-content/uploads/2020/08/default-user-image.png', '320-676-361', '6679 Menomonie Center', 142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6191442" calcext:value-type="float">
            <text:p>86191442</text:p>
          </table:table-cell>
          <table:table-cell office:value-type="float" office:value="2020899" calcext:value-type="float">
            <text:p>2020899</text:p>
          </table:table-cell>
          <table:table-cell table:formula="of:=RANDBETWEEN(1000; 99999)" office:value-type="float" office:value="75225" calcext:value-type="float">
            <text:p>75225</text:p>
          </table:table-cell>
          <table:table-cell office:value-type="string" calcext:value-type="string">
            <text:p>Margery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Sweetzer</text:p>
          </table:table-cell>
          <table:table-cell office:value-type="string" calcext:value-type="string">
            <text:p>Guillard</text:p>
          </table:table-cell>
          <table:table-cell office:value-type="string" calcext:value-type="string">
            <text:p>bguillardp2@sina.com.cn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18-290-154</text:p>
          </table:table-cell>
          <table:table-cell office:value-type="string" calcext:value-type="string">
            <text:p>85267 Nancy Court</text:p>
          </table:table-cell>
          <table:table-cell table:formula="of:=RANDBETWEEN(1;1833)" office:value-type="float" office:value="1348" calcext:value-type="float">
            <text:p>1348</text:p>
          </table:table-cell>
          <table:table-cell/>
          <table:table-cell table:formula="of:=CONCATENATE(&quot;(&quot;;[.A900];&quot;, &quot;;[.B900];&quot;, &quot;;[.C900];&quot;, '&quot;;[.D900];&quot; &quot;;[.E900];&quot;', '&quot;;[.F900];&quot; &quot;;[.G900];&quot;', '&quot;; [.H900]; &quot;'&quot;; [.I900];&quot;', '&quot;;[.J900];&quot;', '&quot;;[.K900];&quot;', &quot;;[.L900]; &quot;), &quot;)" office:value-type="string" office:string-value="(86191442, 2020899, 75225, 'Margery Berry', 'Sweetzer Guillard', 'bguillardp2@sina.com.cn'https://librenoticias.com/wp-content/uploads/2020/08/default-user-image.png', '618-290-154', '85267 Nancy Court', 1348), " calcext:value-type="string">
            <text:p>(86191442, 2020899, 75225, 'Margery Berry', 'Sweetzer Guillard', 'bguillardp2@sina.com.cn'https://librenoticias.com/wp-content/uploads/2020/08/default-user-image.png', '618-290-154', '85267 Nancy Court', 134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5403749" calcext:value-type="float">
            <text:p>95403749</text:p>
          </table:table-cell>
          <table:table-cell office:value-type="float" office:value="2020900" calcext:value-type="float">
            <text:p>2020900</text:p>
          </table:table-cell>
          <table:table-cell table:formula="of:=RANDBETWEEN(1000; 99999)" office:value-type="float" office:value="34872" calcext:value-type="float">
            <text:p>34872</text:p>
          </table:table-cell>
          <table:table-cell office:value-type="string" calcext:value-type="string">
            <text:p>Coralyn</text:p>
          </table:table-cell>
          <table:table-cell office:value-type="string" calcext:value-type="string">
            <text:p>Kassandra</text:p>
          </table:table-cell>
          <table:table-cell office:value-type="string" calcext:value-type="string">
            <text:p>Swettenham</text:p>
          </table:table-cell>
          <table:table-cell office:value-type="string" calcext:value-type="string">
            <text:p>Skews</text:p>
          </table:table-cell>
          <table:table-cell office:value-type="string" calcext:value-type="string">
            <text:p>kskewsot@surveymonke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98-241-286</text:p>
          </table:table-cell>
          <table:table-cell office:value-type="string" calcext:value-type="string">
            <text:p>3 Eastwood Trail</text:p>
          </table:table-cell>
          <table:table-cell table:formula="of:=RANDBETWEEN(1;1833)" office:value-type="float" office:value="265" calcext:value-type="float">
            <text:p>265</text:p>
          </table:table-cell>
          <table:table-cell/>
          <table:table-cell table:formula="of:=CONCATENATE(&quot;(&quot;;[.A901];&quot;, &quot;;[.B901];&quot;, &quot;;[.C901];&quot;, '&quot;;[.D901];&quot; &quot;;[.E901];&quot;', '&quot;;[.F901];&quot; &quot;;[.G901];&quot;', '&quot;; [.H901]; &quot;'&quot;; [.I901];&quot;', '&quot;;[.J901];&quot;', '&quot;;[.K901];&quot;', &quot;;[.L901]; &quot;), &quot;)" office:value-type="string" office:string-value="(95403749, 2020900, 34872, 'Coralyn Kassandra', 'Swettenham Skews', 'kskewsot@surveymonkey.com'https://librenoticias.com/wp-content/uploads/2020/08/default-user-image.png', '998-241-286', '3 Eastwood Trail', 265), " calcext:value-type="string">
            <text:p>(95403749, 2020900, 34872, 'Coralyn Kassandra', 'Swettenham Skews', 'kskewsot@surveymonkey.com'https://librenoticias.com/wp-content/uploads/2020/08/default-user-image.png', '998-241-286', '3 Eastwood Trail', 26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7601573" calcext:value-type="float">
            <text:p>97601573</text:p>
          </table:table-cell>
          <table:table-cell office:value-type="float" office:value="2020901" calcext:value-type="float">
            <text:p>2020901</text:p>
          </table:table-cell>
          <table:table-cell table:formula="of:=RANDBETWEEN(1000; 99999)" office:value-type="float" office:value="63982" calcext:value-type="float">
            <text:p>63982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Reider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lippucci</text:p>
          </table:table-cell>
          <table:table-cell office:value-type="string" calcext:value-type="string">
            <text:p>rfilippuccihr@google.fr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74-699-840</text:p>
          </table:table-cell>
          <table:table-cell office:value-type="string" calcext:value-type="string">
            <text:p>64925 Waxwing Pass</text:p>
          </table:table-cell>
          <table:table-cell table:formula="of:=RANDBETWEEN(1;1833)" office:value-type="float" office:value="185" calcext:value-type="float">
            <text:p>185</text:p>
          </table:table-cell>
          <table:table-cell/>
          <table:table-cell table:formula="of:=CONCATENATE(&quot;(&quot;;[.A902];&quot;, &quot;;[.B902];&quot;, &quot;;[.C902];&quot;, '&quot;;[.D902];&quot; &quot;;[.E902];&quot;', '&quot;;[.F902];&quot; &quot;;[.G902];&quot;', '&quot;; [.H902]; &quot;'&quot;; [.I902];&quot;', '&quot;;[.J902];&quot;', '&quot;;[.K902];&quot;', &quot;;[.L902]; &quot;), &quot;)" office:value-type="string" office:string-value="(97601573, 2020901, 63982, 'Say Reider', 'Sword Filippucci', 'rfilippuccihr@google.fr'https://librenoticias.com/wp-content/uploads/2020/08/default-user-image.png', '374-699-840', '64925 Waxwing Pass', 185), " calcext:value-type="string">
            <text:p>(97601573, 2020901, 63982, 'Say Reider', 'Sword Filippucci', 'rfilippuccihr@google.fr'https://librenoticias.com/wp-content/uploads/2020/08/default-user-image.png', '374-699-840', '64925 Waxwing Pass', 18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2854800" calcext:value-type="float">
            <text:p>22854800</text:p>
          </table:table-cell>
          <table:table-cell office:value-type="float" office:value="2020902" calcext:value-type="float">
            <text:p>2020902</text:p>
          </table:table-cell>
          <table:table-cell table:formula="of:=RANDBETWEEN(1000; 99999)" office:value-type="float" office:value="41313" calcext:value-type="float">
            <text:p>41313</text:p>
          </table:table-cell>
          <table:table-cell office:value-type="string" calcext:value-type="string">
            <text:p>Ermentrude</text:p>
          </table:table-cell>
          <table:table-cell office:value-type="string" calcext:value-type="string">
            <text:p>Aggy</text:p>
          </table:table-cell>
          <table:table-cell office:value-type="string" calcext:value-type="string">
            <text:p>Talloe</text:p>
          </table:table-cell>
          <table:table-cell office:value-type="string" calcext:value-type="string">
            <text:p>Gribbell</text:p>
          </table:table-cell>
          <table:table-cell office:value-type="string" calcext:value-type="string">
            <text:p>agribbell9j@appl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67-251-415</text:p>
          </table:table-cell>
          <table:table-cell office:value-type="string" calcext:value-type="string">
            <text:p>715 Northwestern Drive</text:p>
          </table:table-cell>
          <table:table-cell table:formula="of:=RANDBETWEEN(1;1833)" office:value-type="float" office:value="186" calcext:value-type="float">
            <text:p>186</text:p>
          </table:table-cell>
          <table:table-cell/>
          <table:table-cell table:formula="of:=CONCATENATE(&quot;(&quot;;[.A903];&quot;, &quot;;[.B903];&quot;, &quot;;[.C903];&quot;, '&quot;;[.D903];&quot; &quot;;[.E903];&quot;', '&quot;;[.F903];&quot; &quot;;[.G903];&quot;', '&quot;; [.H903]; &quot;'&quot;; [.I903];&quot;', '&quot;;[.J903];&quot;', '&quot;;[.K903];&quot;', &quot;;[.L903]; &quot;), &quot;)" office:value-type="string" office:string-value="(22854800, 2020902, 41313, 'Ermentrude Aggy', 'Talloe Gribbell', 'agribbell9j@apple.com'https://librenoticias.com/wp-content/uploads/2020/08/default-user-image.png', '467-251-415', '715 Northwestern Drive', 186), " calcext:value-type="string">
            <text:p>(22854800, 2020902, 41313, 'Ermentrude Aggy', 'Talloe Gribbell', 'agribbell9j@apple.com'https://librenoticias.com/wp-content/uploads/2020/08/default-user-image.png', '467-251-415', '715 Northwestern Drive', 18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3037189" calcext:value-type="float">
            <text:p>33037189</text:p>
          </table:table-cell>
          <table:table-cell office:value-type="float" office:value="2020903" calcext:value-type="float">
            <text:p>2020903</text:p>
          </table:table-cell>
          <table:table-cell table:formula="of:=RANDBETWEEN(1000; 99999)" office:value-type="float" office:value="60426" calcext:value-type="float">
            <text:p>60426</text:p>
          </table:table-cell>
          <table:table-cell office:value-type="string" calcext:value-type="string">
            <text:p>Giorgio</text:p>
          </table:table-cell>
          <table:table-cell office:value-type="string" calcext:value-type="string">
            <text:p>Tuckie</text:p>
          </table:table-cell>
          <table:table-cell office:value-type="string" calcext:value-type="string">
            <text:p>Tapley</text:p>
          </table:table-cell>
          <table:table-cell office:value-type="string" calcext:value-type="string">
            <text:p>Cauderlie</text:p>
          </table:table-cell>
          <table:table-cell office:value-type="string" calcext:value-type="string">
            <text:p>tcauderlief4@shareasal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05-350-325</text:p>
          </table:table-cell>
          <table:table-cell office:value-type="string" calcext:value-type="string">
            <text:p>95328 Basil Trail</text:p>
          </table:table-cell>
          <table:table-cell table:formula="of:=RANDBETWEEN(1;1833)" office:value-type="float" office:value="384" calcext:value-type="float">
            <text:p>384</text:p>
          </table:table-cell>
          <table:table-cell/>
          <table:table-cell table:formula="of:=CONCATENATE(&quot;(&quot;;[.A904];&quot;, &quot;;[.B904];&quot;, &quot;;[.C904];&quot;, '&quot;;[.D904];&quot; &quot;;[.E904];&quot;', '&quot;;[.F904];&quot; &quot;;[.G904];&quot;', '&quot;; [.H904]; &quot;'&quot;; [.I904];&quot;', '&quot;;[.J904];&quot;', '&quot;;[.K904];&quot;', &quot;;[.L904]; &quot;), &quot;)" office:value-type="string" office:string-value="(33037189, 2020903, 60426, 'Giorgio Tuckie', 'Tapley Cauderlie', 'tcauderlief4@shareasale.com'https://librenoticias.com/wp-content/uploads/2020/08/default-user-image.png', '405-350-325', '95328 Basil Trail', 384), " calcext:value-type="string">
            <text:p>(33037189, 2020903, 60426, 'Giorgio Tuckie', 'Tapley Cauderlie', 'tcauderlief4@shareasale.com'https://librenoticias.com/wp-content/uploads/2020/08/default-user-image.png', '405-350-325', '95328 Basil Trail', 38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2945313" calcext:value-type="float">
            <text:p>82945313</text:p>
          </table:table-cell>
          <table:table-cell office:value-type="float" office:value="2020904" calcext:value-type="float">
            <text:p>2020904</text:p>
          </table:table-cell>
          <table:table-cell table:formula="of:=RANDBETWEEN(1000; 99999)" office:value-type="float" office:value="92619" calcext:value-type="float">
            <text:p>92619</text:p>
          </table:table-cell>
          <table:table-cell office:value-type="string" calcext:value-type="string">
            <text:p>Wilt</text:p>
          </table:table-cell>
          <table:table-cell office:value-type="string" calcext:value-type="string">
            <text:p>Stefano</text:p>
          </table:table-cell>
          <table:table-cell office:value-type="string" calcext:value-type="string">
            <text:p>Taunton</text:p>
          </table:table-cell>
          <table:table-cell office:value-type="string" calcext:value-type="string">
            <text:p>Braunds</text:p>
          </table:table-cell>
          <table:table-cell office:value-type="string" calcext:value-type="string">
            <text:p>sbraundsht@dmoz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23-411-463</text:p>
          </table:table-cell>
          <table:table-cell office:value-type="string" calcext:value-type="string">
            <text:p>9513 Emmet Court</text:p>
          </table:table-cell>
          <table:table-cell table:formula="of:=RANDBETWEEN(1;1833)" office:value-type="float" office:value="57" calcext:value-type="float">
            <text:p>57</text:p>
          </table:table-cell>
          <table:table-cell/>
          <table:table-cell table:formula="of:=CONCATENATE(&quot;(&quot;;[.A905];&quot;, &quot;;[.B905];&quot;, &quot;;[.C905];&quot;, '&quot;;[.D905];&quot; &quot;;[.E905];&quot;', '&quot;;[.F905];&quot; &quot;;[.G905];&quot;', '&quot;; [.H905]; &quot;'&quot;; [.I905];&quot;', '&quot;;[.J905];&quot;', '&quot;;[.K905];&quot;', &quot;;[.L905]; &quot;), &quot;)" office:value-type="string" office:string-value="(82945313, 2020904, 92619, 'Wilt Stefano', 'Taunton Braunds', 'sbraundsht@dmoz.org'https://librenoticias.com/wp-content/uploads/2020/08/default-user-image.png', '623-411-463', '9513 Emmet Court', 57), " calcext:value-type="string">
            <text:p>(82945313, 2020904, 92619, 'Wilt Stefano', 'Taunton Braunds', 'sbraundsht@dmoz.org'https://librenoticias.com/wp-content/uploads/2020/08/default-user-image.png', '623-411-463', '9513 Emmet Court', 5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1287087" calcext:value-type="float">
            <text:p>81287087</text:p>
          </table:table-cell>
          <table:table-cell office:value-type="float" office:value="2020905" calcext:value-type="float">
            <text:p>2020905</text:p>
          </table:table-cell>
          <table:table-cell table:formula="of:=RANDBETWEEN(1000; 99999)" office:value-type="float" office:value="9906" calcext:value-type="float">
            <text:p>9906</text:p>
          </table:table-cell>
          <table:table-cell office:value-type="string" calcext:value-type="string">
            <text:p>Hildagarde</text:p>
          </table:table-cell>
          <table:table-cell office:value-type="string" calcext:value-type="string">
            <text:p>Amandi</text:p>
          </table:table-cell>
          <table:table-cell office:value-type="string" calcext:value-type="string">
            <text:p>Taylder</text:p>
          </table:table-cell>
          <table:table-cell office:value-type="string" calcext:value-type="string">
            <text:p>Eich</text:p>
          </table:table-cell>
          <table:table-cell office:value-type="string" calcext:value-type="string">
            <text:p>aeichlj@opensource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18-297-486</text:p>
          </table:table-cell>
          <table:table-cell office:value-type="string" calcext:value-type="string">
            <text:p>9 Carpenter Terrace</text:p>
          </table:table-cell>
          <table:table-cell table:formula="of:=RANDBETWEEN(1;1833)" office:value-type="float" office:value="677" calcext:value-type="float">
            <text:p>677</text:p>
          </table:table-cell>
          <table:table-cell/>
          <table:table-cell table:formula="of:=CONCATENATE(&quot;(&quot;;[.A906];&quot;, &quot;;[.B906];&quot;, &quot;;[.C906];&quot;, '&quot;;[.D906];&quot; &quot;;[.E906];&quot;', '&quot;;[.F906];&quot; &quot;;[.G906];&quot;', '&quot;; [.H906]; &quot;'&quot;; [.I906];&quot;', '&quot;;[.J906];&quot;', '&quot;;[.K906];&quot;', &quot;;[.L906]; &quot;), &quot;)" office:value-type="string" office:string-value="(81287087, 2020905, 9906, 'Hildagarde Amandi', 'Taylder Eich', 'aeichlj@opensource.org'https://librenoticias.com/wp-content/uploads/2020/08/default-user-image.png', '718-297-486', '9 Carpenter Terrace', 677), " calcext:value-type="string">
            <text:p>(81287087, 2020905, 9906, 'Hildagarde Amandi', 'Taylder Eich', 'aeichlj@opensource.org'https://librenoticias.com/wp-content/uploads/2020/08/default-user-image.png', '718-297-486', '9 Carpenter Terrace', 67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4869305" calcext:value-type="float">
            <text:p>74869305</text:p>
          </table:table-cell>
          <table:table-cell office:value-type="float" office:value="2020906" calcext:value-type="float">
            <text:p>2020906</text:p>
          </table:table-cell>
          <table:table-cell table:formula="of:=RANDBETWEEN(1000; 99999)" office:value-type="float" office:value="96720" calcext:value-type="float">
            <text:p>96720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Teas</text:p>
          </table:table-cell>
          <table:table-cell office:value-type="string" calcext:value-type="string">
            <text:p>Mariet</text:p>
          </table:table-cell>
          <table:table-cell office:value-type="string" calcext:value-type="string">
            <text:p>rmarietob@odnoklassniki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89-901-127</text:p>
          </table:table-cell>
          <table:table-cell office:value-type="string" calcext:value-type="string">
            <text:p>554 Namekagon Circle</text:p>
          </table:table-cell>
          <table:table-cell table:formula="of:=RANDBETWEEN(1;1833)" office:value-type="float" office:value="612" calcext:value-type="float">
            <text:p>612</text:p>
          </table:table-cell>
          <table:table-cell/>
          <table:table-cell table:formula="of:=CONCATENATE(&quot;(&quot;;[.A907];&quot;, &quot;;[.B907];&quot;, &quot;;[.C907];&quot;, '&quot;;[.D907];&quot; &quot;;[.E907];&quot;', '&quot;;[.F907];&quot; &quot;;[.G907];&quot;', '&quot;; [.H907]; &quot;'&quot;; [.I907];&quot;', '&quot;;[.J907];&quot;', '&quot;;[.K907];&quot;', &quot;;[.L907]; &quot;), &quot;)" office:value-type="string" office:string-value="(74869305, 2020906, 96720, 'Jack Randy', 'Teas Mariet', 'rmarietob@odnoklassniki.ru'https://librenoticias.com/wp-content/uploads/2020/08/default-user-image.png', '589-901-127', '554 Namekagon Circle', 612), " calcext:value-type="string">
            <text:p>(74869305, 2020906, 96720, 'Jack Randy', 'Teas Mariet', 'rmarietob@odnoklassniki.ru'https://librenoticias.com/wp-content/uploads/2020/08/default-user-image.png', '589-901-127', '554 Namekagon Circle', 61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2121429" calcext:value-type="float">
            <text:p>22121429</text:p>
          </table:table-cell>
          <table:table-cell office:value-type="float" office:value="2020907" calcext:value-type="float">
            <text:p>2020907</text:p>
          </table:table-cell>
          <table:table-cell table:formula="of:=RANDBETWEEN(1000; 99999)" office:value-type="float" office:value="29382" calcext:value-type="float">
            <text:p>29382</text:p>
          </table:table-cell>
          <table:table-cell office:value-type="string" calcext:value-type="string">
            <text:p>Brade</text:p>
          </table:table-cell>
          <table:table-cell office:value-type="string" calcext:value-type="string">
            <text:p>Clementius</text:p>
          </table:table-cell>
          <table:table-cell office:value-type="string" calcext:value-type="string">
            <text:p>Tebbe</text:p>
          </table:table-cell>
          <table:table-cell office:value-type="string" calcext:value-type="string">
            <text:p>Bly</text:p>
          </table:table-cell>
          <table:table-cell office:value-type="string" calcext:value-type="string">
            <text:p>cblymz@alex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22-981-124</text:p>
          </table:table-cell>
          <table:table-cell office:value-type="string" calcext:value-type="string">
            <text:p>538 Cardinal Terrace</text:p>
          </table:table-cell>
          <table:table-cell table:formula="of:=RANDBETWEEN(1;1833)" office:value-type="float" office:value="1079" calcext:value-type="float">
            <text:p>1079</text:p>
          </table:table-cell>
          <table:table-cell/>
          <table:table-cell table:formula="of:=CONCATENATE(&quot;(&quot;;[.A908];&quot;, &quot;;[.B908];&quot;, &quot;;[.C908];&quot;, '&quot;;[.D908];&quot; &quot;;[.E908];&quot;', '&quot;;[.F908];&quot; &quot;;[.G908];&quot;', '&quot;; [.H908]; &quot;'&quot;; [.I908];&quot;', '&quot;;[.J908];&quot;', '&quot;;[.K908];&quot;', &quot;;[.L908]; &quot;), &quot;)" office:value-type="string" office:string-value="(22121429, 2020907, 29382, 'Brade Clementius', 'Tebbe Bly', 'cblymz@alexa.com'https://librenoticias.com/wp-content/uploads/2020/08/default-user-image.png', '322-981-124', '538 Cardinal Terrace', 1079), " calcext:value-type="string">
            <text:p>(22121429, 2020907, 29382, 'Brade Clementius', 'Tebbe Bly', 'cblymz@alexa.com'https://librenoticias.com/wp-content/uploads/2020/08/default-user-image.png', '322-981-124', '538 Cardinal Terrace', 107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3137074" calcext:value-type="float">
            <text:p>53137074</text:p>
          </table:table-cell>
          <table:table-cell office:value-type="float" office:value="2020908" calcext:value-type="float">
            <text:p>2020908</text:p>
          </table:table-cell>
          <table:table-cell table:formula="of:=RANDBETWEEN(1000; 99999)" office:value-type="float" office:value="32115" calcext:value-type="float">
            <text:p>32115</text:p>
          </table:table-cell>
          <table:table-cell office:value-type="string" calcext:value-type="string">
            <text:p>Adamo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Tellenbrok</text:p>
          </table:table-cell>
          <table:table-cell office:value-type="string" calcext:value-type="string">
            <text:p>O'Kenny</text:p>
          </table:table-cell>
          <table:table-cell office:value-type="string" calcext:value-type="string">
            <text:p>jokenny2q@glob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85-756-512</text:p>
          </table:table-cell>
          <table:table-cell office:value-type="string" calcext:value-type="string">
            <text:p>3838 Garrison Court</text:p>
          </table:table-cell>
          <table:table-cell table:formula="of:=RANDBETWEEN(1;1833)" office:value-type="float" office:value="1287" calcext:value-type="float">
            <text:p>1287</text:p>
          </table:table-cell>
          <table:table-cell/>
          <table:table-cell table:formula="of:=CONCATENATE(&quot;(&quot;;[.A909];&quot;, &quot;;[.B909];&quot;, &quot;;[.C909];&quot;, '&quot;;[.D909];&quot; &quot;;[.E909];&quot;', '&quot;;[.F909];&quot; &quot;;[.G909];&quot;', '&quot;; [.H909]; &quot;'&quot;; [.I909];&quot;', '&quot;;[.J909];&quot;', '&quot;;[.K909];&quot;', &quot;;[.L909]; &quot;), &quot;)" office:value-type="string" office:string-value="(53137074, 2020908, 32115, 'Adamo Jeromy', 'Tellenbrok O'Kenny', 'jokenny2q@globo.com'https://librenoticias.com/wp-content/uploads/2020/08/default-user-image.png', '385-756-512', '3838 Garrison Court', 1287), " calcext:value-type="string">
            <text:p>(53137074, 2020908, 32115, 'Adamo Jeromy', 'Tellenbrok O'Kenny', 'jokenny2q@globo.com'https://librenoticias.com/wp-content/uploads/2020/08/default-user-image.png', '385-756-512', '3838 Garrison Court', 128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8858233" calcext:value-type="float">
            <text:p>48858233</text:p>
          </table:table-cell>
          <table:table-cell office:value-type="float" office:value="2020909" calcext:value-type="float">
            <text:p>2020909</text:p>
          </table:table-cell>
          <table:table-cell table:formula="of:=RANDBETWEEN(1000; 99999)" office:value-type="float" office:value="9376" calcext:value-type="float">
            <text:p>9376</text:p>
          </table:table-cell>
          <table:table-cell office:value-type="string" calcext:value-type="string">
            <text:p>Lawry</text:p>
          </table:table-cell>
          <table:table-cell office:value-type="string" calcext:value-type="string">
            <text:p>Ferdie</text:p>
          </table:table-cell>
          <table:table-cell office:value-type="string" calcext:value-type="string">
            <text:p>Temblett</text:p>
          </table:table-cell>
          <table:table-cell office:value-type="string" calcext:value-type="string">
            <text:p>Fenemore</text:p>
          </table:table-cell>
          <table:table-cell office:value-type="string" calcext:value-type="string">
            <text:p>ffenemore7r@youtub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20-634-302</text:p>
          </table:table-cell>
          <table:table-cell office:value-type="string" calcext:value-type="string">
            <text:p>5 Northland Trail</text:p>
          </table:table-cell>
          <table:table-cell table:formula="of:=RANDBETWEEN(1;1833)" office:value-type="float" office:value="739" calcext:value-type="float">
            <text:p>739</text:p>
          </table:table-cell>
          <table:table-cell/>
          <table:table-cell table:formula="of:=CONCATENATE(&quot;(&quot;;[.A910];&quot;, &quot;;[.B910];&quot;, &quot;;[.C910];&quot;, '&quot;;[.D910];&quot; &quot;;[.E910];&quot;', '&quot;;[.F910];&quot; &quot;;[.G910];&quot;', '&quot;; [.H910]; &quot;'&quot;; [.I910];&quot;', '&quot;;[.J910];&quot;', '&quot;;[.K910];&quot;', &quot;;[.L910]; &quot;), &quot;)" office:value-type="string" office:string-value="(48858233, 2020909, 9376, 'Lawry Ferdie', 'Temblett Fenemore', 'ffenemore7r@youtube.com'https://librenoticias.com/wp-content/uploads/2020/08/default-user-image.png', '120-634-302', '5 Northland Trail', 739), " calcext:value-type="string">
            <text:p>(48858233, 2020909, 9376, 'Lawry Ferdie', 'Temblett Fenemore', 'ffenemore7r@youtube.com'https://librenoticias.com/wp-content/uploads/2020/08/default-user-image.png', '120-634-302', '5 Northland Trail', 73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9690044" calcext:value-type="float">
            <text:p>69690044</text:p>
          </table:table-cell>
          <table:table-cell office:value-type="float" office:value="2020910" calcext:value-type="float">
            <text:p>2020910</text:p>
          </table:table-cell>
          <table:table-cell table:formula="of:=RANDBETWEEN(1000; 99999)" office:value-type="float" office:value="31261" calcext:value-type="float">
            <text:p>31261</text:p>
          </table:table-cell>
          <table:table-cell office:value-type="string" calcext:value-type="string">
            <text:p>Cyrille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Terbruggen</text:p>
          </table:table-cell>
          <table:table-cell office:value-type="string" calcext:value-type="string">
            <text:p>Hurworth</text:p>
          </table:table-cell>
          <table:table-cell office:value-type="string" calcext:value-type="string">
            <text:p>ahurworthkf@google.com.h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56-185-754</text:p>
          </table:table-cell>
          <table:table-cell office:value-type="string" calcext:value-type="string">
            <text:p>5 Roth Pass</text:p>
          </table:table-cell>
          <table:table-cell table:formula="of:=RANDBETWEEN(1;1833)" office:value-type="float" office:value="1077" calcext:value-type="float">
            <text:p>1077</text:p>
          </table:table-cell>
          <table:table-cell/>
          <table:table-cell table:formula="of:=CONCATENATE(&quot;(&quot;;[.A911];&quot;, &quot;;[.B911];&quot;, &quot;;[.C911];&quot;, '&quot;;[.D911];&quot; &quot;;[.E911];&quot;', '&quot;;[.F911];&quot; &quot;;[.G911];&quot;', '&quot;; [.H911]; &quot;'&quot;; [.I911];&quot;', '&quot;;[.J911];&quot;', '&quot;;[.K911];&quot;', &quot;;[.L911]; &quot;), &quot;)" office:value-type="string" office:string-value="(69690044, 2020910, 31261, 'Cyrille Artemas', 'Terbruggen Hurworth', 'ahurworthkf@google.com.hk'https://librenoticias.com/wp-content/uploads/2020/08/default-user-image.png', '356-185-754', '5 Roth Pass', 1077), " calcext:value-type="string">
            <text:p>(69690044, 2020910, 31261, 'Cyrille Artemas', 'Terbruggen Hurworth', 'ahurworthkf@google.com.hk'https://librenoticias.com/wp-content/uploads/2020/08/default-user-image.png', '356-185-754', '5 Roth Pass', 107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3761727" calcext:value-type="float">
            <text:p>23761727</text:p>
          </table:table-cell>
          <table:table-cell office:value-type="float" office:value="2020911" calcext:value-type="float">
            <text:p>2020911</text:p>
          </table:table-cell>
          <table:table-cell table:formula="of:=RANDBETWEEN(1000; 99999)" office:value-type="float" office:value="92423" calcext:value-type="float">
            <text:p>92423</text:p>
          </table:table-cell>
          <table:table-cell office:value-type="string" calcext:value-type="string">
            <text:p>Vassili</text:p>
          </table:table-cell>
          <table:table-cell office:value-type="string" calcext:value-type="string">
            <text:p>Sollie</text:p>
          </table:table-cell>
          <table:table-cell office:value-type="string" calcext:value-type="string">
            <text:p>Teresi</text:p>
          </table:table-cell>
          <table:table-cell office:value-type="string" calcext:value-type="string">
            <text:p>Syvret</text:p>
          </table:table-cell>
          <table:table-cell office:value-type="string" calcext:value-type="string">
            <text:p>ssyvretba@mozill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97-806-126</text:p>
          </table:table-cell>
          <table:table-cell office:value-type="string" calcext:value-type="string">
            <text:p>8 Melvin Parkway</text:p>
          </table:table-cell>
          <table:table-cell table:formula="of:=RANDBETWEEN(1;1833)" office:value-type="float" office:value="331" calcext:value-type="float">
            <text:p>331</text:p>
          </table:table-cell>
          <table:table-cell/>
          <table:table-cell table:formula="of:=CONCATENATE(&quot;(&quot;;[.A912];&quot;, &quot;;[.B912];&quot;, &quot;;[.C912];&quot;, '&quot;;[.D912];&quot; &quot;;[.E912];&quot;', '&quot;;[.F912];&quot; &quot;;[.G912];&quot;', '&quot;; [.H912]; &quot;'&quot;; [.I912];&quot;', '&quot;;[.J912];&quot;', '&quot;;[.K912];&quot;', &quot;;[.L912]; &quot;), &quot;)" office:value-type="string" office:string-value="(23761727, 2020911, 92423, 'Vassili Sollie', 'Teresi Syvret', 'ssyvretba@mozilla.com'https://librenoticias.com/wp-content/uploads/2020/08/default-user-image.png', '197-806-126', '8 Melvin Parkway', 331), " calcext:value-type="string">
            <text:p>(23761727, 2020911, 92423, 'Vassili Sollie', 'Teresi Syvret', 'ssyvretba@mozilla.com'https://librenoticias.com/wp-content/uploads/2020/08/default-user-image.png', '197-806-126', '8 Melvin Parkway', 33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6010207" calcext:value-type="float">
            <text:p>16010207</text:p>
          </table:table-cell>
          <table:table-cell office:value-type="float" office:value="2020912" calcext:value-type="float">
            <text:p>2020912</text:p>
          </table:table-cell>
          <table:table-cell table:formula="of:=RANDBETWEEN(1000; 99999)" office:value-type="float" office:value="73082" calcext:value-type="float">
            <text:p>73082</text:p>
          </table:table-cell>
          <table:table-cell office:value-type="string" calcext:value-type="string">
            <text:p>Jeri</text:p>
          </table:table-cell>
          <table:table-cell office:value-type="string" calcext:value-type="string">
            <text:p>Kynthia</text:p>
          </table:table-cell>
          <table:table-cell office:value-type="string" calcext:value-type="string">
            <text:p>Thacke</text:p>
          </table:table-cell>
          <table:table-cell office:value-type="string" calcext:value-type="string">
            <text:p>Rewan</text:p>
          </table:table-cell>
          <table:table-cell office:value-type="string" calcext:value-type="string">
            <text:p>krewanw@theguardia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53-853-136</text:p>
          </table:table-cell>
          <table:table-cell office:value-type="string" calcext:value-type="string">
            <text:p>5 Kings Junction</text:p>
          </table:table-cell>
          <table:table-cell table:formula="of:=RANDBETWEEN(1;1833)" office:value-type="float" office:value="239" calcext:value-type="float">
            <text:p>239</text:p>
          </table:table-cell>
          <table:table-cell/>
          <table:table-cell table:formula="of:=CONCATENATE(&quot;(&quot;;[.A913];&quot;, &quot;;[.B913];&quot;, &quot;;[.C913];&quot;, '&quot;;[.D913];&quot; &quot;;[.E913];&quot;', '&quot;;[.F913];&quot; &quot;;[.G913];&quot;', '&quot;; [.H913]; &quot;'&quot;; [.I913];&quot;', '&quot;;[.J913];&quot;', '&quot;;[.K913];&quot;', &quot;;[.L913]; &quot;), &quot;)" office:value-type="string" office:string-value="(16010207, 2020912, 73082, 'Jeri Kynthia', 'Thacke Rewan', 'krewanw@theguardian.com'https://librenoticias.com/wp-content/uploads/2020/08/default-user-image.png', '253-853-136', '5 Kings Junction', 239), " calcext:value-type="string">
            <text:p>(16010207, 2020912, 73082, 'Jeri Kynthia', 'Thacke Rewan', 'krewanw@theguardian.com'https://librenoticias.com/wp-content/uploads/2020/08/default-user-image.png', '253-853-136', '5 Kings Junction', 23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6932762" calcext:value-type="float">
            <text:p>16932762</text:p>
          </table:table-cell>
          <table:table-cell office:value-type="float" office:value="2020913" calcext:value-type="float">
            <text:p>2020913</text:p>
          </table:table-cell>
          <table:table-cell table:formula="of:=RANDBETWEEN(1000; 99999)" office:value-type="float" office:value="28560" calcext:value-type="float">
            <text:p>28560</text:p>
          </table:table-cell>
          <table:table-cell office:value-type="string" calcext:value-type="string">
            <text:p>Davidde</text:p>
          </table:table-cell>
          <table:table-cell office:value-type="string" calcext:value-type="string">
            <text:p>Cary</text:p>
          </table:table-cell>
          <table:table-cell office:value-type="string" calcext:value-type="string">
            <text:p>Thain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cbartkiewiczj0@vime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78-431-435</text:p>
          </table:table-cell>
          <table:table-cell office:value-type="string" calcext:value-type="string">
            <text:p>6369 Kim Terrace</text:p>
          </table:table-cell>
          <table:table-cell table:formula="of:=RANDBETWEEN(1;1833)" office:value-type="float" office:value="158" calcext:value-type="float">
            <text:p>158</text:p>
          </table:table-cell>
          <table:table-cell/>
          <table:table-cell table:formula="of:=CONCATENATE(&quot;(&quot;;[.A914];&quot;, &quot;;[.B914];&quot;, &quot;;[.C914];&quot;, '&quot;;[.D914];&quot; &quot;;[.E914];&quot;', '&quot;;[.F914];&quot; &quot;;[.G914];&quot;', '&quot;; [.H914]; &quot;'&quot;; [.I914];&quot;', '&quot;;[.J914];&quot;', '&quot;;[.K914];&quot;', &quot;;[.L914]; &quot;), &quot;)" office:value-type="string" office:string-value="(16932762, 2020913, 28560, 'Davidde Cary', 'Thain Bartkiewicz', 'cbartkiewiczj0@vimeo.com'https://librenoticias.com/wp-content/uploads/2020/08/default-user-image.png', '278-431-435', '6369 Kim Terrace', 158), " calcext:value-type="string">
            <text:p>(16932762, 2020913, 28560, 'Davidde Cary', 'Thain Bartkiewicz', 'cbartkiewiczj0@vimeo.com'https://librenoticias.com/wp-content/uploads/2020/08/default-user-image.png', '278-431-435', '6369 Kim Terrace', 15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1569972" calcext:value-type="float">
            <text:p>81569972</text:p>
          </table:table-cell>
          <table:table-cell office:value-type="float" office:value="2020914" calcext:value-type="float">
            <text:p>2020914</text:p>
          </table:table-cell>
          <table:table-cell table:formula="of:=RANDBETWEEN(1000; 99999)" office:value-type="float" office:value="80915" calcext:value-type="float">
            <text:p>80915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alston</text:p>
          </table:table-cell>
          <table:table-cell office:value-type="string" calcext:value-type="string">
            <text:p>Thomsen</text:p>
          </table:table-cell>
          <table:table-cell office:value-type="string" calcext:value-type="string">
            <text:p>Hambelton</text:p>
          </table:table-cell>
          <table:table-cell office:value-type="string" calcext:value-type="string">
            <text:p>dhambeltone0@hexu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48-935-503</text:p>
          </table:table-cell>
          <table:table-cell office:value-type="string" calcext:value-type="string">
            <text:p>2382 Hanover Point</text:p>
          </table:table-cell>
          <table:table-cell table:formula="of:=RANDBETWEEN(1;1833)" office:value-type="float" office:value="1697" calcext:value-type="float">
            <text:p>1697</text:p>
          </table:table-cell>
          <table:table-cell/>
          <table:table-cell table:formula="of:=CONCATENATE(&quot;(&quot;;[.A915];&quot;, &quot;;[.B915];&quot;, &quot;;[.C915];&quot;, '&quot;;[.D915];&quot; &quot;;[.E915];&quot;', '&quot;;[.F915];&quot; &quot;;[.G915];&quot;', '&quot;; [.H915]; &quot;'&quot;; [.I915];&quot;', '&quot;;[.J915];&quot;', '&quot;;[.K915];&quot;', &quot;;[.L915]; &quot;), &quot;)" office:value-type="string" office:string-value="(81569972, 2020914, 80915, 'Dunc Dalston', 'Thomsen Hambelton', 'dhambeltone0@hexun.com'https://librenoticias.com/wp-content/uploads/2020/08/default-user-image.png', '448-935-503', '2382 Hanover Point', 1697), " calcext:value-type="string">
            <text:p>(81569972, 2020914, 80915, 'Dunc Dalston', 'Thomsen Hambelton', 'dhambeltone0@hexun.com'https://librenoticias.com/wp-content/uploads/2020/08/default-user-image.png', '448-935-503', '2382 Hanover Point', 169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0142631" calcext:value-type="float">
            <text:p>80142631</text:p>
          </table:table-cell>
          <table:table-cell office:value-type="float" office:value="2020915" calcext:value-type="float">
            <text:p>2020915</text:p>
          </table:table-cell>
          <table:table-cell table:formula="of:=RANDBETWEEN(1000; 99999)" office:value-type="float" office:value="38720" calcext:value-type="float">
            <text:p>38720</text:p>
          </table:table-cell>
          <table:table-cell office:value-type="string" calcext:value-type="string">
            <text:p>Morten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Threadkell</text:p>
          </table:table-cell>
          <table:table-cell office:value-type="string" calcext:value-type="string">
            <text:p>Minchenton</text:p>
          </table:table-cell>
          <table:table-cell office:value-type="string" calcext:value-type="string">
            <text:p>gminchenton5o@ucoz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20-481-675</text:p>
          </table:table-cell>
          <table:table-cell office:value-type="string" calcext:value-type="string">
            <text:p>3525 Hintze Trail</text:p>
          </table:table-cell>
          <table:table-cell table:formula="of:=RANDBETWEEN(1;1833)" office:value-type="float" office:value="1237" calcext:value-type="float">
            <text:p>1237</text:p>
          </table:table-cell>
          <table:table-cell/>
          <table:table-cell table:formula="of:=CONCATENATE(&quot;(&quot;;[.A916];&quot;, &quot;;[.B916];&quot;, &quot;;[.C916];&quot;, '&quot;;[.D916];&quot; &quot;;[.E916];&quot;', '&quot;;[.F916];&quot; &quot;;[.G916];&quot;', '&quot;; [.H916]; &quot;'&quot;; [.I916];&quot;', '&quot;;[.J916];&quot;', '&quot;;[.K916];&quot;', &quot;;[.L916]; &quot;), &quot;)" office:value-type="string" office:string-value="(80142631, 2020915, 38720, 'Morten Guillaume', 'Threadkell Minchenton', 'gminchenton5o@ucoz.com'https://librenoticias.com/wp-content/uploads/2020/08/default-user-image.png', '320-481-675', '3525 Hintze Trail', 1237), " calcext:value-type="string">
            <text:p>(80142631, 2020915, 38720, 'Morten Guillaume', 'Threadkell Minchenton', 'gminchenton5o@ucoz.com'https://librenoticias.com/wp-content/uploads/2020/08/default-user-image.png', '320-481-675', '3525 Hintze Trail', 123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2839735" calcext:value-type="float">
            <text:p>32839735</text:p>
          </table:table-cell>
          <table:table-cell office:value-type="float" office:value="2020916" calcext:value-type="float">
            <text:p>2020916</text:p>
          </table:table-cell>
          <table:table-cell table:formula="of:=RANDBETWEEN(1000; 99999)" office:value-type="float" office:value="43864" calcext:value-type="float">
            <text:p>43864</text:p>
          </table:table-cell>
          <table:table-cell office:value-type="string" calcext:value-type="string">
            <text:p>Kellina</text:p>
          </table:table-cell>
          <table:table-cell office:value-type="string" calcext:value-type="string">
            <text:p>Dodi</text:p>
          </table:table-cell>
          <table:table-cell office:value-type="string" calcext:value-type="string">
            <text:p>Thurner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dsunderland9b@chicagotribun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33-941-619</text:p>
          </table:table-cell>
          <table:table-cell office:value-type="string" calcext:value-type="string">
            <text:p>55499 3rd Alley</text:p>
          </table:table-cell>
          <table:table-cell table:formula="of:=RANDBETWEEN(1;1833)" office:value-type="float" office:value="1485" calcext:value-type="float">
            <text:p>1485</text:p>
          </table:table-cell>
          <table:table-cell/>
          <table:table-cell table:formula="of:=CONCATENATE(&quot;(&quot;;[.A917];&quot;, &quot;;[.B917];&quot;, &quot;;[.C917];&quot;, '&quot;;[.D917];&quot; &quot;;[.E917];&quot;', '&quot;;[.F917];&quot; &quot;;[.G917];&quot;', '&quot;; [.H917]; &quot;'&quot;; [.I917];&quot;', '&quot;;[.J917];&quot;', '&quot;;[.K917];&quot;', &quot;;[.L917]; &quot;), &quot;)" office:value-type="string" office:string-value="(32839735, 2020916, 43864, 'Kellina Dodi', 'Thurner Sunderland', 'dsunderland9b@chicagotribune.com'https://librenoticias.com/wp-content/uploads/2020/08/default-user-image.png', '333-941-619', '55499 3rd Alley', 1485), " calcext:value-type="string">
            <text:p>(32839735, 2020916, 43864, 'Kellina Dodi', 'Thurner Sunderland', 'dsunderland9b@chicagotribune.com'https://librenoticias.com/wp-content/uploads/2020/08/default-user-image.png', '333-941-619', '55499 3rd Alley', 148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8516339" calcext:value-type="float">
            <text:p>48516339</text:p>
          </table:table-cell>
          <table:table-cell office:value-type="float" office:value="2020917" calcext:value-type="float">
            <text:p>2020917</text:p>
          </table:table-cell>
          <table:table-cell table:formula="of:=RANDBETWEEN(1000; 99999)" office:value-type="float" office:value="90623" calcext:value-type="float">
            <text:p>90623</text:p>
          </table:table-cell>
          <table:table-cell office:value-type="string" calcext:value-type="string">
            <text:p>Pennie</text:p>
          </table:table-cell>
          <table:table-cell office:value-type="string" calcext:value-type="string">
            <text:p>Cirstoforo</text:p>
          </table:table-cell>
          <table:table-cell office:value-type="string" calcext:value-type="string">
            <text:p>Tidey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cgriffith5q@seesaa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91-619-259</text:p>
          </table:table-cell>
          <table:table-cell office:value-type="string" calcext:value-type="string">
            <text:p>619 Fieldstone Street</text:p>
          </table:table-cell>
          <table:table-cell table:formula="of:=RANDBETWEEN(1;1833)" office:value-type="float" office:value="35" calcext:value-type="float">
            <text:p>35</text:p>
          </table:table-cell>
          <table:table-cell/>
          <table:table-cell table:formula="of:=CONCATENATE(&quot;(&quot;;[.A918];&quot;, &quot;;[.B918];&quot;, &quot;;[.C918];&quot;, '&quot;;[.D918];&quot; &quot;;[.E918];&quot;', '&quot;;[.F918];&quot; &quot;;[.G918];&quot;', '&quot;; [.H918]; &quot;'&quot;; [.I918];&quot;', '&quot;;[.J918];&quot;', '&quot;;[.K918];&quot;', &quot;;[.L918]; &quot;), &quot;)" office:value-type="string" office:string-value="(48516339, 2020917, 90623, 'Pennie Cirstoforo', 'Tidey Griffith', 'cgriffith5q@seesaa.net'https://librenoticias.com/wp-content/uploads/2020/08/default-user-image.png', '791-619-259', '619 Fieldstone Street', 35), " calcext:value-type="string">
            <text:p>(48516339, 2020917, 90623, 'Pennie Cirstoforo', 'Tidey Griffith', 'cgriffith5q@seesaa.net'https://librenoticias.com/wp-content/uploads/2020/08/default-user-image.png', '791-619-259', '619 Fieldstone Street', 3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0748590" calcext:value-type="float">
            <text:p>70748590</text:p>
          </table:table-cell>
          <table:table-cell office:value-type="float" office:value="2020918" calcext:value-type="float">
            <text:p>2020918</text:p>
          </table:table-cell>
          <table:table-cell table:formula="of:=RANDBETWEEN(1000; 99999)" office:value-type="float" office:value="27648" calcext:value-type="float">
            <text:p>27648</text:p>
          </table:table-cell>
          <table:table-cell office:value-type="string" calcext:value-type="string">
            <text:p>Kayla</text:p>
          </table:table-cell>
          <table:table-cell office:value-type="string" calcext:value-type="string">
            <text:p>Roxie</text:p>
          </table:table-cell>
          <table:table-cell office:value-type="string" calcext:value-type="string">
            <text:p>Tinghill</text:p>
          </table:table-cell>
          <table:table-cell office:value-type="string" calcext:value-type="string">
            <text:p>Sloane</text:p>
          </table:table-cell>
          <table:table-cell office:value-type="string" calcext:value-type="string">
            <text:p>rsloane3a@barnesandnobl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88-199-983</text:p>
          </table:table-cell>
          <table:table-cell office:value-type="string" calcext:value-type="string">
            <text:p>5125 Mitchell Alley</text:p>
          </table:table-cell>
          <table:table-cell table:formula="of:=RANDBETWEEN(1;1833)" office:value-type="float" office:value="1335" calcext:value-type="float">
            <text:p>1335</text:p>
          </table:table-cell>
          <table:table-cell/>
          <table:table-cell table:formula="of:=CONCATENATE(&quot;(&quot;;[.A919];&quot;, &quot;;[.B919];&quot;, &quot;;[.C919];&quot;, '&quot;;[.D919];&quot; &quot;;[.E919];&quot;', '&quot;;[.F919];&quot; &quot;;[.G919];&quot;', '&quot;; [.H919]; &quot;'&quot;; [.I919];&quot;', '&quot;;[.J919];&quot;', '&quot;;[.K919];&quot;', &quot;;[.L919]; &quot;), &quot;)" office:value-type="string" office:string-value="(70748590, 2020918, 27648, 'Kayla Roxie', 'Tinghill Sloane', 'rsloane3a@barnesandnoble.com'https://librenoticias.com/wp-content/uploads/2020/08/default-user-image.png', '588-199-983', '5125 Mitchell Alley', 1335), " calcext:value-type="string">
            <text:p>(70748590, 2020918, 27648, 'Kayla Roxie', 'Tinghill Sloane', 'rsloane3a@barnesandnoble.com'https://librenoticias.com/wp-content/uploads/2020/08/default-user-image.png', '588-199-983', '5125 Mitchell Alley', 133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4590755" calcext:value-type="float">
            <text:p>94590755</text:p>
          </table:table-cell>
          <table:table-cell office:value-type="float" office:value="2020919" calcext:value-type="float">
            <text:p>2020919</text:p>
          </table:table-cell>
          <table:table-cell table:formula="of:=RANDBETWEEN(1000; 99999)" office:value-type="float" office:value="98868" calcext:value-type="float">
            <text:p>98868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Alix</text:p>
          </table:table-cell>
          <table:table-cell office:value-type="string" calcext:value-type="string">
            <text:p>Tinsley</text:p>
          </table:table-cell>
          <table:table-cell office:value-type="string" calcext:value-type="string">
            <text:p>Rooms</text:p>
          </table:table-cell>
          <table:table-cell office:value-type="string" calcext:value-type="string">
            <text:p>aroomsg9@nih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24-204-419</text:p>
          </table:table-cell>
          <table:table-cell office:value-type="string" calcext:value-type="string">
            <text:p>27 Dottie Hill</text:p>
          </table:table-cell>
          <table:table-cell table:formula="of:=RANDBETWEEN(1;1833)" office:value-type="float" office:value="1086" calcext:value-type="float">
            <text:p>1086</text:p>
          </table:table-cell>
          <table:table-cell/>
          <table:table-cell table:formula="of:=CONCATENATE(&quot;(&quot;;[.A920];&quot;, &quot;;[.B920];&quot;, &quot;;[.C920];&quot;, '&quot;;[.D920];&quot; &quot;;[.E920];&quot;', '&quot;;[.F920];&quot; &quot;;[.G920];&quot;', '&quot;; [.H920]; &quot;'&quot;; [.I920];&quot;', '&quot;;[.J920];&quot;', '&quot;;[.K920];&quot;', &quot;;[.L920]; &quot;), &quot;)" office:value-type="string" office:string-value="(94590755, 2020919, 98868, 'Aksel Alix', 'Tinsley Rooms', 'aroomsg9@nih.gov'https://librenoticias.com/wp-content/uploads/2020/08/default-user-image.png', '824-204-419', '27 Dottie Hill', 1086), " calcext:value-type="string">
            <text:p>(94590755, 2020919, 98868, 'Aksel Alix', 'Tinsley Rooms', 'aroomsg9@nih.gov'https://librenoticias.com/wp-content/uploads/2020/08/default-user-image.png', '824-204-419', '27 Dottie Hill', 108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0998933" calcext:value-type="float">
            <text:p>80998933</text:p>
          </table:table-cell>
          <table:table-cell office:value-type="float" office:value="2020920" calcext:value-type="float">
            <text:p>2020920</text:p>
          </table:table-cell>
          <table:table-cell table:formula="of:=RANDBETWEEN(1000; 99999)" office:value-type="float" office:value="72330" calcext:value-type="float">
            <text:p>72330</text:p>
          </table:table-cell>
          <table:table-cell office:value-type="string" calcext:value-type="string">
            <text:p>Zedekiah</text:p>
          </table:table-cell>
          <table:table-cell office:value-type="string" calcext:value-type="string">
            <text:p>Nikolaos</text:p>
          </table:table-cell>
          <table:table-cell office:value-type="string" calcext:value-type="string">
            <text:p>Tixier</text:p>
          </table:table-cell>
          <table:table-cell office:value-type="string" calcext:value-type="string">
            <text:p>Alessandone</text:p>
          </table:table-cell>
          <table:table-cell office:value-type="string" calcext:value-type="string">
            <text:p>nalessandonehm@nasa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04-650-949</text:p>
          </table:table-cell>
          <table:table-cell office:value-type="string" calcext:value-type="string">
            <text:p>70 Maywood Center</text:p>
          </table:table-cell>
          <table:table-cell table:formula="of:=RANDBETWEEN(1;1833)" office:value-type="float" office:value="490" calcext:value-type="float">
            <text:p>490</text:p>
          </table:table-cell>
          <table:table-cell/>
          <table:table-cell table:formula="of:=CONCATENATE(&quot;(&quot;;[.A921];&quot;, &quot;;[.B921];&quot;, &quot;;[.C921];&quot;, '&quot;;[.D921];&quot; &quot;;[.E921];&quot;', '&quot;;[.F921];&quot; &quot;;[.G921];&quot;', '&quot;; [.H921]; &quot;'&quot;; [.I921];&quot;', '&quot;;[.J921];&quot;', '&quot;;[.K921];&quot;', &quot;;[.L921]; &quot;), &quot;)" office:value-type="string" office:string-value="(80998933, 2020920, 72330, 'Zedekiah Nikolaos', 'Tixier Alessandone', 'nalessandonehm@nasa.gov'https://librenoticias.com/wp-content/uploads/2020/08/default-user-image.png', '404-650-949', '70 Maywood Center', 490), " calcext:value-type="string">
            <text:p>(80998933, 2020920, 72330, 'Zedekiah Nikolaos', 'Tixier Alessandone', 'nalessandonehm@nasa.gov'https://librenoticias.com/wp-content/uploads/2020/08/default-user-image.png', '404-650-949', '70 Maywood Center', 49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8788674" calcext:value-type="float">
            <text:p>68788674</text:p>
          </table:table-cell>
          <table:table-cell office:value-type="float" office:value="2020921" calcext:value-type="float">
            <text:p>2020921</text:p>
          </table:table-cell>
          <table:table-cell table:formula="of:=RANDBETWEEN(1000; 99999)" office:value-type="float" office:value="7366" calcext:value-type="float">
            <text:p>7366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Tolcher</text:p>
          </table:table-cell>
          <table:table-cell office:value-type="string" calcext:value-type="string">
            <text:p>Sill</text:p>
          </table:table-cell>
          <table:table-cell office:value-type="string" calcext:value-type="string">
            <text:p>csillhs@odnoklassniki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91-615-546</text:p>
          </table:table-cell>
          <table:table-cell office:value-type="string" calcext:value-type="string">
            <text:p>095 Di Loreto Lane</text:p>
          </table:table-cell>
          <table:table-cell table:formula="of:=RANDBETWEEN(1;1833)" office:value-type="float" office:value="1390" calcext:value-type="float">
            <text:p>1390</text:p>
          </table:table-cell>
          <table:table-cell/>
          <table:table-cell table:formula="of:=CONCATENATE(&quot;(&quot;;[.A922];&quot;, &quot;;[.B922];&quot;, &quot;;[.C922];&quot;, '&quot;;[.D922];&quot; &quot;;[.E922];&quot;', '&quot;;[.F922];&quot; &quot;;[.G922];&quot;', '&quot;; [.H922]; &quot;'&quot;; [.I922];&quot;', '&quot;;[.J922];&quot;', '&quot;;[.K922];&quot;', &quot;;[.L922]; &quot;), &quot;)" office:value-type="string" office:string-value="(68788674, 2020921, 7366, 'Adams Carolus', 'Tolcher Sill', 'csillhs@odnoklassniki.ru'https://librenoticias.com/wp-content/uploads/2020/08/default-user-image.png', '391-615-546', '095 Di Loreto Lane', 1390), " calcext:value-type="string">
            <text:p>(68788674, 2020921, 7366, 'Adams Carolus', 'Tolcher Sill', 'csillhs@odnoklassniki.ru'https://librenoticias.com/wp-content/uploads/2020/08/default-user-image.png', '391-615-546', '095 Di Loreto Lane', 139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8094468" calcext:value-type="float">
            <text:p>28094468</text:p>
          </table:table-cell>
          <table:table-cell office:value-type="float" office:value="2020922" calcext:value-type="float">
            <text:p>2020922</text:p>
          </table:table-cell>
          <table:table-cell table:formula="of:=RANDBETWEEN(1000; 99999)" office:value-type="float" office:value="28504" calcext:value-type="float">
            <text:p>28504</text:p>
          </table:table-cell>
          <table:table-cell office:value-type="string" calcext:value-type="string">
            <text:p>Chevy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Tollemache</text:p>
          </table:table-cell>
          <table:table-cell office:value-type="string" calcext:value-type="string">
            <text:p>Rosenblad</text:p>
          </table:table-cell>
          <table:table-cell office:value-type="string" calcext:value-type="string">
            <text:p>orosenbladan@dion.ne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01-302-339</text:p>
          </table:table-cell>
          <table:table-cell office:value-type="string" calcext:value-type="string">
            <text:p>4 Sutherland Drive</text:p>
          </table:table-cell>
          <table:table-cell table:formula="of:=RANDBETWEEN(1;1833)" office:value-type="float" office:value="1106" calcext:value-type="float">
            <text:p>1106</text:p>
          </table:table-cell>
          <table:table-cell/>
          <table:table-cell table:formula="of:=CONCATENATE(&quot;(&quot;;[.A923];&quot;, &quot;;[.B923];&quot;, &quot;;[.C923];&quot;, '&quot;;[.D923];&quot; &quot;;[.E923];&quot;', '&quot;;[.F923];&quot; &quot;;[.G923];&quot;', '&quot;; [.H923]; &quot;'&quot;; [.I923];&quot;', '&quot;;[.J923];&quot;', '&quot;;[.K923];&quot;', &quot;;[.L923]; &quot;), &quot;)" office:value-type="string" office:string-value="(28094468, 2020922, 28504, 'Chevy Owen', 'Tollemache Rosenblad', 'orosenbladan@dion.ne.jp'https://librenoticias.com/wp-content/uploads/2020/08/default-user-image.png', '501-302-339', '4 Sutherland Drive', 1106), " calcext:value-type="string">
            <text:p>(28094468, 2020922, 28504, 'Chevy Owen', 'Tollemache Rosenblad', 'orosenbladan@dion.ne.jp'https://librenoticias.com/wp-content/uploads/2020/08/default-user-image.png', '501-302-339', '4 Sutherland Drive', 110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3307261" calcext:value-type="float">
            <text:p>33307261</text:p>
          </table:table-cell>
          <table:table-cell office:value-type="float" office:value="2020923" calcext:value-type="float">
            <text:p>2020923</text:p>
          </table:table-cell>
          <table:table-cell table:formula="of:=RANDBETWEEN(1000; 99999)" office:value-type="float" office:value="36239" calcext:value-type="float">
            <text:p>36239</text:p>
          </table:table-cell>
          <table:table-cell office:value-type="string" calcext:value-type="string">
            <text:p>Dianne</text:p>
          </table:table-cell>
          <table:table-cell office:value-type="string" calcext:value-type="string">
            <text:p>Marlane</text:p>
          </table:table-cell>
          <table:table-cell office:value-type="string" calcext:value-type="string">
            <text:p>Tomaschke</text:p>
          </table:table-cell>
          <table:table-cell office:value-type="string" calcext:value-type="string">
            <text:p>Hugli</text:p>
          </table:table-cell>
          <table:table-cell office:value-type="string" calcext:value-type="string">
            <text:p>mhuglipt@zimbi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85-530-656</text:p>
          </table:table-cell>
          <table:table-cell office:value-type="string" calcext:value-type="string">
            <text:p>4390 Melby Avenue</text:p>
          </table:table-cell>
          <table:table-cell table:formula="of:=RANDBETWEEN(1;1833)" office:value-type="float" office:value="270" calcext:value-type="float">
            <text:p>270</text:p>
          </table:table-cell>
          <table:table-cell/>
          <table:table-cell table:formula="of:=CONCATENATE(&quot;(&quot;;[.A924];&quot;, &quot;;[.B924];&quot;, &quot;;[.C924];&quot;, '&quot;;[.D924];&quot; &quot;;[.E924];&quot;', '&quot;;[.F924];&quot; &quot;;[.G924];&quot;', '&quot;; [.H924]; &quot;'&quot;; [.I924];&quot;', '&quot;;[.J924];&quot;', '&quot;;[.K924];&quot;', &quot;;[.L924]; &quot;), &quot;)" office:value-type="string" office:string-value="(33307261, 2020923, 36239, 'Dianne Marlane', 'Tomaschke Hugli', 'mhuglipt@zimbio.com'https://librenoticias.com/wp-content/uploads/2020/08/default-user-image.png', '685-530-656', '4390 Melby Avenue', 270), " calcext:value-type="string">
            <text:p>(33307261, 2020923, 36239, 'Dianne Marlane', 'Tomaschke Hugli', 'mhuglipt@zimbio.com'https://librenoticias.com/wp-content/uploads/2020/08/default-user-image.png', '685-530-656', '4390 Melby Avenue', 27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8662712" calcext:value-type="float">
            <text:p>68662712</text:p>
          </table:table-cell>
          <table:table-cell office:value-type="float" office:value="2020924" calcext:value-type="float">
            <text:p>2020924</text:p>
          </table:table-cell>
          <table:table-cell table:formula="of:=RANDBETWEEN(1000; 99999)" office:value-type="float" office:value="94552" calcext:value-type="float">
            <text:p>94552</text:p>
          </table:table-cell>
          <table:table-cell office:value-type="string" calcext:value-type="string">
            <text:p>Orin</text:p>
          </table:table-cell>
          <table:table-cell office:value-type="string" calcext:value-type="string">
            <text:p>Godfrey</text:p>
          </table:table-cell>
          <table:table-cell office:value-type="string" calcext:value-type="string">
            <text:p>Tooze</text:p>
          </table:table-cell>
          <table:table-cell office:value-type="string" calcext:value-type="string">
            <text:p>Turley</text:p>
          </table:table-cell>
          <table:table-cell office:value-type="string" calcext:value-type="string">
            <text:p>gturleynj@nationalgeographi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13-346-964</text:p>
          </table:table-cell>
          <table:table-cell office:value-type="string" calcext:value-type="string">
            <text:p>4 Oriole Crossing</text:p>
          </table:table-cell>
          <table:table-cell table:formula="of:=RANDBETWEEN(1;1833)" office:value-type="float" office:value="268" calcext:value-type="float">
            <text:p>268</text:p>
          </table:table-cell>
          <table:table-cell/>
          <table:table-cell table:formula="of:=CONCATENATE(&quot;(&quot;;[.A925];&quot;, &quot;;[.B925];&quot;, &quot;;[.C925];&quot;, '&quot;;[.D925];&quot; &quot;;[.E925];&quot;', '&quot;;[.F925];&quot; &quot;;[.G925];&quot;', '&quot;; [.H925]; &quot;'&quot;; [.I925];&quot;', '&quot;;[.J925];&quot;', '&quot;;[.K925];&quot;', &quot;;[.L925]; &quot;), &quot;)" office:value-type="string" office:string-value="(68662712, 2020924, 94552, 'Orin Godfrey', 'Tooze Turley', 'gturleynj@nationalgeographic.com'https://librenoticias.com/wp-content/uploads/2020/08/default-user-image.png', '513-346-964', '4 Oriole Crossing', 268), " calcext:value-type="string">
            <text:p>(68662712, 2020924, 94552, 'Orin Godfrey', 'Tooze Turley', 'gturleynj@nationalgeographic.com'https://librenoticias.com/wp-content/uploads/2020/08/default-user-image.png', '513-346-964', '4 Oriole Crossing', 26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2355737" calcext:value-type="float">
            <text:p>82355737</text:p>
          </table:table-cell>
          <table:table-cell office:value-type="float" office:value="2020925" calcext:value-type="float">
            <text:p>2020925</text:p>
          </table:table-cell>
          <table:table-cell table:formula="of:=RANDBETWEEN(1000; 99999)" office:value-type="float" office:value="8031" calcext:value-type="float">
            <text:p>8031</text:p>
          </table:table-cell>
          <table:table-cell office:value-type="string" calcext:value-type="string">
            <text:p>Fara</text:p>
          </table:table-cell>
          <table:table-cell office:value-type="string" calcext:value-type="string">
            <text:p>Minerva</text:p>
          </table:table-cell>
          <table:table-cell office:value-type="string" calcext:value-type="string">
            <text:p>Tourne</text:p>
          </table:table-cell>
          <table:table-cell office:value-type="string" calcext:value-type="string">
            <text:p>Doonican</text:p>
          </table:table-cell>
          <table:table-cell office:value-type="string" calcext:value-type="string">
            <text:p>mdoonicanl5@cdc.gov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11-346-867</text:p>
          </table:table-cell>
          <table:table-cell office:value-type="string" calcext:value-type="string">
            <text:p>3127 Thackeray Street</text:p>
          </table:table-cell>
          <table:table-cell table:formula="of:=RANDBETWEEN(1;1833)" office:value-type="float" office:value="551" calcext:value-type="float">
            <text:p>551</text:p>
          </table:table-cell>
          <table:table-cell/>
          <table:table-cell table:formula="of:=CONCATENATE(&quot;(&quot;;[.A926];&quot;, &quot;;[.B926];&quot;, &quot;;[.C926];&quot;, '&quot;;[.D926];&quot; &quot;;[.E926];&quot;', '&quot;;[.F926];&quot; &quot;;[.G926];&quot;', '&quot;; [.H926]; &quot;'&quot;; [.I926];&quot;', '&quot;;[.J926];&quot;', '&quot;;[.K926];&quot;', &quot;;[.L926]; &quot;), &quot;)" office:value-type="string" office:string-value="(82355737, 2020925, 8031, 'Fara Minerva', 'Tourne Doonican', 'mdoonicanl5@cdc.gov'https://librenoticias.com/wp-content/uploads/2020/08/default-user-image.png', '411-346-867', '3127 Thackeray Street', 551), " calcext:value-type="string">
            <text:p>(82355737, 2020925, 8031, 'Fara Minerva', 'Tourne Doonican', 'mdoonicanl5@cdc.gov'https://librenoticias.com/wp-content/uploads/2020/08/default-user-image.png', '411-346-867', '3127 Thackeray Street', 55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3673155" calcext:value-type="float">
            <text:p>73673155</text:p>
          </table:table-cell>
          <table:table-cell office:value-type="float" office:value="2020926" calcext:value-type="float">
            <text:p>2020926</text:p>
          </table:table-cell>
          <table:table-cell table:formula="of:=RANDBETWEEN(1000; 99999)" office:value-type="float" office:value="92970" calcext:value-type="float">
            <text:p>92970</text:p>
          </table:table-cell>
          <table:table-cell office:value-type="string" calcext:value-type="string">
            <text:p>Olivie</text:p>
          </table:table-cell>
          <table:table-cell office:value-type="string" calcext:value-type="string">
            <text:p>Andeee</text:p>
          </table:table-cell>
          <table:table-cell office:value-type="string" calcext:value-type="string">
            <text:p>Trenholm</text:p>
          </table:table-cell>
          <table:table-cell office:value-type="string" calcext:value-type="string">
            <text:p>Sunock</text:p>
          </table:table-cell>
          <table:table-cell office:value-type="string" calcext:value-type="string">
            <text:p>asunockk3@jalbum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59-619-854</text:p>
          </table:table-cell>
          <table:table-cell office:value-type="string" calcext:value-type="string">
            <text:p>41658 Laurel Street</text:p>
          </table:table-cell>
          <table:table-cell table:formula="of:=RANDBETWEEN(1;1833)" office:value-type="float" office:value="1675" calcext:value-type="float">
            <text:p>1675</text:p>
          </table:table-cell>
          <table:table-cell/>
          <table:table-cell table:formula="of:=CONCATENATE(&quot;(&quot;;[.A927];&quot;, &quot;;[.B927];&quot;, &quot;;[.C927];&quot;, '&quot;;[.D927];&quot; &quot;;[.E927];&quot;', '&quot;;[.F927];&quot; &quot;;[.G927];&quot;', '&quot;; [.H927]; &quot;'&quot;; [.I927];&quot;', '&quot;;[.J927];&quot;', '&quot;;[.K927];&quot;', &quot;;[.L927]; &quot;), &quot;)" office:value-type="string" office:string-value="(73673155, 2020926, 92970, 'Olivie Andeee', 'Trenholm Sunock', 'asunockk3@jalbum.net'https://librenoticias.com/wp-content/uploads/2020/08/default-user-image.png', '559-619-854', '41658 Laurel Street', 1675), " calcext:value-type="string">
            <text:p>(73673155, 2020926, 92970, 'Olivie Andeee', 'Trenholm Sunock', 'asunockk3@jalbum.net'https://librenoticias.com/wp-content/uploads/2020/08/default-user-image.png', '559-619-854', '41658 Laurel Street', 167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2225494" calcext:value-type="float">
            <text:p>82225494</text:p>
          </table:table-cell>
          <table:table-cell office:value-type="float" office:value="2020927" calcext:value-type="float">
            <text:p>2020927</text:p>
          </table:table-cell>
          <table:table-cell table:formula="of:=RANDBETWEEN(1000; 99999)" office:value-type="float" office:value="43463" calcext:value-type="float">
            <text:p>43463</text:p>
          </table:table-cell>
          <table:table-cell office:value-type="string" calcext:value-type="string">
            <text:p>Livvy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Trenoweth</text:p>
          </table:table-cell>
          <table:table-cell office:value-type="string" calcext:value-type="string">
            <text:p>Ducker</text:p>
          </table:table-cell>
          <table:table-cell office:value-type="string" calcext:value-type="string">
            <text:p>tduckergc@mediafir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07-126-802</text:p>
          </table:table-cell>
          <table:table-cell office:value-type="string" calcext:value-type="string">
            <text:p>392 Briar Crest Trail</text:p>
          </table:table-cell>
          <table:table-cell table:formula="of:=RANDBETWEEN(1;1833)" office:value-type="float" office:value="1325" calcext:value-type="float">
            <text:p>1325</text:p>
          </table:table-cell>
          <table:table-cell/>
          <table:table-cell table:formula="of:=CONCATENATE(&quot;(&quot;;[.A928];&quot;, &quot;;[.B928];&quot;, &quot;;[.C928];&quot;, '&quot;;[.D928];&quot; &quot;;[.E928];&quot;', '&quot;;[.F928];&quot; &quot;;[.G928];&quot;', '&quot;; [.H928]; &quot;'&quot;; [.I928];&quot;', '&quot;;[.J928];&quot;', '&quot;;[.K928];&quot;', &quot;;[.L928]; &quot;), &quot;)" office:value-type="string" office:string-value="(82225494, 2020927, 43463, 'Livvy Tina', 'Trenoweth Ducker', 'tduckergc@mediafire.com'https://librenoticias.com/wp-content/uploads/2020/08/default-user-image.png', '907-126-802', '392 Briar Crest Trail', 1325), " calcext:value-type="string">
            <text:p>(82225494, 2020927, 43463, 'Livvy Tina', 'Trenoweth Ducker', 'tduckergc@mediafire.com'https://librenoticias.com/wp-content/uploads/2020/08/default-user-image.png', '907-126-802', '392 Briar Crest Trail', 132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3669126" calcext:value-type="float">
            <text:p>93669126</text:p>
          </table:table-cell>
          <table:table-cell office:value-type="float" office:value="2020928" calcext:value-type="float">
            <text:p>2020928</text:p>
          </table:table-cell>
          <table:table-cell table:formula="of:=RANDBETWEEN(1000; 99999)" office:value-type="float" office:value="57768" calcext:value-type="float">
            <text:p>57768</text:p>
          </table:table-cell>
          <table:table-cell office:value-type="string" calcext:value-type="string">
            <text:p>Garrard</text:p>
          </table:table-cell>
          <table:table-cell office:value-type="string" calcext:value-type="string">
            <text:p>Thom</text:p>
          </table:table-cell>
          <table:table-cell office:value-type="string" calcext:value-type="string">
            <text:p>Treppas</text:p>
          </table:table-cell>
          <table:table-cell office:value-type="string" calcext:value-type="string">
            <text:p>Netherclift</text:p>
          </table:table-cell>
          <table:table-cell office:value-type="string" calcext:value-type="string">
            <text:p>tnetherclift46@bloglin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06-764-970</text:p>
          </table:table-cell>
          <table:table-cell office:value-type="string" calcext:value-type="string">
            <text:p>4937 Killdeer Court</text:p>
          </table:table-cell>
          <table:table-cell table:formula="of:=RANDBETWEEN(1;1833)" office:value-type="float" office:value="341" calcext:value-type="float">
            <text:p>341</text:p>
          </table:table-cell>
          <table:table-cell/>
          <table:table-cell table:formula="of:=CONCATENATE(&quot;(&quot;;[.A929];&quot;, &quot;;[.B929];&quot;, &quot;;[.C929];&quot;, '&quot;;[.D929];&quot; &quot;;[.E929];&quot;', '&quot;;[.F929];&quot; &quot;;[.G929];&quot;', '&quot;; [.H929]; &quot;'&quot;; [.I929];&quot;', '&quot;;[.J929];&quot;', '&quot;;[.K929];&quot;', &quot;;[.L929]; &quot;), &quot;)" office:value-type="string" office:string-value="(93669126, 2020928, 57768, 'Garrard Thom', 'Treppas Netherclift', 'tnetherclift46@bloglines.com'https://librenoticias.com/wp-content/uploads/2020/08/default-user-image.png', '906-764-970', '4937 Killdeer Court', 341), " calcext:value-type="string">
            <text:p>(93669126, 2020928, 57768, 'Garrard Thom', 'Treppas Netherclift', 'tnetherclift46@bloglines.com'https://librenoticias.com/wp-content/uploads/2020/08/default-user-image.png', '906-764-970', '4937 Killdeer Court', 34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4149989" calcext:value-type="float">
            <text:p>54149989</text:p>
          </table:table-cell>
          <table:table-cell office:value-type="float" office:value="2020929" calcext:value-type="float">
            <text:p>2020929</text:p>
          </table:table-cell>
          <table:table-cell table:formula="of:=RANDBETWEEN(1000; 99999)" office:value-type="float" office:value="14325" calcext:value-type="float">
            <text:p>14325</text:p>
          </table:table-cell>
          <table:table-cell office:value-type="string" calcext:value-type="string">
            <text:p>Marthena</text:p>
          </table:table-cell>
          <table:table-cell office:value-type="string" calcext:value-type="string">
            <text:p>Willabella</text:p>
          </table:table-cell>
          <table:table-cell office:value-type="string" calcext:value-type="string">
            <text:p>Trevains</text:p>
          </table:table-cell>
          <table:table-cell office:value-type="string" calcext:value-type="string">
            <text:p>Cleef</text:p>
          </table:table-cell>
          <table:table-cell office:value-type="string" calcext:value-type="string">
            <text:p>wcleefcb@tinyur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99-898-997</text:p>
          </table:table-cell>
          <table:table-cell office:value-type="string" calcext:value-type="string">
            <text:p>2 Mockingbird Crossing</text:p>
          </table:table-cell>
          <table:table-cell table:formula="of:=RANDBETWEEN(1;1833)" office:value-type="float" office:value="816" calcext:value-type="float">
            <text:p>816</text:p>
          </table:table-cell>
          <table:table-cell/>
          <table:table-cell table:formula="of:=CONCATENATE(&quot;(&quot;;[.A930];&quot;, &quot;;[.B930];&quot;, &quot;;[.C930];&quot;, '&quot;;[.D930];&quot; &quot;;[.E930];&quot;', '&quot;;[.F930];&quot; &quot;;[.G930];&quot;', '&quot;; [.H930]; &quot;'&quot;; [.I930];&quot;', '&quot;;[.J930];&quot;', '&quot;;[.K930];&quot;', &quot;;[.L930]; &quot;), &quot;)" office:value-type="string" office:string-value="(54149989, 2020929, 14325, 'Marthena Willabella', 'Trevains Cleef', 'wcleefcb@tinyurl.com'https://librenoticias.com/wp-content/uploads/2020/08/default-user-image.png', '599-898-997', '2 Mockingbird Crossing', 816), " calcext:value-type="string">
            <text:p>(54149989, 2020929, 14325, 'Marthena Willabella', 'Trevains Cleef', 'wcleefcb@tinyurl.com'https://librenoticias.com/wp-content/uploads/2020/08/default-user-image.png', '599-898-997', '2 Mockingbird Crossing', 81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9042575" calcext:value-type="float">
            <text:p>79042575</text:p>
          </table:table-cell>
          <table:table-cell office:value-type="float" office:value="2020930" calcext:value-type="float">
            <text:p>2020930</text:p>
          </table:table-cell>
          <table:table-cell table:formula="of:=RANDBETWEEN(1000; 99999)" office:value-type="float" office:value="19373" calcext:value-type="float">
            <text:p>19373</text:p>
          </table:table-cell>
          <table:table-cell office:value-type="string" calcext:value-type="string">
            <text:p>Kendricks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Trevains</text:p>
          </table:table-cell>
          <table:table-cell office:value-type="string" calcext:value-type="string">
            <text:p>McTeer</text:p>
          </table:table-cell>
          <table:table-cell office:value-type="string" calcext:value-type="string">
            <text:p>hmcteere3@joomla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98-379-170</text:p>
          </table:table-cell>
          <table:table-cell office:value-type="string" calcext:value-type="string">
            <text:p>15 Pearson Terrace</text:p>
          </table:table-cell>
          <table:table-cell table:formula="of:=RANDBETWEEN(1;1833)" office:value-type="float" office:value="1399" calcext:value-type="float">
            <text:p>1399</text:p>
          </table:table-cell>
          <table:table-cell/>
          <table:table-cell table:formula="of:=CONCATENATE(&quot;(&quot;;[.A931];&quot;, &quot;;[.B931];&quot;, &quot;;[.C931];&quot;, '&quot;;[.D931];&quot; &quot;;[.E931];&quot;', '&quot;;[.F931];&quot; &quot;;[.G931];&quot;', '&quot;; [.H931]; &quot;'&quot;; [.I931];&quot;', '&quot;;[.J931];&quot;', '&quot;;[.K931];&quot;', &quot;;[.L931]; &quot;), &quot;)" office:value-type="string" office:string-value="(79042575, 2020930, 19373, 'Kendricks Howard', 'Trevains McTeer', 'hmcteere3@joomla.org'https://librenoticias.com/wp-content/uploads/2020/08/default-user-image.png', '598-379-170', '15 Pearson Terrace', 1399), " calcext:value-type="string">
            <text:p>(79042575, 2020930, 19373, 'Kendricks Howard', 'Trevains McTeer', 'hmcteere3@joomla.org'https://librenoticias.com/wp-content/uploads/2020/08/default-user-image.png', '598-379-170', '15 Pearson Terrace', 139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0061477" calcext:value-type="float">
            <text:p>80061477</text:p>
          </table:table-cell>
          <table:table-cell office:value-type="float" office:value="2020931" calcext:value-type="float">
            <text:p>2020931</text:p>
          </table:table-cell>
          <table:table-cell table:formula="of:=RANDBETWEEN(1000; 99999)" office:value-type="float" office:value="61271" calcext:value-type="float">
            <text:p>61271</text:p>
          </table:table-cell>
          <table:table-cell office:value-type="string" calcext:value-type="string">
            <text:p>Batholomew</text:p>
          </table:table-cell>
          <table:table-cell office:value-type="string" calcext:value-type="string">
            <text:p>Bengt</text:p>
          </table:table-cell>
          <table:table-cell office:value-type="string" calcext:value-type="string">
            <text:p>Trinkwon</text:p>
          </table:table-cell>
          <table:table-cell office:value-type="string" calcext:value-type="string">
            <text:p>Taaffe</text:p>
          </table:table-cell>
          <table:table-cell office:value-type="string" calcext:value-type="string">
            <text:p>btaaffeav@samsun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43-762-280</text:p>
          </table:table-cell>
          <table:table-cell office:value-type="string" calcext:value-type="string">
            <text:p>62465 Cambridge Street</text:p>
          </table:table-cell>
          <table:table-cell table:formula="of:=RANDBETWEEN(1;1833)" office:value-type="float" office:value="64" calcext:value-type="float">
            <text:p>64</text:p>
          </table:table-cell>
          <table:table-cell/>
          <table:table-cell table:formula="of:=CONCATENATE(&quot;(&quot;;[.A932];&quot;, &quot;;[.B932];&quot;, &quot;;[.C932];&quot;, '&quot;;[.D932];&quot; &quot;;[.E932];&quot;', '&quot;;[.F932];&quot; &quot;;[.G932];&quot;', '&quot;; [.H932]; &quot;'&quot;; [.I932];&quot;', '&quot;;[.J932];&quot;', '&quot;;[.K932];&quot;', &quot;;[.L932]; &quot;), &quot;)" office:value-type="string" office:string-value="(80061477, 2020931, 61271, 'Batholomew Bengt', 'Trinkwon Taaffe', 'btaaffeav@samsung.com'https://librenoticias.com/wp-content/uploads/2020/08/default-user-image.png', '643-762-280', '62465 Cambridge Street', 64), " calcext:value-type="string">
            <text:p>(80061477, 2020931, 61271, 'Batholomew Bengt', 'Trinkwon Taaffe', 'btaaffeav@samsung.com'https://librenoticias.com/wp-content/uploads/2020/08/default-user-image.png', '643-762-280', '62465 Cambridge Street', 6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8786677" calcext:value-type="float">
            <text:p>28786677</text:p>
          </table:table-cell>
          <table:table-cell office:value-type="float" office:value="2020932" calcext:value-type="float">
            <text:p>2020932</text:p>
          </table:table-cell>
          <table:table-cell table:formula="of:=RANDBETWEEN(1000; 99999)" office:value-type="float" office:value="58934" calcext:value-type="float">
            <text:p>58934</text:p>
          </table:table-cell>
          <table:table-cell office:value-type="string" calcext:value-type="string">
            <text:p>Daisey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Trippick</text:p>
          </table:table-cell>
          <table:table-cell office:value-type="string" calcext:value-type="string">
            <text:p>Loade</text:p>
          </table:table-cell>
          <table:table-cell office:value-type="string" calcext:value-type="string">
            <text:p>bloadedk@examin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68-876-776</text:p>
          </table:table-cell>
          <table:table-cell office:value-type="string" calcext:value-type="string">
            <text:p>2 Hooker Drive</text:p>
          </table:table-cell>
          <table:table-cell table:formula="of:=RANDBETWEEN(1;1833)" office:value-type="float" office:value="14" calcext:value-type="float">
            <text:p>14</text:p>
          </table:table-cell>
          <table:table-cell/>
          <table:table-cell table:formula="of:=CONCATENATE(&quot;(&quot;;[.A933];&quot;, &quot;;[.B933];&quot;, &quot;;[.C933];&quot;, '&quot;;[.D933];&quot; &quot;;[.E933];&quot;', '&quot;;[.F933];&quot; &quot;;[.G933];&quot;', '&quot;; [.H933]; &quot;'&quot;; [.I933];&quot;', '&quot;;[.J933];&quot;', '&quot;;[.K933];&quot;', &quot;;[.L933]; &quot;), &quot;)" office:value-type="string" office:string-value="(28786677, 2020932, 58934, 'Daisey Bari', 'Trippick Loade', 'bloadedk@examiner.com'https://librenoticias.com/wp-content/uploads/2020/08/default-user-image.png', '768-876-776', '2 Hooker Drive', 14), " calcext:value-type="string">
            <text:p>(28786677, 2020932, 58934, 'Daisey Bari', 'Trippick Loade', 'bloadedk@examiner.com'https://librenoticias.com/wp-content/uploads/2020/08/default-user-image.png', '768-876-776', '2 Hooker Drive', 1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9521143" calcext:value-type="float">
            <text:p>89521143</text:p>
          </table:table-cell>
          <table:table-cell office:value-type="float" office:value="2020933" calcext:value-type="float">
            <text:p>2020933</text:p>
          </table:table-cell>
          <table:table-cell table:formula="of:=RANDBETWEEN(1000; 99999)" office:value-type="float" office:value="40596" calcext:value-type="float">
            <text:p>40596</text:p>
          </table:table-cell>
          <table:table-cell office:value-type="string" calcext:value-type="string">
            <text:p>Allistir</text:p>
          </table:table-cell>
          <table:table-cell office:value-type="string" calcext:value-type="string">
            <text:p>Hewet</text:p>
          </table:table-cell>
          <table:table-cell office:value-type="string" calcext:value-type="string">
            <text:p>Troake</text:p>
          </table:table-cell>
          <table:table-cell office:value-type="string" calcext:value-type="string">
            <text:p>Wetwood</text:p>
          </table:table-cell>
          <table:table-cell office:value-type="string" calcext:value-type="string">
            <text:p>hwetwoodnq@unicef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47-654-586</text:p>
          </table:table-cell>
          <table:table-cell office:value-type="string" calcext:value-type="string">
            <text:p>032 Corben Alley</text:p>
          </table:table-cell>
          <table:table-cell table:formula="of:=RANDBETWEEN(1;1833)" office:value-type="float" office:value="786" calcext:value-type="float">
            <text:p>786</text:p>
          </table:table-cell>
          <table:table-cell/>
          <table:table-cell table:formula="of:=CONCATENATE(&quot;(&quot;;[.A934];&quot;, &quot;;[.B934];&quot;, &quot;;[.C934];&quot;, '&quot;;[.D934];&quot; &quot;;[.E934];&quot;', '&quot;;[.F934];&quot; &quot;;[.G934];&quot;', '&quot;; [.H934]; &quot;'&quot;; [.I934];&quot;', '&quot;;[.J934];&quot;', '&quot;;[.K934];&quot;', &quot;;[.L934]; &quot;), &quot;)" office:value-type="string" office:string-value="(89521143, 2020933, 40596, 'Allistir Hewet', 'Troake Wetwood', 'hwetwoodnq@unicef.org'https://librenoticias.com/wp-content/uploads/2020/08/default-user-image.png', '747-654-586', '032 Corben Alley', 786), " calcext:value-type="string">
            <text:p>(89521143, 2020933, 40596, 'Allistir Hewet', 'Troake Wetwood', 'hwetwoodnq@unicef.org'https://librenoticias.com/wp-content/uploads/2020/08/default-user-image.png', '747-654-586', '032 Corben Alley', 78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7184013" calcext:value-type="float">
            <text:p>97184013</text:p>
          </table:table-cell>
          <table:table-cell office:value-type="float" office:value="2020934" calcext:value-type="float">
            <text:p>2020934</text:p>
          </table:table-cell>
          <table:table-cell table:formula="of:=RANDBETWEEN(1000; 99999)" office:value-type="float" office:value="76079" calcext:value-type="float">
            <text:p>76079</text:p>
          </table:table-cell>
          <table:table-cell office:value-type="string" calcext:value-type="string">
            <text:p>Boniface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Trolley</text:p>
          </table:table-cell>
          <table:table-cell office:value-type="string" calcext:value-type="string">
            <text:p>Severn</text:p>
          </table:table-cell>
          <table:table-cell office:value-type="string" calcext:value-type="string">
            <text:p>esevernh@meetup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26-876-262</text:p>
          </table:table-cell>
          <table:table-cell office:value-type="string" calcext:value-type="string">
            <text:p>6 Basil Parkway</text:p>
          </table:table-cell>
          <table:table-cell table:formula="of:=RANDBETWEEN(1;1833)" office:value-type="float" office:value="1356" calcext:value-type="float">
            <text:p>1356</text:p>
          </table:table-cell>
          <table:table-cell/>
          <table:table-cell table:formula="of:=CONCATENATE(&quot;(&quot;;[.A935];&quot;, &quot;;[.B935];&quot;, &quot;;[.C935];&quot;, '&quot;;[.D935];&quot; &quot;;[.E935];&quot;', '&quot;;[.F935];&quot; &quot;;[.G935];&quot;', '&quot;; [.H935]; &quot;'&quot;; [.I935];&quot;', '&quot;;[.J935];&quot;', '&quot;;[.K935];&quot;', &quot;;[.L935]; &quot;), &quot;)" office:value-type="string" office:string-value="(97184013, 2020934, 76079, 'Boniface Eddy', 'Trolley Severn', 'esevernh@meetup.com'https://librenoticias.com/wp-content/uploads/2020/08/default-user-image.png', '126-876-262', '6 Basil Parkway', 1356), " calcext:value-type="string">
            <text:p>(97184013, 2020934, 76079, 'Boniface Eddy', 'Trolley Severn', 'esevernh@meetup.com'https://librenoticias.com/wp-content/uploads/2020/08/default-user-image.png', '126-876-262', '6 Basil Parkway', 135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8457669" calcext:value-type="float">
            <text:p>58457669</text:p>
          </table:table-cell>
          <table:table-cell office:value-type="float" office:value="2020935" calcext:value-type="float">
            <text:p>2020935</text:p>
          </table:table-cell>
          <table:table-cell table:formula="of:=RANDBETWEEN(1000; 99999)" office:value-type="float" office:value="91032" calcext:value-type="float">
            <text:p>91032</text:p>
          </table:table-cell>
          <table:table-cell office:value-type="string" calcext:value-type="string">
            <text:p>Ulrikaumeko</text:p>
          </table:table-cell>
          <table:table-cell office:value-type="string" calcext:value-type="string">
            <text:p>Jodi</text:p>
          </table:table-cell>
          <table:table-cell office:value-type="string" calcext:value-type="string">
            <text:p>Trotton</text:p>
          </table:table-cell>
          <table:table-cell office:value-type="string" calcext:value-type="string">
            <text:p>Soltan</text:p>
          </table:table-cell>
          <table:table-cell office:value-type="string" calcext:value-type="string">
            <text:p>jsoltan54@360.cn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32-230-728</text:p>
          </table:table-cell>
          <table:table-cell office:value-type="string" calcext:value-type="string">
            <text:p>0 Hollow Ridge Alley</text:p>
          </table:table-cell>
          <table:table-cell table:formula="of:=RANDBETWEEN(1;1833)" office:value-type="float" office:value="335" calcext:value-type="float">
            <text:p>335</text:p>
          </table:table-cell>
          <table:table-cell/>
          <table:table-cell table:formula="of:=CONCATENATE(&quot;(&quot;;[.A936];&quot;, &quot;;[.B936];&quot;, &quot;;[.C936];&quot;, '&quot;;[.D936];&quot; &quot;;[.E936];&quot;', '&quot;;[.F936];&quot; &quot;;[.G936];&quot;', '&quot;; [.H936]; &quot;'&quot;; [.I936];&quot;', '&quot;;[.J936];&quot;', '&quot;;[.K936];&quot;', &quot;;[.L936]; &quot;), &quot;)" office:value-type="string" office:string-value="(58457669, 2020935, 91032, 'Ulrikaumeko Jodi', 'Trotton Soltan', 'jsoltan54@360.cn'https://librenoticias.com/wp-content/uploads/2020/08/default-user-image.png', '832-230-728', '0 Hollow Ridge Alley', 335), " calcext:value-type="string">
            <text:p>(58457669, 2020935, 91032, 'Ulrikaumeko Jodi', 'Trotton Soltan', 'jsoltan54@360.cn'https://librenoticias.com/wp-content/uploads/2020/08/default-user-image.png', '832-230-728', '0 Hollow Ridge Alley', 33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9371760" calcext:value-type="float">
            <text:p>99371760</text:p>
          </table:table-cell>
          <table:table-cell office:value-type="float" office:value="2020936" calcext:value-type="float">
            <text:p>2020936</text:p>
          </table:table-cell>
          <table:table-cell table:formula="of:=RANDBETWEEN(1000; 99999)" office:value-type="float" office:value="34833" calcext:value-type="float">
            <text:p>34833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Trudgion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cbree1o@g.co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87-873-186</text:p>
          </table:table-cell>
          <table:table-cell office:value-type="string" calcext:value-type="string">
            <text:p>67 Hauk Pass</text:p>
          </table:table-cell>
          <table:table-cell table:formula="of:=RANDBETWEEN(1;1833)" office:value-type="float" office:value="1517" calcext:value-type="float">
            <text:p>1517</text:p>
          </table:table-cell>
          <table:table-cell/>
          <table:table-cell table:formula="of:=CONCATENATE(&quot;(&quot;;[.A937];&quot;, &quot;;[.B937];&quot;, &quot;;[.C937];&quot;, '&quot;;[.D937];&quot; &quot;;[.E937];&quot;', '&quot;;[.F937];&quot; &quot;;[.G937];&quot;', '&quot;; [.H937]; &quot;'&quot;; [.I937];&quot;', '&quot;;[.J937];&quot;', '&quot;;[.K937];&quot;', &quot;;[.L937]; &quot;), &quot;)" office:value-type="string" office:string-value="(99371760, 2020936, 34833, 'Keith Corey', 'Trudgion Bree', 'cbree1o@g.co'https://librenoticias.com/wp-content/uploads/2020/08/default-user-image.png', '487-873-186', '67 Hauk Pass', 1517), " calcext:value-type="string">
            <text:p>(99371760, 2020936, 34833, 'Keith Corey', 'Trudgion Bree', 'cbree1o@g.co'https://librenoticias.com/wp-content/uploads/2020/08/default-user-image.png', '487-873-186', '67 Hauk Pass', 151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2552021" calcext:value-type="float">
            <text:p>12552021</text:p>
          </table:table-cell>
          <table:table-cell office:value-type="float" office:value="2020937" calcext:value-type="float">
            <text:p>2020937</text:p>
          </table:table-cell>
          <table:table-cell table:formula="of:=RANDBETWEEN(1000; 99999)" office:value-type="float" office:value="46922" calcext:value-type="float">
            <text:p>46922</text:p>
          </table:table-cell>
          <table:table-cell office:value-type="string" calcext:value-type="string">
            <text:p>Pascale</text:p>
          </table:table-cell>
          <table:table-cell office:value-type="string" calcext:value-type="string">
            <text:p>Natale</text:p>
          </table:table-cell>
          <table:table-cell office:value-type="string" calcext:value-type="string">
            <text:p>Truelock</text:p>
          </table:table-cell>
          <table:table-cell office:value-type="string" calcext:value-type="string">
            <text:p>Doree</text:p>
          </table:table-cell>
          <table:table-cell office:value-type="string" calcext:value-type="string">
            <text:p>ndoree5z@ih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54-827-636</text:p>
          </table:table-cell>
          <table:table-cell office:value-type="string" calcext:value-type="string">
            <text:p>5 Vahlen Point</text:p>
          </table:table-cell>
          <table:table-cell table:formula="of:=RANDBETWEEN(1;1833)" office:value-type="float" office:value="571" calcext:value-type="float">
            <text:p>571</text:p>
          </table:table-cell>
          <table:table-cell/>
          <table:table-cell table:formula="of:=CONCATENATE(&quot;(&quot;;[.A938];&quot;, &quot;;[.B938];&quot;, &quot;;[.C938];&quot;, '&quot;;[.D938];&quot; &quot;;[.E938];&quot;', '&quot;;[.F938];&quot; &quot;;[.G938];&quot;', '&quot;; [.H938]; &quot;'&quot;; [.I938];&quot;', '&quot;;[.J938];&quot;', '&quot;;[.K938];&quot;', &quot;;[.L938]; &quot;), &quot;)" office:value-type="string" office:string-value="(12552021, 2020937, 46922, 'Pascale Natale', 'Truelock Doree', 'ndoree5z@ihg.com'https://librenoticias.com/wp-content/uploads/2020/08/default-user-image.png', '854-827-636', '5 Vahlen Point', 571), " calcext:value-type="string">
            <text:p>(12552021, 2020937, 46922, 'Pascale Natale', 'Truelock Doree', 'ndoree5z@ihg.com'https://librenoticias.com/wp-content/uploads/2020/08/default-user-image.png', '854-827-636', '5 Vahlen Point', 57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4840640" calcext:value-type="float">
            <text:p>64840640</text:p>
          </table:table-cell>
          <table:table-cell office:value-type="float" office:value="2020938" calcext:value-type="float">
            <text:p>2020938</text:p>
          </table:table-cell>
          <table:table-cell table:formula="of:=RANDBETWEEN(1000; 99999)" office:value-type="float" office:value="89531" calcext:value-type="float">
            <text:p>89531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Klement</text:p>
          </table:table-cell>
          <table:table-cell office:value-type="string" calcext:value-type="string">
            <text:p>Trusslove</text:p>
          </table:table-cell>
          <table:table-cell office:value-type="string" calcext:value-type="string">
            <text:p>Speedin</text:p>
          </table:table-cell>
          <table:table-cell office:value-type="string" calcext:value-type="string">
            <text:p>kspeedinhw@ma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22-135-608</text:p>
          </table:table-cell>
          <table:table-cell office:value-type="string" calcext:value-type="string">
            <text:p>54 Artisan Center</text:p>
          </table:table-cell>
          <table:table-cell table:formula="of:=RANDBETWEEN(1;1833)" office:value-type="float" office:value="1732" calcext:value-type="float">
            <text:p>1732</text:p>
          </table:table-cell>
          <table:table-cell/>
          <table:table-cell table:formula="of:=CONCATENATE(&quot;(&quot;;[.A939];&quot;, &quot;;[.B939];&quot;, &quot;;[.C939];&quot;, '&quot;;[.D939];&quot; &quot;;[.E939];&quot;', '&quot;;[.F939];&quot; &quot;;[.G939];&quot;', '&quot;; [.H939]; &quot;'&quot;; [.I939];&quot;', '&quot;;[.J939];&quot;', '&quot;;[.K939];&quot;', &quot;;[.L939]; &quot;), &quot;)" office:value-type="string" office:string-value="(64840640, 2020938, 89531, 'Chico Klement', 'Trusslove Speedin', 'kspeedinhw@mac.com'https://librenoticias.com/wp-content/uploads/2020/08/default-user-image.png', '522-135-608', '54 Artisan Center', 1732), " calcext:value-type="string">
            <text:p>(64840640, 2020938, 89531, 'Chico Klement', 'Trusslove Speedin', 'kspeedinhw@mac.com'https://librenoticias.com/wp-content/uploads/2020/08/default-user-image.png', '522-135-608', '54 Artisan Center', 173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1003258" calcext:value-type="float">
            <text:p>71003258</text:p>
          </table:table-cell>
          <table:table-cell office:value-type="float" office:value="2020939" calcext:value-type="float">
            <text:p>2020939</text:p>
          </table:table-cell>
          <table:table-cell table:formula="of:=RANDBETWEEN(1000; 99999)" office:value-type="float" office:value="70145" calcext:value-type="float">
            <text:p>70145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Mordecai</text:p>
          </table:table-cell>
          <table:table-cell office:value-type="string" calcext:value-type="string">
            <text:p>Tudge</text:p>
          </table:table-cell>
          <table:table-cell office:value-type="string" calcext:value-type="string">
            <text:p>Pattemore</text:p>
          </table:table-cell>
          <table:table-cell office:value-type="string" calcext:value-type="string">
            <text:p>mpattemore92@discuz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51-428-515</text:p>
          </table:table-cell>
          <table:table-cell office:value-type="string" calcext:value-type="string">
            <text:p>8454 Anthes Center</text:p>
          </table:table-cell>
          <table:table-cell table:formula="of:=RANDBETWEEN(1;1833)" office:value-type="float" office:value="899" calcext:value-type="float">
            <text:p>899</text:p>
          </table:table-cell>
          <table:table-cell/>
          <table:table-cell table:formula="of:=CONCATENATE(&quot;(&quot;;[.A940];&quot;, &quot;;[.B940];&quot;, &quot;;[.C940];&quot;, '&quot;;[.D940];&quot; &quot;;[.E940];&quot;', '&quot;;[.F940];&quot; &quot;;[.G940];&quot;', '&quot;; [.H940]; &quot;'&quot;; [.I940];&quot;', '&quot;;[.J940];&quot;', '&quot;;[.K940];&quot;', &quot;;[.L940]; &quot;), &quot;)" office:value-type="string" office:string-value="(71003258, 2020939, 70145, 'Care Mordecai', 'Tudge Pattemore', 'mpattemore92@discuz.net'https://librenoticias.com/wp-content/uploads/2020/08/default-user-image.png', '251-428-515', '8454 Anthes Center', 899), " calcext:value-type="string">
            <text:p>(71003258, 2020939, 70145, 'Care Mordecai', 'Tudge Pattemore', 'mpattemore92@discuz.net'https://librenoticias.com/wp-content/uploads/2020/08/default-user-image.png', '251-428-515', '8454 Anthes Center', 89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8157971" calcext:value-type="float">
            <text:p>98157971</text:p>
          </table:table-cell>
          <table:table-cell office:value-type="float" office:value="2020940" calcext:value-type="float">
            <text:p>2020940</text:p>
          </table:table-cell>
          <table:table-cell table:formula="of:=RANDBETWEEN(1000; 99999)" office:value-type="float" office:value="35481" calcext:value-type="float">
            <text:p>35481</text:p>
          </table:table-cell>
          <table:table-cell office:value-type="string" calcext:value-type="string">
            <text:p>Norina</text:p>
          </table:table-cell>
          <table:table-cell office:value-type="string" calcext:value-type="string">
            <text:p>Beitris</text:p>
          </table:table-cell>
          <table:table-cell office:value-type="string" calcext:value-type="string">
            <text:p>Turfitt</text:p>
          </table:table-cell>
          <table:table-cell office:value-type="string" calcext:value-type="string">
            <text:p>Stranahan</text:p>
          </table:table-cell>
          <table:table-cell office:value-type="string" calcext:value-type="string">
            <text:p>bstranahanfi@sohu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48-263-563</text:p>
          </table:table-cell>
          <table:table-cell office:value-type="string" calcext:value-type="string">
            <text:p>898 Armistice Point</text:p>
          </table:table-cell>
          <table:table-cell table:formula="of:=RANDBETWEEN(1;1833)" office:value-type="float" office:value="554" calcext:value-type="float">
            <text:p>554</text:p>
          </table:table-cell>
          <table:table-cell/>
          <table:table-cell table:formula="of:=CONCATENATE(&quot;(&quot;;[.A941];&quot;, &quot;;[.B941];&quot;, &quot;;[.C941];&quot;, '&quot;;[.D941];&quot; &quot;;[.E941];&quot;', '&quot;;[.F941];&quot; &quot;;[.G941];&quot;', '&quot;; [.H941]; &quot;'&quot;; [.I941];&quot;', '&quot;;[.J941];&quot;', '&quot;;[.K941];&quot;', &quot;;[.L941]; &quot;), &quot;)" office:value-type="string" office:string-value="(98157971, 2020940, 35481, 'Norina Beitris', 'Turfitt Stranahan', 'bstranahanfi@sohu.com'https://librenoticias.com/wp-content/uploads/2020/08/default-user-image.png', '348-263-563', '898 Armistice Point', 554), " calcext:value-type="string">
            <text:p>(98157971, 2020940, 35481, 'Norina Beitris', 'Turfitt Stranahan', 'bstranahanfi@sohu.com'https://librenoticias.com/wp-content/uploads/2020/08/default-user-image.png', '348-263-563', '898 Armistice Point', 55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2231610" calcext:value-type="float">
            <text:p>12231610</text:p>
          </table:table-cell>
          <table:table-cell office:value-type="float" office:value="2020941" calcext:value-type="float">
            <text:p>2020941</text:p>
          </table:table-cell>
          <table:table-cell table:formula="of:=RANDBETWEEN(1000; 99999)" office:value-type="float" office:value="90908" calcext:value-type="float">
            <text:p>90908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Turvey</text:p>
          </table:table-cell>
          <table:table-cell office:value-type="string" calcext:value-type="string">
            <text:p>Bamb</text:p>
          </table:table-cell>
          <table:table-cell office:value-type="string" calcext:value-type="string">
            <text:p>mbambor@eba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45-909-796</text:p>
          </table:table-cell>
          <table:table-cell office:value-type="string" calcext:value-type="string">
            <text:p>2925 Daystar Pass</text:p>
          </table:table-cell>
          <table:table-cell table:formula="of:=RANDBETWEEN(1;1833)" office:value-type="float" office:value="138" calcext:value-type="float">
            <text:p>138</text:p>
          </table:table-cell>
          <table:table-cell/>
          <table:table-cell table:formula="of:=CONCATENATE(&quot;(&quot;;[.A942];&quot;, &quot;;[.B942];&quot;, &quot;;[.C942];&quot;, '&quot;;[.D942];&quot; &quot;;[.E942];&quot;', '&quot;;[.F942];&quot; &quot;;[.G942];&quot;', '&quot;; [.H942]; &quot;'&quot;; [.I942];&quot;', '&quot;;[.J942];&quot;', '&quot;;[.K942];&quot;', &quot;;[.L942]; &quot;), &quot;)" office:value-type="string" office:string-value="(12231610, 2020941, 90908, 'Chris Michel', 'Turvey Bamb', 'mbambor@ebay.com'https://librenoticias.com/wp-content/uploads/2020/08/default-user-image.png', '545-909-796', '2925 Daystar Pass', 138), " calcext:value-type="string">
            <text:p>(12231610, 2020941, 90908, 'Chris Michel', 'Turvey Bamb', 'mbambor@ebay.com'https://librenoticias.com/wp-content/uploads/2020/08/default-user-image.png', '545-909-796', '2925 Daystar Pass', 13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7191269" calcext:value-type="float">
            <text:p>47191269</text:p>
          </table:table-cell>
          <table:table-cell office:value-type="float" office:value="2020942" calcext:value-type="float">
            <text:p>2020942</text:p>
          </table:table-cell>
          <table:table-cell table:formula="of:=RANDBETWEEN(1000; 99999)" office:value-type="float" office:value="9706" calcext:value-type="float">
            <text:p>9706</text:p>
          </table:table-cell>
          <table:table-cell office:value-type="string" calcext:value-type="string">
            <text:p>Ericha</text:p>
          </table:table-cell>
          <table:table-cell office:value-type="string" calcext:value-type="string">
            <text:p>Kacy</text:p>
          </table:table-cell>
          <table:table-cell office:value-type="string" calcext:value-type="string">
            <text:p>Upstell</text:p>
          </table:table-cell>
          <table:table-cell office:value-type="string" calcext:value-type="string">
            <text:p>Hazeldine</text:p>
          </table:table-cell>
          <table:table-cell office:value-type="string" calcext:value-type="string">
            <text:p>khazeldinem2@mashabl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43-367-750</text:p>
          </table:table-cell>
          <table:table-cell office:value-type="string" calcext:value-type="string">
            <text:p>911 Spenser Park</text:p>
          </table:table-cell>
          <table:table-cell table:formula="of:=RANDBETWEEN(1;1833)" office:value-type="float" office:value="1467" calcext:value-type="float">
            <text:p>1467</text:p>
          </table:table-cell>
          <table:table-cell/>
          <table:table-cell table:formula="of:=CONCATENATE(&quot;(&quot;;[.A943];&quot;, &quot;;[.B943];&quot;, &quot;;[.C943];&quot;, '&quot;;[.D943];&quot; &quot;;[.E943];&quot;', '&quot;;[.F943];&quot; &quot;;[.G943];&quot;', '&quot;; [.H943]; &quot;'&quot;; [.I943];&quot;', '&quot;;[.J943];&quot;', '&quot;;[.K943];&quot;', &quot;;[.L943]; &quot;), &quot;)" office:value-type="string" office:string-value="(47191269, 2020942, 9706, 'Ericha Kacy', 'Upstell Hazeldine', 'khazeldinem2@mashable.com'https://librenoticias.com/wp-content/uploads/2020/08/default-user-image.png', '343-367-750', '911 Spenser Park', 1467), " calcext:value-type="string">
            <text:p>(47191269, 2020942, 9706, 'Ericha Kacy', 'Upstell Hazeldine', 'khazeldinem2@mashable.com'https://librenoticias.com/wp-content/uploads/2020/08/default-user-image.png', '343-367-750', '911 Spenser Park', 146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5354697" calcext:value-type="float">
            <text:p>35354697</text:p>
          </table:table-cell>
          <table:table-cell office:value-type="float" office:value="2020943" calcext:value-type="float">
            <text:p>2020943</text:p>
          </table:table-cell>
          <table:table-cell table:formula="of:=RANDBETWEEN(1000; 99999)" office:value-type="float" office:value="13636" calcext:value-type="float">
            <text:p>13636</text:p>
          </table:table-cell>
          <table:table-cell office:value-type="string" calcext:value-type="string">
            <text:p>Laurens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Valenta</text:p>
          </table:table-cell>
          <table:table-cell office:value-type="string" calcext:value-type="string">
            <text:p>Durn</text:p>
          </table:table-cell>
          <table:table-cell office:value-type="string" calcext:value-type="string">
            <text:p>gdurno2@xre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32-379-421</text:p>
          </table:table-cell>
          <table:table-cell office:value-type="string" calcext:value-type="string">
            <text:p>7 Northridge Avenue</text:p>
          </table:table-cell>
          <table:table-cell table:formula="of:=RANDBETWEEN(1;1833)" office:value-type="float" office:value="1574" calcext:value-type="float">
            <text:p>1574</text:p>
          </table:table-cell>
          <table:table-cell/>
          <table:table-cell table:formula="of:=CONCATENATE(&quot;(&quot;;[.A944];&quot;, &quot;;[.B944];&quot;, &quot;;[.C944];&quot;, '&quot;;[.D944];&quot; &quot;;[.E944];&quot;', '&quot;;[.F944];&quot; &quot;;[.G944];&quot;', '&quot;; [.H944]; &quot;'&quot;; [.I944];&quot;', '&quot;;[.J944];&quot;', '&quot;;[.K944];&quot;', &quot;;[.L944]; &quot;), &quot;)" office:value-type="string" office:string-value="(35354697, 2020943, 13636, 'Laurens Gardner', 'Valenta Durn', 'gdurno2@xrea.com'https://librenoticias.com/wp-content/uploads/2020/08/default-user-image.png', '832-379-421', '7 Northridge Avenue', 1574), " calcext:value-type="string">
            <text:p>(35354697, 2020943, 13636, 'Laurens Gardner', 'Valenta Durn', 'gdurno2@xrea.com'https://librenoticias.com/wp-content/uploads/2020/08/default-user-image.png', '832-379-421', '7 Northridge Avenue', 157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8147654" calcext:value-type="float">
            <text:p>78147654</text:p>
          </table:table-cell>
          <table:table-cell office:value-type="float" office:value="2020944" calcext:value-type="float">
            <text:p>2020944</text:p>
          </table:table-cell>
          <table:table-cell table:formula="of:=RANDBETWEEN(1000; 99999)" office:value-type="float" office:value="37117" calcext:value-type="float">
            <text:p>37117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>Daron</text:p>
          </table:table-cell>
          <table:table-cell office:value-type="string" calcext:value-type="string">
            <text:p>Valentim</text:p>
          </table:table-cell>
          <table:table-cell office:value-type="string" calcext:value-type="string">
            <text:p>Oxbrow</text:p>
          </table:table-cell>
          <table:table-cell office:value-type="string" calcext:value-type="string">
            <text:p>doxbrow6p@addtoan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89-362-493</text:p>
          </table:table-cell>
          <table:table-cell office:value-type="string" calcext:value-type="string">
            <text:p>77952 Jana Hill</text:p>
          </table:table-cell>
          <table:table-cell table:formula="of:=RANDBETWEEN(1;1833)" office:value-type="float" office:value="1567" calcext:value-type="float">
            <text:p>1567</text:p>
          </table:table-cell>
          <table:table-cell/>
          <table:table-cell table:formula="of:=CONCATENATE(&quot;(&quot;;[.A945];&quot;, &quot;;[.B945];&quot;, &quot;;[.C945];&quot;, '&quot;;[.D945];&quot; &quot;;[.E945];&quot;', '&quot;;[.F945];&quot; &quot;;[.G945];&quot;', '&quot;; [.H945]; &quot;'&quot;; [.I945];&quot;', '&quot;;[.J945];&quot;', '&quot;;[.K945];&quot;', &quot;;[.L945]; &quot;), &quot;)" office:value-type="string" office:string-value="(78147654, 2020944, 37117, 'Yard Daron', 'Valentim Oxbrow', 'doxbrow6p@addtoany.com'https://librenoticias.com/wp-content/uploads/2020/08/default-user-image.png', '289-362-493', '77952 Jana Hill', 1567), " calcext:value-type="string">
            <text:p>(78147654, 2020944, 37117, 'Yard Daron', 'Valentim Oxbrow', 'doxbrow6p@addtoany.com'https://librenoticias.com/wp-content/uploads/2020/08/default-user-image.png', '289-362-493', '77952 Jana Hill', 156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6749131" calcext:value-type="float">
            <text:p>76749131</text:p>
          </table:table-cell>
          <table:table-cell office:value-type="float" office:value="2020945" calcext:value-type="float">
            <text:p>2020945</text:p>
          </table:table-cell>
          <table:table-cell table:formula="of:=RANDBETWEEN(1000; 99999)" office:value-type="float" office:value="5219" calcext:value-type="float">
            <text:p>5219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Cletus</text:p>
          </table:table-cell>
          <table:table-cell office:value-type="string" calcext:value-type="string">
            <text:p>Van Castele</text:p>
          </table:table-cell>
          <table:table-cell office:value-type="string" calcext:value-type="string">
            <text:p>Simeonov</text:p>
          </table:table-cell>
          <table:table-cell office:value-type="string" calcext:value-type="string">
            <text:p>csimeonovoz@icq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88-343-120</text:p>
          </table:table-cell>
          <table:table-cell office:value-type="string" calcext:value-type="string">
            <text:p>17 Dayton Avenue</text:p>
          </table:table-cell>
          <table:table-cell table:formula="of:=RANDBETWEEN(1;1833)" office:value-type="float" office:value="1407" calcext:value-type="float">
            <text:p>1407</text:p>
          </table:table-cell>
          <table:table-cell/>
          <table:table-cell table:formula="of:=CONCATENATE(&quot;(&quot;;[.A946];&quot;, &quot;;[.B946];&quot;, &quot;;[.C946];&quot;, '&quot;;[.D946];&quot; &quot;;[.E946];&quot;', '&quot;;[.F946];&quot; &quot;;[.G946];&quot;', '&quot;; [.H946]; &quot;'&quot;; [.I946];&quot;', '&quot;;[.J946];&quot;', '&quot;;[.K946];&quot;', &quot;;[.L946]; &quot;), &quot;)" office:value-type="string" office:string-value="(76749131, 2020945, 5219, 'Krishna Cletus', 'Van Castele Simeonov', 'csimeonovoz@icq.com'https://librenoticias.com/wp-content/uploads/2020/08/default-user-image.png', '888-343-120', '17 Dayton Avenue', 1407), " calcext:value-type="string">
            <text:p>(76749131, 2020945, 5219, 'Krishna Cletus', 'Van Castele Simeonov', 'csimeonovoz@icq.com'https://librenoticias.com/wp-content/uploads/2020/08/default-user-image.png', '888-343-120', '17 Dayton Avenue', 140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8863202" calcext:value-type="float">
            <text:p>98863202</text:p>
          </table:table-cell>
          <table:table-cell office:value-type="float" office:value="2020946" calcext:value-type="float">
            <text:p>2020946</text:p>
          </table:table-cell>
          <table:table-cell table:formula="of:=RANDBETWEEN(1000; 99999)" office:value-type="float" office:value="17043" calcext:value-type="float">
            <text:p>17043</text:p>
          </table:table-cell>
          <table:table-cell office:value-type="string" calcext:value-type="string">
            <text:p>Frederic</text:p>
          </table:table-cell>
          <table:table-cell office:value-type="string" calcext:value-type="string">
            <text:p>Garrik</text:p>
          </table:table-cell>
          <table:table-cell office:value-type="string" calcext:value-type="string">
            <text:p>Vaskov</text:p>
          </table:table-cell>
          <table:table-cell office:value-type="string" calcext:value-type="string">
            <text:p>Syratt</text:p>
          </table:table-cell>
          <table:table-cell office:value-type="string" calcext:value-type="string">
            <text:p>gsyrattch@un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12-765-921</text:p>
          </table:table-cell>
          <table:table-cell office:value-type="string" calcext:value-type="string">
            <text:p>6 David Center</text:p>
          </table:table-cell>
          <table:table-cell table:formula="of:=RANDBETWEEN(1;1833)" office:value-type="float" office:value="1766" calcext:value-type="float">
            <text:p>1766</text:p>
          </table:table-cell>
          <table:table-cell/>
          <table:table-cell table:formula="of:=CONCATENATE(&quot;(&quot;;[.A947];&quot;, &quot;;[.B947];&quot;, &quot;;[.C947];&quot;, '&quot;;[.D947];&quot; &quot;;[.E947];&quot;', '&quot;;[.F947];&quot; &quot;;[.G947];&quot;', '&quot;; [.H947]; &quot;'&quot;; [.I947];&quot;', '&quot;;[.J947];&quot;', '&quot;;[.K947];&quot;', &quot;;[.L947]; &quot;), &quot;)" office:value-type="string" office:string-value="(98863202, 2020946, 17043, 'Frederic Garrik', 'Vaskov Syratt', 'gsyrattch@un.org'https://librenoticias.com/wp-content/uploads/2020/08/default-user-image.png', '312-765-921', '6 David Center', 1766), " calcext:value-type="string">
            <text:p>(98863202, 2020946, 17043, 'Frederic Garrik', 'Vaskov Syratt', 'gsyrattch@un.org'https://librenoticias.com/wp-content/uploads/2020/08/default-user-image.png', '312-765-921', '6 David Center', 176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1822758" calcext:value-type="float">
            <text:p>51822758</text:p>
          </table:table-cell>
          <table:table-cell office:value-type="float" office:value="2020947" calcext:value-type="float">
            <text:p>2020947</text:p>
          </table:table-cell>
          <table:table-cell table:formula="of:=RANDBETWEEN(1000; 99999)" office:value-type="float" office:value="42676" calcext:value-type="float">
            <text:p>42676</text:p>
          </table:table-cell>
          <table:table-cell office:value-type="string" calcext:value-type="string">
            <text:p>Olin</text:p>
          </table:table-cell>
          <table:table-cell office:value-type="string" calcext:value-type="string">
            <text:p>Woodie</text:p>
          </table:table-cell>
          <table:table-cell office:value-type="string" calcext:value-type="string">
            <text:p>Veevers</text:p>
          </table:table-cell>
          <table:table-cell office:value-type="string" calcext:value-type="string">
            <text:p>Gann</text:p>
          </table:table-cell>
          <table:table-cell office:value-type="string" calcext:value-type="string">
            <text:p>wgann6o@hubpage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21-771-300</text:p>
          </table:table-cell>
          <table:table-cell office:value-type="string" calcext:value-type="string">
            <text:p>49 Manley Pass</text:p>
          </table:table-cell>
          <table:table-cell table:formula="of:=RANDBETWEEN(1;1833)" office:value-type="float" office:value="1449" calcext:value-type="float">
            <text:p>1449</text:p>
          </table:table-cell>
          <table:table-cell/>
          <table:table-cell table:formula="of:=CONCATENATE(&quot;(&quot;;[.A948];&quot;, &quot;;[.B948];&quot;, &quot;;[.C948];&quot;, '&quot;;[.D948];&quot; &quot;;[.E948];&quot;', '&quot;;[.F948];&quot; &quot;;[.G948];&quot;', '&quot;; [.H948]; &quot;'&quot;; [.I948];&quot;', '&quot;;[.J948];&quot;', '&quot;;[.K948];&quot;', &quot;;[.L948]; &quot;), &quot;)" office:value-type="string" office:string-value="(51822758, 2020947, 42676, 'Olin Woodie', 'Veevers Gann', 'wgann6o@hubpages.com'https://librenoticias.com/wp-content/uploads/2020/08/default-user-image.png', '721-771-300', '49 Manley Pass', 1449), " calcext:value-type="string">
            <text:p>(51822758, 2020947, 42676, 'Olin Woodie', 'Veevers Gann', 'wgann6o@hubpages.com'https://librenoticias.com/wp-content/uploads/2020/08/default-user-image.png', '721-771-300', '49 Manley Pass', 144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0108748" calcext:value-type="float">
            <text:p>10108748</text:p>
          </table:table-cell>
          <table:table-cell office:value-type="float" office:value="2020948" calcext:value-type="float">
            <text:p>2020948</text:p>
          </table:table-cell>
          <table:table-cell table:formula="of:=RANDBETWEEN(1000; 99999)" office:value-type="float" office:value="22461" calcext:value-type="float">
            <text:p>22461</text:p>
          </table:table-cell>
          <table:table-cell office:value-type="string" calcext:value-type="string">
            <text:p>Daune</text:p>
          </table:table-cell>
          <table:table-cell office:value-type="string" calcext:value-type="string">
            <text:p>Justinn</text:p>
          </table:table-cell>
          <table:table-cell office:value-type="string" calcext:value-type="string">
            <text:p>Verdon</text:p>
          </table:table-cell>
          <table:table-cell office:value-type="string" calcext:value-type="string">
            <text:p>De la Eglise</text:p>
          </table:table-cell>
          <table:table-cell office:value-type="string" calcext:value-type="string">
            <text:p>jdelaeglisedg@4shared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64-415-290</text:p>
          </table:table-cell>
          <table:table-cell office:value-type="string" calcext:value-type="string">
            <text:p>6389 Muir Court</text:p>
          </table:table-cell>
          <table:table-cell table:formula="of:=RANDBETWEEN(1;1833)" office:value-type="float" office:value="1112" calcext:value-type="float">
            <text:p>1112</text:p>
          </table:table-cell>
          <table:table-cell/>
          <table:table-cell table:formula="of:=CONCATENATE(&quot;(&quot;;[.A949];&quot;, &quot;;[.B949];&quot;, &quot;;[.C949];&quot;, '&quot;;[.D949];&quot; &quot;;[.E949];&quot;', '&quot;;[.F949];&quot; &quot;;[.G949];&quot;', '&quot;; [.H949]; &quot;'&quot;; [.I949];&quot;', '&quot;;[.J949];&quot;', '&quot;;[.K949];&quot;', &quot;;[.L949]; &quot;), &quot;)" office:value-type="string" office:string-value="(10108748, 2020948, 22461, 'Daune Justinn', 'Verdon De la Eglise', 'jdelaeglisedg@4shared.com'https://librenoticias.com/wp-content/uploads/2020/08/default-user-image.png', '864-415-290', '6389 Muir Court', 1112), " calcext:value-type="string">
            <text:p>(10108748, 2020948, 22461, 'Daune Justinn', 'Verdon De la Eglise', 'jdelaeglisedg@4shared.com'https://librenoticias.com/wp-content/uploads/2020/08/default-user-image.png', '864-415-290', '6389 Muir Court', 111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2295353" calcext:value-type="float">
            <text:p>92295353</text:p>
          </table:table-cell>
          <table:table-cell office:value-type="float" office:value="2020949" calcext:value-type="float">
            <text:p>2020949</text:p>
          </table:table-cell>
          <table:table-cell table:formula="of:=RANDBETWEEN(1000; 99999)" office:value-type="float" office:value="71496" calcext:value-type="float">
            <text:p>71496</text:p>
          </table:table-cell>
          <table:table-cell office:value-type="string" calcext:value-type="string">
            <text:p>Dominick</text:p>
          </table:table-cell>
          <table:table-cell office:value-type="string" calcext:value-type="string">
            <text:p>Inger</text:p>
          </table:table-cell>
          <table:table-cell office:value-type="string" calcext:value-type="string">
            <text:p>Veryan</text:p>
          </table:table-cell>
          <table:table-cell office:value-type="string" calcext:value-type="string">
            <text:p>Rulf</text:p>
          </table:table-cell>
          <table:table-cell office:value-type="string" calcext:value-type="string">
            <text:p>irulfnz@upenn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08-466-627</text:p>
          </table:table-cell>
          <table:table-cell office:value-type="string" calcext:value-type="string">
            <text:p>0539 Graceland Plaza</text:p>
          </table:table-cell>
          <table:table-cell table:formula="of:=RANDBETWEEN(1;1833)" office:value-type="float" office:value="321" calcext:value-type="float">
            <text:p>321</text:p>
          </table:table-cell>
          <table:table-cell/>
          <table:table-cell table:formula="of:=CONCATENATE(&quot;(&quot;;[.A950];&quot;, &quot;;[.B950];&quot;, &quot;;[.C950];&quot;, '&quot;;[.D950];&quot; &quot;;[.E950];&quot;', '&quot;;[.F950];&quot; &quot;;[.G950];&quot;', '&quot;; [.H950]; &quot;'&quot;; [.I950];&quot;', '&quot;;[.J950];&quot;', '&quot;;[.K950];&quot;', &quot;;[.L950]; &quot;), &quot;)" office:value-type="string" office:string-value="(92295353, 2020949, 71496, 'Dominick Inger', 'Veryan Rulf', 'irulfnz@upenn.edu'https://librenoticias.com/wp-content/uploads/2020/08/default-user-image.png', '308-466-627', '0539 Graceland Plaza', 321), " calcext:value-type="string">
            <text:p>(92295353, 2020949, 71496, 'Dominick Inger', 'Veryan Rulf', 'irulfnz@upenn.edu'https://librenoticias.com/wp-content/uploads/2020/08/default-user-image.png', '308-466-627', '0539 Graceland Plaza', 32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8070319" calcext:value-type="float">
            <text:p>28070319</text:p>
          </table:table-cell>
          <table:table-cell office:value-type="float" office:value="2020950" calcext:value-type="float">
            <text:p>2020950</text:p>
          </table:table-cell>
          <table:table-cell table:formula="of:=RANDBETWEEN(1000; 99999)" office:value-type="float" office:value="18267" calcext:value-type="float">
            <text:p>18267</text:p>
          </table:table-cell>
          <table:table-cell office:value-type="string" calcext:value-type="string">
            <text:p>Fina</text:p>
          </table:table-cell>
          <table:table-cell office:value-type="string" calcext:value-type="string">
            <text:p>Ansley</text:p>
          </table:table-cell>
          <table:table-cell office:value-type="string" calcext:value-type="string">
            <text:p>Vidgeon</text:p>
          </table:table-cell>
          <table:table-cell office:value-type="string" calcext:value-type="string">
            <text:p>Woltering</text:p>
          </table:table-cell>
          <table:table-cell office:value-type="string" calcext:value-type="string">
            <text:p>awoltering9t@imdb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92-958-338</text:p>
          </table:table-cell>
          <table:table-cell office:value-type="string" calcext:value-type="string">
            <text:p>4 Shoshone Pass</text:p>
          </table:table-cell>
          <table:table-cell table:formula="of:=RANDBETWEEN(1;1833)" office:value-type="float" office:value="1240" calcext:value-type="float">
            <text:p>1240</text:p>
          </table:table-cell>
          <table:table-cell/>
          <table:table-cell table:formula="of:=CONCATENATE(&quot;(&quot;;[.A951];&quot;, &quot;;[.B951];&quot;, &quot;;[.C951];&quot;, '&quot;;[.D951];&quot; &quot;;[.E951];&quot;', '&quot;;[.F951];&quot; &quot;;[.G951];&quot;', '&quot;; [.H951]; &quot;'&quot;; [.I951];&quot;', '&quot;;[.J951];&quot;', '&quot;;[.K951];&quot;', &quot;;[.L951]; &quot;), &quot;)" office:value-type="string" office:string-value="(28070319, 2020950, 18267, 'Fina Ansley', 'Vidgeon Woltering', 'awoltering9t@imdb.com'https://librenoticias.com/wp-content/uploads/2020/08/default-user-image.png', '492-958-338', '4 Shoshone Pass', 1240), " calcext:value-type="string">
            <text:p>(28070319, 2020950, 18267, 'Fina Ansley', 'Vidgeon Woltering', 'awoltering9t@imdb.com'https://librenoticias.com/wp-content/uploads/2020/08/default-user-image.png', '492-958-338', '4 Shoshone Pass', 124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0624480" calcext:value-type="float">
            <text:p>40624480</text:p>
          </table:table-cell>
          <table:table-cell office:value-type="float" office:value="2020951" calcext:value-type="float">
            <text:p>2020951</text:p>
          </table:table-cell>
          <table:table-cell table:formula="of:=RANDBETWEEN(1000; 99999)" office:value-type="float" office:value="39963" calcext:value-type="float">
            <text:p>39963</text:p>
          </table:table-cell>
          <table:table-cell office:value-type="string" calcext:value-type="string">
            <text:p>Tessa</text:p>
          </table:table-cell>
          <table:table-cell office:value-type="string" calcext:value-type="string">
            <text:p>Sioux</text:p>
          </table:table-cell>
          <table:table-cell office:value-type="string" calcext:value-type="string">
            <text:p>Vila</text:p>
          </table:table-cell>
          <table:table-cell office:value-type="string" calcext:value-type="string">
            <text:p>Hubbold</text:p>
          </table:table-cell>
          <table:table-cell office:value-type="string" calcext:value-type="string">
            <text:p>shubbold31@amazon.d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21-319-319</text:p>
          </table:table-cell>
          <table:table-cell office:value-type="string" calcext:value-type="string">
            <text:p>58443 Vidon Avenue</text:p>
          </table:table-cell>
          <table:table-cell table:formula="of:=RANDBETWEEN(1;1833)" office:value-type="float" office:value="87" calcext:value-type="float">
            <text:p>87</text:p>
          </table:table-cell>
          <table:table-cell/>
          <table:table-cell table:formula="of:=CONCATENATE(&quot;(&quot;;[.A952];&quot;, &quot;;[.B952];&quot;, &quot;;[.C952];&quot;, '&quot;;[.D952];&quot; &quot;;[.E952];&quot;', '&quot;;[.F952];&quot; &quot;;[.G952];&quot;', '&quot;; [.H952]; &quot;'&quot;; [.I952];&quot;', '&quot;;[.J952];&quot;', '&quot;;[.K952];&quot;', &quot;;[.L952]; &quot;), &quot;)" office:value-type="string" office:string-value="(40624480, 2020951, 39963, 'Tessa Sioux', 'Vila Hubbold', 'shubbold31@amazon.de'https://librenoticias.com/wp-content/uploads/2020/08/default-user-image.png', '821-319-319', '58443 Vidon Avenue', 87), " calcext:value-type="string">
            <text:p>(40624480, 2020951, 39963, 'Tessa Sioux', 'Vila Hubbold', 'shubbold31@amazon.de'https://librenoticias.com/wp-content/uploads/2020/08/default-user-image.png', '821-319-319', '58443 Vidon Avenue', 8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2764734" calcext:value-type="float">
            <text:p>22764734</text:p>
          </table:table-cell>
          <table:table-cell office:value-type="float" office:value="2020952" calcext:value-type="float">
            <text:p>2020952</text:p>
          </table:table-cell>
          <table:table-cell table:formula="of:=RANDBETWEEN(1000; 99999)" office:value-type="float" office:value="39454" calcext:value-type="float">
            <text:p>39454</text:p>
          </table:table-cell>
          <table:table-cell office:value-type="string" calcext:value-type="string">
            <text:p>Hesther</text:p>
          </table:table-cell>
          <table:table-cell office:value-type="string" calcext:value-type="string">
            <text:p>Donelle</text:p>
          </table:table-cell>
          <table:table-cell office:value-type="string" calcext:value-type="string">
            <text:p>Vinker</text:p>
          </table:table-cell>
          <table:table-cell office:value-type="string" calcext:value-type="string">
            <text:p>Pinching</text:p>
          </table:table-cell>
          <table:table-cell office:value-type="string" calcext:value-type="string">
            <text:p>dpinching4p@simplemachines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10-526-900</text:p>
          </table:table-cell>
          <table:table-cell office:value-type="string" calcext:value-type="string">
            <text:p>62 Thierer Road</text:p>
          </table:table-cell>
          <table:table-cell table:formula="of:=RANDBETWEEN(1;1833)" office:value-type="float" office:value="926" calcext:value-type="float">
            <text:p>926</text:p>
          </table:table-cell>
          <table:table-cell/>
          <table:table-cell table:formula="of:=CONCATENATE(&quot;(&quot;;[.A953];&quot;, &quot;;[.B953];&quot;, &quot;;[.C953];&quot;, '&quot;;[.D953];&quot; &quot;;[.E953];&quot;', '&quot;;[.F953];&quot; &quot;;[.G953];&quot;', '&quot;; [.H953]; &quot;'&quot;; [.I953];&quot;', '&quot;;[.J953];&quot;', '&quot;;[.K953];&quot;', &quot;;[.L953]; &quot;), &quot;)" office:value-type="string" office:string-value="(22764734, 2020952, 39454, 'Hesther Donelle', 'Vinker Pinching', 'dpinching4p@simplemachines.org'https://librenoticias.com/wp-content/uploads/2020/08/default-user-image.png', '110-526-900', '62 Thierer Road', 926), " calcext:value-type="string">
            <text:p>(22764734, 2020952, 39454, 'Hesther Donelle', 'Vinker Pinching', 'dpinching4p@simplemachines.org'https://librenoticias.com/wp-content/uploads/2020/08/default-user-image.png', '110-526-900', '62 Thierer Road', 92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3883552" calcext:value-type="float">
            <text:p>13883552</text:p>
          </table:table-cell>
          <table:table-cell office:value-type="float" office:value="2020953" calcext:value-type="float">
            <text:p>2020953</text:p>
          </table:table-cell>
          <table:table-cell table:formula="of:=RANDBETWEEN(1000; 99999)" office:value-type="float" office:value="49982" calcext:value-type="float">
            <text:p>49982</text:p>
          </table:table-cell>
          <table:table-cell office:value-type="string" calcext:value-type="string">
            <text:p>Helli</text:p>
          </table:table-cell>
          <table:table-cell office:value-type="string" calcext:value-type="string">
            <text:p>Jacynth</text:p>
          </table:table-cell>
          <table:table-cell office:value-type="string" calcext:value-type="string">
            <text:p>Volke</text:p>
          </table:table-cell>
          <table:table-cell office:value-type="string" calcext:value-type="string">
            <text:p>Duell</text:p>
          </table:table-cell>
          <table:table-cell office:value-type="string" calcext:value-type="string">
            <text:p>jduellat@shop-pro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15-953-493</text:p>
          </table:table-cell>
          <table:table-cell office:value-type="string" calcext:value-type="string">
            <text:p>25542 Hermina Pass</text:p>
          </table:table-cell>
          <table:table-cell table:formula="of:=RANDBETWEEN(1;1833)" office:value-type="float" office:value="958" calcext:value-type="float">
            <text:p>958</text:p>
          </table:table-cell>
          <table:table-cell/>
          <table:table-cell table:formula="of:=CONCATENATE(&quot;(&quot;;[.A954];&quot;, &quot;;[.B954];&quot;, &quot;;[.C954];&quot;, '&quot;;[.D954];&quot; &quot;;[.E954];&quot;', '&quot;;[.F954];&quot; &quot;;[.G954];&quot;', '&quot;; [.H954]; &quot;'&quot;; [.I954];&quot;', '&quot;;[.J954];&quot;', '&quot;;[.K954];&quot;', &quot;;[.L954]; &quot;), &quot;)" office:value-type="string" office:string-value="(13883552, 2020953, 49982, 'Helli Jacynth', 'Volke Duell', 'jduellat@shop-pro.jp'https://librenoticias.com/wp-content/uploads/2020/08/default-user-image.png', '515-953-493', '25542 Hermina Pass', 958), " calcext:value-type="string">
            <text:p>(13883552, 2020953, 49982, 'Helli Jacynth', 'Volke Duell', 'jduellat@shop-pro.jp'https://librenoticias.com/wp-content/uploads/2020/08/default-user-image.png', '515-953-493', '25542 Hermina Pass', 95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6742199" calcext:value-type="float">
            <text:p>96742199</text:p>
          </table:table-cell>
          <table:table-cell office:value-type="float" office:value="2020954" calcext:value-type="float">
            <text:p>2020954</text:p>
          </table:table-cell>
          <table:table-cell table:formula="of:=RANDBETWEEN(1000; 99999)" office:value-type="float" office:value="31751" calcext:value-type="float">
            <text:p>31751</text:p>
          </table:table-cell>
          <table:table-cell office:value-type="string" calcext:value-type="string">
            <text:p>Katharine</text:p>
          </table:table-cell>
          <table:table-cell office:value-type="string" calcext:value-type="string">
            <text:p>Dominga</text:p>
          </table:table-cell>
          <table:table-cell office:value-type="string" calcext:value-type="string">
            <text:p>Wabe</text:p>
          </table:table-cell>
          <table:table-cell office:value-type="string" calcext:value-type="string">
            <text:p>Martinets</text:p>
          </table:table-cell>
          <table:table-cell office:value-type="string" calcext:value-type="string">
            <text:p>dmartinetsbo@aboutads.info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51-247-848</text:p>
          </table:table-cell>
          <table:table-cell office:value-type="string" calcext:value-type="string">
            <text:p>5 Maryland Park</text:p>
          </table:table-cell>
          <table:table-cell table:formula="of:=RANDBETWEEN(1;1833)" office:value-type="float" office:value="1220" calcext:value-type="float">
            <text:p>1220</text:p>
          </table:table-cell>
          <table:table-cell/>
          <table:table-cell table:formula="of:=CONCATENATE(&quot;(&quot;;[.A955];&quot;, &quot;;[.B955];&quot;, &quot;;[.C955];&quot;, '&quot;;[.D955];&quot; &quot;;[.E955];&quot;', '&quot;;[.F955];&quot; &quot;;[.G955];&quot;', '&quot;; [.H955]; &quot;'&quot;; [.I955];&quot;', '&quot;;[.J955];&quot;', '&quot;;[.K955];&quot;', &quot;;[.L955]; &quot;), &quot;)" office:value-type="string" office:string-value="(96742199, 2020954, 31751, 'Katharine Dominga', 'Wabe Martinets', 'dmartinetsbo@aboutads.info'https://librenoticias.com/wp-content/uploads/2020/08/default-user-image.png', '451-247-848', '5 Maryland Park', 1220), " calcext:value-type="string">
            <text:p>(96742199, 2020954, 31751, 'Katharine Dominga', 'Wabe Martinets', 'dmartinetsbo@aboutads.info'https://librenoticias.com/wp-content/uploads/2020/08/default-user-image.png', '451-247-848', '5 Maryland Park', 122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0910870" calcext:value-type="float">
            <text:p>90910870</text:p>
          </table:table-cell>
          <table:table-cell office:value-type="float" office:value="2020955" calcext:value-type="float">
            <text:p>2020955</text:p>
          </table:table-cell>
          <table:table-cell table:formula="of:=RANDBETWEEN(1000; 99999)" office:value-type="float" office:value="39669" calcext:value-type="float">
            <text:p>39669</text:p>
          </table:table-cell>
          <table:table-cell office:value-type="string" calcext:value-type="string">
            <text:p>Lawton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Wabe</text:p>
          </table:table-cell>
          <table:table-cell office:value-type="string" calcext:value-type="string">
            <text:p>MacUchadair</text:p>
          </table:table-cell>
          <table:table-cell office:value-type="string" calcext:value-type="string">
            <text:p>mmacuchadairij@alex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68-170-604</text:p>
          </table:table-cell>
          <table:table-cell office:value-type="string" calcext:value-type="string">
            <text:p>2825 Continental Point</text:p>
          </table:table-cell>
          <table:table-cell table:formula="of:=RANDBETWEEN(1;1833)" office:value-type="float" office:value="698" calcext:value-type="float">
            <text:p>698</text:p>
          </table:table-cell>
          <table:table-cell/>
          <table:table-cell table:formula="of:=CONCATENATE(&quot;(&quot;;[.A956];&quot;, &quot;;[.B956];&quot;, &quot;;[.C956];&quot;, '&quot;;[.D956];&quot; &quot;;[.E956];&quot;', '&quot;;[.F956];&quot; &quot;;[.G956];&quot;', '&quot;; [.H956]; &quot;'&quot;; [.I956];&quot;', '&quot;;[.J956];&quot;', '&quot;;[.K956];&quot;', &quot;;[.L956]; &quot;), &quot;)" office:value-type="string" office:string-value="(90910870, 2020955, 39669, 'Lawton Matthieu', 'Wabe MacUchadair', 'mmacuchadairij@alexa.com'https://librenoticias.com/wp-content/uploads/2020/08/default-user-image.png', '268-170-604', '2825 Continental Point', 698), " calcext:value-type="string">
            <text:p>(90910870, 2020955, 39669, 'Lawton Matthieu', 'Wabe MacUchadair', 'mmacuchadairij@alexa.com'https://librenoticias.com/wp-content/uploads/2020/08/default-user-image.png', '268-170-604', '2825 Continental Point', 69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1411775" calcext:value-type="float">
            <text:p>41411775</text:p>
          </table:table-cell>
          <table:table-cell office:value-type="float" office:value="2020956" calcext:value-type="float">
            <text:p>2020956</text:p>
          </table:table-cell>
          <table:table-cell table:formula="of:=RANDBETWEEN(1000; 99999)" office:value-type="float" office:value="10866" calcext:value-type="float">
            <text:p>1086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aryn</text:p>
          </table:table-cell>
          <table:table-cell office:value-type="string" calcext:value-type="string">
            <text:p>Wadwell</text:p>
          </table:table-cell>
          <table:table-cell office:value-type="string" calcext:value-type="string">
            <text:p>Reglar</text:p>
          </table:table-cell>
          <table:table-cell office:value-type="string" calcext:value-type="string">
            <text:p>creglarak@bigcarte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45-771-984</text:p>
          </table:table-cell>
          <table:table-cell office:value-type="string" calcext:value-type="string">
            <text:p>44 Schurz Crossing</text:p>
          </table:table-cell>
          <table:table-cell table:formula="of:=RANDBETWEEN(1;1833)" office:value-type="float" office:value="1614" calcext:value-type="float">
            <text:p>1614</text:p>
          </table:table-cell>
          <table:table-cell/>
          <table:table-cell table:formula="of:=CONCATENATE(&quot;(&quot;;[.A957];&quot;, &quot;;[.B957];&quot;, &quot;;[.C957];&quot;, '&quot;;[.D957];&quot; &quot;;[.E957];&quot;', '&quot;;[.F957];&quot; &quot;;[.G957];&quot;', '&quot;; [.H957]; &quot;'&quot;; [.I957];&quot;', '&quot;;[.J957];&quot;', '&quot;;[.K957];&quot;', &quot;;[.L957]; &quot;), &quot;)" office:value-type="string" office:string-value="(41411775, 2020956, 10866, 'Alta Caryn', 'Wadwell Reglar', 'creglarak@bigcartel.com'https://librenoticias.com/wp-content/uploads/2020/08/default-user-image.png', '945-771-984', '44 Schurz Crossing', 1614), " calcext:value-type="string">
            <text:p>(41411775, 2020956, 10866, 'Alta Caryn', 'Wadwell Reglar', 'creglarak@bigcartel.com'https://librenoticias.com/wp-content/uploads/2020/08/default-user-image.png', '945-771-984', '44 Schurz Crossing', 161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9024809" calcext:value-type="float">
            <text:p>59024809</text:p>
          </table:table-cell>
          <table:table-cell office:value-type="float" office:value="2020957" calcext:value-type="float">
            <text:p>2020957</text:p>
          </table:table-cell>
          <table:table-cell table:formula="of:=RANDBETWEEN(1000; 99999)" office:value-type="float" office:value="21807" calcext:value-type="float">
            <text:p>21807</text:p>
          </table:table-cell>
          <table:table-cell office:value-type="string" calcext:value-type="string">
            <text:p>Pauly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Walkingshaw</text:p>
          </table:table-cell>
          <table:table-cell office:value-type="string" calcext:value-type="string">
            <text:p>Beri</text:p>
          </table:table-cell>
          <table:table-cell office:value-type="string" calcext:value-type="string">
            <text:p>eberiiy@statcount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12-153-168</text:p>
          </table:table-cell>
          <table:table-cell office:value-type="string" calcext:value-type="string">
            <text:p>215 Clarendon Parkway</text:p>
          </table:table-cell>
          <table:table-cell table:formula="of:=RANDBETWEEN(1;1833)" office:value-type="float" office:value="131" calcext:value-type="float">
            <text:p>131</text:p>
          </table:table-cell>
          <table:table-cell/>
          <table:table-cell table:formula="of:=CONCATENATE(&quot;(&quot;;[.A958];&quot;, &quot;;[.B958];&quot;, &quot;;[.C958];&quot;, '&quot;;[.D958];&quot; &quot;;[.E958];&quot;', '&quot;;[.F958];&quot; &quot;;[.G958];&quot;', '&quot;; [.H958]; &quot;'&quot;; [.I958];&quot;', '&quot;;[.J958];&quot;', '&quot;;[.K958];&quot;', &quot;;[.L958]; &quot;), &quot;)" office:value-type="string" office:string-value="(59024809, 2020957, 21807, 'Pauly Eli', 'Walkingshaw Beri', 'eberiiy@statcounter.com'https://librenoticias.com/wp-content/uploads/2020/08/default-user-image.png', '612-153-168', '215 Clarendon Parkway', 131), " calcext:value-type="string">
            <text:p>(59024809, 2020957, 21807, 'Pauly Eli', 'Walkingshaw Beri', 'eberiiy@statcounter.com'https://librenoticias.com/wp-content/uploads/2020/08/default-user-image.png', '612-153-168', '215 Clarendon Parkway', 13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4359868" calcext:value-type="float">
            <text:p>14359868</text:p>
          </table:table-cell>
          <table:table-cell office:value-type="float" office:value="2020958" calcext:value-type="float">
            <text:p>2020958</text:p>
          </table:table-cell>
          <table:table-cell table:formula="of:=RANDBETWEEN(1000; 99999)" office:value-type="float" office:value="83603" calcext:value-type="float">
            <text:p>83603</text:p>
          </table:table-cell>
          <table:table-cell office:value-type="string" calcext:value-type="string">
            <text:p>Cullin</text:p>
          </table:table-cell>
          <table:table-cell office:value-type="string" calcext:value-type="string">
            <text:p>Baxter</text:p>
          </table:table-cell>
          <table:table-cell office:value-type="string" calcext:value-type="string">
            <text:p>Walkley</text:p>
          </table:table-cell>
          <table:table-cell office:value-type="string" calcext:value-type="string">
            <text:p>Yielding</text:p>
          </table:table-cell>
          <table:table-cell office:value-type="string" calcext:value-type="string">
            <text:p>byielding6g@tamu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43-334-498</text:p>
          </table:table-cell>
          <table:table-cell office:value-type="string" calcext:value-type="string">
            <text:p>241 2nd Street</text:p>
          </table:table-cell>
          <table:table-cell table:formula="of:=RANDBETWEEN(1;1833)" office:value-type="float" office:value="141" calcext:value-type="float">
            <text:p>141</text:p>
          </table:table-cell>
          <table:table-cell/>
          <table:table-cell table:formula="of:=CONCATENATE(&quot;(&quot;;[.A959];&quot;, &quot;;[.B959];&quot;, &quot;;[.C959];&quot;, '&quot;;[.D959];&quot; &quot;;[.E959];&quot;', '&quot;;[.F959];&quot; &quot;;[.G959];&quot;', '&quot;; [.H959]; &quot;'&quot;; [.I959];&quot;', '&quot;;[.J959];&quot;', '&quot;;[.K959];&quot;', &quot;;[.L959]; &quot;), &quot;)" office:value-type="string" office:string-value="(14359868, 2020958, 83603, 'Cullin Baxter', 'Walkley Yielding', 'byielding6g@tamu.edu'https://librenoticias.com/wp-content/uploads/2020/08/default-user-image.png', '443-334-498', '241 2nd Street', 141), " calcext:value-type="string">
            <text:p>(14359868, 2020958, 83603, 'Cullin Baxter', 'Walkley Yielding', 'byielding6g@tamu.edu'https://librenoticias.com/wp-content/uploads/2020/08/default-user-image.png', '443-334-498', '241 2nd Street', 14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3541414" calcext:value-type="float">
            <text:p>93541414</text:p>
          </table:table-cell>
          <table:table-cell office:value-type="float" office:value="2020959" calcext:value-type="float">
            <text:p>2020959</text:p>
          </table:table-cell>
          <table:table-cell table:formula="of:=RANDBETWEEN(1000; 99999)" office:value-type="float" office:value="45995" calcext:value-type="float">
            <text:p>45995</text:p>
          </table:table-cell>
          <table:table-cell office:value-type="string" calcext:value-type="string">
            <text:p>Maren</text:p>
          </table:table-cell>
          <table:table-cell office:value-type="string" calcext:value-type="string">
            <text:p>Lenna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Kirsopp</text:p>
          </table:table-cell>
          <table:table-cell office:value-type="string" calcext:value-type="string">
            <text:p>lkirsopppc@ifeng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19-694-622</text:p>
          </table:table-cell>
          <table:table-cell office:value-type="string" calcext:value-type="string">
            <text:p>5174 Loomis Trail</text:p>
          </table:table-cell>
          <table:table-cell table:formula="of:=RANDBETWEEN(1;1833)" office:value-type="float" office:value="1217" calcext:value-type="float">
            <text:p>1217</text:p>
          </table:table-cell>
          <table:table-cell/>
          <table:table-cell table:formula="of:=CONCATENATE(&quot;(&quot;;[.A960];&quot;, &quot;;[.B960];&quot;, &quot;;[.C960];&quot;, '&quot;;[.D960];&quot; &quot;;[.E960];&quot;', '&quot;;[.F960];&quot; &quot;;[.G960];&quot;', '&quot;; [.H960]; &quot;'&quot;; [.I960];&quot;', '&quot;;[.J960];&quot;', '&quot;;[.K960];&quot;', &quot;;[.L960]; &quot;), &quot;)" office:value-type="string" office:string-value="(93541414, 2020959, 45995, 'Maren Lenna', 'Wallis Kirsopp', 'lkirsopppc@ifeng.com'https://librenoticias.com/wp-content/uploads/2020/08/default-user-image.png', '419-694-622', '5174 Loomis Trail', 1217), " calcext:value-type="string">
            <text:p>(93541414, 2020959, 45995, 'Maren Lenna', 'Wallis Kirsopp', 'lkirsopppc@ifeng.com'https://librenoticias.com/wp-content/uploads/2020/08/default-user-image.png', '419-694-622', '5174 Loomis Trail', 121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3830739" calcext:value-type="float">
            <text:p>83830739</text:p>
          </table:table-cell>
          <table:table-cell office:value-type="float" office:value="2020960" calcext:value-type="float">
            <text:p>2020960</text:p>
          </table:table-cell>
          <table:table-cell table:formula="of:=RANDBETWEEN(1000; 99999)" office:value-type="float" office:value="26855" calcext:value-type="float">
            <text:p>26855</text:p>
          </table:table-cell>
          <table:table-cell office:value-type="string" calcext:value-type="string">
            <text:p>Lammond</text:p>
          </table:table-cell>
          <table:table-cell office:value-type="string" calcext:value-type="string">
            <text:p>Moise</text:p>
          </table:table-cell>
          <table:table-cell office:value-type="string" calcext:value-type="string">
            <text:p>Walpole</text:p>
          </table:table-cell>
          <table:table-cell office:value-type="string" calcext:value-type="string">
            <text:p>Battill</text:p>
          </table:table-cell>
          <table:table-cell office:value-type="string" calcext:value-type="string">
            <text:p>mbattill8o@youtub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67-393-985</text:p>
          </table:table-cell>
          <table:table-cell office:value-type="string" calcext:value-type="string">
            <text:p>54632 Maple Place</text:p>
          </table:table-cell>
          <table:table-cell table:formula="of:=RANDBETWEEN(1;1833)" office:value-type="float" office:value="918" calcext:value-type="float">
            <text:p>918</text:p>
          </table:table-cell>
          <table:table-cell/>
          <table:table-cell table:formula="of:=CONCATENATE(&quot;(&quot;;[.A961];&quot;, &quot;;[.B961];&quot;, &quot;;[.C961];&quot;, '&quot;;[.D961];&quot; &quot;;[.E961];&quot;', '&quot;;[.F961];&quot; &quot;;[.G961];&quot;', '&quot;; [.H961]; &quot;'&quot;; [.I961];&quot;', '&quot;;[.J961];&quot;', '&quot;;[.K961];&quot;', &quot;;[.L961]; &quot;), &quot;)" office:value-type="string" office:string-value="(83830739, 2020960, 26855, 'Lammond Moise', 'Walpole Battill', 'mbattill8o@youtube.com'https://librenoticias.com/wp-content/uploads/2020/08/default-user-image.png', '967-393-985', '54632 Maple Place', 918), " calcext:value-type="string">
            <text:p>(83830739, 2020960, 26855, 'Lammond Moise', 'Walpole Battill', 'mbattill8o@youtube.com'https://librenoticias.com/wp-content/uploads/2020/08/default-user-image.png', '967-393-985', '54632 Maple Place', 91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7741129" calcext:value-type="float">
            <text:p>97741129</text:p>
          </table:table-cell>
          <table:table-cell office:value-type="float" office:value="2020961" calcext:value-type="float">
            <text:p>2020961</text:p>
          </table:table-cell>
          <table:table-cell table:formula="of:=RANDBETWEEN(1000; 99999)" office:value-type="float" office:value="95899" calcext:value-type="float">
            <text:p>95899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Wandtke</text:p>
          </table:table-cell>
          <table:table-cell office:value-type="string" calcext:value-type="string">
            <text:p>Cattermole</text:p>
          </table:table-cell>
          <table:table-cell office:value-type="string" calcext:value-type="string">
            <text:p>wcattermoled@utexas.ed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16-209-293</text:p>
          </table:table-cell>
          <table:table-cell office:value-type="string" calcext:value-type="string">
            <text:p>60801 Little Fleur Court</text:p>
          </table:table-cell>
          <table:table-cell table:formula="of:=RANDBETWEEN(1;1833)" office:value-type="float" office:value="250" calcext:value-type="float">
            <text:p>250</text:p>
          </table:table-cell>
          <table:table-cell/>
          <table:table-cell table:formula="of:=CONCATENATE(&quot;(&quot;;[.A962];&quot;, &quot;;[.B962];&quot;, &quot;;[.C962];&quot;, '&quot;;[.D962];&quot; &quot;;[.E962];&quot;', '&quot;;[.F962];&quot; &quot;;[.G962];&quot;', '&quot;; [.H962]; &quot;'&quot;; [.I962];&quot;', '&quot;;[.J962];&quot;', '&quot;;[.K962];&quot;', &quot;;[.L962]; &quot;), &quot;)" office:value-type="string" office:string-value="(97741129, 2020961, 95899, 'Chen Webster', 'Wandtke Cattermole', 'wcattermoled@utexas.edu'https://librenoticias.com/wp-content/uploads/2020/08/default-user-image.png', '716-209-293', '60801 Little Fleur Court', 250), " calcext:value-type="string">
            <text:p>(97741129, 2020961, 95899, 'Chen Webster', 'Wandtke Cattermole', 'wcattermoled@utexas.edu'https://librenoticias.com/wp-content/uploads/2020/08/default-user-image.png', '716-209-293', '60801 Little Fleur Court', 25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4023052" calcext:value-type="float">
            <text:p>14023052</text:p>
          </table:table-cell>
          <table:table-cell office:value-type="float" office:value="2020962" calcext:value-type="float">
            <text:p>2020962</text:p>
          </table:table-cell>
          <table:table-cell table:formula="of:=RANDBETWEEN(1000; 99999)" office:value-type="float" office:value="48006" calcext:value-type="float">
            <text:p>48006</text:p>
          </table:table-cell>
          <table:table-cell office:value-type="string" calcext:value-type="string">
            <text:p>Johann</text:p>
          </table:table-cell>
          <table:table-cell office:value-type="string" calcext:value-type="string">
            <text:p>Donny</text:p>
          </table:table-cell>
          <table:table-cell office:value-type="string" calcext:value-type="string">
            <text:p>Wapple</text:p>
          </table:table-cell>
          <table:table-cell office:value-type="string" calcext:value-type="string">
            <text:p>Abrashkov</text:p>
          </table:table-cell>
          <table:table-cell office:value-type="string" calcext:value-type="string">
            <text:p>dabrashkovlm@meetup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28-645-921</text:p>
          </table:table-cell>
          <table:table-cell office:value-type="string" calcext:value-type="string">
            <text:p>0 Anthes Way</text:p>
          </table:table-cell>
          <table:table-cell table:formula="of:=RANDBETWEEN(1;1833)" office:value-type="float" office:value="355" calcext:value-type="float">
            <text:p>355</text:p>
          </table:table-cell>
          <table:table-cell/>
          <table:table-cell table:formula="of:=CONCATENATE(&quot;(&quot;;[.A963];&quot;, &quot;;[.B963];&quot;, &quot;;[.C963];&quot;, '&quot;;[.D963];&quot; &quot;;[.E963];&quot;', '&quot;;[.F963];&quot; &quot;;[.G963];&quot;', '&quot;; [.H963]; &quot;'&quot;; [.I963];&quot;', '&quot;;[.J963];&quot;', '&quot;;[.K963];&quot;', &quot;;[.L963]; &quot;), &quot;)" office:value-type="string" office:string-value="(14023052, 2020962, 48006, 'Johann Donny', 'Wapple Abrashkov', 'dabrashkovlm@meetup.com'https://librenoticias.com/wp-content/uploads/2020/08/default-user-image.png', '928-645-921', '0 Anthes Way', 355), " calcext:value-type="string">
            <text:p>(14023052, 2020962, 48006, 'Johann Donny', 'Wapple Abrashkov', 'dabrashkovlm@meetup.com'https://librenoticias.com/wp-content/uploads/2020/08/default-user-image.png', '928-645-921', '0 Anthes Way', 35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2977815" calcext:value-type="float">
            <text:p>52977815</text:p>
          </table:table-cell>
          <table:table-cell office:value-type="float" office:value="2020963" calcext:value-type="float">
            <text:p>2020963</text:p>
          </table:table-cell>
          <table:table-cell table:formula="of:=RANDBETWEEN(1000; 99999)" office:value-type="float" office:value="17822" calcext:value-type="float">
            <text:p>17822</text:p>
          </table:table-cell>
          <table:table-cell office:value-type="string" calcext:value-type="string">
            <text:p>Odelia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Warters</text:p>
          </table:table-cell>
          <table:table-cell office:value-type="string" calcext:value-type="string">
            <text:p>Miell</text:p>
          </table:table-cell>
          <table:table-cell office:value-type="string" calcext:value-type="string">
            <text:p>amiellro@dell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80-918-452</text:p>
          </table:table-cell>
          <table:table-cell office:value-type="string" calcext:value-type="string">
            <text:p>10971 Cottonwood Court</text:p>
          </table:table-cell>
          <table:table-cell table:formula="of:=RANDBETWEEN(1;1833)" office:value-type="float" office:value="1127" calcext:value-type="float">
            <text:p>1127</text:p>
          </table:table-cell>
          <table:table-cell/>
          <table:table-cell table:formula="of:=CONCATENATE(&quot;(&quot;;[.A964];&quot;, &quot;;[.B964];&quot;, &quot;;[.C964];&quot;, '&quot;;[.D964];&quot; &quot;;[.E964];&quot;', '&quot;;[.F964];&quot; &quot;;[.G964];&quot;', '&quot;; [.H964]; &quot;'&quot;; [.I964];&quot;', '&quot;;[.J964];&quot;', '&quot;;[.K964];&quot;', &quot;;[.L964]; &quot;), &quot;)" office:value-type="string" office:string-value="(52977815, 2020963, 17822, 'Odelia Alex', 'Warters Miell', 'amiellro@dell.com'https://librenoticias.com/wp-content/uploads/2020/08/default-user-image.png', '880-918-452', '10971 Cottonwood Court', 1127), " calcext:value-type="string">
            <text:p>(52977815, 2020963, 17822, 'Odelia Alex', 'Warters Miell', 'amiellro@dell.com'https://librenoticias.com/wp-content/uploads/2020/08/default-user-image.png', '880-918-452', '10971 Cottonwood Court', 112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8164398" calcext:value-type="float">
            <text:p>68164398</text:p>
          </table:table-cell>
          <table:table-cell office:value-type="float" office:value="2020964" calcext:value-type="float">
            <text:p>2020964</text:p>
          </table:table-cell>
          <table:table-cell table:formula="of:=RANDBETWEEN(1000; 99999)" office:value-type="float" office:value="93040" calcext:value-type="float">
            <text:p>93040</text:p>
          </table:table-cell>
          <table:table-cell office:value-type="string" calcext:value-type="string">
            <text:p>Abbott</text:p>
          </table:table-cell>
          <table:table-cell office:value-type="string" calcext:value-type="string">
            <text:p>Mahmoud</text:p>
          </table:table-cell>
          <table:table-cell office:value-type="string" calcext:value-type="string">
            <text:p>Waterhous</text:p>
          </table:table-cell>
          <table:table-cell office:value-type="string" calcext:value-type="string">
            <text:p>Muriel</text:p>
          </table:table-cell>
          <table:table-cell office:value-type="string" calcext:value-type="string">
            <text:p>mmurielll@businessinsider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69-857-770</text:p>
          </table:table-cell>
          <table:table-cell office:value-type="string" calcext:value-type="string">
            <text:p>4 Columbus Plaza</text:p>
          </table:table-cell>
          <table:table-cell table:formula="of:=RANDBETWEEN(1;1833)" office:value-type="float" office:value="961" calcext:value-type="float">
            <text:p>961</text:p>
          </table:table-cell>
          <table:table-cell/>
          <table:table-cell table:formula="of:=CONCATENATE(&quot;(&quot;;[.A965];&quot;, &quot;;[.B965];&quot;, &quot;;[.C965];&quot;, '&quot;;[.D965];&quot; &quot;;[.E965];&quot;', '&quot;;[.F965];&quot; &quot;;[.G965];&quot;', '&quot;; [.H965]; &quot;'&quot;; [.I965];&quot;', '&quot;;[.J965];&quot;', '&quot;;[.K965];&quot;', &quot;;[.L965]; &quot;), &quot;)" office:value-type="string" office:string-value="(68164398, 2020964, 93040, 'Abbott Mahmoud', 'Waterhous Muriel', 'mmurielll@businessinsider.com'https://librenoticias.com/wp-content/uploads/2020/08/default-user-image.png', '569-857-770', '4 Columbus Plaza', 961), " calcext:value-type="string">
            <text:p>(68164398, 2020964, 93040, 'Abbott Mahmoud', 'Waterhous Muriel', 'mmurielll@businessinsider.com'https://librenoticias.com/wp-content/uploads/2020/08/default-user-image.png', '569-857-770', '4 Columbus Plaza', 96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7098085" calcext:value-type="float">
            <text:p>37098085</text:p>
          </table:table-cell>
          <table:table-cell office:value-type="float" office:value="2020965" calcext:value-type="float">
            <text:p>2020965</text:p>
          </table:table-cell>
          <table:table-cell table:formula="of:=RANDBETWEEN(1000; 99999)" office:value-type="float" office:value="27835" calcext:value-type="float">
            <text:p>27835</text:p>
          </table:table-cell>
          <table:table-cell office:value-type="string" calcext:value-type="string">
            <text:p>Lucienne</text:p>
          </table:table-cell>
          <table:table-cell office:value-type="string" calcext:value-type="string">
            <text:p>Leeanne</text:p>
          </table:table-cell>
          <table:table-cell office:value-type="string" calcext:value-type="string">
            <text:p>Weddeburn - Scrimgeour</text:p>
          </table:table-cell>
          <table:table-cell office:value-type="string" calcext:value-type="string">
            <text:p>Parades</text:p>
          </table:table-cell>
          <table:table-cell office:value-type="string" calcext:value-type="string">
            <text:p>lparadesf8@creativecommons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18-254-678</text:p>
          </table:table-cell>
          <table:table-cell office:value-type="string" calcext:value-type="string">
            <text:p>39854 Meadow Valley Junction</text:p>
          </table:table-cell>
          <table:table-cell table:formula="of:=RANDBETWEEN(1;1833)" office:value-type="float" office:value="953" calcext:value-type="float">
            <text:p>953</text:p>
          </table:table-cell>
          <table:table-cell/>
          <table:table-cell table:formula="of:=CONCATENATE(&quot;(&quot;;[.A966];&quot;, &quot;;[.B966];&quot;, &quot;;[.C966];&quot;, '&quot;;[.D966];&quot; &quot;;[.E966];&quot;', '&quot;;[.F966];&quot; &quot;;[.G966];&quot;', '&quot;; [.H966]; &quot;'&quot;; [.I966];&quot;', '&quot;;[.J966];&quot;', '&quot;;[.K966];&quot;', &quot;;[.L966]; &quot;), &quot;)" office:value-type="string" office:string-value="(37098085, 2020965, 27835, 'Lucienne Leeanne', 'Weddeburn - Scrimgeour Parades', 'lparadesf8@creativecommons.org'https://librenoticias.com/wp-content/uploads/2020/08/default-user-image.png', '118-254-678', '39854 Meadow Valley Junction', 953), " calcext:value-type="string">
            <text:p>(37098085, 2020965, 27835, 'Lucienne Leeanne', 'Weddeburn - Scrimgeour Parades', 'lparadesf8@creativecommons.org'https://librenoticias.com/wp-content/uploads/2020/08/default-user-image.png', '118-254-678', '39854 Meadow Valley Junction', 95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2758356" calcext:value-type="float">
            <text:p>82758356</text:p>
          </table:table-cell>
          <table:table-cell office:value-type="float" office:value="2020966" calcext:value-type="float">
            <text:p>2020966</text:p>
          </table:table-cell>
          <table:table-cell table:formula="of:=RANDBETWEEN(1000; 99999)" office:value-type="float" office:value="48369" calcext:value-type="float">
            <text:p>48369</text:p>
          </table:table-cell>
          <table:table-cell office:value-type="string" calcext:value-type="string">
            <text:p>Malynda</text:p>
          </table:table-cell>
          <table:table-cell office:value-type="string" calcext:value-type="string">
            <text:p>Sharron</text:p>
          </table:table-cell>
          <table:table-cell office:value-type="string" calcext:value-type="string">
            <text:p>Wedderburn</text:p>
          </table:table-cell>
          <table:table-cell office:value-type="string" calcext:value-type="string">
            <text:p>Woolpert</text:p>
          </table:table-cell>
          <table:table-cell office:value-type="string" calcext:value-type="string">
            <text:p>swoolpert9@clickbank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46-791-842</text:p>
          </table:table-cell>
          <table:table-cell office:value-type="string" calcext:value-type="string">
            <text:p>7158 Browning Terrace</text:p>
          </table:table-cell>
          <table:table-cell table:formula="of:=RANDBETWEEN(1;1833)" office:value-type="float" office:value="1000" calcext:value-type="float">
            <text:p>1000</text:p>
          </table:table-cell>
          <table:table-cell/>
          <table:table-cell table:formula="of:=CONCATENATE(&quot;(&quot;;[.A967];&quot;, &quot;;[.B967];&quot;, &quot;;[.C967];&quot;, '&quot;;[.D967];&quot; &quot;;[.E967];&quot;', '&quot;;[.F967];&quot; &quot;;[.G967];&quot;', '&quot;; [.H967]; &quot;'&quot;; [.I967];&quot;', '&quot;;[.J967];&quot;', '&quot;;[.K967];&quot;', &quot;;[.L967]; &quot;), &quot;)" office:value-type="string" office:string-value="(82758356, 2020966, 48369, 'Malynda Sharron', 'Wedderburn Woolpert', 'swoolpert9@clickbank.net'https://librenoticias.com/wp-content/uploads/2020/08/default-user-image.png', '646-791-842', '7158 Browning Terrace', 1000), " calcext:value-type="string">
            <text:p>(82758356, 2020966, 48369, 'Malynda Sharron', 'Wedderburn Woolpert', 'swoolpert9@clickbank.net'https://librenoticias.com/wp-content/uploads/2020/08/default-user-image.png', '646-791-842', '7158 Browning Terrace', 100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9783620" calcext:value-type="float">
            <text:p>49783620</text:p>
          </table:table-cell>
          <table:table-cell office:value-type="float" office:value="2020967" calcext:value-type="float">
            <text:p>2020967</text:p>
          </table:table-cell>
          <table:table-cell table:formula="of:=RANDBETWEEN(1000; 99999)" office:value-type="float" office:value="77296" calcext:value-type="float">
            <text:p>77296</text:p>
          </table:table-cell>
          <table:table-cell office:value-type="string" calcext:value-type="string">
            <text:p>Rhody</text:p>
          </table:table-cell>
          <table:table-cell office:value-type="string" calcext:value-type="string">
            <text:p>Rowe</text:p>
          </table:table-cell>
          <table:table-cell office:value-type="string" calcext:value-type="string">
            <text:p>Weeds</text:p>
          </table:table-cell>
          <table:table-cell office:value-type="string" calcext:value-type="string">
            <text:p>Tern</text:p>
          </table:table-cell>
          <table:table-cell office:value-type="string" calcext:value-type="string">
            <text:p>rtern9d@taobao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53-537-254</text:p>
          </table:table-cell>
          <table:table-cell office:value-type="string" calcext:value-type="string">
            <text:p>02554 Colorado Circle</text:p>
          </table:table-cell>
          <table:table-cell table:formula="of:=RANDBETWEEN(1;1833)" office:value-type="float" office:value="86" calcext:value-type="float">
            <text:p>86</text:p>
          </table:table-cell>
          <table:table-cell/>
          <table:table-cell table:formula="of:=CONCATENATE(&quot;(&quot;;[.A968];&quot;, &quot;;[.B968];&quot;, &quot;;[.C968];&quot;, '&quot;;[.D968];&quot; &quot;;[.E968];&quot;', '&quot;;[.F968];&quot; &quot;;[.G968];&quot;', '&quot;; [.H968]; &quot;'&quot;; [.I968];&quot;', '&quot;;[.J968];&quot;', '&quot;;[.K968];&quot;', &quot;;[.L968]; &quot;), &quot;)" office:value-type="string" office:string-value="(49783620, 2020967, 77296, 'Rhody Rowe', 'Weeds Tern', 'rtern9d@taobao.com'https://librenoticias.com/wp-content/uploads/2020/08/default-user-image.png', '453-537-254', '02554 Colorado Circle', 86), " calcext:value-type="string">
            <text:p>(49783620, 2020967, 77296, 'Rhody Rowe', 'Weeds Tern', 'rtern9d@taobao.com'https://librenoticias.com/wp-content/uploads/2020/08/default-user-image.png', '453-537-254', '02554 Colorado Circle', 8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7984098" calcext:value-type="float">
            <text:p>87984098</text:p>
          </table:table-cell>
          <table:table-cell office:value-type="float" office:value="2020968" calcext:value-type="float">
            <text:p>2020968</text:p>
          </table:table-cell>
          <table:table-cell table:formula="of:=RANDBETWEEN(1000; 99999)" office:value-type="float" office:value="42441" calcext:value-type="float">
            <text:p>42441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Nelli</text:p>
          </table:table-cell>
          <table:table-cell office:value-type="string" calcext:value-type="string">
            <text:p>Welburn</text:p>
          </table:table-cell>
          <table:table-cell office:value-type="string" calcext:value-type="string">
            <text:p>Vickress</text:p>
          </table:table-cell>
          <table:table-cell office:value-type="string" calcext:value-type="string">
            <text:p>nvickressn9@seesaa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24-637-468</text:p>
          </table:table-cell>
          <table:table-cell office:value-type="string" calcext:value-type="string">
            <text:p>123 Dapin Plaza</text:p>
          </table:table-cell>
          <table:table-cell table:formula="of:=RANDBETWEEN(1;1833)" office:value-type="float" office:value="982" calcext:value-type="float">
            <text:p>982</text:p>
          </table:table-cell>
          <table:table-cell/>
          <table:table-cell table:formula="of:=CONCATENATE(&quot;(&quot;;[.A969];&quot;, &quot;;[.B969];&quot;, &quot;;[.C969];&quot;, '&quot;;[.D969];&quot; &quot;;[.E969];&quot;', '&quot;;[.F969];&quot; &quot;;[.G969];&quot;', '&quot;; [.H969]; &quot;'&quot;; [.I969];&quot;', '&quot;;[.J969];&quot;', '&quot;;[.K969];&quot;', &quot;;[.L969]; &quot;), &quot;)" office:value-type="string" office:string-value="(87984098, 2020968, 42441, 'Scarlett Nelli', 'Welburn Vickress', 'nvickressn9@seesaa.net'https://librenoticias.com/wp-content/uploads/2020/08/default-user-image.png', '624-637-468', '123 Dapin Plaza', 982), " calcext:value-type="string">
            <text:p>(87984098, 2020968, 42441, 'Scarlett Nelli', 'Welburn Vickress', 'nvickressn9@seesaa.net'https://librenoticias.com/wp-content/uploads/2020/08/default-user-image.png', '624-637-468', '123 Dapin Plaza', 98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7557730" calcext:value-type="float">
            <text:p>47557730</text:p>
          </table:table-cell>
          <table:table-cell office:value-type="float" office:value="2020969" calcext:value-type="float">
            <text:p>2020969</text:p>
          </table:table-cell>
          <table:table-cell table:formula="of:=RANDBETWEEN(1000; 99999)" office:value-type="float" office:value="90511" calcext:value-type="float">
            <text:p>90511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Sarine</text:p>
          </table:table-cell>
          <table:table-cell office:value-type="string" calcext:value-type="string">
            <text:p>Werndly</text:p>
          </table:table-cell>
          <table:table-cell office:value-type="string" calcext:value-type="string">
            <text:p>Clavey</text:p>
          </table:table-cell>
          <table:table-cell office:value-type="string" calcext:value-type="string">
            <text:p>sclaveymb@google.nl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67-707-510</text:p>
          </table:table-cell>
          <table:table-cell office:value-type="string" calcext:value-type="string">
            <text:p>8496 Rowland Junction</text:p>
          </table:table-cell>
          <table:table-cell table:formula="of:=RANDBETWEEN(1;1833)" office:value-type="float" office:value="29" calcext:value-type="float">
            <text:p>29</text:p>
          </table:table-cell>
          <table:table-cell/>
          <table:table-cell table:formula="of:=CONCATENATE(&quot;(&quot;;[.A970];&quot;, &quot;;[.B970];&quot;, &quot;;[.C970];&quot;, '&quot;;[.D970];&quot; &quot;;[.E970];&quot;', '&quot;;[.F970];&quot; &quot;;[.G970];&quot;', '&quot;; [.H970]; &quot;'&quot;; [.I970];&quot;', '&quot;;[.J970];&quot;', '&quot;;[.K970];&quot;', &quot;;[.L970]; &quot;), &quot;)" office:value-type="string" office:string-value="(47557730, 2020969, 90511, 'Merci Sarine', 'Werndly Clavey', 'sclaveymb@google.nl'https://librenoticias.com/wp-content/uploads/2020/08/default-user-image.png', '767-707-510', '8496 Rowland Junction', 29), " calcext:value-type="string">
            <text:p>(47557730, 2020969, 90511, 'Merci Sarine', 'Werndly Clavey', 'sclaveymb@google.nl'https://librenoticias.com/wp-content/uploads/2020/08/default-user-image.png', '767-707-510', '8496 Rowland Junction', 2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4366686" calcext:value-type="float">
            <text:p>64366686</text:p>
          </table:table-cell>
          <table:table-cell office:value-type="float" office:value="2020970" calcext:value-type="float">
            <text:p>2020970</text:p>
          </table:table-cell>
          <table:table-cell table:formula="of:=RANDBETWEEN(1000; 99999)" office:value-type="float" office:value="81986" calcext:value-type="float">
            <text:p>81986</text:p>
          </table:table-cell>
          <table:table-cell office:value-type="string" calcext:value-type="string">
            <text:p>Avery</text:p>
          </table:table-cell>
          <table:table-cell office:value-type="string" calcext:value-type="string">
            <text:p>Darnall</text:p>
          </table:table-cell>
          <table:table-cell office:value-type="string" calcext:value-type="string">
            <text:p>Whardley</text:p>
          </table:table-cell>
          <table:table-cell office:value-type="string" calcext:value-type="string">
            <text:p>Camin</text:p>
          </table:table-cell>
          <table:table-cell office:value-type="string" calcext:value-type="string">
            <text:p>dcaminjb@walmart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73-506-618</text:p>
          </table:table-cell>
          <table:table-cell office:value-type="string" calcext:value-type="string">
            <text:p>3877 La Follette Pass</text:p>
          </table:table-cell>
          <table:table-cell table:formula="of:=RANDBETWEEN(1;1833)" office:value-type="float" office:value="809" calcext:value-type="float">
            <text:p>809</text:p>
          </table:table-cell>
          <table:table-cell/>
          <table:table-cell table:formula="of:=CONCATENATE(&quot;(&quot;;[.A971];&quot;, &quot;;[.B971];&quot;, &quot;;[.C971];&quot;, '&quot;;[.D971];&quot; &quot;;[.E971];&quot;', '&quot;;[.F971];&quot; &quot;;[.G971];&quot;', '&quot;; [.H971]; &quot;'&quot;; [.I971];&quot;', '&quot;;[.J971];&quot;', '&quot;;[.K971];&quot;', &quot;;[.L971]; &quot;), &quot;)" office:value-type="string" office:string-value="(64366686, 2020970, 81986, 'Avery Darnall', 'Whardley Camin', 'dcaminjb@walmart.com'https://librenoticias.com/wp-content/uploads/2020/08/default-user-image.png', '973-506-618', '3877 La Follette Pass', 809), " calcext:value-type="string">
            <text:p>(64366686, 2020970, 81986, 'Avery Darnall', 'Whardley Camin', 'dcaminjb@walmart.com'https://librenoticias.com/wp-content/uploads/2020/08/default-user-image.png', '973-506-618', '3877 La Follette Pass', 80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8282210" calcext:value-type="float">
            <text:p>28282210</text:p>
          </table:table-cell>
          <table:table-cell office:value-type="float" office:value="2020971" calcext:value-type="float">
            <text:p>2020971</text:p>
          </table:table-cell>
          <table:table-cell table:formula="of:=RANDBETWEEN(1000; 99999)" office:value-type="float" office:value="36906" calcext:value-type="float">
            <text:p>36906</text:p>
          </table:table-cell>
          <table:table-cell office:value-type="string" calcext:value-type="string">
            <text:p>Jarrad</text:p>
          </table:table-cell>
          <table:table-cell office:value-type="string" calcext:value-type="string">
            <text:p>Duffy</text:p>
          </table:table-cell>
          <table:table-cell office:value-type="string" calcext:value-type="string">
            <text:p>Whates</text:p>
          </table:table-cell>
          <table:table-cell office:value-type="string" calcext:value-type="string">
            <text:p>Loftus</text:p>
          </table:table-cell>
          <table:table-cell office:value-type="string" calcext:value-type="string">
            <text:p>dloftusqv@cyberchimp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09-333-124</text:p>
          </table:table-cell>
          <table:table-cell office:value-type="string" calcext:value-type="string">
            <text:p>378 Brickson Park Lane</text:p>
          </table:table-cell>
          <table:table-cell table:formula="of:=RANDBETWEEN(1;1833)" office:value-type="float" office:value="1142" calcext:value-type="float">
            <text:p>1142</text:p>
          </table:table-cell>
          <table:table-cell/>
          <table:table-cell table:formula="of:=CONCATENATE(&quot;(&quot;;[.A972];&quot;, &quot;;[.B972];&quot;, &quot;;[.C972];&quot;, '&quot;;[.D972];&quot; &quot;;[.E972];&quot;', '&quot;;[.F972];&quot; &quot;;[.G972];&quot;', '&quot;; [.H972]; &quot;'&quot;; [.I972];&quot;', '&quot;;[.J972];&quot;', '&quot;;[.K972];&quot;', &quot;;[.L972]; &quot;), &quot;)" office:value-type="string" office:string-value="(28282210, 2020971, 36906, 'Jarrad Duffy', 'Whates Loftus', 'dloftusqv@cyberchimps.com'https://librenoticias.com/wp-content/uploads/2020/08/default-user-image.png', '909-333-124', '378 Brickson Park Lane', 1142), " calcext:value-type="string">
            <text:p>(28282210, 2020971, 36906, 'Jarrad Duffy', 'Whates Loftus', 'dloftusqv@cyberchimps.com'https://librenoticias.com/wp-content/uploads/2020/08/default-user-image.png', '909-333-124', '378 Brickson Park Lane', 114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9606062" calcext:value-type="float">
            <text:p>29606062</text:p>
          </table:table-cell>
          <table:table-cell office:value-type="float" office:value="2020972" calcext:value-type="float">
            <text:p>2020972</text:p>
          </table:table-cell>
          <table:table-cell table:formula="of:=RANDBETWEEN(1000; 99999)" office:value-type="float" office:value="58838" calcext:value-type="float">
            <text:p>58838</text:p>
          </table:table-cell>
          <table:table-cell office:value-type="string" calcext:value-type="string">
            <text:p>Adah</text:p>
          </table:table-cell>
          <table:table-cell office:value-type="string" calcext:value-type="string">
            <text:p>Maure</text:p>
          </table:table-cell>
          <table:table-cell office:value-type="string" calcext:value-type="string">
            <text:p>Wheadon</text:p>
          </table:table-cell>
          <table:table-cell office:value-type="string" calcext:value-type="string">
            <text:p>Steddall</text:p>
          </table:table-cell>
          <table:table-cell office:value-type="string" calcext:value-type="string">
            <text:p>msteddall3y@mayoclini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91-405-664</text:p>
          </table:table-cell>
          <table:table-cell office:value-type="string" calcext:value-type="string">
            <text:p>41261 Scoville Terrace</text:p>
          </table:table-cell>
          <table:table-cell table:formula="of:=RANDBETWEEN(1;1833)" office:value-type="float" office:value="966" calcext:value-type="float">
            <text:p>966</text:p>
          </table:table-cell>
          <table:table-cell/>
          <table:table-cell table:formula="of:=CONCATENATE(&quot;(&quot;;[.A973];&quot;, &quot;;[.B973];&quot;, &quot;;[.C973];&quot;, '&quot;;[.D973];&quot; &quot;;[.E973];&quot;', '&quot;;[.F973];&quot; &quot;;[.G973];&quot;', '&quot;; [.H973]; &quot;'&quot;; [.I973];&quot;', '&quot;;[.J973];&quot;', '&quot;;[.K973];&quot;', &quot;;[.L973]; &quot;), &quot;)" office:value-type="string" office:string-value="(29606062, 2020972, 58838, 'Adah Maure', 'Wheadon Steddall', 'msteddall3y@mayoclinic.com'https://librenoticias.com/wp-content/uploads/2020/08/default-user-image.png', '991-405-664', '41261 Scoville Terrace', 966), " calcext:value-type="string">
            <text:p>(29606062, 2020972, 58838, 'Adah Maure', 'Wheadon Steddall', 'msteddall3y@mayoclinic.com'https://librenoticias.com/wp-content/uploads/2020/08/default-user-image.png', '991-405-664', '41261 Scoville Terrace', 96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4859278" calcext:value-type="float">
            <text:p>34859278</text:p>
          </table:table-cell>
          <table:table-cell office:value-type="float" office:value="2020973" calcext:value-type="float">
            <text:p>2020973</text:p>
          </table:table-cell>
          <table:table-cell table:formula="of:=RANDBETWEEN(1000; 99999)" office:value-type="float" office:value="91450" calcext:value-type="float">
            <text:p>91450</text:p>
          </table:table-cell>
          <table:table-cell office:value-type="string" calcext:value-type="string">
            <text:p>Tommi</text:p>
          </table:table-cell>
          <table:table-cell office:value-type="string" calcext:value-type="string">
            <text:p>Lynett</text:p>
          </table:table-cell>
          <table:table-cell office:value-type="string" calcext:value-type="string">
            <text:p>Whistan</text:p>
          </table:table-cell>
          <table:table-cell office:value-type="string" calcext:value-type="string">
            <text:p>Leatt</text:p>
          </table:table-cell>
          <table:table-cell office:value-type="string" calcext:value-type="string">
            <text:p>lleatt65@1688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201-793-530</text:p>
          </table:table-cell>
          <table:table-cell office:value-type="string" calcext:value-type="string">
            <text:p>4905 Nelson Crossing</text:p>
          </table:table-cell>
          <table:table-cell table:formula="of:=RANDBETWEEN(1;1833)" office:value-type="float" office:value="965" calcext:value-type="float">
            <text:p>965</text:p>
          </table:table-cell>
          <table:table-cell/>
          <table:table-cell table:formula="of:=CONCATENATE(&quot;(&quot;;[.A974];&quot;, &quot;;[.B974];&quot;, &quot;;[.C974];&quot;, '&quot;;[.D974];&quot; &quot;;[.E974];&quot;', '&quot;;[.F974];&quot; &quot;;[.G974];&quot;', '&quot;; [.H974]; &quot;'&quot;; [.I974];&quot;', '&quot;;[.J974];&quot;', '&quot;;[.K974];&quot;', &quot;;[.L974]; &quot;), &quot;)" office:value-type="string" office:string-value="(34859278, 2020973, 91450, 'Tommi Lynett', 'Whistan Leatt', 'lleatt65@1688.com'https://librenoticias.com/wp-content/uploads/2020/08/default-user-image.png', '201-793-530', '4905 Nelson Crossing', 965), " calcext:value-type="string">
            <text:p>(34859278, 2020973, 91450, 'Tommi Lynett', 'Whistan Leatt', 'lleatt65@1688.com'https://librenoticias.com/wp-content/uploads/2020/08/default-user-image.png', '201-793-530', '4905 Nelson Crossing', 96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5083653" calcext:value-type="float">
            <text:p>15083653</text:p>
          </table:table-cell>
          <table:table-cell office:value-type="float" office:value="2020974" calcext:value-type="float">
            <text:p>2020974</text:p>
          </table:table-cell>
          <table:table-cell table:formula="of:=RANDBETWEEN(1000; 99999)" office:value-type="float" office:value="33554" calcext:value-type="float">
            <text:p>33554</text:p>
          </table:table-cell>
          <table:table-cell office:value-type="string" calcext:value-type="string">
            <text:p>Jewell</text:p>
          </table:table-cell>
          <table:table-cell office:value-type="string" calcext:value-type="string">
            <text:p>Danya</text:p>
          </table:table-cell>
          <table:table-cell office:value-type="string" calcext:value-type="string">
            <text:p>Whitebread</text:p>
          </table:table-cell>
          <table:table-cell office:value-type="string" calcext:value-type="string">
            <text:p>Dewerson</text:p>
          </table:table-cell>
          <table:table-cell office:value-type="string" calcext:value-type="string">
            <text:p>ddewersonky@abc.net.a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83-632-304</text:p>
          </table:table-cell>
          <table:table-cell office:value-type="string" calcext:value-type="string">
            <text:p>2 Di Loreto Junction</text:p>
          </table:table-cell>
          <table:table-cell table:formula="of:=RANDBETWEEN(1;1833)" office:value-type="float" office:value="1438" calcext:value-type="float">
            <text:p>1438</text:p>
          </table:table-cell>
          <table:table-cell/>
          <table:table-cell table:formula="of:=CONCATENATE(&quot;(&quot;;[.A975];&quot;, &quot;;[.B975];&quot;, &quot;;[.C975];&quot;, '&quot;;[.D975];&quot; &quot;;[.E975];&quot;', '&quot;;[.F975];&quot; &quot;;[.G975];&quot;', '&quot;; [.H975]; &quot;'&quot;; [.I975];&quot;', '&quot;;[.J975];&quot;', '&quot;;[.K975];&quot;', &quot;;[.L975]; &quot;), &quot;)" office:value-type="string" office:string-value="(15083653, 2020974, 33554, 'Jewell Danya', 'Whitebread Dewerson', 'ddewersonky@abc.net.au'https://librenoticias.com/wp-content/uploads/2020/08/default-user-image.png', '883-632-304', '2 Di Loreto Junction', 1438), " calcext:value-type="string">
            <text:p>(15083653, 2020974, 33554, 'Jewell Danya', 'Whitebread Dewerson', 'ddewersonky@abc.net.au'https://librenoticias.com/wp-content/uploads/2020/08/default-user-image.png', '883-632-304', '2 Di Loreto Junction', 143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0501763" calcext:value-type="float">
            <text:p>90501763</text:p>
          </table:table-cell>
          <table:table-cell office:value-type="float" office:value="2020975" calcext:value-type="float">
            <text:p>2020975</text:p>
          </table:table-cell>
          <table:table-cell table:formula="of:=RANDBETWEEN(1000; 99999)" office:value-type="float" office:value="23553" calcext:value-type="float">
            <text:p>23553</text:p>
          </table:table-cell>
          <table:table-cell office:value-type="string" calcext:value-type="string">
            <text:p>Alisha</text:p>
          </table:table-cell>
          <table:table-cell office:value-type="string" calcext:value-type="string">
            <text:p>Ronda</text:p>
          </table:table-cell>
          <table:table-cell office:value-type="string" calcext:value-type="string">
            <text:p>Whitfeld</text:p>
          </table:table-cell>
          <table:table-cell office:value-type="string" calcext:value-type="string">
            <text:p>Tyas</text:p>
          </table:table-cell>
          <table:table-cell office:value-type="string" calcext:value-type="string">
            <text:p>rtyasl0@tinypi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88-172-275</text:p>
          </table:table-cell>
          <table:table-cell office:value-type="string" calcext:value-type="string">
            <text:p>13 Superior Lane</text:p>
          </table:table-cell>
          <table:table-cell table:formula="of:=RANDBETWEEN(1;1833)" office:value-type="float" office:value="663" calcext:value-type="float">
            <text:p>663</text:p>
          </table:table-cell>
          <table:table-cell/>
          <table:table-cell table:formula="of:=CONCATENATE(&quot;(&quot;;[.A976];&quot;, &quot;;[.B976];&quot;, &quot;;[.C976];&quot;, '&quot;;[.D976];&quot; &quot;;[.E976];&quot;', '&quot;;[.F976];&quot; &quot;;[.G976];&quot;', '&quot;; [.H976]; &quot;'&quot;; [.I976];&quot;', '&quot;;[.J976];&quot;', '&quot;;[.K976];&quot;', &quot;;[.L976]; &quot;), &quot;)" office:value-type="string" office:string-value="(90501763, 2020975, 23553, 'Alisha Ronda', 'Whitfeld Tyas', 'rtyasl0@tinypic.com'https://librenoticias.com/wp-content/uploads/2020/08/default-user-image.png', '688-172-275', '13 Superior Lane', 663), " calcext:value-type="string">
            <text:p>(90501763, 2020975, 23553, 'Alisha Ronda', 'Whitfeld Tyas', 'rtyasl0@tinypic.com'https://librenoticias.com/wp-content/uploads/2020/08/default-user-image.png', '688-172-275', '13 Superior Lane', 66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1229470" calcext:value-type="float">
            <text:p>61229470</text:p>
          </table:table-cell>
          <table:table-cell office:value-type="float" office:value="2020976" calcext:value-type="float">
            <text:p>2020976</text:p>
          </table:table-cell>
          <table:table-cell table:formula="of:=RANDBETWEEN(1000; 99999)" office:value-type="float" office:value="71696" calcext:value-type="float">
            <text:p>71696</text:p>
          </table:table-cell>
          <table:table-cell office:value-type="string" calcext:value-type="string">
            <text:p>Mozelle</text:p>
          </table:table-cell>
          <table:table-cell office:value-type="string" calcext:value-type="string">
            <text:p>Rebeca</text:p>
          </table:table-cell>
          <table:table-cell office:value-type="string" calcext:value-type="string">
            <text:p>Whitrod</text:p>
          </table:table-cell>
          <table:table-cell office:value-type="string" calcext:value-type="string">
            <text:p>Lorente</text:p>
          </table:table-cell>
          <table:table-cell office:value-type="string" calcext:value-type="string">
            <text:p>rlorentem6@google.de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22-939-644</text:p>
          </table:table-cell>
          <table:table-cell office:value-type="string" calcext:value-type="string">
            <text:p>718 Evergreen Park</text:p>
          </table:table-cell>
          <table:table-cell table:formula="of:=RANDBETWEEN(1;1833)" office:value-type="float" office:value="1513" calcext:value-type="float">
            <text:p>1513</text:p>
          </table:table-cell>
          <table:table-cell/>
          <table:table-cell table:formula="of:=CONCATENATE(&quot;(&quot;;[.A977];&quot;, &quot;;[.B977];&quot;, &quot;;[.C977];&quot;, '&quot;;[.D977];&quot; &quot;;[.E977];&quot;', '&quot;;[.F977];&quot; &quot;;[.G977];&quot;', '&quot;; [.H977]; &quot;'&quot;; [.I977];&quot;', '&quot;;[.J977];&quot;', '&quot;;[.K977];&quot;', &quot;;[.L977]; &quot;), &quot;)" office:value-type="string" office:string-value="(61229470, 2020976, 71696, 'Mozelle Rebeca', 'Whitrod Lorente', 'rlorentem6@google.de'https://librenoticias.com/wp-content/uploads/2020/08/default-user-image.png', '622-939-644', '718 Evergreen Park', 1513), " calcext:value-type="string">
            <text:p>(61229470, 2020976, 71696, 'Mozelle Rebeca', 'Whitrod Lorente', 'rlorentem6@google.de'https://librenoticias.com/wp-content/uploads/2020/08/default-user-image.png', '622-939-644', '718 Evergreen Park', 151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7162493" calcext:value-type="float">
            <text:p>87162493</text:p>
          </table:table-cell>
          <table:table-cell office:value-type="float" office:value="2020977" calcext:value-type="float">
            <text:p>2020977</text:p>
          </table:table-cell>
          <table:table-cell table:formula="of:=RANDBETWEEN(1000; 99999)" office:value-type="float" office:value="40538" calcext:value-type="float">
            <text:p>40538</text:p>
          </table:table-cell>
          <table:table-cell office:value-type="string" calcext:value-type="string">
            <text:p>Manon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Wickardt</text:p>
          </table:table-cell>
          <table:table-cell office:value-type="string" calcext:value-type="string">
            <text:p>Willers</text:p>
          </table:table-cell>
          <table:table-cell office:value-type="string" calcext:value-type="string">
            <text:p>ewillers6w@army.mil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897-874-987</text:p>
          </table:table-cell>
          <table:table-cell office:value-type="string" calcext:value-type="string">
            <text:p>08550 Novick Trail</text:p>
          </table:table-cell>
          <table:table-cell table:formula="of:=RANDBETWEEN(1;1833)" office:value-type="float" office:value="622" calcext:value-type="float">
            <text:p>622</text:p>
          </table:table-cell>
          <table:table-cell/>
          <table:table-cell table:formula="of:=CONCATENATE(&quot;(&quot;;[.A978];&quot;, &quot;;[.B978];&quot;, &quot;;[.C978];&quot;, '&quot;;[.D978];&quot; &quot;;[.E978];&quot;', '&quot;;[.F978];&quot; &quot;;[.G978];&quot;', '&quot;; [.H978]; &quot;'&quot;; [.I978];&quot;', '&quot;;[.J978];&quot;', '&quot;;[.K978];&quot;', &quot;;[.L978]; &quot;), &quot;)" office:value-type="string" office:string-value="(87162493, 2020977, 40538, 'Manon Ellen', 'Wickardt Willers', 'ewillers6w@army.mil'https://librenoticias.com/wp-content/uploads/2020/08/default-user-image.png', '897-874-987', '08550 Novick Trail', 622), " calcext:value-type="string">
            <text:p>(87162493, 2020977, 40538, 'Manon Ellen', 'Wickardt Willers', 'ewillers6w@army.mil'https://librenoticias.com/wp-content/uploads/2020/08/default-user-image.png', '897-874-987', '08550 Novick Trail', 62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43815867" calcext:value-type="float">
            <text:p>43815867</text:p>
          </table:table-cell>
          <table:table-cell office:value-type="float" office:value="2020978" calcext:value-type="float">
            <text:p>2020978</text:p>
          </table:table-cell>
          <table:table-cell table:formula="of:=RANDBETWEEN(1000; 99999)" office:value-type="float" office:value="84809" calcext:value-type="float">
            <text:p>84809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Lyndsie</text:p>
          </table:table-cell>
          <table:table-cell office:value-type="string" calcext:value-type="string">
            <text:p>Wickliffe</text:p>
          </table:table-cell>
          <table:table-cell office:value-type="string" calcext:value-type="string">
            <text:p>Marple</text:p>
          </table:table-cell>
          <table:table-cell office:value-type="string" calcext:value-type="string">
            <text:p>lmarple47@craigslist.org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87-710-773</text:p>
          </table:table-cell>
          <table:table-cell office:value-type="string" calcext:value-type="string">
            <text:p>19 Roth Circle</text:p>
          </table:table-cell>
          <table:table-cell table:formula="of:=RANDBETWEEN(1;1833)" office:value-type="float" office:value="1045" calcext:value-type="float">
            <text:p>1045</text:p>
          </table:table-cell>
          <table:table-cell/>
          <table:table-cell table:formula="of:=CONCATENATE(&quot;(&quot;;[.A979];&quot;, &quot;;[.B979];&quot;, &quot;;[.C979];&quot;, '&quot;;[.D979];&quot; &quot;;[.E979];&quot;', '&quot;;[.F979];&quot; &quot;;[.G979];&quot;', '&quot;; [.H979]; &quot;'&quot;; [.I979];&quot;', '&quot;;[.J979];&quot;', '&quot;;[.K979];&quot;', &quot;;[.L979]; &quot;), &quot;)" office:value-type="string" office:string-value="(43815867, 2020978, 84809, 'Pier Lyndsie', 'Wickliffe Marple', 'lmarple47@craigslist.org'https://librenoticias.com/wp-content/uploads/2020/08/default-user-image.png', '687-710-773', '19 Roth Circle', 1045), " calcext:value-type="string">
            <text:p>(43815867, 2020978, 84809, 'Pier Lyndsie', 'Wickliffe Marple', 'lmarple47@craigslist.org'https://librenoticias.com/wp-content/uploads/2020/08/default-user-image.png', '687-710-773', '19 Roth Circle', 104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2956240" calcext:value-type="float">
            <text:p>72956240</text:p>
          </table:table-cell>
          <table:table-cell office:value-type="float" office:value="2020979" calcext:value-type="float">
            <text:p>2020979</text:p>
          </table:table-cell>
          <table:table-cell table:formula="of:=RANDBETWEEN(1000; 99999)" office:value-type="float" office:value="7189" calcext:value-type="float">
            <text:p>7189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Fredrick</text:p>
          </table:table-cell>
          <table:table-cell office:value-type="string" calcext:value-type="string">
            <text:p>Wickmann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fskateip@nift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76-368-500</text:p>
          </table:table-cell>
          <table:table-cell office:value-type="string" calcext:value-type="string">
            <text:p>0022 John Wall Lane</text:p>
          </table:table-cell>
          <table:table-cell table:formula="of:=RANDBETWEEN(1;1833)" office:value-type="float" office:value="30" calcext:value-type="float">
            <text:p>30</text:p>
          </table:table-cell>
          <table:table-cell/>
          <table:table-cell table:formula="of:=CONCATENATE(&quot;(&quot;;[.A980];&quot;, &quot;;[.B980];&quot;, &quot;;[.C980];&quot;, '&quot;;[.D980];&quot; &quot;;[.E980];&quot;', '&quot;;[.F980];&quot; &quot;;[.G980];&quot;', '&quot;; [.H980]; &quot;'&quot;; [.I980];&quot;', '&quot;;[.J980];&quot;', '&quot;;[.K980];&quot;', &quot;;[.L980]; &quot;), &quot;)" office:value-type="string" office:string-value="(72956240, 2020979, 7189, 'Murray Fredrick', 'Wickmann Skate', 'fskateip@nifty.com'https://librenoticias.com/wp-content/uploads/2020/08/default-user-image.png', '976-368-500', '0022 John Wall Lane', 30), " calcext:value-type="string">
            <text:p>(72956240, 2020979, 7189, 'Murray Fredrick', 'Wickmann Skate', 'fskateip@nifty.com'https://librenoticias.com/wp-content/uploads/2020/08/default-user-image.png', '976-368-500', '0022 John Wall Lane', 3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2900265" calcext:value-type="float">
            <text:p>72900265</text:p>
          </table:table-cell>
          <table:table-cell office:value-type="float" office:value="2020980" calcext:value-type="float">
            <text:p>2020980</text:p>
          </table:table-cell>
          <table:table-cell table:formula="of:=RANDBETWEEN(1000; 99999)" office:value-type="float" office:value="74965" calcext:value-type="float">
            <text:p>74965</text:p>
          </table:table-cell>
          <table:table-cell office:value-type="string" calcext:value-type="string">
            <text:p>Nataline</text:p>
          </table:table-cell>
          <table:table-cell office:value-type="string" calcext:value-type="string">
            <text:p>Leodora</text:p>
          </table:table-cell>
          <table:table-cell office:value-type="string" calcext:value-type="string">
            <text:p>Wightman</text:p>
          </table:table-cell>
          <table:table-cell office:value-type="string" calcext:value-type="string">
            <text:p>Cheves</text:p>
          </table:table-cell>
          <table:table-cell office:value-type="string" calcext:value-type="string">
            <text:p>lcheveskw@bbc.co.uk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63-703-465</text:p>
          </table:table-cell>
          <table:table-cell office:value-type="string" calcext:value-type="string">
            <text:p>765 Burrows Park</text:p>
          </table:table-cell>
          <table:table-cell table:formula="of:=RANDBETWEEN(1;1833)" office:value-type="float" office:value="1140" calcext:value-type="float">
            <text:p>1140</text:p>
          </table:table-cell>
          <table:table-cell/>
          <table:table-cell table:formula="of:=CONCATENATE(&quot;(&quot;;[.A981];&quot;, &quot;;[.B981];&quot;, &quot;;[.C981];&quot;, '&quot;;[.D981];&quot; &quot;;[.E981];&quot;', '&quot;;[.F981];&quot; &quot;;[.G981];&quot;', '&quot;; [.H981]; &quot;'&quot;; [.I981];&quot;', '&quot;;[.J981];&quot;', '&quot;;[.K981];&quot;', &quot;;[.L981]; &quot;), &quot;)" office:value-type="string" office:string-value="(72900265, 2020980, 74965, 'Nataline Leodora', 'Wightman Cheves', 'lcheveskw@bbc.co.uk'https://librenoticias.com/wp-content/uploads/2020/08/default-user-image.png', '763-703-465', '765 Burrows Park', 1140), " calcext:value-type="string">
            <text:p>(72900265, 2020980, 74965, 'Nataline Leodora', 'Wightman Cheves', 'lcheveskw@bbc.co.uk'https://librenoticias.com/wp-content/uploads/2020/08/default-user-image.png', '763-703-465', '765 Burrows Park', 114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2523203" calcext:value-type="float">
            <text:p>32523203</text:p>
          </table:table-cell>
          <table:table-cell office:value-type="float" office:value="2020981" calcext:value-type="float">
            <text:p>2020981</text:p>
          </table:table-cell>
          <table:table-cell table:formula="of:=RANDBETWEEN(1000; 99999)" office:value-type="float" office:value="21125" calcext:value-type="float">
            <text:p>21125</text:p>
          </table:table-cell>
          <table:table-cell office:value-type="string" calcext:value-type="string">
            <text:p>Randee</text:p>
          </table:table-cell>
          <table:table-cell office:value-type="string" calcext:value-type="string">
            <text:p>Sheelagh</text:p>
          </table:table-cell>
          <table:table-cell office:value-type="string" calcext:value-type="string">
            <text:p>Wilcinskis</text:p>
          </table:table-cell>
          <table:table-cell office:value-type="string" calcext:value-type="string">
            <text:p>Steanyng</text:p>
          </table:table-cell>
          <table:table-cell office:value-type="string" calcext:value-type="string">
            <text:p>ssteanyngrc@opera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74-708-446</text:p>
          </table:table-cell>
          <table:table-cell office:value-type="string" calcext:value-type="string">
            <text:p>3 Northridge Lane</text:p>
          </table:table-cell>
          <table:table-cell table:formula="of:=RANDBETWEEN(1;1833)" office:value-type="float" office:value="836" calcext:value-type="float">
            <text:p>836</text:p>
          </table:table-cell>
          <table:table-cell/>
          <table:table-cell table:formula="of:=CONCATENATE(&quot;(&quot;;[.A982];&quot;, &quot;;[.B982];&quot;, &quot;;[.C982];&quot;, '&quot;;[.D982];&quot; &quot;;[.E982];&quot;', '&quot;;[.F982];&quot; &quot;;[.G982];&quot;', '&quot;; [.H982]; &quot;'&quot;; [.I982];&quot;', '&quot;;[.J982];&quot;', '&quot;;[.K982];&quot;', &quot;;[.L982]; &quot;), &quot;)" office:value-type="string" office:string-value="(32523203, 2020981, 21125, 'Randee Sheelagh', 'Wilcinskis Steanyng', 'ssteanyngrc@opera.com'https://librenoticias.com/wp-content/uploads/2020/08/default-user-image.png', '574-708-446', '3 Northridge Lane', 836), " calcext:value-type="string">
            <text:p>(32523203, 2020981, 21125, 'Randee Sheelagh', 'Wilcinskis Steanyng', 'ssteanyngrc@opera.com'https://librenoticias.com/wp-content/uploads/2020/08/default-user-image.png', '574-708-446', '3 Northridge Lane', 83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3235419" calcext:value-type="float">
            <text:p>23235419</text:p>
          </table:table-cell>
          <table:table-cell office:value-type="float" office:value="2020982" calcext:value-type="float">
            <text:p>2020982</text:p>
          </table:table-cell>
          <table:table-cell table:formula="of:=RANDBETWEEN(1000; 99999)" office:value-type="float" office:value="92626" calcext:value-type="float">
            <text:p>92626</text:p>
          </table:table-cell>
          <table:table-cell office:value-type="string" calcext:value-type="string">
            <text:p>Charil</text:p>
          </table:table-cell>
          <table:table-cell office:value-type="string" calcext:value-type="string">
            <text:p>Davita</text:p>
          </table:table-cell>
          <table:table-cell office:value-type="string" calcext:value-type="string">
            <text:p>Wilfinger</text:p>
          </table:table-cell>
          <table:table-cell office:value-type="string" calcext:value-type="string">
            <text:p>Cashen</text:p>
          </table:table-cell>
          <table:table-cell office:value-type="string" calcext:value-type="string">
            <text:p>dcashenn2@tinypi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512-206-587</text:p>
          </table:table-cell>
          <table:table-cell office:value-type="string" calcext:value-type="string">
            <text:p>39 Spenser Plaza</text:p>
          </table:table-cell>
          <table:table-cell table:formula="of:=RANDBETWEEN(1;1833)" office:value-type="float" office:value="1362" calcext:value-type="float">
            <text:p>1362</text:p>
          </table:table-cell>
          <table:table-cell/>
          <table:table-cell table:formula="of:=CONCATENATE(&quot;(&quot;;[.A983];&quot;, &quot;;[.B983];&quot;, &quot;;[.C983];&quot;, '&quot;;[.D983];&quot; &quot;;[.E983];&quot;', '&quot;;[.F983];&quot; &quot;;[.G983];&quot;', '&quot;; [.H983]; &quot;'&quot;; [.I983];&quot;', '&quot;;[.J983];&quot;', '&quot;;[.K983];&quot;', &quot;;[.L983]; &quot;), &quot;)" office:value-type="string" office:string-value="(23235419, 2020982, 92626, 'Charil Davita', 'Wilfinger Cashen', 'dcashenn2@tinypic.com'https://librenoticias.com/wp-content/uploads/2020/08/default-user-image.png', '512-206-587', '39 Spenser Plaza', 1362), " calcext:value-type="string">
            <text:p>(23235419, 2020982, 92626, 'Charil Davita', 'Wilfinger Cashen', 'dcashenn2@tinypic.com'https://librenoticias.com/wp-content/uploads/2020/08/default-user-image.png', '512-206-587', '39 Spenser Plaza', 136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20685880" calcext:value-type="float">
            <text:p>20685880</text:p>
          </table:table-cell>
          <table:table-cell office:value-type="float" office:value="2020983" calcext:value-type="float">
            <text:p>2020983</text:p>
          </table:table-cell>
          <table:table-cell table:formula="of:=RANDBETWEEN(1000; 99999)" office:value-type="float" office:value="61816" calcext:value-type="float">
            <text:p>61816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Wimpeney</text:p>
          </table:table-cell>
          <table:table-cell office:value-type="string" calcext:value-type="string">
            <text:p>Lalonde</text:p>
          </table:table-cell>
          <table:table-cell office:value-type="string" calcext:value-type="string">
            <text:p>alalonde3v@google.ca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88-651-290</text:p>
          </table:table-cell>
          <table:table-cell office:value-type="string" calcext:value-type="string">
            <text:p>110 Old Gate Way</text:p>
          </table:table-cell>
          <table:table-cell table:formula="of:=RANDBETWEEN(1;1833)" office:value-type="float" office:value="626" calcext:value-type="float">
            <text:p>626</text:p>
          </table:table-cell>
          <table:table-cell/>
          <table:table-cell table:formula="of:=CONCATENATE(&quot;(&quot;;[.A984];&quot;, &quot;;[.B984];&quot;, &quot;;[.C984];&quot;, '&quot;;[.D984];&quot; &quot;;[.E984];&quot;', '&quot;;[.F984];&quot; &quot;;[.G984];&quot;', '&quot;; [.H984]; &quot;'&quot;; [.I984];&quot;', '&quot;;[.J984];&quot;', '&quot;;[.K984];&quot;', &quot;;[.L984]; &quot;), &quot;)" office:value-type="string" office:string-value="(20685880, 2020983, 61816, 'Barron Alvin', 'Wimpeney Lalonde', 'alalonde3v@google.ca'https://librenoticias.com/wp-content/uploads/2020/08/default-user-image.png', '488-651-290', '110 Old Gate Way', 626), " calcext:value-type="string">
            <text:p>(20685880, 2020983, 61816, 'Barron Alvin', 'Wimpeney Lalonde', 'alalonde3v@google.ca'https://librenoticias.com/wp-content/uploads/2020/08/default-user-image.png', '488-651-290', '110 Old Gate Way', 62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9247203" calcext:value-type="float">
            <text:p>59247203</text:p>
          </table:table-cell>
          <table:table-cell office:value-type="float" office:value="2020984" calcext:value-type="float">
            <text:p>2020984</text:p>
          </table:table-cell>
          <table:table-cell table:formula="of:=RANDBETWEEN(1000; 99999)" office:value-type="float" office:value="6783" calcext:value-type="float">
            <text:p>6783</text:p>
          </table:table-cell>
          <table:table-cell office:value-type="string" calcext:value-type="string">
            <text:p>Emlyn</text:p>
          </table:table-cell>
          <table:table-cell office:value-type="string" calcext:value-type="string">
            <text:p>Sheeree</text:p>
          </table:table-cell>
          <table:table-cell office:value-type="string" calcext:value-type="string">
            <text:p>Wintle</text:p>
          </table:table-cell>
          <table:table-cell office:value-type="string" calcext:value-type="string">
            <text:p>Wayon</text:p>
          </table:table-cell>
          <table:table-cell office:value-type="string" calcext:value-type="string">
            <text:p>swayonq8@slideshare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39-688-722</text:p>
          </table:table-cell>
          <table:table-cell office:value-type="string" calcext:value-type="string">
            <text:p>2 Mesta Trail</text:p>
          </table:table-cell>
          <table:table-cell table:formula="of:=RANDBETWEEN(1;1833)" office:value-type="float" office:value="513" calcext:value-type="float">
            <text:p>513</text:p>
          </table:table-cell>
          <table:table-cell/>
          <table:table-cell table:formula="of:=CONCATENATE(&quot;(&quot;;[.A985];&quot;, &quot;;[.B985];&quot;, &quot;;[.C985];&quot;, '&quot;;[.D985];&quot; &quot;;[.E985];&quot;', '&quot;;[.F985];&quot; &quot;;[.G985];&quot;', '&quot;; [.H985]; &quot;'&quot;; [.I985];&quot;', '&quot;;[.J985];&quot;', '&quot;;[.K985];&quot;', &quot;;[.L985]; &quot;), &quot;)" office:value-type="string" office:string-value="(59247203, 2020984, 6783, 'Emlyn Sheeree', 'Wintle Wayon', 'swayonq8@slideshare.net'https://librenoticias.com/wp-content/uploads/2020/08/default-user-image.png', '439-688-722', '2 Mesta Trail', 513), " calcext:value-type="string">
            <text:p>(59247203, 2020984, 6783, 'Emlyn Sheeree', 'Wintle Wayon', 'swayonq8@slideshare.net'https://librenoticias.com/wp-content/uploads/2020/08/default-user-image.png', '439-688-722', '2 Mesta Trail', 51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4085233" calcext:value-type="float">
            <text:p>94085233</text:p>
          </table:table-cell>
          <table:table-cell office:value-type="float" office:value="2020985" calcext:value-type="float">
            <text:p>2020985</text:p>
          </table:table-cell>
          <table:table-cell table:formula="of:=RANDBETWEEN(1000; 99999)" office:value-type="float" office:value="67560" calcext:value-type="float">
            <text:p>67560</text:p>
          </table:table-cell>
          <table:table-cell office:value-type="string" calcext:value-type="string">
            <text:p>Brittney</text:p>
          </table:table-cell>
          <table:table-cell office:value-type="string" calcext:value-type="string">
            <text:p>Diann</text:p>
          </table:table-cell>
          <table:table-cell office:value-type="string" calcext:value-type="string">
            <text:p>Wixey</text:p>
          </table:table-cell>
          <table:table-cell office:value-type="string" calcext:value-type="string">
            <text:p>Kalinsky</text:p>
          </table:table-cell>
          <table:table-cell office:value-type="string" calcext:value-type="string">
            <text:p>dkalinskyh8@nydailynew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25-591-167</text:p>
          </table:table-cell>
          <table:table-cell office:value-type="string" calcext:value-type="string">
            <text:p>97714 Columbus Plaza</text:p>
          </table:table-cell>
          <table:table-cell table:formula="of:=RANDBETWEEN(1;1833)" office:value-type="float" office:value="1486" calcext:value-type="float">
            <text:p>1486</text:p>
          </table:table-cell>
          <table:table-cell/>
          <table:table-cell table:formula="of:=CONCATENATE(&quot;(&quot;;[.A986];&quot;, &quot;;[.B986];&quot;, &quot;;[.C986];&quot;, '&quot;;[.D986];&quot; &quot;;[.E986];&quot;', '&quot;;[.F986];&quot; &quot;;[.G986];&quot;', '&quot;; [.H986]; &quot;'&quot;; [.I986];&quot;', '&quot;;[.J986];&quot;', '&quot;;[.K986];&quot;', &quot;;[.L986]; &quot;), &quot;)" office:value-type="string" office:string-value="(94085233, 2020985, 67560, 'Brittney Diann', 'Wixey Kalinsky', 'dkalinskyh8@nydailynews.com'https://librenoticias.com/wp-content/uploads/2020/08/default-user-image.png', '425-591-167', '97714 Columbus Plaza', 1486), " calcext:value-type="string">
            <text:p>(94085233, 2020985, 67560, 'Brittney Diann', 'Wixey Kalinsky', 'dkalinskyh8@nydailynews.com'https://librenoticias.com/wp-content/uploads/2020/08/default-user-image.png', '425-591-167', '97714 Columbus Plaza', 148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5863459" calcext:value-type="float">
            <text:p>55863459</text:p>
          </table:table-cell>
          <table:table-cell office:value-type="float" office:value="2020986" calcext:value-type="float">
            <text:p>2020986</text:p>
          </table:table-cell>
          <table:table-cell table:formula="of:=RANDBETWEEN(1000; 99999)" office:value-type="float" office:value="87920" calcext:value-type="float">
            <text:p>87920</text:p>
          </table:table-cell>
          <table:table-cell office:value-type="string" calcext:value-type="string">
            <text:p>Corrina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Woolley</text:p>
          </table:table-cell>
          <table:table-cell office:value-type="string" calcext:value-type="string">
            <text:p>O'Corrane</text:p>
          </table:table-cell>
          <table:table-cell office:value-type="string" calcext:value-type="string">
            <text:p>rocorrane85@list-manage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59-449-636</text:p>
          </table:table-cell>
          <table:table-cell office:value-type="string" calcext:value-type="string">
            <text:p>8652 Bunting Point</text:p>
          </table:table-cell>
          <table:table-cell table:formula="of:=RANDBETWEEN(1;1833)" office:value-type="float" office:value="1458" calcext:value-type="float">
            <text:p>1458</text:p>
          </table:table-cell>
          <table:table-cell/>
          <table:table-cell table:formula="of:=CONCATENATE(&quot;(&quot;;[.A987];&quot;, &quot;;[.B987];&quot;, &quot;;[.C987];&quot;, '&quot;;[.D987];&quot; &quot;;[.E987];&quot;', '&quot;;[.F987];&quot; &quot;;[.G987];&quot;', '&quot;; [.H987]; &quot;'&quot;; [.I987];&quot;', '&quot;;[.J987];&quot;', '&quot;;[.K987];&quot;', &quot;;[.L987]; &quot;), &quot;)" office:value-type="string" office:string-value="(55863459, 2020986, 87920, 'Corrina Roselia', 'Woolley O'Corrane', 'rocorrane85@list-manage.com'https://librenoticias.com/wp-content/uploads/2020/08/default-user-image.png', '159-449-636', '8652 Bunting Point', 1458), " calcext:value-type="string">
            <text:p>(55863459, 2020986, 87920, 'Corrina Roselia', 'Woolley O'Corrane', 'rocorrane85@list-manage.com'https://librenoticias.com/wp-content/uploads/2020/08/default-user-image.png', '159-449-636', '8652 Bunting Point', 1458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34183223" calcext:value-type="float">
            <text:p>34183223</text:p>
          </table:table-cell>
          <table:table-cell office:value-type="float" office:value="2020987" calcext:value-type="float">
            <text:p>2020987</text:p>
          </table:table-cell>
          <table:table-cell table:formula="of:=RANDBETWEEN(1000; 99999)" office:value-type="float" office:value="62705" calcext:value-type="float">
            <text:p>62705</text:p>
          </table:table-cell>
          <table:table-cell office:value-type="string" calcext:value-type="string">
            <text:p>Talya</text:p>
          </table:table-cell>
          <table:table-cell office:value-type="string" calcext:value-type="string">
            <text:p>Beverlie</text:p>
          </table:table-cell>
          <table:table-cell office:value-type="string" calcext:value-type="string">
            <text:p>Woolward</text:p>
          </table:table-cell>
          <table:table-cell office:value-type="string" calcext:value-type="string">
            <text:p>Le Noir</text:p>
          </table:table-cell>
          <table:table-cell office:value-type="string" calcext:value-type="string">
            <text:p>blenoir5k@mapy.cz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680-339-232</text:p>
          </table:table-cell>
          <table:table-cell office:value-type="string" calcext:value-type="string">
            <text:p>5 Truax Avenue</text:p>
          </table:table-cell>
          <table:table-cell table:formula="of:=RANDBETWEEN(1;1833)" office:value-type="float" office:value="1820" calcext:value-type="float">
            <text:p>1820</text:p>
          </table:table-cell>
          <table:table-cell/>
          <table:table-cell table:formula="of:=CONCATENATE(&quot;(&quot;;[.A988];&quot;, &quot;;[.B988];&quot;, &quot;;[.C988];&quot;, '&quot;;[.D988];&quot; &quot;;[.E988];&quot;', '&quot;;[.F988];&quot; &quot;;[.G988];&quot;', '&quot;; [.H988]; &quot;'&quot;; [.I988];&quot;', '&quot;;[.J988];&quot;', '&quot;;[.K988];&quot;', &quot;;[.L988]; &quot;), &quot;)" office:value-type="string" office:string-value="(34183223, 2020987, 62705, 'Talya Beverlie', 'Woolward Le Noir', 'blenoir5k@mapy.cz'https://librenoticias.com/wp-content/uploads/2020/08/default-user-image.png', '680-339-232', '5 Truax Avenue', 1820), " calcext:value-type="string">
            <text:p>(34183223, 2020987, 62705, 'Talya Beverlie', 'Woolward Le Noir', 'blenoir5k@mapy.cz'https://librenoticias.com/wp-content/uploads/2020/08/default-user-image.png', '680-339-232', '5 Truax Avenue', 1820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4175112" calcext:value-type="float">
            <text:p>94175112</text:p>
          </table:table-cell>
          <table:table-cell office:value-type="float" office:value="2020988" calcext:value-type="float">
            <text:p>2020988</text:p>
          </table:table-cell>
          <table:table-cell table:formula="of:=RANDBETWEEN(1000; 99999)" office:value-type="float" office:value="37897" calcext:value-type="float">
            <text:p>37897</text:p>
          </table:table-cell>
          <table:table-cell office:value-type="string" calcext:value-type="string">
            <text:p>Eugine</text:p>
          </table:table-cell>
          <table:table-cell office:value-type="string" calcext:value-type="string">
            <text:p>Dorian</text:p>
          </table:table-cell>
          <table:table-cell office:value-type="string" calcext:value-type="string">
            <text:p>Worlock</text:p>
          </table:table-cell>
          <table:table-cell office:value-type="string" calcext:value-type="string">
            <text:p>Gorhardt</text:p>
          </table:table-cell>
          <table:table-cell office:value-type="string" calcext:value-type="string">
            <text:p>dgorhardtps@hugedomains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751-171-755</text:p>
          </table:table-cell>
          <table:table-cell office:value-type="string" calcext:value-type="string">
            <text:p>362 Fairfield Pass</text:p>
          </table:table-cell>
          <table:table-cell table:formula="of:=RANDBETWEEN(1;1833)" office:value-type="float" office:value="1026" calcext:value-type="float">
            <text:p>1026</text:p>
          </table:table-cell>
          <table:table-cell/>
          <table:table-cell table:formula="of:=CONCATENATE(&quot;(&quot;;[.A989];&quot;, &quot;;[.B989];&quot;, &quot;;[.C989];&quot;, '&quot;;[.D989];&quot; &quot;;[.E989];&quot;', '&quot;;[.F989];&quot; &quot;;[.G989];&quot;', '&quot;; [.H989]; &quot;'&quot;; [.I989];&quot;', '&quot;;[.J989];&quot;', '&quot;;[.K989];&quot;', &quot;;[.L989]; &quot;), &quot;)" office:value-type="string" office:string-value="(94175112, 2020988, 37897, 'Eugine Dorian', 'Worlock Gorhardt', 'dgorhardtps@hugedomains.com'https://librenoticias.com/wp-content/uploads/2020/08/default-user-image.png', '751-171-755', '362 Fairfield Pass', 1026), " calcext:value-type="string">
            <text:p>(94175112, 2020988, 37897, 'Eugine Dorian', 'Worlock Gorhardt', 'dgorhardtps@hugedomains.com'https://librenoticias.com/wp-content/uploads/2020/08/default-user-image.png', '751-171-755', '362 Fairfield Pass', 1026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91550858" calcext:value-type="float">
            <text:p>91550858</text:p>
          </table:table-cell>
          <table:table-cell office:value-type="float" office:value="2020989" calcext:value-type="float">
            <text:p>2020989</text:p>
          </table:table-cell>
          <table:table-cell table:formula="of:=RANDBETWEEN(1000; 99999)" office:value-type="float" office:value="69605" calcext:value-type="float">
            <text:p>69605</text:p>
          </table:table-cell>
          <table:table-cell office:value-type="string" calcext:value-type="string">
            <text:p>Stafani</text:p>
          </table:table-cell>
          <table:table-cell office:value-type="string" calcext:value-type="string">
            <text:p>Orsola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Crosskill</text:p>
          </table:table-cell>
          <table:table-cell office:value-type="string" calcext:value-type="string">
            <text:p>ocrosskilla4@furl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77-421-233</text:p>
          </table:table-cell>
          <table:table-cell office:value-type="string" calcext:value-type="string">
            <text:p>2 Calypso Point</text:p>
          </table:table-cell>
          <table:table-cell table:formula="of:=RANDBETWEEN(1;1833)" office:value-type="float" office:value="1172" calcext:value-type="float">
            <text:p>1172</text:p>
          </table:table-cell>
          <table:table-cell/>
          <table:table-cell table:formula="of:=CONCATENATE(&quot;(&quot;;[.A990];&quot;, &quot;;[.B990];&quot;, &quot;;[.C990];&quot;, '&quot;;[.D990];&quot; &quot;;[.E990];&quot;', '&quot;;[.F990];&quot; &quot;;[.G990];&quot;', '&quot;; [.H990]; &quot;'&quot;; [.I990];&quot;', '&quot;;[.J990];&quot;', '&quot;;[.K990];&quot;', &quot;;[.L990]; &quot;), &quot;)" office:value-type="string" office:string-value="(91550858, 2020989, 69605, 'Stafani Orsola', 'Worms Crosskill', 'ocrosskilla4@furl.net'https://librenoticias.com/wp-content/uploads/2020/08/default-user-image.png', '177-421-233', '2 Calypso Point', 1172), " calcext:value-type="string">
            <text:p>(91550858, 2020989, 69605, 'Stafani Orsola', 'Worms Crosskill', 'ocrosskilla4@furl.net'https://librenoticias.com/wp-content/uploads/2020/08/default-user-image.png', '177-421-233', '2 Calypso Point', 117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18706801" calcext:value-type="float">
            <text:p>18706801</text:p>
          </table:table-cell>
          <table:table-cell office:value-type="float" office:value="2020990" calcext:value-type="float">
            <text:p>2020990</text:p>
          </table:table-cell>
          <table:table-cell table:formula="of:=RANDBETWEEN(1000; 99999)" office:value-type="float" office:value="70502" calcext:value-type="float">
            <text:p>70502</text:p>
          </table:table-cell>
          <table:table-cell office:value-type="string" calcext:value-type="string">
            <text:p>Annetta</text:p>
          </table:table-cell>
          <table:table-cell office:value-type="string" calcext:value-type="string">
            <text:p>Addy</text:p>
          </table:table-cell>
          <table:table-cell office:value-type="string" calcext:value-type="string">
            <text:p>Worsham</text:p>
          </table:table-cell>
          <table:table-cell office:value-type="string" calcext:value-type="string">
            <text:p>Filipczynski</text:p>
          </table:table-cell>
          <table:table-cell office:value-type="string" calcext:value-type="string">
            <text:p>afilipczynskiof@yahoo.co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10-432-197</text:p>
          </table:table-cell>
          <table:table-cell office:value-type="string" calcext:value-type="string">
            <text:p>934 Banding Court</text:p>
          </table:table-cell>
          <table:table-cell table:formula="of:=RANDBETWEEN(1;1833)" office:value-type="float" office:value="439" calcext:value-type="float">
            <text:p>439</text:p>
          </table:table-cell>
          <table:table-cell/>
          <table:table-cell table:formula="of:=CONCATENATE(&quot;(&quot;;[.A991];&quot;, &quot;;[.B991];&quot;, &quot;;[.C991];&quot;, '&quot;;[.D991];&quot; &quot;;[.E991];&quot;', '&quot;;[.F991];&quot; &quot;;[.G991];&quot;', '&quot;; [.H991]; &quot;'&quot;; [.I991];&quot;', '&quot;;[.J991];&quot;', '&quot;;[.K991];&quot;', &quot;;[.L991]; &quot;), &quot;)" office:value-type="string" office:string-value="(18706801, 2020990, 70502, 'Annetta Addy', 'Worsham Filipczynski', 'afilipczynskiof@yahoo.co.jp'https://librenoticias.com/wp-content/uploads/2020/08/default-user-image.png', '110-432-197', '934 Banding Court', 439), " calcext:value-type="string">
            <text:p>(18706801, 2020990, 70502, 'Annetta Addy', 'Worsham Filipczynski', 'afilipczynskiof@yahoo.co.jp'https://librenoticias.com/wp-content/uploads/2020/08/default-user-image.png', '110-432-197', '934 Banding Court', 43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0214332" calcext:value-type="float">
            <text:p>80214332</text:p>
          </table:table-cell>
          <table:table-cell office:value-type="float" office:value="2020991" calcext:value-type="float">
            <text:p>2020991</text:p>
          </table:table-cell>
          <table:table-cell table:formula="of:=RANDBETWEEN(1000; 99999)" office:value-type="float" office:value="79828" calcext:value-type="float">
            <text:p>79828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Wortt</text:p>
          </table:table-cell>
          <table:table-cell office:value-type="string" calcext:value-type="string">
            <text:p>Waddy</text:p>
          </table:table-cell>
          <table:table-cell office:value-type="string" calcext:value-type="string">
            <text:p>lwaddyda@sakura.ne.jp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90-726-670</text:p>
          </table:table-cell>
          <table:table-cell office:value-type="string" calcext:value-type="string">
            <text:p>0 Mallory Crossing</text:p>
          </table:table-cell>
          <table:table-cell table:formula="of:=RANDBETWEEN(1;1833)" office:value-type="float" office:value="1173" calcext:value-type="float">
            <text:p>1173</text:p>
          </table:table-cell>
          <table:table-cell/>
          <table:table-cell table:formula="of:=CONCATENATE(&quot;(&quot;;[.A992];&quot;, &quot;;[.B992];&quot;, &quot;;[.C992];&quot;, '&quot;;[.D992];&quot; &quot;;[.E992];&quot;', '&quot;;[.F992];&quot; &quot;;[.G992];&quot;', '&quot;; [.H992]; &quot;'&quot;; [.I992];&quot;', '&quot;;[.J992];&quot;', '&quot;;[.K992];&quot;', &quot;;[.L992]; &quot;), &quot;)" office:value-type="string" office:string-value="(80214332, 2020991, 79828, 'Bar Lyon', 'Wortt Waddy', 'lwaddyda@sakura.ne.jp'https://librenoticias.com/wp-content/uploads/2020/08/default-user-image.png', '190-726-670', '0 Mallory Crossing', 1173), " calcext:value-type="string">
            <text:p>(80214332, 2020991, 79828, 'Bar Lyon', 'Wortt Waddy', 'lwaddyda@sakura.ne.jp'https://librenoticias.com/wp-content/uploads/2020/08/default-user-image.png', '190-726-670', '0 Mallory Crossing', 117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4886311" calcext:value-type="float">
            <text:p>64886311</text:p>
          </table:table-cell>
          <table:table-cell office:value-type="float" office:value="2020992" calcext:value-type="float">
            <text:p>2020992</text:p>
          </table:table-cell>
          <table:table-cell table:formula="of:=RANDBETWEEN(1000; 99999)" office:value-type="float" office:value="4205" calcext:value-type="float">
            <text:p>4205</text:p>
          </table:table-cell>
          <table:table-cell office:value-type="string" calcext:value-type="string">
            <text:p>Billie</text:p>
          </table:table-cell>
          <table:table-cell office:value-type="string" calcext:value-type="string">
            <text:p>Dionisio</text:p>
          </table:table-cell>
          <table:table-cell office:value-type="string" calcext:value-type="string">
            <text:p>Wyer</text:p>
          </table:table-cell>
          <table:table-cell office:value-type="string" calcext:value-type="string">
            <text:p>Vittore</text:p>
          </table:table-cell>
          <table:table-cell office:value-type="string" calcext:value-type="string">
            <text:p>dvittoreo5@linkedi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58-942-354</text:p>
          </table:table-cell>
          <table:table-cell office:value-type="string" calcext:value-type="string">
            <text:p>67169 North Terrace</text:p>
          </table:table-cell>
          <table:table-cell table:formula="of:=RANDBETWEEN(1;1833)" office:value-type="float" office:value="1365" calcext:value-type="float">
            <text:p>1365</text:p>
          </table:table-cell>
          <table:table-cell/>
          <table:table-cell table:formula="of:=CONCATENATE(&quot;(&quot;;[.A993];&quot;, &quot;;[.B993];&quot;, &quot;;[.C993];&quot;, '&quot;;[.D993];&quot; &quot;;[.E993];&quot;', '&quot;;[.F993];&quot; &quot;;[.G993];&quot;', '&quot;; [.H993]; &quot;'&quot;; [.I993];&quot;', '&quot;;[.J993];&quot;', '&quot;;[.K993];&quot;', &quot;;[.L993]; &quot;), &quot;)" office:value-type="string" office:string-value="(64886311, 2020992, 4205, 'Billie Dionisio', 'Wyer Vittore', 'dvittoreo5@linkedin.com'https://librenoticias.com/wp-content/uploads/2020/08/default-user-image.png', '958-942-354', '67169 North Terrace', 1365), " calcext:value-type="string">
            <text:p>(64886311, 2020992, 4205, 'Billie Dionisio', 'Wyer Vittore', 'dvittoreo5@linkedin.com'https://librenoticias.com/wp-content/uploads/2020/08/default-user-image.png', '958-942-354', '67169 North Terrace', 1365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7822498" calcext:value-type="float">
            <text:p>67822498</text:p>
          </table:table-cell>
          <table:table-cell office:value-type="float" office:value="2020993" calcext:value-type="float">
            <text:p>2020993</text:p>
          </table:table-cell>
          <table:table-cell table:formula="of:=RANDBETWEEN(1000; 99999)" office:value-type="float" office:value="42816" calcext:value-type="float">
            <text:p>42816</text:p>
          </table:table-cell>
          <table:table-cell office:value-type="string" calcext:value-type="string">
            <text:p>Ugo</text:p>
          </table:table-cell>
          <table:table-cell office:value-type="string" calcext:value-type="string">
            <text:p>Antone</text:p>
          </table:table-cell>
          <table:table-cell office:value-type="string" calcext:value-type="string">
            <text:p>Wyldish</text:p>
          </table:table-cell>
          <table:table-cell office:value-type="string" calcext:value-type="string">
            <text:p>Byng</text:p>
          </table:table-cell>
          <table:table-cell office:value-type="string" calcext:value-type="string">
            <text:p>abyng4g@cpanel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58-279-530</text:p>
          </table:table-cell>
          <table:table-cell office:value-type="string" calcext:value-type="string">
            <text:p>291 Union Trail</text:p>
          </table:table-cell>
          <table:table-cell table:formula="of:=RANDBETWEEN(1;1833)" office:value-type="float" office:value="242" calcext:value-type="float">
            <text:p>242</text:p>
          </table:table-cell>
          <table:table-cell/>
          <table:table-cell table:formula="of:=CONCATENATE(&quot;(&quot;;[.A994];&quot;, &quot;;[.B994];&quot;, &quot;;[.C994];&quot;, '&quot;;[.D994];&quot; &quot;;[.E994];&quot;', '&quot;;[.F994];&quot; &quot;;[.G994];&quot;', '&quot;; [.H994]; &quot;'&quot;; [.I994];&quot;', '&quot;;[.J994];&quot;', '&quot;;[.K994];&quot;', &quot;;[.L994]; &quot;), &quot;)" office:value-type="string" office:string-value="(67822498, 2020993, 42816, 'Ugo Antone', 'Wyldish Byng', 'abyng4g@cpanel.net'https://librenoticias.com/wp-content/uploads/2020/08/default-user-image.png', '458-279-530', '291 Union Trail', 242), " calcext:value-type="string">
            <text:p>(67822498, 2020993, 42816, 'Ugo Antone', 'Wyldish Byng', 'abyng4g@cpanel.net'https://librenoticias.com/wp-content/uploads/2020/08/default-user-image.png', '458-279-530', '291 Union Trail', 242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8518697" calcext:value-type="float">
            <text:p>88518697</text:p>
          </table:table-cell>
          <table:table-cell office:value-type="float" office:value="2020994" calcext:value-type="float">
            <text:p>2020994</text:p>
          </table:table-cell>
          <table:table-cell table:formula="of:=RANDBETWEEN(1000; 99999)" office:value-type="float" office:value="15095" calcext:value-type="float">
            <text:p>15095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Marje</text:p>
          </table:table-cell>
          <table:table-cell office:value-type="string" calcext:value-type="string">
            <text:p>Yackiminie</text:p>
          </table:table-cell>
          <table:table-cell office:value-type="string" calcext:value-type="string">
            <text:p>Sweeten</text:p>
          </table:table-cell>
          <table:table-cell office:value-type="string" calcext:value-type="string">
            <text:p>msweetenkh@is.gd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85-784-266</text:p>
          </table:table-cell>
          <table:table-cell office:value-type="string" calcext:value-type="string">
            <text:p>157 Nobel Alley</text:p>
          </table:table-cell>
          <table:table-cell table:formula="of:=RANDBETWEEN(1;1833)" office:value-type="float" office:value="1689" calcext:value-type="float">
            <text:p>1689</text:p>
          </table:table-cell>
          <table:table-cell/>
          <table:table-cell table:formula="of:=CONCATENATE(&quot;(&quot;;[.A995];&quot;, &quot;;[.B995];&quot;, &quot;;[.C995];&quot;, '&quot;;[.D995];&quot; &quot;;[.E995];&quot;', '&quot;;[.F995];&quot; &quot;;[.G995];&quot;', '&quot;; [.H995]; &quot;'&quot;; [.I995];&quot;', '&quot;;[.J995];&quot;', '&quot;;[.K995];&quot;', &quot;;[.L995]; &quot;), &quot;)" office:value-type="string" office:string-value="(88518697, 2020994, 15095, 'Britt Marje', 'Yackiminie Sweeten', 'msweetenkh@is.gd'https://librenoticias.com/wp-content/uploads/2020/08/default-user-image.png', '385-784-266', '157 Nobel Alley', 1689), " calcext:value-type="string">
            <text:p>(88518697, 2020994, 15095, 'Britt Marje', 'Yackiminie Sweeten', 'msweetenkh@is.gd'https://librenoticias.com/wp-content/uploads/2020/08/default-user-image.png', '385-784-266', '157 Nobel Alley', 168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50889648" calcext:value-type="float">
            <text:p>50889648</text:p>
          </table:table-cell>
          <table:table-cell office:value-type="float" office:value="2020995" calcext:value-type="float">
            <text:p>2020995</text:p>
          </table:table-cell>
          <table:table-cell table:formula="of:=RANDBETWEEN(1000; 99999)" office:value-type="float" office:value="80226" calcext:value-type="float">
            <text:p>80226</text:p>
          </table:table-cell>
          <table:table-cell office:value-type="string" calcext:value-type="string">
            <text:p>Ichabod</text:p>
          </table:table-cell>
          <table:table-cell office:value-type="string" calcext:value-type="string">
            <text:p>Duane</text:p>
          </table:table-cell>
          <table:table-cell office:value-type="string" calcext:value-type="string">
            <text:p>Yeskov</text:p>
          </table:table-cell>
          <table:table-cell office:value-type="string" calcext:value-type="string">
            <text:p>O'Kerin</text:p>
          </table:table-cell>
          <table:table-cell office:value-type="string" calcext:value-type="string">
            <text:p>dokerinhv@chron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26-883-218</text:p>
          </table:table-cell>
          <table:table-cell office:value-type="string" calcext:value-type="string">
            <text:p>3 Eagle Crest Terrace</text:p>
          </table:table-cell>
          <table:table-cell table:formula="of:=RANDBETWEEN(1;1833)" office:value-type="float" office:value="853" calcext:value-type="float">
            <text:p>853</text:p>
          </table:table-cell>
          <table:table-cell/>
          <table:table-cell table:formula="of:=CONCATENATE(&quot;(&quot;;[.A996];&quot;, &quot;;[.B996];&quot;, &quot;;[.C996];&quot;, '&quot;;[.D996];&quot; &quot;;[.E996];&quot;', '&quot;;[.F996];&quot; &quot;;[.G996];&quot;', '&quot;; [.H996]; &quot;'&quot;; [.I996];&quot;', '&quot;;[.J996];&quot;', '&quot;;[.K996];&quot;', &quot;;[.L996]; &quot;), &quot;)" office:value-type="string" office:string-value="(50889648, 2020995, 80226, 'Ichabod Duane', 'Yeskov O'Kerin', 'dokerinhv@chron.com'https://librenoticias.com/wp-content/uploads/2020/08/default-user-image.png', '126-883-218', '3 Eagle Crest Terrace', 853), " calcext:value-type="string">
            <text:p>(50889648, 2020995, 80226, 'Ichabod Duane', 'Yeskov O'Kerin', 'dokerinhv@chron.com'https://librenoticias.com/wp-content/uploads/2020/08/default-user-image.png', '126-883-218', '3 Eagle Crest Terrace', 853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1009852" calcext:value-type="float">
            <text:p>71009852</text:p>
          </table:table-cell>
          <table:table-cell office:value-type="float" office:value="2020996" calcext:value-type="float">
            <text:p>2020996</text:p>
          </table:table-cell>
          <table:table-cell table:formula="of:=RANDBETWEEN(1000; 99999)" office:value-type="float" office:value="50697" calcext:value-type="float">
            <text:p>50697</text:p>
          </table:table-cell>
          <table:table-cell office:value-type="string" calcext:value-type="string">
            <text:p>Antonin</text:p>
          </table:table-cell>
          <table:table-cell office:value-type="string" calcext:value-type="string">
            <text:p>Tadeo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Caskey</text:p>
          </table:table-cell>
          <table:table-cell office:value-type="string" calcext:value-type="string">
            <text:p>tcaskeyo3@ovh.net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432-698-217</text:p>
          </table:table-cell>
          <table:table-cell office:value-type="string" calcext:value-type="string">
            <text:p>8768 Westport Center</text:p>
          </table:table-cell>
          <table:table-cell table:formula="of:=RANDBETWEEN(1;1833)" office:value-type="float" office:value="1154" calcext:value-type="float">
            <text:p>1154</text:p>
          </table:table-cell>
          <table:table-cell/>
          <table:table-cell table:formula="of:=CONCATENATE(&quot;(&quot;;[.A997];&quot;, &quot;;[.B997];&quot;, &quot;;[.C997];&quot;, '&quot;;[.D997];&quot; &quot;;[.E997];&quot;', '&quot;;[.F997];&quot; &quot;;[.G997];&quot;', '&quot;; [.H997]; &quot;'&quot;; [.I997];&quot;', '&quot;;[.J997];&quot;', '&quot;;[.K997];&quot;', &quot;;[.L997]; &quot;), &quot;)" office:value-type="string" office:string-value="(71009852, 2020996, 50697, 'Antonin Tadeo', 'Yo Caskey', 'tcaskeyo3@ovh.net'https://librenoticias.com/wp-content/uploads/2020/08/default-user-image.png', '432-698-217', '8768 Westport Center', 1154), " calcext:value-type="string">
            <text:p>(71009852, 2020996, 50697, 'Antonin Tadeo', 'Yo Caskey', 'tcaskeyo3@ovh.net'https://librenoticias.com/wp-content/uploads/2020/08/default-user-image.png', '432-698-217', '8768 Westport Center', 1154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88982372" calcext:value-type="float">
            <text:p>88982372</text:p>
          </table:table-cell>
          <table:table-cell office:value-type="float" office:value="2020997" calcext:value-type="float">
            <text:p>2020997</text:p>
          </table:table-cell>
          <table:table-cell table:formula="of:=RANDBETWEEN(1000; 99999)" office:value-type="float" office:value="93304" calcext:value-type="float">
            <text:p>93304</text:p>
          </table:table-cell>
          <table:table-cell office:value-type="string" calcext:value-type="string">
            <text:p>Leena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Zaczek</text:p>
          </table:table-cell>
          <table:table-cell office:value-type="string" calcext:value-type="string">
            <text:p>Browell</text:p>
          </table:table-cell>
          <table:table-cell office:value-type="string" calcext:value-type="string">
            <text:p>lbrowell4w@cdbaby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34-102-824</text:p>
          </table:table-cell>
          <table:table-cell office:value-type="string" calcext:value-type="string">
            <text:p>0 Luster Circle</text:p>
          </table:table-cell>
          <table:table-cell table:formula="of:=RANDBETWEEN(1;1833)" office:value-type="float" office:value="207" calcext:value-type="float">
            <text:p>207</text:p>
          </table:table-cell>
          <table:table-cell/>
          <table:table-cell table:formula="of:=CONCATENATE(&quot;(&quot;;[.A998];&quot;, &quot;;[.B998];&quot;, &quot;;[.C998];&quot;, '&quot;;[.D998];&quot; &quot;;[.E998];&quot;', '&quot;;[.F998];&quot; &quot;;[.G998];&quot;', '&quot;; [.H998]; &quot;'&quot;; [.I998];&quot;', '&quot;;[.J998];&quot;', '&quot;;[.K998];&quot;', &quot;;[.L998]; &quot;), &quot;)" office:value-type="string" office:string-value="(88982372, 2020997, 93304, 'Leena Lib', 'Zaczek Browell', 'lbrowell4w@cdbaby.com'https://librenoticias.com/wp-content/uploads/2020/08/default-user-image.png', '934-102-824', '0 Luster Circle', 207), " calcext:value-type="string">
            <text:p>(88982372, 2020997, 93304, 'Leena Lib', 'Zaczek Browell', 'lbrowell4w@cdbaby.com'https://librenoticias.com/wp-content/uploads/2020/08/default-user-image.png', '934-102-824', '0 Luster Circle', 207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5351141" calcext:value-type="float">
            <text:p>65351141</text:p>
          </table:table-cell>
          <table:table-cell office:value-type="float" office:value="2020998" calcext:value-type="float">
            <text:p>2020998</text:p>
          </table:table-cell>
          <table:table-cell table:formula="of:=RANDBETWEEN(1000; 99999)" office:value-type="float" office:value="96960" calcext:value-type="float">
            <text:p>96960</text:p>
          </table:table-cell>
          <table:table-cell office:value-type="string" calcext:value-type="string">
            <text:p>Putnem</text:p>
          </table:table-cell>
          <table:table-cell office:value-type="string" calcext:value-type="string">
            <text:p>Erwin</text:p>
          </table:table-cell>
          <table:table-cell office:value-type="string" calcext:value-type="string">
            <text:p>Zarfat</text:p>
          </table:table-cell>
          <table:table-cell office:value-type="string" calcext:value-type="string">
            <text:p>Toderbrugge</text:p>
          </table:table-cell>
          <table:table-cell office:value-type="string" calcext:value-type="string">
            <text:p>etoderbruggecv@symantec.com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174-691-822</text:p>
          </table:table-cell>
          <table:table-cell office:value-type="string" calcext:value-type="string">
            <text:p>444 Main Trail</text:p>
          </table:table-cell>
          <table:table-cell table:formula="of:=RANDBETWEEN(1;1833)" office:value-type="float" office:value="961" calcext:value-type="float">
            <text:p>961</text:p>
          </table:table-cell>
          <table:table-cell/>
          <table:table-cell table:formula="of:=CONCATENATE(&quot;(&quot;;[.A999];&quot;, &quot;;[.B999];&quot;, &quot;;[.C999];&quot;, '&quot;;[.D999];&quot; &quot;;[.E999];&quot;', '&quot;;[.F999];&quot; &quot;;[.G999];&quot;', '&quot;; [.H999]; &quot;'&quot;; [.I999];&quot;', '&quot;;[.J999];&quot;', '&quot;;[.K999];&quot;', &quot;;[.L999]; &quot;), &quot;)" office:value-type="string" office:string-value="(65351141, 2020998, 96960, 'Putnem Erwin', 'Zarfat Toderbrugge', 'etoderbruggecv@symantec.com'https://librenoticias.com/wp-content/uploads/2020/08/default-user-image.png', '174-691-822', '444 Main Trail', 961), " calcext:value-type="string">
            <text:p>(65351141, 2020998, 96960, 'Putnem Erwin', 'Zarfat Toderbrugge', 'etoderbruggecv@symantec.com'https://librenoticias.com/wp-content/uploads/2020/08/default-user-image.png', '174-691-822', '444 Main Trail', 961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73775797" calcext:value-type="float">
            <text:p>73775797</text:p>
          </table:table-cell>
          <table:table-cell office:value-type="float" office:value="2020999" calcext:value-type="float">
            <text:p>2020999</text:p>
          </table:table-cell>
          <table:table-cell table:formula="of:=RANDBETWEEN(1000; 99999)" office:value-type="float" office:value="32198" calcext:value-type="float">
            <text:p>32198</text:p>
          </table:table-cell>
          <table:table-cell office:value-type="string" calcext:value-type="string">
            <text:p>Bent</text:p>
          </table:table-cell>
          <table:table-cell office:value-type="string" calcext:value-type="string">
            <text:p>Birch</text:p>
          </table:table-cell>
          <table:table-cell office:value-type="string" calcext:value-type="string">
            <text:p>Zolini</text:p>
          </table:table-cell>
          <table:table-cell office:value-type="string" calcext:value-type="string">
            <text:p>Clohisey</text:p>
          </table:table-cell>
          <table:table-cell office:value-type="string" calcext:value-type="string">
            <text:p>bclohiseydm@vkontakte.ru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345-693-954</text:p>
          </table:table-cell>
          <table:table-cell office:value-type="string" calcext:value-type="string">
            <text:p>7 Anniversary Terrace</text:p>
          </table:table-cell>
          <table:table-cell table:formula="of:=RANDBETWEEN(1;1833)" office:value-type="float" office:value="1039" calcext:value-type="float">
            <text:p>1039</text:p>
          </table:table-cell>
          <table:table-cell/>
          <table:table-cell table:formula="of:=CONCATENATE(&quot;(&quot;;[.A1000];&quot;, &quot;;[.B1000];&quot;, &quot;;[.C1000];&quot;, '&quot;;[.D1000];&quot; &quot;;[.E1000];&quot;', '&quot;;[.F1000];&quot; &quot;;[.G1000];&quot;', '&quot;; [.H1000]; &quot;'&quot;; [.I1000];&quot;', '&quot;;[.J1000];&quot;', '&quot;;[.K1000];&quot;', &quot;;[.L1000]; &quot;), &quot;)" office:value-type="string" office:string-value="(73775797, 2020999, 32198, 'Bent Birch', 'Zolini Clohisey', 'bclohiseydm@vkontakte.ru'https://librenoticias.com/wp-content/uploads/2020/08/default-user-image.png', '345-693-954', '7 Anniversary Terrace', 1039), " calcext:value-type="string">
            <text:p>(73775797, 2020999, 32198, 'Bent Birch', 'Zolini Clohisey', 'bclohiseydm@vkontakte.ru'https://librenoticias.com/wp-content/uploads/2020/08/default-user-image.png', '345-693-954', '7 Anniversary Terrace', 1039), </text:p>
          </table:table-cell>
          <table:table-cell table:number-columns-repeated="14"/>
        </table:table-row>
        <table:table-row table:style-name="ro1">
          <table:table-cell table:formula="of:=RANDBETWEEN(10000000; 99999999)" office:value-type="float" office:value="64683283" calcext:value-type="float">
            <text:p>64683283</text:p>
          </table:table-cell>
          <table:table-cell office:value-type="float" office:value="2021000" calcext:value-type="float">
            <text:p>2021000</text:p>
          </table:table-cell>
          <table:table-cell table:formula="of:=RANDBETWEEN(1000; 99999)" office:value-type="float" office:value="15305" calcext:value-type="float">
            <text:p>15305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Murdoch</text:p>
          </table:table-cell>
          <table:table-cell office:value-type="string" calcext:value-type="string">
            <text:p>Zottoli</text:p>
          </table:table-cell>
          <table:table-cell office:value-type="string" calcext:value-type="string">
            <text:p>Heynel</text:p>
          </table:table-cell>
          <table:table-cell office:value-type="string" calcext:value-type="string">
            <text:p>mheynelnx@g.co</text:p>
          </table:table-cell>
          <table:table-cell office:value-type="string" calcext:value-type="string">
            <text:p>https://librenoticias.com/wp-content/uploads/2020/08/default-user-image.png</text:p>
          </table:table-cell>
          <table:table-cell office:value-type="string" calcext:value-type="string">
            <text:p>954-561-611</text:p>
          </table:table-cell>
          <table:table-cell office:value-type="string" calcext:value-type="string">
            <text:p>3240 Park Meadow Parkway</text:p>
          </table:table-cell>
          <table:table-cell table:formula="of:=RANDBETWEEN(1;1833)" office:value-type="float" office:value="745" calcext:value-type="float">
            <text:p>745</text:p>
          </table:table-cell>
          <table:table-cell/>
          <table:table-cell table:formula="of:=CONCATENATE(&quot;(&quot;;[.A1001];&quot;, &quot;;[.B1001];&quot;, &quot;;[.C1001];&quot;, '&quot;;[.D1001];&quot; &quot;;[.E1001];&quot;', '&quot;;[.F1001];&quot; &quot;;[.G1001];&quot;', '&quot;; [.H1001]; &quot;'&quot;; [.I1001];&quot;', '&quot;;[.J1001];&quot;', '&quot;;[.K1001];&quot;', &quot;;[.L1001]; &quot;), &quot;)" office:value-type="string" office:string-value="(64683283, 2021000, 15305, 'Omar Murdoch', 'Zottoli Heynel', 'mheynelnx@g.co'https://librenoticias.com/wp-content/uploads/2020/08/default-user-image.png', '954-561-611', '3240 Park Meadow Parkway', 745), " calcext:value-type="string">
            <text:p>(64683283, 2021000, 15305, 'Omar Murdoch', 'Zottoli Heynel', 'mheynelnx@g.co'https://librenoticias.com/wp-content/uploads/2020/08/default-user-image.png', '954-561-611', '3240 Park Meadow Parkway', 745), 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6">00/00/0000</text:date>, <text:time style:data-style-name="N2" text:time-value="11:53:08.3127329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1:53:10.909251531</meta:creation-date>
    <meta:editing-duration>PT13M53S</meta:editing-duration>
    <meta:editing-cycles>3</meta:editing-cycles>
    <meta:generator>LibreOffice/5.1.6.2$Linux_X86_64 LibreOffice_project/10m0$Build-2</meta:generator>
    <dc:date>2020-10-16T12:17:48.483953727</dc:date>
    <meta:document-statistic meta:table-count="1" meta:cell-count="13013" meta:object-count="0"/>
  </office:meta>
</office:document-meta>
</file>